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5" svg:font-family="'Times New Roman', serif"/>
    <style:font-face style:name="Liberation Serif1" svg:font-family="'Liberation Serif'" style:font-family-generic="roman"/>
    <style:font-face style:name="Times New Roman4" svg:font-family="'Times New Roman'" style:font-family-generic="roman"/>
    <style:font-face style:name="Linux Biolinum G" svg:font-family="'Linux Biolinum G'" style:font-pitch="variable"/>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imes New Roman3"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6" svg:font-family="'Times New Roman'"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automatic-styles>
    <style:style style:name="Table1" style:family="table">
      <style:table-properties style:width="5.232cm" table:align="center" style:may-break-between-rows="false"/>
    </style:style>
    <style:style style:name="Table1.A" style:family="table-column">
      <style:table-column-properties style:column-width="5.232cm"/>
    </style:style>
    <style:style style:name="Table1.A1" style:family="table-cell">
      <style:table-cell-properties style:vertical-align="bottom" fo:padding="0.097cm" fo:border="0.05pt solid #000000"/>
    </style:style>
    <style:style style:name="Table1.2" style:family="table-row">
      <style:table-row-properties style:min-row-height="0.363cm"/>
    </style:style>
    <style:style style:name="Table1.A2" style:family="table-cell">
      <style:table-cell-properties style:vertical-align="bottom" fo:padding="0.097cm" fo:border-left="2.5pt solid #000000" fo:border-right="2.5pt solid #000000" fo:border-top="none" fo:border-bottom="2.5pt solid #000000"/>
    </style:style>
    <style:style style:name="Table1.A3" style:family="table-cell">
      <style:table-cell-properties style:vertical-align="bottom" fo:padding="0.097cm" fo:border-left="0.05pt solid #000000" fo:border-right="0.05pt solid #000000" fo:border-top="none" fo:border-bottom="0.05pt solid #000000"/>
    </style:style>
    <style:style style:name="Table1.6" style:family="table-row">
      <style:table-row-properties style:min-row-height="0.453cm"/>
    </style:style>
    <style:style style:name="Table1.7" style:family="table-row">
      <style:table-row-properties style:min-row-height="0.162cm"/>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Times New Roman3" fo:font-size="10pt" fo:language="en" fo:country="GB" officeooo:rsid="05a49812" officeooo:paragraph-rsid="05a49812" style:font-size-asian="10pt" style:font-size-complex="10pt"/>
    </style:style>
    <style:style style:name="P4" style:family="paragraph" style:parent-style-name="Standard">
      <style:paragraph-properties fo:text-align="center" style:justify-single-word="false"/>
      <style:text-properties fo:font-size="7pt" officeooo:rsid="05bb6522" style:font-size-asian="6.09999990463257pt" style:font-size-complex="7pt"/>
    </style:style>
    <style:style style:name="P5" style:family="paragraph" style:parent-style-name="Standard">
      <style:paragraph-properties fo:text-align="end" style:justify-single-word="false"/>
      <style:text-properties fo:font-size="7pt" officeooo:rsid="05bb6522" officeooo:paragraph-rsid="05bb6522" style:font-size-asian="6.09999990463257pt" style:font-size-complex="7pt"/>
    </style:style>
    <style:style style:name="P6" style:family="paragraph" style:parent-style-name="Standard">
      <style:paragraph-properties fo:text-align="end" style:justify-single-word="false"/>
      <style:text-properties fo:font-size="7pt" officeooo:rsid="06c76642" officeooo:paragraph-rsid="06c76642" style:font-size-asian="6.09999990463257pt" style:font-size-complex="7pt"/>
    </style:style>
    <style:style style:name="P7" style:family="paragraph" style:parent-style-name="Standard">
      <style:paragraph-properties fo:margin-top="0cm" fo:margin-bottom="0cm" loext:contextual-spacing="false" fo:text-align="center" style:justify-single-word="false"/>
      <style:text-properties fo:language="en" fo:country="GB" fo:font-style="italic" style:font-style-asian="italic" style:font-style-complex="italic"/>
    </style:style>
    <style:style style:name="P8" style:family="paragraph" style:parent-style-name="Standard">
      <style:paragraph-properties fo:margin-top="0cm" fo:margin-bottom="0cm" loext:contextual-spacing="false" fo:text-align="center" style:justify-single-word="false"/>
      <style:text-properties fo:language="en" fo:country="GB" fo:font-style="normal" style:font-style-asian="normal" style:font-style-complex="normal"/>
    </style:style>
    <style:style style:name="P9" style:family="paragraph" style:parent-style-name="Standard">
      <style:paragraph-properties fo:margin-top="0cm" fo:margin-bottom="0cm" loext:contextual-spacing="false" fo:text-align="center" style:justify-single-word="false"/>
      <style:text-properties fo:language="en" fo:country="GB" fo:font-style="normal" style:text-underline-style="solid" style:text-underline-width="auto" style:text-underline-color="font-color" fo:font-weight="bold" style:font-style-asian="normal" style:font-weight-asian="bold" style:font-style-complex="normal" style:font-weight-complex="bold"/>
    </style:style>
    <style:style style:name="P10" style:family="paragraph" style:parent-style-name="Standard">
      <style:paragraph-properties fo:margin-top="0cm" fo:margin-bottom="0cm" loext:contextual-spacing="false" fo:text-align="start" style:justify-single-word="false"/>
    </style:style>
    <style:style style:name="P11" style:family="paragraph" style:parent-style-name="Standard">
      <style:paragraph-properties fo:margin-top="0cm" fo:margin-bottom="0cm" loext:contextual-spacing="false" fo:text-align="start" style:justify-single-word="false"/>
      <style:text-properties officeooo:paragraph-rsid="05af065a"/>
    </style:style>
    <style:style style:name="P12" style:family="paragraph" style:parent-style-name="Standard">
      <style:paragraph-properties fo:margin-top="0cm" fo:margin-bottom="0cm" loext:contextual-spacing="false" fo:text-align="start" style:justify-single-word="false"/>
      <style:text-properties officeooo:paragraph-rsid="05be0f1d"/>
    </style:style>
    <style:style style:name="P13" style:family="paragraph" style:parent-style-name="Standard">
      <style:paragraph-properties fo:margin-top="0cm" fo:margin-bottom="0cm" loext:contextual-spacing="false"/>
      <style:text-properties officeooo:paragraph-rsid="05be0f1d"/>
    </style:style>
    <style:style style:name="P14" style:family="paragraph" style:parent-style-name="Standard">
      <style:paragraph-properties fo:margin-top="0cm" fo:margin-bottom="0cm" loext:contextual-spacing="false" fo:text-align="center" style:justify-single-word="false"/>
      <style:text-properties style:font-name="Liberation Serif" fo:font-size="12pt" fo:language="en" fo:country="GB" officeooo:rsid="0626b638" officeooo:paragraph-rsid="0626b638" style:font-size-asian="12pt"/>
    </style:style>
    <style:style style:name="P15" style:family="paragraph" style:parent-style-name="Standard">
      <style:paragraph-properties fo:margin-top="0cm" fo:margin-bottom="0cm" loext:contextual-spacing="false" fo:text-align="center" style:justify-single-word="false"/>
      <style:text-properties style:font-name="Liberation Serif" fo:font-size="12pt" fo:language="en" fo:country="GB" fo:font-style="italic" officeooo:rsid="0626b638" officeooo:paragraph-rsid="0626b638" style:font-size-asian="12pt" style:font-style-asian="italic" style:font-style-complex="italic"/>
    </style:style>
    <style:style style:name="P16" style:family="paragraph" style:parent-style-name="Standard">
      <style:paragraph-properties fo:margin-top="0cm" fo:margin-bottom="0cm" loext:contextual-spacing="false" fo:text-align="center" style:justify-single-word="false"/>
      <style:text-properties style:font-name="Liberation Serif" fo:font-size="12pt" fo:language="en" fo:country="GB" fo:font-weight="bold" officeooo:rsid="062892bd" officeooo:paragraph-rsid="062892bd" style:font-size-asian="12pt" style:font-weight-asian="bold" style:font-weight-complex="bold"/>
    </style:style>
    <style:style style:name="P17" style:family="paragraph" style:parent-style-name="Standard">
      <style:paragraph-properties fo:margin-top="0cm" fo:margin-bottom="0cm" loext:contextual-spacing="false" fo:text-align="start" style:justify-single-word="false"/>
      <style:text-properties officeooo:rsid="04978098" officeooo:paragraph-rsid="06632333"/>
    </style:style>
    <style:style style:name="P18" style:family="paragraph" style:parent-style-name="Standard">
      <style:paragraph-properties fo:margin-top="0cm" fo:margin-bottom="0cm" loext:contextual-spacing="false" fo:text-align="start" style:justify-single-word="false"/>
      <style:text-properties officeooo:rsid="0253db0a" officeooo:paragraph-rsid="0664d5b4"/>
    </style:style>
    <style:style style:name="P19" style:family="paragraph" style:parent-style-name="Text_20_body">
      <style:paragraph-properties fo:margin-top="0cm" fo:margin-bottom="0cm" loext:contextual-spacing="false"/>
    </style:style>
    <style:style style:name="P20" style:family="paragraph" style:parent-style-name="Text_20_body">
      <style:paragraph-properties fo:margin-top="0cm" fo:margin-bottom="0cm" loext:contextual-spacing="false"/>
      <style:text-properties style:font-name="Times New Roman3"/>
    </style:style>
    <style:style style:name="P21" style:family="paragraph" style:parent-style-name="Text_20_body">
      <style:paragraph-properties fo:margin-top="0cm" fo:margin-bottom="0cm" loext:contextual-spacing="false"/>
      <style:text-properties style:font-name="Times New Roman3" officeooo:rsid="04f627dc" officeooo:paragraph-rsid="05be0f1d"/>
    </style:style>
    <style:style style:name="P22" style:family="paragraph" style:parent-style-name="Text_20_body">
      <style:paragraph-properties fo:margin-top="0cm" fo:margin-bottom="0cm" loext:contextual-spacing="false"/>
      <style:text-properties style:font-name="Times New Roman3" officeooo:rsid="05ffab89" officeooo:paragraph-rsid="05ffab89"/>
    </style:style>
    <style:style style:name="P23" style:family="paragraph" style:parent-style-name="Text_20_body">
      <style:paragraph-properties fo:margin-top="0cm" fo:margin-bottom="0cm" loext:contextual-spacing="false" fo:text-align="center" style:justify-single-word="false">
        <style:tab-stops/>
      </style:paragraph-properties>
      <style:text-properties style:font-name="Times New Roman3" fo:font-size="12pt" fo:language="en" fo:country="GB" officeooo:paragraph-rsid="06027420" style:font-size-asian="10.5pt" style:font-size-complex="12pt"/>
    </style:style>
    <style:style style:name="P24" style:family="paragraph" style:parent-style-name="Text_20_body">
      <style:paragraph-properties fo:margin-top="0cm" fo:margin-bottom="0cm" loext:contextual-spacing="false" fo:text-align="center" style:justify-single-word="false">
        <style:tab-stops/>
      </style:paragraph-properties>
      <style:text-properties style:font-name="Times New Roman3" fo:font-size="12pt" fo:language="en" fo:country="GB" officeooo:rsid="06027420" officeooo:paragraph-rsid="06027420" style:font-size-asian="10.5pt" style:font-size-complex="12pt"/>
    </style:style>
    <style:style style:name="P25" style:family="paragraph" style:parent-style-name="Text_20_body">
      <style:paragraph-properties fo:margin-top="0cm" fo:margin-bottom="0cm" loext:contextual-spacing="false" fo:text-align="center" style:justify-single-word="false">
        <style:tab-stops/>
      </style:paragraph-properties>
      <style:text-properties style:font-name="Times New Roman3" fo:font-size="12pt" fo:language="en" fo:country="GB" fo:font-weight="bold" officeooo:rsid="06027420" officeooo:paragraph-rsid="06027420" style:font-size-asian="10.5pt" style:font-weight-asian="bold" style:font-size-complex="12pt" style:font-weight-complex="bold"/>
    </style:style>
    <style:style style:name="P26" style:family="paragraph" style:parent-style-name="Text_20_body">
      <style:paragraph-properties fo:margin-top="0cm" fo:margin-bottom="0cm" loext:contextual-spacing="false" fo:text-align="center" style:justify-single-word="false">
        <style:tab-stops/>
      </style:paragraph-properties>
      <style:text-properties style:font-name="Times New Roman3" fo:font-size="12pt" fo:language="en" fo:country="GB" fo:font-style="italic" officeooo:rsid="06027420" officeooo:paragraph-rsid="06027420" style:font-size-asian="10.5pt" style:font-style-asian="italic" style:font-size-complex="12pt" style:font-style-complex="italic"/>
    </style:style>
    <style:style style:name="P27" style:family="paragraph" style:parent-style-name="Text_20_body">
      <style:paragraph-properties fo:margin-top="0cm" fo:margin-bottom="0cm" loext:contextual-spacing="false"/>
      <style:text-properties style:font-name="Times New Roman4" fo:font-size="10pt" style:font-name-asian="Times New Roman4" style:font-size-asian="10pt" style:font-name-complex="Times New Roman4" style:font-size-complex="10pt"/>
    </style:style>
    <style:style style:name="P28" style:family="paragraph" style:parent-style-name="Text_20_body">
      <style:paragraph-properties fo:margin-top="0cm" fo:margin-bottom="0cm" loext:contextual-spacing="false" fo:text-align="center" style:justify-single-word="false"/>
      <style:text-properties style:font-name="Times New Roman4" fo:font-size="10pt" style:font-name-asian="Times New Roman4" style:font-size-asian="10pt" style:font-name-complex="Times New Roman4" style:font-size-complex="10pt"/>
    </style:style>
    <style:style style:name="P29" style:family="paragraph" style:parent-style-name="Text_20_body">
      <style:paragraph-properties fo:margin-top="0cm" fo:margin-bottom="0cm" loext:contextual-spacing="false" fo:text-align="center" style:justify-single-word="false"/>
      <style:text-properties style:font-name="Times New Roman4" fo:font-size="10pt" officeooo:paragraph-rsid="02588a7c" style:font-name-asian="Times New Roman4" style:font-size-asian="10pt" style:font-name-complex="Times New Roman4" style:font-size-complex="10pt"/>
    </style:style>
    <style:style style:name="P30" style:family="paragraph" style:parent-style-name="Text_20_body">
      <style:paragraph-properties fo:margin-top="0cm" fo:margin-bottom="0cm" loext:contextual-spacing="false" fo:text-align="center" style:justify-single-word="false"/>
      <style:text-properties style:font-name="Times New Roman4" fo:font-size="10pt" officeooo:paragraph-rsid="0521ab7b" style:font-name-asian="Times New Roman4" style:font-size-asian="10pt" style:font-name-complex="Times New Roman4" style:font-size-complex="10pt"/>
    </style:style>
    <style:style style:name="P31" style:family="paragraph" style:parent-style-name="Text_20_body">
      <style:paragraph-properties fo:margin-top="0cm" fo:margin-bottom="0cm" loext:contextual-spacing="false" fo:text-align="start" style:justify-single-word="false"/>
      <style:text-properties style:font-name="Times New Roman4" fo:font-size="10pt" style:font-name-asian="Times New Roman4" style:font-size-asian="10pt" style:font-name-complex="Times New Roman4" style:font-size-complex="10pt"/>
    </style:style>
    <style:style style:name="P32" style:family="paragraph" style:parent-style-name="Text_20_body">
      <style:paragraph-properties fo:margin-top="0cm" fo:margin-bottom="0cm" loext:contextual-spacing="false" fo:text-align="start" style:justify-single-word="false"/>
      <style:text-properties style:font-name="Times New Roman4" fo:font-size="10pt" officeooo:paragraph-rsid="0205e02b" style:font-name-asian="Times New Roman4" style:font-size-asian="10pt" style:font-name-complex="Times New Roman4" style:font-size-complex="10pt"/>
    </style:style>
    <style:style style:name="P33" style:family="paragraph" style:parent-style-name="Text_20_body">
      <style:paragraph-properties fo:margin-top="0cm" fo:margin-bottom="0cm" loext:contextual-spacing="false" fo:text-align="start" style:justify-single-word="false"/>
      <style:text-properties style:font-name="Times New Roman4" fo:font-size="10pt" officeooo:paragraph-rsid="021098fc" style:font-name-asian="Times New Roman4" style:font-size-asian="10pt" style:font-name-complex="Times New Roman4" style:font-size-complex="10pt"/>
    </style:style>
    <style:style style:name="P34" style:family="paragraph" style:parent-style-name="Text_20_body">
      <style:paragraph-properties fo:margin-top="0cm" fo:margin-bottom="0cm" loext:contextual-spacing="false" fo:text-align="start" style:justify-single-word="false"/>
      <style:text-properties style:font-name="Times New Roman4" fo:font-size="10pt" officeooo:paragraph-rsid="04ec2a8a" style:font-name-asian="Times New Roman4" style:font-size-asian="10pt" style:font-name-complex="Times New Roman4" style:font-size-complex="10pt"/>
    </style:style>
    <style:style style:name="P35" style:family="paragraph" style:parent-style-name="Text_20_body">
      <style:paragraph-properties fo:margin-top="0cm" fo:margin-bottom="0cm" loext:contextual-spacing="false"/>
      <style:text-properties style:font-name="Times New Roman4" fo:font-size="10pt" officeooo:paragraph-rsid="0025904e" style:font-name-asian="Times New Roman4" style:font-size-asian="10pt" style:font-name-complex="Times New Roman4" style:font-size-complex="10pt"/>
    </style:style>
    <style:style style:name="P36" style:family="paragraph" style:parent-style-name="Text_20_body">
      <style:paragraph-properties fo:margin-top="0cm" fo:margin-bottom="0cm" loext:contextual-spacing="false"/>
      <style:text-properties style:font-name="Times New Roman4" fo:font-size="10pt" officeooo:paragraph-rsid="00580750" style:font-name-asian="Times New Roman4" style:font-size-asian="10pt" style:font-name-complex="Times New Roman4" style:font-size-complex="10pt"/>
    </style:style>
    <style:style style:name="P37" style:family="paragraph" style:parent-style-name="Text_20_body">
      <style:paragraph-properties fo:margin-top="0cm" fo:margin-bottom="0cm" loext:contextual-spacing="false"/>
      <style:text-properties style:font-name="Times New Roman4" fo:font-size="10pt" officeooo:paragraph-rsid="006594fa" style:font-name-asian="Times New Roman4" style:font-size-asian="10pt" style:font-name-complex="Times New Roman4" style:font-size-complex="10pt"/>
    </style:style>
    <style:style style:name="P38" style:family="paragraph" style:parent-style-name="Text_20_body">
      <style:paragraph-properties fo:margin-top="0cm" fo:margin-bottom="0cm" loext:contextual-spacing="false"/>
      <style:text-properties style:font-name="Times New Roman4" fo:font-size="10pt" officeooo:paragraph-rsid="00959fd1" style:font-name-asian="Times New Roman4" style:font-size-asian="10pt" style:font-name-complex="Times New Roman4" style:font-size-complex="10pt"/>
    </style:style>
    <style:style style:name="P39" style:family="paragraph" style:parent-style-name="Text_20_body">
      <style:paragraph-properties fo:margin-top="0cm" fo:margin-bottom="0cm" loext:contextual-spacing="false"/>
      <style:text-properties style:font-name="Times New Roman4" fo:font-size="10pt" officeooo:paragraph-rsid="00bb51fd" style:font-name-asian="Times New Roman4" style:font-size-asian="10pt" style:font-name-complex="Times New Roman4" style:font-size-complex="10pt"/>
    </style:style>
    <style:style style:name="P40" style:family="paragraph" style:parent-style-name="Text_20_body">
      <style:paragraph-properties fo:margin-top="0cm" fo:margin-bottom="0cm" loext:contextual-spacing="false"/>
      <style:text-properties style:font-name="Times New Roman4" fo:font-size="10pt" officeooo:paragraph-rsid="00ffb9f6" style:font-name-asian="Times New Roman4" style:font-size-asian="10pt" style:font-name-complex="Times New Roman4" style:font-size-complex="10pt"/>
    </style:style>
    <style:style style:name="P41" style:family="paragraph" style:parent-style-name="Text_20_body">
      <style:paragraph-properties fo:margin-top="0cm" fo:margin-bottom="0cm" loext:contextual-spacing="false"/>
      <style:text-properties style:font-name="Times New Roman4" fo:font-size="10pt" officeooo:paragraph-rsid="015192a6" style:font-name-asian="Times New Roman4" style:font-size-asian="10pt" style:font-name-complex="Times New Roman4" style:font-size-complex="10pt"/>
    </style:style>
    <style:style style:name="P42" style:family="paragraph" style:parent-style-name="Text_20_body">
      <style:paragraph-properties fo:margin-top="0cm" fo:margin-bottom="0cm" loext:contextual-spacing="false"/>
      <style:text-properties style:font-name="Times New Roman4" fo:font-size="10pt" officeooo:paragraph-rsid="01520f46" style:font-name-asian="Times New Roman4" style:font-size-asian="10pt" style:font-name-complex="Times New Roman4" style:font-size-complex="10pt"/>
    </style:style>
    <style:style style:name="P43" style:family="paragraph" style:parent-style-name="Text_20_body">
      <style:paragraph-properties fo:margin-top="0cm" fo:margin-bottom="0cm" loext:contextual-spacing="false"/>
      <style:text-properties style:font-name="Times New Roman4" fo:font-size="10pt" officeooo:paragraph-rsid="01552f28" style:font-name-asian="Times New Roman4" style:font-size-asian="10pt" style:font-name-complex="Times New Roman4" style:font-size-complex="10pt"/>
    </style:style>
    <style:style style:name="P44" style:family="paragraph" style:parent-style-name="Text_20_body">
      <style:paragraph-properties fo:margin-top="0cm" fo:margin-bottom="0cm" loext:contextual-spacing="false"/>
      <style:text-properties style:font-name="Times New Roman4" fo:font-size="10pt" officeooo:paragraph-rsid="01fd8937" style:font-name-asian="Times New Roman4" style:font-size-asian="10pt" style:font-name-complex="Times New Roman4" style:font-size-complex="10pt"/>
    </style:style>
    <style:style style:name="P45" style:family="paragraph" style:parent-style-name="Text_20_body">
      <style:paragraph-properties fo:margin-top="0cm" fo:margin-bottom="0cm" loext:contextual-spacing="false"/>
      <style:text-properties style:font-name="Times New Roman4" fo:font-size="10pt" officeooo:paragraph-rsid="020b517a" style:font-name-asian="Times New Roman4" style:font-size-asian="10pt" style:font-name-complex="Times New Roman4" style:font-size-complex="10pt"/>
    </style:style>
    <style:style style:name="P46" style:family="paragraph" style:parent-style-name="Text_20_body">
      <style:paragraph-properties fo:margin-top="0cm" fo:margin-bottom="0cm" loext:contextual-spacing="false"/>
      <style:text-properties style:font-name="Times New Roman4" fo:font-size="10pt" officeooo:paragraph-rsid="0229c132" style:font-name-asian="Times New Roman4" style:font-size-asian="10pt" style:font-name-complex="Times New Roman4" style:font-size-complex="10pt"/>
    </style:style>
    <style:style style:name="P47" style:family="paragraph" style:parent-style-name="Text_20_body">
      <style:paragraph-properties fo:margin-top="0cm" fo:margin-bottom="0cm" loext:contextual-spacing="false"/>
      <style:text-properties style:font-name="Times New Roman4" fo:font-size="10pt" officeooo:paragraph-rsid="022aa70c" style:font-name-asian="Times New Roman4" style:font-size-asian="10pt" style:font-name-complex="Times New Roman4" style:font-size-complex="10pt"/>
    </style:style>
    <style:style style:name="P48" style:family="paragraph" style:parent-style-name="Text_20_body">
      <style:paragraph-properties fo:margin-top="0cm" fo:margin-bottom="0cm" loext:contextual-spacing="false"/>
      <style:text-properties style:font-name="Times New Roman4" fo:font-size="10pt" officeooo:paragraph-rsid="022c951f" style:font-name-asian="Times New Roman4" style:font-size-asian="10pt" style:font-name-complex="Times New Roman4" style:font-size-complex="10pt"/>
    </style:style>
    <style:style style:name="P49" style:family="paragraph" style:parent-style-name="Text_20_body">
      <style:paragraph-properties fo:margin-top="0cm" fo:margin-bottom="0cm" loext:contextual-spacing="false"/>
      <style:text-properties style:font-name="Times New Roman4" fo:font-size="10pt" officeooo:paragraph-rsid="022f83af" style:font-name-asian="Times New Roman4" style:font-size-asian="10pt" style:font-name-complex="Times New Roman4" style:font-size-complex="10pt"/>
    </style:style>
    <style:style style:name="P50" style:family="paragraph" style:parent-style-name="Text_20_body">
      <style:paragraph-properties fo:margin-top="0cm" fo:margin-bottom="0cm" loext:contextual-spacing="false"/>
      <style:text-properties style:font-name="Times New Roman4" fo:font-size="10pt" officeooo:paragraph-rsid="02330b84" style:font-name-asian="Times New Roman4" style:font-size-asian="10pt" style:font-name-complex="Times New Roman4" style:font-size-complex="10pt"/>
    </style:style>
    <style:style style:name="P51" style:family="paragraph" style:parent-style-name="Text_20_body">
      <style:paragraph-properties fo:margin-top="0cm" fo:margin-bottom="0cm" loext:contextual-spacing="false"/>
      <style:text-properties style:font-name="Times New Roman4" fo:font-size="10pt" officeooo:paragraph-rsid="023ae376" style:font-name-asian="Times New Roman4" style:font-size-asian="10pt" style:font-name-complex="Times New Roman4" style:font-size-complex="10pt"/>
    </style:style>
    <style:style style:name="P52" style:family="paragraph" style:parent-style-name="Text_20_body">
      <style:paragraph-properties fo:margin-top="0cm" fo:margin-bottom="0cm" loext:contextual-spacing="false"/>
      <style:text-properties style:font-name="Times New Roman4" fo:font-size="10pt" officeooo:paragraph-rsid="02400cf7" style:font-name-asian="Times New Roman4" style:font-size-asian="10pt" style:font-name-complex="Times New Roman4" style:font-size-complex="10pt"/>
    </style:style>
    <style:style style:name="P53" style:family="paragraph" style:parent-style-name="Text_20_body">
      <style:paragraph-properties fo:margin-top="0cm" fo:margin-bottom="0cm" loext:contextual-spacing="false"/>
      <style:text-properties style:font-name="Times New Roman4" fo:font-size="10pt" officeooo:paragraph-rsid="0253a8e6" style:font-name-asian="Times New Roman4" style:font-size-asian="10pt" style:font-name-complex="Times New Roman4" style:font-size-complex="10pt"/>
    </style:style>
    <style:style style:name="P54" style:family="paragraph" style:parent-style-name="Text_20_body">
      <style:paragraph-properties fo:margin-top="0cm" fo:margin-bottom="0cm" loext:contextual-spacing="false"/>
      <style:text-properties style:font-name="Times New Roman4" fo:font-size="10pt" officeooo:paragraph-rsid="0261ec60" style:font-name-asian="Times New Roman4" style:font-size-asian="10pt" style:font-name-complex="Times New Roman4" style:font-size-complex="10pt"/>
    </style:style>
    <style:style style:name="P55" style:family="paragraph" style:parent-style-name="Text_20_body">
      <style:paragraph-properties fo:margin-top="0cm" fo:margin-bottom="0cm" loext:contextual-spacing="false"/>
      <style:text-properties style:font-name="Times New Roman4" fo:font-size="10pt" officeooo:paragraph-rsid="0263781f" style:font-name-asian="Times New Roman4" style:font-size-asian="10pt" style:font-name-complex="Times New Roman4" style:font-size-complex="10pt"/>
    </style:style>
    <style:style style:name="P56" style:family="paragraph" style:parent-style-name="Text_20_body">
      <style:paragraph-properties fo:margin-top="0cm" fo:margin-bottom="0cm" loext:contextual-spacing="false"/>
      <style:text-properties style:font-name="Times New Roman4" fo:font-size="10pt" officeooo:paragraph-rsid="0268975a" style:font-name-asian="Times New Roman4" style:font-size-asian="10pt" style:font-name-complex="Times New Roman4" style:font-size-complex="10pt"/>
    </style:style>
    <style:style style:name="P57" style:family="paragraph" style:parent-style-name="Text_20_body">
      <style:paragraph-properties fo:margin-top="0cm" fo:margin-bottom="0cm" loext:contextual-spacing="false"/>
      <style:text-properties style:font-name="Times New Roman4" fo:font-size="10pt" officeooo:paragraph-rsid="00f5c5b5" style:font-name-asian="Times New Roman4" style:font-size-asian="10pt" style:font-name-complex="Times New Roman4" style:font-size-complex="10pt"/>
    </style:style>
    <style:style style:name="P58" style:family="paragraph" style:parent-style-name="Text_20_body">
      <style:paragraph-properties fo:margin-top="0cm" fo:margin-bottom="0cm" loext:contextual-spacing="false"/>
      <style:text-properties style:font-name="Times New Roman4" fo:font-size="10pt" officeooo:paragraph-rsid="02761275" style:font-name-asian="Times New Roman4" style:font-size-asian="10pt" style:font-name-complex="Times New Roman4" style:font-size-complex="10pt"/>
    </style:style>
    <style:style style:name="P59" style:family="paragraph" style:parent-style-name="Text_20_body">
      <style:paragraph-properties fo:margin-top="0cm" fo:margin-bottom="0cm" loext:contextual-spacing="false"/>
      <style:text-properties style:font-name="Times New Roman4" fo:font-size="10pt" officeooo:paragraph-rsid="0276cbb1" style:font-name-asian="Times New Roman4" style:font-size-asian="10pt" style:font-name-complex="Times New Roman4" style:font-size-complex="10pt"/>
    </style:style>
    <style:style style:name="P60" style:family="paragraph" style:parent-style-name="Text_20_body">
      <style:paragraph-properties fo:margin-top="0cm" fo:margin-bottom="0cm" loext:contextual-spacing="false"/>
      <style:text-properties style:font-name="Times New Roman4" fo:font-size="10pt" officeooo:paragraph-rsid="02dc586c" style:font-name-asian="Times New Roman4" style:font-size-asian="10pt" style:font-name-complex="Times New Roman4" style:font-size-complex="10pt"/>
    </style:style>
    <style:style style:name="P61" style:family="paragraph" style:parent-style-name="Text_20_body">
      <style:paragraph-properties fo:margin-top="0cm" fo:margin-bottom="0cm" loext:contextual-spacing="false"/>
      <style:text-properties style:font-name="Times New Roman4" fo:font-size="10pt" officeooo:paragraph-rsid="008b835f" style:font-name-asian="Times New Roman4" style:font-size-asian="10pt" style:font-name-complex="Times New Roman4" style:font-size-complex="10pt"/>
    </style:style>
    <style:style style:name="P62" style:family="paragraph" style:parent-style-name="Text_20_body">
      <style:paragraph-properties fo:margin-top="0cm" fo:margin-bottom="0cm" loext:contextual-spacing="false"/>
      <style:text-properties style:font-name="Times New Roman4" fo:font-size="10pt" officeooo:paragraph-rsid="00d7b4f6" style:font-name-asian="Times New Roman4" style:font-size-asian="10pt" style:font-name-complex="Times New Roman4" style:font-size-complex="10pt"/>
    </style:style>
    <style:style style:name="P63" style:family="paragraph" style:parent-style-name="Text_20_body">
      <style:paragraph-properties fo:margin-top="0cm" fo:margin-bottom="0cm" loext:contextual-spacing="false"/>
      <style:text-properties style:font-name="Times New Roman4" fo:font-size="10pt" officeooo:paragraph-rsid="033dc330" style:font-name-asian="Times New Roman4" style:font-size-asian="10pt" style:font-name-complex="Times New Roman4" style:font-size-complex="10pt"/>
    </style:style>
    <style:style style:name="P64" style:family="paragraph" style:parent-style-name="Text_20_body">
      <style:paragraph-properties fo:margin-top="0cm" fo:margin-bottom="0cm" loext:contextual-spacing="false"/>
      <style:text-properties style:font-name="Times New Roman4" fo:font-size="10pt" officeooo:paragraph-rsid="035918a1" style:font-name-asian="Times New Roman4" style:font-size-asian="10pt" style:font-name-complex="Times New Roman4" style:font-size-complex="10pt"/>
    </style:style>
    <style:style style:name="P65" style:family="paragraph" style:parent-style-name="Text_20_body">
      <style:paragraph-properties fo:margin-top="0cm" fo:margin-bottom="0cm" loext:contextual-spacing="false"/>
      <style:text-properties style:font-name="Times New Roman4" fo:font-size="10pt" officeooo:paragraph-rsid="035f7600" style:font-name-asian="Times New Roman4" style:font-size-asian="10pt" style:font-name-complex="Times New Roman4" style:font-size-complex="10pt"/>
    </style:style>
    <style:style style:name="P66" style:family="paragraph" style:parent-style-name="Text_20_body">
      <style:paragraph-properties fo:margin-top="0cm" fo:margin-bottom="0cm" loext:contextual-spacing="false"/>
      <style:text-properties style:font-name="Times New Roman4" fo:font-size="10pt" officeooo:paragraph-rsid="036299ca" style:font-name-asian="Times New Roman4" style:font-size-asian="10pt" style:font-name-complex="Times New Roman4" style:font-size-complex="10pt"/>
    </style:style>
    <style:style style:name="P67" style:family="paragraph" style:parent-style-name="Text_20_body">
      <style:paragraph-properties fo:margin-top="0cm" fo:margin-bottom="0cm" loext:contextual-spacing="false"/>
      <style:text-properties style:font-name="Times New Roman4" fo:font-size="10pt" officeooo:paragraph-rsid="0363015b" style:font-name-asian="Times New Roman4" style:font-size-asian="10pt" style:font-name-complex="Times New Roman4" style:font-size-complex="10pt"/>
    </style:style>
    <style:style style:name="P68" style:family="paragraph" style:parent-style-name="Text_20_body">
      <style:paragraph-properties fo:margin-top="0cm" fo:margin-bottom="0cm" loext:contextual-spacing="false"/>
      <style:text-properties style:font-name="Times New Roman4" fo:font-size="10pt" officeooo:paragraph-rsid="0369588a" style:font-name-asian="Times New Roman4" style:font-size-asian="10pt" style:font-name-complex="Times New Roman4" style:font-size-complex="10pt"/>
    </style:style>
    <style:style style:name="P69" style:family="paragraph" style:parent-style-name="Text_20_body">
      <style:paragraph-properties fo:margin-top="0cm" fo:margin-bottom="0cm" loext:contextual-spacing="false"/>
      <style:text-properties style:font-name="Times New Roman4" fo:font-size="10pt" officeooo:paragraph-rsid="0479c705" style:font-name-asian="Times New Roman4" style:font-size-asian="10pt" style:font-name-complex="Times New Roman4" style:font-size-complex="10pt"/>
    </style:style>
    <style:style style:name="P70" style:family="paragraph" style:parent-style-name="Text_20_body">
      <style:paragraph-properties fo:margin-top="0cm" fo:margin-bottom="0cm" loext:contextual-spacing="false"/>
      <style:text-properties style:font-name="Times New Roman4" fo:font-size="10pt" officeooo:paragraph-rsid="01fca690" style:font-name-asian="Times New Roman4" style:font-size-asian="10pt" style:font-name-complex="Times New Roman4" style:font-size-complex="10pt"/>
    </style:style>
    <style:style style:name="P71" style:family="paragraph" style:parent-style-name="Text_20_body">
      <style:paragraph-properties fo:margin-top="0cm" fo:margin-bottom="0cm" loext:contextual-spacing="false"/>
      <style:text-properties style:font-name="Times New Roman4" fo:font-size="10pt" officeooo:paragraph-rsid="01b83131" style:font-name-asian="Times New Roman4" style:font-size-asian="10pt" style:font-name-complex="Times New Roman4" style:font-size-complex="10pt"/>
    </style:style>
    <style:style style:name="P72" style:family="paragraph" style:parent-style-name="Text_20_body">
      <style:paragraph-properties fo:margin-top="0cm" fo:margin-bottom="0cm" loext:contextual-spacing="false"/>
      <style:text-properties style:font-name="Times New Roman4" fo:font-size="10pt" officeooo:paragraph-rsid="04bdcd91" style:font-name-asian="Times New Roman4" style:font-size-asian="10pt" style:font-name-complex="Times New Roman4" style:font-size-complex="10pt"/>
    </style:style>
    <style:style style:name="P73" style:family="paragraph" style:parent-style-name="Text_20_body">
      <style:paragraph-properties fo:margin-top="0cm" fo:margin-bottom="0cm" loext:contextual-spacing="false"/>
      <style:text-properties style:font-name="Times New Roman4" fo:font-size="10pt" officeooo:paragraph-rsid="041ded91" style:font-name-asian="Times New Roman4" style:font-size-asian="10pt" style:font-name-complex="Times New Roman4" style:font-size-complex="10pt"/>
    </style:style>
    <style:style style:name="P74" style:family="paragraph" style:parent-style-name="Text_20_body">
      <style:paragraph-properties fo:margin-top="0cm" fo:margin-bottom="0cm" loext:contextual-spacing="false"/>
      <style:text-properties style:font-name="Times New Roman4" fo:font-size="10pt" officeooo:paragraph-rsid="0211c0c4" style:font-name-asian="Times New Roman4" style:font-size-asian="10pt" style:font-name-complex="Times New Roman4" style:font-size-complex="10pt"/>
    </style:style>
    <style:style style:name="P75" style:family="paragraph" style:parent-style-name="Text_20_body">
      <style:paragraph-properties fo:margin-top="0cm" fo:margin-bottom="0cm" loext:contextual-spacing="false"/>
      <style:text-properties style:font-name="Times New Roman4" fo:font-size="10pt" officeooo:paragraph-rsid="042e24c9" style:font-name-asian="Times New Roman4" style:font-size-asian="10pt" style:font-name-complex="Times New Roman4" style:font-size-complex="10pt"/>
    </style:style>
    <style:style style:name="P76" style:family="paragraph" style:parent-style-name="Text_20_body">
      <style:paragraph-properties fo:margin-top="0cm" fo:margin-bottom="0cm" loext:contextual-spacing="false"/>
      <style:text-properties style:font-name="Times New Roman4" fo:font-size="10pt" officeooo:paragraph-rsid="0405cf78" style:font-name-asian="Times New Roman4" style:font-size-asian="10pt" style:font-name-complex="Times New Roman4" style:font-size-complex="10pt"/>
    </style:style>
    <style:style style:name="P77" style:family="paragraph" style:parent-style-name="Text_20_body">
      <style:paragraph-properties fo:margin-top="0cm" fo:margin-bottom="0cm" loext:contextual-spacing="false"/>
      <style:text-properties style:font-name="Times New Roman4" fo:font-size="10pt" officeooo:paragraph-rsid="00a0c0aa" style:font-name-asian="Times New Roman4" style:font-size-asian="10pt" style:font-name-complex="Times New Roman4" style:font-size-complex="10pt"/>
    </style:style>
    <style:style style:name="P78" style:family="paragraph" style:parent-style-name="Text_20_body">
      <style:paragraph-properties fo:margin-top="0cm" fo:margin-bottom="0cm" loext:contextual-spacing="false"/>
      <style:text-properties style:font-name="Times New Roman4" fo:font-size="10pt" officeooo:paragraph-rsid="00236627" style:font-name-asian="Times New Roman4" style:font-size-asian="10pt" style:font-name-complex="Times New Roman4" style:font-size-complex="10pt"/>
    </style:style>
    <style:style style:name="P79" style:family="paragraph" style:parent-style-name="Text_20_body">
      <style:paragraph-properties fo:margin-top="0cm" fo:margin-bottom="0cm" loext:contextual-spacing="false"/>
      <style:text-properties style:font-name="Times New Roman4" fo:font-size="10pt" officeooo:paragraph-rsid="00fe2a2b" style:font-name-asian="Times New Roman4" style:font-size-asian="10pt" style:font-name-complex="Times New Roman4" style:font-size-complex="10pt"/>
    </style:style>
    <style:style style:name="P80" style:family="paragraph" style:parent-style-name="Text_20_body">
      <style:paragraph-properties fo:margin-top="0cm" fo:margin-bottom="0cm" loext:contextual-spacing="false"/>
      <style:text-properties style:font-name="Times New Roman4" fo:font-size="10pt" officeooo:paragraph-rsid="05264e57" style:font-name-asian="Times New Roman4" style:font-size-asian="10pt" style:font-name-complex="Times New Roman4" style:font-size-complex="10pt"/>
    </style:style>
    <style:style style:name="P81" style:family="paragraph" style:parent-style-name="Text_20_body">
      <style:paragraph-properties fo:margin-top="0cm" fo:margin-bottom="0cm" loext:contextual-spacing="false"/>
      <style:text-properties style:font-name="Times New Roman4" fo:font-size="10pt" officeooo:paragraph-rsid="052e086f" style:font-name-asian="Times New Roman4" style:font-size-asian="10pt" style:font-name-complex="Times New Roman4" style:font-size-complex="10pt"/>
    </style:style>
    <style:style style:name="P82" style:family="paragraph" style:parent-style-name="Text_20_body">
      <style:paragraph-properties fo:margin-top="0cm" fo:margin-bottom="0cm" loext:contextual-spacing="false"/>
      <style:text-properties style:font-name="Times New Roman4" fo:font-size="10pt" officeooo:paragraph-rsid="00fa3775" style:font-name-asian="Times New Roman4" style:font-size-asian="10pt" style:font-name-complex="Times New Roman4" style:font-size-complex="10pt"/>
    </style:style>
    <style:style style:name="P83" style:family="paragraph" style:parent-style-name="Text_20_body">
      <style:paragraph-properties fo:margin-top="0cm" fo:margin-bottom="0cm" loext:contextual-spacing="false"/>
      <style:text-properties style:font-name="Times New Roman4" fo:font-size="10pt" officeooo:paragraph-rsid="00501412" style:font-name-asian="Times New Roman4" style:font-size-asian="10pt" style:font-name-complex="Times New Roman4" style:font-size-complex="10pt"/>
    </style:style>
    <style:style style:name="P84" style:family="paragraph" style:parent-style-name="Text_20_body">
      <style:paragraph-properties fo:margin-top="0cm" fo:margin-bottom="0cm" loext:contextual-spacing="false"/>
      <style:text-properties style:font-name="Times New Roman4" fo:font-size="10pt" officeooo:paragraph-rsid="040ece37" style:font-name-asian="Times New Roman4" style:font-size-asian="10pt" style:font-name-complex="Times New Roman4" style:font-size-complex="10pt"/>
    </style:style>
    <style:style style:name="P85" style:family="paragraph" style:parent-style-name="Text_20_body">
      <style:paragraph-properties fo:margin-top="0cm" fo:margin-bottom="0cm" loext:contextual-spacing="false"/>
      <style:text-properties style:font-name="Times New Roman4" fo:font-size="10pt" officeooo:paragraph-rsid="01b00080" style:font-name-asian="Times New Roman4" style:font-size-asian="10pt" style:font-name-complex="Times New Roman4" style:font-size-complex="10pt"/>
    </style:style>
    <style:style style:name="P86" style:family="paragraph" style:parent-style-name="Text_20_body">
      <style:paragraph-properties fo:margin-top="0cm" fo:margin-bottom="0cm" loext:contextual-spacing="false"/>
      <style:text-properties style:font-name="Times New Roman4" fo:font-size="10pt" officeooo:paragraph-rsid="0576fd3b" style:font-name-asian="Times New Roman4" style:font-size-asian="10pt" style:font-name-complex="Times New Roman4" style:font-size-complex="10pt"/>
    </style:style>
    <style:style style:name="P87" style:family="paragraph" style:parent-style-name="Text_20_body">
      <style:paragraph-properties fo:margin-top="0cm" fo:margin-bottom="0cm" loext:contextual-spacing="false"/>
      <style:text-properties style:font-name="Times New Roman4" fo:font-size="10pt" officeooo:paragraph-rsid="05d9bbc6" style:font-name-asian="Times New Roman4" style:font-size-asian="10pt" style:font-name-complex="Times New Roman4" style:font-size-complex="10pt"/>
    </style:style>
    <style:style style:name="P88" style:family="paragraph" style:parent-style-name="Text_20_body">
      <style:paragraph-properties fo:margin-top="0cm" fo:margin-bottom="0cm" loext:contextual-spacing="false"/>
      <style:text-properties style:font-name="Times New Roman4" fo:font-size="10pt" officeooo:paragraph-rsid="021bd5be" style:font-name-asian="Times New Roman4" style:font-size-asian="10pt" style:font-name-complex="Times New Roman4" style:font-size-complex="10pt"/>
    </style:style>
    <style:style style:name="P89" style:family="paragraph" style:parent-style-name="Text_20_body">
      <style:paragraph-properties fo:margin-top="0cm" fo:margin-bottom="0cm" loext:contextual-spacing="false"/>
      <style:text-properties style:font-name="Times New Roman4" fo:font-size="10pt" officeooo:paragraph-rsid="0624a4d2" style:font-name-asian="Times New Roman4" style:font-size-asian="10pt" style:font-name-complex="Times New Roman4" style:font-size-complex="10pt"/>
    </style:style>
    <style:style style:name="P90" style:family="paragraph" style:parent-style-name="Text_20_body">
      <style:paragraph-properties fo:margin-top="0cm" fo:margin-bottom="0cm" loext:contextual-spacing="false"/>
      <style:text-properties style:font-name="Times New Roman4" fo:font-size="10pt" officeooo:paragraph-rsid="0652eddd" style:font-name-asian="Times New Roman4" style:font-size-asian="10pt" style:font-name-complex="Times New Roman4" style:font-size-complex="10pt"/>
    </style:style>
    <style:style style:name="P91" style:family="paragraph" style:parent-style-name="Text_20_body">
      <style:paragraph-properties fo:margin-top="0cm" fo:margin-bottom="0cm" loext:contextual-spacing="false"/>
      <style:text-properties style:font-name="Times New Roman4" fo:font-size="10pt" officeooo:paragraph-rsid="0681f146" style:font-name-asian="Times New Roman4" style:font-size-asian="10pt" style:font-name-complex="Times New Roman4" style:font-size-complex="10pt"/>
    </style:style>
    <style:style style:name="P92" style:family="paragraph" style:parent-style-name="Text_20_body">
      <style:paragraph-properties fo:margin-top="0cm" fo:margin-bottom="0cm" loext:contextual-spacing="false"/>
      <style:text-properties style:font-name="Times New Roman4" fo:font-size="10pt" officeooo:paragraph-rsid="06b92b28" style:font-name-asian="Times New Roman4" style:font-size-asian="10pt" style:font-name-complex="Times New Roman4" style:font-size-complex="10pt"/>
    </style:style>
    <style:style style:name="P93" style:family="paragraph" style:parent-style-name="Text_20_body">
      <style:paragraph-properties fo:margin-top="0cm" fo:margin-bottom="0cm" loext:contextual-spacing="false"/>
      <style:text-properties style:font-name="Times New Roman4" fo:font-size="10pt" officeooo:paragraph-rsid="05200e75" style:font-name-asian="Times New Roman4" style:font-size-asian="10pt" style:font-name-complex="Times New Roman4" style:font-size-complex="10pt"/>
    </style:style>
    <style:style style:name="P94" style:family="paragraph" style:parent-style-name="Text_20_body">
      <style:paragraph-properties fo:margin-top="0cm" fo:margin-bottom="0cm" loext:contextual-spacing="false"/>
      <style:text-properties style:font-name="Times New Roman4" fo:font-size="10pt" fo:language="en" fo:country="GB" style:font-name-asian="Times New Roman4" style:font-size-asian="10pt" style:font-name-complex="Times New Roman4" style:font-size-complex="10pt"/>
    </style:style>
    <style:style style:name="P95" style:family="paragraph" style:parent-style-name="Text_20_body">
      <style:paragraph-properties fo:margin-top="0cm" fo:margin-bottom="0cm" loext:contextual-spacing="false" fo:text-align="center" style:justify-single-word="false"/>
    </style:style>
    <style:style style:name="P96" style:family="paragraph" style:parent-style-name="Text_20_body">
      <style:paragraph-properties fo:margin-top="0cm" fo:margin-bottom="0cm" loext:contextual-spacing="false" fo:text-align="center" style:justify-single-word="false"/>
      <style:text-properties officeooo:paragraph-rsid="0406e207"/>
    </style:style>
    <style:style style:name="P97" style:family="paragraph" style:parent-style-name="Text_20_body">
      <style:paragraph-properties fo:margin-top="0cm" fo:margin-bottom="0cm" loext:contextual-spacing="false" fo:text-align="center" style:justify-single-word="false"/>
      <style:text-properties officeooo:paragraph-rsid="0433105f"/>
    </style:style>
    <style:style style:name="P98" style:family="paragraph" style:parent-style-name="Text_20_body">
      <style:paragraph-properties fo:margin-top="0cm" fo:margin-bottom="0cm" loext:contextual-spacing="false" fo:text-align="center" style:justify-single-word="false"/>
      <style:text-properties officeooo:paragraph-rsid="052cb910"/>
    </style:style>
    <style:style style:name="P99" style:family="paragraph" style:parent-style-name="Text_20_body">
      <style:paragraph-properties fo:margin-top="0cm" fo:margin-bottom="0cm" loext:contextual-spacing="false" fo:text-align="center" style:justify-single-word="false"/>
      <style:text-properties officeooo:paragraph-rsid="05db4e35"/>
    </style:style>
    <style:style style:name="P100" style:family="paragraph" style:parent-style-name="Text_20_body">
      <style:paragraph-properties fo:margin-top="0cm" fo:margin-bottom="0cm" loext:contextual-spacing="false" fo:text-align="center" style:justify-single-word="false"/>
      <style:text-properties fo:font-size="10.5pt" style:font-size-asian="10.5pt" style:font-size-complex="10.5pt"/>
    </style:style>
    <style:style style:name="P101" style:family="paragraph" style:parent-style-name="Text_20_body">
      <style:paragraph-properties fo:margin-top="0cm" fo:margin-bottom="0cm" loext:contextual-spacing="false" fo:text-align="center" style:justify-single-word="false"/>
      <style:text-properties fo:font-size="10.5pt" officeooo:paragraph-rsid="051ee461" style:font-size-asian="10.5pt" style:font-size-complex="10.5pt"/>
    </style:style>
    <style:style style:name="P102" style:family="paragraph" style:parent-style-name="Text_20_body">
      <style:paragraph-properties fo:margin-top="0cm" fo:margin-bottom="0cm" loext:contextual-spacing="false" fo:text-align="center" style:justify-single-word="false"/>
      <style:text-properties fo:font-size="10.5pt" officeooo:paragraph-rsid="0635610e" style:font-size-asian="10.5pt" style:font-size-complex="10.5pt"/>
    </style:style>
    <style:style style:name="P103" style:family="paragraph" style:parent-style-name="Text_20_body">
      <style:paragraph-properties fo:margin-top="0cm" fo:margin-bottom="0cm" loext:contextual-spacing="false" fo:text-align="center" style:justify-single-word="false"/>
      <style:text-properties fo:font-size="10.5pt" officeooo:rsid="0635610e" officeooo:paragraph-rsid="0635610e" style:font-size-asian="10.5pt" style:font-size-complex="10.5pt"/>
    </style:style>
    <style:style style:name="P104" style:family="paragraph" style:parent-style-name="Text_20_body">
      <style:paragraph-properties fo:margin-top="0cm" fo:margin-bottom="0cm" loext:contextual-spacing="false" fo:text-align="center" style:justify-single-word="false"/>
      <style:text-properties fo:font-size="10.5pt" officeooo:rsid="06394292" officeooo:paragraph-rsid="06394292" style:font-size-asian="10.5pt" style:font-size-complex="10.5pt"/>
    </style:style>
    <style:style style:name="P105" style:family="paragraph" style:parent-style-name="Text_20_body">
      <style:paragraph-properties fo:margin-top="0cm" fo:margin-bottom="0cm" loext:contextual-spacing="false" fo:text-align="center" style:justify-single-word="false"/>
      <style:text-properties fo:font-size="10.5pt" fo:font-style="italic" style:font-size-asian="10.5pt" style:font-style-asian="italic" style:font-size-complex="10.5pt" style:font-style-complex="italic"/>
    </style:style>
    <style:style style:name="P106" style:family="paragraph" style:parent-style-name="Text_20_body">
      <style:paragraph-properties fo:margin-top="0cm" fo:margin-bottom="0cm" loext:contextual-spacing="false" fo:text-align="center" style:justify-single-word="false"/>
      <style:text-properties fo:font-size="10.5pt" fo:font-style="italic" officeooo:rsid="0635610e" officeooo:paragraph-rsid="0635610e" style:font-size-asian="10.5pt" style:font-style-asian="italic" style:font-size-complex="10.5pt" style:font-style-complex="italic"/>
    </style:style>
    <style:style style:name="P107" style:family="paragraph" style:parent-style-name="Text_20_body">
      <style:paragraph-properties fo:margin-top="0cm" fo:margin-bottom="0cm" loext:contextual-spacing="false" fo:text-align="center" style:justify-single-word="false"/>
      <style:text-properties fo:font-size="10.5pt" fo:font-style="italic" officeooo:rsid="06394292" officeooo:paragraph-rsid="06394292" style:font-size-asian="10.5pt" style:font-style-asian="italic" style:font-size-complex="10.5pt" style:font-style-complex="italic"/>
    </style:style>
    <style:style style:name="P108" style:family="paragraph" style:parent-style-name="Text_20_body">
      <style:paragraph-properties fo:margin-top="0cm" fo:margin-bottom="0cm" loext:contextual-spacing="false" fo:text-align="center" style:justify-single-word="false"/>
      <style:text-properties fo:font-size="10.5pt" fo:font-weight="bold" officeooo:rsid="0635610e" officeooo:paragraph-rsid="0635610e" style:font-size-asian="10.5pt" style:font-weight-asian="bold" style:font-size-complex="10.5pt" style:font-weight-complex="bold"/>
    </style:style>
    <style:style style:name="P109" style:family="paragraph" style:parent-style-name="Text_20_body">
      <style:paragraph-properties fo:margin-top="0cm" fo:margin-bottom="0cm" loext:contextual-spacing="false"/>
      <style:text-properties fo:font-weight="normal" style:font-weight-asian="normal" style:font-weight-complex="normal"/>
    </style:style>
    <style:style style:name="P110" style:family="paragraph" style:parent-style-name="Text_20_body">
      <style:paragraph-properties fo:margin-top="0cm" fo:margin-bottom="0cm" loext:contextual-spacing="false"/>
      <style:text-properties fo:font-weight="normal" officeooo:paragraph-rsid="0521ab7b" style:font-weight-asian="normal" style:font-weight-complex="normal"/>
    </style:style>
    <style:style style:name="P111" style:family="paragraph" style:parent-style-name="Text_20_body">
      <style:paragraph-properties fo:margin-top="0cm" fo:margin-bottom="0cm" loext:contextual-spacing="false" fo:text-align="center" style:justify-single-word="false"/>
      <style:text-properties fo:font-weight="normal" officeooo:rsid="05d2ec3d" officeooo:paragraph-rsid="05d2ec3d" style:font-weight-asian="normal" style:font-weight-complex="normal"/>
    </style:style>
    <style:style style:name="P112" style:family="paragraph" style:parent-style-name="Text_20_body">
      <style:paragraph-properties fo:margin-top="0cm" fo:margin-bottom="0cm" loext:contextual-spacing="false"/>
      <style:text-properties fo:language="en" fo:country="GB"/>
    </style:style>
    <style:style style:name="P113" style:family="paragraph" style:parent-style-name="Text_20_body">
      <style:paragraph-properties fo:margin-top="0cm" fo:margin-bottom="0cm" loext:contextual-spacing="false"/>
      <style:text-properties fo:language="en" fo:country="GB" officeooo:rsid="0491a8e6" officeooo:paragraph-rsid="0491a8e6"/>
    </style:style>
    <style:style style:name="P114" style:family="paragraph" style:parent-style-name="Text_20_body">
      <style:paragraph-properties fo:margin-top="0cm" fo:margin-bottom="0cm" loext:contextual-spacing="false"/>
      <style:text-properties fo:language="en" fo:country="GB" officeooo:rsid="04a0844d" officeooo:paragraph-rsid="04d00f92"/>
    </style:style>
    <style:style style:name="P115" style:family="paragraph" style:parent-style-name="Text_20_body">
      <style:paragraph-properties fo:margin-top="0cm" fo:margin-bottom="0cm" loext:contextual-spacing="false"/>
      <style:text-properties fo:language="en" fo:country="GB" officeooo:rsid="04a1f663" officeooo:paragraph-rsid="04d00f92"/>
    </style:style>
    <style:style style:name="P116" style:family="paragraph" style:parent-style-name="Text_20_body">
      <style:paragraph-properties fo:margin-top="0cm" fo:margin-bottom="0cm" loext:contextual-spacing="false" fo:text-align="end" style:justify-single-word="false"/>
      <style:text-properties fo:language="en" fo:country="GB" fo:font-weight="bold" officeooo:rsid="04b0dfc8" officeooo:paragraph-rsid="052649cb" style:font-weight-asian="bold" style:font-weight-complex="bold"/>
    </style:style>
    <style:style style:name="P117" style:family="paragraph" style:parent-style-name="Text_20_body">
      <style:paragraph-properties fo:margin-top="0cm" fo:margin-bottom="0cm" loext:contextual-spacing="false" fo:text-align="end" style:justify-single-word="false"/>
      <style:text-properties fo:language="en" fo:country="GB" fo:font-weight="bold" officeooo:rsid="0491a8e6" officeooo:paragraph-rsid="052649cb" style:font-weight-asian="bold" style:font-weight-complex="bold"/>
    </style:style>
    <style:style style:name="P118" style:family="paragraph" style:parent-style-name="Text_20_body">
      <style:paragraph-properties fo:margin-top="0cm" fo:margin-bottom="0cm" loext:contextual-spacing="false" fo:text-align="end" style:justify-single-word="false"/>
      <style:text-properties fo:language="en" fo:country="GB" fo:font-weight="bold" officeooo:rsid="0606e2b2" officeooo:paragraph-rsid="0606e2b2" style:font-weight-asian="bold" style:font-weight-complex="bold"/>
    </style:style>
    <style:style style:name="P119" style:family="paragraph" style:parent-style-name="Text_20_body">
      <style:paragraph-properties fo:margin-top="0cm" fo:margin-bottom="0cm" loext:contextual-spacing="false" fo:text-align="end" style:justify-single-word="false"/>
      <style:text-properties fo:language="en" fo:country="GB" fo:font-weight="bold" officeooo:rsid="04b0653b" officeooo:paragraph-rsid="052649cb" style:font-weight-asian="bold" style:font-weight-complex="bold"/>
    </style:style>
    <style:style style:name="P120" style:family="paragraph" style:parent-style-name="Text_20_body">
      <style:paragraph-properties fo:margin-top="0cm" fo:margin-bottom="0cm" loext:contextual-spacing="false" fo:text-align="center" style:justify-single-word="false">
        <style:tab-stops/>
      </style:paragraph-properties>
      <style:text-properties fo:language="en" fo:country="GB" officeooo:rsid="05b47f85" officeooo:paragraph-rsid="05b47f85"/>
    </style:style>
    <style:style style:name="P121" style:family="paragraph" style:parent-style-name="Text_20_body">
      <style:paragraph-properties fo:margin-top="0cm" fo:margin-bottom="0cm" loext:contextual-spacing="false" fo:text-align="center" style:justify-single-word="false"/>
      <style:text-properties fo:language="en" fo:country="GB" officeooo:rsid="05040c45" officeooo:paragraph-rsid="05928f5e"/>
    </style:style>
    <style:style style:name="P122" style:family="paragraph" style:parent-style-name="Text_20_body">
      <style:paragraph-properties fo:margin-top="0cm" fo:margin-bottom="0cm" loext:contextual-spacing="false"/>
      <style:text-properties officeooo:rsid="00351661" officeooo:paragraph-rsid="00351661"/>
    </style:style>
    <style:style style:name="P123" style:family="paragraph" style:parent-style-name="Text_20_body">
      <style:paragraph-properties fo:margin-top="0cm" fo:margin-bottom="0cm" loext:contextual-spacing="false"/>
      <style:text-properties officeooo:paragraph-rsid="02400cf7"/>
    </style:style>
    <style:style style:name="P124" style:family="paragraph" style:parent-style-name="Text_20_body">
      <style:paragraph-properties fo:margin-top="0cm" fo:margin-bottom="0cm" loext:contextual-spacing="false" fo:text-align="start" style:justify-single-word="false"/>
      <style:text-properties officeooo:paragraph-rsid="048811ba"/>
    </style:style>
    <style:style style:name="P125" style:family="paragraph" style:parent-style-name="Text_20_body">
      <style:paragraph-properties fo:margin-top="0cm" fo:margin-bottom="0cm" loext:contextual-spacing="false"/>
      <style:text-properties officeooo:paragraph-rsid="04bdcd91"/>
    </style:style>
    <style:style style:name="P126" style:family="paragraph" style:parent-style-name="Text_20_body">
      <style:paragraph-properties fo:margin-top="0cm" fo:margin-bottom="0cm" loext:contextual-spacing="false"/>
      <style:text-properties officeooo:rsid="0205c68b" officeooo:paragraph-rsid="04f4d087"/>
    </style:style>
    <style:style style:name="P127" style:family="paragraph" style:parent-style-name="Text_20_body">
      <style:paragraph-properties fo:margin-top="0cm" fo:margin-bottom="0cm" loext:contextual-spacing="false"/>
      <style:text-properties officeooo:paragraph-rsid="052e086f"/>
    </style:style>
    <style:style style:name="P128" style:family="paragraph" style:parent-style-name="Text_20_body">
      <style:paragraph-properties fo:margin-top="0cm" fo:margin-bottom="0cm" loext:contextual-spacing="false" fo:text-align="center" style:justify-single-word="false">
        <style:tab-stops/>
      </style:paragraph-properties>
      <style:text-properties officeooo:rsid="05247841" officeooo:paragraph-rsid="0530d8cd"/>
    </style:style>
    <style:style style:name="P129" style:family="paragraph" style:parent-style-name="Text_20_body">
      <style:paragraph-properties fo:margin-top="0cm" fo:margin-bottom="0cm" loext:contextual-spacing="false"/>
      <style:text-properties officeooo:paragraph-rsid="01552f28"/>
    </style:style>
    <style:style style:name="P130" style:family="paragraph" style:parent-style-name="Text_20_body">
      <style:paragraph-properties fo:margin-top="0cm" fo:margin-bottom="0cm" loext:contextual-spacing="false"/>
      <style:text-properties fo:font-variant="normal" fo:text-transform="none" fo:color="#141823" style:font-name="Times New Roman3" fo:font-size="10pt" fo:letter-spacing="normal" fo:language="en" fo:country="GB" fo:font-style="normal" fo:font-weight="normal" style:font-name-asian="Times New Roman4" style:font-size-asian="10pt" style:font-name-complex="Times New Roman4" style:font-size-complex="10pt"/>
    </style:style>
    <style:style style:name="P131" style:family="paragraph" style:parent-style-name="Text_20_body">
      <style:paragraph-properties fo:margin-top="0cm" fo:margin-bottom="0cm" loext:contextual-spacing="false" fo:text-align="center" style:justify-single-word="false"/>
      <style:text-properties fo:font-size="11pt" fo:language="en" fo:country="GB" officeooo:rsid="05d2b751" officeooo:paragraph-rsid="05d2b751" style:font-size-asian="11pt" style:font-size-complex="11pt"/>
    </style:style>
    <style:style style:name="P132" style:family="paragraph" style:parent-style-name="Text_20_body">
      <style:paragraph-properties fo:margin-top="0cm" fo:margin-bottom="0cm" loext:contextual-spacing="false" fo:text-align="center" style:justify-single-word="false"/>
      <style:text-properties fo:font-size="11pt" fo:language="en" fo:country="GB" fo:font-style="italic" officeooo:rsid="05d2b751" officeooo:paragraph-rsid="05d2b751" style:font-size-asian="11pt" style:font-style-asian="italic" style:font-size-complex="11pt" style:font-style-complex="italic"/>
    </style:style>
    <style:style style:name="P133" style:family="paragraph" style:parent-style-name="Text_20_body">
      <style:paragraph-properties fo:margin-top="0cm" fo:margin-bottom="0cm" loext:contextual-spacing="false" fo:text-align="center" style:justify-single-word="false"/>
      <style:text-properties fo:font-size="11pt" fo:font-style="italic" officeooo:rsid="05d2ec3d" officeooo:paragraph-rsid="05d2ec3d" style:font-size-asian="11pt" style:font-style-asian="italic" style:font-size-complex="11pt" style:font-style-complex="italic"/>
    </style:style>
    <style:style style:name="P134" style:family="paragraph" style:parent-style-name="Text_20_body">
      <style:paragraph-properties fo:margin-top="0cm" fo:margin-bottom="0cm" loext:contextual-spacing="false" fo:text-align="center" style:justify-single-word="false"/>
      <style:text-properties fo:font-size="11pt" fo:font-style="italic" fo:font-weight="normal" officeooo:rsid="05d2ec3d" officeooo:paragraph-rsid="05d2ec3d" style:font-size-asian="11pt" style:font-style-asian="italic" style:font-weight-asian="normal" style:font-size-complex="11pt" style:font-style-complex="italic" style:font-weight-complex="normal"/>
    </style:style>
    <style:style style:name="P135" style:family="paragraph" style:parent-style-name="Text_20_body">
      <style:paragraph-properties fo:margin-top="0cm" fo:margin-bottom="0cm" loext:contextual-spacing="false" fo:text-align="center" style:justify-single-word="false"/>
      <style:text-properties fo:font-size="11pt" fo:font-style="italic" fo:font-weight="normal" officeooo:rsid="05dccca2" officeooo:paragraph-rsid="05dccca2" style:font-size-asian="11pt" style:font-style-asian="italic" style:font-weight-asian="normal" style:font-size-complex="11pt" style:font-style-complex="italic" style:font-weight-complex="normal"/>
    </style:style>
    <style:style style:name="P136" style:family="paragraph" style:parent-style-name="Text_20_body">
      <style:paragraph-properties fo:margin-top="0cm" fo:margin-bottom="0cm" loext:contextual-spacing="false" fo:text-align="center" style:justify-single-word="false"/>
      <style:text-properties fo:font-size="11pt" fo:font-style="italic" fo:font-weight="normal" officeooo:rsid="05ddf904" officeooo:paragraph-rsid="05ddf904" style:font-size-asian="11pt" style:font-style-asian="italic" style:font-weight-asian="normal" style:font-size-complex="11pt" style:font-style-complex="italic" style:font-weight-complex="normal"/>
    </style:style>
    <style:style style:name="P137" style:family="paragraph" style:parent-style-name="Text_20_body">
      <style:paragraph-properties fo:margin-top="0cm" fo:margin-bottom="0cm" loext:contextual-spacing="false" fo:text-align="center" style:justify-single-word="false"/>
      <style:text-properties fo:font-size="11pt" fo:font-style="italic" fo:font-weight="bold" officeooo:rsid="05dccca2" officeooo:paragraph-rsid="05dccca2" style:font-size-asian="11pt" style:font-style-asian="italic" style:font-weight-asian="bold" style:font-size-complex="11pt" style:font-style-complex="italic" style:font-weight-complex="bold"/>
    </style:style>
    <style:style style:name="P138" style:family="paragraph" style:parent-style-name="Text_20_body">
      <style:paragraph-properties fo:margin-top="0cm" fo:margin-bottom="0cm" loext:contextual-spacing="false" fo:text-align="center" style:justify-single-word="false"/>
      <style:text-properties fo:font-size="11pt" fo:font-style="normal" fo:font-weight="bold" officeooo:rsid="05ddf904" officeooo:paragraph-rsid="05ddf904" style:font-size-asian="11pt" style:font-style-asian="normal" style:font-weight-asian="bold" style:font-size-complex="11pt" style:font-style-complex="normal" style:font-weight-complex="bold"/>
    </style:style>
    <style:style style:name="P139" style:family="paragraph" style:parent-style-name="Text_20_body">
      <style:paragraph-properties fo:margin-top="0cm" fo:margin-bottom="0cm" loext:contextual-spacing="false" fo:text-align="center" style:justify-single-word="false"/>
      <style:text-properties officeooo:rsid="05d2ec3d" officeooo:paragraph-rsid="05d2ec3d"/>
    </style:style>
    <style:style style:name="P140" style:family="paragraph" style:parent-style-name="Text_20_body">
      <style:paragraph-properties fo:margin-top="0cm" fo:margin-bottom="0cm" loext:contextual-spacing="false" fo:text-align="center" style:justify-single-word="false"/>
      <style:text-properties fo:font-size="13pt" fo:language="en" fo:country="GB" fo:font-style="normal" officeooo:rsid="046c9bf8" officeooo:paragraph-rsid="06b12d27" style:font-size-asian="13pt" style:font-style-asian="normal" style:font-size-complex="13pt" style:font-style-complex="normal"/>
    </style:style>
    <style:style style:name="P141" style:family="paragraph" style:parent-style-name="Text_20_body">
      <style:paragraph-properties fo:margin-top="0cm" fo:margin-bottom="0cm" loext:contextual-spacing="false" fo:text-align="center" style:justify-single-word="false"/>
      <style:text-properties fo:font-size="20pt" fo:language="en" fo:country="GB" officeooo:rsid="0558324b" officeooo:paragraph-rsid="06b12d27" style:font-size-asian="20pt" style:font-size-complex="20pt"/>
    </style:style>
    <style:style style:name="P142" style:family="paragraph" style:parent-style-name="Text_20_body">
      <style:paragraph-properties fo:margin-top="0cm" fo:margin-bottom="0cm" loext:contextual-spacing="false" fo:text-align="center" style:justify-single-word="false"/>
      <style:text-properties fo:font-size="20pt" fo:language="en" fo:country="GB" officeooo:rsid="046c9bf8" officeooo:paragraph-rsid="06b12d27" style:font-size-asian="20pt" style:font-size-complex="20pt"/>
    </style:style>
    <style:style style:name="P143" style:family="paragraph" style:parent-style-name="Text_20_body">
      <style:paragraph-properties fo:margin-top="0cm" fo:margin-bottom="0cm" loext:contextual-spacing="false" fo:text-align="start" style:justify-single-word="false" style:writing-mode="lr-tb"/>
      <style:text-properties style:font-name="Times New Roman4" fo:font-size="10pt" officeooo:paragraph-rsid="01fb1c61" style:font-name-asian="Times New Roman4" style:font-size-asian="10pt" style:font-name-complex="Times New Roman4" style:font-size-complex="10pt"/>
    </style:style>
    <style:style style:name="P144" style:family="paragraph" style:parent-style-name="Text_20_body">
      <style:paragraph-properties fo:margin-top="0cm" fo:margin-bottom="0cm" loext:contextual-spacing="false" fo:text-align="center" style:justify-single-word="false" style:writing-mode="lr-tb"/>
      <style:text-properties fo:language="en" fo:country="GB" fo:font-style="italic" officeooo:rsid="03693dd9" officeooo:paragraph-rsid="0502d850" style:font-style-asian="italic" style:font-style-complex="italic"/>
    </style:style>
    <style:style style:name="P145" style:family="paragraph" style:parent-style-name="Text_20_body">
      <style:paragraph-properties fo:margin-top="0cm" fo:margin-bottom="0cm" loext:contextual-spacing="false" fo:text-align="center" style:justify-single-word="false" style:writing-mode="lr-tb"/>
      <style:text-properties fo:language="en" fo:country="GB" fo:font-style="italic" officeooo:rsid="03693dd9" officeooo:paragraph-rsid="0530d8cd" style:font-style-asian="italic" style:font-style-complex="italic"/>
    </style:style>
    <style:style style:name="P146" style:family="paragraph" style:parent-style-name="Text_20_body">
      <style:paragraph-properties fo:margin-top="0cm" fo:margin-bottom="0cm" loext:contextual-spacing="false" fo:text-align="center" style:justify-single-word="false" style:writing-mode="lr-tb"/>
      <style:text-properties fo:language="en" fo:country="GB" fo:font-style="italic" officeooo:rsid="03693dd9" officeooo:paragraph-rsid="0642b727" style:font-style-asian="italic" style:font-style-complex="italic"/>
    </style:style>
    <style:style style:name="P147" style:family="paragraph" style:parent-style-name="Text_20_body">
      <style:paragraph-properties fo:margin-top="0cm" fo:margin-bottom="0cm" loext:contextual-spacing="false" fo:text-align="center" style:justify-single-word="false" style:writing-mode="lr-tb"/>
      <style:text-properties fo:language="en" fo:country="GB" fo:font-style="italic" officeooo:rsid="0369588a" officeooo:paragraph-rsid="0369588a" style:font-style-asian="italic" style:font-style-complex="italic"/>
    </style:style>
    <style:style style:name="P148" style:family="paragraph" style:parent-style-name="Text_20_body">
      <style:paragraph-properties fo:margin-top="0cm" fo:margin-bottom="0cm" loext:contextual-spacing="false" fo:text-align="center" style:justify-single-word="false" style:writing-mode="lr-tb"/>
      <style:text-properties fo:language="en" fo:country="GB" fo:font-style="italic" officeooo:rsid="063f25f9" officeooo:paragraph-rsid="0642b727" style:font-style-asian="italic" style:font-style-complex="italic"/>
    </style:style>
    <style:style style:name="P149" style:family="paragraph" style:parent-style-name="Text_20_body">
      <style:paragraph-properties fo:margin-top="0cm" fo:margin-bottom="0cm" loext:contextual-spacing="false" fo:text-align="center" style:justify-single-word="false" style:writing-mode="lr-tb"/>
      <style:text-properties style:font-name="Liberation Serif" fo:font-size="12pt" fo:language="en" fo:country="GB" fo:font-style="italic" fo:font-weight="normal" officeooo:paragraph-rsid="04e9b94f" style:font-size-asian="12pt" style:font-style-asian="italic" style:font-weight-asian="normal" style:font-style-complex="italic" style:font-weight-complex="normal"/>
    </style:style>
    <style:style style:name="P150" style:family="paragraph" style:parent-style-name="Text_20_body">
      <style:paragraph-properties fo:margin-top="0cm" fo:margin-bottom="0cm" loext:contextual-spacing="false" fo:text-align="center" style:justify-single-word="false" style:writing-mode="lr-tb"/>
      <style:text-properties style:font-name="Liberation Serif" fo:font-size="12pt" fo:language="en" fo:country="GB" fo:font-style="normal" fo:font-weight="bold" officeooo:rsid="063f25f9" officeooo:paragraph-rsid="0641c014" style:font-size-asian="12pt" style:font-style-asian="normal" style:font-weight-asian="bold" style:font-style-complex="normal" style:font-weight-complex="bold"/>
    </style:style>
    <style:style style:name="P151" style:family="paragraph" style:parent-style-name="Text_20_body">
      <style:paragraph-properties fo:margin-top="0cm" fo:margin-bottom="0cm" loext:contextual-spacing="false" fo:text-align="center" style:justify-single-word="false" style:writing-mode="lr-tb"/>
      <style:text-properties officeooo:rsid="05fb5072" officeooo:paragraph-rsid="05fb5072"/>
    </style:style>
    <style:style style:name="P152" style:family="paragraph" style:parent-style-name="Text_20_body">
      <style:paragraph-properties fo:margin-top="0cm" fo:margin-bottom="0cm" loext:contextual-spacing="false" fo:text-align="center" style:justify-single-word="false" style:writing-mode="lr-tb"/>
      <style:text-properties fo:font-style="italic" officeooo:rsid="05fb5072" officeooo:paragraph-rsid="05fb5072" style:font-style-asian="italic" style:font-style-complex="italic"/>
    </style:style>
    <style:style style:name="P153" style:family="paragraph" style:parent-style-name="Standard">
      <style:paragraph-properties fo:margin-top="0cm" fo:margin-bottom="0.203cm" loext:contextual-spacing="false"/>
    </style:style>
    <style:style style:name="P154" style:family="paragraph" style:parent-style-name="Standard">
      <style:paragraph-properties fo:margin-top="0cm" fo:margin-bottom="0.203cm" loext:contextual-spacing="false" fo:text-align="start" style:justify-single-word="false"/>
    </style:style>
    <style:style style:name="P155" style:family="paragraph" style:parent-style-name="Standard">
      <style:paragraph-properties fo:margin-top="0cm" fo:margin-bottom="0.203cm" loext:contextual-spacing="false" fo:text-align="start" style:justify-single-word="false"/>
      <style:text-properties officeooo:paragraph-rsid="045bfb76"/>
    </style:style>
    <style:style style:name="P156" style:family="paragraph" style:parent-style-name="Standard">
      <style:paragraph-properties fo:margin-top="0cm" fo:margin-bottom="0.203cm" loext:contextual-spacing="false" fo:text-align="start" style:justify-single-word="false"/>
      <style:text-properties officeooo:paragraph-rsid="0474403e"/>
    </style:style>
    <style:style style:name="P157" style:family="paragraph" style:parent-style-name="Standard">
      <style:paragraph-properties fo:margin-top="0cm" fo:margin-bottom="0.203cm" loext:contextual-spacing="false"/>
      <style:text-properties fo:language="en" fo:country="GB"/>
    </style:style>
    <style:style style:name="P158" style:family="paragraph" style:parent-style-name="Standard">
      <style:paragraph-properties fo:margin-top="0cm" fo:margin-bottom="0.203cm" loext:contextual-spacing="false" fo:text-align="start" style:justify-single-word="false"/>
      <style:text-properties fo:language="en" fo:country="GB"/>
    </style:style>
    <style:style style:name="P159" style:family="paragraph" style:parent-style-name="Standard">
      <style:paragraph-properties fo:margin-top="0cm" fo:margin-bottom="0.203cm" loext:contextual-spacing="false" fo:text-align="start" style:justify-single-word="false"/>
      <style:text-properties fo:language="en" fo:country="GB" officeooo:paragraph-rsid="0178d513"/>
    </style:style>
    <style:style style:name="P160" style:family="paragraph" style:parent-style-name="Standard">
      <style:paragraph-properties fo:margin-top="0cm" fo:margin-bottom="0.203cm" loext:contextual-spacing="false" fo:text-align="start" style:justify-single-word="false"/>
      <style:text-properties fo:language="en" fo:country="GB" officeooo:paragraph-rsid="02f2fbca"/>
    </style:style>
    <style:style style:name="P161" style:family="paragraph" style:parent-style-name="Standard">
      <style:paragraph-properties fo:margin-top="0cm" fo:margin-bottom="0.203cm" loext:contextual-spacing="false" fo:text-align="start" style:justify-single-word="false"/>
      <style:text-properties fo:language="en" fo:country="GB" officeooo:rsid="0178d513" officeooo:paragraph-rsid="0178d513"/>
    </style:style>
    <style:style style:name="P162" style:family="paragraph" style:parent-style-name="Standard">
      <style:paragraph-properties fo:margin-top="0cm" fo:margin-bottom="0.203cm" loext:contextual-spacing="false"/>
      <style:text-properties fo:language="en" fo:country="GB" officeooo:paragraph-rsid="05928f5e"/>
    </style:style>
    <style:style style:name="P163" style:family="paragraph" style:parent-style-name="Standard">
      <style:paragraph-properties fo:margin-top="0cm" fo:margin-bottom="0.203cm" loext:contextual-spacing="false"/>
      <style:text-properties fo:language="en" fo:country="GB" officeooo:paragraph-rsid="032a0d9d"/>
    </style:style>
    <style:style style:name="P164" style:family="paragraph" style:parent-style-name="Standard">
      <style:paragraph-properties fo:margin-top="0cm" fo:margin-bottom="0.203cm" loext:contextual-spacing="false"/>
      <style:text-properties style:font-name="Times New Roman3" fo:font-size="12pt" fo:language="en" fo:country="GB" officeooo:paragraph-rsid="01b348e1" style:font-size-asian="12pt"/>
    </style:style>
    <style:style style:name="P165" style:family="paragraph" style:parent-style-name="Standard">
      <style:paragraph-properties fo:margin-top="0cm" fo:margin-bottom="0.203cm" loext:contextual-spacing="false"/>
      <style:text-properties officeooo:paragraph-rsid="00696cdd"/>
    </style:style>
    <style:style style:name="P166" style:family="paragraph" style:parent-style-name="Standard">
      <style:paragraph-properties fo:margin-top="0cm" fo:margin-bottom="0.203cm" loext:contextual-spacing="false"/>
      <style:text-properties style:font-name="Liberation Serif" fo:font-size="12pt" fo:language="en" fo:country="GB" style:font-size-asian="12pt"/>
    </style:style>
    <style:style style:name="P167" style:family="paragraph" style:parent-style-name="Standard">
      <style:paragraph-properties fo:margin-top="0cm" fo:margin-bottom="0.203cm" loext:contextual-spacing="false"/>
      <style:text-properties style:font-name="Liberation Serif" fo:font-size="12pt" fo:language="en" fo:country="GB" officeooo:paragraph-rsid="041c4441" style:font-size-asian="12pt"/>
    </style:style>
    <style:style style:name="P168" style:family="paragraph" style:parent-style-name="Standard">
      <style:paragraph-properties fo:margin-top="0cm" fo:margin-bottom="0.203cm" loext:contextual-spacing="false"/>
      <style:text-properties style:font-name="Liberation Serif" fo:language="en" fo:country="GB"/>
    </style:style>
    <style:style style:name="P169" style:family="paragraph" style:parent-style-name="Standard">
      <style:paragraph-properties fo:margin-top="0cm" fo:margin-bottom="0.203cm" loext:contextual-spacing="false"/>
      <style:text-properties officeooo:rsid="00183f21" officeooo:paragraph-rsid="046574b6"/>
    </style:style>
    <style:style style:name="P170" style:family="paragraph" style:parent-style-name="Standard">
      <style:paragraph-properties fo:margin-top="0cm" fo:margin-bottom="0.203cm" loext:contextual-spacing="false"/>
      <style:text-properties officeooo:paragraph-rsid="05a05c26"/>
    </style:style>
    <style:style style:name="P171" style:family="paragraph" style:parent-style-name="Standard">
      <style:paragraph-properties fo:margin-top="0cm" fo:margin-bottom="0.203cm" loext:contextual-spacing="false" fo:text-align="start" style:justify-single-word="false"/>
      <style:text-properties officeooo:rsid="02a85c0c" officeooo:paragraph-rsid="0664d5b4"/>
    </style:style>
    <style:style style:name="P172" style:family="paragraph" style:parent-style-name="Standard">
      <style:paragraph-properties fo:margin-top="0cm" fo:margin-bottom="0.203cm" loext:contextual-spacing="false" fo:text-align="center" style:justify-single-word="false"/>
      <style:text-properties officeooo:rsid="0499d4a4" officeooo:paragraph-rsid="0664d5b4"/>
    </style:style>
    <style:style style:name="P173" style:family="paragraph" style:parent-style-name="Standard">
      <style:paragraph-properties fo:margin-top="0cm" fo:margin-bottom="0.203cm" loext:contextual-spacing="false" fo:text-align="center" style:justify-single-word="false"/>
      <style:text-properties officeooo:rsid="0499d4a4" officeooo:paragraph-rsid="066651d3"/>
    </style:style>
    <style:style style:name="P174" style:family="paragraph" style:parent-style-name="Standard">
      <style:paragraph-properties fo:margin-top="0cm" fo:margin-bottom="0.203cm" loext:contextual-spacing="false" fo:text-align="start" style:justify-single-word="false"/>
      <style:text-properties officeooo:rsid="027ef832" officeooo:paragraph-rsid="0664d5b4"/>
    </style:style>
    <style:style style:name="P175" style:family="paragraph" style:parent-style-name="Standard">
      <style:paragraph-properties fo:margin-top="0cm" fo:margin-bottom="0.203cm" loext:contextual-spacing="false" fo:text-align="start" style:justify-single-word="false"/>
      <style:text-properties officeooo:rsid="02002b0b" officeooo:paragraph-rsid="0664d5b4"/>
    </style:style>
    <style:style style:name="P176" style:family="paragraph" style:parent-style-name="Standard">
      <style:paragraph-properties fo:margin-top="0cm" fo:margin-bottom="0.203cm" loext:contextual-spacing="false"/>
      <style:text-properties style:font-name="Linux Biolinum G" fo:language="en" fo:country="GB" officeooo:rsid="0960961a" officeooo:paragraph-rsid="0698490e"/>
    </style:style>
    <style:style style:name="P177" style:family="paragraph" style:parent-style-name="Standard">
      <style:paragraph-properties fo:margin-top="0cm" fo:margin-bottom="0.203cm" loext:contextual-spacing="false" fo:text-align="start" style:justify-single-word="false"/>
      <style:text-properties style:font-name="Trebuchet MS" fo:language="en" fo:country="GB" officeooo:rsid="047ff9b0" officeooo:paragraph-rsid="0481b71b"/>
    </style:style>
    <style:style style:name="P178" style:family="paragraph" style:parent-style-name="Standard">
      <style:paragraph-properties fo:margin-top="0cm" fo:margin-bottom="0.203cm" loext:contextual-spacing="false"/>
      <style:text-properties style:font-name="Trebuchet MS" fo:font-size="12pt" fo:language="en" fo:country="GB" officeooo:rsid="047ff9b0" officeooo:paragraph-rsid="047ff9b0" style:font-size-asian="12pt"/>
    </style:style>
    <style:style style:name="P179" style:family="paragraph" style:parent-style-name="Standard">
      <style:paragraph-properties fo:margin-top="0cm" fo:margin-bottom="0.203cm" loext:contextual-spacing="false" fo:text-align="start" style:justify-single-word="false"/>
      <style:text-properties style:font-name="Trebuchet MS" officeooo:paragraph-rsid="0481b71b"/>
    </style:style>
    <style:style style:name="P180" style:family="paragraph" style:parent-style-name="Text_20_body">
      <style:paragraph-properties fo:margin-top="0cm" fo:margin-bottom="0.203cm" loext:contextual-spacing="false"/>
    </style:style>
    <style:style style:name="P181" style:family="paragraph" style:parent-style-name="Text_20_body">
      <style:paragraph-properties fo:margin-top="0cm" fo:margin-bottom="0.203cm" loext:contextual-spacing="false" fo:text-align="start" style:justify-single-word="false"/>
    </style:style>
    <style:style style:name="P182" style:family="paragraph" style:parent-style-name="Text_20_body">
      <style:paragraph-properties fo:margin-top="0cm" fo:margin-bottom="0.203cm" loext:contextual-spacing="false" fo:text-align="start" style:justify-single-word="false">
        <style:tab-stops/>
      </style:paragraph-properties>
    </style:style>
    <style:style style:name="P183" style:family="paragraph" style:parent-style-name="Text_20_body">
      <style:paragraph-properties fo:margin-top="0cm" fo:margin-bottom="0.203cm" loext:contextual-spacing="false" fo:text-align="start" style:justify-single-word="false">
        <style:tab-stops/>
      </style:paragraph-properties>
      <style:text-properties officeooo:paragraph-rsid="05928f5e"/>
    </style:style>
    <style:style style:name="P184" style:family="paragraph" style:parent-style-name="Text_20_body">
      <style:paragraph-properties fo:margin-top="0cm" fo:margin-bottom="0.203cm" loext:contextual-spacing="false" fo:text-align="start" style:justify-single-word="false"/>
      <style:text-properties officeooo:paragraph-rsid="056d2177"/>
    </style:style>
    <style:style style:name="P185" style:family="paragraph" style:parent-style-name="Text_20_body">
      <style:paragraph-properties fo:margin-top="0cm" fo:margin-bottom="0.203cm" loext:contextual-spacing="false" fo:text-align="center" style:justify-single-word="false">
        <style:tab-stops/>
      </style:paragraph-properties>
    </style:style>
    <style:style style:name="P186" style:family="paragraph" style:parent-style-name="Text_20_body">
      <style:paragraph-properties fo:margin-top="0cm" fo:margin-bottom="0.203cm" loext:contextual-spacing="false" fo:text-align="center" style:justify-single-word="false"/>
      <style:text-properties officeooo:paragraph-rsid="03697c3f"/>
    </style:style>
    <style:style style:name="P187" style:family="paragraph" style:parent-style-name="Text_20_body">
      <style:paragraph-properties fo:margin-top="0cm" fo:margin-bottom="0.203cm" loext:contextual-spacing="false" fo:text-align="center" style:justify-single-word="false"/>
      <style:text-properties officeooo:paragraph-rsid="0406e207"/>
    </style:style>
    <style:style style:name="P188" style:family="paragraph" style:parent-style-name="Text_20_body">
      <style:paragraph-properties fo:margin-top="0cm" fo:margin-bottom="0.203cm" loext:contextual-spacing="false"/>
      <style:text-properties fo:font-weight="normal" style:font-weight-asian="normal" style:font-weight-complex="normal"/>
    </style:style>
    <style:style style:name="P189" style:family="paragraph" style:parent-style-name="Text_20_body">
      <style:paragraph-properties fo:margin-top="0cm" fo:margin-bottom="0.203cm" loext:contextual-spacing="false"/>
      <style:text-properties fo:language="en" fo:country="GB"/>
    </style:style>
    <style:style style:name="P190" style:family="paragraph" style:parent-style-name="Text_20_body">
      <style:paragraph-properties fo:margin-top="0cm" fo:margin-bottom="0.203cm" loext:contextual-spacing="false"/>
      <style:text-properties fo:language="en" fo:country="GB" fo:font-weight="normal" style:font-weight-asian="normal" style:font-weight-complex="normal"/>
    </style:style>
    <style:style style:name="P191" style:family="paragraph" style:parent-style-name="Text_20_body">
      <style:paragraph-properties fo:margin-top="0cm" fo:margin-bottom="0.203cm" loext:contextual-spacing="false"/>
      <style:text-properties fo:language="en" fo:country="GB" fo:font-weight="normal" officeooo:rsid="00251aff" officeooo:paragraph-rsid="0029133d" style:font-weight-asian="normal" style:font-weight-complex="normal"/>
    </style:style>
    <style:style style:name="P192" style:family="paragraph" style:parent-style-name="Text_20_body">
      <style:paragraph-properties fo:margin-top="0cm" fo:margin-bottom="0.203cm" loext:contextual-spacing="false"/>
      <style:text-properties fo:language="en" fo:country="GB" fo:font-weight="normal" officeooo:rsid="0025ddb4" officeooo:paragraph-rsid="0025ddb4" style:font-weight-asian="normal" style:font-weight-complex="normal"/>
    </style:style>
    <style:style style:name="P193" style:family="paragraph" style:parent-style-name="Text_20_body">
      <style:paragraph-properties fo:margin-top="0cm" fo:margin-bottom="0.203cm" loext:contextual-spacing="false"/>
      <style:text-properties fo:language="en" fo:country="GB" fo:font-weight="normal" officeooo:paragraph-rsid="002ae898" style:font-weight-asian="normal" style:font-weight-complex="normal"/>
    </style:style>
    <style:style style:name="P194" style:family="paragraph" style:parent-style-name="Text_20_body">
      <style:paragraph-properties fo:margin-top="0cm" fo:margin-bottom="0.203cm" loext:contextual-spacing="false"/>
      <style:text-properties fo:language="en" fo:country="GB" fo:font-weight="normal" officeooo:rsid="0037e322" officeooo:paragraph-rsid="00501412" style:font-weight-asian="normal" style:font-weight-complex="normal"/>
    </style:style>
    <style:style style:name="P195" style:family="paragraph" style:parent-style-name="Text_20_body">
      <style:paragraph-properties fo:margin-top="0cm" fo:margin-bottom="0.203cm" loext:contextual-spacing="false"/>
      <style:text-properties fo:language="en" fo:country="GB" fo:font-weight="normal" officeooo:rsid="0037e322" officeooo:paragraph-rsid="01358470" style:font-weight-asian="normal" style:font-weight-complex="normal"/>
    </style:style>
    <style:style style:name="P196" style:family="paragraph" style:parent-style-name="Text_20_body">
      <style:paragraph-properties fo:margin-top="0cm" fo:margin-bottom="0.203cm" loext:contextual-spacing="false"/>
      <style:text-properties fo:language="en" fo:country="GB" fo:font-weight="normal" officeooo:rsid="00393019" officeooo:paragraph-rsid="00393019" style:font-weight-asian="normal" style:font-weight-complex="normal"/>
    </style:style>
    <style:style style:name="P197" style:family="paragraph" style:parent-style-name="Text_20_body">
      <style:paragraph-properties fo:margin-top="0cm" fo:margin-bottom="0.203cm" loext:contextual-spacing="false"/>
      <style:text-properties fo:language="en" fo:country="GB" fo:font-weight="normal" officeooo:rsid="00393019" officeooo:paragraph-rsid="003c1798" style:font-weight-asian="normal" style:font-weight-complex="normal"/>
    </style:style>
    <style:style style:name="P198" style:family="paragraph" style:parent-style-name="Text_20_body">
      <style:paragraph-properties fo:margin-top="0cm" fo:margin-bottom="0.203cm" loext:contextual-spacing="false"/>
      <style:text-properties fo:language="en" fo:country="GB" fo:font-weight="normal" officeooo:rsid="003c1798" officeooo:paragraph-rsid="003c1798" style:font-weight-asian="normal" style:font-weight-complex="normal"/>
    </style:style>
    <style:style style:name="P199" style:family="paragraph" style:parent-style-name="Text_20_body">
      <style:paragraph-properties fo:margin-top="0cm" fo:margin-bottom="0.203cm" loext:contextual-spacing="false"/>
      <style:text-properties fo:language="en" fo:country="GB" fo:font-weight="normal" officeooo:rsid="0059e409" officeooo:paragraph-rsid="0059e409" style:font-weight-asian="normal" style:font-weight-complex="normal"/>
    </style:style>
    <style:style style:name="P200" style:family="paragraph" style:parent-style-name="Text_20_body">
      <style:paragraph-properties fo:margin-top="0cm" fo:margin-bottom="0.203cm" loext:contextual-spacing="false"/>
      <style:text-properties fo:language="en" fo:country="GB" fo:font-weight="normal" officeooo:rsid="0060805d" officeooo:paragraph-rsid="00624c30" style:font-weight-asian="normal" style:font-weight-complex="normal"/>
    </style:style>
    <style:style style:name="P201" style:family="paragraph" style:parent-style-name="Text_20_body">
      <style:paragraph-properties fo:margin-top="0cm" fo:margin-bottom="0.203cm" loext:contextual-spacing="false"/>
      <style:text-properties fo:language="en" fo:country="GB" fo:font-weight="normal" officeooo:rsid="0071d5a0" officeooo:paragraph-rsid="007372b3" style:font-weight-asian="normal" style:font-weight-complex="normal"/>
    </style:style>
    <style:style style:name="P202" style:family="paragraph" style:parent-style-name="Text_20_body">
      <style:paragraph-properties fo:margin-top="0cm" fo:margin-bottom="0.203cm" loext:contextual-spacing="false"/>
      <style:text-properties fo:language="en" fo:country="GB" fo:font-weight="normal" officeooo:rsid="00f372b2" officeooo:paragraph-rsid="012c7fc9" style:font-weight-asian="normal" style:font-weight-complex="normal"/>
    </style:style>
    <style:style style:name="P203" style:family="paragraph" style:parent-style-name="Text_20_body">
      <style:paragraph-properties fo:margin-top="0cm" fo:margin-bottom="0.203cm" loext:contextual-spacing="false"/>
      <style:text-properties fo:language="en" fo:country="GB" fo:font-weight="normal" officeooo:rsid="00f7277f" officeooo:paragraph-rsid="00fe2a2b" style:font-weight-asian="normal" style:font-weight-complex="normal"/>
    </style:style>
    <style:style style:name="P204" style:family="paragraph" style:parent-style-name="Text_20_body">
      <style:paragraph-properties fo:margin-top="0cm" fo:margin-bottom="0.203cm" loext:contextual-spacing="false"/>
      <style:text-properties fo:language="en" fo:country="GB" fo:font-weight="normal" officeooo:rsid="00f7277f" officeooo:paragraph-rsid="05e41763" style:font-weight-asian="normal" style:font-weight-complex="normal"/>
    </style:style>
    <style:style style:name="P205" style:family="paragraph" style:parent-style-name="Text_20_body">
      <style:paragraph-properties fo:margin-top="0cm" fo:margin-bottom="0.203cm" loext:contextual-spacing="false"/>
      <style:text-properties fo:language="en" fo:country="GB" fo:font-weight="normal" officeooo:rsid="00f9fa81" officeooo:paragraph-rsid="00f9fa81" style:font-weight-asian="normal" style:font-weight-complex="normal"/>
    </style:style>
    <style:style style:name="P206" style:family="paragraph" style:parent-style-name="Text_20_body">
      <style:paragraph-properties fo:margin-top="0cm" fo:margin-bottom="0.203cm" loext:contextual-spacing="false"/>
      <style:text-properties fo:language="en" fo:country="GB" fo:font-weight="normal" officeooo:rsid="011ef3e0" officeooo:paragraph-rsid="011ef3e0" style:font-weight-asian="normal" style:font-weight-complex="normal"/>
    </style:style>
    <style:style style:name="P207" style:family="paragraph" style:parent-style-name="Text_20_body">
      <style:paragraph-properties fo:margin-top="0cm" fo:margin-bottom="0.203cm" loext:contextual-spacing="false"/>
      <style:text-properties fo:language="en" fo:country="GB" fo:font-weight="normal" officeooo:paragraph-rsid="01206f7a" style:font-weight-asian="normal" style:font-weight-complex="normal"/>
    </style:style>
    <style:style style:name="P208" style:family="paragraph" style:parent-style-name="Text_20_body">
      <style:paragraph-properties fo:margin-top="0cm" fo:margin-bottom="0.203cm" loext:contextual-spacing="false"/>
      <style:text-properties fo:language="en" fo:country="GB" fo:font-weight="normal" officeooo:rsid="0132949e" officeooo:paragraph-rsid="01c4b108" style:font-weight-asian="normal" style:font-weight-complex="normal"/>
    </style:style>
    <style:style style:name="P209" style:family="paragraph" style:parent-style-name="Text_20_body">
      <style:paragraph-properties fo:margin-top="0cm" fo:margin-bottom="0.203cm" loext:contextual-spacing="false"/>
      <style:text-properties fo:language="en" fo:country="GB" fo:font-weight="normal" officeooo:rsid="0292ea90" officeooo:paragraph-rsid="029376ed" style:font-weight-asian="normal" style:font-weight-complex="normal"/>
    </style:style>
    <style:style style:name="P210" style:family="paragraph" style:parent-style-name="Text_20_body">
      <style:paragraph-properties fo:margin-top="0cm" fo:margin-bottom="0.203cm" loext:contextual-spacing="false"/>
      <style:text-properties fo:language="en" fo:country="GB" fo:font-weight="normal" officeooo:rsid="02e10798" officeooo:paragraph-rsid="02e10798" style:font-weight-asian="normal" style:font-weight-complex="normal"/>
    </style:style>
    <style:style style:name="P211" style:family="paragraph" style:parent-style-name="Text_20_body">
      <style:paragraph-properties fo:margin-top="0cm" fo:margin-bottom="0.203cm" loext:contextual-spacing="false"/>
      <style:text-properties fo:language="en" fo:country="GB" fo:font-weight="normal" officeooo:rsid="0460a4e9" officeooo:paragraph-rsid="04620d46" style:font-weight-asian="normal" style:font-weight-complex="normal"/>
    </style:style>
    <style:style style:name="P212" style:family="paragraph" style:parent-style-name="Text_20_body">
      <style:paragraph-properties fo:margin-top="0cm" fo:margin-bottom="0.203cm" loext:contextual-spacing="false"/>
      <style:text-properties fo:language="en" fo:country="GB" fo:font-weight="normal" officeooo:paragraph-rsid="0470f71f" style:font-weight-asian="normal" style:font-weight-complex="normal"/>
    </style:style>
    <style:style style:name="P213" style:family="paragraph" style:parent-style-name="Text_20_body">
      <style:paragraph-properties fo:margin-top="0cm" fo:margin-bottom="0.203cm" loext:contextual-spacing="false"/>
      <style:text-properties fo:language="en" fo:country="GB" fo:font-weight="normal" officeooo:rsid="0031c0e1" officeooo:paragraph-rsid="0031c0e1" style:font-weight-asian="normal" style:font-weight-complex="normal"/>
    </style:style>
    <style:style style:name="P214" style:family="paragraph" style:parent-style-name="Text_20_body">
      <style:paragraph-properties fo:margin-top="0cm" fo:margin-bottom="0.203cm" loext:contextual-spacing="false"/>
      <style:text-properties fo:language="en" fo:country="GB" fo:font-weight="normal" officeooo:rsid="02c027cd" officeooo:paragraph-rsid="0564a959" style:font-weight-asian="normal" style:font-weight-complex="normal"/>
    </style:style>
    <style:style style:name="P215" style:family="paragraph" style:parent-style-name="Text_20_body">
      <style:paragraph-properties fo:margin-top="0cm" fo:margin-bottom="0.203cm" loext:contextual-spacing="false"/>
      <style:text-properties fo:language="en" fo:country="GB" fo:font-weight="normal" officeooo:paragraph-rsid="056569f4" style:font-weight-asian="normal" style:font-weight-complex="normal"/>
    </style:style>
    <style:style style:name="P216" style:family="paragraph" style:parent-style-name="Text_20_body">
      <style:paragraph-properties fo:margin-top="0cm" fo:margin-bottom="0.203cm" loext:contextual-spacing="false"/>
      <style:text-properties fo:language="en" fo:country="GB" fo:font-weight="normal" officeooo:rsid="0147a100" officeooo:paragraph-rsid="056569f4" style:font-weight-asian="normal" style:font-weight-complex="normal"/>
    </style:style>
    <style:style style:name="P217" style:family="paragraph" style:parent-style-name="Text_20_body">
      <style:paragraph-properties fo:margin-top="0cm" fo:margin-bottom="0.203cm" loext:contextual-spacing="false"/>
      <style:text-properties fo:language="en" fo:country="GB" fo:font-weight="normal" officeooo:paragraph-rsid="059b6b48" style:font-weight-asian="normal" style:font-weight-complex="normal"/>
    </style:style>
    <style:style style:name="P218" style:family="paragraph" style:parent-style-name="Text_20_body">
      <style:paragraph-properties fo:margin-top="0cm" fo:margin-bottom="0.203cm" loext:contextual-spacing="false"/>
      <style:text-properties fo:language="en" fo:country="GB" fo:font-weight="normal" officeooo:paragraph-rsid="05cbf0fa" style:font-weight-asian="normal" style:font-weight-complex="normal"/>
    </style:style>
    <style:style style:name="P219" style:family="paragraph" style:parent-style-name="Text_20_body">
      <style:paragraph-properties fo:margin-top="0cm" fo:margin-bottom="0.203cm" loext:contextual-spacing="false"/>
      <style:text-properties fo:language="en" fo:country="GB" fo:font-weight="normal" officeooo:rsid="00f3594a" officeooo:paragraph-rsid="05e2b44c" style:font-weight-asian="normal" style:font-weight-complex="normal"/>
    </style:style>
    <style:style style:name="P220" style:family="paragraph" style:parent-style-name="Text_20_body">
      <style:paragraph-properties fo:margin-top="0cm" fo:margin-bottom="0.203cm" loext:contextual-spacing="false"/>
      <style:text-properties fo:language="en" fo:country="GB" fo:font-weight="normal" officeooo:paragraph-rsid="05e2b44c" style:font-weight-asian="normal" style:font-weight-complex="normal"/>
    </style:style>
    <style:style style:name="P221" style:family="paragraph" style:parent-style-name="Text_20_body">
      <style:paragraph-properties fo:margin-top="0cm" fo:margin-bottom="0.203cm" loext:contextual-spacing="false"/>
      <style:text-properties fo:language="en" fo:country="GB" fo:font-weight="normal" officeooo:paragraph-rsid="064983d9" style:font-weight-asian="normal" style:font-weight-complex="normal"/>
    </style:style>
    <style:style style:name="P222" style:family="paragraph" style:parent-style-name="Text_20_body">
      <style:paragraph-properties fo:margin-top="0cm" fo:margin-bottom="0.203cm" loext:contextual-spacing="false">
        <style:tab-stops>
          <style:tab-stop style:position="6.031cm"/>
        </style:tab-stops>
      </style:paragraph-properties>
      <style:text-properties fo:language="en" fo:country="GB" fo:font-weight="normal" officeooo:rsid="002ae898" officeooo:paragraph-rsid="06a8a453" style:font-weight-asian="normal" style:font-weight-complex="normal"/>
    </style:style>
    <style:style style:name="P223" style:family="paragraph" style:parent-style-name="Text_20_body">
      <style:paragraph-properties fo:margin-top="0cm" fo:margin-bottom="0.203cm" loext:contextual-spacing="false"/>
      <style:text-properties fo:language="en" fo:country="GB" fo:font-weight="normal" officeooo:paragraph-rsid="06a99bd5" style:font-weight-asian="normal" style:font-weight-complex="normal"/>
    </style:style>
    <style:style style:name="P224" style:family="paragraph" style:parent-style-name="Text_20_body">
      <style:paragraph-properties fo:margin-top="0cm" fo:margin-bottom="0.203cm" loext:contextual-spacing="false"/>
      <style:text-properties fo:language="en" fo:country="GB" fo:font-weight="normal" officeooo:rsid="064b91a7" officeooo:paragraph-rsid="064983d9" style:font-weight-asian="normal" style:font-weight-complex="normal"/>
    </style:style>
    <style:style style:name="P225" style:family="paragraph" style:parent-style-name="Text_20_body">
      <style:paragraph-properties fo:margin-top="0cm" fo:margin-bottom="0.203cm" loext:contextual-spacing="false"/>
      <style:text-properties fo:language="en" fo:country="GB" fo:font-style="italic" fo:font-weight="normal" style:font-style-asian="italic" style:font-weight-asian="normal" style:font-style-complex="italic" style:font-weight-complex="normal"/>
    </style:style>
    <style:style style:name="P226" style:family="paragraph" style:parent-style-name="Text_20_body">
      <style:paragraph-properties fo:margin-top="0cm" fo:margin-bottom="0.203cm" loext:contextual-spacing="false" fo:text-align="center" style:justify-single-word="false"/>
      <style:text-properties fo:language="en" fo:country="GB" fo:font-style="italic" officeooo:rsid="0369588a" officeooo:paragraph-rsid="0369588a" style:font-style-asian="italic" style:font-style-complex="italic"/>
    </style:style>
    <style:style style:name="P227" style:family="paragraph" style:parent-style-name="Text_20_body">
      <style:paragraph-properties fo:margin-top="0cm" fo:margin-bottom="0.203cm" loext:contextual-spacing="false"/>
      <style:text-properties fo:language="en" fo:country="GB" fo:font-style="normal" style:font-style-asian="normal" style:font-style-complex="normal"/>
    </style:style>
    <style:style style:name="P228" style:family="paragraph" style:parent-style-name="Text_20_body">
      <style:paragraph-properties fo:margin-top="0cm" fo:margin-bottom="0.203cm" loext:contextual-spacing="false" fo:text-align="start" style:justify-single-word="false"/>
      <style:text-properties fo:language="en" fo:country="GB" fo:font-style="normal" officeooo:paragraph-rsid="042092e8" style:font-style-asian="normal" style:font-style-complex="normal"/>
    </style:style>
    <style:style style:name="P229" style:family="paragraph" style:parent-style-name="Text_20_body">
      <style:paragraph-properties fo:margin-top="0cm" fo:margin-bottom="0.203cm" loext:contextual-spacing="false" fo:text-align="start" style:justify-single-word="false"/>
      <style:text-properties fo:language="en" fo:country="GB" fo:font-style="normal" officeooo:paragraph-rsid="04943bdd" style:font-style-asian="normal" style:font-style-complex="normal"/>
    </style:style>
    <style:style style:name="P230" style:family="paragraph" style:parent-style-name="Text_20_body">
      <style:paragraph-properties fo:margin-top="0cm" fo:margin-bottom="0.203cm" loext:contextual-spacing="false"/>
      <style:text-properties fo:language="en" fo:country="GB" fo:font-style="normal" officeooo:paragraph-rsid="05658d94" style:font-style-asian="normal" style:font-style-complex="normal"/>
    </style:style>
    <style:style style:name="P231" style:family="paragraph" style:parent-style-name="Text_20_body">
      <style:paragraph-properties fo:margin-top="0cm" fo:margin-bottom="0.203cm" loext:contextual-spacing="false" fo:text-align="center" style:justify-single-word="false">
        <style:tab-stops/>
      </style:paragraph-properties>
      <style:text-properties fo:language="en" fo:country="GB"/>
    </style:style>
    <style:style style:name="P232" style:family="paragraph" style:parent-style-name="Text_20_body">
      <style:paragraph-properties fo:margin-top="0cm" fo:margin-bottom="0.203cm" loext:contextual-spacing="false" fo:text-align="start" style:justify-single-word="false"/>
      <style:text-properties fo:language="en" fo:country="GB"/>
    </style:style>
    <style:style style:name="P233" style:family="paragraph" style:parent-style-name="Text_20_body">
      <style:paragraph-properties fo:margin-top="0cm" fo:margin-bottom="0.203cm" loext:contextual-spacing="false" fo:text-align="start" style:justify-single-word="false"/>
      <style:text-properties fo:language="en" fo:country="GB" officeooo:paragraph-rsid="056d2177"/>
    </style:style>
    <style:style style:name="P234" style:family="paragraph" style:parent-style-name="Text_20_body">
      <style:paragraph-properties fo:margin-top="0cm" fo:margin-bottom="0.203cm" loext:contextual-spacing="false" fo:text-align="start" style:justify-single-word="false"/>
      <style:text-properties fo:language="en" fo:country="GB" officeooo:paragraph-rsid="057b8410"/>
    </style:style>
    <style:style style:name="P235" style:family="paragraph" style:parent-style-name="Text_20_body">
      <style:paragraph-properties fo:margin-top="0cm" fo:margin-bottom="0.203cm" loext:contextual-spacing="false" fo:text-align="start" style:justify-single-word="false"/>
      <style:text-properties fo:language="en" fo:country="GB" officeooo:paragraph-rsid="04c0dea2"/>
    </style:style>
    <style:style style:name="P236" style:family="paragraph" style:parent-style-name="Text_20_body">
      <style:paragraph-properties fo:margin-top="0cm" fo:margin-bottom="0.203cm" loext:contextual-spacing="false" fo:text-align="start" style:justify-single-word="false"/>
      <style:text-properties fo:language="en" fo:country="GB" officeooo:paragraph-rsid="067f9f32"/>
    </style:style>
    <style:style style:name="P237" style:family="paragraph" style:parent-style-name="Text_20_body">
      <style:paragraph-properties fo:margin-top="0cm" fo:margin-bottom="0.203cm" loext:contextual-spacing="false">
        <style:tab-stops>
          <style:tab-stop style:position="11.174cm"/>
        </style:tab-stops>
      </style:paragraph-properties>
      <style:text-properties fo:language="en" fo:country="GB"/>
    </style:style>
    <style:style style:name="P238" style:family="paragraph" style:parent-style-name="Text_20_body">
      <style:paragraph-properties fo:margin-top="0cm" fo:margin-bottom="0.203cm" loext:contextual-spacing="false">
        <style:tab-stops>
          <style:tab-stop style:position="11.174cm"/>
        </style:tab-stops>
      </style:paragraph-properties>
      <style:text-properties fo:language="en" fo:country="GB" officeooo:paragraph-rsid="00a60cff"/>
    </style:style>
    <style:style style:name="P239" style:family="paragraph" style:parent-style-name="Text_20_body">
      <style:paragraph-properties fo:margin-top="0cm" fo:margin-bottom="0.203cm" loext:contextual-spacing="false">
        <style:tab-stops>
          <style:tab-stop style:position="11.174cm"/>
        </style:tab-stops>
      </style:paragraph-properties>
      <style:text-properties fo:language="en" fo:country="GB" officeooo:paragraph-rsid="01253915"/>
    </style:style>
    <style:style style:name="P240" style:family="paragraph" style:parent-style-name="Text_20_body">
      <style:paragraph-properties fo:margin-top="0cm" fo:margin-bottom="0.203cm" loext:contextual-spacing="false">
        <style:tab-stops>
          <style:tab-stop style:position="11.174cm"/>
        </style:tab-stops>
      </style:paragraph-properties>
      <style:text-properties fo:language="en" fo:country="GB" officeooo:paragraph-rsid="039d5424"/>
    </style:style>
    <style:style style:name="P241" style:family="paragraph" style:parent-style-name="Text_20_body">
      <style:paragraph-properties fo:margin-top="0cm" fo:margin-bottom="0.203cm" loext:contextual-spacing="false">
        <style:tab-stops>
          <style:tab-stop style:position="11.174cm"/>
        </style:tab-stops>
      </style:paragraph-properties>
      <style:text-properties fo:language="en" fo:country="GB" officeooo:paragraph-rsid="056d2177"/>
    </style:style>
    <style:style style:name="P242" style:family="paragraph" style:parent-style-name="Text_20_body">
      <style:paragraph-properties fo:margin-top="0cm" fo:margin-bottom="0.203cm" loext:contextual-spacing="false">
        <style:tab-stops>
          <style:tab-stop style:position="11.174cm"/>
        </style:tab-stops>
      </style:paragraph-properties>
      <style:text-properties fo:language="en" fo:country="GB" officeooo:paragraph-rsid="05d21c36"/>
    </style:style>
    <style:style style:name="P243" style:family="paragraph" style:parent-style-name="Text_20_body">
      <style:paragraph-properties fo:margin-top="0cm" fo:margin-bottom="0.203cm" loext:contextual-spacing="false">
        <style:tab-stops>
          <style:tab-stop style:position="11.174cm"/>
        </style:tab-stops>
      </style:paragraph-properties>
      <style:text-properties fo:language="en" fo:country="GB" officeooo:paragraph-rsid="06b0aa8a"/>
    </style:style>
    <style:style style:name="P244" style:family="paragraph" style:parent-style-name="Text_20_body">
      <style:paragraph-properties fo:margin-top="0cm" fo:margin-bottom="0.203cm" loext:contextual-spacing="false"/>
      <style:text-properties fo:language="en" fo:country="GB" officeooo:paragraph-rsid="00474240"/>
    </style:style>
    <style:style style:name="P245" style:family="paragraph" style:parent-style-name="Text_20_body">
      <style:paragraph-properties fo:margin-top="0cm" fo:margin-bottom="0.203cm" loext:contextual-spacing="false"/>
      <style:text-properties fo:language="en" fo:country="GB" officeooo:rsid="0066ea8d" officeooo:paragraph-rsid="0066ea8d"/>
    </style:style>
    <style:style style:name="P246" style:family="paragraph" style:parent-style-name="Text_20_body">
      <style:paragraph-properties fo:margin-top="0cm" fo:margin-bottom="0.203cm" loext:contextual-spacing="false"/>
      <style:text-properties fo:language="en" fo:country="GB" officeooo:rsid="0066ea8d" officeooo:paragraph-rsid="0117743f"/>
    </style:style>
    <style:style style:name="P247" style:family="paragraph" style:parent-style-name="Text_20_body">
      <style:paragraph-properties fo:margin-top="0cm" fo:margin-bottom="0.203cm" loext:contextual-spacing="false"/>
      <style:text-properties fo:language="en" fo:country="GB" officeooo:paragraph-rsid="008e7858"/>
    </style:style>
    <style:style style:name="P248" style:family="paragraph" style:parent-style-name="Text_20_body">
      <style:paragraph-properties fo:margin-top="0cm" fo:margin-bottom="0.203cm" loext:contextual-spacing="false"/>
      <style:text-properties fo:language="en" fo:country="GB" officeooo:paragraph-rsid="00c9bcb2"/>
    </style:style>
    <style:style style:name="P249" style:family="paragraph" style:parent-style-name="Text_20_body">
      <style:paragraph-properties fo:margin-top="0cm" fo:margin-bottom="0.203cm" loext:contextual-spacing="false"/>
      <style:text-properties fo:language="en" fo:country="GB" officeooo:paragraph-rsid="01174f33"/>
    </style:style>
    <style:style style:name="P250" style:family="paragraph" style:parent-style-name="Text_20_body">
      <style:paragraph-properties fo:margin-top="0cm" fo:margin-bottom="0.203cm" loext:contextual-spacing="false"/>
      <style:text-properties fo:language="en" fo:country="GB" officeooo:rsid="0117743f" officeooo:paragraph-rsid="0117743f"/>
    </style:style>
    <style:style style:name="P251" style:family="paragraph" style:parent-style-name="Text_20_body">
      <style:paragraph-properties fo:margin-top="0cm" fo:margin-bottom="0.203cm" loext:contextual-spacing="false"/>
      <style:text-properties fo:language="en" fo:country="GB" officeooo:paragraph-rsid="0127152d"/>
    </style:style>
    <style:style style:name="P252" style:family="paragraph" style:parent-style-name="Text_20_body">
      <style:paragraph-properties fo:margin-top="0cm" fo:margin-bottom="0.203cm" loext:contextual-spacing="false"/>
      <style:text-properties fo:language="en" fo:country="GB" officeooo:paragraph-rsid="015b713b"/>
    </style:style>
    <style:style style:name="P253" style:family="paragraph" style:parent-style-name="Text_20_body">
      <style:paragraph-properties fo:margin-top="0cm" fo:margin-bottom="0.203cm" loext:contextual-spacing="false"/>
      <style:text-properties fo:language="en" fo:country="GB" officeooo:paragraph-rsid="016461fe"/>
    </style:style>
    <style:style style:name="P254" style:family="paragraph" style:parent-style-name="Text_20_body">
      <style:paragraph-properties fo:margin-top="0cm" fo:margin-bottom="0.203cm" loext:contextual-spacing="false"/>
      <style:text-properties fo:language="en" fo:country="GB" officeooo:paragraph-rsid="0165eae2"/>
    </style:style>
    <style:style style:name="P255" style:family="paragraph" style:parent-style-name="Text_20_body">
      <style:paragraph-properties fo:margin-top="0cm" fo:margin-bottom="0.203cm" loext:contextual-spacing="false"/>
      <style:text-properties fo:language="en" fo:country="GB" officeooo:paragraph-rsid="01665a76"/>
    </style:style>
    <style:style style:name="P256" style:family="paragraph" style:parent-style-name="Text_20_body">
      <style:paragraph-properties fo:margin-top="0cm" fo:margin-bottom="0.203cm" loext:contextual-spacing="false"/>
      <style:text-properties fo:language="en" fo:country="GB" officeooo:paragraph-rsid="0168b45f"/>
    </style:style>
    <style:style style:name="P257" style:family="paragraph" style:parent-style-name="Text_20_body">
      <style:paragraph-properties fo:margin-top="0cm" fo:margin-bottom="0.203cm" loext:contextual-spacing="false"/>
      <style:text-properties fo:language="en" fo:country="GB" officeooo:rsid="0168b45f" officeooo:paragraph-rsid="01724f1d"/>
    </style:style>
    <style:style style:name="P258" style:family="paragraph" style:parent-style-name="Text_20_body">
      <style:paragraph-properties fo:margin-top="0cm" fo:margin-bottom="0.203cm" loext:contextual-spacing="false"/>
      <style:text-properties fo:language="en" fo:country="GB" officeooo:rsid="0168b45f" officeooo:paragraph-rsid="018cec16"/>
    </style:style>
    <style:style style:name="P259" style:family="paragraph" style:parent-style-name="Text_20_body">
      <style:paragraph-properties fo:margin-top="0cm" fo:margin-bottom="0.203cm" loext:contextual-spacing="false"/>
      <style:text-properties fo:language="en" fo:country="GB" officeooo:rsid="0169be27" officeooo:paragraph-rsid="01781fde"/>
    </style:style>
    <style:style style:name="P260" style:family="paragraph" style:parent-style-name="Text_20_body">
      <style:paragraph-properties fo:margin-top="0cm" fo:margin-bottom="0.203cm" loext:contextual-spacing="false"/>
      <style:text-properties fo:language="en" fo:country="GB" officeooo:rsid="0169be27" officeooo:paragraph-rsid="01741f25"/>
    </style:style>
    <style:style style:name="P261" style:family="paragraph" style:parent-style-name="Text_20_body">
      <style:paragraph-properties fo:margin-top="0cm" fo:margin-bottom="0.203cm" loext:contextual-spacing="false"/>
      <style:text-properties fo:language="en" fo:country="GB" officeooo:rsid="01781fde" officeooo:paragraph-rsid="01781fde"/>
    </style:style>
    <style:style style:name="P262" style:family="paragraph" style:parent-style-name="Text_20_body">
      <style:paragraph-properties fo:margin-top="0cm" fo:margin-bottom="0.203cm" loext:contextual-spacing="false"/>
      <style:text-properties fo:language="en" fo:country="GB" officeooo:paragraph-rsid="01b348e1"/>
    </style:style>
    <style:style style:name="P263" style:family="paragraph" style:parent-style-name="Text_20_body">
      <style:paragraph-properties fo:margin-top="0cm" fo:margin-bottom="0.203cm" loext:contextual-spacing="false"/>
      <style:text-properties fo:language="en" fo:country="GB" officeooo:rsid="01908384" officeooo:paragraph-rsid="018cec16"/>
    </style:style>
    <style:style style:name="P264" style:family="paragraph" style:parent-style-name="Text_20_body">
      <style:paragraph-properties fo:margin-top="0cm" fo:margin-bottom="0.203cm" loext:contextual-spacing="false"/>
      <style:text-properties fo:language="en" fo:country="GB" officeooo:paragraph-rsid="01d8fdf9"/>
    </style:style>
    <style:style style:name="P265" style:family="paragraph" style:parent-style-name="Text_20_body">
      <style:paragraph-properties fo:margin-top="0cm" fo:margin-bottom="0.203cm" loext:contextual-spacing="false"/>
      <style:text-properties fo:language="en" fo:country="GB" officeooo:paragraph-rsid="01eb4c2e"/>
    </style:style>
    <style:style style:name="P266" style:family="paragraph" style:parent-style-name="Text_20_body">
      <style:paragraph-properties fo:margin-top="0cm" fo:margin-bottom="0.203cm" loext:contextual-spacing="false" fo:text-align="start" style:justify-single-word="false"/>
      <style:text-properties fo:language="en" fo:country="GB" officeooo:rsid="0177e89b" officeooo:paragraph-rsid="0215355e"/>
    </style:style>
    <style:style style:name="P267" style:family="paragraph" style:parent-style-name="Text_20_body">
      <style:paragraph-properties fo:margin-top="0cm" fo:margin-bottom="0.203cm" loext:contextual-spacing="false"/>
      <style:text-properties fo:language="en" fo:country="GB" officeooo:paragraph-rsid="034884bb"/>
    </style:style>
    <style:style style:name="P268" style:family="paragraph" style:parent-style-name="Text_20_body">
      <style:paragraph-properties fo:margin-top="0cm" fo:margin-bottom="0.203cm" loext:contextual-spacing="false"/>
      <style:text-properties fo:language="en" fo:country="GB" officeooo:rsid="03402514" officeooo:paragraph-rsid="03402514"/>
    </style:style>
    <style:style style:name="P269" style:family="paragraph" style:parent-style-name="Text_20_body">
      <style:paragraph-properties fo:margin-top="0cm" fo:margin-bottom="0.203cm" loext:contextual-spacing="false"/>
      <style:text-properties fo:language="en" fo:country="GB" officeooo:paragraph-rsid="035a2a53"/>
    </style:style>
    <style:style style:name="P270" style:family="paragraph" style:parent-style-name="Text_20_body">
      <style:paragraph-properties fo:margin-top="0cm" fo:margin-bottom="0.203cm" loext:contextual-spacing="false" fo:text-align="center" style:justify-single-word="false"/>
      <style:text-properties fo:language="en" fo:country="GB" officeooo:rsid="03693dd9" officeooo:paragraph-rsid="03693dd9"/>
    </style:style>
    <style:style style:name="P271" style:family="paragraph" style:parent-style-name="Text_20_body">
      <style:paragraph-properties fo:margin-top="0cm" fo:margin-bottom="0.203cm" loext:contextual-spacing="false"/>
      <style:text-properties fo:language="en" fo:country="GB" officeooo:paragraph-rsid="03f180f3"/>
    </style:style>
    <style:style style:name="P272" style:family="paragraph" style:parent-style-name="Text_20_body">
      <style:paragraph-properties fo:margin-top="0cm" fo:margin-bottom="0.203cm" loext:contextual-spacing="false"/>
      <style:text-properties fo:language="en" fo:country="GB" officeooo:paragraph-rsid="043653e2"/>
    </style:style>
    <style:style style:name="P273" style:family="paragraph" style:parent-style-name="Text_20_body">
      <style:paragraph-properties fo:margin-top="0cm" fo:margin-bottom="0.203cm" loext:contextual-spacing="false"/>
      <style:text-properties fo:language="en" fo:country="GB" officeooo:paragraph-rsid="043cac96"/>
    </style:style>
    <style:style style:name="P274" style:family="paragraph" style:parent-style-name="Text_20_body">
      <style:paragraph-properties fo:margin-top="0cm" fo:margin-bottom="0.203cm" loext:contextual-spacing="false"/>
      <style:text-properties fo:language="en" fo:country="GB" officeooo:paragraph-rsid="0403e1fa"/>
    </style:style>
    <style:style style:name="P275" style:family="paragraph" style:parent-style-name="Text_20_body">
      <style:paragraph-properties fo:margin-top="0cm" fo:margin-bottom="0.203cm" loext:contextual-spacing="false"/>
      <style:text-properties fo:language="en" fo:country="GB" officeooo:rsid="043de722" officeooo:paragraph-rsid="043de722"/>
    </style:style>
    <style:style style:name="P276" style:family="paragraph" style:parent-style-name="Text_20_body">
      <style:paragraph-properties fo:margin-top="0cm" fo:margin-bottom="0.203cm" loext:contextual-spacing="false"/>
      <style:text-properties fo:language="en" fo:country="GB" officeooo:rsid="049c972f" officeooo:paragraph-rsid="049c972f"/>
    </style:style>
    <style:style style:name="P277" style:family="paragraph" style:parent-style-name="Text_20_body">
      <style:paragraph-properties fo:margin-top="0cm" fo:margin-bottom="0.203cm" loext:contextual-spacing="false" fo:text-align="start" style:justify-single-word="false"/>
      <style:text-properties fo:language="en" fo:country="GB" officeooo:rsid="049f2b3f" officeooo:paragraph-rsid="04ae8e4d"/>
    </style:style>
    <style:style style:name="P278" style:family="paragraph" style:parent-style-name="Text_20_body">
      <style:paragraph-properties fo:margin-top="0cm" fo:margin-bottom="0.203cm" loext:contextual-spacing="false" fo:text-align="start" style:justify-single-word="false"/>
      <style:text-properties fo:language="en" fo:country="GB" officeooo:rsid="04b0dfc8" officeooo:paragraph-rsid="04b0dfc8"/>
    </style:style>
    <style:style style:name="P279" style:family="paragraph" style:parent-style-name="Text_20_body">
      <style:paragraph-properties fo:margin-top="0cm" fo:margin-bottom="0.203cm" loext:contextual-spacing="false"/>
      <style:text-properties fo:language="en" fo:country="GB" officeooo:paragraph-rsid="04ec0414"/>
    </style:style>
    <style:style style:name="P280" style:family="paragraph" style:parent-style-name="Text_20_body">
      <style:paragraph-properties fo:margin-top="0cm" fo:margin-bottom="0.203cm" loext:contextual-spacing="false"/>
      <style:text-properties fo:language="en" fo:country="GB" officeooo:paragraph-rsid="04f2d111"/>
    </style:style>
    <style:style style:name="P281" style:family="paragraph" style:parent-style-name="Text_20_body">
      <style:paragraph-properties fo:margin-top="0cm" fo:margin-bottom="0.203cm" loext:contextual-spacing="false"/>
      <style:text-properties fo:language="en" fo:country="GB" officeooo:rsid="018cec16" officeooo:paragraph-rsid="0528fcc4"/>
    </style:style>
    <style:style style:name="P282" style:family="paragraph" style:parent-style-name="Text_20_body">
      <style:paragraph-properties fo:margin-top="0cm" fo:margin-bottom="0.203cm" loext:contextual-spacing="false"/>
      <style:text-properties fo:language="en" fo:country="GB" officeooo:paragraph-rsid="052b1137"/>
    </style:style>
    <style:style style:name="P283" style:family="paragraph" style:parent-style-name="Text_20_body">
      <style:paragraph-properties fo:margin-top="0cm" fo:margin-bottom="0.203cm" loext:contextual-spacing="false"/>
      <style:text-properties fo:language="en" fo:country="GB" officeooo:paragraph-rsid="054137e4"/>
    </style:style>
    <style:style style:name="P284" style:family="paragraph" style:parent-style-name="Text_20_body">
      <style:paragraph-properties fo:margin-top="0cm" fo:margin-bottom="0.203cm" loext:contextual-spacing="false"/>
      <style:text-properties fo:language="en" fo:country="GB" officeooo:paragraph-rsid="054193b3"/>
    </style:style>
    <style:style style:name="P285" style:family="paragraph" style:parent-style-name="Text_20_body">
      <style:paragraph-properties fo:margin-top="0cm" fo:margin-bottom="0.203cm" loext:contextual-spacing="false"/>
      <style:text-properties fo:language="en" fo:country="GB" officeooo:paragraph-rsid="0562e79c"/>
    </style:style>
    <style:style style:name="P286" style:family="paragraph" style:parent-style-name="Text_20_body">
      <style:paragraph-properties fo:margin-top="0cm" fo:margin-bottom="0.203cm" loext:contextual-spacing="false"/>
      <style:text-properties fo:language="en" fo:country="GB" officeooo:paragraph-rsid="0564a959"/>
    </style:style>
    <style:style style:name="P287" style:family="paragraph" style:parent-style-name="Text_20_body">
      <style:paragraph-properties fo:margin-top="0cm" fo:margin-bottom="0.203cm" loext:contextual-spacing="false"/>
      <style:text-properties fo:language="en" fo:country="GB" officeooo:paragraph-rsid="056569f4"/>
    </style:style>
    <style:style style:name="P288" style:family="paragraph" style:parent-style-name="Text_20_body">
      <style:paragraph-properties fo:margin-top="0cm" fo:margin-bottom="0.203cm" loext:contextual-spacing="false"/>
      <style:text-properties fo:language="en" fo:country="GB" officeooo:paragraph-rsid="05658d94"/>
    </style:style>
    <style:style style:name="P289" style:family="paragraph" style:parent-style-name="Text_20_body">
      <style:paragraph-properties fo:margin-top="0cm" fo:margin-bottom="0.203cm" loext:contextual-spacing="false"/>
      <style:text-properties fo:language="en" fo:country="GB" officeooo:paragraph-rsid="0566aef9"/>
    </style:style>
    <style:style style:name="P290" style:family="paragraph" style:parent-style-name="Text_20_body">
      <style:paragraph-properties fo:margin-top="0cm" fo:margin-bottom="0.203cm" loext:contextual-spacing="false"/>
      <style:text-properties fo:language="en" fo:country="GB" officeooo:rsid="0439d0ec" officeooo:paragraph-rsid="0566aef9"/>
    </style:style>
    <style:style style:name="P291" style:family="paragraph" style:parent-style-name="Text_20_body">
      <style:paragraph-properties fo:margin-top="0cm" fo:margin-bottom="0.203cm" loext:contextual-spacing="false" fo:text-align="start" style:justify-single-word="false"/>
      <style:text-properties fo:language="en" fo:country="GB" officeooo:rsid="0569b5fc" officeooo:paragraph-rsid="05928f5e"/>
    </style:style>
    <style:style style:name="P292" style:family="paragraph" style:parent-style-name="Text_20_body">
      <style:paragraph-properties fo:margin-top="0cm" fo:margin-bottom="0.203cm" loext:contextual-spacing="false" fo:text-align="start" style:justify-single-word="false"/>
      <style:text-properties fo:language="en" fo:country="GB" officeooo:rsid="0177009c" officeooo:paragraph-rsid="056d2177"/>
    </style:style>
    <style:style style:name="P293" style:family="paragraph" style:parent-style-name="Text_20_body">
      <style:paragraph-properties fo:margin-top="0cm" fo:margin-bottom="0.203cm" loext:contextual-spacing="false"/>
      <style:text-properties fo:language="en" fo:country="GB" officeooo:paragraph-rsid="05777654"/>
    </style:style>
    <style:style style:name="P294" style:family="paragraph" style:parent-style-name="Text_20_body">
      <style:paragraph-properties fo:margin-top="0cm" fo:margin-bottom="0.203cm" loext:contextual-spacing="false" fo:text-align="start" style:justify-single-word="false"/>
      <style:text-properties fo:language="en" fo:country="GB" officeooo:rsid="057cf4e4" officeooo:paragraph-rsid="057e8b78"/>
    </style:style>
    <style:style style:name="P295" style:family="paragraph" style:parent-style-name="Text_20_body">
      <style:paragraph-properties fo:margin-top="0cm" fo:margin-bottom="0.203cm" loext:contextual-spacing="false" fo:text-align="start" style:justify-single-word="false"/>
      <style:text-properties fo:language="en" fo:country="GB" officeooo:rsid="058b26ee" officeooo:paragraph-rsid="058b26ee"/>
    </style:style>
    <style:style style:name="P296" style:family="paragraph" style:parent-style-name="Text_20_body">
      <style:paragraph-properties fo:margin-top="0cm" fo:margin-bottom="0.203cm" loext:contextual-spacing="false"/>
      <style:text-properties fo:language="en" fo:country="GB" officeooo:rsid="058cc6b1" officeooo:paragraph-rsid="058cc6b1"/>
    </style:style>
    <style:style style:name="P297" style:family="paragraph" style:parent-style-name="Text_20_body">
      <style:paragraph-properties fo:margin-top="0cm" fo:margin-bottom="0.203cm" loext:contextual-spacing="false" fo:text-align="start" style:justify-single-word="false"/>
      <style:text-properties fo:language="en" fo:country="GB" officeooo:rsid="058f363b" officeooo:paragraph-rsid="05942359"/>
    </style:style>
    <style:style style:name="P298" style:family="paragraph" style:parent-style-name="Text_20_body">
      <style:paragraph-properties fo:margin-top="0cm" fo:margin-bottom="0.203cm" loext:contextual-spacing="false"/>
      <style:text-properties fo:language="en" fo:country="GB" officeooo:paragraph-rsid="05928f5e"/>
    </style:style>
    <style:style style:name="P299" style:family="paragraph" style:parent-style-name="Text_20_body">
      <style:paragraph-properties fo:margin-top="0cm" fo:margin-bottom="0.203cm" loext:contextual-spacing="false" fo:text-align="start" style:justify-single-word="false"/>
      <style:text-properties fo:language="en" fo:country="GB" officeooo:rsid="05934fa5" officeooo:paragraph-rsid="05934fa5"/>
    </style:style>
    <style:style style:name="P300" style:family="paragraph" style:parent-style-name="Text_20_body">
      <style:paragraph-properties fo:margin-top="0cm" fo:margin-bottom="0.203cm" loext:contextual-spacing="false" fo:text-align="start" style:justify-single-word="false"/>
      <style:text-properties fo:language="en" fo:country="GB" officeooo:rsid="0595783a" officeooo:paragraph-rsid="0595783a"/>
    </style:style>
    <style:style style:name="P301" style:family="paragraph" style:parent-style-name="Text_20_body">
      <style:paragraph-properties fo:margin-top="0cm" fo:margin-bottom="0.203cm" loext:contextual-spacing="false"/>
      <style:text-properties fo:language="en" fo:country="GB" officeooo:paragraph-rsid="05ce7dd3"/>
    </style:style>
    <style:style style:name="P302" style:family="paragraph" style:parent-style-name="Text_20_body">
      <style:paragraph-properties fo:margin-top="0cm" fo:margin-bottom="0.203cm" loext:contextual-spacing="false"/>
      <style:text-properties fo:language="en" fo:country="GB" officeooo:paragraph-rsid="05f7b878"/>
    </style:style>
    <style:style style:name="P303" style:family="paragraph" style:parent-style-name="Text_20_body">
      <style:paragraph-properties fo:margin-top="0cm" fo:margin-bottom="0.203cm" loext:contextual-spacing="false"/>
      <style:text-properties fo:language="en" fo:country="GB" officeooo:paragraph-rsid="067f082f"/>
    </style:style>
    <style:style style:name="P304" style:family="paragraph" style:parent-style-name="Text_20_body">
      <style:paragraph-properties fo:margin-top="0cm" fo:margin-bottom="0.203cm" loext:contextual-spacing="false"/>
      <style:text-properties fo:language="en" fo:country="GB" officeooo:paragraph-rsid="00984361"/>
    </style:style>
    <style:style style:name="P305" style:family="paragraph" style:parent-style-name="Text_20_body">
      <style:paragraph-properties fo:margin-top="0cm" fo:margin-bottom="0.203cm" loext:contextual-spacing="false" fo:text-align="start" style:justify-single-word="false"/>
      <style:text-properties fo:language="en" fo:country="GB" officeooo:rsid="056b8c2d" officeooo:paragraph-rsid="056ee112"/>
    </style:style>
    <style:style style:name="P306" style:family="paragraph" style:parent-style-name="Text_20_body">
      <style:paragraph-properties fo:margin-top="0cm" fo:margin-bottom="0.203cm" loext:contextual-spacing="false"/>
      <style:text-properties officeooo:paragraph-rsid="00580750"/>
    </style:style>
    <style:style style:name="P307" style:family="paragraph" style:parent-style-name="Text_20_body">
      <style:paragraph-properties fo:margin-top="0cm" fo:margin-bottom="0.203cm" loext:contextual-spacing="false"/>
      <style:text-properties officeooo:paragraph-rsid="010329e6"/>
    </style:style>
    <style:style style:name="P308" style:family="paragraph" style:parent-style-name="Text_20_body">
      <style:paragraph-properties fo:margin-top="0cm" fo:margin-bottom="0.203cm" loext:contextual-spacing="false"/>
      <style:text-properties officeooo:paragraph-rsid="01051289"/>
    </style:style>
    <style:style style:name="P309" style:family="paragraph" style:parent-style-name="Text_20_body">
      <style:paragraph-properties fo:margin-top="0cm" fo:margin-bottom="0.203cm" loext:contextual-spacing="false"/>
      <style:text-properties officeooo:paragraph-rsid="0116907c"/>
    </style:style>
    <style:style style:name="P310" style:family="paragraph" style:parent-style-name="Text_20_body">
      <style:paragraph-properties fo:margin-top="0cm" fo:margin-bottom="0.203cm" loext:contextual-spacing="false"/>
      <style:text-properties officeooo:paragraph-rsid="017ba9de"/>
    </style:style>
    <style:style style:name="P311" style:family="paragraph" style:parent-style-name="Text_20_body">
      <style:paragraph-properties fo:margin-top="0cm" fo:margin-bottom="0.203cm" loext:contextual-spacing="false"/>
      <style:text-properties officeooo:paragraph-rsid="01a6e60b"/>
    </style:style>
    <style:style style:name="P312" style:family="paragraph" style:parent-style-name="Text_20_body">
      <style:paragraph-properties fo:margin-top="0cm" fo:margin-bottom="0.203cm" loext:contextual-spacing="false"/>
      <style:text-properties officeooo:paragraph-rsid="01d022fd"/>
    </style:style>
    <style:style style:name="P313" style:family="paragraph" style:parent-style-name="Text_20_body">
      <style:paragraph-properties fo:margin-top="0cm" fo:margin-bottom="0.203cm" loext:contextual-spacing="false"/>
      <style:text-properties style:font-name="Liberation Serif" fo:language="en" fo:country="GB"/>
    </style:style>
    <style:style style:name="P314" style:family="paragraph" style:parent-style-name="Text_20_body">
      <style:paragraph-properties fo:margin-top="0cm" fo:margin-bottom="0.203cm" loext:contextual-spacing="false" fo:text-align="start" style:justify-single-word="false"/>
      <style:text-properties style:font-name="Liberation Serif" fo:language="en" fo:country="GB" officeooo:rsid="057a94f2" officeooo:paragraph-rsid="057a94f2"/>
    </style:style>
    <style:style style:name="P315" style:family="paragraph" style:parent-style-name="Text_20_body">
      <style:paragraph-properties fo:margin-top="0cm" fo:margin-bottom="0.203cm" loext:contextual-spacing="false" fo:text-align="start" style:justify-single-word="false"/>
      <style:text-properties style:font-name="Liberation Serif" fo:language="en" fo:country="GB" officeooo:rsid="05934fa5" officeooo:paragraph-rsid="05934fa5"/>
    </style:style>
    <style:style style:name="P316" style:family="paragraph" style:parent-style-name="Text_20_body">
      <style:paragraph-properties fo:margin-top="0cm" fo:margin-bottom="0.203cm" loext:contextual-spacing="false"/>
      <style:text-properties style:font-name="Liberation Serif" fo:font-size="12pt" fo:language="en" fo:country="GB" style:font-size-asian="12pt"/>
    </style:style>
    <style:style style:name="P317" style:family="paragraph" style:parent-style-name="Text_20_body">
      <style:paragraph-properties fo:margin-top="0cm" fo:margin-bottom="0.203cm" loext:contextual-spacing="false"/>
      <style:text-properties style:font-name="Liberation Serif" fo:font-size="12pt" fo:language="en" fo:country="GB" officeooo:paragraph-rsid="0566aef9" style:font-size-asian="12pt"/>
    </style:style>
    <style:style style:name="P318" style:family="paragraph" style:parent-style-name="Text_20_body">
      <style:paragraph-properties fo:margin-top="0cm" fo:margin-bottom="0.203cm" loext:contextual-spacing="false"/>
      <style:text-properties style:font-name="Liberation Serif" fo:font-size="12pt" fo:language="en" fo:country="GB" style:letter-kerning="true" style:font-size-asian="12pt"/>
    </style:style>
    <style:style style:name="P319" style:family="paragraph" style:parent-style-name="Text_20_body">
      <style:paragraph-properties fo:margin-top="0cm" fo:margin-bottom="0.203cm" loext:contextual-spacing="false"/>
      <style:text-properties officeooo:paragraph-rsid="027b4162"/>
    </style:style>
    <style:style style:name="P320" style:family="paragraph" style:parent-style-name="Text_20_body">
      <style:paragraph-properties fo:margin-top="0cm" fo:margin-bottom="0.203cm" loext:contextual-spacing="false"/>
      <style:text-properties officeooo:paragraph-rsid="0335131f"/>
    </style:style>
    <style:style style:name="P321" style:family="paragraph" style:parent-style-name="Text_20_body">
      <style:paragraph-properties fo:margin-top="0cm" fo:margin-bottom="0.203cm" loext:contextual-spacing="false"/>
      <style:text-properties officeooo:paragraph-rsid="0401ce20"/>
    </style:style>
    <style:style style:name="P322" style:family="paragraph" style:parent-style-name="Text_20_body">
      <style:paragraph-properties fo:margin-top="0cm" fo:margin-bottom="0.203cm" loext:contextual-spacing="false"/>
      <style:text-properties officeooo:paragraph-rsid="04192f38"/>
    </style:style>
    <style:style style:name="P323" style:family="paragraph" style:parent-style-name="Text_20_body">
      <style:paragraph-properties fo:margin-top="0cm" fo:margin-bottom="0.203cm" loext:contextual-spacing="false"/>
      <style:text-properties officeooo:paragraph-rsid="04206a3f"/>
    </style:style>
    <style:style style:name="P324" style:family="paragraph" style:parent-style-name="Text_20_body">
      <style:paragraph-properties fo:margin-top="0cm" fo:margin-bottom="0.203cm" loext:contextual-spacing="false"/>
      <style:text-properties officeooo:paragraph-rsid="04321e0a"/>
    </style:style>
    <style:style style:name="P325" style:family="paragraph" style:parent-style-name="Text_20_body">
      <style:paragraph-properties fo:margin-top="0cm" fo:margin-bottom="0.203cm" loext:contextual-spacing="false"/>
      <style:text-properties officeooo:paragraph-rsid="043b5f84"/>
    </style:style>
    <style:style style:name="P326" style:family="paragraph" style:parent-style-name="Text_20_body">
      <style:paragraph-properties fo:margin-top="0cm" fo:margin-bottom="0.203cm" loext:contextual-spacing="false"/>
      <style:text-properties officeooo:paragraph-rsid="043cac96"/>
    </style:style>
    <style:style style:name="P327" style:family="paragraph" style:parent-style-name="Text_20_body">
      <style:paragraph-properties fo:margin-top="0cm" fo:margin-bottom="0.203cm" loext:contextual-spacing="false"/>
      <style:text-properties officeooo:paragraph-rsid="043f79e6"/>
    </style:style>
    <style:style style:name="P328" style:family="paragraph" style:parent-style-name="Text_20_body">
      <style:paragraph-properties fo:margin-top="0cm" fo:margin-bottom="0.203cm" loext:contextual-spacing="false"/>
      <style:text-properties officeooo:paragraph-rsid="044648d8"/>
    </style:style>
    <style:style style:name="P329" style:family="paragraph" style:parent-style-name="Text_20_body">
      <style:paragraph-properties fo:margin-top="0cm" fo:margin-bottom="0.203cm" loext:contextual-spacing="false"/>
      <style:text-properties officeooo:paragraph-rsid="044bde53"/>
    </style:style>
    <style:style style:name="P330" style:family="paragraph" style:parent-style-name="Text_20_body">
      <style:paragraph-properties fo:margin-top="0cm" fo:margin-bottom="0.203cm" loext:contextual-spacing="false"/>
      <style:text-properties officeooo:paragraph-rsid="0453b227"/>
    </style:style>
    <style:style style:name="P331" style:family="paragraph" style:parent-style-name="Text_20_body">
      <style:paragraph-properties fo:margin-top="0cm" fo:margin-bottom="0.203cm" loext:contextual-spacing="false"/>
      <style:text-properties officeooo:paragraph-rsid="0454b189"/>
    </style:style>
    <style:style style:name="P332" style:family="paragraph" style:parent-style-name="Text_20_body">
      <style:paragraph-properties fo:margin-top="0cm" fo:margin-bottom="0.203cm" loext:contextual-spacing="false"/>
      <style:text-properties officeooo:paragraph-rsid="046bf777"/>
    </style:style>
    <style:style style:name="P333" style:family="paragraph" style:parent-style-name="Text_20_body">
      <style:paragraph-properties fo:margin-top="0cm" fo:margin-bottom="0.203cm" loext:contextual-spacing="false"/>
      <style:text-properties officeooo:paragraph-rsid="046c99f7"/>
    </style:style>
    <style:style style:name="P334" style:family="paragraph" style:parent-style-name="Text_20_body">
      <style:paragraph-properties fo:margin-top="0cm" fo:margin-bottom="0.203cm" loext:contextual-spacing="false"/>
      <style:text-properties officeooo:paragraph-rsid="046e4726"/>
    </style:style>
    <style:style style:name="P335" style:family="paragraph" style:parent-style-name="Text_20_body">
      <style:paragraph-properties fo:margin-top="0cm" fo:margin-bottom="0.203cm" loext:contextual-spacing="false"/>
      <style:text-properties officeooo:paragraph-rsid="047bbc1a"/>
    </style:style>
    <style:style style:name="P336" style:family="paragraph" style:parent-style-name="Text_20_body">
      <style:paragraph-properties fo:margin-top="0cm" fo:margin-bottom="0.203cm" loext:contextual-spacing="false"/>
      <style:text-properties officeooo:paragraph-rsid="047bcd06"/>
    </style:style>
    <style:style style:name="P337" style:family="paragraph" style:parent-style-name="Text_20_body">
      <style:paragraph-properties fo:margin-top="0cm" fo:margin-bottom="0.203cm" loext:contextual-spacing="false"/>
      <style:text-properties officeooo:paragraph-rsid="0481b31d"/>
    </style:style>
    <style:style style:name="P338" style:family="paragraph" style:parent-style-name="Text_20_body">
      <style:paragraph-properties fo:margin-top="0cm" fo:margin-bottom="0.203cm" loext:contextual-spacing="false"/>
      <style:text-properties officeooo:paragraph-rsid="04f2d111"/>
    </style:style>
    <style:style style:name="P339" style:family="paragraph" style:parent-style-name="Text_20_body">
      <style:paragraph-properties fo:margin-top="0cm" fo:margin-bottom="0.203cm" loext:contextual-spacing="false"/>
      <style:text-properties officeooo:paragraph-rsid="05461f80"/>
    </style:style>
    <style:style style:name="P340" style:family="paragraph" style:parent-style-name="Text_20_body">
      <style:paragraph-properties fo:margin-top="0cm" fo:margin-bottom="0.203cm" loext:contextual-spacing="false"/>
      <style:text-properties officeooo:paragraph-rsid="0566aef9"/>
    </style:style>
    <style:style style:name="P341" style:family="paragraph" style:parent-style-name="Text_20_body">
      <style:paragraph-properties fo:margin-top="0cm" fo:margin-bottom="0.203cm" loext:contextual-spacing="false"/>
      <style:text-properties officeooo:paragraph-rsid="0587e418"/>
    </style:style>
    <style:style style:name="P342" style:family="paragraph" style:parent-style-name="Text_20_body">
      <style:paragraph-properties fo:margin-top="0cm" fo:margin-bottom="0.203cm" loext:contextual-spacing="false"/>
      <style:text-properties officeooo:paragraph-rsid="05928f5e"/>
    </style:style>
    <style:style style:name="P343" style:family="paragraph" style:parent-style-name="Text_20_body">
      <style:paragraph-properties fo:margin-top="0cm" fo:margin-bottom="0.203cm" loext:contextual-spacing="false"/>
      <style:text-properties officeooo:paragraph-rsid="05a2ef88"/>
    </style:style>
    <style:style style:name="P344" style:family="paragraph" style:parent-style-name="Text_20_body">
      <style:paragraph-properties fo:margin-top="0cm" fo:margin-bottom="0.203cm" loext:contextual-spacing="false"/>
      <style:text-properties officeooo:paragraph-rsid="03444578"/>
    </style:style>
    <style:style style:name="P345" style:family="paragraph" style:parent-style-name="Text_20_body">
      <style:paragraph-properties fo:margin-top="0cm" fo:margin-bottom="0.203cm" loext:contextual-spacing="false" fo:text-align="center" style:justify-single-word="false"/>
      <style:text-properties fo:font-size="11pt" fo:font-weight="normal" officeooo:rsid="05d2ec3d" officeooo:paragraph-rsid="05d2ec3d" style:font-size-asian="11pt" style:font-weight-asian="normal" style:font-size-complex="11pt" style:font-weight-complex="normal"/>
    </style:style>
    <style:style style:name="P346" style:family="paragraph" style:parent-style-name="Text_20_body">
      <style:paragraph-properties fo:margin-top="0cm" fo:margin-bottom="0.203cm" loext:contextual-spacing="false" fo:text-align="center" style:justify-single-word="false"/>
      <style:text-properties fo:font-size="11pt" officeooo:rsid="05d2ec3d" officeooo:paragraph-rsid="05d2ec3d" style:font-size-asian="11pt" style:font-size-complex="11pt"/>
    </style:style>
    <style:style style:name="P347" style:family="paragraph" style:parent-style-name="Text_20_body">
      <style:paragraph-properties fo:margin-top="0cm" fo:margin-bottom="0.203cm" loext:contextual-spacing="false" fo:text-align="center" style:justify-single-word="false"/>
      <style:text-properties fo:font-size="11pt" fo:font-weight="bold" officeooo:rsid="05d2ec3d" officeooo:paragraph-rsid="05d2ec3d" style:font-size-asian="11pt" style:font-weight-asian="bold" style:font-size-complex="11pt" style:font-weight-complex="bold"/>
    </style:style>
    <style:style style:name="P348" style:family="paragraph" style:parent-style-name="Text_20_body">
      <style:paragraph-properties fo:margin-top="0cm" fo:margin-bottom="0.203cm" loext:contextual-spacing="false"/>
      <style:text-properties officeooo:paragraph-rsid="05d52181"/>
    </style:style>
    <style:style style:name="P349" style:family="paragraph" style:parent-style-name="Text_20_body">
      <style:paragraph-properties fo:margin-top="0cm" fo:margin-bottom="0.203cm" loext:contextual-spacing="false" fo:text-align="center" style:justify-single-word="false"/>
      <style:text-properties fo:font-weight="bold" officeooo:rsid="05d2ec3d" officeooo:paragraph-rsid="05d2ec3d" style:font-weight-asian="bold" style:font-weight-complex="bold"/>
    </style:style>
    <style:style style:name="P350" style:family="paragraph" style:parent-style-name="Text_20_body">
      <style:paragraph-properties fo:margin-top="0cm" fo:margin-bottom="0.203cm" loext:contextual-spacing="false"/>
      <style:text-properties officeooo:paragraph-rsid="05debeb1"/>
    </style:style>
    <style:style style:name="P351" style:family="paragraph" style:parent-style-name="Text_20_body">
      <style:paragraph-properties fo:margin-top="0cm" fo:margin-bottom="0.203cm" loext:contextual-spacing="false"/>
      <style:text-properties officeooo:paragraph-rsid="061db7e8"/>
    </style:style>
    <style:style style:name="P352" style:family="paragraph" style:parent-style-name="Text_20_body">
      <style:paragraph-properties fo:margin-top="0cm" fo:margin-bottom="0.203cm" loext:contextual-spacing="false"/>
      <style:text-properties officeooo:paragraph-rsid="06833a4f"/>
    </style:style>
    <style:style style:name="P353" style:family="paragraph" style:parent-style-name="Text_20_body">
      <style:paragraph-properties fo:margin-top="0cm" fo:margin-bottom="0.203cm" loext:contextual-spacing="false"/>
      <style:text-properties style:font-name="Trebuchet MS" fo:language="en" fo:country="GB" officeooo:rsid="04159b17" officeooo:paragraph-rsid="04159b17"/>
    </style:style>
    <style:style style:name="P354" style:family="paragraph" style:parent-style-name="Text_20_body">
      <style:paragraph-properties fo:margin-top="0cm" fo:margin-bottom="0.203cm" loext:contextual-spacing="false">
        <style:tab-stops>
          <style:tab-stop style:position="11.174cm"/>
        </style:tab-stops>
      </style:paragraph-properties>
      <style:text-properties style:font-name="Trebuchet MS" fo:language="en" fo:country="GB" officeooo:rsid="0521faaa" officeooo:paragraph-rsid="0521faaa"/>
    </style:style>
    <style:style style:name="P355" style:family="paragraph" style:parent-style-name="Text_20_body">
      <style:paragraph-properties fo:margin-top="0cm" fo:margin-bottom="0.203cm" loext:contextual-spacing="false" fo:text-align="start" style:justify-single-word="false"/>
      <style:text-properties style:font-name="Trebuchet MS" fo:language="en" fo:country="GB" officeooo:rsid="04a59042" officeooo:paragraph-rsid="04ae8e4d"/>
    </style:style>
    <style:style style:name="P356" style:family="paragraph" style:parent-style-name="Text_20_body">
      <style:paragraph-properties fo:margin-top="0cm" fo:margin-bottom="0.203cm" loext:contextual-spacing="false"/>
      <style:text-properties style:font-name="Trebuchet MS" fo:language="en" fo:country="GB" officeooo:rsid="04841d0e" officeooo:paragraph-rsid="04841d0e"/>
    </style:style>
    <style:style style:name="P357" style:family="paragraph" style:parent-style-name="Text_20_body">
      <style:paragraph-properties fo:margin-top="0cm" fo:margin-bottom="0.203cm" loext:contextual-spacing="false"/>
      <style:text-properties style:font-name="Trebuchet MS" fo:language="en" fo:country="GB" fo:font-weight="normal" officeooo:rsid="04b8c94e" officeooo:paragraph-rsid="05928f5e" style:font-weight-asian="normal" style:font-weight-complex="normal"/>
    </style:style>
    <style:style style:name="P358" style:family="paragraph" style:parent-style-name="Text_20_body">
      <style:paragraph-properties fo:margin-top="0cm" fo:margin-bottom="0.203cm" loext:contextual-spacing="false"/>
      <style:text-properties style:font-name="Trebuchet MS" fo:language="en" fo:country="GB" fo:font-weight="normal" officeooo:rsid="041ded91" officeooo:paragraph-rsid="041ded91" style:font-weight-asian="normal" style:font-weight-complex="normal"/>
    </style:style>
    <style:style style:name="P359" style:family="paragraph" style:parent-style-name="Text_20_body">
      <style:paragraph-properties fo:margin-top="0cm" fo:margin-bottom="0.203cm" loext:contextual-spacing="false"/>
      <style:text-properties style:font-name="Trebuchet MS" fo:language="en" fo:country="GB" officeooo:rsid="0413e41e" officeooo:paragraph-rsid="0413e41e"/>
    </style:style>
    <style:style style:name="P360" style:family="paragraph" style:parent-style-name="Text_20_body">
      <style:paragraph-properties fo:margin-top="0cm" fo:margin-bottom="0.203cm" loext:contextual-spacing="false"/>
      <style:text-properties style:font-name="Trebuchet MS" fo:language="en" fo:country="GB" officeooo:rsid="047ff9b0" officeooo:paragraph-rsid="047ff9b0"/>
    </style:style>
    <style:style style:name="P361" style:family="paragraph" style:parent-style-name="Text_20_body">
      <style:paragraph-properties fo:margin-top="0cm" fo:margin-bottom="0.203cm" loext:contextual-spacing="false" fo:text-align="start" style:justify-single-word="false"/>
      <style:text-properties style:font-name="Trebuchet MS" fo:language="en" fo:country="GB" officeooo:paragraph-rsid="057b8410"/>
    </style:style>
    <style:style style:name="P362" style:family="paragraph" style:parent-style-name="Text_20_body">
      <style:paragraph-properties fo:margin-top="0cm" fo:margin-bottom="0.203cm" loext:contextual-spacing="false" fo:text-align="start" style:justify-single-word="false"/>
      <style:text-properties style:font-name="Trebuchet MS" fo:language="en" fo:country="GB" officeooo:rsid="04192f38" officeooo:paragraph-rsid="04192f38"/>
    </style:style>
    <style:style style:name="P363" style:family="paragraph" style:parent-style-name="Text_20_body">
      <style:paragraph-properties fo:margin-top="0cm" fo:margin-bottom="0.203cm" loext:contextual-spacing="false"/>
      <style:text-properties style:font-name="Trebuchet MS" officeooo:rsid="0412d642" officeooo:paragraph-rsid="0412d642"/>
    </style:style>
    <style:style style:name="P364" style:family="paragraph" style:parent-style-name="Text_20_body">
      <style:paragraph-properties fo:margin-top="0cm" fo:margin-bottom="0.203cm" loext:contextual-spacing="false"/>
      <style:text-properties officeooo:paragraph-rsid="06abad0b"/>
    </style:style>
    <style:style style:name="P365" style:family="paragraph" style:parent-style-name="Text_20_body">
      <style:paragraph-properties fo:margin-top="0cm" fo:margin-bottom="0.203cm" loext:contextual-spacing="false" fo:text-align="start" style:justify-single-word="false" fo:padding="0.074cm" fo:border-left="none" fo:border-right="none" fo:border-top="none" fo:border-bottom="0.99pt solid #000000" style:join-border="false"/>
      <style:text-properties fo:language="en" fo:country="GB"/>
    </style:style>
    <style:style style:name="P366" style:family="paragraph" style:parent-style-name="Text_20_body">
      <style:paragraph-properties fo:margin-top="0cm" fo:margin-bottom="0.203cm" loext:contextual-spacing="false" fo:padding="0.074cm" fo:border-left="none" fo:border-right="none" fo:border-top="none" fo:border-bottom="0.99pt solid #000000" style:join-border="false"/>
      <style:text-properties fo:language="en" fo:country="GB" fo:font-weight="normal" officeooo:paragraph-rsid="0624a4d2" style:font-weight-asian="normal" style:font-weight-complex="normal"/>
    </style:style>
    <style:style style:name="P367" style:family="paragraph" style:parent-style-name="Text_20_body">
      <style:paragraph-properties fo:margin-top="0cm" fo:margin-bottom="0.203cm" loext:contextual-spacing="false" fo:text-align="start" style:justify-single-word="false" fo:padding="0.074cm" fo:border-left="none" fo:border-right="none" fo:border-top="none" fo:border-bottom="0.99pt solid #000000" style:join-border="false"/>
      <style:text-properties officeooo:paragraph-rsid="0489764c"/>
    </style:style>
    <style:style style:name="P368" style:family="paragraph" style:parent-style-name="Text_20_body">
      <style:paragraph-properties fo:margin-top="0cm" fo:margin-bottom="0.203cm" loext:contextual-spacing="false" style:writing-mode="lr-tb"/>
    </style:style>
    <style:style style:name="P369" style:family="paragraph" style:parent-style-name="Text_20_body">
      <style:paragraph-properties fo:margin-top="0cm" fo:margin-bottom="0.203cm" loext:contextual-spacing="false" style:writing-mode="lr-tb"/>
      <style:text-properties fo:language="en" fo:country="GB"/>
    </style:style>
    <style:style style:name="P370" style:family="paragraph" style:parent-style-name="Text_20_body">
      <style:paragraph-properties fo:margin-top="0cm" fo:margin-bottom="0.203cm" loext:contextual-spacing="false" style:writing-mode="lr-tb"/>
      <style:text-properties fo:language="en" fo:country="GB" fo:font-style="normal" officeooo:rsid="019f318c" officeooo:paragraph-rsid="019f318c" style:font-style-asian="normal" style:font-style-complex="normal"/>
    </style:style>
    <style:style style:name="P371" style:family="paragraph" style:parent-style-name="Text_20_body">
      <style:paragraph-properties fo:margin-top="0cm" fo:margin-bottom="0.203cm" loext:contextual-spacing="false" style:writing-mode="lr-tb"/>
      <style:text-properties officeooo:paragraph-rsid="032f5d33"/>
    </style:style>
    <style:style style:name="P372" style:family="paragraph" style:parent-style-name="Text_20_body">
      <style:paragraph-properties fo:margin-top="0cm" fo:margin-bottom="0.203cm" loext:contextual-spacing="false" fo:break-before="page"/>
      <style:text-properties fo:language="en" fo:country="GB" fo:font-weight="normal" officeooo:paragraph-rsid="05cbf0fa" style:font-weight-asian="normal" style:font-weight-complex="normal"/>
    </style:style>
    <style:style style:name="P373" style:family="paragraph" style:parent-style-name="Text_20_body">
      <style:paragraph-properties fo:margin-top="0cm" fo:margin-bottom="0.203cm" loext:contextual-spacing="false" fo:break-before="page"/>
      <style:text-properties fo:language="en" fo:country="GB" fo:font-weight="normal" officeooo:rsid="00f3594a" officeooo:paragraph-rsid="05e2b44c" style:font-weight-asian="normal" style:font-weight-complex="normal"/>
    </style:style>
    <style:style style:name="P374" style:family="paragraph" style:parent-style-name="Text_20_body">
      <style:paragraph-properties fo:margin-top="0cm" fo:margin-bottom="0.203cm" loext:contextual-spacing="false" fo:break-before="page"/>
      <style:text-properties fo:language="en" fo:country="GB" fo:font-weight="normal" officeooo:rsid="00f7277f" officeooo:paragraph-rsid="05e41763" style:font-weight-asian="normal" style:font-weight-complex="normal"/>
    </style:style>
    <style:style style:name="P375" style:family="paragraph" style:parent-style-name="Text_20_body">
      <style:paragraph-properties fo:margin-top="0cm" fo:margin-bottom="0.203cm" loext:contextual-spacing="false" fo:break-before="page"/>
      <style:text-properties fo:language="en" fo:country="GB" fo:font-weight="normal" officeooo:paragraph-rsid="05e2b44c" style:font-weight-asian="normal" style:font-weight-complex="normal"/>
    </style:style>
    <style:style style:name="P376" style:family="paragraph" style:parent-style-name="Text_20_body">
      <style:paragraph-properties fo:margin-top="0cm" fo:margin-bottom="0.203cm" loext:contextual-spacing="false" fo:break-before="page">
        <style:tab-stops>
          <style:tab-stop style:position="6.031cm"/>
        </style:tab-stops>
      </style:paragraph-properties>
      <style:text-properties fo:language="en" fo:country="GB" fo:font-weight="normal" officeooo:rsid="002ae898" officeooo:paragraph-rsid="06a8a453" style:font-weight-asian="normal" style:font-weight-complex="normal"/>
    </style:style>
    <style:style style:name="P377" style:family="paragraph" style:parent-style-name="Text_20_body">
      <style:paragraph-properties fo:margin-top="0cm" fo:margin-bottom="0.203cm" loext:contextual-spacing="false" fo:break-before="page"/>
      <style:text-properties fo:language="en" fo:country="GB" fo:font-weight="normal" officeooo:paragraph-rsid="06a99bd5" style:font-weight-asian="normal" style:font-weight-complex="normal"/>
    </style:style>
    <style:style style:name="P378" style:family="paragraph" style:parent-style-name="Text_20_body">
      <style:paragraph-properties fo:margin-top="0cm" fo:margin-bottom="0.203cm" loext:contextual-spacing="false" fo:break-before="page"/>
      <style:text-properties officeooo:paragraph-rsid="05a2ef88"/>
    </style:style>
    <style:style style:name="P379" style:family="paragraph" style:parent-style-name="Text_20_body">
      <style:paragraph-properties fo:margin-top="0cm" fo:margin-bottom="0.203cm" loext:contextual-spacing="false" fo:break-before="page"/>
      <style:text-properties officeooo:paragraph-rsid="05debeb1"/>
    </style:style>
    <style:style style:name="P380" style:family="paragraph" style:parent-style-name="Text_20_body">
      <style:paragraph-properties fo:margin-top="0cm" fo:margin-bottom="0.203cm" loext:contextual-spacing="false" fo:break-before="page"/>
      <style:text-properties officeooo:paragraph-rsid="061db7e8"/>
    </style:style>
    <style:style style:name="P381" style:family="paragraph" style:parent-style-name="Text_20_body">
      <style:paragraph-properties fo:margin-top="0cm" fo:margin-bottom="0.203cm" loext:contextual-spacing="false" fo:break-before="page"/>
      <style:text-properties officeooo:paragraph-rsid="06abad0b"/>
    </style:style>
    <style:style style:name="P382" style:family="paragraph" style:parent-style-name="Text_20_body">
      <style:paragraph-properties fo:text-align="center" style:justify-single-word="false">
        <style:tab-stops/>
      </style:paragraph-properties>
    </style:style>
    <style:style style:name="P383" style:family="paragraph" style:parent-style-name="Text_20_body">
      <style:text-properties fo:language="en" fo:country="GB"/>
    </style:style>
    <style:style style:name="P384" style:family="paragraph" style:parent-style-name="Text_20_body">
      <style:paragraph-properties fo:text-align="center" style:justify-single-word="false">
        <style:tab-stops/>
      </style:paragraph-properties>
      <style:text-properties fo:language="en" fo:country="GB"/>
    </style:style>
    <style:style style:name="P385" style:family="paragraph" style:parent-style-name="Text_20_body">
      <style:text-properties fo:language="en" fo:country="GB" fo:font-weight="normal" style:font-weight-asian="normal" style:font-weight-complex="normal"/>
    </style:style>
    <style:style style:name="P386" style:family="paragraph" style:parent-style-name="Text_20_body">
      <style:text-properties fo:language="en" fo:country="GB" fo:font-weight="normal" officeooo:paragraph-rsid="00436a56" style:font-weight-asian="normal" style:font-weight-complex="normal"/>
    </style:style>
    <style:style style:name="P387" style:family="paragraph" style:parent-style-name="Text_20_body">
      <style:text-properties fo:language="en" fo:country="GB" fo:font-weight="normal" officeooo:paragraph-rsid="03978f2d" style:font-weight-asian="normal" style:font-weight-complex="normal"/>
    </style:style>
    <style:style style:name="P388" style:family="paragraph" style:parent-style-name="Text_20_body">
      <style:text-properties fo:language="en" fo:country="GB" fo:font-weight="normal" officeooo:paragraph-rsid="04f6de8f" style:font-weight-asian="normal" style:font-weight-complex="normal"/>
    </style:style>
    <style:style style:name="P389" style:family="paragraph" style:parent-style-name="Text_20_body">
      <style:text-properties fo:language="en" fo:country="GB" fo:font-weight="normal" officeooo:paragraph-rsid="05140ddc" style:font-weight-asian="normal" style:font-weight-complex="normal"/>
    </style:style>
    <style:style style:name="P390" style:family="paragraph" style:parent-style-name="Text_20_body">
      <style:text-properties fo:language="en" fo:country="GB" fo:font-style="normal" fo:font-weight="normal" style:font-style-asian="normal" style:font-weight-asian="normal" style:font-style-complex="normal" style:font-weight-complex="normal"/>
    </style:style>
    <style:style style:name="P391" style:family="paragraph" style:parent-style-name="Text_20_body">
      <style:text-properties fo:language="en" fo:country="GB" fo:font-style="normal" fo:font-weight="normal" officeooo:paragraph-rsid="023713ce" style:font-style-asian="normal" style:font-weight-asian="normal" style:font-style-complex="normal" style:font-weight-complex="normal"/>
    </style:style>
    <style:style style:name="P392" style:family="paragraph" style:parent-style-name="Text_20_body">
      <style:text-properties fo:language="en" fo:country="GB" fo:font-style="normal" style:font-style-asian="normal" style:font-style-complex="normal"/>
    </style:style>
    <style:style style:name="P393" style:family="paragraph" style:parent-style-name="Text_20_body">
      <style:text-properties fo:language="en" fo:country="GB" officeooo:rsid="002f8c02" officeooo:paragraph-rsid="002f8c02"/>
    </style:style>
    <style:style style:name="P394" style:family="paragraph" style:parent-style-name="Text_20_body">
      <style:text-properties fo:language="en" fo:country="GB" officeooo:paragraph-rsid="00301d79"/>
    </style:style>
    <style:style style:name="P395" style:family="paragraph" style:parent-style-name="Text_20_body">
      <style:text-properties fo:language="en" fo:country="GB" officeooo:paragraph-rsid="003ce036"/>
    </style:style>
    <style:style style:name="P396" style:family="paragraph" style:parent-style-name="Text_20_body">
      <style:text-properties fo:language="en" fo:country="GB" officeooo:rsid="00598207" officeooo:paragraph-rsid="00598207"/>
    </style:style>
    <style:style style:name="P397" style:family="paragraph" style:parent-style-name="Text_20_body">
      <style:text-properties fo:language="en" fo:country="GB" officeooo:paragraph-rsid="00cb87c4"/>
    </style:style>
    <style:style style:name="P398" style:family="paragraph" style:parent-style-name="Text_20_body">
      <style:text-properties fo:language="en" fo:country="GB" officeooo:paragraph-rsid="00df2440"/>
    </style:style>
    <style:style style:name="P399" style:family="paragraph" style:parent-style-name="Text_20_body">
      <style:text-properties fo:language="en" fo:country="GB" officeooo:paragraph-rsid="00e223d7"/>
    </style:style>
    <style:style style:name="P400" style:family="paragraph" style:parent-style-name="Text_20_body">
      <style:text-properties fo:language="en" fo:country="GB" officeooo:paragraph-rsid="00e43c4a"/>
    </style:style>
    <style:style style:name="P401" style:family="paragraph" style:parent-style-name="Text_20_body">
      <style:text-properties fo:language="en" fo:country="GB" officeooo:paragraph-rsid="015b713b"/>
    </style:style>
    <style:style style:name="P402" style:family="paragraph" style:parent-style-name="Text_20_body">
      <style:text-properties fo:language="en" fo:country="GB" officeooo:paragraph-rsid="01a170d5"/>
    </style:style>
    <style:style style:name="P403" style:family="paragraph" style:parent-style-name="Text_20_body">
      <style:text-properties fo:language="en" fo:country="GB" officeooo:paragraph-rsid="01b348e1"/>
    </style:style>
    <style:style style:name="P404" style:family="paragraph" style:parent-style-name="Text_20_body">
      <style:text-properties fo:language="en" fo:country="GB" officeooo:paragraph-rsid="01c7487f"/>
    </style:style>
    <style:style style:name="P405" style:family="paragraph" style:parent-style-name="Text_20_body">
      <style:text-properties fo:language="en" fo:country="GB" officeooo:rsid="023b1947" officeooo:paragraph-rsid="023c173d"/>
    </style:style>
    <style:style style:name="P406" style:family="paragraph" style:parent-style-name="Text_20_body">
      <style:text-properties fo:language="en" fo:country="GB" officeooo:rsid="023c173d" officeooo:paragraph-rsid="023c173d"/>
    </style:style>
    <style:style style:name="P407" style:family="paragraph" style:parent-style-name="Text_20_body">
      <style:text-properties fo:language="en" fo:country="GB" officeooo:rsid="0345d53f" officeooo:paragraph-rsid="0345d53f"/>
    </style:style>
    <style:style style:name="P408" style:family="paragraph" style:parent-style-name="Text_20_body">
      <style:text-properties fo:language="en" fo:country="GB" officeooo:rsid="034c005f" officeooo:paragraph-rsid="035918a1"/>
    </style:style>
    <style:style style:name="P409" style:family="paragraph" style:parent-style-name="Text_20_body">
      <style:text-properties fo:language="en" fo:country="GB" officeooo:rsid="034c005f" officeooo:paragraph-rsid="035c2ff8"/>
    </style:style>
    <style:style style:name="P410" style:family="paragraph" style:parent-style-name="Text_20_body">
      <style:text-properties fo:language="en" fo:country="GB" officeooo:rsid="0377278c" officeooo:paragraph-rsid="0377278c"/>
    </style:style>
    <style:style style:name="P411" style:family="paragraph" style:parent-style-name="Text_20_body">
      <style:text-properties fo:language="en" fo:country="GB" officeooo:rsid="0399a9c0" officeooo:paragraph-rsid="0399a9c0"/>
    </style:style>
    <style:style style:name="P412" style:family="paragraph" style:parent-style-name="Text_20_body">
      <style:text-properties fo:language="en" fo:country="GB" officeooo:rsid="039a63de" officeooo:paragraph-rsid="039a63de"/>
    </style:style>
    <style:style style:name="P413" style:family="paragraph" style:parent-style-name="Text_20_body">
      <style:text-properties fo:language="en" fo:country="GB" officeooo:paragraph-rsid="03a9355e"/>
    </style:style>
    <style:style style:name="P414" style:family="paragraph" style:parent-style-name="Text_20_body">
      <style:text-properties fo:language="en" fo:country="GB" officeooo:paragraph-rsid="03af5d99"/>
    </style:style>
    <style:style style:name="P415" style:family="paragraph" style:parent-style-name="Text_20_body">
      <style:text-properties fo:language="en" fo:country="GB" officeooo:paragraph-rsid="03b7d958"/>
    </style:style>
    <style:style style:name="P416" style:family="paragraph" style:parent-style-name="Text_20_body">
      <style:text-properties fo:language="en" fo:country="GB" officeooo:rsid="035c2ff8" officeooo:paragraph-rsid="03661115"/>
    </style:style>
    <style:style style:name="P417" style:family="paragraph" style:parent-style-name="Text_20_body">
      <style:text-properties fo:language="en" fo:country="GB" officeooo:rsid="03661115" officeooo:paragraph-rsid="0371690f"/>
    </style:style>
    <style:style style:name="P418" style:family="paragraph" style:parent-style-name="Text_20_body">
      <style:text-properties fo:language="en" fo:country="GB" officeooo:rsid="035bb6e4" officeooo:paragraph-rsid="0345d53f"/>
    </style:style>
    <style:style style:name="P419" style:family="paragraph" style:parent-style-name="Text_20_body">
      <style:text-properties fo:language="en" fo:country="GB" officeooo:rsid="039c8307" officeooo:paragraph-rsid="039d5424"/>
    </style:style>
    <style:style style:name="P420" style:family="paragraph" style:parent-style-name="Text_20_body">
      <style:text-properties fo:language="en" fo:country="GB" officeooo:paragraph-rsid="041af89e"/>
    </style:style>
    <style:style style:name="P421" style:family="paragraph" style:parent-style-name="Text_20_body">
      <style:text-properties fo:language="en" fo:country="GB" officeooo:rsid="0371690f" officeooo:paragraph-rsid="0371690f"/>
    </style:style>
    <style:style style:name="P422" style:family="paragraph" style:parent-style-name="Text_20_body">
      <style:text-properties fo:language="en" fo:country="GB" officeooo:paragraph-rsid="04262dc1"/>
    </style:style>
    <style:style style:name="P423" style:family="paragraph" style:parent-style-name="Text_20_body">
      <style:text-properties fo:language="en" fo:country="GB" officeooo:rsid="04262dc1" officeooo:paragraph-rsid="04262dc1"/>
    </style:style>
    <style:style style:name="P424" style:family="paragraph" style:parent-style-name="Text_20_body">
      <style:text-properties fo:language="en" fo:country="GB" officeooo:paragraph-rsid="047554be"/>
    </style:style>
    <style:style style:name="P425" style:family="paragraph" style:parent-style-name="Text_20_body">
      <style:text-properties fo:language="en" fo:country="GB" officeooo:rsid="0491a8e6" officeooo:paragraph-rsid="0491a8e6"/>
    </style:style>
    <style:style style:name="P426" style:family="paragraph" style:parent-style-name="Text_20_body">
      <style:paragraph-properties fo:text-align="end" style:justify-single-word="false"/>
      <style:text-properties fo:language="en" fo:country="GB" officeooo:rsid="0491a8e6" officeooo:paragraph-rsid="052649cb"/>
    </style:style>
    <style:style style:name="P427" style:family="paragraph" style:parent-style-name="Text_20_body">
      <style:text-properties fo:language="en" fo:country="GB" officeooo:rsid="0491a8e6" officeooo:paragraph-rsid="05928f5e"/>
    </style:style>
    <style:style style:name="P428" style:family="paragraph" style:parent-style-name="Text_20_body">
      <style:text-properties fo:language="en" fo:country="GB" officeooo:rsid="0491a8e6" officeooo:paragraph-rsid="0606e2b2"/>
    </style:style>
    <style:style style:name="P429" style:family="paragraph" style:parent-style-name="Text_20_body">
      <style:text-properties fo:language="en" fo:country="GB" officeooo:rsid="039c2736" officeooo:paragraph-rsid="039c2736"/>
    </style:style>
    <style:style style:name="P430" style:family="paragraph" style:parent-style-name="Text_20_body">
      <style:text-properties fo:language="en" fo:country="GB" officeooo:rsid="04a0844d" officeooo:paragraph-rsid="04d00f92"/>
    </style:style>
    <style:style style:name="P431" style:family="paragraph" style:parent-style-name="Text_20_body">
      <style:text-properties fo:language="en" fo:country="GB" officeooo:rsid="04a1f663" officeooo:paragraph-rsid="04a1f663"/>
    </style:style>
    <style:style style:name="P432" style:family="paragraph" style:parent-style-name="Text_20_body">
      <style:text-properties fo:language="en" fo:country="GB" officeooo:rsid="04a1f663" officeooo:paragraph-rsid="04b475de"/>
    </style:style>
    <style:style style:name="P433" style:family="paragraph" style:parent-style-name="Text_20_body">
      <style:text-properties fo:language="en" fo:country="GB" officeooo:rsid="04b0653b" officeooo:paragraph-rsid="04b0653b"/>
    </style:style>
    <style:style style:name="P434" style:family="paragraph" style:parent-style-name="Text_20_body">
      <style:text-properties fo:language="en" fo:country="GB" officeooo:rsid="04b0653b" officeooo:paragraph-rsid="05f729e4"/>
    </style:style>
    <style:style style:name="P435" style:family="paragraph" style:parent-style-name="Text_20_body">
      <style:text-properties fo:language="en" fo:country="GB" officeooo:rsid="04b0653b" officeooo:paragraph-rsid="0606e2b2"/>
    </style:style>
    <style:style style:name="P436" style:family="paragraph" style:parent-style-name="Text_20_body">
      <style:text-properties fo:language="en" fo:country="GB" officeooo:rsid="04b580cd" officeooo:paragraph-rsid="04c4b436"/>
    </style:style>
    <style:style style:name="P437" style:family="paragraph" style:parent-style-name="Text_20_body">
      <style:text-properties fo:language="en" fo:country="GB" officeooo:paragraph-rsid="04e822b0"/>
    </style:style>
    <style:style style:name="P438" style:family="paragraph" style:parent-style-name="Text_20_body">
      <style:text-properties fo:language="en" fo:country="GB" officeooo:paragraph-rsid="05140ddc"/>
    </style:style>
    <style:style style:name="P439" style:family="paragraph" style:parent-style-name="Text_20_body">
      <style:text-properties fo:language="en" fo:country="GB" officeooo:paragraph-rsid="05141c44"/>
    </style:style>
    <style:style style:name="P440" style:family="paragraph" style:parent-style-name="Text_20_body">
      <style:text-properties fo:language="en" fo:country="GB" officeooo:rsid="0560160c" officeooo:paragraph-rsid="0560160c"/>
    </style:style>
    <style:style style:name="P441" style:family="paragraph" style:parent-style-name="Text_20_body">
      <style:text-properties fo:language="en" fo:country="GB" officeooo:paragraph-rsid="0562e79c"/>
    </style:style>
    <style:style style:name="P442" style:family="paragraph" style:parent-style-name="Text_20_body">
      <style:text-properties fo:language="en" fo:country="GB" officeooo:paragraph-rsid="0566aef9"/>
    </style:style>
    <style:style style:name="P443" style:family="paragraph" style:parent-style-name="Text_20_body">
      <style:text-properties fo:language="en" fo:country="GB" officeooo:paragraph-rsid="056d2177"/>
    </style:style>
    <style:style style:name="P444" style:family="paragraph" style:parent-style-name="Text_20_body">
      <style:text-properties fo:language="en" fo:country="GB" officeooo:paragraph-rsid="05928f5e"/>
    </style:style>
    <style:style style:name="P445" style:family="paragraph" style:parent-style-name="Text_20_body">
      <style:text-properties fo:language="en" fo:country="GB" officeooo:paragraph-rsid="059ad5ad"/>
    </style:style>
    <style:style style:name="P446" style:family="paragraph" style:parent-style-name="Text_20_body">
      <style:text-properties fo:language="en" fo:country="GB" officeooo:paragraph-rsid="059ed7cc"/>
    </style:style>
    <style:style style:name="P447" style:family="paragraph" style:parent-style-name="Text_20_body">
      <style:text-properties fo:language="en" fo:country="GB" officeooo:paragraph-rsid="05aba8d4"/>
    </style:style>
    <style:style style:name="P448" style:family="paragraph" style:parent-style-name="Text_20_body">
      <style:text-properties fo:language="en" fo:country="GB" officeooo:paragraph-rsid="05ddf904"/>
    </style:style>
    <style:style style:name="P449" style:family="paragraph" style:parent-style-name="Text_20_body">
      <style:text-properties fo:language="en" fo:country="GB" officeooo:paragraph-rsid="05debeb1"/>
    </style:style>
    <style:style style:name="P450" style:family="paragraph" style:parent-style-name="Text_20_body">
      <style:text-properties fo:language="en" fo:country="GB" officeooo:rsid="03d3fef4" officeooo:paragraph-rsid="05f93b57"/>
    </style:style>
    <style:style style:name="P451" style:family="paragraph" style:parent-style-name="Text_20_body">
      <style:text-properties fo:language="en" fo:country="GB" fo:font-style="italic" officeooo:rsid="0606e2b2" officeooo:paragraph-rsid="0606e2b2" style:font-style-asian="italic" style:font-style-complex="italic"/>
    </style:style>
    <style:style style:name="P452" style:family="paragraph" style:parent-style-name="Text_20_body">
      <style:text-properties fo:language="en" fo:country="GB" officeooo:rsid="016a9a2f" officeooo:paragraph-rsid="016a9a2f"/>
    </style:style>
    <style:style style:name="P453" style:family="paragraph" style:parent-style-name="Text_20_body">
      <style:text-properties fo:language="en" fo:country="GB" officeooo:rsid="061df349" officeooo:paragraph-rsid="061df349"/>
    </style:style>
    <style:style style:name="P454" style:family="paragraph" style:parent-style-name="Text_20_body">
      <style:text-properties fo:language="en" fo:country="GB" officeooo:paragraph-rsid="064983d9"/>
    </style:style>
    <style:style style:name="P455" style:family="paragraph" style:parent-style-name="Text_20_body">
      <style:text-properties fo:language="en" fo:country="GB" officeooo:rsid="05f729e4" officeooo:paragraph-rsid="0606e2b2"/>
    </style:style>
    <style:style style:name="P456" style:family="paragraph" style:parent-style-name="Text_20_body">
      <style:text-properties fo:language="en" fo:country="GB" officeooo:paragraph-rsid="066d416b"/>
    </style:style>
    <style:style style:name="P457" style:family="paragraph" style:parent-style-name="Text_20_body">
      <style:text-properties fo:language="en" fo:country="GB" officeooo:rsid="009230c3" officeooo:paragraph-rsid="06af6ce1"/>
    </style:style>
    <style:style style:name="P458" style:family="paragraph" style:parent-style-name="Text_20_body">
      <style:paragraph-properties fo:text-align="center" style:justify-single-word="false">
        <style:tab-stops/>
      </style:paragraph-properties>
      <style:text-properties fo:language="en" fo:country="GB" officeooo:rsid="06b40fae" officeooo:paragraph-rsid="06b40fae"/>
    </style:style>
    <style:style style:name="P459" style:family="paragraph" style:parent-style-name="Text_20_body">
      <style:paragraph-properties fo:text-align="center" style:justify-single-word="false"/>
      <style:text-properties fo:language="en" fo:country="GB" officeooo:rsid="05040c45" officeooo:paragraph-rsid="05040c45"/>
    </style:style>
    <style:style style:name="P460" style:family="paragraph" style:parent-style-name="Text_20_body">
      <style:text-properties officeooo:paragraph-rsid="00903532"/>
    </style:style>
    <style:style style:name="P461" style:family="paragraph" style:parent-style-name="Text_20_body">
      <style:text-properties officeooo:paragraph-rsid="00cc225f"/>
    </style:style>
    <style:style style:name="P462" style:family="paragraph" style:parent-style-name="Text_20_body">
      <style:text-properties officeooo:paragraph-rsid="00e08582"/>
    </style:style>
    <style:style style:name="P463" style:family="paragraph" style:parent-style-name="Text_20_body">
      <style:text-properties officeooo:paragraph-rsid="00edb3f1"/>
    </style:style>
    <style:style style:name="P464" style:family="paragraph" style:parent-style-name="Text_20_body">
      <style:text-properties officeooo:paragraph-rsid="010e14b6"/>
    </style:style>
    <style:style style:name="P465" style:family="paragraph" style:parent-style-name="Text_20_body">
      <style:text-properties officeooo:paragraph-rsid="01b348e1"/>
    </style:style>
    <style:style style:name="P466" style:family="paragraph" style:parent-style-name="Text_20_body">
      <style:text-properties officeooo:paragraph-rsid="01c28cd0"/>
    </style:style>
    <style:style style:name="P467" style:family="paragraph" style:parent-style-name="Text_20_body">
      <style:text-properties style:font-name="Liberation Serif" fo:language="en" fo:country="GB"/>
    </style:style>
    <style:style style:name="P468" style:family="paragraph" style:parent-style-name="Text_20_body">
      <style:text-properties style:font-name="Liberation Serif" fo:font-size="12pt" fo:language="en" fo:country="GB" style:font-size-asian="12pt"/>
    </style:style>
    <style:style style:name="P469" style:family="paragraph" style:parent-style-name="Text_20_body">
      <style:paragraph-properties fo:text-align="start" style:justify-single-word="false"/>
      <style:text-properties fo:color="#000000" style:font-name="Liberation Serif" fo:font-size="12pt" fo:language="en" fo:country="GB" style:font-size-asian="12pt" style:font-size-complex="12pt"/>
    </style:style>
    <style:style style:name="P470" style:family="paragraph" style:parent-style-name="Text_20_body">
      <style:text-properties officeooo:rsid="023e01cf" officeooo:paragraph-rsid="023f4ab2"/>
    </style:style>
    <style:style style:name="P471" style:family="paragraph" style:parent-style-name="Text_20_body">
      <style:text-properties officeooo:rsid="0241fd64" officeooo:paragraph-rsid="0241fd64"/>
    </style:style>
    <style:style style:name="P472" style:family="paragraph" style:parent-style-name="Text_20_body">
      <style:text-properties officeooo:paragraph-rsid="024717c9"/>
    </style:style>
    <style:style style:name="P473" style:family="paragraph" style:parent-style-name="Text_20_body">
      <style:text-properties officeooo:paragraph-rsid="02a90f0b"/>
    </style:style>
    <style:style style:name="P474" style:family="paragraph" style:parent-style-name="Text_20_body">
      <style:text-properties officeooo:paragraph-rsid="030bdd5a"/>
    </style:style>
    <style:style style:name="P475" style:family="paragraph" style:parent-style-name="Text_20_body">
      <style:text-properties officeooo:paragraph-rsid="031252d6"/>
    </style:style>
    <style:style style:name="P476" style:family="paragraph" style:parent-style-name="Text_20_body">
      <style:text-properties officeooo:rsid="03191779" officeooo:paragraph-rsid="031a356c"/>
    </style:style>
    <style:style style:name="P477" style:family="paragraph" style:parent-style-name="Text_20_body">
      <style:text-properties officeooo:paragraph-rsid="031fc120"/>
    </style:style>
    <style:style style:name="P478" style:family="paragraph" style:parent-style-name="Text_20_body">
      <style:text-properties officeooo:paragraph-rsid="03210a31"/>
    </style:style>
    <style:style style:name="P479" style:family="paragraph" style:parent-style-name="Text_20_body">
      <style:text-properties officeooo:paragraph-rsid="032405c6"/>
    </style:style>
    <style:style style:name="P480" style:family="paragraph" style:parent-style-name="Text_20_body">
      <style:text-properties officeooo:paragraph-rsid="0367b475"/>
    </style:style>
    <style:style style:name="P481" style:family="paragraph" style:parent-style-name="Text_20_body">
      <style:text-properties officeooo:paragraph-rsid="038875f8"/>
    </style:style>
    <style:style style:name="P482" style:family="paragraph" style:parent-style-name="Text_20_body">
      <style:text-properties officeooo:paragraph-rsid="038b1eb2"/>
    </style:style>
    <style:style style:name="P483" style:family="paragraph" style:parent-style-name="Text_20_body">
      <style:text-properties officeooo:paragraph-rsid="038bdd52"/>
    </style:style>
    <style:style style:name="P484" style:family="paragraph" style:parent-style-name="Text_20_body">
      <style:text-properties officeooo:paragraph-rsid="0390a909"/>
    </style:style>
    <style:style style:name="P485" style:family="paragraph" style:parent-style-name="Text_20_body">
      <style:text-properties officeooo:paragraph-rsid="03a19405"/>
    </style:style>
    <style:style style:name="P486" style:family="paragraph" style:parent-style-name="Text_20_body">
      <style:text-properties officeooo:paragraph-rsid="03ca7574"/>
    </style:style>
    <style:style style:name="P487" style:family="paragraph" style:parent-style-name="Text_20_body">
      <style:text-properties officeooo:paragraph-rsid="03dff303"/>
    </style:style>
    <style:style style:name="P488" style:family="paragraph" style:parent-style-name="Text_20_body">
      <style:text-properties officeooo:paragraph-rsid="03f180f3"/>
    </style:style>
    <style:style style:name="P489" style:family="paragraph" style:parent-style-name="Text_20_body">
      <style:text-properties officeooo:paragraph-rsid="03fd8de0"/>
    </style:style>
    <style:style style:name="P490" style:family="paragraph" style:parent-style-name="Text_20_body">
      <style:text-properties officeooo:paragraph-rsid="03fdb14a"/>
    </style:style>
    <style:style style:name="P491" style:family="paragraph" style:parent-style-name="Text_20_body">
      <style:text-properties style:font-name="Times New Roman3"/>
    </style:style>
    <style:style style:name="P492" style:family="paragraph" style:parent-style-name="Text_20_body">
      <style:text-properties style:font-name="Times New Roman3" fo:font-size="10pt" fo:language="en" fo:country="GB" style:font-size-asian="10pt" style:font-size-complex="10pt"/>
    </style:style>
    <style:style style:name="P493" style:family="paragraph" style:parent-style-name="Text_20_body">
      <style:text-properties style:font-name="Times New Roman3" fo:font-size="10pt" fo:language="en" fo:country="GB" officeooo:rsid="03ff73e8" officeooo:paragraph-rsid="03ff73e8" style:font-size-asian="10pt" style:font-size-complex="10pt"/>
    </style:style>
    <style:style style:name="P494" style:family="paragraph" style:parent-style-name="Text_20_body">
      <style:text-properties style:font-name="Times New Roman3" fo:font-size="10pt" fo:language="en" fo:country="GB" officeooo:rsid="03a4ad01" officeooo:paragraph-rsid="03a4ad01" style:font-size-asian="10pt" style:font-size-complex="10pt"/>
    </style:style>
    <style:style style:name="P495" style:family="paragraph" style:parent-style-name="Text_20_body">
      <style:text-properties style:font-name="Times New Roman3" fo:font-size="10pt" fo:language="en" fo:country="GB" officeooo:rsid="01fd8937" officeooo:paragraph-rsid="01fd8937" style:font-size-asian="10pt" style:font-size-complex="10pt"/>
    </style:style>
    <style:style style:name="P496" style:family="paragraph" style:parent-style-name="Text_20_body">
      <style:text-properties style:font-name="Times New Roman3" fo:font-size="10pt" fo:language="en" fo:country="GB" officeooo:rsid="05a49812" officeooo:paragraph-rsid="05a49812" style:font-size-asian="10pt" style:font-size-complex="10pt"/>
    </style:style>
    <style:style style:name="P497" style:family="paragraph" style:parent-style-name="Text_20_body">
      <style:text-properties style:font-name="Times New Roman3" fo:font-size="10pt" fo:language="en" fo:country="GB" officeooo:paragraph-rsid="0498ea4c" style:font-size-asian="10pt" style:font-size-complex="10pt"/>
    </style:style>
    <style:style style:name="P498" style:family="paragraph" style:parent-style-name="Text_20_body">
      <style:text-properties officeooo:paragraph-rsid="0411307c"/>
    </style:style>
    <style:style style:name="P499" style:family="paragraph" style:parent-style-name="Text_20_body">
      <style:text-properties officeooo:paragraph-rsid="03a9aa1c"/>
    </style:style>
    <style:style style:name="P500" style:family="paragraph" style:parent-style-name="Text_20_body">
      <style:text-properties officeooo:paragraph-rsid="03078b94"/>
    </style:style>
    <style:style style:name="P501" style:family="paragraph" style:parent-style-name="Text_20_body">
      <style:text-properties officeooo:paragraph-rsid="04174241"/>
    </style:style>
    <style:style style:name="P502" style:family="paragraph" style:parent-style-name="Text_20_body">
      <style:text-properties officeooo:paragraph-rsid="041af89e"/>
    </style:style>
    <style:style style:name="P503" style:family="paragraph" style:parent-style-name="Text_20_body">
      <style:text-properties officeooo:paragraph-rsid="046574b6"/>
    </style:style>
    <style:style style:name="P504" style:family="paragraph" style:parent-style-name="Text_20_body">
      <style:text-properties officeooo:paragraph-rsid="0481b71b"/>
    </style:style>
    <style:style style:name="P505" style:family="paragraph" style:parent-style-name="Text_20_body">
      <style:text-properties officeooo:paragraph-rsid="04ec0414"/>
    </style:style>
    <style:style style:name="P506" style:family="paragraph" style:parent-style-name="Text_20_body">
      <style:text-properties officeooo:paragraph-rsid="04eee588"/>
    </style:style>
    <style:style style:name="P507" style:family="paragraph" style:parent-style-name="Text_20_body">
      <style:text-properties officeooo:paragraph-rsid="04f0aa10"/>
    </style:style>
    <style:style style:name="P508" style:family="paragraph" style:parent-style-name="Text_20_body">
      <style:text-properties officeooo:paragraph-rsid="04f0e6a9"/>
    </style:style>
    <style:style style:name="P509" style:family="paragraph" style:parent-style-name="Text_20_body">
      <style:text-properties officeooo:paragraph-rsid="04f6de8f"/>
    </style:style>
    <style:style style:name="P510" style:family="paragraph" style:parent-style-name="Text_20_body">
      <style:text-properties officeooo:paragraph-rsid="033bb51d"/>
    </style:style>
    <style:style style:name="P511" style:family="paragraph" style:parent-style-name="Text_20_body">
      <style:text-properties officeooo:paragraph-rsid="0530d8cd"/>
    </style:style>
    <style:style style:name="P512" style:family="paragraph" style:parent-style-name="Text_20_body">
      <style:text-properties officeooo:paragraph-rsid="053fc946"/>
    </style:style>
    <style:style style:name="P513" style:family="paragraph" style:parent-style-name="Text_20_body">
      <style:text-properties officeooo:rsid="041627a3" officeooo:paragraph-rsid="0555e8ab"/>
    </style:style>
    <style:style style:name="P514" style:family="paragraph" style:parent-style-name="Text_20_body">
      <style:text-properties officeooo:paragraph-rsid="0556f087"/>
    </style:style>
    <style:style style:name="P515" style:family="paragraph" style:parent-style-name="Text_20_body">
      <style:text-properties officeooo:paragraph-rsid="0566aef9"/>
    </style:style>
    <style:style style:name="P516" style:family="paragraph" style:parent-style-name="Text_20_body">
      <style:text-properties officeooo:rsid="056d2177" officeooo:paragraph-rsid="056d2177"/>
    </style:style>
    <style:style style:name="P517" style:family="paragraph" style:parent-style-name="Text_20_body">
      <style:text-properties officeooo:paragraph-rsid="05928f5e"/>
    </style:style>
    <style:style style:name="P518" style:family="paragraph" style:parent-style-name="Text_20_body">
      <style:text-properties officeooo:paragraph-rsid="05a05c26"/>
    </style:style>
    <style:style style:name="P519" style:family="paragraph" style:parent-style-name="Text_20_body">
      <style:text-properties officeooo:paragraph-rsid="05a1f334"/>
    </style:style>
    <style:style style:name="P520" style:family="paragraph" style:parent-style-name="Text_20_body">
      <style:text-properties officeooo:rsid="05a90115" officeooo:paragraph-rsid="05a90115"/>
    </style:style>
    <style:style style:name="P521" style:family="paragraph" style:parent-style-name="Text_20_body">
      <style:text-properties officeooo:paragraph-rsid="05bd033a"/>
    </style:style>
    <style:style style:name="P522" style:family="paragraph" style:parent-style-name="Text_20_body">
      <style:paragraph-properties fo:text-align="center" style:justify-single-word="false"/>
      <style:text-properties fo:font-size="16pt" fo:language="en" fo:country="GB" officeooo:rsid="05040c45" officeooo:paragraph-rsid="05040c45" style:font-size-asian="16pt" style:font-size-complex="16pt"/>
    </style:style>
    <style:style style:name="P523" style:family="paragraph" style:parent-style-name="Text_20_body">
      <style:paragraph-properties fo:text-align="center" style:justify-single-word="false"/>
      <style:text-properties fo:font-size="11pt" fo:language="en" fo:country="GB" officeooo:rsid="05d2b751" officeooo:paragraph-rsid="05d2b751" style:font-size-asian="11pt" style:font-size-complex="11pt"/>
    </style:style>
    <style:style style:name="P524" style:family="paragraph" style:parent-style-name="Text_20_body">
      <style:text-properties officeooo:paragraph-rsid="05d028f7"/>
    </style:style>
    <style:style style:name="P525" style:family="paragraph" style:parent-style-name="Text_20_body">
      <style:text-properties style:font-name="Trebuchet MS" fo:language="en" fo:country="GB" officeooo:rsid="0481b31d" officeooo:paragraph-rsid="0481b31d"/>
    </style:style>
    <style:style style:name="P526" style:family="paragraph" style:parent-style-name="Text_20_body">
      <style:text-properties style:font-name="Trebuchet MS" fo:language="en" fo:country="GB" officeooo:rsid="041627a3" officeooo:paragraph-rsid="041627a3"/>
    </style:style>
    <style:style style:name="P527" style:family="paragraph" style:parent-style-name="Text_20_body">
      <style:text-properties style:font-name="Trebuchet MS" fo:language="en" fo:country="GB" officeooo:rsid="041dc702" officeooo:paragraph-rsid="041dc702"/>
    </style:style>
    <style:style style:name="P528" style:family="paragraph" style:parent-style-name="Text_20_body">
      <style:text-properties style:font-name="Trebuchet MS" fo:language="en" fo:country="GB" officeooo:rsid="041ded91" officeooo:paragraph-rsid="041ded91"/>
    </style:style>
    <style:style style:name="P529" style:family="paragraph" style:parent-style-name="Text_20_body">
      <style:text-properties style:font-name="Trebuchet MS" fo:language="en" fo:country="GB" officeooo:rsid="04174241" officeooo:paragraph-rsid="04174241"/>
    </style:style>
    <style:style style:name="P530" style:family="paragraph" style:parent-style-name="Text_20_body">
      <style:text-properties style:font-name="Trebuchet MS" fo:language="en" fo:country="GB" officeooo:rsid="04159b17" officeooo:paragraph-rsid="04159b17"/>
    </style:style>
    <style:style style:name="P531" style:family="paragraph" style:parent-style-name="Text_20_body">
      <style:text-properties style:font-name="Trebuchet MS" fo:language="en" fo:country="GB" officeooo:rsid="04ca7ec3" officeooo:paragraph-rsid="04ca7ec3"/>
    </style:style>
    <style:style style:name="P532" style:family="paragraph" style:parent-style-name="Text_20_body">
      <style:text-properties style:font-name="Trebuchet MS" officeooo:rsid="046574b6" officeooo:paragraph-rsid="046574b6"/>
    </style:style>
    <style:style style:name="P533" style:family="paragraph" style:parent-style-name="Text_20_body">
      <style:text-properties style:font-name="Trebuchet MS" officeooo:rsid="0413e54d" officeooo:paragraph-rsid="0413e54d"/>
    </style:style>
    <style:style style:name="P534" style:family="paragraph" style:parent-style-name="Text_20_body">
      <style:text-properties officeooo:paragraph-rsid="06b09dfe"/>
    </style:style>
    <style:style style:name="P535" style:family="paragraph" style:parent-style-name="Standard">
      <style:paragraph-properties fo:margin-top="0cm" fo:margin-bottom="0.199cm" loext:contextual-spacing="false" fo:text-align="start" style:justify-single-word="false"/>
      <style:text-properties fo:color="#000000" style:font-name="Times New Roman3" fo:font-size="12pt" style:font-size-asian="12pt" style:font-size-complex="12pt"/>
    </style:style>
    <style:style style:name="P536" style:family="paragraph" style:parent-style-name="Standard">
      <style:paragraph-properties fo:margin-top="0cm" fo:margin-bottom="0.199cm" loext:contextual-spacing="false" fo:text-align="start" style:justify-single-word="false"/>
      <style:text-properties fo:color="#000000" style:font-name="Times New Roman3" fo:font-size="12pt" officeooo:paragraph-rsid="0056ab1f" style:font-size-asian="12pt" style:font-size-complex="12pt"/>
    </style:style>
    <style:style style:name="P537" style:family="paragraph" style:parent-style-name="Standard">
      <style:paragraph-properties fo:margin-top="0cm" fo:margin-bottom="0.199cm" loext:contextual-spacing="false" fo:text-align="start" style:justify-single-word="false"/>
      <style:text-properties fo:color="#000000" style:font-name="Liberation Serif" fo:font-size="12pt" fo:language="en" fo:country="GB" style:font-size-asian="12pt" style:font-size-complex="12pt"/>
    </style:style>
    <style:style style:name="P538" style:family="paragraph" style:parent-style-name="Standard">
      <style:paragraph-properties fo:margin-top="0cm" fo:margin-bottom="0.199cm" loext:contextual-spacing="false"/>
      <style:text-properties style:font-name="Liberation Serif" fo:font-size="12pt" fo:language="en" fo:country="GB" style:font-size-asian="12pt"/>
    </style:style>
    <style:style style:name="P539" style:family="paragraph" style:parent-style-name="Standard">
      <style:paragraph-properties fo:margin-top="0cm" fo:margin-bottom="0.199cm" loext:contextual-spacing="false" fo:text-align="center" style:justify-single-word="false"/>
      <style:text-properties style:font-name="Liberation Serif" fo:font-size="12pt" fo:language="en" fo:country="GB" fo:font-weight="bold" officeooo:rsid="0626b638" officeooo:paragraph-rsid="0626b638" style:font-size-asian="12pt" style:font-weight-asian="bold" style:font-weight-complex="bold"/>
    </style:style>
    <style:style style:name="P540" style:family="paragraph" style:parent-style-name="Standard">
      <style:paragraph-properties fo:margin-top="0cm" fo:margin-bottom="0.199cm" loext:contextual-spacing="false" fo:text-align="center" style:justify-single-word="false"/>
      <style:text-properties style:font-name="Liberation Serif" fo:font-size="12pt" fo:language="en" fo:country="GB" fo:font-weight="bold" officeooo:rsid="062892bd" officeooo:paragraph-rsid="062892bd" style:font-size-asian="12pt" style:font-weight-asian="bold" style:font-weight-complex="bold"/>
    </style:style>
    <style:style style:name="P541" style:family="paragraph" style:parent-style-name="Standard">
      <style:paragraph-properties fo:margin-top="0cm" fo:margin-bottom="0.199cm" loext:contextual-spacing="false" fo:text-align="center" style:justify-single-word="false"/>
      <style:text-properties style:font-name="Liberation Serif" fo:font-size="12pt" fo:language="en" fo:country="GB" fo:font-weight="normal" officeooo:rsid="0626b638" officeooo:paragraph-rsid="0626b638" style:font-size-asian="12pt" style:font-weight-asian="normal" style:font-weight-complex="normal"/>
    </style:style>
    <style:style style:name="P542" style:family="paragraph" style:parent-style-name="Standard">
      <style:paragraph-properties fo:margin-top="0cm" fo:margin-bottom="0.199cm" loext:contextual-spacing="false"/>
      <style:text-properties style:font-name="Liberation Serif" fo:language="en" fo:country="GB"/>
    </style:style>
    <style:style style:name="P543" style:family="paragraph" style:parent-style-name="Standard">
      <style:paragraph-properties fo:margin-top="0cm" fo:margin-bottom="0.199cm" loext:contextual-spacing="false"/>
      <style:text-properties style:font-name="Times New Roman3" fo:font-size="12pt" fo:language="en" fo:country="GB" officeooo:rsid="00183f21" officeooo:paragraph-rsid="04b6fb2a" style:font-size-asian="12pt"/>
    </style:style>
    <style:style style:name="P544" style:family="paragraph" style:parent-style-name="Text_20_body">
      <style:paragraph-properties fo:margin-top="0cm" fo:margin-bottom="0.199cm" loext:contextual-spacing="false"/>
      <style:text-properties fo:language="en" fo:country="GB"/>
    </style:style>
    <style:style style:name="P545" style:family="paragraph" style:parent-style-name="Text_20_body">
      <style:paragraph-properties fo:margin-top="0cm" fo:margin-bottom="0.199cm" loext:contextual-spacing="false"/>
      <style:text-properties fo:language="en" fo:country="GB" fo:font-weight="normal" style:font-weight-asian="normal" style:font-weight-complex="normal"/>
    </style:style>
    <style:style style:name="P546" style:family="paragraph" style:parent-style-name="Text_20_body">
      <style:paragraph-properties fo:margin-top="0cm" fo:margin-bottom="0.199cm" loext:contextual-spacing="false"/>
      <style:text-properties fo:language="en" fo:country="GB" fo:font-weight="normal" officeooo:rsid="0022c3fa" officeooo:paragraph-rsid="00231aa4" style:font-weight-asian="normal" style:font-weight-complex="normal"/>
    </style:style>
    <style:style style:name="P547" style:family="paragraph" style:parent-style-name="Text_20_body">
      <style:paragraph-properties fo:margin-top="0cm" fo:margin-bottom="0.199cm" loext:contextual-spacing="false"/>
      <style:text-properties fo:language="en" fo:country="GB" fo:font-weight="normal" officeooo:rsid="0022c3fa" officeooo:paragraph-rsid="011ba46a" style:font-weight-asian="normal" style:font-weight-complex="normal"/>
    </style:style>
    <style:style style:name="P548" style:family="paragraph" style:parent-style-name="Text_20_body">
      <style:paragraph-properties fo:margin-top="0cm" fo:margin-bottom="0.199cm" loext:contextual-spacing="false"/>
      <style:text-properties fo:language="en" fo:country="GB" fo:font-weight="normal" officeooo:paragraph-rsid="003e2af8" style:font-weight-asian="normal" style:font-weight-complex="normal"/>
    </style:style>
    <style:style style:name="P549" style:family="paragraph" style:parent-style-name="Text_20_body">
      <style:paragraph-properties fo:margin-top="0cm" fo:margin-bottom="0.199cm" loext:contextual-spacing="false"/>
      <style:text-properties fo:language="en" fo:country="GB" fo:font-weight="normal" officeooo:paragraph-rsid="00501412" style:font-weight-asian="normal" style:font-weight-complex="normal"/>
    </style:style>
    <style:style style:name="P550" style:family="paragraph" style:parent-style-name="Text_20_body">
      <style:paragraph-properties fo:margin-top="0cm" fo:margin-bottom="0.199cm" loext:contextual-spacing="false"/>
      <style:text-properties fo:language="en" fo:country="GB" fo:font-weight="normal" officeooo:rsid="0147a100" officeooo:paragraph-rsid="0153569b" style:font-weight-asian="normal" style:font-weight-complex="normal"/>
    </style:style>
    <style:style style:name="P551" style:family="paragraph" style:parent-style-name="Text_20_body">
      <style:paragraph-properties fo:margin-top="0cm" fo:margin-bottom="0.199cm" loext:contextual-spacing="false"/>
      <style:text-properties fo:language="en" fo:country="GB" fo:font-weight="normal" officeooo:rsid="014c2dc1" officeooo:paragraph-rsid="014c2dc1" style:font-weight-asian="normal" style:font-weight-complex="normal"/>
    </style:style>
    <style:style style:name="P552" style:family="paragraph" style:parent-style-name="Text_20_body">
      <style:paragraph-properties fo:margin-top="0cm" fo:margin-bottom="0.199cm" loext:contextual-spacing="false"/>
      <style:text-properties fo:language="en" fo:country="GB" fo:font-weight="normal" officeooo:rsid="01441fff" officeooo:paragraph-rsid="01441fff" style:font-weight-asian="normal" style:font-weight-complex="normal"/>
    </style:style>
    <style:style style:name="P553" style:family="paragraph" style:parent-style-name="Text_20_body">
      <style:paragraph-properties fo:margin-top="0cm" fo:margin-bottom="0.199cm" loext:contextual-spacing="false"/>
      <style:text-properties fo:language="en" fo:country="GB" fo:font-weight="normal" officeooo:paragraph-rsid="03c79a3d" style:font-weight-asian="normal" style:font-weight-complex="normal"/>
    </style:style>
    <style:style style:name="P554" style:family="paragraph" style:parent-style-name="Text_20_body">
      <style:paragraph-properties fo:margin-top="0cm" fo:margin-bottom="0.199cm" loext:contextual-spacing="false"/>
      <style:text-properties fo:language="en" fo:country="GB" fo:font-weight="normal" officeooo:rsid="0146871b" officeooo:paragraph-rsid="0146871b" style:font-weight-asian="normal" style:font-weight-complex="normal"/>
    </style:style>
    <style:style style:name="P555" style:family="paragraph" style:parent-style-name="Text_20_body">
      <style:paragraph-properties fo:margin-top="0cm" fo:margin-bottom="0.199cm" loext:contextual-spacing="false"/>
      <style:text-properties fo:language="en" fo:country="GB" fo:font-weight="normal" officeooo:rsid="01453a18" officeooo:paragraph-rsid="04f8150e" style:font-weight-asian="normal" style:font-weight-complex="normal"/>
    </style:style>
    <style:style style:name="P556" style:family="paragraph" style:parent-style-name="Text_20_body">
      <style:paragraph-properties fo:margin-top="0cm" fo:margin-bottom="0.199cm" loext:contextual-spacing="false"/>
      <style:text-properties fo:language="en" fo:country="GB" fo:font-weight="normal" officeooo:rsid="015d1098" officeooo:paragraph-rsid="015de580" style:font-weight-asian="normal" style:font-weight-complex="normal"/>
    </style:style>
    <style:style style:name="P557" style:family="paragraph" style:parent-style-name="Text_20_body">
      <style:paragraph-properties fo:margin-top="0cm" fo:margin-bottom="0.199cm" loext:contextual-spacing="false"/>
      <style:text-properties fo:language="en" fo:country="GB" fo:font-weight="normal" officeooo:paragraph-rsid="053a76f4" style:font-weight-asian="normal" style:font-weight-complex="normal"/>
    </style:style>
    <style:style style:name="P558" style:family="paragraph" style:parent-style-name="Text_20_body">
      <style:paragraph-properties fo:margin-top="0cm" fo:margin-bottom="0.199cm" loext:contextual-spacing="false"/>
      <style:text-properties fo:language="en" fo:country="GB" fo:font-weight="normal" officeooo:rsid="051ee461" officeooo:paragraph-rsid="051ee461" style:font-weight-asian="normal" style:font-weight-complex="normal"/>
    </style:style>
    <style:style style:name="P559" style:family="paragraph" style:parent-style-name="Text_20_body">
      <style:paragraph-properties fo:margin-top="0cm" fo:margin-bottom="0.199cm" loext:contextual-spacing="false"/>
      <style:text-properties fo:language="en" fo:country="GB" fo:font-style="normal" fo:font-weight="normal" style:font-style-asian="normal" style:font-weight-asian="normal" style:font-style-complex="normal" style:font-weight-complex="normal"/>
    </style:style>
    <style:style style:name="P560" style:family="paragraph" style:parent-style-name="Text_20_body">
      <style:paragraph-properties fo:margin-top="0cm" fo:margin-bottom="0.199cm" loext:contextual-spacing="false"/>
      <style:text-properties fo:language="en" fo:country="GB" fo:font-style="italic" fo:font-weight="normal" officeooo:rsid="0022c3fa" officeooo:paragraph-rsid="00231aa4" style:font-style-asian="italic" style:font-weight-asian="normal" style:font-style-complex="italic" style:font-weight-complex="normal"/>
    </style:style>
    <style:style style:name="P561" style:family="paragraph" style:parent-style-name="Text_20_body">
      <style:paragraph-properties fo:margin-top="0cm" fo:margin-bottom="0.199cm" loext:contextual-spacing="false"/>
      <style:text-properties fo:language="en" fo:country="GB" officeooo:paragraph-rsid="025f0e5d"/>
    </style:style>
    <style:style style:name="P562" style:family="paragraph" style:parent-style-name="Text_20_body">
      <style:paragraph-properties fo:margin-top="0cm" fo:margin-bottom="0.199cm" loext:contextual-spacing="false"/>
      <style:text-properties fo:language="en" fo:country="GB" officeooo:paragraph-rsid="0261ec60"/>
    </style:style>
    <style:style style:name="P563" style:family="paragraph" style:parent-style-name="Text_20_body">
      <style:paragraph-properties fo:margin-top="0cm" fo:margin-bottom="0.199cm" loext:contextual-spacing="false"/>
      <style:text-properties fo:language="en" fo:country="GB" officeooo:paragraph-rsid="0263818d"/>
    </style:style>
    <style:style style:name="P564" style:family="paragraph" style:parent-style-name="Text_20_body">
      <style:paragraph-properties fo:margin-top="0cm" fo:margin-bottom="0.199cm" loext:contextual-spacing="false"/>
      <style:text-properties fo:language="en" fo:country="GB" officeooo:paragraph-rsid="026791ac"/>
    </style:style>
    <style:style style:name="P565" style:family="paragraph" style:parent-style-name="Text_20_body">
      <style:paragraph-properties fo:margin-top="0cm" fo:margin-bottom="0.199cm" loext:contextual-spacing="false"/>
      <style:text-properties fo:language="en" fo:country="GB" officeooo:paragraph-rsid="027840f7"/>
    </style:style>
    <style:style style:name="P566" style:family="paragraph" style:parent-style-name="Text_20_body">
      <style:paragraph-properties fo:margin-top="0cm" fo:margin-bottom="0.199cm" loext:contextual-spacing="false"/>
      <style:text-properties fo:language="en" fo:country="GB" officeooo:rsid="049dd833" officeooo:paragraph-rsid="049dd833"/>
    </style:style>
    <style:style style:name="P567" style:family="paragraph" style:parent-style-name="Text_20_body">
      <style:paragraph-properties fo:margin-top="0cm" fo:margin-bottom="0.199cm" loext:contextual-spacing="false" fo:text-align="center" style:justify-single-word="false">
        <style:tab-stops/>
      </style:paragraph-properties>
      <style:text-properties style:font-name="Times New Roman3" fo:font-size="12pt" fo:language="en" fo:country="GB" style:font-size-asian="10.5pt" style:font-size-complex="12pt"/>
    </style:style>
    <style:style style:name="P568" style:family="paragraph" style:parent-style-name="Text_20_body">
      <style:paragraph-properties fo:margin-top="0cm" fo:margin-bottom="0.199cm" loext:contextual-spacing="false"/>
      <style:text-properties style:font-name="Times New Roman3" fo:font-size="12pt" fo:language="en" fo:country="GB" style:font-size-asian="12pt"/>
    </style:style>
    <style:style style:name="P569" style:family="paragraph" style:parent-style-name="Text_20_body">
      <style:paragraph-properties fo:margin-top="0cm" fo:margin-bottom="0.199cm" loext:contextual-spacing="false"/>
      <style:text-properties style:font-name="Times New Roman3" fo:font-size="12pt" fo:language="en" fo:country="GB" officeooo:paragraph-rsid="00b6a93e" style:font-size-asian="12pt"/>
    </style:style>
    <style:style style:name="P570" style:family="paragraph" style:parent-style-name="Text_20_body">
      <style:paragraph-properties fo:margin-top="0cm" fo:margin-bottom="0.199cm" loext:contextual-spacing="false" fo:text-align="center" style:justify-single-word="false"/>
      <style:text-properties style:font-name="Times New Roman3" fo:font-size="12pt" fo:language="en" fo:country="GB" officeooo:paragraph-rsid="036b5f1f" style:font-size-asian="12pt"/>
    </style:style>
    <style:style style:name="P571" style:family="paragraph" style:parent-style-name="Text_20_body">
      <style:paragraph-properties fo:margin-top="0cm" fo:margin-bottom="0.199cm" loext:contextual-spacing="false"/>
      <style:text-properties style:font-name="Times New Roman3" fo:font-size="12pt" fo:language="en" fo:country="GB" officeooo:paragraph-rsid="06ac1c82" style:font-size-asian="12pt"/>
    </style:style>
    <style:style style:name="P572" style:family="paragraph" style:parent-style-name="Text_20_body">
      <style:paragraph-properties fo:margin-top="0cm" fo:margin-bottom="0.199cm" loext:contextual-spacing="false"/>
      <style:text-properties style:font-name="Liberation Serif" fo:font-size="12pt" fo:language="en" fo:country="GB" fo:font-style="normal" fo:font-weight="normal" style:font-size-asian="12pt" style:font-style-asian="normal" style:font-weight-asian="normal" style:font-style-complex="normal" style:font-weight-complex="normal"/>
    </style:style>
    <style:style style:name="P573" style:family="paragraph" style:parent-style-name="Text_20_body">
      <style:paragraph-properties fo:margin-top="0cm" fo:margin-bottom="0.199cm" loext:contextual-spacing="false" fo:text-align="center" style:justify-single-word="false"/>
      <style:text-properties officeooo:paragraph-rsid="04e9b94f"/>
    </style:style>
    <style:style style:name="P574" style:family="paragraph" style:parent-style-name="Text_20_body">
      <style:paragraph-properties fo:margin-top="0cm" fo:margin-bottom="0.199cm" loext:contextual-spacing="false" fo:break-before="page"/>
      <style:text-properties style:font-name="Times New Roman3" fo:font-size="12pt" fo:language="en" fo:country="GB" officeooo:paragraph-rsid="06ac1c82" style:font-size-asian="12pt"/>
    </style:style>
    <style:style style:name="P575" style:family="paragraph" style:parent-style-name="Text_20_body">
      <style:paragraph-properties fo:margin-top="0cm" fo:margin-bottom="0.019cm" loext:contextual-spacing="false" fo:text-align="center" style:justify-single-word="false"/>
      <style:text-properties style:font-name="Times New Roman4" fo:font-size="10pt" style:font-name-asian="Times New Roman4" style:font-size-asian="10pt" style:font-name-complex="Times New Roman4" style:font-size-complex="10pt"/>
    </style:style>
    <style:style style:name="P576" style:family="paragraph" style:parent-style-name="Text_20_body">
      <style:paragraph-properties fo:padding="0.074cm" fo:border-left="none" fo:border-right="none" fo:border-top="none" fo:border-bottom="0.99pt solid #000000" style:join-border="false"/>
      <style:text-properties fo:language="en" fo:country="GB" officeooo:rsid="039c8307" officeooo:paragraph-rsid="039d5424"/>
    </style:style>
    <style:style style:name="P577" style:family="paragraph" style:parent-style-name="Text_20_body">
      <style:paragraph-properties fo:padding="0.074cm" fo:border-left="none" fo:border-right="none" fo:border-top="none" fo:border-bottom="0.99pt solid #000000" style:join-border="false"/>
      <style:text-properties officeooo:paragraph-rsid="05928f5e"/>
    </style:style>
    <style:style style:name="P578" style:family="paragraph" style:parent-style-name="Text_20_body">
      <style:paragraph-properties fo:margin-top="0cm" fo:margin-bottom="0.051cm" loext:contextual-spacing="false"/>
      <style:text-properties fo:language="en" fo:country="GB"/>
    </style:style>
    <style:style style:name="P579" style:family="paragraph" style:parent-style-name="Text_20_body">
      <style:paragraph-properties fo:margin-top="0cm" fo:margin-bottom="0.051cm" loext:contextual-spacing="false"/>
      <style:text-properties fo:language="en" fo:country="GB" officeooo:paragraph-rsid="00301d79"/>
    </style:style>
    <style:style style:name="P580" style:family="paragraph" style:parent-style-name="Table_20_Contents">
      <style:paragraph-properties fo:text-align="center" style:justify-single-word="false"/>
      <style:text-properties style:font-name="Times New Roman4" fo:font-size="8pt" fo:language="en" fo:country="GB" style:font-name-asian="Times New Roman4" style:font-size-asian="8pt" style:font-name-complex="Times New Roman4" style:font-size-complex="8pt"/>
    </style:style>
    <style:style style:name="P581" style:family="paragraph" style:parent-style-name="Table_20_Contents">
      <style:paragraph-properties fo:text-align="center" style:justify-single-word="false"/>
      <style:text-properties style:font-name="Times New Roman4" fo:font-size="10pt" fo:language="en" fo:country="GB" style:font-name-asian="Times New Roman4" style:font-size-asian="10pt" style:font-name-complex="Times New Roman4" style:font-size-complex="10pt"/>
    </style:style>
    <style:style style:name="P582" style:family="paragraph" style:parent-style-name="Table_20_Contents">
      <style:paragraph-properties fo:text-align="center" style:justify-single-word="false"/>
      <style:text-properties style:font-name="Times New Roman4" fo:font-size="9pt" fo:language="en" fo:country="GB" style:font-name-asian="Times New Roman4" style:font-size-asian="9pt" style:font-name-complex="Times New Roman4" style:font-size-complex="9pt"/>
    </style:style>
    <style:style style:name="P583" style:family="paragraph" style:parent-style-name="Table_20_Heading">
      <style:text-properties style:font-name="Times New Roman4" fo:font-size="10pt" fo:language="en" fo:country="GB" style:font-name-asian="Times New Roman4" style:font-size-asian="10pt" style:font-name-complex="Times New Roman4" style:font-size-complex="10pt"/>
    </style:style>
    <style:style style:name="P584" style:family="paragraph" style:parent-style-name="Endnote">
      <style:text-properties officeooo:rsid="00424ece" officeooo:paragraph-rsid="00424ece"/>
    </style:style>
    <style:style style:name="P585" style:family="paragraph" style:parent-style-name="Endnote">
      <style:text-properties officeooo:rsid="00436a56" officeooo:paragraph-rsid="00436a56"/>
    </style:style>
    <style:style style:name="P586" style:family="paragraph" style:parent-style-name="Endnote">
      <style:text-properties officeooo:rsid="004ce541" officeooo:paragraph-rsid="004ce541"/>
    </style:style>
    <style:style style:name="P587" style:family="paragraph" style:parent-style-name="Endnote">
      <style:text-properties officeooo:rsid="005801a1" officeooo:paragraph-rsid="005801a1"/>
    </style:style>
    <style:style style:name="P588" style:family="paragraph" style:parent-style-name="Endnote">
      <style:text-properties officeooo:rsid="005801a1" officeooo:paragraph-rsid="00598207"/>
    </style:style>
    <style:style style:name="P589" style:family="paragraph" style:parent-style-name="Endnote">
      <style:text-properties officeooo:rsid="00580750" officeooo:paragraph-rsid="00580750"/>
    </style:style>
    <style:style style:name="P590" style:family="paragraph" style:parent-style-name="Endnote">
      <style:text-properties officeooo:rsid="0063d754" officeooo:paragraph-rsid="0063d754"/>
    </style:style>
    <style:style style:name="P591" style:family="paragraph" style:parent-style-name="Endnote">
      <style:text-properties officeooo:rsid="00696cdd" officeooo:paragraph-rsid="00696cdd"/>
    </style:style>
    <style:style style:name="P592" style:family="paragraph" style:parent-style-name="Endnote">
      <style:text-properties officeooo:rsid="007537da" officeooo:paragraph-rsid="007537da"/>
    </style:style>
    <style:style style:name="P593" style:family="paragraph" style:parent-style-name="Endnote">
      <style:text-properties officeooo:paragraph-rsid="00b1817a"/>
    </style:style>
    <style:style style:name="P594" style:family="paragraph" style:parent-style-name="Endnote">
      <style:text-properties officeooo:rsid="00b1817a" officeooo:paragraph-rsid="00b1817a"/>
    </style:style>
    <style:style style:name="P595" style:family="paragraph" style:parent-style-name="Endnote">
      <style:text-properties officeooo:paragraph-rsid="00b264de"/>
    </style:style>
    <style:style style:name="P596" style:family="paragraph" style:parent-style-name="Endnote">
      <style:text-properties officeooo:rsid="00b2da1f" officeooo:paragraph-rsid="00b2da1f"/>
    </style:style>
    <style:style style:name="P597" style:family="paragraph" style:parent-style-name="Endnote">
      <style:text-properties officeooo:paragraph-rsid="00b2da1f"/>
    </style:style>
    <style:style style:name="P598" style:family="paragraph" style:parent-style-name="Endnote">
      <style:text-properties officeooo:rsid="00b42801" officeooo:paragraph-rsid="00b42801"/>
    </style:style>
    <style:style style:name="P599" style:family="paragraph" style:parent-style-name="Endnote">
      <style:text-properties officeooo:paragraph-rsid="00b42801"/>
    </style:style>
    <style:style style:name="P600" style:family="paragraph" style:parent-style-name="Endnote">
      <style:text-properties officeooo:paragraph-rsid="00b4e287"/>
    </style:style>
    <style:style style:name="P601" style:family="paragraph" style:parent-style-name="Endnote">
      <style:text-properties officeooo:paragraph-rsid="00b533be"/>
    </style:style>
    <style:style style:name="P602" style:family="paragraph" style:parent-style-name="Endnote">
      <style:text-properties officeooo:paragraph-rsid="00b53b25"/>
    </style:style>
    <style:style style:name="P603" style:family="paragraph" style:parent-style-name="Endnote">
      <style:text-properties officeooo:paragraph-rsid="00b5fdf3"/>
    </style:style>
    <style:style style:name="P604" style:family="paragraph" style:parent-style-name="Endnote">
      <style:text-properties officeooo:rsid="00b5fdf3" officeooo:paragraph-rsid="00b5fdf3"/>
    </style:style>
    <style:style style:name="P605" style:family="paragraph" style:parent-style-name="Endnote">
      <style:text-properties officeooo:rsid="00b6a93e" officeooo:paragraph-rsid="00b6a93e"/>
    </style:style>
    <style:style style:name="P606" style:family="paragraph" style:parent-style-name="Endnote">
      <style:text-properties officeooo:paragraph-rsid="00ba048c"/>
    </style:style>
    <style:style style:name="P607" style:family="paragraph" style:parent-style-name="Endnote">
      <style:text-properties officeooo:paragraph-rsid="00bb51fd"/>
    </style:style>
    <style:style style:name="P608" style:family="paragraph" style:parent-style-name="Endnote">
      <style:text-properties officeooo:paragraph-rsid="00bb7350"/>
    </style:style>
    <style:style style:name="P609" style:family="paragraph" style:parent-style-name="Endnote">
      <style:text-properties officeooo:paragraph-rsid="00bb7456"/>
    </style:style>
    <style:style style:name="P610" style:family="paragraph" style:parent-style-name="Endnote">
      <style:text-properties officeooo:paragraph-rsid="00beca24"/>
    </style:style>
    <style:style style:name="P611" style:family="paragraph" style:parent-style-name="Endnote">
      <style:text-properties officeooo:paragraph-rsid="00bf188e"/>
    </style:style>
    <style:style style:name="P612" style:family="paragraph" style:parent-style-name="Endnote">
      <style:text-properties officeooo:paragraph-rsid="00bf2b38"/>
    </style:style>
    <style:style style:name="P613" style:family="paragraph" style:parent-style-name="Endnote">
      <style:text-properties officeooo:paragraph-rsid="00bf569f"/>
    </style:style>
    <style:style style:name="P614" style:family="paragraph" style:parent-style-name="Endnote">
      <style:text-properties officeooo:rsid="00e43c4a" officeooo:paragraph-rsid="00e43c4a"/>
    </style:style>
    <style:style style:name="P615" style:family="paragraph" style:parent-style-name="Endnote">
      <style:text-properties officeooo:paragraph-rsid="00f53357"/>
    </style:style>
    <style:style style:name="P616" style:family="paragraph" style:parent-style-name="Endnote">
      <style:text-properties officeooo:rsid="012c7fc9" officeooo:paragraph-rsid="012c7fc9"/>
    </style:style>
    <style:style style:name="P617" style:family="paragraph" style:parent-style-name="Endnote">
      <style:text-properties officeooo:rsid="0132949e" officeooo:paragraph-rsid="0132949e"/>
    </style:style>
    <style:style style:name="P618" style:family="paragraph" style:parent-style-name="Endnote">
      <style:text-properties officeooo:paragraph-rsid="013a8e0d"/>
    </style:style>
    <style:style style:name="P619" style:family="paragraph" style:parent-style-name="Endnote">
      <style:text-properties officeooo:paragraph-rsid="0140ebf8"/>
    </style:style>
    <style:style style:name="P620" style:family="paragraph" style:parent-style-name="Endnote">
      <style:text-properties officeooo:rsid="014a5b12" officeooo:paragraph-rsid="014a5b12"/>
    </style:style>
    <style:style style:name="P621" style:family="paragraph" style:parent-style-name="Endnote">
      <style:text-properties officeooo:rsid="014c2dc1" officeooo:paragraph-rsid="014c2dc1"/>
    </style:style>
    <style:style style:name="P622" style:family="paragraph" style:parent-style-name="Endnote">
      <style:text-properties officeooo:rsid="015742dd" officeooo:paragraph-rsid="015742dd"/>
    </style:style>
    <style:style style:name="P623" style:family="paragraph" style:parent-style-name="Endnote">
      <style:text-properties officeooo:rsid="0158f965" officeooo:paragraph-rsid="0158f965"/>
    </style:style>
    <style:style style:name="P624" style:family="paragraph" style:parent-style-name="Endnote">
      <style:text-properties officeooo:rsid="017d9b28" officeooo:paragraph-rsid="017d9b28"/>
    </style:style>
    <style:style style:name="P625" style:family="paragraph" style:parent-style-name="Endnote">
      <style:text-properties officeooo:rsid="01c4b108" officeooo:paragraph-rsid="01c4b108"/>
    </style:style>
    <style:style style:name="P626" style:family="paragraph" style:parent-style-name="Endnote">
      <style:text-properties officeooo:paragraph-rsid="02400cf7"/>
    </style:style>
    <style:style style:name="P627" style:family="paragraph" style:parent-style-name="Endnote">
      <style:text-properties officeooo:rsid="0241fd64" officeooo:paragraph-rsid="0241fd64"/>
    </style:style>
    <style:style style:name="P628" style:family="paragraph" style:parent-style-name="Endnote">
      <style:text-properties officeooo:paragraph-rsid="025f0e5d"/>
    </style:style>
    <style:style style:name="P629" style:family="paragraph" style:parent-style-name="Endnote">
      <style:text-properties officeooo:rsid="02608451" officeooo:paragraph-rsid="02608451"/>
    </style:style>
    <style:style style:name="P630" style:family="paragraph" style:parent-style-name="Endnote">
      <style:text-properties officeooo:paragraph-rsid="02613b98"/>
    </style:style>
    <style:style style:name="P631" style:family="paragraph" style:parent-style-name="Endnote">
      <style:text-properties officeooo:paragraph-rsid="0263781f"/>
    </style:style>
    <style:style style:name="P632" style:family="paragraph" style:parent-style-name="Endnote">
      <style:text-properties officeooo:paragraph-rsid="00bc62ed"/>
    </style:style>
    <style:style style:name="P633" style:family="paragraph" style:parent-style-name="Endnote">
      <style:text-properties officeooo:rsid="03314a1f" officeooo:paragraph-rsid="03314a1f"/>
    </style:style>
    <style:style style:name="P634" style:family="paragraph" style:parent-style-name="Endnote">
      <style:text-properties officeooo:rsid="033389da" officeooo:paragraph-rsid="033389da"/>
    </style:style>
    <style:style style:name="P635" style:family="paragraph" style:parent-style-name="Endnote">
      <style:text-properties officeooo:paragraph-rsid="033ef7d6"/>
    </style:style>
    <style:style style:name="P636" style:family="paragraph" style:parent-style-name="Endnote">
      <style:text-properties officeooo:rsid="0342922f" officeooo:paragraph-rsid="0342922f"/>
    </style:style>
    <style:style style:name="P637" style:family="paragraph" style:parent-style-name="Endnote">
      <style:text-properties officeooo:paragraph-rsid="03444578"/>
    </style:style>
    <style:style style:name="P638" style:family="paragraph" style:parent-style-name="Endnote">
      <style:text-properties officeooo:rsid="034884bb" officeooo:paragraph-rsid="034884bb"/>
    </style:style>
    <style:style style:name="P639" style:family="paragraph" style:parent-style-name="Endnote">
      <style:text-properties officeooo:rsid="0349dac4" officeooo:paragraph-rsid="0349dac4"/>
    </style:style>
    <style:style style:name="P640" style:family="paragraph" style:parent-style-name="Endnote">
      <style:text-properties officeooo:paragraph-rsid="034cf775"/>
    </style:style>
    <style:style style:name="P641" style:family="paragraph" style:parent-style-name="Endnote">
      <style:text-properties officeooo:rsid="03511ed2" officeooo:paragraph-rsid="03544a42"/>
    </style:style>
    <style:style style:name="P642" style:family="paragraph" style:parent-style-name="Endnote">
      <style:text-properties officeooo:rsid="03792c23" officeooo:paragraph-rsid="03792c23"/>
    </style:style>
    <style:style style:name="P643" style:family="paragraph" style:parent-style-name="Endnote">
      <style:text-properties officeooo:paragraph-rsid="0390a909"/>
    </style:style>
    <style:style style:name="P644" style:family="paragraph" style:parent-style-name="Endnote">
      <style:text-properties officeooo:paragraph-rsid="03adf63e"/>
    </style:style>
    <style:style style:name="P645" style:family="paragraph" style:parent-style-name="Endnote">
      <style:text-properties officeooo:paragraph-rsid="03bbef30"/>
    </style:style>
    <style:style style:name="P646" style:family="paragraph" style:parent-style-name="Endnote">
      <style:text-properties officeooo:rsid="03527f6c" officeooo:paragraph-rsid="03544a42"/>
    </style:style>
    <style:style style:name="P647" style:family="paragraph" style:parent-style-name="Endnote">
      <style:text-properties officeooo:rsid="044e1080" officeooo:paragraph-rsid="044e1080"/>
    </style:style>
    <style:style style:name="P648" style:family="paragraph" style:parent-style-name="Endnote">
      <style:text-properties officeooo:paragraph-rsid="044fb5c5"/>
    </style:style>
    <style:style style:name="P649" style:family="paragraph" style:parent-style-name="Endnote">
      <style:text-properties officeooo:paragraph-rsid="0473ff4a"/>
    </style:style>
    <style:style style:name="P650" style:family="paragraph" style:parent-style-name="Endnote">
      <style:text-properties officeooo:paragraph-rsid="04cce6ae"/>
    </style:style>
    <style:style style:name="P651" style:family="paragraph" style:parent-style-name="Endnote">
      <style:text-properties officeooo:paragraph-rsid="04f0aa10"/>
    </style:style>
    <style:style style:name="P652" style:family="paragraph" style:parent-style-name="Endnote">
      <style:text-properties officeooo:rsid="054c4113" officeooo:paragraph-rsid="054c4113"/>
    </style:style>
    <style:style style:name="P653" style:family="paragraph" style:parent-style-name="Endnote">
      <style:text-properties officeooo:rsid="057b8410" officeooo:paragraph-rsid="057b8410"/>
    </style:style>
    <style:style style:name="P654" style:family="paragraph" style:parent-style-name="Endnote">
      <style:text-properties officeooo:paragraph-rsid="0587e418"/>
    </style:style>
    <style:style style:name="P655" style:family="paragraph" style:parent-style-name="Endnote">
      <style:text-properties officeooo:rsid="0592534b" officeooo:paragraph-rsid="05928f5e"/>
    </style:style>
    <style:style style:name="P656" style:family="paragraph" style:parent-style-name="Endnote">
      <style:text-properties officeooo:rsid="05934fa5" officeooo:paragraph-rsid="05934fa5"/>
    </style:style>
    <style:style style:name="P657" style:family="paragraph" style:parent-style-name="Endnote">
      <style:text-properties officeooo:rsid="0595783a" officeooo:paragraph-rsid="0595783a"/>
    </style:style>
    <style:style style:name="P658" style:family="paragraph" style:parent-style-name="Endnote">
      <style:text-properties officeooo:rsid="035918a1" officeooo:paragraph-rsid="035918a1"/>
    </style:style>
    <style:style style:name="P659" style:family="paragraph" style:parent-style-name="Endnote">
      <style:text-properties officeooo:rsid="0622d982" officeooo:paragraph-rsid="0622d982"/>
    </style:style>
    <style:style style:name="P660" style:family="paragraph" style:parent-style-name="Endnote">
      <style:text-properties officeooo:paragraph-rsid="062b3dc7"/>
    </style:style>
    <style:style style:name="P661" style:family="paragraph" style:parent-style-name="Endnote">
      <style:text-properties officeooo:paragraph-rsid="0633eacb"/>
    </style:style>
    <style:style style:name="P662" style:family="paragraph" style:parent-style-name="Endnote">
      <style:text-properties officeooo:rsid="06366aaa" officeooo:paragraph-rsid="06366aaa"/>
    </style:style>
    <style:style style:name="P663" style:family="paragraph" style:parent-style-name="Endnote">
      <style:text-properties officeooo:rsid="0178d513" officeooo:paragraph-rsid="0178d513"/>
    </style:style>
    <style:style style:name="P664" style:family="paragraph" style:parent-style-name="Endnote">
      <style:text-properties officeooo:paragraph-rsid="0647d1a0"/>
    </style:style>
    <style:style style:name="P665" style:family="paragraph" style:parent-style-name="Endnote">
      <style:text-properties officeooo:rsid="046c9bf8" officeooo:paragraph-rsid="06c2aa4d"/>
    </style:style>
    <style:style style:name="P666" style:family="paragraph" style:parent-style-name="Endnote">
      <style:paragraph-properties fo:margin-left="0cm" fo:margin-right="0cm" fo:text-indent="0cm" style:auto-text-indent="false"/>
      <style:text-properties officeooo:rsid="0139d517" officeooo:paragraph-rsid="0139d517"/>
    </style:style>
    <style:style style:name="P667" style:family="paragraph" style:parent-style-name="Endnote">
      <style:paragraph-properties style:writing-mode="lr-tb"/>
      <style:text-properties officeooo:rsid="03314a1f" officeooo:paragraph-rsid="03314a1f"/>
    </style:style>
    <style:style style:name="P668" style:family="paragraph" style:parent-style-name="Text_20_body">
      <style:paragraph-properties style:writing-mode="lr-tb"/>
      <style:text-properties officeooo:paragraph-rsid="03fd8de0"/>
    </style:style>
    <style:style style:name="P669" style:family="paragraph" style:parent-style-name="Text_20_body">
      <style:paragraph-properties fo:break-before="page"/>
      <style:text-properties fo:language="en" fo:country="GB" officeooo:paragraph-rsid="059ad5ad"/>
    </style:style>
    <style:style style:name="P670" style:family="paragraph" style:parent-style-name="Text_20_body">
      <style:paragraph-properties fo:break-before="page"/>
      <style:text-properties fo:language="en" fo:country="GB" officeooo:paragraph-rsid="059ed7cc"/>
    </style:style>
    <style:style style:name="P671" style:family="paragraph" style:parent-style-name="Text_20_body">
      <style:paragraph-properties fo:break-before="page"/>
      <style:text-properties fo:language="en" fo:country="GB" officeooo:paragraph-rsid="0567ee60"/>
    </style:style>
    <style:style style:name="P672" style:family="paragraph" style:parent-style-name="Text_20_body">
      <style:paragraph-properties fo:break-before="page"/>
      <style:text-properties fo:language="en" fo:country="GB" officeooo:paragraph-rsid="05ddf904"/>
    </style:style>
    <style:style style:name="P673" style:family="paragraph" style:parent-style-name="Text_20_body">
      <style:paragraph-properties fo:break-before="page"/>
      <style:text-properties fo:language="en" fo:country="GB" officeooo:paragraph-rsid="05debeb1"/>
    </style:style>
    <style:style style:name="P674" style:family="paragraph" style:parent-style-name="Text_20_body">
      <style:paragraph-properties fo:break-before="page"/>
      <style:text-properties officeooo:paragraph-rsid="06b09dfe"/>
    </style:style>
    <style:style style:name="P675" style:family="paragraph" style:parent-style-name="Text_20_body">
      <style:paragraph-properties fo:margin-top="0.254cm" fo:margin-bottom="0.203cm" loext:contextual-spacing="false" fo:text-align="center" style:justify-single-word="false"/>
      <style:text-properties style:font-name="Times New Roman4" fo:font-size="10pt" style:font-name-asian="Times New Roman4" style:font-size-asian="10pt" style:font-name-complex="Times New Roman4" style:font-size-complex="10pt"/>
    </style:style>
    <style:style style:name="P676" style:family="paragraph" style:parent-style-name="Contents_20_3">
      <style:paragraph-properties>
        <style:tab-stops>
          <style:tab-stop style:position="12.04cm" style:type="right" style:leader-style="dotted" style:leader-text="."/>
        </style:tab-stops>
      </style:paragraph-properties>
    </style:style>
    <style:style style:name="P677" style:family="paragraph" style:parent-style-name="Contents_20_3">
      <style:paragraph-properties>
        <style:tab-stops>
          <style:tab-stop style:position="12.04cm" style:type="right" style:leader-style="dotted" style:leader-text="."/>
        </style:tab-stops>
      </style:paragraph-properties>
      <style:text-properties officeooo:paragraph-rsid="06ddd501"/>
    </style:style>
    <style:style style:name="P678" style:family="paragraph" style:parent-style-name="Contents_20_Heading">
      <style:paragraph-properties fo:break-before="page"/>
    </style:style>
    <style:style style:name="P679" style:family="paragraph" style:parent-style-name="Contents_20_1">
      <style:paragraph-properties>
        <style:tab-stops>
          <style:tab-stop style:position="12.04cm" style:type="right" style:leader-style="dotted" style:leader-text="."/>
        </style:tab-stops>
      </style:paragraph-properties>
    </style:style>
    <style:style style:name="P680" style:family="paragraph" style:parent-style-name="Contents_20_1">
      <style:paragraph-properties>
        <style:tab-stops>
          <style:tab-stop style:position="12.04cm" style:type="right" style:leader-style="dotted" style:leader-text="."/>
        </style:tab-stops>
      </style:paragraph-properties>
    </style:style>
    <style:style style:name="P681" style:family="paragraph" style:parent-style-name="Contents_20_1">
      <style:paragraph-properties fo:break-before="page">
        <style:tab-stops>
          <style:tab-stop style:position="12.04cm" style:type="right" style:leader-style="dotted" style:leader-text="."/>
        </style:tab-stops>
      </style:paragraph-properties>
    </style:style>
    <style:style style:name="P682" style:family="paragraph" style:parent-style-name="Contents_20_2">
      <style:paragraph-properties>
        <style:tab-stops>
          <style:tab-stop style:position="12.04cm" style:type="right" style:leader-style="dotted" style:leader-text="."/>
        </style:tab-stops>
      </style:paragraph-properties>
    </style:style>
    <style:style style:name="P683" style:family="paragraph" style:parent-style-name="Heading_20_2">
      <style:paragraph-properties fo:break-before="page"/>
    </style:style>
    <style:style style:name="P684" style:family="paragraph" style:parent-style-name="Heading_20_2">
      <style:paragraph-properties fo:break-before="page"/>
      <style:text-properties fo:language="en" fo:country="GB"/>
    </style:style>
    <style:style style:name="P685" style:family="paragraph" style:parent-style-name="Heading_20_2">
      <style:paragraph-properties fo:break-before="page"/>
      <style:text-properties fo:language="en" fo:country="GB" officeooo:rsid="016b594c"/>
    </style:style>
    <style:style style:name="P686" style:family="paragraph" style:parent-style-name="Heading_20_2">
      <style:paragraph-properties fo:break-before="page"/>
      <style:text-properties fo:language="en" fo:country="GB" officeooo:rsid="0491a8e6" officeooo:paragraph-rsid="0491a8e6"/>
    </style:style>
    <style:style style:name="P687" style:family="paragraph" style:parent-style-name="Heading_20_2">
      <style:paragraph-properties fo:margin-top="0cm" fo:margin-bottom="0.203cm" loext:contextual-spacing="false" fo:break-before="page"/>
      <style:text-properties fo:language="en" fo:country="GB"/>
    </style:style>
    <style:style style:name="P688" style:family="paragraph" style:parent-style-name="Contents_20_4">
      <style:paragraph-properties>
        <style:tab-stops>
          <style:tab-stop style:position="12.04cm" style:type="right" style:leader-style="dotted" style:leader-text="."/>
        </style:tab-stops>
      </style:paragraph-properties>
    </style:style>
    <style:style style:name="P689" style:family="paragraph" style:parent-style-name="Heading_20_1">
      <style:paragraph-properties fo:break-before="page"/>
      <style:text-properties officeooo:paragraph-rsid="04174241"/>
    </style:style>
    <style:style style:name="P690" style:family="paragraph" style:parent-style-name="Heading_20_1" style:list-style-name="">
      <style:paragraph-properties fo:text-align="center" style:justify-single-word="false" fo:break-before="page">
        <style:tab-stops/>
      </style:paragraph-properties>
    </style:style>
    <style:style style:name="P691" style:family="paragraph" style:parent-style-name="Heading_20_1" style:list-style-name="">
      <style:paragraph-properties fo:text-align="center" style:justify-single-word="false" fo:break-before="page">
        <style:tab-stops/>
      </style:paragraph-properties>
      <style:text-properties fo:language="en" fo:country="GB"/>
    </style:style>
    <style:style style:name="P692" style:family="paragraph" style:parent-style-name="Heading_20_1" style:list-style-name="">
      <style:paragraph-properties fo:margin-top="0cm" fo:margin-bottom="0.199cm" loext:contextual-spacing="false" fo:text-align="center" style:justify-single-word="false" fo:break-before="page">
        <style:tab-stops/>
      </style:paragraph-properties>
      <style:text-properties style:font-name="Times New Roman3" fo:font-size="26pt" fo:language="en" fo:country="GB" style:font-size-asian="26pt" style:font-size-complex="26pt"/>
    </style:style>
    <style:style style:name="P693" style:family="paragraph" style:parent-style-name="Heading_20_1" style:list-style-name="">
      <style:paragraph-properties fo:margin-top="0cm" fo:margin-bottom="0.203cm" loext:contextual-spacing="false" fo:text-align="center" style:justify-single-word="false" fo:break-before="page">
        <style:tab-stops/>
      </style:paragraph-properties>
      <style:text-properties fo:language="en" fo:country="GB"/>
    </style:style>
    <style:style style:name="P694" style:family="paragraph" style:parent-style-name="Heading_20_1" style:list-style-name="">
      <style:paragraph-properties fo:margin-top="0cm" fo:margin-bottom="0.203cm" loext:contextual-spacing="false" fo:text-align="center" style:justify-single-word="false">
        <style:tab-stops/>
      </style:paragraph-properties>
      <style:text-properties fo:language="en" fo:country="GB"/>
    </style:style>
    <style:style style:name="P695" style:family="paragraph" style:parent-style-name="Heading_20_4">
      <style:text-properties fo:language="en" fo:country="GB"/>
    </style:style>
    <style:style style:name="P696" style:family="paragraph" style:parent-style-name="Heading_20_4">
      <style:text-properties fo:language="en" fo:country="GB" officeooo:paragraph-rsid="05140ddc"/>
    </style:style>
    <style:style style:name="P697" style:family="paragraph" style:parent-style-name="Heading_20_4">
      <style:text-properties fo:language="en" fo:country="GB" fo:font-weight="bold" style:font-weight-asian="bold" style:font-weight-complex="bold"/>
    </style:style>
    <style:style style:name="P698" style:family="paragraph" style:parent-style-name="Heading_20_4">
      <style:text-properties fo:language="en" fo:country="GB" officeooo:paragraph-rsid="0064a44c"/>
    </style:style>
    <style:style style:name="P699" style:family="paragraph" style:parent-style-name="Heading_20_4">
      <style:text-properties fo:language="en" fo:country="GB" officeooo:paragraph-rsid="002ae898"/>
    </style:style>
    <style:style style:name="P700" style:family="paragraph" style:parent-style-name="Heading_20_4">
      <style:text-properties fo:language="en" fo:country="GB" officeooo:paragraph-rsid="0564a959"/>
    </style:style>
    <style:style style:name="P701" style:family="paragraph" style:parent-style-name="Heading_20_4">
      <style:text-properties fo:language="en" fo:country="GB" officeooo:paragraph-rsid="01441fff"/>
    </style:style>
    <style:style style:name="P702" style:family="paragraph" style:parent-style-name="Heading_20_4">
      <style:text-properties fo:language="en" fo:country="GB" officeooo:paragraph-rsid="0146871b"/>
    </style:style>
    <style:style style:name="P703" style:family="paragraph" style:parent-style-name="Heading_20_4">
      <style:text-properties fo:language="en" fo:country="GB" officeooo:paragraph-rsid="04f8150e"/>
    </style:style>
    <style:style style:name="P704" style:family="paragraph" style:parent-style-name="Heading_20_4">
      <style:text-properties fo:language="en" fo:country="GB" officeooo:paragraph-rsid="0147a100"/>
    </style:style>
    <style:style style:name="P705" style:family="paragraph" style:parent-style-name="Heading_20_4">
      <style:text-properties fo:language="en" fo:country="GB" officeooo:paragraph-rsid="015d1098"/>
    </style:style>
    <style:style style:name="P706" style:family="paragraph" style:parent-style-name="Heading_20_4">
      <style:text-properties fo:language="en" fo:country="GB" officeooo:paragraph-rsid="051ee461"/>
    </style:style>
    <style:style style:name="P707" style:family="paragraph" style:parent-style-name="Heading_20_4">
      <style:text-properties fo:language="en" fo:country="GB" officeooo:paragraph-rsid="01741f25"/>
    </style:style>
    <style:style style:name="P708" style:family="paragraph" style:parent-style-name="Heading_20_4">
      <style:text-properties fo:language="en" fo:country="GB" officeooo:paragraph-rsid="04ae8e4d"/>
    </style:style>
    <style:style style:name="P709" style:family="paragraph" style:parent-style-name="Heading_20_4">
      <style:text-properties fo:language="en" fo:country="GB" officeooo:paragraph-rsid="0567ee60"/>
    </style:style>
    <style:style style:name="P710" style:family="paragraph" style:parent-style-name="Heading_20_4">
      <style:text-properties fo:language="en" fo:country="GB" officeooo:paragraph-rsid="0578ed41"/>
    </style:style>
    <style:style style:name="P711" style:family="paragraph" style:parent-style-name="Heading_20_4">
      <style:paragraph-properties>
        <style:tab-stops/>
      </style:paragraph-properties>
    </style:style>
    <style:style style:name="P712" style:family="paragraph" style:parent-style-name="Heading_20_4">
      <style:text-properties officeooo:paragraph-rsid="02397d92"/>
    </style:style>
    <style:style style:name="P713" style:family="paragraph" style:parent-style-name="Heading_20_4">
      <style:text-properties officeooo:paragraph-rsid="039df878"/>
    </style:style>
    <style:style style:name="P714" style:family="paragraph" style:parent-style-name="Heading_20_4">
      <style:text-properties officeooo:paragraph-rsid="049f7747"/>
    </style:style>
    <style:style style:name="P715" style:family="paragraph" style:parent-style-name="Heading_20_4">
      <style:text-properties officeooo:paragraph-rsid="039a63de"/>
    </style:style>
    <style:style style:name="P716" style:family="paragraph" style:parent-style-name="Heading_20_4">
      <style:paragraph-properties fo:margin-top="0cm" fo:margin-bottom="0.203cm" loext:contextual-spacing="false"/>
    </style:style>
    <style:style style:name="P717" style:family="paragraph" style:parent-style-name="Heading_20_4">
      <style:paragraph-properties fo:margin-top="0cm" fo:margin-bottom="0.203cm" loext:contextual-spacing="false"/>
      <style:text-properties fo:language="en" fo:country="GB"/>
    </style:style>
    <style:style style:name="P718" style:family="paragraph" style:parent-style-name="Heading_20_4">
      <style:paragraph-properties fo:margin-top="0cm" fo:margin-bottom="0.203cm" loext:contextual-spacing="false"/>
      <style:text-properties fo:language="en" fo:country="GB" fo:font-weight="bold" style:font-weight-asian="bold" style:font-weight-complex="bold"/>
    </style:style>
    <style:style style:name="P719" style:family="paragraph" style:parent-style-name="Heading_20_4">
      <style:paragraph-properties fo:margin-top="0cm" fo:margin-bottom="0.203cm" loext:contextual-spacing="false"/>
      <style:text-properties fo:language="en" fo:country="GB" fo:font-weight="bold" officeooo:paragraph-rsid="00231aa4" style:font-weight-asian="bold" style:font-weight-complex="bold"/>
    </style:style>
    <style:style style:name="P720" style:family="paragraph" style:parent-style-name="Heading_20_4">
      <style:paragraph-properties fo:margin-top="0cm" fo:margin-bottom="0.203cm" loext:contextual-spacing="false"/>
      <style:text-properties fo:language="en" fo:country="GB" fo:font-weight="bold" officeooo:paragraph-rsid="003e2af8" style:font-weight-asian="bold" style:font-weight-complex="bold"/>
    </style:style>
    <style:style style:name="P721" style:family="paragraph" style:parent-style-name="Heading_20_4">
      <style:paragraph-properties fo:margin-top="0cm" fo:margin-bottom="0.203cm" loext:contextual-spacing="false"/>
      <style:text-properties fo:language="en" fo:country="GB" fo:font-weight="bold" officeooo:paragraph-rsid="00251aff" style:font-weight-asian="bold" style:font-weight-complex="bold"/>
    </style:style>
    <style:style style:name="P722" style:family="paragraph" style:parent-style-name="Heading_20_4">
      <style:paragraph-properties fo:margin-top="0cm" fo:margin-bottom="0.203cm" loext:contextual-spacing="false"/>
      <style:text-properties fo:language="en" fo:country="GB" fo:font-weight="bold" officeooo:paragraph-rsid="0071d5a0" style:font-weight-asian="bold" style:font-weight-complex="bold"/>
    </style:style>
    <style:style style:name="P723" style:family="paragraph" style:parent-style-name="Heading_20_4">
      <style:paragraph-properties fo:margin-top="0cm" fo:margin-bottom="0.203cm" loext:contextual-spacing="false"/>
      <style:text-properties fo:language="en" fo:country="GB" fo:font-weight="bold" officeooo:paragraph-rsid="0025ddb4" style:font-weight-asian="bold" style:font-weight-complex="bold"/>
    </style:style>
    <style:style style:name="P724" style:family="paragraph" style:parent-style-name="Heading_20_4">
      <style:paragraph-properties fo:margin-top="0cm" fo:margin-bottom="0.203cm" loext:contextual-spacing="false"/>
      <style:text-properties fo:language="en" fo:country="GB" fo:font-weight="bold" officeooo:paragraph-rsid="0291b1c4" style:font-weight-asian="bold" style:font-weight-complex="bold"/>
    </style:style>
    <style:style style:name="P725" style:family="paragraph" style:parent-style-name="Heading_20_4">
      <style:paragraph-properties fo:margin-top="0cm" fo:margin-bottom="0.203cm" loext:contextual-spacing="false"/>
      <style:text-properties fo:language="en" fo:country="GB" fo:font-weight="bold" officeooo:rsid="0291b1c4" officeooo:paragraph-rsid="0460a4e9" style:font-weight-asian="bold" style:font-weight-complex="bold"/>
    </style:style>
    <style:style style:name="P726" style:family="paragraph" style:parent-style-name="Heading_20_4">
      <style:paragraph-properties fo:margin-top="0cm" fo:margin-bottom="0.203cm" loext:contextual-spacing="false"/>
      <style:text-properties fo:language="en" fo:country="GB" fo:font-weight="bold" officeooo:paragraph-rsid="00351661" style:font-weight-asian="bold" style:font-weight-complex="bold"/>
    </style:style>
    <style:style style:name="P727" style:family="paragraph" style:parent-style-name="Heading_20_4">
      <style:paragraph-properties fo:margin-top="0cm" fo:margin-bottom="0.203cm" loext:contextual-spacing="false"/>
      <style:text-properties fo:language="en" fo:country="GB" fo:font-weight="bold" officeooo:paragraph-rsid="0037e322" style:font-weight-asian="bold" style:font-weight-complex="bold"/>
    </style:style>
    <style:style style:name="P728" style:family="paragraph" style:parent-style-name="Heading_20_4">
      <style:paragraph-properties fo:margin-top="0cm" fo:margin-bottom="0.203cm" loext:contextual-spacing="false"/>
      <style:text-properties fo:language="en" fo:country="GB" fo:font-weight="bold" officeooo:paragraph-rsid="00598207" style:font-weight-asian="bold" style:font-weight-complex="bold"/>
    </style:style>
    <style:style style:name="P729" style:family="paragraph" style:parent-style-name="Heading_20_4">
      <style:paragraph-properties fo:margin-top="0cm" fo:margin-bottom="0.203cm" loext:contextual-spacing="false"/>
      <style:text-properties fo:language="en" fo:country="GB" fo:font-weight="bold" officeooo:paragraph-rsid="0059e409" style:font-weight-asian="bold" style:font-weight-complex="bold"/>
    </style:style>
    <style:style style:name="P730" style:family="paragraph" style:parent-style-name="Heading_20_4">
      <style:paragraph-properties fo:margin-top="0cm" fo:margin-bottom="0.203cm" loext:contextual-spacing="false"/>
      <style:text-properties fo:language="en" fo:country="GB" officeooo:rsid="005801a1" officeooo:paragraph-rsid="005801a1"/>
    </style:style>
    <style:style style:name="P731" style:family="paragraph" style:parent-style-name="Heading_20_4">
      <style:paragraph-properties fo:margin-top="0cm" fo:margin-bottom="0.199cm" loext:contextual-spacing="false"/>
      <style:text-properties fo:language="en" fo:country="GB"/>
    </style:style>
    <style:style style:name="P732" style:family="paragraph" style:parent-style-name="Heading_20_3">
      <style:text-properties officeooo:paragraph-rsid="04b0653b"/>
    </style:style>
    <style:style style:name="P733" style:family="paragraph" style:parent-style-name="Heading_20_3">
      <style:text-properties fo:language="en" fo:country="GB"/>
    </style:style>
    <style:style style:name="P734" style:family="paragraph" style:parent-style-name="Heading_20_3">
      <style:text-properties fo:language="en" fo:country="GB" fo:font-style="italic" style:font-style-asian="italic" style:font-style-complex="italic"/>
    </style:style>
    <style:style style:name="P735" style:family="paragraph" style:parent-style-name="Heading_20_3">
      <style:text-properties fo:language="en" fo:country="GB" fo:font-style="italic" style:text-underline-style="none" fo:font-weight="bold" style:font-style-asian="italic" style:font-weight-asian="bold" style:font-style-complex="italic" style:font-weight-complex="bold"/>
    </style:style>
    <style:style style:name="P736" style:family="paragraph" style:parent-style-name="Heading_20_3">
      <style:text-properties fo:language="en" fo:country="GB" fo:font-style="italic" fo:font-weight="bold" style:font-style-asian="italic" style:font-weight-asian="bold" style:font-style-complex="italic" style:font-weight-complex="bold"/>
    </style:style>
    <style:style style:name="P737" style:family="paragraph" style:parent-style-name="Heading_20_3">
      <style:text-properties officeooo:rsid="035918a1"/>
    </style:style>
    <style:style style:name="P738" style:family="paragraph" style:parent-style-name="Heading_20_3">
      <style:text-properties officeooo:paragraph-rsid="025f0e5d"/>
    </style:style>
    <style:style style:name="P739" style:family="paragraph" style:parent-style-name="Heading_20_3">
      <style:paragraph-properties>
        <style:tab-stops>
          <style:tab-stop style:position="7.225cm"/>
        </style:tab-stops>
      </style:paragraph-properties>
    </style:style>
    <style:style style:name="P740" style:family="paragraph" style:parent-style-name="Heading_20_3">
      <style:text-properties fo:font-size="14pt" fo:language="en" fo:country="GB" fo:font-style="italic" style:font-size-asian="14pt" style:font-style-asian="italic" style:font-size-complex="14pt" style:font-style-complex="italic"/>
    </style:style>
    <style:style style:name="P741" style:family="paragraph" style:parent-style-name="Heading_20_3">
      <style:text-properties fo:font-size="14pt" fo:language="en" fo:country="GB" style:font-size-asian="14pt" style:font-size-complex="14pt"/>
    </style:style>
    <style:style style:name="P742" style:family="paragraph" style:parent-style-name="Heading_20_3">
      <style:paragraph-properties fo:margin-top="0cm" fo:margin-bottom="0.203cm" loext:contextual-spacing="false"/>
    </style:style>
    <style:style style:name="P743" style:family="paragraph" style:parent-style-name="Heading_20_3">
      <style:paragraph-properties fo:margin-top="0cm" fo:margin-bottom="0.203cm" loext:contextual-spacing="false"/>
      <style:text-properties fo:language="en" fo:country="GB"/>
    </style:style>
    <style:style style:name="P744" style:family="paragraph" style:parent-style-name="Heading_20_3">
      <style:paragraph-properties fo:margin-top="0cm" fo:margin-bottom="0.203cm" loext:contextual-spacing="false"/>
      <style:text-properties fo:language="en" fo:country="GB" officeooo:paragraph-rsid="04e822b0"/>
    </style:style>
    <style:style style:name="P745" style:family="paragraph" style:parent-style-name="Heading_20_3">
      <style:paragraph-properties fo:margin-top="0cm" fo:margin-bottom="0.203cm" loext:contextual-spacing="false"/>
      <style:text-properties fo:language="en" fo:country="GB" fo:font-style="italic" style:font-style-asian="italic" style:font-style-complex="italic"/>
    </style:style>
    <style:style style:name="P746" style:family="paragraph" style:parent-style-name="Heading_20_3">
      <style:paragraph-properties fo:margin-top="0cm" fo:margin-bottom="0.203cm" loext:contextual-spacing="false" fo:text-align="start" style:justify-single-word="false"/>
    </style:style>
    <style:style style:name="P747" style:family="paragraph" style:parent-style-name="Standard">
      <style:paragraph-properties fo:margin-top="0cm" fo:margin-bottom="0.203cm" loext:contextual-spacing="false" fo:text-align="start" style:justify-single-word="false"/>
    </style:style>
    <style:style style:name="P748" style:family="paragraph" style:parent-style-name="Endnote">
      <style:text-properties officeooo:paragraph-rsid="066651d3"/>
    </style:style>
    <style:style style:name="P749" style:family="paragraph" style:parent-style-name="Text_20_body" style:list-style-name="">
      <style:paragraph-properties fo:margin-top="0cm" fo:margin-bottom="0cm" loext:contextual-spacing="false" fo:text-align="center" style:justify-single-word="false">
        <style:tab-stops/>
      </style:paragraph-properties>
      <style:text-properties fo:font-size="11pt" officeooo:paragraph-rsid="06b40fae" style:font-size-asian="9.60000038146973pt" style:font-size-complex="11pt"/>
    </style:style>
    <style:style style:name="P750" style:family="paragraph" style:parent-style-name="Text_20_body" style:list-style-name="">
      <style:paragraph-properties fo:margin-top="0cm" fo:margin-bottom="0cm" loext:contextual-spacing="false" fo:text-align="center" style:justify-single-word="false">
        <style:tab-stops/>
      </style:paragraph-properties>
      <style:text-properties fo:font-size="11pt" officeooo:paragraph-rsid="06dd2a4e" style:font-size-asian="9.60000038146973pt" style:font-size-complex="11pt"/>
    </style:style>
    <style:style style:name="P751" style:family="paragraph" style:parent-style-name="Text_20_body">
      <style:paragraph-properties fo:margin-top="0cm" fo:margin-bottom="0cm" loext:contextual-spacing="false"/>
      <style:text-properties style:font-name="Times New Roman4" fo:font-size="10pt" style:font-name-asian="Times New Roman4" style:font-size-asian="10pt" style:font-name-complex="Times New Roman4" style:font-size-complex="10pt"/>
    </style:style>
    <style:style style:name="P752" style:family="paragraph" style:parent-style-name="Text_20_body">
      <style:paragraph-properties fo:margin-top="0cm" fo:margin-bottom="0cm" loext:contextual-spacing="false"/>
      <style:text-properties style:font-name="Times New Roman4" fo:font-size="10pt" officeooo:paragraph-rsid="0091d829" style:font-name-asian="Times New Roman4" style:font-size-asian="10pt" style:font-name-complex="Times New Roman4" style:font-size-complex="10pt"/>
    </style:style>
    <style:style style:name="P753" style:family="paragraph" style:parent-style-name="Text_20_body">
      <style:paragraph-properties fo:margin-top="0cm" fo:margin-bottom="0cm" loext:contextual-spacing="false"/>
      <style:text-properties style:font-name="Times New Roman4" fo:font-size="10pt" officeooo:paragraph-rsid="0635610e" style:font-name-asian="Times New Roman4" style:font-size-asian="10pt" style:font-name-complex="Times New Roman4" style:font-size-complex="10pt"/>
    </style:style>
    <style:style style:name="P754" style:family="paragraph" style:parent-style-name="Text_20_body">
      <style:paragraph-properties fo:margin-top="0cm" fo:margin-bottom="0cm" loext:contextual-spacing="false"/>
      <style:text-properties style:font-name="Times New Roman4" fo:font-size="10pt" officeooo:paragraph-rsid="022f83af" style:font-name-asian="Times New Roman4" style:font-size-asian="10pt" style:font-name-complex="Times New Roman4" style:font-size-complex="10pt"/>
    </style:style>
    <style:style style:name="P755" style:family="paragraph" style:parent-style-name="Text_20_body">
      <style:paragraph-properties fo:margin-top="0cm" fo:margin-bottom="0cm" loext:contextual-spacing="false"/>
      <style:text-properties style:font-name="Times New Roman4" fo:font-size="10pt" officeooo:paragraph-rsid="00589c30" style:font-name-asian="Times New Roman4" style:font-size-asian="10pt" style:font-name-complex="Times New Roman4" style:font-size-complex="10pt"/>
    </style:style>
    <style:style style:name="P756" style:family="paragraph" style:parent-style-name="Text_20_body">
      <style:paragraph-properties fo:margin-top="0cm" fo:margin-bottom="0cm" loext:contextual-spacing="false" fo:text-align="center" style:justify-single-word="false" style:writing-mode="lr-tb"/>
      <style:text-properties officeooo:paragraph-rsid="06d4efd4"/>
    </style:style>
    <style:style style:name="P757" style:family="paragraph" style:parent-style-name="Text_20_body">
      <style:paragraph-properties fo:margin-top="0cm" fo:margin-bottom="0cm" loext:contextual-spacing="false" fo:text-align="center" style:justify-single-word="false" style:writing-mode="lr-tb"/>
      <style:text-properties fo:font-weight="bold" officeooo:rsid="05fb5072" officeooo:paragraph-rsid="05fb5072" style:font-weight-asian="bold" style:font-weight-complex="bold"/>
    </style:style>
    <style:style style:name="P758" style:family="paragraph" style:parent-style-name="Text_20_body">
      <style:paragraph-properties fo:margin-top="0cm" fo:margin-bottom="0cm" loext:contextual-spacing="false" fo:text-align="center" style:justify-single-word="false" style:writing-mode="lr-tb"/>
      <style:text-properties fo:font-weight="bold" officeooo:rsid="05fb5072" officeooo:paragraph-rsid="06d4efd4" style:font-weight-asian="bold" style:font-weight-complex="bold"/>
    </style:style>
    <style:style style:name="P759" style:family="paragraph" style:parent-style-name="Text_20_body">
      <style:paragraph-properties fo:margin-top="0cm" fo:margin-bottom="0cm" loext:contextual-spacing="false" fo:text-align="center" style:justify-single-word="false" style:writing-mode="lr-tb"/>
      <style:text-properties fo:language="en" fo:country="GB" officeooo:rsid="03693dd9" officeooo:paragraph-rsid="0502d850"/>
    </style:style>
    <style:style style:name="P760" style:family="paragraph" style:parent-style-name="Text_20_body">
      <style:paragraph-properties fo:margin-top="0cm" fo:margin-bottom="0cm" loext:contextual-spacing="false" fo:text-align="center" style:justify-single-word="false" style:writing-mode="lr-tb"/>
      <style:text-properties fo:language="en" fo:country="GB" fo:font-style="italic" officeooo:rsid="03693dd9" officeooo:paragraph-rsid="06d9d837" style:font-style-asian="italic" style:font-style-complex="italic"/>
    </style:style>
    <style:style style:name="P761" style:family="paragraph" style:parent-style-name="Text_20_body">
      <style:text-properties officeooo:paragraph-rsid="05bd033a"/>
    </style:style>
    <style:style style:name="P762" style:family="paragraph" style:parent-style-name="Text_20_body">
      <style:text-properties officeooo:paragraph-rsid="06d38af1"/>
    </style:style>
    <style:style style:name="P763" style:family="paragraph" style:parent-style-name="Text_20_body">
      <style:text-properties fo:language="en" fo:country="GB"/>
    </style:style>
    <style:style style:name="P764" style:family="paragraph" style:parent-style-name="Text_20_body">
      <style:paragraph-properties fo:text-align="center" style:justify-single-word="false">
        <style:tab-stops/>
      </style:paragraph-properties>
      <style:text-properties officeooo:rsid="05247841" officeooo:paragraph-rsid="0530d8cd"/>
    </style:style>
    <style:style style:name="P765" style:family="paragraph" style:parent-style-name="Text_20_body">
      <style:paragraph-properties fo:break-before="page"/>
      <style:text-properties officeooo:paragraph-rsid="06d38af1"/>
    </style:style>
    <style:style style:name="P766" style:family="paragraph" style:parent-style-name="Text_20_body">
      <style:paragraph-properties fo:margin-top="0cm" fo:margin-bottom="0.203cm" loext:contextual-spacing="false"/>
    </style:style>
    <style:style style:name="P767" style:family="paragraph" style:parent-style-name="Text_20_body">
      <style:paragraph-properties fo:margin-top="0cm" fo:margin-bottom="0.203cm" loext:contextual-spacing="false" fo:text-align="center" style:justify-single-word="false">
        <style:tab-stops/>
      </style:paragraph-properties>
      <style:text-properties fo:language="en" fo:country="GB" officeooo:paragraph-rsid="06dd2a4e"/>
    </style:style>
    <style:style style:name="P768" style:family="paragraph" style:parent-style-name="Text_20_body">
      <style:paragraph-properties fo:margin-top="0cm" fo:margin-bottom="0.203cm" loext:contextual-spacing="false" fo:text-align="center" style:justify-single-word="false"/>
      <style:text-properties fo:language="en" fo:country="GB" officeooo:rsid="03693dd9" officeooo:paragraph-rsid="06d9d837"/>
    </style:style>
    <style:style style:name="P769" style:family="paragraph" style:parent-style-name="Text_20_body">
      <style:paragraph-properties fo:margin-top="0cm" fo:margin-bottom="0.203cm" loext:contextual-spacing="false" fo:text-align="center" style:justify-single-word="false">
        <style:tab-stops/>
      </style:paragraph-properties>
      <style:text-properties fo:font-size="11pt" style:font-size-asian="9.60000038146973pt" style:font-size-complex="11pt"/>
    </style:style>
    <style:style style:name="P770" style:family="paragraph" style:parent-style-name="Text_20_body">
      <style:paragraph-properties fo:margin-top="0cm" fo:margin-bottom="0.203cm" loext:contextual-spacing="false" fo:text-align="center" style:justify-single-word="false">
        <style:tab-stops/>
      </style:paragraph-properties>
      <style:text-properties fo:font-size="11pt" officeooo:paragraph-rsid="06b40fae" style:font-size-asian="9.60000038146973pt" style:font-size-complex="11pt"/>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style:text-position="super 58%" fo:language="en" fo:country="GB" fo:font-weight="normal" style:font-weight-asian="normal" style:font-weight-complex="normal"/>
    </style:style>
    <style:style style:name="T4" style:family="text">
      <style:text-properties style:text-position="super 58%" fo:language="en" fo:country="GB" fo:font-weight="normal" officeooo:rsid="033ef7d6" style:font-weight-asian="normal" style:font-weight-complex="normal"/>
    </style:style>
    <style:style style:name="T5" style:family="text">
      <style:text-properties style:text-position="super 58%" fo:language="en" fo:country="GB" fo:font-weight="normal" officeooo:rsid="04b0653b" style:font-weight-asian="normal" style:font-weight-complex="normal"/>
    </style:style>
    <style:style style:name="T6" style:family="text">
      <style:text-properties style:text-position="super 58%" fo:language="en" fo:country="GB" fo:font-weight="normal" officeooo:rsid="0334afee" style:font-weight-asian="normal" style:font-weight-complex="normal"/>
    </style:style>
    <style:style style:name="T7" style:family="text">
      <style:text-properties style:text-position="super 58%" fo:language="en" fo:country="GB" fo:font-style="italic" fo:font-weight="normal" style:font-style-asian="italic" style:font-weight-asian="normal" style:font-style-complex="italic" style:font-weight-complex="normal"/>
    </style:style>
    <style:style style:name="T8" style:family="text">
      <style:text-properties style:text-position="super 58%" fo:language="en" fo:country="GB" fo:font-style="italic" fo:font-weight="normal" officeooo:rsid="04b0653b" style:font-style-asian="italic" style:font-weight-asian="normal" style:font-style-complex="italic" style:font-weight-complex="normal"/>
    </style:style>
    <style:style style:name="T9" style:family="text">
      <style:text-properties style:text-position="super 58%" officeooo:rsid="03444578"/>
    </style:style>
    <style:style style:name="T10" style:family="text">
      <style:text-properties style:text-position="super 58%" officeooo:rsid="04b0653b"/>
    </style:style>
    <style:style style:name="T11" style:family="text">
      <style:text-properties style:text-position="super 58%" fo:font-style="italic" officeooo:rsid="04b0653b" style:font-style-asian="italic" style:font-style-complex="italic"/>
    </style:style>
    <style:style style:name="T12" style:family="text">
      <style:text-properties style:text-position="super 58%" fo:font-size="22pt" officeooo:rsid="04b0653b" style:font-size-asian="22pt" style:font-size-complex="22pt"/>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style="italic" officeooo:rsid="00236627" style:font-style-asian="italic" style:font-style-complex="italic"/>
    </style:style>
    <style:style style:name="T16" style:family="text">
      <style:text-properties fo:font-style="italic" officeooo:rsid="00251aff" style:font-style-asian="italic" style:font-style-complex="italic"/>
    </style:style>
    <style:style style:name="T17" style:family="text">
      <style:text-properties fo:font-style="italic" officeooo:rsid="00501412" style:font-style-asian="italic" style:font-style-complex="italic"/>
    </style:style>
    <style:style style:name="T18" style:family="text">
      <style:text-properties fo:font-style="italic" officeooo:rsid="0050cbdf" style:font-style-asian="italic" style:font-style-complex="italic"/>
    </style:style>
    <style:style style:name="T19" style:family="text">
      <style:text-properties fo:font-style="italic" officeooo:rsid="00528fbd" style:font-style-asian="italic" style:font-style-complex="italic"/>
    </style:style>
    <style:style style:name="T20" style:family="text">
      <style:text-properties fo:font-style="italic" officeooo:rsid="006cf334" style:font-style-asian="italic" style:font-style-complex="italic"/>
    </style:style>
    <style:style style:name="T21" style:family="text">
      <style:text-properties fo:font-style="italic" officeooo:rsid="007ceb40" style:font-style-asian="italic" style:font-style-complex="italic"/>
    </style:style>
    <style:style style:name="T22" style:family="text">
      <style:text-properties fo:font-style="italic" officeooo:rsid="007372b3" style:font-style-asian="italic" style:font-style-complex="italic"/>
    </style:style>
    <style:style style:name="T23" style:family="text">
      <style:text-properties fo:font-style="italic" officeooo:rsid="00b1817a" style:font-style-asian="italic" style:font-style-complex="italic"/>
    </style:style>
    <style:style style:name="T24" style:family="text">
      <style:text-properties fo:font-style="italic" officeooo:rsid="00b264de" style:font-style-asian="italic" style:font-style-complex="italic"/>
    </style:style>
    <style:style style:name="T25" style:family="text">
      <style:text-properties fo:font-style="italic" officeooo:rsid="00b2da1f" style:font-style-asian="italic" style:font-style-complex="italic"/>
    </style:style>
    <style:style style:name="T26" style:family="text">
      <style:text-properties fo:font-style="italic" officeooo:rsid="00b42801" style:font-style-asian="italic" style:font-style-complex="italic"/>
    </style:style>
    <style:style style:name="T27" style:family="text">
      <style:text-properties fo:font-style="italic" officeooo:rsid="00b4e287" style:font-style-asian="italic" style:font-style-complex="italic"/>
    </style:style>
    <style:style style:name="T28" style:family="text">
      <style:text-properties fo:font-style="italic" officeooo:rsid="00b533be" style:font-style-asian="italic" style:font-style-complex="italic"/>
    </style:style>
    <style:style style:name="T29" style:family="text">
      <style:text-properties fo:font-style="italic" officeooo:rsid="00b53b25" style:font-style-asian="italic" style:font-style-complex="italic"/>
    </style:style>
    <style:style style:name="T30" style:family="text">
      <style:text-properties fo:font-style="italic" officeooo:rsid="00b5fdf3" style:font-style-asian="italic" style:font-style-complex="italic"/>
    </style:style>
    <style:style style:name="T31" style:family="text">
      <style:text-properties fo:font-style="italic" officeooo:rsid="00ba048c" style:font-style-asian="italic" style:font-style-complex="italic"/>
    </style:style>
    <style:style style:name="T32" style:family="text">
      <style:text-properties fo:font-style="italic" officeooo:rsid="00bb51fd" style:font-style-asian="italic" style:font-style-complex="italic"/>
    </style:style>
    <style:style style:name="T33" style:family="text">
      <style:text-properties fo:font-style="italic" officeooo:rsid="00bb7350" style:font-style-asian="italic" style:font-style-complex="italic"/>
    </style:style>
    <style:style style:name="T34" style:family="text">
      <style:text-properties fo:font-style="italic" officeooo:rsid="00bb7456" style:font-style-asian="italic" style:font-style-complex="italic"/>
    </style:style>
    <style:style style:name="T35" style:family="text">
      <style:text-properties fo:font-style="italic" officeooo:rsid="00bc62ed" style:font-style-asian="italic" style:font-style-complex="italic"/>
    </style:style>
    <style:style style:name="T36" style:family="text">
      <style:text-properties fo:font-style="italic" officeooo:rsid="00beca24" style:font-style-asian="italic" style:font-style-complex="italic"/>
    </style:style>
    <style:style style:name="T37" style:family="text">
      <style:text-properties fo:font-style="italic" officeooo:rsid="00bf188e" style:font-style-asian="italic" style:font-style-complex="italic"/>
    </style:style>
    <style:style style:name="T38" style:family="text">
      <style:text-properties fo:font-style="italic" officeooo:rsid="00bf2b38" style:font-style-asian="italic" style:font-style-complex="italic"/>
    </style:style>
    <style:style style:name="T39" style:family="text">
      <style:text-properties fo:font-style="italic" officeooo:rsid="00bf569f" style:font-style-asian="italic" style:font-style-complex="italic"/>
    </style:style>
    <style:style style:name="T40" style:family="text">
      <style:text-properties fo:font-style="italic" officeooo:rsid="0045ec80" style:font-style-asian="italic" style:font-style-complex="italic"/>
    </style:style>
    <style:style style:name="T41" style:family="text">
      <style:text-properties fo:font-style="italic" officeooo:rsid="00f9fa81" style:font-style-asian="italic" style:font-style-complex="italic"/>
    </style:style>
    <style:style style:name="T42" style:family="text">
      <style:text-properties fo:font-style="italic" officeooo:rsid="01062024" style:font-style-asian="italic" style:font-style-complex="italic"/>
    </style:style>
    <style:style style:name="T43" style:family="text">
      <style:text-properties fo:font-style="italic" officeooo:rsid="011ba46a" style:font-style-asian="italic" style:font-style-complex="italic"/>
    </style:style>
    <style:style style:name="T44" style:family="text">
      <style:text-properties fo:font-style="italic" officeooo:rsid="011d0201" style:font-style-asian="italic" style:font-style-complex="italic"/>
    </style:style>
    <style:style style:name="T45" style:family="text">
      <style:text-properties fo:font-style="italic" officeooo:rsid="011ef3e0" style:font-style-asian="italic" style:font-style-complex="italic"/>
    </style:style>
    <style:style style:name="T46" style:family="text">
      <style:text-properties fo:font-style="italic" officeooo:rsid="01345dc4" style:font-style-asian="italic" style:font-style-complex="italic"/>
    </style:style>
    <style:style style:name="T47" style:family="text">
      <style:text-properties fo:font-style="italic" officeooo:rsid="013a8e0d" style:font-style-asian="italic" style:font-style-complex="italic"/>
    </style:style>
    <style:style style:name="T48" style:family="text">
      <style:text-properties fo:font-style="italic" officeooo:rsid="0146871b" style:font-style-asian="italic" style:font-style-complex="italic"/>
    </style:style>
    <style:style style:name="T49" style:family="text">
      <style:text-properties fo:font-style="italic" officeooo:rsid="01781fde" style:font-style-asian="italic" style:font-style-complex="italic"/>
    </style:style>
    <style:style style:name="T50" style:family="text">
      <style:text-properties fo:font-style="italic" officeooo:rsid="01a170d5" style:font-style-asian="italic" style:font-style-complex="italic"/>
    </style:style>
    <style:style style:name="T51" style:family="text">
      <style:text-properties fo:font-style="italic" officeooo:rsid="01a4275e" style:font-style-asian="italic" style:font-style-complex="italic"/>
    </style:style>
    <style:style style:name="T52" style:family="text">
      <style:text-properties fo:font-style="italic" officeooo:rsid="01b1828b" style:font-style-asian="italic" style:font-style-complex="italic"/>
    </style:style>
    <style:style style:name="T53" style:family="text">
      <style:text-properties fo:font-style="italic" officeooo:rsid="01dd9e07" style:font-style-asian="italic" style:font-style-complex="italic"/>
    </style:style>
    <style:style style:name="T54" style:family="text">
      <style:text-properties fo:font-style="italic" officeooo:rsid="01fade7e" style:font-style-asian="italic" style:font-style-complex="italic"/>
    </style:style>
    <style:style style:name="T55" style:family="text">
      <style:text-properties fo:font-style="italic" officeooo:rsid="02400cf7" style:font-style-asian="italic" style:font-style-complex="italic"/>
    </style:style>
    <style:style style:name="T56" style:family="text">
      <style:text-properties fo:font-style="italic" officeooo:rsid="025f0e5d" style:font-style-asian="italic" style:font-style-complex="italic"/>
    </style:style>
    <style:style style:name="T57" style:family="text">
      <style:text-properties fo:font-style="italic" officeooo:rsid="02613b98" style:font-style-asian="italic" style:font-style-complex="italic"/>
    </style:style>
    <style:style style:name="T58" style:family="text">
      <style:text-properties fo:font-style="italic" officeooo:rsid="0263781f" style:font-style-asian="italic" style:font-style-complex="italic"/>
    </style:style>
    <style:style style:name="T59" style:family="text">
      <style:text-properties fo:font-style="italic" officeooo:rsid="02991439" style:font-style-asian="italic" style:font-style-complex="italic"/>
    </style:style>
    <style:style style:name="T60" style:family="text">
      <style:text-properties fo:font-style="italic" officeooo:rsid="02bb6239" style:font-style-asian="italic" style:font-style-complex="italic"/>
    </style:style>
    <style:style style:name="T61" style:family="text">
      <style:text-properties fo:font-style="italic" officeooo:rsid="02ea9e95" style:font-style-asian="italic" style:font-style-complex="italic"/>
    </style:style>
    <style:style style:name="T62" style:family="text">
      <style:text-properties fo:font-style="italic" officeooo:rsid="033ef7d6" style:font-style-asian="italic" style:font-style-complex="italic"/>
    </style:style>
    <style:style style:name="T63" style:family="text">
      <style:text-properties fo:font-style="italic" officeooo:rsid="03444578" style:font-style-asian="italic" style:font-style-complex="italic"/>
    </style:style>
    <style:style style:name="T64" style:family="text">
      <style:text-properties fo:font-style="italic" officeooo:rsid="034cf775" style:font-style-asian="italic" style:font-style-complex="italic"/>
    </style:style>
    <style:style style:name="T65" style:family="text">
      <style:text-properties fo:font-style="italic" officeooo:rsid="0390a909" style:font-style-asian="italic" style:font-style-complex="italic"/>
    </style:style>
    <style:style style:name="T66" style:family="text">
      <style:text-properties fo:font-style="italic" officeooo:rsid="03adf63e" style:font-style-asian="italic" style:font-style-complex="italic"/>
    </style:style>
    <style:style style:name="T67" style:family="text">
      <style:text-properties fo:font-style="italic" officeooo:rsid="03bbef30" style:font-style-asian="italic" style:font-style-complex="italic"/>
    </style:style>
    <style:style style:name="T68" style:family="text">
      <style:text-properties fo:font-style="italic" officeooo:rsid="044fb5c5" style:font-style-asian="italic" style:font-style-complex="italic"/>
    </style:style>
    <style:style style:name="T69" style:family="text">
      <style:text-properties fo:font-style="italic" officeooo:rsid="046874d2" style:font-style-asian="italic" style:font-style-complex="italic"/>
    </style:style>
    <style:style style:name="T70" style:family="text">
      <style:text-properties fo:font-style="italic" officeooo:rsid="0473ff4a" style:font-style-asian="italic" style:font-style-complex="italic"/>
    </style:style>
    <style:style style:name="T71" style:family="text">
      <style:text-properties fo:font-style="italic" officeooo:rsid="04a1f663" style:font-style-asian="italic" style:font-style-complex="italic"/>
    </style:style>
    <style:style style:name="T72" style:family="text">
      <style:text-properties fo:font-style="italic" officeooo:rsid="04a2d985" style:font-style-asian="italic" style:font-style-complex="italic"/>
    </style:style>
    <style:style style:name="T73" style:family="text">
      <style:text-properties fo:font-style="italic" officeooo:rsid="04ba9299" style:font-style-asian="italic" style:font-style-complex="italic"/>
    </style:style>
    <style:style style:name="T74" style:family="text">
      <style:text-properties fo:font-style="italic" officeooo:rsid="04d00f92" style:font-style-asian="italic" style:font-style-complex="italic"/>
    </style:style>
    <style:style style:name="T75" style:family="text">
      <style:text-properties fo:font-style="italic" officeooo:rsid="04dd39e8" style:font-style-asian="italic" style:font-style-complex="italic"/>
    </style:style>
    <style:style style:name="T76" style:family="text">
      <style:text-properties fo:font-style="italic" officeooo:rsid="04e822b0" style:font-style-asian="italic" style:font-style-complex="italic"/>
    </style:style>
    <style:style style:name="T77" style:family="text">
      <style:text-properties fo:font-style="italic" officeooo:rsid="04f0aa10" style:font-style-asian="italic" style:font-style-complex="italic"/>
    </style:style>
    <style:style style:name="T78" style:family="text">
      <style:text-properties fo:font-style="italic" officeooo:rsid="01488052" style:font-style-asian="italic" style:font-style-complex="italic"/>
    </style:style>
    <style:style style:name="T79" style:family="text">
      <style:text-properties fo:font-style="italic" officeooo:rsid="053a76f4" style:font-style-asian="italic" style:font-style-complex="italic"/>
    </style:style>
    <style:style style:name="T80" style:family="text">
      <style:text-properties fo:font-style="italic" officeooo:rsid="04c2a9e9" style:font-style-asian="italic" style:font-style-complex="italic"/>
    </style:style>
    <style:style style:name="T81" style:family="text">
      <style:text-properties fo:font-style="italic" officeooo:rsid="057b8410" style:font-style-asian="italic" style:font-style-complex="italic"/>
    </style:style>
    <style:style style:name="T82" style:family="text">
      <style:text-properties fo:font-style="italic" officeooo:rsid="0587e418" style:font-style-asian="italic" style:font-style-complex="italic"/>
    </style:style>
    <style:style style:name="T83" style:family="text">
      <style:text-properties fo:font-style="italic" officeooo:rsid="0592534b" style:font-style-asian="italic" style:font-style-complex="italic"/>
    </style:style>
    <style:style style:name="T84" style:family="text">
      <style:text-properties fo:font-style="italic" officeooo:rsid="05942359" style:font-style-asian="italic" style:font-style-complex="italic"/>
    </style:style>
    <style:style style:name="T85" style:family="text">
      <style:text-properties fo:font-style="italic" officeooo:rsid="05cb07bf" style:font-style-asian="italic" style:font-style-complex="italic"/>
    </style:style>
    <style:style style:name="T86" style:family="text">
      <style:text-properties fo:font-style="italic" officeooo:rsid="05cbf6ad" style:font-style-asian="italic" style:font-style-complex="italic"/>
    </style:style>
    <style:style style:name="T87" style:family="text">
      <style:text-properties fo:font-style="italic" officeooo:rsid="062b3dc7" style:font-style-asian="italic" style:font-style-complex="italic"/>
    </style:style>
    <style:style style:name="T88" style:family="text">
      <style:text-properties fo:font-style="italic" officeooo:rsid="0635610e" style:font-style-asian="italic" style:font-style-complex="italic"/>
    </style:style>
    <style:style style:name="T89" style:family="text">
      <style:text-properties fo:font-style="italic" officeooo:rsid="0647d1a0" style:font-style-asian="italic" style:font-style-complex="italic"/>
    </style:style>
    <style:style style:name="T90" style:family="text">
      <style:text-properties fo:font-style="italic" officeooo:rsid="06027420" style:font-style-asian="italic" style:font-style-complex="italic"/>
    </style:style>
    <style:style style:name="T91" style:family="text">
      <style:text-properties fo:font-style="italic" officeooo:rsid="0654c551" style:font-style-asian="italic" style:font-style-complex="italic"/>
    </style:style>
    <style:style style:name="T92" style:family="text">
      <style:text-properties fo:font-style="italic" officeooo:rsid="066651d3" style:font-style-asian="italic" style:font-style-complex="italic"/>
    </style:style>
    <style:style style:name="T93" style:family="text">
      <style:text-properties fo:font-style="italic" officeooo:rsid="06d4f15d" style:font-style-asian="italic" style:font-style-complex="italic"/>
    </style:style>
    <style:style style:name="T94" style:family="text">
      <style:text-properties fo:font-style="italic" fo:font-weight="normal" style:font-style-asian="italic" style:font-weight-asian="normal" style:font-style-complex="italic" style:font-weight-complex="normal"/>
    </style:style>
    <style:style style:name="T95" style:family="text">
      <style:text-properties fo:font-style="italic" style:text-underline-style="none" style:font-style-asian="italic" style:font-style-complex="italic"/>
    </style:style>
    <style:style style:name="T96" style:family="text">
      <style:text-properties fo:font-style="italic" fo:font-weight="bold" style:font-style-asian="italic" style:font-weight-asian="bold" style:font-style-complex="italic" style:font-weight-complex="bold"/>
    </style:style>
    <style:style style:name="T97" style:family="text">
      <style:text-properties fo:font-style="italic" style:text-underline-style="solid" style:text-underline-width="auto" style:text-underline-color="font-color" style:font-style-asian="italic" style:font-style-complex="italic"/>
    </style:style>
    <style:style style:name="T98" style:family="text">
      <style:text-properties fo:font-weight="normal" style:font-weight-asian="normal" style:font-weight-complex="normal"/>
    </style:style>
    <style:style style:name="T99" style:family="text">
      <style:text-properties fo:font-weight="normal" officeooo:rsid="008de262" style:font-weight-asian="normal" style:font-weight-complex="normal"/>
    </style:style>
    <style:style style:name="T100" style:family="text">
      <style:text-properties fo:font-weight="normal" officeooo:rsid="009230c3" style:font-weight-asian="normal" style:font-weight-complex="normal"/>
    </style:style>
    <style:style style:name="T101" style:family="text">
      <style:text-properties fo:font-weight="normal" officeooo:rsid="01051289" style:font-weight-asian="normal" style:font-weight-complex="normal"/>
    </style:style>
    <style:style style:name="T102" style:family="text">
      <style:text-properties fo:font-weight="normal" officeooo:rsid="010aad6c" style:font-weight-asian="normal" style:font-weight-complex="normal"/>
    </style:style>
    <style:style style:name="T103" style:family="text">
      <style:text-properties fo:font-weight="normal" officeooo:rsid="01a2e544" style:font-weight-asian="normal" style:font-weight-complex="normal"/>
    </style:style>
    <style:style style:name="T104" style:family="text">
      <style:text-properties fo:font-weight="normal" officeooo:rsid="01d24d96" style:font-weight-asian="normal" style:font-weight-complex="normal"/>
    </style:style>
    <style:style style:name="T105" style:family="text">
      <style:text-properties fo:font-weight="normal" officeooo:rsid="01d522fa" style:font-weight-asian="normal" style:font-weight-complex="normal"/>
    </style:style>
    <style:style style:name="T106" style:family="text">
      <style:text-properties fo:font-weight="normal" officeooo:rsid="007372b3" style:font-weight-asian="normal" style:font-weight-complex="normal"/>
    </style:style>
    <style:style style:name="T107" style:family="text">
      <style:text-properties fo:font-weight="normal" officeooo:rsid="029c5c1d" style:font-weight-asian="normal" style:font-weight-complex="normal"/>
    </style:style>
    <style:style style:name="T108" style:family="text">
      <style:text-properties fo:font-weight="normal" officeooo:rsid="029dfd2e" style:font-weight-asian="normal" style:font-weight-complex="normal"/>
    </style:style>
    <style:style style:name="T109" style:family="text">
      <style:text-properties fo:font-weight="normal" officeooo:rsid="03259558" style:font-weight-asian="normal" style:font-weight-complex="normal"/>
    </style:style>
    <style:style style:name="T110" style:family="text">
      <style:text-properties fo:font-weight="normal" officeooo:rsid="046e4726" style:font-weight-asian="normal" style:font-weight-complex="normal"/>
    </style:style>
    <style:style style:name="T111" style:family="text">
      <style:text-properties fo:font-weight="normal" officeooo:rsid="046f7eed" style:font-weight-asian="normal" style:font-weight-complex="normal"/>
    </style:style>
    <style:style style:name="T112" style:family="text">
      <style:text-properties fo:font-weight="normal" officeooo:rsid="0470f71f" style:font-weight-asian="normal" style:font-weight-complex="normal"/>
    </style:style>
    <style:style style:name="T113" style:family="text">
      <style:text-properties fo:font-weight="normal" officeooo:rsid="03bc93dd" style:font-weight-asian="normal" style:font-weight-complex="normal"/>
    </style:style>
    <style:style style:name="T114" style:family="text">
      <style:text-properties fo:font-weight="normal" officeooo:rsid="055de49a" style:font-weight-asian="normal" style:font-weight-complex="normal"/>
    </style:style>
    <style:style style:name="T115" style:family="text">
      <style:text-properties fo:font-weight="normal" officeooo:rsid="060de96d" style:font-weight-asian="normal" style:font-weight-complex="normal"/>
    </style:style>
    <style:style style:name="T116" style:family="text">
      <style:text-properties fo:font-weight="normal" officeooo:rsid="06298a5f" style:font-weight-asian="normal" style:font-weight-complex="normal"/>
    </style:style>
    <style:style style:name="T117" style:family="text">
      <style:text-properties fo:font-weight="normal" officeooo:rsid="0629b95d" style:font-weight-asian="normal" style:font-weight-complex="normal"/>
    </style:style>
    <style:style style:name="T118" style:family="text">
      <style:text-properties fo:font-weight="normal" officeooo:rsid="062b3dc7" style:font-weight-asian="normal" style:font-weight-complex="normal"/>
    </style:style>
    <style:style style:name="T119" style:family="text">
      <style:text-properties fo:font-weight="normal" officeooo:rsid="069faa87" style:font-weight-asian="normal" style:font-weight-complex="normal"/>
    </style:style>
    <style:style style:name="T120" style:family="text">
      <style:text-properties style:text-underline-style="solid" style:text-underline-width="auto" style:text-underline-color="font-color"/>
    </style:style>
    <style:style style:name="T121" style:family="text">
      <style:text-properties style:text-underline-style="solid" style:text-underline-width="auto" style:text-underline-color="font-color" fo:font-weight="bold" style:font-weight-asian="bold" style:font-weight-complex="bold"/>
    </style:style>
    <style:style style:name="T122" style:family="text">
      <style:text-properties style:font-name="Times New Roman4"/>
    </style:style>
    <style:style style:name="T123" style:family="text">
      <style:text-properties style:font-name="Times New Roman4" fo:font-size="10pt" fo:language="en" fo:country="GB" fo:font-weight="normal" style:font-name-asian="Times New Roman4" style:font-size-asian="10pt" style:font-weight-asian="normal" style:font-name-complex="Times New Roman4" style:font-size-complex="10pt" style:font-weight-complex="normal"/>
    </style:style>
    <style:style style:name="T124" style:family="text">
      <style:text-properties style:font-name="Times New Roman4" fo:font-size="10pt" fo:language="en" fo:country="GB" fo:font-weight="normal" officeooo:rsid="048811ba" style:font-name-asian="Times New Roman4" style:font-size-asian="10pt" style:font-weight-asian="normal" style:font-name-complex="Times New Roman4" style:font-size-complex="10pt" style:font-weight-complex="normal"/>
    </style:style>
    <style:style style:name="T125" style:family="text">
      <style:text-properties style:font-name="Times New Roman4" fo:font-size="10pt" fo:language="en" fo:country="GB" fo:font-weight="normal" officeooo:rsid="01e977a0" style:font-name-asian="Times New Roman4" style:font-size-asian="10pt" style:font-weight-asian="normal" style:font-name-complex="Times New Roman4" style:font-size-complex="10pt" style:font-weight-complex="normal"/>
    </style:style>
    <style:style style:name="T126" style:family="text">
      <style:text-properties style:font-name="Times New Roman4" fo:font-size="10pt" fo:language="en" fo:country="GB" fo:font-weight="normal" officeooo:rsid="052e086f" style:font-name-asian="Times New Roman4" style:font-size-asian="10pt" style:font-weight-asian="normal" style:font-name-complex="Times New Roman4" style:font-size-complex="10pt" style:font-weight-complex="normal"/>
    </style:style>
    <style:style style:name="T127" style:family="text">
      <style:text-properties style:font-name="Times New Roman4" fo:font-size="10pt" fo:language="en" fo:country="GB" fo:font-style="italic" fo:font-weight="normal" officeooo:rsid="052e086f" style:font-name-asian="Times New Roman4" style:font-size-asian="10pt" style:font-style-asian="italic" style:font-weight-asian="normal" style:font-name-complex="Times New Roman4" style:font-size-complex="10pt" style:font-style-complex="italic" style:font-weight-complex="normal"/>
    </style:style>
    <style:style style:name="T128" style:family="text">
      <style:text-properties style:font-name="Times New Roman3"/>
    </style:style>
    <style:style style:name="T129" style:family="text">
      <style:text-properties style:font-name="Times New Roman3" fo:font-size="14pt" fo:language="en" fo:country="GB" fo:font-weight="bold" style:font-size-asian="14pt" style:font-weight-asian="bold" style:font-size-complex="14pt" style:font-weight-complex="bold"/>
    </style:style>
    <style:style style:name="T130" style:family="text">
      <style:text-properties style:font-name="Times New Roman3" officeooo:rsid="03e618cf"/>
    </style:style>
    <style:style style:name="T131" style:family="text">
      <style:text-properties style:font-name="Times New Roman3" fo:font-size="10pt" fo:language="en" fo:country="GB" fo:font-weight="normal" officeooo:rsid="015192a6" style:font-name-asian="Times New Roman4" style:font-size-asian="10pt" style:font-weight-asian="normal" style:font-name-complex="Times New Roman4" style:font-size-complex="10pt" style:font-weight-complex="normal"/>
    </style:style>
    <style:style style:name="T132" style:family="text">
      <style:text-properties style:font-name="Times New Roman3" fo:font-size="10pt" fo:language="en" fo:country="GB" fo:font-weight="normal" officeooo:rsid="01552f28" style:font-name-asian="Times New Roman4" style:font-size-asian="10pt" style:font-weight-asian="normal" style:font-name-complex="Times New Roman4" style:font-size-complex="10pt" style:font-weight-complex="normal"/>
    </style:style>
    <style:style style:name="T133" style:family="text">
      <style:text-properties style:font-name="Times New Roman3" fo:font-size="10pt" fo:language="en" fo:country="GB" fo:font-weight="normal" officeooo:rsid="015192a6" style:font-weight-asian="normal" style:font-weight-complex="normal"/>
    </style:style>
    <style:style style:name="T134" style:family="text">
      <style:text-properties style:font-name="Times New Roman3" officeooo:rsid="04f627dc"/>
    </style:style>
    <style:style style:name="T135" style:family="text">
      <style:text-properties fo:font-size="16pt" fo:font-style="italic" style:font-size-asian="16pt" style:font-style-asian="italic" style:font-size-complex="16pt" style:font-style-complex="italic"/>
    </style:style>
    <style:style style:name="T136" style:family="text">
      <style:text-properties style:text-line-through-style="solid" style:text-line-through-type="single" fo:language="en" fo:country="GB" fo:font-weight="normal" style:font-weight-asian="normal" style:font-weight-complex="normal"/>
    </style:style>
    <style:style style:name="T137" style:family="text">
      <style:text-properties fo:font-style="normal" style:font-style-asian="normal" style:font-style-complex="normal"/>
    </style:style>
    <style:style style:name="T138" style:family="text">
      <style:text-properties fo:font-style="normal" officeooo:rsid="00598207" style:font-style-asian="normal" style:font-style-complex="normal"/>
    </style:style>
    <style:style style:name="T139" style:family="text">
      <style:text-properties fo:font-style="normal" officeooo:rsid="007537da" style:font-style-asian="normal" style:font-style-complex="normal"/>
    </style:style>
    <style:style style:name="T140" style:family="text">
      <style:text-properties fo:font-style="normal" officeooo:rsid="00b1817a" style:font-style-asian="normal" style:font-style-complex="normal"/>
    </style:style>
    <style:style style:name="T141" style:family="text">
      <style:text-properties fo:font-style="normal" officeooo:rsid="00b264de" style:font-style-asian="normal" style:font-style-complex="normal"/>
    </style:style>
    <style:style style:name="T142" style:family="text">
      <style:text-properties fo:font-style="normal" officeooo:rsid="00b2da1f" style:font-style-asian="normal" style:font-style-complex="normal"/>
    </style:style>
    <style:style style:name="T143" style:family="text">
      <style:text-properties fo:font-style="normal" officeooo:rsid="00b42801" style:font-style-asian="normal" style:font-style-complex="normal"/>
    </style:style>
    <style:style style:name="T144" style:family="text">
      <style:text-properties fo:font-style="normal" officeooo:rsid="00b4e287" style:font-style-asian="normal" style:font-style-complex="normal"/>
    </style:style>
    <style:style style:name="T145" style:family="text">
      <style:text-properties fo:font-style="normal" officeooo:rsid="00b533be" style:font-style-asian="normal" style:font-style-complex="normal"/>
    </style:style>
    <style:style style:name="T146" style:family="text">
      <style:text-properties fo:font-style="normal" officeooo:rsid="00b53b25" style:font-style-asian="normal" style:font-style-complex="normal"/>
    </style:style>
    <style:style style:name="T147" style:family="text">
      <style:text-properties fo:font-style="normal" officeooo:rsid="00b5fdf3" style:font-style-asian="normal" style:font-style-complex="normal"/>
    </style:style>
    <style:style style:name="T148" style:family="text">
      <style:text-properties fo:font-style="normal" officeooo:rsid="00c7a076" style:font-style-asian="normal" style:font-style-complex="normal"/>
    </style:style>
    <style:style style:name="T149" style:family="text">
      <style:text-properties fo:font-style="normal" officeooo:rsid="010fcd4f" style:font-style-asian="normal" style:font-style-complex="normal"/>
    </style:style>
    <style:style style:name="T150" style:family="text">
      <style:text-properties fo:font-style="normal" officeooo:rsid="01345dc4" style:font-style-asian="normal" style:font-style-complex="normal"/>
    </style:style>
    <style:style style:name="T151" style:family="text">
      <style:text-properties fo:font-style="normal" officeooo:rsid="0145634a" style:font-style-asian="normal" style:font-style-complex="normal"/>
    </style:style>
    <style:style style:name="T152" style:family="text">
      <style:text-properties fo:font-style="normal" officeooo:rsid="0146dbb7" style:font-style-asian="normal" style:font-style-complex="normal"/>
    </style:style>
    <style:style style:name="T153" style:family="text">
      <style:text-properties fo:font-style="normal" officeooo:rsid="01488052" style:font-style-asian="normal" style:font-style-complex="normal"/>
    </style:style>
    <style:style style:name="T154" style:family="text">
      <style:text-properties fo:font-style="normal" officeooo:rsid="014db229" style:font-style-asian="normal" style:font-style-complex="normal"/>
    </style:style>
    <style:style style:name="T155" style:family="text">
      <style:text-properties fo:font-style="normal" officeooo:rsid="014fd898" style:font-style-asian="normal" style:font-style-complex="normal"/>
    </style:style>
    <style:style style:name="T156" style:family="text">
      <style:text-properties fo:font-style="normal" officeooo:rsid="0153569b" style:font-style-asian="normal" style:font-style-complex="normal"/>
    </style:style>
    <style:style style:name="T157" style:family="text">
      <style:text-properties fo:font-style="normal" officeooo:rsid="01552f28" style:font-style-asian="normal" style:font-style-complex="normal"/>
    </style:style>
    <style:style style:name="T158" style:family="text">
      <style:text-properties fo:font-style="normal" officeooo:rsid="0156da09" style:font-style-asian="normal" style:font-style-complex="normal"/>
    </style:style>
    <style:style style:name="T159" style:family="text">
      <style:text-properties fo:font-style="normal" officeooo:rsid="022f83af" style:font-style-asian="normal" style:font-style-complex="normal"/>
    </style:style>
    <style:style style:name="T160" style:family="text">
      <style:text-properties fo:font-style="normal" officeooo:rsid="02bb6239" style:font-style-asian="normal" style:font-style-complex="normal"/>
    </style:style>
    <style:style style:name="T161" style:family="text">
      <style:text-properties fo:font-style="normal" officeooo:rsid="03b4279f" style:font-style-asian="normal" style:font-style-complex="normal"/>
    </style:style>
    <style:style style:name="T162" style:family="text">
      <style:text-properties fo:font-style="normal" officeooo:rsid="01441fff" style:font-style-asian="normal" style:font-style-complex="normal"/>
    </style:style>
    <style:style style:name="T163" style:family="text">
      <style:text-properties fo:font-style="normal" officeooo:rsid="02d2c6f7" style:font-style-asian="normal" style:font-style-complex="normal"/>
    </style:style>
    <style:style style:name="T164" style:family="text">
      <style:text-properties fo:font-style="normal" officeooo:rsid="02c51be2" style:font-style-asian="normal" style:font-style-complex="normal"/>
    </style:style>
    <style:style style:name="T165" style:family="text">
      <style:text-properties fo:font-style="normal" officeooo:rsid="05e7ee78" style:font-style-asian="normal" style:font-style-complex="normal"/>
    </style:style>
    <style:style style:name="T166" style:family="text">
      <style:text-properties fo:font-style="normal" officeooo:rsid="066651d3" style:font-style-asian="normal" style:font-style-complex="normal"/>
    </style:style>
    <style:style style:name="T167" style:family="text">
      <style:text-properties fo:font-style="normal" style:text-underline-style="solid" style:text-underline-width="auto" style:text-underline-color="font-color" officeooo:rsid="00b53b25" style:font-style-asian="normal" style:font-style-complex="normal"/>
    </style:style>
    <style:style style:name="T168" style:family="text">
      <style:text-properties fo:font-style="normal" fo:font-weight="normal" style:font-style-asian="normal" style:font-weight-asian="normal" style:font-style-complex="normal" style:font-weight-complex="normal"/>
    </style:style>
    <style:style style:name="T169" style:family="text">
      <style:text-properties fo:font-style="normal" fo:font-weight="normal" officeooo:rsid="00c3af2b" style:font-style-asian="normal" style:font-weight-asian="normal" style:font-style-complex="normal" style:font-weight-complex="normal"/>
    </style:style>
    <style:style style:name="T170" style:family="text">
      <style:text-properties fo:font-style="normal" fo:font-weight="normal" officeooo:rsid="01dd9e07" style:font-style-asian="normal" style:font-weight-asian="normal" style:font-style-complex="normal" style:font-weight-complex="normal"/>
    </style:style>
    <style:style style:name="T171" style:family="text">
      <style:text-properties fo:font-style="normal" fo:font-weight="normal" officeooo:rsid="05491fb1" style:font-style-asian="normal" style:font-weight-asian="normal" style:font-style-complex="normal" style:font-weight-complex="normal"/>
    </style:style>
    <style:style style:name="T172" style:family="text">
      <style:text-properties fo:font-style="normal" style:text-underline-style="none" officeooo:rsid="00b53b25" style:font-style-asian="normal" style:font-style-complex="normal"/>
    </style:style>
    <style:style style:name="T173" style:family="text">
      <style:text-properties fo:font-style="normal" fo:font-weight="bold" style:font-style-asian="normal" style:font-weight-asian="bold" style:font-style-complex="normal" style:font-weight-complex="bold"/>
    </style:style>
    <style:style style:name="T174" style:family="text">
      <style:text-properties fo:font-size="10.5pt" style:font-size-asian="10.5pt" style:font-size-complex="10.5pt"/>
    </style:style>
    <style:style style:name="T175" style:family="text">
      <style:text-properties fo:font-size="10.5pt" fo:font-style="italic" style:font-size-asian="10.5pt" style:font-style-asian="italic" style:font-size-complex="10.5pt" style:font-style-complex="italic"/>
    </style:style>
    <style:style style:name="T176" style:family="text">
      <style:text-properties fo:font-size="10.5pt" fo:font-weight="bold" style:font-size-asian="10.5pt" style:font-weight-asian="bold" style:font-size-complex="10.5pt" style:font-weight-complex="bold"/>
    </style:style>
    <style:style style:name="T177" style:family="text">
      <style:text-properties fo:color="#000000" style:font-name="Liberation Serif" fo:font-size="12pt" fo:language="en" fo:country="GB" fo:font-weight="normal" style:font-size-asian="12pt" style:font-weight-asian="normal" style:font-size-complex="12pt" style:font-weight-complex="normal"/>
    </style:style>
    <style:style style:name="T178" style:family="text">
      <style:text-properties fo:color="#000000" style:font-name="Liberation Serif" fo:font-size="12pt" fo:language="en" fo:country="GB" style:font-size-asian="12pt" style:font-size-complex="12pt"/>
    </style:style>
    <style:style style:name="T179" style:family="text">
      <style:text-properties fo:color="#000000" style:font-name="Liberation Serif" fo:font-size="12pt" fo:language="en" fo:country="GB" officeooo:rsid="01945200" style:font-size-asian="12pt" style:font-size-complex="12pt"/>
    </style:style>
    <style:style style:name="T180" style:family="text">
      <style:text-properties fo:color="#000000" style:font-name="Liberation Serif" fo:font-size="12pt" fo:language="en" fo:country="GB" officeooo:rsid="030f08d2" style:font-size-asian="12pt" style:font-size-complex="12pt"/>
    </style:style>
    <style:style style:name="T181" style:family="text">
      <style:text-properties fo:font-size="14pt" fo:language="en" fo:country="GB" fo:font-weight="bold" style:font-size-asian="14pt" style:font-weight-asian="bold" style:font-size-complex="14pt" style:font-weight-complex="bold"/>
    </style:style>
    <style:style style:name="T182" style:family="text">
      <style:text-properties style:font-name="Traditional Arabic" fo:font-size="9pt" fo:font-weight="bold" style:font-size-asian="9pt" style:font-weight-asian="bold" style:font-size-complex="9pt" style:font-weight-complex="bold"/>
    </style:style>
    <style:style style:name="T183" style:family="text">
      <style:text-properties style:font-name="Liberation Serif1"/>
    </style:style>
    <style:style style:name="T184" style:family="text">
      <style:text-properties fo:language="en" fo:country="GB"/>
    </style:style>
    <style:style style:name="T185" style:family="text">
      <style:text-properties fo:language="en" fo:country="GB" fo:font-weight="normal" style:font-weight-asian="normal" style:font-weight-complex="normal"/>
    </style:style>
    <style:style style:name="T186" style:family="text">
      <style:text-properties fo:language="en" fo:country="GB" fo:font-weight="normal" officeooo:rsid="001c4a31" style:font-weight-asian="normal" style:font-weight-complex="normal"/>
    </style:style>
    <style:style style:name="T187" style:family="text">
      <style:text-properties fo:language="en" fo:country="GB" fo:font-weight="normal" officeooo:rsid="0022c3fa" style:font-weight-asian="normal" style:font-weight-complex="normal"/>
    </style:style>
    <style:style style:name="T188" style:family="text">
      <style:text-properties fo:language="en" fo:country="GB" fo:font-weight="normal" officeooo:rsid="00236627" style:font-weight-asian="normal" style:font-weight-complex="normal"/>
    </style:style>
    <style:style style:name="T189" style:family="text">
      <style:text-properties fo:language="en" fo:country="GB" fo:font-weight="normal" officeooo:rsid="0025904e" style:font-weight-asian="normal" style:font-weight-complex="normal"/>
    </style:style>
    <style:style style:name="T190" style:family="text">
      <style:text-properties fo:language="en" fo:country="GB" fo:font-weight="normal" officeooo:rsid="0025ddb4" style:font-weight-asian="normal" style:font-weight-complex="normal"/>
    </style:style>
    <style:style style:name="T191" style:family="text">
      <style:text-properties fo:language="en" fo:country="GB" fo:font-weight="normal" officeooo:rsid="00301d79" style:font-weight-asian="normal" style:font-weight-complex="normal"/>
    </style:style>
    <style:style style:name="T192" style:family="text">
      <style:text-properties fo:language="en" fo:country="GB" fo:font-weight="normal" officeooo:rsid="003e1712" style:font-weight-asian="normal" style:font-weight-complex="normal"/>
    </style:style>
    <style:style style:name="T193" style:family="text">
      <style:text-properties fo:language="en" fo:country="GB" fo:font-weight="normal" officeooo:rsid="003f86e4" style:font-weight-asian="normal" style:font-weight-complex="normal"/>
    </style:style>
    <style:style style:name="T194" style:family="text">
      <style:text-properties fo:language="en" fo:country="GB" fo:font-weight="normal" officeooo:rsid="0040b2dc" style:font-weight-asian="normal" style:font-weight-complex="normal"/>
    </style:style>
    <style:style style:name="T195" style:family="text">
      <style:text-properties fo:language="en" fo:country="GB" fo:font-weight="normal" officeooo:rsid="004603ea" style:font-weight-asian="normal" style:font-weight-complex="normal"/>
    </style:style>
    <style:style style:name="T196" style:family="text">
      <style:text-properties fo:language="en" fo:country="GB" fo:font-weight="normal" officeooo:rsid="004625d5" style:font-weight-asian="normal" style:font-weight-complex="normal"/>
    </style:style>
    <style:style style:name="T197" style:family="text">
      <style:text-properties fo:language="en" fo:country="GB" fo:font-weight="normal" officeooo:rsid="00474240" style:font-weight-asian="normal" style:font-weight-complex="normal"/>
    </style:style>
    <style:style style:name="T198" style:family="text">
      <style:text-properties fo:language="en" fo:country="GB" fo:font-weight="normal" officeooo:rsid="004ea6a5" style:font-weight-asian="normal" style:font-weight-complex="normal"/>
    </style:style>
    <style:style style:name="T199" style:family="text">
      <style:text-properties fo:language="en" fo:country="GB" fo:font-weight="normal" officeooo:rsid="00501412" style:font-weight-asian="normal" style:font-weight-complex="normal"/>
    </style:style>
    <style:style style:name="T200" style:family="text">
      <style:text-properties fo:language="en" fo:country="GB" fo:font-weight="normal" officeooo:rsid="0050cbdf" style:font-weight-asian="normal" style:font-weight-complex="normal"/>
    </style:style>
    <style:style style:name="T201" style:family="text">
      <style:text-properties fo:language="en" fo:country="GB" fo:font-weight="normal" officeooo:rsid="00528fbd" style:font-weight-asian="normal" style:font-weight-complex="normal"/>
    </style:style>
    <style:style style:name="T202" style:family="text">
      <style:text-properties fo:language="en" fo:country="GB" fo:font-weight="normal" officeooo:rsid="00580750" style:font-weight-asian="normal" style:font-weight-complex="normal"/>
    </style:style>
    <style:style style:name="T203" style:family="text">
      <style:text-properties fo:language="en" fo:country="GB" fo:font-weight="normal" officeooo:rsid="00589c30" style:font-weight-asian="normal" style:font-weight-complex="normal"/>
    </style:style>
    <style:style style:name="T204" style:family="text">
      <style:text-properties fo:language="en" fo:country="GB" fo:font-weight="normal" officeooo:rsid="00597bfd" style:font-weight-asian="normal" style:font-weight-complex="normal"/>
    </style:style>
    <style:style style:name="T205" style:family="text">
      <style:text-properties fo:language="en" fo:country="GB" fo:font-weight="normal" officeooo:rsid="006594fa" style:font-weight-asian="normal" style:font-weight-complex="normal"/>
    </style:style>
    <style:style style:name="T206" style:family="text">
      <style:text-properties fo:language="en" fo:country="GB" fo:font-weight="normal" officeooo:rsid="0068b8ed" style:font-weight-asian="normal" style:font-weight-complex="normal"/>
    </style:style>
    <style:style style:name="T207" style:family="text">
      <style:text-properties fo:language="en" fo:country="GB" fo:font-weight="normal" officeooo:rsid="00696cdd" style:font-weight-asian="normal" style:font-weight-complex="normal"/>
    </style:style>
    <style:style style:name="T208" style:family="text">
      <style:text-properties fo:language="en" fo:country="GB" fo:font-weight="normal" officeooo:rsid="006db967" style:font-weight-asian="normal" style:font-weight-complex="normal"/>
    </style:style>
    <style:style style:name="T209" style:family="text">
      <style:text-properties fo:language="en" fo:country="GB" fo:font-weight="normal" officeooo:rsid="006fb23d" style:font-weight-asian="normal" style:font-weight-complex="normal"/>
    </style:style>
    <style:style style:name="T210" style:family="text">
      <style:text-properties fo:language="en" fo:country="GB" fo:font-weight="normal" officeooo:rsid="00707f32" style:font-weight-asian="normal" style:font-weight-complex="normal"/>
    </style:style>
    <style:style style:name="T211" style:family="text">
      <style:text-properties fo:language="en" fo:country="GB" fo:font-weight="normal" officeooo:rsid="0071d5a0" style:font-weight-asian="normal" style:font-weight-complex="normal"/>
    </style:style>
    <style:style style:name="T212" style:family="text">
      <style:text-properties fo:language="en" fo:country="GB" fo:font-weight="normal" officeooo:rsid="00750745" style:font-weight-asian="normal" style:font-weight-complex="normal"/>
    </style:style>
    <style:style style:name="T213" style:family="text">
      <style:text-properties fo:language="en" fo:country="GB" fo:font-weight="normal" officeooo:rsid="007537da" style:font-weight-asian="normal" style:font-weight-complex="normal"/>
    </style:style>
    <style:style style:name="T214" style:family="text">
      <style:text-properties fo:language="en" fo:country="GB" fo:font-weight="normal" officeooo:rsid="007e9edc" style:font-weight-asian="normal" style:font-weight-complex="normal"/>
    </style:style>
    <style:style style:name="T215" style:family="text">
      <style:text-properties fo:language="en" fo:country="GB" fo:font-weight="normal" officeooo:rsid="0087a447" style:font-weight-asian="normal" style:font-weight-complex="normal"/>
    </style:style>
    <style:style style:name="T216" style:family="text">
      <style:text-properties fo:language="en" fo:country="GB" fo:font-weight="normal" officeooo:rsid="00891979" style:font-weight-asian="normal" style:font-weight-complex="normal"/>
    </style:style>
    <style:style style:name="T217" style:family="text">
      <style:text-properties fo:language="en" fo:country="GB" fo:font-weight="normal" officeooo:rsid="008b835f" style:font-weight-asian="normal" style:font-weight-complex="normal"/>
    </style:style>
    <style:style style:name="T218" style:family="text">
      <style:text-properties fo:language="en" fo:country="GB" fo:font-weight="normal" officeooo:rsid="008c7498" style:font-weight-asian="normal" style:font-weight-complex="normal"/>
    </style:style>
    <style:style style:name="T219" style:family="text">
      <style:text-properties fo:language="en" fo:country="GB" fo:font-weight="normal" officeooo:rsid="00903532" style:font-weight-asian="normal" style:font-weight-complex="normal"/>
    </style:style>
    <style:style style:name="T220" style:family="text">
      <style:text-properties fo:language="en" fo:country="GB" fo:font-weight="normal" officeooo:rsid="0091d829" style:font-weight-asian="normal" style:font-weight-complex="normal"/>
    </style:style>
    <style:style style:name="T221" style:family="text">
      <style:text-properties fo:language="en" fo:country="GB" fo:font-weight="normal" officeooo:rsid="009230c3" style:font-weight-asian="normal" style:font-weight-complex="normal"/>
    </style:style>
    <style:style style:name="T222" style:family="text">
      <style:text-properties fo:language="en" fo:country="GB" fo:font-weight="normal" officeooo:rsid="0093aa1d" style:font-weight-asian="normal" style:font-weight-complex="normal"/>
    </style:style>
    <style:style style:name="T223" style:family="text">
      <style:text-properties fo:language="en" fo:country="GB" fo:font-weight="normal" officeooo:rsid="00959fd1" style:font-weight-asian="normal" style:font-weight-complex="normal"/>
    </style:style>
    <style:style style:name="T224" style:family="text">
      <style:text-properties fo:language="en" fo:country="GB" fo:font-weight="normal" officeooo:rsid="009665a9" style:font-weight-asian="normal" style:font-weight-complex="normal"/>
    </style:style>
    <style:style style:name="T225" style:family="text">
      <style:text-properties fo:language="en" fo:country="GB" fo:font-weight="normal" officeooo:rsid="00984361" style:font-weight-asian="normal" style:font-weight-complex="normal"/>
    </style:style>
    <style:style style:name="T226" style:family="text">
      <style:text-properties fo:language="en" fo:country="GB" fo:font-weight="normal" officeooo:rsid="009a4b3c" style:font-weight-asian="normal" style:font-weight-complex="normal"/>
    </style:style>
    <style:style style:name="T227" style:family="text">
      <style:text-properties fo:language="en" fo:country="GB" fo:font-weight="normal" officeooo:rsid="009b1bfb" style:font-weight-asian="normal" style:font-weight-complex="normal"/>
    </style:style>
    <style:style style:name="T228" style:family="text">
      <style:text-properties fo:language="en" fo:country="GB" fo:font-weight="normal" officeooo:rsid="009c0a54" style:font-weight-asian="normal" style:font-weight-complex="normal"/>
    </style:style>
    <style:style style:name="T229" style:family="text">
      <style:text-properties fo:language="en" fo:country="GB" fo:font-weight="normal" officeooo:rsid="00a07555" style:font-weight-asian="normal" style:font-weight-complex="normal"/>
    </style:style>
    <style:style style:name="T230" style:family="text">
      <style:text-properties fo:language="en" fo:country="GB" fo:font-weight="normal" officeooo:rsid="00a0c0aa" style:font-weight-asian="normal" style:font-weight-complex="normal"/>
    </style:style>
    <style:style style:name="T231" style:family="text">
      <style:text-properties fo:language="en" fo:country="GB" fo:font-weight="normal" officeooo:rsid="00a41cee" style:font-weight-asian="normal" style:font-weight-complex="normal"/>
    </style:style>
    <style:style style:name="T232" style:family="text">
      <style:text-properties fo:language="en" fo:country="GB" fo:font-weight="normal" officeooo:rsid="00a7d060" style:font-weight-asian="normal" style:font-weight-complex="normal"/>
    </style:style>
    <style:style style:name="T233" style:family="text">
      <style:text-properties fo:language="en" fo:country="GB" fo:font-weight="normal" officeooo:rsid="00a987ab" style:font-weight-asian="normal" style:font-weight-complex="normal"/>
    </style:style>
    <style:style style:name="T234" style:family="text">
      <style:text-properties fo:language="en" fo:country="GB" fo:font-weight="normal" officeooo:rsid="00b2f450" style:font-weight-asian="normal" style:font-weight-complex="normal"/>
    </style:style>
    <style:style style:name="T235" style:family="text">
      <style:text-properties fo:language="en" fo:country="GB" fo:font-weight="normal" officeooo:rsid="00bb51fd" style:font-weight-asian="normal" style:font-weight-complex="normal"/>
    </style:style>
    <style:style style:name="T236" style:family="text">
      <style:text-properties fo:language="en" fo:country="GB" fo:font-weight="normal" officeooo:rsid="00c3b0aa" style:font-weight-asian="normal" style:font-weight-complex="normal"/>
    </style:style>
    <style:style style:name="T237" style:family="text">
      <style:text-properties fo:language="en" fo:country="GB" fo:font-weight="normal" officeooo:rsid="00c4b222" style:font-weight-asian="normal" style:font-weight-complex="normal"/>
    </style:style>
    <style:style style:name="T238" style:family="text">
      <style:text-properties fo:language="en" fo:country="GB" fo:font-weight="normal" officeooo:rsid="00c54da6" style:font-weight-asian="normal" style:font-weight-complex="normal"/>
    </style:style>
    <style:style style:name="T239" style:family="text">
      <style:text-properties fo:language="en" fo:country="GB" fo:font-weight="normal" officeooo:rsid="00c6307c" style:font-weight-asian="normal" style:font-weight-complex="normal"/>
    </style:style>
    <style:style style:name="T240" style:family="text">
      <style:text-properties fo:language="en" fo:country="GB" fo:font-weight="normal" officeooo:rsid="00c7a076" style:font-weight-asian="normal" style:font-weight-complex="normal"/>
    </style:style>
    <style:style style:name="T241" style:family="text">
      <style:text-properties fo:language="en" fo:country="GB" fo:font-weight="normal" officeooo:rsid="00cc225f" style:font-weight-asian="normal" style:font-weight-complex="normal"/>
    </style:style>
    <style:style style:name="T242" style:family="text">
      <style:text-properties fo:language="en" fo:country="GB" fo:font-weight="normal" officeooo:rsid="00cd240e" style:font-weight-asian="normal" style:font-weight-complex="normal"/>
    </style:style>
    <style:style style:name="T243" style:family="text">
      <style:text-properties fo:language="en" fo:country="GB" fo:font-weight="normal" officeooo:rsid="00cf20de" style:font-weight-asian="normal" style:font-weight-complex="normal"/>
    </style:style>
    <style:style style:name="T244" style:family="text">
      <style:text-properties fo:language="en" fo:country="GB" fo:font-weight="normal" officeooo:rsid="00d072b9" style:font-weight-asian="normal" style:font-weight-complex="normal"/>
    </style:style>
    <style:style style:name="T245" style:family="text">
      <style:text-properties fo:language="en" fo:country="GB" fo:font-weight="normal" officeooo:rsid="00d1db41" style:font-weight-asian="normal" style:font-weight-complex="normal"/>
    </style:style>
    <style:style style:name="T246" style:family="text">
      <style:text-properties fo:language="en" fo:country="GB" fo:font-weight="normal" officeooo:rsid="00d33f0b" style:font-weight-asian="normal" style:font-weight-complex="normal"/>
    </style:style>
    <style:style style:name="T247" style:family="text">
      <style:text-properties fo:language="en" fo:country="GB" fo:font-weight="normal" officeooo:rsid="00d4c9ec" style:font-weight-asian="normal" style:font-weight-complex="normal"/>
    </style:style>
    <style:style style:name="T248" style:family="text">
      <style:text-properties fo:language="en" fo:country="GB" fo:font-weight="normal" officeooo:rsid="00d69d57" style:font-weight-asian="normal" style:font-weight-complex="normal"/>
    </style:style>
    <style:style style:name="T249" style:family="text">
      <style:text-properties fo:language="en" fo:country="GB" fo:font-weight="normal" officeooo:rsid="00d7b4f6" style:font-weight-asian="normal" style:font-weight-complex="normal"/>
    </style:style>
    <style:style style:name="T250" style:family="text">
      <style:text-properties fo:language="en" fo:country="GB" fo:font-weight="normal" officeooo:rsid="00d8832b" style:font-weight-asian="normal" style:font-weight-complex="normal"/>
    </style:style>
    <style:style style:name="T251" style:family="text">
      <style:text-properties fo:language="en" fo:country="GB" fo:font-weight="normal" officeooo:rsid="00dbb21e" style:font-weight-asian="normal" style:font-weight-complex="normal"/>
    </style:style>
    <style:style style:name="T252" style:family="text">
      <style:text-properties fo:language="en" fo:country="GB" fo:font-weight="normal" officeooo:rsid="00dea6c6" style:font-weight-asian="normal" style:font-weight-complex="normal"/>
    </style:style>
    <style:style style:name="T253" style:family="text">
      <style:text-properties fo:language="en" fo:country="GB" fo:font-weight="normal" officeooo:rsid="00e08582" style:font-weight-asian="normal" style:font-weight-complex="normal"/>
    </style:style>
    <style:style style:name="T254" style:family="text">
      <style:text-properties fo:language="en" fo:country="GB" fo:font-weight="normal" officeooo:rsid="00e0b8c2" style:font-weight-asian="normal" style:font-weight-complex="normal"/>
    </style:style>
    <style:style style:name="T255" style:family="text">
      <style:text-properties fo:language="en" fo:country="GB" fo:font-weight="normal" officeooo:rsid="00e4e19d" style:font-weight-asian="normal" style:font-weight-complex="normal"/>
    </style:style>
    <style:style style:name="T256" style:family="text">
      <style:text-properties fo:language="en" fo:country="GB" fo:font-weight="normal" officeooo:rsid="00e59477" style:font-weight-asian="normal" style:font-weight-complex="normal"/>
    </style:style>
    <style:style style:name="T257" style:family="text">
      <style:text-properties fo:language="en" fo:country="GB" fo:font-weight="normal" officeooo:rsid="00eb3175" style:font-weight-asian="normal" style:font-weight-complex="normal"/>
    </style:style>
    <style:style style:name="T258" style:family="text">
      <style:text-properties fo:language="en" fo:country="GB" fo:font-weight="normal" officeooo:rsid="00eb430f" style:font-weight-asian="normal" style:font-weight-complex="normal"/>
    </style:style>
    <style:style style:name="T259" style:family="text">
      <style:text-properties fo:language="en" fo:country="GB" fo:font-weight="normal" officeooo:rsid="00ec2e1a" style:font-weight-asian="normal" style:font-weight-complex="normal"/>
    </style:style>
    <style:style style:name="T260" style:family="text">
      <style:text-properties fo:language="en" fo:country="GB" fo:font-weight="normal" officeooo:rsid="00ec73d1" style:font-weight-asian="normal" style:font-weight-complex="normal"/>
    </style:style>
    <style:style style:name="T261" style:family="text">
      <style:text-properties fo:language="en" fo:country="GB" fo:font-weight="normal" officeooo:rsid="00eca01b" style:font-weight-asian="normal" style:font-weight-complex="normal"/>
    </style:style>
    <style:style style:name="T262" style:family="text">
      <style:text-properties fo:language="en" fo:country="GB" fo:font-weight="normal" officeooo:rsid="00ed2bee" style:font-weight-asian="normal" style:font-weight-complex="normal"/>
    </style:style>
    <style:style style:name="T263" style:family="text">
      <style:text-properties fo:language="en" fo:country="GB" fo:font-weight="normal" officeooo:rsid="00edb3f1" style:font-weight-asian="normal" style:font-weight-complex="normal"/>
    </style:style>
    <style:style style:name="T264" style:family="text">
      <style:text-properties fo:language="en" fo:country="GB" fo:font-weight="normal" officeooo:rsid="00ee6372" style:font-weight-asian="normal" style:font-weight-complex="normal"/>
    </style:style>
    <style:style style:name="T265" style:family="text">
      <style:text-properties fo:language="en" fo:country="GB" fo:font-weight="normal" officeooo:rsid="00f5c5b5" style:font-weight-asian="normal" style:font-weight-complex="normal"/>
    </style:style>
    <style:style style:name="T266" style:family="text">
      <style:text-properties fo:language="en" fo:country="GB" fo:font-weight="normal" officeooo:rsid="00fa3775" style:font-weight-asian="normal" style:font-weight-complex="normal"/>
    </style:style>
    <style:style style:name="T267" style:family="text">
      <style:text-properties fo:language="en" fo:country="GB" fo:font-weight="normal" officeooo:rsid="00fc2bf2" style:font-weight-asian="normal" style:font-weight-complex="normal"/>
    </style:style>
    <style:style style:name="T268" style:family="text">
      <style:text-properties fo:language="en" fo:country="GB" fo:font-weight="normal" officeooo:rsid="00fcc6cb" style:font-weight-asian="normal" style:font-weight-complex="normal"/>
    </style:style>
    <style:style style:name="T269" style:family="text">
      <style:text-properties fo:language="en" fo:country="GB" fo:font-weight="normal" officeooo:rsid="00fd695d" style:font-weight-asian="normal" style:font-weight-complex="normal"/>
    </style:style>
    <style:style style:name="T270" style:family="text">
      <style:text-properties fo:language="en" fo:country="GB" fo:font-weight="normal" officeooo:rsid="00fe2a2b" style:font-weight-asian="normal" style:font-weight-complex="normal"/>
    </style:style>
    <style:style style:name="T271" style:family="text">
      <style:text-properties fo:language="en" fo:country="GB" fo:font-weight="normal" officeooo:rsid="00ffb9f6" style:font-weight-asian="normal" style:font-weight-complex="normal"/>
    </style:style>
    <style:style style:name="T272" style:family="text">
      <style:text-properties fo:language="en" fo:country="GB" fo:font-weight="normal" officeooo:rsid="01002462" style:font-weight-asian="normal" style:font-weight-complex="normal"/>
    </style:style>
    <style:style style:name="T273" style:family="text">
      <style:text-properties fo:language="en" fo:country="GB" fo:font-weight="normal" officeooo:rsid="01007179" style:font-weight-asian="normal" style:font-weight-complex="normal"/>
    </style:style>
    <style:style style:name="T274" style:family="text">
      <style:text-properties fo:language="en" fo:country="GB" fo:font-weight="normal" officeooo:rsid="01017e3b" style:font-weight-asian="normal" style:font-weight-complex="normal"/>
    </style:style>
    <style:style style:name="T275" style:family="text">
      <style:text-properties fo:language="en" fo:country="GB" fo:font-weight="normal" officeooo:rsid="010329e6" style:font-weight-asian="normal" style:font-weight-complex="normal"/>
    </style:style>
    <style:style style:name="T276" style:family="text">
      <style:text-properties fo:language="en" fo:country="GB" fo:font-weight="normal" officeooo:rsid="01034699" style:font-weight-asian="normal" style:font-weight-complex="normal"/>
    </style:style>
    <style:style style:name="T277" style:family="text">
      <style:text-properties fo:language="en" fo:country="GB" fo:font-weight="normal" officeooo:rsid="01051289" style:font-weight-asian="normal" style:font-weight-complex="normal"/>
    </style:style>
    <style:style style:name="T278" style:family="text">
      <style:text-properties fo:language="en" fo:country="GB" fo:font-weight="normal" officeooo:rsid="0108a105" style:font-weight-asian="normal" style:font-weight-complex="normal"/>
    </style:style>
    <style:style style:name="T279" style:family="text">
      <style:text-properties fo:language="en" fo:country="GB" fo:font-weight="normal" officeooo:rsid="0109d50b" style:font-weight-asian="normal" style:font-weight-complex="normal"/>
    </style:style>
    <style:style style:name="T280" style:family="text">
      <style:text-properties fo:language="en" fo:country="GB" fo:font-weight="normal" officeooo:rsid="010e14b6" style:font-weight-asian="normal" style:font-weight-complex="normal"/>
    </style:style>
    <style:style style:name="T281" style:family="text">
      <style:text-properties fo:language="en" fo:country="GB" fo:font-weight="normal" officeooo:rsid="010fcd4f" style:font-weight-asian="normal" style:font-weight-complex="normal"/>
    </style:style>
    <style:style style:name="T282" style:family="text">
      <style:text-properties fo:language="en" fo:country="GB" fo:font-weight="normal" officeooo:rsid="0112d156" style:font-weight-asian="normal" style:font-weight-complex="normal"/>
    </style:style>
    <style:style style:name="T283" style:family="text">
      <style:text-properties fo:language="en" fo:country="GB" fo:font-weight="normal" officeooo:rsid="0114731d" style:font-weight-asian="normal" style:font-weight-complex="normal"/>
    </style:style>
    <style:style style:name="T284" style:family="text">
      <style:text-properties fo:language="en" fo:country="GB" fo:font-weight="normal" officeooo:rsid="01150a68" style:font-weight-asian="normal" style:font-weight-complex="normal"/>
    </style:style>
    <style:style style:name="T285" style:family="text">
      <style:text-properties fo:language="en" fo:country="GB" fo:font-weight="normal" officeooo:rsid="0116907c" style:font-weight-asian="normal" style:font-weight-complex="normal"/>
    </style:style>
    <style:style style:name="T286" style:family="text">
      <style:text-properties fo:language="en" fo:country="GB" fo:font-weight="normal" officeooo:rsid="0122745f" style:font-weight-asian="normal" style:font-weight-complex="normal"/>
    </style:style>
    <style:style style:name="T287" style:family="text">
      <style:text-properties fo:language="en" fo:country="GB" fo:font-weight="normal" officeooo:rsid="0124627b" style:font-weight-asian="normal" style:font-weight-complex="normal"/>
    </style:style>
    <style:style style:name="T288" style:family="text">
      <style:text-properties fo:language="en" fo:country="GB" fo:font-weight="normal" officeooo:rsid="0135006e" style:font-weight-asian="normal" style:font-weight-complex="normal"/>
    </style:style>
    <style:style style:name="T289" style:family="text">
      <style:text-properties fo:language="en" fo:country="GB" fo:font-weight="normal" officeooo:rsid="015192a6" style:font-weight-asian="normal" style:font-weight-complex="normal"/>
    </style:style>
    <style:style style:name="T290" style:family="text">
      <style:text-properties fo:language="en" fo:country="GB" fo:font-weight="normal" officeooo:rsid="01520f46" style:font-weight-asian="normal" style:font-weight-complex="normal"/>
    </style:style>
    <style:style style:name="T291" style:family="text">
      <style:text-properties fo:language="en" fo:country="GB" fo:font-weight="normal" officeooo:rsid="01552f28" style:font-weight-asian="normal" style:font-weight-complex="normal"/>
    </style:style>
    <style:style style:name="T292" style:family="text">
      <style:text-properties fo:language="en" fo:country="GB" fo:font-weight="normal" officeooo:rsid="0156da09" style:font-weight-asian="normal" style:font-weight-complex="normal"/>
    </style:style>
    <style:style style:name="T293" style:family="text">
      <style:text-properties fo:language="en" fo:country="GB" fo:font-weight="normal" officeooo:rsid="0159e63a" style:font-weight-asian="normal" style:font-weight-complex="normal"/>
    </style:style>
    <style:style style:name="T294" style:family="text">
      <style:text-properties fo:language="en" fo:country="GB" fo:font-weight="normal" officeooo:rsid="015a5bd6" style:font-weight-asian="normal" style:font-weight-complex="normal"/>
    </style:style>
    <style:style style:name="T295" style:family="text">
      <style:text-properties fo:language="en" fo:country="GB" fo:font-weight="normal" officeooo:rsid="0168b45f" style:font-weight-asian="normal" style:font-weight-complex="normal"/>
    </style:style>
    <style:style style:name="T296" style:family="text">
      <style:text-properties fo:language="en" fo:country="GB" fo:font-weight="normal" officeooo:rsid="016ce1c1" style:font-weight-asian="normal" style:font-weight-complex="normal"/>
    </style:style>
    <style:style style:name="T297" style:family="text">
      <style:text-properties fo:language="en" fo:country="GB" fo:font-weight="normal" officeooo:rsid="016f4822" style:font-weight-asian="normal" style:font-weight-complex="normal"/>
    </style:style>
    <style:style style:name="T298" style:family="text">
      <style:text-properties fo:language="en" fo:country="GB" fo:font-weight="normal" officeooo:rsid="0170adcf" style:font-weight-asian="normal" style:font-weight-complex="normal"/>
    </style:style>
    <style:style style:name="T299" style:family="text">
      <style:text-properties fo:language="en" fo:country="GB" fo:font-weight="normal" officeooo:rsid="017d9b28" style:font-weight-asian="normal" style:font-weight-complex="normal"/>
    </style:style>
    <style:style style:name="T300" style:family="text">
      <style:text-properties fo:language="en" fo:country="GB" fo:font-weight="normal" officeooo:rsid="017ee916" style:font-weight-asian="normal" style:font-weight-complex="normal"/>
    </style:style>
    <style:style style:name="T301" style:family="text">
      <style:text-properties fo:language="en" fo:country="GB" fo:font-weight="normal" officeooo:rsid="01813e4d" style:font-weight-asian="normal" style:font-weight-complex="normal"/>
    </style:style>
    <style:style style:name="T302" style:family="text">
      <style:text-properties fo:language="en" fo:country="GB" fo:font-weight="normal" officeooo:rsid="01945200" style:font-weight-asian="normal" style:font-weight-complex="normal"/>
    </style:style>
    <style:style style:name="T303" style:family="text">
      <style:text-properties fo:language="en" fo:country="GB" fo:font-weight="normal" officeooo:rsid="0195303e" style:font-weight-asian="normal" style:font-weight-complex="normal"/>
    </style:style>
    <style:style style:name="T304" style:family="text">
      <style:text-properties fo:language="en" fo:country="GB" fo:font-weight="normal" officeooo:rsid="0198a4b8" style:font-weight-asian="normal" style:font-weight-complex="normal"/>
    </style:style>
    <style:style style:name="T305" style:family="text">
      <style:text-properties fo:language="en" fo:country="GB" fo:font-weight="normal" officeooo:rsid="01a6e60b" style:font-weight-asian="normal" style:font-weight-complex="normal"/>
    </style:style>
    <style:style style:name="T306" style:family="text">
      <style:text-properties fo:language="en" fo:country="GB" fo:font-weight="normal" officeooo:rsid="01a71e00" style:font-weight-asian="normal" style:font-weight-complex="normal"/>
    </style:style>
    <style:style style:name="T307" style:family="text">
      <style:text-properties fo:language="en" fo:country="GB" fo:font-weight="normal" officeooo:rsid="01a75aad" style:font-weight-asian="normal" style:font-weight-complex="normal"/>
    </style:style>
    <style:style style:name="T308" style:family="text">
      <style:text-properties fo:language="en" fo:country="GB" fo:font-weight="normal" officeooo:rsid="01a93820" style:font-weight-asian="normal" style:font-weight-complex="normal"/>
    </style:style>
    <style:style style:name="T309" style:family="text">
      <style:text-properties fo:language="en" fo:country="GB" fo:font-weight="normal" officeooo:rsid="01a9e1e5" style:font-weight-asian="normal" style:font-weight-complex="normal"/>
    </style:style>
    <style:style style:name="T310" style:family="text">
      <style:text-properties fo:language="en" fo:country="GB" fo:font-weight="normal" officeooo:rsid="01aa47d1" style:font-weight-asian="normal" style:font-weight-complex="normal"/>
    </style:style>
    <style:style style:name="T311" style:family="text">
      <style:text-properties fo:language="en" fo:country="GB" fo:font-weight="normal" officeooo:rsid="01ab77c1" style:font-weight-asian="normal" style:font-weight-complex="normal"/>
    </style:style>
    <style:style style:name="T312" style:family="text">
      <style:text-properties fo:language="en" fo:country="GB" fo:font-weight="normal" officeooo:rsid="01ad87ac" style:font-weight-asian="normal" style:font-weight-complex="normal"/>
    </style:style>
    <style:style style:name="T313" style:family="text">
      <style:text-properties fo:language="en" fo:country="GB" fo:font-weight="normal" officeooo:rsid="01b00080" style:font-weight-asian="normal" style:font-weight-complex="normal"/>
    </style:style>
    <style:style style:name="T314" style:family="text">
      <style:text-properties fo:language="en" fo:country="GB" fo:font-weight="normal" officeooo:rsid="01b1828b" style:font-weight-asian="normal" style:font-weight-complex="normal"/>
    </style:style>
    <style:style style:name="T315" style:family="text">
      <style:text-properties fo:language="en" fo:country="GB" fo:font-weight="normal" officeooo:rsid="01b83131" style:font-weight-asian="normal" style:font-weight-complex="normal"/>
    </style:style>
    <style:style style:name="T316" style:family="text">
      <style:text-properties fo:language="en" fo:country="GB" fo:font-weight="normal" officeooo:rsid="01b89882" style:font-weight-asian="normal" style:font-weight-complex="normal"/>
    </style:style>
    <style:style style:name="T317" style:family="text">
      <style:text-properties fo:language="en" fo:country="GB" fo:font-weight="normal" officeooo:rsid="01be2221" style:font-weight-asian="normal" style:font-weight-complex="normal"/>
    </style:style>
    <style:style style:name="T318" style:family="text">
      <style:text-properties fo:language="en" fo:country="GB" fo:font-weight="normal" officeooo:rsid="01c1a389" style:font-weight-asian="normal" style:font-weight-complex="normal"/>
    </style:style>
    <style:style style:name="T319" style:family="text">
      <style:text-properties fo:language="en" fo:country="GB" fo:font-weight="normal" officeooo:rsid="01c28cd0" style:font-weight-asian="normal" style:font-weight-complex="normal"/>
    </style:style>
    <style:style style:name="T320" style:family="text">
      <style:text-properties fo:language="en" fo:country="GB" fo:font-weight="normal" officeooo:rsid="01c34fad" style:font-weight-asian="normal" style:font-weight-complex="normal"/>
    </style:style>
    <style:style style:name="T321" style:family="text">
      <style:text-properties fo:language="en" fo:country="GB" fo:font-weight="normal" officeooo:rsid="01c404c8" style:font-weight-asian="normal" style:font-weight-complex="normal"/>
    </style:style>
    <style:style style:name="T322" style:family="text">
      <style:text-properties fo:language="en" fo:country="GB" fo:font-weight="normal" officeooo:rsid="01c4b108" style:font-weight-asian="normal" style:font-weight-complex="normal"/>
    </style:style>
    <style:style style:name="T323" style:family="text">
      <style:text-properties fo:language="en" fo:country="GB" fo:font-weight="normal" officeooo:rsid="01c7487f" style:font-weight-asian="normal" style:font-weight-complex="normal"/>
    </style:style>
    <style:style style:name="T324" style:family="text">
      <style:text-properties fo:language="en" fo:country="GB" fo:font-weight="normal" officeooo:rsid="01c8aeb4" style:font-weight-asian="normal" style:font-weight-complex="normal"/>
    </style:style>
    <style:style style:name="T325" style:family="text">
      <style:text-properties fo:language="en" fo:country="GB" fo:font-weight="normal" officeooo:rsid="01c931cc" style:font-weight-asian="normal" style:font-weight-complex="normal"/>
    </style:style>
    <style:style style:name="T326" style:family="text">
      <style:text-properties fo:language="en" fo:country="GB" fo:font-weight="normal" officeooo:rsid="01cb0014" style:font-weight-asian="normal" style:font-weight-complex="normal"/>
    </style:style>
    <style:style style:name="T327" style:family="text">
      <style:text-properties fo:language="en" fo:country="GB" fo:font-weight="normal" officeooo:rsid="01cba2e2" style:font-weight-asian="normal" style:font-weight-complex="normal"/>
    </style:style>
    <style:style style:name="T328" style:family="text">
      <style:text-properties fo:language="en" fo:country="GB" fo:font-weight="normal" officeooo:rsid="01ccfdb5" style:font-weight-asian="normal" style:font-weight-complex="normal"/>
    </style:style>
    <style:style style:name="T329" style:family="text">
      <style:text-properties fo:language="en" fo:country="GB" fo:font-weight="normal" officeooo:rsid="01ce6bf3" style:font-weight-asian="normal" style:font-weight-complex="normal"/>
    </style:style>
    <style:style style:name="T330" style:family="text">
      <style:text-properties fo:language="en" fo:country="GB" fo:font-weight="normal" officeooo:rsid="01d2dd7b" style:font-weight-asian="normal" style:font-weight-complex="normal"/>
    </style:style>
    <style:style style:name="T331" style:family="text">
      <style:text-properties fo:language="en" fo:country="GB" fo:font-weight="normal" officeooo:rsid="01de84c8" style:font-weight-asian="normal" style:font-weight-complex="normal"/>
    </style:style>
    <style:style style:name="T332" style:family="text">
      <style:text-properties fo:language="en" fo:country="GB" fo:font-weight="normal" officeooo:rsid="01e06df0" style:font-weight-asian="normal" style:font-weight-complex="normal"/>
    </style:style>
    <style:style style:name="T333" style:family="text">
      <style:text-properties fo:language="en" fo:country="GB" fo:font-weight="normal" officeooo:rsid="01e17c02" style:font-weight-asian="normal" style:font-weight-complex="normal"/>
    </style:style>
    <style:style style:name="T334" style:family="text">
      <style:text-properties fo:language="en" fo:country="GB" fo:font-weight="normal" officeooo:rsid="01e5ca6c" style:font-weight-asian="normal" style:font-weight-complex="normal"/>
    </style:style>
    <style:style style:name="T335" style:family="text">
      <style:text-properties fo:language="en" fo:country="GB" fo:font-weight="normal" officeooo:rsid="01e692ed" style:font-weight-asian="normal" style:font-weight-complex="normal"/>
    </style:style>
    <style:style style:name="T336" style:family="text">
      <style:text-properties fo:language="en" fo:country="GB" fo:font-weight="normal" officeooo:rsid="01e76160" style:font-weight-asian="normal" style:font-weight-complex="normal"/>
    </style:style>
    <style:style style:name="T337" style:family="text">
      <style:text-properties fo:language="en" fo:country="GB" fo:font-weight="normal" officeooo:rsid="01e7d3a8" style:font-weight-asian="normal" style:font-weight-complex="normal"/>
    </style:style>
    <style:style style:name="T338" style:family="text">
      <style:text-properties fo:language="en" fo:country="GB" fo:font-weight="normal" officeooo:rsid="01e977a0" style:font-weight-asian="normal" style:font-weight-complex="normal"/>
    </style:style>
    <style:style style:name="T339" style:family="text">
      <style:text-properties fo:language="en" fo:country="GB" fo:font-weight="normal" officeooo:rsid="01e984e6" style:font-weight-asian="normal" style:font-weight-complex="normal"/>
    </style:style>
    <style:style style:name="T340" style:family="text">
      <style:text-properties fo:language="en" fo:country="GB" fo:font-weight="normal" officeooo:rsid="01ec2556" style:font-weight-asian="normal" style:font-weight-complex="normal"/>
    </style:style>
    <style:style style:name="T341" style:family="text">
      <style:text-properties fo:language="en" fo:country="GB" fo:font-weight="normal" officeooo:rsid="01f6a4d2" style:font-weight-asian="normal" style:font-weight-complex="normal"/>
    </style:style>
    <style:style style:name="T342" style:family="text">
      <style:text-properties fo:language="en" fo:country="GB" fo:font-weight="normal" officeooo:rsid="01f899a0" style:font-weight-asian="normal" style:font-weight-complex="normal"/>
    </style:style>
    <style:style style:name="T343" style:family="text">
      <style:text-properties fo:language="en" fo:country="GB" fo:font-weight="normal" officeooo:rsid="01fc3af7" style:font-weight-asian="normal" style:font-weight-complex="normal"/>
    </style:style>
    <style:style style:name="T344" style:family="text">
      <style:text-properties fo:language="en" fo:country="GB" fo:font-weight="normal" officeooo:rsid="01fca690" style:font-weight-asian="normal" style:font-weight-complex="normal"/>
    </style:style>
    <style:style style:name="T345" style:family="text">
      <style:text-properties fo:language="en" fo:country="GB" fo:font-weight="normal" officeooo:rsid="01fd61f8" style:font-weight-asian="normal" style:font-weight-complex="normal"/>
    </style:style>
    <style:style style:name="T346" style:family="text">
      <style:text-properties fo:language="en" fo:country="GB" fo:font-weight="normal" officeooo:rsid="01fd8937" style:font-weight-asian="normal" style:font-weight-complex="normal"/>
    </style:style>
    <style:style style:name="T347" style:family="text">
      <style:text-properties fo:language="en" fo:country="GB" fo:font-weight="normal" officeooo:rsid="01fdf334" style:font-weight-asian="normal" style:font-weight-complex="normal"/>
    </style:style>
    <style:style style:name="T348" style:family="text">
      <style:text-properties fo:language="en" fo:country="GB" fo:font-weight="normal" officeooo:rsid="0205e02b" style:font-weight-asian="normal" style:font-weight-complex="normal"/>
    </style:style>
    <style:style style:name="T349" style:family="text">
      <style:text-properties fo:language="en" fo:country="GB" fo:font-weight="normal" officeooo:rsid="0207c07f" style:font-weight-asian="normal" style:font-weight-complex="normal"/>
    </style:style>
    <style:style style:name="T350" style:family="text">
      <style:text-properties fo:language="en" fo:country="GB" fo:font-weight="normal" officeooo:rsid="02090ad9" style:font-weight-asian="normal" style:font-weight-complex="normal"/>
    </style:style>
    <style:style style:name="T351" style:family="text">
      <style:text-properties fo:language="en" fo:country="GB" fo:font-weight="normal" officeooo:rsid="020a1607" style:font-weight-asian="normal" style:font-weight-complex="normal"/>
    </style:style>
    <style:style style:name="T352" style:family="text">
      <style:text-properties fo:language="en" fo:country="GB" fo:font-weight="normal" officeooo:rsid="020b517a" style:font-weight-asian="normal" style:font-weight-complex="normal"/>
    </style:style>
    <style:style style:name="T353" style:family="text">
      <style:text-properties fo:language="en" fo:country="GB" fo:font-weight="normal" officeooo:rsid="020d273e" style:font-weight-asian="normal" style:font-weight-complex="normal"/>
    </style:style>
    <style:style style:name="T354" style:family="text">
      <style:text-properties fo:language="en" fo:country="GB" fo:font-weight="normal" officeooo:rsid="020e15b7" style:font-weight-asian="normal" style:font-weight-complex="normal"/>
    </style:style>
    <style:style style:name="T355" style:family="text">
      <style:text-properties fo:language="en" fo:country="GB" fo:font-weight="normal" officeooo:rsid="0211c0c4" style:font-weight-asian="normal" style:font-weight-complex="normal"/>
    </style:style>
    <style:style style:name="T356" style:family="text">
      <style:text-properties fo:language="en" fo:country="GB" fo:font-weight="normal" officeooo:rsid="02147bad" style:font-weight-asian="normal" style:font-weight-complex="normal"/>
    </style:style>
    <style:style style:name="T357" style:family="text">
      <style:text-properties fo:language="en" fo:country="GB" fo:font-weight="normal" officeooo:rsid="02148714" style:font-weight-asian="normal" style:font-weight-complex="normal"/>
    </style:style>
    <style:style style:name="T358" style:family="text">
      <style:text-properties fo:language="en" fo:country="GB" fo:font-weight="normal" officeooo:rsid="0216814d" style:font-weight-asian="normal" style:font-weight-complex="normal"/>
    </style:style>
    <style:style style:name="T359" style:family="text">
      <style:text-properties fo:language="en" fo:country="GB" fo:font-weight="normal" officeooo:rsid="021a31eb" style:font-weight-asian="normal" style:font-weight-complex="normal"/>
    </style:style>
    <style:style style:name="T360" style:family="text">
      <style:text-properties fo:language="en" fo:country="GB" fo:font-weight="normal" officeooo:rsid="021bd5be" style:font-weight-asian="normal" style:font-weight-complex="normal"/>
    </style:style>
    <style:style style:name="T361" style:family="text">
      <style:text-properties fo:language="en" fo:country="GB" fo:font-weight="normal" officeooo:rsid="021fe474" style:font-weight-asian="normal" style:font-weight-complex="normal"/>
    </style:style>
    <style:style style:name="T362" style:family="text">
      <style:text-properties fo:language="en" fo:country="GB" fo:font-weight="normal" officeooo:rsid="02202ad9" style:font-weight-asian="normal" style:font-weight-complex="normal"/>
    </style:style>
    <style:style style:name="T363" style:family="text">
      <style:text-properties fo:language="en" fo:country="GB" fo:font-weight="normal" officeooo:rsid="0221b8ef" style:font-weight-asian="normal" style:font-weight-complex="normal"/>
    </style:style>
    <style:style style:name="T364" style:family="text">
      <style:text-properties fo:language="en" fo:country="GB" fo:font-weight="normal" officeooo:rsid="02230b19" style:font-weight-asian="normal" style:font-weight-complex="normal"/>
    </style:style>
    <style:style style:name="T365" style:family="text">
      <style:text-properties fo:language="en" fo:country="GB" fo:font-weight="normal" officeooo:rsid="0224c8d7" style:font-weight-asian="normal" style:font-weight-complex="normal"/>
    </style:style>
    <style:style style:name="T366" style:family="text">
      <style:text-properties fo:language="en" fo:country="GB" fo:font-weight="normal" officeooo:rsid="0225a978" style:font-weight-asian="normal" style:font-weight-complex="normal"/>
    </style:style>
    <style:style style:name="T367" style:family="text">
      <style:text-properties fo:language="en" fo:country="GB" fo:font-weight="normal" officeooo:rsid="0229c132" style:font-weight-asian="normal" style:font-weight-complex="normal"/>
    </style:style>
    <style:style style:name="T368" style:family="text">
      <style:text-properties fo:language="en" fo:country="GB" fo:font-weight="normal" officeooo:rsid="022aa70c" style:font-weight-asian="normal" style:font-weight-complex="normal"/>
    </style:style>
    <style:style style:name="T369" style:family="text">
      <style:text-properties fo:language="en" fo:country="GB" fo:font-weight="normal" officeooo:rsid="022c951f" style:font-weight-asian="normal" style:font-weight-complex="normal"/>
    </style:style>
    <style:style style:name="T370" style:family="text">
      <style:text-properties fo:language="en" fo:country="GB" fo:font-weight="normal" officeooo:rsid="022f83af" style:font-weight-asian="normal" style:font-weight-complex="normal"/>
    </style:style>
    <style:style style:name="T371" style:family="text">
      <style:text-properties fo:language="en" fo:country="GB" fo:font-weight="normal" officeooo:rsid="022ff8bc" style:font-weight-asian="normal" style:font-weight-complex="normal"/>
    </style:style>
    <style:style style:name="T372" style:family="text">
      <style:text-properties fo:language="en" fo:country="GB" fo:font-weight="normal" officeooo:rsid="02330b84" style:font-weight-asian="normal" style:font-weight-complex="normal"/>
    </style:style>
    <style:style style:name="T373" style:family="text">
      <style:text-properties fo:language="en" fo:country="GB" fo:font-weight="normal" officeooo:rsid="0234c64d" style:font-weight-asian="normal" style:font-weight-complex="normal"/>
    </style:style>
    <style:style style:name="T374" style:family="text">
      <style:text-properties fo:language="en" fo:country="GB" fo:font-weight="normal" officeooo:rsid="023ae376" style:font-weight-asian="normal" style:font-weight-complex="normal"/>
    </style:style>
    <style:style style:name="T375" style:family="text">
      <style:text-properties fo:language="en" fo:country="GB" fo:font-weight="normal" officeooo:rsid="02400cf7" style:font-weight-asian="normal" style:font-weight-complex="normal"/>
    </style:style>
    <style:style style:name="T376" style:family="text">
      <style:text-properties fo:language="en" fo:country="GB" fo:font-weight="normal" officeooo:rsid="02445584" style:font-weight-asian="normal" style:font-weight-complex="normal"/>
    </style:style>
    <style:style style:name="T377" style:family="text">
      <style:text-properties fo:language="en" fo:country="GB" fo:font-weight="normal" officeooo:rsid="024717c9" style:font-weight-asian="normal" style:font-weight-complex="normal"/>
    </style:style>
    <style:style style:name="T378" style:family="text">
      <style:text-properties fo:language="en" fo:country="GB" fo:font-weight="normal" officeooo:rsid="02479a86" style:font-weight-asian="normal" style:font-weight-complex="normal"/>
    </style:style>
    <style:style style:name="T379" style:family="text">
      <style:text-properties fo:language="en" fo:country="GB" fo:font-weight="normal" officeooo:rsid="0253a8e6" style:font-weight-asian="normal" style:font-weight-complex="normal"/>
    </style:style>
    <style:style style:name="T380" style:family="text">
      <style:text-properties fo:language="en" fo:country="GB" fo:font-weight="normal" officeooo:rsid="02588a7c" style:font-weight-asian="normal" style:font-weight-complex="normal"/>
    </style:style>
    <style:style style:name="T381" style:family="text">
      <style:text-properties fo:language="en" fo:country="GB" fo:font-weight="normal" officeooo:rsid="0261ec60" style:font-weight-asian="normal" style:font-weight-complex="normal"/>
    </style:style>
    <style:style style:name="T382" style:family="text">
      <style:text-properties fo:language="en" fo:country="GB" fo:font-weight="normal" officeooo:rsid="0263781f" style:font-weight-asian="normal" style:font-weight-complex="normal"/>
    </style:style>
    <style:style style:name="T383" style:family="text">
      <style:text-properties fo:language="en" fo:country="GB" fo:font-weight="normal" officeooo:rsid="0268975a" style:font-weight-asian="normal" style:font-weight-complex="normal"/>
    </style:style>
    <style:style style:name="T384" style:family="text">
      <style:text-properties fo:language="en" fo:country="GB" fo:font-weight="normal" officeooo:rsid="02761275" style:font-weight-asian="normal" style:font-weight-complex="normal"/>
    </style:style>
    <style:style style:name="T385" style:family="text">
      <style:text-properties fo:language="en" fo:country="GB" fo:font-weight="normal" officeooo:rsid="0276cbb1" style:font-weight-asian="normal" style:font-weight-complex="normal"/>
    </style:style>
    <style:style style:name="T386" style:family="text">
      <style:text-properties fo:language="en" fo:country="GB" fo:font-weight="normal" officeooo:rsid="027a3feb" style:font-weight-asian="normal" style:font-weight-complex="normal"/>
    </style:style>
    <style:style style:name="T387" style:family="text">
      <style:text-properties fo:language="en" fo:country="GB" fo:font-weight="normal" officeooo:rsid="027b4162" style:font-weight-asian="normal" style:font-weight-complex="normal"/>
    </style:style>
    <style:style style:name="T388" style:family="text">
      <style:text-properties fo:language="en" fo:country="GB" fo:font-weight="normal" officeooo:rsid="027cb467" style:font-weight-asian="normal" style:font-weight-complex="normal"/>
    </style:style>
    <style:style style:name="T389" style:family="text">
      <style:text-properties fo:language="en" fo:country="GB" fo:font-weight="normal" officeooo:rsid="027e5bfb" style:font-weight-asian="normal" style:font-weight-complex="normal"/>
    </style:style>
    <style:style style:name="T390" style:family="text">
      <style:text-properties fo:language="en" fo:country="GB" fo:font-weight="normal" officeooo:rsid="02801646" style:font-weight-asian="normal" style:font-weight-complex="normal"/>
    </style:style>
    <style:style style:name="T391" style:family="text">
      <style:text-properties fo:language="en" fo:country="GB" fo:font-weight="normal" officeooo:rsid="0281716e" style:font-weight-asian="normal" style:font-weight-complex="normal"/>
    </style:style>
    <style:style style:name="T392" style:family="text">
      <style:text-properties fo:language="en" fo:country="GB" fo:font-weight="normal" officeooo:rsid="02841baf" style:font-weight-asian="normal" style:font-weight-complex="normal"/>
    </style:style>
    <style:style style:name="T393" style:family="text">
      <style:text-properties fo:language="en" fo:country="GB" fo:font-weight="normal" officeooo:rsid="028c86e5" style:font-weight-asian="normal" style:font-weight-complex="normal"/>
    </style:style>
    <style:style style:name="T394" style:family="text">
      <style:text-properties fo:language="en" fo:country="GB" fo:font-weight="normal" officeooo:rsid="029dfd2e" style:font-weight-asian="normal" style:font-weight-complex="normal"/>
    </style:style>
    <style:style style:name="T395" style:family="text">
      <style:text-properties fo:language="en" fo:country="GB" fo:font-weight="normal" officeooo:rsid="029f9bd8" style:font-weight-asian="normal" style:font-weight-complex="normal"/>
    </style:style>
    <style:style style:name="T396" style:family="text">
      <style:text-properties fo:language="en" fo:country="GB" fo:font-weight="normal" officeooo:rsid="02a0b777" style:font-weight-asian="normal" style:font-weight-complex="normal"/>
    </style:style>
    <style:style style:name="T397" style:family="text">
      <style:text-properties fo:language="en" fo:country="GB" fo:font-weight="normal" officeooo:rsid="02a2007b" style:font-weight-asian="normal" style:font-weight-complex="normal"/>
    </style:style>
    <style:style style:name="T398" style:family="text">
      <style:text-properties fo:language="en" fo:country="GB" fo:font-weight="normal" officeooo:rsid="02a298aa" style:font-weight-asian="normal" style:font-weight-complex="normal"/>
    </style:style>
    <style:style style:name="T399" style:family="text">
      <style:text-properties fo:language="en" fo:country="GB" fo:font-weight="normal" officeooo:rsid="02a390a7" style:font-weight-asian="normal" style:font-weight-complex="normal"/>
    </style:style>
    <style:style style:name="T400" style:family="text">
      <style:text-properties fo:language="en" fo:country="GB" fo:font-weight="normal" officeooo:rsid="02a3d35b" style:font-weight-asian="normal" style:font-weight-complex="normal"/>
    </style:style>
    <style:style style:name="T401" style:family="text">
      <style:text-properties fo:language="en" fo:country="GB" fo:font-weight="normal" officeooo:rsid="02a4dde9" style:font-weight-asian="normal" style:font-weight-complex="normal"/>
    </style:style>
    <style:style style:name="T402" style:family="text">
      <style:text-properties fo:language="en" fo:country="GB" fo:font-weight="normal" officeooo:rsid="02a66cdc" style:font-weight-asian="normal" style:font-weight-complex="normal"/>
    </style:style>
    <style:style style:name="T403" style:family="text">
      <style:text-properties fo:language="en" fo:country="GB" fo:font-weight="normal" officeooo:rsid="02a76a70" style:font-weight-asian="normal" style:font-weight-complex="normal"/>
    </style:style>
    <style:style style:name="T404" style:family="text">
      <style:text-properties fo:language="en" fo:country="GB" fo:font-weight="normal" officeooo:rsid="02a90f0b" style:font-weight-asian="normal" style:font-weight-complex="normal"/>
    </style:style>
    <style:style style:name="T405" style:family="text">
      <style:text-properties fo:language="en" fo:country="GB" fo:font-weight="normal" officeooo:rsid="02aac8b1" style:font-weight-asian="normal" style:font-weight-complex="normal"/>
    </style:style>
    <style:style style:name="T406" style:family="text">
      <style:text-properties fo:language="en" fo:country="GB" fo:font-weight="normal" officeooo:rsid="02ac62d4" style:font-weight-asian="normal" style:font-weight-complex="normal"/>
    </style:style>
    <style:style style:name="T407" style:family="text">
      <style:text-properties fo:language="en" fo:country="GB" fo:font-weight="normal" officeooo:rsid="02ae440b" style:font-weight-asian="normal" style:font-weight-complex="normal"/>
    </style:style>
    <style:style style:name="T408" style:family="text">
      <style:text-properties fo:language="en" fo:country="GB" fo:font-weight="normal" officeooo:rsid="02b2314e" style:font-weight-asian="normal" style:font-weight-complex="normal"/>
    </style:style>
    <style:style style:name="T409" style:family="text">
      <style:text-properties fo:language="en" fo:country="GB" fo:font-weight="normal" officeooo:rsid="02b9fbc3" style:font-weight-asian="normal" style:font-weight-complex="normal"/>
    </style:style>
    <style:style style:name="T410" style:family="text">
      <style:text-properties fo:language="en" fo:country="GB" fo:font-weight="normal" officeooo:rsid="02c3e200" style:font-weight-asian="normal" style:font-weight-complex="normal"/>
    </style:style>
    <style:style style:name="T411" style:family="text">
      <style:text-properties fo:language="en" fo:country="GB" fo:font-weight="normal" officeooo:rsid="02c4f1b1" style:font-weight-asian="normal" style:font-weight-complex="normal"/>
    </style:style>
    <style:style style:name="T412" style:family="text">
      <style:text-properties fo:language="en" fo:country="GB" fo:font-weight="normal" officeooo:rsid="02d3f7cd" style:font-weight-asian="normal" style:font-weight-complex="normal"/>
    </style:style>
    <style:style style:name="T413" style:family="text">
      <style:text-properties fo:language="en" fo:country="GB" fo:font-weight="normal" officeooo:rsid="02d5eef2" style:font-weight-asian="normal" style:font-weight-complex="normal"/>
    </style:style>
    <style:style style:name="T414" style:family="text">
      <style:text-properties fo:language="en" fo:country="GB" fo:font-weight="normal" officeooo:rsid="02dc586c" style:font-weight-asian="normal" style:font-weight-complex="normal"/>
    </style:style>
    <style:style style:name="T415" style:family="text">
      <style:text-properties fo:language="en" fo:country="GB" fo:font-weight="normal" officeooo:rsid="02de03fc" style:font-weight-asian="normal" style:font-weight-complex="normal"/>
    </style:style>
    <style:style style:name="T416" style:family="text">
      <style:text-properties fo:language="en" fo:country="GB" fo:font-weight="normal" officeooo:rsid="02de5f45" style:font-weight-asian="normal" style:font-weight-complex="normal"/>
    </style:style>
    <style:style style:name="T417" style:family="text">
      <style:text-properties fo:language="en" fo:country="GB" fo:font-weight="normal" officeooo:rsid="02e3b83d" style:font-weight-asian="normal" style:font-weight-complex="normal"/>
    </style:style>
    <style:style style:name="T418" style:family="text">
      <style:text-properties fo:language="en" fo:country="GB" fo:font-weight="normal" officeooo:rsid="02e5c162" style:font-weight-asian="normal" style:font-weight-complex="normal"/>
    </style:style>
    <style:style style:name="T419" style:family="text">
      <style:text-properties fo:language="en" fo:country="GB" fo:font-weight="normal" officeooo:rsid="02e89f5b" style:font-weight-asian="normal" style:font-weight-complex="normal"/>
    </style:style>
    <style:style style:name="T420" style:family="text">
      <style:text-properties fo:language="en" fo:country="GB" fo:font-weight="normal" officeooo:rsid="02ec6def" style:font-weight-asian="normal" style:font-weight-complex="normal"/>
    </style:style>
    <style:style style:name="T421" style:family="text">
      <style:text-properties fo:language="en" fo:country="GB" fo:font-weight="normal" officeooo:rsid="02f6ffb2" style:font-weight-asian="normal" style:font-weight-complex="normal"/>
    </style:style>
    <style:style style:name="T422" style:family="text">
      <style:text-properties fo:language="en" fo:country="GB" fo:font-weight="normal" officeooo:rsid="02f7c8c2" style:font-weight-asian="normal" style:font-weight-complex="normal"/>
    </style:style>
    <style:style style:name="T423" style:family="text">
      <style:text-properties fo:language="en" fo:country="GB" fo:font-weight="normal" officeooo:rsid="02f910f8" style:font-weight-asian="normal" style:font-weight-complex="normal"/>
    </style:style>
    <style:style style:name="T424" style:family="text">
      <style:text-properties fo:language="en" fo:country="GB" fo:font-weight="normal" officeooo:rsid="02fcaa2a" style:font-weight-asian="normal" style:font-weight-complex="normal"/>
    </style:style>
    <style:style style:name="T425" style:family="text">
      <style:text-properties fo:language="en" fo:country="GB" fo:font-weight="normal" officeooo:rsid="02fd0863" style:font-weight-asian="normal" style:font-weight-complex="normal"/>
    </style:style>
    <style:style style:name="T426" style:family="text">
      <style:text-properties fo:language="en" fo:country="GB" fo:font-weight="normal" officeooo:rsid="02fd29f7" style:font-weight-asian="normal" style:font-weight-complex="normal"/>
    </style:style>
    <style:style style:name="T427" style:family="text">
      <style:text-properties fo:language="en" fo:country="GB" fo:font-weight="normal" officeooo:rsid="03005669" style:font-weight-asian="normal" style:font-weight-complex="normal"/>
    </style:style>
    <style:style style:name="T428" style:family="text">
      <style:text-properties fo:language="en" fo:country="GB" fo:font-weight="normal" officeooo:rsid="0302009e" style:font-weight-asian="normal" style:font-weight-complex="normal"/>
    </style:style>
    <style:style style:name="T429" style:family="text">
      <style:text-properties fo:language="en" fo:country="GB" fo:font-weight="normal" officeooo:rsid="0302b420" style:font-weight-asian="normal" style:font-weight-complex="normal"/>
    </style:style>
    <style:style style:name="T430" style:family="text">
      <style:text-properties fo:language="en" fo:country="GB" fo:font-weight="normal" officeooo:rsid="03041d02" style:font-weight-asian="normal" style:font-weight-complex="normal"/>
    </style:style>
    <style:style style:name="T431" style:family="text">
      <style:text-properties fo:language="en" fo:country="GB" fo:font-weight="normal" officeooo:rsid="0304e60e" style:font-weight-asian="normal" style:font-weight-complex="normal"/>
    </style:style>
    <style:style style:name="T432" style:family="text">
      <style:text-properties fo:language="en" fo:country="GB" fo:font-weight="normal" officeooo:rsid="03059e2f" style:font-weight-asian="normal" style:font-weight-complex="normal"/>
    </style:style>
    <style:style style:name="T433" style:family="text">
      <style:text-properties fo:language="en" fo:country="GB" fo:font-weight="normal" officeooo:rsid="030737a8" style:font-weight-asian="normal" style:font-weight-complex="normal"/>
    </style:style>
    <style:style style:name="T434" style:family="text">
      <style:text-properties fo:language="en" fo:country="GB" fo:font-weight="normal" officeooo:rsid="0307fbdb" style:font-weight-asian="normal" style:font-weight-complex="normal"/>
    </style:style>
    <style:style style:name="T435" style:family="text">
      <style:text-properties fo:language="en" fo:country="GB" fo:font-weight="normal" officeooo:rsid="03094614" style:font-weight-asian="normal" style:font-weight-complex="normal"/>
    </style:style>
    <style:style style:name="T436" style:family="text">
      <style:text-properties fo:language="en" fo:country="GB" fo:font-weight="normal" officeooo:rsid="030a56ac" style:font-weight-asian="normal" style:font-weight-complex="normal"/>
    </style:style>
    <style:style style:name="T437" style:family="text">
      <style:text-properties fo:language="en" fo:country="GB" fo:font-weight="normal" officeooo:rsid="030bdd5a" style:font-weight-asian="normal" style:font-weight-complex="normal"/>
    </style:style>
    <style:style style:name="T438" style:family="text">
      <style:text-properties fo:language="en" fo:country="GB" fo:font-weight="normal" officeooo:rsid="030d5b21" style:font-weight-asian="normal" style:font-weight-complex="normal"/>
    </style:style>
    <style:style style:name="T439" style:family="text">
      <style:text-properties fo:language="en" fo:country="GB" fo:font-weight="normal" officeooo:rsid="031252d6" style:font-weight-asian="normal" style:font-weight-complex="normal"/>
    </style:style>
    <style:style style:name="T440" style:family="text">
      <style:text-properties fo:language="en" fo:country="GB" fo:font-weight="normal" officeooo:rsid="03127ea7" style:font-weight-asian="normal" style:font-weight-complex="normal"/>
    </style:style>
    <style:style style:name="T441" style:family="text">
      <style:text-properties fo:language="en" fo:country="GB" fo:font-weight="normal" officeooo:rsid="03142123" style:font-weight-asian="normal" style:font-weight-complex="normal"/>
    </style:style>
    <style:style style:name="T442" style:family="text">
      <style:text-properties fo:language="en" fo:country="GB" fo:font-weight="normal" officeooo:rsid="031fc120" style:font-weight-asian="normal" style:font-weight-complex="normal"/>
    </style:style>
    <style:style style:name="T443" style:family="text">
      <style:text-properties fo:language="en" fo:country="GB" fo:font-weight="normal" officeooo:rsid="03210a31" style:font-weight-asian="normal" style:font-weight-complex="normal"/>
    </style:style>
    <style:style style:name="T444" style:family="text">
      <style:text-properties fo:language="en" fo:country="GB" fo:font-weight="normal" officeooo:rsid="0321368e" style:font-weight-asian="normal" style:font-weight-complex="normal"/>
    </style:style>
    <style:style style:name="T445" style:family="text">
      <style:text-properties fo:language="en" fo:country="GB" fo:font-weight="normal" officeooo:rsid="0322be70" style:font-weight-asian="normal" style:font-weight-complex="normal"/>
    </style:style>
    <style:style style:name="T446" style:family="text">
      <style:text-properties fo:language="en" fo:country="GB" fo:font-weight="normal" officeooo:rsid="03236f30" style:font-weight-asian="normal" style:font-weight-complex="normal"/>
    </style:style>
    <style:style style:name="T447" style:family="text">
      <style:text-properties fo:language="en" fo:country="GB" fo:font-weight="normal" officeooo:rsid="0323f5bd" style:font-weight-asian="normal" style:font-weight-complex="normal"/>
    </style:style>
    <style:style style:name="T448" style:family="text">
      <style:text-properties fo:language="en" fo:country="GB" fo:font-weight="normal" officeooo:rsid="032405c6" style:font-weight-asian="normal" style:font-weight-complex="normal"/>
    </style:style>
    <style:style style:name="T449" style:family="text">
      <style:text-properties fo:language="en" fo:country="GB" fo:font-weight="normal" officeooo:rsid="0324e012" style:font-weight-asian="normal" style:font-weight-complex="normal"/>
    </style:style>
    <style:style style:name="T450" style:family="text">
      <style:text-properties fo:language="en" fo:country="GB" fo:font-weight="normal" officeooo:rsid="0324fc89" style:font-weight-asian="normal" style:font-weight-complex="normal"/>
    </style:style>
    <style:style style:name="T451" style:family="text">
      <style:text-properties fo:language="en" fo:country="GB" fo:font-weight="normal" officeooo:rsid="0326086c" style:font-weight-asian="normal" style:font-weight-complex="normal"/>
    </style:style>
    <style:style style:name="T452" style:family="text">
      <style:text-properties fo:language="en" fo:country="GB" fo:font-weight="normal" officeooo:rsid="03299a5f" style:font-weight-asian="normal" style:font-weight-complex="normal"/>
    </style:style>
    <style:style style:name="T453" style:family="text">
      <style:text-properties fo:language="en" fo:country="GB" fo:font-weight="normal" officeooo:rsid="03299ac2" style:font-weight-asian="normal" style:font-weight-complex="normal"/>
    </style:style>
    <style:style style:name="T454" style:family="text">
      <style:text-properties fo:language="en" fo:country="GB" fo:font-weight="normal" officeooo:rsid="032a0d9d" style:font-weight-asian="normal" style:font-weight-complex="normal"/>
    </style:style>
    <style:style style:name="T455" style:family="text">
      <style:text-properties fo:language="en" fo:country="GB" fo:font-weight="normal" officeooo:rsid="032f5d33" style:font-weight-asian="normal" style:font-weight-complex="normal"/>
    </style:style>
    <style:style style:name="T456" style:family="text">
      <style:text-properties fo:language="en" fo:country="GB" fo:font-weight="normal" officeooo:rsid="03314a1f" style:font-weight-asian="normal" style:font-weight-complex="normal"/>
    </style:style>
    <style:style style:name="T457" style:family="text">
      <style:text-properties fo:language="en" fo:country="GB" fo:font-weight="normal" officeooo:rsid="0332536e" style:font-weight-asian="normal" style:font-weight-complex="normal"/>
    </style:style>
    <style:style style:name="T458" style:family="text">
      <style:text-properties fo:language="en" fo:country="GB" fo:font-weight="normal" officeooo:rsid="03335ac6" style:font-weight-asian="normal" style:font-weight-complex="normal"/>
    </style:style>
    <style:style style:name="T459" style:family="text">
      <style:text-properties fo:language="en" fo:country="GB" fo:font-weight="normal" officeooo:rsid="033389da" style:font-weight-asian="normal" style:font-weight-complex="normal"/>
    </style:style>
    <style:style style:name="T460" style:family="text">
      <style:text-properties fo:language="en" fo:country="GB" fo:font-weight="normal" officeooo:rsid="0334afee" style:font-weight-asian="normal" style:font-weight-complex="normal"/>
    </style:style>
    <style:style style:name="T461" style:family="text">
      <style:text-properties fo:language="en" fo:country="GB" fo:font-weight="normal" officeooo:rsid="0335902b" style:font-weight-asian="normal" style:font-weight-complex="normal"/>
    </style:style>
    <style:style style:name="T462" style:family="text">
      <style:text-properties fo:language="en" fo:country="GB" fo:font-weight="normal" officeooo:rsid="03373d6f" style:font-weight-asian="normal" style:font-weight-complex="normal"/>
    </style:style>
    <style:style style:name="T463" style:family="text">
      <style:text-properties fo:language="en" fo:country="GB" fo:font-weight="normal" officeooo:rsid="033b47b9" style:font-weight-asian="normal" style:font-weight-complex="normal"/>
    </style:style>
    <style:style style:name="T464" style:family="text">
      <style:text-properties fo:language="en" fo:country="GB" fo:font-weight="normal" officeooo:rsid="033bb51d" style:font-weight-asian="normal" style:font-weight-complex="normal"/>
    </style:style>
    <style:style style:name="T465" style:family="text">
      <style:text-properties fo:language="en" fo:country="GB" fo:font-weight="normal" officeooo:rsid="033dc330" style:font-weight-asian="normal" style:font-weight-complex="normal"/>
    </style:style>
    <style:style style:name="T466" style:family="text">
      <style:text-properties fo:language="en" fo:country="GB" fo:font-weight="normal" officeooo:rsid="033e6da8" style:font-weight-asian="normal" style:font-weight-complex="normal"/>
    </style:style>
    <style:style style:name="T467" style:family="text">
      <style:text-properties fo:language="en" fo:country="GB" fo:font-weight="normal" officeooo:rsid="033ef7d6" style:font-weight-asian="normal" style:font-weight-complex="normal"/>
    </style:style>
    <style:style style:name="T468" style:family="text">
      <style:text-properties fo:language="en" fo:country="GB" fo:font-weight="normal" officeooo:rsid="03402514" style:font-weight-asian="normal" style:font-weight-complex="normal"/>
    </style:style>
    <style:style style:name="T469" style:family="text">
      <style:text-properties fo:language="en" fo:country="GB" fo:font-weight="normal" officeooo:rsid="0345d53f" style:font-weight-asian="normal" style:font-weight-complex="normal"/>
    </style:style>
    <style:style style:name="T470" style:family="text">
      <style:text-properties fo:language="en" fo:country="GB" fo:font-weight="normal" officeooo:rsid="034739a4" style:font-weight-asian="normal" style:font-weight-complex="normal"/>
    </style:style>
    <style:style style:name="T471" style:family="text">
      <style:text-properties fo:language="en" fo:country="GB" fo:font-weight="normal" officeooo:rsid="034884bb" style:font-weight-asian="normal" style:font-weight-complex="normal"/>
    </style:style>
    <style:style style:name="T472" style:family="text">
      <style:text-properties fo:language="en" fo:country="GB" fo:font-weight="normal" officeooo:rsid="0349dac4" style:font-weight-asian="normal" style:font-weight-complex="normal"/>
    </style:style>
    <style:style style:name="T473" style:family="text">
      <style:text-properties fo:language="en" fo:country="GB" fo:font-weight="normal" officeooo:rsid="034c005f" style:font-weight-asian="normal" style:font-weight-complex="normal"/>
    </style:style>
    <style:style style:name="T474" style:family="text">
      <style:text-properties fo:language="en" fo:country="GB" fo:font-weight="normal" officeooo:rsid="035918a1" style:font-weight-asian="normal" style:font-weight-complex="normal"/>
    </style:style>
    <style:style style:name="T475" style:family="text">
      <style:text-properties fo:language="en" fo:country="GB" fo:font-weight="normal" officeooo:rsid="035f7600" style:font-weight-asian="normal" style:font-weight-complex="normal"/>
    </style:style>
    <style:style style:name="T476" style:family="text">
      <style:text-properties fo:language="en" fo:country="GB" fo:font-weight="normal" officeooo:rsid="0360756f" style:font-weight-asian="normal" style:font-weight-complex="normal"/>
    </style:style>
    <style:style style:name="T477" style:family="text">
      <style:text-properties fo:language="en" fo:country="GB" fo:font-weight="normal" officeooo:rsid="036299ca" style:font-weight-asian="normal" style:font-weight-complex="normal"/>
    </style:style>
    <style:style style:name="T478" style:family="text">
      <style:text-properties fo:language="en" fo:country="GB" fo:font-weight="normal" officeooo:rsid="0363015b" style:font-weight-asian="normal" style:font-weight-complex="normal"/>
    </style:style>
    <style:style style:name="T479" style:family="text">
      <style:text-properties fo:language="en" fo:country="GB" fo:font-weight="normal" officeooo:rsid="0365f439" style:font-weight-asian="normal" style:font-weight-complex="normal"/>
    </style:style>
    <style:style style:name="T480" style:family="text">
      <style:text-properties fo:language="en" fo:country="GB" fo:font-weight="normal" officeooo:rsid="03661115" style:font-weight-asian="normal" style:font-weight-complex="normal"/>
    </style:style>
    <style:style style:name="T481" style:family="text">
      <style:text-properties fo:language="en" fo:country="GB" fo:font-weight="normal" officeooo:rsid="0367b475" style:font-weight-asian="normal" style:font-weight-complex="normal"/>
    </style:style>
    <style:style style:name="T482" style:family="text">
      <style:text-properties fo:language="en" fo:country="GB" fo:font-weight="normal" officeooo:rsid="036904aa" style:font-weight-asian="normal" style:font-weight-complex="normal"/>
    </style:style>
    <style:style style:name="T483" style:family="text">
      <style:text-properties fo:language="en" fo:country="GB" fo:font-weight="normal" officeooo:rsid="0369588a" style:font-weight-asian="normal" style:font-weight-complex="normal"/>
    </style:style>
    <style:style style:name="T484" style:family="text">
      <style:text-properties fo:language="en" fo:country="GB" fo:font-weight="normal" officeooo:rsid="036fd4f4" style:font-weight-asian="normal" style:font-weight-complex="normal"/>
    </style:style>
    <style:style style:name="T485" style:family="text">
      <style:text-properties fo:language="en" fo:country="GB" fo:font-weight="normal" officeooo:rsid="03730c23" style:font-weight-asian="normal" style:font-weight-complex="normal"/>
    </style:style>
    <style:style style:name="T486" style:family="text">
      <style:text-properties fo:language="en" fo:country="GB" fo:font-weight="normal" officeooo:rsid="037404e5" style:font-weight-asian="normal" style:font-weight-complex="normal"/>
    </style:style>
    <style:style style:name="T487" style:family="text">
      <style:text-properties fo:language="en" fo:country="GB" fo:font-weight="normal" officeooo:rsid="03746032" style:font-weight-asian="normal" style:font-weight-complex="normal"/>
    </style:style>
    <style:style style:name="T488" style:family="text">
      <style:text-properties fo:language="en" fo:country="GB" fo:font-weight="normal" officeooo:rsid="0377af6e" style:font-weight-asian="normal" style:font-weight-complex="normal"/>
    </style:style>
    <style:style style:name="T489" style:family="text">
      <style:text-properties fo:language="en" fo:country="GB" fo:font-weight="normal" officeooo:rsid="03792c23" style:font-weight-asian="normal" style:font-weight-complex="normal"/>
    </style:style>
    <style:style style:name="T490" style:family="text">
      <style:text-properties fo:language="en" fo:country="GB" fo:font-weight="normal" officeooo:rsid="037a49f8" style:font-weight-asian="normal" style:font-weight-complex="normal"/>
    </style:style>
    <style:style style:name="T491" style:family="text">
      <style:text-properties fo:language="en" fo:country="GB" fo:font-weight="normal" officeooo:rsid="037abfcb" style:font-weight-asian="normal" style:font-weight-complex="normal"/>
    </style:style>
    <style:style style:name="T492" style:family="text">
      <style:text-properties fo:language="en" fo:country="GB" fo:font-weight="normal" officeooo:rsid="037c3eea" style:font-weight-asian="normal" style:font-weight-complex="normal"/>
    </style:style>
    <style:style style:name="T493" style:family="text">
      <style:text-properties fo:language="en" fo:country="GB" fo:font-weight="normal" officeooo:rsid="037d66f3" style:font-weight-asian="normal" style:font-weight-complex="normal"/>
    </style:style>
    <style:style style:name="T494" style:family="text">
      <style:text-properties fo:language="en" fo:country="GB" fo:font-weight="normal" officeooo:rsid="037f121e" style:font-weight-asian="normal" style:font-weight-complex="normal"/>
    </style:style>
    <style:style style:name="T495" style:family="text">
      <style:text-properties fo:language="en" fo:country="GB" fo:font-weight="normal" officeooo:rsid="03802a6d" style:font-weight-asian="normal" style:font-weight-complex="normal"/>
    </style:style>
    <style:style style:name="T496" style:family="text">
      <style:text-properties fo:language="en" fo:country="GB" fo:font-weight="normal" officeooo:rsid="038188f9" style:font-weight-asian="normal" style:font-weight-complex="normal"/>
    </style:style>
    <style:style style:name="T497" style:family="text">
      <style:text-properties fo:language="en" fo:country="GB" fo:font-weight="normal" officeooo:rsid="0383ee9b" style:font-weight-asian="normal" style:font-weight-complex="normal"/>
    </style:style>
    <style:style style:name="T498" style:family="text">
      <style:text-properties fo:language="en" fo:country="GB" fo:font-weight="normal" officeooo:rsid="038542d3" style:font-weight-asian="normal" style:font-weight-complex="normal"/>
    </style:style>
    <style:style style:name="T499" style:family="text">
      <style:text-properties fo:language="en" fo:country="GB" fo:font-weight="normal" officeooo:rsid="03859a34" style:font-weight-asian="normal" style:font-weight-complex="normal"/>
    </style:style>
    <style:style style:name="T500" style:family="text">
      <style:text-properties fo:language="en" fo:country="GB" fo:font-weight="normal" officeooo:rsid="03872ab5" style:font-weight-asian="normal" style:font-weight-complex="normal"/>
    </style:style>
    <style:style style:name="T501" style:family="text">
      <style:text-properties fo:language="en" fo:country="GB" fo:font-weight="normal" officeooo:rsid="038a652d" style:font-weight-asian="normal" style:font-weight-complex="normal"/>
    </style:style>
    <style:style style:name="T502" style:family="text">
      <style:text-properties fo:language="en" fo:country="GB" fo:font-weight="normal" officeooo:rsid="038aef07" style:font-weight-asian="normal" style:font-weight-complex="normal"/>
    </style:style>
    <style:style style:name="T503" style:family="text">
      <style:text-properties fo:language="en" fo:country="GB" fo:font-weight="normal" officeooo:rsid="038b1eb2" style:font-weight-asian="normal" style:font-weight-complex="normal"/>
    </style:style>
    <style:style style:name="T504" style:family="text">
      <style:text-properties fo:language="en" fo:country="GB" fo:font-weight="normal" officeooo:rsid="038bdd52" style:font-weight-asian="normal" style:font-weight-complex="normal"/>
    </style:style>
    <style:style style:name="T505" style:family="text">
      <style:text-properties fo:language="en" fo:country="GB" fo:font-weight="normal" officeooo:rsid="038da0ef" style:font-weight-asian="normal" style:font-weight-complex="normal"/>
    </style:style>
    <style:style style:name="T506" style:family="text">
      <style:text-properties fo:language="en" fo:country="GB" fo:font-weight="normal" officeooo:rsid="038db4af" style:font-weight-asian="normal" style:font-weight-complex="normal"/>
    </style:style>
    <style:style style:name="T507" style:family="text">
      <style:text-properties fo:language="en" fo:country="GB" fo:font-weight="normal" officeooo:rsid="038df940" style:font-weight-asian="normal" style:font-weight-complex="normal"/>
    </style:style>
    <style:style style:name="T508" style:family="text">
      <style:text-properties fo:language="en" fo:country="GB" fo:font-weight="normal" officeooo:rsid="0390a909" style:font-weight-asian="normal" style:font-weight-complex="normal"/>
    </style:style>
    <style:style style:name="T509" style:family="text">
      <style:text-properties fo:language="en" fo:country="GB" fo:font-weight="normal" officeooo:rsid="03927597" style:font-weight-asian="normal" style:font-weight-complex="normal"/>
    </style:style>
    <style:style style:name="T510" style:family="text">
      <style:text-properties fo:language="en" fo:country="GB" fo:font-weight="normal" officeooo:rsid="0394614d" style:font-weight-asian="normal" style:font-weight-complex="normal"/>
    </style:style>
    <style:style style:name="T511" style:family="text">
      <style:text-properties fo:language="en" fo:country="GB" fo:font-weight="normal" officeooo:rsid="03962ffe" style:font-weight-asian="normal" style:font-weight-complex="normal"/>
    </style:style>
    <style:style style:name="T512" style:family="text">
      <style:text-properties fo:language="en" fo:country="GB" fo:font-weight="normal" officeooo:rsid="039eb4e7" style:font-weight-asian="normal" style:font-weight-complex="normal"/>
    </style:style>
    <style:style style:name="T513" style:family="text">
      <style:text-properties fo:language="en" fo:country="GB" fo:font-weight="normal" officeooo:rsid="039fd033" style:font-weight-asian="normal" style:font-weight-complex="normal"/>
    </style:style>
    <style:style style:name="T514" style:family="text">
      <style:text-properties fo:language="en" fo:country="GB" fo:font-weight="normal" officeooo:rsid="03a03cf8" style:font-weight-asian="normal" style:font-weight-complex="normal"/>
    </style:style>
    <style:style style:name="T515" style:family="text">
      <style:text-properties fo:language="en" fo:country="GB" fo:font-weight="normal" officeooo:rsid="03a1586d" style:font-weight-asian="normal" style:font-weight-complex="normal"/>
    </style:style>
    <style:style style:name="T516" style:family="text">
      <style:text-properties fo:language="en" fo:country="GB" fo:font-weight="normal" officeooo:rsid="03a19405" style:font-weight-asian="normal" style:font-weight-complex="normal"/>
    </style:style>
    <style:style style:name="T517" style:family="text">
      <style:text-properties fo:language="en" fo:country="GB" fo:font-weight="normal" officeooo:rsid="03a2ca31" style:font-weight-asian="normal" style:font-weight-complex="normal"/>
    </style:style>
    <style:style style:name="T518" style:family="text">
      <style:text-properties fo:language="en" fo:country="GB" fo:font-weight="normal" officeooo:rsid="03a9aa1c" style:font-weight-asian="normal" style:font-weight-complex="normal"/>
    </style:style>
    <style:style style:name="T519" style:family="text">
      <style:text-properties fo:language="en" fo:country="GB" fo:font-weight="normal" officeooo:rsid="03aa050f" style:font-weight-asian="normal" style:font-weight-complex="normal"/>
    </style:style>
    <style:style style:name="T520" style:family="text">
      <style:text-properties fo:language="en" fo:country="GB" fo:font-weight="normal" officeooo:rsid="03b05cb2" style:font-weight-asian="normal" style:font-weight-complex="normal"/>
    </style:style>
    <style:style style:name="T521" style:family="text">
      <style:text-properties fo:language="en" fo:country="GB" fo:font-weight="normal" officeooo:rsid="03b0f131" style:font-weight-asian="normal" style:font-weight-complex="normal"/>
    </style:style>
    <style:style style:name="T522" style:family="text">
      <style:text-properties fo:language="en" fo:country="GB" fo:font-weight="normal" officeooo:rsid="03b2b815" style:font-weight-asian="normal" style:font-weight-complex="normal"/>
    </style:style>
    <style:style style:name="T523" style:family="text">
      <style:text-properties fo:language="en" fo:country="GB" fo:font-weight="normal" officeooo:rsid="03b4279f" style:font-weight-asian="normal" style:font-weight-complex="normal"/>
    </style:style>
    <style:style style:name="T524" style:family="text">
      <style:text-properties fo:language="en" fo:country="GB" fo:font-weight="normal" officeooo:rsid="03ba3f51" style:font-weight-asian="normal" style:font-weight-complex="normal"/>
    </style:style>
    <style:style style:name="T525" style:family="text">
      <style:text-properties fo:language="en" fo:country="GB" fo:font-weight="normal" officeooo:rsid="03be7201" style:font-weight-asian="normal" style:font-weight-complex="normal"/>
    </style:style>
    <style:style style:name="T526" style:family="text">
      <style:text-properties fo:language="en" fo:country="GB" fo:font-weight="normal" officeooo:rsid="03c015cc" style:font-weight-asian="normal" style:font-weight-complex="normal"/>
    </style:style>
    <style:style style:name="T527" style:family="text">
      <style:text-properties fo:language="en" fo:country="GB" fo:font-weight="normal" officeooo:rsid="03c153b2" style:font-weight-asian="normal" style:font-weight-complex="normal"/>
    </style:style>
    <style:style style:name="T528" style:family="text">
      <style:text-properties fo:language="en" fo:country="GB" fo:font-weight="normal" officeooo:rsid="03c15ea6" style:font-weight-asian="normal" style:font-weight-complex="normal"/>
    </style:style>
    <style:style style:name="T529" style:family="text">
      <style:text-properties fo:language="en" fo:country="GB" fo:font-weight="normal" officeooo:rsid="03c2b7ca" style:font-weight-asian="normal" style:font-weight-complex="normal"/>
    </style:style>
    <style:style style:name="T530" style:family="text">
      <style:text-properties fo:language="en" fo:country="GB" fo:font-weight="normal" officeooo:rsid="03c2f831" style:font-weight-asian="normal" style:font-weight-complex="normal"/>
    </style:style>
    <style:style style:name="T531" style:family="text">
      <style:text-properties fo:language="en" fo:country="GB" fo:font-weight="normal" officeooo:rsid="03c4503d" style:font-weight-asian="normal" style:font-weight-complex="normal"/>
    </style:style>
    <style:style style:name="T532" style:family="text">
      <style:text-properties fo:language="en" fo:country="GB" fo:font-weight="normal" officeooo:rsid="03c55042" style:font-weight-asian="normal" style:font-weight-complex="normal"/>
    </style:style>
    <style:style style:name="T533" style:family="text">
      <style:text-properties fo:language="en" fo:country="GB" fo:font-weight="normal" officeooo:rsid="03c7dfc1" style:font-weight-asian="normal" style:font-weight-complex="normal"/>
    </style:style>
    <style:style style:name="T534" style:family="text">
      <style:text-properties fo:language="en" fo:country="GB" fo:font-weight="normal" officeooo:rsid="03c873ab" style:font-weight-asian="normal" style:font-weight-complex="normal"/>
    </style:style>
    <style:style style:name="T535" style:family="text">
      <style:text-properties fo:language="en" fo:country="GB" fo:font-weight="normal" officeooo:rsid="03c8a7c0" style:font-weight-asian="normal" style:font-weight-complex="normal"/>
    </style:style>
    <style:style style:name="T536" style:family="text">
      <style:text-properties fo:language="en" fo:country="GB" fo:font-weight="normal" officeooo:rsid="03ca7574" style:font-weight-asian="normal" style:font-weight-complex="normal"/>
    </style:style>
    <style:style style:name="T537" style:family="text">
      <style:text-properties fo:language="en" fo:country="GB" fo:font-weight="normal" officeooo:rsid="03cbaae2" style:font-weight-asian="normal" style:font-weight-complex="normal"/>
    </style:style>
    <style:style style:name="T538" style:family="text">
      <style:text-properties fo:language="en" fo:country="GB" fo:font-weight="normal" officeooo:rsid="03ccdeb1" style:font-weight-asian="normal" style:font-weight-complex="normal"/>
    </style:style>
    <style:style style:name="T539" style:family="text">
      <style:text-properties fo:language="en" fo:country="GB" fo:font-weight="normal" officeooo:rsid="03cde117" style:font-weight-asian="normal" style:font-weight-complex="normal"/>
    </style:style>
    <style:style style:name="T540" style:family="text">
      <style:text-properties fo:language="en" fo:country="GB" fo:font-weight="normal" officeooo:rsid="03cef5b2" style:font-weight-asian="normal" style:font-weight-complex="normal"/>
    </style:style>
    <style:style style:name="T541" style:family="text">
      <style:text-properties fo:language="en" fo:country="GB" fo:font-weight="normal" officeooo:rsid="03d04e47" style:font-weight-asian="normal" style:font-weight-complex="normal"/>
    </style:style>
    <style:style style:name="T542" style:family="text">
      <style:text-properties fo:language="en" fo:country="GB" fo:font-weight="normal" officeooo:rsid="03d2b08f" style:font-weight-asian="normal" style:font-weight-complex="normal"/>
    </style:style>
    <style:style style:name="T543" style:family="text">
      <style:text-properties fo:language="en" fo:country="GB" fo:font-weight="normal" officeooo:rsid="03d7f40e" style:font-weight-asian="normal" style:font-weight-complex="normal"/>
    </style:style>
    <style:style style:name="T544" style:family="text">
      <style:text-properties fo:language="en" fo:country="GB" fo:font-weight="normal" officeooo:rsid="03db1446" style:font-weight-asian="normal" style:font-weight-complex="normal"/>
    </style:style>
    <style:style style:name="T545" style:family="text">
      <style:text-properties fo:language="en" fo:country="GB" fo:font-weight="normal" officeooo:rsid="03dcd7d8" style:font-weight-asian="normal" style:font-weight-complex="normal"/>
    </style:style>
    <style:style style:name="T546" style:family="text">
      <style:text-properties fo:language="en" fo:country="GB" fo:font-weight="normal" officeooo:rsid="03de92eb" style:font-weight-asian="normal" style:font-weight-complex="normal"/>
    </style:style>
    <style:style style:name="T547" style:family="text">
      <style:text-properties fo:language="en" fo:country="GB" fo:font-weight="normal" officeooo:rsid="03dff303" style:font-weight-asian="normal" style:font-weight-complex="normal"/>
    </style:style>
    <style:style style:name="T548" style:family="text">
      <style:text-properties fo:language="en" fo:country="GB" fo:font-weight="normal" officeooo:rsid="03e02629" style:font-weight-asian="normal" style:font-weight-complex="normal"/>
    </style:style>
    <style:style style:name="T549" style:family="text">
      <style:text-properties fo:language="en" fo:country="GB" fo:font-weight="normal" officeooo:rsid="03e13fb7" style:font-weight-asian="normal" style:font-weight-complex="normal"/>
    </style:style>
    <style:style style:name="T550" style:family="text">
      <style:text-properties fo:language="en" fo:country="GB" fo:font-weight="normal" officeooo:rsid="03e208aa" style:font-weight-asian="normal" style:font-weight-complex="normal"/>
    </style:style>
    <style:style style:name="T551" style:family="text">
      <style:text-properties fo:language="en" fo:country="GB" fo:font-weight="normal" officeooo:rsid="03e3fc4c" style:font-weight-asian="normal" style:font-weight-complex="normal"/>
    </style:style>
    <style:style style:name="T552" style:family="text">
      <style:text-properties fo:language="en" fo:country="GB" fo:font-weight="normal" officeooo:rsid="03e7b7df" style:font-weight-asian="normal" style:font-weight-complex="normal"/>
    </style:style>
    <style:style style:name="T553" style:family="text">
      <style:text-properties fo:language="en" fo:country="GB" fo:font-weight="normal" officeooo:rsid="03e9b73f" style:font-weight-asian="normal" style:font-weight-complex="normal"/>
    </style:style>
    <style:style style:name="T554" style:family="text">
      <style:text-properties fo:language="en" fo:country="GB" fo:font-weight="normal" officeooo:rsid="03ea9610" style:font-weight-asian="normal" style:font-weight-complex="normal"/>
    </style:style>
    <style:style style:name="T555" style:family="text">
      <style:text-properties fo:language="en" fo:country="GB" fo:font-weight="normal" officeooo:rsid="03ec0eb1" style:font-weight-asian="normal" style:font-weight-complex="normal"/>
    </style:style>
    <style:style style:name="T556" style:family="text">
      <style:text-properties fo:language="en" fo:country="GB" fo:font-weight="normal" officeooo:rsid="03ecf9bb" style:font-weight-asian="normal" style:font-weight-complex="normal"/>
    </style:style>
    <style:style style:name="T557" style:family="text">
      <style:text-properties fo:language="en" fo:country="GB" fo:font-weight="normal" officeooo:rsid="03edb387" style:font-weight-asian="normal" style:font-weight-complex="normal"/>
    </style:style>
    <style:style style:name="T558" style:family="text">
      <style:text-properties fo:language="en" fo:country="GB" fo:font-weight="normal" officeooo:rsid="03edd883" style:font-weight-asian="normal" style:font-weight-complex="normal"/>
    </style:style>
    <style:style style:name="T559" style:family="text">
      <style:text-properties fo:language="en" fo:country="GB" fo:font-weight="normal" officeooo:rsid="03ef3287" style:font-weight-asian="normal" style:font-weight-complex="normal"/>
    </style:style>
    <style:style style:name="T560" style:family="text">
      <style:text-properties fo:language="en" fo:country="GB" fo:font-weight="normal" officeooo:rsid="03f1b314" style:font-weight-asian="normal" style:font-weight-complex="normal"/>
    </style:style>
    <style:style style:name="T561" style:family="text">
      <style:text-properties fo:language="en" fo:country="GB" fo:font-weight="normal" officeooo:rsid="03f2a207" style:font-weight-asian="normal" style:font-weight-complex="normal"/>
    </style:style>
    <style:style style:name="T562" style:family="text">
      <style:text-properties fo:language="en" fo:country="GB" fo:font-weight="normal" officeooo:rsid="03f4a0b2" style:font-weight-asian="normal" style:font-weight-complex="normal"/>
    </style:style>
    <style:style style:name="T563" style:family="text">
      <style:text-properties fo:language="en" fo:country="GB" fo:font-weight="normal" officeooo:rsid="03f50e76" style:font-weight-asian="normal" style:font-weight-complex="normal"/>
    </style:style>
    <style:style style:name="T564" style:family="text">
      <style:text-properties fo:language="en" fo:country="GB" fo:font-weight="normal" officeooo:rsid="03f684ba" style:font-weight-asian="normal" style:font-weight-complex="normal"/>
    </style:style>
    <style:style style:name="T565" style:family="text">
      <style:text-properties fo:language="en" fo:country="GB" fo:font-weight="normal" officeooo:rsid="03f726ad" style:font-weight-asian="normal" style:font-weight-complex="normal"/>
    </style:style>
    <style:style style:name="T566" style:family="text">
      <style:text-properties fo:language="en" fo:country="GB" fo:font-weight="normal" officeooo:rsid="03f7f5d2" style:font-weight-asian="normal" style:font-weight-complex="normal"/>
    </style:style>
    <style:style style:name="T567" style:family="text">
      <style:text-properties fo:language="en" fo:country="GB" fo:font-weight="normal" officeooo:rsid="03f839c0" style:font-weight-asian="normal" style:font-weight-complex="normal"/>
    </style:style>
    <style:style style:name="T568" style:family="text">
      <style:text-properties fo:language="en" fo:country="GB" fo:font-weight="normal" officeooo:rsid="03f90048" style:font-weight-asian="normal" style:font-weight-complex="normal"/>
    </style:style>
    <style:style style:name="T569" style:family="text">
      <style:text-properties fo:language="en" fo:country="GB" fo:font-weight="normal" officeooo:rsid="03fc9145" style:font-weight-asian="normal" style:font-weight-complex="normal"/>
    </style:style>
    <style:style style:name="T570" style:family="text">
      <style:text-properties fo:language="en" fo:country="GB" fo:font-weight="normal" officeooo:rsid="03fd8de0" style:font-weight-asian="normal" style:font-weight-complex="normal"/>
    </style:style>
    <style:style style:name="T571" style:family="text">
      <style:text-properties fo:language="en" fo:country="GB" fo:font-weight="normal" officeooo:rsid="03fdb14a" style:font-weight-asian="normal" style:font-weight-complex="normal"/>
    </style:style>
    <style:style style:name="T572" style:family="text">
      <style:text-properties fo:language="en" fo:country="GB" fo:font-weight="normal" officeooo:rsid="03ff73e8" style:font-weight-asian="normal" style:font-weight-complex="normal"/>
    </style:style>
    <style:style style:name="T573" style:family="text">
      <style:text-properties fo:language="en" fo:country="GB" fo:font-weight="normal" officeooo:rsid="0401ce20" style:font-weight-asian="normal" style:font-weight-complex="normal"/>
    </style:style>
    <style:style style:name="T574" style:family="text">
      <style:text-properties fo:language="en" fo:country="GB" fo:font-weight="normal" officeooo:rsid="0402bf04" style:font-weight-asian="normal" style:font-weight-complex="normal"/>
    </style:style>
    <style:style style:name="T575" style:family="text">
      <style:text-properties fo:language="en" fo:country="GB" fo:font-weight="normal" officeooo:rsid="040364ce" style:font-weight-asian="normal" style:font-weight-complex="normal"/>
    </style:style>
    <style:style style:name="T576" style:family="text">
      <style:text-properties fo:language="en" fo:country="GB" fo:font-weight="normal" officeooo:rsid="0405cf78" style:font-weight-asian="normal" style:font-weight-complex="normal"/>
    </style:style>
    <style:style style:name="T577" style:family="text">
      <style:text-properties fo:language="en" fo:country="GB" fo:font-weight="normal" officeooo:rsid="0406e207" style:font-weight-asian="normal" style:font-weight-complex="normal"/>
    </style:style>
    <style:style style:name="T578" style:family="text">
      <style:text-properties fo:language="en" fo:country="GB" fo:font-weight="normal" officeooo:rsid="0408baca" style:font-weight-asian="normal" style:font-weight-complex="normal"/>
    </style:style>
    <style:style style:name="T579" style:family="text">
      <style:text-properties fo:language="en" fo:country="GB" fo:font-weight="normal" officeooo:rsid="040a2200" style:font-weight-asian="normal" style:font-weight-complex="normal"/>
    </style:style>
    <style:style style:name="T580" style:family="text">
      <style:text-properties fo:language="en" fo:country="GB" fo:font-weight="normal" officeooo:rsid="040b00a2" style:font-weight-asian="normal" style:font-weight-complex="normal"/>
    </style:style>
    <style:style style:name="T581" style:family="text">
      <style:text-properties fo:language="en" fo:country="GB" fo:font-weight="normal" officeooo:rsid="040ece37" style:font-weight-asian="normal" style:font-weight-complex="normal"/>
    </style:style>
    <style:style style:name="T582" style:family="text">
      <style:text-properties fo:language="en" fo:country="GB" fo:font-weight="normal" officeooo:rsid="0411307c" style:font-weight-asian="normal" style:font-weight-complex="normal"/>
    </style:style>
    <style:style style:name="T583" style:family="text">
      <style:text-properties fo:language="en" fo:country="GB" fo:font-weight="normal" officeooo:rsid="041af89e" style:font-weight-asian="normal" style:font-weight-complex="normal"/>
    </style:style>
    <style:style style:name="T584" style:family="text">
      <style:text-properties fo:language="en" fo:country="GB" fo:font-weight="normal" officeooo:rsid="04262dc1" style:font-weight-asian="normal" style:font-weight-complex="normal"/>
    </style:style>
    <style:style style:name="T585" style:family="text">
      <style:text-properties fo:language="en" fo:country="GB" fo:font-weight="normal" officeooo:rsid="04314a78" style:font-weight-asian="normal" style:font-weight-complex="normal"/>
    </style:style>
    <style:style style:name="T586" style:family="text">
      <style:text-properties fo:language="en" fo:country="GB" fo:font-weight="normal" officeooo:rsid="04321e0a" style:font-weight-asian="normal" style:font-weight-complex="normal"/>
    </style:style>
    <style:style style:name="T587" style:family="text">
      <style:text-properties fo:language="en" fo:country="GB" fo:font-weight="normal" officeooo:rsid="0434be6c" style:font-weight-asian="normal" style:font-weight-complex="normal"/>
    </style:style>
    <style:style style:name="T588" style:family="text">
      <style:text-properties fo:language="en" fo:country="GB" fo:font-weight="normal" officeooo:rsid="043b5f84" style:font-weight-asian="normal" style:font-weight-complex="normal"/>
    </style:style>
    <style:style style:name="T589" style:family="text">
      <style:text-properties fo:language="en" fo:country="GB" fo:font-weight="normal" officeooo:rsid="043cac96" style:font-weight-asian="normal" style:font-weight-complex="normal"/>
    </style:style>
    <style:style style:name="T590" style:family="text">
      <style:text-properties fo:language="en" fo:country="GB" fo:font-weight="normal" officeooo:rsid="043e94e3" style:font-weight-asian="normal" style:font-weight-complex="normal"/>
    </style:style>
    <style:style style:name="T591" style:family="text">
      <style:text-properties fo:language="en" fo:country="GB" fo:font-weight="normal" officeooo:rsid="043f79e6" style:font-weight-asian="normal" style:font-weight-complex="normal"/>
    </style:style>
    <style:style style:name="T592" style:family="text">
      <style:text-properties fo:language="en" fo:country="GB" fo:font-weight="normal" officeooo:rsid="04416595" style:font-weight-asian="normal" style:font-weight-complex="normal"/>
    </style:style>
    <style:style style:name="T593" style:family="text">
      <style:text-properties fo:language="en" fo:country="GB" fo:font-weight="normal" officeooo:rsid="04435ccf" style:font-weight-asian="normal" style:font-weight-complex="normal"/>
    </style:style>
    <style:style style:name="T594" style:family="text">
      <style:text-properties fo:language="en" fo:country="GB" fo:font-weight="normal" officeooo:rsid="04445524" style:font-weight-asian="normal" style:font-weight-complex="normal"/>
    </style:style>
    <style:style style:name="T595" style:family="text">
      <style:text-properties fo:language="en" fo:country="GB" fo:font-weight="normal" officeooo:rsid="044596ec" style:font-weight-asian="normal" style:font-weight-complex="normal"/>
    </style:style>
    <style:style style:name="T596" style:family="text">
      <style:text-properties fo:language="en" fo:country="GB" fo:font-weight="normal" officeooo:rsid="044648d8" style:font-weight-asian="normal" style:font-weight-complex="normal"/>
    </style:style>
    <style:style style:name="T597" style:family="text">
      <style:text-properties fo:language="en" fo:country="GB" fo:font-weight="normal" officeooo:rsid="044746ae" style:font-weight-asian="normal" style:font-weight-complex="normal"/>
    </style:style>
    <style:style style:name="T598" style:family="text">
      <style:text-properties fo:language="en" fo:country="GB" fo:font-weight="normal" officeooo:rsid="04492bf5" style:font-weight-asian="normal" style:font-weight-complex="normal"/>
    </style:style>
    <style:style style:name="T599" style:family="text">
      <style:text-properties fo:language="en" fo:country="GB" fo:font-weight="normal" officeooo:rsid="044ac356" style:font-weight-asian="normal" style:font-weight-complex="normal"/>
    </style:style>
    <style:style style:name="T600" style:family="text">
      <style:text-properties fo:language="en" fo:country="GB" fo:font-weight="normal" officeooo:rsid="044bde53" style:font-weight-asian="normal" style:font-weight-complex="normal"/>
    </style:style>
    <style:style style:name="T601" style:family="text">
      <style:text-properties fo:language="en" fo:country="GB" fo:font-weight="normal" officeooo:rsid="044daedc" style:font-weight-asian="normal" style:font-weight-complex="normal"/>
    </style:style>
    <style:style style:name="T602" style:family="text">
      <style:text-properties fo:language="en" fo:country="GB" fo:font-weight="normal" officeooo:rsid="044e1080" style:font-weight-asian="normal" style:font-weight-complex="normal"/>
    </style:style>
    <style:style style:name="T603" style:family="text">
      <style:text-properties fo:language="en" fo:country="GB" fo:font-weight="normal" officeooo:rsid="044fb5c5" style:font-weight-asian="normal" style:font-weight-complex="normal"/>
    </style:style>
    <style:style style:name="T604" style:family="text">
      <style:text-properties fo:language="en" fo:country="GB" fo:font-weight="normal" officeooo:rsid="04508931" style:font-weight-asian="normal" style:font-weight-complex="normal"/>
    </style:style>
    <style:style style:name="T605" style:family="text">
      <style:text-properties fo:language="en" fo:country="GB" fo:font-weight="normal" officeooo:rsid="045152b4" style:font-weight-asian="normal" style:font-weight-complex="normal"/>
    </style:style>
    <style:style style:name="T606" style:family="text">
      <style:text-properties fo:language="en" fo:country="GB" fo:font-weight="normal" officeooo:rsid="0452fb2e" style:font-weight-asian="normal" style:font-weight-complex="normal"/>
    </style:style>
    <style:style style:name="T607" style:family="text">
      <style:text-properties fo:language="en" fo:country="GB" fo:font-weight="normal" officeooo:rsid="0453b227" style:font-weight-asian="normal" style:font-weight-complex="normal"/>
    </style:style>
    <style:style style:name="T608" style:family="text">
      <style:text-properties fo:language="en" fo:country="GB" fo:font-weight="normal" officeooo:rsid="0454b189" style:font-weight-asian="normal" style:font-weight-complex="normal"/>
    </style:style>
    <style:style style:name="T609" style:family="text">
      <style:text-properties fo:language="en" fo:country="GB" fo:font-weight="normal" officeooo:rsid="045b982e" style:font-weight-asian="normal" style:font-weight-complex="normal"/>
    </style:style>
    <style:style style:name="T610" style:family="text">
      <style:text-properties fo:language="en" fo:country="GB" fo:font-weight="normal" officeooo:rsid="045b9f06" style:font-weight-asian="normal" style:font-weight-complex="normal"/>
    </style:style>
    <style:style style:name="T611" style:family="text">
      <style:text-properties fo:language="en" fo:country="GB" fo:font-weight="normal" officeooo:rsid="045bfb76" style:font-weight-asian="normal" style:font-weight-complex="normal"/>
    </style:style>
    <style:style style:name="T612" style:family="text">
      <style:text-properties fo:language="en" fo:country="GB" fo:font-weight="normal" officeooo:rsid="045f036e" style:font-weight-asian="normal" style:font-weight-complex="normal"/>
    </style:style>
    <style:style style:name="T613" style:family="text">
      <style:text-properties fo:language="en" fo:country="GB" fo:font-weight="normal" officeooo:rsid="04600130" style:font-weight-asian="normal" style:font-weight-complex="normal"/>
    </style:style>
    <style:style style:name="T614" style:family="text">
      <style:text-properties fo:language="en" fo:country="GB" fo:font-weight="normal" officeooo:rsid="046bf777" style:font-weight-asian="normal" style:font-weight-complex="normal"/>
    </style:style>
    <style:style style:name="T615" style:family="text">
      <style:text-properties fo:language="en" fo:country="GB" fo:font-weight="normal" officeooo:rsid="046c99f7" style:font-weight-asian="normal" style:font-weight-complex="normal"/>
    </style:style>
    <style:style style:name="T616" style:family="text">
      <style:text-properties fo:language="en" fo:country="GB" fo:font-weight="normal" officeooo:rsid="046e4726" style:font-weight-asian="normal" style:font-weight-complex="normal"/>
    </style:style>
    <style:style style:name="T617" style:family="text">
      <style:text-properties fo:language="en" fo:country="GB" fo:font-weight="normal" officeooo:rsid="046f7eed" style:font-weight-asian="normal" style:font-weight-complex="normal"/>
    </style:style>
    <style:style style:name="T618" style:family="text">
      <style:text-properties fo:language="en" fo:country="GB" fo:font-weight="normal" officeooo:rsid="0470f71f" style:font-weight-asian="normal" style:font-weight-complex="normal"/>
    </style:style>
    <style:style style:name="T619" style:family="text">
      <style:text-properties fo:language="en" fo:country="GB" fo:font-weight="normal" officeooo:rsid="047224ea" style:font-weight-asian="normal" style:font-weight-complex="normal"/>
    </style:style>
    <style:style style:name="T620" style:family="text">
      <style:text-properties fo:language="en" fo:country="GB" fo:font-weight="normal" officeooo:rsid="0473ff4a" style:font-weight-asian="normal" style:font-weight-complex="normal"/>
    </style:style>
    <style:style style:name="T621" style:family="text">
      <style:text-properties fo:language="en" fo:country="GB" fo:font-weight="normal" officeooo:rsid="0474403e" style:font-weight-asian="normal" style:font-weight-complex="normal"/>
    </style:style>
    <style:style style:name="T622" style:family="text">
      <style:text-properties fo:language="en" fo:country="GB" fo:font-weight="normal" officeooo:rsid="047554be" style:font-weight-asian="normal" style:font-weight-complex="normal"/>
    </style:style>
    <style:style style:name="T623" style:family="text">
      <style:text-properties fo:language="en" fo:country="GB" fo:font-weight="normal" officeooo:rsid="0478d62f" style:font-weight-asian="normal" style:font-weight-complex="normal"/>
    </style:style>
    <style:style style:name="T624" style:family="text">
      <style:text-properties fo:language="en" fo:country="GB" fo:font-weight="normal" officeooo:rsid="0479c705" style:font-weight-asian="normal" style:font-weight-complex="normal"/>
    </style:style>
    <style:style style:name="T625" style:family="text">
      <style:text-properties fo:language="en" fo:country="GB" fo:font-weight="normal" officeooo:rsid="0479e6d2" style:font-weight-asian="normal" style:font-weight-complex="normal"/>
    </style:style>
    <style:style style:name="T626" style:family="text">
      <style:text-properties fo:language="en" fo:country="GB" fo:font-weight="normal" officeooo:rsid="047ab4b4" style:font-weight-asian="normal" style:font-weight-complex="normal"/>
    </style:style>
    <style:style style:name="T627" style:family="text">
      <style:text-properties fo:language="en" fo:country="GB" fo:font-weight="normal" officeooo:rsid="047bcd06" style:font-weight-asian="normal" style:font-weight-complex="normal"/>
    </style:style>
    <style:style style:name="T628" style:family="text">
      <style:text-properties fo:language="en" fo:country="GB" fo:font-weight="normal" officeooo:rsid="047f4b1f" style:font-weight-asian="normal" style:font-weight-complex="normal"/>
    </style:style>
    <style:style style:name="T629" style:family="text">
      <style:text-properties fo:language="en" fo:country="GB" fo:font-weight="normal" officeooo:rsid="04841d0e" style:font-weight-asian="normal" style:font-weight-complex="normal"/>
    </style:style>
    <style:style style:name="T630" style:family="text">
      <style:text-properties fo:language="en" fo:country="GB" fo:font-weight="normal" officeooo:rsid="048811ba" style:font-weight-asian="normal" style:font-weight-complex="normal"/>
    </style:style>
    <style:style style:name="T631" style:family="text">
      <style:text-properties fo:language="en" fo:country="GB" fo:font-weight="normal" officeooo:rsid="0489764c" style:font-weight-asian="normal" style:font-weight-complex="normal"/>
    </style:style>
    <style:style style:name="T632" style:family="text">
      <style:text-properties fo:language="en" fo:country="GB" fo:font-weight="normal" officeooo:rsid="048a54f7" style:font-weight-asian="normal" style:font-weight-complex="normal"/>
    </style:style>
    <style:style style:name="T633" style:family="text">
      <style:text-properties fo:language="en" fo:country="GB" fo:font-weight="normal" officeooo:rsid="048b0389" style:font-weight-asian="normal" style:font-weight-complex="normal"/>
    </style:style>
    <style:style style:name="T634" style:family="text">
      <style:text-properties fo:language="en" fo:country="GB" fo:font-weight="normal" officeooo:rsid="0491a8e6" style:font-weight-asian="normal" style:font-weight-complex="normal"/>
    </style:style>
    <style:style style:name="T635" style:family="text">
      <style:text-properties fo:language="en" fo:country="GB" fo:font-weight="normal" officeooo:rsid="04943bdd" style:font-weight-asian="normal" style:font-weight-complex="normal"/>
    </style:style>
    <style:style style:name="T636" style:family="text">
      <style:text-properties fo:language="en" fo:country="GB" fo:font-weight="normal" officeooo:rsid="049599f7" style:font-weight-asian="normal" style:font-weight-complex="normal"/>
    </style:style>
    <style:style style:name="T637" style:family="text">
      <style:text-properties fo:language="en" fo:country="GB" fo:font-weight="normal" officeooo:rsid="0495fb77" style:font-weight-asian="normal" style:font-weight-complex="normal"/>
    </style:style>
    <style:style style:name="T638" style:family="text">
      <style:text-properties fo:language="en" fo:country="GB" fo:font-weight="normal" officeooo:rsid="04a6ded7" style:font-weight-asian="normal" style:font-weight-complex="normal"/>
    </style:style>
    <style:style style:name="T639" style:family="text">
      <style:text-properties fo:language="en" fo:country="GB" fo:font-weight="normal" officeooo:rsid="04bdcd91" style:font-weight-asian="normal" style:font-weight-complex="normal"/>
    </style:style>
    <style:style style:name="T640" style:family="text">
      <style:text-properties fo:language="en" fo:country="GB" fo:font-weight="normal" officeooo:rsid="04cce6ae" style:font-weight-asian="normal" style:font-weight-complex="normal"/>
    </style:style>
    <style:style style:name="T641" style:family="text">
      <style:text-properties fo:language="en" fo:country="GB" fo:font-weight="normal" officeooo:rsid="04cd4a77" style:font-weight-asian="normal" style:font-weight-complex="normal"/>
    </style:style>
    <style:style style:name="T642" style:family="text">
      <style:text-properties fo:language="en" fo:country="GB" fo:font-weight="normal" officeooo:rsid="04d50b38" style:font-weight-asian="normal" style:font-weight-complex="normal"/>
    </style:style>
    <style:style style:name="T643" style:family="text">
      <style:text-properties fo:language="en" fo:country="GB" fo:font-weight="normal" officeooo:rsid="04f0aa10" style:font-weight-asian="normal" style:font-weight-complex="normal"/>
    </style:style>
    <style:style style:name="T644" style:family="text">
      <style:text-properties fo:language="en" fo:country="GB" fo:font-weight="normal" officeooo:rsid="05080635" style:font-weight-asian="normal" style:font-weight-complex="normal"/>
    </style:style>
    <style:style style:name="T645" style:family="text">
      <style:text-properties fo:language="en" fo:country="GB" fo:font-weight="normal" officeooo:rsid="0510ead8" style:font-weight-asian="normal" style:font-weight-complex="normal"/>
    </style:style>
    <style:style style:name="T646" style:family="text">
      <style:text-properties fo:language="en" fo:country="GB" fo:font-weight="normal" officeooo:rsid="05185ac8" style:font-weight-asian="normal" style:font-weight-complex="normal"/>
    </style:style>
    <style:style style:name="T647" style:family="text">
      <style:text-properties fo:language="en" fo:country="GB" fo:font-weight="normal" officeooo:rsid="051a1351" style:font-weight-asian="normal" style:font-weight-complex="normal"/>
    </style:style>
    <style:style style:name="T648" style:family="text">
      <style:text-properties fo:language="en" fo:country="GB" fo:font-weight="normal" officeooo:rsid="051ad180" style:font-weight-asian="normal" style:font-weight-complex="normal"/>
    </style:style>
    <style:style style:name="T649" style:family="text">
      <style:text-properties fo:language="en" fo:country="GB" fo:font-weight="normal" officeooo:rsid="05200e75" style:font-weight-asian="normal" style:font-weight-complex="normal"/>
    </style:style>
    <style:style style:name="T650" style:family="text">
      <style:text-properties fo:language="en" fo:country="GB" fo:font-weight="normal" officeooo:rsid="0521ab7b" style:font-weight-asian="normal" style:font-weight-complex="normal"/>
    </style:style>
    <style:style style:name="T651" style:family="text">
      <style:text-properties fo:language="en" fo:country="GB" fo:font-weight="normal" officeooo:rsid="05264e57" style:font-weight-asian="normal" style:font-weight-complex="normal"/>
    </style:style>
    <style:style style:name="T652" style:family="text">
      <style:text-properties fo:language="en" fo:country="GB" fo:font-weight="normal" officeooo:rsid="05292a25" style:font-weight-asian="normal" style:font-weight-complex="normal"/>
    </style:style>
    <style:style style:name="T653" style:family="text">
      <style:text-properties fo:language="en" fo:country="GB" fo:font-weight="normal" officeooo:rsid="052e086f" style:font-weight-asian="normal" style:font-weight-complex="normal"/>
    </style:style>
    <style:style style:name="T654" style:family="text">
      <style:text-properties fo:language="en" fo:country="GB" fo:font-weight="normal" officeooo:rsid="0530d8cd" style:font-weight-asian="normal" style:font-weight-complex="normal"/>
    </style:style>
    <style:style style:name="T655" style:family="text">
      <style:text-properties fo:language="en" fo:country="GB" fo:font-weight="normal" officeooo:rsid="05345600" style:font-weight-asian="normal" style:font-weight-complex="normal"/>
    </style:style>
    <style:style style:name="T656" style:family="text">
      <style:text-properties fo:language="en" fo:country="GB" fo:font-weight="normal" officeooo:rsid="0534cd76" style:font-weight-asian="normal" style:font-weight-complex="normal"/>
    </style:style>
    <style:style style:name="T657" style:family="text">
      <style:text-properties fo:language="en" fo:country="GB" fo:font-weight="normal" officeooo:rsid="053aeead" style:font-weight-asian="normal" style:font-weight-complex="normal"/>
    </style:style>
    <style:style style:name="T658" style:family="text">
      <style:text-properties fo:language="en" fo:country="GB" fo:font-weight="normal" officeooo:rsid="053c66e5" style:font-weight-asian="normal" style:font-weight-complex="normal"/>
    </style:style>
    <style:style style:name="T659" style:family="text">
      <style:text-properties fo:language="en" fo:country="GB" fo:font-weight="normal" officeooo:rsid="053e125c" style:font-weight-asian="normal" style:font-weight-complex="normal"/>
    </style:style>
    <style:style style:name="T660" style:family="text">
      <style:text-properties fo:language="en" fo:country="GB" fo:font-weight="normal" officeooo:rsid="053e2987" style:font-weight-asian="normal" style:font-weight-complex="normal"/>
    </style:style>
    <style:style style:name="T661" style:family="text">
      <style:text-properties fo:language="en" fo:country="GB" fo:font-weight="normal" officeooo:rsid="053fc946" style:font-weight-asian="normal" style:font-weight-complex="normal"/>
    </style:style>
    <style:style style:name="T662" style:family="text">
      <style:text-properties fo:language="en" fo:country="GB" fo:font-weight="normal" officeooo:rsid="05442190" style:font-weight-asian="normal" style:font-weight-complex="normal"/>
    </style:style>
    <style:style style:name="T663" style:family="text">
      <style:text-properties fo:language="en" fo:country="GB" fo:font-weight="normal" officeooo:rsid="05461f80" style:font-weight-asian="normal" style:font-weight-complex="normal"/>
    </style:style>
    <style:style style:name="T664" style:family="text">
      <style:text-properties fo:language="en" fo:country="GB" fo:font-weight="normal" officeooo:rsid="0547eb17" style:font-weight-asian="normal" style:font-weight-complex="normal"/>
    </style:style>
    <style:style style:name="T665" style:family="text">
      <style:text-properties fo:language="en" fo:country="GB" fo:font-weight="normal" officeooo:rsid="05491fb1" style:font-weight-asian="normal" style:font-weight-complex="normal"/>
    </style:style>
    <style:style style:name="T666" style:family="text">
      <style:text-properties fo:language="en" fo:country="GB" fo:font-weight="normal" officeooo:rsid="054a6d4b" style:font-weight-asian="normal" style:font-weight-complex="normal"/>
    </style:style>
    <style:style style:name="T667" style:family="text">
      <style:text-properties fo:language="en" fo:country="GB" fo:font-weight="normal" officeooo:rsid="054c4113" style:font-weight-asian="normal" style:font-weight-complex="normal"/>
    </style:style>
    <style:style style:name="T668" style:family="text">
      <style:text-properties fo:language="en" fo:country="GB" fo:font-weight="normal" officeooo:rsid="054d655b" style:font-weight-asian="normal" style:font-weight-complex="normal"/>
    </style:style>
    <style:style style:name="T669" style:family="text">
      <style:text-properties fo:language="en" fo:country="GB" fo:font-weight="normal" officeooo:rsid="054f3dc1" style:font-weight-asian="normal" style:font-weight-complex="normal"/>
    </style:style>
    <style:style style:name="T670" style:family="text">
      <style:text-properties fo:language="en" fo:country="GB" fo:font-weight="normal" officeooo:rsid="0550464f" style:font-weight-asian="normal" style:font-weight-complex="normal"/>
    </style:style>
    <style:style style:name="T671" style:family="text">
      <style:text-properties fo:language="en" fo:country="GB" fo:font-weight="normal" officeooo:rsid="055189b0" style:font-weight-asian="normal" style:font-weight-complex="normal"/>
    </style:style>
    <style:style style:name="T672" style:family="text">
      <style:text-properties fo:language="en" fo:country="GB" fo:font-weight="normal" officeooo:rsid="0552c817" style:font-weight-asian="normal" style:font-weight-complex="normal"/>
    </style:style>
    <style:style style:name="T673" style:family="text">
      <style:text-properties fo:language="en" fo:country="GB" fo:font-weight="normal" officeooo:rsid="0555e8ab" style:font-weight-asian="normal" style:font-weight-complex="normal"/>
    </style:style>
    <style:style style:name="T674" style:family="text">
      <style:text-properties fo:language="en" fo:country="GB" fo:font-weight="normal" officeooo:rsid="0556f087" style:font-weight-asian="normal" style:font-weight-complex="normal"/>
    </style:style>
    <style:style style:name="T675" style:family="text">
      <style:text-properties fo:language="en" fo:country="GB" fo:font-weight="normal" officeooo:rsid="0557d180" style:font-weight-asian="normal" style:font-weight-complex="normal"/>
    </style:style>
    <style:style style:name="T676" style:family="text">
      <style:text-properties fo:language="en" fo:country="GB" fo:font-weight="normal" officeooo:rsid="0559c908" style:font-weight-asian="normal" style:font-weight-complex="normal"/>
    </style:style>
    <style:style style:name="T677" style:family="text">
      <style:text-properties fo:language="en" fo:country="GB" fo:font-weight="normal" officeooo:rsid="055b014c" style:font-weight-asian="normal" style:font-weight-complex="normal"/>
    </style:style>
    <style:style style:name="T678" style:family="text">
      <style:text-properties fo:language="en" fo:country="GB" fo:font-weight="normal" officeooo:rsid="055cfdf8" style:font-weight-asian="normal" style:font-weight-complex="normal"/>
    </style:style>
    <style:style style:name="T679" style:family="text">
      <style:text-properties fo:language="en" fo:country="GB" fo:font-weight="normal" officeooo:rsid="055de49a" style:font-weight-asian="normal" style:font-weight-complex="normal"/>
    </style:style>
    <style:style style:name="T680" style:family="text">
      <style:text-properties fo:language="en" fo:country="GB" fo:font-weight="normal" officeooo:rsid="0560e9d2" style:font-weight-asian="normal" style:font-weight-complex="normal"/>
    </style:style>
    <style:style style:name="T681" style:family="text">
      <style:text-properties fo:language="en" fo:country="GB" fo:font-weight="normal" officeooo:rsid="05760787" style:font-weight-asian="normal" style:font-weight-complex="normal"/>
    </style:style>
    <style:style style:name="T682" style:family="text">
      <style:text-properties fo:language="en" fo:country="GB" fo:font-weight="normal" officeooo:rsid="0576fd3b" style:font-weight-asian="normal" style:font-weight-complex="normal"/>
    </style:style>
    <style:style style:name="T683" style:family="text">
      <style:text-properties fo:language="en" fo:country="GB" fo:font-weight="normal" officeooo:rsid="0581d308" style:font-weight-asian="normal" style:font-weight-complex="normal"/>
    </style:style>
    <style:style style:name="T684" style:family="text">
      <style:text-properties fo:language="en" fo:country="GB" fo:font-weight="normal" officeooo:rsid="0584cf47" style:font-weight-asian="normal" style:font-weight-complex="normal"/>
    </style:style>
    <style:style style:name="T685" style:family="text">
      <style:text-properties fo:language="en" fo:country="GB" fo:font-weight="normal" officeooo:rsid="0586dd9c" style:font-weight-asian="normal" style:font-weight-complex="normal"/>
    </style:style>
    <style:style style:name="T686" style:family="text">
      <style:text-properties fo:language="en" fo:country="GB" fo:font-weight="normal" officeooo:rsid="0587e418" style:font-weight-asian="normal" style:font-weight-complex="normal"/>
    </style:style>
    <style:style style:name="T687" style:family="text">
      <style:text-properties fo:language="en" fo:country="GB" fo:font-weight="normal" officeooo:rsid="05c35107" style:font-weight-asian="normal" style:font-weight-complex="normal"/>
    </style:style>
    <style:style style:name="T688" style:family="text">
      <style:text-properties fo:language="en" fo:country="GB" fo:font-weight="normal" officeooo:rsid="05c45094" style:font-weight-asian="normal" style:font-weight-complex="normal"/>
    </style:style>
    <style:style style:name="T689" style:family="text">
      <style:text-properties fo:language="en" fo:country="GB" fo:font-weight="normal" officeooo:rsid="05c7378e" style:font-weight-asian="normal" style:font-weight-complex="normal"/>
    </style:style>
    <style:style style:name="T690" style:family="text">
      <style:text-properties fo:language="en" fo:country="GB" fo:font-weight="normal" officeooo:rsid="05ce7dd3" style:font-weight-asian="normal" style:font-weight-complex="normal"/>
    </style:style>
    <style:style style:name="T691" style:family="text">
      <style:text-properties fo:language="en" fo:country="GB" fo:font-weight="normal" officeooo:rsid="05d52181" style:font-weight-asian="normal" style:font-weight-complex="normal"/>
    </style:style>
    <style:style style:name="T692" style:family="text">
      <style:text-properties fo:language="en" fo:country="GB" fo:font-weight="normal" officeooo:rsid="05d659d1" style:font-weight-asian="normal" style:font-weight-complex="normal"/>
    </style:style>
    <style:style style:name="T693" style:family="text">
      <style:text-properties fo:language="en" fo:country="GB" fo:font-weight="normal" officeooo:rsid="05d7fa54" style:font-weight-asian="normal" style:font-weight-complex="normal"/>
    </style:style>
    <style:style style:name="T694" style:family="text">
      <style:text-properties fo:language="en" fo:country="GB" fo:font-weight="normal" officeooo:rsid="05d93a35" style:font-weight-asian="normal" style:font-weight-complex="normal"/>
    </style:style>
    <style:style style:name="T695" style:family="text">
      <style:text-properties fo:language="en" fo:country="GB" fo:font-weight="normal" officeooo:rsid="05d9bbc6" style:font-weight-asian="normal" style:font-weight-complex="normal"/>
    </style:style>
    <style:style style:name="T696" style:family="text">
      <style:text-properties fo:language="en" fo:country="GB" fo:font-weight="normal" officeooo:rsid="05ddf904" style:font-weight-asian="normal" style:font-weight-complex="normal"/>
    </style:style>
    <style:style style:name="T697" style:family="text">
      <style:text-properties fo:language="en" fo:country="GB" fo:font-weight="normal" officeooo:rsid="05df6424" style:font-weight-asian="normal" style:font-weight-complex="normal"/>
    </style:style>
    <style:style style:name="T698" style:family="text">
      <style:text-properties fo:language="en" fo:country="GB" fo:font-weight="normal" officeooo:rsid="05e7ee78" style:font-weight-asian="normal" style:font-weight-complex="normal"/>
    </style:style>
    <style:style style:name="T699" style:family="text">
      <style:text-properties fo:language="en" fo:country="GB" fo:font-weight="normal" officeooo:rsid="05e8b318" style:font-weight-asian="normal" style:font-weight-complex="normal"/>
    </style:style>
    <style:style style:name="T700" style:family="text">
      <style:text-properties fo:language="en" fo:country="GB" fo:font-weight="normal" officeooo:rsid="05f04c87" style:font-weight-asian="normal" style:font-weight-complex="normal"/>
    </style:style>
    <style:style style:name="T701" style:family="text">
      <style:text-properties fo:language="en" fo:country="GB" fo:font-weight="normal" officeooo:rsid="05f1faa6" style:font-weight-asian="normal" style:font-weight-complex="normal"/>
    </style:style>
    <style:style style:name="T702" style:family="text">
      <style:text-properties fo:language="en" fo:country="GB" fo:font-weight="normal" officeooo:rsid="05f729e4" style:font-weight-asian="normal" style:font-weight-complex="normal"/>
    </style:style>
    <style:style style:name="T703" style:family="text">
      <style:text-properties fo:language="en" fo:country="GB" fo:font-weight="normal" officeooo:rsid="06056f98" style:font-weight-asian="normal" style:font-weight-complex="normal"/>
    </style:style>
    <style:style style:name="T704" style:family="text">
      <style:text-properties fo:language="en" fo:country="GB" fo:font-weight="normal" officeooo:rsid="060a1148" style:font-weight-asian="normal" style:font-weight-complex="normal"/>
    </style:style>
    <style:style style:name="T705" style:family="text">
      <style:text-properties fo:language="en" fo:country="GB" fo:font-weight="normal" officeooo:rsid="0611ceeb" style:font-weight-asian="normal" style:font-weight-complex="normal"/>
    </style:style>
    <style:style style:name="T706" style:family="text">
      <style:text-properties fo:language="en" fo:country="GB" fo:font-weight="normal" officeooo:rsid="06170271" style:font-weight-asian="normal" style:font-weight-complex="normal"/>
    </style:style>
    <style:style style:name="T707" style:family="text">
      <style:text-properties fo:language="en" fo:country="GB" fo:font-weight="normal" officeooo:rsid="0618bdb4" style:font-weight-asian="normal" style:font-weight-complex="normal"/>
    </style:style>
    <style:style style:name="T708" style:family="text">
      <style:text-properties fo:language="en" fo:country="GB" fo:font-weight="normal" officeooo:rsid="06199fb8" style:font-weight-asian="normal" style:font-weight-complex="normal"/>
    </style:style>
    <style:style style:name="T709" style:family="text">
      <style:text-properties fo:language="en" fo:country="GB" fo:font-weight="normal" officeooo:rsid="061fff80" style:font-weight-asian="normal" style:font-weight-complex="normal"/>
    </style:style>
    <style:style style:name="T710" style:family="text">
      <style:text-properties fo:language="en" fo:country="GB" fo:font-weight="normal" officeooo:rsid="0624a4d2" style:font-weight-asian="normal" style:font-weight-complex="normal"/>
    </style:style>
    <style:style style:name="T711" style:family="text">
      <style:text-properties fo:language="en" fo:country="GB" fo:font-weight="normal" officeooo:rsid="0635610e" style:font-weight-asian="normal" style:font-weight-complex="normal"/>
    </style:style>
    <style:style style:name="T712" style:family="text">
      <style:text-properties fo:language="en" fo:country="GB" fo:font-weight="normal" officeooo:rsid="064eaa1b" style:font-weight-asian="normal" style:font-weight-complex="normal"/>
    </style:style>
    <style:style style:name="T713" style:family="text">
      <style:text-properties fo:language="en" fo:country="GB" fo:font-weight="normal" officeooo:rsid="0655d385" style:font-weight-asian="normal" style:font-weight-complex="normal"/>
    </style:style>
    <style:style style:name="T714" style:family="text">
      <style:text-properties fo:language="en" fo:country="GB" fo:font-weight="normal" officeooo:rsid="06577d6a" style:font-weight-asian="normal" style:font-weight-complex="normal"/>
    </style:style>
    <style:style style:name="T715" style:family="text">
      <style:text-properties fo:language="en" fo:country="GB" fo:font-weight="normal" officeooo:rsid="0658ba0a" style:font-weight-asian="normal" style:font-weight-complex="normal"/>
    </style:style>
    <style:style style:name="T716" style:family="text">
      <style:text-properties fo:language="en" fo:country="GB" fo:font-weight="normal" officeooo:rsid="065eee92" style:font-weight-asian="normal" style:font-weight-complex="normal"/>
    </style:style>
    <style:style style:name="T717" style:family="text">
      <style:text-properties fo:language="en" fo:country="GB" fo:font-weight="normal" officeooo:rsid="065f5168" style:font-weight-asian="normal" style:font-weight-complex="normal"/>
    </style:style>
    <style:style style:name="T718" style:family="text">
      <style:text-properties fo:language="en" fo:country="GB" fo:font-weight="normal" officeooo:rsid="06785124" style:font-weight-asian="normal" style:font-weight-complex="normal"/>
    </style:style>
    <style:style style:name="T719" style:family="text">
      <style:text-properties fo:language="en" fo:country="GB" fo:font-weight="normal" officeooo:rsid="067b9399" style:font-weight-asian="normal" style:font-weight-complex="normal"/>
    </style:style>
    <style:style style:name="T720" style:family="text">
      <style:text-properties fo:language="en" fo:country="GB" fo:font-weight="normal" officeooo:rsid="067d3e9d" style:font-weight-asian="normal" style:font-weight-complex="normal"/>
    </style:style>
    <style:style style:name="T721" style:family="text">
      <style:text-properties fo:language="en" fo:country="GB" fo:font-weight="normal" officeooo:rsid="0681f146" style:font-weight-asian="normal" style:font-weight-complex="normal"/>
    </style:style>
    <style:style style:name="T722" style:family="text">
      <style:text-properties fo:language="en" fo:country="GB" fo:font-weight="normal" officeooo:rsid="0684aef8" style:font-weight-asian="normal" style:font-weight-complex="normal"/>
    </style:style>
    <style:style style:name="T723" style:family="text">
      <style:text-properties fo:language="en" fo:country="GB" fo:font-weight="normal" officeooo:rsid="069faa87" style:font-weight-asian="normal" style:font-weight-complex="normal"/>
    </style:style>
    <style:style style:name="T724" style:family="text">
      <style:text-properties fo:language="en" fo:country="GB" fo:font-weight="normal" officeooo:rsid="06b7822b" style:font-weight-asian="normal" style:font-weight-complex="normal"/>
    </style:style>
    <style:style style:name="T725" style:family="text">
      <style:text-properties fo:language="en" fo:country="GB" fo:font-weight="normal" officeooo:rsid="06b7eb1d" style:font-weight-asian="normal" style:font-weight-complex="normal"/>
    </style:style>
    <style:style style:name="T726" style:family="text">
      <style:text-properties fo:language="en" fo:country="GB" fo:font-weight="normal" officeooo:rsid="06b8d264" style:font-weight-asian="normal" style:font-weight-complex="normal"/>
    </style:style>
    <style:style style:name="T727" style:family="text">
      <style:text-properties fo:language="en" fo:country="GB" fo:font-weight="normal" officeooo:rsid="06bc3e17" style:font-weight-asian="normal" style:font-weight-complex="normal"/>
    </style:style>
    <style:style style:name="T728" style:family="text">
      <style:text-properties fo:language="en" fo:country="GB" fo:font-weight="normal" officeooo:rsid="06be6f83" style:font-weight-asian="normal" style:font-weight-complex="normal"/>
    </style:style>
    <style:style style:name="T729" style:family="text">
      <style:text-properties fo:language="en" fo:country="GB" fo:font-style="italic" fo:font-weight="normal" style:font-style-asian="italic" style:font-weight-asian="normal" style:font-style-complex="italic" style:font-weight-complex="normal"/>
    </style:style>
    <style:style style:name="T730" style:family="text">
      <style:text-properties fo:language="en" fo:country="GB" fo:font-style="italic" fo:font-weight="normal" officeooo:rsid="0025904e" style:font-style-asian="italic" style:font-weight-asian="normal" style:font-style-complex="italic" style:font-weight-complex="normal"/>
    </style:style>
    <style:style style:name="T731" style:family="text">
      <style:text-properties fo:language="en" fo:country="GB" fo:font-style="italic" fo:font-weight="normal" officeooo:rsid="00696cdd" style:font-style-asian="italic" style:font-weight-asian="normal" style:font-style-complex="italic" style:font-weight-complex="normal"/>
    </style:style>
    <style:style style:name="T732" style:family="text">
      <style:text-properties fo:language="en" fo:country="GB" fo:font-style="italic" fo:font-weight="normal" officeooo:rsid="00891979" style:font-style-asian="italic" style:font-weight-asian="normal" style:font-style-complex="italic" style:font-weight-complex="normal"/>
    </style:style>
    <style:style style:name="T733" style:family="text">
      <style:text-properties fo:language="en" fo:country="GB" fo:font-style="italic" fo:font-weight="normal" officeooo:rsid="00959fd1" style:font-style-asian="italic" style:font-weight-asian="normal" style:font-style-complex="italic" style:font-weight-complex="normal"/>
    </style:style>
    <style:style style:name="T734" style:family="text">
      <style:text-properties fo:language="en" fo:country="GB" fo:font-style="italic" fo:font-weight="normal" officeooo:rsid="00a0c0aa" style:font-style-asian="italic" style:font-weight-asian="normal" style:font-style-complex="italic" style:font-weight-complex="normal"/>
    </style:style>
    <style:style style:name="T735" style:family="text">
      <style:text-properties fo:language="en" fo:country="GB" fo:font-style="italic" fo:font-weight="normal" officeooo:rsid="00a987ab" style:font-style-asian="italic" style:font-weight-asian="normal" style:font-style-complex="italic" style:font-weight-complex="normal"/>
    </style:style>
    <style:style style:name="T736" style:family="text">
      <style:text-properties fo:language="en" fo:country="GB" fo:font-style="italic" fo:font-weight="normal" officeooo:rsid="00d4c9ec" style:font-style-asian="italic" style:font-weight-asian="normal" style:font-style-complex="italic" style:font-weight-complex="normal"/>
    </style:style>
    <style:style style:name="T737" style:family="text">
      <style:text-properties fo:language="en" fo:country="GB" fo:font-style="italic" fo:font-weight="normal" officeooo:rsid="017d9b28" style:font-style-asian="italic" style:font-weight-asian="normal" style:font-style-complex="italic" style:font-weight-complex="normal"/>
    </style:style>
    <style:style style:name="T738" style:family="text">
      <style:text-properties fo:language="en" fo:country="GB" fo:font-style="italic" fo:font-weight="normal" officeooo:rsid="01a75aad" style:font-style-asian="italic" style:font-weight-asian="normal" style:font-style-complex="italic" style:font-weight-complex="normal"/>
    </style:style>
    <style:style style:name="T739" style:family="text">
      <style:text-properties fo:language="en" fo:country="GB" fo:font-style="italic" fo:font-weight="normal" officeooo:rsid="01a9e1e5" style:font-style-asian="italic" style:font-weight-asian="normal" style:font-style-complex="italic" style:font-weight-complex="normal"/>
    </style:style>
    <style:style style:name="T740" style:family="text">
      <style:text-properties fo:language="en" fo:country="GB" fo:font-style="italic" fo:font-weight="normal" officeooo:rsid="01fdf334" style:font-style-asian="italic" style:font-weight-asian="normal" style:font-style-complex="italic" style:font-weight-complex="normal"/>
    </style:style>
    <style:style style:name="T741" style:family="text">
      <style:text-properties fo:language="en" fo:country="GB" fo:font-style="italic" fo:font-weight="normal" officeooo:rsid="02147bad" style:font-style-asian="italic" style:font-weight-asian="normal" style:font-style-complex="italic" style:font-weight-complex="normal"/>
    </style:style>
    <style:style style:name="T742" style:family="text">
      <style:text-properties fo:language="en" fo:country="GB" fo:font-style="italic" fo:font-weight="normal" officeooo:rsid="0221b8ef" style:font-style-asian="italic" style:font-weight-asian="normal" style:font-style-complex="italic" style:font-weight-complex="normal"/>
    </style:style>
    <style:style style:name="T743" style:family="text">
      <style:text-properties fo:language="en" fo:country="GB" fo:font-style="italic" fo:font-weight="normal" officeooo:rsid="0225a978" style:font-style-asian="italic" style:font-weight-asian="normal" style:font-style-complex="italic" style:font-weight-complex="normal"/>
    </style:style>
    <style:style style:name="T744" style:family="text">
      <style:text-properties fo:language="en" fo:country="GB" fo:font-style="italic" fo:font-weight="normal" officeooo:rsid="0253a8e6" style:font-style-asian="italic" style:font-weight-asian="normal" style:font-style-complex="italic" style:font-weight-complex="normal"/>
    </style:style>
    <style:style style:name="T745" style:family="text">
      <style:text-properties fo:language="en" fo:country="GB" fo:font-style="italic" fo:font-weight="normal" officeooo:rsid="02588a7c" style:font-style-asian="italic" style:font-weight-asian="normal" style:font-style-complex="italic" style:font-weight-complex="normal"/>
    </style:style>
    <style:style style:name="T746" style:family="text">
      <style:text-properties fo:language="en" fo:country="GB" fo:font-style="italic" fo:font-weight="normal" officeooo:rsid="030a56ac" style:font-style-asian="italic" style:font-weight-asian="normal" style:font-style-complex="italic" style:font-weight-complex="normal"/>
    </style:style>
    <style:style style:name="T747" style:family="text">
      <style:text-properties fo:language="en" fo:country="GB" fo:font-style="italic" fo:font-weight="normal" officeooo:rsid="0321368e" style:font-style-asian="italic" style:font-weight-asian="normal" style:font-style-complex="italic" style:font-weight-complex="normal"/>
    </style:style>
    <style:style style:name="T748" style:family="text">
      <style:text-properties fo:language="en" fo:country="GB" fo:font-style="italic" fo:font-weight="normal" officeooo:rsid="03236f30" style:font-style-asian="italic" style:font-weight-asian="normal" style:font-style-complex="italic" style:font-weight-complex="normal"/>
    </style:style>
    <style:style style:name="T749" style:family="text">
      <style:text-properties fo:language="en" fo:country="GB" fo:font-style="italic" fo:font-weight="normal" officeooo:rsid="033bb51d" style:font-style-asian="italic" style:font-weight-asian="normal" style:font-style-complex="italic" style:font-weight-complex="normal"/>
    </style:style>
    <style:style style:name="T750" style:family="text">
      <style:text-properties fo:language="en" fo:country="GB" fo:font-style="italic" fo:font-weight="normal" officeooo:rsid="034739a4" style:font-style-asian="italic" style:font-weight-asian="normal" style:font-style-complex="italic" style:font-weight-complex="normal"/>
    </style:style>
    <style:style style:name="T751" style:family="text">
      <style:text-properties fo:language="en" fo:country="GB" fo:font-style="italic" fo:font-weight="normal" officeooo:rsid="03697c3f" style:font-style-asian="italic" style:font-weight-asian="normal" style:font-style-complex="italic" style:font-weight-complex="normal"/>
    </style:style>
    <style:style style:name="T752" style:family="text">
      <style:text-properties fo:language="en" fo:country="GB" fo:font-style="italic" fo:font-weight="normal" officeooo:rsid="03127ea7" style:font-style-asian="italic" style:font-weight-asian="normal" style:font-style-complex="italic" style:font-weight-complex="normal"/>
    </style:style>
    <style:style style:name="T753" style:family="text">
      <style:text-properties fo:language="en" fo:country="GB" fo:font-style="italic" fo:font-weight="normal" officeooo:rsid="03c2f831" style:font-style-asian="italic" style:font-weight-asian="normal" style:font-style-complex="italic" style:font-weight-complex="normal"/>
    </style:style>
    <style:style style:name="T754" style:family="text">
      <style:text-properties fo:language="en" fo:country="GB" fo:font-style="italic" fo:font-weight="normal" officeooo:rsid="03de92eb" style:font-style-asian="italic" style:font-weight-asian="normal" style:font-style-complex="italic" style:font-weight-complex="normal"/>
    </style:style>
    <style:style style:name="T755" style:family="text">
      <style:text-properties fo:language="en" fo:country="GB" fo:font-style="italic" fo:font-weight="normal" officeooo:rsid="03ec0eb1" style:font-style-asian="italic" style:font-weight-asian="normal" style:font-style-complex="italic" style:font-weight-complex="normal"/>
    </style:style>
    <style:style style:name="T756" style:family="text">
      <style:text-properties fo:language="en" fo:country="GB" fo:font-style="italic" fo:font-weight="normal" officeooo:rsid="0406e207" style:font-style-asian="italic" style:font-weight-asian="normal" style:font-style-complex="italic" style:font-weight-complex="normal"/>
    </style:style>
    <style:style style:name="T757" style:family="text">
      <style:text-properties fo:language="en" fo:country="GB" fo:font-style="italic" fo:font-weight="normal" officeooo:rsid="0411307c" style:font-style-asian="italic" style:font-weight-asian="normal" style:font-style-complex="italic" style:font-weight-complex="normal"/>
    </style:style>
    <style:style style:name="T758" style:family="text">
      <style:text-properties fo:language="en" fo:country="GB" fo:font-style="italic" fo:font-weight="normal" officeooo:rsid="045b982e" style:font-style-asian="italic" style:font-weight-asian="normal" style:font-style-complex="italic" style:font-weight-complex="normal"/>
    </style:style>
    <style:style style:name="T759" style:family="text">
      <style:text-properties fo:language="en" fo:country="GB" fo:font-style="italic" fo:font-weight="normal" officeooo:rsid="046bf777" style:font-style-asian="italic" style:font-weight-asian="normal" style:font-style-complex="italic" style:font-weight-complex="normal"/>
    </style:style>
    <style:style style:name="T760" style:family="text">
      <style:text-properties fo:language="en" fo:country="GB" fo:font-style="italic" fo:font-weight="normal" officeooo:rsid="0587e418" style:font-style-asian="italic" style:font-weight-asian="normal" style:font-style-complex="italic" style:font-weight-complex="normal"/>
    </style:style>
    <style:style style:name="T761" style:family="text">
      <style:text-properties fo:language="en" fo:country="GB" fo:font-style="italic" fo:font-weight="normal" officeooo:rsid="0474403e" style:font-style-asian="italic" style:font-weight-asian="normal" style:font-style-complex="italic" style:font-weight-complex="normal"/>
    </style:style>
    <style:style style:name="T762" style:family="text">
      <style:text-properties fo:language="en" fo:country="GB" fo:font-style="italic" fo:font-weight="normal" officeooo:rsid="0665e0ef" style:font-style-asian="italic" style:font-weight-asian="normal" style:font-style-complex="italic" style:font-weight-complex="normal"/>
    </style:style>
    <style:style style:name="T763" style:family="text">
      <style:text-properties fo:language="en" fo:country="GB" fo:font-style="italic" fo:font-weight="normal" officeooo:rsid="05fb5072" style:font-size-asian="11pt" style:font-style-asian="italic" style:font-weight-asian="normal" style:font-style-complex="italic" style:font-weight-complex="normal"/>
    </style:style>
    <style:style style:name="T764" style:family="text">
      <style:text-properties fo:language="en" fo:country="GB" fo:font-style="italic" style:font-style-asian="italic" style:font-style-complex="italic"/>
    </style:style>
    <style:style style:name="T765" style:family="text">
      <style:text-properties fo:language="en" fo:country="GB" fo:font-style="italic" style:text-underline-style="none" fo:font-weight="normal" style:font-style-asian="italic" style:font-weight-asian="normal" style:font-style-complex="italic" style:font-weight-complex="normal"/>
    </style:style>
    <style:style style:name="T766" style:family="text">
      <style:text-properties fo:language="en" fo:country="GB" fo:font-style="italic" fo:font-weight="bold" officeooo:rsid="0321368e" style:font-style-asian="italic" style:font-weight-asian="bold" style:font-style-complex="italic" style:font-weight-complex="bold"/>
    </style:style>
    <style:style style:name="T767" style:family="text">
      <style:text-properties fo:language="en" fo:country="GB" fo:font-weight="bold" style:font-weight-asian="bold" style:font-weight-complex="bold"/>
    </style:style>
    <style:style style:name="T768" style:family="text">
      <style:text-properties fo:language="en" fo:country="GB" fo:font-weight="bold" officeooo:rsid="00d8832b" style:font-weight-asian="bold" style:font-weight-complex="bold"/>
    </style:style>
    <style:style style:name="T769" style:family="text">
      <style:text-properties fo:language="en" fo:country="GB" fo:font-weight="bold" officeooo:rsid="01741f25" style:font-weight-asian="bold" style:font-weight-complex="bold"/>
    </style:style>
    <style:style style:name="T770" style:family="text">
      <style:text-properties fo:language="en" fo:country="GB" fo:font-weight="bold" officeooo:rsid="01ab77c1" style:font-weight-asian="bold" style:font-weight-complex="bold"/>
    </style:style>
    <style:style style:name="T771" style:family="text">
      <style:text-properties fo:language="en" fo:country="GB" fo:font-weight="bold" officeooo:rsid="01ad87ac" style:font-weight-asian="bold" style:font-weight-complex="bold"/>
    </style:style>
    <style:style style:name="T772" style:family="text">
      <style:text-properties fo:language="en" fo:country="GB" fo:font-weight="bold" officeooo:rsid="02397d92" style:font-weight-asian="bold" style:font-weight-complex="bold"/>
    </style:style>
    <style:style style:name="T773" style:family="text">
      <style:text-properties fo:language="en" fo:country="GB" fo:font-weight="bold" officeooo:rsid="023ae376" style:font-weight-asian="bold" style:font-weight-complex="bold"/>
    </style:style>
    <style:style style:name="T774" style:family="text">
      <style:text-properties fo:language="en" fo:country="GB" fo:font-weight="bold" officeooo:rsid="0291b1c4" style:font-weight-asian="bold" style:font-weight-complex="bold"/>
    </style:style>
    <style:style style:name="T775" style:family="text">
      <style:text-properties fo:language="en" fo:country="GB" fo:font-weight="bold" officeooo:rsid="0321368e" style:font-weight-asian="bold" style:font-weight-complex="bold"/>
    </style:style>
    <style:style style:name="T776" style:family="text">
      <style:text-properties fo:language="en" fo:country="GB" fo:font-weight="bold" officeooo:rsid="034739a4" style:font-weight-asian="bold" style:font-weight-complex="bold"/>
    </style:style>
    <style:style style:name="T777" style:family="text">
      <style:text-properties fo:language="en" fo:country="GB" fo:font-weight="bold" officeooo:rsid="039df878" style:font-weight-asian="bold" style:font-weight-complex="bold"/>
    </style:style>
    <style:style style:name="T778" style:family="text">
      <style:text-properties fo:language="en" fo:country="GB" fo:font-weight="bold" officeooo:rsid="044bde53" style:font-weight-asian="bold" style:font-weight-complex="bold"/>
    </style:style>
    <style:style style:name="T779" style:family="text">
      <style:text-properties fo:language="en" fo:country="GB" fo:font-weight="bold" officeooo:rsid="049f7747" style:font-weight-asian="bold" style:font-weight-complex="bold"/>
    </style:style>
    <style:style style:name="T780" style:family="text">
      <style:text-properties fo:language="en" fo:country="GB" fo:font-weight="bold" officeooo:rsid="04a0844d" style:font-weight-asian="bold" style:font-weight-complex="bold"/>
    </style:style>
    <style:style style:name="T781" style:family="text">
      <style:text-properties fo:language="en" fo:country="GB" fo:font-weight="bold" officeooo:rsid="04a1f663" style:font-weight-asian="bold" style:font-weight-complex="bold"/>
    </style:style>
    <style:style style:name="T782" style:family="text">
      <style:text-properties fo:language="en" fo:country="GB" fo:font-weight="bold" officeooo:rsid="04f38522" style:font-weight-asian="bold" style:font-weight-complex="bold"/>
    </style:style>
    <style:style style:name="T783" style:family="text">
      <style:text-properties fo:language="en" fo:country="GB" fo:font-weight="bold" officeooo:rsid="0560160c" style:font-weight-asian="bold" style:font-weight-complex="bold"/>
    </style:style>
    <style:style style:name="T784" style:family="text">
      <style:text-properties fo:language="en" fo:country="GB" fo:font-weight="bold" officeooo:rsid="06ddd501" style:font-weight-asian="bold" style:font-weight-complex="bold"/>
    </style:style>
    <style:style style:name="T785" style:family="text">
      <style:text-properties fo:language="en" fo:country="GB" fo:font-style="normal" fo:font-weight="normal" style:font-style-asian="normal" style:font-weight-asian="normal" style:font-style-complex="normal" style:font-weight-complex="normal"/>
    </style:style>
    <style:style style:name="T786" style:family="text">
      <style:text-properties fo:language="en" fo:country="GB" fo:font-style="normal" fo:font-weight="normal" officeooo:rsid="004625d5" style:font-style-asian="normal" style:font-weight-asian="normal" style:font-style-complex="normal" style:font-weight-complex="normal"/>
    </style:style>
    <style:style style:name="T787" style:family="text">
      <style:text-properties fo:language="en" fo:country="GB" fo:font-style="normal" fo:font-weight="normal" officeooo:rsid="006fb23d" style:font-style-asian="normal" style:font-weight-asian="normal" style:font-style-complex="normal" style:font-weight-complex="normal"/>
    </style:style>
    <style:style style:name="T788" style:family="text">
      <style:text-properties fo:language="en" fo:country="GB" fo:font-style="normal" fo:font-weight="normal" officeooo:rsid="00696cdd" style:font-style-asian="normal" style:font-weight-asian="normal" style:font-style-complex="normal" style:font-weight-complex="normal"/>
    </style:style>
    <style:style style:name="T789" style:family="text">
      <style:text-properties fo:language="en" fo:country="GB" fo:font-style="normal" fo:font-weight="normal" officeooo:rsid="00750745" style:font-style-asian="normal" style:font-weight-asian="normal" style:font-style-complex="normal" style:font-weight-complex="normal"/>
    </style:style>
    <style:style style:name="T790" style:family="text">
      <style:text-properties fo:language="en" fo:country="GB" fo:font-style="normal" fo:font-weight="normal" officeooo:rsid="017ba9de" style:font-style-asian="normal" style:font-weight-asian="normal" style:font-style-complex="normal" style:font-weight-complex="normal"/>
    </style:style>
    <style:style style:name="T791" style:family="text">
      <style:text-properties fo:language="en" fo:country="GB" fo:font-style="normal" fo:font-weight="normal" officeooo:rsid="01a75aad" style:font-style-asian="normal" style:font-weight-asian="normal" style:font-style-complex="normal" style:font-weight-complex="normal"/>
    </style:style>
    <style:style style:name="T792" style:family="text">
      <style:text-properties fo:language="en" fo:country="GB" fo:font-style="normal" fo:font-weight="normal" officeooo:rsid="042e24c9" style:font-style-asian="normal" style:font-weight-asian="normal" style:font-style-complex="normal" style:font-weight-complex="normal"/>
    </style:style>
    <style:style style:name="T793" style:family="text">
      <style:text-properties fo:language="en" fo:country="GB" fo:font-style="normal" fo:font-weight="normal" officeooo:rsid="042e287b" style:font-style-asian="normal" style:font-weight-asian="normal" style:font-style-complex="normal" style:font-weight-complex="normal"/>
    </style:style>
    <style:style style:name="T794" style:family="text">
      <style:text-properties fo:language="en" fo:country="GB" fo:font-style="normal" fo:font-weight="normal" officeooo:rsid="05fb5072" style:font-size-asian="11pt" style:font-style-asian="normal" style:font-weight-asian="normal" style:font-style-complex="normal" style:font-weight-complex="normal"/>
    </style:style>
    <style:style style:name="T795" style:family="text">
      <style:text-properties fo:language="en" fo:country="GB" fo:font-style="normal" style:font-style-asian="normal" style:font-style-complex="normal"/>
    </style:style>
    <style:style style:name="T796" style:family="text">
      <style:text-properties fo:language="en" fo:country="GB" fo:font-style="normal" fo:font-weight="bold" officeooo:rsid="03697c3f" style:font-style-asian="normal" style:font-weight-asian="bold" style:font-style-complex="normal" style:font-weight-complex="bold"/>
    </style:style>
    <style:style style:name="T797" style:family="text">
      <style:text-properties fo:language="en" fo:country="GB" fo:font-style="normal" fo:font-weight="bold" officeooo:rsid="05fb5072" style:font-size-asian="11pt" style:font-style-asian="normal" style:font-weight-asian="bold" style:font-style-complex="normal" style:font-weight-complex="bold"/>
    </style:style>
    <style:style style:name="T798" style:family="text">
      <style:text-properties fo:language="en" fo:country="GB" style:text-underline-style="solid" style:text-underline-width="auto" style:text-underline-color="font-color" fo:font-weight="bold" style:font-weight-asian="bold" style:font-weight-complex="bold"/>
    </style:style>
    <style:style style:name="T799" style:family="text">
      <style:text-properties fo:language="en" fo:country="GB" style:text-underline-style="solid" style:text-underline-width="auto" style:text-underline-color="font-color" fo:font-weight="bold" officeooo:rsid="0433105f" style:font-weight-asian="bold" style:font-weight-complex="bold"/>
    </style:style>
    <style:style style:name="T800" style:family="text">
      <style:text-properties fo:language="en" fo:country="GB" style:text-underline-style="solid" style:text-underline-width="auto" style:text-underline-color="font-color" fo:font-weight="normal" style:font-weight-asian="normal" style:font-weight-complex="normal"/>
    </style:style>
    <style:style style:name="T801" style:family="text">
      <style:text-properties fo:language="en" fo:country="GB" style:text-underline-style="none" fo:font-weight="normal" style:font-weight-asian="normal" style:font-weight-complex="normal"/>
    </style:style>
    <style:style style:name="T802" style:family="text">
      <style:text-properties fo:language="en" fo:country="GB" style:text-underline-style="none" fo:font-weight="normal" officeooo:rsid="007ceb40" style:font-weight-asian="normal" style:font-weight-complex="normal"/>
    </style:style>
    <style:style style:name="T803" style:family="text">
      <style:text-properties fo:language="en" fo:country="GB" style:text-underline-style="none" fo:font-weight="normal" officeooo:rsid="00d8d8e1" style:font-weight-asian="normal" style:font-weight-complex="normal"/>
    </style:style>
    <style:style style:name="T804" style:family="text">
      <style:text-properties fo:language="en" fo:country="GB" style:text-underline-style="none" fo:font-weight="normal" officeooo:rsid="01fb1c61" style:font-weight-asian="normal" style:font-weight-complex="normal"/>
    </style:style>
    <style:style style:name="T805" style:family="text">
      <style:text-properties fo:language="en" fo:country="GB" style:text-underline-style="none" fo:font-weight="normal" officeooo:rsid="01fc3af7" style:font-weight-asian="normal" style:font-weight-complex="normal"/>
    </style:style>
    <style:style style:name="T806" style:family="text">
      <style:text-properties fo:language="en" fo:country="GB" style:text-underline-style="none" fo:font-weight="normal" officeooo:rsid="020e15b7" style:font-weight-asian="normal" style:font-weight-complex="normal"/>
    </style:style>
    <style:style style:name="T807" style:family="text">
      <style:text-properties fo:language="en" fo:country="GB" style:text-underline-style="none" fo:font-weight="normal" officeooo:rsid="021098fc" style:font-weight-asian="normal" style:font-weight-complex="normal"/>
    </style:style>
    <style:style style:name="T808" style:family="text">
      <style:text-properties fo:language="en" fo:country="GB" style:text-underline-style="none" fo:font-weight="normal" officeooo:rsid="04eb4a49" style:font-weight-asian="normal" style:font-weight-complex="normal"/>
    </style:style>
    <style:style style:name="T809" style:family="text">
      <style:text-properties fo:language="en" fo:country="GB" style:text-underline-style="none" fo:font-weight="normal" officeooo:rsid="04ec2a8a" style:font-weight-asian="normal" style:font-weight-complex="normal"/>
    </style:style>
    <style:style style:name="T810" style:family="text">
      <style:text-properties fo:language="en" fo:country="GB" officeooo:rsid="0087a447"/>
    </style:style>
    <style:style style:name="T811" style:family="text">
      <style:text-properties fo:language="en" fo:country="GB" officeooo:rsid="009f62d7"/>
    </style:style>
    <style:style style:name="T812" style:family="text">
      <style:text-properties fo:language="en" fo:country="GB" officeooo:rsid="00ee6372"/>
    </style:style>
    <style:style style:name="T813" style:family="text">
      <style:text-properties fo:language="en" fo:country="GB" officeooo:rsid="016f4822"/>
    </style:style>
    <style:style style:name="T814" style:family="text">
      <style:text-properties fo:language="en" fo:country="GB" officeooo:rsid="0170adcf"/>
    </style:style>
    <style:style style:name="T815" style:family="text">
      <style:text-properties fo:language="en" fo:country="GB" officeooo:rsid="01992cc7"/>
    </style:style>
    <style:style style:name="T816" style:family="text">
      <style:text-properties fo:language="en" fo:country="GB" officeooo:rsid="01d022fd"/>
    </style:style>
    <style:style style:name="T817" style:family="text">
      <style:text-properties fo:language="en" fo:country="GB" officeooo:rsid="021fe474"/>
    </style:style>
    <style:style style:name="T818" style:family="text">
      <style:text-properties fo:language="en" fo:country="GB" officeooo:rsid="023e829e"/>
    </style:style>
    <style:style style:name="T819" style:family="text">
      <style:text-properties fo:language="en" fo:country="GB" officeooo:rsid="023f4ab2"/>
    </style:style>
    <style:style style:name="T820" style:family="text">
      <style:text-properties fo:language="en" fo:country="GB" officeooo:rsid="02400cf7"/>
    </style:style>
    <style:style style:name="T821" style:family="text">
      <style:text-properties fo:language="en" fo:country="GB" officeooo:rsid="02ae440b"/>
    </style:style>
    <style:style style:name="T822" style:family="text">
      <style:text-properties fo:language="en" fo:country="GB" officeooo:rsid="02bb6239"/>
    </style:style>
    <style:style style:name="T823" style:family="text">
      <style:text-properties fo:language="en" fo:country="GB" officeooo:rsid="02d1c04d"/>
    </style:style>
    <style:style style:name="T824" style:family="text">
      <style:text-properties fo:language="en" fo:country="GB" officeooo:rsid="02ea9e95"/>
    </style:style>
    <style:style style:name="T825" style:family="text">
      <style:text-properties fo:language="en" fo:country="GB" officeooo:rsid="02eb593b"/>
    </style:style>
    <style:style style:name="T826" style:family="text">
      <style:text-properties fo:language="en" fo:country="GB" officeooo:rsid="03194710"/>
    </style:style>
    <style:style style:name="T827" style:family="text">
      <style:text-properties fo:language="en" fo:country="GB" officeooo:rsid="031a356c"/>
    </style:style>
    <style:style style:name="T828" style:family="text">
      <style:text-properties fo:language="en" fo:country="GB" officeooo:rsid="031c1b47"/>
    </style:style>
    <style:style style:name="T829" style:family="text">
      <style:text-properties fo:language="en" fo:country="GB" officeooo:rsid="031c4928"/>
    </style:style>
    <style:style style:name="T830" style:family="text">
      <style:text-properties fo:language="en" fo:country="GB" officeooo:rsid="031e3680"/>
    </style:style>
    <style:style style:name="T831" style:family="text">
      <style:text-properties fo:language="en" fo:country="GB" officeooo:rsid="031fab09"/>
    </style:style>
    <style:style style:name="T832" style:family="text">
      <style:text-properties fo:language="en" fo:country="GB" officeooo:rsid="0321f4f7"/>
    </style:style>
    <style:style style:name="T833" style:family="text">
      <style:text-properties fo:language="en" fo:country="GB" officeooo:rsid="0324fc89"/>
    </style:style>
    <style:style style:name="T834" style:family="text">
      <style:text-properties fo:language="en" fo:country="GB" officeooo:rsid="0371638d"/>
    </style:style>
    <style:style style:name="T835" style:family="text">
      <style:text-properties fo:language="en" fo:country="GB" officeooo:rsid="03746032"/>
    </style:style>
    <style:style style:name="T836" style:family="text">
      <style:text-properties fo:language="en" fo:country="GB" officeooo:rsid="041af89e"/>
    </style:style>
    <style:style style:name="T837" style:family="text">
      <style:text-properties fo:language="en" fo:country="GB" officeooo:rsid="003f86e4"/>
    </style:style>
    <style:style style:name="T838" style:family="text">
      <style:text-properties fo:language="en" fo:country="GB" officeooo:rsid="05442190"/>
    </style:style>
    <style:style style:name="T839" style:family="text">
      <style:text-properties fo:language="en" fo:country="GB" officeooo:rsid="0581d308"/>
    </style:style>
    <style:style style:name="T840" style:family="text">
      <style:text-properties fo:language="en" fo:country="GB" officeooo:rsid="05af6289"/>
    </style:style>
    <style:style style:name="T841" style:family="text">
      <style:text-properties fo:language="en" fo:country="GB" officeooo:rsid="05b11a75"/>
    </style:style>
    <style:style style:name="T842" style:family="text">
      <style:text-properties fo:language="en" fo:country="GB" officeooo:rsid="031252d6"/>
    </style:style>
    <style:style style:name="T843" style:family="text">
      <style:text-properties style:font-name="Liberation Serif"/>
    </style:style>
    <style:style style:name="T844" style:family="text">
      <style:text-properties style:font-name="Liberation Serif" style:font-name-complex="Liberation Serif"/>
    </style:style>
    <style:style style:name="T845" style:family="text">
      <style:text-properties style:font-name="Liberation Serif" officeooo:rsid="00f372b2" style:font-name-complex="Liberation Serif"/>
    </style:style>
    <style:style style:name="T846" style:family="text">
      <style:text-properties style:font-name="Liberation Serif" officeooo:rsid="00f53357" style:font-name-complex="Liberation Serif"/>
    </style:style>
    <style:style style:name="T847" style:family="text">
      <style:text-properties style:font-name="Liberation Serif" officeooo:rsid="00f5c5b5" style:font-name-complex="Liberation Serif"/>
    </style:style>
    <style:style style:name="T848" style:family="text">
      <style:text-properties style:font-name="Liberation Serif" officeooo:rsid="00f710e2" style:font-name-complex="Liberation Serif"/>
    </style:style>
    <style:style style:name="T849" style:family="text">
      <style:text-properties style:font-name="Liberation Serif" officeooo:rsid="00f915f0" style:font-name-complex="Liberation Serif"/>
    </style:style>
    <style:style style:name="T850" style:family="text">
      <style:text-properties style:font-name="Liberation Serif" officeooo:rsid="00f9fa81" style:font-name-complex="Liberation Serif"/>
    </style:style>
    <style:style style:name="T851" style:family="text">
      <style:text-properties style:font-name="Liberation Serif" officeooo:rsid="00fc2bf2" style:font-name-complex="Liberation Serif"/>
    </style:style>
    <style:style style:name="T852" style:family="text">
      <style:text-properties style:font-name="Liberation Serif" officeooo:rsid="012c7fc9" style:font-name-complex="Liberation Serif"/>
    </style:style>
    <style:style style:name="T853" style:family="text">
      <style:text-properties style:font-name="Liberation Serif" officeooo:rsid="012d259f" style:font-name-complex="Liberation Serif"/>
    </style:style>
    <style:style style:name="T854" style:family="text">
      <style:text-properties style:font-name="Liberation Serif" officeooo:rsid="0298cf2e" style:font-name-complex="Liberation Serif"/>
    </style:style>
    <style:style style:name="T855" style:family="text">
      <style:text-properties style:font-name="Liberation Serif" officeooo:rsid="045dc766" style:font-name-complex="Liberation Serif"/>
    </style:style>
    <style:style style:name="T856" style:family="text">
      <style:text-properties style:font-name="Liberation Serif" officeooo:rsid="05e41763" style:font-name-complex="Liberation Serif"/>
    </style:style>
    <style:style style:name="T857" style:family="text">
      <style:text-properties style:font-name="Liberation Serif" fo:font-style="italic" style:font-style-asian="italic" style:font-name-complex="Liberation Serif" style:font-style-complex="italic"/>
    </style:style>
    <style:style style:name="T858" style:family="text">
      <style:text-properties style:font-name="Liberation Serif" fo:font-style="italic" officeooo:rsid="00f372b2" style:font-style-asian="italic" style:font-name-complex="Liberation Serif" style:font-style-complex="italic"/>
    </style:style>
    <style:style style:name="T859" style:family="text">
      <style:text-properties style:font-name="Liberation Serif" fo:font-style="italic" officeooo:rsid="00f53357" style:font-style-asian="italic" style:font-name-complex="Liberation Serif" style:font-style-complex="italic"/>
    </style:style>
    <style:style style:name="T860" style:family="text">
      <style:text-properties style:font-name="Liberation Serif" fo:font-style="italic" officeooo:rsid="00f5c5b5" style:font-style-asian="italic" style:font-name-complex="Liberation Serif" style:font-style-complex="italic"/>
    </style:style>
    <style:style style:name="T861" style:family="text">
      <style:text-properties style:font-name="Liberation Serif" fo:font-style="italic" fo:font-weight="normal" style:font-style-asian="italic" style:font-weight-asian="normal" style:font-style-complex="italic" style:font-weight-complex="normal"/>
    </style:style>
    <style:style style:name="T862" style:family="text">
      <style:text-properties style:font-name="Liberation Serif" fo:font-style="italic" fo:font-weight="normal" officeooo:rsid="00791f3d" style:font-style-asian="italic" style:font-weight-asian="normal" style:font-style-complex="italic" style:font-weight-complex="normal"/>
    </style:style>
    <style:style style:name="T863" style:family="text">
      <style:text-properties style:font-name="Liberation Serif" fo:font-style="italic" fo:font-weight="normal" officeooo:rsid="0252317c" style:font-style-asian="italic" style:font-weight-asian="normal" style:font-style-complex="italic" style:font-weight-complex="normal"/>
    </style:style>
    <style:style style:name="T864" style:family="text">
      <style:text-properties style:font-name="Liberation Serif" fo:font-style="italic" fo:font-weight="normal" officeooo:rsid="036b5f1f" style:font-style-asian="italic" style:font-weight-asian="normal" style:font-style-complex="italic" style:font-weight-complex="normal"/>
    </style:style>
    <style:style style:name="T865" style:family="text">
      <style:text-properties style:font-name="Liberation Serif" fo:font-style="normal" style:font-style-asian="normal" style:font-name-complex="Liberation Serif" style:font-style-complex="normal"/>
    </style:style>
    <style:style style:name="T866" style:family="text">
      <style:text-properties style:font-name="Liberation Serif" fo:font-style="normal" officeooo:rsid="00f372b2" style:font-style-asian="normal" style:font-name-complex="Liberation Serif" style:font-style-complex="normal"/>
    </style:style>
    <style:style style:name="T867" style:family="text">
      <style:text-properties style:font-name="Liberation Serif" fo:font-style="normal" officeooo:rsid="00f53357" style:font-style-asian="normal" style:font-name-complex="Liberation Serif" style:font-style-complex="normal"/>
    </style:style>
    <style:style style:name="T868" style:family="text">
      <style:text-properties style:font-name="Liberation Serif" fo:font-style="normal" fo:font-weight="normal" style:font-style-asian="normal" style:font-weight-asian="normal" style:font-style-complex="normal" style:font-weight-complex="normal"/>
    </style:style>
    <style:style style:name="T869" style:family="text">
      <style:text-properties style:font-name="Liberation Serif" fo:font-style="normal" fo:font-weight="normal" officeooo:rsid="00c3b0aa" style:font-style-asian="normal" style:font-weight-asian="normal" style:font-style-complex="normal" style:font-weight-complex="normal"/>
    </style:style>
    <style:style style:name="T870" style:family="text">
      <style:text-properties style:font-name="Liberation Serif" fo:font-style="normal" fo:font-weight="normal" officeooo:rsid="01de50dd" style:font-style-asian="normal" style:font-weight-asian="normal" style:font-style-complex="normal" style:font-weight-complex="normal"/>
    </style:style>
    <style:style style:name="T871" style:family="text">
      <style:text-properties style:font-name="Liberation Serif" fo:font-style="normal" fo:font-weight="normal" officeooo:rsid="021333b2" style:font-style-asian="normal" style:font-weight-asian="normal" style:font-style-complex="normal" style:font-weight-complex="normal"/>
    </style:style>
    <style:style style:name="T872" style:family="text">
      <style:text-properties style:font-name="Liberation Serif" fo:font-style="normal" fo:font-weight="normal" officeooo:rsid="023713ce" style:font-style-asian="normal" style:font-weight-asian="normal" style:font-style-complex="normal" style:font-weight-complex="normal"/>
    </style:style>
    <style:style style:name="T873" style:family="text">
      <style:text-properties style:font-name="Liberation Serif" fo:font-style="normal" fo:font-weight="normal" officeooo:rsid="023799fb" style:font-style-asian="normal" style:font-weight-asian="normal" style:font-style-complex="normal" style:font-weight-complex="normal"/>
    </style:style>
    <style:style style:name="T874" style:family="text">
      <style:text-properties style:font-name="Liberation Serif" fo:font-style="normal" fo:font-weight="bold" officeooo:rsid="036b5f1f" style:font-style-asian="normal" style:font-weight-asian="bold" style:font-style-complex="normal" style:font-weight-complex="bold"/>
    </style:style>
    <style:style style:name="T875" style:family="text">
      <style:text-properties style:font-name="Liberation Serif" fo:language="en" fo:country="GB"/>
    </style:style>
    <style:style style:name="T876" style:family="text">
      <style:text-properties style:font-name="Liberation Serif" fo:language="en" fo:country="GB" fo:font-weight="normal" style:font-weight-asian="normal" style:font-weight-complex="normal"/>
    </style:style>
    <style:style style:name="T877" style:family="text">
      <style:text-properties style:font-name="Liberation Serif" fo:language="en" fo:country="GB" fo:font-weight="normal" officeooo:rsid="0056ab1f" style:font-weight-asian="normal" style:font-weight-complex="normal"/>
    </style:style>
    <style:style style:name="T878" style:family="text">
      <style:text-properties style:font-name="Liberation Serif" fo:language="en" fo:country="GB" fo:font-weight="normal" officeooo:rsid="0087a447" style:font-weight-asian="normal" style:font-weight-complex="normal"/>
    </style:style>
    <style:style style:name="T879" style:family="text">
      <style:text-properties style:font-name="Liberation Serif" fo:language="en" fo:country="GB" fo:font-weight="normal" officeooo:rsid="00c7e526" style:font-weight-asian="normal" style:font-weight-complex="normal"/>
    </style:style>
    <style:style style:name="T880" style:family="text">
      <style:text-properties style:font-name="Liberation Serif" fo:language="en" fo:country="GB" fo:font-weight="normal" officeooo:rsid="030737a8" style:font-weight-asian="normal" style:font-weight-complex="normal"/>
    </style:style>
    <style:style style:name="T881" style:family="text">
      <style:text-properties style:font-name="Liberation Serif" fo:language="en" fo:country="GB" fo:font-weight="normal" officeooo:rsid="0326086c" style:font-weight-asian="normal" style:font-weight-complex="normal"/>
    </style:style>
    <style:style style:name="T882" style:family="text">
      <style:text-properties style:font-name="Liberation Serif" fo:language="en" fo:country="GB" fo:font-weight="normal" officeooo:rsid="03373d6f" style:font-weight-asian="normal" style:font-weight-complex="normal"/>
    </style:style>
    <style:style style:name="T883" style:family="text">
      <style:text-properties style:font-name="Liberation Serif" fo:language="en" fo:country="GB" fo:font-weight="normal" officeooo:rsid="03381a62" style:font-weight-asian="normal" style:font-weight-complex="normal"/>
    </style:style>
    <style:style style:name="T884" style:family="text">
      <style:text-properties style:font-name="Liberation Serif" fo:language="en" fo:country="GB" fo:font-weight="normal" officeooo:rsid="03396638" style:font-weight-asian="normal" style:font-weight-complex="normal"/>
    </style:style>
    <style:style style:name="T885" style:family="text">
      <style:text-properties style:font-name="Liberation Serif" fo:language="en" fo:country="GB" fo:font-weight="normal" officeooo:rsid="033a79fa" style:font-weight-asian="normal" style:font-weight-complex="normal"/>
    </style:style>
    <style:style style:name="T886" style:family="text">
      <style:text-properties style:font-name="Liberation Serif" fo:language="en" fo:country="GB" fo:font-weight="normal" officeooo:rsid="033b47b9" style:font-weight-asian="normal" style:font-weight-complex="normal"/>
    </style:style>
    <style:style style:name="T887" style:family="text">
      <style:text-properties style:font-name="Liberation Serif" fo:language="en" fo:country="GB" fo:font-weight="normal" officeooo:rsid="033d7062" style:font-weight-asian="normal" style:font-weight-complex="normal"/>
    </style:style>
    <style:style style:name="T888" style:family="text">
      <style:text-properties style:font-name="Liberation Serif" fo:language="en" fo:country="GB" fo:font-weight="normal" officeooo:rsid="054a801f" style:font-weight-asian="normal" style:font-weight-complex="normal"/>
    </style:style>
    <style:style style:name="T889" style:family="text">
      <style:text-properties style:font-name="Liberation Serif" fo:language="en" fo:country="GB" fo:font-weight="normal" officeooo:rsid="06199fb8" style:font-weight-asian="normal" style:font-weight-complex="normal"/>
    </style:style>
    <style:style style:name="T890" style:family="text">
      <style:text-properties style:font-name="Liberation Serif" fo:language="en" fo:country="GB" fo:font-style="italic" fo:font-weight="normal" style:font-style-asian="italic" style:font-weight-asian="normal" style:font-style-complex="italic" style:font-weight-complex="normal"/>
    </style:style>
    <style:style style:name="T891" style:family="text">
      <style:text-properties style:font-name="Liberation Serif" fo:language="en" fo:country="GB" fo:font-style="italic" fo:font-weight="normal" officeooo:rsid="0056ab1f" style:font-style-asian="italic" style:font-weight-asian="normal" style:font-style-complex="italic" style:font-weight-complex="normal"/>
    </style:style>
    <style:style style:name="T892" style:family="text">
      <style:text-properties style:font-name="Liberation Serif" fo:font-size="12pt" fo:language="en" fo:country="GB" style:font-size-asian="12pt"/>
    </style:style>
    <style:style style:name="T893" style:family="text">
      <style:text-properties style:font-name="Liberation Serif" fo:font-size="12pt" fo:language="en" fo:country="GB" officeooo:rsid="03059e2f" style:font-size-asian="12pt"/>
    </style:style>
    <style:style style:name="T894" style:family="text">
      <style:text-properties style:font-name="Liberation Serif" fo:font-size="12pt" fo:language="en" fo:country="GB" fo:font-style="italic" style:font-size-asian="12pt" style:font-style-asian="italic" style:font-style-complex="italic"/>
    </style:style>
    <style:style style:name="T895" style:family="text">
      <style:text-properties style:font-name="Liberation Serif" fo:font-size="12pt" fo:language="en" fo:country="GB" fo:font-style="italic" fo:font-weight="normal" style:font-size-asian="12pt" style:font-style-asian="italic" style:font-weight-asian="normal" style:font-style-complex="italic" style:font-weight-complex="normal"/>
    </style:style>
    <style:style style:name="T896" style:family="text">
      <style:text-properties style:font-name="Liberation Serif" fo:font-size="12pt" fo:language="en" fo:country="GB" fo:font-style="italic" fo:font-weight="normal" officeooo:rsid="03396638" style:font-size-asian="12pt" style:font-style-asian="italic" style:font-weight-asian="normal" style:font-style-complex="italic" style:font-weight-complex="normal"/>
    </style:style>
    <style:style style:name="T897" style:family="text">
      <style:text-properties style:font-name="Liberation Serif" fo:font-size="12pt" fo:language="en" fo:country="GB" fo:font-style="italic" fo:font-weight="bold" style:font-size-asian="12pt" style:font-style-asian="italic" style:font-weight-asian="bold" style:font-style-complex="italic" style:font-weight-complex="bold"/>
    </style:style>
    <style:style style:name="T898" style:family="text">
      <style:text-properties style:font-name="Liberation Serif" fo:font-size="12pt" fo:language="en" fo:country="GB" fo:font-weight="normal" style:font-size-asian="12pt" style:font-weight-asian="normal" style:font-weight-complex="normal"/>
    </style:style>
    <style:style style:name="T899" style:family="text">
      <style:text-properties style:font-name="Liberation Serif" fo:font-size="12pt" fo:language="en" fo:country="GB" fo:font-weight="normal" officeooo:rsid="00c7e526" style:font-size-asian="12pt" style:font-weight-asian="normal" style:font-weight-complex="normal"/>
    </style:style>
    <style:style style:name="T900" style:family="text">
      <style:text-properties style:font-name="Liberation Serif" fo:font-size="12pt" fo:language="en" fo:country="GB" fo:font-weight="normal" officeooo:rsid="00d072b9" style:font-size-asian="12pt" style:font-weight-asian="normal" style:font-weight-complex="normal"/>
    </style:style>
    <style:style style:name="T901" style:family="text">
      <style:text-properties style:font-name="Liberation Serif" fo:font-size="12pt" fo:language="en" fo:country="GB" fo:font-weight="normal" officeooo:rsid="02fd29f7" style:font-size-asian="12pt" style:font-weight-asian="normal" style:font-weight-complex="normal"/>
    </style:style>
    <style:style style:name="T902" style:family="text">
      <style:text-properties style:font-name="Liberation Serif" fo:font-size="12pt" fo:language="en" fo:country="GB" fo:font-weight="normal" officeooo:rsid="02feff19" style:font-size-asian="12pt" style:font-weight-asian="normal" style:font-weight-complex="normal"/>
    </style:style>
    <style:style style:name="T903" style:family="text">
      <style:text-properties style:font-name="Liberation Serif" fo:font-size="12pt" fo:language="en" fo:country="GB" fo:font-weight="normal" officeooo:rsid="03005669" style:font-size-asian="12pt" style:font-weight-asian="normal" style:font-weight-complex="normal"/>
    </style:style>
    <style:style style:name="T904" style:family="text">
      <style:text-properties style:font-name="Liberation Serif" fo:font-size="12pt" fo:language="en" fo:country="GB" fo:font-weight="normal" officeooo:rsid="031252d6" style:font-size-asian="12pt" style:font-weight-asian="normal" style:font-weight-complex="normal"/>
    </style:style>
    <style:style style:name="T905" style:family="text">
      <style:text-properties style:font-name="Liberation Serif" fo:font-size="12pt" fo:language="en" fo:country="GB" fo:font-weight="normal" officeooo:rsid="03127ea7" style:font-size-asian="12pt" style:font-weight-asian="normal" style:font-weight-complex="normal"/>
    </style:style>
    <style:style style:name="T906" style:family="text">
      <style:text-properties style:font-name="Liberation Serif" fo:font-size="12pt" fo:language="en" fo:country="GB" fo:font-weight="normal" officeooo:rsid="031fc120" style:font-size-asian="12pt" style:font-weight-asian="normal" style:font-weight-complex="normal"/>
    </style:style>
    <style:style style:name="T907" style:family="text">
      <style:text-properties style:font-name="Liberation Serif" fo:font-size="12pt" fo:language="en" fo:country="GB" fo:font-weight="normal" officeooo:rsid="03373d6f" style:font-size-asian="12pt" style:font-weight-asian="normal" style:font-weight-complex="normal"/>
    </style:style>
    <style:style style:name="T908" style:family="text">
      <style:text-properties style:font-name="Liberation Serif" fo:font-size="12pt" fo:language="en" fo:country="GB" fo:font-weight="normal" officeooo:rsid="03396638" style:font-size-asian="12pt" style:font-weight-asian="normal" style:font-weight-complex="normal"/>
    </style:style>
    <style:style style:name="T909" style:family="text">
      <style:text-properties style:font-name="Liberation Serif" fo:font-size="12pt" fo:language="en" fo:country="GB" fo:font-weight="normal" officeooo:rsid="03a1586d" style:font-size-asian="12pt" style:font-weight-asian="normal" style:font-weight-complex="normal"/>
    </style:style>
    <style:style style:name="T910" style:family="text">
      <style:text-properties style:font-name="Liberation Serif" fo:font-size="12pt" fo:language="en" fo:country="GB" fo:font-weight="normal" officeooo:rsid="03a9aa1c" style:font-size-asian="12pt" style:font-weight-asian="normal" style:font-weight-complex="normal"/>
    </style:style>
    <style:style style:name="T911" style:family="text">
      <style:text-properties style:font-name="Liberation Serif" fo:font-size="12pt" fo:language="en" fo:country="GB" fo:font-weight="normal" officeooo:rsid="03ab145f" style:font-size-asian="12pt" style:font-weight-asian="normal" style:font-weight-complex="normal"/>
    </style:style>
    <style:style style:name="T912" style:family="text">
      <style:text-properties style:font-name="Liberation Serif" fo:font-size="12pt" fo:language="en" fo:country="GB" fo:font-weight="normal" officeooo:rsid="03acefeb" style:font-size-asian="12pt" style:font-weight-asian="normal" style:font-weight-complex="normal"/>
    </style:style>
    <style:style style:name="T913" style:family="text">
      <style:text-properties style:font-name="Liberation Serif" fo:font-size="12pt" fo:language="en" fo:country="GB" fo:font-weight="normal" officeooo:rsid="040a2200" style:font-size-asian="12pt" style:font-weight-asian="normal" style:font-weight-complex="normal"/>
    </style:style>
    <style:style style:name="T914" style:family="text">
      <style:text-properties style:font-name="Liberation Serif" fo:font-size="12pt" fo:language="en" fo:country="GB" fo:font-weight="normal" officeooo:rsid="054a801f" style:font-size-asian="12pt" style:font-weight-asian="normal" style:font-weight-complex="normal"/>
    </style:style>
    <style:style style:name="T915" style:family="text">
      <style:text-properties style:font-name="Liberation Serif" fo:font-size="12pt" fo:language="en" fo:country="GB" fo:font-weight="normal" officeooo:rsid="065f5168" style:font-size-asian="12pt" style:font-weight-asian="normal" style:font-weight-complex="normal"/>
    </style:style>
    <style:style style:name="T916" style:family="text">
      <style:text-properties style:font-name="Liberation Serif" fo:font-size="12pt" fo:language="en" fo:country="GB" fo:font-weight="normal" style:font-size-asian="12pt" style:font-weight-asian="normal" style:font-size-complex="12pt" style:font-weight-complex="normal"/>
    </style:style>
    <style:style style:name="T917" style:family="text">
      <style:text-properties style:font-name="Liberation Serif" fo:font-size="12pt" fo:language="en" fo:country="GB" fo:font-weight="normal" officeooo:rsid="030737a8" style:font-size-asian="12pt" style:font-weight-asian="normal" style:font-size-complex="12pt" style:font-weight-complex="normal"/>
    </style:style>
    <style:style style:name="T918" style:family="text">
      <style:text-properties style:font-name="Liberation Serif" fo:font-size="12pt" fo:language="en" fo:country="GB" fo:font-weight="normal" officeooo:rsid="030f08d2" style:font-size-asian="12pt" style:font-weight-asian="normal" style:font-size-complex="12pt" style:font-weight-complex="normal"/>
    </style:style>
    <style:style style:name="T919" style:family="text">
      <style:text-properties style:font-name="Liberation Serif" fo:font-size="12pt" fo:language="en" fo:country="GB" fo:font-weight="normal" officeooo:rsid="0310d4ce" style:font-size-asian="12pt" style:font-weight-asian="normal" style:font-size-complex="12pt" style:font-weight-complex="normal"/>
    </style:style>
    <style:style style:name="T920" style:family="text">
      <style:text-properties style:font-name="Liberation Serif" fo:font-size="12pt" fo:language="en" fo:country="GB" fo:font-weight="normal" officeooo:rsid="03373d6f" style:font-size-asian="12pt" style:font-weight-asian="normal" style:font-size-complex="12pt" style:font-weight-complex="normal"/>
    </style:style>
    <style:style style:name="T921" style:family="text">
      <style:text-properties style:font-name="Liberation Serif" fo:font-size="12pt" style:font-size-asian="12pt"/>
    </style:style>
    <style:style style:name="T922" style:family="text">
      <style:text-properties style:font-name="Liberation Serif" fo:font-size="12pt" officeooo:rsid="00902395" style:font-size-asian="12pt"/>
    </style:style>
    <style:style style:name="T923" style:family="text">
      <style:text-properties style:font-name="Liberation Serif" fo:font-size="12pt" officeooo:rsid="032a0d9d" style:font-size-asian="12pt"/>
    </style:style>
    <style:style style:name="T924" style:family="text">
      <style:text-properties style:font-name="Liberation Serif" fo:font-size="12pt" officeooo:rsid="006fb23d" style:font-size-asian="12pt"/>
    </style:style>
    <style:style style:name="T925" style:family="text">
      <style:text-properties style:font-name="Liberation Serif" fo:font-size="12pt" officeooo:rsid="019c6306" style:font-size-asian="12pt"/>
    </style:style>
    <style:style style:name="T926" style:family="text">
      <style:text-properties style:font-name="Liberation Serif" fo:font-size="12pt" officeooo:rsid="03b95909" style:font-size-asian="12pt"/>
    </style:style>
    <style:style style:name="T927" style:family="text">
      <style:text-properties style:font-name="Liberation Serif" fo:font-size="12pt" officeooo:rsid="05461f80" style:font-size-asian="12pt"/>
    </style:style>
    <style:style style:name="T928" style:family="text">
      <style:text-properties style:font-name="Liberation Serif" fo:font-size="12pt" fo:font-weight="normal" style:font-size-asian="12pt" style:font-weight-asian="normal" style:font-weight-complex="normal"/>
    </style:style>
    <style:style style:name="T929" style:family="text">
      <style:text-properties style:font-name="Liberation Serif" fo:font-size="12pt" fo:font-weight="normal" officeooo:rsid="025bcfbc" style:font-size-asian="12pt" style:font-weight-asian="normal" style:font-weight-complex="normal"/>
    </style:style>
    <style:style style:name="T930" style:family="text">
      <style:text-properties style:font-name="Liberation Serif" fo:font-size="12pt" fo:font-weight="normal" officeooo:rsid="025d106b" style:font-size-asian="12pt" style:font-weight-asian="normal" style:font-weight-complex="normal"/>
    </style:style>
    <style:style style:name="T931" style:family="text">
      <style:text-properties style:font-name="Liberation Serif" fo:font-size="12pt" fo:font-weight="normal" officeooo:rsid="025efa8e" style:font-size-asian="12pt" style:font-weight-asian="normal" style:font-weight-complex="normal"/>
    </style:style>
    <style:style style:name="T932" style:family="text">
      <style:text-properties style:font-name="Liberation Serif" fo:font-size="12pt" fo:font-weight="normal" officeooo:rsid="025f0e5d" style:font-size-asian="12pt" style:font-weight-asian="normal" style:font-weight-complex="normal"/>
    </style:style>
    <style:style style:name="T933" style:family="text">
      <style:text-properties style:font-name="Liberation Serif" fo:font-size="12pt" fo:font-weight="normal" officeooo:rsid="02608451" style:font-size-asian="12pt" style:font-weight-asian="normal" style:font-weight-complex="normal"/>
    </style:style>
    <style:style style:name="T934" style:family="text">
      <style:text-properties style:font-name="Liberation Serif" fo:font-size="12pt" fo:font-weight="normal" officeooo:rsid="02613b98" style:font-size-asian="12pt" style:font-weight-asian="normal" style:font-weight-complex="normal"/>
    </style:style>
    <style:style style:name="T935" style:family="text">
      <style:text-properties style:font-name="Liberation Serif" fo:font-size="12pt" fo:font-weight="normal" officeooo:rsid="0261ec60" style:font-size-asian="12pt" style:font-weight-asian="normal" style:font-weight-complex="normal"/>
    </style:style>
    <style:style style:name="T936" style:family="text">
      <style:text-properties style:font-name="Liberation Serif" fo:font-size="12pt" fo:font-weight="normal" officeooo:rsid="0262935f" style:font-size-asian="12pt" style:font-weight-asian="normal" style:font-weight-complex="normal"/>
    </style:style>
    <style:style style:name="T937" style:family="text">
      <style:text-properties style:font-name="Liberation Serif" fo:font-size="12pt" fo:font-weight="normal" officeooo:rsid="0263781f" style:font-size-asian="12pt" style:font-weight-asian="normal" style:font-weight-complex="normal"/>
    </style:style>
    <style:style style:name="T938" style:family="text">
      <style:text-properties style:font-name="Liberation Serif" fo:font-size="12pt" fo:font-weight="normal" officeooo:rsid="0263818d" style:font-size-asian="12pt" style:font-weight-asian="normal" style:font-weight-complex="normal"/>
    </style:style>
    <style:style style:name="T939" style:family="text">
      <style:text-properties style:font-name="Liberation Serif" fo:font-size="12pt" fo:font-weight="normal" officeooo:rsid="02662e32" style:font-size-asian="12pt" style:font-weight-asian="normal" style:font-weight-complex="normal"/>
    </style:style>
    <style:style style:name="T940" style:family="text">
      <style:text-properties style:font-name="Liberation Serif" fo:font-size="12pt" fo:font-weight="normal" officeooo:rsid="026791ac" style:font-size-asian="12pt" style:font-weight-asian="normal" style:font-weight-complex="normal"/>
    </style:style>
    <style:style style:name="T941" style:family="text">
      <style:text-properties style:font-name="Liberation Serif" fo:font-size="12pt" fo:font-weight="normal" officeooo:rsid="02743fd1" style:font-size-asian="12pt" style:font-weight-asian="normal" style:font-weight-complex="normal"/>
    </style:style>
    <style:style style:name="T942" style:family="text">
      <style:text-properties style:font-name="Liberation Serif" fo:font-size="12pt" fo:font-weight="normal" officeooo:rsid="027840f7" style:font-size-asian="12pt" style:font-weight-asian="normal" style:font-weight-complex="normal"/>
    </style:style>
    <style:style style:name="T943" style:family="text">
      <style:text-properties style:font-name="Liberation Serif" fo:font-size="12pt" fo:font-weight="normal" officeooo:rsid="02792f30" style:font-size-asian="12pt" style:font-weight-asian="normal" style:font-weight-complex="normal"/>
    </style:style>
    <style:style style:name="T944" style:family="text">
      <style:text-properties style:font-name="Liberation Serif" fo:font-size="12pt" fo:font-weight="normal" officeooo:rsid="02873757" style:font-size-asian="12pt" style:font-weight-asian="normal" style:font-weight-complex="normal"/>
    </style:style>
    <style:style style:name="T945" style:family="text">
      <style:text-properties style:font-name="Liberation Serif" fo:font-size="12pt" fo:font-weight="normal" officeooo:rsid="0288ffee" style:font-size-asian="12pt" style:font-weight-asian="normal" style:font-weight-complex="normal"/>
    </style:style>
    <style:style style:name="T946" style:family="text">
      <style:text-properties style:font-name="Liberation Serif" fo:font-size="12pt" fo:font-weight="normal" officeooo:rsid="02b900ba" style:font-size-asian="12pt" style:font-weight-asian="normal" style:font-weight-complex="normal"/>
    </style:style>
    <style:style style:name="T947" style:family="text">
      <style:text-properties style:font-name="Liberation Serif" fo:font-size="12pt" fo:font-weight="normal" officeooo:rsid="04b6df07" style:font-size-asian="12pt" style:font-weight-asian="normal" style:font-weight-complex="normal"/>
    </style:style>
    <style:style style:name="T948" style:family="text">
      <style:text-properties style:font-name="Liberation Serif" fo:font-size="12pt" fo:font-weight="normal" officeooo:rsid="05491fb1" style:font-size-asian="12pt" style:font-weight-asian="normal" style:font-weight-complex="normal"/>
    </style:style>
    <style:style style:name="T949" style:family="text">
      <style:text-properties style:font-name="Liberation Serif" fo:font-size="12pt" fo:font-weight="normal" officeooo:rsid="064eaa1b" style:font-size-asian="12pt" style:font-weight-asian="normal" style:font-weight-complex="normal"/>
    </style:style>
    <style:style style:name="T950" style:family="text">
      <style:text-properties style:font-name="Liberation Serif" fo:font-size="12pt" style:letter-kerning="true" style:font-size-asian="12pt"/>
    </style:style>
    <style:style style:name="T951" style:family="text">
      <style:text-properties style:font-name="Liberation Serif" fo:font-size="12pt" officeooo:rsid="01ad87ac" style:letter-kerning="true" style:font-size-asian="12pt"/>
    </style:style>
    <style:style style:name="T952" style:family="text">
      <style:text-properties style:font-name="Liberation Serif" fo:font-size="12pt" officeooo:rsid="00770d96" style:letter-kerning="true" style:font-size-asian="12pt"/>
    </style:style>
    <style:style style:name="T953" style:family="text">
      <style:text-properties style:font-name="Liberation Serif" fo:font-size="12pt" officeooo:rsid="0548e88a" style:letter-kerning="true" style:font-size-asian="12pt"/>
    </style:style>
    <style:style style:name="T954" style:family="text">
      <style:text-properties style:font-name="Liberation Serif" fo:font-weight="normal" style:font-weight-asian="normal" style:font-weight-complex="normal"/>
    </style:style>
    <style:style style:name="T955" style:family="text">
      <style:text-properties style:font-name="Liberation Serif" fo:font-weight="normal" officeooo:rsid="01ba8cd7" style:font-weight-asian="normal" style:font-weight-complex="normal"/>
    </style:style>
    <style:style style:name="T956" style:family="text">
      <style:text-properties style:font-name="Liberation Serif" fo:font-weight="normal" officeooo:rsid="00770d96" style:font-weight-asian="normal" style:font-weight-complex="normal"/>
    </style:style>
    <style:style style:name="T957" style:family="text">
      <style:text-properties style:font-name="Liberation Serif" fo:font-weight="normal" officeooo:rsid="01bbb20e" style:font-weight-asian="normal" style:font-weight-complex="normal"/>
    </style:style>
    <style:style style:name="T958" style:family="text">
      <style:text-properties style:font-name="Liberation Serif" fo:font-weight="normal" officeooo:rsid="007845af" style:font-weight-asian="normal" style:font-weight-complex="normal"/>
    </style:style>
    <style:style style:name="T959" style:family="text">
      <style:text-properties style:font-name="Liberation Serif" fo:font-weight="normal" officeooo:rsid="00af11dd" style:font-weight-asian="normal" style:font-weight-complex="normal"/>
    </style:style>
    <style:style style:name="T960" style:family="text">
      <style:text-properties style:font-name="Liberation Serif" fo:font-weight="normal" officeooo:rsid="001f3d89" style:font-weight-asian="normal" style:font-weight-complex="normal"/>
    </style:style>
    <style:style style:name="T961" style:family="text">
      <style:text-properties style:font-name="Liberation Serif" fo:font-weight="normal" officeooo:rsid="00afae9f" style:font-weight-asian="normal" style:font-weight-complex="normal"/>
    </style:style>
    <style:style style:name="T962" style:family="text">
      <style:text-properties style:font-name="Liberation Serif" fo:font-weight="normal" officeooo:rsid="001ed4d0" style:font-weight-asian="normal" style:font-weight-complex="normal"/>
    </style:style>
    <style:style style:name="T963" style:family="text">
      <style:text-properties style:font-name="Liberation Serif" fo:font-weight="normal" officeooo:rsid="0021318f" style:font-weight-asian="normal" style:font-weight-complex="normal"/>
    </style:style>
    <style:style style:name="T964" style:family="text">
      <style:text-properties style:font-name="Liberation Serif" fo:font-weight="normal" officeooo:rsid="0021d05f" style:font-weight-asian="normal" style:font-weight-complex="normal"/>
    </style:style>
    <style:style style:name="T965" style:family="text">
      <style:text-properties style:font-name="Liberation Serif" fo:font-weight="normal" officeooo:rsid="00b6a93e" style:font-weight-asian="normal" style:font-weight-complex="normal"/>
    </style:style>
    <style:style style:name="T966" style:family="text">
      <style:text-properties style:font-name="Liberation Serif" fo:font-weight="normal" officeooo:rsid="00bf188e" style:font-weight-asian="normal" style:font-weight-complex="normal"/>
    </style:style>
    <style:style style:name="T967" style:family="text">
      <style:text-properties style:font-name="Liberation Serif" fo:font-weight="normal" officeooo:rsid="00b8a5df" style:font-weight-asian="normal" style:font-weight-complex="normal"/>
    </style:style>
    <style:style style:name="T968" style:family="text">
      <style:text-properties style:font-name="Liberation Serif" fo:font-weight="normal" officeooo:rsid="00af643b" style:font-weight-asian="normal" style:font-weight-complex="normal"/>
    </style:style>
    <style:style style:name="T969" style:family="text">
      <style:text-properties style:font-name="Liberation Serif" fo:font-weight="normal" officeooo:rsid="01f7cbe4" style:font-weight-asian="normal" style:font-weight-complex="normal"/>
    </style:style>
    <style:style style:name="T970" style:family="text">
      <style:text-properties style:font-name="Liberation Serif" fo:font-weight="normal" officeooo:rsid="0203a469" style:font-weight-asian="normal" style:font-weight-complex="normal"/>
    </style:style>
    <style:style style:name="T971" style:family="text">
      <style:text-properties style:font-name="Liberation Serif" fo:font-weight="normal" officeooo:rsid="0204fb17" style:font-weight-asian="normal" style:font-weight-complex="normal"/>
    </style:style>
    <style:style style:name="T972" style:family="text">
      <style:text-properties style:font-name="Liberation Serif" fo:font-weight="normal" officeooo:rsid="0205956b" style:font-weight-asian="normal" style:font-weight-complex="normal"/>
    </style:style>
    <style:style style:name="T973" style:family="text">
      <style:text-properties style:font-name="Liberation Serif" fo:font-weight="normal" officeooo:rsid="024900dd" style:font-weight-asian="normal" style:font-weight-complex="normal"/>
    </style:style>
    <style:style style:name="T974" style:family="text">
      <style:text-properties style:font-name="Liberation Serif" fo:font-weight="normal" officeooo:rsid="024afc1c" style:font-weight-asian="normal" style:font-weight-complex="normal"/>
    </style:style>
    <style:style style:name="T975" style:family="text">
      <style:text-properties style:font-name="Liberation Serif" fo:font-weight="normal" officeooo:rsid="024c2c9c" style:font-weight-asian="normal" style:font-weight-complex="normal"/>
    </style:style>
    <style:style style:name="T976" style:family="text">
      <style:text-properties style:font-name="Liberation Serif" fo:font-weight="normal" officeooo:rsid="024db570" style:font-weight-asian="normal" style:font-weight-complex="normal"/>
    </style:style>
    <style:style style:name="T977" style:family="text">
      <style:text-properties style:font-name="Liberation Serif" fo:font-weight="normal" officeooo:rsid="024f43be" style:font-weight-asian="normal" style:font-weight-complex="normal"/>
    </style:style>
    <style:style style:name="T978" style:family="text">
      <style:text-properties style:font-name="Liberation Serif" fo:font-weight="normal" officeooo:rsid="0250e85f" style:font-weight-asian="normal" style:font-weight-complex="normal"/>
    </style:style>
    <style:style style:name="T979" style:family="text">
      <style:text-properties style:font-name="Liberation Serif" fo:font-weight="normal" officeooo:rsid="025a63d3" style:font-weight-asian="normal" style:font-weight-complex="normal"/>
    </style:style>
    <style:style style:name="T980" style:family="text">
      <style:text-properties style:font-name="Liberation Serif" fo:font-weight="normal" officeooo:rsid="026791ac" style:font-weight-asian="normal" style:font-weight-complex="normal"/>
    </style:style>
    <style:style style:name="T981" style:family="text">
      <style:text-properties style:font-name="Liberation Serif" fo:font-weight="normal" officeooo:rsid="026b44f4" style:font-weight-asian="normal" style:font-weight-complex="normal"/>
    </style:style>
    <style:style style:name="T982" style:family="text">
      <style:text-properties style:font-name="Liberation Serif" fo:font-weight="normal" officeooo:rsid="026cc4de" style:font-weight-asian="normal" style:font-weight-complex="normal"/>
    </style:style>
    <style:style style:name="T983" style:family="text">
      <style:text-properties style:font-name="Liberation Serif" fo:font-weight="normal" officeooo:rsid="0288ffee" style:font-weight-asian="normal" style:font-weight-complex="normal"/>
    </style:style>
    <style:style style:name="T984" style:family="text">
      <style:text-properties style:font-name="Liberation Serif" fo:font-weight="normal" officeooo:rsid="02891455" style:font-weight-asian="normal" style:font-weight-complex="normal"/>
    </style:style>
    <style:style style:name="T985" style:family="text">
      <style:text-properties style:font-name="Liberation Serif" fo:font-weight="normal" officeooo:rsid="028a93dc" style:font-weight-asian="normal" style:font-weight-complex="normal"/>
    </style:style>
    <style:style style:name="T986" style:family="text">
      <style:text-properties style:font-name="Liberation Serif" fo:font-weight="normal" officeooo:rsid="036ca957" style:font-weight-asian="normal" style:font-weight-complex="normal"/>
    </style:style>
    <style:style style:name="T987" style:family="text">
      <style:text-properties style:font-name="Liberation Serif" fo:font-weight="normal" officeooo:rsid="0408baca" style:font-weight-asian="normal" style:font-weight-complex="normal"/>
    </style:style>
    <style:style style:name="T988" style:family="text">
      <style:text-properties style:font-name="Liberation Serif" fo:font-weight="normal" officeooo:rsid="05491fb1" style:font-weight-asian="normal" style:font-weight-complex="normal"/>
    </style:style>
    <style:style style:name="T989" style:family="text">
      <style:text-properties style:font-name="Liberation Serif" fo:font-weight="normal" officeooo:rsid="06133b6f" style:font-weight-asian="normal" style:font-weight-complex="normal"/>
    </style:style>
    <style:style style:name="T990" style:family="text">
      <style:text-properties style:font-name="Liberation Serif" fo:font-weight="normal" officeooo:rsid="064eaa1b" style:font-weight-asian="normal" style:font-weight-complex="normal"/>
    </style:style>
    <style:style style:name="T991" style:family="text">
      <style:text-properties style:font-name="Liberation Serif" officeooo:rsid="00c1c233"/>
    </style:style>
    <style:style style:name="T992" style:family="text">
      <style:text-properties style:font-name="Liberation Serif" officeooo:rsid="01dba736"/>
    </style:style>
    <style:style style:name="T993" style:family="text">
      <style:text-properties style:font-name="Liberation Serif" officeooo:rsid="0252317c"/>
    </style:style>
    <style:style style:name="T994" style:family="text">
      <style:text-properties style:font-name="Liberation Serif" officeooo:rsid="0256f02b"/>
    </style:style>
    <style:style style:name="T995" style:family="text">
      <style:text-properties fo:font-weight="bold" style:font-weight-asian="bold" style:font-weight-complex="bold"/>
    </style:style>
    <style:style style:name="T996" style:family="text">
      <style:text-properties fo:font-weight="bold" officeooo:rsid="025f0e5d" style:font-weight-asian="bold" style:font-weight-complex="bold"/>
    </style:style>
    <style:style style:name="T997" style:family="text">
      <style:text-properties fo:font-weight="bold" officeooo:rsid="04b81ee6" style:font-weight-asian="bold" style:font-weight-complex="bold"/>
    </style:style>
    <style:style style:name="T998" style:family="text">
      <style:text-properties fo:font-weight="bold" officeooo:rsid="0291b1c4" style:font-weight-asian="bold" style:font-weight-complex="bold"/>
    </style:style>
    <style:style style:name="T999" style:family="text">
      <style:text-properties fo:font-weight="bold" officeooo:rsid="00f3594a" style:font-weight-asian="bold" style:font-weight-complex="bold"/>
    </style:style>
    <style:style style:name="T1000" style:family="text">
      <style:text-properties officeooo:rsid="001c4a31"/>
    </style:style>
    <style:style style:name="T1001" style:family="text">
      <style:text-properties officeooo:rsid="001ed4d0"/>
    </style:style>
    <style:style style:name="T1002" style:family="text">
      <style:text-properties officeooo:rsid="0022c3fa"/>
    </style:style>
    <style:style style:name="T1003" style:family="text">
      <style:text-properties officeooo:rsid="00231aa4"/>
    </style:style>
    <style:style style:name="T1004" style:family="text">
      <style:text-properties officeooo:rsid="00236627"/>
    </style:style>
    <style:style style:name="T1005" style:family="text">
      <style:text-properties officeooo:rsid="00251aff"/>
    </style:style>
    <style:style style:name="T1006" style:family="text">
      <style:text-properties officeooo:rsid="0025ddb4"/>
    </style:style>
    <style:style style:name="T1007" style:family="text">
      <style:text-properties officeooo:rsid="002862f6"/>
    </style:style>
    <style:style style:name="T1008" style:family="text">
      <style:text-properties officeooo:rsid="0029133d"/>
    </style:style>
    <style:style style:name="T1009" style:family="text">
      <style:text-properties officeooo:rsid="002ae898"/>
    </style:style>
    <style:style style:name="T1010" style:family="text">
      <style:text-properties officeooo:rsid="002e8a31"/>
    </style:style>
    <style:style style:name="T1011" style:family="text">
      <style:text-properties officeooo:rsid="002f8c02"/>
    </style:style>
    <style:style style:name="T1012" style:family="text">
      <style:text-properties officeooo:rsid="00301d79"/>
    </style:style>
    <style:style style:name="T1013" style:family="text">
      <style:text-properties officeooo:rsid="00351661"/>
    </style:style>
    <style:style style:name="T1014" style:family="text">
      <style:text-properties officeooo:rsid="0037e322"/>
    </style:style>
    <style:style style:name="T1015" style:family="text">
      <style:text-properties officeooo:rsid="003906e1"/>
    </style:style>
    <style:style style:name="T1016" style:family="text">
      <style:text-properties officeooo:rsid="003c1798"/>
    </style:style>
    <style:style style:name="T1017" style:family="text">
      <style:text-properties officeooo:rsid="003ce036"/>
    </style:style>
    <style:style style:name="T1018" style:family="text">
      <style:text-properties officeooo:rsid="003e2af8"/>
    </style:style>
    <style:style style:name="T1019" style:family="text">
      <style:text-properties officeooo:rsid="003efd63"/>
    </style:style>
    <style:style style:name="T1020" style:family="text">
      <style:text-properties officeooo:rsid="003f86e4"/>
    </style:style>
    <style:style style:name="T1021" style:family="text">
      <style:text-properties officeooo:rsid="0040b2dc"/>
    </style:style>
    <style:style style:name="T1022" style:family="text">
      <style:text-properties officeooo:rsid="00422a25"/>
    </style:style>
    <style:style style:name="T1023" style:family="text">
      <style:text-properties officeooo:rsid="00424ece"/>
    </style:style>
    <style:style style:name="T1024" style:family="text">
      <style:text-properties officeooo:rsid="00436a56"/>
    </style:style>
    <style:style style:name="T1025" style:family="text">
      <style:text-properties officeooo:rsid="0045ec80"/>
    </style:style>
    <style:style style:name="T1026" style:family="text">
      <style:text-properties officeooo:rsid="004603ea"/>
    </style:style>
    <style:style style:name="T1027" style:family="text">
      <style:text-properties officeooo:rsid="004625d5"/>
    </style:style>
    <style:style style:name="T1028" style:family="text">
      <style:text-properties officeooo:rsid="00474240"/>
    </style:style>
    <style:style style:name="T1029" style:family="text">
      <style:text-properties officeooo:rsid="0049f444"/>
    </style:style>
    <style:style style:name="T1030" style:family="text">
      <style:text-properties officeooo:rsid="004bfea9"/>
    </style:style>
    <style:style style:name="T1031" style:family="text">
      <style:text-properties officeooo:rsid="004c20ff"/>
    </style:style>
    <style:style style:name="T1032" style:family="text">
      <style:text-properties officeooo:rsid="004ea6a5"/>
    </style:style>
    <style:style style:name="T1033" style:family="text">
      <style:text-properties officeooo:rsid="00501412"/>
    </style:style>
    <style:style style:name="T1034" style:family="text">
      <style:text-properties officeooo:rsid="0050cbdf"/>
    </style:style>
    <style:style style:name="T1035" style:family="text">
      <style:text-properties officeooo:rsid="00528fbd"/>
    </style:style>
    <style:style style:name="T1036" style:family="text">
      <style:text-properties officeooo:rsid="005398e1"/>
    </style:style>
    <style:style style:name="T1037" style:family="text">
      <style:text-properties officeooo:rsid="005463c7"/>
    </style:style>
    <style:style style:name="T1038" style:family="text">
      <style:text-properties officeooo:rsid="0055574c"/>
    </style:style>
    <style:style style:name="T1039" style:family="text">
      <style:text-properties officeooo:rsid="005801a1"/>
    </style:style>
    <style:style style:name="T1040" style:family="text">
      <style:text-properties officeooo:rsid="00597bfd"/>
    </style:style>
    <style:style style:name="T1041" style:family="text">
      <style:text-properties officeooo:rsid="00598207"/>
    </style:style>
    <style:style style:name="T1042" style:family="text">
      <style:text-properties officeooo:rsid="0059e409"/>
    </style:style>
    <style:style style:name="T1043" style:family="text">
      <style:text-properties officeooo:rsid="005d2506"/>
    </style:style>
    <style:style style:name="T1044" style:family="text">
      <style:text-properties officeooo:rsid="00624c30"/>
    </style:style>
    <style:style style:name="T1045" style:family="text">
      <style:text-properties officeooo:rsid="006594fa"/>
    </style:style>
    <style:style style:name="T1046" style:family="text">
      <style:text-properties officeooo:rsid="006cf334"/>
    </style:style>
    <style:style style:name="T1047" style:family="text">
      <style:text-properties officeooo:rsid="006db967"/>
    </style:style>
    <style:style style:name="T1048" style:family="text">
      <style:text-properties officeooo:rsid="00707f32"/>
    </style:style>
    <style:style style:name="T1049" style:family="text">
      <style:text-properties officeooo:rsid="0071d5a0"/>
    </style:style>
    <style:style style:name="T1050" style:family="text">
      <style:text-properties officeooo:rsid="007372b3"/>
    </style:style>
    <style:style style:name="T1051" style:family="text">
      <style:text-properties officeooo:rsid="007537da"/>
    </style:style>
    <style:style style:name="T1052" style:family="text">
      <style:text-properties officeooo:rsid="00770d96"/>
    </style:style>
    <style:style style:name="T1053" style:family="text">
      <style:text-properties officeooo:rsid="007af5e1"/>
    </style:style>
    <style:style style:name="T1054" style:family="text">
      <style:text-properties officeooo:rsid="007ceb40"/>
    </style:style>
    <style:style style:name="T1055" style:family="text">
      <style:text-properties officeooo:rsid="007e9edc"/>
    </style:style>
    <style:style style:name="T1056" style:family="text">
      <style:text-properties officeooo:rsid="008071c1"/>
    </style:style>
    <style:style style:name="T1057" style:family="text">
      <style:text-properties officeooo:rsid="00865b79"/>
    </style:style>
    <style:style style:name="T1058" style:family="text">
      <style:text-properties officeooo:rsid="0087a447"/>
    </style:style>
    <style:style style:name="T1059" style:family="text">
      <style:text-properties officeooo:rsid="00891979"/>
    </style:style>
    <style:style style:name="T1060" style:family="text">
      <style:text-properties officeooo:rsid="008c7498"/>
    </style:style>
    <style:style style:name="T1061" style:family="text">
      <style:text-properties officeooo:rsid="008de262"/>
    </style:style>
    <style:style style:name="T1062" style:family="text">
      <style:text-properties officeooo:rsid="00902395"/>
    </style:style>
    <style:style style:name="T1063" style:family="text">
      <style:text-properties officeooo:rsid="009230c3"/>
    </style:style>
    <style:style style:name="T1064" style:family="text">
      <style:text-properties officeooo:rsid="009665a9"/>
    </style:style>
    <style:style style:name="T1065" style:family="text">
      <style:text-properties officeooo:rsid="00984361"/>
    </style:style>
    <style:style style:name="T1066" style:family="text">
      <style:text-properties officeooo:rsid="009934ca"/>
    </style:style>
    <style:style style:name="T1067" style:family="text">
      <style:text-properties officeooo:rsid="009b1bfb"/>
    </style:style>
    <style:style style:name="T1068" style:family="text">
      <style:text-properties officeooo:rsid="009df29d"/>
    </style:style>
    <style:style style:name="T1069" style:family="text">
      <style:text-properties officeooo:rsid="009f62d7"/>
    </style:style>
    <style:style style:name="T1070" style:family="text">
      <style:text-properties officeooo:rsid="00a07555"/>
    </style:style>
    <style:style style:name="T1071" style:family="text">
      <style:text-properties officeooo:rsid="00a0c0aa"/>
    </style:style>
    <style:style style:name="T1072" style:family="text">
      <style:text-properties officeooo:rsid="00a2bec8"/>
    </style:style>
    <style:style style:name="T1073" style:family="text">
      <style:text-properties officeooo:rsid="00a41cee"/>
    </style:style>
    <style:style style:name="T1074" style:family="text">
      <style:text-properties officeooo:rsid="00a60cff"/>
    </style:style>
    <style:style style:name="T1075" style:family="text">
      <style:text-properties officeooo:rsid="00a7d060"/>
    </style:style>
    <style:style style:name="T1076" style:family="text">
      <style:text-properties officeooo:rsid="00ac32ba"/>
    </style:style>
    <style:style style:name="T1077" style:family="text">
      <style:text-properties officeooo:rsid="00ace294"/>
    </style:style>
    <style:style style:name="T1078" style:family="text">
      <style:text-properties officeooo:rsid="00b1817a"/>
    </style:style>
    <style:style style:name="T1079" style:family="text">
      <style:text-properties officeooo:rsid="00b264de"/>
    </style:style>
    <style:style style:name="T1080" style:family="text">
      <style:text-properties officeooo:rsid="00b2da1f"/>
    </style:style>
    <style:style style:name="T1081" style:family="text">
      <style:text-properties officeooo:rsid="00b2f450"/>
    </style:style>
    <style:style style:name="T1082" style:family="text">
      <style:text-properties officeooo:rsid="00b42801"/>
    </style:style>
    <style:style style:name="T1083" style:family="text">
      <style:text-properties officeooo:rsid="00b4e287"/>
    </style:style>
    <style:style style:name="T1084" style:family="text">
      <style:text-properties officeooo:rsid="00b533be"/>
    </style:style>
    <style:style style:name="T1085" style:family="text">
      <style:text-properties officeooo:rsid="00b53b25"/>
    </style:style>
    <style:style style:name="T1086" style:family="text">
      <style:text-properties officeooo:rsid="00b5fdf3"/>
    </style:style>
    <style:style style:name="T1087" style:family="text">
      <style:text-properties officeooo:rsid="00ba048c"/>
    </style:style>
    <style:style style:name="T1088" style:family="text">
      <style:text-properties officeooo:rsid="00bb51fd"/>
    </style:style>
    <style:style style:name="T1089" style:family="text">
      <style:text-properties officeooo:rsid="00bb7350"/>
    </style:style>
    <style:style style:name="T1090" style:family="text">
      <style:text-properties officeooo:rsid="00bb7456"/>
    </style:style>
    <style:style style:name="T1091" style:family="text">
      <style:text-properties officeooo:rsid="00bc62ed"/>
    </style:style>
    <style:style style:name="T1092" style:family="text">
      <style:text-properties officeooo:rsid="00beca24"/>
    </style:style>
    <style:style style:name="T1093" style:family="text">
      <style:text-properties officeooo:rsid="00bf188e"/>
    </style:style>
    <style:style style:name="T1094" style:family="text">
      <style:text-properties officeooo:rsid="00bf2b38"/>
    </style:style>
    <style:style style:name="T1095" style:family="text">
      <style:text-properties officeooo:rsid="00bf569f"/>
    </style:style>
    <style:style style:name="T1096" style:family="text">
      <style:text-properties officeooo:rsid="00bf7e4f"/>
    </style:style>
    <style:style style:name="T1097" style:family="text">
      <style:text-properties officeooo:rsid="00c1c233"/>
    </style:style>
    <style:style style:name="T1098" style:family="text">
      <style:text-properties officeooo:rsid="00c3af2b"/>
    </style:style>
    <style:style style:name="T1099" style:family="text">
      <style:text-properties officeooo:rsid="00c3b0aa"/>
    </style:style>
    <style:style style:name="T1100" style:family="text">
      <style:text-properties officeooo:rsid="00c4b222"/>
    </style:style>
    <style:style style:name="T1101" style:family="text">
      <style:text-properties officeooo:rsid="00c54da6"/>
    </style:style>
    <style:style style:name="T1102" style:family="text">
      <style:text-properties officeooo:rsid="00c6307c"/>
    </style:style>
    <style:style style:name="T1103" style:family="text">
      <style:text-properties officeooo:rsid="00c7a076"/>
    </style:style>
    <style:style style:name="T1104" style:family="text">
      <style:text-properties officeooo:rsid="00c7e526"/>
    </style:style>
    <style:style style:name="T1105" style:family="text">
      <style:text-properties officeooo:rsid="00c9bcb2"/>
    </style:style>
    <style:style style:name="T1106" style:family="text">
      <style:text-properties officeooo:rsid="00ca3f96"/>
    </style:style>
    <style:style style:name="T1107" style:family="text">
      <style:text-properties officeooo:rsid="00cb87c4"/>
    </style:style>
    <style:style style:name="T1108" style:family="text">
      <style:text-properties officeooo:rsid="00d072b9"/>
    </style:style>
    <style:style style:name="T1109" style:family="text">
      <style:text-properties officeooo:rsid="00d69d57"/>
    </style:style>
    <style:style style:name="T1110" style:family="text">
      <style:text-properties officeooo:rsid="00dbb21e"/>
    </style:style>
    <style:style style:name="T1111" style:family="text">
      <style:text-properties officeooo:rsid="00dd859e"/>
    </style:style>
    <style:style style:name="T1112" style:family="text">
      <style:text-properties officeooo:rsid="00ddf34e"/>
    </style:style>
    <style:style style:name="T1113" style:family="text">
      <style:text-properties officeooo:rsid="00dea6c6"/>
    </style:style>
    <style:style style:name="T1114" style:family="text">
      <style:text-properties officeooo:rsid="00df2440"/>
    </style:style>
    <style:style style:name="T1115" style:family="text">
      <style:text-properties officeooo:rsid="00e04d38"/>
    </style:style>
    <style:style style:name="T1116" style:family="text">
      <style:text-properties officeooo:rsid="00e08582"/>
    </style:style>
    <style:style style:name="T1117" style:family="text">
      <style:text-properties officeooo:rsid="00e0b8c2"/>
    </style:style>
    <style:style style:name="T1118" style:family="text">
      <style:text-properties officeooo:rsid="00e223d7"/>
    </style:style>
    <style:style style:name="T1119" style:family="text">
      <style:text-properties officeooo:rsid="00e24ea1"/>
    </style:style>
    <style:style style:name="T1120" style:family="text">
      <style:text-properties officeooo:rsid="00e2b69d"/>
    </style:style>
    <style:style style:name="T1121" style:family="text">
      <style:text-properties officeooo:rsid="00e43c4a"/>
    </style:style>
    <style:style style:name="T1122" style:family="text">
      <style:text-properties officeooo:rsid="00e73fb4"/>
    </style:style>
    <style:style style:name="T1123" style:family="text">
      <style:text-properties officeooo:rsid="00e82208"/>
    </style:style>
    <style:style style:name="T1124" style:family="text">
      <style:text-properties officeooo:rsid="00ec73d1"/>
    </style:style>
    <style:style style:name="T1125" style:family="text">
      <style:text-properties officeooo:rsid="00ee6372"/>
    </style:style>
    <style:style style:name="T1126" style:family="text">
      <style:text-properties officeooo:rsid="00f14fd6"/>
    </style:style>
    <style:style style:name="T1127" style:family="text">
      <style:text-properties officeooo:rsid="00f189ee"/>
    </style:style>
    <style:style style:name="T1128" style:family="text">
      <style:text-properties officeooo:rsid="00f3594a"/>
    </style:style>
    <style:style style:name="T1129" style:family="text">
      <style:text-properties officeooo:rsid="00f372b2"/>
    </style:style>
    <style:style style:name="T1130" style:family="text">
      <style:text-properties officeooo:rsid="00f5c5b5"/>
    </style:style>
    <style:style style:name="T1131" style:family="text">
      <style:text-properties officeooo:rsid="00f9fa81"/>
    </style:style>
    <style:style style:name="T1132" style:family="text">
      <style:text-properties officeooo:rsid="00ffb9f6"/>
    </style:style>
    <style:style style:name="T1133" style:family="text">
      <style:text-properties officeooo:rsid="01002462"/>
    </style:style>
    <style:style style:name="T1134" style:family="text">
      <style:text-properties officeooo:rsid="01034699"/>
    </style:style>
    <style:style style:name="T1135" style:family="text">
      <style:text-properties officeooo:rsid="01062024"/>
    </style:style>
    <style:style style:name="T1136" style:family="text">
      <style:text-properties officeooo:rsid="01072f44"/>
    </style:style>
    <style:style style:name="T1137" style:family="text">
      <style:text-properties officeooo:rsid="0108a105"/>
    </style:style>
    <style:style style:name="T1138" style:family="text">
      <style:text-properties officeooo:rsid="01094d76"/>
    </style:style>
    <style:style style:name="T1139" style:family="text">
      <style:text-properties officeooo:rsid="0109d50b"/>
    </style:style>
    <style:style style:name="T1140" style:family="text">
      <style:text-properties officeooo:rsid="010aad6c"/>
    </style:style>
    <style:style style:name="T1141" style:family="text">
      <style:text-properties officeooo:rsid="01101c92"/>
    </style:style>
    <style:style style:name="T1142" style:family="text">
      <style:text-properties officeooo:rsid="01174f33"/>
    </style:style>
    <style:style style:name="T1143" style:family="text">
      <style:text-properties officeooo:rsid="0117743f"/>
    </style:style>
    <style:style style:name="T1144" style:family="text">
      <style:text-properties officeooo:rsid="01189531"/>
    </style:style>
    <style:style style:name="T1145" style:family="text">
      <style:text-properties officeooo:rsid="0119ed3e"/>
    </style:style>
    <style:style style:name="T1146" style:family="text">
      <style:text-properties officeooo:rsid="011d0201"/>
    </style:style>
    <style:style style:name="T1147" style:family="text">
      <style:text-properties officeooo:rsid="011ef3e0"/>
    </style:style>
    <style:style style:name="T1148" style:family="text">
      <style:text-properties officeooo:rsid="01206f7a"/>
    </style:style>
    <style:style style:name="T1149" style:family="text">
      <style:text-properties officeooo:rsid="0121e645"/>
    </style:style>
    <style:style style:name="T1150" style:family="text">
      <style:text-properties officeooo:rsid="0122745f"/>
    </style:style>
    <style:style style:name="T1151" style:family="text">
      <style:text-properties officeooo:rsid="0124627b"/>
    </style:style>
    <style:style style:name="T1152" style:family="text">
      <style:text-properties officeooo:rsid="01253915"/>
    </style:style>
    <style:style style:name="T1153" style:family="text">
      <style:text-properties officeooo:rsid="0128dc62"/>
    </style:style>
    <style:style style:name="T1154" style:family="text">
      <style:text-properties officeooo:rsid="01290ce5"/>
    </style:style>
    <style:style style:name="T1155" style:family="text">
      <style:text-properties officeooo:rsid="0129b8e3"/>
    </style:style>
    <style:style style:name="T1156" style:family="text">
      <style:text-properties officeooo:rsid="012c7fc9"/>
    </style:style>
    <style:style style:name="T1157" style:family="text">
      <style:text-properties officeooo:rsid="012d259f"/>
    </style:style>
    <style:style style:name="T1158" style:family="text">
      <style:text-properties officeooo:rsid="012dd079"/>
    </style:style>
    <style:style style:name="T1159" style:family="text">
      <style:text-properties officeooo:rsid="012f37ae"/>
    </style:style>
    <style:style style:name="T1160" style:family="text">
      <style:text-properties officeooo:rsid="0130bdf7"/>
    </style:style>
    <style:style style:name="T1161" style:family="text">
      <style:text-properties officeooo:rsid="0132949e"/>
    </style:style>
    <style:style style:name="T1162" style:family="text">
      <style:text-properties officeooo:rsid="01345dc4"/>
    </style:style>
    <style:style style:name="T1163" style:family="text">
      <style:text-properties officeooo:rsid="0135006e"/>
    </style:style>
    <style:style style:name="T1164" style:family="text">
      <style:text-properties officeooo:rsid="01358470"/>
    </style:style>
    <style:style style:name="T1165" style:family="text">
      <style:text-properties officeooo:rsid="0136ecc6"/>
    </style:style>
    <style:style style:name="T1166" style:family="text">
      <style:text-properties officeooo:rsid="0138a256"/>
    </style:style>
    <style:style style:name="T1167" style:family="text">
      <style:text-properties officeooo:rsid="01392fe7"/>
    </style:style>
    <style:style style:name="T1168" style:family="text">
      <style:text-properties officeooo:rsid="013a8e0d"/>
    </style:style>
    <style:style style:name="T1169" style:family="text">
      <style:text-properties officeooo:rsid="013c3afb"/>
    </style:style>
    <style:style style:name="T1170" style:family="text">
      <style:text-properties officeooo:rsid="013fd93d"/>
    </style:style>
    <style:style style:name="T1171" style:family="text">
      <style:text-properties officeooo:rsid="0140ebf8"/>
    </style:style>
    <style:style style:name="T1172" style:family="text">
      <style:text-properties officeooo:rsid="01441fff"/>
    </style:style>
    <style:style style:name="T1173" style:family="text">
      <style:text-properties officeooo:rsid="01453a18"/>
    </style:style>
    <style:style style:name="T1174" style:family="text">
      <style:text-properties officeooo:rsid="0146871b"/>
    </style:style>
    <style:style style:name="T1175" style:family="text">
      <style:text-properties officeooo:rsid="0147a100"/>
    </style:style>
    <style:style style:name="T1176" style:family="text">
      <style:text-properties fo:font-size="10pt" fo:language="en" fo:country="GB" style:font-size-asian="10pt" style:font-size-complex="10pt"/>
    </style:style>
    <style:style style:name="T1177" style:family="text">
      <style:text-properties fo:font-size="10pt" fo:language="en" fo:country="GB" officeooo:rsid="03a657c6" style:font-size-asian="10pt" style:font-size-complex="10pt"/>
    </style:style>
    <style:style style:name="T1178" style:family="text">
      <style:text-properties officeooo:rsid="015742dd"/>
    </style:style>
    <style:style style:name="T1179" style:family="text">
      <style:text-properties officeooo:rsid="0158f965"/>
    </style:style>
    <style:style style:name="T1180" style:family="text">
      <style:text-properties officeooo:rsid="0159ae01"/>
    </style:style>
    <style:style style:name="T1181" style:family="text">
      <style:text-properties officeooo:rsid="0159e63a"/>
    </style:style>
    <style:style style:name="T1182" style:family="text">
      <style:text-properties officeooo:rsid="015a5bd6"/>
    </style:style>
    <style:style style:name="T1183" style:family="text">
      <style:text-properties officeooo:rsid="015a88d7"/>
    </style:style>
    <style:style style:name="T1184" style:family="text">
      <style:text-properties officeooo:rsid="015b713b"/>
    </style:style>
    <style:style style:name="T1185" style:family="text">
      <style:text-properties officeooo:rsid="015ce71d"/>
    </style:style>
    <style:style style:name="T1186" style:family="text">
      <style:text-properties officeooo:rsid="015d5510"/>
    </style:style>
    <style:style style:name="T1187" style:family="text">
      <style:text-properties officeooo:rsid="015de580"/>
    </style:style>
    <style:style style:name="T1188" style:family="text">
      <style:text-properties officeooo:rsid="0161e815"/>
    </style:style>
    <style:style style:name="T1189" style:family="text">
      <style:text-properties officeooo:rsid="016461fe"/>
    </style:style>
    <style:style style:name="T1190" style:family="text">
      <style:text-properties officeooo:rsid="01656c9a"/>
    </style:style>
    <style:style style:name="T1191" style:family="text">
      <style:text-properties officeooo:rsid="0165bc59"/>
    </style:style>
    <style:style style:name="T1192" style:family="text">
      <style:text-properties officeooo:rsid="0165eae2"/>
    </style:style>
    <style:style style:name="T1193" style:family="text">
      <style:text-properties officeooo:rsid="01665a76"/>
    </style:style>
    <style:style style:name="T1194" style:family="text">
      <style:text-properties officeooo:rsid="0166efd3"/>
    </style:style>
    <style:style style:name="T1195" style:family="text">
      <style:text-properties officeooo:rsid="01671973"/>
    </style:style>
    <style:style style:name="T1196" style:family="text">
      <style:text-properties officeooo:rsid="0168b45f"/>
    </style:style>
    <style:style style:name="T1197" style:family="text">
      <style:text-properties officeooo:rsid="0169be27"/>
    </style:style>
    <style:style style:name="T1198" style:family="text">
      <style:text-properties officeooo:rsid="016a9a2f"/>
    </style:style>
    <style:style style:name="T1199" style:family="text">
      <style:text-properties officeooo:rsid="016b594c"/>
    </style:style>
    <style:style style:name="T1200" style:family="text">
      <style:text-properties officeooo:rsid="016b8705"/>
    </style:style>
    <style:style style:name="T1201" style:family="text">
      <style:text-properties officeooo:rsid="016dbe84"/>
    </style:style>
    <style:style style:name="T1202" style:family="text">
      <style:text-properties officeooo:rsid="016f4822"/>
    </style:style>
    <style:style style:name="T1203" style:family="text">
      <style:text-properties officeooo:rsid="01741f25"/>
    </style:style>
    <style:style style:name="T1204" style:family="text">
      <style:text-properties officeooo:rsid="0177e89b"/>
    </style:style>
    <style:style style:name="T1205" style:family="text">
      <style:text-properties officeooo:rsid="01781fde"/>
    </style:style>
    <style:style style:name="T1206" style:family="text">
      <style:text-properties officeooo:rsid="0178d513"/>
    </style:style>
    <style:style style:name="T1207" style:family="text">
      <style:text-properties officeooo:rsid="0179e101"/>
    </style:style>
    <style:style style:name="T1208" style:family="text">
      <style:text-properties officeooo:rsid="017d9b28"/>
    </style:style>
    <style:style style:name="T1209" style:family="text">
      <style:text-properties officeooo:rsid="01819156"/>
    </style:style>
    <style:style style:name="T1210" style:family="text">
      <style:text-properties officeooo:rsid="0184e20a"/>
    </style:style>
    <style:style style:name="T1211" style:family="text">
      <style:text-properties officeooo:rsid="0186f4d2"/>
    </style:style>
    <style:style style:name="T1212" style:family="text">
      <style:text-properties officeooo:rsid="018e1a6c"/>
    </style:style>
    <style:style style:name="T1213" style:family="text">
      <style:text-properties officeooo:rsid="01907d82"/>
    </style:style>
    <style:style style:name="T1214" style:family="text">
      <style:text-properties officeooo:rsid="01908384"/>
    </style:style>
    <style:style style:name="T1215" style:family="text">
      <style:text-properties officeooo:rsid="0192dab0"/>
    </style:style>
    <style:style style:name="T1216" style:family="text">
      <style:text-properties officeooo:rsid="0195303e"/>
    </style:style>
    <style:style style:name="T1217" style:family="text">
      <style:text-properties officeooo:rsid="01992cc7"/>
    </style:style>
    <style:style style:name="T1218" style:family="text">
      <style:text-properties officeooo:rsid="019d9a0e"/>
    </style:style>
    <style:style style:name="T1219" style:family="text">
      <style:text-properties officeooo:rsid="019f318c"/>
    </style:style>
    <style:style style:name="T1220" style:family="text">
      <style:text-properties officeooo:rsid="01a0cb0b"/>
    </style:style>
    <style:style style:name="T1221" style:family="text">
      <style:text-properties officeooo:rsid="01a170d5"/>
    </style:style>
    <style:style style:name="T1222" style:family="text">
      <style:text-properties officeooo:rsid="01a2e544"/>
    </style:style>
    <style:style style:name="T1223" style:family="text">
      <style:text-properties officeooo:rsid="01a38270"/>
    </style:style>
    <style:style style:name="T1224" style:family="text">
      <style:text-properties officeooo:rsid="01a4275e"/>
    </style:style>
    <style:style style:name="T1225" style:family="text">
      <style:text-properties officeooo:rsid="01a71e00"/>
    </style:style>
    <style:style style:name="T1226" style:family="text">
      <style:text-properties officeooo:rsid="01a93820"/>
    </style:style>
    <style:style style:name="T1227" style:family="text">
      <style:text-properties officeooo:rsid="01a9e1e5"/>
    </style:style>
    <style:style style:name="T1228" style:family="text">
      <style:text-properties officeooo:rsid="01aa47d1"/>
    </style:style>
    <style:style style:name="T1229" style:family="text">
      <style:text-properties officeooo:rsid="01acbf72"/>
    </style:style>
    <style:style style:name="T1230" style:family="text">
      <style:text-properties officeooo:rsid="01ad87ac"/>
    </style:style>
    <style:style style:name="T1231" style:family="text">
      <style:text-properties officeooo:rsid="01ae917f"/>
    </style:style>
    <style:style style:name="T1232" style:family="text">
      <style:text-properties officeooo:rsid="01b00080"/>
    </style:style>
    <style:style style:name="T1233" style:family="text">
      <style:text-properties officeooo:rsid="01b1828b"/>
    </style:style>
    <style:style style:name="T1234" style:family="text">
      <style:text-properties officeooo:rsid="01be2221"/>
    </style:style>
    <style:style style:name="T1235" style:family="text">
      <style:text-properties officeooo:rsid="01bf3c68"/>
    </style:style>
    <style:style style:name="T1236" style:family="text">
      <style:text-properties officeooo:rsid="01c1a389"/>
    </style:style>
    <style:style style:name="T1237" style:family="text">
      <style:text-properties officeooo:rsid="01c4b108"/>
    </style:style>
    <style:style style:name="T1238" style:family="text">
      <style:text-properties officeooo:rsid="01c73854"/>
    </style:style>
    <style:style style:name="T1239" style:family="text">
      <style:text-properties officeooo:rsid="01c7487f"/>
    </style:style>
    <style:style style:name="T1240" style:family="text">
      <style:text-properties officeooo:rsid="01c8aeb4"/>
    </style:style>
    <style:style style:name="T1241" style:family="text">
      <style:text-properties officeooo:rsid="01c931cc"/>
    </style:style>
    <style:style style:name="T1242" style:family="text">
      <style:text-properties officeooo:rsid="01cba2e2"/>
    </style:style>
    <style:style style:name="T1243" style:family="text">
      <style:text-properties officeooo:rsid="01ccfdb5"/>
    </style:style>
    <style:style style:name="T1244" style:family="text">
      <style:text-properties officeooo:rsid="01ce6bf3"/>
    </style:style>
    <style:style style:name="T1245" style:family="text">
      <style:text-properties officeooo:rsid="01d1081d"/>
    </style:style>
    <style:style style:name="T1246" style:family="text">
      <style:text-properties officeooo:rsid="01d24d96"/>
    </style:style>
    <style:style style:name="T1247" style:family="text">
      <style:text-properties officeooo:rsid="01d2dd7b"/>
    </style:style>
    <style:style style:name="T1248" style:family="text">
      <style:text-properties officeooo:rsid="01d4087d"/>
    </style:style>
    <style:style style:name="T1249" style:family="text">
      <style:text-properties officeooo:rsid="01d41d7a"/>
    </style:style>
    <style:style style:name="T1250" style:family="text">
      <style:text-properties officeooo:rsid="01d522fa"/>
    </style:style>
    <style:style style:name="T1251" style:family="text">
      <style:text-properties officeooo:rsid="01d578ba"/>
    </style:style>
    <style:style style:name="T1252" style:family="text">
      <style:text-properties officeooo:rsid="01d9ed7e"/>
    </style:style>
    <style:style style:name="T1253" style:family="text">
      <style:text-properties officeooo:rsid="01dba736"/>
    </style:style>
    <style:style style:name="T1254" style:family="text">
      <style:text-properties officeooo:rsid="01dd9e07"/>
    </style:style>
    <style:style style:name="T1255" style:family="text">
      <style:text-properties officeooo:rsid="01de50dd"/>
    </style:style>
    <style:style style:name="T1256" style:family="text">
      <style:text-properties officeooo:rsid="01de84c8"/>
    </style:style>
    <style:style style:name="T1257" style:family="text">
      <style:text-properties fo:font-size="12pt" style:font-size-asian="12pt"/>
    </style:style>
    <style:style style:name="T1258" style:family="text">
      <style:text-properties fo:font-size="12pt" officeooo:rsid="008071c1" style:font-size-asian="12pt"/>
    </style:style>
    <style:style style:name="T1259" style:family="text">
      <style:text-properties fo:font-size="12pt" officeooo:rsid="01e05be9" style:font-size-asian="12pt"/>
    </style:style>
    <style:style style:name="T1260" style:family="text">
      <style:text-properties fo:font-size="12pt" officeooo:rsid="01dba736" style:font-size-asian="12pt"/>
    </style:style>
    <style:style style:name="T1261" style:family="text">
      <style:text-properties officeooo:rsid="01e05be9"/>
    </style:style>
    <style:style style:name="T1262" style:family="text">
      <style:text-properties officeooo:rsid="01e23146"/>
    </style:style>
    <style:style style:name="T1263" style:family="text">
      <style:text-properties officeooo:rsid="01e32792"/>
    </style:style>
    <style:style style:name="T1264" style:family="text">
      <style:text-properties officeooo:rsid="01e5b25c"/>
    </style:style>
    <style:style style:name="T1265" style:family="text">
      <style:text-properties officeooo:rsid="01e7d3a8"/>
    </style:style>
    <style:style style:name="T1266" style:family="text">
      <style:text-properties officeooo:rsid="01e977a0"/>
    </style:style>
    <style:style style:name="T1267" style:family="text">
      <style:text-properties officeooo:rsid="01e984e6"/>
    </style:style>
    <style:style style:name="T1268" style:family="text">
      <style:text-properties officeooo:rsid="01eb4c2e"/>
    </style:style>
    <style:style style:name="T1269" style:family="text">
      <style:text-properties officeooo:rsid="01eeac09"/>
    </style:style>
    <style:style style:name="T1270" style:family="text">
      <style:text-properties officeooo:rsid="01f2a845"/>
    </style:style>
    <style:style style:name="T1271" style:family="text">
      <style:text-properties officeooo:rsid="01f6a4d2"/>
    </style:style>
    <style:style style:name="T1272" style:family="text">
      <style:text-properties officeooo:rsid="01f899a0"/>
    </style:style>
    <style:style style:name="T1273" style:family="text">
      <style:text-properties officeooo:rsid="01f954c3"/>
    </style:style>
    <style:style style:name="T1274" style:family="text">
      <style:text-properties officeooo:rsid="01fade7e"/>
    </style:style>
    <style:style style:name="T1275" style:family="text">
      <style:text-properties officeooo:rsid="01fca690"/>
    </style:style>
    <style:style style:name="T1276" style:family="text">
      <style:text-properties officeooo:rsid="01fd61f8"/>
    </style:style>
    <style:style style:name="T1277" style:family="text">
      <style:text-properties officeooo:rsid="01fd8937"/>
    </style:style>
    <style:style style:name="T1278" style:family="text">
      <style:text-properties officeooo:rsid="02002da6"/>
    </style:style>
    <style:style style:name="T1279" style:family="text">
      <style:text-properties officeooo:rsid="020038eb"/>
    </style:style>
    <style:style style:name="T1280" style:family="text">
      <style:text-properties officeooo:rsid="0201b09f"/>
    </style:style>
    <style:style style:name="T1281" style:family="text">
      <style:text-properties officeooo:rsid="02025c04"/>
    </style:style>
    <style:style style:name="T1282" style:family="text">
      <style:text-properties officeooo:rsid="02090ad9"/>
    </style:style>
    <style:style style:name="T1283" style:family="text">
      <style:text-properties officeooo:rsid="020e15b7"/>
    </style:style>
    <style:style style:name="T1284" style:family="text">
      <style:text-properties officeooo:rsid="0210efee"/>
    </style:style>
    <style:style style:name="T1285" style:family="text">
      <style:text-properties officeooo:rsid="0215355e"/>
    </style:style>
    <style:style style:name="T1286" style:family="text">
      <style:text-properties officeooo:rsid="0218d44d"/>
    </style:style>
    <style:style style:name="T1287" style:family="text">
      <style:text-properties officeooo:rsid="021bd5be"/>
    </style:style>
    <style:style style:name="T1288" style:family="text">
      <style:text-properties officeooo:rsid="021cba84"/>
    </style:style>
    <style:style style:name="T1289" style:family="text">
      <style:text-properties officeooo:rsid="021e551f"/>
    </style:style>
    <style:style style:name="T1290" style:family="text">
      <style:text-properties officeooo:rsid="022aa70c"/>
    </style:style>
    <style:style style:name="T1291" style:family="text">
      <style:text-properties officeooo:rsid="022de609"/>
    </style:style>
    <style:style style:name="T1292" style:family="text">
      <style:text-properties officeooo:rsid="022fa08b"/>
    </style:style>
    <style:style style:name="T1293" style:family="text">
      <style:text-properties officeooo:rsid="023713ce"/>
    </style:style>
    <style:style style:name="T1294" style:family="text">
      <style:text-properties officeooo:rsid="023ae376"/>
    </style:style>
    <style:style style:name="T1295" style:family="text">
      <style:text-properties officeooo:rsid="023b1947"/>
    </style:style>
    <style:style style:name="T1296" style:family="text">
      <style:text-properties officeooo:rsid="02400cf7"/>
    </style:style>
    <style:style style:name="T1297" style:family="text">
      <style:text-properties officeooo:rsid="025f0e5d"/>
    </style:style>
    <style:style style:name="T1298" style:family="text">
      <style:text-properties officeooo:rsid="02613b98"/>
    </style:style>
    <style:style style:name="T1299" style:family="text">
      <style:text-properties officeooo:rsid="0263781f"/>
    </style:style>
    <style:style style:name="T1300" style:family="text">
      <style:text-properties officeooo:rsid="027185ba"/>
    </style:style>
    <style:style style:name="T1301" style:family="text">
      <style:text-properties officeooo:rsid="02859305"/>
    </style:style>
    <style:style style:name="T1302" style:family="text">
      <style:text-properties officeooo:rsid="028a93dc"/>
    </style:style>
    <style:style style:name="T1303" style:family="text">
      <style:text-properties officeooo:rsid="028fb81c"/>
    </style:style>
    <style:style style:name="T1304" style:family="text">
      <style:text-properties officeooo:rsid="029158c4"/>
    </style:style>
    <style:style style:name="T1305" style:family="text">
      <style:text-properties officeooo:rsid="0291b1c4"/>
    </style:style>
    <style:style style:name="T1306" style:family="text">
      <style:text-properties officeooo:rsid="029376ed"/>
    </style:style>
    <style:style style:name="T1307" style:family="text">
      <style:text-properties officeooo:rsid="0295f028"/>
    </style:style>
    <style:style style:name="T1308" style:family="text">
      <style:text-properties officeooo:rsid="02983d53"/>
    </style:style>
    <style:style style:name="T1309" style:family="text">
      <style:text-properties officeooo:rsid="0298cf2e"/>
    </style:style>
    <style:style style:name="T1310" style:family="text">
      <style:text-properties officeooo:rsid="02991439"/>
    </style:style>
    <style:style style:name="T1311" style:family="text">
      <style:text-properties officeooo:rsid="029a1fc7"/>
    </style:style>
    <style:style style:name="T1312" style:family="text">
      <style:text-properties officeooo:rsid="029c5c1d"/>
    </style:style>
    <style:style style:name="T1313" style:family="text">
      <style:text-properties officeooo:rsid="029d6988"/>
    </style:style>
    <style:style style:name="T1314" style:family="text">
      <style:text-properties officeooo:rsid="02a4dde9"/>
    </style:style>
    <style:style style:name="T1315" style:family="text">
      <style:text-properties officeooo:rsid="02b03953"/>
    </style:style>
    <style:style style:name="T1316" style:family="text">
      <style:text-properties officeooo:rsid="02b71495"/>
    </style:style>
    <style:style style:name="T1317" style:family="text">
      <style:text-properties officeooo:rsid="02b8d085"/>
    </style:style>
    <style:style style:name="T1318" style:family="text">
      <style:text-properties officeooo:rsid="02b900ba"/>
    </style:style>
    <style:style style:name="T1319" style:family="text">
      <style:text-properties officeooo:rsid="02bb3df9"/>
    </style:style>
    <style:style style:name="T1320" style:family="text">
      <style:text-properties officeooo:rsid="02bb6239"/>
    </style:style>
    <style:style style:name="T1321" style:family="text">
      <style:text-properties officeooo:rsid="02bc59a0"/>
    </style:style>
    <style:style style:name="T1322" style:family="text">
      <style:text-properties officeooo:rsid="02c0dda0"/>
    </style:style>
    <style:style style:name="T1323" style:family="text">
      <style:text-properties officeooo:rsid="02c24bfb"/>
    </style:style>
    <style:style style:name="T1324" style:family="text">
      <style:text-properties officeooo:rsid="02cbbdd6"/>
    </style:style>
    <style:style style:name="T1325" style:family="text">
      <style:text-properties officeooo:rsid="02d05ae4"/>
    </style:style>
    <style:style style:name="T1326" style:family="text">
      <style:text-properties officeooo:rsid="02d3f7cd"/>
    </style:style>
    <style:style style:name="T1327" style:family="text">
      <style:text-properties officeooo:rsid="02d5eef2"/>
    </style:style>
    <style:style style:name="T1328" style:family="text">
      <style:text-properties officeooo:rsid="02d6072e"/>
    </style:style>
    <style:style style:name="T1329" style:family="text">
      <style:text-properties officeooo:rsid="02d7c86f"/>
    </style:style>
    <style:style style:name="T1330" style:family="text">
      <style:text-properties officeooo:rsid="02d95695"/>
    </style:style>
    <style:style style:name="T1331" style:family="text">
      <style:text-properties officeooo:rsid="02db2032"/>
    </style:style>
    <style:style style:name="T1332" style:family="text">
      <style:text-properties officeooo:rsid="02e36506"/>
    </style:style>
    <style:style style:name="T1333" style:family="text">
      <style:text-properties officeooo:rsid="02e36f43"/>
    </style:style>
    <style:style style:name="T1334" style:family="text">
      <style:text-properties officeooo:rsid="02e3b83d"/>
    </style:style>
    <style:style style:name="T1335" style:family="text">
      <style:text-properties officeooo:rsid="02e451ce"/>
    </style:style>
    <style:style style:name="T1336" style:family="text">
      <style:text-properties officeooo:rsid="02e538b7"/>
    </style:style>
    <style:style style:name="T1337" style:family="text">
      <style:text-properties officeooo:rsid="02e5c162"/>
    </style:style>
    <style:style style:name="T1338" style:family="text">
      <style:text-properties officeooo:rsid="02e5d3d2"/>
    </style:style>
    <style:style style:name="T1339" style:family="text">
      <style:text-properties officeooo:rsid="02e62d47"/>
    </style:style>
    <style:style style:name="T1340" style:family="text">
      <style:text-properties officeooo:rsid="02e6c84a"/>
    </style:style>
    <style:style style:name="T1341" style:family="text">
      <style:text-properties officeooo:rsid="02e89f5b"/>
    </style:style>
    <style:style style:name="T1342" style:family="text">
      <style:text-properties officeooo:rsid="02ea9e95"/>
    </style:style>
    <style:style style:name="T1343" style:family="text">
      <style:text-properties officeooo:rsid="02eb593b"/>
    </style:style>
    <style:style style:name="T1344" style:family="text">
      <style:text-properties officeooo:rsid="02ec6def"/>
    </style:style>
    <style:style style:name="T1345" style:family="text">
      <style:text-properties officeooo:rsid="02eda394"/>
    </style:style>
    <style:style style:name="T1346" style:family="text">
      <style:text-properties officeooo:rsid="02eeeb95"/>
    </style:style>
    <style:style style:name="T1347" style:family="text">
      <style:text-properties officeooo:rsid="02f123b6"/>
    </style:style>
    <style:style style:name="T1348" style:family="text">
      <style:text-properties officeooo:rsid="02f2fbca"/>
    </style:style>
    <style:style style:name="T1349" style:family="text">
      <style:text-properties officeooo:rsid="02f6ffb2"/>
    </style:style>
    <style:style style:name="T1350" style:family="text">
      <style:text-properties officeooo:rsid="03059e2f"/>
    </style:style>
    <style:style style:name="T1351" style:family="text">
      <style:text-properties officeooo:rsid="0307fbdb"/>
    </style:style>
    <style:style style:name="T1352" style:family="text">
      <style:text-properties officeooo:rsid="032405c6"/>
    </style:style>
    <style:style style:name="T1353" style:family="text">
      <style:text-properties officeooo:rsid="0326086c"/>
    </style:style>
    <style:style style:name="T1354" style:family="text">
      <style:text-properties officeooo:rsid="03299a5f"/>
    </style:style>
    <style:style style:name="T1355" style:family="text">
      <style:text-properties officeooo:rsid="03299ac2"/>
    </style:style>
    <style:style style:name="T1356" style:family="text">
      <style:text-properties officeooo:rsid="032d7330"/>
    </style:style>
    <style:style style:name="T1357" style:family="text">
      <style:text-properties officeooo:rsid="033ef7d6"/>
    </style:style>
    <style:style style:name="T1358" style:family="text">
      <style:text-properties officeooo:rsid="0340c4cd"/>
    </style:style>
    <style:style style:name="T1359" style:family="text">
      <style:text-properties officeooo:rsid="0342922f"/>
    </style:style>
    <style:style style:name="T1360" style:family="text">
      <style:text-properties officeooo:rsid="03444578"/>
    </style:style>
    <style:style style:name="T1361" style:family="text">
      <style:text-properties officeooo:rsid="0345d53f"/>
    </style:style>
    <style:style style:name="T1362" style:family="text">
      <style:text-properties officeooo:rsid="0349dac4"/>
    </style:style>
    <style:style style:name="T1363" style:family="text">
      <style:text-properties officeooo:rsid="034cf775"/>
    </style:style>
    <style:style style:name="T1364" style:family="text">
      <style:text-properties officeooo:rsid="034e66ab"/>
    </style:style>
    <style:style style:name="T1365" style:family="text">
      <style:text-properties officeooo:rsid="0350e1dd"/>
    </style:style>
    <style:style style:name="T1366" style:family="text">
      <style:text-properties officeooo:rsid="03527f6c"/>
    </style:style>
    <style:style style:name="T1367" style:family="text">
      <style:text-properties officeooo:rsid="03544a42"/>
    </style:style>
    <style:style style:name="T1368" style:family="text">
      <style:text-properties officeooo:rsid="0355cdef"/>
    </style:style>
    <style:style style:name="T1369" style:family="text">
      <style:text-properties officeooo:rsid="0356cfec"/>
    </style:style>
    <style:style style:name="T1370" style:family="text">
      <style:text-properties officeooo:rsid="0359040f"/>
    </style:style>
    <style:style style:name="T1371" style:family="text">
      <style:text-properties officeooo:rsid="035918a1"/>
    </style:style>
    <style:style style:name="T1372" style:family="text">
      <style:text-properties officeooo:rsid="035b31dc"/>
    </style:style>
    <style:style style:name="T1373" style:family="text">
      <style:text-properties officeooo:rsid="035c2ff8"/>
    </style:style>
    <style:style style:name="T1374" style:family="text">
      <style:text-properties officeooo:rsid="035f7600"/>
    </style:style>
    <style:style style:name="T1375" style:family="text">
      <style:text-properties officeooo:rsid="0377367c"/>
    </style:style>
    <style:style style:name="T1376" style:family="text">
      <style:text-properties officeooo:rsid="038bdd52"/>
    </style:style>
    <style:style style:name="T1377" style:family="text">
      <style:text-properties officeooo:rsid="038f2af1"/>
    </style:style>
    <style:style style:name="T1378" style:family="text">
      <style:text-properties officeooo:rsid="0390a909"/>
    </style:style>
    <style:style style:name="T1379" style:family="text">
      <style:text-properties officeooo:rsid="03978f2d"/>
    </style:style>
    <style:style style:name="T1380" style:family="text">
      <style:text-properties officeooo:rsid="039c2736"/>
    </style:style>
    <style:style style:name="T1381" style:family="text">
      <style:text-properties officeooo:rsid="039c8307"/>
    </style:style>
    <style:style style:name="T1382" style:family="text">
      <style:text-properties officeooo:rsid="039df878"/>
    </style:style>
    <style:style style:name="T1383" style:family="text">
      <style:text-properties officeooo:rsid="03a41db9"/>
    </style:style>
    <style:style style:name="T1384" style:family="text">
      <style:text-properties officeooo:rsid="03a73290"/>
    </style:style>
    <style:style style:name="T1385" style:family="text">
      <style:text-properties officeooo:rsid="03a74239"/>
    </style:style>
    <style:style style:name="T1386" style:family="text">
      <style:text-properties officeooo:rsid="03a9355e"/>
    </style:style>
    <style:style style:name="T1387" style:family="text">
      <style:text-properties officeooo:rsid="03acefeb"/>
    </style:style>
    <style:style style:name="T1388" style:family="text">
      <style:text-properties officeooo:rsid="03adf63e"/>
    </style:style>
    <style:style style:name="T1389" style:family="text">
      <style:text-properties officeooo:rsid="03af5d99"/>
    </style:style>
    <style:style style:name="T1390" style:family="text">
      <style:text-properties officeooo:rsid="03b05cb2"/>
    </style:style>
    <style:style style:name="T1391" style:family="text">
      <style:text-properties officeooo:rsid="03b0f131"/>
    </style:style>
    <style:style style:name="T1392" style:family="text">
      <style:text-properties officeooo:rsid="03b2b815"/>
    </style:style>
    <style:style style:name="T1393" style:family="text">
      <style:text-properties officeooo:rsid="03b4279f"/>
    </style:style>
    <style:style style:name="T1394" style:family="text">
      <style:text-properties officeooo:rsid="03b4d0a7"/>
    </style:style>
    <style:style style:name="T1395" style:family="text">
      <style:text-properties officeooo:rsid="03b7d958"/>
    </style:style>
    <style:style style:name="T1396" style:family="text">
      <style:text-properties officeooo:rsid="03bbef30"/>
    </style:style>
    <style:style style:name="T1397" style:family="text">
      <style:text-properties officeooo:rsid="03bc93dd"/>
    </style:style>
    <style:style style:name="T1398" style:family="text">
      <style:text-properties officeooo:rsid="03d5c0f0"/>
    </style:style>
    <style:style style:name="T1399" style:family="text">
      <style:text-properties officeooo:rsid="03d63793"/>
    </style:style>
    <style:style style:name="T1400" style:family="text">
      <style:text-properties officeooo:rsid="03d7d8ca"/>
    </style:style>
    <style:style style:name="T1401" style:family="text">
      <style:text-properties officeooo:rsid="03d7f40e"/>
    </style:style>
    <style:style style:name="T1402" style:family="text">
      <style:text-properties officeooo:rsid="03dac4f7"/>
    </style:style>
    <style:style style:name="T1403" style:family="text">
      <style:text-properties officeooo:rsid="03efbd87"/>
    </style:style>
    <style:style style:name="T1404" style:family="text">
      <style:text-properties officeooo:rsid="03f684ba"/>
    </style:style>
    <style:style style:name="T1405" style:family="text">
      <style:text-properties officeooo:rsid="03ff73e8"/>
    </style:style>
    <style:style style:name="T1406" style:family="text">
      <style:text-properties officeooo:rsid="04037a55"/>
    </style:style>
    <style:style style:name="T1407" style:family="text">
      <style:text-properties officeooo:rsid="0403e1fa"/>
    </style:style>
    <style:style style:name="T1408" style:family="text">
      <style:text-properties officeooo:rsid="0406e207"/>
    </style:style>
    <style:style style:name="T1409" style:family="text">
      <style:text-properties officeooo:rsid="0408baca"/>
    </style:style>
    <style:style style:name="T1410" style:family="text">
      <style:text-properties officeooo:rsid="040a2200"/>
    </style:style>
    <style:style style:name="T1411" style:family="text">
      <style:text-properties officeooo:rsid="040b00a2"/>
    </style:style>
    <style:style style:name="T1412" style:family="text">
      <style:text-properties officeooo:rsid="041c0f2e"/>
    </style:style>
    <style:style style:name="T1413" style:family="text">
      <style:text-properties officeooo:rsid="041c4441"/>
    </style:style>
    <style:style style:name="T1414" style:family="text">
      <style:text-properties officeooo:rsid="042092e8"/>
    </style:style>
    <style:style style:name="T1415" style:family="text">
      <style:text-properties officeooo:rsid="0423149e"/>
    </style:style>
    <style:style style:name="T1416" style:family="text">
      <style:text-properties officeooo:rsid="0424c82e"/>
    </style:style>
    <style:style style:name="T1417" style:family="text">
      <style:text-properties officeooo:rsid="0425cd3f"/>
    </style:style>
    <style:style style:name="T1418" style:family="text">
      <style:text-properties officeooo:rsid="04262dc1"/>
    </style:style>
    <style:style style:name="T1419" style:family="text">
      <style:text-properties officeooo:rsid="0429b3b9"/>
    </style:style>
    <style:style style:name="T1420" style:family="text">
      <style:text-properties officeooo:rsid="042bfcc1"/>
    </style:style>
    <style:style style:name="T1421" style:family="text">
      <style:text-properties officeooo:rsid="042de8e9"/>
    </style:style>
    <style:style style:name="T1422" style:family="text">
      <style:text-properties officeooo:rsid="0430efff"/>
    </style:style>
    <style:style style:name="T1423" style:family="text">
      <style:text-properties officeooo:rsid="043653e2"/>
    </style:style>
    <style:style style:name="T1424" style:family="text">
      <style:text-properties officeooo:rsid="04369376"/>
    </style:style>
    <style:style style:name="T1425" style:family="text">
      <style:text-properties officeooo:rsid="043796a1"/>
    </style:style>
    <style:style style:name="T1426" style:family="text">
      <style:text-properties officeooo:rsid="043b5f84"/>
    </style:style>
    <style:style style:name="T1427" style:family="text">
      <style:text-properties officeooo:rsid="043cac96"/>
    </style:style>
    <style:style style:name="T1428" style:family="text">
      <style:text-properties officeooo:rsid="043de722"/>
    </style:style>
    <style:style style:name="T1429" style:family="text">
      <style:text-properties officeooo:rsid="043e94e3"/>
    </style:style>
    <style:style style:name="T1430" style:family="text">
      <style:text-properties officeooo:rsid="043f79e6"/>
    </style:style>
    <style:style style:name="T1431" style:family="text">
      <style:text-properties officeooo:rsid="04416595"/>
    </style:style>
    <style:style style:name="T1432" style:family="text">
      <style:text-properties officeooo:rsid="04433209"/>
    </style:style>
    <style:style style:name="T1433" style:family="text">
      <style:text-properties officeooo:rsid="044fb5c5"/>
    </style:style>
    <style:style style:name="T1434" style:family="text">
      <style:text-properties officeooo:rsid="0461ae6d"/>
    </style:style>
    <style:style style:name="T1435" style:family="text">
      <style:text-properties officeooo:rsid="04620d46"/>
    </style:style>
    <style:style style:name="T1436" style:family="text">
      <style:text-properties officeooo:rsid="0463f5bd"/>
    </style:style>
    <style:style style:name="T1437" style:family="text">
      <style:text-properties style:font-name="Linux Biolinum G"/>
    </style:style>
    <style:style style:name="T1438" style:family="text">
      <style:text-properties style:font-name="Linux Biolinum G" fo:language="en" fo:country="GB" fo:font-weight="normal" officeooo:rsid="047bbc1a" style:font-weight-asian="normal" style:font-weight-complex="normal"/>
    </style:style>
    <style:style style:name="T1439" style:family="text">
      <style:text-properties style:font-name="Linux Biolinum G" fo:language="en" fo:country="GB" fo:font-weight="normal" officeooo:rsid="0510ead8" style:font-weight-asian="normal" style:font-weight-complex="normal"/>
    </style:style>
    <style:style style:name="T1440" style:family="text">
      <style:text-properties style:font-name="Linux Biolinum G" officeooo:rsid="0463f5bd"/>
    </style:style>
    <style:style style:name="T1441" style:family="text">
      <style:text-properties officeooo:rsid="04642110"/>
    </style:style>
    <style:style style:name="T1442" style:family="text">
      <style:text-properties officeooo:rsid="046874d2"/>
    </style:style>
    <style:style style:name="T1443" style:family="text">
      <style:text-properties officeooo:rsid="046e4726"/>
    </style:style>
    <style:style style:name="T1444" style:family="text">
      <style:text-properties officeooo:rsid="0473ff4a"/>
    </style:style>
    <style:style style:name="T1445" style:family="text">
      <style:text-properties officeooo:rsid="0474403e"/>
    </style:style>
    <style:style style:name="T1446" style:family="text">
      <style:text-properties officeooo:rsid="047554be"/>
    </style:style>
    <style:style style:name="T1447" style:family="text">
      <style:text-properties officeooo:rsid="04770506"/>
    </style:style>
    <style:style style:name="T1448" style:family="text">
      <style:text-properties officeooo:rsid="04782647"/>
    </style:style>
    <style:style style:name="T1449" style:family="text">
      <style:text-properties officeooo:rsid="0478d62f"/>
    </style:style>
    <style:style style:name="T1450" style:family="text">
      <style:text-properties officeooo:rsid="0479c705"/>
    </style:style>
    <style:style style:name="T1451" style:family="text">
      <style:text-properties officeooo:rsid="047a1003"/>
    </style:style>
    <style:style style:name="T1452" style:family="text">
      <style:text-properties officeooo:rsid="047f4b1f"/>
    </style:style>
    <style:style style:name="T1453" style:family="text">
      <style:text-properties officeooo:rsid="0481b31d"/>
    </style:style>
    <style:style style:name="T1454" style:family="text">
      <style:text-properties officeooo:rsid="048811ba"/>
    </style:style>
    <style:style style:name="T1455" style:family="text">
      <style:text-properties officeooo:rsid="048a54f7"/>
    </style:style>
    <style:style style:name="T1456" style:family="text">
      <style:text-properties officeooo:rsid="048b0389"/>
    </style:style>
    <style:style style:name="T1457" style:family="text">
      <style:text-properties officeooo:rsid="048c6276"/>
    </style:style>
    <style:style style:name="T1458" style:family="text">
      <style:text-properties officeooo:rsid="048de262"/>
    </style:style>
    <style:style style:name="T1459" style:family="text">
      <style:text-properties officeooo:rsid="0491a8e6"/>
    </style:style>
    <style:style style:name="T1460" style:family="text">
      <style:text-properties officeooo:rsid="049357d5"/>
    </style:style>
    <style:style style:name="T1461" style:family="text">
      <style:text-properties officeooo:rsid="04943bdd"/>
    </style:style>
    <style:style style:name="T1462" style:family="text">
      <style:text-properties officeooo:rsid="049599f7"/>
    </style:style>
    <style:style style:name="T1463" style:family="text">
      <style:text-properties officeooo:rsid="0495fb77"/>
    </style:style>
    <style:style style:name="T1464" style:family="text">
      <style:text-properties officeooo:rsid="04977f01"/>
    </style:style>
    <style:style style:name="T1465" style:family="text">
      <style:text-properties officeooo:rsid="0498e1b4"/>
    </style:style>
    <style:style style:name="T1466" style:family="text">
      <style:text-properties officeooo:rsid="0498ea4c"/>
    </style:style>
    <style:style style:name="T1467" style:family="text">
      <style:text-properties officeooo:rsid="0499a911"/>
    </style:style>
    <style:style style:name="T1468" style:family="text">
      <style:text-properties officeooo:rsid="049dd833"/>
    </style:style>
    <style:style style:name="T1469" style:family="text">
      <style:text-properties officeooo:rsid="049eca25"/>
    </style:style>
    <style:style style:name="T1470" style:family="text">
      <style:text-properties officeooo:rsid="049f7747"/>
    </style:style>
    <style:style style:name="T1471" style:family="text">
      <style:text-properties officeooo:rsid="04a0844d"/>
    </style:style>
    <style:style style:name="T1472" style:family="text">
      <style:text-properties officeooo:rsid="04a1f663"/>
    </style:style>
    <style:style style:name="T1473" style:family="text">
      <style:text-properties officeooo:rsid="04a2d985"/>
    </style:style>
    <style:style style:name="T1474" style:family="text">
      <style:text-properties officeooo:rsid="04abb676"/>
    </style:style>
    <style:style style:name="T1475" style:family="text">
      <style:text-properties officeooo:rsid="04acbea5"/>
    </style:style>
    <style:style style:name="T1476" style:family="text">
      <style:text-properties officeooo:rsid="04ae8e4d"/>
    </style:style>
    <style:style style:name="T1477" style:family="text">
      <style:text-properties officeooo:rsid="04b0653b"/>
    </style:style>
    <style:style style:name="T1478" style:family="text">
      <style:text-properties officeooo:rsid="04b0dfc8"/>
    </style:style>
    <style:style style:name="T1479" style:family="text">
      <style:text-properties officeooo:rsid="04b7c116"/>
    </style:style>
    <style:style style:name="T1480" style:family="text">
      <style:text-properties officeooo:rsid="04b81ee6"/>
    </style:style>
    <style:style style:name="T1481" style:family="text">
      <style:text-properties officeooo:rsid="04ba9299"/>
    </style:style>
    <style:style style:name="T1482" style:family="text">
      <style:text-properties officeooo:rsid="04bc3c8b"/>
    </style:style>
    <style:style style:name="T1483" style:family="text">
      <style:text-properties style:font-name="Times New Roman5" fo:font-size="10pt" fo:language="en" fo:country="GB" fo:font-weight="normal" officeooo:rsid="01e977a0"/>
    </style:style>
    <style:style style:name="T1484" style:family="text">
      <style:text-properties officeooo:rsid="04c2a9e9"/>
    </style:style>
    <style:style style:name="T1485" style:family="text">
      <style:text-properties officeooo:rsid="04c3b178"/>
    </style:style>
    <style:style style:name="T1486" style:family="text">
      <style:text-properties officeooo:rsid="04c3f999"/>
    </style:style>
    <style:style style:name="T1487" style:family="text">
      <style:text-properties officeooo:rsid="04c4b436"/>
    </style:style>
    <style:style style:name="T1488" style:family="text">
      <style:text-properties officeooo:rsid="04c9e6b6"/>
    </style:style>
    <style:style style:name="T1489" style:family="text">
      <style:text-properties officeooo:rsid="04cce6ae"/>
    </style:style>
    <style:style style:name="T1490" style:family="text">
      <style:text-properties officeooo:rsid="04d44344"/>
    </style:style>
    <style:style style:name="T1491" style:family="text">
      <style:text-properties officeooo:rsid="04d6271b"/>
    </style:style>
    <style:style style:name="T1492" style:family="text">
      <style:text-properties officeooo:rsid="04d9a721"/>
    </style:style>
    <style:style style:name="T1493" style:family="text">
      <style:text-properties officeooo:rsid="04dd39e8"/>
    </style:style>
    <style:style style:name="T1494" style:family="text">
      <style:text-properties officeooo:rsid="04e822b0"/>
    </style:style>
    <style:style style:name="T1495" style:family="text">
      <style:text-properties officeooo:rsid="04e9b94f"/>
    </style:style>
    <style:style style:name="T1496" style:family="text">
      <style:text-properties officeooo:rsid="04ec2a8a"/>
    </style:style>
    <style:style style:name="T1497" style:family="text">
      <style:text-properties officeooo:rsid="04f0aa10"/>
    </style:style>
    <style:style style:name="T1498" style:family="text">
      <style:text-properties officeooo:rsid="04f38522"/>
    </style:style>
    <style:style style:name="T1499" style:family="text">
      <style:text-properties officeooo:rsid="05035d43"/>
    </style:style>
    <style:style style:name="T1500" style:family="text">
      <style:text-properties officeooo:rsid="05080635"/>
    </style:style>
    <style:style style:name="T1501" style:family="text">
      <style:text-properties officeooo:rsid="050a9155"/>
    </style:style>
    <style:style style:name="T1502" style:family="text">
      <style:text-properties officeooo:rsid="050cf791"/>
    </style:style>
    <style:style style:name="T1503" style:family="text">
      <style:text-properties officeooo:rsid="050d732a"/>
    </style:style>
    <style:style style:name="T1504" style:family="text">
      <style:text-properties officeooo:rsid="050efa53"/>
    </style:style>
    <style:style style:name="T1505" style:family="text">
      <style:text-properties officeooo:rsid="0510ead8"/>
    </style:style>
    <style:style style:name="T1506" style:family="text">
      <style:text-properties officeooo:rsid="05155802"/>
    </style:style>
    <style:style style:name="T1507" style:family="text">
      <style:text-properties officeooo:rsid="05185ac8"/>
    </style:style>
    <style:style style:name="T1508" style:family="text">
      <style:text-properties officeooo:rsid="05187ac3"/>
    </style:style>
    <style:style style:name="T1509" style:family="text">
      <style:text-properties officeooo:rsid="0519533a"/>
    </style:style>
    <style:style style:name="T1510" style:family="text">
      <style:text-properties officeooo:rsid="051a1351"/>
    </style:style>
    <style:style style:name="T1511" style:family="text">
      <style:text-properties officeooo:rsid="051c6769"/>
    </style:style>
    <style:style style:name="T1512" style:family="text">
      <style:text-properties officeooo:rsid="051ee461"/>
    </style:style>
    <style:style style:name="T1513" style:family="text">
      <style:text-properties officeooo:rsid="0521ab7b"/>
    </style:style>
    <style:style style:name="T1514" style:family="text">
      <style:text-properties officeooo:rsid="05264e57"/>
    </style:style>
    <style:style style:name="T1515" style:family="text">
      <style:text-properties officeooo:rsid="052daff8"/>
    </style:style>
    <style:style style:name="T1516" style:family="text">
      <style:text-properties officeooo:rsid="0530d8cd"/>
    </style:style>
    <style:style style:name="T1517" style:family="text">
      <style:text-properties officeooo:rsid="0532a873"/>
    </style:style>
    <style:style style:name="T1518" style:family="text">
      <style:text-properties officeooo:rsid="05345600"/>
    </style:style>
    <style:style style:name="T1519" style:family="text">
      <style:text-properties officeooo:rsid="0534cd76"/>
    </style:style>
    <style:style style:name="T1520" style:family="text">
      <style:text-properties officeooo:rsid="0535b724"/>
    </style:style>
    <style:style style:name="T1521" style:family="text">
      <style:text-properties officeooo:rsid="0537b506"/>
    </style:style>
    <style:style style:name="T1522" style:family="text">
      <style:text-properties officeooo:rsid="0538e4ba"/>
    </style:style>
    <style:style style:name="T1523" style:family="text">
      <style:text-properties officeooo:rsid="053a76f4"/>
    </style:style>
    <style:style style:name="T1524" style:family="text">
      <style:text-properties officeooo:rsid="053fc946"/>
    </style:style>
    <style:style style:name="T1525" style:family="text">
      <style:text-properties officeooo:rsid="054137e4"/>
    </style:style>
    <style:style style:name="T1526" style:family="text">
      <style:text-properties officeooo:rsid="054193b3"/>
    </style:style>
    <style:style style:name="T1527" style:family="text">
      <style:text-properties officeooo:rsid="05428826"/>
    </style:style>
    <style:style style:name="T1528" style:family="text">
      <style:text-properties officeooo:rsid="05442190"/>
    </style:style>
    <style:style style:name="T1529" style:family="text">
      <style:text-properties officeooo:rsid="05461f80"/>
    </style:style>
    <style:style style:name="T1530" style:family="text">
      <style:text-properties officeooo:rsid="0547eb17"/>
    </style:style>
    <style:style style:name="T1531" style:family="text">
      <style:text-properties officeooo:rsid="0548e88a"/>
    </style:style>
    <style:style style:name="T1532" style:family="text">
      <style:text-properties officeooo:rsid="05491fb1"/>
    </style:style>
    <style:style style:name="T1533" style:family="text">
      <style:text-properties officeooo:rsid="054a419a"/>
    </style:style>
    <style:style style:name="T1534" style:family="text">
      <style:text-properties officeooo:rsid="054a801f"/>
    </style:style>
    <style:style style:name="T1535" style:family="text">
      <style:text-properties officeooo:rsid="054b27d1"/>
    </style:style>
    <style:style style:name="T1536" style:family="text">
      <style:text-properties officeooo:rsid="054c4113"/>
    </style:style>
    <style:style style:name="T1537" style:family="text">
      <style:text-properties officeooo:rsid="054f3dc1"/>
    </style:style>
    <style:style style:name="T1538" style:family="text">
      <style:text-properties officeooo:rsid="0553f7c9"/>
    </style:style>
    <style:style style:name="T1539" style:family="text">
      <style:text-properties officeooo:rsid="055b014c"/>
    </style:style>
    <style:style style:name="T1540" style:family="text">
      <style:text-properties officeooo:rsid="055cfdf8"/>
    </style:style>
    <style:style style:name="T1541" style:family="text">
      <style:text-properties officeooo:rsid="055de49a"/>
    </style:style>
    <style:style style:name="T1542" style:family="text">
      <style:text-properties officeooo:rsid="055fcf1f"/>
    </style:style>
    <style:style style:name="T1543" style:family="text">
      <style:text-properties officeooo:rsid="0560160c"/>
    </style:style>
    <style:style style:name="T1544" style:family="text">
      <style:text-properties officeooo:rsid="0560e9d2"/>
    </style:style>
    <style:style style:name="T1545" style:family="text">
      <style:text-properties officeooo:rsid="0564a959"/>
    </style:style>
    <style:style style:name="T1546" style:family="text">
      <style:text-properties officeooo:rsid="05658d94"/>
    </style:style>
    <style:style style:name="T1547" style:family="text">
      <style:text-properties officeooo:rsid="0567ee60"/>
    </style:style>
    <style:style style:name="T1548" style:family="text">
      <style:text-properties officeooo:rsid="056b07b5"/>
    </style:style>
    <style:style style:name="T1549" style:family="text">
      <style:text-properties officeooo:rsid="056b8c2d"/>
    </style:style>
    <style:style style:name="T1550" style:family="text">
      <style:text-properties officeooo:rsid="056d2177"/>
    </style:style>
    <style:style style:name="T1551" style:family="text">
      <style:text-properties officeooo:rsid="0572ba7b"/>
    </style:style>
    <style:style style:name="T1552" style:family="text">
      <style:text-properties officeooo:rsid="05733f32"/>
    </style:style>
    <style:style style:name="T1553" style:family="text">
      <style:text-properties officeooo:rsid="0578ed41"/>
    </style:style>
    <style:style style:name="T1554" style:family="text">
      <style:text-properties officeooo:rsid="057b8410"/>
    </style:style>
    <style:style style:name="T1555" style:family="text">
      <style:text-properties officeooo:rsid="057e8b78"/>
    </style:style>
    <style:style style:name="T1556" style:family="text">
      <style:text-properties officeooo:rsid="057fe61d"/>
    </style:style>
    <style:style style:name="T1557" style:family="text">
      <style:text-properties fo:language="fr" fo:country="BE"/>
    </style:style>
    <style:style style:name="T1558" style:family="text">
      <style:text-properties officeooo:rsid="0587e418"/>
    </style:style>
    <style:style style:name="T1559" style:family="text">
      <style:text-properties officeooo:rsid="058cc6b1"/>
    </style:style>
    <style:style style:name="T1560" style:family="text">
      <style:text-properties officeooo:rsid="058fd5b6"/>
    </style:style>
    <style:style style:name="T1561" style:family="text">
      <style:text-properties officeooo:rsid="058fe042"/>
    </style:style>
    <style:style style:name="T1562" style:family="text">
      <style:text-properties officeooo:rsid="0592534b"/>
    </style:style>
    <style:style style:name="T1563" style:family="text">
      <style:text-properties officeooo:rsid="05928f5e"/>
    </style:style>
    <style:style style:name="T1564" style:family="text">
      <style:text-properties officeooo:rsid="0592e989"/>
    </style:style>
    <style:style style:name="T1565" style:family="text">
      <style:text-properties officeooo:rsid="05934fa5"/>
    </style:style>
    <style:style style:name="T1566" style:family="text">
      <style:text-properties officeooo:rsid="05942359"/>
    </style:style>
    <style:style style:name="T1567" style:family="text">
      <style:text-properties officeooo:rsid="0595783a"/>
    </style:style>
    <style:style style:name="T1568" style:family="text">
      <style:text-properties officeooo:rsid="059b6b48"/>
    </style:style>
    <style:style style:name="T1569" style:family="text">
      <style:text-properties officeooo:rsid="0466b3f9"/>
    </style:style>
    <style:style style:name="T1570" style:family="text">
      <style:text-properties officeooo:rsid="05aba8d4"/>
    </style:style>
    <style:style style:name="T1571" style:family="text">
      <style:text-properties officeooo:rsid="05af6289"/>
    </style:style>
    <style:style style:name="T1572" style:family="text">
      <style:text-properties officeooo:rsid="05b06512"/>
    </style:style>
    <style:style style:name="T1573" style:family="text">
      <style:text-properties officeooo:rsid="05b11a75"/>
    </style:style>
    <style:style style:name="T1574" style:family="text">
      <style:text-properties officeooo:rsid="05b92fc1"/>
    </style:style>
    <style:style style:name="T1575" style:family="text">
      <style:text-properties officeooo:rsid="05b9d5a9"/>
    </style:style>
    <style:style style:name="T1576" style:family="text">
      <style:text-properties officeooo:rsid="05bffef7"/>
    </style:style>
    <style:style style:name="T1577" style:family="text">
      <style:text-properties officeooo:rsid="05c18bad"/>
    </style:style>
    <style:style style:name="T1578" style:family="text">
      <style:text-properties officeooo:rsid="05c42bfc"/>
    </style:style>
    <style:style style:name="T1579" style:family="text">
      <style:text-properties officeooo:rsid="05d028f7"/>
    </style:style>
    <style:style style:name="T1580" style:family="text">
      <style:text-properties fo:font-size="11pt" fo:font-style="italic" style:font-size-asian="11pt" style:font-style-asian="italic" style:font-size-complex="11pt" style:font-style-complex="italic"/>
    </style:style>
    <style:style style:name="T1581" style:family="text">
      <style:text-properties fo:font-size="11pt" fo:font-style="italic" officeooo:rsid="05d334f4" style:font-size-asian="11pt" style:font-style-asian="italic" style:font-size-complex="11pt" style:font-style-complex="italic"/>
    </style:style>
    <style:style style:name="T1582" style:family="text">
      <style:text-properties fo:font-size="11pt" fo:language="en" fo:country="GB" fo:font-weight="normal" officeooo:rsid="05db4e35" style:font-size-asian="11pt" style:font-weight-asian="normal" style:font-size-complex="11pt" style:font-weight-complex="normal"/>
    </style:style>
    <style:style style:name="T1583" style:family="text">
      <style:text-properties fo:font-size="11pt" fo:language="en" fo:country="GB" fo:font-style="italic" fo:font-weight="normal" officeooo:rsid="05db4e35" style:font-size-asian="11pt" style:font-style-asian="italic" style:font-weight-asian="normal" style:font-size-complex="11pt" style:font-style-complex="italic" style:font-weight-complex="normal"/>
    </style:style>
    <style:style style:name="T1584" style:family="text">
      <style:text-properties fo:font-size="11pt" fo:language="en" fo:country="GB" fo:font-weight="bold" officeooo:rsid="05db4e35" style:font-size-asian="11pt" style:font-weight-asian="bold" style:font-size-complex="11pt" style:font-weight-complex="bold"/>
    </style:style>
    <style:style style:name="T1585" style:family="text">
      <style:text-properties fo:font-size="11pt" fo:language="en" fo:country="GB" fo:font-style="normal" fo:font-weight="normal" officeooo:rsid="05fb5072" style:font-size-asian="11pt" style:font-style-asian="normal" style:font-weight-asian="normal" style:font-size-complex="11pt" style:font-style-complex="normal" style:font-weight-complex="normal"/>
    </style:style>
    <style:style style:name="T1586" style:family="text">
      <style:text-properties fo:font-size="11pt" fo:language="en" fo:country="GB" fo:font-style="normal" fo:font-weight="normal" officeooo:rsid="05fb5072" style:font-size-asian="9.60000038146973pt" style:font-style-asian="normal" style:font-weight-asian="normal" style:font-size-complex="11pt" style:font-style-complex="normal" style:font-weight-complex="normal"/>
    </style:style>
    <style:style style:name="T1587" style:family="text">
      <style:text-properties fo:font-size="11pt" fo:language="en" fo:country="GB" fo:font-style="normal" fo:font-weight="bold" officeooo:rsid="05fb5072" style:font-size-asian="11pt" style:font-style-asian="normal" style:font-weight-asian="bold" style:font-size-complex="11pt" style:font-style-complex="normal" style:font-weight-complex="bold"/>
    </style:style>
    <style:style style:name="T1588" style:family="text">
      <style:text-properties officeooo:rsid="05ddf904"/>
    </style:style>
    <style:style style:name="T1589" style:family="text">
      <style:text-properties officeooo:rsid="05debeb1"/>
    </style:style>
    <style:style style:name="T1590" style:family="text">
      <style:text-properties officeooo:rsid="05dffe0b"/>
    </style:style>
    <style:style style:name="T1591" style:family="text">
      <style:text-properties officeooo:rsid="05e06897"/>
    </style:style>
    <style:style style:name="T1592" style:family="text">
      <style:text-properties officeooo:rsid="05e1bab9"/>
    </style:style>
    <style:style style:name="T1593" style:family="text">
      <style:text-properties officeooo:rsid="05e41763"/>
    </style:style>
    <style:style style:name="T1594" style:family="text">
      <style:text-properties officeooo:rsid="05e586ff"/>
    </style:style>
    <style:style style:name="T1595" style:family="text">
      <style:text-properties officeooo:rsid="05e6e897"/>
    </style:style>
    <style:style style:name="T1596" style:family="text">
      <style:text-properties officeooo:rsid="05e7ee78"/>
    </style:style>
    <style:style style:name="T1597" style:family="text">
      <style:text-properties officeooo:rsid="05e968ab"/>
    </style:style>
    <style:style style:name="T1598" style:family="text">
      <style:text-properties officeooo:rsid="05e96cdf"/>
    </style:style>
    <style:style style:name="T1599" style:family="text">
      <style:text-properties officeooo:rsid="05eab66f"/>
    </style:style>
    <style:style style:name="T1600" style:family="text">
      <style:text-properties officeooo:rsid="05ebe8c4"/>
    </style:style>
    <style:style style:name="T1601" style:family="text">
      <style:text-properties officeooo:rsid="05ecdd04"/>
    </style:style>
    <style:style style:name="T1602" style:family="text">
      <style:text-properties officeooo:rsid="05ee7f0d"/>
    </style:style>
    <style:style style:name="T1603" style:family="text">
      <style:text-properties officeooo:rsid="05f04c87"/>
    </style:style>
    <style:style style:name="T1604" style:family="text">
      <style:text-properties officeooo:rsid="05f369a0"/>
    </style:style>
    <style:style style:name="T1605" style:family="text">
      <style:text-properties officeooo:rsid="05f729e4"/>
    </style:style>
    <style:style style:name="T1606" style:family="text">
      <style:text-properties officeooo:rsid="05fe8afe"/>
    </style:style>
    <style:style style:name="T1607" style:family="text">
      <style:text-properties officeooo:rsid="06018b0d"/>
    </style:style>
    <style:style style:name="T1608" style:family="text">
      <style:text-properties officeooo:rsid="0606e2b2"/>
    </style:style>
    <style:style style:name="T1609" style:family="text">
      <style:text-properties officeooo:rsid="06087df5"/>
    </style:style>
    <style:style style:name="T1610" style:family="text">
      <style:text-properties officeooo:rsid="060a5777"/>
    </style:style>
    <style:style style:name="T1611" style:family="text">
      <style:text-properties officeooo:rsid="060f4fca"/>
    </style:style>
    <style:style style:name="T1612" style:family="text">
      <style:text-properties officeooo:rsid="0610f92d"/>
    </style:style>
    <style:style style:name="T1613" style:family="text">
      <style:text-properties officeooo:rsid="0611ceeb"/>
    </style:style>
    <style:style style:name="T1614" style:family="text">
      <style:text-properties officeooo:rsid="061686f0"/>
    </style:style>
    <style:style style:name="T1615" style:family="text">
      <style:text-properties officeooo:rsid="0619b948"/>
    </style:style>
    <style:style style:name="T1616" style:family="text">
      <style:text-properties officeooo:rsid="061c346b"/>
    </style:style>
    <style:style style:name="T1617" style:family="text">
      <style:text-properties officeooo:rsid="061d34e4"/>
    </style:style>
    <style:style style:name="T1618" style:family="text">
      <style:text-properties officeooo:rsid="061db7e8"/>
    </style:style>
    <style:style style:name="T1619" style:family="text">
      <style:text-properties officeooo:rsid="061df349"/>
    </style:style>
    <style:style style:name="T1620" style:family="text">
      <style:text-properties officeooo:rsid="061f16f0"/>
    </style:style>
    <style:style style:name="T1621" style:family="text">
      <style:text-properties officeooo:rsid="0622d982"/>
    </style:style>
    <style:style style:name="T1622" style:family="text">
      <style:text-properties officeooo:rsid="0624a4d2"/>
    </style:style>
    <style:style style:name="T1623" style:family="text">
      <style:text-properties officeooo:rsid="062b3dc7"/>
    </style:style>
    <style:style style:name="T1624" style:family="text">
      <style:text-properties officeooo:rsid="0633eacb"/>
    </style:style>
    <style:style style:name="T1625" style:family="text">
      <style:text-properties officeooo:rsid="0635610e"/>
    </style:style>
    <style:style style:name="T1626" style:family="text">
      <style:text-properties officeooo:rsid="063baa52"/>
    </style:style>
    <style:style style:name="T1627" style:family="text">
      <style:text-properties officeooo:rsid="063f25f9"/>
    </style:style>
    <style:style style:name="T1628" style:family="text">
      <style:text-properties officeooo:rsid="0647d1a0"/>
    </style:style>
    <style:style style:name="T1629" style:family="text">
      <style:text-properties officeooo:rsid="064983d9"/>
    </style:style>
    <style:style style:name="T1630" style:family="text">
      <style:text-properties officeooo:rsid="064a2567"/>
    </style:style>
    <style:style style:name="T1631" style:family="text">
      <style:text-properties officeooo:rsid="064b91a7"/>
    </style:style>
    <style:style style:name="T1632" style:family="text">
      <style:text-properties officeooo:rsid="064fe454"/>
    </style:style>
    <style:style style:name="T1633" style:family="text">
      <style:text-properties officeooo:rsid="06577d6a"/>
    </style:style>
    <style:style style:name="T1634" style:family="text">
      <style:text-properties officeooo:rsid="0658d23e"/>
    </style:style>
    <style:style style:name="T1635" style:family="text">
      <style:text-properties officeooo:rsid="065f5168"/>
    </style:style>
    <style:style style:name="T1636" style:family="text">
      <style:text-properties officeooo:rsid="06632333"/>
    </style:style>
    <style:style style:name="T1637" style:family="text">
      <style:text-properties officeooo:rsid="02b06ad9"/>
    </style:style>
    <style:style style:name="T1638" style:family="text">
      <style:text-properties officeooo:rsid="02a85c0c"/>
    </style:style>
    <style:style style:name="T1639" style:family="text">
      <style:text-properties officeooo:rsid="066651d3"/>
    </style:style>
    <style:style style:name="T1640" style:family="text">
      <style:text-properties officeooo:rsid="06697e6a"/>
    </style:style>
    <style:style style:name="T1641" style:family="text">
      <style:text-properties officeooo:rsid="066b4332"/>
    </style:style>
    <style:style style:name="T1642" style:family="text">
      <style:text-properties officeooo:rsid="066ce296"/>
    </style:style>
    <style:style style:name="T1643" style:family="text">
      <style:text-properties officeooo:rsid="066d416b"/>
    </style:style>
    <style:style style:name="T1644" style:family="text">
      <style:text-properties officeooo:rsid="06726618"/>
    </style:style>
    <style:style style:name="T1645" style:family="text">
      <style:text-properties officeooo:rsid="0675f71f"/>
    </style:style>
    <style:style style:name="T1646" style:family="text">
      <style:text-properties officeooo:rsid="06764be8"/>
    </style:style>
    <style:style style:name="T1647" style:family="text">
      <style:text-properties officeooo:rsid="067f9f32"/>
    </style:style>
    <style:style style:name="T1648" style:family="text">
      <style:text-properties officeooo:rsid="06822852"/>
    </style:style>
    <style:style style:name="T1649" style:family="text">
      <style:text-properties officeooo:rsid="06833a4f"/>
    </style:style>
    <style:style style:name="T1650" style:family="text">
      <style:text-properties officeooo:rsid="06850e5d"/>
    </style:style>
    <style:style style:name="T1651" style:family="text">
      <style:text-properties officeooo:rsid="0692a5b0"/>
    </style:style>
    <style:style style:name="T1652" style:family="text">
      <style:text-properties officeooo:rsid="0692fbb1"/>
    </style:style>
    <style:style style:name="T1653" style:family="text">
      <style:text-properties style:font-name="Trebuchet MS" fo:font-size="12pt" style:font-size-asian="12pt" style:font-size-complex="12pt"/>
    </style:style>
    <style:style style:name="T1654" style:family="text">
      <style:text-properties style:font-name="Trebuchet MS" fo:font-size="12pt" officeooo:rsid="09cd29fd" style:font-size-asian="12pt" style:font-size-complex="12pt"/>
    </style:style>
    <style:style style:name="T1655" style:family="text">
      <style:text-properties style:font-name="Trebuchet MS" fo:font-size="12pt" officeooo:rsid="0c2a2356" style:font-size-asian="12pt" style:font-size-complex="12pt"/>
    </style:style>
    <style:style style:name="T1656" style:family="text">
      <style:text-properties style:font-name="Trebuchet MS" fo:font-size="12pt" fo:font-style="italic" officeooo:rsid="0c2a2356" style:font-size-asian="12pt" style:font-style-asian="italic" style:font-size-complex="12pt" style:font-style-complex="italic"/>
    </style:style>
    <style:style style:name="T1657" style:family="text">
      <style:text-properties style:font-name="Trebuchet MS" fo:language="en" fo:country="GB" fo:font-weight="normal" style:font-weight-asian="normal" style:font-weight-complex="normal"/>
    </style:style>
    <style:style style:name="T1658" style:family="text">
      <style:text-properties style:font-name="Trebuchet MS" fo:language="en" fo:country="GB" fo:font-weight="normal" officeooo:rsid="046574b6" style:font-weight-asian="normal" style:font-weight-complex="normal"/>
    </style:style>
    <style:style style:name="T1659" style:family="text">
      <style:text-properties style:font-name="Trebuchet MS" fo:language="en" fo:country="GB" fo:font-weight="normal" officeooo:rsid="04a63857" style:font-weight-asian="normal" style:font-weight-complex="normal"/>
    </style:style>
    <style:style style:name="T1660" style:family="text">
      <style:text-properties style:font-name="Trebuchet MS" fo:language="en" fo:country="GB" fo:font-weight="normal" officeooo:rsid="04174241" style:font-weight-asian="normal" style:font-weight-complex="normal"/>
    </style:style>
    <style:style style:name="T1661" style:family="text">
      <style:text-properties style:font-name="Trebuchet MS" fo:language="en" fo:country="GB" fo:font-weight="normal" officeooo:rsid="0463f5bd" style:font-weight-asian="normal" style:font-weight-complex="normal"/>
    </style:style>
    <style:style style:name="T1662" style:family="text">
      <style:text-properties style:font-name="Trebuchet MS" fo:language="en" fo:country="GB" fo:font-weight="normal" officeooo:rsid="0424c82e" style:font-weight-asian="normal" style:font-weight-complex="normal"/>
    </style:style>
    <style:style style:name="T1663" style:family="text">
      <style:text-properties style:font-name="Trebuchet MS" fo:language="en" fo:country="GB" fo:font-weight="normal" officeooo:rsid="0618bdb4" style:font-weight-asian="normal" style:font-weight-complex="normal"/>
    </style:style>
    <style:style style:name="T1664" style:family="text">
      <style:text-properties style:font-name="Trebuchet MS" fo:language="en" fo:country="GB" fo:font-weight="normal" officeooo:rsid="0696b22a" style:font-weight-asian="normal" style:font-weight-complex="normal"/>
    </style:style>
    <style:style style:name="T1665" style:family="text">
      <style:text-properties style:font-name="Trebuchet MS" fo:language="en" fo:country="GB" fo:font-weight="normal" officeooo:rsid="0481b71b" style:font-weight-asian="normal" style:font-weight-complex="normal"/>
    </style:style>
    <style:style style:name="T1666" style:family="text">
      <style:text-properties style:font-name="Trebuchet MS" fo:language="en" fo:country="GB" fo:font-weight="normal" officeooo:rsid="0482410f" style:font-weight-asian="normal" style:font-weight-complex="normal"/>
    </style:style>
    <style:style style:name="T1667" style:family="text">
      <style:text-properties style:font-name="Trebuchet MS" fo:language="en" fo:country="GB" fo:font-weight="normal" officeooo:rsid="05595951" style:font-weight-asian="normal" style:font-weight-complex="normal"/>
    </style:style>
    <style:style style:name="T1668" style:family="text">
      <style:text-properties style:font-name="Trebuchet MS" fo:language="en" fo:country="GB" fo:font-weight="normal" officeooo:rsid="0481b31d" style:font-weight-asian="normal" style:font-weight-complex="normal"/>
    </style:style>
    <style:style style:name="T1669" style:family="text">
      <style:text-properties style:font-name="Trebuchet MS" fo:language="en" fo:country="GB" fo:font-weight="normal" officeooo:rsid="04192f38" style:font-weight-asian="normal" style:font-weight-complex="normal"/>
    </style:style>
    <style:style style:name="T1670" style:family="text">
      <style:text-properties style:font-name="Trebuchet MS" fo:language="en" fo:country="GB" fo:font-weight="normal" officeooo:rsid="041e9b5a" style:font-weight-asian="normal" style:font-weight-complex="normal"/>
    </style:style>
    <style:style style:name="T1671" style:family="text">
      <style:text-properties style:font-name="Trebuchet MS" fo:language="en" fo:country="GB" fo:font-weight="normal" officeooo:rsid="049599f7" style:font-weight-asian="normal" style:font-weight-complex="normal"/>
    </style:style>
    <style:style style:name="T1672" style:family="text">
      <style:text-properties style:font-name="Trebuchet MS" fo:font-weight="normal" officeooo:rsid="0032a8df" style:font-weight-asian="normal" style:font-weight-complex="normal"/>
    </style:style>
    <style:style style:name="T1673" style:family="text">
      <style:text-properties style:font-name="Trebuchet MS" fo:font-weight="normal" officeooo:rsid="05cc1039" style:font-weight-asian="normal" style:font-weight-complex="normal"/>
    </style:style>
    <style:style style:name="T1674" style:family="text">
      <style:text-properties style:font-name="Trebuchet MS" fo:font-weight="normal" officeooo:rsid="04b6fb2a" style:font-weight-asian="normal" style:font-weight-complex="normal"/>
    </style:style>
    <style:style style:name="T1675" style:family="text">
      <style:text-properties style:font-name="Trebuchet MS" fo:font-weight="normal" officeooo:rsid="041627a3" style:font-weight-asian="normal" style:font-weight-complex="normal"/>
    </style:style>
    <style:style style:name="T1676" style:family="text">
      <style:text-properties style:font-name="Trebuchet MS" fo:font-weight="normal" officeooo:rsid="041c0f2e" style:font-weight-asian="normal" style:font-weight-complex="normal"/>
    </style:style>
    <style:style style:name="T1677" style:family="text">
      <style:text-properties officeooo:rsid="0698490e"/>
    </style:style>
    <style:style style:name="T1678" style:family="text">
      <style:text-properties officeooo:rsid="04cc56fd"/>
    </style:style>
    <style:style style:name="T1679" style:family="text">
      <style:text-properties officeooo:rsid="0481b71b"/>
    </style:style>
    <style:style style:name="T1680" style:family="text">
      <style:text-properties officeooo:rsid="069aab70"/>
    </style:style>
    <style:style style:name="T1681" style:family="text">
      <style:text-properties officeooo:rsid="069b3741"/>
    </style:style>
    <style:style style:name="T1682" style:family="text">
      <style:text-properties officeooo:rsid="069c5625"/>
    </style:style>
    <style:style style:name="T1683" style:family="text">
      <style:text-properties officeooo:rsid="069e9206"/>
    </style:style>
    <style:style style:name="T1684" style:family="text">
      <style:text-properties officeooo:rsid="06a2cbbe"/>
    </style:style>
    <style:style style:name="T1685" style:family="text">
      <style:text-properties officeooo:rsid="0558324b"/>
    </style:style>
    <style:style style:name="T1686" style:family="text">
      <style:text-properties fo:font-size="22pt" style:font-size-asian="22pt" style:font-size-complex="22pt"/>
    </style:style>
    <style:style style:name="T1687" style:family="text">
      <style:text-properties officeooo:rsid="06b5bee0"/>
    </style:style>
    <style:style style:name="T1688" style:family="text">
      <style:text-properties officeooo:rsid="06be19f8"/>
    </style:style>
    <style:style style:name="T1689" style:family="text">
      <style:text-properties officeooo:rsid="06c2aa4d"/>
    </style:style>
    <style:style style:name="T1690" style:family="text">
      <style:text-properties officeooo:rsid="06c76642"/>
    </style:style>
    <style:style style:name="T1691" style:family="text">
      <style:text-properties officeooo:rsid="06c9a5e2"/>
    </style:style>
    <style:style style:name="T1692" style:family="text">
      <style:text-properties officeooo:rsid="06cc6abc"/>
    </style:style>
    <style:style style:name="T1693" style:family="text">
      <style:text-properties officeooo:rsid="06d5847c"/>
    </style:style>
    <style:style style:name="T1694" style:family="text">
      <style:text-properties officeooo:rsid="06dd2a4e"/>
    </style:style>
    <style:style style:name="T1695" style:family="text">
      <style:text-properties officeooo:rsid="06ddd501"/>
    </style:style>
    <style:style style:name="fr1" style:family="graphic" style:parent-style-name="Frame">
      <style:graphic-properties fo:margin-left="0.254cm" fo:margin-right="0cm" style:wrap="left" style:number-wrapped-paragraphs="no-limit" style:vertical-pos="from-top" style:vertical-rel="paragraph" style:horizontal-pos="right" style:horizontal-rel="paragraph" fo:background-color="#ffff99" style:background-transparency="0%" draw:fill="solid" draw:fill-color="#ffff99" draw:opacity="100%" fo:padding="0.203cm" fo:border="0.06pt solid #000000" style:shadow="#808080 0.178cm 0.178cm" draw:shadow-opacity="100%"/>
    </style:style>
    <style:style style:name="fr2" style:family="graphic" style:parent-style-name="Frame">
      <style:graphic-properties fo:margin-left="0.254cm" fo:margin-right="0cm" style:wrap="left" style:number-wrapped-paragraphs="no-limit" style:vertical-pos="from-top" style:vertical-rel="paragraph" style:horizontal-pos="from-left" style:horizontal-rel="paragraph" fo:background-color="#ffff99" style:background-transparency="0%" draw:fill="solid" draw:fill-color="#ffff99" draw:opacity="100%" fo:padding="0.203cm" fo:border="0.06pt solid #000000" style:shadow="#808080 0.178cm 0.178cm" draw:shadow-opacity="100%"/>
    </style:style>
    <style:style style:name="fr3" style:family="graphic" style:parent-style-name="Frame">
      <style:graphic-properties fo:margin-left="0.254cm" fo:margin-right="0cm" style:wrap="left" style:number-wrapped-paragraphs="no-limit" style:vertical-pos="from-top" style:vertical-rel="paragraph" style:horizontal-pos="from-left" style:horizontal-rel="paragraph" fo:background-color="#ffff99" style:background-transparency="0%" draw:fill="solid" draw:fill-color="#ffff99" draw:opacity="100%" fo:padding="0.254cm" fo:border="0.06pt solid #000000" style:shadow="#808080 0.178cm 0.178cm" draw:shadow-opacity="100%"/>
    </style:style>
    <style:style style:name="fr4" style:family="graphic" style:parent-style-name="Frame">
      <style:graphic-properties fo:margin-left="0.254cm" fo:margin-right="0cm" style:wrap="left" style:number-wrapped-paragraphs="no-limit" style:vertical-pos="from-top" style:vertical-rel="paragraph" style:horizontal-pos="from-left" style:horizontal-rel="paragraph" fo:background-color="#ffff99" style:background-transparency="0%" draw:fill="solid" draw:fill-color="#ffff99" draw:opacity="100%" draw:fill-image-width="0cm" draw:fill-image-height="0cm" fo:padding="0cm" fo:border="none" style:shadow="none" draw:shadow-opacity="100%"/>
    </style:style>
    <style:style style:name="fr5" style:family="graphic" style:parent-style-name="Frame">
      <style:graphic-properties fo:margin-left="0.254cm" fo:margin-right="0cm" style:wrap="left" style:number-wrapped-paragraphs="no-limit" style:vertical-pos="from-top" style:vertical-rel="paragraph" style:horizontal-pos="right" style:horizontal-rel="paragraph" fo:background-color="#ffff99" style:background-transparency="0%" draw:fill="solid" draw:fill-color="#ffff99" draw:opacity="100%" fo:padding="0.254cm" fo:border="0.06pt solid #000000" style:shadow="#808080 0.178cm 0.178cm" draw:shadow-opacity="100%"/>
    </style:style>
    <style:style style:name="fr6" style:family="graphic" style:parent-style-name="Frame">
      <style:graphic-properties style:wrap="left" style:number-wrapped-paragraphs="no-limit" style:vertical-pos="from-top" style:vertical-rel="paragraph" style:horizontal-pos="from-left" style:horizontal-rel="paragraph" fo:background-color="#ffff99" style:background-transparency="0%" draw:fill="solid" draw:fill-color="#ffff99" draw:opacity="100%" fo:padding="0.203cm" fo:border="0.06pt solid #000000" style:shadow="#808080 0.178cm 0.178cm" draw:shadow-opacity="100%"/>
    </style:style>
    <style:style style:name="fr7" style:family="graphic" style:parent-style-name="Frame">
      <style:graphic-properties fo:margin-left="0.254cm" fo:margin-right="0cm" style:wrap="left" style:number-wrapped-paragraphs="no-limit" style:vertical-pos="from-top" style:vertical-rel="paragraph" style:horizontal-pos="from-left" style:horizontal-rel="paragraph" fo:background-color="#ffff99" style:background-transparency="0%" draw:fill="solid" draw:fill-color="#ffff99" draw:opacity="100%" draw:fill-image-width="0cm" draw:fill-image-height="0cm" fo:padding="0.254cm" fo:border="0.06pt solid #000000" style:shadow="#808080 0.178cm 0.178cm" draw:shadow-opacity="100%"/>
    </style:style>
    <style:style style:name="fr8" style:family="graphic" style:parent-style-name="Frame">
      <style:graphic-properties style:wrap="left" style:number-wrapped-paragraphs="no-limit" style:vertical-pos="from-top" style:vertical-rel="paragraph" style:horizontal-pos="right" style:horizontal-rel="paragraph" fo:background-color="#ffff99" style:background-transparency="0%" draw:fill="solid" draw:fill-color="#ffff99" draw:opacity="100%" fo:padding="0.203cm" fo:border="0.06pt solid #000000" style:shadow="#808080 0.178cm 0.178cm" draw:shadow-opacity="100%"/>
    </style:style>
    <style:style style:name="Sect1" style:family="section">
      <style:section-properties style:editable="false">
        <style:columns fo:column-count="1" fo:column-gap="0cm"/>
        <text:notes-configuration text:note-class="endnot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P689" text:outline-level="1"><text:bookmark-start text:name="__RefHeading__24916_1156635009"/>THE EDEN FRUITARIAN GUIDEBOOK<text:bookmark-end text:name="__RefHeading__24916_1156635009"/></text:h>
        <text:p text:style-name="P2"/>
        <text:p text:style-name="P19">A<text:span text:style-name="T1211">nother</text:span> bookful of uncommon sense.</text:p>
        <text:p text:style-name="P122">A Guidebook to Eden <text:span text:style-name="T1211">F</text:span>ruitarianism</text:p>
        <text:p text:style-name="P19"/>
        <text:p text:style-name="P126">FIRST EDITION - <text:span text:style-name="T1606">February 2016</text:span></text:p>
        <text:p text:style-name="P126"/>
        <text:p text:style-name="P123">Copyright <text:span text:style-name="T122">©</text:span><text:span text:style-name="T128"> 201</text:span><text:span text:style-name="T130">6</text:span><text:span text:style-name="T128"> Mango Wodzak </text:span></text:p>
        <text:p text:style-name="P20">All Rights Reserved</text:p>
        <text:p text:style-name="P20"/>
        <text:p text:style-name="P21"/>
        <text:p text:style-name="P13"><text:span text:style-name="T134">ISBN: </text:span>978-1-326-55097-4 (<text:span text:style-name="T1622">Paperback)</text:span></text:p>
        <text:p text:style-name="P22">ISBN: 978-1-326-55104-9 (<text:span text:style-name="T1607">E</text:span>book)</text:p>
        <text:p text:style-name="P12"/>
        <text:p text:style-name="P10">Author: Mango Wodzak</text:p>
        <text:p text:style-name="P10">Cover Design: Mango Wodzak</text:p>
        <text:p text:style-name="P17">Author Website: <text:a xlink:type="simple" xlink:href="http://www.fruitnut.net/" text:style-name="Internet_20_link" text:visited-style-name="Visited_20_Internet_20_Link">http://www.fruitnut.net</text:a> - Home of Eden Fruitarianism</text:p>
        <text:p text:style-name="P11">Publisher: <text:s text:c="3"/><text:a xlink:type="simple" xlink:href="http://www.lulu.com/" text:style-name="Internet_20_link" text:visited-style-name="Visited_20_Internet_20_Link"><text:span text:style-name="T1574">http://www</text:span></text:a><text:a xlink:type="simple" xlink:href="http://www.lulu.com/" text:style-name="Internet_20_link" text:visited-style-name="Visited_20_Internet_20_Link">.</text:a><text:a xlink:type="simple" xlink:href="http://www.lulu.com/" text:style-name="Internet_20_link" text:visited-style-name="Visited_20_Internet_20_Link"><text:span text:style-name="T1574">lulu</text:span></text:a><text:a xlink:type="simple" xlink:href="http://www.lulu.com/" text:style-name="Internet_20_link" text:visited-style-name="Visited_20_Internet_20_Link">.com</text:a></text:p>
        <text:p text:style-name="P18"/>
        <text:p text:style-name="P175">Both the e-version and the printed version of my books are available to buy here: </text:p>
        <text:p text:style-name="P172"><text:a xlink:type="simple" xlink:href="http://www.lulu.com/spotlight/DestinationEden" text:style-name="Internet_20_link" text:visited-style-name="Visited_20_Internet_20_Link">http://www.lulu.com/spotlight/DestinationEden</text:a> </text:p>
        <text:p text:style-name="P174">Enjoyed this book? <text:span text:style-name="T1638">Please l</text:span>ike the Facebook Page:</text:p>
        <text:p text:style-name="P173"><text:a xlink:type="simple" xlink:href="https://www.facebook.com/EdenFruitarianism/" text:style-name="Internet_20_link" text:visited-style-name="Visited_20_Internet_20_Link"><text:span text:style-name="T1639">https://www.facebook.com/EdenFruitarianism/</text:span></text:a><text:span text:style-name="T1639"> </text:span><text:s/></text:p>
        <text:p text:style-name="P171"/>
        <text:p text:style-name="P171">If you wish to bulk buy this book (<text:span text:style-name="T1637">ten</text:span> or more), to sell through your business, or at appropriate venues, or simply to give away as presents, send me a private message through my website or facebook page, and I will send you a link to a discount price page.</text:p>
        <text:p text:style-name="P2"/>
        <text:p text:style-name="P4"/>
        <text:p text:style-name="P2"/>
        <text:p text:style-name="P5"/>
        <text:p text:style-name="P6">1<text:span text:style-name="T1693">1</text:span></text:p>
        <text:table-of-content text:style-name="Sect2"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678">Table of Contents</text:p>
            </text:index-title>
            <text:p text:style-name="P679"><text:a xlink:type="simple" xlink:href="#__RefHeading__24916_1156635009" text:style-name="Index_20_Link" text:visited-style-name="Index_20_Link">THE EDEN FRUITARIAN GUIDEBOOK<text:tab/>1</text:a></text:p>
            <text:p text:style-name="P679"><text:a xlink:type="simple" xlink:href="#__RefHeading__26152_868941847" text:style-name="Index_20_Link" text:visited-style-name="Index_20_Link">SECTION ZERO – </text:a><text:a xlink:type="simple" xlink:href="#__RefHeading__26152_868941847" text:style-name="Index_20_Link" text:visited-style-name="Index_20_Link"><text:span text:style-name="T1694">The Intros</text:span></text:a><text:a xlink:type="simple" xlink:href="#__RefHeading__26152_868941847" text:style-name="Index_20_Link" text:visited-style-name="Index_20_Link"><text:tab/>12</text:a></text:p>
            <text:p text:style-name="P682"><text:a xlink:type="simple" xlink:href="#__RefHeading__15118_396810126" text:style-name="Index_20_Link" text:visited-style-name="Index_20_Link">DISCLAIMER<text:tab/>13</text:a></text:p>
            <text:p text:style-name="P682"><text:a xlink:type="simple" xlink:href="#__RefHeading__22171_1644592526" text:style-name="Index_20_Link" text:visited-style-name="Index_20_Link">ACKNOWLEDGEMENTS<text:tab/>15</text:a></text:p>
            <text:p text:style-name="P682"><text:a xlink:type="simple" xlink:href="#__RefHeading___Toc163700_1684320881" text:style-name="Index_20_Link" text:visited-style-name="Index_20_Link">FOREWORD<text:tab/>16</text:a></text:p>
            <text:p text:style-name="P676"><text:a xlink:type="simple" xlink:href="#__RefHeading___Toc163881_1684320881" text:style-name="Index_20_Link" text:visited-style-name="Index_20_Link">by Jamshed<text:tab/>16</text:a></text:p>
            <text:p text:style-name="P676"><text:a xlink:type="simple" xlink:href="#__RefHeading___Toc163702_1684320881" text:style-name="Index_20_Link" text:visited-style-name="Index_20_Link">by Michael Lanfield<text:tab/>17</text:a></text:p>
            <text:p text:style-name="P682"><text:a xlink:type="simple" xlink:href="#__RefHeading__20531_1791412952" text:style-name="Index_20_Link" text:visited-style-name="Index_20_Link">INTRODUCTION<text:tab/>21</text:a></text:p>
            <text:p text:style-name="P679"><text:a xlink:type="simple" xlink:href="#__RefHeading__26154_868941847" text:style-name="Index_20_Link" text:visited-style-name="Index_20_Link">SECTION ONE – </text:a><text:a xlink:type="simple" xlink:href="#__RefHeading__26154_868941847" text:style-name="Index_20_Link" text:visited-style-name="Index_20_Link"><text:span text:style-name="T1694">Finding Our Place</text:span></text:a><text:a xlink:type="simple" xlink:href="#__RefHeading__26154_868941847" text:style-name="Index_20_Link" text:visited-style-name="Index_20_Link"><text:tab/>24</text:a></text:p>
            <text:p text:style-name="P682"><text:a xlink:type="simple" xlink:href="#__RefHeading__15120_396810126" text:style-name="Index_20_Link" text:visited-style-name="Index_20_Link">DEFINING EDEN FRUITARIANISM<text:tab/>25</text:a></text:p>
            <text:p text:style-name="P676"><text:a xlink:type="simple" xlink:href="#__RefHeading__35802_486168092" text:style-name="Index_20_Link" text:visited-style-name="Index_20_Link">The Ethical Food Tower<text:tab/>25</text:a></text:p>
            <text:p text:style-name="P676"><text:a xlink:type="simple" xlink:href="#__RefHeading__35804_486168092" text:style-name="Index_20_Link" text:visited-style-name="Index_20_Link">Veganism++<text:tab/>28</text:a></text:p>
            <text:p text:style-name="P676"><text:a xlink:type="simple" xlink:href="#__RefHeading__20533_1791412952" text:style-name="Index_20_Link" text:visited-style-name="Index_20_Link">Do Less Harm<text:tab/>28</text:a></text:p>
            <text:p text:style-name="P676"><text:a xlink:type="simple" xlink:href="#__RefHeading__20535_1791412952" text:style-name="Index_20_Link" text:visited-style-name="Index_20_Link">The Uniqueness of Fruit<text:tab/>32</text:a></text:p>
            <text:p text:style-name="P682"><text:a xlink:type="simple" xlink:href="#__RefHeading__20537_1791412952" text:style-name="Index_20_Link" text:visited-style-name="Index_20_Link">THE ANIMALS<text:tab/>33</text:a></text:p>
            <text:p text:style-name="P676"><text:a xlink:type="simple" xlink:href="#__RefHeading__20695_1160075690" text:style-name="Index_20_Link" text:visited-style-name="Index_20_Link">The First Step<text:tab/>33</text:a></text:p>
            <text:p text:style-name="P676"><text:a xlink:type="simple" xlink:href="#__RefHeading__20697_1160075690" text:style-name="Index_20_Link" text:visited-style-name="Index_20_Link">Vegan Counter Arguments.<text:tab/>36</text:a></text:p>
            <text:p text:style-name="P688"><text:a xlink:type="simple" xlink:href="#__RefHeading__22191_1644592526" text:style-name="Index_20_Link" text:visited-style-name="Index_20_Link">1. Wild animals eat each other, therefore it's only natural that we too should be granted the same privilege! Or simply: </text:a><text:a xlink:type="simple" xlink:href="#__RefHeading__22191_1644592526" text:style-name="Index_20_Link" text:visited-style-name="Index_20_Link"><text:span text:style-name="T14">top of the Food Chain man</text:span></text:a><text:a xlink:type="simple" xlink:href="#__RefHeading__22191_1644592526" text:style-name="Index_20_Link" text:visited-style-name="Index_20_Link">!<text:tab/>37</text:a></text:p>
            <text:p text:style-name="P688"><text:a xlink:type="simple" xlink:href="#__RefHeading__22193_1644592526" text:style-name="Index_20_Link" text:visited-style-name="Index_20_Link">2. But our ancestors ate animals, it's how we evolved to be such smart arses!<text:tab/>39</text:a></text:p>
            <text:p text:style-name="P688"><text:a xlink:type="simple" xlink:href="#__RefHeading__22195_1644592526" text:style-name="Index_20_Link" text:visited-style-name="Index_20_Link">3. What about the primitive tribes and the Inuit, surely you can't argue that meat eating is wrong look at them, they need to eat animals for survival!<text:tab/>40</text:a></text:p>
            <text:p text:style-name="P688"><text:a xlink:type="simple" xlink:href="#__RefHeading__191850_1928310545" text:style-name="Index_20_Link" text:visited-style-name="Index_20_Link">4. But native tribes used the whole animal, only killed when necessary, and believed that the animal sacrificed its life for their survival. They also helped liberate the animal by ritually praying for its soul during execution.<text:tab/>41</text:a></text:p>
            <text:p text:style-name="P688"><text:a xlink:type="simple" xlink:href="#__RefHeading__22197_1644592526" text:style-name="Index_20_Link" text:visited-style-name="Index_20_Link">5. There is no right and wrong, life and death is just a part of this world, and you can't change that.<text:tab/>42</text:a></text:p>
            <text:p text:style-name="P688"><text:a xlink:type="simple" xlink:href="#__RefHeading__22199_1644592526" text:style-name="Index_20_Link" text:visited-style-name="Index_20_Link">6. Why don't you vegans care about humans?<text:tab/>43</text:a></text:p>
            <text:p text:style-name="P688"><text:a xlink:type="simple" xlink:href="#__RefHeading__22201_1644592526" text:style-name="Index_20_Link" text:visited-style-name="Index_20_Link">7. Animals are dumb, therefore we should eat them.<text:tab/>45</text:a></text:p>
            <text:p text:style-name="P688"><text:a xlink:type="simple" xlink:href="#__RefHeading__22203_1644592526" text:style-name="Index_20_Link" text:visited-style-name="Index_20_Link">8. But we need to eat them for our survival, for protein!<text:tab/>46</text:a></text:p>
            <text:p text:style-name="P688"><text:a xlink:type="simple" xlink:href="#__RefHeading__17122_133211727" text:style-name="Index_20_Link" text:visited-style-name="Index_20_Link">9. What about B12, iron, zinc etc?<text:tab/>46</text:a></text:p>
            <text:p text:style-name="P688"><text:a xlink:type="simple" xlink:href="#__RefHeading__22205_1644592526" text:style-name="Index_20_Link" text:visited-style-name="Index_20_Link">10. We're omnivores and are physiologically designed to consume animal flesh and animal secretions.<text:tab/>47</text:a></text:p>
            <text:p text:style-name="P688"><text:soft-page-break/><text:a xlink:type="simple" xlink:href="#__RefHeading__22207_1644592526" text:style-name="Index_20_Link" text:visited-style-name="Index_20_Link">11. Just let me eat what I want, and you eat what you want, and leave me alone.<text:tab/>47</text:a></text:p>
            <text:p text:style-name="P688"><text:a xlink:type="simple" xlink:href="#__RefHeading__22209_1644592526" text:style-name="Index_20_Link" text:visited-style-name="Index_20_Link">12. If animals weren't meant to be eaten, they wouldn't taste so good!<text:tab/>48</text:a></text:p>
            <text:p text:style-name="P688"><text:a xlink:type="simple" xlink:href="#__RefHeading__22211_1644592526" text:style-name="Index_20_Link" text:visited-style-name="Index_20_Link">13. Without us they wouldn't exist, so they should be thankful we bred them.<text:tab/>48</text:a></text:p>
            <text:p text:style-name="P688"><text:a xlink:type="simple" xlink:href="#__RefHeading__22213_1644592526" text:style-name="Index_20_Link" text:visited-style-name="Index_20_Link">14. If we don't eat them, those species would become extinct!<text:tab/>49</text:a></text:p>
            <text:p text:style-name="P688"><text:a xlink:type="simple" xlink:href="#__RefHeading__22215_1644592526" text:style-name="Index_20_Link" text:visited-style-name="Index_20_Link">15. I’m an athlete and need meat for endurance and strength.<text:tab/>49</text:a></text:p>
            <text:p text:style-name="P688"><text:a xlink:type="simple" xlink:href="#__RefHeading__18602_456611907" text:style-name="Index_20_Link" text:visited-style-name="Index_20_Link">16. What about the bacteria?<text:tab/>51</text:a></text:p>
            <text:p text:style-name="P688"><text:a xlink:type="simple" xlink:href="#__RefHeading__18604_456611907" text:style-name="Index_20_Link" text:visited-style-name="Index_20_Link">17. Plants have feelings too you know!<text:tab/>52</text:a></text:p>
            <text:p text:style-name="P688"><text:a xlink:type="simple" xlink:href="#__RefHeading__22219_1644592526" text:style-name="Index_20_Link" text:visited-style-name="Index_20_Link">18. What if you only eat free range, and animals killed humanely?<text:tab/>54</text:a></text:p>
            <text:p text:style-name="P688"><text:a xlink:type="simple" xlink:href="#__RefHeading__22221_1644592526" text:style-name="Index_20_Link" text:visited-style-name="Index_20_Link">19. What would you do if you were shipwrecked on a desert island and had to eat animals?<text:tab/>56</text:a></text:p>
            <text:p text:style-name="P688"><text:a xlink:type="simple" xlink:href="#__RefHeading__22223_1644592526" text:style-name="Index_20_Link" text:visited-style-name="Index_20_Link">20. You vegans think you are better than everyone!<text:tab/>56</text:a></text:p>
            <text:p text:style-name="P688"><text:a xlink:type="simple" xlink:href="#__RefHeading__26488_1036002148" text:style-name="Index_20_Link" text:visited-style-name="Index_20_Link">21. Vegans are so judgemental!<text:tab/>57</text:a></text:p>
            <text:p text:style-name="P688"><text:a xlink:type="simple" xlink:href="#__RefHeading__22225_1644592526" text:style-name="Index_20_Link" text:visited-style-name="Index_20_Link">22. If we stopped eating meat, animals would take over the world! OR If everybody turned vegan what would happen to all the animals?<text:tab/>58</text:a></text:p>
            <text:p text:style-name="P688"><text:a xlink:type="simple" xlink:href="#__RefHeading___Toc23394_622177643" text:style-name="Index_20_Link" text:visited-style-name="Index_20_Link">23. But surely you can see that hunting is necessary for animal population control?!<text:tab/>58</text:a></text:p>
            <text:p text:style-name="P688"><text:a xlink:type="simple" xlink:href="#__RefHeading___Toc23396_622177643" text:style-name="Index_20_Link" text:visited-style-name="Index_20_Link">24. Farm animals wouldn't last five minutes in the wild if we left them to their own devices.<text:tab/>60</text:a></text:p>
            <text:p text:style-name="P688"><text:a xlink:type="simple" xlink:href="#__RefHeading__22227_1644592526" text:style-name="Index_20_Link" text:visited-style-name="Index_20_Link">25. Hitler was a vegetarian you know!<text:tab/>60</text:a></text:p>
            <text:p text:style-name="P688"><text:a xlink:type="simple" xlink:href="#__RefHeading__22229_1644592526" text:style-name="Index_20_Link" text:visited-style-name="Index_20_Link">26. Why do you hate meat eaters so much?<text:tab/>60</text:a></text:p>
            <text:p text:style-name="P688"><text:a xlink:type="simple" xlink:href="#__RefHeading__16678_1948384474" text:style-name="Index_20_Link" text:visited-style-name="Index_20_Link">27. Vegans are mean, and always attacking me.<text:tab/>61</text:a></text:p>
            <text:p text:style-name="P688"><text:a xlink:type="simple" xlink:href="#__RefHeading___Toc14452_1748779739" text:style-name="Index_20_Link" text:visited-style-name="Index_20_Link">28. Why are vegans so angry?<text:tab/>62</text:a></text:p>
            <text:p text:style-name="P688"><text:a xlink:type="simple" xlink:href="#__RefHeading__16744_1948384474" text:style-name="Index_20_Link" text:visited-style-name="Index_20_Link">29. Have you no idea how many animals are killed producing your vegetables?<text:tab/>63</text:a></text:p>
            <text:p text:style-name="P688"><text:a xlink:type="simple" xlink:href="#__RefHeading__16680_1948384474" text:style-name="Index_20_Link" text:visited-style-name="Index_20_Link">30. It's not a sin to eat meat. I like it and I am not going to stop.<text:tab/>64</text:a></text:p>
            <text:p text:style-name="P688"><text:a xlink:type="simple" xlink:href="#__RefHeading__16707_1948384474" text:style-name="Index_20_Link" text:visited-style-name="Index_20_Link">31. Vegans are all pasty, pale and unhealthy.<text:tab/>64</text:a></text:p>
            <text:p text:style-name="P688"><text:a xlink:type="simple" xlink:href="#__RefHeading__22231_1644592526" text:style-name="Index_20_Link" text:visited-style-name="Index_20_Link">32. Veganism is extreme!<text:tab/>65</text:a></text:p>
            <text:p text:style-name="P688"><text:a xlink:type="simple" xlink:href="#__RefHeading__22233_1644592526" text:style-name="Index_20_Link" text:visited-style-name="Index_20_Link">33. Vegans are narrow minded!<text:tab/>65</text:a></text:p>
            <text:p text:style-name="P688"><text:a xlink:type="simple" xlink:href="#__RefHeading__22235_1644592526" text:style-name="Index_20_Link" text:visited-style-name="Index_20_Link">34. I respect your choice to be vegan, why can't you respect mine to eat as I please?<text:tab/>66</text:a></text:p>
            <text:p text:style-name="P688"><text:a xlink:type="simple" xlink:href="#__RefHeading__16787_1948384474" text:style-name="Index_20_Link" text:visited-style-name="Index_20_Link">35. I am outraged that you dare compare black and Jewish people with animals!<text:tab/>66</text:a></text:p>
            <text:p text:style-name="P688"><text:soft-page-break/><text:a xlink:type="simple" xlink:href="#__RefHeading___Toc18850_1207239416" text:style-name="Index_20_Link" text:visited-style-name="Index_20_Link">36. Well, I've been fighting for human rights issues for years now and you calling me a rapist and paedophile does not sit at all well, that's it, we are clearly never going to change each other's minds, I'm out of here.<text:tab/>67</text:a></text:p>
            <text:p text:style-name="P688"><text:a xlink:type="simple" xlink:href="#__RefHeading___Toc18891_1207239416" text:style-name="Index_20_Link" text:visited-style-name="Index_20_Link">37. Either way you look at it, comparing animal suffering to human suffering is just plain ludicrous.<text:tab/>68</text:a></text:p>
            <text:p text:style-name="P688"><text:a xlink:type="simple" xlink:href="#__RefHeading___Toc69972_539180447" text:style-name="Index_20_Link" text:visited-style-name="Index_20_Link">38. Well, I'm a freegan and only eat meat and animal products I find discarded.<text:tab/>69</text:a></text:p>
            <text:p text:style-name="P688"><text:a xlink:type="simple" xlink:href="#__RefHeading__22237_1644592526" text:style-name="Index_20_Link" text:visited-style-name="Index_20_Link">39. It's OK for you to be vegan but feeding your child like that is abuse. You don't give them a choice.<text:tab/>70</text:a></text:p>
            <text:p text:style-name="P688"><text:a xlink:type="simple" xlink:href="#__RefHeading___Toc13690_1165607361" text:style-name="Index_20_Link" text:visited-style-name="Index_20_Link">40. Well, I heard about a vegan couple who fed their child vegan food who consequently died.<text:tab/>71</text:a></text:p>
            <text:p text:style-name="P688"><text:a xlink:type="simple" xlink:href="#__RefHeading__22239_1644592526" text:style-name="Index_20_Link" text:visited-style-name="Index_20_Link">41. Veganism is like a religion!<text:tab/>71</text:a></text:p>
            <text:p text:style-name="P688"><text:a xlink:type="simple" xlink:href="#__RefHeading__22382_1644592526" text:style-name="Index_20_Link" text:visited-style-name="Index_20_Link">42. God put the animals here for us to eat. - They have no soul.<text:tab/>72</text:a></text:p>
            <text:p text:style-name="P688"><text:a xlink:type="simple" xlink:href="#__RefHeading__22430_1644592526" text:style-name="Index_20_Link" text:visited-style-name="Index_20_Link">43. I respect the fact that you believe in a cause and care to protect beings that cannot protect themselves, but I think unborn babies are a much higher priority over animals.<text:tab/>73</text:a></text:p>
            <text:p text:style-name="P688"><text:a xlink:type="simple" xlink:href="#__RefHeading___Toc18852_1207239416" text:style-name="Index_20_Link" text:visited-style-name="Index_20_Link">44. Surely someone living with a more </text:a><text:a xlink:type="simple" xlink:href="#__RefHeading___Toc18852_1207239416" text:style-name="Index_20_Link" text:visited-style-name="Index_20_Link"><text:span text:style-name="T14">back to nature</text:span></text:a><text:a xlink:type="simple" xlink:href="#__RefHeading___Toc18852_1207239416" text:style-name="Index_20_Link" text:visited-style-name="Index_20_Link"> type lifestyle, where they hunt their own food, is having far less of an impact than any city dwelling, junk food eating vegan?<text:tab/>75</text:a></text:p>
            <text:p text:style-name="P688"><text:a xlink:type="simple" xlink:href="#__RefHeading___Toc14549_1685354461" text:style-name="Index_20_Link" text:visited-style-name="Index_20_Link">45. It's just their karma, it's their life experience.<text:tab/>75</text:a></text:p>
            <text:p text:style-name="P688"><text:a xlink:type="simple" xlink:href="#__RefHeading__24308_1389807210" text:style-name="Index_20_Link" text:visited-style-name="Index_20_Link">46. I eat animals because I am hungry.<text:tab/>76</text:a></text:p>
            <text:p text:style-name="P688"><text:a xlink:type="simple" xlink:href="#__RefHeading___Toc18864_1207239416" text:style-name="Index_20_Link" text:visited-style-name="Index_20_Link">47. If animals weren't meant to be eaten, then why are they made of meat?<text:tab/>76</text:a></text:p>
            <text:p text:style-name="P688"><text:a xlink:type="simple" xlink:href="#__RefHeading__19951_493812775" text:style-name="Index_20_Link" text:visited-style-name="Index_20_Link">48. What's the big deal, we all have to die someday!<text:tab/>76</text:a></text:p>
            <text:p text:style-name="P688"><text:a xlink:type="simple" xlink:href="#__RefHeading__19953_493812775" text:style-name="Index_20_Link" text:visited-style-name="Index_20_Link">49. Dude, I agree with you, I eat only a little meat once a month or so.<text:tab/>77</text:a></text:p>
            <text:p text:style-name="P688"><text:a xlink:type="simple" xlink:href="#__RefHeading___Toc24873_861154302" text:style-name="Index_20_Link" text:visited-style-name="Index_20_Link">50. I agree with you, what you say makes sense, I really want to go vegan but unfortunately I just don't have time to do that at the moment.<text:tab/>78</text:a></text:p>
            <text:p text:style-name="P688"><text:a xlink:type="simple" xlink:href="#__RefHeading__27115_1411410188" text:style-name="Index_20_Link" text:visited-style-name="Index_20_Link">51. What about dairy? You don't have to kill the animal to get dairy!<text:tab/>78</text:a></text:p>
            <text:p text:style-name="P688"><text:a xlink:type="simple" xlink:href="#__RefHeading___Toc32598_1684320881" text:style-name="Index_20_Link" text:visited-style-name="Index_20_Link">52. I work on a small dairy farm, and we love our cows and never abuse them.<text:tab/>79</text:a></text:p>
            <text:p text:style-name="P688"><text:a xlink:type="simple" xlink:href="#__RefHeading__48237_640674125" text:style-name="Index_20_Link" text:visited-style-name="Index_20_Link">54. What about eggs? You don't need to kill the chicken to get eggs?!<text:tab/>81</text:a></text:p>
            <text:p text:style-name="P688"><text:a xlink:type="simple" xlink:href="#__RefHeading__8668_884700096" text:style-name="Index_20_Link" text:visited-style-name="Index_20_Link">55. What about honey? Surely you are not going to argue for the rights of an insect?<text:tab/>83</text:a></text:p>
            <text:p text:style-name="P688"><text:a xlink:type="simple" xlink:href="#__RefHeading___Toc13591_1165607361" text:style-name="Index_20_Link" text:visited-style-name="Index_20_Link">56. I've heard that 9 out of every 10 vegans quit and go back </text:a><text:soft-page-break/><text:a xlink:type="simple" xlink:href="#__RefHeading___Toc13591_1165607361" text:style-name="Index_20_Link" text:visited-style-name="Index_20_Link">to eating a proper diet of meat and gravy.<text:tab/>85</text:a></text:p>
            <text:p text:style-name="P688"><text:a xlink:type="simple" xlink:href="#__RefHeading___Toc13593_1165607361" text:style-name="Index_20_Link" text:visited-style-name="Index_20_Link">57. Well, I tried eating a vegan diet for several months, but ended up making myself sick. As soon as I began eating animal cadavers once more I immediately regained my former vigorous health.<text:tab/>86</text:a></text:p>
            <text:p text:style-name="P688"><text:a xlink:type="simple" xlink:href="#__RefHeading___Toc13791_1165607361" text:style-name="Index_20_Link" text:visited-style-name="Index_20_Link">58. Well, I have the wrong blood type to be vegan, and must dine on dead animal corpses or I'll get sick and die.<text:tab/>87</text:a></text:p>
            <text:p text:style-name="P688"><text:a xlink:type="simple" xlink:href="#__RefHeading___Toc13793_1165607361" text:style-name="Index_20_Link" text:visited-style-name="Index_20_Link">59. Mmm Bacon..<text:tab/>88</text:a></text:p>
            <text:p text:style-name="P688"><text:a xlink:type="simple" xlink:href="#__RefHeading__17116_133211727" text:style-name="Index_20_Link" text:visited-style-name="Index_20_Link">60. I have children who are fussy eaters who would never agree to eat only plant based produce!<text:tab/>88</text:a></text:p>
            <text:p text:style-name="P688"><text:a xlink:type="simple" xlink:href="#__RefHeading__18771_186345677" text:style-name="Index_20_Link" text:visited-style-name="Index_20_Link">61. I'd love to go vegan but my family wont let me.<text:tab/>89</text:a></text:p>
            <text:p text:style-name="P688"><text:a xlink:type="simple" xlink:href="#__RefHeading__18702_186345677" text:style-name="Index_20_Link" text:visited-style-name="Index_20_Link">62. I live in an area where eating vegan food is simply far too expensive and/or too low quality and not enough choice.<text:tab/>91</text:a></text:p>
            <text:p text:style-name="P688"><text:a xlink:type="simple" xlink:href="#__RefHeading__16495_1455865686" text:style-name="Index_20_Link" text:visited-style-name="Index_20_Link">63. Look, I really think you are going too far, the real focus should be on finding better ways to farm animals that don't involve harming them. The world is just not ready for your veganism yet.<text:tab/>92</text:a></text:p>
            <text:p text:style-name="P688"><text:a xlink:type="simple" xlink:href="#__RefHeading__16402_35052778" text:style-name="Index_20_Link" text:visited-style-name="Index_20_Link">64. Don't you think that this is really an issue that governments and mega-corporations need to address, they are the main culprits and we should be demanding them to make changes, and enforce rules for better animal welfare.<text:tab/>95</text:a></text:p>
            <text:p text:style-name="P688"><text:a xlink:type="simple" xlink:href="#__RefHeading__16404_35052778" text:style-name="Index_20_Link" text:visited-style-name="Index_20_Link">65. Don't you think you would have better results converting people if you were less confrontational about things?<text:tab/>96</text:a></text:p>
            <text:p text:style-name="P688"><text:a xlink:type="simple" xlink:href="#__RefHeading__16601_1455865686" text:style-name="Index_20_Link" text:visited-style-name="Index_20_Link">66. Look, it's a brutal world we live in, cruelty everywhere and you're not going to change that, so just suck it up and accept it.<text:tab/>97</text:a></text:p>
            <text:p text:style-name="P688"><text:a xlink:type="simple" xlink:href="#__RefHeading__16741_1919625334" text:style-name="Index_20_Link" text:visited-style-name="Index_20_Link">67. What about our canine teeth, surely you must accept them as proof that we are meant to eat meat?!<text:tab/>98</text:a></text:p>
            <text:p text:style-name="P688"><text:a xlink:type="simple" xlink:href="#__RefHeading__16743_1919625334" text:style-name="Index_20_Link" text:visited-style-name="Index_20_Link">68. It's a well-known fact that vegans are bipolar.<text:tab/>99</text:a></text:p>
            <text:p text:style-name="P688"><text:a xlink:type="simple" xlink:href="#__RefHeading___Toc137197_489806861" text:style-name="Index_20_Link" text:visited-style-name="Index_20_Link">69. If everyone turned vegan, it would put a whole lot of people out of work!<text:tab/>100</text:a></text:p>
            <text:p text:style-name="P688"><text:a xlink:type="simple" xlink:href="#__RefHeading___Toc137201_489806861" text:style-name="Index_20_Link" text:visited-style-name="Index_20_Link">70. If you had a chance to save either a child or an animal from drowning, but only one of them, which one would you choose?<text:tab/>100</text:a></text:p>
            <text:p text:style-name="P688"><text:a xlink:type="simple" xlink:href="#__RefHeading___Toc229797_971322570" text:style-name="Index_20_Link" text:visited-style-name="Index_20_Link">71. I really don't see what all the fuss is about, they're just animals!<text:tab/>101</text:a></text:p>
            <text:p text:style-name="P688"><text:a xlink:type="simple" xlink:href="#__RefHeading___Toc137203_489806861" text:style-name="Index_20_Link" text:visited-style-name="Index_20_Link">72. If we weren't using animals in research we wouldn't be able to find cures for diseases; animal research is necessary if we hope to cure diseases and help sick humans.<text:tab/>101</text:a></text:p>
            <text:p text:style-name="P688"><text:a xlink:type="simple" xlink:href="#__RefHeading___Toc156764_489806861" text:style-name="Index_20_Link" text:visited-style-name="Index_20_Link">73. Vegans are hypocritical, the tyres of their cars contain </text:a><text:soft-page-break/><text:a xlink:type="simple" xlink:href="#__RefHeading___Toc156764_489806861" text:style-name="Index_20_Link" text:visited-style-name="Index_20_Link">animal derived stearic acid, and they likely use many other products which have necessitated death or injury toward animals.<text:tab/>102</text:a></text:p>
            <text:p text:style-name="P688"><text:a xlink:type="simple" xlink:href="#__RefHeading___Toc34808_540339089" text:style-name="Index_20_Link" text:visited-style-name="Index_20_Link">74. I basically agree with what you are saying, but I feel I'm just too old to become vegan.<text:tab/>102</text:a></text:p>
            <text:p text:style-name="P688"><text:a xlink:type="simple" xlink:href="#__RefHeading__20245_493812775" text:style-name="Index_20_Link" text:visited-style-name="Index_20_Link">75. Well, I love animals, but..<text:tab/>103</text:a></text:p>
            <text:p text:style-name="P676"><text:a xlink:type="simple" xlink:href="#__RefHeading__54517_486168092" text:style-name="Index_20_Link" text:visited-style-name="Index_20_Link">Different Dictionaries<text:tab/>104</text:a></text:p>
            <text:p text:style-name="P676"><text:a xlink:type="simple" xlink:href="#__RefHeading__54519_486168092" text:style-name="Index_20_Link" text:visited-style-name="Index_20_Link">Speciesism<text:tab/>105</text:a></text:p>
            <text:p text:style-name="P676"><text:a xlink:type="simple" xlink:href="#__RefHeading__21970_1644592526" text:style-name="Index_20_Link" text:visited-style-name="Index_20_Link">Understanding the Speciesist<text:tab/>107</text:a></text:p>
            <text:p text:style-name="P676"><text:a xlink:type="simple" xlink:href="#__RefHeading__21972_1644592526" text:style-name="Index_20_Link" text:visited-style-name="Index_20_Link">A Thought Experiment<text:tab/>111</text:a></text:p>
            <text:p text:style-name="P676"><text:a xlink:type="simple" xlink:href="#__RefHeading__22550_1644592526" text:style-name="Index_20_Link" text:visited-style-name="Index_20_Link">Comparative Prejudice<text:tab/>112</text:a></text:p>
            <text:p text:style-name="P676"><text:a xlink:type="simple" xlink:href="#__RefHeading__16476_421377316" text:style-name="Index_20_Link" text:visited-style-name="Index_20_Link">The Real Minority<text:tab/>113</text:a></text:p>
            <text:p text:style-name="P676"><text:a xlink:type="simple" xlink:href="#__RefHeading__22187_1644592526" text:style-name="Index_20_Link" text:visited-style-name="Index_20_Link">The Bottom Line<text:tab/>114</text:a></text:p>
            <text:p text:style-name="P676"><text:a xlink:type="simple" xlink:href="#__RefHeading__23293_1925073569" text:style-name="Index_20_Link" text:visited-style-name="Index_20_Link">Vegan Food<text:tab/>117</text:a></text:p>
            <text:p text:style-name="P682"><text:a xlink:type="simple" xlink:href="#__RefHeading__20701_1160075690" text:style-name="Index_20_Link" text:visited-style-name="Index_20_Link">THE PLANTS<text:tab/>120</text:a></text:p>
            <text:p text:style-name="P676"><text:a xlink:type="simple" xlink:href="#__RefHeading__22024_1644592526" text:style-name="Index_20_Link" text:visited-style-name="Index_20_Link">Plants though!<text:tab/>120</text:a></text:p>
            <text:p text:style-name="P676"><text:a xlink:type="simple" xlink:href="#__RefHeading__22085_1644592526" text:style-name="Index_20_Link" text:visited-style-name="Index_20_Link">The Vegan Stance<text:tab/>121</text:a></text:p>
            <text:p text:style-name="P676"><text:a xlink:type="simple" xlink:href="#__RefHeading__22123_1644592526" text:style-name="Index_20_Link" text:visited-style-name="Index_20_Link">Plant Perception<text:tab/>122</text:a></text:p>
            <text:p text:style-name="P688"><text:a xlink:type="simple" xlink:href="#__RefHeading__22516_725757713" text:style-name="Index_20_Link" text:visited-style-name="Index_20_Link">Sight<text:tab/>122</text:a></text:p>
            <text:p text:style-name="P688"><text:a xlink:type="simple" xlink:href="#__RefHeading__22518_725757713" text:style-name="Index_20_Link" text:visited-style-name="Index_20_Link">Sound<text:tab/>123</text:a></text:p>
            <text:p text:style-name="P688"><text:a xlink:type="simple" xlink:href="#__RefHeading__48239_640674125" text:style-name="Index_20_Link" text:visited-style-name="Index_20_Link">Smell<text:tab/>125</text:a></text:p>
            <text:p text:style-name="P688"><text:a xlink:type="simple" xlink:href="#__RefHeading__22698_2111975796" text:style-name="Index_20_Link" text:visited-style-name="Index_20_Link">Taste<text:tab/>126</text:a></text:p>
            <text:p text:style-name="P688"><text:a xlink:type="simple" xlink:href="#__RefHeading__22520_725757713" text:style-name="Index_20_Link" text:visited-style-name="Index_20_Link">Touch and Movement<text:tab/>127</text:a></text:p>
            <text:p text:style-name="P688"><text:a xlink:type="simple" xlink:href="#__RefHeading__22522_725757713" text:style-name="Index_20_Link" text:visited-style-name="Index_20_Link">Other Senses<text:tab/>127</text:a></text:p>
            <text:p text:style-name="P688"><text:a xlink:type="simple" xlink:href="#__RefHeading__22549_1013131919" text:style-name="Index_20_Link" text:visited-style-name="Index_20_Link">Central Nervous System and Emotion<text:tab/>133</text:a></text:p>
            <text:p text:style-name="P688"><text:a xlink:type="simple" xlink:href="#__RefHeading__22551_1013131919" text:style-name="Index_20_Link" text:visited-style-name="Index_20_Link">Memory and Learning<text:tab/>135</text:a></text:p>
            <text:p text:style-name="P688"><text:a xlink:type="simple" xlink:href="#__RefHeading__22555_1013131919" text:style-name="Index_20_Link" text:visited-style-name="Index_20_Link">Plant Altruism<text:tab/>136</text:a></text:p>
            <text:p text:style-name="P676"><text:a xlink:type="simple" xlink:href="#__RefHeading__23246_1925073569" text:style-name="Index_20_Link" text:visited-style-name="Index_20_Link">Swiss plant bill of rights<text:tab/>137</text:a></text:p>
            <text:p text:style-name="P676"><text:a xlink:type="simple" xlink:href="#__RefHeading__23248_1925073569" text:style-name="Index_20_Link" text:visited-style-name="Index_20_Link">Conclusion<text:tab/>137</text:a></text:p>
            <text:p text:style-name="P682"><text:a xlink:type="simple" xlink:href="#__RefHeading__19957_493812775" text:style-name="Index_20_Link" text:visited-style-name="Index_20_Link">THE ECOSYSTEM<text:tab/>142</text:a></text:p>
            <text:p text:style-name="P676"><text:a xlink:type="simple" xlink:href="#__RefHeading__20002_493812775" text:style-name="Index_20_Link" text:visited-style-name="Index_20_Link">Greenhouse Gases &amp; Global Warming<text:tab/>142</text:a></text:p>
            <text:p text:style-name="P676"><text:a xlink:type="simple" xlink:href="#__RefHeading__20004_493812775" text:style-name="Index_20_Link" text:visited-style-name="Index_20_Link">Fresh Water<text:tab/>143</text:a></text:p>
            <text:p text:style-name="P676"><text:a xlink:type="simple" xlink:href="#__RefHeading__20093_493812775" text:style-name="Index_20_Link" text:visited-style-name="Index_20_Link">Species Extinction &amp; Biodiversity<text:tab/>145</text:a></text:p>
            <text:p text:style-name="P688"><text:a xlink:type="simple" xlink:href="#__RefHeading__18585_456611907" text:style-name="Index_20_Link" text:visited-style-name="Index_20_Link">The Land<text:tab/>145</text:a></text:p>
            <text:p text:style-name="P688"><text:a xlink:type="simple" xlink:href="#__RefHeading__18587_456611907" text:style-name="Index_20_Link" text:visited-style-name="Index_20_Link">The Oceans<text:tab/>147</text:a></text:p>
            <text:p text:style-name="P688"><text:a xlink:type="simple" xlink:href="#__RefHeading__18589_456611907" text:style-name="Index_20_Link" text:visited-style-name="Index_20_Link">Colony Collapse Disorder<text:tab/>148</text:a></text:p>
            <text:p text:style-name="P676"><text:a xlink:type="simple" xlink:href="#__RefHeading__20095_493812775" text:style-name="Index_20_Link" text:visited-style-name="Index_20_Link">Land Usage &amp; Desertification<text:tab/>149</text:a></text:p>
            <text:p text:style-name="P676"><text:a xlink:type="simple" xlink:href="#__RefHeading___Toc27740_1121031896" text:style-name="Index_20_Link" text:visited-style-name="Index_20_Link">The Sixth Mass Extinction<text:tab/>150</text:a></text:p>
            <text:p text:style-name="P676"><text:a xlink:type="simple" xlink:href="#__RefHeading__18773_186345677" text:style-name="Index_20_Link" text:visited-style-name="Index_20_Link">Close to Home<text:tab/>151</text:a></text:p>
            <text:p text:style-name="P676"><text:a xlink:type="simple" xlink:href="#__RefHeading__22024_16445925261" text:style-name="Index_20_Link" text:visited-style-name="Index_20_Link">Gaia<text:tab/>153</text:a></text:p>
            <text:p text:style-name="P682"><text:soft-page-break/><text:a xlink:type="simple" xlink:href="#__RefHeading__23250_1925073569" text:style-name="Index_20_Link" text:visited-style-name="Index_20_Link">THE FRUIT<text:tab/>155</text:a></text:p>
            <text:p text:style-name="P676"><text:a xlink:type="simple" xlink:href="#__RefHeading__20703_1160075690" text:style-name="Index_20_Link" text:visited-style-name="Index_20_Link">Understanding Fruit<text:tab/>155</text:a></text:p>
            <text:p text:style-name="P676"><text:a xlink:type="simple" xlink:href="#__RefHeading__22302_1644592526" text:style-name="Index_20_Link" text:visited-style-name="Index_20_Link">Fruit Producing Plants<text:tab/>162</text:a></text:p>
            <text:p text:style-name="P676"><text:a xlink:type="simple" xlink:href="#__RefHeading__27401_2025324040" text:style-name="Index_20_Link" text:visited-style-name="Index_20_Link">Food Yield per Acre<text:tab/>165</text:a></text:p>
            <text:p text:style-name="P676"><text:a xlink:type="simple" xlink:href="#__RefHeading__27403_2025324040" text:style-name="Index_20_Link" text:visited-style-name="Index_20_Link">Losing Touch with Reality<text:tab/>166</text:a></text:p>
            <text:p text:style-name="P676"><text:a xlink:type="simple" xlink:href="#__RefHeading__35450_403639362" text:style-name="Index_20_Link" text:visited-style-name="Index_20_Link">The Benefits of Fruit as a Food<text:tab/>167</text:a></text:p>
            <text:p text:style-name="P676"><text:a xlink:type="simple" xlink:href="#__RefHeading___Toc27838_1121031896" text:style-name="Index_20_Link" text:visited-style-name="Index_20_Link">The Diversity of Fruit<text:tab/>170</text:a></text:p>
            <text:p text:style-name="P676"><text:a xlink:type="simple" xlink:href="#__RefHeading___Toc27840_1121031896" text:style-name="Index_20_Link" text:visited-style-name="Index_20_Link">The Island Game<text:tab/>172</text:a></text:p>
            <text:p text:style-name="P676"><text:a xlink:type="simple" xlink:href="#__RefHeading__23252_1925073569" text:style-name="Index_20_Link" text:visited-style-name="Index_20_Link">Facing Reality<text:tab/>172</text:a></text:p>
            <text:p text:style-name="P682"><text:a xlink:type="simple" xlink:href="#__RefHeading__13082_1588095529" text:style-name="Index_20_Link" text:visited-style-name="Index_20_Link">THE HUMANS<text:tab/>174</text:a></text:p>
            <text:p text:style-name="P676"><text:a xlink:type="simple" xlink:href="#__RefHeading___Toc58387_622177643" text:style-name="Index_20_Link" text:visited-style-name="Index_20_Link">Tradition<text:tab/>174</text:a></text:p>
            <text:p text:style-name="P676"><text:a xlink:type="simple" xlink:href="#__RefHeading__13084_1588095529" text:style-name="Index_20_Link" text:visited-style-name="Index_20_Link">Anatomy Lesson 101<text:tab/>177</text:a></text:p>
            <text:p text:style-name="P676"><text:a xlink:type="simple" xlink:href="#__RefHeading__13271_1588095529" text:style-name="Index_20_Link" text:visited-style-name="Index_20_Link">Summing Up<text:tab/>183</text:a></text:p>
            <text:p text:style-name="P676"><text:a xlink:type="simple" xlink:href="#__RefHeading__13313_1588095529" text:style-name="Index_20_Link" text:visited-style-name="Index_20_Link">The Tragedy<text:tab/>185</text:a></text:p>
            <text:p text:style-name="P679"><text:a xlink:type="simple" xlink:href="#__RefHeading__23314_1925073569" text:style-name="Index_20_Link" text:visited-style-name="Index_20_Link">SECTION TWO - </text:a><text:a xlink:type="simple" xlink:href="#__RefHeading__23314_1925073569" text:style-name="Index_20_Link" text:visited-style-name="Index_20_Link"><text:span text:style-name="T1694">Transitioning</text:span></text:a><text:a xlink:type="simple" xlink:href="#__RefHeading__23314_1925073569" text:style-name="Index_20_Link" text:visited-style-name="Index_20_Link"><text:tab/>187</text:a></text:p>
            <text:p text:style-name="P682"><text:a xlink:type="simple" xlink:href="#__RefHeading__30002_1352424342" text:style-name="Index_20_Link" text:visited-style-name="Index_20_Link">THE PROCESS<text:tab/>188</text:a></text:p>
            <text:p text:style-name="P676"><text:a xlink:type="simple" xlink:href="#__RefHeading__33252_1571867056" text:style-name="Index_20_Link" text:visited-style-name="Index_20_Link">The Cleansing<text:tab/>189</text:a></text:p>
            <text:p text:style-name="P676"><text:a xlink:type="simple" xlink:href="#__RefHeading__30004_1352424342" text:style-name="Index_20_Link" text:visited-style-name="Index_20_Link">The Unnatural<text:tab/>189</text:a></text:p>
            <text:p text:style-name="P676"><text:a xlink:type="simple" xlink:href="#__RefHeading__33254_1571867056" text:style-name="Index_20_Link" text:visited-style-name="Index_20_Link">The Symptoms<text:tab/>191</text:a></text:p>
            <text:p text:style-name="P676"><text:a xlink:type="simple" xlink:href="#__RefHeading__30006_1352424342" text:style-name="Index_20_Link" text:visited-style-name="Index_20_Link">The Conventional View<text:tab/>192</text:a></text:p>
            <text:p text:style-name="P676"><text:a xlink:type="simple" xlink:href="#__RefHeading__30008_1352424342" text:style-name="Index_20_Link" text:visited-style-name="Index_20_Link">The Common Cold<text:tab/>193</text:a></text:p>
            <text:p text:style-name="P676"><text:a xlink:type="simple" xlink:href="#__RefHeading__30010_1352424342" text:style-name="Index_20_Link" text:visited-style-name="Index_20_Link">Regaining Trust<text:tab/>194</text:a></text:p>
            <text:p text:style-name="P676"><text:a xlink:type="simple" xlink:href="#__RefHeading__30012_1352424342" text:style-name="Index_20_Link" text:visited-style-name="Index_20_Link">Random Victimisation?<text:tab/>195</text:a></text:p>
            <text:p text:style-name="P676"><text:a xlink:type="simple" xlink:href="#__RefHeading__41068_602687536" text:style-name="Index_20_Link" text:visited-style-name="Index_20_Link">The Critics<text:tab/>196</text:a></text:p>
            <text:p text:style-name="P676"><text:a xlink:type="simple" xlink:href="#__RefHeading__23266_1925073569" text:style-name="Index_20_Link" text:visited-style-name="Index_20_Link">Conclusion<text:tab/>197</text:a></text:p>
            <text:p text:style-name="P682"><text:a xlink:type="simple" xlink:href="#__RefHeading__20770_1160075690" text:style-name="Index_20_Link" text:visited-style-name="Index_20_Link">THE OPPOSITION<text:tab/>198</text:a></text:p>
            <text:p text:style-name="P676"><text:a xlink:type="simple" xlink:href="#__RefHeading__33248_1571867056" text:style-name="Index_20_Link" text:visited-style-name="Index_20_Link">Friends and Family<text:tab/>199</text:a></text:p>
            <text:p text:style-name="P676"><text:a xlink:type="simple" xlink:href="#__RefHeading__21057_1352424342" text:style-name="Index_20_Link" text:visited-style-name="Index_20_Link">The Acquaintances<text:tab/>200</text:a></text:p>
            <text:p text:style-name="P676"><text:a xlink:type="simple" xlink:href="#__RefHeading__21059_1352424342" text:style-name="Index_20_Link" text:visited-style-name="Index_20_Link">The Scientists<text:tab/>201</text:a></text:p>
            <text:p text:style-name="P676"><text:a xlink:type="simple" xlink:href="#__RefHeading__30016_1352424342" text:style-name="Index_20_Link" text:visited-style-name="Index_20_Link">The Authorities<text:tab/>203</text:a></text:p>
            <text:p text:style-name="P676"><text:a xlink:type="simple" xlink:href="#__RefHeading__19441_186345677" text:style-name="Index_20_Link" text:visited-style-name="Index_20_Link">The Extreme Opposition<text:tab/>203</text:a></text:p>
            <text:p text:style-name="P676"><text:a xlink:type="simple" xlink:href="#__RefHeading__27405_2025324040" text:style-name="Index_20_Link" text:visited-style-name="Index_20_Link">Plateaus<text:tab/>205</text:a></text:p>
            <text:p text:style-name="P682"><text:a xlink:type="simple" xlink:href="#__RefHeading__41546_602687536" text:style-name="Index_20_Link" text:visited-style-name="Index_20_Link">CRAVINGS AND ADDICTION<text:tab/>206</text:a></text:p>
            <text:p text:style-name="P676"><text:a xlink:type="simple" xlink:href="#__RefHeading__41548_602687536" text:style-name="Index_20_Link" text:visited-style-name="Index_20_Link">Addiction's Companion<text:tab/>206</text:a></text:p>
            <text:p text:style-name="P676"><text:a xlink:type="simple" xlink:href="#__RefHeading__42054_602687536" text:style-name="Index_20_Link" text:visited-style-name="Index_20_Link">Hooked on Cooked<text:tab/>208</text:a></text:p>
            <text:p text:style-name="P676"><text:a xlink:type="simple" xlink:href="#__RefHeading__48924_605307807" text:style-name="Index_20_Link" text:visited-style-name="Index_20_Link">Excuses<text:tab/>208</text:a></text:p>
            <text:p text:style-name="P676"><text:a xlink:type="simple" xlink:href="#__RefHeading__48926_605307807" text:style-name="Index_20_Link" text:visited-style-name="Index_20_Link">Apathy stunts growth<text:tab/>209</text:a></text:p>
            <text:p text:style-name="P676"><text:a xlink:type="simple" xlink:href="#__RefHeading__48928_605307807" text:style-name="Index_20_Link" text:visited-style-name="Index_20_Link">The Eden Fruitarian's Biggest Challenge<text:tab/>210</text:a></text:p>
            <text:p text:style-name="P676"><text:a xlink:type="simple" xlink:href="#__RefHeading__48930_605307807" text:style-name="Index_20_Link" text:visited-style-name="Index_20_Link">Empathy<text:tab/>211</text:a></text:p>
            <text:p text:style-name="P676"><text:soft-page-break/><text:a xlink:type="simple" xlink:href="#__RefHeading__48932_605307807" text:style-name="Index_20_Link" text:visited-style-name="Index_20_Link">The Path to Freedom is the Path to Eden<text:tab/>212</text:a></text:p>
            <text:p text:style-name="P682"><text:a xlink:type="simple" xlink:href="#__RefHeading__20705_1160075690" text:style-name="Index_20_Link" text:visited-style-name="Index_20_Link">NUTRITIONAL SCIENCE vs FAITH<text:tab/>215</text:a></text:p>
            <text:p text:style-name="P676"><text:a xlink:type="simple" xlink:href="#__RefHeading__20707_1160075690" text:style-name="Index_20_Link" text:visited-style-name="Index_20_Link">The Appeal of Science<text:tab/>215</text:a></text:p>
            <text:p text:style-name="P676"><text:a xlink:type="simple" xlink:href="#__RefHeading__23301_1925073569" text:style-name="Index_20_Link" text:visited-style-name="Index_20_Link">Ethics<text:tab/>215</text:a></text:p>
            <text:p text:style-name="P676"><text:a xlink:type="simple" xlink:href="#__RefHeading__23303_1925073569" text:style-name="Index_20_Link" text:visited-style-name="Index_20_Link">Faith in Science<text:tab/>216</text:a></text:p>
            <text:p text:style-name="P676"><text:a xlink:type="simple" xlink:href="#__RefHeading__23305_1925073569" text:style-name="Index_20_Link" text:visited-style-name="Index_20_Link">Health Industry?<text:tab/>216</text:a></text:p>
            <text:p text:style-name="P676"><text:a xlink:type="simple" xlink:href="#__RefHeading__23307_1925073569" text:style-name="Index_20_Link" text:visited-style-name="Index_20_Link">Letting go of Fear<text:tab/>218</text:a></text:p>
            <text:p text:style-name="P676"><text:a xlink:type="simple" xlink:href="#__RefHeading__20296_493812775" text:style-name="Index_20_Link" text:visited-style-name="Index_20_Link">The Nutritional Lie<text:tab/>220</text:a></text:p>
            <text:p text:style-name="P682"><text:a xlink:type="simple" xlink:href="#__RefHeading__29424_437604977" text:style-name="Index_20_Link" text:visited-style-name="Index_20_Link">MORE THOUGHTS ON FOOD<text:tab/>222</text:a></text:p>
            <text:p text:style-name="P676"><text:a xlink:type="simple" xlink:href="#__RefHeading__30705_1955370837" text:style-name="Index_20_Link" text:visited-style-name="Index_20_Link">A Never Ending Story<text:tab/>222</text:a></text:p>
            <text:p text:style-name="P676"><text:a xlink:type="simple" xlink:href="#__RefHeading__30707_1955370837" text:style-name="Index_20_Link" text:visited-style-name="Index_20_Link">The First, Most Crucial Step<text:tab/>222</text:a></text:p>
            <text:p text:style-name="P676"><text:a xlink:type="simple" xlink:href="#__RefHeading__30709_1955370837" text:style-name="Index_20_Link" text:visited-style-name="Index_20_Link">The Real Focus<text:tab/>224</text:a></text:p>
            <text:p text:style-name="P676"><text:a xlink:type="simple" xlink:href="#__RefHeading__22398_1644592526" text:style-name="Index_20_Link" text:visited-style-name="Index_20_Link">Learning to Trust One's Body<text:tab/>225</text:a></text:p>
            <text:p text:style-name="P676"><text:a xlink:type="simple" xlink:href="#__RefHeading__16387_35052778" text:style-name="Index_20_Link" text:visited-style-name="Index_20_Link">Make it so!<text:tab/>227</text:a></text:p>
            <text:p text:style-name="P676"><text:a xlink:type="simple" xlink:href="#__RefHeading__16389_35052778" text:style-name="Index_20_Link" text:visited-style-name="Index_20_Link">Understanding Failure<text:tab/>228</text:a></text:p>
            <text:p text:style-name="P676"><text:a xlink:type="simple" xlink:href="#__RefHeading__22417_1644592526" text:style-name="Index_20_Link" text:visited-style-name="Index_20_Link">Real Foods<text:tab/>229</text:a></text:p>
            <text:p text:style-name="P676"><text:a xlink:type="simple" xlink:href="#__RefHeading__22419_1644592526" text:style-name="Index_20_Link" text:visited-style-name="Index_20_Link">So, How to Eat Properly Then?<text:tab/>230</text:a></text:p>
            <text:p text:style-name="P679"><text:a xlink:type="simple" xlink:href="#__RefHeading__23331_1925073569" text:style-name="Index_20_Link" text:visited-style-name="Index_20_Link">SECTION THREE – </text:a><text:a xlink:type="simple" xlink:href="#__RefHeading__23331_1925073569" text:style-name="Index_20_Link" text:visited-style-name="Index_20_Link"><text:span text:style-name="T1694">The Bigger Picture</text:span></text:a><text:a xlink:type="simple" xlink:href="#__RefHeading__23331_1925073569" text:style-name="Index_20_Link" text:visited-style-name="Index_20_Link"><text:tab/>232</text:a></text:p>
            <text:p text:style-name="P682"><text:a xlink:type="simple" xlink:href="#__RefHeading__20709_1160075690" text:style-name="Index_20_Link" text:visited-style-name="Index_20_Link">THE PAST AND THE PRESENT<text:tab/>233</text:a></text:p>
            <text:p text:style-name="P676"><text:a xlink:type="simple" xlink:href="#__RefHeading__23468_1339641886" text:style-name="Index_20_Link" text:visited-style-name="Index_20_Link">The Origins of Mankind<text:tab/>233</text:a></text:p>
            <text:p text:style-name="P676"><text:a xlink:type="simple" xlink:href="#__RefHeading__23470_1339641886" text:style-name="Index_20_Link" text:visited-style-name="Index_20_Link">A Brief Overview of Modern History<text:tab/>235</text:a></text:p>
            <text:p text:style-name="P688"><text:a xlink:type="simple" xlink:href="#__RefHeading__18591_456611907" text:style-name="Index_20_Link" text:visited-style-name="Index_20_Link">Kings, Tsars &amp; Emperors<text:tab/>235</text:a></text:p>
            <text:p text:style-name="P688"><text:a xlink:type="simple" xlink:href="#__RefHeading__18944_186345677" text:style-name="Index_20_Link" text:visited-style-name="Index_20_Link">The Multi-Billionaires Club<text:tab/>237</text:a></text:p>
            <text:p text:style-name="P688"><text:a xlink:type="simple" xlink:href="#__RefHeading__18946_186345677" text:style-name="Index_20_Link" text:visited-style-name="Index_20_Link">The Governments<text:tab/>238</text:a></text:p>
            <text:p text:style-name="P676"><text:a xlink:type="simple" xlink:href="#__RefHeading__24625_752035545" text:style-name="Index_20_Link" text:visited-style-name="Index_20_Link">Sickness and Insanity<text:tab/>242</text:a></text:p>
            <text:p text:style-name="P676"><text:a xlink:type="simple" xlink:href="#__RefHeading__19047_186345677" text:style-name="Index_20_Link" text:visited-style-name="Index_20_Link">The Perfect Citizen<text:tab/>243</text:a></text:p>
            <text:p text:style-name="P676"><text:a xlink:type="simple" xlink:href="#__RefHeading__24627_752035545" text:style-name="Index_20_Link" text:visited-style-name="Index_20_Link">The Media<text:tab/>247</text:a></text:p>
            <text:p text:style-name="P676"><text:a xlink:type="simple" xlink:href="#__RefHeading__24918_1156635009" text:style-name="Index_20_Link" text:visited-style-name="Index_20_Link">The Truth is in the Subsidies<text:tab/>248</text:a></text:p>
            <text:p text:style-name="P676"><text:a xlink:type="simple" xlink:href="#__RefHeading__23472_1339641886" text:style-name="Index_20_Link" text:visited-style-name="Index_20_Link">Conspiracy!<text:tab/>250</text:a></text:p>
            <text:p text:style-name="P676"><text:a xlink:type="simple" xlink:href="#__RefHeading__10999_1936137990" text:style-name="Index_20_Link" text:visited-style-name="Index_20_Link">The Greatest Gold Heist Ever<text:tab/>251</text:a></text:p>
            <text:p text:style-name="P676"><text:a xlink:type="simple" xlink:href="#__RefHeading__23023_1994227950" text:style-name="Index_20_Link" text:visited-style-name="Index_20_Link">The Robbery Continues<text:tab/>253</text:a></text:p>
            <text:p text:style-name="P676"><text:a xlink:type="simple" xlink:href="#__RefHeading__19086_186345677" text:style-name="Index_20_Link" text:visited-style-name="Index_20_Link">Moving On<text:tab/>255</text:a></text:p>
            <text:p text:style-name="P676"><text:a xlink:type="simple" xlink:href="#__RefHeading__26414_1156766710" text:style-name="Index_20_Link" text:visited-style-name="Index_20_Link">The Final Nails<text:tab/>256</text:a></text:p>
            <text:p text:style-name="P676"><text:a xlink:type="simple" xlink:href="#__RefHeading__10152_1661137795" text:style-name="Index_20_Link" text:visited-style-name="Index_20_Link">The Police Force<text:tab/>258</text:a></text:p>
            <text:p text:style-name="P676"><text:a xlink:type="simple" xlink:href="#__RefHeading__26511_1156766710" text:style-name="Index_20_Link" text:visited-style-name="Index_20_Link">Religion<text:tab/>260</text:a></text:p>
            <text:p text:style-name="P676"><text:a xlink:type="simple" xlink:href="#__RefHeading__10183_1661137795" text:style-name="Index_20_Link" text:visited-style-name="Index_20_Link">The Role of Fear<text:tab/>269</text:a></text:p>
            <text:p text:style-name="P676"><text:a xlink:type="simple" xlink:href="#__RefHeading__25112_396879556" text:style-name="Index_20_Link" text:visited-style-name="Index_20_Link">Where we Should Be<text:tab/>271</text:a></text:p>
            <text:p text:style-name="P677"><text:a xlink:type="simple" xlink:href="#__RefHeading__11001_1936137990" text:style-name="Index_20_Link" text:visited-style-name="Index_20_Link">Apologies. Not.<text:tab/>273</text:a></text:p>
            <text:p text:style-name="P679"><text:a xlink:type="simple" xlink:href="#__RefHeading__19480_186345677" text:style-name="Index_20_Link" text:visited-style-name="Index_20_Link"/></text:p>
            <text:p text:style-name="P681"><text:a xlink:type="simple" xlink:href="#__RefHeading__19480_186345677" text:style-name="Index_20_Link" text:visited-style-name="Index_20_Link">SECTION FOUR – </text:a><text:a xlink:type="simple" xlink:href="#__RefHeading__19480_186345677" text:style-name="Index_20_Link" text:visited-style-name="Index_20_Link"><text:span text:style-name="T1694">Manifesting Paradise</text:span></text:a><text:a xlink:type="simple" xlink:href="#__RefHeading__19480_186345677" text:style-name="Index_20_Link" text:visited-style-name="Index_20_Link"><text:tab/>275</text:a></text:p>
            <text:p text:style-name="P682"><text:a xlink:type="simple" xlink:href="#__RefHeading__25114_396879556" text:style-name="Index_20_Link" text:visited-style-name="Index_20_Link">THE INDIVIDUAL CHALLENGE<text:tab/>276</text:a></text:p>
            <text:p text:style-name="P676"><text:a xlink:type="simple" xlink:href="#__RefHeading__19594_186345677" text:style-name="Index_20_Link" text:visited-style-name="Index_20_Link">The Balance of Nature<text:tab/>276</text:a></text:p>
            <text:p text:style-name="P676"><text:a xlink:type="simple" xlink:href="#__RefHeading__19596_186345677" text:style-name="Index_20_Link" text:visited-style-name="Index_20_Link">Unconditional Love<text:tab/>277</text:a></text:p>
            <text:p text:style-name="P676"><text:a xlink:type="simple" xlink:href="#__RefHeading__19598_186345677" text:style-name="Index_20_Link" text:visited-style-name="Index_20_Link">Waiting in Vain<text:tab/>278</text:a></text:p>
            <text:p text:style-name="P676"><text:a xlink:type="simple" xlink:href="#__RefHeading__19230_186345677" text:style-name="Index_20_Link" text:visited-style-name="Index_20_Link">The Role of Human</text:a><text:a xlink:type="simple" xlink:href="#__RefHeading__19230_186345677" text:style-name="Index_20_Link" text:visited-style-name="Index_20_Link"><text:span text:style-name="T14">kind</text:span></text:a><text:a xlink:type="simple" xlink:href="#__RefHeading__19230_186345677" text:style-name="Index_20_Link" text:visited-style-name="Index_20_Link"><text:tab/>278</text:a></text:p>
            <text:p text:style-name="P676"><text:a xlink:type="simple" xlink:href="#__RefHeading__19600_186345677" text:style-name="Index_20_Link" text:visited-style-name="Index_20_Link">Recognising the Anger<text:tab/>281</text:a></text:p>
            <text:p text:style-name="P676"><text:a xlink:type="simple" xlink:href="#__RefHeading___Toc89940_578784993" text:style-name="Index_20_Link" text:visited-style-name="Index_20_Link">Peaceful Evolution<text:tab/>282</text:a></text:p>
            <text:p text:style-name="P676"><text:a xlink:type="simple" xlink:href="#__RefHeading__19312_186345677" text:style-name="Index_20_Link" text:visited-style-name="Index_20_Link">Hierarchy Hinders Peace<text:tab/>285</text:a></text:p>
            <text:p text:style-name="P676"><text:a xlink:type="simple" xlink:href="#__RefHeading__19144_186345677" text:style-name="Index_20_Link" text:visited-style-name="Index_20_Link">Facing The Challenge Honestly<text:tab/>286</text:a></text:p>
            <text:p text:style-name="P676"><text:a xlink:type="simple" xlink:href="#__RefHeading__24088_308910726" text:style-name="Index_20_Link" text:visited-style-name="Index_20_Link">Reclaim your Heritage<text:tab/>287</text:a></text:p>
            <text:p text:style-name="P676"><text:a xlink:type="simple" xlink:href="#__RefHeading__16281_1478007702" text:style-name="Index_20_Link" text:visited-style-name="Index_20_Link">Letting Go of Lies<text:tab/>290</text:a></text:p>
            <text:p text:style-name="P676"><text:a xlink:type="simple" xlink:href="#__RefHeading__24090_308910726" text:style-name="Index_20_Link" text:visited-style-name="Index_20_Link">The Pioneer Mind<text:tab/>291</text:a></text:p>
            <text:p text:style-name="P676"><text:a xlink:type="simple" xlink:href="#__RefHeading__19314_186345677" text:style-name="Index_20_Link" text:visited-style-name="Index_20_Link">Failure<text:tab/>293</text:a></text:p>
            <text:p text:style-name="P676"><text:a xlink:type="simple" xlink:href="#__RefHeading__19318_186345677" text:style-name="Index_20_Link" text:visited-style-name="Index_20_Link">No Idol Worship<text:tab/>294</text:a></text:p>
            <text:p text:style-name="P676"><text:a xlink:type="simple" xlink:href="#__RefHeading__16283_1478007702" text:style-name="Index_20_Link" text:visited-style-name="Index_20_Link">The Three Rs<text:tab/>295</text:a></text:p>
            <text:p text:style-name="P676"><text:a xlink:type="simple" xlink:href="#__RefHeading__16285_1478007702" text:style-name="Index_20_Link" text:visited-style-name="Index_20_Link">Sourcing Better Food<text:tab/>298</text:a></text:p>
            <text:p text:style-name="P676"><text:a xlink:type="simple" xlink:href="#__RefHeading__16287_1478007702" text:style-name="Index_20_Link" text:visited-style-name="Index_20_Link">Walkabout<text:tab/>300</text:a></text:p>
            <text:p text:style-name="P676"><text:a xlink:type="simple" xlink:href="#__RefHeading__16289_1478007702" text:style-name="Index_20_Link" text:visited-style-name="Index_20_Link">Life is a Lesson<text:tab/>300</text:a></text:p>
            <text:p text:style-name="P676"><text:a xlink:type="simple" xlink:href="#__RefHeading__16407_1138867089" text:style-name="Index_20_Link" text:visited-style-name="Index_20_Link">Summarising<text:tab/>301</text:a></text:p>
            <text:p text:style-name="P682"><text:a xlink:type="simple" xlink:href="#__RefHeading__19461_186345677" text:style-name="Index_20_Link" text:visited-style-name="Index_20_Link">THE COLLECTIVE CHALLENGE<text:tab/>305</text:a></text:p>
            <text:p text:style-name="P676"><text:a xlink:type="simple" xlink:href="#__RefHeading__16531_828362620" text:style-name="Index_20_Link" text:visited-style-name="Index_20_Link">STAVVs<text:tab/>306</text:a></text:p>
            <text:p text:style-name="P676"><text:a xlink:type="simple" xlink:href="#__RefHeading__16533_828362620" text:style-name="Index_20_Link" text:visited-style-name="Index_20_Link">Cleaner Energy Solutions<text:tab/>311</text:a></text:p>
            <text:p text:style-name="P676"><text:a xlink:type="simple" xlink:href="#__RefHeading__16535_828362620" text:style-name="Index_20_Link" text:visited-style-name="Index_20_Link">Children and Schooling<text:tab/>312</text:a></text:p>
            <text:p text:style-name="P676"><text:a xlink:type="simple" xlink:href="#__RefHeading__16603_915302690" text:style-name="Index_20_Link" text:visited-style-name="Index_20_Link">Health and Hygiene<text:tab/>314</text:a></text:p>
            <text:p text:style-name="P676"><text:a xlink:type="simple" xlink:href="#__RefHeading__16631_828362620" text:style-name="Index_20_Link" text:visited-style-name="Index_20_Link">Solutions not Excuses<text:tab/>315</text:a></text:p>
            <text:p text:style-name="P676"><text:a xlink:type="simple" xlink:href="#__RefHeading__16605_915302690" text:style-name="Index_20_Link" text:visited-style-name="Index_20_Link">Are We There Yet?<text:tab/>318</text:a></text:p>
            <text:p text:style-name="P682"><text:a xlink:type="simple" xlink:href="#__RefHeading__21934_1650655555" text:style-name="Index_20_Link" text:visited-style-name="Index_20_Link">FOCUS ON EDEN<text:tab/>319</text:a></text:p>
            <text:p text:style-name="P676"><text:a xlink:type="simple" xlink:href="#__RefHeading__24699_586356073" text:style-name="Index_20_Link" text:visited-style-name="Index_20_Link">Think Eden<text:tab/>319</text:a></text:p>
            <text:p text:style-name="P676"><text:a xlink:type="simple" xlink:href="#__RefHeading__29199_586356073" text:style-name="Index_20_Link" text:visited-style-name="Index_20_Link">Use Your Fantasy<text:tab/>321</text:a></text:p>
            <text:p text:style-name="P682"><text:a xlink:type="simple" xlink:href="#__RefHeading__20776_1160075690" text:style-name="Index_20_Link" text:visited-style-name="Index_20_Link">FAQs<text:tab/>329</text:a></text:p>
            <text:p text:style-name="P676"><text:a xlink:type="simple" xlink:href="#__RefHeading__35692_915302690" text:style-name="Index_20_Link" text:visited-style-name="Index_20_Link">1. Eden Related Questions<text:tab/>329</text:a></text:p>
            <text:p text:style-name="P688"><text:a xlink:type="simple" xlink:href="#__RefHeading__35694_915302690" text:style-name="Index_20_Link" text:visited-style-name="Index_20_Link">a. Mango, where does technology fit into your vision of Eden?<text:tab/>329</text:a></text:p>
            <text:p text:style-name="P688"><text:a xlink:type="simple" xlink:href="#__RefHeading__35696_915302690" text:style-name="Index_20_Link" text:visited-style-name="Index_20_Link">b. Do I honestly believe it's possible to live without any suffering at all? What about accidents and stumbles?<text:tab/>330</text:a></text:p>
            <text:p text:style-name="P688"><text:a xlink:type="simple" xlink:href="#__RefHeading__35698_915302690" text:style-name="Index_20_Link" text:visited-style-name="Index_20_Link">c. If all animals were to turn vegan wouldn't we be over run by veggie critters?<text:tab/>330</text:a></text:p>
            <text:p text:style-name="P688"><text:a xlink:type="simple" xlink:href="#__RefHeading__35700_915302690" text:style-name="Index_20_Link" text:visited-style-name="Index_20_Link">d. What about the big carnivorous beasts?<text:tab/>331</text:a></text:p>
            <text:p text:style-name="P688"><text:soft-page-break/><text:a xlink:type="simple" xlink:href="#__RefHeading__35702_915302690" text:style-name="Index_20_Link" text:visited-style-name="Index_20_Link">e. How will Eden be for insects?<text:tab/>332</text:a></text:p>
            <text:p text:style-name="P688"><text:a xlink:type="simple" xlink:href="#__RefHeading___Toc203970_489806861" text:style-name="Index_20_Link" text:visited-style-name="Index_20_Link">f. Do you believe we'll all be gardeners in the garden of Eden?<text:tab/>333</text:a></text:p>
            <text:p text:style-name="P688"><text:a xlink:type="simple" xlink:href="#__RefHeading__35704_915302690" text:style-name="Index_20_Link" text:visited-style-name="Index_20_Link">g. Don't you think your vision is a little too unrealistic?<text:tab/>334</text:a></text:p>
            <text:p text:style-name="P688"><text:a xlink:type="simple" xlink:href="#__RefHeading__35706_915302690" text:style-name="Index_20_Link" text:visited-style-name="Index_20_Link">h. You focus on Eden, but don't you think this is just an ideal, and that just as you might be a rebel in a negative world, there will be rebels in a perfect one too?<text:tab/>337</text:a></text:p>
            <text:p text:style-name="P688"><text:a xlink:type="simple" xlink:href="#__RefHeading__35708_915302690" text:style-name="Index_20_Link" text:visited-style-name="Index_20_Link">i. Don't you think some people are just born evil?<text:tab/>338</text:a></text:p>
            <text:p text:style-name="P688"><text:a xlink:type="simple" xlink:href="#__RefHeading__15184_1928310545" text:style-name="Index_20_Link" text:visited-style-name="Index_20_Link">j. For someone whose focus is on Eden, don't you think your approach is a little negative?<text:tab/>339</text:a></text:p>
            <text:p text:style-name="P688"><text:a xlink:type="simple" xlink:href="#__RefHeading__35710_915302690" text:style-name="Index_20_Link" text:visited-style-name="Index_20_Link">k. You can't change the world<text:tab/>340</text:a></text:p>
            <text:p text:style-name="P688"><text:a xlink:type="simple" xlink:href="#__RefHeading__35712_915302690" text:style-name="Index_20_Link" text:visited-style-name="Index_20_Link">l. How do you know what the right thing to do is?<text:tab/>341</text:a></text:p>
            <text:p text:style-name="P688"><text:a xlink:type="simple" xlink:href="#__RefHeading__35714_915302690" text:style-name="Index_20_Link" text:visited-style-name="Index_20_Link">m. What if I don't believe in the soul or an afterlife?<text:tab/>343</text:a></text:p>
            <text:p text:style-name="P676"><text:a xlink:type="simple" xlink:href="#__RefHeading__35716_915302690" text:style-name="Index_20_Link" text:visited-style-name="Index_20_Link">2. Companion Animals Related Questions<text:tab/>343</text:a></text:p>
            <text:p text:style-name="P688"><text:a xlink:type="simple" xlink:href="#__RefHeading___Toc86388_1121031896" text:style-name="Index_20_Link" text:visited-style-name="Index_20_Link">a. Why do you have such an aggressive stance against pet ownership?<text:tab/>343</text:a></text:p>
            <text:p text:style-name="P688"><text:a xlink:type="simple" xlink:href="#__RefHeading__21771_1650655555" text:style-name="Index_20_Link" text:visited-style-name="Index_20_Link">b. What about rescuing pound animals, surely that is the ethically right choice, it's like rescuing cows or sheep destined for the slaughterhouse right?<text:tab/>344</text:a></text:p>
            <text:p text:style-name="P688"><text:a xlink:type="simple" xlink:href="#__RefHeading__21814_1650655555" text:style-name="Index_20_Link" text:visited-style-name="Index_20_Link">c. What about the feral cat situation, do you support Trap Neuter Release (TNR)?<text:tab/>351</text:a></text:p>
            <text:p text:style-name="P688"><text:a xlink:type="simple" xlink:href="#__RefHeading___Toc86390_1121031896" text:style-name="Index_20_Link" text:visited-style-name="Index_20_Link">d. I see pets as the most evolved part of the animal kingdom. I believe the soul evolves by incarnating in more and more evolved animals and then passes in the human kingdom. So for the soul to incarnate in a pet is a way of preparing to incarnate in a human. A pet has a chance to be near humans for all his life, leaving instincts behind and being exposed to higher feelings like compassion, love, etc.<text:tab/>353</text:a></text:p>
            <text:p text:style-name="P688"><text:a xlink:type="simple" xlink:href="#__RefHeading___Toc163819_1684320881" text:style-name="Index_20_Link" text:visited-style-name="Index_20_Link">e. I think you are being unfair Mango, they may be in the minority, but surely you must recognise there are some exceptional circumstances, where one might for example find a puppy or kitten abandoned in a dumpster. If one could do so, and nurture such a creature on purely vegan food, would it not be the compassionate thing to adopt and look after </text:a><text:a xlink:type="simple" xlink:href="#__RefHeading___Toc163819_1684320881" text:style-name="Index_20_Link" text:visited-style-name="Index_20_Link"><text:span text:style-name="T1695">her</text:span></text:a><text:a xlink:type="simple" xlink:href="#__RefHeading___Toc163819_1684320881" text:style-name="Index_20_Link" text:visited-style-name="Index_20_Link">?<text:tab/>354</text:a></text:p>
            <text:p text:style-name="P688"><text:a xlink:type="simple" xlink:href="#__RefHeading___Toc86392_1121031896" text:style-name="Index_20_Link" text:visited-style-name="Index_20_Link">f. I have met a few people who have become vegan because of their pets.<text:tab/>356</text:a></text:p>
            <text:p text:style-name="P676"><text:a xlink:type="simple" xlink:href="#__RefHeading__16611_486168092" text:style-name="Index_20_Link" text:visited-style-name="Index_20_Link">3. Diet Related Questions<text:tab/>356</text:a></text:p>
            <text:p text:style-name="P688"><text:a xlink:type="simple" xlink:href="#__RefHeading__20778_1160075690" text:style-name="Index_20_Link" text:visited-style-name="Index_20_Link">a. Juice versus Dried fruit<text:tab/>356</text:a></text:p>
            <text:p text:style-name="P688"><text:a xlink:type="simple" xlink:href="#__RefHeading__16613_486168092" text:style-name="Index_20_Link" text:visited-style-name="Index_20_Link">b. How many calories do we eat a day?<text:tab/>357</text:a></text:p>
            <text:p text:style-name="P688"><text:soft-page-break/><text:a xlink:type="simple" xlink:href="#__RefHeading__16714_486168092" text:style-name="Index_20_Link" text:visited-style-name="Index_20_Link">c. If you don't drink water, do you get dehydrated?<text:tab/>358</text:a></text:p>
            <text:p text:style-name="P688"><text:a xlink:type="simple" xlink:href="#__RefHeading__16775_486168092" text:style-name="Index_20_Link" text:visited-style-name="Index_20_Link">d. Is it okay to eat avocados? I've heard that there's too much fat in them?<text:tab/>358</text:a></text:p>
            <text:p text:style-name="P688"><text:a xlink:type="simple" xlink:href="#__RefHeading___Toc163883_1684320881" text:style-name="Index_20_Link" text:visited-style-name="Index_20_Link">e. I believe there are so many nuts and seeds, that it's perfectly okay to eat them on a fruitarian diet.<text:tab/>359</text:a></text:p>
            <text:p text:style-name="P688"><text:a xlink:type="simple" xlink:href="#__RefHeading___Toc69976_539180447" text:style-name="Index_20_Link" text:visited-style-name="Index_20_Link">f. If someone lives in a cold climate, doesn't it makes more sense, and cause less harm to eat local greens and vegetables over imported tropical fruits?<text:tab/>359</text:a></text:p>
            <text:p text:style-name="P688"><text:a xlink:type="simple" xlink:href="#__RefHeading__16815_486168092" text:style-name="Index_20_Link" text:visited-style-name="Index_20_Link">g. What is your opinion on the many other raw movements that exist?<text:tab/>361</text:a></text:p>
            <text:p text:style-name="P688"><text:a xlink:type="simple" xlink:href="#__RefHeading__16777_486168092" text:style-name="Index_20_Link" text:visited-style-name="Index_20_Link">h. Do you intend to become breatharian?<text:tab/>361</text:a></text:p>
            <text:p text:style-name="P676"><text:a xlink:type="simple" xlink:href="#__RefHeading__16722_486168092" text:style-name="Index_20_Link" text:visited-style-name="Index_20_Link">4. Miscellaneous Questions<text:tab/>363</text:a></text:p>
            <text:p text:style-name="P688"><text:a xlink:type="simple" xlink:href="#__RefHeading__25634_1773331995" text:style-name="Index_20_Link" text:visited-style-name="Index_20_Link">a. What is your take on abortion<text:tab/>363</text:a></text:p>
            <text:p text:style-name="P688"><text:a xlink:type="simple" xlink:href="#__RefHeading__26416_1156766710" text:style-name="Index_20_Link" text:visited-style-name="Index_20_Link">b. Do you really think the moon landings were faked?<text:tab/>365</text:a></text:p>
            <text:p text:style-name="P688"><text:a xlink:type="simple" xlink:href="#__RefHeading__16724_486168092" text:style-name="Index_20_Link" text:visited-style-name="Index_20_Link">c. Do you think enlightenment is possible?<text:tab/>365</text:a></text:p>
            <text:p text:style-name="P688"><text:a xlink:type="simple" xlink:href="#__RefHeading__17132_133211727" text:style-name="Index_20_Link" text:visited-style-name="Index_20_Link">d. What's the meaning of life, the universe and everything?<text:tab/>367</text:a></text:p>
            <text:p text:style-name="P688"><text:a xlink:type="simple" xlink:href="#__RefHeading__20331_493812775" text:style-name="Index_20_Link" text:visited-style-name="Index_20_Link">e. Are you bitter at life?<text:tab/>367</text:a></text:p>
            <text:p text:style-name="P688"><text:a xlink:type="simple" xlink:href="#__RefHeading___Toc71169_539180447" text:style-name="Index_20_Link" text:visited-style-name="Index_20_Link">f. We can't all live in the tropics you know?!<text:tab/>368</text:a></text:p>
            <text:p text:style-name="P688"><text:a xlink:type="simple" xlink:href="#__RefHeading___Toc69978_539180447" text:style-name="Index_20_Link" text:visited-style-name="Index_20_Link">g. Don't you think you are a tad delusional?<text:tab/>369</text:a></text:p>
            <text:p text:style-name="P679"><text:a xlink:type="simple" xlink:href="#__RefHeading__21938_1650655555" text:style-name="Index_20_Link" text:visited-style-name="Index_20_Link">SECTION FIVE - </text:a><text:a xlink:type="simple" xlink:href="#__RefHeading__21938_1650655555" text:style-name="Index_20_Link" text:visited-style-name="Index_20_Link"><text:span text:style-name="T1694">Conclusion</text:span></text:a><text:a xlink:type="simple" xlink:href="#__RefHeading__21938_1650655555" text:style-name="Index_20_Link" text:visited-style-name="Index_20_Link"><text:tab/>370</text:a></text:p>
            <text:p text:style-name="P682"><text:a xlink:type="simple" xlink:href="#__RefHeading__21940_1650655555" text:style-name="Index_20_Link" text:visited-style-name="Index_20_Link">EPILOGUE<text:tab/>371</text:a></text:p>
            <text:p text:style-name="P682"><text:a xlink:type="simple" xlink:href="#__RefHeading__30942_285925891" text:style-name="Index_20_Link" text:visited-style-name="Index_20_Link">REFERENCES<text:tab/>375</text:a></text:p>
          </text:index-body>
        </text:table-of-content>
        <text:p text:style-name="Standard"/>
        <text:h text:style-name="P690" text:outline-level="1"><text:bookmark-start text:name="__RefHeading__26152_868941847"/>SECTION ZERO<text:bookmark-end text:name="__RefHeading__26152_868941847"/></text:h>
        <text:p text:style-name="P382"/>
        <text:p text:style-name="P382"/>
        <text:p text:style-name="P128">The most beautiful destinations are often only </text:p>
        <text:p text:style-name="P764">accessible through arduous journeys.</text:p>
        <text:h text:style-name="P684" text:outline-level="2"><text:bookmark-start text:name="__RefHeading__15118_396810126"/>DISCLAIMER<text:bookmark-end text:name="__RefHeading__15118_396810126"/></text:h>
        <text:p text:style-name="P383">I see disclaimers as a clear consequence of the madness of the world we live in.</text:p>
        <text:p text:style-name="P383"><draw:frame draw:style-name="fr1" draw:name="Frame339" text:anchor-type="paragraph" svg:y="1.194cm" svg:width="4.648cm" draw:z-index="147"><draw:text-box fo:min-height="2.443cm"><text:p text:style-name="P27"><text:span text:style-name="Strong_20_Emphasis"><text:span text:style-name="T185">“You must take personal responsibility. You cannot change the circumstances, the seasons, or the wind, but you can change yourself. That is something you have charge of.” - Jim Rohn</text:span></text:span></text:p></draw:text-box></draw:frame>People have no great desire to take responsibility for themselves, they would rather put their lives in someone else's hands, granting them authority over their healths and <text:span text:style-name="T1516">well-beings.</text:span> If anything goes wrong, someone else can then be blamed, and <text:span text:style-name="T1516">any </text:span>personal culpability, avoided.</text:p>
        <text:p text:style-name="P383">The universe doesn't really work that way though, if orders are followed, purely because they are orders, <text:span text:style-name="T13">whatever</text:span> it is one does, is unavoidably partially <text:span text:style-name="T1640">one’s</text:span> responsibility. If one is told to drop a bomb, then <text:span text:style-name="T1640">one</text:span> too must carry the burden of guilt for terminating or adversely affecting the lives of any soldiers, civilians or indeed any other life forms. Blindly following orders is a symptom of a world gone mad.</text:p>
        <text:p text:style-name="P383"><draw:frame draw:style-name="fr1" draw:name="Frame52" text:anchor-type="paragraph" svg:y="0.737cm" svg:width="4.318cm" draw:z-index="0"><draw:text-box fo:min-height="0.979cm"><text:p text:style-name="P27"><text:span text:style-name="Strong_20_Emphasis"><text:span text:style-name="T185">“I cannot teach anybody anything, I can only make them think.” - Socrates</text:span></text:span></text:p></draw:text-box></draw:frame>I often get people writing to me, asking me questions: “What's best to eat for a specific ailment”, or, “Is it really safe to not eat greens?”, or, “What about teeth, and fruit sugars, etc. etc.?”</text:p>
        <text:p text:style-name="P383">Let me emphasise this. I don't give advice. Květa and I do not run a health retreat, we don't do telephone consultations, nor heal people through fasts and cures. We might share our opinions with others, off or online; our points of view and ideas, but this should never <text:span text:style-name="T1020">in any way be </text:span>construed as authority that you are advised or obliged to follow. Neither of us are doctors, or in an official capacity here to give advice.</text:p>
        <text:p text:style-name="P383"><draw:frame draw:style-name="fr2" draw:name="Frame448" text:anchor-type="paragraph" svg:x="8.052cm" svg:y="0.826cm" svg:width="3.988cm" draw:z-index="240"><draw:text-box fo:min-height="0.864cm"><text:p text:style-name="P27"><text:span text:style-name="Strong_20_Emphasis"><text:span text:style-name="T185">“The high-minded must care more for the truth than for what </text:span></text:span><text:span text:style-name="Strong_20_Emphasis"><text:span text:style-name="T353">others</text:span></text:span><text:span text:style-name="Strong_20_Emphasis"><text:span text:style-name="T185"> think.” - Aristotle</text:span></text:span></text:p></draw:text-box></draw:frame>Even if we believe what we are saying, and believe that we are right on the path we have taken, we want no part no<text:span text:style-name="T1123">r</text:span> responsibility for the failings of others.</text:p>
        <text:p text:style-name="P511"><text:span text:style-name="T837">Again, h</text:span><text:span text:style-name="T184">uman desire to give another the responsibility for their health and well being is as warped as the soldier mowing down those he is told to, and part of the overall ineptitude of this world. </text:span>As adult humans, we should never allow responsibility for our healths to <text:soft-page-break/>be in the hands of others.<text:span text:style-name="T184"> All advice given, even that of a doctor, should be received with an open mind and evaluated rationally.</text:span></text:p>
        <text:p text:style-name="P383">If you like an idea, follow <text:span text:style-name="T1110">that idea</text:span>, if you don't, don't. But if you do, let <text:span text:style-name="T1110">the idea</text:span> truly be your choice! Try to be neutral and examine things openly. What do you think makes most sense?</text:p>
        <text:p text:style-name="P383">If you get your healthy child vaccinated<text:note text:id="ftn1" text:note-class="endnote"><text:note-citation>1</text:note-citation><text:note-body><text:p text:style-name="Endnote">“Vaccination: The Hidden Truth”, <text:span text:style-name="T14">Top Documentary Films</text:span><text:span text:style-name="T137">, Accessed July 28, 2015, </text:span><text:a xlink:type="simple" xlink:href="http://topdocumentaryfilms.com/vaccination-the-hidden-truth/" text:style-name="Internet_20_link" text:visited-style-name="Visited_20_Internet_20_Link"><text:span text:style-name="T137">http://topdocumentaryfilms.com/vaccination-the-hidden-truth/</text:span></text:a><text:span text:style-name="T137"> </text:span></text:p></text:note-body></text:note>, and as a result he or she becomes autistic, don't blame the doctors, you took your child to be vaccinated. You may have been lied to, but information is out there pro and con vaccines, and it is your choice which ones you believe.</text:p>
        <text:p text:style-name="P383"><draw:frame draw:style-name="fr3" draw:name="Frame55" text:anchor-type="paragraph" svg:x="7.431cm" svg:y="1.261cm" svg:width="4.609cm" draw:z-index="464"><draw:text-box fo:min-height="1.896cm"><text:p text:style-name="P27"><text:span text:style-name="Strong_20_Emphasis"><text:span text:style-name="T185">“I have as much authority as the Pope. I just don’t have as many people who believe it.” - George Carlin</text:span></text:span></text:p></draw:text-box></draw:frame>Don't accept my words here as blatant truths. Don't accept them as pure fantasy either. Look deeper, you yourself must discern the truth. You alone must recognise right from wrong, good from bad, fresh from stale, corrupt from truth. No-one can do that for you.</text:p>
        <text:p text:style-name="P383">Whether or not you agree with opinions stated in this book, is totally your choice, and whatever your path might be, I wish you success, happiness and wisdom upon it.</text:p>
        <text:p text:style-name="P383">P.S. Before you begin, you might want to read the wonderfully powerful children's book called <text:span text:style-name="T14">The </text:span><text:span text:style-name="T91">L</text:span><text:span text:style-name="T14">orax</text:span> by <text:span text:style-name="T14">Dr. Seuss</text:span>. I mention this purely because I make <text:span text:style-name="T1501">the occasional</text:span> wordy references to this story, and would love for this connection to not go unnoticed. </text:p>
        <text:h text:style-name="P685" text:outline-level="2"><text:bookmark-start text:name="__RefHeading__22171_1644592526"/>ACKNOWLEDGEMENTS<text:bookmark-end text:name="__RefHeading__22171_1644592526"/></text:h>
        <text:p text:style-name="P383">First and foremostly my gratitude goes out to my loving partner Květuška, for her patience, support and understanding as I struggled for months on end with creation of this book. Without her love and support, it is likely <text:span text:style-name="T1220">even </text:span>my first book <text:span text:style-name="T1220">might</text:span> still be incomplete and unpublished.</text:p>
        <text:p text:style-name="P383"><draw:frame draw:style-name="fr3" draw:name="Frame444" text:anchor-type="paragraph" svg:x="7.02cm" svg:y="1.409cm" svg:width="5.02cm" draw:z-index="238"><draw:text-box fo:min-height="2.341cm"><text:p text:style-name="P27"><text:span text:style-name="Strong_20_Emphasis"><text:span text:style-name="T185">“</text:span></text:span><text:span text:style-name="Strong_20_Emphasis"><text:span text:style-name="T350">If you help others, you will be helped, perhaps tomorrow, perhaps in one hundred years, but you will be helped. Nature must pay off the debt. It is a mathematical law and all life is mathematics.</text:span></text:span><text:span text:style-name="Strong_20_Emphasis"><text:span text:style-name="T185">” - G</text:span></text:span><text:span text:style-name="Strong_20_Emphasis"><text:span text:style-name="T350">urdjeff</text:span></text:span></text:p></draw:text-box></draw:frame>My thanks goes out also to all the readers of Destination Eden<text:note text:id="ftn2" text:note-class="endnote"><text:note-citation>2</text:note-citation><text:note-body><text:p text:style-name="P655">Mango, “Destination Eden”, <text:a xlink:type="simple" xlink:href="http://www.lulu.com/spotlight/DestinationEden" text:style-name="Internet_20_link" text:visited-style-name="Visited_20_Internet_20_Link"><text:span text:style-name="T1563">http://www.lulu.com/spotlight/DestinationEden</text:span></text:a><text:span text:style-name="T1563"> </text:span></text:p></text:note-body></text:note> who sent me kind messages, praising the book and its vision, and giving positive feedback. Thank you many times for your inspiration and encouragement, <text:span text:style-name="T1198">and all the delightful questions which were sent to challenge me after its publication</text:span>!</text:p>
        <text:p text:style-name="P452">I'd like to also give a special thanks to Jamshed and Brittany for their invaluable suggestions and <text:span text:style-name="T1199">wisdom</text:span> to initial draft versions of this book. Their thoughtful contributions have really helped me fine tune <text:span text:style-name="T1199">many points that were raised within the book as well as giving me much appreciated additional food for thought.</text:span></text:p>
        <text:p text:style-name="P453">Additional gratitude is sent to Michael Lanfield for volunteering to proof read, picking out many small typos and drawing my attention to clumsy word usage.</text:p>
        <text:p text:style-name="P383">Finally, I thank the universe and all the divine blessings <text:span text:style-name="T1110">that have</text:span> rained upon me, for granting me a life I can look back on without cringing too much, and for bringing me to this place where so many of my earthly dreams have come true. I count my blessings on a daily basis, and although I realise I am in no real position to return the favour, I hope this book can be accepted in some ways as a token of my gratitude for the vision and insight I consider myself privileged to have been <text:span text:style-name="T1020">granted</text:span>.</text:p>
        <text:h text:style-name="P686" text:outline-level="2"><text:bookmark-start text:name="__RefHeading___Toc163700_1684320881"/>FOREWORD<text:bookmark-end text:name="__RefHeading___Toc163700_1684320881"/></text:h>
        <text:h text:style-name="P732" text:outline-level="3"><text:bookmark-start text:name="__RefHeading___Toc163881_1684320881"/>by <text:span text:style-name="T1477">Jamshed</text:span><text:bookmark-end text:name="__RefHeading___Toc163881_1684320881"/></text:h>
        <text:p text:style-name="P433">Mango <text:span text:style-name="T1478">has chosen</text:span> me to write a foreword as <text:span text:style-name="T1478">I</text:span> am gladly accomplished to do the job, although not famous! part of my wealth in life, is knowing some pretty special people and Mango is one of them. I heard stories of him twenty years ago, as being a gentle soul who was living in the Pyrenees and liked to eat fruit and live simply. A few years later I got to meet him, barefoot in the middle of England and he told me the reason I had been ill shortly before was that I did not have enough hugs and love in my life, some what amused by his quick prognosis I took his words away with me and later came to realise their truth.</text:p>
        <text:p text:style-name="P435"><text:span text:style-name="T1479">Before this in 1990 I had realised the beauty and truth of fruit, until that point I had only seen fruit as a supplementary part of a diet, something to eat after a meal or as a snack.</text:span> For two days and two nights my mind was quite awake with ideas and excitement with the idea that <text:span text:style-name="T1480">I</text:span> could eat 'just' fruit. What a liberation and finally I fel<text:span text:style-name="T1605">t</text:span> more akin to and part of life on earth. <text:span text:style-name="T1605">I became</text:span> <text:span text:style-name="T1605">aware that b</text:span>ased on eating according to what is morally right and fair we can actually eat just fruit-this being the most obviously just food after our mothers milk. I am so pleased to share in a world of enthusiasm for fruit with Mango, any one called Mango definitely has <text:span text:style-name="T1479">a</text:span> love affair going on and <text:span text:style-name="T1479">I</text:span> continue to have mine too!</text:p>
        <text:p text:style-name="P455"><text:soft-page-break/>The idea of not eating animals to me is nothing new as I first came to it after the shocking realisation as a six year old that I actually ate animals, I was seriously disturbed with the fact that I had been doing such a thing. I was so fortunate to have my mother and grandmother support me in making a choice not to eat animals and 42 years later I am very pleased and grateful I made this decision. I have so much gratitude for Mango initiating many people to make this change and to go beautifully beyond by sharing his supportive inspirational words to live more compassionately. In this book with care, love, a skilful mind, and a peaceful heart he helps enable us to choose kindness by showing clarity among a swamp of twisted reasoning which he will navigate us through. He reveals the need to combine love with our daily actions and also our freedom with responsibility, and he will draw you into the contemplation of much which you took on in life without ever really deciding to.</text:p>
        <text:p text:style-name="P433">Mango calls for the happiness of all beings and points us in the direction to help this come about, and highlights our true altruistic natures and that we cannot harmoniously discriminate between our health and the well being of all other life on earth.</text:p>
        <text:p text:style-name="P434"><text:span text:style-name="T1605">He has been very dedicated in creating this book to help</text:span> us move towards attaining peaceful joyous lives together on the earth with each other and all her inhabitants. I had the pleasure of reading <text:span text:style-name="T1605">and sharing </text:span>his first book Destination Eden<text:span text:style-name="T1"><text:note-ref text:note-class="endnote" text:reference-format="text" text:ref-name="ftn2">2</text:note-ref></text:span>, enjoying his clarity, vision, honesty and refreshingly sane observation and critique of life on earth, this given often with humour and always with kindness in intention. This book delves deeper and reveals more.</text:p>
        <text:p text:style-name="P116">Jamshed</text:p>
        <text:p text:style-name="P116">– December 2015</text:p>
        <text:p text:style-name="P119"/>
        <text:h text:style-name="Heading_20_3" text:outline-level="3"><text:bookmark-start text:name="__RefHeading___Toc163702_1684320881"/>by Michael Lanfield<text:bookmark-end text:name="__RefHeading___Toc163702_1684320881"/></text:h>
        <text:p text:style-name="P451">Michael Lanfield is an acclaimed author of The Interconnectedness of Life and The Lost Love, a vegan educator, and filmmaker. A vegan since 2009, currently residing in Toronto, Canada, he is a certified World Peace Diet Facilitator. Inspired by Dr. Will Tuttle and Mango Wodzak, his talks are informative, inspiring and interactive. He is also the founder of We Are Interconnected and The Vegan Sandwich.</text:p>
        <text:p text:style-name="P425">We live on a beautiful planet, the place we call home, Mother Earth. <text:soft-page-break/>More than ever, she is being ravaged, utterly destroyed. In our hearts we know, more than ever, life is intertwined, and we are all interconnected with one another. We are not here to compete, or to use or pilfer from one another, but to cooperate, share and love. Throughout the aeons of times, the spiritual masters have taught us that the meaning of life is unconditional love and non-violence. This is the spiritual essence of our Buddha nature.</text:p>
        <text:p text:style-name="P425">I remember growing up as a small child, my sister telling me of a neighbour, not far from where we were living, who slaughtered chickens in his backyard. He would cut off their heads and let them run around spewing blood everywhere. Though, I never saw or heard screams from the chickens; it was the first time I consciously thought about the act of killing animals, that made me sick to my stomach. That evening, however, when I sat down to a tasty morsel of flesh, I never gave the story of the chickens one thought. I didn’t make the connection, as I was condition since birth to use and eat animals. It was not until my late teens when I started to question the state of the world and the immense violence we were causing. Why are we born? What is the meaning of life? Why is this world riffled with so much violence? It was the simple fact that I was eating animals and their products that I was unable to make the vital connection between the violence with my food, and the wars raging on between humans and the natural world.</text:p>
        <text:p text:style-name="P428">In 2009, when I was twenty-six I had a revelation. An awakening so profound it would change my life forever. One day I was looking up at the sky meditating, and a little voice called out to me, "If I profess to love animals and the planet, how could I still be consuming animal products?" For the first few moments, I was scared because I didn't know what was happening or where this voice was coming from, nor did I want to experience it. But I did, and there was nothing I could do to stop it. The next few seconds were the most beautiful, as the hairs on the back of my neck stood up, it felt as if weight was being lifted off my shoulders. I felt interconnected with all life; connected to the birds, to the trees, the clouds, the insects, and all the rest of creation. I thought to myself, "<text:span text:style-name="T1608">How could I kill another living being or even get someone else to do the killing for me?</text:span>" At that moment, I did not want to eat any animal food. Many weeks later, after doing some thorough research and many hours of meditation, I finally understood that I was vegan. Still, for the first year, I would consume honey, not realizing <text:soft-page-break/>the negative karmic reaction in doing so. I finally connected the hypocrisy to the love in my heart. I didn't want anything to do with animal use and exploitation, so I immediately stopped consuming honey and donated all animal clothing I had.</text:p>
        <text:p text:style-name="P425">For the first twenty-six years of my life, I was simply living a life of ignorance, perpetuated by the culture I was brought up in and nothing of my own doing. It went against everything I truly believed in. I wanted a world of peace and love; where everyone had shelter, clean drinking water, and organic food. I wanted to live in harmony with the rest of creation.</text:p>
        <text:p text:style-name="P427">After reading Destination Eden<text:span text:style-name="T10"><text:note-ref text:note-class="endnote" text:reference-format="text" text:ref-name="ftn2">2</text:note-ref></text:span> by Mango, to grow spiritually and become a better, less harmful person, I had to incorporate more fruit into my diet. Instinctively, I knew that fruit was human's perfect food. However, I was still acting contrary to this, by allowing myself to eat cooked foods.</text:p>
        <text:p text:style-name="P425">Fruit nourishes the soul, the mind, and the body. It gives us all the life energy, living water and nutrients our bodies require. The apple, for example, not just an apple, also contains the rain, the soil, the tree, the air, the animals and everything that got that apple to where it is. When eaten slowly and mindfully, preferably grown locally, without pesticides or animal inputs, or wild picked, it helps support a symbiosis between fauna and flora and the interconnectedness of all life.</text:p>
        <text:p text:style-name="P425">There are some who believe the cause of our violence, to be external, blaming it all on Government and multinational corporations. Though, they are somewhat to blame; they are not the enemy. The solution lies within us all. Each one of us can be the candle that lights up the room. We are that drop of water in the ocean, and without our presence there can be no ocean. Therefore, to obtain a clear conscious, we need to have clean and pure thoughts, that of unconditional love for all that lives.</text:p>
        <text:p text:style-name="P425">In this book, you are about to read, The Eden Fruitarian Guidebook, Mango eloquently paints a picture of his vision of the future. Small villages with many fruit trees growing around and small shops, with people loving and sharing with one another. A paradise one could assert! Where no animals are exploited and killed, and no monoculture of grains are grown. He clearly states why veganism is the moral imperative if we are ever to survive on this planet. Though veganism <text:soft-page-break/>is just the first step in our journey, it is not the end. Welcome, to The Eden Fruitarian Guidebook, the journey awaits you!</text:p>
        <text:p text:style-name="P117">Michael Lanfield, author of The Interconnectedness of Life</text:p>
        <text:p text:style-name="P118">and The Lost Love</text:p>
        <text:p text:style-name="P426"><text:span text:style-name="T995"><text:s/>– </text:span><text:span text:style-name="T997">December 2015</text:span></text:p>
        <text:p text:style-name="P113"><text:a xlink:type="simple" xlink:href="http://www.michaellanfield.com/" text:style-name="Internet_20_link" text:visited-style-name="Visited_20_Internet_20_Link">http://www.michaellanfield.com</text:a> </text:p>
        <text:p text:style-name="P113"><text:a xlink:type="simple" xlink:href="http://www.weareinterconnected.com/" text:style-name="Internet_20_link" text:visited-style-name="Visited_20_Internet_20_Link">http://www.weareinterconnected.com</text:a> </text:p>
        <text:p text:style-name="P113"><text:a xlink:type="simple" xlink:href="http://thevegansandwich.com/" text:style-name="Internet_20_link" text:visited-style-name="Visited_20_Internet_20_Link">http://thevegansandwich.com</text:a> </text:p>
        <text:p text:style-name="P425"/>
        <text:p text:style-name="P383"><text:s/></text:p>
        <text:h text:style-name="P684" text:outline-level="2"><text:bookmark-start text:name="__RefHeading__20531_1791412952"/>INTRODUCTION<text:bookmark-end text:name="__RefHeading__20531_1791412952"/></text:h>
        <text:p text:style-name="P183"><draw:frame draw:style-name="fr3" draw:name="Frame53" text:anchor-type="paragraph" svg:x="8.357cm" svg:y="2.536cm" svg:width="3.683cm" draw:z-index="2"><draw:text-box fo:min-height="2.32cm"><text:p text:style-name="P27"><text:span text:style-name="Strong_20_Emphasis"><text:span text:style-name="T185">“You can't wait for inspiration, you have to go after it with a club.” - Jack London</text:span></text:span></text:p></draw:text-box></draw:frame><text:span text:style-name="Strong_20_Emphasis"><text:span text:style-name="T363">Although this book is not exactly meant as a sequel to </text:span></text:span><text:span text:style-name="Strong_20_Emphasis"><text:span text:style-name="T364">my first </text:span></text:span><text:span text:style-name="Strong_20_Emphasis"><text:span text:style-name="T701">one</text:span></text:span><text:span text:style-name="Strong_20_Emphasis"><text:span text:style-name="T364">,</text:span></text:span><text:span text:style-name="Strong_20_Emphasis"><text:span text:style-name="T363"> </text:span></text:span><text:span text:style-name="Strong_20_Emphasis"><text:span text:style-name="T742">Destination Eden</text:span></text:span><text:span text:style-name="Strong_20_Emphasis"><text:span text:style-name="T8"><text:note-ref text:note-class="endnote" text:reference-format="text" text:ref-name="ftn2">2</text:note-ref></text:span></text:span><text:span text:style-name="Strong_20_Emphasis"><text:span text:style-name="T363">,</text:span></text:span><text:span text:style-name="Strong_20_Emphasis"><text:span text:style-name="T351">(</text:span></text:span><text:a xlink:type="simple" xlink:href="http://www.lulu.com/shop/mango-wodzak/destination-eden-paper-back/paperback/product-21895227.html" text:style-name="Internet_20_link" text:visited-style-name="Visited_20_Internet_20_Link"><text:span text:style-name="Strong_20_Emphasis"><text:span text:style-name="T363">http://www.lulu.com/shop/mangold-wurzel/destination-eden-paper-back/paperback/product-21895227.html</text:span></text:span></text:a><text:span text:style-name="Strong_20_Emphasis"><text:span text:style-name="T351">)</text:span></text:span><text:span text:style-name="Strong_20_Emphasis"><text:span text:style-name="T363">, and can therefore be read independently of it, it does however refer back to it on several occasions, and I believe it will be of some benefit to the reader to have read it first</text:span></text:span><text:span text:style-name="Strong_20_Emphasis"><text:span text:style-name="T362"> </text:span></text:span><text:span text:style-name="Strong_20_Emphasis"><text:span text:style-name="T364">as it offer</text:span></text:span><text:span text:style-name="Strong_20_Emphasis"><text:span text:style-name="T654">s</text:span></text:span><text:span text:style-name="Strong_20_Emphasis"><text:span text:style-name="T364"> further information to the subject matter at hand.</text:span></text:span></text:p>
        <text:p text:style-name="P183"><draw:frame draw:style-name="fr3" draw:name="Frame445" text:anchor-type="paragraph" svg:x="5.641cm" svg:y="6.456cm" svg:width="6.399cm" draw:z-index="239"><draw:text-box fo:min-height="3.314cm"><text:p text:style-name="P27"><text:span text:style-name="Strong_20_Emphasis"><text:span text:style-name="T185">“</text:span></text:span><text:span text:style-name="Strong_20_Emphasis"><text:span text:style-name="T351">Each time a man stands up for an idea, or acts to improve the lot of others, or strikes out against injustice, he sends forth a tiny ripple of hope, and crossing each other from a million different centers of energy and daring, those ripples build a current that can sweep down the mightiest walls of oppression and resistance.</text:span></text:span><text:span text:style-name="Strong_20_Emphasis"><text:span text:style-name="T185">” - </text:span></text:span><text:span text:style-name="Strong_20_Emphasis"><text:span text:style-name="T351">Robert F. Kennedy</text:span></text:span></text:p></draw:text-box></draw:frame><text:span text:style-name="Strong_20_Emphasis"><text:span text:style-name="T185">I had a mind ful</text:span></text:span><text:span text:style-name="Strong_20_Emphasis"><text:span text:style-name="T193">l</text:span></text:span><text:span text:style-name="Strong_20_Emphasis"><text:span text:style-name="T185"> of thoughts </text:span></text:span><text:span text:style-name="Strong_20_Emphasis"><text:span text:style-name="T364">a</text:span></text:span><text:span text:style-name="Strong_20_Emphasis"><text:span text:style-name="T185">fter finally completing and publishing </text:span></text:span><text:span text:style-name="Strong_20_Emphasis"><text:span text:style-name="T729">Destination Eden</text:span></text:span><text:span text:style-name="Strong_20_Emphasis"><text:span text:style-name="T8"><text:note-ref text:note-class="endnote" text:reference-format="text" text:ref-name="ftn2">2</text:note-ref></text:span></text:span><text:span text:style-name="Strong_20_Emphasis"><text:span text:style-name="T185"> </text:span></text:span><text:span text:style-name="Strong_20_Emphasis"><text:span text:style-name="T364">and </text:span></text:span><text:span text:style-name="Strong_20_Emphasis"><text:span text:style-name="T185">knew there was more need</text:span></text:span><text:span text:style-name="Strong_20_Emphasis"><text:span text:style-name="T364">ing to be said</text:span></text:span><text:span text:style-name="Strong_20_Emphasis"><text:span text:style-name="T185">, but for some reason </text:span></text:span><text:span text:style-name="Strong_20_Emphasis"><text:span text:style-name="T364">found it difficult </text:span></text:span><text:span text:style-name="Strong_20_Emphasis"><text:span text:style-name="T185">get</text:span></text:span><text:span text:style-name="Strong_20_Emphasis"><text:span text:style-name="T364">ting</text:span></text:span><text:span text:style-name="Strong_20_Emphasis"><text:span text:style-name="T185"> back into writing. I had what I guess is known as “writer</text:span></text:span><text:span text:style-name="Strong_20_Emphasis"><text:span text:style-name="T251">'</text:span></text:span><text:span text:style-name="Strong_20_Emphasis"><text:span text:style-name="T185">s block” and knew </text:span></text:span><text:span text:style-name="Strong_20_Emphasis"><text:span text:style-name="T361">this was something in need of rectifying</text:span></text:span><text:span text:style-name="Strong_20_Emphasis"><text:span text:style-name="T185">. Not knowing </text:span></text:span><text:span text:style-name="Strong_20_Emphasis"><text:span text:style-name="T361">a</text:span></text:span><text:span text:style-name="Strong_20_Emphasis"><text:span text:style-name="T185"> better way to deal with </text:span></text:span><text:span text:style-name="Strong_20_Emphasis"><text:span text:style-name="T251">such a state</text:span></text:span><text:span text:style-name="Strong_20_Emphasis"><text:span text:style-name="T185">, I </text:span></text:span><text:span text:style-name="Strong_20_Emphasis"><text:span text:style-name="T365">began</text:span></text:span><text:span text:style-name="Strong_20_Emphasis"><text:span text:style-name="T185"> forc</text:span></text:span><text:span text:style-name="Strong_20_Emphasis"><text:span text:style-name="T365">ing</text:span></text:span><text:span text:style-name="Strong_20_Emphasis"><text:span text:style-name="T185"> myself to sit in front of a blank document and writing </text:span></text:span><text:span text:style-name="Strong_20_Emphasis"><text:span text:style-name="T365">w</text:span></text:span><text:span text:style-name="Strong_20_Emphasis"><text:span text:style-name="T185">hatever </text:span></text:span><text:span text:style-name="Strong_20_Emphasis"><text:span text:style-name="T361">came into my head</text:span></text:span><text:span text:style-name="Strong_20_Emphasis"><text:span text:style-name="T185">. At first, not much </text:span></text:span><text:span text:style-name="Strong_20_Emphasis"><text:span text:style-name="T365">was forthcoming</text:span></text:span><text:span text:style-name="Strong_20_Emphasis"><text:span text:style-name="T185">, my mind </text:span></text:span><text:span text:style-name="Strong_20_Emphasis"><text:span text:style-name="T365">appeared to be</text:span></text:span><text:span text:style-name="Strong_20_Emphasis"><text:span text:style-name="T185"> jumping too much, but I got into a ritual of getting up each morning and just sitting and staring at the blank screen, occasionally writing down key words and ideas. It was like I was hammering away at a tiny crack, forcing myself to write even though there was little </text:span></text:span><text:span text:style-name="Strong_20_Emphasis"><text:span text:style-name="T365">breaking through</text:span></text:span><text:span text:style-name="Strong_20_Emphasis"><text:span text:style-name="T185">. Slowly, as my thoughts </text:span></text:span><text:span text:style-name="Strong_20_Emphasis"><text:span text:style-name="T365">began </text:span></text:span><text:span text:style-name="Strong_20_Emphasis"><text:span text:style-name="T185">materialis</text:span></text:span><text:span text:style-name="Strong_20_Emphasis"><text:span text:style-name="T365">ing</text:span></text:span><text:span text:style-name="Strong_20_Emphasis"><text:span text:style-name="T185"> onto paper </text:span></text:span><text:span text:style-name="Strong_20_Emphasis"><text:span text:style-name="T365">though</text:span></text:span><text:span text:style-name="Strong_20_Emphasis"><text:span text:style-name="T185">, </text:span></text:span><text:span text:style-name="Strong_20_Emphasis"><text:span text:style-name="T193">the silhouette of a book</text:span></text:span><text:span text:style-name="Strong_20_Emphasis"><text:span text:style-name="T185"> and </text:span></text:span><text:span text:style-name="Strong_20_Emphasis"><text:span text:style-name="T193">its </text:span></text:span><text:span text:style-name="Strong_20_Emphasis"><text:span text:style-name="T185">chapters and sections </text:span></text:span><text:span text:style-name="Strong_20_Emphasis"><text:span text:style-name="T365">started </text:span></text:span><text:span text:style-name="Strong_20_Emphasis"><text:span text:style-name="T185">form</text:span></text:span><text:span text:style-name="Strong_20_Emphasis"><text:span text:style-name="T193">ing</text:span></text:span><text:span text:style-name="Strong_20_Emphasis"><text:span text:style-name="T185"> a basic, skeletal outline.</text:span></text:span></text:p>
        <text:p text:style-name="P182"><text:span text:style-name="Strong_20_Emphasis"><text:span text:style-name="T185">Eventually, forcing myself to face the task of writing, paid off, I began looking forward to seeing my LibreOffice document waiting for me each morning, </text:span></text:span><text:span text:style-name="Strong_20_Emphasis"><text:span text:style-name="T251">I had</text:span></text:span><text:span text:style-name="Strong_20_Emphasis"><text:span text:style-name="T185"> fun, and slowly but surely ideas </text:span></text:span><text:span text:style-name="Strong_20_Emphasis"><text:span text:style-name="T361">began</text:span></text:span><text:span text:style-name="Strong_20_Emphasis"><text:span text:style-name="T185"> pouring forth, and the chapters began filling out. I guess this is something similar to when a child, hanging around the house, bored, is </text:span></text:span><text:span text:style-name="Strong_20_Emphasis"><text:span text:style-name="T654">told </text:span></text:span><text:span text:style-name="Strong_20_Emphasis"><text:span text:style-name="T185">to go outside and play. </text:span></text:span><text:span text:style-name="Strong_20_Emphasis"><text:span text:style-name="T251">There may at first be reluctance, but after the step has been </text:span></text:span><text:span text:style-name="Strong_20_Emphasis"><text:span text:style-name="T654">made</text:span></text:span><text:span text:style-name="Strong_20_Emphasis"><text:span text:style-name="T251">, it often doesn't take long to realise just how much fun can be had from being outside!</text:span></text:span></text:p>
        <text:p text:style-name="P182"><text:soft-page-break/><text:span text:style-name="Strong_20_Emphasis"><text:span text:style-name="T185">After some months of following this pattern, my loving partner Květa began also to write her own book, and together we both got into the routine of writing on a daily basis between the hours of midday and </text:span></text:span><text:span text:style-name="Strong_20_Emphasis"><text:span text:style-name="T193">two</text:span></text:span><text:span text:style-name="Strong_20_Emphasis"><text:span text:style-name="T185"> o'clock.</text:span></text:span></text:p>
        <text:p text:style-name="P182"><draw:frame draw:style-name="fr3" draw:name="Frame446" text:anchor-type="paragraph" svg:x="6.579cm" svg:y="3.519cm" svg:width="5.461cm" draw:z-index="241"><draw:text-box fo:min-height="3.542cm"><text:p text:style-name="P27"><text:span text:style-name="Strong_20_Emphasis"><text:span text:style-name="T185">“</text:span></text:span><text:span text:style-name="Strong_20_Emphasis"><text:span text:style-name="T352">T</text:span></text:span><text:span text:style-name="Strong_20_Emphasis"><text:span text:style-name="T351">he science of ecology teaches us that everything in the universe is connected. We cannot separate ourselves from the consequences of even the least of our actions. Whatever we do here comes back there.</text:span></text:span><text:span text:style-name="Strong_20_Emphasis"><text:span text:style-name="T185">” - </text:span></text:span><text:span text:style-name="Strong_20_Emphasis"><text:span text:style-name="T351">Ecknath Easwaran</text:span></text:span></text:p></draw:text-box></draw:frame><text:span text:style-name="Strong_20_Emphasis"><text:span text:style-name="T185">Part of the fun of writing a book like this would </text:span></text:span><text:span text:style-name="Strong_20_Emphasis"><text:span text:style-name="T193">come from </text:span></text:span><text:span text:style-name="Strong_20_Emphasis"><text:span text:style-name="T185">wak</text:span></text:span><text:span text:style-name="Strong_20_Emphasis"><text:span text:style-name="T193">ing</text:span></text:span><text:span text:style-name="Strong_20_Emphasis"><text:span text:style-name="T185"> up each morning, generally a couple of hours before sunrise, mak</text:span></text:span><text:span text:style-name="Strong_20_Emphasis"><text:span text:style-name="T251">ing</text:span></text:span><text:span text:style-name="Strong_20_Emphasis"><text:span text:style-name="T185"> myself cosy in my little corner, open</text:span></text:span><text:span text:style-name="Strong_20_Emphasis"><text:span text:style-name="T251">ing</text:span></text:span><text:span text:style-name="Strong_20_Emphasis"><text:span text:style-name="T185"> up my LibreOffice document, flick</text:span></text:span><text:span text:style-name="Strong_20_Emphasis"><text:span text:style-name="T193">ing</text:span></text:span><text:span text:style-name="Strong_20_Emphasis"><text:span text:style-name="T185"> to a chapter at random and start</text:span></text:span><text:span text:style-name="Strong_20_Emphasis"><text:span text:style-name="T193">ing</text:span></text:span><text:span text:style-name="Strong_20_Emphasis"><text:span text:style-name="T185"> writing. I'd often stop in the middle of a paragraph, skip somewhere else, and start writing there too, so this book has not been written from cover to cover, but rather bit by bit, randomly. Shucks I even just jumped here, to the Introduction page after busying myself somewhat with the chapter </text:span></text:span><text:span text:style-name="Strong_20_Emphasis"><text:span text:style-name="T193">on cravings</text:span></text:span><text:span text:style-name="Strong_20_Emphasis"><text:span text:style-name="T185">.</text:span></text:span></text:p>
        <text:p text:style-name="P182"><text:span text:style-name="Strong_20_Emphasis"><text:span text:style-name="T185">This is the method I used with my first book too, and funnily enough, a lot of people have written to me and told me it's the method they've used to read the book t</text:span></text:span><text:span text:style-name="Strong_20_Emphasis"><text:span text:style-name="T251">o</text:span></text:span><text:span text:style-name="Strong_20_Emphasis"><text:span text:style-name="T185">o. They keep it next to the toilet, and pick it up to get inspired, reading bits and p</text:span></text:span><text:span text:style-name="Strong_20_Emphasis"><text:span text:style-name="T251">i</text:span></text:span><text:span text:style-name="Strong_20_Emphasis"><text:span text:style-name="T185">eces </text:span></text:span><text:span text:style-name="Strong_20_Emphasis"><text:span text:style-name="T251">as</text:span></text:span><text:span text:style-name="Strong_20_Emphasis"><text:span text:style-name="T185"> randomly as they were written. This makes me smile and warms my heart. I am so pleased </text:span></text:span><text:span text:style-name="Strong_20_Emphasis"><text:span text:style-name="T366">to</text:span></text:span><text:span text:style-name="Strong_20_Emphasis"><text:span text:style-name="T185"> have been an inspiration.</text:span></text:span></text:p>
        <text:p text:style-name="P183"><text:span text:style-name="Strong_20_Emphasis"><text:span text:style-name="T185">By the way, I received some really beautiful feedback about Destination Eden</text:span></text:span><text:span text:style-name="Strong_20_Emphasis"><text:span text:style-name="T5"><text:note-ref text:note-class="endnote" text:reference-format="text" text:ref-name="ftn2">2</text:note-ref></text:span></text:span><text:span text:style-name="Strong_20_Emphasis"><text:span text:style-name="T185"> </text:span></text:span><text:span text:style-name="Strong_20_Emphasis"><text:span text:style-name="T342">(</text:span></text:span><text:a xlink:type="simple" xlink:href="http://mangodurian.blogspot.com.au/2014/10/so-far-there-have-been-numerous-reviews.html" text:style-name="Internet_20_link" text:visited-style-name="Visited_20_Internet_20_Link"><text:span text:style-name="Strong_20_Emphasis"><text:span text:style-name="T98">http://mangodurian.blogspot.com.au/2014/10/so-far-there-have-been-numerous-reviews.html</text:span></text:span></text:a><text:span text:style-name="Strong_20_Emphasis"><text:span text:style-name="T342">)</text:span></text:span><text:span text:style-name="Strong_20_Emphasis"><text:span text:style-name="T185">, and would like to extend my gratitude once more to all those who took the time to let me know how much they appreciated the book. What I would really love to see, if I ever </text:span></text:span><text:span text:style-name="Strong_20_Emphasis"><text:span text:style-name="T366">come across</text:span></text:span><text:span text:style-name="Strong_20_Emphasis"><text:span text:style-name="T185"> a copy of this book </text:span></text:span><text:span text:style-name="Strong_20_Emphasis"><text:span text:style-name="T366">on someone's</text:span></text:span><text:span text:style-name="Strong_20_Emphasis"><text:span text:style-name="T185"> bookshelf, the biggest compliment I could get would be to find it all ear-bent, with lots of underlining, yellow highlighting, exclamation marks in the margins, and pencil scribbled </text:span></text:span><text:span text:style-name="Strong_20_Emphasis"><text:span text:style-name="T729">YES</text:span></text:span><text:span text:style-name="Strong_20_Emphasis"><text:span text:style-name="T750">e</text:span></text:span><text:span text:style-name="Strong_20_Emphasis"><text:span text:style-name="T185">s next to paragraphs maybe an </text:span></text:span><text:span text:style-name="Strong_20_Emphasis"><text:span text:style-name="T342">asterisk</text:span></text:span><text:span text:style-name="Strong_20_Emphasis"><text:span text:style-name="T185"> or two, and even the occasional question mark or small comment on how ridiculous a passage may appea</text:span></text:span><text:span text:style-name="Strong_20_Emphasis"><text:span text:style-name="T361">r</text:span></text:span><text:span text:style-name="Strong_20_Emphasis"><text:span text:style-name="T185"> to you. At least I could see I got your attention and made you care enough to write </text:span></text:span><text:span text:style-name="Strong_20_Emphasis"><text:span text:style-name="T743">preposterous</text:span></text:span><text:span text:style-name="Strong_20_Emphasis"><text:span text:style-name="T729">! </text:span></text:span></text:p>
        <text:p text:style-name="P189">So get those pencils and highlighter pens out, prepare yourself for some heavy duty, marginal comments, sit back, close your eyes, relax a little, try to get your mind into a receptive, <text:span text:style-name="T1273">unbiased</text:span> state, and when <text:soft-page-break/>you are ready, start reading. Enjoy, and please feel free to <text:span text:style-name="T1111">share your thoughts, feelings and criticism.</text:span></text:p>
        <text:p text:style-name="P276">You will probably have noticed already, the many quotes littered throughout the pages of this book, <text:span text:style-name="T1468">they were quite appreciated in my first book, so I thought I would follow the same pattern. However, the reader should be aware that although I agree in essence with all the ones I include here, this does not mean that I am entirely in agreement with their authors. Indeed, much as I recognise the wisdom within the quotes, many of the authors have, or have had, habits and lifestyle philosophies which this book opposes. So please don't make the mistake of presuming I otherwise agree entirely, or even mostly, with their life choices and attitudes.</text:span></text:p>
        <text:p text:style-name="P189">Oh, one last thing before you start, I'd like for you, the reader, to please try <text:span text:style-name="T1272">not </text:span>to take anything I write personally. I know at times my opinions may be more than somewhat challenging, but my thoughts are not addressed at anybody in particular, I'm just sharing them with the world because I feel I have an obligation to do so, and you are reading voluntarily. If you don't like what I'm saying, I'm totally at ease with that, but I would appreciate knowing just where you believe my logic is flawed. Thank you, and enjoy.</text:p>
        <text:p text:style-name="P356">“The journey of a thousand miles may begin with a broken fan belt and a flat tyre.” explained <text:span text:style-name="T1692">Mulla</text:span>h Nasruddin, “but if the destination is Eden, it's well worth the effort repairing them!” </text:p>
        <text:p text:style-name="P189"/>
        <text:p text:style-name="P145">“So perhaps the best thing to do is to stop writing </text:p>
        <text:p text:style-name="P145"><text:span text:style-name="T1516">i</text:span>ntroductions and get on with the book.”</text:p>
        <text:p text:style-name="P270">-<text:span text:style-name="T995"> A.A. Milne</text:span></text:p>
        <text:h text:style-name="P691" text:outline-level="1"><text:bookmark-start text:name="__RefHeading__26154_868941847"/>SECTION ONE<text:bookmark-end text:name="__RefHeading__26154_868941847"/></text:h>
        <text:p text:style-name="P384"/>
        <text:p text:style-name="P384"/>
        <text:p text:style-name="P458">FINDING OUR PLACE</text:p>
        <text:p text:style-name="P384"/>
        <text:p text:style-name="P384"/>
        <text:p text:style-name="P384"/>
        <text:p text:style-name="P120">“<text:span text:style-name="T14">There is unfairness in life. </text:span></text:p>
        <text:p text:style-name="P120"><text:span text:style-name="T14">But seek grace to be just and be gentle.</text:span>”</text:p>
        <text:p text:style-name="P120">- <text:span text:style-name="T995">Lailah Gifty Akita,</text:span></text:p>
        <text:h text:style-name="P684" text:outline-level="2"><text:bookmark-start text:name="__RefHeading__15120_396810126"/>DEFINING EDEN FRUITARIANISM<text:bookmark-end text:name="__RefHeading__15120_396810126"/></text:h>
        <text:p text:style-name="P157"><draw:frame draw:style-name="fr4" draw:name="Frame341" text:anchor-type="paragraph" svg:x="6.128cm" svg:y="4.314cm" svg:width="5.913cm" draw:z-index="146"><draw:text-box fo:min-height="5.593cm"><text:p text:style-name="P675"><text:span text:style-name="Strong_20_Emphasis"><text:span text:style-name="T182">THE ETHICAL FOOD TOWER</text:span></text:span></text:p><table:table table:name="Table1" table:style-name="Table1"><table:table-column table:style-name="Table1.A"/><table:table-header-rows><table:table-row><table:table-cell table:style-name="Table1.A1" office:value-type="string"><text:p text:style-name="P583">ALL <text:span text:style-name="T1111">NOURISHING</text:span> FRUITS</text:p></table:table-cell></table:table-row></table:table-header-rows><table:table-row table:style-name="Table1.2"><table:table-cell table:style-name="Table1.A2" office:value-type="string"><text:p text:style-name="P580"><text:span text:style-name="T1112">Carefully</text:span> Harvested Perennial Greens</text:p></table:table-cell></table:table-row><table:table-row><table:table-cell table:style-name="Table1.A3" office:value-type="string"><text:p text:style-name="P581">All other Greens</text:p></table:table-cell></table:table-row><table:table-row><table:table-cell table:style-name="Table1.A3" office:value-type="string"><text:p text:style-name="P581">Tree Nuts <text:span text:style-name="T1112">&amp; Homegrown Legumes</text:span></text:p></table:table-cell></table:table-row><table:table-row><table:table-cell table:style-name="Table1.A3" office:value-type="string"><text:p text:style-name="P581">Tubers</text:p></table:table-cell></table:table-row><table:table-row table:style-name="Table1.6"><table:table-cell table:style-name="Table1.A2" office:value-type="string"><text:p text:style-name="P582">Root Vegetables</text:p></table:table-cell></table:table-row><table:table-row table:style-name="Table1.7"><table:table-cell table:style-name="Table1.A3" office:value-type="string"><text:p text:style-name="P582">Grains and other Monocrop Cereals</text:p></table:table-cell></table:table-row><table:table-row><table:table-cell table:style-name="Table1.A3" office:value-type="string"><text:p text:style-name="P581"><text:span text:style-name="T1551">Animal Milk</text:span> &amp; <text:span text:style-name="T1551">Birds' </text:span>Eggs</text:p></table:table-cell></table:table-row><table:table-row><table:table-cell table:style-name="Table1.A3" office:value-type="string"><text:p text:style-name="P581">All <text:span text:style-name="T1081">animals</text:span> (Inc. Fish/Chicken)</text:p></table:table-cell></table:table-row></table:table><text:p text:style-name="Standard"/></draw:text-box></draw:frame>Unlike other popular flavours of fruitarianism, revolving predominantly around health, diet and fitness, Eden Fruitarianism is above all a philosophy of non-violence. The simple notion of “fruitarianism” having already been redefined and <text:span text:style-name="T1111">tweaked</text:span> multiple times to suit the needs of those embracing the term, I felt it necessary to coin a new phrase making it clear that this choice is about far more than merely what one decides to eat. Unlike other more loose definitions of the term fruitarianism, which generally involve calories, percentages, dried foods, nuts and greens, and likely various other ingredients, Eden Fruitarianism, more true to its semantic make up, recognises raw, fresh, ripe fruit as our one true food.</text:p>
        <text:h text:style-name="P743" text:outline-level="3"><text:bookmark-start text:name="__RefHeading__35802_486168092"/>The Ethical Food Tower<text:bookmark-end text:name="__RefHeading__35802_486168092"/></text:h>
        <text:p text:style-name="P157">It views foods in terms of the amount of harm required during its production. As a rough and ready quick overview of the ethical impact of food, I have drawn up the chart to the right in an attempt to quantify the unavoidable harm associated with each type of food. As a general rule of thumb, the most destructive and pernicious of all foods, for ourselves, the environment, all those involved in every stage of its production, and all the unwillingly enslaved animal participants, is of course all animal flesh and any other animal by-product. Almost equally as abominable, though rarely recognised as being so, are all the cereal crops requiring large tracts of land, a constant battle against biodiversity mostly through the appliance of various forms of baneful chemicals, and annual or biannual barbarous, bladed disturbance of topsoil with total unwieldy disregard for all the creatures who have found themselves a home on that land. <text:span text:style-name="T1020">True, m</text:span>ost adult animals will likely have no difficulty avoiding the unstoppable wrath of the tractor, and will flee to neighbouring fields, but there will always be some younger and weaker, or older and slower animals that are not as fortunate and end up being <text:span text:style-name="T1020">churned </text:span>into the earth.</text:p>
        <text:p text:style-name="P157"><text:soft-page-break/>Due to their crass and violent natures, I call these <text:span text:style-name="T14">basement foods</text:span>, and it should be clear that the goal of the Eden Fruitarian is to eat as high on the ethical food tower as one possibly can. Anyone who still feels the urge, or makes unfounded excuses to go down to the basement for their food cannot rightfully claim to have understood the purpose and philosophy of Eden Fruitarianism.</text:p>
        <text:p text:style-name="P157"><draw:frame draw:style-name="fr3" draw:name="Frame151" text:anchor-type="paragraph" svg:x="6.128cm" svg:y="3.522cm" svg:width="5.913cm" draw:z-index="148"><draw:text-box fo:min-height="4.978cm"><text:p text:style-name="P27"><text:span text:style-name="Strong_20_Emphasis"><text:span text:style-name="T185">“Food bearing trees do not require annual soil disturbance as </text:span></text:span><text:span text:style-name="Strong_20_Emphasis"><text:span text:style-name="T417">d</text:span></text:span><text:span text:style-name="Strong_20_Emphasis"><text:span text:style-name="T185">o cereal crops, and they positively check soil erosion. Soil erosion is an insidious threat to all life. Unfortunately many well concerned people cannot see beyond the </text:span></text:span><text:span text:style-name="Strong_20_Emphasis"><text:span text:style-name="T729">cereal</text:span></text:span><text:span text:style-name="Strong_20_Emphasis"><text:span text:style-name="T185"> solution to the world food situation. The function of trees as the most generally benign suppliers of food is constantly overlooked. We must work to remedy this.” - Kathleen Jannaway</text:span></text:span></text:p></draw:text-box></draw:frame>Sadly, the vast majority of vegans and even some self-proclaimed raw vegans fail to recognise the inherently destructive nature of the grainery level, and make this their staple floor, from whence, <text:span text:style-name="T1020">even</text:span>, the bulk of their food originates. This must surely be the next significant challenge that all vegans <text:span text:style-name="T1020">are obliged to </text:span>face with honesty and integrity. Even without the loss of the wild lives, for which there are no statistics I'm aware of, thus I'll avoid the temptation of hazardously guessing, cereal foods are always an inferior choice. If heavy machinery is not used, then often there is backbreaking labour involved, and exploited animals who spend hours on end tethered to the front of burdensome ploughs.</text:p>
        <text:p text:style-name="P157">Voilà another widespread myth which most people cling to as fact, the one <text:span text:style-name="T1516">proclaiming </text:span>grains and cereals <text:span text:style-name="T1516">to be</text:span> healthy foods. This may well be the case for field mice and small birds, but grains are far from ideal for human consumption, as they are generally only consumed in a processed, cooked state which over time will always prove to have a negative, detrimental impact on our healths and well-beings. Unfortunately, this impact is rarely recognised.</text:p>
        <text:p text:style-name="P157">Of course, grains are far from being the only mono crops, the very nature of which is always destructive and highly threatening to the ecosystem and the delicate balance it strives to maintain, however they are the only foods which practically demand being mono cropped. Lots of gardening enthusiasts grow all manner of other vegetables and plants, but I have not yet met one who uses their backyard space to grow wheat or any other grain <text:span text:style-name="T1020">besides</text:span> the <text:span text:style-name="T1274">occasional tray of wheatgrass for juicing and the more</text:span> obvious sweetcorn.</text:p>
        <text:p text:style-name="P157"><draw:frame draw:style-name="fr3" draw:name="Frame342" text:anchor-type="paragraph" svg:x="6.271cm" svg:y="0.69cm" svg:width="5.77cm" draw:z-index="150"><draw:text-box fo:min-height="3.704cm"><text:p text:style-name="P27"><text:span text:style-name="Strong_20_Emphasis"><text:span text:style-name="T185">“Fruit is </text:span></text:span><text:span text:style-name="Strong_20_Emphasis"><text:span text:style-name="T193">freely </text:span></text:span><text:span text:style-name="Strong_20_Emphasis"><text:span text:style-name="T185">given by the plant. It entrusts us with its seed, while surrounding it </text:span></text:span><text:span text:style-name="Strong_20_Emphasis"><text:span text:style-name="T252">with</text:span></text:span><text:span text:style-name="Strong_20_Emphasis"><text:span text:style-name="T185"> the gift of fruit, as prepayment for conscious seed dispersal; the tree trusts us to do the right thing and care for its seeds as best we are able, by at least letting each </text:span></text:span><text:span text:style-name="Strong_20_Emphasis"><text:span text:style-name="T193">one</text:span></text:span><text:span text:style-name="Strong_20_Emphasis"><text:span text:style-name="T185"> have a fighting chance. All too often we ignore this symbiotic pact, and mindlessly dispose of </text:span></text:span><text:span text:style-name="Strong_20_Emphasis"><text:span text:style-name="T252">seeds</text:span></text:span><text:span text:style-name="Strong_20_Emphasis"><text:span text:style-name="T193"> </text:span></text:span><text:span text:style-name="Strong_20_Emphasis"><text:span text:style-name="T185">to fates that have no possible future.” - Author</text:span></text:span></text:p></draw:text-box></draw:frame><text:soft-page-break/>Far more sensible use of the land, would be to phase out the cereal crops entirely and focus instead on food producing trees. The value of tree-based agriculture is <text:span text:style-name="T1516">generally</text:span> grossly underestimated.</text:p>
        <text:p text:style-name="P157"><draw:frame draw:style-name="fr3" draw:name="Frame336" text:anchor-type="paragraph" svg:x="6.221cm" svg:y="6.442cm" svg:width="5.819cm" draw:z-index="149"><draw:text-box fo:min-height="4.946cm"><text:p text:style-name="P27"><text:span text:style-name="Strong_20_Emphasis"><text:span text:style-name="T185">“Most raw fooders don't embrace fruit, instead they embarrass it. by stripping the avocado down to fats and proteins, they paint a portrait that is most uncomely, unflattering and entirely dishonest. By reducing a banana to 100 calories, in the most ugliest of fashions, they attempt to quantify the unquantifiable. By converting a fruit salad to a plate of LFHCs, they degrade and insult the innocen</text:span></text:span><text:span text:style-name="Strong_20_Emphasis"><text:span text:style-name="T417">ce</text:span></text:span><text:span text:style-name="Strong_20_Emphasis"><text:span text:style-name="T185"> </text:span></text:span><text:span text:style-name="Strong_20_Emphasis"><text:span text:style-name="T252">and beauty </text:span></text:span><text:span text:style-name="Strong_20_Emphasis"><text:span text:style-name="T185">of fruit.” - Author</text:span></text:span></text:p></draw:text-box></draw:frame>Although it is true, that all food may be tainted in some way, causing harm of some kind in its production, harvesting and distribution, <text:span text:style-name="T1020">with </text:span>even fruit <text:span text:style-name="T1020">production </text:span>likely <text:span text:style-name="T1020">to be far from</text:span> ideal, <text:span text:style-name="T1112">one may</text:span> still <text:span text:style-name="T1112">acknowledge</text:span> that of all foods, fruit is <text:span text:style-name="T1112">clearly </text:span>the only one which is truly given by the plant, and in most cases <text:span text:style-name="T1020">also </text:span>causes the least damage to the Earth's surface and the surrounding native fauna and flora. Please give this some serious thought, as understanding the unique nature of fruit, as the only truly karmic<text:span text:style-name="T1556">al</text:span>ly free food, has profound significance within the Eden Fruitarianism philosophy. </text:p>
        <text:p text:style-name="P162">Since completing Destination Eden<text:span text:style-name="T10"><text:note-ref text:note-class="endnote" text:reference-format="text" text:ref-name="ftn2">2</text:note-ref></text:span>, and after much deep reflection and discussion with my partner Květa, we have both reached the conclusion that the only other foods which come close to the unique symbiotic nature of fruit, and only if harvested mindfully and with due care, are home grown, green leaves, preferably from perennial plants, such as sweet leaf or ibika, where if the leaves are removed carefully and in contemplative moderation are likely the next best choice of food after fruit. There is by no means a modicum of physiological necessity behind such a choice though, and the acolyte understands that clean fresh fruit, when available, is always a preferable, superior choice. However, there is recognition that adequate fruit may not always be present, and that gentle harvesting of leaves, need not <text:span text:style-name="T1516">unduly stress </text:span>the plant. Remember the goal is to cause as l<text:span text:style-name="T1021">ittle</text:span> harm as possible.</text:p>
        <text:h text:style-name="P743" text:outline-level="3"><text:bookmark-start text:name="__RefHeading__35804_486168092"/><text:soft-page-break/>Veganism++<text:bookmark-end text:name="__RefHeading__35804_486168092"/></text:h>
        <text:p text:style-name="P157">Eden Fruitarianism is, one might say, an extension of ethical veganism, where plants too are acknowledged as life forms, having their own emotions, experiencing their own forms of joy and sadness, fear and bliss, and thus ultimately worthy of our consideration and protection. But it goes beyond this, it is a philosophy of respect and guardianship, recognising global human injustices, corruption, depravity and environmental crimes. Its goal is to lead humankind, and all other earthling species forward to a new Eden. </text:p>
        <text:p text:style-name="P383"><draw:frame draw:style-name="fr3" draw:name="Frame340" text:anchor-type="paragraph" svg:x="5.286cm" svg:y="2.298cm" svg:width="6.754cm" draw:z-index="145"><draw:text-box fo:min-height="3.754cm"><text:p text:style-name="P90"><text:span text:style-name="Strong_20_Emphasis"><text:span text:style-name="T185">“Eden fruitarianism is about exposing denial, it's about recognising the invalidity of feeble excuses, it's about unveiling meaningless pretexts, and it's about taking responsibility for all of our actions, facing the consequences of them with honesty and integrity, and finally, and of most significance, it's about making whatever changes are necessary in </text:span></text:span><text:span text:style-name="Strong_20_Emphasis"><text:span text:style-name="T194">recognition of our shortcomings</text:span></text:span><text:span text:style-name="Strong_20_Emphasis"><text:span text:style-name="T185">.” - Author</text:span></text:span></text:p></draw:text-box></draw:frame>Likely many will not yet be ripe for this message, but it must be given, and those who are able to grasp its significance, must do their utmost to embrace a compatible lifestyle. Try to put yourself into a meditative state as you read through these words, it will help to bring a warmer understanding of the message, and the urgency which accompanies it.</text:p>
        <text:h text:style-name="P733" text:outline-level="3"><text:bookmark-start text:name="__RefHeading__20533_1791412952"/>Do Less Harm<text:bookmark-end text:name="__RefHeading__20533_1791412952"/></text:h>
        <text:p text:style-name="P444">I know of at least a couple of readers <text:span text:style-name="T1334">who</text:span> were disappointed with my first book, Destination Eden<text:span text:style-name="T10"><text:note-ref text:note-class="endnote" text:reference-format="text" text:ref-name="ftn2">2</text:note-ref></text:span>, believing I should have cut to the chase and focused purely on fruitarianism, not veganism. What they may have failed to see <text:span text:style-name="T1021">is </text:span>that Eden Fruitarianism cannot be explained or even understood without full knowledge of vegan ethics. Indeed, vegan ethics are the <text:span text:style-name="T14">absolute</text:span> <text:span text:style-name="T1274">and </text:span><text:span text:style-name="T54">unshakeable</text:span><text:span text:style-name="T1274"> </text:span>moral baseline of Eden Fruitarianism, without them, explaining the concept is like attempting to build a house without first laying a sturdy foundation.</text:p>
        <text:p text:style-name="P383">The ultimate goal of Eden Fruitarianism, is for no <text:span text:style-name="T1113">intentional </text:span>harm to be done, for every life form to live harmoniously and symbiotically side-by-side with every other life form on the planet. The current paradigm of live and <text:span text:style-name="T1113">make</text:span> die needs to shift, to one of live and let live, such that every living being can move and grow freely without having to be continuously watching <text:span text:style-name="T1387">his or her</text:span> back for fear of lurking, opportunistic predators threatening their well-beings and very earthly existence. </text:p>
        <text:p text:style-name="P383"><draw:frame draw:style-name="fr3" draw:name="Frame343" text:anchor-type="paragraph" svg:x="7.13cm" svg:y="2.189cm" svg:width="4.911cm" draw:z-index="151"><draw:text-box fo:min-height="2.32cm"><text:p text:style-name="P27"><text:span text:style-name="Strong_20_Emphasis"><text:span text:style-name="T185">“We will never know true bliss while our lifestyles are reliant on the misery and suffering of others.” - Author</text:span></text:span></text:p></draw:text-box></draw:frame><text:soft-page-break/>Although such a reality may seem distant from the current scenario we are all very much ensnared within, Eden Fruitarianism requires that we acknowledge the plausibility of such an awakened future, and understands that in order for it to come to pass, we must all therefore seek to bring our own actions in accord with the enlightened principle of “do less harm”.</text:p>
        <text:p text:style-name="P383">This is not an idea that can only be embraced once the world gets its act together, but an idea that must first be embraced in order for the world to finally begin getting its act together!</text:p>
        <text:p text:style-name="P383">Picture a world with no wars, with no countries nor borders, with no immigration laws, with zero human conflict, a world where everyone is at peace, where there is no hunger, poverty or suffering. A world where the cities are no more, governments and their supporting corrupt institutions gone. A world that shares joyfully rather than one hell bent on <text:span text:style-name="T1021">possession, greed and </text:span>destruction. Picture that same world where nature is void of clawed, venomous, fanged and blood sucking threats, a world where we know we can walk around freely, living the life nature and Eden originally intended for us, a world where every living being, regardless of gender, colour, IQ, shape, size, texture, age and species can do likewise. Picture a world where in all innocence we can run around barefoot and naked, with mixed fruit trees everywhere, an ideal all year round summer climate, an abundance of vibrantly coloured, tantalising fresh fruit and their delicious fragrances that permeate the outdoors. A world where mile after mile <text:span text:style-name="T1021">of </text:span>concrete city slab has been transformed into productive multi-fruit orchards and vegaculture<text:note text:id="ftn3" text:note-class="endnote"><text:note-citation>3</text:note-citation><text:note-body><text:p text:style-name="P644">“<text:span text:style-name="T1388">Vegan Organic Gardening”, </text:span><text:span text:style-name="T66">Wikipedia</text:span><text:span text:style-name="T1388">, Accessed December 6, 2015, </text:span><text:a xlink:type="simple" xlink:href="https://en.wikipedia.org/wiki/Vegan_organic_gardening#Vegan_permaculture" text:style-name="Internet_20_link" text:visited-style-name="Visited_20_Internet_20_Link"><text:span text:style-name="T1388">https://en.wikipedia.org/wiki/Vegan_organic_gardening#Vegan_permaculture</text:span></text:a></text:p></text:note-body></text:note> gardens. A <text:span text:style-name="T14">mature</text:span> world, fully at peace and serenity with itself. This is the ultimate goal of Eden Fruitarianism. Hold that vision!</text:p>
        <text:p text:style-name="P383">Unlike certain religious thoughts, <text:s/><text:span text:style-name="T1641">that</text:span> suggest an earthly Eden will only ever come to pass once we all get on board and worship the same religion and believe in the same God, Eden fruitarianism suggests that an earthly Eden will only ever come to pass through rightful action. Belief in a <text:span text:style-name="T1021">deity</text:span> or a particular flavour of religion, will <text:span text:style-name="T14">never</text:span> suffice. Our theoretical opinions on any afterlife, or insignificant attempts to conceptualise our origins and understand an unfathomable divine omnipresence which permeates all existence, may very well offer food <text:soft-page-break/>for thought, but unless we can begin to make significant changes to the way we view the world, and slowly learn to realign our behaviours and habits to become compatible and befitting to the eventuality of an Eden, then Eden will always remain a pie in the sky fantasy, one that we prevent from materialising. Unless we are able to dispense with all notion that exploitation and any deliberate act of cruelty is in any way acceptable behaviour, we will never be worthy of becoming joyful, carefree citizens of any paradise, neither here nor in any other theoretical dimension. </text:p>
        <text:p text:style-name="P383"><draw:frame draw:style-name="fr3" draw:name="Frame337" text:anchor-type="paragraph" svg:x="7.329cm" svg:y="2.701cm" svg:width="4.711cm" draw:z-index="144"><draw:text-box fo:min-height="3.134cm"><text:p text:style-name="P27"><text:span text:style-name="Strong_20_Emphasis"><text:span text:style-name="T185">“How can there ever be any serious expectation of living in paradise, if one cannot behave appropriately, or be trusted to respect and honour all life?” - Author</text:span></text:span></text:p></draw:text-box></draw:frame>I understand that many, if not most readers will deny the possibility of such a global awakening. They will dismiss the notion as pure fantasy, believing it so distant from the reality of today's world that it is beyond their consideration, but I beg of you to keep an open mind, and even if you find my vision too incredible to embrace, to at least see and understand the concept of lessening harm, <text:span text:style-name="T1021">as a</text:span>t the end of the day, this is all any of us can do. </text:p>
        <text:p text:style-name="P158">I personally admit to having somewhat of an optimistic, romantic nature. This may perhaps be my own personal form of defence mechanism, a way for me to cope while living in what otherwise appears to me as an insane asylum. However, I recognise that change is continuous, and that things can just as easily flow toward softness and <text:span text:style-name="T1114">kindness</text:span>, as they have so clearly done toward harshness and <text:span text:style-name="T1114">callous indifference</text:span>. I hold a currently unshaken belief that a realistic earthly Eden is much closer than most of us might imagine, that it is basically only a series of small brief shifts in consciousness away, and that each individual shift is well within the realms of current everyday thinking <text:span text:style-name="T1113">and feeling</text:span>. Indeed, shifts are happening as <text:span text:style-name="T1335">you sit and read this</text:span>, and have always been happening. There is an indubitable struggle between the forces of d<text:span text:style-name="T1114">estruction</text:span> and depravity, and <text:span text:style-name="T1114">magnanimity</text:span> and compassion, and just as the <text:span text:style-name="T1114">proverbial </text:span>dark side has had its day, <text:span text:style-name="T1114">so too will </text:span>the lightness one day have its. <text:span text:style-name="T1335">W</text:span>hen that day arrives, may it reign supreme eternally!</text:p>
        <text:p text:style-name="P158">Slavery practised throughout many parts of the world and through much of history has <text:span text:style-name="T1021">mostly</text:span> been <text:span text:style-name="T1021">publicly </text:span>acknowledged as immoral and for the most part, illegalised. Women, who for countless millennia ha<text:span text:style-name="T1021">d no</text:span> right to vote, finally are able to do so. These are but two <text:soft-page-break/>aspects of human society that have only in relatively recent history been improved. Of course slavery is still happening on so many levels, women still suffer suppression in many cultures, and voting rarely does anything effective, but despite these obvious failings, I see through the depravity, and recognise the budding positivity, struggling to raise its head in a world gone mad. Veganism is a concept that has steadily been gaining momentum. The term was non-existent until the 1940s, barely recognised in the 1980s, and now most people I meet are happy to tell me they have a family member, or know of one or more vegans. Even the whole concept of eating raw has surged forward over the past decade or so; largely due to movements like 801010 and similar. I see a lot of positive things afoot, and recognise the struggling budding consciousness of mankind slowly beginning to shake off the vale of sleep that has blinded us to our ignorant failings, wrong doings and planetary abuse.</text:p>
        <text:p text:style-name="P158">Following the thoughts of renowned physicist, Albert Einstein, people are finally, (albeit far too slowly!) becoming more ashamed of shabby ideas and shoddy philosophies, than of shabby clothing and shoddy furniture.</text:p>
        <text:p text:style-name="P158"><draw:frame draw:style-name="fr3" draw:name="Frame480" text:anchor-type="paragraph" svg:x="7.306cm" svg:y="3.507cm" svg:width="4.734cm" draw:z-index="410"><draw:text-box fo:min-height="0.266cm"><text:p text:style-name="P27"><text:span text:style-name="Strong_20_Emphasis"><text:span text:style-name="T185">“</text:span></text:span><text:span text:style-name="Strong_20_Emphasis"><text:span text:style-name="T539">Violence is weakness. True strength <text:s/>comes </text:span></text:span><text:span text:style-name="Strong_20_Emphasis"><text:span text:style-name="T541">not through brutality and savagery, but </text:span></text:span><text:span text:style-name="Strong_20_Emphasis"><text:span text:style-name="T539">through tenderness, </text:span></text:span><text:span text:style-name="Strong_20_Emphasis"><text:span text:style-name="T540">mercy</text:span></text:span><text:span text:style-name="Strong_20_Emphasis"><text:span text:style-name="T539"> and grace.</text:span></text:span><text:span text:style-name="Strong_20_Emphasis"><text:span text:style-name="T185">” - Author</text:span></text:span></text:p></draw:text-box></draw:frame>But back to the glum reality of 201<text:span text:style-name="T1335">6</text:span> though, try not to get hung up or become deterred with the unavoidable harm society forces <text:span text:style-name="T1021">us </text:span>to partake in. We have all been made dependent on environmentally destructive choices, fossil fuels and similar, and oft-times truly ethical choices are simply not yet available. Some will use this fact as irrational justification for making no changes at all, struggling to find reasons to remain <text:span text:style-name="T1336">entrenched in their ways. </text:span>Don't be dismayed though, they too will eventually see the error in their ways,<text:span text:style-name="T1336"> realise the pressing need for change, and </text:span>of their own accord step <text:span text:style-name="T1336">forward </text:span>into the light. </text:p>
        <text:p text:style-name="P383">The importance of Eden Fruitarianism is to do our best, while continuously also striving to do better, causing forever less harm. The less harm done, means the more joy is brought to the world. Once the world is fully joyful, and harm is a thing of the past, we will find ourselves in Eden. A truly magical place full of abundance and unbridled interspecies communication and respect.</text:p>
        <text:h text:style-name="P733" text:outline-level="3"><text:bookmark-start text:name="__RefHeading__20535_1791412952"/><text:soft-page-break/>The Uniqueness of Fruit<text:bookmark-end text:name="__RefHeading__20535_1791412952"/></text:h>
        <text:p text:style-name="P383"><draw:frame draw:style-name="fr3" draw:name="Frame338" text:anchor-type="paragraph" svg:x="6.556cm" svg:y="0.716cm" svg:width="5.484cm" draw:z-index="497"><draw:text-box fo:min-height="1.743cm"><text:p text:style-name="P27"><text:span text:style-name="Strong_20_Emphasis"><text:span text:style-name="T185">“Truth, simplicity and love. These are the 3 main aspects of Eden Fruitarianism which the acolyte seeks to embrace, expand and better understand.” - Author</text:span></text:span></text:p></draw:text-box></draw:frame>Of course, at the heart of Eden Fruitarianism lies a thorough understanding and acceptance of the uniqueness of fruit. What makes fruit so special? That's simple, unlike every other food on this planet, fruit is the only one <text:span text:style-name="T1648">with</text:span> the potential to be grown and harvested with zero harm inflicted. This is something I will keep repeating as it is vital that we all eventually understand the significance of this.</text:p>
        <text:p text:style-name="P383">(See later chapter: “The Fruit”).</text:p>
        <text:p text:style-name="P383"/>
        <text:p text:style-name="P760">“Time to open up a new chapter in life, </text:p>
        <text:p text:style-name="P760">and to explore a larger centre.”</text:p>
        <text:p text:style-name="P768"><text:span text:style-name="T14">- </text:span><text:span text:style-name="T173">Lillian Russell</text:span></text:p>
        <text:h text:style-name="P684" text:outline-level="2"><text:bookmark-start text:name="__RefHeading__20537_1791412952"/>THE ANIMALS<text:bookmark-end text:name="__RefHeading__20537_1791412952"/></text:h>
        <text:h text:style-name="P733" text:outline-level="3"><text:bookmark-start text:name="__RefHeading__20695_1160075690"/>The First Step<text:bookmark-end text:name="__RefHeading__20695_1160075690"/></text:h>
        <text:p text:style-name="P383"><draw:frame draw:style-name="fr3" draw:name="Frame70" text:anchor-type="paragraph" svg:x="8.558cm" svg:y="1.744cm" svg:width="3.482cm" draw:z-index="418"><draw:text-box fo:min-height="1.062cm"><text:p text:style-name="P27"><text:span text:style-name="Strong_20_Emphasis"><text:span text:style-name="T185">“Your silence gives consent .” - Plato</text:span></text:span></text:p></draw:text-box></draw:frame>The first step toward the idyllic goal of Eden is through empathising with other life forms, and the best way to begin with that, is to adopt a vegan lifestyle. Veganism, <text:span text:style-name="T1336">the practising of vegan ethic,</text:span> is the moral baseline on the Eden Fruitarianism path, and it is of utmost importance to do one's best to not compromise on that stance.</text:p>
        <text:p text:style-name="P383">It saddens me that I have to make this clear, but I know for a fact that there are still people claiming the tag of fruitarian <text:span text:style-name="T1336">who</text:span> occasional make exceptions and slip backwards, eating the products of animal misery and torture, wearing their skins indifferently, and unconcerned about their exploited roles <text:span text:style-name="T1021">in all forms of</text:span> human entertainment.</text:p>
        <text:p text:style-name="P383"><draw:frame draw:style-name="fr3" draw:name="Frame78" text:anchor-type="paragraph" svg:x="7.107cm" svg:y="4.584cm" svg:width="4.934cm" draw:z-index="4"><draw:text-box fo:min-height="3.542cm"><text:p text:style-name="P27"><text:span text:style-name="Strong_20_Emphasis"><text:span text:style-name="T185">“Veganism is a way of living which seeks to exclude, as far as is possible and practicable, all forms of exploitation of, and cruelty to, animals for food, clothing or any other purpose.” - Donald Watson</text:span></text:span></text:p></draw:text-box></draw:frame>Since the whole raw movement began gaining momentum, many people have falsely labelled themselves fruitarian in likely vain efforts to stand out from the crowd. They have been my main motivation for coining the new phrase of Eden Fruitarian, as <text:span text:style-name="T1021">it's clear </text:span>I have little to no control over the development and evolution of language, and if the majority hi-jack a word or expression to suit their need, there is little to be done to stop it gaining popular acceptance. As an example, this has been the case with the word vegetarian too, with an increasing number of people claiming to be one, but still hooked on eating chicken cadavers and <text:span text:style-name="T1017">rotting </text:span>dead fish. <text:span text:style-name="T1017">(The decay of every dead body begins immediately after its demise).</text:span></text:p>
        <text:p text:style-name="P383">Ethical veganism must be thoroughly understood and embraced before one can even begin to lay claim to being an Eden Fruitarian, and what better way to do so than through observation; the key to empathy. Observe <text:span text:style-name="T1517">any animal,</text:span> matters not which species, and if you do so with open eyes and dropped prejudices, you will not fail to notice the<text:span text:style-name="T1388">ir</text:span> unique individualit<text:span text:style-name="T1388">ies</text:span>. Like you, <text:span text:style-name="T1388">they are</text:span> curious, ha<text:span text:style-name="T1388">ve their</text:span> own desires, friends, family and things which make <text:span text:style-name="T1388">them</text:span> happy or sad. Like you, <text:span text:style-name="T1388">they</text:span> will seek to avoid harm, and suffer should <text:span text:style-name="T1388">their</text:span> freedom<text:span text:style-name="T1388">s</text:span> be restricted or stolen. Faced with a very real threat of <text:soft-page-break/>murder, all beings will experience dread and do their utmost to escape the bloody terror of such a situation. <text:span text:style-name="T1517">When animals are involuntarily separated from their families, or witness the violent abduction of their offspring, they too become distressed, concerned or woefully mourn the separation or loss. </text:span>Animals are our soul brethren, fellow citizens of the earth, the only real difference between them and us are the shapes and sizes they come in. </text:p>
        <text:p text:style-name="P383"><draw:frame draw:style-name="fr3" draw:name="Frame71" text:anchor-type="paragraph" svg:x="5.119cm" svg:y="0.829cm" svg:width="6.922cm" draw:z-index="382"><draw:text-box fo:min-height="7.209cm"><text:p text:style-name="P27"><text:span text:style-name="Strong_20_Emphasis"><text:span text:style-name="T185">“They’re killing you, they’re killing the animals, and they’re killing this planet. And those blinders are on nice and tightly, but if you give me an open mind today, that's all I ask for, an open mind, I'm gonna take your blinders right off! My goal is simple. All I want to do is re-connect people with animals. Awaken some emotions and some feelings and some logic, that has been buried and suppressed, intentionally, by our society. And the reason why I say re-connect it's because each and every person in this room used to be a real animal rights person at one time, a true animal lover, and a real friend to the animal kingdom. And it's when we were kids!” - Gary Yourofsky</text:span></text:span></text:p></draw:text-box></draw:frame>Even so, to begin with, whether we are mammal, bird, reptile or fish, we all start out looking remarkably similar, which should make it obvious that we are far more alike than any speciesist will readily care to admit.</text:p>
        <text:p text:style-name="P395">As humans, with mostly highly underdeveloped powers to think rationally, we have a unique role to play in shaping the world. Our position among species is clearly unique in that the role we must play, as custodians, is of vital importance to the future of the planet. It's a position we have up until now fabulously, <text:span text:style-name="T14">wickedly abused</text:span>. We have had a choice to make the planet ever more beautiful, ever more radiant, ever greener, ever more peaceful, but instead of taking that route and being shining examples <text:span text:style-name="T1517">to inspire o</text:span>ther life forms, we have become a degenerative disease, destroying everything in our paths, wantonly raping and pillaging natural <text:span text:style-name="T1517">elements we label as </text:span>resources, polluting waterways without a thought for those whose lives depend on them, knocking down forests, again with no consideration for the lives of those trees, or those living upon and within them. In addition, we've constantly polluted the air, with apparent obliviousness to the fact that we all need to breath it, and collectively we've turned a blind eye to human exploitation and enforced labour camps all designed to supply cheap goods to privileged sections of the globe. The height of our madness is surely reflected in the way we have systematically imprisoned animals in vast <text:soft-page-break/>Auschwitz like concentration camps in order to macabrely feast on their flesh and <text:span text:style-name="T1609">secretions</text:span>. </text:p>
        <text:p text:style-name="P383"><draw:frame draw:style-name="fr3" draw:name="Frame68" text:anchor-type="paragraph" svg:x="5.262cm" svg:y="4.232cm" svg:width="6.779cm" draw:z-index="383"><draw:text-box fo:min-height="6.802cm"><text:p text:style-name="P27"><text:span text:style-name="Strong_20_Emphasis"><text:span text:style-name="T185">“The shift that is necessary to move us from a culture of violence to a culture of non-violence is to first see all individuals as worthy of moral consideration. The individuals I speak of are both human and non-human animals. We cannot create a non-violent world when we exclude the billions of other animals who we use as resources, such as for food, clothing, entertainment and animal experimentation. The answer is not as simple as we just need to respect and love all humans. The very act of excluding other animals is symptomatic of our violence. Vegan is the badly needed place to start.” - Gary Smith</text:span></text:span></text:p></draw:text-box></draw:frame>As individuals, we often feel powerless to do anything at all to change this situation, often so much so, that we have learned to just accept things <text:span text:style-name="T1336">as they </text:span>are, and <text:span text:style-name="T1336">assume </text:span>change <text:span text:style-name="T1336">to be</text:span> beyond our control, <text:span text:style-name="T1336">or</text:span> all in the hands of politics and multi-national corporations over which we apparently have zero influence. My objective is to show how wrong such attitudes are, how they are part of a vast illusion that we collectively perceive and accept as a reality. Whether we like it or not, we are an integral part of the corporate system of supply and demand, and while we greedily demand, the system will equally greedily supply. Only through boycott and more conscious, compassionate consumer choices can we ever expect our voices to be heard.</text:p>
        <text:p text:style-name="P383">Just recognising this should help us to break free from the viscous circle <text:span text:style-name="T1336">for which </text:span>we all bear responsibility. We have to start spiralling upward soon or the world will be pushed beyond the brink of despair, humans will have had their chance and who knows how long it will take before another model species can step forth and lead the planet in its rightful direction. </text:p>
        <text:p text:style-name="P398">Yes, the only real escape from the madness is through recognising the roles we play in it. This is a crucial aspect of Eden Fruitarianism; opening our eyes and recognising the insanity. Acknowledge also, that in order to disconnect oneself from the lies and system we <text:span text:style-name="T1517">are</text:span> b<text:span text:style-name="T1517">o</text:span>r<text:span text:style-name="T1517">n</text:span> into, it is of utmost importance that we first release our own slaves. All the animals whose innocent lives have been imprisoned purely for our entertainment. I speak not only of victim bulls with Vaseline stuffed nostrils, forced to fight losing battles ending in their own inevitably miserable and humiliating deaths in bull fighting arenas, nor purely of the countless animals misplaced into concrete zoos to entertain <text:soft-page-break/>families with their unique coats, shapes and forms. No, the ongoing abuse of animals to entertain us touches most spheres of our everyday lives. They end up on virtually every plate we set, and in every sandwich we make or are served. Animals whose lives have been void of any direction or purpose other than to <text:span text:style-name="T1114">have their flesh </text:span>and <text:span text:style-name="T1613">secretion</text:span>s gluttonously fed <text:span text:style-name="T1114">on by humans</text:span>. Their bodies serving as breakfast, lunch and dinner entertainment. <text:span text:style-name="T1021">For h</text:span>ow can we ever expect to be free, if we are unwilling to free our own slaves?</text:p>
        <text:p text:style-name="P383"><draw:frame draw:style-name="fr3" draw:name="Frame73" text:anchor-type="paragraph" svg:x="7.602cm" svg:y="4.156cm" svg:width="4.438cm" draw:z-index="465"><draw:text-box fo:min-height="1.695cm"><text:p text:style-name="P27"><text:span text:style-name="Strong_20_Emphasis"><text:span text:style-name="T185">“It is man's sympathy with all creatures that first makes him truly a man.” - Albert Schweitzer</text:span></text:span></text:p></draw:text-box></draw:frame>There are currently many excuses given by<text:span text:style-name="T1021"> flesh eating aficionados</text:span> set in their ways, unwilling to acknowledge their destructive habits, and the pioneer vegan should be aware of the invalidity of those counter vegan arguments. Reassure yourself that compassion is always a sign of strength, never of weakness <text:span text:style-name="T1022">and o</text:span>ne thing you will find pretty much all counter-vegan arguments have in common is their basis in speciesism. From a purely philosophical standpoint, speciesism is identical to racism and every other poorly thought through prejudice. And like every other prejudice, it is taught. Hatred, indifference and prejudice are <text:span text:style-name="T14">always</text:span> learned behaviours.</text:p>
        <text:p text:style-name="P383"><draw:frame draw:style-name="fr3" draw:name="Frame72" text:anchor-type="paragraph" svg:x="6.435cm" svg:y="4.637cm" svg:width="5.606cm" draw:z-index="61"><draw:text-box fo:min-height="3.11cm"><text:p text:style-name="P27"><text:span text:style-name="Strong_20_Emphasis"><text:span text:style-name="T185">“Animal abusers aren't just the dog fighters, puppy mill operators and backyard breeders of the world. When you consume animal products you are an animal abuser. If you pay the hit-man you are the murderer.” - Marlana Mortati</text:span></text:span></text:p></draw:text-box></draw:frame>When small children get together and play, they don't give a damn about each others skin colours, ethnicities, or religious backgrounds. Animals are considered cute and fascinating, and every young child will naturally be distressed and concerned <text:span text:style-name="T1388">should </text:span>t<text:span text:style-name="T1609">hey</text:span> witness any animal suffering. The idea that somehow humans are superior to other species, that we are the only ones who count, and thus that we have an inherent right to enslave, exploit and extinguish other lives based on nothing more than their species is slowly drummed into us until it becomes an accepted and unquestioned norm. Thus, just like racism, speciesism is <text:span text:style-name="T1022">also very much a </text:span>learned <text:span text:style-name="T1022">mental attitude</text:span>.</text:p>
        <text:h text:style-name="P733" text:outline-level="3"><text:bookmark-start text:name="__RefHeading__20697_1160075690"/>Vegan Counter Arguments.<text:bookmark-end text:name="__RefHeading__20697_1160075690"/></text:h>
        <text:p text:style-name="P285">It has been my experience that many nonvegans have a tendency to get their feathers ruffled whenever they hear vegans talk of animal rights issues, often it appears as if they are offended by the suggestion that not being vegan is the cause of much animal suffering and harm. I've seen people become quite angry <text:soft-page-break/>and do their utmost to argue that such attitudes are flawed, that we actually have to hurt animals, that we have no real sane choice in the matter, other than to be cruel. I've heard it proposed on more than one occasion, that cruelty is the only way, and anyone who implies otherwise is an idiot for doing so. How dare anyone insinuate that killing is wrong! How dare anyone defensively proclaim that there are alternatives to cruelty, and that animals don’t need to live miserable lives, and how dare anyone declare that eating the flesh of another once sentient being is in any way gross! Because that's what they are, meat and dairy and eggs they are not groceries; they are grosseries.</text:p>
        <text:p text:style-name="P189">I think most nonvegans simply don’t want to know, they don't want to be told their choices cause untold misery, and instead of being upset with themselves for being the cause of such suffering they are angry at others for pointing it out, and they’ll find every lame reason they can to show how causing animals undue suffering is basically unavoidable and something, like it or not, we all do. In this way, I see such ignorance as somewhat akin to being asleep, and the initial reaction to being woken from sleep is frequently one of being upset at <text:span text:style-name="T1336">whoever disturbs that sleep.</text:span></text:p>
        <text:p text:style-name="P189"><draw:frame draw:style-name="fr3" draw:name="Frame144" text:anchor-type="paragraph" svg:x="6.844cm" svg:y="2.402cm" svg:width="5.196cm" draw:z-index="384"><draw:text-box fo:min-height="0.829cm"><text:p text:style-name="P27"><text:span text:style-name="Strong_20_Emphasis"><text:span text:style-name="T185">“Recognise conflicting internal beliefs now!” - Author</text:span></text:span></text:p></draw:text-box></draw:frame>I strongly suspect, over the decades since first acknowledging the role I once unwittingly played in the misery of animal lives, I have encountered every argument there is against veganism. It amazes me the irrational reasoning and conclusions people come up with in attempts to justify the enslavement and killing of "farm animals". </text:p>
        <text:p text:style-name="P189">Please, shake your mind free of all the clutter it has gathered and examine those counter arguments neutrally, and you will see precisely what I mean:</text:p>
        <text:h text:style-name="P695" text:outline-level="4"><text:bookmark-start text:name="__DdeLink__66102_174443877"/><text:bookmark-start text:name="__RefHeading__22191_1644592526"/>1. Wild animals eat each other, therefore it's only natural that we too should be granted the same privilege! <text:span text:style-name="T1046">Or simply: </text:span><text:span text:style-name="T20">top of the Food Chain man</text:span><text:span text:style-name="T1046">!</text:span><text:bookmark-end text:name="__RefHeading__22191_1644592526"/></text:h>
        <text:p text:style-name="P441">Firstly, taking the life of another should never be considered a privilege, it is never an act that anyone relishes or feels enlivened from participating in. Go ask any slaughterhouse worker how their day was, and you'll surely discover that theirs is a trade <text:span text:style-name="T14">never</text:span> void of stress, and always ending in a heavy heart.</text:p>
        <text:p text:style-name="P441"><draw:frame draw:style-name="fr3" draw:name="Frame77" text:anchor-type="paragraph" svg:x="4.934cm" svg:y="5.5cm" svg:width="7.107cm" draw:z-index="385"><draw:text-box fo:min-height="9.246cm"><text:p text:style-name="P27"><text:span text:style-name="Strong_20_Emphasis"><text:span text:style-name="T185">“It's just the way things are. Take a moment to consider this statement. Really think about it. We send one species to the butcher and give our love and kindness to another apparently for no reason other than because it's the way things are. When our attitudes and behaviours towards animals are so inconsistent, and this inconsistency is so unexamined, we can safely say we have been fed absurdities. It is absurd that we eat pigs and love dogs and don't even know why. Many of us spend long minutes in the aisle of the drugstore mulling over what toothpaste to buy. Yet most of us don't spend any time at all thinking about what species of animal we eat and why. Our choices as consumers drive an industry that kills ten billion animals per year in the United States alone. If we choose to support this industry and the best reason we can come up with is because it's the way things are, clearly something is amiss.” - Dr Melanie Joy</text:span></text:span></text:p></draw:text-box></draw:frame><text:soft-page-break/>Secondly, there are many things in nature that can be argued to be "natural", yet we as humans consider immoral. Slavery goes on in nature, but few among us would therefore openly argue their right to enslave other humans. Rape too occurs often in nature, but I doubt any of us would agree that this is a valid reason for humans to practise it. Some wild animals may kill the young of other animals of the same species, but who would assert therefore that we must have the same right? <text:span text:style-name="T1036">Incest too is not at all uncommon among other species and t</text:span>he alpha male tendency of primate<text:span text:style-name="T1036">s and other</text:span> animals is yet another undeniable act of nature, and as we too are clearly primates, should we therefore contend that a man's physical prowess entitles him to exert superiority over other men and women? <text:span text:style-name="T1036">If you really want to see the ridiculousness of supporting natural tendencies though, nature demonstrates that mammals, birds, reptiles and frogs have all been observed perversely and macabrely practising necrophilia, and even some species are known to regularly engage in sexual cannibalism</text:span><text:span text:style-name="T1036"><text:note text:id="ftn4" text:note-class="endnote"><text:note-citation>4</text:note-citation><text:note-body><text:p text:style-name="P584">“Necrophilia”, <text:span text:style-name="T14">Wikipedia,</text:span><text:span text:style-name="T137"> Accessed August 30, 2015, </text:span><text:a xlink:type="simple" xlink:href="https://en.wikipedia.org/wiki/Necrophilia" text:style-name="Internet_20_link" text:visited-style-name="Visited_20_Internet_20_Link">https://en.wikipedia.org/wiki/Necrophilia</text:a> </text:p></text:note-body></text:note></text:span><text:span text:style-name="T1036">.</text:span></text:p>
        <text:p text:style-name="P383"><text:span text:style-name="T1023">In all seriousness I ask, </text:span>how can <text:span text:style-name="T1037">one</text:span> take the argument <text:span text:style-name="T14">killing is natural</text:span> and <text:span text:style-name="T1023">adamantly </text:span>defend it, if <text:span text:style-name="T1037">one is </text:span>unwilling to defend other “natural rights”? <text:span text:style-name="T1037">Clearly not all natural behaviour is moral or correct, or should be emulated by humans, so unless one is willing to stand up for and defend all those necrophiliacs, rapists, incestors, paedophiles and cannibals I suggest another line of defence be chosen.</text:span></text:p>
        <text:p text:style-name="P383">Why look up to any animal species, and their behaviour as examples of how we too should behave? A show of hands please: Anyone willing to follow the lemmings hounded by Disney off the cliff<text:note text:id="ftn5" text:note-class="endnote"><text:note-citation>5</text:note-citation><text:note-body><text:p text:style-name="Endnote">“White Wilderness”, <text:span text:style-name="T14">Snopes.Com</text:span><text:span text:style-name="T137">, Accessed July 28, 2015, </text:span><text:a xlink:type="simple" xlink:href="http://www.snopes.com/disney/films/lemmings.asp" text:style-name="Internet_20_link" text:visited-style-name="Visited_20_Internet_20_Link"><text:span text:style-name="T137">http</text:span></text:a><text:a xlink:type="simple" xlink:href="http://www.snopes.com/disney/films/lemmings.asp" text:style-name="Internet_20_link" text:visited-style-name="Visited_20_Internet_20_Link">://www.snopes.com/disney/films/lemmings.asp</text:a> </text:p></text:note-body></text:note>? Anyone want to publicly declare their right to eat shit as is the <text:soft-page-break/>witnessed behaviour of certain wild animals?</text:p>
        <text:p text:style-name="P393"><draw:frame draw:style-name="fr3" draw:name="Frame69" text:anchor-type="paragraph" svg:x="6.981cm" svg:y="1.632cm" svg:width="5.059cm" draw:z-index="386"><draw:text-box fo:min-height="3.279cm"><text:p text:style-name="P27"><text:span text:style-name="Strong_20_Emphasis"><text:span text:style-name="T185">“I know, in my soul, that to eat a creature who is raised to be eaten, and who never has a chance to be a real being, is unhealthy. It's like...you're just eating misery. You're eating a bitter life.” - Alice Walker</text:span></text:span></text:p></draw:text-box></draw:frame>It's worth also noting, that other omnivore and carnivore species always prey on the young, the weak, the frail, the maimed and the elderly. Human hunters on the other hand, will always pursue the biggest, the strongest and the fittest. Probably because they are the easiest targets when hiding comfortably in the bushes 200m away with a long-range rifle.</text:p>
        <text:p text:style-name="P395">If one really fe<text:span text:style-name="T1011">e</text:span>ls the urge to mimic another species, why not instead admire, honour and marvel at the countless other animals who don't make a habit of consciously feasting on the flesh of others? <text:span text:style-name="T1114">(e.g. Gorillas, giraffes, elephants etc.) </text:span></text:p>
        <text:p text:style-name="P395"><text:span text:style-name="T1011">Better yet,</text:span> instead of looking up to animals as role models, we should be using our own innate ability for rational thinking, kindness and compassion, and become shining examples for others to admire and look up to. It may help also to understand that other species may not yet have the consciences <text:span text:style-name="T1047">we </text:span>humans so readily suppress. Personally, I believe it is a warped view that worships another's apparent lack of morals and takes them on as our mentors.<text:bookmark-end text:name="__DdeLink__66102_174443877"/></text:p>
        <text:h text:style-name="P695" text:outline-level="4"><text:bookmark-start text:name="__RefHeading__22193_1644592526"/>2. But our ancestors ate animals, it's how we evolved to be such smart arses!<text:bookmark-end text:name="__RefHeading__22193_1644592526"/></text:h>
        <text:p text:style-name="P383">Sure, I suppose I can agree that many, maybe even the vast majority of our fore-bearers may have partaken in the practise of flesh eating. However I am no palaeontologist, and I am aware there is also evidence suggest<text:span text:style-name="T1337">ing</text:span> it may have been fruit which helped brain development of early man<text:note text:id="ftn6" text:note-class="endnote"><text:note-citation>6</text:note-citation><text:note-body><text:p text:style-name="Endnote">Wishro, “Science Verifies That Humans Are Frugivores”, <text:span text:style-name="T14">Scribd, </text:span><text:span text:style-name="T137">Accessed July 28, 2015, </text:span><text:a xlink:type="simple" xlink:href="http://www.scribd.com/doc/17111888/Science-Verifies-That-Humans-Are-Frugivores#scribd" text:style-name="Internet_20_link" text:visited-style-name="Visited_20_Internet_20_Link"><text:span text:style-name="T137">http://www.scribd.com/doc/17111888/Science-Verifies-That-Humans-Are-Frugivores#scribd</text:span></text:a><text:span text:style-name="T137"> </text:span></text:p></text:note-body></text:note>. Either way, what our ancestors may or may not have eaten, the habits they may or may not have had, are as irrelevant as the habits and behaviour of other animal species. The length of time something has been going on, can never be used as valid justification for continuing <text:span text:style-name="T1517">any practise</text:span>. Nothing will ever change for the better if we continue to do things as they have always been done, regardless of any harm involved.</text:p>
        <text:p text:style-name="P445">We are not living in the past, we are living <text:span text:style-name="T1023">in the here and </text:span>NOW! We don't need to think and live the way our great great grandparents once did. Ours is a very different situation, we currently live in a world </text:p>
        <text:p text:style-name="P669"><draw:frame draw:style-name="fr3" draw:name="Frame109" text:anchor-type="paragraph" svg:x="6.971cm" svg:y="0.958cm" svg:width="5.069cm" draw:z-index="419"><draw:text-box fo:min-height="2.076cm"><text:p text:style-name="P27"><text:span text:style-name="Strong_20_Emphasis"><text:span text:style-name="T185">“Refrain at all times from such foods as cannot be procured without violence and oppression.” - Thomas Tyron</text:span></text:span></text:p></draw:text-box></draw:frame>where there <text:span text:style-name="T14">is</text:span> an abundance of choice that does not involve the needless exploitation or expense of another's life, and the more we opt for such choices, the more we increase their availability.</text:p>
        <text:p text:style-name="P383">So however we once may have been, socially we have clearly evolved into a species of predominantly gatherers, where hunting is no longer considered a norm, and where lets face it, only the conditioned few are able and willing to end the lives of others.</text:p>
        <text:h text:style-name="P695" text:outline-level="4"><text:bookmark-start text:name="__RefHeading__22195_1644592526"/>3. What about the primitive tribes and <text:span text:style-name="T1502">the </text:span>Inuit, surely you can't argue that meat eating is wrong look at them, they need to eat animals for survival!<text:bookmark-end text:name="__RefHeading__22195_1644592526"/></text:h>
        <text:p text:style-name="P385"><draw:frame draw:style-name="fr3" draw:name="Frame214" text:anchor-type="paragraph" svg:x="4.533cm" svg:y="3.429cm" svg:width="7.507cm" draw:z-index="355"><draw:text-box fo:min-height="7.463cm"><text:p text:style-name="P27"><text:span text:style-name="Strong_20_Emphasis"><text:span text:style-name="T185">“When you go vegan, you take the blinders off and start to get what I think of as x-ray vision. You start to see what's really going on underneath the idyllic lies we've all unquestioningly bought into. When I see a piece of cheese, I can tear up, and that sounds crazy to people. But I don't just see a piece of cheese. I see a mother who's child has been ripped from her moments after birth. I see a baby who's been relegated to the veal industry and send for slaughter before he's 4 months old. I see a mother whose body is going to give out on her over 20 years before her natural lifespan because she's been raped and impregnated so many times, and because she's had so many children stolen from her that she's probably just given up. That's what I see when I look at a piece of cheese.” - Emily Moran Barwick</text:span></text:span></text:p></draw:text-box></draw:frame>It may be true that there are still pockets of people that through their remoteness from the rest of society and their collective inability to change their tradition and custom, still survive through catching and killing other animals. But what relevance does that have to you and I who are sitting debating this in the relative comfort of our own western homes, or on the internet? There is no comparison. We have supermarkets and shops, markets and stalls where a relatively wide variety of other foods, vegan foods, are quite <text:span text:style-name="T1337">affordable and </text:span>readily obtainable. This is not the case for those remote tribes you mention, and has zero bearing on your own personal choices.</text:p>
        <text:p text:style-name="P389">If I could effectively communicate with the mindset of tribal people, I would attempt to show them that they too have choices. <text:span text:style-name="T1517">True, </text:span>they may be unaware of them due to their stubbornness in clinging t<text:span text:style-name="T1337">o</text:span> way<text:span text:style-name="T1337">s</text:span> of life that for many generations, indeed centuries, ha<text:span text:style-name="T1337">ve</text:span> seen no emotional <text:soft-page-break/>progress, but at the end of the day, theirs is a completely separate issue and should not muddy one's own ability to do the right thing.</text:p>
        <text:h text:style-name="P696" text:outline-level="4"><draw:frame draw:style-name="fr5" draw:name="Frame399" text:anchor-type="paragraph" svg:y="1.067cm" svg:width="5.309cm" draw:z-index="354"><draw:text-box fo:min-height="4.775cm"><text:p text:style-name="P27"><text:span text:style-name="Strong_20_Emphasis"><text:span text:style-name="T185">“Few of us are aware that the act of eating can be a powerful statement of commitment to our own well-being, and at the same time the creation of a healthier habitat. Your health, happiness, and the future of life on earth are rarely so much in your own hands as when you sit down to eat.” - John Robbins</text:span></text:span></text:p></draw:text-box></draw:frame><text:bookmark-start text:name="__RefHeading__191850_1928310545"/>4. But native tribes used the whole animal, only killed when necessary, and believed that the animal sacrificed its life for their survival. They also helped liberate the animal by ritually praying for its soul during execution.<text:bookmark-end text:name="__RefHeading__191850_1928310545"/></text:h>
        <text:p text:style-name="P386">Lots of things are conveniently believed in order to come to terms with acts that render us morally uncomfortable. <text:span text:style-name="T1024">The praying and ritual</text:span> is proof that the bloody process of terminating the life of another has always been recognised as being a moral issue, everyone involved in the actual activity of slaughter sees this. The fact that you are attempting justification of animal carnage is proof that you too recognise the dubious morality of the act. <text:span text:style-name="T1024">Put it this way, would you not see the inherent wickedness behind being told by somebody that you shouldn't worry, as they intend to say grace before dining on your gravy smothered carcass?</text:span></text:p>
        <text:p text:style-name="P385"><draw:frame draw:style-name="fr3" draw:name="Frame405" text:anchor-type="paragraph" svg:x="8.121cm" svg:y="4.958cm" svg:width="3.919cm" draw:z-index="193"><draw:text-box fo:min-height="2.32cm"><text:p text:style-name="P35"><text:span text:style-name="Strong_20_Emphasis"><text:span text:style-name="T185">“</text:span></text:span><text:span text:style-name="Strong_20_Emphasis"><text:span text:style-name="T211">Certain actions bring harm, other more wizened actions bring harmony.</text:span></text:span><text:span text:style-name="Strong_20_Emphasis"><text:span text:style-name="T185">” - Author</text:span></text:span></text:p></draw:text-box></draw:frame>Can anyone tell me, has there ever been a case of a pet animal <text:span text:style-name="T1389">or animals </text:span>presenting <text:span text:style-name="T1389">them</text:span>sel<text:span text:style-name="T1389">ves</text:span>, throat raised high to be slit in order to feed <text:span text:style-name="T1389">their</text:span> master? Have there been any cases of someone being lost in the wilderness and an animal patiently sitting, waiting for their throat to be cut? Be serious, no being, regardless of species, willingly sacrifices <text:span text:style-name="T1389">their</text:span> life. Those primitive tribesmen, sometimes spend days tracking their prey; if the animal<text:span text:style-name="T1389">s</text:span> w<text:span text:style-name="T1389">ere</text:span> willing participant<text:span text:style-name="T1389">s</text:span> <text:span text:style-name="T1389">they</text:span> would not seek to avoid them, running <text:span text:style-name="T1389">themselves</text:span> to exhaustion. <text:span text:style-name="T1122">As for your reasoning that native tribesman might use every part of an animal, I really don't see what relevance that has, as it is undoubtedly still the case that modern day farmed animals are also used in their entirety; there is profit to be made from every part of an animal's body.</text:span></text:p>
        <text:p text:style-name="P385">It's a convenient lie to believe that by taking <text:span text:style-name="T1518">someone</text:span>'s life <text:span text:style-name="T1518">one might </text:span>in some weird fashion <text:span text:style-name="T1518">be </text:span>doing the <text:span text:style-name="T1518">being</text:span> a favour. The biggest favour <text:span text:style-name="T1518">one</text:span> c<text:span text:style-name="T1518">ould</text:span> do <text:span text:style-name="T1518">would be </text:span>to leave <text:span text:style-name="T1518">it </text:span>alone! </text:p>
        <text:p text:style-name="P385"><text:span text:style-name="T1629">But</text:span>, what connection is there between those native hunters and your <text:soft-page-break/>own supermarket <text:span text:style-name="T1115">cadaver</text:span> gathering? I'd wager there is none <text:span text:style-name="T1687">worthy of mention</text:span>.</text:p>
        <text:h text:style-name="P695" text:outline-level="4"><text:bookmark-start text:name="__RefHeading__22197_1644592526"/>5. There is no right and wrong, life and death is just a part of this world, and you can't change that.<text:bookmark-end text:name="__RefHeading__22197_1644592526"/></text:h>
        <text:p text:style-name="P385"><draw:frame draw:style-name="fr3" draw:name="Frame76" text:anchor-type="paragraph" svg:x="5.68cm" svg:y="2.064cm" svg:width="6.361cm" draw:z-index="20"><draw:text-box fo:min-height="2.82cm"><text:p text:style-name="P27"><text:span text:style-name="Strong_20_Emphasis"><text:span text:style-name="T185">“Violence takes on many forms, sadly violence is such an everyday part of our lives that we have mostly become oblivious to it. It goes on behind closed doors, far away from our vision. Screams that go unheard by the masses. Yet the butchered remains of miserable lives land with a sizzle on our dinner plates, and are rarely fully recognised for what they really are.” - Author</text:span></text:span></text:p></draw:text-box></draw:frame>Unfortunately, although I believe on many levels we are all capable of seeing the error in this thinking, many will still refuse to admit it. We all have things we consider “wrong” or immoral. If the shoe were on the other foot, and we were the victims, we would soon be crying injustice. Few of us would seriously argue that killing a human for brunch was not an immoral act, so what makes killing a human wrong but killing a pig not wrong? (Especially if neither act is a necessity!).</text:p>
        <text:p text:style-name="P385"><draw:frame draw:style-name="fr3" draw:name="Frame81" text:anchor-type="paragraph" svg:x="6.23cm" svg:y="5.985cm" svg:width="5.81cm" draw:z-index="420"><draw:text-box fo:min-height="3.949cm"><text:p text:style-name="P27"><text:span text:style-name="Strong_20_Emphasis"><text:span text:style-name="T185">“The assumption that animals are without rights, and the illusion that our treatment of them has no moral significance, is a positively outrageous example of Western crudity and barbarity. Universal compassion is the only guarantee of morality.” <text:s/>- Arthur Schopenhauer</text:span></text:span></text:p></draw:text-box></draw:frame>I'm not going to argue that “life and death” is not an integral feature of this world, nor that the taking of life and partaking of flesh is not very much a part of it too. However, just because we acknowledge that something happens, this is no sound reason to participate in it. Participation is a choice, not a requisite. It becomes pretty easy to rationali<text:span text:style-name="T1680">s</text:span>e and excuse cruelty, injustice, inequality, slavery, and even murder when it is not we ourselves who are the victims, but put ourselves in the victims shoes, and you'll find things look quite different from th<text:span text:style-name="T1389">eir</text:span> angle. If there were a more intelligent species than human, would you verbally defend their theoretical stance to do with us as they please? Just because you might value one species over another does not in any way justify what is done to nonhuman animals. It just underlines your confusion!</text:p>
        <text:p text:style-name="P385">Sure we may be unable to change the world, but we can acknowledge the harm we do, and make <text:span text:style-name="T1518">adjustments and corrections</text:span> to our own habits, especially knowing that current society has brought us to a point where no human needs animal products in order to live a <text:soft-page-break/>healthy thriving life. Science (bless its white cotton socks) proves this<text:note text:id="ftn7" text:note-class="endnote"><text:note-citation>7</text:note-citation><text:note-body><text:p text:style-name="Endnote">“The China Study”, <text:span text:style-name="T14">Wikipedia,</text:span><text:span text:style-name="T137"> Accessed July 28, 2015, </text:span><text:a xlink:type="simple" xlink:href="https://en.wikipedia.org/wiki/The_China_Study" text:style-name="Internet_20_link" text:visited-style-name="Visited_20_Internet_20_Link"><text:span text:style-name="T137">https://en.wikipedia.org/wiki/The_China_Study</text:span></text:a><text:span text:style-name="T137"> </text:span></text:p></text:note-body></text:note>.</text:p>
        <text:p text:style-name="P385"><draw:frame draw:style-name="fr3" draw:name="Frame82" text:anchor-type="paragraph" svg:x="6.918cm" svg:y="3.485cm" svg:width="5.122cm" draw:z-index="6"><draw:text-box fo:min-height="3.134cm"><text:p text:style-name="P27"><text:span text:style-name="Strong_20_Emphasis"><text:span text:style-name="T185">“There is no way to overstate the magnitude of the collective spiritual transformation that will occur when we shift from food of violent oppression to food of gentleness and compassion.” - </text:span></text:span><text:span text:style-name="Strong_20_Emphasis"><text:span text:style-name="T524">Dr. </text:span></text:span><text:span text:style-name="Strong_20_Emphasis"><text:span text:style-name="T185">Will Tuttle</text:span></text:span></text:p></draw:text-box></draw:frame>If it's the belief that it's somehow an inherently acceptable practice to exploit other species, purely because they are nonhuman, <text:span text:style-name="T1518">which</text:span> fuels the argument of there being no right and wrong, no good and bad, one should be aware how much this approach is wrought with speciesism and as such, akin to the thought that other races are inferior purely because they do not belong to our own race. This is not rational thinking, this is a learned behaviour, this is impure prejudice talking. Other animals may not share our unique form of intelligence, but in their sentience, they are our brethren, and never ours to exploit regardless of the habits they themselves might have.</text:p>
        <text:p text:style-name="P385">Just because people <text:span text:style-name="T14">can</text:span> eat animals is no reason that we <text:span text:style-name="T14">should</text:span> do so. These are logical fallacies. Logic supports animal rights. Nonhuman animals should not be consumed, enslaved, oppressed and killed for pleasure and entertainment. Whether or not we do so, or financially support doing so, is always a moral issue and one we all need to eventually face up to.</text:p>
        <text:h text:style-name="P695" text:outline-level="4"><text:bookmark-start text:name="__RefHeading__22199_1644592526"/>6. Why don't you vegans care about humans?<text:bookmark-end text:name="__RefHeading__22199_1644592526"/></text:h>
        <text:p text:style-name="P462"><text:span text:style-name="T185">What gives you the idea that we don't care about humans? If you truly care about humans, then voilà, yet another reason to become vegan. The past few decades have seen a massive increase in animal breeding, with traditional farming methods being abandoned in favour of intense factory farming, where countless animals are cramped into dirty, poorly ventilated, dark, bleak spaces, often unable even to turn around or exercise any of their natural instincts. Tens of billions of animals bred in such institutions are slaughtered annually. Due to land and natural resource limitations, the World Health Organisation, has declared such practise unsustainable, </text:span><text:span text:style-name="T253">a sentiment they are by no means alone in sharing as a 2010 report from the UNEP (United Nations Environment Programme) also states that in order to address climate change worldwide, an issue affect</text:span><text:span text:style-name="T655">ing</text:span><text:span text:style-name="T253"> everyone, including us humans, we must move away from animal products. W</text:span><text:span text:style-name="T185">hile we focus on feeding animals in order to eat them, there are close to a billion people in this world, more than three quarters of them still children, who are </text:span><text:soft-page-break/><text:span text:style-name="T185">starving. Statistically, every three seconds someone in this world dies of starvation. Yet there is such an abundance of food!!</text:span></text:p>
        <text:p text:style-name="P385"><draw:frame draw:style-name="fr3" draw:name="Frame86" text:anchor-type="paragraph" svg:x="7.747cm" svg:y="3.082cm" svg:width="4.302cm" draw:z-index="201"><draw:text-box fo:min-height="2.335cm"><text:p text:style-name="P27"><text:span text:style-name="Strong_20_Emphasis"><text:span text:style-name="T185">“I am in favour of animal rights as well as human rights. That is the way of a whole human being.” - Abraham Lincoln </text:span></text:span></text:p></draw:text-box></draw:frame>The facts also show that it takes <text:span text:style-name="T1024">up to ten</text:span> kilograms of grain to produce just one kilogram of animal flesh<text:note text:id="ftn8" text:note-class="endnote"><text:note-citation>8</text:note-citation><text:note-body><text:p text:style-name="P585">“10kg of grain for 1 kilo of beef: Livestock's startling protein consumption revealed”, <text:span text:style-name="T14">WPF – World Preservation Foundation</text:span>, February 18, 2010, <text:a xlink:type="simple" xlink:href="http://www.worldpreservationfoundation.org/blog/human-effects/10kg-of-grain-for-1-kilo-of-beef-livestock’s-startling-protein-consumption-revealed/#.VeIwuPRdfHg" text:style-name="Internet_20_link" text:visited-style-name="Visited_20_Internet_20_Link"><text:span text:style-name="T14">http://www.worldpreservationfoundation.org/blog/human-effects/10kg-of-grain-for-1-kilo-of-beef-livestock%E2%80%99s-startling-protein-consumption-revealed/#.VeIwuPRdfHg</text:span></text:a> </text:p></text:note-body></text:note>. That's food which theoretically could have been fed to a starving <text:span text:style-name="T1116">(or hungry!)</text:span> human. Food fed to all those poor, suffering animals, could be fed instead to all those poor, suffering humans in desperate need of food, thus providing a very simple solution to the global hunger crisis. Better yet, fruit trees could be planted where the excess c<text:span text:style-name="T1116">ows</text:span> once stood, and where their grain crops were, to provide even more food. </text:p>
        <text:p text:style-name="P385">Instead of asking clearly unthought-through questions like this one, you should be asking yourself: <text:span text:style-name="T14">Why isn't this solution put into practise?</text:span> </text:p>
        <text:p text:style-name="P385"><draw:frame draw:style-name="fr3" draw:name="Frame80" text:anchor-type="paragraph" svg:x="7.368cm" svg:y="4.463cm" svg:width="4.673cm" draw:z-index="387"><draw:text-box fo:min-height="2.32cm"><text:p text:style-name="P27"><text:span text:style-name="Strong_20_Emphasis"><text:span text:style-name="T185">“The question is not 'can they reason?' Nor 'can they talk?' But 'can they suffer?'” - Jeremy Bentham</text:span></text:span></text:p></draw:text-box></draw:frame>In addition, it's important to realise that factory farming causes environmental devastation on a massive scale. Land, water, and air is polluted from the tonnes of (often illegally disposed) toxic waste such as ammonia and faeces that are released into the water, air, and soil, resulting in respiratory problems, cancer, and other diseases for those living in proximity. Furthermore, the antibiotics and growth hormones factory workers inject into animals along with the diseases these animals inevitably contract from living in such squalid conditions, and the chemicals they ingest also help lead to stroke, diabetes, heart disease, and cancer that annually kill countless humans.</text:p>
        <text:p text:style-name="P385">If <text:span text:style-name="T1641">there is</text:span> concern about the escalating troubles in the middle east, or the potential threat of a new world war, but <text:span text:style-name="T1641">an accompanying</text:span> feel<text:span text:style-name="T1641">ing of</text:span> powerless<text:span text:style-name="T1641">ness</text:span> to prevent any of it, then here's something positive <text:span text:style-name="T1641">we all</text:span> can <text:span text:style-name="T1642">participate in:</text:span> vegan<text:span text:style-name="T1642">ism</text:span>! Probably the most underestimated aspect of <text:span text:style-name="T1642">this philosophy on nonviolence</text:span> is the silent <text:span text:style-name="T1642">but powerful </text:span>vote it gives toward peace, it may seem irrelevant to <text:span text:style-name="T1641">many</text:span>, but by opting for violen<text:span text:style-name="T1518">ce-</text:span>free foods, we effectively <text:span text:style-name="T1642">become </text:span>another light-bulb being turned on, another voice saying that only peace is the solution. Alternatively, by continuing blatantly to ignore the suffering of others, indeed, to financially support violence, <text:span text:style-name="T1641">one’s</text:span> voice continues as a resounding <text:span text:style-name="T14">yes</text:span> <text:soft-page-break/>to violence, <text:span text:style-name="T14">yes</text:span> to conflict, <text:span text:style-name="T14">yes</text:span> to suffering. <text:span text:style-name="T1641">O</text:span>ur own choices may seem distant to the bombings on whatever country they are being purposefully dropped, but as a drop in the collective human psyche, <text:span text:style-name="T1642">they</text:span> <text:span text:style-name="T1641">are</text:span> more <text:span text:style-name="T1642">far reaching</text:span> than <text:span text:style-name="T1641">we</text:span> give credit, don't undervalue <text:span text:style-name="T1641">them</text:span>! Each <text:span text:style-name="T1642">illuminated </text:span>light bulb lightens the path for us all, helps remove oppression and slowly, but surely, brings more happiness into this world.</text:p>
        <text:p text:style-name="P385">As a final refute to this argument, I would like to refer to a recent study undertaken by European researchers showing quite clearly how vegans have more compassion for both people and animals than do their nonvegan counterparts. Read more about this research here<text:note text:id="ftn9" text:note-class="endnote"><text:note-citation>9</text:note-citation><text:note-body><text:p text:style-name="Endnote">Marc Bekoff Ph.D, “Brain Scans Show Vegetarians and Vegans Are More Empathic than Omnivores”, July 12, 2012, <text:a xlink:type="simple" xlink:href="https://www.psychologytoday.com/blog/animal-emotions/201207/brain-scans-show-vegetarians-and-vegans-are-more-empathic-omnivores" text:style-name="Internet_20_link" text:visited-style-name="Visited_20_Internet_20_Link">https://www.psychologytoday.com/blog/animal-emotions/201207/brain-scans-show-vegetarians-and-vegans-are-more-empathic-omnivores</text:a></text:p></text:note-body></text:note></text:p>
        <text:h text:style-name="P695" text:outline-level="4"><draw:frame draw:style-name="fr3" draw:name="Frame472" text:anchor-type="paragraph" svg:x="7.738cm" svg:y="-0.173cm" svg:width="4.302cm" draw:z-index="282"><draw:text-box fo:min-height="2.335cm"><text:p text:style-name="P68"><text:span text:style-name="Strong_20_Emphasis"><text:span text:style-name="T483">“Rabbit's clever," said Pooh thoughtfully.</text:span></text:span></text:p><text:p text:style-name="P68"><text:span text:style-name="Strong_20_Emphasis"><text:span text:style-name="T483">"Yes," said Piglet, "Rabbit's clever."</text:span></text:span></text:p><text:p text:style-name="P68"><text:span text:style-name="Strong_20_Emphasis"><text:span text:style-name="T483">"And he has Brain."</text:span></text:span></text:p><text:p text:style-name="P68"><text:span text:style-name="Strong_20_Emphasis"><text:span text:style-name="T483">"Yes," said Piglet, "Rabbit has Brain."</text:span></text:span></text:p><text:p text:style-name="P68"><text:span text:style-name="Strong_20_Emphasis"><text:span text:style-name="T483">There was a long silence.</text:span></text:span></text:p><text:p text:style-name="P68"><text:span text:style-name="Strong_20_Emphasis"><text:span text:style-name="T483">"I suppose," said Pooh, "that that's why he never understands anything.”</text:span></text:span></text:p><text:p text:style-name="P68"><text:span text:style-name="Strong_20_Emphasis"><text:span text:style-name="T483">- A.A. Milne</text:span></text:span></text:p></draw:text-box></draw:frame><text:bookmark-start text:name="__RefHeading__22201_1644592526"/>7. Animals are dumb, therefore we should eat them.<text:bookmark-end text:name="__RefHeading__22201_1644592526"/></text:h>
        <text:p text:style-name="P438">A statement that could only be made by a dumb animal! OK, normally this argument is presented with the assumption that it's our intellectual superiority over animals that gives us the right to do with them as we wish, or perhaps more to the point that an implied intellectual inferiority of other species means their feelings are irrelevant and need not be considered. Either way it's a pretty lame argument. Our unique form of suppressed brilliance should help us recognise the intelligence of other species, if we can't see it, then we're clearly not tapping in to the right corner of our minds, rather just drumming up excuses to continue a habit which on so many levels is blatantly life threatening.</text:p>
        <text:p text:style-name="P438">Besides, even if other species don't score high on IQ charts, intelligence alone is never reason enough to exploit anyone. Would you argue the right to exploit other humans based on them having lower than average IQs? If not, what rational justification is there for using the same argument concerning beings not of our own species? Again, this is undeniably another speciesist approach where the cry of “intelligence” is simply wielded as yet another excuse to exploit other beings based in reality on nothing more than their differing DNA and forms.</text:p>
        <text:p text:style-name="P383">There are plenty of remarkable examples of animal intelligence, most pet owners will have their story to tell of how <text:span text:style-name="T1643">shrewdly </text:span>and <text:span text:style-name="T1643">wittily</text:span> <text:soft-page-break/>their animals occasional behave. Take for example the quest for freedom of these honey badgers<text:note text:id="ftn10" text:note-class="endnote"><text:note-citation>10</text:note-citation><text:note-body><text:p text:style-name="Endnote">BBC, “<text:bookmark text:name="eow-title"/>Honey Badger Houdini - Honey Badgers: Masters of Mayhem - Natural World - BBC Two”, <text:span text:style-name="T14">Youtube Video, </text:span><text:span text:style-name="T137">Published on April 10, 2014, </text:span><text:a xlink:type="simple" xlink:href="https://www.youtube.com/watch?v=c36UNSoJenI" text:style-name="Internet_20_link" text:visited-style-name="Visited_20_Internet_20_Link">https://www.youtube.com/watch?v=c36UNSoJenI</text:a> </text:p></text:note-body></text:note>, or a similar liberty crusade <text:span text:style-name="T1643">by</text:span> this horse<text:note text:id="ftn11" text:note-class="endnote"><text:note-citation>11</text:note-citation><text:note-body><text:p text:style-name="Endnote">Caroline Bayard, “Our Horse Kept Disappearing, So We Set Up A Camera To Find Out Why… Now We Know!!”, <text:span text:style-name="T14">LittleThings.Com</text:span>, Accessed July 28, 2015, <text:a xlink:type="simple" xlink:href="http://www.littlethings.com/we-call-her-houdini-horse-after-catching-this-trickster-on-camera/" text:style-name="Internet_20_link" text:visited-style-name="Visited_20_Internet_20_Link"><text:span text:style-name="T137">http://www.littlethings.com/we-call-her-houdini-horse-after-catching-this-trickster-on-camera/</text:span></text:a><text:span text:style-name="T137"> </text:span></text:p></text:note-body></text:note>. No animal is simply <text:span text:style-name="T14">dumb</text:span>, and it would bode us all well to be more observant of the uniqueness of every individual, regardless of the species to which <text:span text:style-name="T1389">he or she</text:span> belongs.</text:p>
        <text:p text:style-name="P177">“Always remember you're unique,” explained Mullah Nasruddin to to his son, “Just like everyone else.”</text:p>
        <text:h text:style-name="P695" text:outline-level="4"><text:bookmark-start text:name="__RefHeading__22203_1644592526"/>8. But we need to eat them for our survival, for protein!<text:bookmark-end text:name="__RefHeading__22203_1644592526"/></text:h>
        <text:p text:style-name="P414"><draw:frame draw:style-name="fr3" draw:name="Frame89" text:anchor-type="paragraph" svg:x="4.96cm" svg:y="3.034cm" svg:width="7.08cm" draw:z-index="21"><draw:text-box fo:min-height="4.016cm"><text:p text:style-name="P27"><text:span text:style-name="Strong_20_Emphasis"><text:span text:style-name="T185">“The question of whether a vegan diet is our natural diet or the healthiest is irrelevant. The facts are we can survive and thrive on a vegan diet. The issue at hand is </text:span></text:span><text:span text:style-name="Strong_20_Emphasis"><text:span text:style-name="T254">that </text:span></text:span><text:span text:style-name="Strong_20_Emphasis"><text:span text:style-name="T185">a vegan diet is ethical; it allows us to nourish ourselves without exploiting and murdering other animals, and allows us to live in alignment with the values of justice, fairness and compassion.” - Gary Smith</text:span></text:span></text:p></draw:text-box></draw:frame>If you are stuck on the protein issue, there is plenty of research available showing protein contents of various foods and study indicates that is very difficult to not get enough, <text:span text:style-name="T1117">one</text:span> would have to almost be on a starvation diet to get too little. <text:span text:style-name="T1518">P</text:span>lants and fruit both contain ample supplies of amino acids (the building blocks of protein), and there is a general consensus that a healthy vegan diet is far more than merely adequate. Don't just take my word for it, do some of your own research!</text:p>
        <text:h text:style-name="P695" text:outline-level="4"><text:bookmark-start text:name="__RefHeading__17122_133211727"/>9. What about B12, iron, zinc etc?<text:bookmark-end text:name="__RefHeading__17122_133211727"/></text:h>
        <text:p text:style-name="P399">Look, no matter how hard you try, the validity of a balanced vegan diet cannot be denied. I'm not here to tell you the source of every single micro-nutrient within plant based foods, in fact, I'm not remotely interested in micro-nutrients. If you've got access to the internet, such data is a dime a dozen, it's likely you'll soon discover that the only real source of debate is vitamin B12, personally I've not supplemented my diet with any B12 (or any other nutrient pill etc) since turning vegan in the latter half of the 1980s and I've never had any issues with deficiencies of any kind.<text:span text:style-name="T1117"> I am well aware though, that B12 deficiency is an issue which has affected some vegans, but by no means is this a subject purely related to veganism, as there are many cases of nonvegans also running into B12 deficiency. </text:span>I <text:span text:style-name="T1118">believe</text:span> you'll find that the bulk of B12 supplements are administered <text:span text:style-name="T1118">not only </text:span>to <text:span text:style-name="T1027">nonvegans, but also, along with many other supplements, they are included in the feed of farmed animals</text:span>. </text:p>
        <text:p text:style-name="P399"><text:soft-page-break/><text:span text:style-name="T1118">I</text:span>f you really feel you won't survive without B12, then don't use that as an excuse to exercise cruelty, just buy yourself a packet of vegan sourced B12 pills. I'm not exactly handing out recommendations to do that, but I understand for your own peace of mind, you must do what you feel best. Shucks, B12 requirements are so tiny, they may possibly be met just by being slightly less obsessed with sterile cleanliness; my hands are often dirty from working in the garden, and to be sure some of that soil probably gets absorbed somehow.</text:p>
        <text:h text:style-name="P695" text:outline-level="4"><text:bookmark-start text:name="__RefHeading__22205_1644592526"/>10. We're omnivores and are physiologically designed to consume animal flesh and animal <text:span text:style-name="T1609">secretions</text:span>.<text:bookmark-end text:name="__RefHeading__22205_1644592526"/></text:h>
        <text:p text:style-name="P383"><draw:frame draw:style-name="fr3" draw:name="Frame396" text:anchor-type="paragraph" svg:x="6.773cm" svg:y="3.235cm" svg:width="5.267cm" draw:z-index="185"><draw:text-box fo:min-height="1.847cm"><text:p text:style-name="P35"><text:span text:style-name="Strong_20_Emphasis"><text:span text:style-name="T189">“It is nought more than a dangerous myth, a lie passed on from generation to generation, that we are omnivores and this is the source of much of what ails humankind.” - Author</text:span></text:span></text:p></draw:text-box></draw:frame>This is really the same as argument 8 above. We can survive healthily without animal products, as evidenced by the growing number of vegans around the world, and all the healthy athletes whose performance has been aided through adopting veganism<text:note text:id="ftn12" text:note-class="endnote"><text:note-citation>12</text:note-citation><text:note-body><text:p text:style-name="Endnote">“Great Vegan Athletes”, <text:span text:style-name="T14">GreatVeganAThletes.com, </text:span><text:span text:style-name="T137">Accessed July 28, 2015, </text:span><text:a xlink:type="simple" xlink:href="http://www.greatveganathletes.com/" text:style-name="Internet_20_link" text:visited-style-name="Visited_20_Internet_20_Link">http://www.greatveganathletes.com</text:a> </text:p></text:note-body></text:note>. Once more, the ability to do something (in this instance, eating <text:span text:style-name="T1025">charred flesh</text:span>) does not oblige us to do <text:span text:style-name="T1390">so</text:span>. The bottom line is we can eat other <text:span text:style-name="T1119">foods which</text:span> don't involve exploitation and the <text:span text:style-name="T1119">bloody massacre of sentient creatures</text:span>, and what's more, thrive doing so.</text:p>
        <text:p text:style-name="P383"><draw:frame draw:style-name="fr3" draw:name="Frame79" text:anchor-type="paragraph" svg:x="6.971cm" svg:y="5.443cm" svg:width="5.069cm" draw:z-index="186"><draw:text-box fo:min-height="2.076cm"><text:p text:style-name="P27"><text:span text:style-name="Strong_20_Emphasis"><text:span text:style-name="T185">“Animals do not </text:span></text:span><text:span text:style-name="Strong_20_Emphasis"><text:span text:style-name="T729">give</text:span></text:span><text:span text:style-name="Strong_20_Emphasis"><text:span text:style-name="T185"> their life to us, as the sugar-coated lie would have it. No, we take their lives. They struggle and fight to the last breath, just as we would do if we were in their place.” - John Robbins</text:span></text:span></text:p></draw:text-box></draw:frame>Physiologically too, there is ample evidence indicating we are a fundamentally frugivorous species<text:note text:id="ftn13" text:note-class="endnote"><text:note-citation>13</text:note-citation><text:note-body><text:p text:style-name="Endnote">Wishro, “Science Verifies That Humans Are Frugivores”, <text:span text:style-name="T14">Scribd, </text:span><text:span text:style-name="T137">Accessed July 28, 2015, </text:span><text:a xlink:type="simple" xlink:href="http://www.scribd.com/doc/17111888/Science-Verifies-That-Humans-Are-Frugivores" text:style-name="Internet_20_link" text:visited-style-name="Visited_20_Internet_20_Link">http://www.scribd.com/doc/17111888/Science-Verifies-That-Humans-Are-Frugivores</text:a> </text:p></text:note-body></text:note>. In fact, all serious study of comparative anatomy indicates that we most clearly do not belong to either carnivore nor omnivore species, everything from the shape of our jaw and teeth, saliva, kidney, liver, stomach acid and colon form and size indicate this beyond any question of doubt<text:note text:id="ftn14" text:note-class="endnote"><text:note-citation>14</text:note-citation><text:note-body><text:p text:style-name="Endnote">Michael Bluejay, “Humans are naturally plant-eaters”, Vegetarian Guide, Updated October 2014, <text:a xlink:type="simple" xlink:href="http://michaelbluejay.com/veg/natural.html" text:style-name="Internet_20_link" text:visited-style-name="Visited_20_Internet_20_Link">http://michaelbluejay.com/veg/natural.html</text:a></text:p></text:note-body></text:note>. <text:span text:style-name="T1025">I'll cover this in more detail in </text:span><text:span text:style-name="T40">The Humans</text:span><text:span text:style-name="T1025"> chapter, but j</text:span>ust to <text:span text:style-name="T1025">drive the point home</text:span>, <text:span text:style-name="T1119">if you truly feel like eating flesh at any time, could you truly imagine it possible using your bare teeth and flaky fingernails to </text:span>bite <text:span text:style-name="T1119">or rip through the hide of </text:span>a cow, <text:span text:style-name="T1119">pig, sheep or other animal?</text:span></text:p>
        <text:h text:style-name="P695" text:outline-level="4"><text:bookmark-start text:name="__RefHeading__22207_1644592526"/>11. Just let me eat what I want, and you eat what you want, and leave me alone.<text:bookmark-end text:name="__RefHeading__22207_1644592526"/></text:h>
        <text:p text:style-name="P383">This is probably one of the most frequently used arguments for continuing the exploitation of animals. It totally ignores the fact that <text:soft-page-break/>anyone else is involved in <text:span text:style-name="T14">one's personal choice</text:span>. People are effectively arguing for their right to disregard the rights of others. An extremely selfish attitude that emphasises much of what is wrong with the world today.</text:p>
        <text:p text:style-name="P526">Mullah Nasrud<text:span text:style-name="T1415">d</text:span>in <text:span text:style-name="T1511">returned to his table from the all-you-can-eat buffet, with another huge serving of food. His wife looked at him, and said “That's your third plateful, and each one bigger than the last, aren't you a little ashamed of yourself</text:span>?” “Not at all,” he answered. “I keep telling them I'm getting it for you.”</text:p>
        <text:h text:style-name="Heading_20_4" text:outline-level="4"><text:bookmark-start text:name="__RefHeading__22209_1644592526"/><text:span text:style-name="Strong_20_Emphasis"><text:span text:style-name="T184">12. If animals weren't meant to be eaten, they wouldn't taste so good!</text:span></text:span><text:bookmark-end text:name="__RefHeading__22209_1644592526"/></text:h>
        <text:p text:style-name="P383"><draw:frame draw:style-name="fr3" draw:name="Frame83" text:anchor-type="paragraph" svg:x="5.512cm" svg:y="-0.152cm" svg:width="6.528cm" draw:z-index="8"><draw:text-box fo:min-height="0.737cm"><text:p text:style-name="P27"><text:span text:style-name="Strong_20_Emphasis"><text:span text:style-name="T185">“</text:span></text:span><text:span text:style-name="Strong_20_Emphasis"><text:span text:style-name="T729">Humanely</text:span></text:span><text:span text:style-name="Strong_20_Emphasis"><text:span text:style-name="T185"> slaughtered "meat" is an obscene lie invented and perpetuated by people who are too lazy, selfish and cruel to change their dietary habits. Forcibly denying a creature its right to life, love and companionship can NEVER be humane.” - Brennan Browne</text:span></text:span></text:p></draw:text-box></draw:frame>This reasoning implies that one values taste buds ahead of an animal's life. Imagine if someone, guilty of rape or another crime involving the meaningless exploitation of a sentient being, were to argue that they did it because it felt good, they enjoyed doing it and that they had every intention of doing so again, and continuing to do so indefinitely. Few people would agree that such reasoning was valid. Would you? How would you respond to such an argument? <text:span text:style-name="T1120">What about the cannibal who says: “If we weren't meant to eat human flesh then people wouldn't taste so good”?</text:span></text:p>
        <text:h text:style-name="P695" text:outline-level="4"><text:bookmark-start text:name="__RefHeading__22211_1644592526"/>13. Without us they wouldn't exist, so they should be thankful we bred them.<text:bookmark-end text:name="__RefHeading__22211_1644592526"/></text:h>
        <text:p text:style-name="P383">Just because we <text:span text:style-name="T1120">forced</text:span> them into the world, does not mean they have no rights and should be exploited, tortured and killed by us. Pets too are bred purely for humans but you would not believe it right to exploit and kill them to eat, would you? The process of breeding someone, anyone, to be exploited and eaten is immoral, it matters not one iota which species is in question. Try and imagine which sentiments would run through your own mind in the darkened scenario of your own forced breeding and inescapable captivity? Would you be thankful for your life? Would you be giving praise to your captors for allowing you to experience such a squalid existence?</text:p>
        <text:h text:style-name="P695" text:outline-level="4"><text:bookmark-start text:name="__RefHeading__22213_1644592526"/><text:soft-page-break/>14. If we don't eat them, those species would become extinct!<text:bookmark-end text:name="__RefHeading__22213_1644592526"/></text:h>
        <text:p text:style-name="P439">More often than not, <text:span text:style-name="T1234">farmed</text:span> animals have been selectively bred over generations to be bigger, to produce more of their own flesh. They are warped versions of wild, natural animals. For example, in just the past half a century, humans have successfully altered 22% of the Holstein cow's genome. The Holstein is a breed of cattle exploited by humans for milk production. They are the iconic black and white bovine. Fifty years ago, a Holstein cow produced roughly 2,300 litres of milk a year.</text:p>
        <text:p text:style-name="P439"><draw:frame draw:style-name="fr3" draw:name="Frame84" text:anchor-type="paragraph" svg:x="5.881cm" svg:y="2.032cm" svg:width="6.16cm" draw:z-index="9"><draw:text-box fo:min-height="3.649cm"><text:p text:style-name="P27"><text:span text:style-name="Strong_20_Emphasis"><text:span text:style-name="T185">“Somehow a lot of us have become suspicious of compassion, as if it were a sign of weakness. Somehow we've come to the conclusion that those with sympathy for animals are less logical. But compassion is not a weakness of mind. It’s a strength of the heart. And we need both strong hearts and strong minds.” - John Robbins</text:span></text:span></text:p></draw:text-box></draw:frame><text:s/>As government researchers became involved in the science of artificial selection, that quantity has sky-rocketed to 10,000 litres of milk a year<text:note text:id="ftn15" text:note-class="endnote"><text:note-citation>15</text:note-citation><text:note-body><text:p text:style-name="Endnote">Alexis G. Madrigal, “The Perfect Milk Machine: How Big Data Transformed the Dairy Industry”, <text:span text:style-name="T14">The Atlantic</text:span><text:span text:style-name="T137">, May 1, 2012, </text:span><text:a xlink:type="simple" xlink:href="http://www.theatlantic.com/technology/archive/2012/05/the-perfect-milk-machine-how-big-data-transformed-the-dairy-industry/256423/" text:style-name="Internet_20_link" text:visited-style-name="Visited_20_Internet_20_Link">http://www.theatlantic.com/technology/archive/2012/05/the-perfect-milk-machine-how-big-data-transformed-the-dairy-industry/256423/</text:a> </text:p></text:note-body></text:note>. Reflect on what a toll such extra quantities must be having on the poor abused mother, never allowed to develop the bond between herself and her offspring. Keeping such species alive is an abomination, not something to be proud of, not something that needs preserving!</text:p>
        <text:p text:style-name="P383">However, even if there were a valid reason or desire to preserve a particular breed, there is still no reason to mistreat and kill them, they could quite easily be bred within sanctuaries or released into nature reserves, their populations will surely dwindle, but that's not a negative issue, as due to overwhelming demand for flesh produce, animals <text:span text:style-name="T1234">raised on farms</text:span> are currently experiencing a population explosion that is far beyond anything remotely sustainable!</text:p>
        <text:p text:style-name="P383"><draw:frame draw:style-name="fr3" draw:name="Frame215" text:anchor-type="paragraph" svg:x="8.255cm" svg:y="3.161cm" svg:width="3.792cm" draw:z-index="94"><draw:text-box fo:min-height="2.335cm"><text:p text:style-name="P27"><text:span text:style-name="Strong_20_Emphasis"><text:span text:style-name="T185">“While the earth dies screaming these tired old arguments defend our lies.” - UB40</text:span></text:span></text:p></draw:text-box></draw:frame>While you pretend fret over <text:span text:style-name="T1234">extinction of farm animal</text:span> species, as if it were a genuine concern of yours, rather than just another feeble excuse to continue their exploitation, you should be aware that species extinction is a genuine threat to this planet, is happening at an alarming rate, and is predominantly due to our insatiable appetites for flesh. Read more in the chapter “The Eco<text:span text:style-name="T1518">S</text:span>ystem”.</text:p>
        <text:h text:style-name="P695" text:outline-level="4"><text:bookmark-start text:name="__RefHeading__22215_1644592526"/>15. I’m an athlete and need meat for endurance and strength.<text:bookmark-end text:name="__RefHeading__22215_1644592526"/></text:h>
        <text:p text:style-name="P456">See also <text:span text:style-name="T1025">points</text:span> 8 <text:span text:style-name="T1025">and 10</text:span>, above. Once more, clearly, the people who make this claim have never heard of the great vegan athletes who <text:soft-page-break/>push their body to the limit on purely plant produce<text:note text:id="ftn16" text:note-class="endnote"><text:note-citation>16</text:note-citation><text:note-body><text:p text:style-name="Endnote">“Great Vegan Athletes”, <text:span text:style-name="T14">GreatVeganAThletes.com, </text:span><text:span text:style-name="T137">Accessed July 28, 2015, </text:span><text:a xlink:type="simple" xlink:href="http://www.greatveganathletes.com/" text:style-name="Internet_20_link" text:visited-style-name="Visited_20_Internet_20_Link">http://www.greatveganathletes.com</text:a> </text:p></text:note-body></text:note>. </text:p>
        <text:p text:style-name="P456">And again, examining the facts, it should be noted that everything about our bodies suggests we are natural frugivores<text:span text:style-name="T1"><text:note-ref text:note-class="endnote" text:reference-format="text" text:ref-name="ftn13">13</text:note-ref></text:span>. From our jaws and teeth, to our stomach and intestines<text:note text:id="ftn17" text:note-class="endnote"><text:note-citation>17</text:note-citation><text:note-body><text:p text:style-name="Endnote">Helen Stockebrand, “Comparative Anatomy Chart”, <text:span text:style-name="T14">photobucket</text:span>, Accessed June 25, 2015, <text:soft-page-break/><text:a xlink:type="simple" xlink:href="http://s39.photobucket.com/user/orange-light/media/debates/comparison.jpg.html" text:style-name="Internet_20_link" text:visited-style-name="Visited_20_Internet_20_Link">http://s39.photobucket.com/user/orange-</text:a><text:a xlink:type="simple" xlink:href="http://s39.photobucket.com/user/orange-light/media/debates/comparison.jpg.html" text:style-name="Internet_20_link" text:visited-style-name="Visited_20_Internet_20_Link">light/media/debates/comparison.jpg.html</text:a> AND Michael Bluejay, “Humans are naturally plant-eaters”, Vegetarian Guide, Updated October 2014, <text:a xlink:type="simple" xlink:href="http://michaelbluejay.com/veg/natural.html" text:style-name="Internet_20_link" text:visited-style-name="Visited_20_Internet_20_Link">http://michaelbluejay.com/veg/natural.html</text:a></text:p></text:note-body></text:note>. Unlike all other true omnivores, we are unable to capture animals and rip them open with our bare hands, our fingernails are far t<text:span text:style-name="T1120">o</text:span>o <text:span text:style-name="T1120">impractical</text:span> and preposterous for such a loathsome task, and eating raw meat has definitely been known to cause problems, sometimes even fatal ones. Studies have shown that meat/eggs/dairy are more difficult for the body to digest, taking considerably longer to pass through one's digestive system<text:note text:id="ftn18" text:note-class="endnote"><text:note-citation>18</text:note-citation><text:note-body><text:p text:style-name="Endnote">Adam Dave, “How Long Does it Take a Meat Diet to Digest Compared to a Vegetarian One?”, <text:span text:style-name="T14">LiveStrong.Com</text:span>, Updated October 13, 2013, <text:a xlink:type="simple" xlink:href="http://www.livestrong.com/article/441273-how-long-does-it-take-a-meat-diet-to-digest-compared-to-a-vegetarian-one/" text:style-name="Internet_20_link" text:visited-style-name="Visited_20_Internet_20_Link">http://www.livestrong.com/article/441273-how-long-does-it-take-a-meat-diet-to-digest-compared-to-a-vegetarian-one/</text:a> </text:p></text:note-body></text:note>.</text:p>
        <text:p text:style-name="P383"><draw:frame draw:style-name="fr3" draw:name="Frame133" text:anchor-type="paragraph" svg:x="4.547cm" svg:y="1.559cm" svg:width="7.486cm" draw:z-index="466"><draw:text-box fo:min-height="8.435cm"><text:p text:style-name="P27"><text:span text:style-name="Strong_20_Emphasis"><text:span text:style-name="T98">What is your opinion regarding all the hype about eating “free-range” chickens, are they treated better?</text:span></text:span></text:p><text:p text:style-name="P27"><text:span text:style-name="Strong_20_Emphasis"><text:span text:style-name="T185">“Not by much. Not enough to matter. I think it’s more of a way to get people to pay a higher price and give the company better PR. These chickens are still slaughtered at the same plants. They are still babies when they are roughly rounded up and killed. The runts are still culled. They are still living in filth, breathing horrible air. And, depending on the person raising them, the mortality rate is about the same. They are still genetically manipulated and suffer from multiple maladies. So, no, I don’t believe there is that much of a difference. It’s just a way for people to still be able to eat chicken and eggs and not feel so guilty about it because they can tell themselves that they are </text:span></text:span><text:span text:style-name="Strong_20_Emphasis"><text:span text:style-name="T729">free-range,</text:span></text:span><text:span text:style-name="Strong_20_Emphasis"><text:span text:style-name="T185"> thinking that their lives are somehow so much better, running through grassy fields or something, when nothing is further from the truth. They are still factory farmed birds being raised for profit. And they are treated as such.” - Virgil Butler (ex slaughterhouse worker)</text:span></text:span></text:p></draw:text-box></draw:frame>Also unlike other omnivores, whose stomachs produce much higher quantities of hydrochloric acid, the bulk of any meat eaten by one of us mere humans, arrives within the intestinal tract predominantly undigested. The acid-bath in the stomach of the true omnivore is able to not only break down animal protein, but also bones and ligaments, and no parasites are able to survive the immersion into such an environment<text:note text:id="ftn19" text:note-class="endnote"><text:note-citation>19</text:note-citation><text:note-body><text:p text:style-name="Endnote">“Why Animal Protein is Bad”, <text:span text:style-name="T14">Owen Radiant Health</text:span><text:span text:style-name="T137">, Accessed July 28, 2015, </text:span><text:a xlink:type="simple" xlink:href="http://owen.curezone.com/nutrition/animalproteinbad.html" text:style-name="Internet_20_link" text:visited-style-name="Visited_20_Internet_20_Link"><text:span text:style-name="T137">http</text:span></text:a><text:a xlink:type="simple" xlink:href="http://owen.curezone.com/nutrition/animalproteinbad.html" text:style-name="Internet_20_link" text:visited-style-name="Visited_20_Internet_20_Link">://owen.curezone.com/nutrition/animalproteinbad.html</text:a> </text:p></text:note-body></text:note>!</text:p>
        <text:p text:style-name="P383">As meat enters the <text:span text:style-name="T1518">human </text:span>intestinal tract only partially digested, the inevitable decay ends up producing poisons such as cadaverine and putrescine, that become pathogens and toxins within the human body. Since your long, long intestine (another trait absent within both omnivores and carnivores whose intestines are considerably shorter than our own) is your major organ of digestion, some of those toxins will be absorbed by the body. This in turn requires energy that as an <text:soft-page-break/>athlete interested in improving your performance, could be far more wisely spent.</text:p>
        <text:p text:style-name="P454"><draw:frame draw:style-name="fr3" draw:name="Frame235" text:anchor-type="paragraph" svg:x="6.657cm" svg:y="2.577cm" svg:width="5.383cm" draw:z-index="467"><draw:text-box fo:min-height="4.357cm"><text:p text:style-name="P27"><text:span text:style-name="Strong_20_Emphasis"><text:span text:style-name="T185">“No decent person deliberately chooses to be violent or cruel. We must remove our blinkers and learn that in order to live according to our true values, we need to stop viewing animals as commodities to be used, abused and killed for our own selfish benefit.” - Author</text:span></text:span></text:p></draw:text-box></draw:frame>Meat consumption causes a number of diseases including cancer and heart disease, the two largest killers in America. Vegans, on average, live for nearly a decade longer than the average omnivore<text:note text:id="ftn20" text:note-class="endnote"><text:note-citation>20</text:note-citation><text:note-body><text:p text:style-name="Endnote">Kathy Freston, “Why Do Vegetarians Live Longer?”, <text:span text:style-name="T14">The Huffington Post,</text:span><text:span text:style-name="T137"> Updated December 26, 2012, </text:span><text:a xlink:type="simple" xlink:href="http://www.huffingtonpost.com/kathy-freston/plant-based-diet_b_1981838.html" text:style-name="Internet_20_link" text:visited-style-name="Visited_20_Internet_20_Link">http://www.huffingtonpost.com/kathy-freston/plant-based-diet_b_1981838.html</text:a> </text:p></text:note-body></text:note> and are generally kilograms lighter. If we were supposed to eat meat then vegans <text:span text:style-name="T1518">w</text:span>ould be dying earlier deaths, yet countless studies have found th<text:span text:style-name="T1337">is</text:span> not to be the case. In reality though, most people do not do any research on this specific topic because they've grown up thinking everyone eats meat, ipso facto our bodies need meat. Of course there is no logic, nor truth to this.</text:p>
        <text:p text:style-name="P383">Scott Jurek is a fantastic ultramarathoner and also happens to be an outspoken vegan<text:note text:id="ftn21" text:note-class="endnote"><text:note-citation>21</text:note-citation><text:note-body><text:p text:style-name="Endnote">Scott Jurek, “Scott Jurek Eat &amp; Run Bio”, <text:span text:style-name="T14">Scott Jurek</text:span>, Accessed July 28, 2012, <text:a xlink:type="simple" xlink:href="http://scottjurek.com/bio/" text:style-name="Internet_20_link" text:visited-style-name="Visited_20_Internet_20_Link">http://scottjurek.com/bio/</text:a> </text:p></text:note-body></text:note>. The Washington Times named him one of the top runners of the decade. Ultrarunning Magazine named him Ultra-Runner of the Year; not once, but three times. As stated on his website: “In 2010, he set a new US all-surface record in the 24-Hour Run with 165.7 miles - 5 marathons in one day - for which he was named USA Today’s Athlete of the Week.” His most recent accomplishment has been to cross the Appalachian trail in record timing, completing the arduous 2,189-mile journey in just 46 days, 8 hours, and 7 minutes, and breaking the previous record by just over three hours<text:note text:id="ftn22" text:note-class="endnote"><text:note-citation>22</text:note-citation><text:note-body><text:p text:style-name="Endnote">Kit Fox, “Scott Jurek Breaks Appalachian Trail Thru-Hike Record”, <text:span text:style-name="T14">Runner's World</text:span><text:span text:style-name="T137">, July</text:span> 12, 2015, <text:a xlink:type="simple" xlink:href="http://www.runnersworld.com/trail-racing/scott-jurek-breaks-appalachian-trail-thru-hike-record" text:style-name="Internet_20_link" text:visited-style-name="Visited_20_Internet_20_Link">http://www.runnersworld.com/trail-racing/scott-jurek-breaks-appalachian-trail-thru-hike-record</text:a> </text:p></text:note-body></text:note>!</text:p>
        <text:p text:style-name="P400"><draw:frame draw:style-name="fr3" draw:name="Frame457" text:anchor-type="paragraph" svg:x="6.964cm" svg:y="1.732cm" svg:width="5.076cm" draw:z-index="344"><draw:text-box fo:min-height="1.27cm"><text:p text:style-name="P27"><text:span text:style-name="Strong_20_Emphasis"><text:span text:style-name="T185">“</text:span></text:span><text:span text:style-name="Strong_20_Emphasis"><text:span text:style-name="T377">Just as when slavery is deeply set into the psyche of a nation, those crying for slave welfare and not abolitionism</text:span></text:span><text:span text:style-name="Strong_20_Emphasis"><text:span text:style-name="T234">, </text:span></text:span><text:span text:style-name="Strong_20_Emphasis"><text:span text:style-name="T377">argue in favour of slavery and exploitation, and thus push eventual abolitionism further into the future.</text:span></text:span><text:span text:style-name="Strong_20_Emphasis"><text:span text:style-name="T185">” - Author</text:span></text:span></text:p></draw:text-box></draw:frame>And if what you<text:span text:style-name="T1518">'r</text:span>e after is a six pack of pumped up abs and pecs, and those sweaty, greasy, flexed up man muscles, check out Frank Medrano<text:note text:id="ftn23" text:note-class="endnote"><text:note-citation>23</text:note-citation><text:note-body><text:p text:style-name="Endnote">Frank Medrano, “Frank Medrano - Superhuman Bodyweight Workout Domination”, <text:span text:style-name="T14">Youtube Video,</text:span><text:span text:style-name="T137"> Published September 12, 2013,</text:span> <text:a xlink:type="simple" xlink:href="https://www.youtube.com/watch?v=RFPsvF3UOdo" text:style-name="Internet_20_link" text:visited-style-name="Visited_20_Internet_20_Link">https://www.youtube.com/watch?v=RFPsvF3UOdo</text:a> </text:p></text:note-body></text:note>, weight lifter and body builder, <text:span text:style-name="T1120">or Patrik Baboumian</text:span><text:span text:style-name="T1120"><text:note text:id="ftn24" text:note-class="endnote"><text:note-citation>24</text:note-citation><text:note-body><text:p text:style-name="P614">“Patrick Baboumian”, <text:span text:style-name="T14">Wikipedia</text:span>, Accessed September 27, 2015, <text:a xlink:type="simple" xlink:href="https://en.wikipedia.org/wiki/Patrik_Baboumian" text:style-name="Internet_20_link" text:visited-style-name="Visited_20_Internet_20_Link">https://en.wikipedia.org/wiki/Patrik_Baboumian</text:a> </text:p></text:note-body></text:note></text:span><text:span text:style-name="T1120">, an amazing example of bulk and sheer strength, </text:span>who <text:span text:style-name="T1121">both</text:span> prove beyond a shred of doubt that you don't need to <text:span text:style-name="T1120">rely on animal exploitation</text:span> in order to bulk up and work out!</text:p>
        <text:h text:style-name="P697" text:outline-level="4"><text:bookmark-start text:name="__RefHeading__18602_456611907"/>16. What about the bacteria?<text:bookmark-end text:name="__RefHeading__18602_456611907"/></text:h>
        <text:p text:style-name="P385"><text:bookmark-start text:name="__RefHeading__22217_1644592526"/>Whenever I hear this question, I try to figure out what exactly it is that the questioner is saying. Are they comparing bacteria with farm animals? Are they trying to imply that the only life they hold sacred is human <text:soft-page-break/>life? Because I have to say, it certainly looks like that's what they're expressing. It looks like they are trying to argue that all nonhuman life, from complex life forms down to the microbes and one celled organisms are all equally unworthy of our compassion. It looks like they are insinuating that the killing of bacteria through antibiotics or by whatever means, equates to the throat slitting of bovine, or the neck ringing of rabbits and chickens.<text:bookmark-end text:name="__RefHeading__22217_1644592526"/></text:p>
        <text:p text:style-name="P385"><draw:frame draw:style-name="fr3" draw:name="Frame91" text:anchor-type="paragraph" svg:x="6.756cm" svg:y="4.66cm" svg:width="5.281cm" draw:z-index="188"><draw:text-box fo:min-height="2.023cm"><text:p text:style-name="P27"><text:span text:style-name="Strong_20_Emphasis"><text:span text:style-name="T185">“Free-range, Cage-free, Pasture-raised, grass fed. All terms designed to make you forget you're eating an animal who did NOT want to die.” - Unknown</text:span></text:span></text:p></draw:text-box></draw:frame>Frankly, this suggestion leaves me a little flabbergasted. How can somebody compare cows to bacteria, and yet fail to see the comparison between our own species and farmyard animals? The gap between us and them, is far closer and clearly much more worthy of consideration than the ludicrous chasm between bovine and bacteria. Besides, there is a vast difference between the non-intentional ending of life, or clear attempts at self protection, to that of the deliberate and premeditated bloodletting of higher life forms who are <text:span text:style-name="T1121">in every way </text:span>infinitely more similar to us than they are to any brand of bacteria; <text:span text:style-name="T1121">besides, being generally herbivorous of nature, the animals we wilfully exploit have no desire or intention to do us any harm</text:span>.</text:p>
        <text:p text:style-name="P385">Anyone who genuinely proclaims that only human life is worthy of care, <text:span text:style-name="T1590">consideration</text:span> and protection, and that bugger everything else, it<text:span text:style-name="T1121">'s all ours</text:span> to do with as we wish, is expressing a species selfishness akin to every other form of prejudice from which modern society <text:span text:style-name="T1590">lamentably </text:span>suffers.</text:p>
        <text:h text:style-name="P697" text:outline-level="4"><text:bookmark-start text:name="__RefHeading__18604_456611907"/>17. Plants have feelings too you know!<text:bookmark-end text:name="__RefHeading__18604_456611907"/></text:h>
        <text:p text:style-name="P383">I'll be the first to admit that plants have a certain degree of sentience, <text:span text:style-name="T1590">o</text:span>ne that isn't readily recognised or acknowledged by most vegans. I am very much a believer in plant perception and innate desires they may have on levels yet to be <text:span text:style-name="T1590">acknowledged </text:span>by science. Sure they may lack a <text:span text:style-name="T1026">recognisable</text:span> brain and central nervous system, both associated with consciousness and sentience, but this does not rule out the possibility that they have other means of relating to the world <text:span text:style-name="T1590">in which </text:span>they live. </text:p>
        <text:p text:style-name="P383">I believe that all life is spiritual in essence, embodied in physical form, and that as such, our spiritual essence is all one. Anyone arguing that a plant cannot be harmed is basically denying the life-force resident <text:soft-page-break/>within the plant.</text:p>
        <text:p text:style-name="P383">We are all here for a reason, experiencing the physical in the various forms we have chosen or been granted. None of us have the right to interrupt that experience for others, or to make that experience uncomfortable. So yes, I agree, put simply, plants have feelings.</text:p>
        <text:p text:style-name="P383"><draw:frame draw:style-name="fr3" draw:name="Frame287" text:anchor-type="paragraph" svg:x="7.516cm" svg:y="6.029cm" svg:width="4.524cm" draw:z-index="184"><draw:text-box fo:min-height="1.446cm"><text:p text:style-name="P27"><text:span text:style-name="Strong_20_Emphasis"><text:span text:style-name="T185">“</text:span></text:span><text:span text:style-name="Strong_20_Emphasis"><text:span text:style-name="T378">Nonconsensual</text:span></text:span><text:span text:style-name="Strong_20_Emphasis"><text:span text:style-name="T191"> execution </text:span></text:span><text:span text:style-name="Strong_20_Emphasis"><text:span text:style-name="T185"><text:s/>can </text:span></text:span><text:span text:style-name="Strong_20_Emphasis"><text:span text:style-name="T234">n</text:span></text:span><text:span text:style-name="Strong_20_Emphasis"><text:span text:style-name="T185">ever be humanely executed.” - Author</text:span></text:span></text:p></draw:text-box></draw:frame>However, recognising this possible fact, I also recognise that most people who wield the “plants have feelings” argument, don't really believe what they are saying at all. They give far less of a damn about plants than they do about animals. The proof? Ask anyone to spend a day pulling up carrots, mowing the lawn or weeding, and then ask them to spend the day working in an abattoir. How do you think they would sleep after each of these experiences?! Which one do you imagine is most likely to give them nightmares? Those same people that cry “.. plants though!”, will never bat an eyelid if they witness a neighbour digging out plants, but if they see their neighbour kicking a puppy, they will be morally appalled and likely take some kind of action. Now why wouldn't they report their neighbour for mowing the lawn if they truly felt anything for plants?</text:p>
        <text:p text:style-name="P383">Anyone who genuinely feels compassion and concern for plant sentience should seriously consider Eden Fruitarianism! Eden Fruitarianism offers a valid solution for those who seriously empathise with the dilemma of the screaming carrot.</text:p>
        <text:p text:style-name="P383"><draw:frame draw:style-name="fr3" draw:name="Frame349" text:anchor-type="paragraph" svg:x="6.269cm" svg:y="1.677cm" svg:width="5.771cm" draw:z-index="205"><draw:text-box fo:min-height="1.824cm"><text:p text:style-name="P27"><text:span text:style-name="Strong_20_Emphasis"><text:span text:style-name="T185">“If you still believe that there must be some way to humanely raise and slaughter animals, you are fooling yourself. No slaughter is truly humane.” - Michael Lanfield</text:span></text:span></text:p></draw:text-box></draw:frame>Let's suppose that plants truly are sentient, and that you genuinely give a damn about plant welfare, you must realise that far more plants are <text:span text:style-name="T1121">eaten by animals before they are slaughtered then you would eat if you just ate plants directly</text:span>. So even if plant suffering is something that <text:span text:style-name="T14">genuinely</text:span> concerns you, veganism still minimises this.</text:p>
        <text:p text:style-name="P383">Holding the realistic view that one can currently never completely avoid causing some harm through living, is no reasoning for taking the attitude that therefore we should not be concerned about causing any harm at all, or that it is <text:span text:style-name="T1518">thus </text:span>justifiable to maximise the harm. Even if some harm is unavoidable, we should still seek to lessen that harm, and veganism causes significantly less harm than does omnivorism with no real effort on behalf of those embracing the lifestyle. <text:soft-page-break/>Therefore anyone who seriously gives a damn and wants to <text:span text:style-name="T1026">improve their relationship with, and impact on plants </text:span>should not hesitate to cut out all animal products from their lifestyle.</text:p>
        <text:h text:style-name="P695" text:outline-level="4"><text:bookmark-start text:name="__RefHeading__22219_1644592526"/>18. What if you only eat free range, and animals killed humanely?<text:bookmark-end text:name="__RefHeading__22219_1644592526"/></text:h>
        <text:p text:style-name="P472"><draw:frame draw:style-name="fr3" draw:name="Frame85" text:anchor-type="paragraph" svg:x="6.629cm" svg:y="6.535cm" svg:width="5.403cm" draw:z-index="353"><draw:text-box fo:min-height="2.371cm"><text:p text:style-name="P27"><text:span text:style-name="Strong_20_Emphasis"><text:span text:style-name="T185">“Changing the world begins with the very personal process of changing yourself, the only place you can begin is where you are, and the only time you can begin is always now.” <text:s/>- Gary Zukav</text:span></text:span></text:p></draw:text-box></draw:frame><text:span text:style-name="Strong_20_Emphasis"><text:span text:style-name="T185">The whole notion of free range, cruelty-free, cage-free, grass-fed, and so on, is, </text:span></text:span><text:span text:style-name="Strong_20_Emphasis"><text:span text:style-name="T195">in the vast majority of cases,</text:span></text:span><text:span text:style-name="Strong_20_Emphasis"><text:span text:style-name="T185"> just plain jargon marketing, trying to make a bad thing appear somehow “right”</text:span></text:span><text:span text:style-name="Strong_20_Emphasis"><text:span text:style-name="T185"><text:note text:id="ftn25" text:note-class="endnote"><text:note-citation>25</text:note-citation><text:note-body><text:p text:style-name="Endnote"><text:span text:style-name="T137">Compassion in World Farming</text:span><text:span text:style-name="T14">, </text:span>“eTalks The Secret of Food Marketing”, <text:span text:style-name="T14">Youtube Video,</text:span> 7m minute video, Published May 12, 2014, <text:a xlink:type="simple" xlink:href="https://www.youtube.com/watch?v=mKTORFmMycQ" text:style-name="Internet_20_link" text:visited-style-name="Visited_20_Internet_20_Link"><text:span text:style-name="T137">https://www.youtube.com/watch?v=mKTORFmMycQ</text:span></text:a> </text:p></text:note-body></text:note></text:span></text:span><text:span text:style-name="Strong_20_Emphasis"><text:span text:style-name="T185">. Animal welfare will never be enough </text:span></text:span><text:span text:style-name="Strong_20_Emphasis"><text:span text:style-name="T255">as</text:span></text:span><text:span text:style-name="Strong_20_Emphasis"><text:span text:style-name="T185"> </text:span></text:span><text:span text:style-name="Strong_20_Emphasis"><text:span text:style-name="T255">n</text:span></text:span><text:span text:style-name="Strong_20_Emphasis"><text:span text:style-name="T185">o practice can ever truly be described as cruelty-free when the end result is killing the animal for food. Plus, those labels are generally misleading; tricks to make meat-eaters more at peace with the fact that they’re using their bodies as graveyards, stuffing themselves with </text:span></text:span><text:span text:style-name="Strong_20_Emphasis"><text:span text:style-name="T378">slaughtered animal remains</text:span></text:span><text:span text:style-name="Strong_20_Emphasis"><text:span text:style-name="T185">. Marketing labels don't necessarily match up with the practices and actions portrayed by them. A chicken and egg packing plant that labels itself as “cage free” only means that the animals aren’t kept in cages. It does not ensure their welfare and it does not mean they’re clucking happily on lush, green farmland. Sorry to break it to you, but </text:span></text:span><text:span text:style-name="Strong_20_Emphasis"><text:span text:style-name="T255">the animal p</text:span></text:span><text:span text:style-name="Strong_20_Emphasis"><text:span text:style-name="T256">roducts</text:span></text:span><text:span text:style-name="Strong_20_Emphasis"><text:span text:style-name="T255"> you eat</text:span></text:span><text:span text:style-name="Strong_20_Emphasis"><text:span text:style-name="T185"> probably did not come from a little old, straw chewing farmer with overalls and a tractor.</text:span></text:span></text:p>
        <text:p text:style-name="P521"><text:span text:style-name="Strong_20_Emphasis"><text:span text:style-name="T185">Besides, even if truly better conditions </text:span></text:span><text:span text:style-name="Strong_20_Emphasis"><text:span text:style-name="T255">were to </text:span></text:span><text:span text:style-name="Strong_20_Emphasis"><text:span text:style-name="T185">be given to the animals, there would always be a moral objection to them being bred purely to be killed. Even more so when one considers the unavoidable blatant exploitation ne</text:span></text:span><text:span text:style-name="Strong_20_Emphasis"><text:span text:style-name="T255">cessary </text:span></text:span><text:span text:style-name="Strong_20_Emphasis"><text:span text:style-name="T185">to keep up with demand for dairy produce, </text:span></text:span><text:span text:style-name="Strong_20_Emphasis"><text:span text:style-name="T255">eggs and other parts of the life cycles of </text:span></text:span><text:span text:style-name="Strong_20_Emphasis"><text:span text:style-name="T256">the animals we systematically exploit</text:span></text:span><text:span text:style-name="Strong_20_Emphasis"><text:span text:style-name="T185">! The truth is, no act of violence, can ever be done in a humane way.</text:span></text:span></text:p>
        <text:p text:style-name="P521"><text:span text:style-name="Strong_20_Emphasis"><text:span text:style-name="T185">Slaughter can never be done in a non stressful way, animals </text:span></text:span><text:span text:style-name="Strong_20_Emphasis"><text:span text:style-name="T729">always</text:span></text:span><text:span text:style-name="Strong_20_Emphasis"><text:span text:style-name="T185"> recognise their fate as it approaches, just as you and I would not fail to do under similar circumstances. Imagine if you may, you are in shark infested waters, far from land, surrounded by all your friends and family, all treading water, deliberately having been dumped at sea. You watch as one by one your comrades disappear bloodily into the ocean, a frenzy of sharks thrashing beneath you. The terror you would feel is no less than the terror </text:span></text:span><text:span text:style-name="Strong_20_Emphasis"><text:span text:style-name="T520">all</text:span></text:span><text:span text:style-name="Strong_20_Emphasis"><text:span text:style-name="T185"> animal</text:span></text:span><text:span text:style-name="Strong_20_Emphasis"><text:span text:style-name="T520">s</text:span></text:span><text:span text:style-name="Strong_20_Emphasis"><text:span text:style-name="T185"> must endure throughout the final moments of </text:span></text:span><text:span text:style-name="Strong_20_Emphasis"><text:span text:style-name="T520">their lives</text:span></text:span><text:span text:style-name="Strong_20_Emphasis"><text:span text:style-name="T185"> awaiting imminent bloody murder. The terror </text:span></text:span><text:soft-page-break/><text:span text:style-name="Strong_20_Emphasis"><text:span text:style-name="T185">of a cat as it realises you intend to bathe it, is nothing in comparison.</text:span></text:span></text:p>
        <text:p text:style-name="P383"><draw:frame draw:style-name="fr3" draw:name="Frame413" text:anchor-type="paragraph" svg:x="7.205cm" svg:y="3.572cm" svg:width="4.835cm" draw:z-index="202"><draw:text-box fo:min-height="2.727cm"><text:p text:style-name="P27"><text:span text:style-name="Strong_20_Emphasis"><text:span text:style-name="T185">“</text:span></text:span><text:span text:style-name="Strong_20_Emphasis"><text:span text:style-name="T234">While most people love certain species to pieces (e.g. cats and dogs), others are more loved in pieces (e.g. cows and pigs)</text:span></text:span><text:span text:style-name="Strong_20_Emphasis"><text:span text:style-name="T185">” - Author</text:span></text:span></text:p></draw:text-box></draw:frame>No matter how animals are killed, it is still terminating their lives prematurely, and <text:span text:style-name="T14">is</text:span> always unnecessary. With that said, the manner in which animals are slaughtered can in no way ever be considered <text:span text:style-name="T14">humane</text:span>. If slaughterhouses <text:span text:style-name="T1519">genuinely </text:span>provided a way to humanely kill animals, then when pets were euthanised <text:span text:style-name="T1519">one</text:span> would have no moral objection if they were to be sent to such a place. <text:span text:style-name="T1519">This is of course not done though, </text:span>they don't <text:span text:style-name="T1337">kill humanely</text:span>, for the simple reason production demands that their methods cannot <text:span text:style-name="T14">not</text:span> be brutal. </text:p>
        <text:p text:style-name="P383">At this point it's sometimes the case that people will insist that they get their meat from small scale farmers who they know personally, and they know that the animals are well loved and cared for, and furthermore they'll insist that I don't know these farmers, nor therefore, am I in a position to make any assumptions or have an opinion on the humane methods employed by them. </text:p>
        <text:p text:style-name="P383">Alas, just more wishful thinking. If you want dairy for example, then you can be 100% sure that a calf somewhere has been denied <text:span text:style-name="T1390">their</text:span> rightful share and likely killed early, and besides, the 50% male born will <text:span text:style-name="T1235">naturally</text:span> never produce milk so why would anyone, anywhere keep them beyond the time it takes them to reach <text:span text:style-name="T1081">a </text:span>profit<text:span text:style-name="T1081">able</text:span> size? Just go and visit your farming friends and see how many male cattle are there. Then count the number of roosters. They too would normally be 50% but if eggs are the reason for keeping hens, roosters are naturally superfluous.</text:p>
        <text:p text:style-name="P383">Strangely enough, even though I've had this conversation more times than I can remember, not once has anyone gotten back to me and confirmed the absence of male animals on their friendly <text:span text:style-name="T14">animal loving</text:span> farm. Happy farm animals, living peaceful lives can only ever be found at animal sanctuaries, where exploitation is no more. No animal farm is an animal sanctuary. This is however the fantasy that farms would like for you to continue believing.</text:p>
        <text:p text:style-name="P383">Also, you have to ask yourself the very deep question if you truly feel you are an omnivore, why would you even consider the welfare of animal<text:span text:style-name="T1390">s</text:span> before eating <text:span text:style-name="T1390">them</text:span>, it shouldn't really bother you, or make you want to buy more humane meats etc. No other omnivore animal is <text:soft-page-break/>concerned with where its meat came from, so it shouldn't make you feel any different about your life no matter how animal<text:span text:style-name="T1390">s</text:span> <text:span text:style-name="T1390">are</text:span> treated so long as the quality of <text:span text:style-name="T1390">their</text:span> flesh is up to your standards.</text:p>
        <text:h text:style-name="Heading_20_4" text:outline-level="4"><text:bookmark-start text:name="__RefHeading__22221_1644592526"/><text:span text:style-name="Strong_20_Emphasis"><text:span text:style-name="T184">19. What would you do if you were shipwrecked on a desert island and had to eat animals?</text:span></text:span><text:bookmark-end text:name="__RefHeading__22221_1644592526"/></text:h>
        <text:p text:style-name="P383"><draw:frame draw:style-name="fr3" draw:name="Frame92" text:anchor-type="paragraph" svg:x="4.653cm" svg:y="2.628cm" svg:width="7.387cm" draw:z-index="164"><draw:text-box fo:min-height="3.242cm"><text:p text:style-name="P27"><text:span text:style-name="Strong_20_Emphasis"><text:span text:style-name="T185">“My life has never been so exciting as since I went vegan. Between the desert islands, the burning buildings, and every other doomsday scenario fraught with perils posed by nonvegans, I can scarcely keep myself out of danger any more these days! Why must my ethical position be constantly challenged by absurd hypotheticals in which I have to choose whom to eat or save?” - Christopher Sebastian</text:span></text:span></text:p></draw:text-box></draw:frame>In life or death situations, people often make compromises and do things they normally wouldn't. If somebody puts a gun to your head, there are things you might be coerced into doing that you normally wouldn't. This really has no relevance to day to day decision making, and is not a reason to do those same things from the relative comfort of an everyday life where non-exploitative choices are in abundance. We are not <text:span text:style-name="T14">in any way</text:span> dependent on animal products.</text:p>
        <text:p text:style-name="Text_20_body"><text:span text:style-name="Strong_20_Emphasis"><text:span text:style-name="T185">We all know, everyone of us, that deliberate killing, especially when there are alternatives, is an immoral act. That knowledge may be buried deep beneath the psyche, oppressed through upbringing and society, but the knowledge will never fully disappear, it is always there for us to recognise whenever we choose to do so, or not. All we have to do is to soberly envisage the bloody taking of life, </text:span></text:span><text:span text:style-name="Strong_20_Emphasis"><text:span text:style-name="T195">and empathise!</text:span></text:span><text:span text:style-name="Strong_20_Emphasis"><text:span text:style-name="T185"> </text:span></text:span><text:span text:style-name="Strong_20_Emphasis"><text:span text:style-name="T279">If y</text:span></text:span><text:span text:style-name="Strong_20_Emphasis"><text:span text:style-name="T185">ou want </text:span></text:span><text:span text:style-name="Strong_20_Emphasis"><text:span text:style-name="T195">for </text:span></text:span><text:span text:style-name="Strong_20_Emphasis"><text:span text:style-name="T185">me to picture being stranded on a desert island, </text:span></text:span><text:span text:style-name="Strong_20_Emphasis"><text:span text:style-name="T195">I suggest instead you </text:span></text:span><text:span text:style-name="Strong_20_Emphasis"><text:span text:style-name="T185">take the time to picture yourself killing each animal you so thoughtlessly devour.</text:span></text:span></text:p>
        <text:h text:style-name="Heading_20_4" text:outline-level="4"><text:bookmark-start text:name="__RefHeading__22223_1644592526"/><text:span text:style-name="Strong_20_Emphasis"><text:span text:style-name="T184">20. You vegans think you are better than everyone!</text:span></text:span><text:bookmark-end text:name="__RefHeading__22223_1644592526"/></text:h>
        <text:p text:style-name="Text_20_body"><text:span text:style-name="Strong_20_Emphasis"><text:span text:style-name="T185">I think some nonvegans drum up the most futile, unthought-through statements in attempts to make the cruelty they impose seem somehow justifiable, or to put the focus elsewhere rather than </text:span></text:span><text:span text:style-name="Strong_20_Emphasis"><text:span text:style-name="T195">simply admit any </text:span></text:span><text:span text:style-name="Strong_20_Emphasis"><text:span text:style-name="T196">possible </text:span></text:span><text:span text:style-name="Strong_20_Emphasis"><text:span text:style-name="T195">moral wrongdoing</text:span></text:span><text:span text:style-name="Strong_20_Emphasis"><text:span text:style-name="T185">. Nonvegan, speciesist attitudes are however typically one of being egotistically superior. There is a presumed superiority which helps enable nonvegans turn a blind eye to the suffering of other species. Vegans on the other hand, do not recognise such an innate superiority. To us, it is wrong to believe that even given any superiority, intellectual or otherwise, we might have, that this should somehow entitle us to enslave, abuse and kill other presumed lesser beings.</text:span></text:span></text:p>
        <text:p text:style-name="Text_20_body"><draw:frame draw:style-name="fr3" draw:name="Frame278" text:anchor-type="paragraph" svg:x="7.761cm" svg:y="4.177cm" svg:width="4.279cm" draw:z-index="304"><draw:text-box fo:min-height="1.326cm"><text:p text:style-name="P27"><text:span text:style-name="Strong_20_Emphasis"><text:span text:style-name="T185">“Humanity's main focus should always be extending compassion to others.”- Gary Yourofsky</text:span></text:span></text:p></draw:text-box></draw:frame><text:soft-page-break/><text:span text:style-name="Strong_20_Emphasis"><text:span text:style-name="T185">Blanket statements of another's presumed “superiority” mean nothing. I do not believe I am superior to anyone, (regardless of species) however, it should be clear that deliberately financing acts of cruelty for gluttonous pleasures is not a choice with a well thought through moral baseline. Deliberate acts of cruelty are just plain wrong, matters not who the victim is, cruelty for nought more than selfish exploitative reasons, is cruelty. If you don't believe you are being cruel by eating animal products, watch Earthlings</text:span></text:span><text:span text:style-name="Strong_20_Emphasis"><text:span text:style-name="T185"><text:note text:id="ftn26" text:note-class="endnote"><text:note-citation>26</text:note-citation><text:note-body><text:p text:style-name="Endnote">Sheeplecorporation, “The 'Earthlings' video”, <text:span text:style-name="T14">youtube video</text:span>, April 17, 2011, <text:a xlink:type="simple" xlink:href="https://www.youtube.com/watch?v=19eBAfUFK3E" text:style-name="Internet_20_link" text:visited-style-name="Visited_20_Internet_20_Link">https://www.youtube.com/watch?v=19eBAfUFK3E</text:a> </text:p></text:note-body></text:note></text:span></text:span><text:span text:style-name="Strong_20_Emphasis"><text:span text:style-name="T185">. Go on, I dare you, it's full of hard cold facts that every thinking person needs to be aware of. Empathise!</text:span></text:span></text:p>
        <text:h text:style-name="P711" text:outline-level="4"><text:bookmark-start text:name="__RefHeading__26488_1036002148"/><text:span text:style-name="Strong_20_Emphasis"><text:span text:style-name="T184">21. Vegans are so judgemental!</text:span></text:span><text:bookmark-end text:name="__RefHeading__26488_1036002148"/></text:h>
        <text:p text:style-name="P464"><text:span text:style-name="Strong_20_Emphasis"><text:span text:style-name="T185">When a </text:span></text:span><text:span text:style-name="Strong_20_Emphasis"><text:span text:style-name="T280">nonvegan</text:span></text:span><text:span text:style-name="Strong_20_Emphasis"><text:span text:style-name="T185"> meets a vegan, they often experience a feeling of being judged</text:span></text:span><text:span text:style-name="Strong_20_Emphasis"><text:span text:style-name="T280"> even when </text:span></text:span><text:span text:style-name="Strong_20_Emphasis"><text:span text:style-name="T185">no judgement </text:span></text:span><text:span text:style-name="Strong_20_Emphasis"><text:span text:style-name="T280">is </text:span></text:span><text:span text:style-name="Strong_20_Emphasis"><text:span text:style-name="T185">being outwardly expressed by the vegan present. </text:span></text:span><text:span text:style-name="Strong_20_Emphasis"><text:span text:style-name="T283">In many cases, </text:span></text:span><text:span text:style-name="Strong_20_Emphasis"><text:span text:style-name="T280">I believe it is true that such </text:span></text:span><text:span text:style-name="Strong_20_Emphasis"><text:span text:style-name="T185">judgement</text:span></text:span><text:span text:style-name="Strong_20_Emphasis"><text:span text:style-name="T280"> </text:span></text:span><text:span text:style-name="Strong_20_Emphasis"><text:span text:style-name="T409">frequently </text:span></text:span><text:span text:style-name="Strong_20_Emphasis"><text:span text:style-name="T280">originates</text:span></text:span><text:span text:style-name="Strong_20_Emphasis"><text:span text:style-name="T185"> </text:span></text:span><text:span text:style-name="Strong_20_Emphasis"><text:span text:style-name="T283">solely </text:span></text:span><text:span text:style-name="Strong_20_Emphasis"><text:span text:style-name="T185">from within the </text:span></text:span><text:span text:style-name="Strong_20_Emphasis"><text:span text:style-name="T196">nonvegan</text:span></text:span><text:span text:style-name="Strong_20_Emphasis"><text:span text:style-name="T185"> himself. Deep down, </text:span></text:span><text:span text:style-name="Strong_20_Emphasis"><text:span text:style-name="T283">there is always recognition of </text:span></text:span><text:span text:style-name="Strong_20_Emphasis"><text:span text:style-name="T185">the fundamental depravity of killing </text:span></text:span><text:span text:style-name="Strong_20_Emphasis"><text:span text:style-name="T520">other</text:span></text:span><text:span text:style-name="Strong_20_Emphasis"><text:span text:style-name="T185"> being</text:span></text:span><text:span text:style-name="Strong_20_Emphasis"><text:span text:style-name="T520">s</text:span></text:span><text:span text:style-name="Strong_20_Emphasis"><text:span text:style-name="T185"> to dine on </text:span></text:span><text:span text:style-name="Strong_20_Emphasis"><text:span text:style-name="T520">their</text:span></text:span><text:span text:style-name="Strong_20_Emphasis"><text:span text:style-name="T185"> flesh, but </text:span></text:span><text:span text:style-name="Strong_20_Emphasis"><text:span text:style-name="T196">only vegans face this with honesty</text:span></text:span><text:span text:style-name="Strong_20_Emphasis"><text:span text:style-name="T185">. </text:span></text:span></text:p>
        <text:p text:style-name="P464"><draw:frame draw:style-name="fr3" draw:name="Frame98" text:anchor-type="paragraph" svg:x="8.056cm" svg:y="4.434cm" svg:width="3.985cm" draw:z-index="305"><draw:text-box fo:min-height="1.572cm"><text:p text:style-name="P27"><text:span text:style-name="Strong_20_Emphasis"><text:span text:style-name="T185">Q: What do vegetarian zombies eat? </text:span></text:span></text:p><text:p text:style-name="P27"><text:span text:style-name="Strong_20_Emphasis"><text:span text:style-name="T98">A: GRAAAINS.</text:span></text:span></text:p></draw:text-box></draw:frame><text:span text:style-name="Strong_20_Emphasis"><text:span text:style-name="T185">I believe it likely that most </text:span></text:span><text:span text:style-name="Strong_20_Emphasis"><text:span text:style-name="T196">nonvegan</text:span></text:span><text:span text:style-name="Strong_20_Emphasis"><text:span text:style-name="T185">s reading this, would protest that they in no way feel they are doing anything remotely wrong by eating another, </text:span></text:span><text:span text:style-name="Strong_20_Emphasis"><text:span text:style-name="T196">to those </text:span></text:span><text:span text:style-name="Strong_20_Emphasis"><text:span text:style-name="T786">I wish to state the following</text:span></text:span><text:span text:style-name="Strong_20_Emphasis"><text:span text:style-name="T185">: You're being untruthful to yourself, </text:span></text:span><text:span text:style-name="Strong_20_Emphasis"><text:span text:style-name="T196">y</text:span></text:span><text:span text:style-name="Strong_20_Emphasis"><text:span text:style-name="T185">our real self, </text:span></text:span><text:span text:style-name="Strong_20_Emphasis"><text:span text:style-name="T196">y</text:span></text:span><text:span text:style-name="Strong_20_Emphasis"><text:span text:style-name="T185">our </text:span></text:span><text:span text:style-name="Strong_20_Emphasis"><text:span text:style-name="T280">inner true being wh</text:span></text:span><text:span text:style-name="Strong_20_Emphasis"><text:span text:style-name="T282">ich is always able to</text:span></text:span><text:span text:style-name="Strong_20_Emphasis"><text:span text:style-name="T185"> recognise right from wrong, good from bad and harm from </text:span></text:span><text:span text:style-name="Strong_20_Emphasis"><text:span text:style-name="T409">harmony</text:span></text:span><text:span text:style-name="Strong_20_Emphasis"><text:span text:style-name="T185">. </text:span></text:span><text:span text:style-name="Strong_20_Emphasis"><text:span text:style-name="T196">One</text:span></text:span><text:span text:style-name="Strong_20_Emphasis"><text:span text:style-name="T185"> can stand and deny until blue in the face but it won't change the fact that when alone, and it</text:span></text:span><text:span text:style-name="Strong_20_Emphasis"><text:span text:style-name="T279">'</text:span></text:span><text:span text:style-name="Strong_20_Emphasis"><text:span text:style-name="T185">s quiet and </text:span></text:span><text:span text:style-name="Strong_20_Emphasis"><text:span text:style-name="T280">one</text:span></text:span><text:span text:style-name="Strong_20_Emphasis"><text:span text:style-name="T185"> put</text:span></text:span><text:span text:style-name="Strong_20_Emphasis"><text:span text:style-name="T280">s</text:span></text:span><text:span text:style-name="Strong_20_Emphasis"><text:span text:style-name="T185"> </text:span></text:span><text:span text:style-name="Strong_20_Emphasis"><text:span text:style-name="T280">one's</text:span></text:span><text:span text:style-name="Strong_20_Emphasis"><text:span text:style-name="T185"> mind to it, </text:span></text:span><text:span text:style-name="Strong_20_Emphasis"><text:span text:style-name="T280">we are all able to recognise that</text:span></text:span><text:span text:style-name="Strong_20_Emphasis"><text:span text:style-name="T185"> there is no innocence and love behind the pre-meditated ending of lives to satisfy cravings of the stomach.</text:span></text:span></text:p>
        <text:p text:style-name="P464"><text:span text:style-name="Strong_20_Emphasis"><text:span text:style-name="T284">I am naturally unable to speak for every vegan out there, but what I do wish to make clear is the direction of my own judgement. The crux behind any and all judgement which you </text:span></text:span><text:span text:style-name="Strong_20_Emphasis"><text:span text:style-name="T704">perhaps feel I am making,</text:span></text:span><text:span text:style-name="Strong_20_Emphasis"><text:span text:style-name="T284"> is directed at actions not people. At least that is the theory, because being as human as the next, I am not by any means immune to erring at times. I believe the judging of actions is something we all do, vegans and nonvegans alike. i.e. there are certain actions we may find reprehensible and there are others we find commendable, I see nothing </text:span></text:span><text:soft-page-break/><text:span text:style-name="Strong_20_Emphasis"><text:span text:style-name="T284">inherently flawed in making such calls. So yes it is true, that vegans do judge it to be not rightful action to harm and kill an animal when there are alternative foods available which do not involve wilful, premeditated injury and death to fellow Earthlings.</text:span></text:span></text:p>
        <text:h text:style-name="Heading_20_4" text:outline-level="4"><draw:frame draw:style-name="fr3" draw:name="Frame455" text:anchor-type="paragraph" svg:x="5.457cm" svg:y="1.078cm" svg:width="6.583cm" draw:z-index="251"><draw:text-box fo:min-height="2.727cm"><text:p text:style-name="P51"><text:span text:style-name="Strong_20_Emphasis"><text:span text:style-name="T374">“Unlike nature, hunters select the small and the weak to survive - reverse evolution. Instead of targeting the young, old, or sick individuals, hunters kill the largest, strongest males.” - Doris Lin</text:span></text:span></text:p></draw:text-box></draw:frame><text:bookmark-start text:name="__RefHeading__22225_1644592526"/><text:span text:style-name="Strong_20_Emphasis"><text:span text:style-name="T184">22. If we stopped eating meat, animals would take over the world! OR </text:span></text:span><text:span text:style-name="Strong_20_Emphasis"><text:span text:style-name="T767">If everybody turned vegan what would happen to all the animals?</text:span></text:span><text:bookmark-end text:name="__RefHeading__22225_1644592526"/></text:h>
        <text:p text:style-name="Text_20_body"><text:span text:style-name="Strong_20_Emphasis"><text:span text:style-name="T185">The synopsis of overnight veganism, basically implied by the latter half of this defence for violence, is yet another of those highly improbably desert island scenarios; I'm just as likely to be shipwrecked on some god forsaken fruitless island with nothing to eat but wild boar, cockroaches and butterflies. In the highly unlikely case where veganism were to become an overnight sensation, a massive planet-wide phenomenon, </text:span></text:span><text:span text:style-name="Strong_20_Emphasis"><text:span text:style-name="T197">then </text:span></text:span><text:span text:style-name="Strong_20_Emphasis"><text:span text:style-name="T185">just trust that a world experiencing such a global shift in consciousness, would surely know how to deal with </text:span></text:span><text:span text:style-name="Strong_20_Emphasis"><text:span text:style-name="T279">the</text:span></text:span><text:span text:style-name="Strong_20_Emphasis"><text:span text:style-name="T185"> issue of what to do with all its poor, enslaved animals. Let that unlikely world solve that problem and try not to </text:span></text:span><text:span text:style-name="Strong_20_Emphasis"><text:span text:style-name="T656">g</text:span></text:span><text:span text:style-name="Strong_20_Emphasis"><text:span text:style-name="T521">et yo</text:span></text:span><text:span text:style-name="Strong_20_Emphasis"><text:span text:style-name="T185">ur knickers</text:span></text:span><text:span text:style-name="Strong_20_Emphasis"><text:span text:style-name="T521"> </text:span></text:span><text:span text:style-name="Strong_20_Emphasis"><text:span text:style-name="T185">in too much of a twist over it. </text:span></text:span></text:p>
        <text:p text:style-name="Text_20_body"><text:span text:style-name="Strong_20_Emphasis"><text:span text:style-name="T185">In the much more likely case of a gradual increase in vegan numbers, the slowly diminishing demand for animal products will by its very nature cause less animals to be bred, therefore their numbers would decrease, not increase. </text:span></text:span></text:p>
        <text:h text:style-name="P712" text:outline-level="4"><draw:frame draw:style-name="fr3" draw:name="Frame456" text:anchor-type="paragraph" svg:x="6.38cm" svg:y="0.575cm" svg:width="5.66cm" draw:z-index="252"><draw:text-box fo:min-height="4.357cm"><text:p text:style-name="P52"><text:span text:style-name="Strong_20_Emphasis"><text:span text:style-name="T375">“Everyone must understand that wildlife management is an illusory concept created around 100 years ago. There is no such thing as wildlife management. Humans cannot manage nature. The only managing humans should be doing is managing to stay out of the animals’ space.” - Gary Yourofsky</text:span></text:span></text:p></draw:text-box></draw:frame><text:bookmark-start text:name="__RefHeading___Toc23394_622177643"/><text:span text:style-name="Strong_20_Emphasis"><text:span text:style-name="T767">23. </text:span></text:span><text:span text:style-name="Strong_20_Emphasis"><text:span text:style-name="T774">But</text:span></text:span><text:span text:style-name="Strong_20_Emphasis"><text:span text:style-name="T772"> surely you can see that hunting is necessary for animal population control?!</text:span></text:span><text:bookmark-end text:name="__RefHeading___Toc23394_622177643"/></text:h>
        <text:p text:style-name="P405">This is not only another popular myth, but also another classic example of the topsy-turvy nature of the world we live in. Confused? Then please bear with me as I attempt to explain just why this is so.</text:p>
        <text:p text:style-name="P406">Firstly, it's important to understand that nature is perfectly capable of taking care of herself and requires no assistance from humans in keeping population growth under control; she's been doing so since the dawn of time. If there's not <text:soft-page-break/>enough food to sustain a species, then their numbers will naturally dwindle, no one needs to go in with guns ablaze to make sure that happens!</text:p>
        <text:p text:style-name="P470"><draw:frame draw:style-name="fr3" draw:name="Frame90" text:anchor-type="paragraph" svg:x="5.489cm" svg:y="2.099cm" svg:width="6.551cm" draw:z-index="356"><draw:text-box fo:min-height="5.987cm"><text:p text:style-name="P27"><text:span text:style-name="Strong_20_Emphasis"><text:span text:style-name="T185">“Basically, it boils down to cold logic. If we are going to care about the suffering of other humans then logically we should care about the suffering of nonhumans too. It is the heartless exploiter of animals, not the animal protectionist who is being irrational, showing a sentimental tendency to put his own species on a pedestal. We all, thank goodness feel a natural spark of sympathy for the suffering of others. We need to catch that spark and fan it into a fire of rational and universal compassion.” - Richard Ryder</text:span></text:span></text:p></draw:text-box></draw:frame><text:span text:style-name="T184">If however, numbers of any given species begin increasing exponentially, one can normally be pretty darned sure this is due to human intervention. </text:span><text:span text:style-name="T819">In some cases, this may possibly be because predator animal species have been systematically exterminated, but i</text:span><text:span text:style-name="T184">n the case of deer, </text:span><text:span text:style-name="T818">s</text:span><text:span text:style-name="T184">tate wildlife management agencies who </text:span><text:span text:style-name="T818">make a good deal of their revenue through the selling of hunting licenses, deliberately aid in keeping </text:span><text:span text:style-name="T184">the </text:span><text:span text:style-name="T818">deer population</text:span><text:span text:style-name="T184"> high. </text:span><text:span text:style-name="T818">This is done by </text:span><text:span text:style-name="T184">cut</text:span><text:span text:style-name="T818">ting</text:span><text:span text:style-name="T184"> down forests </text:span><text:span text:style-name="T818">in favour of growing vegetation more suitable for encouraging the deer population. </text:span></text:p>
        <text:p text:style-name="P470"><draw:frame draw:style-name="fr3" draw:name="Frame280" text:anchor-type="paragraph" svg:x="6.579cm" svg:y="3.489cm" svg:width="5.461cm" draw:z-index="165"><draw:text-box fo:min-height="1.905cm"><text:p text:style-name="P53"><text:span text:style-name="Strong_20_Emphasis"><text:span text:style-name="T185">“</text:span></text:span><text:span text:style-name="Strong_20_Emphasis"><text:span text:style-name="T379">Creating an artificially high population of deer and then stepping in to say you have to hunt to control this out-of-control deer population is like farting in a room all day and then saying, </text:span></text:span><text:span text:style-name="Strong_20_Emphasis"><text:span text:style-name="T744">Thank god I’m here to open a window</text:span></text:span><text:span text:style-name="Strong_20_Emphasis"><text:span text:style-name="T379">” </text:span></text:span><text:span text:style-name="Strong_20_Emphasis"><text:span text:style-name="T185">- </text:span></text:span><text:span text:style-name="Strong_20_Emphasis"><text:span text:style-name="T379">Emily Moran Barwick</text:span></text:span></text:p></draw:text-box></draw:frame><text:span text:style-name="T818">If humans were to stop using animals as target practice, </text:span><text:span text:style-name="T184">we would also stop</text:span><text:span text:style-name="T818"> tactics such as </text:span><text:span text:style-name="T184">these, </text:span><text:span text:style-name="T818">and thus the deer population would also naturally decrease. This is not a practice linked solely to deer hunting as many state and private programs also breed other animals in captivity, especially birds like pheasants and quail, purely to be released for the warped pleasure of the kill. </text:span><text:span text:style-name="T819">Indeed, in South Africa ranchers are now </text:span><text:span text:style-name="T820">even breeding mutant animals in order to increase the perverse enjoyment of the hunt</text:span><text:span text:style-name="T820"><text:note text:id="ftn27" text:note-class="endnote"><text:note-citation>27</text:note-citation><text:note-body><text:p text:style-name="P626"><text:span text:style-name="T1296">Kevin Crowley, </text:span>“In South Africa, Ranchers Are Breeding Mutant Animals to Be Hunted”, <text:span text:style-name="T55">Bloomberg Business</text:span><text:span text:style-name="T1296">, March 11, 2015, </text:span><text:a xlink:type="simple" xlink:href="http://www.bloomberg.com/graphics/2015-hunting-mutant-big-game-in-south-africa/" text:style-name="Internet_20_link" text:visited-style-name="Visited_20_Internet_20_Link"><text:span text:style-name="T1296">http://www.bloomberg.com/graphics/2015-hunting-mutant-big-game-in-south-africa/</text:span></text:a><text:span text:style-name="T1296"> </text:span></text:p></text:note-body></text:note></text:span><text:span text:style-name="T820">.</text:span></text:p>
        <text:p text:style-name="P471"><text:span text:style-name="T819">F</text:span><text:span text:style-name="T184">or the majority of modern day hunters, the hunt is never really about survival, population control or in any way in aid of a presumed incompetent environment. It is however about the brutal and viscous thrill of the kill, </text:span><text:span text:style-name="T835">and it's always worth reminding ourselves that any amusement gained by catching fish or hunting other animals is always one-sided. </text:span><text:span text:style-name="T184">Ted Nugent, one of the world's most active and vocal hunters, has made this very clear by proudly stating the following: “</text:span><text:span text:style-name="T764">I </text:span><text:soft-page-break/><text:span text:style-name="T764">contribute to the dead of winter and the moans of silence, blood trails are music to my ears. I'm a gut-pile addict. The pig didn't know I was there. It's my kick. I love shafting animals. It's rock 'n' roll power.</text:span><text:span text:style-name="T764"><text:note text:id="ftn28" text:note-class="endnote"><text:note-citation>28</text:note-citation><text:note-body><text:p text:style-name="P627">World Bowhunter's Magazine, Volume 1, Number 4, May 1990, page 12 <text:s text:c="4"/></text:p></text:note-body></text:note></text:span><text:span text:style-name="T184">”</text:span></text:p>
        <text:h text:style-name="P712" text:outline-level="4"><text:bookmark-start text:name="__RefHeading___Toc23396_622177643"/><text:span text:style-name="Strong_20_Emphasis"><text:span text:style-name="T767">2</text:span></text:span><text:span text:style-name="Strong_20_Emphasis"><text:span text:style-name="T772">4</text:span></text:span><text:span text:style-name="Strong_20_Emphasis"><text:span text:style-name="T767">. Farm animals wouldn't last five minutes in the wild if we left them to their own devices.</text:span></text:span><text:bookmark-end text:name="__RefHeading___Toc23396_622177643"/></text:h>
        <text:p text:style-name="P180"><draw:frame draw:style-name="fr3" draw:name="Frame459" text:anchor-type="paragraph" svg:x="6.706cm" svg:y="2.649cm" svg:width="5.338cm" draw:z-index="253"><draw:text-box fo:min-height="2.596cm"><text:p text:style-name="P27"><text:span text:style-name="Strong_20_Emphasis"><text:span text:style-name="T185">“When you challenge someone about their morals, you're not being mean or hateful; you</text:span></text:span><text:span text:style-name="Strong_20_Emphasis"><text:span text:style-name="T410">'re</text:span></text:span><text:span text:style-name="Strong_20_Emphasis"><text:span text:style-name="T185"> doing what is required to cause change in a world of thoughtless violence..”- Jamison Scala</text:span></text:span></text:p></draw:text-box></draw:frame><text:span text:style-name="Strong_20_Emphasis"><text:span text:style-name="T185">Well, that may well be the tru</text:span></text:span><text:span text:style-name="Strong_20_Emphasis"><text:span text:style-name="T285">th</text:span></text:span><text:span text:style-name="Strong_20_Emphasis"><text:span text:style-name="T185">, but considering it </text:span></text:span><text:span text:style-name="Strong_20_Emphasis"><text:span text:style-name="T418">was we humans that domesticated them and made them dependent on us in the first place</text:span></text:span><text:span text:style-name="Strong_20_Emphasis"><text:span text:style-name="T185">, it's really a very weak argument. Besides, nobody is suggesting releasing all the farm animals into the wild, and if under certain circumstances that were to be a plan of action, then it would be our duty to ease that transition for them in every way possible.</text:span></text:span></text:p>
        <text:p text:style-name="P309"><text:span text:style-name="Strong_20_Emphasis"><text:span text:style-name="T285">It's worth also bearing in mind, the steadily growing number of cases of animal farmers around the globe slowly awakening to compassion for animals, and converting their farms and land into sanctuaries, where animals are permitted to live out the rest of their days in peaceful, non-exploitative manners.</text:span></text:span></text:p>
        <text:h text:style-name="Heading_20_4" text:outline-level="4"><text:bookmark-start text:name="__RefHeading__22227_1644592526"/><text:span text:style-name="Strong_20_Emphasis"><text:span text:style-name="T767">2</text:span></text:span><text:span text:style-name="Strong_20_Emphasis"><text:span text:style-name="T773">5</text:span></text:span><text:span text:style-name="Strong_20_Emphasis"><text:span text:style-name="T767">. Hitler was a vegetarian you know!</text:span></text:span><text:bookmark-end text:name="__RefHeading__22227_1644592526"/></text:h>
        <text:p text:style-name="P189"><draw:frame draw:style-name="fr3" draw:name="Frame124" text:anchor-type="paragraph" svg:x="7.564cm" svg:y="1.503cm" svg:width="4.477cm" draw:z-index="183"><draw:text-box fo:min-height="3.134cm"><text:p text:style-name="P27"><text:span text:style-name="Strong_20_Emphasis"><text:span text:style-name="T185">“As long as men massacre animals they will kill each other. Indeed, he who sows the seeds of murder and pain cannot reap the joy of life.” - Pythagoras</text:span></text:span></text:p></draw:text-box></draw:frame>Even if that were true, which I can assure you it really never was<text:note text:id="ftn29" text:note-class="endnote"><text:note-citation>29</text:note-citation><text:note-body><text:p text:style-name="Endnote">Alex Frangos , “Carni-Fuhrer Why one vegetarian activist is obsessed with Hitler's diet.”, <text:span text:style-name="T14">Slate,</text:span><text:span text:style-name="T137"> February 26, 2004,</text:span> <text:a xlink:type="simple" xlink:href="http://www.slate.com/articles/life/food/2004/02/carnifuhrer.html" text:style-name="Internet_20_link" text:visited-style-name="Visited_20_Internet_20_Link">http://www.slate.com/articles/life/food/2004/02/carnifuhrer.html</text:a> </text:p></text:note-body></text:note>, you have to ask the question if a monster like Hitler were vegetarian, then you wouldn't seriously want to be living below his standards to the least, would you? </text:p>
        <text:h text:style-name="P695" text:outline-level="4"><text:bookmark-start text:name="__RefHeading__22229_1644592526"/>2<text:span text:style-name="T1294">6</text:span>. Why do you hate meat eaters so much?<text:bookmark-end text:name="__RefHeading__22229_1644592526"/></text:h>
        <text:p text:style-name="P249">Strange, I've never once thought that, and I don't recall ever hearing any of my vegan friends state such an opinion. <text:span text:style-name="T1142">However, I admit my experience may be limited, and there are likely some vegans who, suffering their own pains, seemingly give out hate messages toward animal eaters. I do not share their sentiments, as I do not believe hatred to be at all productive. For the record, although I have personally never come across a vegan with this attitude, </text:span>I have <text:span text:style-name="T1142">on numerous occasions encountered</text:span> nonvegans voic<text:span text:style-name="T1142">ing</text:span> the view that they hate vegans.</text:p>
        <text:p text:style-name="P249"><text:span text:style-name="T1142">I can assure you, </text:span>there is definitely no hatred from my side. I merely <text:soft-page-break/>wish to make <text:span text:style-name="T1142">those who are not yet vegan</text:span> understand that they have been conditioned to see the world in a certain way, for them to <text:span text:style-name="T1028">confront the</text:span> bloody truth, <text:span text:style-name="T1028">to empathise</text:span> and make more informed, compassionate choices.</text:p>
        <text:h text:style-name="P695" text:outline-level="4"><text:bookmark-start text:name="__RefHeading__16678_1948384474"/>2<text:span text:style-name="T1294">7</text:span>. Vegans are mean, and always attacking me.<text:bookmark-end text:name="__RefHeading__16678_1948384474"/></text:h>
        <text:p text:style-name="P189"><draw:frame draw:style-name="fr3" draw:name="Frame403" text:anchor-type="paragraph" svg:x="8.601cm" svg:y="2.043cm" svg:width="3.436cm" draw:z-index="208"><draw:text-box fo:min-height="2.094cm"><text:p text:style-name="P37"><text:span text:style-name="Strong_20_Emphasis"><text:span text:style-name="T185">“'</text:span></text:span><text:span text:style-name="Strong_20_Emphasis"><text:span text:style-name="T724">Any lifeform that can</text:span></text:span><text:span text:style-name="Strong_20_Emphasis"><text:span text:style-name="T208"> see, hear or feel, </text:span></text:span><text:span text:style-name="Strong_20_Emphasis"><text:span text:style-name="T724">should have</text:span></text:span><text:span text:style-name="Strong_20_Emphasis"><text:span text:style-name="T487"> no place</text:span></text:span><text:span text:style-name="Strong_20_Emphasis"><text:span text:style-name="T208"> on the menu</text:span></text:span><text:span text:style-name="Strong_20_Emphasis"><text:span text:style-name="T205">.”</text:span></text:span><text:span text:style-name="Strong_20_Emphasis"><text:span text:style-name="T185"> - Author</text:span></text:span></text:p></draw:text-box></draw:frame>This is something I've heard on numerous occasions, and in many cases it really does not take much to get such a response, often one has only <text:span text:style-name="T1028">to </text:span>suggest that nonvegans are cruel to animals and the nonvegan will feel threatened and defensive, even <text:span text:style-name="T1143">when</text:span> there has been nothing slightly resembling an attack. Stating that nonveganism equates to animal abuse, is merely stating a fact and stating facts, in my opinion is not synonymous with being mean. </text:p>
        <text:p text:style-name="P189">If you were to encounter for example a child abuser, and <text:span text:style-name="T1143">inform</text:span> them that their actions constitute child abuse, and they were to outrightly deny any wrongdoing, be outraged at the suggestion, tell you to mind your own business, tell you that you are interfering in their rights, and complain that you were attacking them, would you too not wish to point out the hypocrisy of their logic?</text:p>
        <text:p text:style-name="P189">I find it rather odd how people can become so offended and outraged by a few select words of truth, to the point where they exaggeratedly feign being <text:span text:style-name="T14">under attack</text:span>, and yet are seemingly quite contented and at ease about physically attacking and killing others to dine on their flesh. Back when I was still a lad, there used to be a common expression: <text:span text:style-name="T14">sticks and stones will break my bones but names will never hurt me</text:span><text:span text:style-name="T137">. Now, I don't see people throwing stones and waving sticks around, but I do see them paying someone to use debeaking irons, emasculators (castration pliers), branding irons, ear-tagging staples, tail docking sheers, electrocution rods, captive bolt pistols, and steel knives against defenceless, terrified animals, all without anaesthetics (suddenly those </text:span><text:span text:style-name="T14">sticks and stones</text:span><text:span text:style-name="T137"> look like a walk in the park), meanwhile crying boohoo that some vegan has hurt their feelings by pointing this out to them.</text:span> Looks like someone needs a big cuddle, a burp and a nap. Has a vegan ever hurt anything more about these people than their sensitive feelings? If someone is genuinely that sensitive, how come they don't extend that sensitivity to show mercy toward the animals whose lives depend on their actions? </text:p>
        <text:p text:style-name="P244"><draw:frame draw:style-name="fr3" draw:name="Frame94" text:anchor-type="paragraph" svg:x="7.899cm" svg:y="1.766cm" svg:width="4.14cm" draw:z-index="209"><draw:text-box fo:min-height="1.739cm"><text:p text:style-name="P27"><text:span text:style-name="Strong_20_Emphasis"><text:span text:style-name="T185">“Being vegan isn't about </text:span></text:span><text:span text:style-name="Strong_20_Emphasis"><text:span text:style-name="T197">restricting oneself in any way</text:span></text:span><text:span text:style-name="Strong_20_Emphasis"><text:span text:style-name="T185">, it's simply about ceasing to take things </text:span></text:span><text:span text:style-name="Strong_20_Emphasis"><text:span text:style-name="T411">which</text:span></text:span><text:span text:style-name="Strong_20_Emphasis"><text:span text:style-name="T197"> clearly </text:span></text:span><text:span text:style-name="Strong_20_Emphasis"><text:span text:style-name="T411">are not ours</text:span></text:span><text:span text:style-name="Strong_20_Emphasis"><text:span text:style-name="T185">.” - Author</text:span></text:span></text:p></draw:text-box></draw:frame><text:soft-page-break/>There is one incredibly simple, time-tested<text:span text:style-name="T1028"> </text:span>method to determine whether an action warrants <text:span text:style-name="T1028">classification</text:span> as abuse or not: Empathise. Ask yourself how you would feel if you were in the position of the victim in question. Everyone can empathise, it is just a question of willingness.</text:p>
        <text:p text:style-name="P189">One cannot rationally deny any abuse, denial <text:span text:style-name="T1028">proves one of three things: either one's</text:span> unwillingness to face facts, <text:span text:style-name="T1234">or</text:span> a compulsive lying tendency, or blatant ignorance of <text:span text:style-name="T1234">the common practices employed by animal farmers</text:span>. Please refer back to argument 18 or refer to this comprehensive analysis of humane farming which makes it abundantly clear that <text:span text:style-name="T14">all</text:span> animal farming is most definitely abusive to animals<text:note text:id="ftn30" text:note-class="endnote"><text:note-citation>30</text:note-citation><text:note-body><text:p text:style-name="Endnote"><text:span text:style-name="T184">Ashley Capps, “A Closer Look at What So-Called Humane Farming Means”, </text:span><text:span text:style-name="T764">Free From Harm</text:span><text:span text:style-name="T184">, September 27, 2012, </text:span><text:a xlink:type="simple" xlink:href="http://freefromharm.org/animal-products-and-ethics/a-comprehensive-analysis-of-the-humane-farming-myth/" text:style-name="Internet_20_link" text:visited-style-name="Visited_20_Internet_20_Link">http://freefromharm.org/animal-products-and-ethics/a-comprehensive-analysis-of-the-humane-farming-myth/</text:a></text:p></text:note-body></text:note>, thus anyone financially supporting them, is partially also an animal abuser. <text:span text:style-name="T1028">Fact. Suck it up!</text:span></text:p>
        <text:h text:style-name="P698" text:outline-level="4"><text:bookmark-start text:name="__RefHeading___Toc14452_1748779739"/>2<text:span text:style-name="T1294">8</text:span>. <text:span text:style-name="T1045">Why are vegans so angry</text:span>?<text:bookmark-end text:name="__RefHeading___Toc14452_1748779739"/></text:h>
        <text:p text:style-name="P245"><draw:frame draw:style-name="fr3" draw:name="Frame398" text:anchor-type="paragraph" svg:x="6.773cm" svg:y="3.614cm" svg:width="5.267cm" draw:z-index="352"><draw:text-box fo:min-height="1.847cm"><text:p text:style-name="P78"><text:span text:style-name="Strong_20_Emphasis"><text:span text:style-name="T188">“Veganism is a fertile soil to plant the seeds of a new and better future where all beings &amp; the planet can thrive in peace and abundance.” - Lena Novak</text:span></text:span></text:p></draw:text-box></draw:frame>I can't speak for every vegan out there, but I think what <text:span text:style-name="T1143">may be being </text:span>witness<text:span text:style-name="T1143">ed here</text:span> is more frustration than anger. Amidst the members of any movement struggling against social injustice of any form, you are highly likely to find a great deal of frustration. It is not easy to witness day in and day out otherwise often nice people unwittingly going about their business supporting and condoning oppression and violence against any exploited group, and surely it must be understandable that animals too deserve some form of protection against human tyranny?</text:p>
        <text:p text:style-name="P246">Debating whether or not to be vegan, is like debating whether or not we are for exploitation, <text:span text:style-name="T1519">abuse</text:span> and cruelty to animals, nonvegans are reluctant to admit that they stand on the side of exploitation and cruelty, and even though this is obviously the case it is quite frustrating when people outrightly deny it to be so, and come up with all manner of feeble excuses to justify their habits. I think also it is quite natural that out of all th<text:span text:style-name="T1338">e</text:span> frustration <text:span text:style-name="T1338">felt by</text:span> vegans on a daily basis, that there will also be some unavoidable anger. Think about it, whenever there's a newspaper article about a dog locked in a car on a hot day, there is outrage and anger from much of the general public, I would say often much more than is expressed by the average vegan. </text:p>
        <text:p text:style-name="P246"><text:soft-page-break/>So if <text:span text:style-name="T1143">there is </text:span>understand<text:span text:style-name="T1143">ing of</text:span> the anger and frustration expressed by the general public toward dog owners who irresponsibly leave their dogs in hot cars, then surely <text:span text:style-name="T1143">there should also be</text:span> understand<text:span text:style-name="T1143">ing for</text:span> the frustration of the vegan? I'm not by any means trying to undermine the suffering any dog must endure locked in a car while the owner is out shopping, but <text:span text:style-name="T1234">animals raised on most, if not all, farms</text:span> endure far, far worse!</text:p>
        <text:p text:style-name="P250">And one final thought on the angry vegan, it's worth noting that some vegans have come to embrace the philosophy of veganism <text:span text:style-name="T1144">having been abused and having themselves suffered in their own lives. It is probably the case that a certain percentage of these people have not yet come to terms and dealt with their own pain, so end up externalising it; It is not the case that veganism makes people angry, in fact it is actually thought by many to lower feelings of aggression and bring about more compassion. All true pacifists don't eat animals!</text:span></text:p>
        <text:h text:style-name="P695" text:outline-level="4"><draw:frame draw:style-name="fr3" draw:name="Frame362" text:anchor-type="paragraph" svg:x="5.98cm" svg:y="0.534cm" svg:width="6.061cm" draw:z-index="263"><draw:text-box fo:min-height="2.727cm"><text:p text:style-name="P27"><text:span text:style-name="Strong_20_Emphasis"><text:span text:style-name="T185">“When people ask me why I don’t eat meat or any other animal products, I say, ‘Because they are unhealthy and they are the product of a violent and inhumane industry.” - Cassey Afleck</text:span></text:span></text:p></draw:text-box></draw:frame><text:bookmark-start text:name="__RefHeading__16744_1948384474"/>2<text:span text:style-name="T1294">9</text:span>. Have you no idea how many animals are killed producing your vegetables?<text:bookmark-end text:name="__RefHeading__16744_1948384474"/></text:h>
        <text:p text:style-name="P189">Often this non-contemplated argument is wielded after the previous one <text:span text:style-name="T1519">has </text:span>failed, usually accompanied by rants about the ants we step on. What <text:span text:style-name="T1139">many </text:span>nonvegans fail to see is the very clear-cut difference between the premeditated, malicious acts of exploitation and taking of life, and the accidental or <text:span text:style-name="T1144">thoughtless</text:span> loss of life associated with poor farming technique. It's <text:span text:style-name="T1144">somewhat similar to</text:span> a serial killer trying to claim he is no more guilty than someone who accidentally runs over a pedestrian. <text:span text:style-name="T1145">Of course, this comparison is invalid when it concerns the deliberate shooting or trapping of creatures that pose a potential threat to crops!</text:span></text:p>
        <text:p text:style-name="P189">I think most vegans are well aware that even small-scale, plant producing, farming practices cause the loss of some animal lives <text:span text:style-name="T1145">though</text:span>, and while the food supply demands of many are in the hands of relatively few it's unlikely this will change any time soon. Vegans are at least trying to minimise the harm they do, and it's probably worth <text:span text:style-name="T1591">mentioning</text:span> once more, that animal products necessitate production of far more vegetable produce than would be required if we were all to be vegan, thus causing even more <text:span text:style-name="T1145">ultimately </text:span>avoidable loss of life.</text:p>
        <text:p text:style-name="P189"><text:soft-page-break/>I'd like to also add, that as a fruitarian, I encourage everyone to grow as much of their own food as possible and especially if able, to focus on tree-based vegaculture practises and thus shun monocrop farming altogether, which as you so rightly point out, <text:span text:style-name="T1028">may</text:span> sadly <text:span text:style-name="T1028">also </text:span>lead to <text:span text:style-name="T1028">likely</text:span> loss of life.</text:p>
        <text:h text:style-name="P695" text:outline-level="4"><text:bookmark-start text:name="__RefHeading__16680_1948384474"/><text:span text:style-name="T1294">30</text:span>. It's not a sin to eat meat. I like it and I am not going to stop.<text:bookmark-end text:name="__RefHeading__16680_1948384474"/></text:h>
        <text:p text:style-name="P189"><draw:frame draw:style-name="fr3" draw:name="Frame75" text:anchor-type="paragraph" svg:x="4.801cm" svg:y="5.923cm" svg:width="7.239cm" draw:z-index="264"><draw:text-box fo:min-height="4.011cm"><text:p text:style-name="P27"><text:span text:style-name="Strong_20_Emphasis"><text:span text:style-name="T185">“Asking vegans to respect your decision to eat meat is on par with asking feminists to respect sexists, asking people of color to respect racists and asking homosexuals to respect homophobes. It is ludicrous to think that difference in opinion warrants mutual respect, especially when the opposing opinion in question not only stands for everything you are against but also appropriates suffering, defends oppression and encourages the continuance of exploitation.” - Felix Sampson</text:span></text:span></text:p></draw:text-box></draw:frame>I'm not going to disagree with you, I think if a bird happens to crash into your window, fatally breaking <text:span text:style-name="T1391">his or her</text:span> neck, or if a raccoon runs in front of your car on the way to work, or if you find the carcass of a rat rotting in the corner of your cellar, or even if you wake up one morning to discover your grandma has passed away peacefully during the night, then I must admit I am hard pushed to recognise any inherent wrongness in devouring any of these. Personally, I would find such acts both disturbing, disgusting <text:span text:style-name="T1140">and unhealthy</text:span>, and recognise that in the latter case <text:span text:style-name="T1391">one</text:span> would be committing a felony, but clearly in each case no intentional harm was ever committed, thus I also recognise no sin. However, once a knife is taken to anyone's throat, unwilling and unready to die, then it is very clear to me this is most definitely a moral issue, contrary to the golden rule, thus inherently sinful.</text:p>
        <text:h text:style-name="P695" text:outline-level="4"><text:bookmark-start text:name="__RefHeading__16707_1948384474"/><text:span text:style-name="T1045">31</text:span>. Vegans are all pasty, pale and unhealthy.<text:bookmark-end text:name="__RefHeading__16707_1948384474"/></text:h>
        <text:p text:style-name="P190">Another classic, I'm pretty convinced in many cases the people stating this have never really met a fair selection of vegans. This falls more under the category of urban myths than of anything based on any real observation. Before I became a recluse by choice, I used to be somewhat active in the vegan scene, and knew more than a few dedicated vegans and animal rightists, sure if I think back, there were one or two who could have been in much better shape, but overall they were clearly in far better states of fitness <text:span text:style-name="T1322">and health </text:span>than the average omnivorous townsfolk I also knew. </text:p>
        <text:p text:style-name="P190">So sure, <text:span text:style-name="T14">some</text:span> vegans may not exactly be shining <text:span text:style-name="T1630">vision</text:span>s of health, but let's face it how many sick <text:span text:style-name="T1029">nonvegans do you know</text:span>? And why aren't <text:soft-page-break/>they putting you off eating meat? That's a rhetorical question by the way. Just think about it. I've already provided links to modern day examples of athletes and fitness experts (see <text:span text:style-name="T1630">poin</text:span>t 15 above) and you may also be surprised at just how many celebrities are also choosing a vegan diet to stay slim and healthy, many are quite outspoken, just Google vegan celebrities and you'll see what I mean. If health concerns are the only real reason you are not choosing a vegan lifestyle, then <text:span text:style-name="T1323">the nursing degree blog provides </text:span>57 <text:span text:style-name="T1323">excellent healthy</text:span> reasons to go vegan<text:note text:id="ftn31" text:note-class="endnote"><text:note-citation>31</text:note-citation><text:note-body><text:p text:style-name="Endnote">“57 Health Benefits of Going Vegan”, <text:span text:style-name="T14">Nursing Degree</text:span>, Accessed July 28, 2015, <text:a xlink:type="simple" xlink:href="http://www.nursingdegree.net/blog/19/57-health-benefits-of-going-vegan/" text:style-name="Internet_20_link" text:visited-style-name="Visited_20_Internet_20_Link"><text:span text:style-name="T137">http://www.nursingdegree.net/blog/19/57-health-benefits-of-going-vegan/</text:span></text:a><text:span text:style-name="T137"> </text:span></text:p></text:note-body></text:note>.</text:p>
        <text:p text:style-name="P190"><draw:frame draw:style-name="fr3" draw:name="Frame501" text:anchor-type="paragraph" svg:x="5.893cm" svg:y="1.653cm" svg:width="6.147cm" draw:z-index="389"><draw:text-box fo:min-height="2.438cm"><text:p text:style-name="P27"><text:span text:style-name="Strong_20_Emphasis"><text:span text:style-name="T185">“Animal rights is the most unextreme philosophy I can imagine. It is about nonviolence. It is about compassion. It is about not harming and not causing suffering and not killing when we don't need to. That’s it. It is really, truly that simple.” - Stephanie Ernst</text:span></text:span></text:p></draw:text-box></draw:frame>I also think this world has a tendency to not recognise very obvious, to some at least, latent health issues, and most people are carrying more weight than they <text:span text:style-name="T1631">need to</text:span>, present<text:span text:style-name="T1631">ing</text:span> us with a warped view we consider normal. Without exception, on our natural diet <text:span text:style-name="T1631">we </text:span>are slim <text:span text:style-name="T1140">lean, and </text:span>carry<text:span text:style-name="T1140">ing</text:span> virtually no excess fat.</text:p>
        <text:h text:style-name="P695" text:outline-level="4"><text:bookmark-start text:name="__RefHeading__22231_1644592526"/>3<text:span text:style-name="T1545">2</text:span>. Veganism is extreme!<text:bookmark-end text:name="__RefHeading__22231_1644592526"/></text:h>
        <text:p text:style-name="P190">Unless you consider non-violence and justice extreme, veganism cannot really be described as extreme. However, imprisoning, raping, abusing, and slaughtering animals is sadly the social norm and only in a society as violence conditioned as our own could a person living a lifestyle of nonviolence be labelled "extreme".</text:p>
        <text:h text:style-name="P695" text:outline-level="4"><text:bookmark-start text:name="__RefHeading__22233_1644592526"/>3<text:span text:style-name="T1545">3</text:span>. Vegans are narrow minded!<text:bookmark-end text:name="__RefHeading__22233_1644592526"/></text:h>
        <text:p text:style-name="P221">Most vegans used to be nonvegans, it is precisely because we are not narrow minded, <text:span text:style-name="T1631">in this aspect at least,</text:span> that we have been able to recognise the violence our nonvegan lifestyles necessitated, and make appropriate changes to avoid as best we are able, participating in that violence. <text:span text:style-name="T1140">However, facing the facts, refusing to acknowledge the violence, and making feeble excuses to avoid change, now that to me is narrow minded behaviour!</text:span></text:p>
        <text:p text:style-name="P224">Acknowledging veganism is a great, sobering blow to the ego, requiring one to face up to the fact that one has been participating in acts causing tremendous unnecessary hardship, misery and suffering. So, probably predominantly out of fear, the ego not wishing to appear insensitive and unsympathetic tries to protect itself, and thus all manner of illogical and irrational excuses are resorted to in attempts to <text:soft-page-break/>avoid facing that truth.</text:p>
        <text:h text:style-name="P695" text:outline-level="4"><draw:frame draw:style-name="fr3" draw:name="Frame344" text:anchor-type="paragraph" svg:x="6.068cm" svg:y="0.683cm" svg:width="5.973cm" draw:z-index="388"><draw:text-box fo:min-height="4.694cm"><text:p text:style-name="P27"><text:span text:style-name="Strong_20_Emphasis"><text:span text:style-name="T185">“Meat-eaters begging for respect from vegans is akin to NAMBLA (North American Man Boy Love Association) paedophiles asking people who don't rape little boys for respect. I don't respect people who choose cruelty. I don't respect a paedophile's choice to molest kids. I don't respect a rapist's desire to violate a woman's body. I don't respect a thief's desire to rob banks. I don't respect a Nazi's belief that Jews, blacks, gays, etc. are inferior and should be exterminated. I don't respect lifestyles based on hatred and discrimination.” - Gary Yourofsky</text:span></text:span></text:p></draw:text-box></draw:frame><text:bookmark-start text:name="__RefHeading__22235_1644592526"/>3<text:span text:style-name="T1545">4</text:span>. I respect your choice to be vegan, why can't you respect mine to eat as I please?<text:bookmark-end text:name="__RefHeading__22235_1644592526"/></text:h>
        <text:p text:style-name="P190">Firstly, of course nonvegans can show respect for the vegan way; what's not to respect? What's not to respect about being compassionate and merciful toward the defenceless?</text:p>
        <text:p text:style-name="P190">Compassion is always respectable. However, if anyone chooses instead to harm a <text:span text:style-name="T1324">defenceless</text:span> child, or treat people differently based on their gender or skin tone etc. then I don't respect that, and if anyone chooses to abuse an animal, whether it be a puppy, kitten, piglet, calf or chick, then I hold no respect for that choice either. I do not respect cruelty to any living being. Would you respect your next door neighbour's choice if you found him kicking a puppy?</text:p>
        <text:p text:style-name="P190">So as a vegan, no I don't respect your right to barbarously support the callous handling of animals; treatment unavoidably required to put <text:span text:style-name="T14">their</text:span> flesh on <text:span text:style-name="T14">your</text:span> plate. Quite frankly, I believe if you genuinely knew all the facts, you too would not respect your own choice.</text:p>
        <text:h text:style-name="P695" text:outline-level="4"><draw:frame draw:style-name="fr3" draw:name="Frame93" text:anchor-type="paragraph" svg:x="6.579cm" svg:y="0.111cm" svg:width="5.461cm" draw:z-index="187"><draw:text-box fo:min-height="2.764cm"><text:p text:style-name="P27"><text:span text:style-name="Strong_20_Emphasis"><text:span text:style-name="T185">“Those moments when a vegan makes a perfectly logical comparison between animal oppression and America's history with slaver</text:span></text:span><text:span text:style-name="Strong_20_Emphasis"><text:span text:style-name="T192">y, a</text:span></text:span><text:span text:style-name="Strong_20_Emphasis"><text:span text:style-name="T185">nd a carnist is appalled because it's </text:span></text:span><text:span text:style-name="Strong_20_Emphasis"><text:span text:style-name="T765">so offensive to black people</text:span></text:span><text:span text:style-name="Strong_20_Emphasis"><text:span text:style-name="T185"> comparing them to animals. And then I step in as the requisite black vegan who agrees that animal exploitation is slavery. So uh yeah, now what carnist?” - Christopher Sebastien</text:span></text:span></text:p></draw:text-box></draw:frame><text:bookmark-start text:name="__RefHeading__16787_1948384474"/>3<text:span text:style-name="T1545">5</text:span>. I am outraged that you dare compare <text:span text:style-name="T1140">b</text:span>lack and Jewish<text:span text:style-name="T1140"> people </text:span>with animals!<text:bookmark-end text:name="__RefHeading__16787_1948384474"/></text:h>
        <text:p text:style-name="P383">This is a commonly voiced reaction used after comparisons are made between slavery and animal farming, or the Holocaust and the intensive animal rearing industry<text:note text:id="ftn32" text:note-class="endnote"><text:note-citation>32</text:note-citation><text:note-body><text:p text:style-name="P662">Bite Size Vegan, “Holocaust Survivors Speak: Lessons From The Death Camps”, <text:span text:style-name="T14">youtube</text:span>, Accessed February 11, 2016, <text:s/><text:a xlink:type="simple" xlink:href="https://www.youtube.com/watch?v=SuvdoSpN398&amp;list=PLmIqdlomtuStFtMawXWLcH9Ia2TFFkDZ3&amp;index=3" text:style-name="Internet_20_link" text:visited-style-name="Visited_20_Internet_20_Link">https://www.youtube.com/watch?v=SuvdoSpN398&amp;list=PLmIqdlomtuStFtMawXWLcH9Ia2TFFkDZ3&amp;index=3</text:a> </text:p></text:note-body></text:note>. <text:span text:style-name="T98">It's a popular tactic when someone doesn't want to understand, to instead deliberately misunderstand, often accompanied by pretend indignation. The real point is of course being sidestepped, as the comparison is </text:span><text:soft-page-break/><text:span text:style-name="T98">never between </text:span><text:span text:style-name="T102">people of African decent </text:span><text:span text:style-name="T98">and animals nor Jew</text:span><text:span text:style-name="T102">ish people</text:span><text:span text:style-name="T98"> and animals, the comparison is between the defensive arguments used by racists and the remarkably similar tactics used by speciesists (more on this later in the chapter). The comparison is about the similarity of the </text:span><text:span text:style-name="T102">tactics and methods of </text:span><text:span text:style-name="T98">oppression of each one of these groups.</text:span></text:p>
        <text:h text:style-name="P719" text:outline-level="4"><draw:frame draw:style-name="fr3" draw:name="Frame395" text:anchor-type="paragraph" svg:x="6.879cm" svg:y="1.535cm" svg:width="5.161cm" draw:z-index="210"><draw:text-box fo:min-height="1.912cm"><text:p text:style-name="P27"><text:span text:style-name="Strong_20_Emphasis"><text:span text:style-name="T185">“</text:span></text:span><text:span text:style-name="Strong_20_Emphasis"><text:span text:style-name="T187">Good people pull triggers, good people drop bombs, good people kill animals.” - Jamshed</text:span></text:span></text:p></draw:text-box></draw:frame><text:bookmark-start text:name="__RefHeading___Toc18850_1207239416"/><text:span text:style-name="T1003">36</text:span>. <text:span text:style-name="T1002">Well, I've been fighting for human rights issues for years now and you calling me a rapist and paedophile does not sit at all well, that's it, we are clearly never going to change each other's minds, I'm out of here.</text:span><text:bookmark-end text:name="__RefHeading___Toc18850_1207239416"/></text:h>
        <text:p text:style-name="P547"><draw:frame draw:style-name="fr3" draw:name="Frame95" text:anchor-type="paragraph" svg:x="4.459cm" svg:y="5.98cm" svg:width="7.581cm" draw:z-index="152"><draw:text-box fo:min-height="7.209cm"><text:p text:style-name="P27"><text:span text:style-name="Strong_20_Emphasis"><text:span text:style-name="T185">“</text:span></text:span><text:span text:style-name="Strong_20_Emphasis"><text:span text:style-name="T198">By</text:span></text:span><text:span text:style-name="Strong_20_Emphasis"><text:span text:style-name="T185"> say</text:span></text:span><text:span text:style-name="Strong_20_Emphasis"><text:span text:style-name="T198">ing</text:span></text:span><text:span text:style-name="Strong_20_Emphasis"><text:span text:style-name="T185"> that human issues are more important than non-human issues, that violence </text:span></text:span><text:span text:style-name="Strong_20_Emphasis"><text:span text:style-name="T725">to</text:span></text:span><text:span text:style-name="Strong_20_Emphasis"><text:span text:style-name="T185"> humans is more relevant than violence </text:span></text:span><text:span text:style-name="Strong_20_Emphasis"><text:span text:style-name="T725">to</text:span></text:span><text:span text:style-name="Strong_20_Emphasis"><text:span text:style-name="T185"> animals, </text:span></text:span><text:span text:style-name="Strong_20_Emphasis"><text:span text:style-name="T198">one</text:span></text:span><text:span text:style-name="Strong_20_Emphasis"><text:span text:style-name="T185"> forget</text:span></text:span><text:span text:style-name="Strong_20_Emphasis"><text:span text:style-name="T198">s</text:span></text:span><text:span text:style-name="Strong_20_Emphasis"><text:span text:style-name="T185"> that the animal liberation movement implies a message of peace for every being on earth and the opposition against the mindset of oppression. To make a distinction between one violence and another is exactly the root of all violence: Some wouldn't do any harm to those who share with them a flag, a religion, a language, etc. but would easily condemn to suffering and death those who are </text:span></text:span><text:span text:style-name="Strong_20_Emphasis"><text:span text:style-name="T729">different</text:span></text:span><text:span text:style-name="Strong_20_Emphasis"><text:span text:style-name="T185">. This tragic use of </text:span></text:span><text:span text:style-name="Strong_20_Emphasis"><text:span text:style-name="T729">diversity</text:span></text:span><text:span text:style-name="Strong_20_Emphasis"><text:span text:style-name="T185"> as an excuse to inflict pain on others for a matter of profit and convenience is the cause of suffering for both human and non-human animals.” - Author</text:span></text:span></text:p></draw:text-box></draw:frame><text:span text:style-name="T1003">Similar to the previous question, this is also a reaction I have heard on numerous occasions when similarities are drawn between unshakeable human rights issues and animal injustice, and those were the precise words used by one nonvegan who challenged me in an online forum quite recently and was given ample evidence and reasoning to consider boycotting the animal exploitation industry, all of which were completely ignored and brusquely pushed aside. Here is the reply I gave: </text:span><text:span text:style-name="T14">I apologise if I have offended you, I am most sincere when I state that no offence was intended. </text:span><text:span text:style-name="T43">The first thing I wish to make clear, is that I am not calling anybody a rapist or a paedophile, this is simply a comparison of deeds!</text:span><text:span text:style-name="T14"> As someone equally passionate against issues of injustice though, I hope you can understand that sometimes difficult comparisons are necessary to get one's point across. </text:span><text:span text:style-name="T44">To be clear, </text:span><text:span text:style-name="T14">I am not </text:span><text:span text:style-name="T43">even </text:span><text:span text:style-name="T14">equating </text:span><text:span text:style-name="T15">human injustice and animal injustice </text:span><text:span text:style-name="T43">issues</text:span><text:span text:style-name="T14">, but merely comparing them, as despite species differences there is clearly a similarity that cannot be denied. However it was never my intention to disrespect anybody or insinuate in anyway that you or anyone else in support of </text:span><text:soft-page-break/><text:span text:style-name="T14">animal incarceration are bad people. I am in no position to </text:span><text:span text:style-name="T59">play judge, judy and executioner to anyone.</text:span><text:span text:style-name="T14"> regardless of what their habits m</text:span><text:span text:style-name="T85">ight</text:span><text:span text:style-name="T14"> be, however, </text:span><text:span text:style-name="T43">as previously stated, </text:span><text:span text:style-name="T14">I do feel quite bold and reasoned in judging habits and actions.</text:span></text:p>
        <text:p text:style-name="P560">Good people can be hoodwinked into doing many things which are fundamentally against their true natures. Supporting animal carnage is only one of those many things, but in all such cases, the pulling of triggers, the dropping of bombs, and the unnecessary killing of animals, there is always a clear, moral dilemma present. Animals like ourselves, are feeling, sentient beings who value their own lives just as we value ours, and considering we can fair well, or better, on a plant-based diet the exploitation and ultimate butchering <text:span text:style-name="T1146">of animals </text:span>is clearly both unnecessary and a case for moral debate. I understand that we may not change each other's points of view, but I'd like to thank you for listening. Kind regards and I wish you well in life.</text:p>
        <text:p text:style-name="P546"><draw:frame draw:style-name="fr3" draw:name="Frame134" text:anchor-type="paragraph" svg:x="6.779cm" svg:y="5.054cm" svg:width="5.262cm" draw:z-index="357"><draw:text-box fo:min-height="2.413cm"><text:p text:style-name="P27"><text:span text:style-name="Strong_20_Emphasis"><text:span text:style-name="T185">“When nonvegetarians say that ‘human problems come first’ I cannot help wondering what exactly it is that they are doing for human beings that compels them to continue to support the wasteful, ruthless exploitation of farm animals.” - Peter Singer</text:span></text:span></text:p></draw:text-box></draw:frame><text:span text:style-name="T98">Having offered my apologies, which </text:span><text:span text:style-name="T1004">we</text:span><text:span text:style-name="T98">re genuinely heartfelt as I have no desire to hurt the feelings of anyone who is taking the time to debate this issue, </text:span><text:span text:style-name="T1003">I would also like to add that it is clear to recognise that most people who respond in such a way only pretend to be outraged, it gives them an opportunity to deflect any apparent wrongdoing back onto the vegan who has so annoyingly challenged their ideals, it provides them with an easy reason to avoid examining the facts truthfully, and offers a quick exit to avoid confrontation and the obvious moral challenge present within it. Most people will realise they are not actually being labelled as a rapist or racist, but it does sound mighty good to them to accuse someone of labelling them as one!</text:span></text:p>
        <text:h text:style-name="P699" text:outline-level="4"><text:bookmark-start text:name="__RefHeading___Toc18891_1207239416"/><text:span text:style-name="T1545">37</text:span>. <text:span text:style-name="T1009">Either way you look at it, comparing animal suffering to human suffering is just plain ludicrous.</text:span><text:bookmark-end text:name="__RefHeading___Toc18891_1207239416"/></text:h>
        <text:p text:style-name="P222">I wager you only consider it ludicrous because you fully accept that animal killing is normal, because that is the <text:span text:style-name="T1475">general view of the</text:span> society you have grown up in. Traditionally speaking, most people that grew up in a society where slavery was considered normal and mostly went unquestioned would have thought that comparing slaves to nonslaves was ludicrous too. Many men thought it ludicrous that women should </text:p>
        <text:p text:style-name="P376"><draw:frame draw:style-name="fr3" draw:name="Frame139" text:anchor-type="paragraph" svg:x="5.681cm" svg:y="4.078cm" svg:width="6.359cm" draw:z-index="470"><draw:text-box fo:min-height="4.764cm"><text:p text:style-name="P27"><text:span text:style-name="Strong_20_Emphasis"><text:span text:style-name="T185">“Compassion hurts. When you feel connected to everything, you also feel responsible for everything. And you cannot turn away. Your destiny is bound with the destinies of others. You must either learn to carry the Universe or be crushed by it. You must grow strong enough to love the world, yet empty enough to sit down at the same table with its worst horrors.” - Andrew Boyd</text:span></text:span></text:p></draw:text-box></draw:frame>ever be given the vote; they'd never had it before, why give it to them at all? It's the same mentality, just a different victim. I grew up in a world where I also never questioned the role we force animals to play as food <text:span text:style-name="T1010">items.</text:span> However, at a certain point I woke up and realized that I wanted no part of it, and <text:span text:style-name="T1568">saw </text:span>it was fully conceivable to live my life without ever directly participating in animal exploitation. Violence is always violence, doesn't matter who the victim is, or what shape size and texture they are. If it's unnecessary, then why support it? Why do you consider it acceptable to kill an animal <text:span text:style-name="T1568">but</text:span> not a human? What is the fundamental difference that makes one act acceptable and the other abhorrent?</text:p>
        <text:p text:style-name="P213">I often begin by answering this kind of response with <text:span text:style-name="T1591">precisely</text:span> <text:span text:style-name="T1568">this</text:span> question, and thus far have never been given a rational answer to it. Mostly it is replied to with anger, aggression and ridicule: <text:span text:style-name="T14">Goddamit, they're animals you fool, </text:span><text:span text:style-name="T45">It's the food chain, </text:span><text:span text:style-name="T14">can't you get that through your thick skull!</text:span> <text:span text:style-name="T1018">F</text:span>rankly, no I can't, and should I push for more details, <text:span text:style-name="T1147">rarely are they</text:span> forthcoming, the most I've ever gotten is: <text:span text:style-name="T14">Well, if you can't see it for yourself, then you're a bigger idiot than I thought.</text:span><text:span text:style-name="T137"> </text:span></text:p>
        <text:h text:style-name="P700" text:outline-level="4"><text:bookmark-start text:name="__RefHeading___Toc69972_539180447"/><text:span text:style-name="T1294">38</text:span>. <text:span text:style-name="T1319">Well, I'm a freegan</text:span><text:span text:style-name="T1319"><text:note text:id="ftn33" text:note-class="endnote"><text:note-citation>33</text:note-citation><text:note-body><text:p text:style-name="Endnote">“<text:span text:style-name="T1320">Freeganism”, </text:span><text:span text:style-name="T60">Wikipedia</text:span><text:span text:style-name="T1320">, Accessed November 11, 2015, <text:s/></text:span><text:a xlink:type="simple" xlink:href="https://en.wikipedia.org/wiki/Freeganism" text:style-name="Internet_20_link" text:visited-style-name="Visited_20_Internet_20_Link">https://en.wikipedia.org/wiki/Freeganism</text:a><text:span text:style-name="T822"> </text:span></text:p></text:note-body></text:note></text:span><text:span text:style-name="T1319"> and only eat meat and animal products I find discarded.</text:span><text:bookmark-end text:name="__RefHeading___Toc69972_539180447"/></text:h>
        <text:p text:style-name="P286"><text:span text:style-name="T1320">Great, there's certainly a lot to be admired about freeganism, and the sound principles of its philosophy in many ways echo those of Eden Fruitariansim, you're recognisably a free thinking spirit and doing much to break free of society, I'd say vegans and the world in general stand to benefit greatly by studying and practising this philosophy. However, you are really doing yourself a disservice if in your admired practice of dumpster diving you choose to eat discarded animal products; clearly unsuitable food choices no matter your philosophy. I feel sure you must know this already, but many, if not most, freegans actually fully embrace the philosophy of veganism already, consciously choosing not to consume animal products even when discarded, indeed the word freegan is compounded from </text:span><text:span text:style-name="T60">free</text:span><text:span text:style-name="T1320"> and </text:span><text:span text:style-name="T60">vegan</text:span><text:span text:style-name="T60"><text:note text:id="ftn34" text:note-class="endnote"><text:note-citation>34</text:note-citation><text:note-body><text:p text:style-name="Endnote">“<text:span text:style-name="T1321">What’s a Freegan?”, freegan.info, Accessed Nov 11, 2015, </text:span><text:a xlink:type="simple" xlink:href="http://freegan.info/" text:style-name="Internet_20_link" text:visited-style-name="Visited_20_Internet_20_Link"><text:span text:style-name="T1321">http://freegan.info</text:span></text:a><text:span text:style-name="T1321"> </text:span></text:p></text:note-body></text:note></text:span><text:span text:style-name="T160">!</text:span></text:p>
        <text:p text:style-name="P214"><text:soft-page-break/><text:span text:style-name="T137">By eating discarded animal products, even though not directly financing their misery and immoral incarcerations, one still reinforces the </text:span><text:span text:style-name="T163">notion</text:span><text:span text:style-name="T137"> that animal remains are valid food choices, and one still consumes unhygienic products of misery </text:span><text:span text:style-name="T163">and oppression </text:span><text:span text:style-name="T137">that will surely have their negative effect on one's physiological and psychological well being. </text:span><text:span text:style-name="T164">Ask yourself the question, if it were human remains that you discovered in a trash can, or a cake with human fat or breast milk from exploited women as an ingredient, would you shrug your shoulders, take a piece and eat it? If not why would you do so with animal remains, or a cake with animal fat? As a free thinking freegan, legality or illegality should have no bearing on your answer other than to assert allegiance to an authority or mindset you clearly otherwise oppose.</text:span></text:p>
        <text:h text:style-name="P695" text:outline-level="4"><text:bookmark-start text:name="__RefHeading__22237_1644592526"/>3<text:span text:style-name="T1320">9</text:span>. It's OK for you to be vegan but feeding your child like that is abuse. You don't give them a choice.<text:bookmark-end text:name="__RefHeading__22237_1644592526"/></text:h>
        <text:p text:style-name="P190"><draw:frame draw:style-name="fr3" draw:name="Frame116" text:anchor-type="paragraph" svg:x="7.375cm" svg:y="1.533cm" svg:width="4.665cm" draw:z-index="189"><draw:text-box fo:min-height="0.871cm"><text:p text:style-name="P27"><text:span text:style-name="Strong_20_Emphasis"><text:span text:style-name="T185">“Never impose on others what you would not choose for yourself.” - Confucius</text:span></text:span></text:p></draw:text-box></draw:frame>Is that so? Go home and tell your children all the facts and the history of their food, take them to visit a slaughterhouse, or simpler still, persuade them to sit down and watch Earthlings<text:note text:id="ftn35" text:note-class="endnote"><text:note-citation>35</text:note-citation><text:note-body><text:p text:style-name="Endnote"><text:soft-page-break/>Sheeplecorporation, “The 'Earthlings' video”, <text:span text:style-name="T14">youtube video</text:span>, April 17, 2011, <text:a xlink:type="simple" xlink:href="https://www.youtube.com/watch?v=19eBAfUFK3E" text:style-name="Internet_20_link" text:visited-style-name="Visited_20_Internet_20_Link">https://www.youtube.com/watch?</text:a><text:a xlink:type="simple" xlink:href="https://www.youtube.com/watch?v=19eBAfUFK3E" text:style-name="Internet_20_link" text:visited-style-name="Visited_20_Internet_20_Link">v=19eBAfUFK3E</text:a> </text:p></text:note-body></text:note> with you. What food do you think your child will opt for afterwards?</text:p>
        <text:p text:style-name="P190">If you really consider yourself as a member of a physiological omnivore species, then like every other good omnivore parent, <text:span text:style-name="T1030">merciless hunter and provider, </text:span>you should be teaching your children how to kill, not ashamedly hiding the facts from both yourself and them!</text:p>
        <text:p text:style-name="P206">That said and done, <text:span text:style-name="T14">not giving a child a choice</text:span> in certain matters is a common and valid choice all parents make at times. We are of course guardians of our children, and it is up to <text:span text:style-name="T1578">every</text:span> parent to decide what the healthiest and most valid choices are for <text:span text:style-name="T1578">their</text:span> children, regardless of what they themselves may <text:span text:style-name="T1148">sometimes</text:span> think or desire. There is nothing inherently wrong in withholding or prohibiting certain things from a child's life, after all I think most nonvegans would agree to not allow their children to smoke cigarettes should that happen to be their desire. <text:span text:style-name="T1148">Vegan parents do no less when they forbid their children to eat animal products which they consider as inappropriate for one's health as tobacco smoking.</text:span></text:p>
        <text:h text:style-name="P720" text:outline-level="4"><text:bookmark-start text:name="__RefHeading___Toc13690_1165607361"/><text:soft-page-break/><text:span text:style-name="T1320">40</text:span>. <text:span text:style-name="T1018">Well, </text:span>I heard about a vegan couple who fed their child vegan food <text:span text:style-name="T1610">who consequently</text:span> died.<text:bookmark-end text:name="__RefHeading___Toc13690_1165607361"/></text:h>
        <text:p text:style-name="P548"><draw:frame draw:style-name="fr3" draw:name="Frame8" text:anchor-type="paragraph" svg:x="6.579cm" svg:y="4.909cm" svg:width="5.461cm" draw:z-index="390"><draw:text-box fo:min-height="2.764cm"><text:p text:style-name="P27"><text:span text:style-name="Strong_20_Emphasis"><text:span text:style-name="T185">“Some folks insist that believing in animal rights is like a religion. But religion asks followers to believe in things nobody can see, while animal rights advocates ask followers to see things nobody wants to believe.” - Craig Burton</text:span></text:span></text:p></draw:text-box></draw:frame><text:span text:style-name="T1148">Sorry?</text:span> <text:span text:style-name="T1148">Y</text:span>ou're pounc<text:span text:style-name="T1148">ing</text:span> on a singular case of a vegan child dying, and claim<text:span text:style-name="T1519">ing</text:span> it as proof that a vegan diet doesn't work? What about all those <text:span text:style-name="T1034">nonvegan</text:span> <text:span text:style-name="T1034">kids</text:span> who die in hospitals all over the world every single day; many of them from diet related issues? What about the countless number of children who die of starvation on a daily basis, while we feed animals far more food than it would take to fully eradicate human hunger issues? And meanwhile you cry that you care more about human issues than you do about animal issues. Of course there will be an occasional case of a vegan child dying, that's just plain obvious, but by no means evidence that veganism is inherently life-threatening!</text:p>
        <text:h text:style-name="P695" text:outline-level="4"><text:bookmark-start text:name="__RefHeading__22239_1644592526"/><text:span text:style-name="T1294">41</text:span><text:bookmark-start text:name="__DdeLink__15535_640674125"/>. Veganism is like a religion!<text:bookmark-end text:name="__RefHeading__22239_1644592526"/></text:h>
        <text:p text:style-name="P207">I admit<text:bookmark-end text:name="__DdeLink__15535_640674125"/> there are some similarities. It's a movement with many followers that would like for more people to join, but that just about describes any movement, whether it be political, religious or sports orientated, or whatever. Beyond that aspect, I see few similarities to a religion. Vegans come from all manner of religious backgrounds, Christianity, <text:span text:style-name="T1148">Hinduism</text:span>, Buddhism, Islam, you name it, there are even atheist vegans. Some have profound belief in eternal souls, after lives, and reincarnation, while others believe that there is nothing beyond the frontier of death. Veganism doesn't have a head figure that we all bow down to and worship, it doesn't focus on the inherently unknown and unprovable. It focuses on doing less harm and <text:span text:style-name="T120">not</text:span> ignoring the facts. The one thing we all have in common, that is all the genuine vegans, and not just the passing dietary fad ones, is that we want no part in the unfathomably exploitative system that regards animals purely as commodities.</text:p>
        <text:p text:style-name="P190">Veganism is simply a response to a world which <text:span text:style-name="T1519">evolves around</text:span> exploitation and anaemic excuses attempting justification of <text:span text:style-name="T1519">it,</text:span> or the sugar coating of it to make it seem somehow normal. It's goal is not for the vegan movement to have billions of members <text:span text:style-name="T1030">all wearing the vegan badge,</text:span> but for there to be no more need for the vegan movement because people have woken up to the harm they are doing, and made a conscious effort to no longer participate.</text:p>
        <text:p text:style-name="P190"><draw:frame draw:style-name="fr3" draw:name="Frame208" text:anchor-type="paragraph" svg:x="5.994cm" svg:y="3.05cm" svg:width="6.047cm" draw:z-index="307"><draw:text-box fo:min-height="2.051cm"><text:p text:style-name="P27"><text:span text:style-name="Strong_20_Emphasis"><text:span text:style-name="T185">“When we turn to the protection of animals, we sometimes hear it said that we ought to protect men first and animals afterwards. By condoning cruelty to animals, we perpetuate the very spirit which condones cruelty to men” - Henry Salt</text:span></text:span></text:p></draw:text-box></draw:frame><text:soft-page-break/>In this way, it is more similar to the <text:span text:style-name="T1031">anti-slavery or </text:span>anti-nuclear movement<text:span text:style-name="T1031">s</text:span>, or anti-fracking or anti-<text:span text:style-name="T1148">war</text:span>. We recognise a transgression, maltreatment, unfairness, and want an end to it. Once <text:span text:style-name="T1031">these are</text:span> ended, there will be no anti-nuclear movement, <text:span text:style-name="T1031">no anti-apartheid, </text:span>no anti-fracking facebook pages, no need to protest <text:span text:style-name="T1148">war</text:span> and no vegan society. That is the ultimate goal. Of course, the difference with veganism is that we can all make a difference; and for each one of us that does so, we are effectively making it an easier cause to fight for.</text:p>
        <text:p text:style-name="P190">On the other hand, <text:span text:style-name="T1311">the</text:span> belief that it's morally acceptable for the lamb to be fattened <text:span text:style-name="T1311">t</text:span>o feast upon, was implanted in our brain<text:span text:style-name="T1311">s</text:span> at an early age, before <text:span text:style-name="T1311">we</text:span> were able to think for oursel<text:span text:style-name="T1311">ves</text:span>. Not unsurprisingly, this is how the bulk of religious movements gain their followers. They push beliefs so fundamental to who we think we are, that any number of crazy justifications are created to validate them. When cornered for rational reasons for allowing such beliefs, you'll even hear things as nonsensical as “It's right because I know it!”. Such beliefs are continuously being bolstered by the fact that those surrounding you share that same inane, <text:span text:style-name="T1031">insane</text:span> belief. So maybe you're the one that is in a cult, <text:span text:style-name="T1519">a zombie flesh eating one, </text:span>and I'm here to bust you out of it!</text:p>
        <text:h text:style-name="P695" text:outline-level="4"><text:bookmark-start text:name="__RefHeading__22382_1644592526"/><text:span text:style-name="T1045">42</text:span>. God put the animals here for us to eat. - <text:span text:style-name="T1513">They have no soul.</text:span><text:bookmark-end text:name="__RefHeading__22382_1644592526"/></text:h>
        <text:p text:style-name="P190"><draw:frame draw:style-name="fr3" draw:name="Frame499" text:anchor-type="paragraph" svg:x="6.426cm" svg:y="1.76cm" svg:width="5.563cm" draw:z-index="363"><draw:text-box fo:min-height="1.803cm"><text:p text:style-name="P30"><text:span text:style-name="Strong_20_Emphasis"><text:span text:style-name="T650">From beasts we scorn as soulless,</text:span></text:span></text:p><text:p text:style-name="P30"><text:span text:style-name="Strong_20_Emphasis"><text:span text:style-name="T650">In forest, field and den,</text:span></text:span></text:p><text:p text:style-name="P30"><text:span text:style-name="Strong_20_Emphasis"><text:span text:style-name="T650">The cry goes up to witness</text:span></text:span></text:p><text:p text:style-name="P30"><text:span text:style-name="Strong_20_Emphasis"><text:span text:style-name="T650">The soullessness of men.</text:span></text:span></text:p><text:p text:style-name="P30"><text:span text:style-name="Strong_20_Emphasis"><text:span text:style-name="T650">- M. Frida Hartley</text:span></text:span></text:p></draw:text-box></draw:frame>Do you not think that the good Lord would want for you to show compassion and mercy to helpless animals? If you are out walking, and you come across a trapped animal, wouldn't your true compassionate nature want for you to free that animal, <text:span text:style-name="T1391">t</text:span>o help <text:span text:style-name="T1391">him or her</text:span>?</text:p>
        <text:p text:style-name="P190">OR are you saying that your instincts would immediately opportunistically think: <text:span text:style-name="T14">Aha, food, now where did I put my pro-tractable claws?</text:span> Because if you are, there is no way I am going to believe you.</text:p>
        <text:p text:style-name="P190">Each time <text:span text:style-name="T1338">someone </text:span>purchase<text:span text:style-name="T1338">s</text:span> animal products <text:span text:style-name="T1338">they</text:span> fight <text:span text:style-name="T1338">their</text:span> true nature, <text:span text:style-name="T1338">their</text:span> true instincts which are compassionate, not indifferent, <text:soft-page-break/>not hateful, but <text:span text:style-name="T1338">full of empathy and concern</text:span>, this is the true way of the lord<text:note text:id="ftn36" text:note-class="endnote"><text:note-citation>36</text:note-citation><text:note-body><text:p text:style-name="P586">Denis Giron, “Vegetarianism in the Bible”, <text:span text:style-name="T14">The Nazarene Way</text:span>, Accessed August 31, 2015, <text:a xlink:type="simple" xlink:href="http://www.thenazareneway.com/biblical_%20vegetarianism_denis_giron.htm" text:style-name="Internet_20_link" text:visited-style-name="Visited_20_Internet_20_Link"><text:span text:style-name="T14">http://www.thenazareneway.com/biblical_%20vegetarianism_denis_giron.htm</text:span></text:a> </text:p></text:note-body></text:note>, to love our fellow earthlings, not to bully, chase, pounce, capture and tear them asunder. That is why the fruit of the trees is there, so we don't have to harm others to live. Please read Genesis 1:29, and realise that if God had known just how low we might sink, <text:span text:style-name="T1519">s</text:span>he may also have added an eleventh commandment: </text:p>
        <text:p text:style-name="P190">“Though shalt not use God as an excuse to oppress, harm or terminate the lives of others.”</text:p>
        <text:h text:style-name="P718" text:outline-level="4"><text:bookmark-start text:name="__RefHeading__22430_1644592526"/><text:span text:style-name="T1018">43</text:span>. I respect the fact that you believe in a cause and care to protect beings that cannot protect themselves, but I think unborn babies are a much higher priority over animals.<text:bookmark-end text:name="__RefHeading__22430_1644592526"/></text:h>
        <text:p text:style-name="P190"><draw:frame draw:style-name="fr3" draw:name="Frame107" text:anchor-type="paragraph" svg:x="5.53cm" svg:y="1.63cm" svg:width="6.511cm" draw:z-index="306"><draw:text-box fo:min-height="3.949cm"><text:p text:style-name="P94">“Standing up for children is expected, it is morally the right thing to do. Advocating for dogs, cats, and wildlife is accepted, it is justifiable to quite a few. So why is speaking out for farm animals extreme, why is it pushing a <text:span text:style-name="T14">point of view</text:span>? Maybe it is time to change this perspective because their lives matter too!” - One Voice for Animal Rights</text:p></draw:text-box></draw:frame>This question takes many forms, people always find something they may consider more important than animal rights issues: could be feminism, or racial prejudice, or exposing government corruption, or opposing immoral but otherwise lawful punishment of drug usage, or many other issues.</text:p>
        <text:p text:style-name="P190">I understand too that you feel it more important to protect unborn children over animals, that is your choice I have no issue with. However not harming children and not harming animals are not the least bit mutually exclusive issues. It will cost you no more to not harm animals (which you do every time you choose to purchase an animal product.).</text:p>
        <text:p text:style-name="P190"><draw:frame draw:style-name="fr3" draw:name="Frame137" text:anchor-type="paragraph" svg:x="7.874cm" svg:y="1.448cm" svg:width="4.179cm" draw:z-index="68"><draw:text-box fo:min-height="2.32cm"><text:p text:style-name="P27"><text:span text:style-name="Strong_20_Emphasis"><text:span text:style-name="T185">“Sometimes I think humans have a common sense that completely defies logic.” - Author</text:span></text:span></text:p></draw:text-box></draw:frame>If I met someone abusing a cat, and I were to tell them there is no reason <text:span text:style-name="T1591">to</text:span> <text:span text:style-name="T1519">hit the </text:span>cat you know, and they <text:span text:style-name="T1519">were to </text:span>repl<text:span text:style-name="T1519">y</text:span>: <text:span text:style-name="T14">Well, I respect that you don't want the cat beaten, but I care more about newborns</text:span>, should I take such a response seriously?</text:p>
        <text:p text:style-name="P190">Funnily enough after writing this response here in my book, someone asked me more or less the same question on facebook, I responded by cutting and pasting this, with minor edits of course, and his response was:</text:p>
        <text:p text:style-name="P225"><text:soft-page-break/>I agree that we should have compassion in all living things. It's a matter of what are the most important issues. People created in the image of God being brought back into relationship with God is paramount.</text:p>
        <text:p text:style-name="P190">I replied: So you are agreeing that we <text:span text:style-name="T14">should</text:span> have compassion for living beings, but you wont because God is more important? That makes no sense. Don't you think God would want for you to do what you <text:span text:style-name="T14">should</text:span> do? Isn't part of regaining a relationship with God about doing what "should be done"? About being good examples in the Lord's name and leading a righteous path that seeks to be more compassionate and less harmful toward the world and its inhabitants? Or do you think the Lord would rather you be cruel and indifferent toward his creatures??</text:p>
        <text:p text:style-name="P190"><draw:frame draw:style-name="fr3" draw:name="Frame410" text:anchor-type="paragraph" svg:x="7.37cm" svg:y="4.015cm" svg:width="4.671cm" draw:z-index="200"><draw:text-box fo:min-height="3.949cm"><text:p text:style-name="P27"><text:span text:style-name="Strong_20_Emphasis"><text:span text:style-name="T185">“Everyone suffers, we're all caught in a vicious circle of anguish and distress, passed on from abused generation to abused generation. The only way out is to recognise the abuse, and step away from it.” - Author</text:span></text:span></text:p></draw:text-box></draw:frame>I am not saying there are not more important issues, what I am saying is all you have to do is stop buying products of animal abuse. It's <text:span text:style-name="T1032">just </text:span>like with the man abusing the cat who says I know abusing the cat is not right, but I think my relationship with God is more important. It is an irrational response. Becoming vegan will not suddenly take up extra hours you haven't got, just like not hitting the cat will not take up more time than hitting the cat. In fact, <text:span text:style-name="T1520">just as with the cat-abuser, </text:span>the reverse will be true, as vegan foods often require less preparation than nonvegan foods, especially once one understand<text:span text:style-name="T1032">s</text:span> the benefits of not cooking!</text:p>
        <text:p text:style-name="P190">I also don't think you are being completely honest with how you feel, and to demonstrate that, I'd like to give an example. If you are out walking, let's say on your way to church or prayer group, and you come across a wounded baby squirrel. I am guessing as a compassionate person, you will want to pick the creature up and figure out how to care for <text:span text:style-name="T1391">him or her</text:span>. You <text:span text:style-name="T1520">might well</text:span> do this, even if it meant skipping church, because you <text:span text:style-name="T1520">might</text:span> prioritise the animal's life, knowing that the Lord would agree you were doing the right thing. Thus you <text:span text:style-name="T1520">might</text:span> willingly give your time to an animal in need. <text:span text:style-name="T1520">Y</text:span>et, becoming vegan, which takes <text:span text:style-name="T14">no</text:span> extra time at all, you will argue your right to harm animals because cultivating a relationship with God is more important? I hope you can see, that makes little sense, the two behaviours are morally <text:soft-page-break/><text:span text:style-name="T1149">oppositional</text:span>, from two very different people; Jekyll and Hyde. If you can't recognise that, you will never know which one to be.</text:p>
        <text:p text:style-name="P190">No response was ever forthcoming. </text:p>
        <text:h text:style-name="P721" text:outline-level="4"><text:bookmark-start text:name="__RefHeading___Toc18852_1207239416"/><text:span text:style-name="T1009">44</text:span>. <text:span text:style-name="T1005">Surely someone living with a more </text:span><text:span text:style-name="T16">back to nature</text:span><text:span text:style-name="T1005"> type lifestyle, where they hunt their own food, is having far less of an impact than any city dwelling, junk food eating vegan?</text:span><text:bookmark-end text:name="__RefHeading___Toc18852_1207239416"/></text:h>
        <text:p text:style-name="P191"><draw:frame draw:style-name="fr3" draw:name="Frame397" text:anchor-type="paragraph" svg:x="7.729cm" svg:y="3.083cm" svg:width="4.311cm" draw:z-index="194"><draw:text-box fo:min-height="3.949cm"><text:p text:style-name="P35"><text:span text:style-name="Strong_20_Emphasis"><text:span text:style-name="T185">“</text:span></text:span><text:span text:style-name="Strong_20_Emphasis"><text:span text:style-name="T189">Your perception of meat being </text:span></text:span><text:span text:style-name="Strong_20_Emphasis"><text:span text:style-name="T730">nice</text:span></text:span><text:span text:style-name="Strong_20_Emphasis"><text:span text:style-name="T189"> is blurred by the likely fact that you are excluded from </text:span></text:span><text:span text:style-name="Strong_20_Emphasis"><text:span text:style-name="T190">participating in, or even</text:span></text:span><text:span text:style-name="Strong_20_Emphasis"><text:span text:style-name="T189"> witnessing the untimely mortal demise of the animal</text:span></text:span><text:span text:style-name="Strong_20_Emphasis"><text:span text:style-name="T190">s</text:span></text:span><text:span text:style-name="Strong_20_Emphasis"><text:span text:style-name="T189"> you </text:span></text:span><text:span text:style-name="Strong_20_Emphasis"><text:span text:style-name="T190">gluttonously </text:span></text:span><text:span text:style-name="Strong_20_Emphasis"><text:span text:style-name="T726">devour</text:span></text:span><text:span text:style-name="Strong_20_Emphasis"><text:span text:style-name="T189">.</text:span></text:span><text:span text:style-name="Strong_20_Emphasis"><text:span text:style-name="T185">” - Author</text:span></text:span></text:p></draw:text-box></draw:frame>You know, you have a point there, that may actually be true. It is however a completely biased and unbalanced comparison. By all means compare the vegans in the city with the meat eaters and milk drinkers in the city, But if you are going to compare any vegans with the back to nature hunters you envisage, then surely you should be comparing the back to nature vegans with them, not the city vegans. Compare them to the vegans who stick to their land, minding their own business growing their own produce using vegaculture techniques. </text:p>
        <text:p text:style-name="P191"><text:span text:style-name="T1008">Like many of the other counterarguments listed here, this one also takes on many guises, for example, I've heard it said that catching local fish from a stream is better than eating Fuji apples from Japan or irradiated cherries all the way from Timbuktu. Again, this argument is biased and lopsided though. Of course there is always room for improvement, but why not compare the local village fisherman with the village vegan with his own allotment, or the one who in his small backyard grows many of his own foods? Compare the Fuji Apple buying vegan to the average town nonvegan, and I think from an ecoperspective you will likely find that the vegan is now faring considerably better. I'd wager that the local fisherman just referred to, also on occasion goes out and buys himself a Fuji apple! </text:span>If you must make comparisons, please make them fair; not ludicrous extremities!</text:p>
        <text:h text:style-name="P722" text:outline-level="4"><text:bookmark-start text:name="__RefHeading___Toc14549_1685354461"/><text:span text:style-name="T1005">45</text:span>. <text:span text:style-name="T1049">It's just their karma, it's their life experience.</text:span><text:bookmark-end text:name="__RefHeading___Toc14549_1685354461"/></text:h>
        <text:p text:style-name="P201">Anyone wielding the concept of karma as an excuse to turn a blind eye to the suffering of others, or in the case of animals to contribute towards their suffering, is showing what appears to me to be a complete lack of understanding of what karma is really all about. It's like giving one's thumbs up towards war, with the attitude that the victims of it are clearly just paying off some cosmic justice karma, <text:soft-page-break/>merely experiencing life in the way that they <text:span text:style-name="T1050">currently </text:span>need to experience it. <text:span text:style-name="T1050">It's of utmost importance for one to understand that by voluntarily contributing to the suffering and misery of another, or by not taking action to reduce or alleviate that suffering when possible, then this will in turn unavoidably also incur more karmic debt of one's own, thus ultimately only lead to bringing more suffering into this world. </text:span></text:p>
        <text:p text:style-name="P201"><draw:frame draw:style-name="fr3" draw:name="Frame97" text:anchor-type="paragraph" svg:x="7.98cm" svg:y="5.607cm" svg:width="4.06cm" draw:z-index="265"><draw:text-box fo:min-height="2.32cm"><text:p text:style-name="P27"><text:span text:style-name="Strong_20_Emphasis"><text:span text:style-name="T185">Q: Do zombies eat flesh with their fingers?</text:span></text:span></text:p><text:p text:style-name="P27"><text:span text:style-name="Strong_20_Emphasis"><text:span text:style-name="T98">A: No, they eat the fingers separately!</text:span></text:span></text:p></draw:text-box></draw:frame><text:span text:style-name="T1050">Even if there is some kind of cosmic fairness to everything that every living being experiences, this is no excuse to avoid empathising and practising compassion. After all, if the victim were a human, a child in an abusive home being verbally, physically and sexually abused, would you simply take the attitude that it is just that child's karma, and therefore do nothing to prevent further abuse? Let the universe take care of karmic accounts, it doesn't need our help in doing so, this is </text:span><text:span text:style-name="T22">not</text:span><text:span text:style-name="T1050"> our role, contributing to anyone's misery while holding the perverted perspective that you're somehow a karmic accountant and thus everything you do, regardless of the harm it incurs, is virtuous, will surely only add to your own cosmic karma account, and lead to more of your own suffering.</text:span></text:p>
        <text:h text:style-name="P718" text:outline-level="4"><text:bookmark-start text:name="__RefHeading__24308_1389807210"/><text:span text:style-name="T1005">46</text:span>. I eat animals because I am hungry.<text:bookmark-end text:name="__RefHeading__24308_1389807210"/></text:h>
        <text:p text:style-name="P190">Come on, now you are just being plain silly. This makes about as much sense as someone saying I drink blood because I am thirsty. You are no more a zombie <text:span text:style-name="T1300">flesh eater</text:span>, than you are a vampire, stop pretending to be one!</text:p>
        <text:p text:style-name="P357">Mullah Nasruddin looked up from the book he was reading, <text:span text:style-name="T73">Destination Eden</text:span><text:span text:style-name="T11"><text:note-ref text:note-class="endnote" text:reference-format="text" text:ref-name="ftn2">2</text:note-ref></text:span><text:span text:style-name="T1481">, </text:span>and proclaimed: “I just realised that even vampires surely like some fruit.. Like blood oranges, and <text:span text:style-name="T1503">n</text:span>eck-tarines.”</text:p>
        <text:h text:style-name="P723" text:outline-level="4"><text:bookmark-start text:name="__RefHeading___Toc18864_1207239416"/><text:span text:style-name="T1005">47</text:span>. <text:span text:style-name="T1006">If animals weren't meant to be eaten, then why are they made of meat?</text:span><text:bookmark-end text:name="__RefHeading___Toc18864_1207239416"/></text:h>
        <text:p text:style-name="P192">What is it you think humans are made of? Are you suggesting humans should be fair game to<text:span text:style-name="T1007">o</text:span>?</text:p>
        <text:h text:style-name="P718" text:outline-level="4"><text:bookmark-start text:name="__RefHeading__19951_493812775"/><text:span text:style-name="T1003">48</text:span>. What's the big deal, we all have to die someday!<text:bookmark-end text:name="__RefHeading__19951_493812775"/></text:h>
        <text:p text:style-name="P193">To be sure, we must all sooner or later shuffle off our mortal coils, there is no escaping that final kick of the bucket. However, personally, I would much rather my last breaths be peaceful, conscious ones, as <text:soft-page-break/>opposed to ones of mind numbing fear. I'd rather exit the stage having knowingly lived my life free of oppression, torture and torment. I can only assume you share these same sentiments?</text:p>
        <text:p text:style-name="P193"><draw:frame draw:style-name="fr3" draw:name="Frame135" text:anchor-type="paragraph" svg:x="6.406cm" svg:y="0.54cm" svg:width="5.634cm" draw:z-index="425"><draw:text-box fo:min-height="1.748cm"><text:p text:style-name="P27"><text:span text:style-name="Strong_20_Emphasis"><text:span text:style-name="T185">“I hold that the more helpless a creature, the more entitled it is to protection by man from the cruelty of man.” - Mahatma Gandhi</text:span></text:span></text:p></draw:text-box></draw:frame>Even if there are times when I may be forced by circumstance, and other unforeseen causes, to not live as freely as I would choose, I like to think I<text:span text:style-name="T1338">'</text:span>m wise enough to not consciously wish the same misfortune upon others. I certainly would not wish to be the instigator of another's oppression, and there can be no doubt, we all play the role of oppressor each time we sit down to a plate of butchered animal <text:span text:style-name="T1153">remains</text:span>. So although physical death may indeed be unavoidable, the same cannot be said for brutal slaying, and to argue indifference to the forced oppression of others when it is so clear that <text:span text:style-name="T1153">we </text:span>oursel<text:span text:style-name="T1153">ves</text:span> would be up in arms were such treatment to be forced upon <text:span text:style-name="T1153">us</text:span> or our loved ones, unveils our own <text:span text:style-name="T1153">spiritless</text:span> disregard for the lives of others, <text:span text:style-name="T1153">and a lamentable level of estrangement from love</text:span>.</text:p>
        <text:h text:style-name="P718" text:outline-level="4"><text:bookmark-start text:name="__RefHeading__19953_493812775"/>4<text:span text:style-name="T1320">9</text:span>. <text:span text:style-name="T1006">Dude, </text:span>I agree with you, I eat only a little meat once a month or so. <text:bookmark-end text:name="__RefHeading__19953_493812775"/></text:h>
        <text:p text:style-name="P190"><draw:frame draw:style-name="fr3" draw:name="Frame32" text:anchor-type="paragraph" svg:x="6.78cm" svg:y="2.187cm" svg:width="5.26cm" draw:z-index="421"><draw:text-box fo:min-height="3.637cm"><text:p text:style-name="P27"><text:span text:style-name="Strong_20_Emphasis"><text:span text:style-name="T185">“Animal rights, to me, is quite simply respecting animals as the sentient beings that they are. This means that they are on this earth for their own reasons, not ours. That they have their own self interests just as humans do, and in so much as they do, they should be respected for that, and left alone.” - Harold Brown</text:span></text:span></text:p></draw:text-box></draw:frame><text:span text:style-name="T1006">Dude, e</text:span>ating a little meat doesn't make the animal just a little dead. If you have already cut out animal products to such an extent, why not do so entirely, you can't seriously be agreeing with me if you still choose, even if only once in a blue moon, to support animal incarceration and their bloody murders.</text:p>
        <text:p text:style-name="P190">Try to look at it this way, and maybe you will see why I am not overly impressed. Imagine we live in a world of spouse beaters, where spouse beating is considered normal. Now, Imagine my message was to not beat your spouse, which indeed, in the absurd case of such a worldly scenario, <text:span text:style-name="T1520">I'd like to think it </text:span>would be too. OK, once you've got that vision, imagine you are a spouse beater, and I have convinced you that it's wrong, and you tell me, “You know <text:span text:style-name="T1592">M</text:span>ango, you are absolutely right, we shouldn't beat our spouses (spice?), that's why I only beat my spouse on my birthday now, and at Christmas, and during special <text:soft-page-break/>occasions or if we get invited around to <text:span text:style-name="T1482">my</text:span> parents”. </text:p>
        <text:p text:style-name="P190">Do I need to say more?</text:p>
        <text:h text:style-name="P724" text:outline-level="4"><text:bookmark-start text:name="__RefHeading___Toc24873_861154302"/><text:span text:style-name="T1320">50</text:span>. I agree with you, <text:span text:style-name="T1305">what you say makes sense, I really want to go vegan but unfortunately I just don't have time to do that at the moment.</text:span><text:bookmark-end text:name="__RefHeading___Toc24873_861154302"/></text:h>
        <text:p text:style-name="P209">Unless you're life is so busy and you feel totally reliant on the convenience of takeaway foods, in which case you are certainly doing yourself a disfavour, going vegan really need not take up any extra time in your life. More sensible people will likely choose to prepare most of their own food though, and in general, preparing vegan meals takes up no more time than preparing conventional animal centric meals. The shopping too need not be any lengthier than the shopping of the average shod omnivore. There's really no reason to delay, if you genuinely agree with the philosophy of veganism, you have a moral duty to embrace it whole heartedly immediately. Remember this is not a diet, the lives of others depend on you making the right choice, until you understand that, and act upon it, you cannot really claim to agree with what I'm saying.</text:p>
        <text:h text:style-name="P718" text:outline-level="4"><draw:frame draw:style-name="fr3" draw:name="Frame102" text:anchor-type="paragraph" svg:x="6.69cm" svg:y="0.679cm" svg:width="5.35cm" draw:z-index="423"><draw:text-box fo:min-height="1.815cm"><text:p text:style-name="P130">“Cows are ex<text:span text:style-name="T1308">ceptionally</text:span> gentle, loving <text:span text:style-name="T1307">beings</text:span> <text:span text:style-name="T1306">who</text:span> form strong bonds with <text:span text:style-name="T1308">their family and friends</text:span>. Separating <text:span text:style-name="T1154">any </text:span>mother <text:span text:style-name="T1155">from her</text:span> <text:span text:style-name="T1154">child,</text:span> as is routine practise <text:span text:style-name="T1154">within</text:span> the dairy industry, inflicts upon <text:span text:style-name="T1155">both</text:span> a cruelty beyond words.” - Author</text:p></draw:text-box></draw:frame><text:bookmark-start text:name="__RefHeading__27115_1411410188"/><text:span text:style-name="T1305">51</text:span>. What about dairy? You don't have to kill the animal to get dairy!<text:bookmark-end text:name="__RefHeading__27115_1411410188"/></text:h>
        <text:p text:style-name="P190">Dairy produce is just as entrenched in the dark side as flesh produce. Claiming no harm is done shows a complete lack of understanding of the dairy industry. </text:p>
        <text:p text:style-name="P190"><text:span text:style-name="T1155">L</text:span>ust and <text:span text:style-name="T1155">insatiable </text:span>demand for dairy products necessitates the separation of calf and mother, which is fundamental to all forms of dairy farming. This is not only unquestionably traumatic for both parties, but also only really the tip of the iceberg. Male calves, <text:span text:style-name="T1156">unwanted by the dairy industry, are sold onwards and</text:span> are <text:span text:style-name="T1154">rarely permitted to live beyond their first year, they are either raised for beef and slaughtered around 8 months old, or confined to crates where they are unable even to turn around, for a maximum of four to five months and finally butchered for veal</text:span><text:span text:style-name="T1154"><text:note text:id="ftn37" text:note-class="endnote"><text:note-citation>37</text:note-citation><text:note-body><text:p text:style-name="P616">“Cows used for Dairy, Cows used for Meat”, <text:span text:style-name="T14">Farmsanctuary.com</text:span>, Accessed October 5, 2015, <text:a xlink:type="simple" xlink:href="http://www.farmsanctuary.org/learn/factory-farming/dairy/" text:style-name="Internet_20_link" text:visited-style-name="Visited_20_Internet_20_Link">http://www.farmsanctuary.org/learn/factory-farming/dairy/</text:a> </text:p></text:note-body></text:note></text:span>. The female calves are destined to follow in the paths of their mothers, forced pregnant <text:span text:style-name="T1592">(raped) </text:span>from an early age as one year old, and after four or five consecutive yearly pregnancies, <text:span text:style-name="T1309">spent and waning in vitality, </text:span>finally sent to slaughter. If you seriously give a damn about <text:soft-page-break/>what goes on in the dairy industry, I suggest you do some more research. Please start by watching this video<text:note text:id="ftn38" text:note-class="endnote"><text:note-citation>38</text:note-citation><text:note-body><text:p text:style-name="Endnote">“<text:span text:style-name="T844">separation of a baby cow from his mother הפרדת עגל מאימו”, </text:span><text:span text:style-name="T857">YouTube Video,</text:span><text:span text:style-name="T865"> Uploaded July 20, 2007, </text:span><text:a xlink:type="simple" xlink:href="https://www.youtube.com/watch?v=pyjGJkyoFWU&amp;feature=share" text:style-name="Internet_20_link" text:visited-style-name="Visited_20_Internet_20_Link">https://www.youtube.com/watch?v=pyjGJkyoFWU&amp;feature=share</text:a> </text:p></text:note-body></text:note>.</text:p>
        <text:p text:style-name="P210">If you really must drink milk, make it <text:span text:style-name="T1333">one of de many plant based alternatives</text:span>, not <text:span text:style-name="T1332">de</text:span> udder <text:span text:style-name="T1392">one</text:span>!</text:p>
        <text:h text:style-name="P725" text:outline-level="4"><text:bookmark-start text:name="__RefHeading___Toc32598_1684320881"/>52. I work on a small dairy farm, and we love our cows and never abuse them.<text:bookmark-end text:name="__RefHeading___Toc32598_1684320881"/></text:h>
        <text:p text:style-name="P211"><draw:frame draw:style-name="fr3" draw:name="Frame419" text:anchor-type="paragraph" svg:x="6.096cm" svg:y="2.972cm" svg:width="5.95cm" draw:z-index="358"><draw:text-box fo:min-height="3.542cm"><text:p text:style-name="P79"><text:span text:style-name="Strong_20_Emphasis"><text:span text:style-name="T185">“</text:span></text:span><text:span text:style-name="Strong_20_Emphasis"><text:span text:style-name="T270">It's time to grow up, it's time to give up drinking milk from mothers who have been enslaved and brutalised, and confined and had their babies stolen, and had their babies killed, and then they themselves get killed early</text:span></text:span><text:span text:style-name="Strong_20_Emphasis"><text:span text:style-name="T185">” - </text:span></text:span><text:span text:style-name="Strong_20_Emphasis"><text:span text:style-name="T522">Dr. </text:span></text:span><text:span text:style-name="Strong_20_Emphasis"><text:span text:style-name="T270">Will Tuttle</text:span></text:span></text:p></draw:text-box></draw:frame>I've visited small-scale dairy farms in the past, and I simply don't believe that you are speaking the truth. The way I see it, I <text:span text:style-name="T1434">believe you must be either</text:span> so incredibly desensitised that you are unable to recognise the abuse inflicted upon cows, or you are in total denial of the truth. I find it <text:span text:style-name="T1435">astonishingly</text:span> difficult to believe that anyone could work with cows and not recognise how severely distressed they become when their calves are removed from them, <text:span text:style-name="T1435">and then blatantly deny any abuse</text:span>. </text:p>
        <text:p text:style-name="P211">The cows in the fields close to our home become so clearly distraught and agitated during the spring when their babies are stolen from them, they bellow mournfully and pitifully, <text:span text:style-name="T1434">sometimes even for days on end or longer. Although I can understand how town and city folk might mistake their deep and soulful mooing as simply the random mutterings of a farmyard animal, those working with them must surely recognise their anguish and frustration. I suspect this is something you simply do not wish to face as doing so, confronting your own inner demons, is a challenge you consider too difficult to take on. Stealing somebody's baby, is never an expression of love, it is a perversion and an injustice, so please don't try to kid yourself or anybody else that you love cows and would never dream of abusing them when it is so obvious that this is not the truth.</text:span></text:p>
        <text:p text:style-name="P217"><text:span text:style-name="T1569">Call me hyper-sensitive if you wish, but to me forcibly abducting someone's baby in order to steal their milk is a horribly cruel action to take. Such </text:span><text:span text:style-name="T69">nonabusive loving</text:span><text:span text:style-name="T1442"> the world would be better off without!</text:span></text:p>
        <text:p text:style-name="P217"><text:span text:style-name="T998">53</text:span><text:span text:style-name="T995">. W</text:span><text:span text:style-name="T999">ell, I'm from India, where the cow is considered sacred, so I know for a fact that cows are definitely not mistreated there.</text:span></text:p>
        <text:p text:style-name="P219">I first heard this one back in the 1980s while visiting the US. I attempted to order a vegan meal at an Indian restaurant in Houston, </text:p>
        <text:p text:style-name="P373"><draw:frame draw:style-name="fr3" draw:name="Frame418" text:anchor-type="paragraph" svg:x="6.563cm" svg:y="1.252cm" svg:width="5.477cm" draw:z-index="424"><draw:text-box fo:min-height="3.949cm"><text:p text:style-name="P82"><text:span text:style-name="Strong_20_Emphasis"><text:span text:style-name="T185">“</text:span></text:span><text:span text:style-name="Strong_20_Emphasis"><text:span text:style-name="T268">W</text:span></text:span><text:span text:style-name="Strong_20_Emphasis"><text:span text:style-name="T266">e are taught to think like infants, we just want to be entertained, to not think deeply about life, to be good consumers and not ask questions, and to not question authority, </text:span></text:span><text:span text:style-name="Strong_20_Emphasis"><text:span text:style-name="T267">and the way you get people to be infants, is to give them milk. </text:span></text:span><text:span text:style-name="Strong_20_Emphasis"><text:span text:style-name="T269">Little babies get milk and they trust their mother, their government, </text:span></text:span><text:span text:style-name="Strong_20_Emphasis"><text:span text:style-name="T270">the power structure, and they don't ask any questions.</text:span></text:span><text:span text:style-name="Strong_20_Emphasis"><text:span text:style-name="T185">” - </text:span></text:span><text:span text:style-name="Strong_20_Emphasis"><text:span text:style-name="T266">Dr. Will Tuttle</text:span></text:span></text:p></draw:text-box></draw:frame>Texas, where the guy serving me explained that he too was a vegetarian, but continued that the reason he still consumed dairy produce was because cows were considered sacred in India. I tried to explain to him that his response made absolutely no sense, as he wasn't even living in India, but my words fell on deaf ears.</text:p>
        <text:p text:style-name="P202">Even if one happens to be living in India <text:span text:style-name="T1130">though</text:span>, one should be aware that it is by no means a <text:span text:style-name="T137">fact</text:span> that cows are not mistreated the<text:span text:style-name="T1130">re</text:span>. Dr Will Tuttle, <text:span text:style-name="T1131">author of the book </text:span><text:span text:style-name="T41">The World Peace Diet</text:span><text:span text:style-name="T41"><text:note text:id="ftn39" text:note-class="endnote"><text:note-citation>39</text:note-citation><text:note-body><text:p text:style-name="P645"><text:span text:style-name="T1396">Dr. Will Tuttle, </text:span>“<text:span text:style-name="T1396">The World Peace Diet”, </text:span><text:span text:style-name="T67">Will Tuttle</text:span><text:span text:style-name="T1396">, </text:span><text:a xlink:type="simple" xlink:href="http://www.worldpeacediet.com/" text:style-name="Internet_20_link" text:visited-style-name="Visited_20_Internet_20_Link"><text:span text:style-name="T1396">http://www.worldpeacediet.com/</text:span></text:a><text:span text:style-name="T1396"> <text:s/></text:span></text:p></text:note-body></text:note></text:span><text:span text:style-name="T1131">,</text:span> has done some remarkable research into the life of the dairy cow, both in India and elsewhere, and has given probably the most informative talk on dairy explaining pretty much everything one <text:span text:style-name="T1131">needs to</text:span> know to empower oneself to the truth of the workings of the dairy industry<text:note text:id="ftn40" text:note-class="endnote"><text:note-citation>40</text:note-citation><text:note-body><text:p text:style-name="P615">“<text:span text:style-name="T1129">Is eating dairy compatible with yoga? An interview with Dr. Will Tuttle”, </text:span><text:span text:style-name="T845"><text:s/></text:span><text:span text:style-name="T858">YouTube Video,</text:span><text:span text:style-name="T866"> </text:span><text:span text:style-name="T867">Uploaded August 3, 2012, <text:s/></text:span><text:a xlink:type="simple" xlink:href="https://www.youtube.com/watch?v=z_U0mjPzWkQ&amp;list=PLUa76kZnUuCuEIj3kuGGky8srV0fcjztn" text:style-name="Internet_20_link" text:visited-style-name="Visited_20_Internet_20_Link"><text:span text:style-name="T859">https://www.youtube.com/watch?v=z_U0mjPzWkQ&amp;list=PLUa76kZnUuCuEIj3kuGGky8srV0fcjztn</text:span></text:a><text:span text:style-name="T859"> </text:span></text:p></text:note-body></text:note>. </text:p>
        <text:p text:style-name="P202"><text:span text:style-name="T846">In regards to India, he explains </text:span><text:span text:style-name="T847">that even though there is this </text:span><text:span text:style-name="T848">surface </text:span><text:span text:style-name="T847">patina that cow</text:span><text:span text:style-name="T848">s are cared for</text:span><text:span text:style-name="T847">, that they're holy animals, </text:span><text:span text:style-name="T848">and treated as </text:span><text:span text:style-name="T847">part of the family etc etc, there are two questions one may ask in order to prove that this is </text:span><text:span text:style-name="T852">far from the</text:span><text:span text:style-name="T847"> case, even with small dairy operators in India. The first question is: </text:span><text:span text:style-name="T860">So what do you do with a cow when she stops giving so much milk?</text:span><text:span text:style-name="T847"> </text:span><text:span text:style-name="T856">Will explains t</text:span><text:span text:style-name="T847">hey don't like to answer that question because basically what </text:span><text:span text:style-name="T852">happens is either </text:span><text:span text:style-name="T848">they </text:span><text:span text:style-name="T847">let the cow go, which means she gets picked up by somebody and taken to a slaughterhouse, or </text:span><text:span text:style-name="T852">she is sold</text:span><text:span text:style-name="T847">, and the animal will </text:span><text:span text:style-name="T852">once more be lead </text:span><text:span text:style-name="T847">to the slaughterhouse. The second question is: </text:span><text:span text:style-name="T860">What you do with the babies, especially the males?</text:span><text:span text:style-name="T847"> (Bear in mind </text:span><text:span text:style-name="T848">that milk is only produced after giving birth!). Once more there</text:span><text:span text:style-name="T847"> will be a reluctance to answer, because the same thing will happen to those calves; they end up getting slaughtered </text:span><text:span text:style-name="T849">for their hides </text:span><text:span text:style-name="T853">and no doubt their flesh is sold onward too; even in India the vegetarians are in the minority</text:span><text:span text:style-name="T847">.</text:span></text:p>
        <text:p text:style-name="P204"><text:span text:style-name="T844">He also goes on to explain that </text:span><text:span text:style-name="T847">dairy products have within them toxins which we are </text:span><text:span text:style-name="T844">clearly </text:span><text:span text:style-name="T847">not designed to consume. </text:span><text:span text:style-name="T844">He states that</text:span><text:span text:style-name="T847"> </text:span><text:span text:style-name="T844">the </text:span><text:span text:style-name="T847">most potent carcinogen to which humans are </text:span><text:span text:style-name="T844">regularly</text:span><text:span text:style-name="T847"> exposed, is the dairy protein casein. Casein is a protein we are not well-equipped to process </text:span><text:span text:style-name="T844">as</text:span><text:span text:style-name="T847"> we don't </text:span><text:span text:style-name="T844">produce</text:span><text:span text:style-name="T847"> rennin, the enzyme </text:span><text:span text:style-name="T844">abundant within the stomachs </text:span></text:p>
        <text:p text:style-name="P374"><draw:frame draw:style-name="fr3" draw:name="Frame458" text:anchor-type="paragraph" svg:x="7.144cm" svg:y="2.111cm" svg:width="4.897cm" draw:z-index="426"><draw:text-box fo:min-height="2.727cm"><text:p text:style-name="P27"><text:span text:style-name="Strong_20_Emphasis"><text:span text:style-name="T185">“</text:span></text:span><text:span text:style-name="Strong_20_Emphasis"><text:span text:style-name="T378">Animal welfarism is a blatant lie. Anyone who truly cares for the welfare of another, would never dream of exploiting them</text:span></text:span><text:span text:style-name="Strong_20_Emphasis"><text:span text:style-name="T185">.” - Author</text:span></text:span></text:p></draw:text-box></draw:frame><text:span text:style-name="T844">of</text:span><text:span text:style-name="T847"> calves </text:span><text:span text:style-name="T844">required</text:span><text:span text:style-name="T847"> to break down the casein molecule. </text:span><text:span text:style-name="T844">He continues by stating that it's been shown that dairy is </text:span><text:span text:style-name="T847">the driving force behind most childhood sicknesses, earaches, runny noses, colds, zits, tonsillitis, appendicitis, it causes chronic inflammation, autoimmune diseases, </text:span><text:span text:style-name="T844">asthma, allergies, can lead to</text:span><text:span text:style-name="T847"> diabetes </text:span><text:span text:style-name="T844">and much more. </text:span></text:p>
        <text:p text:style-name="P203"><draw:frame draw:style-name="fr3" draw:name="Frame104" text:anchor-type="paragraph" svg:x="7.243cm" svg:y="8.154cm" svg:width="4.798cm" draw:z-index="427"><draw:text-box fo:min-height="2.612cm"><text:p text:style-name="P27"><text:span text:style-name="Strong_20_Emphasis"><text:span text:style-name="T185">“All animals are somebody - someone with a life of their own. Behind those eyes is a story, the story of their life in their world as they experience it.” - Tom Regan</text:span></text:span></text:p></draw:text-box></draw:frame><text:span text:style-name="T849">Furthermore, Will continues that it becomes totally clear why bovine milk is so inappropriate for human consumption when one considers that c</text:span><text:span text:style-name="T844">alves </text:span><text:span text:style-name="T849">can </text:span><text:span text:style-name="T844">put on 800 pounds in a year, </text:span><text:span text:style-name="T849">whereas human infants put on only a mere fraction of that; </text:span><text:span text:style-name="T851">thus dairy </text:span><text:span text:style-name="T849">naturally encour</text:span><text:span text:style-name="T854">ag</text:span><text:span text:style-name="T851">es</text:span><text:span text:style-name="T849"> childhood obesity. Apparently there is an insulin-like growth hormone (IGF-1) within dairy which is totally inappropriate for both infants and adults of the human species, and has been shown to be a leading force behind breast cancer, prostate cancer and </text:span><text:span text:style-name="T850">even </text:span><text:span text:style-name="T849">colon cancer </text:span><text:span text:style-name="T850">due to coagulation and clogging of the intestinal tract caused by casein. Even the high calcium content of dairy milk is fully offset by the acidification caused by the protein within the milk, leading to a net loss of calcium, </text:span><text:span text:style-name="T856">explaining</text:span><text:span text:style-name="T850"> why countries consum</text:span><text:span text:style-name="T856">ing</text:span><text:span text:style-name="T850"> large amounts of dairy produce also have the largest rates of osteoporosis. There is no truth behind the myth that consuming dairy products leads to healthy bones and teeth, </text:span><text:span text:style-name="T856">the reverse is true</text:span><text:span text:style-name="T850">! Claiming that dairy is in any way a health food, whether it be from a cow, goat, sheep </text:span><text:span text:style-name="T855">or pig</text:span><text:span text:style-name="T850"> is nothing more than a blatant lie.</text:span></text:p>
        <text:p text:style-name="P205"><text:span text:style-name="T850">I </text:span><text:span text:style-name="T844">am in full agreement with Will when he goes on to state that by consuming dairy produce it is as if we are making a statement that we do not wish to grow up, we wish to remain unweaned and hooked on the breast, even if it is not our own mothers. </text:span></text:p>
        <text:h text:style-name="P718" text:outline-level="4"><text:bookmark-start text:name="__RefHeading__48237_640674125"/><text:span text:style-name="T1128">54</text:span>. What about eggs? You don't need to kill the chicken to get eggs?!<text:bookmark-end text:name="__RefHeading__48237_640674125"/></text:h>
        <text:p text:style-name="P190">I doubt seriously that an egg can ever be <text:span text:style-name="T1310">ob</text:span>tained without some harm to the bird it comes from. If you are out walking in the countryside, and stumble across a bird's nest with three little eggs in it, would you stop for a quick snack, or take them home and fry them?</text:p>
        <text:p text:style-name="P218">The fact that we have singled out chickens as a bird species to be </text:p>
        <text:p text:style-name="P372"><draw:frame draw:style-name="fr3" draw:name="Frame122" text:anchor-type="paragraph" svg:x="7.639cm" svg:y="1.275cm" svg:width="4.401cm" draw:z-index="449"><draw:text-box fo:min-height="1.49cm"><text:p text:style-name="P27"><text:span text:style-name="Strong_20_Emphasis"><text:span text:style-name="T185">“I don't see why someone should lose their life just so you can have a snack.” - Russell Brand</text:span></text:span></text:p></draw:text-box></draw:frame>exploited is in essence no differen<text:span text:style-name="T1338">t</text:span> to what we have done with our bovine relatives in order to exploit the natural functioning of their mammary glands. </text:p>
        <text:p text:style-name="P190">Eggs are either the unborn of another species, or in the case of chickens, who <text:span text:style-name="T1157">on the whole </text:span>are never permitted to come in contact with the male of their own species and are bred purely to exploit this natural process, infertile. The mere fact that their eggs are infertile should make us want to investigate further, because under natural conditions, under a natural environment void of <text:span text:style-name="T1157">malevolent </text:span>human intervention, <text:span text:style-name="T1310">it is very rare for a </text:span>bird <text:span text:style-name="T1310">to </text:span>lay an infertile egg, and if per chance they should, due to whatever unexpected reason, there will be no way to really know this without actually opening the egg or harmfully bathing it in roentgens. </text:p>
        <text:p text:style-name="P190"><draw:frame draw:style-name="fr3" draw:name="Frame347" text:anchor-type="paragraph" svg:x="7.004cm" svg:y="3.039cm" svg:width="5.036cm" draw:z-index="367"><draw:text-box fo:min-height="3.378cm"><text:p text:style-name="P27"><text:span text:style-name="Strong_20_Emphasis"><text:span text:style-name="T185">“Criticizing discrimination and exploitation, while discriminating and exploiting, doesn’t make much sense at all. My liberal, progressive, socialist, and anarchist friends - please go vegan and make some sense.” - <text:s/>John Tallent</text:span></text:span></text:p></draw:text-box></draw:frame>What we do to chickens is deplorable, we mess with them to such an extent that everything about their lives is unnatural. From the moment they are hatched, and sexed, with the male 50% <text:span text:style-name="T1157">disposed of, farms and chick breeders treat them like</text:span> mail, bundled cognisant and animate into sacks for disposal, or mercilessly ground alive<text:note text:id="ftn41" text:note-class="endnote"><text:note-citation>41</text:note-citation><text:note-body><text:p text:style-name="Endnote">Animal Voice, “Footage of day-old rooster chicks being dumped...”, <text:span text:style-name="T14">Youtube Video</text:span>, Uploaded September 14, 2009, <text:a xlink:type="simple" xlink:href="https://www.youtube.com/watch?v=5CdJ23WK-c0" text:style-name="Internet_20_link" text:visited-style-name="Visited_20_Internet_20_Link"><text:span text:style-name="T137">https://www.youtube.com/watch?v=5CdJ23WK-c0</text:span></text:a><text:span text:style-name="T137"> </text:span></text:p></text:note-body></text:note>. The fate of the female, <text:span text:style-name="T1157">matters little whether they be organic or inorganic, free range or barn chickens,</text:span> is far worse, destined to live a <text:span text:style-name="T1338">wretched</text:span> life of a few short, but woefully miserable, torturous years under appalling conditions that few of us have the guts to investigate and face. </text:p>
        <text:p text:style-name="P190">To be sure, you <text:span text:style-name="T14">could</text:span> rescue some chickens, let them run around and steal their eggs, you <text:span text:style-name="T14">could</text:span> grant them a peaceful life after they reach menopause and egg production stops. I still wouldn't agree that eating their eggs was morally sound though, especially if there is a rooster present, but at least you would know the chickens are being well cared for. However, I don't know of many people able to do that, and certainly don't know of anyone <text:span text:style-name="T1310">doing</text:span> <text:span text:style-name="T1338">so</text:span> and sell<text:span text:style-name="T1310">ing</text:span> the eggs. As soon as someone makes a business that involves the natural process of a<text:span text:style-name="T1157">ny</text:span> <text:span text:style-name="T1157">creature</text:span>, you can be sure the animal's welfare is never the seller's prime concern!</text:p>
        <text:p text:style-name="P220">Having been involved in more than my fair share of debates on animal rights issues, there has been the very rare occasion when I've stumbled </text:p>
        <text:p text:style-name="P375"><draw:frame draw:style-name="fr3" draw:name="Frame284" text:anchor-type="paragraph" svg:x="6.973cm" svg:y="7.047cm" svg:width="4.914cm" draw:z-index="428"><draw:text-box fo:min-height="5.172cm"><text:p text:style-name="P27"><text:span text:style-name="Strong_20_Emphasis"><text:span text:style-name="T185">“Do not let new welfarists (or anyone else) convince you that veganism is "hard" or that vegans think they are "special". Veganism is increasingly easy in the 21st century. What's hard is being a nonhuman animal whose property status robs her of any meaningful moral consideration.” - Roger Yates</text:span></text:span></text:p></draw:text-box></draw:frame>across someone claiming to genuinely love <text:span text:style-name="T137">the</text:span> chickens <text:span text:style-name="T1158">in their backyard, </text:span>and having supposedly no interest in ever killing any of them. To such people I would like to say, that I understand they may have a close bonding with their <text:span text:style-name="T1158">captive</text:span> hen friends, probably, I'm guessing, in much the same way most pet owners have with their chosen <text:span text:style-name="T1158">captive </text:span>companion animal(s), but I still believe the full picture is not being <text:span text:style-name="T1593">acknowledged</text:span>. Even if hens are being given a beautiful home amongst a suitable number of other hens, allowed to scratch and roost around, and generally let to live their lives, there is still the question of their origin; something most poultry owners conveniently tend to downplay. They won't want to hear, nor take responsibility for the fact that someone, somewhere is clearly breeding those chickens<text:note text:id="ftn42" text:note-class="endnote"><text:note-citation>42</text:note-citation><text:note-body><text:p text:style-name="P664"><text:span text:style-name="T1628">Bite Size Vegan, “</text:span>Can Vegans Eat Eggs From Backyard Chickens? VEGGANS?!”, <text:span text:style-name="T89">Bite Size Vegan</text:span><text:span text:style-name="T1628">, https://www.youtube.com/watch?list=PLmIqdlomtuStFtMawXWLcH9Ia2TFFkDZ3&amp;v=yR9BwiukoII </text:span></text:p></text:note-body></text:note>, and will likely find no moral dilemma in disposing profitably with the male <text:span text:style-name="T1339">chicks.</text:span> There's no real way around this, if you are buying any animal products, the bottom line is you are paying <text:span text:style-name="T1158">not only </text:span>for another's misery, <text:span text:style-name="T1158">but also their brutal slaying</text:span>.</text:p>
        <text:p text:style-name="P190">The facts need to be faced squarely, even on the <text:span text:style-name="T14">exceptionally</text:span> rare occasion when the hens are clandestinely liberated from the living hell of a factory farm, <text:span text:style-name="T1593">t</text:span>hen please understand, choosing to eat their eggs, enforce<text:span text:style-name="T1159">s</text:span> the notion that animals are here for us to in some way take advantage of, <text:span text:style-name="T1159">and that their menstrual discharge is a suitable human food</text:span>.</text:p>
        <text:h text:style-name="P718" text:outline-level="4"><text:bookmark-start text:name="__RefHeading__8668_884700096"/><text:span text:style-name="T1049">55</text:span>. What about honey? Surely you are not going to argue for the rights of an insect?<text:bookmark-end text:name="__RefHeading__8668_884700096"/></text:h>
        <text:p text:style-name="P215">I will argue the rights of any creature that is exploited, and this is certainly the case with bees whose lives as a unit have been systematically controlled and abused in order to pillage their well earned supplies. Our exploitation of bees has seriously weakened them as a species, such that global bee populations are forever diminishing.</text:p>
        <text:p text:style-name="P223"><text:span text:style-name="T1521">T</text:span>his is not only due to their ongoing indentured servitude, in cheap government housing style hives, depriving them of their instinctive ability to locate, and artistically and creatively fashion their own homes from hollowed trees and other suitable locations, <text:span text:style-name="T1160">and the lowquality sugar substitute which is switched with their honey,</text:span> but </text:p>
        <text:p text:style-name="P377"><draw:frame draw:style-name="fr3" draw:name="Frame421" text:anchor-type="paragraph" svg:x="5.498cm" svg:y="1.229cm" svg:width="6.542cm" draw:z-index="429"><draw:text-box fo:min-height="4.11cm"><text:p text:style-name="P72"><text:span text:style-name="Strong_20_Emphasis"><text:span text:style-name="T185">“</text:span></text:span><text:span text:style-name="Strong_20_Emphasis"><text:span text:style-name="T639">Those using honey whether it be hives in the backyard or labelled organic, 'fair traded','eco', 'wild' or what ever, are helping to destroy the bee population by weakening their immunity to disease and degenerating the species through giving them the poorest quality of food-sugar water, in replacement for their honey. Taking their food after they have played their part in our foods production as pollinators is seemingly greedy and biting the hand that feeds us</text:span></text:span><text:span text:style-name="Strong_20_Emphasis"><text:span text:style-name="T185">” - </text:span></text:span><text:span text:style-name="Strong_20_Emphasis"><text:span text:style-name="T288">Jamshed</text:span></text:span></text:p></draw:text-box></draw:frame>also due to the ever decreasing wild flowers and diminishing biodiversity caused by destructive tendencies <text:span text:style-name="T1032">of</text:span> annual <text:span text:style-name="T1032">and biannual</text:span> mono farming and GMO practises. </text:p>
        <text:p text:style-name="P190">Instead of exploiting and robbing them of their food, we should acknowledge and admire them for the precious and vital role they play in pollination, without <text:span text:style-name="T1162">which</text:span> life on <text:span text:style-name="T1163">earth</text:span> would soon dwindle and trickle to a halt, <text:span text:style-name="T1163">we should be thankful for all the beautiful, sweet fruit they help pollinate, not systematically stealing their honey in exchange for cheap, white sugar!</text:span></text:p>
        <text:p text:style-name="P190"><draw:frame draw:style-name="fr3" draw:name="Frame279" text:anchor-type="paragraph" svg:x="4.717cm" svg:y="4.551cm" svg:width="7.324cm" draw:z-index="368"><draw:text-box fo:min-height="0.399cm"><text:p text:style-name="P83"><text:span text:style-name="Strong_20_Emphasis"><text:span text:style-name="T185">“</text:span></text:span><text:span text:style-name="Strong_20_Emphasis"><text:span text:style-name="T199">In the industrial honey industries, beekeepers gas out their bees when it isn’t economically viable to keep them over the winter, they’ll just kill all the hives en masse and then just order new ones.</text:span></text:span><text:span text:style-name="Strong_20_Emphasis"><text:span text:style-name="T185">” - Emily Moran Barwick</text:span></text:span></text:p></draw:text-box></draw:frame>Bees, <text:span text:style-name="T1000">vegetarian wasps,</text:span> are such admirable little critters, and much more the kind of lifeforms we should be <text:span text:style-name="T1161">honouring</text:span> rather than any degenerate carnivore species. Unlike lions who make their livings terrorising their neighbourhoods, bees are totally peaceful, they don't spend their days preying on fauna, they spend their days praying on flora. They live possibly the most symbiotic lives of any species on the planet, buzzing between flowers, living o<text:span text:style-name="T1032">ff</text:span> their nectar and pollen while meanwhile pollinating as they <text:span text:style-name="T1032">otherwise</text:span> go about minding their own business. They even manage to live in large, close knit communities with one another without trouble and strife!</text:p>
        <text:p text:style-name="P208">Most people are unaware of this, but just as cows are regularly raped, artificially inseminated, so too are the queen bees. It's also not at all uncommon for honey producers to cut off the wings of the queen bee rendering her a prisoner of her own colony<text:note text:id="ftn43" text:note-class="endnote"><text:note-citation>43</text:note-citation><text:note-body><text:p text:style-name="P617">“<text:span text:style-name="T1162">What's wrong with eating honey?”, </text:span><text:span text:style-name="T46">PeTA</text:span><text:span text:style-name="T150">, Accessed October 6, 2015,</text:span><text:span text:style-name="T1162"> </text:span><text:a xlink:type="simple" xlink:href="http://www.peta.org/about-peta/faq/whats-wrong-with-eating-honey/" text:style-name="Internet_20_link" text:visited-style-name="Visited_20_Internet_20_Link">http://www.peta.org/about-peta/faq/whats-wrong-with-eating-honey/</text:a> </text:p></text:note-body></text:note>. <text:span text:style-name="T1237">And furthermore, it is common practice among some beekeepers to completely decimate entire hives every winter, that's between 20,000 and 80,000 bees, thoughtlessly ordering replacement new ones each spring</text:span><text:span text:style-name="T1237"><text:note text:id="ftn44" text:note-class="endnote"><text:note-citation>44</text:note-citation><text:note-body><text:p text:style-name="P625">Emily Moran Barwick, “Bee Barf?! All about honey [For Kids]”, <text:span text:style-name="T14">bite size vegan</text:span>, accessed October 16, 2015, <text:s/><text:a xlink:type="simple" xlink:href="http://bitesizevegan.com/ethics-and-morality/bee-barf-all-about-honey-for-kids/" text:style-name="Internet_20_link" text:visited-style-name="Visited_20_Internet_20_Link">http://bitesizevegan.com/ethics-and-morality/bee-barf-all-about-honey-for-kids/</text:a> </text:p></text:note-body></text:note></text:span><text:span text:style-name="T1237">!</text:span></text:p>
        <text:p text:style-name="P545">So yes, I argue the right of the bee. Their food is their food, as always <text:soft-page-break/>if you can develop the habit of asking yourself: “how would you like it?”, then this should help you see things from their perspective. How would you like it if your summer long hard work of winter supplies was consistently stolen from you, often in exchange for inferior cheap overly processed sugar food? What if only half of what you earned was stolen, because we know that you can get by on just half of what you amassed? </text:p>
        <text:h text:style-name="P726" text:outline-level="4"><text:bookmark-start text:name="__RefHeading___Toc13591_1165607361"/><text:span text:style-name="T1045">56</text:span>. <text:span text:style-name="T1013">I've heard that 9 out of every 10 vegans quit and go back to eating a proper diet of meat and gravy.</text:span><text:bookmark-end text:name="__RefHeading___Toc13591_1165607361"/></text:h>
        <text:p text:style-name="P194"><draw:frame draw:style-name="fr3" draw:name="Frame103" text:anchor-type="paragraph" svg:x="7.849cm" svg:y="5.195cm" svg:width="4.202cm" draw:z-index="206"><draw:text-box fo:min-height="3.134cm"><text:p text:style-name="P27"><text:span text:style-name="Strong_20_Emphasis"><text:span text:style-name="T185">“Those who are able to see beyond the shadows and lies of their culture will never be understood let alone believed by the masses.” - Plato</text:span></text:span></text:p></draw:text-box></draw:frame>Yes, I've heard this too, but it's not really true you know, it's just a fragment of the truth. It's a popular misconception that adopting a plant-based diet is synonymous with being vegan, but veganism is <text:span text:style-name="T14">not</text:span>, and never has been a diet, and eating purely plant fodder does not equate to being vegan no more than eating fish on an otherwise vegetarian diet constitutes being vegetarian. People choose to cut out meat and other animal products from their diet for any number of reasons, could be to lose weight, to improve fitness, for health reasons, or one might choose to do so purely as a passing fad, to follow one's friends or merely out of rebellion. Others adopt a plant-based diet for environmental reasons and are easily persuaded to dine occasionally on flesh if they believe somehow the animal has been raised or hunted in some kind of sustainable fashion. </text:p>
        <text:p text:style-name="P195">None of the above should be considered as vegan, as only if one has complete commitment to fully avoid all wilful exploitation of animal<text:span text:style-name="T1163">s</text:span>, a gut felt, heart yearning desire to do no harm and truly empathise <text:span text:style-name="T1163">with </text:span>the victims of the <text:span text:style-name="T1234">animal</text:span> Holocaust, can one truly make claim to being vegan. Any other reason one might choose to sustain oneself on solely vegetable matter, will, by the very nature of all diets, result in the occasional sidestep, and more often than not <text:span text:style-name="T1164">be</text:span> abandoned through boredom and lack of wholehearted commitment. </text:p>
        <text:p text:style-name="P195"><text:span text:style-name="T1015">F</text:span>rankly, I find it not at all surprising that 9 out of 10 people on plant-based diets end up quitting. <text:span text:style-name="T1015">The one left standing was the only genuine vegan among them, as anyone genuinely committed to veganism will never just quit but will keep trying and learning until they get it right. Anyone who genuinely sees the avoidance of causing suffering and </text:span><text:soft-page-break/><text:span text:style-name="T1015">death to the countless creatures at our mercy, will recognise veganism as a worthy cause to persist with.</text:span></text:p>
        <text:h text:style-name="P727" text:outline-level="4"><draw:frame draw:style-name="fr3" draw:name="Frame233" text:anchor-type="paragraph" svg:x="7.918cm" svg:y="1.686cm" svg:width="4.122cm" draw:z-index="266"><draw:text-box fo:min-height="2.623cm"><text:p text:style-name="P27"><text:span text:style-name="Strong_20_Emphasis"><text:span text:style-name="T185">“Moral evolution means widening our circle of compassion – and the principles of respect and justice – to embrace all sentient beings.” - EVOLVE! Campaigns</text:span></text:span></text:p></draw:text-box></draw:frame><text:bookmark-start text:name="__RefHeading___Toc13593_1165607361"/><text:span text:style-name="T1018">57</text:span>. <text:span text:style-name="T1014">Well, I tried eating a vegan diet for several months, but ended up making myself sick. As soon as I began eating animal cadavers once more I immediately regained my former vigorous health.</text:span><text:bookmark-end text:name="__RefHeading___Toc13593_1165607361"/></text:h>
        <text:p text:style-name="P196">This apparent sickness, can take on many forms, and can be as diverse as persistent headaches, to lethargy, multiple forms of weakness and aches, or even depression. Whatever the symptoms, the change in diet is naturally assumed to be the cause, inciting people to forsake whatever little commitment they may have had, and return once more to that proper human diet of flesh and gravy. I am fully convinced that many of these stories are pure fantasy, and likely the majority of people, especially the ones I've met online, who have claimed to have experienced a vegan diet and suffered from it, are keenly helping spread the urban myth that a vegan diet will cause one to become weak, frail, wan, pasty, pale <text:span text:style-name="T1521">and fail</text:span>, and in reality they've probably never even gone a single day without their animal <text:span text:style-name="T1594">food</text:span> fix.</text:p>
        <text:p text:style-name="P197"><draw:frame draw:style-name="fr3" draw:name="Frame128" text:anchor-type="paragraph" svg:x="7.475cm" svg:y="4.179cm" svg:width="4.565cm" draw:z-index="369"><draw:text-box fo:min-height="2.662cm"><text:p text:style-name="P27"><text:span text:style-name="Strong_20_Emphasis"><text:span text:style-name="T185">“There is no fundamental difference between a man and animals in their ability to feel pleasure and pain, happiness, and misery.” - Charles Darwin</text:span></text:span></text:p></draw:text-box></draw:frame>However, to those who have genuinely tried to sustain themselves on purely plant food, and experienced thereafter any form of discomfort, and I fully acknowledge there are those out there who have encountered such <text:span text:style-name="T1016">bothersome </text:span>problems, <text:span text:style-name="T1016">as far as I am aware, there are two obvious reasons for such failings, the first is best understood by realising not all plant-based diets are necessarily healthy diets. If one is getting by on predominantly bread and peanut butter sandwiches, and microwaved, fast food, vegan pies with fries, or simply just relying too much on grains and beans, then it is feasible that adopting a plant food diet might theoretically be less healthy then the one priorly established. Veganism can be practised to one's disadvantage just as well as to one's advantage.</text:span></text:p>
        <text:p text:style-name="P198">Secondly, in pretty much most cases, a vegan diet is bound to be far lighter, and more cleansing than one's previous diet centring around carcass and cheese, and it's important to also understand that moving <text:soft-page-break/>to any form of lighter diet, will inevitably result in some form of internal readjustment process which can take anywhere between days and months to settle itself. Such readjustment and period of transition, may not always be smooth, definitely will require patience and understanding, but in the long run, will always be beneficial. Genuine vegans, changing their lifestyle to express their compassion for other life forms differing from our own, will do their utmost to attain a deeper understanding of what their body is undergoing, and make every effort to ease that process and allow their body the time and rest it requires to bring once more a semblance of normality to one's well-being and state of mind.</text:p>
        <text:p text:style-name="P198">Some may find it perhaps a little odd that moving to a diet either worse or better than the one currently on, can both cause the onset of disruptions and discomfort to one's health, but of course the major difference will be, the latter will carry with it long-term health benefits, whereas the former will naturally only result in continuous further decline to one's well-being. <text:span text:style-name="T1164">E</text:span>ither way, a change in diet will rarely go unnoticed by the body or be without its consequences.</text:p>
        <text:h text:style-name="P728" text:outline-level="4"><text:bookmark-start text:name="__RefHeading___Toc13791_1165607361"/><text:span text:style-name="T1014">58</text:span>. <text:span text:style-name="T1041">Well, I have the wrong blood type to be vegan, and must dine on dead animal corpses or I'll get sick and die.</text:span><text:bookmark-end text:name="__RefHeading___Toc13791_1165607361"/></text:h>
        <text:p text:style-name="P200"><draw:frame draw:style-name="fr3" draw:name="Frame136" text:anchor-type="paragraph" svg:x="7.174cm" svg:y="1.33cm" svg:width="4.867cm" draw:z-index="431"><draw:text-box fo:min-height="3.484cm"><text:p text:style-name="P27"><text:span text:style-name="Strong_20_Emphasis"><text:span text:style-name="T185">“It's not a requirement to eat animals, we just choose to do it, so it becomes a moral choice and one that is having a huge impact on the planet, using up resources and destroying the biosphere.” - James Cameron</text:span></text:span></text:p></draw:text-box></draw:frame>It never ceases to amaze me just how gullible we are as a species. How quick we are to embrace the written word <text:span text:style-name="T1238">a</text:span>s truth, and this is a prime example of just that. The blood type diet offers a convenient excuse to all those creature crunchers whose habits are so ingrained that life without corpses is just not worth living. <text:span text:style-name="T1044">I'm guessing that you will not be too pleased to hear this, but the blood type diet is complete and utter codswallop, as far as I am aware every mammal species out there has numerous different types of blood, some species far more than humans, and yet there is a specific diet for every species regardless of their genetically allotted blood types. Humans are no exception to this rule as conclusively proven by a relatively recent study undertaken at the University of Toronto</text:span><text:span text:style-name="T1044"><text:note text:id="ftn45" text:note-class="endnote"><text:note-citation>45</text:note-citation><text:note-body><text:p text:style-name="P590">University of Toronto, “Theory behind popular blood-type diet debunked”, S<text:span text:style-name="T14">cienceDaily</text:span>, January 15, 2014, <text:a xlink:type="simple" xlink:href="http://www.sciencedaily.com/releases/2014/01/140115172246.htm" text:style-name="Internet_20_link" text:visited-style-name="Visited_20_Internet_20_Link">http://www.sciencedaily.com/releases/2014/01/140115172246.htm</text:a> </text:p></text:note-body></text:note></text:span><text:span text:style-name="T1044"> which demonstrated beyond a shadow of doubt, that there is no truth behind the blood type diet.</text:span></text:p>
        <text:h text:style-name="P729" text:outline-level="4"><text:bookmark-start text:name="__RefHeading___Toc13793_1165607361"/><text:soft-page-break/><text:span text:style-name="T1014">59</text:span>. <text:span text:style-name="T1042">Mmm Bacon..</text:span><text:bookmark-end text:name="__RefHeading___Toc13793_1165607361"/></text:h>
        <text:p text:style-name="P199"><draw:frame draw:style-name="fr3" draw:name="Frame259" text:anchor-type="paragraph" svg:x="7.414cm" svg:y="0.612cm" svg:width="4.627cm" draw:z-index="430"><draw:text-box fo:min-height="1.887cm"><text:p text:style-name="P27"><text:span text:style-name="Strong_20_Emphasis"><text:span text:style-name="T185">“Face your true self. You</text:span></text:span><text:span text:style-name="Strong_20_Emphasis"><text:span text:style-name="T727">r</text:span></text:span><text:span text:style-name="Strong_20_Emphasis"><text:span text:style-name="T185"> reaction when facing any animal is much more likely to be ‘</text:span></text:span><text:span text:style-name="Strong_20_Emphasis"><text:span text:style-name="T729">Ahh, cute!’</text:span></text:span><text:span text:style-name="Strong_20_Emphasis"><text:span text:style-name="T185"> than ‘</text:span></text:span><text:span text:style-name="Strong_20_Emphasis"><text:span text:style-name="T729">Yum, dinner!’</text:span></text:span><text:span text:style-name="Strong_20_Emphasis"><text:span text:style-name="T185">' - Author </text:span></text:span></text:p></draw:text-box></draw:frame><text:span text:style-name="T1043">I know you would like to see yourself as one hell of a great master of wit, but I'm really not impressed, I've lost count how often I've heard this, and don't recall finding it humorous the first time either. M</text:span>mm exploitation.. Mmm <text:span text:style-name="T1043">oppression.</text:span>. Mmm slaughter.. Mmm butchery.. Mmm clogged arteries.. Mmm heart attack.. Mmm stroke.. Seriously, what is it you're trying to say because your response sounds awfully Neanderthal?</text:p>
        <text:h text:style-name="P718" text:outline-level="4"><text:bookmark-start text:name="__RefHeading__17116_133211727"/><text:span text:style-name="T1434">60</text:span>. I have children who are fussy eaters who would never agree to eat only plant based produce!<text:bookmark-end text:name="__RefHeading__17116_133211727"/></text:h>
        <text:p text:style-name="P190">Making changes to a child's eating habits is not something which will necessarily go smoothly, addiction will surely have hold of them too, to varying extents dependent on their ages and attachment to foods, however once you make the decision to no longer be the cause of misery of innocent animals, and spend a little bit of time researching the alternatives, you will soon learn there are ample substitutes to all animal based foods available. </text:p>
        <text:p text:style-name="P190">Quite recently I challenged a facebook friend to go one day on a vegan diet, her immediate response was to explain how difficult that would be because she has to look after her child who is used to eating the way he does and that he would not relish the challenge. Well, the fact that the challenge was purely for a day, and had been directed solely at her, made it quite clear that she didn't merit the challenge to be of any value. The initial reaction of most speciesists confronted with veganism is pretty much always defensive and one of overall annoyance, I'm used to that. I don't expect any less really, especially considering most people never really face animal agriculture with any real degree of honesty. But once anyone takes the time to truly empathise with the <text:span text:style-name="T1165">animals in </text:span>farm<text:span text:style-name="T1165">s</text:span>, they'll do whatever it takes to make it work, and soon discover there is no inconvenience behind more compassionate shopping, there is no inconvenience behind preparing plant produce to eat, there is no inconvenience behind ordering a salad when you are dining out.</text:p>
        <text:p text:style-name="P190">It may perhaps at first seem that there are not enough vegan alternatives in your area, but with enough incentive and understanding for why the choice is of utmost importance, I believe you will always <text:soft-page-break/>find enough, it may mean shopping around and finding out where things are, or even shopping online, but the choices will always make themselves known to those who seriously seek them.</text:p>
        <text:p text:style-name="P190"><draw:frame draw:style-name="fr5" draw:name="Frame140" text:anchor-type="paragraph" svg:y="1.221cm" svg:width="4.59cm" draw:z-index="191"><draw:text-box fo:min-height="2.147cm"><text:p text:style-name="P27"><text:span text:style-name="Strong_20_Emphasis"><text:span text:style-name="T185">“So let me get this straight, you are telling me it's a harsh world, and using this as an excuse to add more to that harshness?” - Author</text:span></text:span></text:p></draw:text-box></draw:frame><text:span text:style-name="T1033">Naturally</text:span>, if one is perhaps reliant on the seeming convenience of junk fast food, then one should have to seriously question one's own self worth, and if caring for a child this way, realise how both the mental<text:note text:id="ftn46" text:note-class="endnote"><text:note-citation>46</text:note-citation><text:note-body><text:p text:style-name="Endnote">Alissa Fleck, “Mental Effects of a Fast Food Diet”, <text:span text:style-name="T14">Houston Chronicle</text:span><text:span text:style-name="T137">, Accessed July 28, 2015, h</text:span><text:a xlink:type="simple" xlink:href="http://Livehealthy.chron.com/mental-effects-fast-food-diet-2597.html" text:style-name="Internet_20_link" text:visited-style-name="Visited_20_Internet_20_Link">ttp://Livehealthy.chron.com/mental-effects-fast-food-diet-2597.html</text:a> &amp; </text:p><text:p text:style-name="Endnote"><text:s text:c="7"/>David Robson, “Is fast food making us depressed?”, <text:span text:style-name="T14">BBC, </text:span><text:span text:style-name="T137">August 26, 2014</text:span><text:span text:style-name="T14">, </text:span><text:a xlink:type="simple" xlink:href="http://www.bbc.com/future/story/20140826-is-fast-food-making-us-depressed" text:style-name="Internet_20_link" text:visited-style-name="Visited_20_Internet_20_Link"><text:span text:style-name="T137">http://www.bbc.com/future/story/20140826-</text:span></text:a><text:a xlink:type="simple" xlink:href="http://www.bbc.com/future/story/20140826-is-fast-food-making-us-depressed" text:style-name="Internet_20_link" text:visited-style-name="Visited_20_Internet_20_Link"><text:span text:style-name="T137">is-fast-food-making-us-depressed</text:span></text:a></text:p></text:note-body></text:note> and physical health of that child are being placed under jeopardy.</text:p>
        <text:p text:style-name="P190">But I'm diverging again, because I resolutely w<text:span text:style-name="T1594">ish</text:span> to help out in this matter, if anyone earnestly gives a damn about animals, and genuinely wishes to migrate to a vegan diet, there are plenty of online resources <text:span text:style-name="T1340">to</text:span> help out<text:note text:id="ftn47" text:note-class="endnote"><text:note-citation>47</text:note-citation><text:note-body><text:p text:style-name="Endnote">“Becoming vegan – Where to Start?”, <text:span text:style-name="T14">Vegankit.com</text:span>, Accessed July 28, 2015, <text:a xlink:type="simple" xlink:href="http://vegankit.com/be" text:style-name="Internet_20_link" text:visited-style-name="Visited_20_Internet_20_Link"><text:span text:style-name="T137">http://vegankit.com/be</text:span></text:a> <text:s/></text:p></text:note-body></text:note>, offering useful tips and suggestions on how best to do so<text:note text:id="ftn48" text:note-class="endnote"><text:note-citation>48</text:note-citation><text:note-body><text:p text:style-name="Endnote">“How to go vegan.”, <text:span text:style-name="T14">Peta</text:span>, Accessed July 28, 2015, <text:a xlink:type="simple" xlink:href="http://features.peta.org/how-to-go-vegan/" text:style-name="Internet_20_link" text:visited-style-name="Visited_20_Internet_20_Link"><text:span text:style-name="T137">http://features.peta.org/how-to-go-vegan/</text:span></text:a><text:span text:style-name="T137"> </text:span></text:p></text:note-body></text:note>, including many that will help out parents with reluctant children<text:note text:id="ftn49" text:note-class="endnote"><text:note-citation>49</text:note-citation><text:note-body><text:p text:style-name="Endnote">“Raising Vegan Children? Been There, Done That… The Kids Are Fine!”, <text:span text:style-name="T14">The Vegan Woman,</text:span><text:span text:style-name="T137"> October 31, 2012,</text:span> <text:a xlink:type="simple" xlink:href="http://www.theveganwoman.com/raising-vegan-children-been-there-done-that-the-kids-are-fine/" text:style-name="Internet_20_link" text:visited-style-name="Visited_20_Internet_20_Link">http://www.theveganwoman.com/raising-vegan-children-been-there-done-that-the-kids-are-fine/</text:a> </text:p></text:note-body></text:note>, offering recipes<text:note text:id="ftn50" text:note-class="endnote"><text:note-citation>50</text:note-citation><text:note-body><text:p text:style-name="Endnote">Jordan St.Clair-Jackson, “Veg Kids and Teens”, <text:span text:style-name="T14">VegKitchen.Com,</text:span><text:span text:style-name="T137"> June 17, 2010, </text:span><text:a xlink:type="simple" xlink:href="http://www.vegkitchen.com/kid-friendly-recipes/" text:style-name="Internet_20_link" text:visited-style-name="Visited_20_Internet_20_Link"><text:span text:style-name="T137">http://www.vegkitchen.com/kid-friendly-recipes/</text:span></text:a><text:span text:style-name="T137"> </text:span></text:p></text:note-body></text:note> etc. </text:p>
        <text:p text:style-name="P545"><draw:frame draw:style-name="fr3" draw:name="Frame286" text:anchor-type="paragraph" svg:x="7.973cm" svg:y="3.464cm" svg:width="4.068cm" draw:z-index="432"><draw:text-box fo:min-height="1.912cm"><text:p text:style-name="P27"><text:span text:style-name="Strong_20_Emphasis"><text:span text:style-name="T185">“Custom will reconcile people to any atrocity.” - George Bernard Shaw</text:span></text:span></text:p></draw:text-box></draw:frame>Of course, if you are just offered the challenge of eating vegan for the day, <text:span text:style-name="T1019">which you are always free to decline, </text:span>this can never truly be construed as difficult, the only thing you need to know is how to read the ingredients, and be sure not to forget to delight in the fact that for that day you will help lessen the terror imposed on animals. Go vegan for life, and if you're an average US Citizen, <text:span text:style-name="T1033">according to PeTA </text:span>you'll be saving the lives of roughly 198 animals a year<text:note text:id="ftn51" text:note-class="endnote"><text:note-citation>51</text:note-citation><text:note-body><text:p text:style-name="Endnote"><text:s/>PeTA, “Vegans save 198 animals a year”, <text:span text:style-name="T14">PeTa,</text:span><text:span text:style-name="T137"> December 13, 2010, </text:span><text:a xlink:type="simple" xlink:href="http://www.peta.org/blog/vegans-save-185-animals-year/" text:style-name="Internet_20_link" text:visited-style-name="Visited_20_Internet_20_Link"><text:span text:style-name="T137">http://www.peta.org/blog/vegans-save-185-animals-year/</text:span></text:a><text:span text:style-name="T137"> </text:span></text:p></text:note-body></text:note>, I'd say that's 198 excellent reasons to <text:span text:style-name="T1594">go and stay</text:span> vegan! </text:p>
        <text:p text:style-name="P545">Never forget the power of googling! The internet is teaming with support groups, forums, blogs, and well written articles, many of them scientific in nature if that's what you're after, all in favour <text:span text:style-name="T1165">of</text:span> and <text:span text:style-name="T1165">condoning</text:span> vegan choices, <text:span text:style-name="T1166">and if you really want to get connected, there's a good chance that there's a local vegan group somewhere in your vicinity.</text:span></text:p>
        <text:h text:style-name="P718" text:outline-level="4"><text:bookmark-start text:name="__RefHeading__18771_186345677"/><text:span text:style-name="T1320">61</text:span>. I'd love to go vegan but my family wont let me.<text:bookmark-end text:name="__RefHeading__18771_186345677"/></text:h>
        <text:p text:style-name="P545">I sympathise, if you're still living at home dependent on your parents who have no affinity for your vegan sentiments, then there's a good chance you<text:span text:style-name="T1521">'</text:span>re going to run into difficulties. Obviously, you could try reasoning with them (I'll shortly supply some interesting videos that may help out with this dilemma). Hopefully you may be able to <text:soft-page-break/>convince them that your new found choice is not going to mean the death of you, but in the worst-case scenario, where they are genuinely too stubborn to want to hear, insist that you eat with them, and are cruel enough to make you eat the entire contents of your plate before you leave the table, then you may be left with no other choice than to wait until you are mature enough to stand your ground and assert your viewpoint, or even until you are financially independent.</text:p>
        <text:p text:style-name="P545"><draw:frame draw:style-name="fr3" draw:name="Frame364" text:anchor-type="paragraph" svg:x="6.091cm" svg:y="3.487cm" svg:width="5.95cm" draw:z-index="391"><draw:text-box fo:min-height="2.671cm"><text:p text:style-name="P27"><text:span text:style-name="Strong_20_Emphasis"><text:span text:style-name="T185">“Whenever people say ‘We mustn’t be sentimental’ you can take it they are about to do something cruel. And if they add ‘We must be realistic’ they mean they are going to make money out of it.” - Brigid Brophy</text:span></text:span></text:p></draw:text-box></draw:frame>If by “your family” you mean your spouse, and your children, then stop being such a wuss, you're a mature adult, free to make your own decisions in life and if others around you are not yet ready for compassionate evolution, then it is partially your duty as a hopefully loving family member to guide them in the right direction. Stand firm, hold your ground, and make the right choice even if it means eating a separately prepared meal. Be patient with your family even if they are not patient with you, if you go about things the right way, then eventually some of your habits are bound to rub off on them.</text:p>
        <text:p text:style-name="P544"><text:span text:style-name="T98">If your loved ones are at all open to at least try and understand the reasoning behind your choice, but they are not overly keen on listening to you explain why, then I suggest you get them to sit down and watch the following videos: Cowspiracy</text:span><text:span text:style-name="T98"><text:note text:id="ftn52" text:note-class="endnote"><text:note-citation>52</text:note-citation><text:note-body><text:p text:style-name="Endnote">“CowSpiracy, the full documentary”, <text:span text:style-name="T14">Youtube Video</text:span>, Accessed July 28, 2015, <text:a xlink:type="simple" xlink:href="https://www.youtube.com/watch?v=xyDr5UGMe0Y" text:style-name="Internet_20_link" text:visited-style-name="Visited_20_Internet_20_Link">https://www.youtube.com/watch?v=xyDr5UGMe0Y</text:a> <text:s/></text:p></text:note-body></text:note></text:span><text:span text:style-name="T98"> (facts and figures, extremely important video everyone should watch and learn from), Gary Yourofsky's 'best speech ever'</text:span><text:span text:style-name="T98"><text:note text:id="ftn53" text:note-class="endnote"><text:note-citation>53</text:note-citation><text:note-body><text:p text:style-name="Endnote"><text:soft-page-break/>Gary Yourofsky, “Best Speech You Will Ever Hear - Gary Yourofsky”, <text:span text:style-name="T14">Youtube Video,</text:span><text:span text:style-name="T137"> December 22, 2010, </text:span><text:a xlink:type="simple" xlink:href="https://www.youtube.com/watch?v=es6U00LMmC4" text:style-name="Internet_20_link" text:visited-style-name="Visited_20_Internet_20_Link">https://www.youtube.com/watch?v=es6U00LMmC4</text:a> </text:p></text:note-body></text:note></text:span><text:span text:style-name="T98"> (a highly informative college lecture on reasons for veganism), Gary Yourofsky's Q&amp;A session</text:span><text:span text:style-name="T98"><text:note text:id="ftn54" text:note-class="endnote"><text:note-citation>54</text:note-citation><text:note-body><text:p text:style-name="Endnote">Gary Yourofsky, “Gary Yourofsky's Speech: Q&amp;A Session”, <text:span text:style-name="T14">Youtube Video</text:span>, March 5, 2011, <text:a xlink:type="simple" xlink:href="https://www.youtube.c/" text:style-name="Internet_20_link" text:visited-style-name="Visited_20_Internet_20_Link">https://www.youtube.c</text:a><text:a xlink:type="simple" xlink:href="https://www.youtube.com/watch?v=WIkC4OJEx3c" text:style-name="Internet_20_link" text:visited-style-name="Visited_20_Internet_20_Link">om/watch?v=WIkC4OJEx3c</text:a></text:p></text:note-body></text:note></text:span><text:span text:style-name="T98"> (the Q&amp;A session that followed his Best Speech Ever lecture), Gary Yourofsky's 'The Excuses Speech'</text:span><text:span text:style-name="T98"><text:note text:id="ftn55" text:note-class="endnote"><text:note-citation>55</text:note-citation><text:note-body><text:p text:style-name="Endnote">Gary Yourofsky, “Gary Yourofsky - The Excuses Speech, 2014”, <text:span text:style-name="T14">Youtube Video</text:span>, February 12, 2015, <text:a xlink:type="simple" xlink:href="https://www.youtube.com/watch?v=oHfVajDbyJk" text:style-name="Internet_20_link" text:visited-style-name="Visited_20_Internet_20_Link">https://www.youtube.com/watch?v=oHfVajDbyJk</text:a> – Gary Yourofsky's 'the Excuses Speech'</text:p></text:note-body></text:note></text:span><text:span text:style-name="T98"> (Another excellent Yourofsky lecture), Howard </text:span><text:span text:style-name="T115">Lyman'</text:span><text:span text:style-name="T98">s Mad Cowboy documentary</text:span><text:span text:style-name="T98"><text:note text:id="ftn56" text:note-class="endnote"><text:note-citation>56</text:note-citation><text:note-body><text:p text:style-name="Endnote">Howard Lyman, “MadCowboy Documentary”, <text:span text:style-name="T14">Youtube Video</text:span>, October 27, 2011, <text:a xlink:type="simple" xlink:href="https://www.youtube.com/watch?v=piZmH4gzyqs" text:style-name="Internet_20_link" text:visited-style-name="Visited_20_Internet_20_Link">https://www.youtube.com/watch?v=piZmH4gzyqs</text:a></text:p></text:note-body></text:note></text:span><text:span text:style-name="T98"> (4</text:span><text:span text:style-name="T2">th</text:span><text:span text:style-name="T98"> generation cattle rancher give us the low-down), Earthlings</text:span><text:span text:style-name="T98"><text:note text:id="ftn57" text:note-class="endnote"><text:note-citation>57</text:note-citation><text:note-body><text:p text:style-name="Endnote">Sheeplecorporation, “The 'Earthlings' video”, <text:span text:style-name="T14">youtube video</text:span>, April 17, 2011, <text:a xlink:type="simple" xlink:href="https://www.youtube.com/watch?v=19eBAfUFK3E" text:style-name="Internet_20_link" text:visited-style-name="Visited_20_Internet_20_Link">https://www.youtube.com/watch?</text:a><text:a xlink:type="simple" xlink:href="https://www.youtube.com/watch?v=19eBAfUFK3E" text:style-name="Internet_20_link" text:visited-style-name="Visited_20_Internet_20_Link">v=19eBAfUFK3E</text:a> </text:p></text:note-body></text:note></text:span><text:span text:style-name="T98"> (this </text:span>is the single most powerful and informative documentary about society's tragic and unforgivable use of nonhuman animals, it is very difficult viewing, but should be <text:span text:style-name="T1594">a </text:span>compulsory <text:span text:style-name="T1594">video</text:span> for every nonvegan), Forks over Knives<text:note text:id="ftn58" text:note-class="endnote"><text:note-citation>58</text:note-citation><text:note-body><text:p text:style-name="Endnote">“Forks over Knives Documentary”, <text:span text:style-name="T14">ForksoverKnives</text:span>, Accessed July 28, 2012, <text:a xlink:type="simple" xlink:href="https://www.forksoverknives.com/the-film/" text:style-name="Internet_20_link" text:visited-style-name="Visited_20_Internet_20_Link">https://www.forksoverknives.com/the-</text:a><text:a xlink:type="simple" xlink:href="https://www.forksoverknives.com/the-film/" text:style-name="Internet_20_link" text:visited-style-name="Visited_20_Internet_20_Link">film/</text:a></text:p></text:note-body></text:note> (another powerful video explaining the urgency of planet wide dietary habit changes)<text:span text:style-name="T98">. If you haven't seen these yourself yet, then I highly recommend that you please, please take the time out to watch and learn.</text:span></text:p>
        <text:p text:style-name="P566"><text:span text:style-name="T98">Oh, and I should hasten to add that much as I appreciate the Gary </text:span><text:soft-page-break/><text:span text:style-name="T98">Yourofsky lectures I include above, please don't make the mistake of thinking that I agree with all of his attitudes and viewpoints expressed elsewhere, because </text:span><text:span text:style-name="T116">h</text:span><text:span text:style-name="T98">is </text:span><text:span text:style-name="T113">approach at times can be rather angry and aggressive, sentiments I don't share with him, though I hasten to add that I still acknowledge and admire much of the admittedly great work he has otherwise done in this field – </text:span><text:span text:style-name="T117">plus</text:span><text:span text:style-name="T116"> he's one of the few people I know of who </text:span><text:span text:style-name="T118">basically shares my view on</text:span><text:span text:style-name="T117"> predation in nature</text:span><text:span text:style-name="T117"><text:note text:id="ftn59" text:note-class="endnote"><text:note-citation>59</text:note-citation><text:note-body><text:p text:style-name="P660"><text:span text:style-name="T1623">“</text:span><text:bookmark text:name="eow-title1"/>Reducing Wild Animal Suffering" by Adriano Mannino &amp; Ruairí Donnelly<text:span text:style-name="T1623">", </text:span><text:span text:style-name="T87">Youtube</text:span><text:span text:style-name="T1623">, Accessed February 8, 2016, </text:span><text:a xlink:type="simple" xlink:href="https://www.youtube.com/watch?v=4aa6g1y4l8I" text:style-name="Internet_20_link" text:visited-style-name="Visited_20_Internet_20_Link"><text:span text:style-name="T1623">https://www.youtube.com/watch?v=4aa6g1y4l8I</text:span></text:a><text:span text:style-name="T1623"> </text:span></text:p></text:note-body></text:note></text:span><text:span text:style-name="T98">.</text:span></text:p>
        <text:h text:style-name="P718" text:outline-level="4"><text:bookmark-start text:name="__RefHeading__18702_186345677"/><text:span text:style-name="T1305">62</text:span>. I live in an area where eating vegan food is simply far too expensive and/or too low quality and not enough choice.<text:bookmark-end text:name="__RefHeading__18702_186345677"/></text:h>
        <text:p text:style-name="P545"><draw:frame draw:style-name="fr3" draw:name="Frame250" text:anchor-type="paragraph" svg:x="7.029cm" svg:y="5.563cm" svg:width="5.011cm" draw:z-index="422"><draw:text-box fo:min-height="2.05cm"><text:p text:style-name="P27"><text:span text:style-name="Strong_20_Emphasis"><text:span text:style-name="T185">“To shut your mind, heart and imagination to the suffering of others, is to begin slowly but inexorably to die. It is to cease by inches from being human.” - Bishop of Salisbury</text:span></text:span></text:p></draw:text-box></draw:frame>For the most part, it is a myth that a vegan diet is in any way more expensive than a conventional omnivorous one. In many places throughout the world, people choose to eat a plant-based diet based purely on the fact that animal products are just not affordable. This makes complete sense as if you examine the facts it is quite clear plant-based foods are considerably less expensive in their growth and production, requiring much less water, land and energy. True, in certain parts of the world animal products are heavily subsidised and many debased foods, especially the likes of sausages and other overly processed meats may frequently appear more affordable, but if you look around, <text:span text:style-name="T1522">widen your recipes</text:span> and do your research I am thoroughly convinced that you will always be able to find cheaper, <text:span text:style-name="T1340">healthier</text:span> vegan alternatives.</text:p>
        <text:p text:style-name="P545">I used to correspond with a vegan family living in Alaska, they felt quite isolated not knowing any other vegans in their vicinity, and to be sure, they <text:span text:style-name="T1340">initially found it difficult</text:span> <text:span text:style-name="T1340">sourcing a</text:span> good choice of vegan foods, but <text:span text:style-name="T1340">as</text:span> committed ethical vegans, determined to stay that way, it did not take them long to locate the food they required despite its scarcity. Personally, I used to live in Scandinavia, a typical part of the globe where people will frequently wield the scarcity of vegan food as an excuse to continue eating animal products. Perversely enough, this is where I initially became vegan (it was an overnight decision for me, once I'd had that realisation just how cruelly profound my food choices affected the lives of others, there was never any question of me ever eating animals again). I was living in Norway, and did not know of a single other vegan throughout the whole country. To begin with, I was being paid an above average salary which clearly eased in <text:soft-page-break/>helping me pursue the direction I had chosen, but after several years my financial circumstances radically <text:span text:style-name="T1340">altered</text:span>. I found myself living on a shoestring budget, <text:span text:style-name="T1340">one</text:span> I admit was fundamentally of my own making, but nevertheless I never once <text:span text:style-name="T1341">deviated from my chosen vegan path </text:span>throughout the entire rest of my sojourn in that country. - Indeed, never again since then!</text:p>
        <text:p text:style-name="P545"><draw:frame draw:style-name="fr3" draw:name="Frame361" text:anchor-type="paragraph" svg:x="7.451cm" svg:y="4.614cm" svg:width="4.59cm" draw:z-index="359"><draw:text-box fo:min-height="2.147cm"><text:p text:style-name="P27"><text:span text:style-name="Strong_20_Emphasis"><text:span text:style-name="T185">“If a group of beings from another planet were to land on earth – beings who considered themselves as superior to you as you feel yourself to be to other animals - would you concede them the rights over you that you assume over other animals?” - George Bernard Shaw</text:span></text:span></text:p></draw:text-box></draw:frame>I believe, anyone trying to convince me they are unable to go vegan for financial reasons, or lack of availability, are simply trying to convince themselves they have a valid reason not to make the changes they know in their heart should be made, <text:span text:style-name="T1341">allowing</text:span> their stomach and preestablished patterns of gluttony <text:span text:style-name="T1341">to </text:span>dictate otherwise. I am thoroughly convinced there is not a civilised place in this world where, if I were to suddenly find myself living, I would be forced to compromise on this stance. I think this is possibly more of an issue of not quite knowing how to go about things <text:span text:style-name="T1341">and unwillingness to make the effort</text:span>, more so than due to any genuine, unvanquishable hindrance to becoming vegan. If you genuinely care for the animals, and are serious about making this work, you will find a way, otherwise you will just continue to find excuses.</text:p>
        <text:p text:style-name="P545">Also, it is well worth noting that although you may consider meat and dairy etc. to be valid food choices, and in some way healthy, as I've already tried to establish, such fodder goes against the grain of our fragile anatomies, frequently, ultimately causing our demise more than any other factor. Each time we choose animal-based foods over plant-based foods we compromise our vitality and well-being. So although there may be some illusion of saving money in the short term, the cost to our health and consequential doctor fees, pills, vitamin supplements and more, may easily prove to be yet more costly.</text:p>
        <text:h text:style-name="P718" text:outline-level="4"><text:bookmark-start text:name="__RefHeading__16495_1455865686"/><text:span text:style-name="T1294">63</text:span>. Look, I really think you are going too far, the real focus should be on finding better ways to farm animals that don't involve harming them. The world is just not ready for your veganism yet.<text:bookmark-end text:name="__RefHeading__16495_1455865686"/></text:h>
        <text:p text:style-name="P545">Please refer back to the refute of argument 18, as I have to say it does appear <text:span text:style-name="T1341">as if</text:span> you are not really <text:span text:style-name="T1178">giving</text:span> attention. Nevertheless, I will <text:soft-page-break/>attempt to address this issue once more. You probably want to consider your mealtime animals as having lived basically peaceful lives on idyllic country farms, with ample room where they contentedly mingled with their own kind up until that fateful final day when their lives were quickly, mercifully and humanely brought to an end in a stress free, painless manner. Such visions are what every animal breeder would love for you to <text:span text:style-name="T1595">hold</text:span> <text:span text:style-name="T1595">a</text:span>s true (and prove the effectiveness of their deceptive marketing), but there is always much more going on behind the<text:span text:style-name="T1178">se false</text:span> scenes. You will not like me for it, but this vision <text:span text:style-name="T14">must</text:span> be shattered. Please sit comfortably because I am about to present you with the facts.</text:p>
        <text:p text:style-name="P553"><draw:frame draw:style-name="fr3" draw:name="Frame363" text:anchor-type="paragraph" svg:x="6.978cm" svg:y="5.465cm" svg:width="5.062cm" draw:z-index="195"><draw:text-box fo:min-height="2.515cm"><text:p text:style-name="P27"><text:span text:style-name="Strong_20_Emphasis"><text:span text:style-name="T185">“"Suffering is suffering. It is always ugly. It is always unwelcome. It always needs to be stopped. There are no exceptions. A person with the capacity but not the inclination to cease suffering is morally incomplete.” - Mirko Bagaric</text:span></text:span></text:p></draw:text-box></draw:frame>Even small-scale, free range animal farms follow routine practices that every sane honest human must recognise as cruel. The very nature of animal rearing for profit demands <text:span text:style-name="T1341">for</text:span> these practices <text:span text:style-name="T1341">to </text:span>be followed. They begin with the inhumane exploitation of the animals reproductive system, where restrained females are forcibly impregnated. Were the victims to be human, this would be considered a horrendous crime, yet this sexual violation of billions of animals annually, is part and parcel of all animal farming. <text:span text:style-name="T1178">Take modern day turkeys for example, they have been bred to be so grotesquely large that they can’t even mate naturally. Farms roughly restrain female turkeys, turning them upside down, and violently shoving tubes or syringes of semen into their vaginas. To collect the semen, workers known as “milkers” restrain male turkeys and forcibly masturbate them until they ejaculate</text:span><text:span text:style-name="T1178"><text:note text:id="ftn60" text:note-class="endnote"><text:note-citation>60</text:note-citation><text:note-body><text:p text:style-name="P622">Ashley Capps, “12 Reasons you may never want to eat turkey again”, <text:span text:style-name="T14">Free From Harm</text:span>, November 7, 2013, <text:a xlink:type="simple" xlink:href="http://freefromharm.org/animal-cruelty-investigation/12-reasons-you-may-never-want-eat-turkey-again/#sthash.6BuyhKho.dpuf" text:style-name="Internet_20_link" text:visited-style-name="Visited_20_Internet_20_Link">http://freefromharm.org/animal-cruelty-investigation/12-reasons-you-may-never-want-eat-turkey-again/#sthash.6BuyhKho.dpuf</text:a> </text:p></text:note-body></text:note></text:span><text:span text:style-name="T1178">. </text:span></text:p>
        <text:p text:style-name="P553">For dairy farming, regardless of the size of the farm, the baby cows are always separated from their mothers in order <text:span text:style-name="T1179">to steal their </text:span>milk and s<text:span text:style-name="T1179">ell it</text:span> to <text:span text:style-name="T1179">unweaned </text:span>humans. This forced separation is an act of violence which leaves both mother and offspring devastated. The bond between mother and child is always strong with mammals regardless of species and violent separation always causes heartbreak.</text:p>
        <text:p text:style-name="P545">Free-Range egg farms, generally purchase their hens from egg hatcheries where confined breeding hens never get to see daylight nor have any contact with their offspring. After the eggs are hatched, and <text:soft-page-break/>within 24 hours of their birth, the chicks are sexed, and on a daily basis countless millions of male chicks of absolutely no use to the egg industry are brutally killed. <text:span text:style-name="T1179">Usually being </text:span>sent on a conveyor belt to be crushed alive <text:span text:style-name="T1179">in an industrial macerator</text:span><text:span text:style-name="T1179"><text:note text:id="ftn61" text:note-class="endnote"><text:note-citation>61</text:note-citation><text:note-body><text:p text:style-name="P623">Mercy For Animals, “Hatchery Horrors, The Egg Industries Tiniest Victims”, <text:span text:style-name="T14">Mercy For Animals</text:span>, Accessed October 8, 2015, <text:a xlink:type="simple" xlink:href="http://hatchery.mercyforanimals.org/" text:style-name="Internet_20_link" text:visited-style-name="Visited_20_Internet_20_Link">http://hatchery.mercyforanimals.org/</text:a> </text:p></text:note-body></text:note></text:span><text:span text:style-name="T1179">.</text:span></text:p>
        <text:p text:style-name="P545"><draw:frame draw:style-name="fr3" draw:name="Frame283" text:anchor-type="paragraph" svg:x="7.472cm" svg:y="4.909cm" svg:width="4.568cm" draw:z-index="311"><draw:text-box fo:min-height="2.727cm"><text:p text:style-name="P27"><text:span text:style-name="Strong_20_Emphasis"><text:span text:style-name="T185">“Weaselling out of things is important to learn. It's what separates us from the animals.. except the weasel.” - Homer Simpson </text:span></text:span></text:p></draw:text-box></draw:frame>Animals on all sizes of farms are also routinely mutilated without any form of anaesthetic. This includes the castration of males, excepting those kept aside for breeding purposes, the ear notching of baby piglets, the ear tagging of cattle, sheep and goats, nose ring insertion for pigs (to prevent pig<text:span text:style-name="T1392">s</text:span> from doing what comes natural to <text:span text:style-name="T1392">them</text:span>, and turning up soil with their noses), and the dehorning of cattle and goats. All but the smallest of farms, will likely also be debeaking hens (a painful procedure in which 1/3 to 2/3 of a bird's highly sensitive beak is seared or sliced off without pain relief – permitted under most humane labels), branding cattle (where searing hot irons are pressed into restrained animals for 5 to 10 seconds), and painfully docking the tails of c<text:span text:style-name="T1522">ows</text:span> and day old piglets.</text:p>
        <text:p text:style-name="P549"><draw:frame draw:style-name="fr3" draw:name="Frame365" text:anchor-type="paragraph" svg:x="6.551cm" svg:y="4.602cm" svg:width="5.489cm" draw:z-index="392"><draw:text-box fo:min-height="2.727cm"><text:p text:style-name="P27"><text:span text:style-name="Strong_20_Emphasis"><text:span text:style-name="T185">“Nonviolence leads to the highest ethics, which is the goal of all evolution. Until we stop harming all other living beings, we are still savages” - Thomas Edison</text:span></text:span></text:p></draw:text-box></draw:frame>All of these are brutal, agonising acts of violence and treatment that no <text:span text:style-name="T14">sane</text:span> person would ever volunteer to receive. The agony and unwillingness of any animal undergoing such treatment is unavoidably obvious to any <text:span text:style-name="T1522">present</text:span>. If you are at all genuinely sensitive to the plights of these animals, then <text:span text:style-name="T1033">the </text:span><text:span text:style-name="T17">Humane Facts</text:span><text:span text:style-name="T1033"> website </text:span>list<text:span text:style-name="T1033">s in detail</text:span> permitted humane farming practices<text:note text:id="ftn62" text:note-class="endnote"><text:note-citation>62</text:note-citation><text:note-body><text:p text:style-name="Endnote"><text:span text:style-name="T184">“Humane farming, Standard Practises”, </text:span><text:span text:style-name="T764">HumaneFacts</text:span><text:span text:style-name="T184">, Accessed July 28, 2015, <text:s/></text:span><text:a xlink:type="simple" xlink:href="http://humanefacts.org/practices/" text:style-name="Internet_20_link" text:visited-style-name="Visited_20_Internet_20_Link">http://humanefacts.org/practices/</text:a></text:p></text:note-body></text:note> (where regulations are generally very lax and loopholes plentiful) which the public as a rule are kept unaware of, <text:span text:style-name="T1034">and the </text:span><text:span text:style-name="T18">UPC-Online</text:span><text:span text:style-name="T1034"> website reports an </text:span>eyewitness account of Turkey breeding<text:note text:id="ftn63" text:note-class="endnote"><text:note-citation>63</text:note-citation><text:note-body><text:p text:style-name="Endnote"><text:span text:style-name="T1034">Frank Observer, “In the Turkey Breeding Factory”, </text:span><text:span text:style-name="T18">UPC-Online</text:span><text:span text:style-name="T1034">, Accessed August 31, 2015, </text:span><text:a xlink:type="simple" xlink:href="http://www.upc-online.org/fall94/breeding.html" text:style-name="Internet_20_link" text:visited-style-name="Visited_20_Internet_20_Link">http://www.upc-online.org/fall94/breeding.html</text:a></text:p></text:note-body></text:note>.</text:p>
        <text:p text:style-name="P545">Animal farmers basically have total control over every aspect of an animal's life which is always first and foremostly viewed as a commodity. Regardless of how any farmer will tell you that he loves his animals, and that they are well cared for and treated with respect, his actions always prove otherwise. One does not forcibly restrain and castrate one's loved ones, one does not rape and violate one's loved ones, one does not cut shapes into the ears of one's loved ones, and finally, one does not feed and fatten one's loved ones purely to get <text:soft-page-break/>them to marketable sizes with the intention of transporting them at a fraction of their lifespans to have them brutally murdered, exchanging their pounds of flesh for <text:span text:style-name="T1522">pounds of sterling</text:span>. Any perverse claims of love are but empty, meaningless words when one's actions clearly demonstrate that the reverse is true.</text:p>
        <text:p text:style-name="P545"><draw:frame draw:style-name="fr3" draw:name="Frame99" text:anchor-type="paragraph" svg:x="5.817cm" svg:y="5.39cm" svg:width="6.223cm" draw:z-index="370"><draw:text-box fo:min-height="1.06cm"><text:p text:style-name="P27"><text:span text:style-name="Strong_20_Emphasis"><text:span text:style-name="T185">Q: Why did the zombie stop teaching?</text:span></text:span></text:p><text:p text:style-name="P27"><text:span text:style-name="Strong_20_Emphasis"><text:span text:style-name="T98">A: He only had one PUPIL!</text:span></text:span></text:p></draw:text-box></draw:frame>Also, please don't try and tell me what the world is not ready for, speak purely for yourself, don't try and make out it's the rest of the world that isn't ready and hide behind them. If you are happy being an animal abuser, because I'm not going to sugar coat this for you and that's what every nonvegan is, and I want you to bravely face this truth with honesty, then carry on doing what you are doing, but if you are genuinely not happy with this truth then there is only one <text:span text:style-name="T1392">valid option you have</text:span>. Stop making excuses, stop abusing animals and pretending you are not, become vegan. It is the only rational choice, <text:span text:style-name="T1179">otherwise you will be willingly allowing and participating in the waking nightmare which you indirectly but consciously force animals to endure</text:span>.</text:p>
        <text:h text:style-name="P718" text:outline-level="4"><text:bookmark-start text:name="__RefHeading__16402_35052778"/><text:span text:style-name="T1128">64</text:span>. Don't you think that this is really an issue that governments and mega-corporations need to address, they are the main culprits and we should be demanding them to make changes, and enforce rules for better animal welfare.<text:bookmark-end text:name="__RefHeading__16402_35052778"/></text:h>
        <text:p text:style-name="P545">This attitude infers that the matter is really out of our hands and that requesting consumers to rewrite their shopping lists is an unrealistic solution toward effective change. The fundamental flaw in drawing such a conclusion <text:span text:style-name="T1034">l</text:span>i<text:span text:style-name="T1034">e</text:span>s <text:span text:style-name="T1034">in the denial that it is we </text:span>the consumers that have the real power to change the system. It is our demands as consumer that shape supply, and while we demand to eat animal products, exercise nonchalance and indifference to the suffering of animals, their woeful fates can never possibly improve. To keep up with the <text:span text:style-name="T1645">huge</text:span> demand <text:span text:style-name="T1646">for animal products</text:span>, <text:span text:style-name="T1645">necessitates</text:span> that battery farms supply the bulk of <text:span text:style-name="T1646">those demands</text:span>, there is no way around this.</text:p>
        <text:p text:style-name="P545">It's worth noting the recent radical changes that are currently afoot throughout Israel. Following a series of most influential lectures given by Gary Yourofsky, who in 2012 visited the country giving his talk<text:span text:style-name="T1"><text:note-ref text:note-class="endnote" text:reference-format="text" text:ref-name="ftn53">53</text:note-ref></text:span> at various locations and being interviewed on national TV, the country is seeing a widescale shift toward veganism. Yourofsky can't take all the credit though, national TV there also ran a series of expos<text:span text:style-name="T183">é</text:span>s on some <text:soft-page-break/>of the largest animal food producers in the country, for the first time ever, bringing the truth to the living rooms on prime time TV<text:note text:id="ftn64" text:note-class="endnote"><text:note-citation>64</text:note-citation><text:note-body><text:p text:style-name="Endnote">The Vegan Woman, “Is Israel Going to be The first Vegan Nation?”, <text:span text:style-name="T14">theveganwoman.com</text:span><text:span text:style-name="T137">, January 10, 2014, </text:span><text:a xlink:type="simple" xlink:href="http://www.theveganwoman.com/israel-going-first-vegan-nation/" text:style-name="Internet_20_link" text:visited-style-name="Visited_20_Internet_20_Link"><text:span text:style-name="T137">http://www.theveganwoman.com/israel-going-first-vegan-nation/</text:span></text:a><text:span text:style-name="T137"> </text:span></text:p></text:note-body></text:note>. The resulting changes in consumer habit have seen the largest shift of supply, and Tel Aviv boasts over 400 vegan friendly restaurants<text:note text:id="ftn65" text:note-class="endnote"><text:note-citation>65</text:note-citation><text:note-body><text:p text:style-name="Endnote">Tova Cohen, “In the Land of Milk and Honey, Israelis Turn Vegan”, <text:span text:style-name="T14">Reuters</text:span><text:span text:style-name="T137">, July 21, 2015, </text:span><text:a xlink:type="simple" xlink:href="http://in.reuters.com/article/2015/07/21/us-israel-food-vegan-idINKCN0PV1H020150721" text:style-name="Internet_20_link" text:visited-style-name="Visited_20_Internet_20_Link"><text:span text:style-name="T137">http://in.reuters.com/article/2015/07/21/us-israel-food-vegan-idINKCN0PV1H020150721</text:span></text:a><text:span text:style-name="T137"> </text:span></text:p></text:note-body></text:note>, and even Domino's Pizza there is <text:span text:style-name="T1522">now</text:span> entirely vegan<text:note text:id="ftn66" text:note-class="endnote"><text:note-citation>66</text:note-citation><text:note-body><text:p text:style-name="Endnote">Tova Cohen, “Why Domino's only sells vegan pizza in Israel”, <text:span text:style-name="T14">The Christian Science Monitor</text:span><text:span text:style-name="T137">, July 21, 2015, </text:span><text:a xlink:type="simple" xlink:href="http://www.csmonitor.com/World/Middle-East/2015/0721/Why-Domino-s-only-sells-vegan-pizza-in-Israel" text:style-name="Internet_20_link" text:visited-style-name="Visited_20_Internet_20_Link"><text:span text:style-name="T137">http://www.csmonitor.com/World/Middle-East/2015/0721/Why-Domino-s-only-sells-vegan-pizza-in-Israel</text:span></text:a><text:span text:style-name="T137"> </text:span></text:p></text:note-body></text:note>! Ours must be the voices that create the change, we cannot expect government or meg<text:span text:style-name="T1522">a</text:span>corporations to initiate positive improvements, especially when it is clearly against their better interests, waiting for them is like waiting for Godot. Spoiler Alert: He ain<text:span text:style-name="T1556">'</text:span>t g<text:span text:style-name="T1341">o</text:span>nna get turn up! </text:p>
        <text:h text:style-name="P718" text:outline-level="4"><text:bookmark-start text:name="__RefHeading__16404_35052778"/><text:span text:style-name="T1049">65</text:span>. Don't you think you would have better results converting people if you were less confrontational about things?<text:bookmark-end text:name="__RefHeading__16404_35052778"/></text:h>
        <text:p text:style-name="P545"><draw:frame draw:style-name="fr3" draw:name="Frame281" text:anchor-type="paragraph" svg:x="5.918cm" svg:y="5.091cm" svg:width="6.122cm" draw:z-index="211"><draw:text-box fo:min-height="7.332cm"><text:p text:style-name="P27"><text:span text:style-name="Strong_20_Emphasis"><text:span text:style-name="T185">“There are no federal animal welfare laws regulating the treatment of the billions of </text:span></text:span><text:span text:style-name="Strong_20_Emphasis"><text:span text:style-name="T729">food animals</text:span></text:span><text:span text:style-name="Strong_20_Emphasis"><text:span text:style-name="T185"> while they're on the farm. Further, while all 50 US states have cruelty statutes, most explicitly exempt common farming practices, no matter how abusive. The final trip to the slaughterhouse is often insufferable hours long, with many animals arriving exhausted and suffering heat stroke, in the line to be slaughtered conscious animals hear their friends being killed, and are forced forward with prodding, beating and electrocution. Your scenario of happy life and quick death is purely appeasing fantasy.” - Author</text:span></text:span></text:p></draw:text-box></draw:frame>OK, tell me what I should say to make you become vegan, and I'll say it for you, and then you'll become vegan right? The truth is there is no single method that is guaranteed success. There are numerous reasons people choose to eat a plant centric diet, for many it is purely a health choice, for others a passing phase, for yet others an environmental protest or an economical necessity (yes, unless you are perhaps ambushing and strangling <text:span text:style-name="T1180">local wombats</text:span>, a well structured plant diet should always be cheaper than its animal derived alternative). Me, my focus is mostly about helping you to understand the sentience of all animals, and trying to get people to honestly face the stone cold facts of animal exploitation. I believe the only people who are repelled by my tactics are those who will likely be <text:span text:style-name="T1180">repulsed</text:span> by the whole notion of there being anything fundamentally wrong with <text:span text:style-name="T1180">holding captive different species to abuse and ultimately slaughter them</text:span>. </text:p>
        <text:p text:style-name="P545">Are there people out there doing a better job at converting others to adopt veganism? Yes, to be sure there are, I'm relatively unoutspoken as compared to many. If you meet me in person it is quite unlikely that I will steer the conversation to the subject of animal rights. <text:span text:style-name="T1522">M</text:span>ost people I meet and interact with have no idea of my lifestyle and life opinions. <text:soft-page-break/>Sometimes I think this may be a failing of mine as I know animal exploitation to be as outrageously barbaric, abhorrent and despicable as every other human act of violence. <text:span text:style-name="T1522">I</text:span>t frankly sickens me that animals are so blatantly abused for their flesh and birth related products. Alas, the majority of humans, hoodwinked since birth, accept and believe that animal exploitation is somehow <text:span text:style-name="T1522">natural</text:span>, and although my voice is just one in a crowd, and my personality one that generally, on a one-to-one level, pretty much always seeks to be non-confrontational, I will write what I feel and the way I feel. You are reading this voluntarily, and nothing is being rammed down your throat.</text:p>
        <text:p text:style-name="P545"><draw:frame draw:style-name="fr3" draw:name="Frame123" text:anchor-type="paragraph" svg:x="6.322cm" svg:y="3.452cm" svg:width="5.719cm" draw:z-index="433"><draw:text-box fo:min-height="3.043cm"><text:p text:style-name="P27"><text:span text:style-name="Strong_20_Emphasis"><text:span text:style-name="T185">“Our grandchildren will ask us one day: </text:span></text:span><text:span text:style-name="Strong_20_Emphasis"><text:span text:style-name="T729">Where were you during the holocaust of the animals? What did you do against these horrific crimes?</text:span></text:span><text:span text:style-name="Strong_20_Emphasis"><text:span text:style-name="T185"> This time around we won't be able to say: </text:span></text:span><text:span text:style-name="Strong_20_Emphasis"><text:span text:style-name="T729">We didn't know it was going on.</text:span></text:span><text:span text:style-name="Strong_20_Emphasis"><text:span text:style-name="T185">” - Helmut Kaplan</text:span></text:span></text:p></draw:text-box></draw:frame>I know for a fact that my bluntness and yes sometimes somewhat sarcastic approach has definitely helped numerous people to become vegan. On many occasions I have spoken out in forums and various online venues to nonvegans and some have later given me positive feedback and gratitude for setting the record straight. Of course I've had even more that have told me I'm guilty of messing the record up, but none that has thus far been able to <text:span text:style-name="T1001">rationally demonstrate just how that is so, nor </text:span>offer any valid reason for continuing the exploitation of our animal brethren. </text:p>
        <text:p text:style-name="P190">If you really want to see someone say things the way they are, I recommend everyone to watch this video<text:note text:id="ftn67" text:note-class="endnote"><text:note-citation>67</text:note-citation><text:note-body><text:p text:style-name="Endnote">Gary Yourofsky, “Best Speech You Will Ever Hear (U<text:span text:style-name="T1474">P</text:span>DATED)- Gary Yourofsky”, <text:span text:style-name="T14">Youtube Video,</text:span><text:span text:style-name="T137"> Published April 1, 2014, </text:span><text:a xlink:type="simple" xlink:href="https://www.youtube.com/watch?feature=player_embedded&amp;v=_K36Zu0pA4U" text:style-name="Internet_20_link" text:visited-style-name="Visited_20_Internet_20_Link">https://www.youtube.com/watch?feature=player_embedded&amp;v=_K36Zu0pA4U</text:a></text:p></text:note-body></text:note> (Not gory, just Gary Yourofsky setting the record straight).</text:p>
        <text:h text:style-name="P718" text:outline-level="4"><text:bookmark-start text:name="__RefHeading__16601_1455865686"/><text:span text:style-name="T1045">66</text:span>. Look, it's a brutal world we live in, cruelty everywhere and you're not going to change that, so just suck it up and accept it.<text:bookmark-end text:name="__RefHeading__16601_1455865686"/></text:h>
        <text:p text:style-name="P545">Yes it's a brutal world, and your approach will surely do nothing to change that. However, I find your stance both cruel and at the same time cowardly. Cruel because, well you are basically admitting you are part of the cruelty but unwilling to change, and cowardly because once more you are hiding behind the majority, using them as an excuse to not change. Instead of standing up, just being honest and saying it is you who's unwilling to change, <text:span text:style-name="T1180">that </text:span>it's you who's indifferent about animal abuse, you are pointing your finger at everyone else, and weaselling your way out of the spotlight. Just like all those <text:span text:style-name="T1180">who express rightful anger toward</text:span> <text:span text:style-name="T1180">the</text:span> guy <text:span text:style-name="T1180">who left his dog locked up </text:span>in the <text:soft-page-break/>car, but think nothing of the agony they put th<text:span text:style-name="T1180">e</text:span> pig through <text:span text:style-name="T1180">which </text:span>they ate for breakfast. Trying to push attention away from themselves.</text:p>
        <text:p text:style-name="P190"><draw:frame draw:style-name="fr3" draw:name="Frame96" text:anchor-type="paragraph" svg:x="8.056cm" svg:y="4.614cm" svg:width="3.985cm" draw:z-index="366"><draw:text-box fo:min-height="2.32cm"><text:p text:style-name="P27"><text:span text:style-name="Strong_20_Emphasis"><text:span text:style-name="T185">Q: What did the zombie say to his date? </text:span></text:span></text:p><text:p text:style-name="P27"><text:span text:style-name="Strong_20_Emphasis"><text:span text:style-name="T98">A: I just love a woman with BRAAAINS.</text:span></text:span></text:p></draw:text-box></draw:frame>I don't want to hear reasons why I <text:span text:style-name="T1620">alone</text:span> am not going to change the world, you are right, that's not <text:span text:style-name="T1180">a</text:span> job <text:span text:style-name="T1180">which is solely mine, it is a job we must all take on, each one of us must decide which direction we wish the world to head!</text:span> <text:span text:style-name="T1181">C</text:span>learly I have your attention <text:span text:style-name="T1181">though</text:span>, so let's just say I'm here to tell you why you personally should change, I'm here to give you reasons why individual changes in habit are of vital importance for the sanity and well-being of our species <text:span text:style-name="T1596">and planet</text:span>. I'm here to show you that you are part of an angry mob called the majority and that you don't have to stay with that mob. I'm here to offer you an alternative to the violence your lifestyle imposes and perpetuates. I'm here to help guide you onto the path of ahimsa.</text:p>
        <text:p text:style-name="P358">Mullah Nasrud<text:span text:style-name="T1436">d</text:span>in's wife woke him up one morning and said, “Darling, wake up it's thanksgiving, go out and buy a turkey” The Mullah looked at her and said, "Why in the world do you wish to punish a turkey for something that happened hundreds of years ago?”</text:p>
        <text:h text:style-name="P718" text:outline-level="4"><text:bookmark-start text:name="__RefHeading__16741_1919625334"/><text:span text:style-name="T1128">67</text:span>. <text:span text:style-name="T1619">W</text:span>hat about our canine teeth, surely you must accept them as proof that we are meant to eat meat?!<text:bookmark-end text:name="__RefHeading__16741_1919625334"/></text:h>
        <text:p text:style-name="P545">Try telling that to the <text:span text:style-name="T1491">hippopotamus</text:span> who of all mammals ha<text:span text:style-name="T1491">s</text:span> the largest set of canine teeth, and they're fully herbivorous! Our canine teeth prove nothing, let me see you rip into the side of a cow with those fearsome, <text:span text:style-name="T1491">ferocious</text:span> canines of yours. You probably wouldn't make it through the hide! Even after the meat is butchered and sliced, you'll likely need it fully tenderising, softened further still through the appliance of greases and subjected to an intense heat process! And even after all that, you'll probably still require it cutting up into bite-sized pieces, generous sprinklings of salt, pepper and ketchup, and still cry bloody murder when you bite into that tiny piece of neglected bacon bone. <text:span text:style-name="T1034">The truth is, you'd probably find it difficult enough just biting through the skin of a cantaloupe, so you'll have no chance with the skin of an antelope!</text:span></text:p>
        <text:p text:style-name="P545">I suggest you refer back to point number 10, and to the comparative anatomy chart I reference there.</text:p>
        <text:h text:style-name="P695" text:outline-level="4"><text:bookmark-start text:name="__RefHeading__16743_1919625334"/><text:soft-page-break/><text:span text:style-name="T1041">68</text:span>. It's a well-known fact that vegans are bipolar.<text:bookmark-end text:name="__RefHeading__16743_1919625334"/></text:h>
        <text:p text:style-name="P545"><draw:frame draw:style-name="fr3" draw:name="Frame345" text:anchor-type="paragraph" svg:x="7.491cm" svg:y="4.842cm" svg:width="4.549cm" draw:z-index="393"><draw:text-box fo:min-height="2.33cm"><text:p text:style-name="P27"><text:span text:style-name="Strong_20_Emphasis"><text:span text:style-name="T185">“What we eat not only affects us physically, but it affects our mental attitude, our aggressiveness and our ability to make good decisions.” - Victor Valley</text:span></text:span></text:p></draw:text-box></draw:frame>No it's not, at least not one that I'<text:span text:style-name="T1596">d</text:span> ever heard before I got asked this question. What is a well-known fact though, is that when other tried arguments fail, it's often the case people resort to various forms of name-calling and insults. Sometimes disguised and subtle, but often also blatantly rude and aggressive. Of course, being labelled bipolar is one of the milder forms of discourtesy and trust me, I've heard a lot, lot worse, been told to leave in all manner of unsavoury ways, and even physically threatened by those who have no interest, or possibly ability, to hold a rational debate. This kind of knee-jerk reaction is always proof that the insulter is clearly at a loss to defend their <text:span text:style-name="T1181">wobbly </text:span>stance. Anyone who resorts to profanity, insults and/or threats loses their credibility in the process;<text:span text:style-name="T1579"> ridicule is always a poor substitute for reasoned discussion.</text:span></text:p>
        <text:p text:style-name="P545">Besides, even if it were a genuine fact and there were a higher frequency of bipolarism among vegans, it looks like you are once more pouncing on a singular weak point, while blatantly ignoring the fact that psychiatric wards are overflowing with omnivorous inmates!</text:p>
        <text:p text:style-name="P557">It's certainly indisputable that diet does indeed affect our mental healths as well as our physical healths, and I would like to refer all readers to a vegan prison experiment<text:note text:id="ftn68" text:note-class="endnote"><text:note-citation>68</text:note-citation><text:note-body><text:p text:style-name="Endnote">“Vegan Diet impacts <text:s/>California Prison”, <text:span text:style-name="T14">Vegetarian Spotlight</text:span>, January 9, 2011, <text:a xlink:type="simple" xlink:href="http://vegetarianspotlight.com/2011/vegan-diet-impacts-california-prison/" text:style-name="Internet_20_link" text:visited-style-name="Visited_20_Internet_20_Link">http://vegetarianspotlight.com/2011/vegan-diet-impacts-california-prison/</text:a> &amp;</text:p><text:p text:style-name="Endnote"><text:s text:c="6"/>“Saved By A Vegan Prison”, <text:span text:style-name="T14">Vegetarian Spotlight</text:span>, December 20, 2012, <text:a xlink:type="simple" xlink:href="http://vegetarianspotlight.com/2012/saved-by-a-vegan-prison" text:style-name="Internet_20_link" text:visited-style-name="Visited_20_Internet_20_Link">http://vegetarianspotlight.com/2012/saved-by-a-</text:a><text:a xlink:type="simple" xlink:href="http://vegetarianspotlight.com/2012/saved-by-a-vegan-prison" text:style-name="Internet_20_link" text:visited-style-name="Visited_20_Internet_20_Link">vegan-prison</text:a> </text:p></text:note-body></text:note> which began in California in the late 1990s and continued for another seven years until funding stopped supposedly due to a mere technicality; naturally, my inner conspiracy nut is quick to recognise that there were surely deeper reasons behind its closing. </text:p>
        <text:p text:style-name="P545">The results of the experiment were astounding and undeniable, and this became one of the most remarkable prison success programs in the US; inmates were getting out and staying out! At the time, the State of California had a recidivism rate of 95%; this is the percentage of former prisoners who generally end up getting rearrested. The Victor Valley facility enjoyed a recidivism rate of less than 2%! Even during communal recess time violence was reduced significantly, and all racial tension practically ground to a halt. The key factor behind the success of this project was clearly a vegan diet and the education which accompanied it.</text:p>
        <text:p text:style-name="P545"><text:soft-page-break/>And if you are still not convinced, read here<text:note text:id="ftn69" text:note-class="endnote"><text:note-citation>69</text:note-citation><text:note-body><text:p text:style-name="Endnote">“Vegetarianism - Mental Benefits”, <text:span text:style-name="T14">Celestial Healing</text:span>, Accessed July 28, 2015, <text:a xlink:type="simple" xlink:href="http://www.celestialhealing.net/mentalveg.htm" text:style-name="Internet_20_link" text:visited-style-name="Visited_20_Internet_20_Link">http://www.celestialhealing.net/mentalveg.htm</text:a></text:p></text:note-body></text:note> for some more information on the mental health benefits of a vegetarian/vegan diet. You'll never find a vegan with Alzheimer's!</text:p>
        <text:h text:style-name="P701" text:outline-level="4"><draw:frame draw:style-name="fr3" draw:name="Frame423" text:anchor-type="paragraph" svg:x="6.862cm" svg:y="0.572cm" svg:width="5.179cm" draw:z-index="212"><draw:text-box fo:min-height="1.997cm"><text:p text:style-name="P41"><text:span text:style-name="Strong_20_Emphasis"><text:span text:style-name="T289">“The real choice is not between dogs and children, it is between good science and bad science; between methods that directly relate to humans and those that do not.” - Robert Sharpe, Ph.D.</text:span></text:span></text:p></draw:text-box></draw:frame><text:bookmark-start text:name="__RefHeading___Toc137197_489806861"/><text:span text:style-name="T1041">69</text:span>. <text:span text:style-name="T1172">If everyone turned vegan, it would put a whole lot of people out of work!</text:span><text:bookmark-end text:name="__RefHeading___Toc137197_489806861"/></text:h>
        <text:p text:style-name="P552">I guess all those people that rely on the misery of animals to make their living, would have to find themselve<text:span text:style-name="T1325">s</text:span> new jobs, yes that sounds about right. But we are still going to need food, so there will still be plenty of work growing fruit and vegetables! Besides, one might <text:span text:style-name="T1523">equally argue</text:span> that a lot of people would lose their jobs if everyone stopped smoking too; all those tobacco farmers, cigarette company workers and tobacconists would be out of work, so maybe we should all start smoking to help the economy! And what would happen if world peace were suddenly <text:span text:style-name="T1325">declared</text:span>? All those poor soldiers, arms manufacturers and a whole bunch of surgeons would be out of work. Surely the threat of losing a job should never be used as an excuse to cease any action or trade reliant on, or causing the suffering of others?</text:p>
        <text:h text:style-name="P702" text:outline-level="4"><draw:frame draw:style-name="fr3" draw:name="Frame498" text:anchor-type="paragraph" svg:x="7.366cm" svg:y="1.106cm" svg:width="4.674cm" draw:z-index="345"><draw:text-box fo:min-height="4.357cm"><text:p text:style-name="P41"><text:span text:style-name="Strong_20_Emphasis"><text:span text:style-name="T289">“I abhor vivisection.. it should be abolished. I know of no achievement through vivisection, no scientific discovery, that could not have been obtained without such barbarism and cruelty. The whole thing is evil.” - Dr Charles Mayo</text:span></text:span></text:p></draw:text-box></draw:frame><text:bookmark-start text:name="__RefHeading___Toc137201_489806861"/><text:span text:style-name="T1320">70</text:span>. <text:span text:style-name="T1174">If you had a chance to save either a child or an animal from drowning, but only one of them, which one would you choose?</text:span><text:bookmark-end text:name="__RefHeading___Toc137201_489806861"/></text:h>
        <text:p text:style-name="P554"><text:span text:style-name="T137">I am guessing that the intention here is to force the animal activist into admitting that there are situations where he would choose the life of a human over a non human, thus proving that humans and other animals are not equal, and thus should not be granted equal rights. </text:span><text:span text:style-name="T152">By</text:span><text:span text:style-name="T137"> choos</text:span><text:span text:style-name="T152">ing</text:span><text:span text:style-name="T137"> to save the life of a human over a nonhuman, it does not then mean th</text:span><text:span text:style-name="T152">ere is somehow an </text:span><text:span text:style-name="T137">endors</text:span><text:span text:style-name="T152">ement of animal exploitation</text:span><text:span text:style-name="T137">. Rephrasing the scenario, what if the </text:span><text:span text:style-name="T152">choice were between a family member and a stranger? Or a </text:span><text:span text:style-name="T165">foreigner</text:span><text:span text:style-name="T152"> and someone of your own particular ethnicity? Choosing the child above the animal does not make one a speciesist, any more than choosing between different humans might make one a racist. Such scenarios prove nothing of consequence, </text:span><text:span text:style-name="T153">and have nothing to do with veganism.</text:span></text:p>
        <text:h text:style-name="P703" text:outline-level="4"><text:bookmark-start text:name="__RefHeading___Toc229797_971322570"/><text:soft-page-break/><text:span text:style-name="T1434">71</text:span>. <text:span text:style-name="T1173">I really don't see what all the fuss is about, they're just animals!</text:span><text:bookmark-end text:name="__RefHeading___Toc229797_971322570"/></text:h>
        <text:p text:style-name="P555"><text:span text:style-name="T162">So </text:span><text:span text:style-name="T153">what does that make you</text:span><text:span text:style-name="T162">? </text:span><text:span text:style-name="T153">Just a vegetable, or just a mineral? Seriously though, it was once considered normal and common to label another as </text:span><text:span text:style-name="T78">just a woman</text:span><text:span text:style-name="T153">, or</text:span><text:span text:style-name="T78"> just a slave </text:span><text:span text:style-name="T153">or </text:span><text:span text:style-name="T78">just a </text:span><text:span text:style-name="T48">Jewish person</text:span><text:span text:style-name="T78">. </text:span><text:span text:style-name="T153">All sent</text:span><text:span text:style-name="T151">ient </text:span><text:span text:style-name="T153">beings are more than </text:span><text:span text:style-name="T78">just </text:span><text:span text:style-name="T153">something!</text:span></text:p>
        <text:h text:style-name="P704" text:outline-level="4"><text:bookmark-start text:name="__RefHeading___Toc137203_489806861"/><text:span text:style-name="T1305">72</text:span>. <text:span text:style-name="T1175">If we weren't using animals in research we wouldn't be able to find cures for diseases; animal research is necessary if we hope to cure diseases and help sick humans.</text:span><text:bookmark-end text:name="__RefHeading___Toc137203_489806861"/></text:h>
        <text:p text:style-name="P550"><draw:frame draw:style-name="fr3" draw:name="Frame424" text:anchor-type="paragraph" svg:x="6.346cm" svg:y="1.625cm" svg:width="5.694cm" draw:z-index="214"><draw:text-box fo:min-height="4.226cm"><text:p text:style-name="P42"><text:span text:style-name="Strong_20_Emphasis"><text:span text:style-name="T290">“Results from animal tests are not transferable between species and therefore cannot guarantee product safety for humans. In reality these tests do not provide protection for consumers from unsafe products, but rather are used to protect corporations from legal liability.” - Dr. Herbert Gundersheimer</text:span></text:span></text:p></draw:text-box></draw:frame><text:span text:style-name="T156">Gandhi referred to vivisection as the blackest of all sciences, a sentiment I am more than inclined to agree with. More than anything, it's a </text:span><text:span text:style-name="T161">sadistic</text:span><text:span text:style-name="T156"> </text:span><text:span text:style-name="T161">pseudo-science</text:span><text:span text:style-name="T156"> lacking both reliability and sensibility. Its real function is to protect pharmaceutical companies from potential law suits should released drugs go awry </text:span><text:span text:style-name="T157">resulting in injury or death to patients</text:span><text:span text:style-name="T156">.</text:span></text:p>
        <text:p text:style-name="P216"><draw:frame draw:style-name="fr3" draw:name="Frame425" text:anchor-type="paragraph" svg:x="6.719cm" svg:y="6.955cm" svg:width="5.322cm" draw:z-index="394"><draw:text-box fo:min-height="1.342cm"><text:p text:style-name="P129"><text:span text:style-name="Strong_20_Emphasis"><text:span text:style-name="T131">“</text:span></text:span><text:span text:style-name="Strong_20_Emphasis"><text:span text:style-name="T133">Vivisection is barbaric, useless, and a hindrance to scientific progress.</text:span></text:span><text:span text:style-name="Strong_20_Emphasis"><text:span text:style-name="T131">” - </text:span></text:span><text:span text:style-name="Strong_20_Emphasis"><text:span text:style-name="T132">Werner Hartinger</text:span></text:span></text:p></draw:text-box></draw:frame><text:span text:style-name="T1014">Th</text:span>ere are ample cases of pharmaceutical drugs, priorly tested on animals and approved by the FDA, which soon proved to be unsafe or even life threatening for humans. Thalidomide springs immediately to mind as one such example, marketed as a wonder drug and an effective <text:span text:style-name="T1393">tranquilliser</text:span> and pain killer useful for insomnia, coughs and headaches, in addition it was said to help pregnant women with morning sickness! It took several years before thousands of severe birth defects were finally <text:span text:style-name="T1393">publicly</text:span> acknowledged to be linked to the drug<text:note text:id="ftn70" text:note-class="endnote"><text:note-citation>70</text:note-citation><text:note-body><text:p text:style-name="P621">Nick McKenzie, “Australian thalidomide managers knew drug was killing <text:soft-page-break/>babies 'for five months'”, <text:span text:style-name="T14">The Sydney Morning Herald</text:span>, May 14, 2015, <text:a xlink:type="simple" xlink:href="http://www.smh.com.au/national/health/australian-thalidomide-managers-knew-drug-was-killing-babies-for-five-months-20150524-gh8h82.html" text:style-name="Internet_20_link" text:visited-style-name="Visited_20_Internet_20_Link">http://www.smh.com.au/national/health/australian-thalidomide-managers-knew-drug-was-killing-</text:a><text:a xlink:type="simple" xlink:href="http://www.smh.com.au/national/health/australian-thalidomide-managers-knew-drug-was-killing-babies-for-five-months-20150524-gh8h82.html" text:style-name="Internet_20_link" text:visited-style-name="Visited_20_Internet_20_Link">babies-for-five-months-20150524-gh8h82.html</text:a> </text:p></text:note-body></text:note>. My own mother was prescribed this drug during her pregnancy with me, and it is purely through her own wisdom and desire to avoid pharmaceuticals that she never took advantage of its acclaimed, wondrous abilities. Wikipedia lists a whole host of other drugs initially FDA approved but later removed from the market due to adverse side <text:span text:style-name="T1611">e</text:span>ffects and other reasons<text:note text:id="ftn71" text:note-class="endnote"><text:note-citation>71</text:note-citation><text:note-body><text:p text:style-name="P621">“List of Withdrawn Drugs”, <text:span text:style-name="T14">Wikipedia</text:span>, Accessed October 8, 2015, <text:a xlink:type="simple" xlink:href="https://en.wikipedia.org/wiki/List_of_withdrawn_drugs" text:style-name="Internet_20_link" text:visited-style-name="Visited_20_Internet_20_Link">https://en.wikipedia.org/wiki/List_of_withdrawn_drugs</text:a> </text:p></text:note-body></text:note>. </text:p>
        <text:p text:style-name="P216">Clearly the whole idea of developing drugs for one species by testing them on another is flawed, after all if you wanted to cure arthritis in dogs, you wouldn't test the drugs out on cats! Vivisection has been practised since <text:span text:style-name="T1292">well before</text:span> the 1800s and yet here we are, still plagued <text:soft-page-break/>by countless diseases. Probably more now than ever before, with new ones regularly surfacing and older ones becoming drug resistant. Many of them could quite easily be avoided altogether by adopting a more species specific diet. I find it rather ironic how we test drugs on animals to cure diseases within humans that are <text:span text:style-name="T1209">often </text:span>caused by eating animals. I guess the ultimate example of this is recent research into trans-species heart transplants, as it seems it may soon be possible to transplant a pig's heart into a human<text:note text:id="ftn72" text:note-class="endnote"><text:note-citation>72</text:note-citation><text:note-body><text:p text:style-name="P620">Francie Diep, “Pig Heart Transplants for Humans Are on the Way”, <text:span text:style-name="T14">Popular Science</text:span>, May 1, 2014, <text:a xlink:type="simple" xlink:href="http://www.popsci.com.au/science/medicine/pig-heart-transplants-for-humans-are-on-the-way,384232" text:style-name="Internet_20_link" text:visited-style-name="Visited_20_Internet_20_Link">http://www.popsci.com.au/science/medicine/pig-heart-</text:a><text:a xlink:type="simple" xlink:href="http://www.popsci.com.au/science/medicine/pig-heart-transplants-for-humans-are-on-the-way,384232" text:style-name="Internet_20_link" text:visited-style-name="Visited_20_Internet_20_Link">transplants-for-humans-are-on-the-way,384232</text:a> </text:p></text:note-body></text:note>. So whenever anyone gorges on bacon and then needs a new heart, they can get a pig's one, bringing a whole new meaning to that wonderful expression of you are what you eat! </text:p>
        <text:p text:style-name="P551"><text:span text:style-name="T137">It is never </text:span><text:span text:style-name="T161">altruistic</text:span><text:span text:style-name="T137"> or compassionate to </text:span><text:span text:style-name="T152">cause harm to </text:span><text:span text:style-name="T137">one</text:span><text:span text:style-name="T152">, in the hope of helping </text:span><text:span text:style-name="T137">yet </text:span><text:span text:style-name="T152">another, </text:span><text:span text:style-name="T158">t</text:span><text:span text:style-name="T152">he line of </text:span><text:span text:style-name="T154">m</text:span><text:span text:style-name="T152">edical progress should </text:span><text:span text:style-name="T154">never </text:span><text:span text:style-name="T155">advance</text:span><text:span text:style-name="T154"> beyond </text:span><text:span text:style-name="T152">the point when it is proposed that other lives should be sacrificed to </text:span><text:span text:style-name="T159">further such </text:span><text:span text:style-name="T152">progress.</text:span></text:p>
        <text:h text:style-name="P705" text:outline-level="4"><text:bookmark-start text:name="__RefHeading___Toc156764_489806861"/><text:span text:style-name="T1294">73</text:span>. <text:span text:style-name="T1185">Vegans are hypocritical, the tyres of their cars contain animal derived stearic acid, and they likely use many other products which have necessitated death or injury toward animals.</text:span><text:bookmark-end text:name="__RefHeading___Toc156764_489806861"/></text:h>
        <text:p text:style-name="P556"><draw:frame draw:style-name="fr3" draw:name="Frame114" text:anchor-type="paragraph" svg:x="7.639cm" svg:y="2.676cm" svg:width="4.401cm" draw:z-index="362"><draw:text-box fo:min-height="1.505cm"><text:p text:style-name="P27"><text:span text:style-name="Strong_20_Emphasis"><text:span text:style-name="T185">“You must unlearn what you have learned.” - Yoda</text:span></text:span></text:p></draw:text-box></draw:frame><text:span text:style-name="T1172">S</text:span>adly there is some truth to this, <text:span text:style-name="T1186">there are many hidden ingredients in vehicles and household goods that vegans are either unaware of, or unable to find suitable alternatives for, even the asphalt on road surfaces contains glycerin and other animal product based additives. Even if we want to avoid all harm to animals, this world makes accomplishing that task virtually impossible. The unattainability of perfection should never, however, be used as an excuse to consciously continue support of animal abuse; at least not while alternatives are readily and easily available. At least vegans are making an effort to lessen the harm, even if there are times when we are unwittingly forced into compromising our morals.</text:span></text:p>
        <text:h text:style-name="P706" text:outline-level="4"><text:bookmark-start text:name="__RefHeading___Toc34808_540339089"/><text:span text:style-name="T1294">74</text:span>. <text:span text:style-name="T1512">I basically agree with what you are saying, but I feel I'm just too old to become vegan.</text:span><text:bookmark-end text:name="__RefHeading___Toc34808_540339089"/></text:h>
        <text:p text:style-name="P558">There is no age limit to becoming vegan, anyone at any age, young or old, can stand to benefit from doing so. If you have a genuine understanding of what I am saying here, then you have a moral obligation to become vegan. There can be no <text:span text:style-name="T79">senior citizen</text:span> excuse, that simply does not work.</text:p>
        <text:h text:style-name="P718" text:outline-level="4"><text:bookmark-start text:name="__RefHeading__20245_493812775"/><text:soft-page-break/><text:span text:style-name="T1185">75</text:span>. Well, I love animals, but..<text:bookmark-end text:name="__RefHeading__20245_493812775"/></text:h>
        <text:p text:style-name="P366"><draw:frame draw:style-name="fr3" draw:name="Frame506" text:anchor-type="paragraph" svg:x="7.691cm" svg:y="1.716cm" svg:width="4.096cm" draw:z-index="463"><draw:text-box fo:min-height="1.912cm"><text:p text:style-name="P89"><text:span text:style-name="Strong_20_Emphasis"><text:span text:style-name="T710">“Him that I love, I wish to be free. - Even from me.” - Anne Lindbergh</text:span></text:span></text:p></draw:text-box></draw:frame>Hold it right there! Enough with the buts already, there can be no buts, if you have any concern at all for animals, you have no other choice than to become vegan. There is nothing that can come after that but, that will not sink you into yet more layers of sludgy nincompoopery. It will help you heaps to just admit the truth and say that you simply don't care, you cannot genuinely care and yet still finance the <text:span text:style-name="T1305">forced disruption of their natural lives,</text:span> exploitation and murders. You can't cry free range or humane, or even vegetarian or organic, these are just excuses to avoid doing the right thing. <text:span text:style-name="T1181">Avoid</text:span> all animal products to the best of your ability! In the eventuality of failure, don't use <text:span text:style-name="T1187">that</text:span> failure as an excuse to <text:span text:style-name="T1187">continue</text:span> failing.</text:p>
        <text:p text:style-name="P545"><draw:frame draw:style-name="fr3" draw:name="Frame360" text:anchor-type="paragraph" svg:x="8.334cm" svg:y="5.073cm" svg:width="3.706cm" draw:z-index="361"><draw:text-box fo:min-height="1.912cm"><text:p text:style-name="P27"><text:span text:style-name="Strong_20_Emphasis"><text:span text:style-name="T185">“Animal lovin’ ain’t shovin’ ‘em in the oven.” - <text:s/>Durianrider</text:span></text:span></text:p></draw:text-box></draw:frame>It has been my overwhelming experience, that whenever I debate veganism with a nonvegan, they will take any of the above questions, or variations thereof, receive my reply, then jump to the next question. Between questions, even though it is clear that the answers given render the line of defence null and void, I do not recall <text:span text:style-name="T995">ever</text:span> being told: <text:span text:style-name="T14">hmm, you have a point there, I'll have to think about that more, thanks for pointing that out to me</text:span>. Instead, it is simply on to the next question, no acknowledgement of the flaw in their previous line of defence, and in most cases it's almost as if the disputing of their standpoint has never been rationally <text:span text:style-name="T1034">opposed</text:span>. The same people, time and time again, return and persist with their: <text:span text:style-name="T14">Lions though! Plants though! Inuits though! Protein though! Bacon though! Ad nause</text:span><text:span text:style-name="T86">a</text:span><text:span text:style-name="T14">m</text:span><text:span text:style-name="T137">.</text:span></text:p>
        <text:p text:style-name="P559">This can at times be quite disheartening, but I console myself with the knowledge and recognition that I myself was once upon a time equally unable, or unready, to understand and accept vegan issues and their profound importance. I therefore also realise, that no matter how stubbornly anyone may defend the continuation of animal exploitation, there is always a chance that dormant seeds of compassion may one day sprout causing radical changes in one's perception and daily habits. I'm the eternal optimist, and recognise myself in everyone I meet, and thank you all for making me see myself clearer.</text:p>
        <text:h text:style-name="Heading_20_3" text:outline-level="3"><text:bookmark-start text:name="__RefHeading__54517_486168092"/><text:soft-page-break/><text:span text:style-name="Strong_20_Emphasis"><text:span text:style-name="T767">Different Dictionaries</text:span></text:span><text:bookmark-end text:name="__RefHeading__54517_486168092"/></text:h>
        <text:p text:style-name="P188"><text:span text:style-name="Strong_20_Emphasis"><text:span text:style-name="T185">Through my many and varied debates focusing on the issues of animal rights, it has also become clear to me that those who argue for the continuation of animal exploitation, often appear to be using a quite different dictionary than the one I am familiar with. For example, animal breeders love to brandish the terms respect and love, in connection with how they treat and feel about the animals. Now according to dictionary.com, </text:span></text:span><text:span text:style-name="Strong_20_Emphasis"><text:span text:style-name="T729">respect</text:span></text:span><text:span text:style-name="Strong_20_Emphasis"><text:span text:style-name="T185"> as a verb has the following definitions:</text:span></text:span></text:p>
        <text:p text:style-name="P110"><text:span text:style-name="Strong_20_Emphasis"><text:span text:style-name="T185"><text:s text:c="6"/>–Verb (used with object)</text:span></text:span></text:p>
        <text:p text:style-name="P110"><text:span text:style-name="Strong_20_Emphasis"><text:span text:style-name="T185"><text:s text:c="6"/>1. to hold in esteem or honour.</text:span></text:span></text:p>
        <text:p text:style-name="P109"><text:span text:style-name="Strong_20_Emphasis"><text:span text:style-name="T185"><text:s text:c="6"/>2. show regard or consideration for: to respect someone's rights.</text:span></text:span></text:p>
        <text:p text:style-name="P109"><text:span text:style-name="Strong_20_Emphasis"><text:span text:style-name="T185"><text:s text:c="6"/>3. to refrain from intruding upon or interfering with.</text:span></text:span></text:p>
        <text:p text:style-name="P109"><text:span text:style-name="Strong_20_Emphasis"><text:span text:style-name="T185"/></text:span></text:p>
        <text:p text:style-name="P188"><draw:frame draw:style-name="fr3" draw:name="Frame142" text:anchor-type="paragraph" svg:x="5.579cm" svg:y="2.639cm" svg:width="6.461cm" draw:z-index="434"><draw:text-box fo:min-height="2.074cm"><text:p text:style-name="P28"><text:span text:style-name="Strong_20_Emphasis"><text:span text:style-name="T729">There was a young lady called Peaches,</text:span></text:span></text:p><text:p text:style-name="P28"><text:span text:style-name="Strong_20_Emphasis"><text:span text:style-name="T729">who simply loved animals to pieces.</text:span></text:span></text:p><text:p text:style-name="P28"><text:span text:style-name="Strong_20_Emphasis"><text:span text:style-name="T729">She ate pigs and sheep,</text:span></text:span></text:p><text:p text:style-name="P28"><text:span text:style-name="Strong_20_Emphasis"><text:span text:style-name="T729">and for cows she would weep,</text:span></text:span></text:p><text:p text:style-name="P28"><text:span text:style-name="Strong_20_Emphasis"><text:span text:style-name="T729">when baked in a sauce of rich greases.</text:span></text:span></text:p><text:p text:style-name="P28"><text:span text:style-name="Strong_20_Emphasis"><text:span text:style-name="T785">- Author</text:span></text:span></text:p></draw:text-box></draw:frame><text:span text:style-name="Strong_20_Emphasis"><text:span text:style-name="T185">I always try and point out that there is no way one can reasonably say or suppose that one can be showing respect for animal</text:span></text:span><text:span text:style-name="Strong_20_Emphasis"><text:span text:style-name="T523">s</text:span></text:span><text:span text:style-name="Strong_20_Emphasis"><text:span text:style-name="T185">, if one's intention is to kill, eat and/</text:span></text:span><text:span text:style-name="Strong_20_Emphasis"><text:span text:style-name="T698">or</text:span></text:span><text:span text:style-name="Strong_20_Emphasis"><text:span text:style-name="T185"> wear </text:span></text:span><text:span text:style-name="Strong_20_Emphasis"><text:span text:style-name="T523">them</text:span></text:span><text:span text:style-name="Strong_20_Emphasis"><text:span text:style-name="T185">. The only thing I can imagine they actually really mean, though so far, no one has had the guts to come out and say it, is that they (following definition no. 1) hold in esteem or hono</text:span></text:span><text:span text:style-name="Strong_20_Emphasis"><text:span text:style-name="T523">u</text:span></text:span><text:span text:style-name="Strong_20_Emphasis"><text:span text:style-name="T185">r, not the animal </text:span></text:span><text:span text:style-name="Strong_20_Emphasis"><text:span text:style-name="T523">himself</text:span></text:span><text:span text:style-name="Strong_20_Emphasis"><text:span text:style-name="T185">, but the slaughtered carcass of the animal. That would I suppose make more sense.</text:span></text:span></text:p>
        <text:p text:style-name="P188"><text:span text:style-name="Strong_20_Emphasis"><text:span text:style-name="T185">Same goes for the word </text:span></text:span><text:span text:style-name="Strong_20_Emphasis"><text:span text:style-name="T729">love</text:span></text:span><text:span text:style-name="Strong_20_Emphasis"><text:span text:style-name="T185">, and although I'm well aware of the difficulty of quantifying such an abstract emotion, I'm pretty darned sure that the last thing I would want for anyone I truly felt the warmth of love for, would be for them to be fattened and shipped off to slaughter and end up macabrely lying on someone's plate, next to a sprig or two of wilted asparagus half doused in cream of mushroom sauce.</text:span></text:span></text:p>
        <text:p text:style-name="P188"><text:span text:style-name="Strong_20_Emphasis"><text:span text:style-name="T185">Hunters I have debated with, have on more than one occasion, insisted that there is a peacefulness connected with their chosen pastime. Once more I am bewildered by their choice of the word peaceful. I try to get them to reverse the tables, and imagine the peace the animal would be experiencing, but as far as I can ascertain, they are never willing, </text:span></text:span><text:span text:style-name="Strong_20_Emphasis"><text:span text:style-name="T698">n</text:span></text:span><text:span text:style-name="Strong_20_Emphasis"><text:span text:style-name="T185">or perhaps </text:span></text:span><text:span text:style-name="Strong_20_Emphasis"><text:span text:style-name="T657">in some cases </text:span></text:span><text:span text:style-name="Strong_20_Emphasis"><text:span text:style-name="T185">even incapable of doing so.</text:span></text:span></text:p>
        <text:p text:style-name="P188"><text:soft-page-break/><text:span text:style-name="Strong_20_Emphasis"><text:span text:style-name="T185">I would like to refer readers to a debate I once attempted to hold with a bunch of primal-foodists. It never really went anywhere, but some of you may find it at least a little entertaining. Here's the link</text:span></text:span><text:span text:style-name="Strong_20_Emphasis"><text:span text:style-name="T185"><text:note text:id="ftn73" text:note-class="endnote"><text:note-citation>73</text:note-citation><text:note-body><text:p text:style-name="Endnote">Mango Wodzak. “Primal Food vs Raw Vegan Debate”, <text:span text:style-name="T14">Mango's Blog</text:span>, March 13, 2011, <text:a xlink:type="simple" xlink:href="http://mangodurian.blogspot.com.au/2011/03/primal-food-meat-etc-vs-predominantly.html" text:style-name="Internet_20_link" text:visited-style-name="Visited_20_Internet_20_Link">http://mangodurian.blogspot.com.au/2011/03/primal-food-meat-etc-vs-predominantly.html</text:a></text:p></text:note-body></text:note></text:span></text:span><text:span text:style-name="Strong_20_Emphasis"><text:span text:style-name="T185">; the link to the original debate (although it's debatable whether it should really be called that!) is located at the top of the referenced blog entry, but it continues in the comments at the end of th</text:span></text:span><text:span text:style-name="Strong_20_Emphasis"><text:span text:style-name="T658">e</text:span></text:span><text:span text:style-name="Strong_20_Emphasis"><text:span text:style-name="T185"> blog post </text:span></text:span><text:span text:style-name="Strong_20_Emphasis"><text:span text:style-name="T293">too</text:span></text:span><text:span text:style-name="Strong_20_Emphasis"><text:span text:style-name="T185">.</text:span></text:span></text:p>
        <text:p text:style-name="P190"><draw:frame draw:style-name="fr3" draw:name="Frame118" text:anchor-type="paragraph" svg:x="7.777cm" svg:y="4.452cm" svg:width="4.263cm" draw:z-index="308"><draw:text-box fo:min-height="4.357cm"><text:p text:style-name="P27"><text:span text:style-name="Strong_20_Emphasis"><text:span text:style-name="T185">“Yeah, speciesism IS a made up word. But so are racism and sexism. And you know who gets hyped up when I talk about those? Racists and sexists. It’s super weird how that happens.” - Christopher Sebastian</text:span></text:span></text:p></draw:text-box></draw:frame>It's only after ceasing with the denial, that one can finally acknowledge that there is no <text:span text:style-name="T14">valid</text:span> answer to the question: <text:span text:style-name="T14">Why do you still eat animals?</text:span> Every answer is unequivocally flawed, every excuse irrational, the irrationality is always denied, until it isn't, and only then can the truth finally be recognised. You have to stop denying the obvious, and while you are at it, stop denying that you are denying it too! It's the only way to progress. Believe me the honour of irrationalism is not worth defending, and the longer <text:span text:style-name="T1181">one</text:span> do<text:span text:style-name="T1181">es</text:span> so, the bigger the gump <text:span text:style-name="T1181">one</text:span> will appear when finally forced to admit that <text:span text:style-name="T1181">one really is not well suited to being an</text:span> axe murderer, and that despite <text:span text:style-name="T1181">any</text:span> reluctance to change, secretly <text:span text:style-name="T1181">one </text:span>do<text:span text:style-name="T1181">es</text:span> care. Run Forest, run!</text:p>
        <text:h text:style-name="Heading_20_3" text:outline-level="3"><text:bookmark-start text:name="__RefHeading__54519_486168092"/><text:span text:style-name="Strong_20_Emphasis"><text:span text:style-name="T767">Speciesism</text:span></text:span><text:bookmark-end text:name="__RefHeading__54519_486168092"/></text:h>
        <text:p text:style-name="Text_20_body"><text:span text:style-name="Strong_20_Emphasis"><text:span text:style-name="T185">Anyone with a truly rational mind should recognise that all of the above arguments are little more than troubled excuses. Once that can be accepted, </text:span></text:span><text:span text:style-name="Strong_20_Emphasis"><text:span text:style-name="T525">o</text:span></text:span><text:span text:style-name="Strong_20_Emphasis"><text:span text:style-name="T185">ne is left with the crux of the matter, and all denial aside, at this stage it should be blatantly </text:span></text:span><text:span text:style-name="Strong_20_Emphasis"><text:span text:style-name="T525">obvious</text:span></text:span><text:span text:style-name="Strong_20_Emphasis"><text:span text:style-name="T185"> that nonvegan attitudes are </text:span></text:span><text:span text:style-name="Strong_20_Emphasis"><text:span text:style-name="T729">always</text:span></text:span><text:span text:style-name="Strong_20_Emphasis"><text:span text:style-name="T185"> fundamentally speciesist. Substitute the </text:span></text:span><text:span text:style-name="Strong_20_Emphasis"><text:span text:style-name="T293">animals under duress in farms</text:span></text:span><text:span text:style-name="Strong_20_Emphasis"><text:span text:style-name="T185"> with a human, and everyone will protest. Shucks, you don't even need a human; a dog or cat will do for most people in the western world to protest against their mistreatment. However, rational minds are not exactly a dime a dozen, and I believe most </text:span></text:span><text:span text:style-name="Strong_20_Emphasis"><text:span text:style-name="T200">carnists</text:span></text:span><text:span text:style-name="Strong_20_Emphasis"><text:span text:style-name="T185">, even after reading the preceding counter arguments, will still, at least initially, insist their right to do as they please, denying in the process any wrong doing. Most will simply not have the guts to view the comparative anatomy charts or watch the videos I have referenced, and will ignorantly laugh off the reasoning and likely start back at the beginning again with: </text:span></text:span><text:span text:style-name="Strong_20_Emphasis"><text:span text:style-name="T729">Wild animals eat each other, therefore it's only natural that we too should be granted the same privilege!</text:span></text:span></text:p>
        <text:p text:style-name="P524"><text:soft-page-break/><text:span text:style-name="Strong_20_Emphasis"><text:span text:style-name="T185">We should realise that the exploitation of animals is a major industry, and those running it w</text:span></text:span><text:span text:style-name="Strong_20_Emphasis"><text:span text:style-name="T526">ish</text:span></text:span><text:span text:style-name="Strong_20_Emphasis"><text:span text:style-name="T185"> to keep us from </text:span></text:span><text:span text:style-name="Strong_20_Emphasis"><text:span text:style-name="T527">witnessing its methods.</text:span></text:span></text:p>
        <text:p text:style-name="P524"><draw:frame draw:style-name="fr3" draw:name="Frame366" text:anchor-type="paragraph" svg:x="6.161cm" svg:y="5.189cm" svg:width="5.879cm" draw:z-index="452"><draw:text-box fo:min-height="3.542cm"><text:p text:style-name="P27"><text:span text:style-name="Strong_20_Emphasis"><text:span text:style-name="T185">“We have enslaved the rest of animal creation and have treated our distant cousins in fur and feathers so badly that beyond doubt, if they were to formulate a religion, they would depict the Devil in human form.” - William Ralph Inge</text:span></text:span></text:p></draw:text-box></draw:frame><text:span text:style-name="Strong_20_Emphasis"><text:span text:style-name="T185">They want for their customers, without whom they would have nothing, to remain loyal. They have a vested interest in keeping us in the dark, us and the animals </text:span></text:span><text:span text:style-name="Strong_20_Emphasis"><text:span text:style-name="T526">we are fooled into eating</text:span></text:span><text:span text:style-name="Strong_20_Emphasis"><text:span text:style-name="T185">. It is not done for the animals' benefit, nor for the benefit of human kind, for we surely abuse our poor frugivorian physiologies each time we feast on the flesh of another. </text:span></text:span><text:span text:style-name="Strong_20_Emphasis"><text:span text:style-name="T526">T</text:span></text:span><text:span text:style-name="Strong_20_Emphasis"><text:span text:style-name="T185">he true omnivore animals don't need to have their meat tenderised, fried, herbed, salted and spiced before it becomes appealing. No omnivore captures another and steals </text:span></text:span><text:span text:style-name="Strong_20_Emphasis"><text:span text:style-name="T527">her</text:span></text:span><text:span text:style-name="Strong_20_Emphasis"><text:span text:style-name="T185"> milk. No omnivore passes a road kill and thinks it's </text:span></text:span><text:span text:style-name="Strong_20_Emphasis"><text:span text:style-name="T293">sad or </text:span></text:span><text:span text:style-name="Strong_20_Emphasis"><text:span text:style-name="T526">the least bit</text:span></text:span><text:span text:style-name="Strong_20_Emphasis"><text:span text:style-name="T293"> unappetising</text:span></text:span><text:span text:style-name="Strong_20_Emphasis"><text:span text:style-name="T185">. No omnivore would break their fingernails scratching into the skin of another animal, or be afraid of spiders and jump on a chair when a mouse draws near. </text:span></text:span></text:p>
        <text:p text:style-name="Text_20_body"><text:span text:style-name="Strong_20_Emphasis"><text:span text:style-name="T185">The whole “humans are omnivores” mindset is built on a lie that keeps us enslaved, consequently keeping animals enslaved too. </text:span></text:span><text:span text:style-name="Strong_20_Emphasis"><text:span text:style-name="T699">A</text:span></text:span><text:span text:style-name="Strong_20_Emphasis"><text:span text:style-name="T185">nimal products are the grossest of all foods, totally disregarding the lives of others so recognisably similar to ourselves. This is akin to fratricide, and by killing them, we slowly kill ourselves too. Just like the cows became mad from being forced to eat offal and sheep brain (BSE), we too have become a sick species, </text:span></text:span><text:span text:style-name="Strong_20_Emphasis"><text:span text:style-name="T658">both physically and mentally,</text:span></text:span><text:span text:style-name="Strong_20_Emphasis"><text:span text:style-name="T185"> passing the sickness on from generation to generation and mocking anyone who refuses to buy into it. This is the primary source of humankind's madness, the insanity we live in can never be expected to change. </text:span></text:span><text:span text:style-name="Strong_20_Emphasis"><text:span text:style-name="T658">I</text:span></text:span><text:span text:style-name="Strong_20_Emphasis"><text:span text:style-name="T185">t </text:span></text:span><text:span text:style-name="Strong_20_Emphasis"><text:span text:style-name="T658">can</text:span></text:span><text:span text:style-name="Strong_20_Emphasis"><text:span text:style-name="T185"> never really be improved while our morals are so loose that the feelings of others are fully disregarded. </text:span></text:span></text:p>
        <text:p text:style-name="Text_20_body"><text:span text:style-name="Strong_20_Emphasis"><text:span text:style-name="T185">It is imperative this issue be addressed with the utmost urgency, as it is hindering us as a species to evolve more spiritually, and to thus be in a position to guide the </text:span></text:span><text:span text:style-name="Strong_20_Emphasis"><text:span text:style-name="T659">world</text:span></text:span><text:span text:style-name="Strong_20_Emphasis"><text:span text:style-name="T185"> in a harmonious nonopportunistic way, leading it finally </text:span></text:span><text:span text:style-name="Strong_20_Emphasis"><text:span text:style-name="T419">forward</text:span></text:span><text:span text:style-name="Strong_20_Emphasis"><text:span text:style-name="T185"> to Eden. Earth's true state.</text:span></text:span></text:p>
        <text:p text:style-name="Text_20_body"><text:span text:style-name="Strong_20_Emphasis"><text:span text:style-name="T185">The sad scenario of neglecting and refusing this path on anything but a global scale, would undoubtedly result in unavoidable species suicide. Congratulations! We would become the first species ever to have totally committed suicide after wiping out countless of other species in </text:span></text:span><text:soft-page-break/><text:span text:style-name="Strong_20_Emphasis"><text:span text:style-name="T185">the process. Our disappearance may not seem too sad for some, but it will be a great loss for the planet, a great loss because we have so much potential to steer things </text:span></text:span><text:span text:style-name="Strong_20_Emphasis"><text:span text:style-name="T293">toward more beautiful harmony</text:span></text:span><text:span text:style-name="Strong_20_Emphasis"><text:span text:style-name="T185">, just as well as the majority of the human mindset is currently doing </text:span></text:span><text:span text:style-name="Strong_20_Emphasis"><text:span text:style-name="T293">toward living in strife</text:span></text:span><text:span text:style-name="Strong_20_Emphasis"><text:span text:style-name="T185">.</text:span></text:span></text:p>
        <text:p text:style-name="Text_20_body"><draw:frame draw:style-name="fr3" draw:name="Frame426" text:anchor-type="paragraph" svg:x="7.444cm" svg:y="4.075cm" svg:width="4.597cm" draw:z-index="213"><draw:text-box fo:min-height="2.388cm"><text:p text:style-name="P43"><text:span text:style-name="Strong_20_Emphasis"><text:span text:style-name="T291">“For the sake of some little mouthful of flesh, we deprive a soul of the sun and light and of that proportion of life and time it had been born into the world to enjoy.” - Plutarch</text:span></text:span></text:p></draw:text-box></draw:frame><text:span text:style-name="Strong_20_Emphasis"><text:span text:style-name="T185">My optimistic view, which I'd love to share with the rest of the world, is that things will turn around and we will somehow survive, and change our direction of thinking. Maybe have a better understanding of what brought us to our current state of disrepair. At some point it is bound to become recognisable, how we arrived where we have, and what we need to do to move away from the depravity of it all. Indeed, we all need to understand that being pessimistic about the future of mankind, does nothing but </text:span></text:span><text:span text:style-name="Strong_20_Emphasis"><text:span text:style-name="T699">encourage a probability</text:span></text:span><text:span text:style-name="Strong_20_Emphasis"><text:span text:style-name="T185"> of failure.</text:span></text:span></text:p>
        <text:p text:style-name="Text_20_body"><text:span text:style-name="Strong_20_Emphasis"><text:span text:style-name="T185">It's time for us all to lose touch with reality, let it go, and create a new one.</text:span></text:span></text:p>
        <text:h text:style-name="Heading_20_3" text:outline-level="3"><text:bookmark-start text:name="__RefHeading__21970_1644592526"/><text:span text:style-name="Strong_20_Emphasis"><text:span text:style-name="T767">Understanding the Speciesist</text:span></text:span><text:bookmark-end text:name="__RefHeading__21970_1644592526"/></text:h>
        <text:p text:style-name="P512"><text:span text:style-name="Strong_20_Emphasis"><text:span text:style-name="T185">Everyone who has </text:span></text:span><text:span text:style-name="Strong_20_Emphasis"><text:span text:style-name="T660">squarely </text:span></text:span><text:span text:style-name="Strong_20_Emphasis"><text:span text:style-name="T185">faced the facts </text:span></text:span><text:span text:style-name="Strong_20_Emphasis"><text:span text:style-name="T660">of animal exploitation, </text:span></text:span><text:span text:style-name="Strong_20_Emphasis"><text:span text:style-name="T185">and </text:span></text:span><text:span text:style-name="Strong_20_Emphasis"><text:span text:style-name="T660">chosen to </text:span></text:span><text:span text:style-name="Strong_20_Emphasis"><text:span text:style-name="T185">ignore them, </text:span></text:span><text:span text:style-name="Strong_20_Emphasis"><text:span text:style-name="T660">must surely be aware </text:span></text:span><text:span text:style-name="Strong_20_Emphasis"><text:span text:style-name="T185">they commit atrocities by buying butchered animal morsels. </text:span></text:span><text:span text:style-name="Strong_20_Emphasis"><text:span text:style-name="T661">Just as </text:span></text:span><text:span text:style-name="Strong_20_Emphasis"><text:span text:style-name="T185">every racist is aware </text:span></text:span><text:span text:style-name="Strong_20_Emphasis"><text:span text:style-name="T661">at some level of their racist tendencies</text:span></text:span><text:span text:style-name="Strong_20_Emphasis"><text:span text:style-name="T185">, </text:span></text:span><text:span text:style-name="Strong_20_Emphasis"><text:span text:style-name="T661">just</text:span></text:span><text:span text:style-name="Strong_20_Emphasis"><text:span text:style-name="T185"> as every chauvinist is aware they are a chauvinist. They are aware, but will deny any wrong doing. </text:span></text:span><text:span text:style-name="Strong_20_Emphasis"><text:span text:style-name="T661">E</text:span></text:span><text:span text:style-name="Strong_20_Emphasis"><text:span text:style-name="T185">very sexist will proclaim their superiority over the opposite sex and argue their right in doing so. </text:span></text:span><text:span text:style-name="Strong_20_Emphasis"><text:span text:style-name="T661">E</text:span></text:span><text:span text:style-name="Strong_20_Emphasis"><text:span text:style-name="T185">very Ku Klux Klan member, contending their presumed right to burn those of darker skin tones, is aware they commit murder by </text:span></text:span><text:span text:style-name="Strong_20_Emphasis"><text:span text:style-name="T419">so </text:span></text:span><text:span text:style-name="Strong_20_Emphasis"><text:span text:style-name="T185">doing. </text:span></text:span><text:span text:style-name="Strong_20_Emphasis"><text:span text:style-name="T661">E</text:span></text:span><text:span text:style-name="Strong_20_Emphasis"><text:span text:style-name="T185">very Nazi who willing took part in the holocaust might altercate they were merely </text:span></text:span><text:span text:style-name="Strong_20_Emphasis"><text:span text:style-name="T729">obeying orders</text:span></text:span><text:span text:style-name="Strong_20_Emphasis"><text:span text:style-name="T185"> to justify the fact they knew all along what they were doing was nothing short of abhorrent. </text:span></text:span></text:p>
        <text:p text:style-name="P512"><text:span text:style-name="Strong_20_Emphasis"><text:span text:style-name="T661">All p</text:span></text:span><text:span text:style-name="Strong_20_Emphasis"><text:span text:style-name="T185">rejudices desensitise, they immunise us </text:span></text:span><text:span text:style-name="Strong_20_Emphasis"><text:span text:style-name="T661">to </text:span></text:span><text:span text:style-name="Strong_20_Emphasis"><text:span text:style-name="T294">ignore</text:span></text:span><text:span text:style-name="Strong_20_Emphasis"><text:span text:style-name="T185"> the suffering of </text:span></text:span><text:span text:style-name="Strong_20_Emphasis"><text:span text:style-name="T661">other</text:span></text:span><text:span text:style-name="Strong_20_Emphasis"><text:span text:style-name="T185">s, to pooh-pooh and laugh it off, to not empathise, to be dull spirited and insensitive to the anguish and discomfort of others </text:span></text:span><text:span text:style-name="Strong_20_Emphasis"><text:span text:style-name="T661">considered inferior</text:span></text:span><text:span text:style-name="Strong_20_Emphasis"><text:span text:style-name="T185">, making us thus deny the obvious. </text:span></text:span></text:p>
        <text:p text:style-name="P512"><text:span text:style-name="Strong_20_Emphasis"><text:span text:style-name="T185">We should be vibrant and aware of how every life form around us feels, and want for them to feel good because deep down, we all know more happiness brings </text:span></text:span><text:span text:style-name="Strong_20_Emphasis"><text:span text:style-name="T729">more happiness</text:span></text:span><text:span text:style-name="Strong_20_Emphasis"><text:span text:style-name="T185"> into the world, so we have </text:span></text:span><text:soft-page-break/><text:span text:style-name="Strong_20_Emphasis"><text:span text:style-name="T185">been desensitised to deny others their happiness, to let them live in misery never knowing what they are missing, what we are missing, not knowing the beauty that is underneath the whole of existence, </text:span></text:span><text:span text:style-name="Strong_20_Emphasis"><text:span text:style-name="T661">desperately seeking</text:span></text:span><text:span text:style-name="Strong_20_Emphasis"><text:span text:style-name="T185"> to break through to the surface.</text:span></text:span></text:p>
        <text:p text:style-name="Text_20_body"><draw:frame draw:style-name="fr3" draw:name="Frame119" text:anchor-type="paragraph" svg:x="4.646cm" svg:y="4.53cm" svg:width="7.394cm" draw:z-index="75"><draw:text-box fo:min-height="4.357cm"><text:p text:style-name="P27"><text:span text:style-name="Strong_20_Emphasis"><text:span text:style-name="T185">“If everyone ate a western diet, we would need two planet Earths to feed them. We only have one. And she is dying. Greenhouse gas from livestock is 50% more than transport; planes, trains, trucks, cars and ships. Poor countries sell their grain to the west while their own children starve in their arms. And we feed it to livestock. So we can eat a steak? Am I the only one who sees this as a crime?” - Philip Wollen</text:span></text:span></text:p></draw:text-box></draw:frame><text:span text:style-name="Strong_20_Emphasis"><text:span text:style-name="T185">Don't misinterpret me, I am not by any means labelling the speciesist as a monster or overall bad person. That's the last thing I want to do. </text:span></text:span><text:span text:style-name="Strong_20_Emphasis"><text:span text:style-name="T661">Just as with racists and sexists,</text:span></text:span><text:span text:style-name="Strong_20_Emphasis"><text:span text:style-name="T185"> </text:span></text:span><text:span text:style-name="Strong_20_Emphasis"><text:span text:style-name="T661">m</text:span></text:span><text:span text:style-name="Strong_20_Emphasis"><text:span text:style-name="T185">any will likely otherwise be incredibly loving parents or family members, caring citizens who are active on many other positive fronts. I am reluctant to </text:span></text:span><text:span text:style-name="Strong_20_Emphasis"><text:span text:style-name="T714">label</text:span></text:span><text:span text:style-name="Strong_20_Emphasis"><text:span text:style-name="T185"> any person </text:span></text:span><text:span text:style-name="Strong_20_Emphasis"><text:span text:style-name="T714">as</text:span></text:span><text:span text:style-name="Strong_20_Emphasis"><text:span text:style-name="T185"> “bad”. Doing a bad thing doesn't </text:span></text:span><text:span text:style-name="Strong_20_Emphasis"><text:span text:style-name="T714">necessarily</text:span></text:span><text:span text:style-name="Strong_20_Emphasis"><text:span text:style-name="T185"> make </text:span></text:span><text:span text:style-name="Strong_20_Emphasis"><text:span text:style-name="T292">one</text:span></text:span><text:span text:style-name="Strong_20_Emphasis"><text:span text:style-name="T185"> a bad person. I have many friends and acquaintances who are not vegan, I know many of them to be quite generous in spirit, </text:span></text:span><text:span text:style-name="Strong_20_Emphasis"><text:span text:style-name="T661">kind hearted on many other levels,</text:span></text:span><text:span text:style-name="Strong_20_Emphasis"><text:span text:style-name="T185"> and often more than willing to offer a helping hand </text:span></text:span><text:span text:style-name="Strong_20_Emphasis"><text:span text:style-name="T699">when</text:span></text:span><text:span text:style-name="Strong_20_Emphasis"><text:span text:style-name="T185">ever required.</text:span></text:span></text:p>
        <text:p text:style-name="Text_20_body"><text:span text:style-name="Strong_20_Emphasis"><text:span text:style-name="T185">Financially supporting immoral incarceration of innocent beings to feed one's gluttony, can never be viewed as a good thing though. Let's not mince words</text:span></text:span><text:span text:style-name="Strong_20_Emphasis"><text:span text:style-name="T714"> here</text:span></text:span><text:span text:style-name="Strong_20_Emphasis"><text:span text:style-name="T185">, deliberately enforcing a life of misery onto someone is a </text:span></text:span><text:span text:style-name="Strong_20_Emphasis"><text:span text:style-name="T729">bad</text:span></text:span><text:span text:style-name="Strong_20_Emphasis"><text:span text:style-name="T185"> thing. If someone did that to you, you would not hesitate to agree with me.</text:span></text:span></text:p>
        <text:p text:style-name="Text_20_body"><text:span text:style-name="Strong_20_Emphasis"><text:span text:style-name="T185">To an extent, there is the psychology of the mob mentality at play here. Speciesists are a definite majority in the world, and being part of a majority makes it difficult to change and easier to down</text:span></text:span><text:span text:style-name="Strong_20_Emphasis"><text:span text:style-name="T714">play</text:span></text:span><text:span text:style-name="Strong_20_Emphasis"><text:span text:style-name="T185"> one's role in the victimisation of animals. Everyone else is doing it, therefore when someone is faced with the truth about the role they play, there is an immediate reaction of being singled out from the crowd, </text:span></text:span><text:span text:style-name="Strong_20_Emphasis"><text:span text:style-name="T419">which</text:span></text:span><text:span text:style-name="Strong_20_Emphasis"><text:span text:style-name="T185"> nobody likes. There is a certain degree of safety in numbers, </text:span></text:span><text:span text:style-name="Strong_20_Emphasis"><text:span text:style-name="T419">which</text:span></text:span><text:span text:style-name="Strong_20_Emphasis"><text:span text:style-name="T185"> make people </text:span></text:span><text:span text:style-name="Strong_20_Emphasis"><text:span text:style-name="T699">reluctant</text:span></text:span><text:span text:style-name="Strong_20_Emphasis"><text:span text:style-name="T185"> to change but at some point we must all acknowledge the crowd is </text:span></text:span><text:span text:style-name="Strong_20_Emphasis"><text:span text:style-name="T661">moving</text:span></text:span><text:span text:style-name="Strong_20_Emphasis"><text:span text:style-name="T185"> in the wrong direction </text:span></text:span><text:span text:style-name="Strong_20_Emphasis"><text:span text:style-name="T294">on this issue</text:span></text:span><text:span text:style-name="Strong_20_Emphasis"><text:span text:style-name="T185">, and to continue with them is to follow blindly without an understanding, or care, for where things are headed.</text:span></text:span></text:p>
        <text:p text:style-name="Text_20_body"><text:span text:style-name="Strong_20_Emphasis"><text:span text:style-name="T185">Without time and some prior consideration, denial </text:span></text:span><text:span text:style-name="Strong_20_Emphasis"><text:span text:style-name="T729">is</text:span></text:span><text:span text:style-name="Strong_20_Emphasis"><text:span text:style-name="T185"> the only obvious course of action for the speciesist, the only way he knows to come to terms with internal conflicting ideas, otherwise known as cognitive </text:span></text:span><text:soft-page-break/><text:span text:style-name="Strong_20_Emphasis"><text:span text:style-name="T185">dissonance, is to deny them. Even this cognitive dissonance is denied. Shucks, as I've already written, even the denial is denied!</text:span></text:span></text:p>
        <text:p text:style-name="P189"><draw:frame draw:style-name="fr3" draw:name="Frame36" text:anchor-type="paragraph" svg:x="5.368cm" svg:y="6.479cm" svg:width="6.673cm" draw:z-index="49"><draw:text-box fo:min-height="4.764cm"><text:p text:style-name="P27"><text:span text:style-name="Strong_20_Emphasis"><text:span text:style-name="T185">"If you caught your kid raising cats in tiny boxes, forcing them to live in their own faeces without clean air or sunlight, pulling their teeth and claws out with pliers to keep them from hurting each other, then skinning them alive to make collars to sell to their friends, you’d rush him to a psychiatrist. But you support that very behaviour every time you buy meat, eggs, dairy or fur." - Dan Piraro</text:span></text:span></text:p></draw:text-box></draw:frame>Remember as children, if we went to the park, we were taught to throw <text:span text:style-name="T1394">down </text:span>bread crumbs <text:span text:style-name="T1394">for</text:span> the ducks (ignorance yes<text:note text:id="ftn74" text:note-class="endnote"><text:note-citation>74</text:note-citation><text:note-body><text:p text:style-name="Endnote">Michael Ravensthorpe, “Feeding white bread to ducks is making them sick, say experts”, <text:span text:style-name="T14">Natural News</text:span>, August 29, 2013, <text:a xlink:type="simple" xlink:href="http://www.naturalnews.com/041831_white_bread_ducks_sick_wildlife.html" text:style-name="Internet_20_link" text:visited-style-name="Visited_20_Internet_20_Link">http://www.naturalnews.com/041831_white_bread_ducks_sick_wildlife.html</text:a> &amp;</text:p><text:p text:style-name="Endnote"><text:s text:c="7"/>Bob Hayward, “RSPB warn: “Don't feed the ducks bread (and chips are a no-no too while we come to think of it)”, <text:span text:style-name="T14">The Birmingham Mail,</text:span><text:span text:style-name="T137"> </text:span>January 6, 2013, <text:a xlink:type="simple" xlink:href="http://www.birminghammail.co.uk/news/local-news/rspb-warn-dont-feed-the-ducks-406631" text:style-name="Internet_20_link" text:visited-style-name="Visited_20_Internet_20_Link">http://www.birminghammail.co.uk/news/local-news/rspb-warn-dont-feed-the-ducks-406631</text:a> </text:p></text:note-body></text:note>, but well meant), not sticks and stones <text:span text:style-name="T1394">at them</text:span>, if the dog somehow managed to catch a bird, we would be shocked, and try to rescue the helpless creature, and likely also <text:span text:style-name="T1394">scold the dog for doing so.</text:span> If we stumble upon a wounded animal, our instincts mostly tell us to care for <text:span text:style-name="T1394">him or her</text:span>, to protect and hopefully nurse <text:span text:style-name="T1394">the creature</text:span> back to health. If <text:span text:style-name="T1524">one should </text:span>find an abandoned baby animal, there will <text:span text:style-name="T1524">generally </text:span>be immediate concern, and compassionate desire to nurture that animal. Once more, this proves our innate nonomnivore natures. True omnivores would be opportunistic. Wounded animals won't last long with a true omnivore present. The young of other species often won't stand much of a chance either, although many species have been known <text:span text:style-name="T1394">on occasion </text:span>to show compassion for the young of other species, in most case<text:span text:style-name="T1612">s</text:span> they will just be seen as easy <text:span text:style-name="T1633">targets for a </text:span>s<text:span text:style-name="T1633">nack</text:span>.</text:p>
        <text:p text:style-name="P189">Our natures are always originally compassionate, and learning behaviour that reinforces this, is easy for us all; <text:span text:style-name="T1341">w</text:span>e soon learn how to cuddle kittens and pet puppies and basically handle them with care and sensitivity, until innocence is buried, every normal child who discovers a baby bird fallen from <text:span text:style-name="T1394">the</text:span> nest, will intuitively wish to rescue and nurture <text:span text:style-name="T1394">the helpless being</text:span>, meanwhile though, moving against the grain, we are taught to eat the flesh of other beings, and to avoid questioning why such behaviour is considered acceptable. Indeed, we are taught to be indifferent to the suffering of <text:span text:style-name="T1165">animals in </text:span>farms, and even ridicule those that show compassion toward them. We are brainwashed to think nothing of wearing shoes and other clothing items fashioned from the flayed skins of murdered <text:span text:style-name="T1597">beings</text:span>. Zoos are considered a good choice for a day out, and everyone knows how animals are abused to test products of all kinds to make sure they are “safe” for humans, or to find out if potential cures work or not, this too we are shown by example to leave unquestioned.</text:p>
        <text:p text:style-name="P302"><draw:frame draw:style-name="fr3" draw:name="Frame100" text:anchor-type="paragraph" svg:x="7.188cm" svg:y="4.445cm" svg:width="4.851cm" draw:z-index="460"><draw:text-box fo:min-height="3.542cm"><text:p text:style-name="P27"><text:span text:style-name="Strong_20_Emphasis"><text:span text:style-name="T185">“If you want to know where you would've stood on slavery before the Civil War, don't look at where you stand on slavery today. look at where you stand on animal rights.” - Capt. Paul Watson</text:span></text:span></text:p></draw:text-box></draw:frame><text:soft-page-break/>While growing up, this apparent paradoxical opinion of animals is something <text:span text:style-name="T1341">of which </text:span>most kids remain unaware. It slips past unnoticed, and this blatant conflict of attitude never really comes up as a serious topic of conversation. No wonder as adults we still hold on to both notions, and try to rationally justify both sets of behaviour. It cannot be done though, the two ideas are diametrically oppositional, on the one hand is compassion and caring, and on the other is indifference and exploitation. These have to be faced in order to realise they both can't be right. All th<text:span text:style-name="T1342">e</text:span> brainwashing has to be undone to realise that our true natures are not blood thirsty killers, but compassionate beings who really want no part in murder and violence.</text:p>
        <text:p text:style-name="P189">In reality, compassion toward animals is not something which ever need be taught; it is only untaught. When we teach children to love some animals and to show disdain and indifference toward others, we confuse their values; for we instruct them to be kind, but simultaneously teach them to choose violence over kindness at every meal. Veganism is simply the acknowledgement that a replaceable and fleeting pleasure isn't more valuable than someone else's entire life and liberty.</text:p>
        <text:p text:style-name="P189">Fortunately, at a certain point I woke up to this irrationality. Now I feel it is my duty to help others wake up to it too.</text:p>
        <text:p text:style-name="P383"><draw:frame draw:style-name="fr3" draw:name="Frame33" text:anchor-type="paragraph" svg:x="6.121cm" svg:y="1.524cm" svg:width="5.913cm" draw:z-index="346"><draw:text-box fo:min-height="2.178cm"><text:p text:style-name="P27"><text:span text:style-name="Strong_20_Emphasis"><text:span text:style-name="T185">“The notion that we can be </text:span></text:span><text:span text:style-name="Strong_20_Emphasis"><text:span text:style-name="T729">kind</text:span></text:span><text:span text:style-name="Strong_20_Emphasis"><text:span text:style-name="T185">, </text:span></text:span><text:span text:style-name="Strong_20_Emphasis"><text:span text:style-name="T729">compassionate</text:span></text:span><text:span text:style-name="Strong_20_Emphasis"><text:span text:style-name="T185">, or </text:span></text:span><text:span text:style-name="Strong_20_Emphasis"><text:span text:style-name="T729">humane</text:span></text:span><text:span text:style-name="Strong_20_Emphasis"><text:span text:style-name="T185"> to the animals whom we bring into the world to slaughter and eat is one of the most profoundly perverse and delusional ideas in the history of human thought.” - Gary L Francione</text:span></text:span></text:p></draw:text-box></draw:frame>Somehow there must be a way to awaken the masses to this fact, to make them see on a global scale the path they are on and where it has lead us all, I believe something will happen to humanity to make us see, <text:span text:style-name="T1182">perhaps </text:span>some kind of crisis that will see global consciousness shift toward more positive, <text:span text:style-name="T1182">harmonious living</text:span>.</text:p>
        <text:p text:style-name="P401">People can deny it or fight it but <text:span text:style-name="T1183">when facing facts honestly and with integrity, </text:span>we all know <text:span text:style-name="T1184">the difference between</text:span> right and wrong, doesn't matter if we act like we don't, we all feel it when we do something wrong, we all do. <text:span text:style-name="T1184">W</text:span>hen we do bad things, we too feel bad, bringing others misery, causes us misery, refusing to be a part of such a system, will therefore make our own li<text:span text:style-name="T1524">ves </text:span>more joyous. <text:span text:style-name="T1184">If we are aware of the suffering we cause to </text:span><text:soft-page-break/><text:span text:style-name="T1184">others and ourselves and continue we are clearly in need of guidance and assistance. Try to s</text:span>ee through the lies and cultural brainwashing! (<text:span text:style-name="T19">B</text:span><text:span text:style-name="T14">rainwashing </text:span>is <text:span text:style-name="T1035">such </text:span>a<text:span text:style-name="T1035">n odd</text:span> term of phrase, it's more like <text:span text:style-name="T14">brainsullying</text:span>, or <text:span text:style-name="T14">mind-pollution</text:span>!)</text:p>
        <text:h text:style-name="Heading_20_3" text:outline-level="3"><text:bookmark-start text:name="__RefHeading__21972_1644592526"/><text:span text:style-name="Strong_20_Emphasis"><text:span text:style-name="T767">A Thought Experiment</text:span></text:span><text:bookmark-end text:name="__RefHeading__21972_1644592526"/></text:h>
        <text:p text:style-name="P189"><draw:frame draw:style-name="fr3" draw:name="Frame269" text:anchor-type="paragraph" svg:x="6.128cm" svg:y="5.013cm" svg:width="5.913cm" draw:z-index="371"><draw:text-box fo:min-height="2.178cm"><text:p text:style-name="P27"><text:span text:style-name="Strong_20_Emphasis"><text:span text:style-name="T185">“Animals who are destined for an abbreviated life that ends in a violent death now called to my conscience and required me to show up, and where I could, show what little bit of mercy I can. Since I have made this conscious decision to show mercy, my life has been blessed a million, million times over and I have found a deep peace. So no, in my experience, there is no such thing as humane animal products, humane farming practices, humane transport, or humane slaughter.” - Harold Brown</text:span></text:span></text:p></draw:text-box></draw:frame>Imagine you discover the next door neighbour keep<text:span text:style-name="T1525">ing</text:span> a dog in a small ste<text:span text:style-name="T1342">e</text:span>l cage in his badly ventilated cellar, where <text:span text:style-name="T1394">the poor creature</text:span> has spent <text:span text:style-name="T1394">his or her</text:span> entire life unable to move. Likely <text:span text:style-name="T1525">many would</text:span> report the incident to the authorities, the RSPCA or whomever, because we all know fully well that keeping a dog trapped like that is just not right. Even if we were to discover our neighbour treating a pig similarly, in most countries we w<text:span text:style-name="T1598">ould</text:span> be disgusted and again likely report the case to someone or take some kind of action or protest to this gross injustice. And after doing so, most people w<text:span text:style-name="T1598">ould</text:span> pat themselves on their own backs for being such great, caring citizens. They'<text:span text:style-name="T1598">d</text:span> tell everyone about their indignation and disgust, and how they did right by alerting the authorities.</text:p>
        <text:p text:style-name="P189">But this kind of treatment goes on, on a mass scale. And those same people <text:span text:style-name="T1342">who</text:span> would conscientiously report such cruelty, will pay for others to inflict it and argue their right to do so. </text:p>
        <text:p text:style-name="P252">Curiously this is somewhat similar to how <text:span text:style-name="T1598">some might</text:span> rightfully <text:span text:style-name="T1598">be </text:span>shocked when they hear of a neighbour being murdered and robbed, and jubilant when they hear the murderer has been caught, but should the murdering be done on a mass scale for land resources and oil, while bugles blare triumphantly, many will somehow find a way to internally justify the serial killing as normal, even acceptable. And while we support such with our tax payments, the perpetrators walk free, unpunished, <text:span text:style-name="T1184">while once more we screen ourselves from the wider picture in order to continue with our costly pleasures.</text:span></text:p>
        <text:h text:style-name="P733" text:outline-level="3"><text:bookmark-start text:name="__RefHeading__22550_1644592526"/><text:soft-page-break/>Comparative Prejudice<text:bookmark-end text:name="__RefHeading__22550_1644592526"/></text:h>
        <text:p text:style-name="P578">Speciesist: I love my animals, I care for them until they are ready to be eaten. They give us food. There will be no abolition.</text:p>
        <text:p text:style-name="P383">Racist: I treat my slaves well, they are my property, if it weren't for me they would not have a life, if it weren't for them you wouldn't have any sweet corn, what would happen to them if we set them free? They are just slaves and have no rights other than the ones I choose to give them.</text:p>
        <text:p text:style-name="P578">Speciesist: Cows are not human beings, nor are any other animals, and I do not weigh their worth on the same tier that I do humans. </text:p>
        <text:p text:style-name="P383">Racist: My slaves are not my colour, my race, nor are any of the slaves and I do not weigh their worth on the same tier that I do my own race.</text:p>
        <text:p text:style-name="P578">Speciesist: I'm not concerned with race, I judge people by the content of their character. I also don't consider other animals to be humans.</text:p>
        <text:p text:style-name="P383">Racist: I'm not concerned with their gender, I judge people by their colour and race, I do not consider other races to be my own.</text:p>
        <text:p text:style-name="P578">Speciesist: My philosophies have existed for tens of thousands of years. Eating meat has been done since the dawn of time.</text:p>
        <text:p text:style-name="P383"><draw:frame draw:style-name="fr3" draw:name="Frame270" text:anchor-type="paragraph" svg:x="6.563cm" svg:y="0.584cm" svg:width="5.477cm" draw:z-index="166"><draw:text-box fo:min-height="4.486cm"><text:p text:style-name="P27"><text:span text:style-name="Strong_20_Emphasis"><text:span text:style-name="T185">“Intellectually, human beings and animals may be different, but it's pretty obvious that animals have a rich emotional life and that they feel joy and pain. It's easy to forget the connection between a hamburger and the cow it came from. But I forced myself to acknowledge the fact that every time I ate a hamburger, a cow had ceased to breathe” - Moby</text:span></text:span></text:p></draw:text-box></draw:frame>Racist: Slavery has existed for thousands of years, my farther was a slave owner, my grandfather was too, this is proof that it is OK to keep slaves!</text:p>
        <text:p text:style-name="P579">Speciesist: <text:span text:style-name="T1012">Goddamit, they're animals you fool, can't you get that through your thick skull!</text:span></text:p>
        <text:p text:style-name="P394">Racist: <text:span text:style-name="T1012">Goddamit, they're blacks you fool, can't you get that through your thick skull!</text:span></text:p>
        <text:p text:style-name="P383">The speciesist will argue that it is a question of intelligence, that it's OK to exploit other animals because they don't compose symphonies, invent stuff, or write best sellers. Ignoring the fact that most humans don't do these things either. This argument is totally irrational as it implies the reason is one of intelligence, and yet if one should suggest that humans below a certain IQ also be exploited, the speciesist would rightly protest.</text:p>
        <text:h text:style-name="Heading_20_3" text:outline-level="3"><text:bookmark-start text:name="__RefHeading__16476_421377316"/><text:soft-page-break/><text:span text:style-name="Strong_20_Emphasis"><text:span text:style-name="T767">The Real Minority</text:span></text:span><text:bookmark-end text:name="__RefHeading__16476_421377316"/></text:h>
        <text:p text:style-name="P369"><draw:frame draw:style-name="fr3" draw:name="Frame368" text:anchor-type="paragraph" svg:x="6.242cm" svg:y="3.517cm" svg:width="5.798cm" draw:z-index="347"><draw:text-box fo:min-height="2.238cm"><text:p text:style-name="P27"><text:span text:style-name="Strong_20_Emphasis"><text:span text:style-name="T185">“If you don't want to be beaten, imprisoned, mutilated, killed or tortured then you shouldn't condone such behaviour towards anyone, be they human or not.” - Moby</text:span></text:span></text:p></draw:text-box></draw:frame>Most people want no part in animal killing; they are happy and willing to pay others to supply it for them, but are not the least bit interested in hearing or knowing anything about it. Try to tell them, and they are simply not interested, they don't want anything to do with it <text:span text:style-name="T1035">(except of cause the fried end product)</text:span>. That's why it is so difficult to get a nonvegan to sit down and watch <text:span text:style-name="T61">E</text:span><text:span text:style-name="T14">arthlings</text:span>. <text:span text:style-name="T1035">Pretend o</text:span>mnivores afraid to even witness the truth behind their meal. They simply want to live in an ignorance they disorientatedly and distortedly label as blissful.</text:p>
        <text:p text:style-name="P283">True, vegans are an unmistakeable minority, but the number of self christened, omnivore humans comfortable and willing to actually take the life of a cow themselves, are even more of a minority. This is fact. In order to be able to mercilessly take the lives of animals on a <text:span text:style-name="T1525">regular</text:span> basis, one must first become almost completely desensitised to the feelings of animals. Those doing so, were likely all raised on farms, or <text:span text:style-name="T1188">had animal</text:span> hunter<text:span text:style-name="T1188">s in their families</text:span>, and as a defence mechanism and through pure necessity were soon <text:span text:style-name="T1525">anaesthetised</text:span> <text:span text:style-name="T1188">to the suffering of certain creatures</text:span>, as they too learned at a young age to kill without apparently feeling remorse. These are not role models we need to look up to, but people who <text:span text:style-name="T1189">have been taught to suppress compassion for fellow creatures</text:span>, <text:span text:style-name="T1189">most not the least bit aware of having gone through this process and consequently un</text:span>able to see the inherent wrongness of depriving another of the gift of life. </text:p>
        <text:p text:style-name="P189">Fortunately, even from among this brutally true minority, many have woken up to the madness of their actions and made lifetime commitments to veganism, choosing to never again be the deliberate cause of another animal's misery. People like Howard Lyman<text:note text:id="ftn75" text:note-class="endnote"><text:note-citation>75</text:note-citation><text:note-body><text:p text:style-name="Endnote">Howard Lyman, “Howard Lyman's official website”, <text:span text:style-name="T14">Mad Cowboy, </text:span><text:span text:style-name="T137">Accessed July 29, 2015,</text:span> <text:a xlink:type="simple" xlink:href="http://Www.madcowboy.com/" text:style-name="Internet_20_link" text:visited-style-name="Visited_20_Internet_20_Link">www.madcowboy.com</text:a></text:p></text:note-body></text:note>, fourth generation cattle rancher, whose experiences range from working in a large organic dairy, to raising registered beef cattle, expert of this industry for nearly four decades. Or Harold Brown<text:note text:id="ftn76" text:note-class="endnote"><text:note-citation>76</text:note-citation><text:note-body><text:p text:style-name="Endnote">Harold Brown, “Deconstructing the Myth of Humane Animal Agriculture”, <text:span text:style-name="T14">HumaneMYTH.org,</text:span><text:span text:style-name="T137"> Accessed July 30, 2015,</text:span> <text:a xlink:type="simple" xlink:href="http://www.humanemyth.org/haroldbrown.htm" text:style-name="Internet_20_link" text:visited-style-name="Visited_20_Internet_20_Link">http://www.humanemyth.org/haroldbrown.htm</text:a></text:p></text:note-body></text:note>, also one time cow and dairy farmer who became the founder of Farm Kind<text:note text:id="ftn77" text:note-class="endnote"><text:note-citation>77</text:note-citation><text:note-body><text:p text:style-name="Endnote">Harold Brown, “Helping farmers transit to non animal centred farming techniques.”, <text:span text:style-name="T14">Farm Kind</text:span><text:span text:style-name="T137">, Accessed July 29, 2015</text:span> <text:a xlink:type="simple" xlink:href="http://www.farmkind.org/" text:style-name="Internet_20_link" text:visited-style-name="Visited_20_Internet_20_Link">http://www.farmkind.org/</text:a></text:p></text:note-body></text:note> both he and Howard are now dedicated vegans who actively campaign and speak out about the inhumanity of all animal farming. Or check out Renee and Tommy Sonnen, former owners of the fourth-generation <text:soft-page-break/>Texan Sonnen cattle Ranch, who recently had a change of heart, turned vegan, and converted their ranch into a sanctuary for rescued farm animals<text:note text:id="ftn78" text:note-class="endnote"><text:note-citation>78</text:note-citation><text:note-body><text:p text:style-name="Endnote">Ari Solomon, “Texas Cattle Rancher Goes Vegan, Turns Ranch into Sanctuary”, <text:span text:style-name="T14">Mercy For Animals,</text:span><text:span text:style-name="T137"> May 22, 2015, </text:span><text:a xlink:type="simple" xlink:href="http://www.mfablog.org/texas-cattle-rancher-goes-vegan-opens-farmed" text:style-name="Internet_20_link" text:visited-style-name="Visited_20_Internet_20_Link">http://www.mfablog.org/texas-cattle-rancher-goes-vegan-opens-farmed</text:a></text:p></text:note-body></text:note>. </text:p>
        <text:p text:style-name="P189">Also there are several former slaughterhouse workers who have since evolved into outspoken animal rights activists, like Virgil Butler<text:note text:id="ftn79" text:note-class="endnote"><text:note-citation>79</text:note-citation><text:note-body><text:p text:style-name="Endnote">Virgil Butler, “Inside Tyson's Hell: Why I Got Out of the Chicken Slaughtering Business”, <text:span text:style-name="T14">youtube Video, </text:span><text:span text:style-name="T137">Published December 30, 2012</text:span><text:span text:style-name="T14">,</text:span> <text:a xlink:type="simple" xlink:href="https://www.youtube.com/watch?v=QUEVr-zI1oQ" text:style-name="Internet_20_link" text:visited-style-name="Visited_20_Internet_20_Link">https://www.youtube.com/watch?v=QUEVr-zI1oQ</text:a></text:p></text:note-body></text:note>, <text:span text:style-name="T1621">Carl Scott</text:span><text:span text:style-name="T1621"><text:note text:id="ftn80" text:note-class="endnote"><text:note-citation>80</text:note-citation><text:note-body><text:p text:style-name="P659">Carl D Scott, “From Slaughterhouse worker, to Vegan. A strange journey.”,<text:span text:style-name="T14">Facebook</text:span>, Accessed February 8, 2016, <text:a xlink:type="simple" xlink:href="https://www.facebook.com/notes/carl-d-scott/from-slaughterhouse-worker-to-vegan-a-strange-journey/137704629618232/" text:style-name="Internet_20_link" text:visited-style-name="Visited_20_Internet_20_Link">https://www.facebook.com/notes/carl-d-scott/from-slaughterhouse-worker-to-vegan-a-strange-journey/137704629618232/</text:a> </text:p></text:note-body></text:note></text:span><text:span text:style-name="T1621">, </text:span>Les Ingram and Ed Calles<text:note text:id="ftn81" text:note-class="endnote"><text:note-citation>81</text:note-citation><text:note-body><text:p text:style-name="Endnote">“Killing for a Living: The Traumatic Consequences of Slaughterhouse Work”, <text:span text:style-name="T14">Supreme Master TV,</text:span><text:span text:style-name="T137"> Accessed July 29, 2015,</text:span> <text:a xlink:type="simple" xlink:href="http://suprememastertv.com/services_subt.php?bo_table=stop_cruelty&amp;wr_id=97&amp;subt_cont=aw&amp;show=aw" text:style-name="Internet_20_link" text:visited-style-name="Visited_20_Internet_20_Link">http://suprememastertv.com/services_subt.php?bo_table=stop_cruelty&amp;wr_id=97&amp;subt_cont=aw&amp;show=aw</text:a></text:p></text:note-body></text:note>, who were eventually caring enough to understand the wrongness of their trade. If people like these, who would have argued far more enthusiastically for the inherent necessity of animal exploitation than most <text:span text:style-name="T1035">nonvegans</text:span>, (this was after all they're very livelihood!), are capable of making the shift, then I'd say there is not a person, <text:span text:style-name="T1342">who when </text:span>genuinely informed and <text:span text:style-name="T1342">who allows themselves to empathise</text:span>, would <text:span text:style-name="T1342">not</text:span> share their ability to change. The only thing that prevents <text:span text:style-name="T1188">the vast majority of people from becoming</text:span> vegan is their reluctance to empathise. </text:p>
        <text:p text:style-name="P253"><text:span text:style-name="T1189">W</text:span>e need to face the reality of our eating habits, confront speciesism with honesty, and make the changes necessary to bring our <text:span text:style-name="T1189">actions </text:span>in<text:span text:style-name="T1526">to</text:span> alignment with our true selves.</text:p>
        <text:p text:style-name="P189"><draw:frame draw:style-name="fr3" draw:name="Frame367" text:anchor-type="paragraph" svg:x="6.629cm" svg:y="1.092cm" svg:width="5.403cm" draw:z-index="395"><draw:text-box fo:min-height="5.172cm"><text:p text:style-name="P27"><text:span text:style-name="Strong_20_Emphasis"><text:span text:style-name="T185">“Never feel like, or say, you are </text:span></text:span><text:span text:style-name="Strong_20_Emphasis"><text:span text:style-name="T729">giving up</text:span></text:span><text:span text:style-name="Strong_20_Emphasis"><text:span text:style-name="T185"> your favourite foods. Those words have a negative connotation, like you are sacrificing something. You're not </text:span></text:span><text:span text:style-name="Strong_20_Emphasis"><text:span text:style-name="T729">giving up</text:span></text:span><text:span text:style-name="Strong_20_Emphasis"><text:span text:style-name="T185"> anything. You are simply empowered now and able to make educated, controlled choices about what you will and won't put into your body, your temple.” - Rory Freedman</text:span></text:span></text:p></draw:text-box></draw:frame>To grow, <text:span text:style-name="T1526">one has</text:span> to question every belief and start <text:span text:style-name="T1644">truly caring</text:span>! <text:span text:style-name="T1526">Imagine</text:span> how the world could change if everyone suddenly cared <text:span text:style-name="T1189">much more, </text:span>and began expressing <text:span text:style-name="T1644">genuine</text:span> concern for others! Think how the world would be if we included all <text:span text:style-name="T1621">specie</text:span>s in that “<text:span text:style-name="T14">other</text:span>” collective. </text:p>
        <text:h text:style-name="P742" text:outline-level="3"><text:bookmark-start text:name="__RefHeading__22187_1644592526"/><text:span text:style-name="Strong_20_Emphasis"><text:span text:style-name="T767">The Bottom Line</text:span></text:span><text:bookmark-end text:name="__RefHeading__22187_1644592526"/></text:h>
        <text:p text:style-name="P189">Commercial animal derived products, such as flesh, <text:span text:style-name="T1528">mammary lactation</text:span> and eggs etc. all come with enslavement, misery, deprivation, mutilation, pain <text:span text:style-name="T1526">and </text:span>suffering, <text:span text:style-name="T1526">all </text:span>finally terminating in cold blooded murder.</text:p>
        <text:p text:style-name="P189">As <text:span text:style-name="T1528">one</text:span> consume<text:span text:style-name="T1528">s</text:span> such foods, <text:span text:style-name="T1528">one</text:span> invite<text:span text:style-name="T1528">s</text:span> into <text:span text:style-name="T1599">one's</text:span> body the same energetic experiences that the animals went through on their short life journeys from farm to slaughterhouse. <text:span text:style-name="T1636">B</text:span>y doing so, <text:span text:style-name="T1528">one</text:span> allow<text:span text:style-name="T1528">s</text:span> toxic and unpleasant energies and feelings to enter <text:span text:style-name="T1528">one's</text:span> body, such as: fear, horror, anxiety, panic, doubt, hopelessness, frustration, anger, sadness and depression. <text:span text:style-name="T1528">Now, who would not be better off </text:span>without th<text:span text:style-name="T1528">ose</text:span>?</text:p>
        <text:p text:style-name="P189">This is really just about being merciful, and showing compassion to <text:soft-page-break/>animals. <text:span text:style-name="T1189">We</text:span> have the power of Caesar, all <text:span text:style-name="T1189">we</text:span> have to do is put our thumb<text:span text:style-name="T1189">s</text:span> up for veganism to save the lives of many. 198 a year! That's the power <text:span text:style-name="T1189">we</text:span> have. <text:span text:style-name="T1189">Let us r</text:span>ecognise <text:span text:style-name="T1189">this and</text:span> have pity on those whose lives depend on our choices.</text:p>
        <text:p text:style-name="P189">Each time <text:span text:style-name="T1526">anyone</text:span> sit<text:span text:style-name="T1526">s</text:span> down to a plate containing animal derived foods, <text:span text:style-name="T1189">they</text:span> are effectively bringing more misery into this world. <text:span text:style-name="T1189">They</text:span> are giving <text:span text:style-name="T1189">their</text:span> vote, <text:span text:style-name="T1189">their</text:span> support, for misery. In most cases, the animal eater will, out of pure necessity and desire for their own peace of mind, deny this misery. They will sweep it under the carpet as being irrelevant and exaggerated, and come up with any number of hapless excuses as to why change is unnecessary. Anything but admit their addiction and acknowledge the role they play in nothing short of bloody murder.</text:p>
        <text:p text:style-name="P189">There is <text:span text:style-name="T1190">so much </text:span>misery <text:span text:style-name="T1190">and fear caused by human misbehaviour</text:span>. If we are to stand the remotest chance of steering the earth back on course, th<text:span text:style-name="T1612">i</text:span>s must be faced and acknowledged. Each time we bring more wretchedness to the world, we boost the collective mindset that revolves perilously around it. Our own inevitable anguish is always a direct consequence of doing the wrong thing. No matter how small, no matter how seemingly trivial, there is always a consequence.</text:p>
        <text:p text:style-name="P189"><draw:frame draw:style-name="fr3" draw:name="Frame292" text:anchor-type="paragraph" svg:x="8.001cm" svg:y="1.707cm" svg:width="4.039cm" draw:z-index="182"><draw:text-box fo:min-height="0.762cm"><text:p text:style-name="P27"><text:span text:style-name="Strong_20_Emphasis"><text:span text:style-name="T185">“Some people don't want to hear the truth, because they don't want their illusions destroyed.” - Nietzsche</text:span></text:span></text:p></draw:text-box></draw:frame>In the case of animal exploitation however, the matter is neither small nor trivial, never. The vast majority of <text:span text:style-name="T1190">captive, farmed</text:span> animals live their entire lives never really experiencing joy, for many it is nothing short of a living hell of an earthly existence, and until we face up to this, we have no moral right to demand a better world for ourselves.</text:p>
        <text:p text:style-name="P189">It is a complete and utter fragmentation of the truth to suppose the suffering of others may ever bring us any real joy. Whatever species the abused belongs to, and however <text:span text:style-name="T1394">he or she</text:span> may be abused. Whether the being is a child in a Nike sweatshop, or a dog used in a dogfight, a bull in a bullfight, a horse in a horse race, a guinea-pig in a lab, or a pig wasting away <text:span text:style-name="T1409">her</text:span> life in a tiny metal and concrete stall, awaiting the fatal liberation of the baconising butcher's knife, there is no real joy to be had. The kind of joy their torment might seemingly offer us is a false joy, a depraved <text:span text:style-name="T1190">pleasure</text:span>, one that leaves our hearts twisted, our stomachs heavy, our arteries clogged, and our minds slightly more desensitised to the truth. <text:soft-page-break/>A degenerate, nefarious joy that dulls our minds and weighs heavily on our spirits. No <text:span text:style-name="T14">joie de vivre</text:span> is ever to be had from demanding the deliberate injury and assassination of another. If we willingly pay for others to suffer, then such an <text:span text:style-name="T1599">evil </text:span>act <text:span text:style-name="T14">will</text:span> surely result in more of our own inevitable suffering. <text:span text:style-name="T1035">There is no genuine concept of </text:span><text:span text:style-name="T19">joie de morte</text:span><text:span text:style-name="T1035">, in reality n</text:span>o bully <text:span text:style-name="T1035">ever</text:span> gets pleasure <text:span text:style-name="T1190">nor</text:span> joy from bullying. Even they may laugh and taunt and plead indifference, deep down they suffer for it. They themselves are crying out for help.</text:p>
        <text:p text:style-name="P189"><draw:frame draw:style-name="fr3" draw:name="Frame39" text:anchor-type="paragraph" svg:x="6.643cm" svg:y="8.948cm" svg:width="5.396cm" draw:z-index="435"><draw:text-box fo:min-height="2.32cm"><text:p text:style-name="P93"><text:span text:style-name="Strong_20_Emphasis"><text:span text:style-name="T649">“</text:span></text:span><text:span text:style-name="Strong_20_Emphasis"><text:span text:style-name="T728">W</text:span></text:span><text:span text:style-name="Strong_20_Emphasis"><text:span text:style-name="T649">hile I might not be able to save every single animal, I refuse to be the reason any of them suffer.” Stephen Rykwalder</text:span></text:span></text:p></draw:text-box></draw:frame>That's what I'm trying to do here; <text:span text:style-name="T1190">t</text:span>o help. It may not seem that way to some, but I'm trying to <text:span text:style-name="T1190">make it clear why there is need for change, and why it's time </text:span>to move on <text:span text:style-name="T1190">from archaic thinking that animals are commodities, to be used and abused</text:span>. <text:span text:style-name="T1190">We all need to acknowledge</text:span> <text:span text:style-name="T1190">this</text:span>, <text:span text:style-name="T1190">to a</text:span>dmit the <text:span text:style-name="T1190">error in our ways</text:span>, because deep down, really <text:span text:style-name="T1190">we can all recognise that compassion is a worthy pursuit</text:span>, and each time <text:span text:style-name="T1190">we</text:span> deny this, <text:span text:style-name="T1190">we</text:span> make oursel<text:span text:style-name="T1190">ves</text:span> bigger and bigger fool<text:span text:style-name="T1190">s</text:span>. Eventually if <text:span text:style-name="T1190">we</text:span> live long enough, <text:span text:style-name="T1190">it will become clear to us all</text:span>, and <text:span text:style-name="T1190">we'll </text:span>wonder why in heaven's name <text:span text:style-name="T1190">that clarity </text:span>took so long <text:span text:style-name="T1190">in arriving</text:span>. The truth is never changed by having the majority disagree with and deny it. I believe at some point, we all must face up to the fact that the lives we have been living have been totally out of sync with our true higher selves and calling<text:span text:style-name="T1599">s</text:span>, and we'll be kicking our non-corporeal selves for not having tried harder, for not doing better, for getting distracted so many times and letting bad influences pressure us into doing things we all along knew were wrong, <text:span text:style-name="T1191">and</text:span> cho<text:span text:style-name="T1191">o</text:span>s<text:span text:style-name="T1191">ing</text:span> instead to ignore that knowledge <text:span text:style-name="T1191">mostly purely </text:span>for the sake of conformity. More than anyone else, it will be ourselves that we've disappointed, for debasing our lives in addictions and defending them with feeble, meaningless excuses.</text:p>
        <text:p text:style-name="P189">We let custom, tradition and religion steer us into a madness we defend with our lives and souls, like thoughtless soldiers who refuse to acknowledge their own minds and obey their commands like dutiful, <text:span text:style-name="T1688">stringed-up</text:span> puppets incapable of freewill. Sacrificing one's life on demand, and expecting to be labelled as a hero for doing so. Is that really who we are? Mindless drones?</text:p>
        <text:p text:style-name="P189">It matters not one iota how our ancestors may or may not have eaten, nor what their habits and customs were. Except of course for us to learn from their mistakes, to improve on them and ease our own lot <text:soft-page-break/>while preparing a better future for our own children. Once that has fully sunk in, realise the same is true for what our peers do, and the choices they make; <text:span text:style-name="T1191">o</text:span>bserve them closely, before following them blindly.</text:p>
        <text:p text:style-name="P189"><draw:frame draw:style-name="fr3" draw:name="Frame422" text:anchor-type="paragraph" svg:x="6.616cm" svg:y="3.014cm" svg:width="5.424cm" draw:z-index="436"><draw:text-box fo:min-height="2.727cm"><text:p text:style-name="P27"><text:span text:style-name="Strong_20_Emphasis"><text:span text:style-name="T185">“Animal products can never be obtained without injury to living creatures, and deliberate injury to another sentient being prohibits attainment of heavenly bliss.” - Dr. Kosheliya Wali</text:span></text:span></text:p></draw:text-box></draw:frame>Yes, confronting one's own speciesism and the harm one does is never comfortable, but acknowledging one's shortcomings and recognising the right of other sentient beings to be left alone to live their lives freely is a step we MUST all make. Apart from those fortunate enough to have had the step taken for them, it is a step every <text:span text:style-name="T1035">genuine </text:span>vegan has made, and every one of us with full understanding of the impact our choices had on others, has regretted not taking it sooner.</text:p>
        <text:h text:style-name="P742" text:outline-level="3"><text:bookmark-start text:name="__RefHeading__23293_1925073569"/><text:span text:style-name="Strong_20_Emphasis"><text:span text:style-name="T767">Vegan Food </text:span></text:span><text:bookmark-end text:name="__RefHeading__23293_1925073569"/></text:h>
        <text:p text:style-name="P284">Well, I am not about to tell you how you should eat as <text:span text:style-name="T1526">a </text:span>vegan, I understand that will be an initial dilemma for many newbie vegans. For that, there are countless resources available, both on and offline to help one in such a transition, Your local library <text:span text:style-name="T1191">may very well</text:span> have several shelf-loads of books that can help you out there too. Transitioning books, and countless recipe books too. Veganism can no longer really be viewed as uncommon or without its support network as vegan groups are springing up everywhere, if there isn't one in your area, I am sure there <text:span text:style-name="T1526">ought to</text:span> be at least a handful, if not many <text:span text:style-name="T1342">who</text:span> would appreciate you starting one. It is beyond the scope of this book for me to offer any advice moving to a cooked vegan diet, as I see my role in life more revolving around shedding light on ethical issues. There are many second and third generation vegans, many of above average health and of at least average life expectancy. </text:p>
        <text:p text:style-name="P284">As stated previously, there are also many vegan athletes, and body builders, so rest assured if that is a big thing in your life, if anything you should only notice increased performance and endurance.</text:p>
        <text:p text:style-name="P287">Many people, on turning vegan, frequently seek out vegan foods that resemble the nonvegan foods they have grown accustomed to and crave. This is in many ways an understandable step, and to be sure there are bountiful choices designed to thoroughly resemble nonvegan foods. Vegan bacon strips, minced meat like soya protein, vegan <text:soft-page-break/>sausages, vegan chicken substitute, vegan egg mixture, vegan burgers etc etc. I myself, unguided but sincere in my quest to lessen the negative impact I recognised my presence in the world had, tuned dutifully into all such foods, and they surely were of marvellous help in welcoming me to veganism, however, at a certain point it struck me <text:span text:style-name="T1191">just </text:span>how macabre such choices are. <text:span text:style-name="T1193">D</text:span>id I really want for my meals to resemble butchered animal parts?</text:p>
        <text:p text:style-name="P254"><draw:frame draw:style-name="fr3" draw:name="Frame111" text:anchor-type="paragraph" svg:x="6.57cm" svg:y="1.097cm" svg:width="5.47cm" draw:z-index="498"><draw:text-box fo:min-height="3.542cm"><text:p text:style-name="P27"><text:span text:style-name="Strong_20_Emphasis"><text:span text:style-name="T185">“The ground we walk on, the plants and creatures, the clouds above constantly dissolving into new formations - each gift of nature possessing its own radiant energy, bound together by cosmic harmony.” - Ruth Bernhard</text:span></text:span></text:p></draw:text-box></draw:frame><text:span text:style-name="T1191">To be sure though, no vegan meal can ever have the same negative effect on the body, mind and spirit as the devouring of morsels of another fellow creature, and will inevitably result in altering the way we feel, think and relate to this planet. Consuming soy milk will never offer the same perverse, infantile satisfaction as drinking the milk which was so intimately produced for the baby for whom it was intended (who perversely enough may even end up mutilated and gravy smothered on a plate next to a glass of his or her very own nature intended milk!). No, a</text:span>s an ethical vegan I <text:span text:style-name="T1192">realised I had no deep desire </text:span>for my meals to <text:span text:style-name="T1600">remind me of the atrocities I once so unwittingly participated in.</text:span> </text:p>
        <text:p text:style-name="P255"><text:span text:style-name="T1193">At a certain point</text:span> I realised that the only vegan food choices <text:span text:style-name="T1193">which made my heart truly sing </text:span>were to be had from markets and the fresh food section of supermarkets. The aisle after aisle of pre-packaged stodge and slop provisions, the cans of fortified foods, the jars of pickled, marinated preserves, and packets of salted, powdered chow, although appealing to the eye, enslaving to the tongue <text:span text:style-name="T1193">and admittedly aiding in transition, </text:span>should <text:span text:style-name="T1193">ultimately be avoided and excluded from</text:span> one's shopping trolley. If <text:span text:style-name="T1193">possible</text:span>, steer clear of those aisles altogether, <text:span text:style-name="T1167">a</text:span>void them like the plague. <text:span text:style-name="T1193">If you can succeed in m</text:span>ak<text:span text:style-name="T1193">ing</text:span> meals from <text:span text:style-name="T1193">purely </text:span>what can be readily recognis<text:span text:style-name="T1035">ed</text:span> as food, <text:span text:style-name="T1193">you'll be doing yourself a great favour;</text:span> <text:span text:style-name="T1194">w</text:span>ithout doubt, preparing one's meals from scratch, from basic, real, whole-food ingredients, may take longer, but at least you will be fully aware of what you are feeding yourself. Let's face it, how many people know what E321<text:note text:id="ftn82" text:note-class="endnote"><text:note-citation>82</text:note-citation><text:note-body><text:p text:style-name="P666"><text:s text:c="2"/>“E321 Butylated Hydroxytoluene”, <text:span text:style-name="T14">Food-Info.Com</text:span>, Accessed October 7, 2015, <text:a xlink:type="simple" xlink:href="http://www.food-info.net/uk/e/e321.htm" text:style-name="Internet_20_link" text:visited-style-name="Visited_20_Internet_20_Link">http://www.food-info.net/uk/e/e321.htm</text:a></text:p></text:note-body></text:note> really is, how it<text:span text:style-name="T1527">'</text:span>s derived, and the effects it will have on one's health? Question any food that needs to be fortified or enhanced.</text:p>
        <text:p text:style-name="P180"><draw:frame draw:style-name="fr3" draw:name="Frame276" text:anchor-type="paragraph" svg:x="7.332cm" svg:y="1.485cm" svg:width="4.708cm" draw:z-index="499"><draw:text-box fo:min-height="0.041cm"><text:p text:style-name="P27"><text:span text:style-name="Strong_20_Emphasis"><text:span text:style-name="T185">“Understand veggie bacon for what it really is: </text:span></text:span><text:span text:style-name="Strong_20_Emphasis"><text:span text:style-name="T729">very macabre food art</text:span></text:span><text:span text:style-name="Strong_20_Emphasis"><text:span text:style-name="T185">.” - Author</text:span></text:span></text:p></draw:text-box></draw:frame><text:soft-page-break/><text:span text:style-name="T184">With this in mind, it should be clear the vast majority of supposed foods seen on TV commercials are undesirable choices, and by avoiding them, you are also cancelling your support for big business, essentially taking another step away from the </text:span><text:span text:style-name="T824">constructed marketing </text:span><text:span text:style-name="T184">madness </text:span><text:span text:style-name="T824">in</text:span><text:span text:style-name="T184"> society. R</text:span><text:span text:style-name="Strong_20_Emphasis"><text:span text:style-name="T185">emember, advertising is yet another form of mendaciousness that although immoral is not the slightest bit illegal</text:span></text:span><text:span text:style-name="Strong_20_Emphasis"><text:span text:style-name="T201">;</text:span></text:span><text:span text:style-name="Strong_20_Emphasis"><text:span text:style-name="T185"> </text:span></text:span><text:span text:style-name="Strong_20_Emphasis"><text:span text:style-name="T201">one</text:span></text:span><text:span text:style-name="Strong_20_Emphasis"><text:span text:style-name="T185"> can never go wrong by avoiding the genuinely immoral!</text:span></text:span></text:p>
        <text:p text:style-name="P180"><text:span text:style-name="Strong_20_Emphasis"><text:span text:style-name="T185"/></text:span></text:p>
        <text:p text:style-name="P95">“<text:span text:style-name="T175">I feel happy, nobody persecutes me; </text:span></text:p>
        <text:p text:style-name="P105">why should I persecute other beings or cause them to be persecuted? </text:p>
        <text:p text:style-name="P105">I feel happy, nobody wounds me; nobody kills me; </text:p>
        <text:p text:style-name="P105">why should I wound or kill other creatures or cause them to be wounded</text:p>
        <text:p text:style-name="P95"><text:span text:style-name="T175"><text:s/>or killed for my pleasure and convenience?</text:span>”</text:p>
        <text:p text:style-name="P95">-<text:span text:style-name="T174"> From "Animals, My Brethren" by </text:span><text:span text:style-name="T176">Edgar Kupfer-Koberwitz</text:span></text:p>
        <text:p text:style-name="P100"/>
        <text:p text:style-name="P100">(written in the Concentration Camp Dachau. In his diary, </text:p>
        <text:p text:style-name="P101">he explained his belief that humans' ability to cruelly deny the humanity</text:p>
        <text:p text:style-name="P100"><text:s/>of other humans stemmed from widespread brutality of animals by humans. </text:p>
        <text:p text:style-name="P100">He explained, "I believe as long as man tortures and kills animals, </text:p>
        <text:p text:style-name="P100">he will torture and kill humans as well—and wars will be waged.")</text:p>
        <text:p text:style-name="P100"/>
        <text:p text:style-name="P100"/>
        <text:p text:style-name="P102"><text:span text:style-name="T1625"><text:s text:c="4"/>“</text:span><text:span text:style-name="T88">What do they know—all these scholars, all these philosophers,</text:span></text:p>
        <text:p text:style-name="P106">all the leaders of the world? They have convinced themselves that man, </text:p>
        <text:p text:style-name="P106">the worst transgressor of all the species, is the crown of creation. </text:p>
        <text:p text:style-name="P106">All other creatures were created merely to provide him with food, pelts, to be tormented, exterminated. In relation to them [the animals], </text:p>
        <text:p text:style-name="P103"><text:span text:style-name="T14">all people are Nazis; for the animals, it is an eternal Treblinka.</text:span>”</text:p>
        <text:p text:style-name="P108">- Isaac Bashevis Singer,</text:p>
        <text:p text:style-name="P103">(Yiddish author, Nobel Laureate, &amp; Holocaust survivor)</text:p>
        <text:p text:style-name="P103"/>
        <text:p text:style-name="P103"/>
        <text:p text:style-name="P104"><text:s text:c="4"/>“<text:span text:style-name="T14">I believe in what Isaac Bashevis Singer wrote, ‘</text:span></text:p>
        <text:p text:style-name="P107">In their behavior towards creatures, all men are Nazis.’</text:p>
        <text:p text:style-name="P104"><text:span text:style-name="T14">Human beings see their own oppression vividly when they are the victims. Otherwise they victimize blindly and without a thought.</text:span>”</text:p>
        <text:p text:style-name="P104">- <text:span text:style-name="T995">Hacker</text:span></text:p>
        <text:p text:style-name="P104"><text:span text:style-name="T995">(</text:span>Animal Liberation Front member &amp; Holocaust survivor)</text:p>
        <text:h text:style-name="P684" text:outline-level="2"><text:bookmark-start text:name="__RefHeading__20701_1160075690"/>THE PLANTS<text:bookmark-end text:name="__RefHeading__20701_1160075690"/></text:h>
        <text:h text:style-name="P733" text:outline-level="3"><text:bookmark-start text:name="__RefHeading__22024_1644592526"/>Plants though!<text:bookmark-end text:name="__RefHeading__22024_1644592526"/></text:h>
        <text:p text:style-name="P383"><draw:frame draw:style-name="fr3" draw:name="Frame110" text:anchor-type="paragraph" svg:x="6.414cm" svg:y="3.93cm" svg:width="5.627cm" draw:z-index="15"><draw:text-box fo:min-height="3.542cm"><text:p text:style-name="P27"><text:span text:style-name="Strong_20_Emphasis"><text:span text:style-name="T185">“Study how water flows in a valley stream, smoothly and freely between the rocks. Also learn from holy books and wise people. Everything - even mountains, rivers, plants and trees - should be your teacher.” - Morihei Ueshiba</text:span></text:span></text:p></draw:text-box></draw:frame>One of the most commonly posed oppositional statements <text:span text:style-name="T1353">to veganism is</text:span> the plant one: “But you kill plants though!”. (Or as it has been popularly summarised, simply “plants though!”). I have examined briefly this question in the previous chapter, but wish to now delve yet closer into it. Before continuing, I would like to first examine briefly <text:span text:style-name="T1528">once more, a very typical</text:span> response given <text:span text:style-name="T1601">often</text:span> <text:span text:style-name="T1528">by ve</text:span>gans. They are quick to point out that unlike animals, plants have no <text:span text:style-name="T1038">obvious </text:span>central nervous system, they lack a discernible brain, and have developed no means to escape onslaught. So why should they consider the feelings of something which they believe has no feelings?</text:p>
        <text:p text:style-name="P403">I understand whence such scepticism originates, it's pretty convenient to dismiss plant sentience as nought but frivolous fancy, I'm guessing few of us would appreciate knowing with certainty that plants are capable of suffering, nobody finds true pleasure from the knowledge that they are the cause of another's suffering! But look at it this way, if plants are capable of breathing without lungs, eating and processing their foods without the aid of a mouth or stomach, pumping their life's fluid without a heart, indeed, hearing without ears (it's been shown that plants respond positively to soft music) even moving without muscles, don't you also find it quit<text:span text:style-name="T843">e </text:span><text:span text:style-name="Strong_20_Emphasis"><text:span text:style-name="T928">naïve</text:span></text:span> of anyone to jump to the immediate conclusion that their lacking of a commonly recognised central nervous system and brain should therefore be categorical proof they are unable also to feel and think?</text:p>
        <text:p text:style-name="P446">I personally believe every life form has a reason to live that also involves its own individual development, and that nothing exists purely to be used by another, or other, life forms. I don't need a scientist to dissect your brain to prove to me (were they capable), that you have your own thoughts and desires, and I don't need scientific proof that the same or similar be the case for other life forms; <text:span text:style-name="T1353">i</text:span>ncluding plants. Nobody really has the foggiest of ideas what thought is, it is an enigma wrapped in a mystery, far beyond the current realms</text:p>
        <text:p text:style-name="P670">of science. I believe all life forms possess some form of consciousness, and therefore some form of “thought”, and that this is at the very essence of every being. I believe this to be true for the tiniest bug on the leg of an ant, to the mightiest of blue whales traversing the ocean. From the most newly sprung bean sprout, to the most majestic of ancient trees, already thousands of years of age. </text:p>
        <text:p text:style-name="P415">Every life born into this world, always has desires. Desires are what give us reason to live, or more so, fulfilment of those desires. If any <text:span text:style-name="T1395">life-form</text:span> <text:span text:style-name="T1395">is without </text:span>desires, or if every desire it may have is constantly thwarted, and never allowed fulfilment, there will be no reason <text:span text:style-name="T1395">for it </text:span>to live, and consequently death will ensue. Ponder on that, because at first glance you might protest, thinking it easy to picture a being without desires. But desires are with every thought, every moment. They're what gets us out of bed every day, they're what help us choose what we will do next, where we will go next, what we will eat, when we will sleep, and overall what we will get from life. Every animal has them, and I <text:span text:style-name="T1201">believe</text:span> that every living plant has them too. Scientifically they may be difficult to quantify, but science, <text:span text:style-name="T1194">lacking true understanding of life,</text:span> cannot <text:span text:style-name="T1194">even </text:span>prove <text:span text:style-name="T1194">the existence of </text:span>our own desires. Life is for living, and no one has the right to deliberately and forcibly deny any life form that <text:span text:style-name="T1395">innate </text:span>right.</text:p>
        <text:p text:style-name="P383"><draw:frame draw:style-name="fr3" draw:name="Frame112" text:anchor-type="paragraph" svg:x="7.375cm" svg:y="3.007cm" svg:width="4.665cm" draw:z-index="17"><draw:text-box fo:min-height="3.171cm"><text:p text:style-name="P27"><text:span text:style-name="Strong_20_Emphasis"><text:span text:style-name="T185">“Animals are something invented by plants to move seeds around. An extremely yang solution to a peculiar problem which they faced.” - Terence McKenna</text:span></text:span></text:p></draw:text-box></draw:frame>The same spark of life that <text:span text:style-name="T1201">sits</text:span> within <text:span text:style-name="T1201">us</text:span>, <text:span text:style-name="T1201">sits </text:span>within all other life forms, the desire to live is the same within us all, even within each plant <text:span text:style-name="T1194">I believe </text:span>there are desires <text:span text:style-name="T1194">as well as needs</text:span>; desire for warmth, desire for water, desire for sunlight, desire for good soil and even desire for companionship. If enough of those desires are not met, there will be no point for the plant to continue its existence. Encapsulated within each grain and seed is the desire to experience life, or at least <text:span text:style-name="T1353">to </text:span>be given the chance. That's all they <text:span text:style-name="T1201">voicelessly </text:span>ask. </text:p>
        <text:h text:style-name="P733" text:outline-level="3"><text:bookmark-start text:name="__RefHeading__22085_1644592526"/>The Vegan Stance<text:bookmark-end text:name="__RefHeading__22085_1644592526"/></text:h>
        <text:p text:style-name="P383">Many vegans don't want to hear this, they believe it undermines the vegan stance, and will insist therefore that plants, have no feelings or desires, thus consequently have no <text:span text:style-name="T1202">inherent </text:span>rights. Besides, <text:span text:style-name="T1195">some</text:span> might add, if we can't eat animals, and can't eat plants, then what can we eat? Are we all supposed to eat rocks, or starve ourselves to death?</text:p>
        <text:p text:style-name="P383"><text:soft-page-break/>I'll get back to that shortly, (see later chapter: The Fruit) but first I want to reassure all those protesting vegans out there that <text:span text:style-name="T1353">the vegan stance can never be undermined by acknowledgement of </text:span>plant perception. It remains an undeniable fact that far more plant life is destroyed through not being vegan. Thus veganism, regardless of the issue of whether or not plants are in any way sentient, is still a just and most needed improvement to nonveganism, and yes, I acknowledge also, quite realistically, we do live in a world where currently the taking of some life is unavoidable, and agree, for reasons already stated, that given the choice of animal products and plant products, plants are <text:span text:style-name="T120">always</text:span> a <text:span text:style-name="T1602">less harmful</text:span> choice. </text:p>
        <text:p text:style-name="P180"><text:span text:style-name="Strong_20_Emphasis"><text:span text:style-name="T185">OK, before you fully dismiss plant perception as nothing but idle fantasy, let me please try and convince you otherwise.</text:span></text:span></text:p>
        <text:h text:style-name="P743" text:outline-level="3"><draw:frame draw:style-name="fr3" draw:name="Frame177" text:anchor-type="paragraph" svg:x="8.047cm" svg:y="-0.122cm" svg:width="3.993cm" draw:z-index="34"><draw:text-box fo:min-height="1.912cm"><text:p text:style-name="P27"><text:span text:style-name="Strong_20_Emphasis"><text:span text:style-name="T185">“A plant sees what we see. A plant sees light.” - Daniel Chamovitz</text:span></text:span></text:p></draw:text-box></draw:frame><text:bookmark-start text:name="__RefHeading__22123_1644592526"/>Plant Perception<text:bookmark-end text:name="__RefHeading__22123_1644592526"/></text:h>
        <text:h text:style-name="P717" text:outline-level="4"><text:bookmark-start text:name="__RefHeading__22516_725757713"/>S<text:span text:style-name="T1039">ight</text:span><text:bookmark-end text:name="__RefHeading__22516_725757713"/></text:h>
        <text:p text:style-name="P469">I think it's pretty obvious that plants are able to see, at the very least on a rudimentary scale. Most plant growth above ground will seek the light, from dawn to dusk, sunflowers frequently turn their heads toward the sun, so clearly there is some recognition of light. Daniel Chamovitz<text:note text:id="ftn83" text:note-class="endnote"><text:note-citation>83</text:note-citation><text:note-body><text:p text:style-name="Endnote">Daniel Chamovitz, “Daniel Chamovitz's Official Website”, <text:span text:style-name="T14">Daniel Chamovitz</text:span>, Accessed July 30, 2015, <text:a xlink:type="simple" xlink:href="http://www.danielchamovitz.com/" text:style-name="Internet_20_link" text:visited-style-name="Visited_20_Internet_20_Link"><text:span text:style-name="T137">http://www.danielchamovitz.com</text:span></text:a></text:p></text:note-body></text:note>, American-born biologist and Dean of the faculty of life sciences at Tel Aviv University, goes even further stating his research has led him to believe that plants are capable of perceiving both light and colour. In fact it has become clear to him that their visual spectrum is even wider than our own and <text:span text:style-name="T1528">they are</text:span> able also to register both ultraviolet and infrared light. His remarkable findings can be studied further in his book: <text:span text:style-name="T95">What a plant knows</text:span><text:span text:style-name="T95"><text:note text:id="ftn84" text:note-class="endnote"><text:note-citation>84</text:note-citation><text:note-body><text:p text:style-name="Endnote">Daniel Chamovitz, “What a Plant Knows – A Field Guide to the Senses”, <text:span text:style-name="T14">WhataPlantKnows.com</text:span>, Accessed July 29, 2015, <text:a xlink:type="simple" xlink:href="http://www.whataplantknows.com/" text:style-name="Internet_20_link" text:visited-style-name="Visited_20_Internet_20_Link">http://www.whataplantknows.com/</text:a></text:p></text:note-body></text:note></text:span>.</text:p>
        <text:p text:style-name="P537">Dr Winslow Briggs<text:note text:id="ftn85" text:note-class="endnote"><text:note-citation>85</text:note-citation><text:note-body><text:p text:style-name="Endnote"><text:span text:style-name="T137">Carnegie Institution</text:span><text:span text:style-name="T14">, </text:span>“Carnegie's Winslow Briggs receives international prize for <text:soft-page-break/>biology”, <text:span text:style-name="T14">Eureka Alert,</text:span><text:span text:style-name="T137"> </text:span>September 26, 2009, <text:a xlink:type="simple" xlink:href="http://www.eurekalert.org/pub_releases/2009-09/ci-cwb091609.php" text:style-name="Internet_20_link" text:visited-style-name="Visited_20_Internet_20_Link">http://www.eurekalert.org/pub_releases/2009-09/ci-cwb091609.php</text:a> </text:p></text:note-body></text:note>, of the Carnegie institution of Washington, and a world-renowned expert <text:span text:style-name="T1202">at</text:span> <text:span text:style-name="T1200">messing about with </text:span>plant photoreceptors also concurs with Chamovitz, and through his own research has proven that plants detect various wavelengths and better understand their environment through recognising colours.</text:p>
        <text:p text:style-name="P535"><text:span text:style-name="T875">Back in the 1960s, controversial research undertaken by Cleve Backster</text:span><text:span text:style-name="Strong_20_Emphasis"><text:span text:style-name="T876"><text:note text:id="ftn86" text:note-class="endnote"><text:note-citation>86</text:note-citation><text:note-body><text:p text:style-name="Endnote">“Cleve Backster”, <text:span text:style-name="T14">Wikipedia</text:span>, Accessed July 30, 2015, <text:a xlink:type="simple" xlink:href="http://en.wikipedia.org/wiki/Cleve_Backster" text:style-name="Internet_20_link" text:visited-style-name="Visited_20_Internet_20_Link">http://en.wikipedia.org/wiki/Cleve_Backster</text:a></text:p></text:note-body></text:note></text:span></text:span><text:span text:style-name="Strong_20_Emphasis"><text:span text:style-name="T876">,</text:span></text:span><text:span text:style-name="T875"> a chief CIA interrogation expert and founder of the CIA polygraph unit, even suggested that plants appeared to register the presence</text:span><text:span text:style-name="Strong_20_Emphasis"><text:span text:style-name="T876"> of their caregiver, witnessable through polygraph activity. It is however unclear whether their recognition was visual, or by some </text:span></text:span><text:soft-page-break/><text:span text:style-name="Strong_20_Emphasis"><text:span text:style-name="T876">other means, and many deny his research any credibility. I'll report more on his findings shortly.</text:span></text:span></text:p>
        <text:p text:style-name="P536"><draw:frame draw:style-name="fr3" draw:name="Frame150" text:anchor-type="paragraph" svg:x="7.2cm" svg:y="2.201cm" svg:width="4.84cm" draw:z-index="37"><draw:text-box fo:min-height="2.32cm"><text:p text:style-name="P27"><text:span text:style-name="Strong_20_Emphasis"><text:span text:style-name="T185">“I just come and talk to the plants, really. Very important to talk to them; they respond I find.” - Prince Charles</text:span></text:span></text:p></draw:text-box></draw:frame><text:span text:style-name="Strong_20_Emphasis"><text:span text:style-name="T877">In a rather fascinating time-lapse video, Michael Pollan a plant neurobiologist demonstrates how bean plants are apparently aware of a suitable climbing pole even before first contact is made. Indeed, </text:span></text:span><text:span text:style-name="Strong_20_Emphasis"><text:span text:style-name="T891">one plant even seems to cede a pole to another plant that found it first</text:span></text:span><text:span text:style-name="Strong_20_Emphasis"><text:span text:style-name="T877"><text:note text:id="ftn87" text:note-class="endnote"><text:note-citation>87</text:note-citation><text:note-body><text:p text:style-name="P587">The New Yorker, “Video: Do Plants Show Intelligence”, <text:span text:style-name="T14">The New Yorker,</text:span><text:span text:style-name="T137"> December 20, 2013, </text:span><text:a xlink:type="simple" xlink:href="http://www.newyorker.com/tech/elements/video-do-bean-plants-show-intelligence" text:style-name="Internet_20_link" text:visited-style-name="Visited_20_Internet_20_Link"><text:span text:style-name="T137">http://www.newyorker.com/tech/elements/video-do-bean-plants-show-intelligence</text:span></text:a><text:span text:style-name="T137"> </text:span></text:p></text:note-body></text:note></text:span></text:span><text:span text:style-name="Strong_20_Emphasis"><text:span text:style-name="T877">!</text:span></text:span></text:p>
        <text:h text:style-name="P730" text:outline-level="4"><text:bookmark-start text:name="__RefHeading__22518_725757713"/>Sound<text:bookmark-end text:name="__RefHeading__22518_725757713"/></text:h>
        <text:p text:style-name="Text_20_body"><draw:frame draw:style-name="fr3" draw:name="Frame179" text:anchor-type="paragraph" svg:x="5.798cm" svg:y="4.944cm" svg:width="6.242cm" draw:z-index="153"><draw:text-box fo:min-height="2.402cm"><text:p text:style-name="P27"><text:span text:style-name="Strong_20_Emphasis"><text:span text:style-name="T185">“It used to be that people wouldn’t even talk to you: </text:span></text:span><text:span text:style-name="Strong_20_Emphasis"><text:span text:style-name="T729">Why are you wasting my time with something we’ve already debunked?</text:span></text:span><text:span text:style-name="Strong_20_Emphasis"><text:span text:style-name="T185">’, That’s now better for sure. The debate is no longer whether plants can sense one another’s biochemical messages, they can, but about why and how they do it.” - Richard Karban</text:span></text:span></text:p></draw:text-box></draw:frame><text:span text:style-name="T178">There have been numerous studies proving that plants most definitely hear their environment. That is, noises reaching </text:span><text:span text:style-name="T179">a</text:span><text:span text:style-name="T178"> plant are registered and sometimes acted upon. Early research made it clear that plants responded differently in the presence of certain sounds. The first to note this was </text:span><text:span text:style-name="Strong_20_Emphasis"><text:span text:style-name="T177">Sir Jagadish Chandra Bose</text:span></text:span><text:span text:style-name="Strong_20_Emphasis"><text:span text:style-name="T177"><text:note text:id="ftn88" text:note-class="endnote"><text:note-citation>88</text:note-citation><text:note-body><text:p text:style-name="Endnote">“Jagadish Chandra Bose”, <text:span text:style-name="T14">Wikipedia</text:span>, Accessed July 30, 2015, <text:a xlink:type="simple" xlink:href="http://en.wikipedia.org/wiki/Jagadish_Chandra_Bose" text:style-name="Internet_20_link" text:visited-style-name="Visited_20_Internet_20_Link">http://en.wikipedia.org/wiki/Jagadish_Chandra_Bose</text:a> </text:p></text:note-body></text:note></text:span></text:span><text:span text:style-name="Strong_20_Emphasis"><text:span text:style-name="T177">, a Bengali physicist, biologist and botanists, who began experimenting on plants </text:span></text:span><text:span text:style-name="T178">at the beginning of the 20th century. Bose soon noted that </text:span><text:span text:style-name="Strong_20_Emphasis"><text:span text:style-name="T177">plants grew stronger and more quickly in the presence of soft, gentle music and significantly slower when subjected to loud noise or chaotic sounds. </text:span></text:span></text:p>
        <text:p text:style-name="Text_20_body"><text:span text:style-name="Strong_20_Emphasis"><text:span text:style-name="T177">Numerous other tests since then have proven this to be true. I</text:span></text:span><text:span text:style-name="Strong_20_Emphasis"><text:span text:style-name="T876">n the first episode of the TV series </text:span></text:span><text:span text:style-name="Strong_20_Emphasis"><text:span text:style-name="T890">In Search Of...</text:span></text:span><text:span text:style-name="Strong_20_Emphasis"><text:span text:style-name="T876"> hosted by the late Leonard Nimoy, called </text:span></text:span><text:span text:style-name="Strong_20_Emphasis"><text:span text:style-name="T890">Other Voices</text:span></text:span><text:span text:style-name="Strong_20_Emphasis"><text:span text:style-name="T876">, Dorothy Retallack, an avid gardener and music lover, </text:span></text:span><text:span text:style-name="Strong_20_Emphasis"><text:span text:style-name="T881">was</text:span></text:span><text:span text:style-name="Strong_20_Emphasis"><text:span text:style-name="T876"> probably one of the first of many to demonstrate publicly the profound effect music can have on the </text:span></text:span><text:span text:style-name="Strong_20_Emphasis"><text:span text:style-name="T185">well being of plants. In a controlled experiment, using a variety of different plant species, she showed how plants subjected to a constant stream of soft, classical music appeared to relish the melodious chords, as visible through their thriving and strong, healthy growth, whereas a similar set of plants forced to listen to hard rock, but otherwise kept under identical conditions, faired so poorly that many died during the experience.</text:span></text:span></text:p>
        <text:p text:style-name="P310"><text:span text:style-name="Strong_20_Emphasis"><text:span text:style-name="T451">I</text:span></text:span><text:span text:style-name="Strong_20_Emphasis"><text:span text:style-name="T185">n a much more recent study</text:span></text:span><text:span text:style-name="Strong_20_Emphasis"><text:span text:style-name="T729"><text:note text:id="ftn89" text:note-class="endnote"><text:note-citation>89</text:note-citation><text:note-body><text:p text:style-name="Endnote">Colleen Vanderlinden, “It's True--You Really Should Talk to Your Plants (Especially if You're a Woman)”, <text:span text:style-name="T14">about.com</text:span>, Accessed July 29, 2015, <text:a xlink:type="simple" xlink:href="http://organicgardening.about.com/b/2009/06/23/its-true-you-really-should-talk-to-your-plants-especially-if-youre-a-woman.htm" text:style-name="Internet_20_link" text:visited-style-name="Visited_20_Internet_20_Link">http://organicgardening.about.com/b/2009/06/23/its-true-you-really-should-talk-</text:a><text:a xlink:type="simple" xlink:href="http://organicgardening.about.com/b/2009/06/23/its-true-you-really-should-talk-to-your-plants-especially-if-youre-a-woman.htm" text:style-name="Internet_20_link" text:visited-style-name="Visited_20_Internet_20_Link">to-your-plants-especially-if-youre-a-</text:a><text:a xlink:type="simple" xlink:href="http://organicgardening.about.com/b/2009/06/23/its-true-you-really-should-talk-to-your-plants-especially-if-youre-a-woman.htm" text:style-name="Internet_20_link" text:visited-style-name="Visited_20_Internet_20_Link">woman.htm</text:a></text:p></text:note-body></text:note></text:span></text:span><text:span text:style-name="Strong_20_Emphasis"><text:span text:style-name="T185"> performed by the Royal Horticultural Society, researchers recorded the voices of ten men and women, all reading from various different works, and, again under controlled conditions, played those recordings, each to </text:span></text:span><text:span text:style-name="Strong_20_Emphasis"><text:span text:style-name="T662">their</text:span></text:span><text:span text:style-name="Strong_20_Emphasis"><text:span text:style-name="T185"> own unique tomato </text:span></text:span><text:soft-page-break/><text:span text:style-name="Strong_20_Emphasis"><text:span text:style-name="T185">plant. After one month, the plants </text:span></text:span><text:span text:style-name="Strong_20_Emphasis"><text:span text:style-name="T297">which</text:span></text:span><text:span text:style-name="Strong_20_Emphasis"><text:span text:style-name="T185"> had been attached to female voices grew an average of an inch taller than those attached to a male voice. The overall winning tomato listened to Sarah Darwin, reading from her great-great granddaddy's book</text:span></text:span><text:span text:style-name="Strong_20_Emphasis"><text:span text:style-name="T785"> </text:span></text:span><text:span text:style-name="Strong_20_Emphasis"><text:span text:style-name="T790">o</text:span></text:span><text:span text:style-name="Strong_20_Emphasis"><text:span text:style-name="T785">n</text:span></text:span><text:span text:style-name="Strong_20_Emphasis"><text:span text:style-name="T729"> </text:span></text:span><text:span text:style-name="Strong_20_Emphasis"><text:span text:style-name="T737">T</text:span></text:span><text:span text:style-name="Strong_20_Emphasis"><text:span text:style-name="T729">he Origin of Species</text:span></text:span><text:span text:style-name="Strong_20_Emphasis"><text:span text:style-name="T729"><text:note text:id="ftn90" text:note-class="endnote"><text:note-citation>90</text:note-citation><text:note-body><text:p text:style-name="P624"><text:span text:style-name="T1564">Book, </text:span>Charles Darwin, “The Origin of Species”</text:p></text:note-body></text:note></text:span></text:span><text:span text:style-name="Strong_20_Emphasis"><text:span text:style-name="T185">.</text:span></text:span></text:p>
        <text:p text:style-name="P189"><draw:frame draw:style-name="fr3" draw:name="Frame149" text:anchor-type="paragraph" svg:x="6.488cm" svg:y="3.942cm" svg:width="5.553cm" draw:z-index="35"><draw:text-box fo:min-height="1.845cm"><text:p text:style-name="P27"><text:span text:style-name="Strong_20_Emphasis"><text:span text:style-name="T185">“We believe that the answer [to how plants communicate] may involve acoustic signals generated using nanomechanical oscillations from inside the cell which allow rapid communication between nearby plants.” - Dr. Gagliano</text:span></text:span></text:p></draw:text-box></draw:frame>Even the Mythbuster's team were forced to conclude that plants being talked to, fair better than those <text:span text:style-name="T1039">who</text:span> aren't, and in their own experiment it was seen that of sixty pea plants, divided into three groups of twenty, where one group was played a constant recording of loving kind words, the second insults and verbal abuse, and the third, as a control group, given purely the silent treatment. The result made it clear that plants being talked too, regardless of the words used, grew significantly stronger than those where no voice was present<text:note text:id="ftn91" text:note-class="endnote"><text:note-citation>91</text:note-citation><text:note-body><text:p text:style-name="Endnote">“Talking to Plants”, <text:span text:style-name="T14">discovery.com</text:span>, Accessed July 29, 2015, <text:a xlink:type="simple" xlink:href="http://www.discovery.com/tv-shows/mythbusters/mythbusters-database/talking-to-plants/" text:style-name="Internet_20_link" text:visited-style-name="Visited_20_Internet_20_Link"><text:span text:style-name="T137">http://www.discovery.com/tv-shows/mythbusters/mythbusters-database/talking-to-plants/</text:span></text:a></text:p></text:note-body></text:note>. (the difference in growth between the plants fed insults, and those praised kindly was too little to have been of any real consequence).</text:p>
        <text:p text:style-name="P180"><text:span text:style-name="Strong_20_Emphasis"><text:span text:style-name="T185">I am more than a little disappointed that neither of the these previous two sets of experiments, thought to include the actual presence of a human as well as their voice. I </text:span></text:span><text:span text:style-name="Strong_20_Emphasis"><text:span text:style-name="T299">feel that </text:span></text:span><text:span text:style-name="Strong_20_Emphasis"><text:span text:style-name="T185">this same study done </text:span></text:span><text:span text:style-name="Strong_20_Emphasis"><text:span text:style-name="T299">instead</text:span></text:span><text:span text:style-name="Strong_20_Emphasis"><text:span text:style-name="T185"> with humans present also directing their thoughts at the plants in various different ways, maybe even </text:span></text:span><text:span text:style-name="Strong_20_Emphasis"><text:span text:style-name="T299">with</text:span></text:span><text:span text:style-name="Strong_20_Emphasis"><text:span text:style-name="T185"> a group of plants regularly </text:span></text:span><text:span text:style-name="Strong_20_Emphasis"><text:span text:style-name="T299">being </text:span></text:span><text:span text:style-name="Strong_20_Emphasis"><text:span text:style-name="T185">meditated to, </text:span></text:span><text:span text:style-name="Strong_20_Emphasis"><text:span text:style-name="T299">would yield vastly different results</text:span></text:span><text:span text:style-name="Strong_20_Emphasis"><text:span text:style-name="T185">. If anyone knows of any such study ever being undertaken please let me know, a</text:span></text:span><text:span text:style-name="Strong_20_Emphasis"><text:span text:style-name="T299">nd I may</text:span></text:span><text:span text:style-name="Strong_20_Emphasis"><text:span text:style-name="T185"> include </text:span></text:span><text:span text:style-name="Strong_20_Emphasis"><text:span text:style-name="T302">it </text:span></text:span><text:span text:style-name="Strong_20_Emphasis"><text:span text:style-name="T185">in future versions of this book.</text:span></text:span></text:p>
        <text:p text:style-name="P180"><text:span text:style-name="Strong_20_Emphasis"><text:span text:style-name="T185">I feel quite certain that this must have been the key to the success of Surjit Kainth, a 68 year old retired bus driver in the UK, who in 2014 earned his name in the Guinness Book of Records, by breaking the record for </text:span></text:span><text:span text:style-name="Strong_20_Emphasis"><text:span text:style-name="T729">most tomatoes grown on a single truss</text:span></text:span><text:span text:style-name="Strong_20_Emphasis"><text:span text:style-name="T185">. He nearly tripled the previous record of 488 tomatoes; his plant managed a truss with a staggering 1,355! His secret? Giving the plant a lot of attention and through praying beside it</text:span></text:span><text:span text:style-name="Strong_20_Emphasis"><text:span text:style-name="T185"><text:note text:id="ftn92" text:note-class="endnote"><text:note-citation>92</text:note-citation><text:note-body><text:p text:style-name="P593"><text:span text:style-name="T1078">Yahoo News, “Green fingers: Pensioner breaks world record by producing 1,355 tomatoes from ONE seed”, </text:span><text:span text:style-name="T23">Yahoo News,</text:span><text:span text:style-name="T140"> January 10, 2014,</text:span><text:span text:style-name="T1078"> </text:span><text:a xlink:type="simple" xlink:href="https://uk.news.yahoo.com/green-fingers--pensioner-breaks-world-record---producing-1-355-tomatoes-from-one-seed-113135916.html#lbG1UBk" text:style-name="Internet_20_link" text:visited-style-name="Visited_20_Internet_20_Link">https://uk.news.yahoo.com/green-fingers--pensioner-breaks-world-record---producing-1-355-tomatoes-from-one-seed-113135916.html#lbG1UBk</text:a></text:p></text:note-body></text:note></text:span></text:span><text:span text:style-name="Strong_20_Emphasis"><text:span text:style-name="T185">.</text:span></text:span></text:p>
        <text:p text:style-name="P306"><text:span text:style-name="Strong_20_Emphasis"><text:span text:style-name="T202">Gary Vey </text:span></text:span><text:span text:style-name="Strong_20_Emphasis"><text:span text:style-name="T206">also </text:span></text:span><text:span text:style-name="Strong_20_Emphasis"><text:span text:style-name="T202">reports that while visiting a large marijuana growing operation where </text:span></text:span><text:span text:style-name="Strong_20_Emphasis"><text:span text:style-name="T303">on </text:span></text:span><text:span text:style-name="Strong_20_Emphasis"><text:span text:style-name="T202">one side of the room the plants seemed taller and fuller, gradually diminishing as they were positioned away from one particular corner, which </text:span></text:span><text:span text:style-name="Strong_20_Emphasis"><text:span text:style-name="T296">soon became apparent</text:span></text:span><text:span text:style-name="Strong_20_Emphasis"><text:span text:style-name="T202"> was the one where the stereo stood. Apparently the plants had a preference for classical </text:span></text:span><text:soft-page-break/><text:span text:style-name="Strong_20_Emphasis"><text:span text:style-name="T202">music, but the grower had also discovered that he could get even better results by playing recordings of crickets</text:span></text:span><text:span text:style-name="Strong_20_Emphasis"><text:span text:style-name="T202"><text:note text:id="ftn93" text:note-class="endnote"><text:note-citation>93</text:note-citation><text:note-body><text:p text:style-name="P589">Gary Vey, “Do Plants Have Feelings”, <text:span text:style-name="T14">ViewZone</text:span>, Accessed August 31, 2015, <text:a xlink:type="simple" xlink:href="http://www.viewzone.com/plants.html" text:style-name="Internet_20_link" text:visited-style-name="Visited_20_Internet_20_Link">http://www.viewzone.com/plants.html</text:a> </text:p></text:note-body></text:note></text:span></text:span><text:span text:style-name="Strong_20_Emphasis"><text:span text:style-name="T202">! </text:span></text:span><text:span text:style-name="Strong_20_Emphasis"><text:span text:style-name="T296">(No doubt putting the fear of God into them!) </text:span></text:span></text:p>
        <text:p text:style-name="P153"><text:span text:style-name="T178">In addition to just listening, it has recently become apparent that plants, at least certain plants, are capable also of making noises as a form of communication with neighbouring plants. </text:span><text:span text:style-name="Strong_20_Emphasis"><text:span text:style-name="T876">Research done in 2013, at the University of Western Australia, lead by Post Doctoral Research Fellow, Dr Monica Gagliano, who after teaming up with colleagues Professor Daniel Robert at the University of Bristol (UK) and Professor Stefano Mancuso at the University of Florence (Italy) showed that young corn shoots were able to transmit low-frequency clicking sounds, somewhere in the frequency range of 220 Hz, and when suspended in water </text:span></text:span><text:span text:style-name="Strong_20_Emphasis"><text:span text:style-name="T185">appeared to lean </text:span></text:span><text:span text:style-name="Strong_20_Emphasis"><text:span text:style-name="T299">with deliberation </text:span></text:span><text:span text:style-name="Strong_20_Emphasis"><text:span text:style-name="T185">toward sounds made in the same frequency range</text:span></text:span><text:span text:style-name="Strong_20_Emphasis"><text:span text:style-name="T185"><text:note text:id="ftn94" text:note-class="endnote"><text:note-citation>94</text:note-citation><text:note-body><text:p text:style-name="Endnote">“<text:span text:style-name="T1078">University News; Talking Plants”, </text:span><text:span text:style-name="T23">The University of Western Australia, </text:span><text:span text:style-name="T140">April 3, 2012, </text:span><text:a xlink:type="simple" xlink:href="http://www.news.uwa.edu.au/201204034491/research/talking-plants" text:style-name="Internet_20_link" text:visited-style-name="Visited_20_Internet_20_Link">http://www.news.uwa.edu.au/201204034491/research/talking-plants</text:a></text:p></text:note-body></text:note></text:span></text:span><text:span text:style-name="Strong_20_Emphasis"><text:span text:style-name="T185">. (P</text:span></text:span><text:span text:style-name="Strong_20_Emphasis"><text:span text:style-name="T299">ossibly</text:span></text:span><text:span text:style-name="Strong_20_Emphasis"><text:span text:style-name="T185"> to support each other into maturity?). They believe this is the first solid evidence that plants clearly have their own language of noises, inaudible to human ears.</text:span></text:span></text:p>
        <text:p text:style-name="P165"><draw:frame draw:style-name="fr3" draw:name="Frame178" text:anchor-type="paragraph" svg:x="7.634cm" svg:y="4.078cm" svg:width="4.406cm" draw:z-index="154"><draw:text-box fo:min-height="1.505cm"><text:p text:style-name="P27"><text:span text:style-name="Strong_20_Emphasis"><text:span text:style-name="T185">“Communication is a sign of both awareness and intelligence.” - Author</text:span></text:span></text:p></draw:text-box></draw:frame><text:span text:style-name="Strong_20_Emphasis"><text:span text:style-name="T207">Also relatively recently, a team of French scientists have discovered that trees make </text:span></text:span><text:span text:style-name="Strong_20_Emphasis"><text:span text:style-name="T209">increasingly louder </text:span></text:span><text:span text:style-name="Strong_20_Emphasis"><text:span text:style-name="T207">sounds when they're thirsty or starved for water. Using a sensitive microphone, they discovered that the thirstier a tree becomes, the louder it </text:span></text:span><text:span text:style-name="Strong_20_Emphasis"><text:span text:style-name="T731">screams</text:span></text:span><text:span text:style-name="Strong_20_Emphasis"><text:span text:style-name="T788"> </text:span></text:span><text:span text:style-name="Strong_20_Emphasis"><text:span text:style-name="T789">(Okay, I may be taking a slight liberty with the use of that word)</text:span></text:span><text:span text:style-name="Strong_20_Emphasis"><text:span text:style-name="T207">. </text:span></text:span><text:span text:style-name="Strong_20_Emphasis"><text:span text:style-name="T212">T</text:span></text:span><text:span text:style-name="Strong_20_Emphasis"><text:span text:style-name="T207">hey believe their discovery will enable them to know exactly when a tree requires water, and suppose that in the future </text:span></text:span><text:span text:style-name="Strong_20_Emphasis"><text:span text:style-name="T209">f</text:span></text:span><text:span text:style-name="Strong_20_Emphasis"><text:span text:style-name="T207">orest officials could use hand-held, acoustic monitors to find stressed trees that need emergency watering</text:span></text:span><text:span text:style-name="Strong_20_Emphasis"><text:span text:style-name="T207"><text:note text:id="ftn95" text:note-class="endnote"><text:note-citation>95</text:note-citation><text:note-body><text:p text:style-name="P591">Gabe Popkin, “Trees Call for Help – And Now Scientists Can Understand”, <text:span text:style-name="T14">National Geographic</text:span>, April 16, 2013, <text:a xlink:type="simple" xlink:href="http://news.nationalgeographic.com/news/2013/04/130415-trees-drought-water-science-global-warming-sounds/" text:style-name="Internet_20_link" text:visited-style-name="Visited_20_Internet_20_Link">http://news.nationalgeographic.com/news/2013/04/130415-trees-drought-water-science-global-warming-sounds/</text:a> </text:p></text:note-body></text:note></text:span></text:span><text:span text:style-name="Strong_20_Emphasis"><text:span text:style-name="T207">.</text:span></text:span></text:p>
        <text:h text:style-name="P695" text:outline-level="4"><text:bookmark-start text:name="__RefHeading__48239_640674125"/>Smell<text:bookmark-end text:name="__RefHeading__48239_640674125"/></text:h>
        <text:p text:style-name="P180"><text:span text:style-name="T184">A couple of studies done in the 1980s showed also that sugar maples and poplars </text:span><text:span text:style-name="T823">were able </text:span><text:span text:style-name="T184">to communicate with, and inform one another of impending insect attacks, whereby healthy non-infected trees, having somehow be</text:span><text:span text:style-name="T813">e</text:span><text:span text:style-name="T184">n in reception of prior warning, were able to prepare themselves in defence of the impending attack. Perhaps because of a book which had been published some few years earlier, </text:span><text:span text:style-name="Strong_20_Emphasis"><text:span text:style-name="T185">co-written by Peter Tompkins and Christopher Bird, which very quickly became a No.1 best seller: </text:span></text:span><text:span text:style-name="Strong_20_Emphasis"><text:span text:style-name="T729">The Secret Life of Plants</text:span></text:span><text:span text:style-name="Strong_20_Emphasis"><text:span text:style-name="T185"><text:note text:id="ftn96" text:note-class="endnote"><text:note-citation>96</text:note-citation><text:note-body><text:p text:style-name="P594"><text:span text:style-name="T1564">Book, </text:span>Christopher Bird &amp; Peter Tompkins, “The Secret Life of Plants”</text:p></text:note-body></text:note></text:span></text:span><text:span text:style-name="Strong_20_Emphasis"><text:span text:style-name="T185"> </text:span></text:span><text:span text:style-name="Strong_20_Emphasis"><text:span text:style-name="T876">(</text:span></text:span><text:span text:style-name="T178">which scientists at the time were quick to brand as pseudoscience)</text:span><text:span text:style-name="Strong_20_Emphasis"><text:span text:style-name="T185">, </text:span></text:span><text:span text:style-name="T184">these studies were mostly initially pooh-poohed and considered hogwash. No one was willing to believe that </text:span><text:soft-page-break/><text:span text:style-name="T184">brainless plants could send, receive and interpret messages!</text:span></text:p>
        <text:p text:style-name="P189"><draw:frame draw:style-name="fr3" draw:name="Frame121" text:anchor-type="paragraph" svg:x="6.274cm" svg:y="2.972cm" svg:width="5.777cm" draw:z-index="36"><draw:text-box fo:min-height="3.059cm"><text:p text:style-name="P27"><text:span text:style-name="Strong_20_Emphasis"><text:span text:style-name="T185">“At present, I am mainly observing the physical motion of mountains, water, trees and flowers. One is everywhere reminded of similar movements in the human body, of similar impulses of joy and suffering in plants.” - Egon Schiele</text:span></text:span></text:p></draw:text-box></draw:frame><text:span text:style-name="T1208">M</text:span>ore recent research, is once more beginning to look more favourably and deeper <text:span text:style-name="T1216">at</text:span> the lives of plants. It has been proven that if a single plant is under attack, then volatile organic compounds may be released into the atmosphere, and that other plants in the vicinity are able to detect these compounds and react <text:span text:style-name="T1202">accordingly </text:span>to them, releasing chemicals in anticipation of impending onslaught. Clearly this is demonstration of a sense of smell, and apparently one much more sensitive than our own.</text:p>
        <text:p text:style-name="P189"><draw:frame draw:style-name="fr3" draw:name="Frame87" text:anchor-type="paragraph" svg:x="8.103cm" svg:y="6.985cm" svg:width="3.941cm" draw:z-index="372"><draw:text-box fo:min-height="1.912cm"><text:p text:style-name="P27"><text:span text:style-name="Strong_20_Emphasis"><text:span text:style-name="T185">“All living things react to the pain of another.” - Cleve Backster</text:span></text:span></text:p></draw:text-box></draw:frame>Rick Karban<text:note text:id="ftn97" text:note-class="endnote"><text:note-citation>97</text:note-citation><text:note-body><text:p text:style-name="Endnote">“<text:span text:style-name="T1078">Richard Karban”, </text:span><text:span text:style-name="T23">University of California, </text:span><text:span text:style-name="T140">Accessed September 17, 2015, </text:span><text:a xlink:type="simple" xlink:href="http://entomology.ucdavis.edu/Faculty/Richard_Karban/" text:style-name="Internet_20_link" text:visited-style-name="Visited_20_Internet_20_Link">http://entomology.ucdavis.edu/Faculty/Richard_Karban/</text:a></text:p></text:note-body></text:note>, is a modern day ecologist, working at the University of California, where up in the hills of northern Sierra Nevada his research revolves around the sagebrush plants that litter the landscape around his home. He is attempting to monitor, and better understand communication between them, and is having more than a certain degree of success<text:note text:id="ftn98" text:note-class="endnote"><text:note-citation>98</text:note-citation><text:note-body><text:p text:style-name="P593">Rick Karban, “Kin Recognition Affects Plant Communication and Defense”, <text:span text:style-name="T23">University of California</text:span><text:span text:style-name="T140">, February 13, 2013, </text:span><text:s/><text:a xlink:type="simple" xlink:href="http://entomology.ucdavis.edu/News/Rick_Karban__Kin_Recognition_Affects_Plant_Communication_and_Defense/" text:style-name="Internet_20_link" text:visited-style-name="Visited_20_Internet_20_Link">http://entomology.ucdavis.edu/News/Rick_Karban__Kin_Recognition_Affects_Plant_Communication_and_Defense/</text:a></text:p></text:note-body></text:note>. Karban recognises that plant communication is still very much an obscure field of study, but knows it's no longer the case that those researching it are considered in any way crackpot. His research has lead him to also understand that when a sagebrush is being eaten, whether it be by a grasshopper, deer, jackrabbit, caterpillar or any other predator, then volatile (chemical) cues <text:span text:style-name="T1354">are </text:span>sent out from that plant, inform<text:span text:style-name="T1354">ing</text:span> neighbouring similar plants to prepare themselves for the inevitability of likely similar ambush. </text:p>
        <text:p text:style-name="P189">This kind of behaviour (the ability to warn others of the same species) is well known and studied when it comes to many animal species, but is only now being recognised as a trait also shared by plants. Just as is the case with animals, such interplant kin recognition and communication serves to minimise harm and increases the chances of species survival.</text:p>
        <text:h text:style-name="P695" text:outline-level="4"><text:bookmark-start text:name="__RefHeading__22698_2111975796"/>Tast<text:span text:style-name="T1039">e</text:span><text:bookmark-end text:name="__RefHeading__22698_2111975796"/></text:h>
        <text:p text:style-name="P383">James Tumlinson has been head of a team of scientists at the US Department of agriculture in Florida, and has learned that that corn, cotton and tobacco plants recognise what kind of caterpillar is munching on them by the <text:span text:style-name="T14">taste</text:span> of the caterpillars spit<text:note text:id="ftn99" text:note-class="endnote"><text:note-citation>99</text:note-citation><text:note-body><text:p text:style-name="P593"><text:span text:style-name="T1078">Andrea Messer, “Signal chemical primes plants for pest attack”, </text:span><text:span text:style-name="T23">Penn State News, </text:span><text:span text:style-name="T140">January 26, 2004, </text:span><text:a xlink:type="simple" xlink:href="http://news.psu.edu/story/217388/2004/01/26/signal-chemical-primes-plants-pest-attack" text:style-name="Internet_20_link" text:visited-style-name="Visited_20_Internet_20_Link">http://news.psu.edu/story/217388/2004/01/26/signal-chemical-primes-plants-pest-attack</text:a></text:p></text:note-body></text:note>. The molecules in the caterpillars saliva triggers the plants to produce a combination <text:soft-page-break/>of chemicals known as terpenoids required to combat the particular type of caterpillar attacking the plant. Different kinds of caterpillars cause different kinds of chemicals to be secreted. These are the volatile compounds referred to in the smelling subsection above, and not only cause other plants to secrete the same terpenoids but in addition serve to attract a wasp that eats the caterpillar. </text:p>
        <text:p text:style-name="P383"><draw:frame draw:style-name="fr3" draw:name="Frame317" text:anchor-type="paragraph" svg:x="6.352cm" svg:y="1.118cm" svg:width="5.689cm" draw:z-index="132"><draw:text-box fo:min-height="5.23cm"><text:p text:style-name="P27"><text:span text:style-name="Strong_20_Emphasis"><text:span text:style-name="T185">“Plants respond to human love. In all my years of gardening I have repeatedly proven this.. But rather than offer you any proof, I offer a simple challenge – try it. Any plant you are growing, be it a vegetable, flower, fern or a tree all respond to an atmosphere of love. The green thumb syndrome is no less than love. Every person who has a green thumb has a love of plants – and of nature” - Michael J. Roads</text:span></text:span></text:p></draw:text-box></draw:frame>Also Dr Tony Trewavas<text:note text:id="ftn100" text:note-class="endnote"><text:note-citation>100</text:note-citation><text:note-body><text:p text:style-name="P593">“Dr Anthony Trewavas”, <text:span text:style-name="T23">Wikipedia</text:span><text:span text:style-name="T140">, Accessed September 17, 2015,</text:span> <text:a xlink:type="simple" xlink:href="http://en.wikipedia.org/wiki/Anthony_Trewavas" text:style-name="Internet_20_link" text:visited-style-name="Visited_20_Internet_20_Link">http://en.wikipedia.org/wiki/Anthony_Trewavas</text:a></text:p></text:note-body></text:note> of the University of Edinburgh, especially known for his research in the fields of plant physiology and molecular biology, has shown that plant roots have molecules on the surface of the cells which taste soil for pockets of nitrate<text:note text:id="ftn101" text:note-class="endnote"><text:note-citation>101</text:note-citation><text:note-body><text:p text:style-name="P618"><text:span text:style-name="T1168">Dr. Anthony Trewavas, “Green plants as intelligent organisms”, </text:span><text:span text:style-name="T47">Institute of Molecular Plant Science</text:span><text:span text:style-name="T1168">, September, 2005, </text:span><text:a xlink:type="simple" xlink:href="http://www.linv.org/images/about_pdf/Trends%202005%20Trewavas.pdf" text:style-name="Internet_20_link" text:visited-style-name="Visited_20_Internet_20_Link">http://www.linv.org/images/about_pdf/Trends%202005%20Trewavas.pdf</text:a></text:p></text:note-body></text:note>.</text:p>
        <text:h text:style-name="P695" text:outline-level="4"><text:bookmark-start text:name="__RefHeading__22520_725757713"/>Touch and Mov<text:span text:style-name="T1039">ement</text:span><text:bookmark-end text:name="__RefHeading__22520_725757713"/></text:h>
        <text:p text:style-name="P544">I believe that all plants are able to feel any external force they may come up against. Could be just the wind, or perhaps a passing animal brushing against it, or even the gentle landing of an insect upon a leaf. This is especially clear with plants such as Mimosa Pudicus, commonly known as sensitive weed, whose leaves fold together each time they are touched, or when observing any of the many carnivorous plants, such as the Venus fly trap.</text:p>
        <text:p text:style-name="Text_20_body">Research undertaken by Elizabeth Haswell<text:note text:id="ftn102" text:note-class="endnote"><text:note-citation>102</text:note-citation><text:note-body><text:p text:style-name="Endnote"><text:span text:style-name="T1168">Diane Lutz, “Plants feel the force”, </text:span><text:span text:style-name="T47">Washington University in St Louis</text:span><text:span text:style-name="T1168">, October 21, 2011, </text:span><text:a xlink:type="simple" xlink:href="http://news.wustl.edu/news/Pages/22853.aspx" text:style-name="Internet_20_link" text:visited-style-name="Visited_20_Internet_20_Link">http://news.wustl.edu/news/Pages/22853.aspx</text:a></text:p></text:note-body></text:note>, PhD, assistant professor of biology in arts and sciences at Washington University in St Louis shows that plants can respond to physical stimuli such as gravity or touch. Clearly Roots tend to grow downwards, while tendrils on a vine swirl around in search of something to hold on to.</text:p>
        <text:p text:style-name="Text_20_body"><draw:frame draw:style-name="fr3" draw:name="Frame180" text:anchor-type="paragraph" svg:x="6.86cm" svg:y="0.542cm" svg:width="5.184cm" draw:z-index="500"><draw:text-box fo:min-height="1.815cm"><text:p text:style-name="P27"><text:span text:style-name="Strong_20_Emphasis"><text:span text:style-name="T185">“Aristotle and Plutarch thought that trees had perceptions and were capable of passion and reason. Modern thinkers believe they may not have been far off.” - Leonard Nimoy</text:span></text:span></text:p></draw:text-box></draw:frame>Understandably also plants have the ability to <text:span text:style-name="T184">recognise</text:span> changes in both temperature, weather and season, and adjust their <text:span text:style-name="T184">behaviour</text:span> appropriately.</text:p>
        <text:h text:style-name="P731" text:outline-level="4"><text:bookmark-start text:name="__RefHeading__22522_725757713"/>Other Senses<text:bookmark-end text:name="__RefHeading__22522_725757713"/></text:h>
        <text:p text:style-name="P544">I think I've covered all the basics senses, common to us mere humans, but research appears to indicate that plants may have yet other means by which they perceive the world.</text:p>
        <text:p text:style-name="P544"><draw:frame draw:style-name="fr3" draw:name="Frame318" text:anchor-type="paragraph" svg:x="6.858cm" svg:y="1.473cm" svg:width="5.184cm" draw:z-index="133"><draw:text-box fo:min-height="1.815cm"><text:p text:style-name="P27"><text:span text:style-name="Strong_20_Emphasis"><text:span text:style-name="T185">“The life force carried through the stem and leaves of a plant is the same life force which animates all animals. When a plant dies, the life force is withdrawn, just as with a dead animal. Respect this life force and love it, no matter whether it flows in animals, plants or people. We only need to OD on love to experience the world in a more positive and beautiful way.” - Michael J.Roads</text:span></text:span></text:p></draw:text-box></draw:frame><text:soft-page-break/>In the mid 1920s, naturalist Joseph Sinel penned and published the book <text:span text:style-name="T14">The Sixth Sense</text:span><text:span text:style-name="T14"><text:note text:id="ftn103" text:note-class="endnote"><text:note-citation>103</text:note-citation><text:note-body><text:p text:style-name="Endnote">The sixth sense: A physical explanation of clairvoyance, telepathy, hypnotism, dreams, and other phenomena usually considered occult. Forty years of study, <text:soft-page-break/>observation and experiment by Joseph Sinel </text:p></text:note-body></text:note></text:span><text:span text:style-name="T137"> which among other things included his observations on </text:span>extrasensory perception in plants, and in 1955 Gotthard Booth<text:note text:id="ftn104" text:note-class="endnote"><text:note-citation>104</text:note-citation><text:note-body><text:p text:style-name="P595">“Gotthard Booth”, <text:span text:style-name="T24">Wilfred Laurier University</text:span><text:span text:style-name="T141">, Accessed September 17, 2015, </text:span><text:a xlink:type="simple" xlink:href="http://demo.accesstomemory.org/gotthard-booth-fonds" text:style-name="Internet_20_link" text:visited-style-name="Visited_20_Internet_20_Link"><text:span text:style-name="T141">http://demo.accesstomemory.org/gotthard-booth-fonds</text:span></text:a><text:span text:style-name="T141"> </text:span></text:p></text:note-body></text:note> a German medical doctor and psychoanalyst proposed similar ideas, publishing several papers on psi phenomena in climbing plants, including: <text:span text:style-name="T14">An Observation on Psi Function in Plants</text:span>. </text:p>
        <text:p text:style-name="P180"><text:span text:style-name="Strong_20_Emphasis"><text:span text:style-name="T185">During the 1960s, the aforementioned Cleve Backster, CIA lie detector specialist, conducted research that equally led him to believe that plants have their own form of sentience, and were thus able to perceive, and to a certain extent, communicate with other lifeforms in their vicinity. Backster's interest in the subject began in February 1966 when, out of apparent idle curiosity, he attempted to measure the rate at which water rises from the roots of a dracaena cane plant (popularly known as a "dragon tree”), into its leaves. Understanding that electrical resistance within the plant should change shortly after watering it, he attached a polygraph to one of the leaves of the plant in order to monitor resistance change. To his astonishment, Backster observed that: </text:span></text:span><text:span text:style-name="Strong_20_Emphasis"><text:span text:style-name="T729">the tracing began to show a pattern typical of the response you get when you subject a human to emotional stimulation of short duration</text:span></text:span><text:span text:style-name="Strong_20_Emphasis"><text:span text:style-name="T185"><text:note text:id="ftn105" text:note-class="endnote"><text:note-citation>105</text:note-citation><text:note-body><text:p text:style-name="Endnote">Primary Perception - Biocommunication with Plants, Foods, and Human Cells published 2003</text:p></text:note-body></text:note></text:span></text:span><text:span text:style-name="Strong_20_Emphasis"><text:span text:style-name="T185">.</text:span></text:span></text:p>
        <text:p text:style-name="P321"><text:span text:style-name="Strong_20_Emphasis"><text:span text:style-name="T185">His curiosity peaked, Backster decided he needed to investigate further. Polygraph still attached and recording, with the intention of burning a leaf of the plant </text:span></text:span><text:span text:style-name="Strong_20_Emphasis"><text:span text:style-name="T204">he got up to</text:span></text:span><text:span text:style-name="Strong_20_Emphasis"><text:span text:style-name="T185"> fetch some matches from his secretary's office. To his extraordinary surprise, as soon as the </text:span></text:span><text:span text:style-name="Strong_20_Emphasis"><text:span text:style-name="T304">insensitive </text:span></text:span><text:span text:style-name="Strong_20_Emphasis"><text:span text:style-name="T185">thought entered his head, the plant immediately reacted, as was confirmed by the sudden spiking on the polygraph machine </text:span></text:span><text:span text:style-name="Strong_20_Emphasis"><text:span text:style-name="T573">(polygraph is such a nondescriptive term for such a sensitive piece of machinery, I keep thinking it would be better off being called a defibrillator instead)</text:span></text:span><text:span text:style-name="Strong_20_Emphasis"><text:span text:style-name="T185">. Being well versed in interpreting its reading, he recognised the spike to be indicative of stress and fear. It didn't take him long to realise that the mere thought of harmful intent toward the plant was enough to provoke a response. Further such tests convinced him that plants were capable of what he could only conclude was some </text:span></text:span><text:soft-page-break/><text:span text:style-name="Strong_20_Emphasis"><text:span text:style-name="T185">kind of telepathic awareness. He concluded that plants perceived human intentions, and as he began to investigate further, he also reported finding that other human thoughts and emotions caused various </text:span></text:span><text:span text:style-name="Strong_20_Emphasis"><text:span text:style-name="T304">different </text:span></text:span><text:span text:style-name="Strong_20_Emphasis"><text:span text:style-name="T185">reactions from plants, all of which were recordable by a polygraph instrument. He termed a plant's sensitivity to thoughts </text:span></text:span><text:span text:style-name="Strong_20_Emphasis"><text:span text:style-name="T729">Primary Perception</text:span></text:span><text:span text:style-name="Strong_20_Emphasis"><text:span text:style-name="T185">, later popularly referred to as simply “The Backster Effect”, and published his findings from the experiments in the International Journal of Parapsychology in 1968</text:span></text:span><text:span text:style-name="Strong_20_Emphasis"><text:span text:style-name="T185"><text:note text:id="ftn106" text:note-class="endnote"><text:note-citation>106</text:note-citation><text:note-body><text:p text:style-name="P619">International Journal of Parapsychology: "Evidence of a Primary Perception in Plant Life, vol. 10, no. 4, Winter 1968, pp. 329-348</text:p></text:note-body></text:note></text:span></text:span><text:span text:style-name="Strong_20_Emphasis"><text:span text:style-name="T185">.</text:span></text:span></text:p>
        <text:p text:style-name="P180"><draw:frame draw:style-name="fr3" draw:name="Frame401" text:anchor-type="paragraph" svg:x="5.999cm" svg:y="3.193cm" svg:width="6.041cm" draw:z-index="312"><draw:text-box fo:min-height="5.024cm"><text:p text:style-name="P36"><text:span text:style-name="Strong_20_Emphasis"><text:span text:style-name="T202">“Suppose there is a lush green plant and its leaves are a sparkling green in the shining sunlight. We feel like pulling out a leaf to feel it. But we do not think of what goes on inside the plant. Maybe, we feel that the plant does not suffer like us. But the plant does suffer. In fact the pulsation of the plant stops where the leaf was plucked. In a short time the pulsation again begins at the spot, but this time very slowly. And then it completely stops. That spot is as good as dead for the plant.” - Dr. Bose</text:span></text:span></text:p></draw:text-box></draw:frame><text:span text:style-name="Strong_20_Emphasis"><text:span text:style-name="T185">In a later experiment, he decided to rig up some equipment whereby </text:span></text:span><text:span text:style-name="Strong_20_Emphasis"><text:span text:style-name="T298">some poor </text:span></text:span><text:span text:style-name="Strong_20_Emphasis"><text:span text:style-name="T185">brine shrimp were to be </text:span></text:span><text:span text:style-name="Strong_20_Emphasis"><text:span text:style-name="T300">mercilessly </text:span></text:span><text:span text:style-name="Strong_20_Emphasis"><text:span text:style-name="T185">dumped at random intervals into boiling water, while meanwhile observing the response of neighbouring plants. Now this is not </text:span></text:span><text:span text:style-name="Strong_20_Emphasis"><text:span text:style-name="T304">by any means </text:span></text:span><text:span text:style-name="Strong_20_Emphasis"><text:span text:style-name="T185">the kind of experiment I would ever condone as it totally disregards the life of the shrimp, but the results showed an apparent, emotional re</text:span></text:span><text:span text:style-name="Strong_20_Emphasis"><text:span text:style-name="T304">sponse</text:span></text:span><text:span text:style-name="Strong_20_Emphasis"><text:span text:style-name="T185"> from the plant each time those shrimp fell </text:span></text:span><text:span text:style-name="Strong_20_Emphasis"><text:span text:style-name="T300">ruth</text:span></text:span><text:span text:style-name="Strong_20_Emphasis"><text:span text:style-name="T185">lessly to their scalding deaths.</text:span></text:span></text:p>
        <text:p text:style-name="P180"><text:span text:style-name="Strong_20_Emphasis"><text:span text:style-name="T185">In 1973, Backster was invited to the first conference of the Psychotronic Association, founded by Czech scientist Zdenek Rejdák, and hosted in Prague. His paper was titled </text:span></text:span><text:span text:style-name="Strong_20_Emphasis"><text:span text:style-name="T729">Evidence of Primary Perception at a Cellular Level in Plant and Animal Life</text:span></text:span><text:span text:style-name="Strong_20_Emphasis"><text:span text:style-name="T185">.</text:span></text:span></text:p>
        <text:p text:style-name="P180"><text:span text:style-name="Strong_20_Emphasis"><text:span text:style-name="T185">Over the following decades, he continued his research, hooking his wires to thousands of plants, each showing the ability to react to this type of remote stimulus, eventually publishing his findings in the book </text:span></text:span><text:span text:style-name="Strong_20_Emphasis"><text:span text:style-name="T729">Biocommunication with Plants, Living Foods, and Human Cells</text:span></text:span><text:span text:style-name="Strong_20_Emphasis"><text:span text:style-name="T729"><text:note text:id="ftn107" text:note-class="endnote"><text:note-citation>107</text:note-citation><text:note-body><text:p text:style-name="P595"><text:span text:style-name="T1564">Book, Cleve Bakster, </text:span>“Primary Perception: Biocommunication with Plants, Living Foods, and Human Cells”</text:p></text:note-body></text:note></text:span></text:span><text:span text:style-name="Strong_20_Emphasis"><text:span text:style-name="T185">. </text:span></text:span></text:p>
        <text:p text:style-name="P189">Backster's work also caught the attention of the Church of Scientology founder, Ron Hubbard. Hubbard, who officially used the polygraph as an E-meter<text:note text:id="ftn108" text:note-class="endnote"><text:note-citation>108</text:note-citation><text:note-body><text:p text:style-name="Endnote"><text:span text:style-name="T1079">“E-meter”, </text:span><text:span text:style-name="T24">Wikipedia, </text:span><text:span text:style-name="T141">Accessed September 17, 2015,</text:span><text:span text:style-name="T1079"> </text:span><text:a xlink:type="simple" xlink:href="http://en.wikipedia.org/wiki/E-meter" text:style-name="Internet_20_link" text:visited-style-name="Visited_20_Internet_20_Link">http://en.wikipedia.org/wiki/E-meter</text:a> </text:p></text:note-body></text:note>, eventually ending up publishing his own conclusions concerning his observations on plant communication experiments using tomato plants<text:note text:id="ftn109" text:note-class="endnote"><text:note-citation>109</text:note-citation><text:note-body><text:p text:style-name="Endnote">Joan D'Arc (1 November 2000). Phenomenal World: Remote Viewing, Astral Travel, Apparitions, Extraterrestrials, Lucid Dreams and Other Forms of Intelligent Contact in the Magical Kingdom of Mind-at-Large. Book Tree. pp. 191–192. ISBN 978-1-58509-128-7.</text:p></text:note-body></text:note>.</text:p>
        <text:p text:style-name="P180"><text:span text:style-name="T184">Backster's experiments were </text:span><text:span text:style-name="T814">also</text:span><text:span text:style-name="T184"> highlighted in the book: </text:span><text:span text:style-name="Strong_20_Emphasis"><text:span text:style-name="T729">The Secret Life of Plants</text:span></text:span><text:span text:style-name="Strong_20_Emphasis"><text:span text:style-name="T7"><text:note-ref text:note-class="endnote" text:reference-format="text" text:ref-name="ftn96">96</text:note-ref></text:span></text:span><text:span text:style-name="Strong_20_Emphasis"><text:span text:style-name="T185">.</text:span></text:span><text:span text:style-name="T184"> The general scientific community at the time were </text:span><text:soft-page-break/><text:span text:style-name="T184">really not overly impressed or prepared for the revelations proposed within its pages, especially because the results of Backster's experiments were not always consistent, </text:span><text:span text:style-name="T838">and </text:span><text:span text:style-name="T184">for the most part, further such research was rejected, indeed, even ridiculed and scorned. Few were brave enough to examine the findings in detail, and those who attempted to repeat the experiments, reported varying degrees of success. </text:span></text:p>
        <text:p text:style-name="P189">Soviet scientists however, have a tendency to be far more open-minded about nonmainstream science, especially anything remotely connected to the paranormal, and despite also their initial failure at obtaining consistent results, were clearly able to recognise that plant perception and human–plant communication was definitely something meriting further study. They soon reached an understanding that the mental state of those involved in such experimentation could vary greatly from session to session, thus leading to the observed inconsistencies in results. For this reason, they decided to use hypnosis to control the mental processes of each subject <text:span text:style-name="T1040">interacting with the plant</text:span>, reasoning that fairly strong emotional states were needed in a person to evoke a response from the plants.</text:p>
        <text:p text:style-name="P180"><draw:frame draw:style-name="fr3" draw:name="Frame156" text:anchor-type="paragraph" svg:x="5.93cm" svg:y="1.016cm" svg:width="6.11cm" draw:z-index="39"><draw:text-box fo:min-height="6.054cm"><text:p text:style-name="P27"><text:span text:style-name="Strong_20_Emphasis"><text:span text:style-name="T185">“Plants show no sign of interesting themselves in human affairs. We shall never get a rose to understand that five times seven are thirty-five, and there is no use in talking to an oak about fluctuations in the price of stocks. Hence we say that the oak and the rose are unintelligent, and on finding that they do not understand our business conclude that they do not understand their own. But what can a creature who talks in this way know about intelligence? Which shows greater signs of intelligence? He, or the rose and oak?” - Samuel Butler</text:span></text:span></text:p></draw:text-box></draw:frame><text:span text:style-name="T184">Under the guidance of, </text:span><text:span text:style-name="Strong_20_Emphasis"><text:span text:style-name="T185">Aleksandr Petrovich Dubrov and Veniamin Noevich Pushkin, and with the aid of an expert hypnotist, the Russians perfected a means of obtaining consistent positive results, clearly proving the existence of some form of consciousness present within the plant, and an inexplicable, though beyond all doubt present, means of communication. </text:span></text:span></text:p>
        <text:p text:style-name="P180"><text:span text:style-name="Strong_20_Emphasis"><text:span text:style-name="T185">One of their initial experiments involved a young female student, Tatiana, who under hypnosis, was made to believe she was in fact the flower she was seated next to. The flower having previously been attached to an electroencephalogram, was monitored while Tatiana sat under the hypnotist's bidding. Tatiana was told how pretty she looked and how everyone admired her. As she beamed a </text:span></text:span><text:soft-page-break/><text:span text:style-name="Strong_20_Emphasis"><text:span text:style-name="T185">smile in response, the pen on the monitor also responded, indicating a positive reaction from the flower.</text:span></text:span></text:p>
        <text:p text:style-name="P189">She was then made to believe that there had been a sudden drop in temperature, and that snow had begun falling, thus that she suddenly felt quite quite wretched. The change on Tatiana's face indicated her discomfort under her new circumstances. Once more, the plant's reaction was immediate, indicating its own empathic distress.</text:p>
        <text:p text:style-name="P189"><draw:frame draw:style-name="fr3" draw:name="Frame145" text:anchor-type="paragraph" svg:x="5.429cm" svg:y="3.071cm" svg:width="6.611cm" draw:z-index="313"><draw:text-box fo:min-height="5.579cm"><text:p text:style-name="P27"><text:span text:style-name="Strong_20_Emphasis"><text:span text:style-name="T185">“See what pains, again, plants take to protect themselves against their enemies. <text:s/>They scratch, cut, sting, make bad smells, secrete the most dreadful poisons (which Heaven only knows how they contrive to make), cover their precious seeds with spines like those of a hedgehog, frighten insects with delicate nervous systems by assuming portentous shapes, hide themselves, grow in inaccessible places, and tell lies so plausibly as to deceive even their subtlest foes.” - Samuel Butler</text:span></text:span></text:p></draw:text-box></draw:frame>The team of researchers were fully aware of the unusual character of their psycho-botanical experiments, and from the very beginning, did their utmost to ensure that every experiment took place under controlled conditions, ensuring the absence of external factors which conceivably could have affected their recordings. They understood that theirs was no ordinary psychological experiment, <text:span text:style-name="T1040">and</text:span> <text:span text:style-name="T1528">I </text:span>believe it is because of the extraordinary measures t<text:span text:style-name="T1040">aken</text:span>, to ensure fair scientific results, that they were successfully able to repeat these experiments time and time again under controlled conditions.</text:p>
        <text:p text:style-name="P189">Sceptics were quick to respond, claiming that experimental results provided no evidence at all that some physical process, hitherto unknown to science, serves as a means of communication between living organisms. They hypothesised the explanation of this phenomena could be entirely different, and supposed that when a person experiences a strong emotion, powerful chemical reactions occur on the skin, chemicals are released, and that these chemicals on reaching the plant cause the plant to <text:span text:style-name="T1528">respond</text:span> in the manner it does. Also, they supposed, other physical factors should not be overlooked. Rather than some mysterious radiation still unknown to contemporary science, simple changes in body heat radiation which may be occurring during emotions, and that these might also be affecting the plants.</text:p>
        <text:p text:style-name="P189"><draw:frame draw:style-name="fr3" draw:name="Frame155" text:anchor-type="paragraph" svg:x="6.592cm" svg:y="4.494cm" svg:width="5.449cm" draw:z-index="190"><draw:text-box fo:min-height="5.579cm"><text:p text:style-name="P27"><text:span text:style-name="Strong_20_Emphasis"><text:span text:style-name="T98">“.. both animals and plants, have had a common ancestry, and that hence the second should be deemed as much alive as the first.. ..animals and plants are cousins, and would have been seen to be so, all along, if people had not made an arbitrary and unreasonable division between what they chose to call the animal and vegetable kingdoms.” - Samuel Butler</text:span></text:span></text:p></draw:text-box></draw:frame>Undaunted by the scepticism, indeed even approving of the challenge, this small group of men set about refining their experiments in order to <text:soft-page-break/>prove their sceptics wrong. They decided to hook up two plants each to its own EEG machine, each the same distance from the human subject and have the person connect with only the one plant. By repeatedly, successfully doing so, they were able to prove, beyond any reasonable shred of doubt, that the sceptics must have been wrong, as each time, under controlled circumstances, they were able to demonstrate, that despite equidistance to both plants, they were nevertheless able to successfully cause only a pre chosen one of them to react.</text:p>
        <text:p text:style-name="P189">Anyone wishing to read more details on their experimenting, can do so through this link<text:note text:id="ftn110" text:note-class="endnote"><text:note-citation>110</text:note-citation><text:note-body><text:p text:style-name="P595">A.P. Dubrov &amp; V.N. Pushkin, “Parapsychology and contemporary science”, <text:span text:style-name="T24">rebprotocol.net</text:span><text:span text:style-name="T141">, Accessed September 17, 2015, </text:span><text:a xlink:type="simple" xlink:href="http://www.rebprotocol.net/clevebaxter/Communication%20Between%20Man%20and%20Plants%20(translated%20from%20Russian)%2013pp.pdf" text:style-name="Internet_20_link" text:visited-style-name="Visited_20_Internet_20_Link">http://www.rebprotocol.net/clevebaxter/Communication%20Between%20Man%20and%20Plants%20(translated%20from%20Russian)%2013pp.pdf</text:a></text:p></text:note-body></text:note>.</text:p>
        <text:p text:style-name="P189">In the West, where <text:span text:style-name="T14">the secret life of plants</text:span> had caused much of a stink really, so much so that, for fear of losing one's credibility, no one really dared tamper with the notion of a form of plant neurobiology, and all such research was pretty much put on hold. In fact, what little research th<text:span text:style-name="T1528">ere</text:span> was, focused more on disproving the idea of plant perception, and throughout much of the rest of the 1970s Western scientists repeatedly refuted the idea, claiming the finding of Backster's and others to be pseudoscientific, and his results too inconsistent to merit detailed study. In 1978 John Kmetz summarized the case against Backster in an article for the Skeptical Inquirer, claiming Backster had not used proper controls during his research, and supposing that the cause of the polygraph contours could have been due to a number of factors, including static electricity, movement in the room, changes in humidity, etc<text:note text:id="ftn111" text:note-class="endnote"><text:note-citation>111</text:note-citation><text:note-body><text:p text:style-name="Endnote">Kmetz, John M. (1978). Plant Perception. The Skeptical Inquirer. Spring/Summer, 57-61.</text:p></text:note-body></text:note>.</text:p>
        <text:p text:style-name="P180"><text:span text:style-name="Strong_20_Emphasis"><text:span text:style-name="T185">Of course, the Russians knew differently having already established the importance of the state of mind of the experimenters, and using their expert hypnotist to guarantee more consistent results! </text:span></text:span><text:span text:style-name="T184">Western scientists could surely have benefited from their insight, and their inability to do so was reflected once more in 2006 when the MythBuster</text:span><text:span text:style-name="T839">'</text:span><text:span text:style-name="T184">s team decided to attempt duplication of Backster's experiments, and prove to themselves and the rest of the world, whether or not there was any truth behind the Backster Effect.</text:span></text:p>
        <text:p text:style-name="P189"><draw:frame draw:style-name="fr3" draw:name="Frame182" text:anchor-type="paragraph" svg:x="5.507cm" svg:y="6.505cm" svg:width="6.507cm" draw:z-index="472"><draw:text-box fo:min-height="2.337cm"><text:p text:style-name="P27"><text:span text:style-name="Strong_20_Emphasis"><text:span text:style-name="T185">“[our research] opens up a new debate on the perception and action of people towards plants.. which are not objects but should perhaps be treated as living beings in their own right.” - Dr Gagliano</text:span></text:span></text:p></draw:text-box></draw:frame>Using a polygraph not at all dissimilar to the one Backster himself had begun his experiments with<text:note text:id="ftn112" text:note-class="endnote"><text:note-citation>112</text:note-citation><text:note-body><text:p text:style-name="Endnote"><text:span text:style-name="T1080">“The C.H. Stoelting Instrument Company – Polygraphs”, </text:span><text:span text:style-name="T25">The Polygraph Museum</text:span><text:span text:style-name="T142">, Accessed September 17, 2015, </text:span><text:span text:style-name="T1080"><text:s/></text:span><text:a xlink:type="simple" xlink:href="http://www.lie2me.net/thepolygraphmuseum/id13.html" text:style-name="Internet_20_link" text:visited-style-name="Visited_20_Internet_20_Link">http://www.lie2me.net/thepolygraphmuseum/id13.html</text:a></text:p></text:note-body></text:note>, and using also the same type of plant, both enclosed within a shipping container to shield the equipment from any possible radar frequency/electrical interference, they began to put the plant under stress all the time monitoring its response on <text:soft-page-break/>their polygraph. To the team's surprise the plant responded equally to both the very real action of harm and the mere threat of genuine harm<text:note text:id="ftn113" text:note-class="endnote"><text:note-citation>113</text:note-citation><text:note-body><text:p text:style-name="P596">“MythBusters - Plants have Feelings, Primary Perception,” YouTube video, Published October 16, 2012, <text:a xlink:type="simple" xlink:href="https://www.youtube.com/watch?v=fStmk7e9lJo" text:style-name="Internet_20_link" text:visited-style-name="Visited_20_Internet_20_Link">https://www.youtube.com/watch?v=fStmk7e9lJo</text:a> </text:p></text:note-body></text:note>. Both apparently caused the plant stress. I think they had initially begun their experimenting with the preconceived <text:span text:style-name="T1529">notion</text:span> that plant sentience, or plant perception, must surely be a myth, so their initial findings came as quite a shock to the team. In order to fine tune their experimenting, they decided to switch the ancient polygraph machine with a more modern, more sensitive, EEG model. Henceforth the results obtained showed no indication of plant/human telepathy.</text:p>
        <text:p text:style-name="P180"><text:span text:style-name="Strong_20_Emphasis"><text:span text:style-name="T185">I was quite disappointed that they never took heeding of the findings of the Russian team, and apparently did not realise how their results could be adversely affected by human tendency to varying states of mind. It was also a shame they never examined closer just why they were able to get the initial results that they did. They busted the myth far too prematurely!</text:span></text:span></text:p>
        <text:h text:style-name="P717" text:outline-level="4"><text:bookmark-start text:name="__RefHeading__22549_1013131919"/>Central Nervous System and Emotion<text:bookmark-end text:name="__RefHeading__22549_1013131919"/></text:h>
        <text:p text:style-name="P180"><draw:frame draw:style-name="fr3" draw:name="Frame181" text:anchor-type="paragraph" svg:x="6.408cm" svg:y="2.582cm" svg:width="5.632cm" draw:z-index="38"><draw:text-box fo:min-height="1.625cm"><text:p text:style-name="P27"><text:span text:style-name="Strong_20_Emphasis"><text:span text:style-name="T185">“Progress is impossible without change, and those who cannot change their minds cannot change anything.” - George Bernard Shaw</text:span></text:span></text:p></draw:text-box></draw:frame><text:span text:style-name="Strong_20_Emphasis"><text:span text:style-name="T185">The first written suggestions that plants might be capable of their own manner of experiencing emotion were recorded in the mid 1800s, by Dr. Gustav Theodor Fechner</text:span></text:span><text:span text:style-name="Strong_20_Emphasis"><text:span text:style-name="T185"><text:note text:id="ftn114" text:note-class="endnote"><text:note-citation>114</text:note-citation><text:note-body><text:p text:style-name="Endnote">“<text:span text:style-name="T1080">Gustav Fechner”, </text:span><text:span text:style-name="T25">Wikipedia, </text:span><text:span text:style-name="T142">Accessed September 20, 2015,</text:span><text:span text:style-name="T1080"> </text:span><text:a xlink:type="simple" xlink:href="http://en.wikipedia.org/wiki/Gustav_Fechner" text:style-name="Internet_20_link" text:visited-style-name="Visited_20_Internet_20_Link">http://en.wikipedia.org/wiki/Gustav_Fechner</text:a> </text:p></text:note-body></text:note></text:span></text:span><text:span text:style-name="Strong_20_Emphasis"><text:span text:style-name="T185">, a German philosopher, physicist, and experimental psychologist, who proposed that not only do plants have their own form of sensitivity and are in their own way aware of their environments, but also that they respond in a positive manner toward thoughtful attention, affection and attitude</text:span></text:span><text:span text:style-name="Strong_20_Emphasis"><text:span text:style-name="T185"><text:note text:id="ftn115" text:note-class="endnote"><text:note-citation>115</text:note-citation><text:note-body><text:p text:style-name="P597"><text:span text:style-name="T1564">Book, </text:span>Michael Heidelberger, “<text:span text:style-name="T137">Nature from within: Gustav Theodor Fechner and his psychophysical worldview 2004, p. 54”</text:span></text:p></text:note-body></text:note></text:span></text:span><text:span text:style-name="Strong_20_Emphasis"><text:span text:style-name="T185">.</text:span></text:span></text:p>
        <text:p text:style-name="P180"><text:span text:style-name="Strong_20_Emphasis"><text:span text:style-name="T185">Roughly fifty years later, around the turn of the twentieth century, Sir Jagadish Chandra Bose</text:span></text:span><text:span text:style-name="Strong_20_Emphasis"><text:span text:style-name="T185"><text:note text:id="ftn116" text:note-class="endnote"><text:note-citation>116</text:note-citation><text:note-body><text:p text:style-name="P597">“Jagadish Chandra Bose”, <text:span text:style-name="T25">Wikipedia, </text:span><text:span text:style-name="T142">Accessed September 18, 2015, </text:span><text:a xlink:type="simple" xlink:href="http://en.wikipedia.org/wiki/Jagadish_Chandra_Bose" text:style-name="Internet_20_link" text:visited-style-name="Visited_20_Internet_20_Link">http://en.wikipedia.org/wiki/Jagadish_Chandra_Bose</text:a> </text:p></text:note-body></text:note></text:span></text:span><text:span text:style-name="Strong_20_Emphasis"><text:span text:style-name="T185">, the aforementioned Bengali physicist, biologist and botanists, began his own experiments on plants. He discovered that every plant, indeed every aspect of the plant, appeared to be an integral part of a sensitive nervous system, responding spasmodically to shock just as </text:span></text:span><text:span text:style-name="Strong_20_Emphasis"><text:span text:style-name="T452">do </text:span></text:span><text:span text:style-name="Strong_20_Emphasis"><text:span text:style-name="T185">our own muscles. Similarly to Dr. Fechner, he also proposed that plants were, in their own unique manner, capable of feeling pain and what's more, respond positively toward affection. He introduced the idea that a plant treated with care and tenderness gives out a different vibration compared to a plant subjected to harm and abuse.</text:span></text:span></text:p>
        <text:p text:style-name="P180"><text:span text:style-name="Strong_20_Emphasis"><text:span text:style-name="T185">Apparently vegetarian playwright George Bernard Shaw</text:span></text:span><text:span text:style-name="Strong_20_Emphasis"><text:span text:style-name="T185"><text:note text:id="ftn117" text:note-class="endnote"><text:note-citation>117</text:note-citation><text:note-body><text:p text:style-name="P597">“<text:span text:style-name="T1080">George Bernard Shaw”, </text:span><text:span text:style-name="T25">Wikipedia, </text:span><text:span text:style-name="T142">Accessed September 18, 2015, </text:span><text:a xlink:type="simple" xlink:href="http://en.wikipedia.org/wiki/George_Bernard_Shaw" text:style-name="Internet_20_link" text:visited-style-name="Visited_20_Internet_20_Link">http://en.wikipedia.org/wiki/George_Bernard_Shaw</text:a> </text:p></text:note-body></text:note></text:span></text:span><text:span text:style-name="Strong_20_Emphasis"><text:span text:style-name="T185">, </text:span></text:span><text:span text:style-name="Strong_20_Emphasis"><text:span text:style-name="T663">some of </text:span></text:span><text:span text:style-name="Strong_20_Emphasis"><text:span text:style-name="T185">whose thoughts and words I have quoted </text:span></text:span><text:span text:style-name="Strong_20_Emphasis"><text:span text:style-name="T453">within</text:span></text:span><text:span text:style-name="Strong_20_Emphasis"><text:span text:style-name="T185"> this book, once visited </text:span></text:span><text:soft-page-break/><text:span text:style-name="Strong_20_Emphasis"><text:span text:style-name="T185">Bose's laboratory in Maida Vale, London, and is said to have been quite troubled by an experiment where he witnessed a convulsing cabbage being subjected to boiling water treatment</text:span></text:span><text:span text:style-name="Strong_20_Emphasis"><text:span text:style-name="T185"><text:note text:id="ftn118" text:note-class="endnote"><text:note-citation>118</text:note-citation><text:note-body><text:p text:style-name="P597"><text:span text:style-name="T1564">Book, </text:span>Sir Patrick Geddes (1920), “The life and work of Sir Jagadis C. Bose. Longmans, Green. p. 146”</text:p></text:note-body></text:note></text:span></text:span><text:span text:style-name="Strong_20_Emphasis"><text:span text:style-name="T185">.</text:span></text:span></text:p>
        <text:p text:style-name="P153"><draw:frame draw:style-name="fr3" draw:name="Frame153" text:anchor-type="paragraph" svg:x="5.562cm" svg:y="3.203cm" svg:width="6.479cm" draw:z-index="471"><draw:text-box fo:min-height="5.172cm"><text:p text:style-name="P27"><text:span text:style-name="Strong_20_Emphasis"><text:span text:style-name="T185">“Granting that vegetable intelligence at first sight appears to differ materially from animal.. ..it is like it in the one essential fact that though it has evidently busied itself about matters that are vital to the well-being of the organism that possesses it, it has never shown the slightest tendency to occupy itself with anything else. This, he insisted, is as great a proof of intelligence as any living being can give.” - Samuel Butler</text:span></text:span></text:p></draw:text-box></draw:frame><text:span text:style-name="T892">A 1969 Argosy magazine article titled: </text:span><text:span text:style-name="T894">Do Plants Have Emotions?</text:span><text:span text:style-name="T892"> detailed many of Backster's findings and inspired </text:span><text:span text:style-name="Strong_20_Emphasis"><text:span text:style-name="T876">Marcel Vogel</text:span></text:span><text:span text:style-name="Strong_20_Emphasis"><text:span text:style-name="T876"><text:note text:id="ftn119" text:note-class="endnote"><text:note-citation>119</text:note-citation><text:note-body><text:p text:style-name="P597"><text:span text:style-name="T1080">“Marcel Vogel”, </text:span><text:span text:style-name="T25">Wikipedia, </text:span><text:span text:style-name="T142">Accessed September 18, 2015, </text:span><text:a xlink:type="simple" xlink:href="http://en.wikipedia.org/wiki/Marcel_Vogel" text:style-name="Internet_20_link" text:visited-style-name="Visited_20_Internet_20_Link">http://en.wikipedia.org/wiki/Marcel_Vogel</text:a> </text:p></text:note-body></text:note></text:span></text:span><text:span text:style-name="Strong_20_Emphasis"><text:span text:style-name="T876">, an IBM research scientist, to begin his own research. He too claimed successful replication of the so-called </text:span></text:span><text:span text:style-name="Strong_20_Emphasis"><text:span text:style-name="T890">Backster Effect</text:span></text:span><text:span text:style-name="Strong_20_Emphasis"><text:span text:style-name="T876">. (Along with both Dorothy Retallack and Backster, Vogel also featured in the first episode of the TV series </text:span></text:span><text:span text:style-name="Strong_20_Emphasis"><text:span text:style-name="T890">In Search Of</text:span></text:span><text:span text:style-name="Strong_20_Emphasis"><text:span text:style-name="T876">... in which he presented his ground-breaking theories regarding his experiments on communication between plants and man</text:span></text:span><text:span text:style-name="Strong_20_Emphasis"><text:span text:style-name="T876"><text:note text:id="ftn120" text:note-class="endnote"><text:note-citation>120</text:note-citation><text:note-body><text:p text:style-name="Endnote"><text:a xlink:type="simple" xlink:href="https://www.youtube.com/watch?v=0BkKFxeGwO8" text:style-name="Internet_20_link" text:visited-style-name="Visited_20_Internet_20_Link">https://www.youtube.com/watch?v=0BkKFxeGwO8</text:a> - other voices (documentary youtube).</text:p></text:note-body></text:note></text:span></text:span><text:span text:style-name="Strong_20_Emphasis"><text:span text:style-name="T876">).</text:span></text:span></text:p>
        <text:p text:style-name="P180"><text:span text:style-name="Strong_20_Emphasis"><text:span text:style-name="T876">Vogel later met up with Randall Fonts</text:span></text:span><text:span text:style-name="Strong_20_Emphasis"><text:span text:style-name="T876"><text:note text:id="ftn121" text:note-class="endnote"><text:note-citation>121</text:note-citation><text:note-body><text:p text:style-name="P597">“<text:span text:style-name="T1080">Randall Fontes”, </text:span><text:span text:style-name="T25">Wikipedia, </text:span><text:span text:style-name="T142">Accessed September 18, 2015, </text:span><text:a xlink:type="simple" xlink:href="http://en.wikipedia.org/wiki/Randall_Fontes" text:style-name="Internet_20_link" text:visited-style-name="Visited_20_Internet_20_Link">http://en.wikipedia.org/wiki/Randall_Fontes</text:a> </text:p></text:note-body></text:note></text:span></text:span><text:span text:style-name="Strong_20_Emphasis"><text:span text:style-name="T876">, an American psychology professional, who strangely enough </text:span></text:span><text:span text:style-name="Strong_20_Emphasis"><text:span text:style-name="T185">just a few years earlier, while spending time in India, studying Eastern Philosophy</text:span></text:span><text:span text:style-name="Strong_20_Emphasis"><text:span text:style-name="T185"><text:note text:id="ftn122" text:note-class="endnote"><text:note-citation>122</text:note-citation><text:note-body><text:p text:style-name="Endnote"><text:span text:style-name="T13">The Daily Review</text:span> - Friday, August 5, 1977, By Glennda Chui “Castro Valley men probe the secret life of plants” Hayward, California</text:p></text:note-body></text:note></text:span></text:span><text:span text:style-name="Strong_20_Emphasis"><text:span text:style-name="T185">, had been told by an Indian astrologer that in the future he would be conducting scientific research in the field of consciousness. Vogel urged Fonts to continue with the research he had started, and furnished him with all the equipment required to do so. </text:span></text:span></text:p>
        <text:p text:style-name="P180"><text:span text:style-name="Strong_20_Emphasis"><text:span text:style-name="T185">Fontes’s research, along with Bose's and Backster's was also highlighted in </text:span></text:span><text:span text:style-name="Strong_20_Emphasis"><text:span text:style-name="T729">The Secret Life of Plants </text:span></text:span><text:span text:style-name="Strong_20_Emphasis"><text:span text:style-name="T185">whose fame was spurred on by numerous radio and TV interviews with both Fonts, and co-author Tompkins, including appearances on The Tonight Show and in the Encyclopædia Britannica's "Wild Science" documentary series</text:span></text:span><text:span text:style-name="Strong_20_Emphasis"><text:span text:style-name="T185"><text:note text:id="ftn123" text:note-class="endnote"><text:note-citation>123</text:note-citation><text:note-body><text:p text:style-name="Endnote">Encyclopædia Britannica’s “Wild Science” documentary series on NBC narrated by Peter Falk, April 26, 1974</text:p></text:note-body></text:note></text:span></text:span><text:span text:style-name="Strong_20_Emphasis"><text:span text:style-name="T185">. The immense success of the book soon spawned a documentary film of the same name available to watch in full on youtube</text:span></text:span><text:span text:style-name="Strong_20_Emphasis"><text:span text:style-name="T185"><text:note text:id="ftn124" text:note-class="endnote"><text:note-citation>124</text:note-citation><text:note-body><text:p text:style-name="P598">“The Secret Life of Plants –Full”, <text:span text:style-name="T14">YouTube video</text:span>, Published on October 9, 2012, <text:soft-page-break/><text:a xlink:type="simple" xlink:href="https://www.youtube.com/watch?v=sGl4btrsiHk" text:style-name="Internet_20_link" text:visited-style-name="Visited_20_Internet_20_Link">https://www.youtube.com/watch?v=sGl4btrsiHk</text:a> </text:p></text:note-body></text:note></text:span></text:span><text:span text:style-name="Strong_20_Emphasis"><text:span text:style-name="T185">; in my opinion it's not a particularly exciting video though, and in addition to wasting a lot of time is not nearly as detailed as the book.</text:span></text:span></text:p>
        <text:p text:style-name="P189">Barb<text:span text:style-name="T1217">a</text:span>ra Pickard became quite renowned for her investigations into stimulated electrical signals within plants. Her 1973 publication in The Botanical Review covered <text:span text:style-name="T168">historical studies of</text:span><text:span text:style-name="T14"> action potentials in plants and the cellular mechanisms which produce these signals</text:span><text:span text:style-name="T14"><text:note text:id="ftn125" text:note-class="endnote"><text:note-citation>125</text:note-citation><text:note-body><text:p text:style-name="Endnote">B.G.Pickard, '<text:span text:style-name="T14">Action Potentials in High Plants</text:span>', The Botanical Review vol 39-2 172-201, 1973</text:p></text:note-body></text:note></text:span>. Her findings revealed that plants were clearly not as dormant as had <text:soft-page-break/>been previously thought.</text:p>
        <text:p text:style-name="P189"><draw:frame draw:style-name="fr3" draw:name="Frame224" text:anchor-type="paragraph" svg:x="6.355cm" svg:y="7.354cm" svg:width="5.685cm" draw:z-index="69"><draw:text-box fo:min-height="2.921cm"><text:p text:style-name="P27"><text:span text:style-name="Strong_20_Emphasis"><text:span text:style-name="T185">“Love trees, animals, ( then you cannot eat them). Love and respect all living things. Love and protect the environment. Loving with heart, mind and soul is the only solution to the many problems that confront us.” - Reul Lahmer</text:span></text:span></text:p></draw:text-box></draw:frame>Also relatively recently, Prof Edward Farmer of the University of Lausanne has discovered yet another means by which plants are capable of transmitting information — with <text:span text:style-name="T14">electrical pulses and a system of voltage-based signalling that is eerily reminiscent of the animal nervous system</text:span><text:span text:style-name="T14"><text:note text:id="ftn126" text:note-class="endnote"><text:note-citation>126</text:note-citation><text:note-body><text:p text:style-name="Endnote"><text:span text:style-name="T1082">Kat McGowen, “How Plants Secretly Talk to Each Other”, </text:span><text:span text:style-name="T26">Wired</text:span><text:span text:style-name="T143">, December 20, 2013,</text:span><text:span text:style-name="T1082"> </text:span><text:a xlink:type="simple" xlink:href="http://www.wired.com/2013/12/secret-language-of-plants/" text:style-name="Internet_20_link" text:visited-style-name="Visited_20_Internet_20_Link">http://www.wired.com/2013/12/secret-language-of-plants/</text:a></text:p></text:note-body></text:note></text:span>. This was partially confirmed in a <text:span text:style-name="T14">Trends in Plant Science</text:span> article, wherein, the authors argued that the sophisticated behaviours observed in plants cannot at present be completely explained by familiar genetic and biochemical mechanisms. <text:span text:style-name="T14">Plants are able to sense and optimally respond to so many environmental variables—light, water, gravity, temperature, soil structure, nutrients, toxins, microbes, herbivores, chemical signals from other plants—that there may exist some brainlike information-processing system to integrate the data and coordinate a plant’s behavioural response</text:span><text:span text:style-name="T14"><text:note text:id="ftn127" text:note-class="endnote"><text:note-citation>127</text:note-citation><text:note-body><text:p text:style-name="P599"><text:span text:style-name="T1082">Eric D. Brenner, “Plant neurobiology: an integrated view of plant signaling”, </text:span><text:span text:style-name="T26">cell.com</text:span><text:span text:style-name="T143">, June 9, 2006,</text:span><text:span text:style-name="T1082"> </text:span><text:a xlink:type="simple" xlink:href="http://www.sciencedirect.com/science/article/pii/S1360138506001646" text:style-name="Internet_20_link" text:visited-style-name="Visited_20_Internet_20_Link">http://www.sciencedirect.com/science/article/pii/S1360138506001646</text:a> - </text:p></text:note-body></text:note></text:span>. The authors make it clear that electrical and chemical signalling systems have been identified in plants which are <text:span text:style-name="T1355">similar</text:span> to those found in the nervous systems of animals. </text:p>
        <text:h text:style-name="P717" text:outline-level="4"><text:bookmark-start text:name="__RefHeading__22551_1013131919"/>Memory and Learning<text:bookmark-end text:name="__RefHeading__22551_1013131919"/></text:h>
        <text:p text:style-name="P189"><draw:frame draw:style-name="fr3" draw:name="Frame252" text:anchor-type="paragraph" svg:x="7.087cm" svg:y="5.396cm" svg:width="4.953cm" draw:z-index="502"><draw:text-box fo:min-height="0.804cm"><text:p text:style-name="P27"><text:span text:style-name="Strong_20_Emphasis"><text:span text:style-name="T185">“The plants have enough spirit to transform our limited vision.” - Rosemary Gladstar</text:span></text:span></text:p></draw:text-box></draw:frame>Once more, under the guidance and leadership of Dr Monica Gagliano, research undertaken at The University of Western Australia Centre for evolutionary biology has shown a plant's ability to both learn and remember. This research is predominantly centred around mimosa pudica, the sensitive weed whose leaves fold together on contact. Drip water onto the leaves of the plant, and the plant will respond by immediately closing its leaves. However, should the droplets fall at regular intervals, the plant will apparently realise no threat is present and cease closing them. Dr Gagliano has also shown that such learned behaviour is retained and recalled even several weeks after the test!</text:p>
        <text:p text:style-name="P189">This same team of researchers also studied how chilli plant seedlings reacted when placed near other plants, more specifically basil and fennel. It was noted that basil encouraged the seeds to grow, whereas fennel hindered development. This was once more shown to be due to microscopic sounds.</text:p>
        <text:p text:style-name="P180"><text:soft-page-break/><text:span text:style-name="T184">By attempting to sprout chilli seeds under controlled conditions beside, in the one experiment, fennel plants, and in the second, basil plants it was abundantly clear that the seeds faired much better when in the presence of the basil plants, and significantly worse in the presence of the fennel. It was also clear from the experiment that the plants were somehow interacting with one another, through low frequency noises, or nanomechanical oscillations; vibrations on the tiniest atomic scale, borderline telepathic communication! It's an interesting study, and although I haven't gone in to too much detail, it's worth reading up on</text:span><text:span text:style-name="T184"><text:note text:id="ftn128" text:note-class="endnote"><text:note-citation>128</text:note-citation><text:note-body><text:p text:style-name="P599"><text:span text:style-name="T1082">Victoria Woollaston, “Fennel is no fun, but chilli chats to basil: Researchers find 'talking' plants grow best when next to friendly neighbours”, </text:span><text:span text:style-name="T26">Daily Mail Australia</text:span><text:span text:style-name="T143">, May 7 2013, </text:span><text:a xlink:type="simple" xlink:href="http://www.dailymail.co.uk/sciencetech/article-2320305/Talking-plants-hold-key-growing-strong-vegetable-crops.html#ixzz3MyRd3BWD" text:style-name="Internet_20_link" text:visited-style-name="Visited_20_Internet_20_Link">http://www.dailymail.co.uk/sciencetech/article-2320305/Talking-plants-hold-key-growing-strong-vegetable-crops.html#ixzz3MyRd3BWD</text:a></text:p></text:note-body></text:note></text:span><text:span text:style-name="T184">. Looks like Gagliano and her team may have finally stumbled upon the biological basis for practices gardeners have known for years! </text:span><text:span text:style-name="T815">Most experienced gardeners, and those</text:span><text:span text:style-name="T184"> with a companion planting guide book know that chilli loves basil!</text:span></text:p>
        <text:p text:style-name="P189"><draw:frame draw:style-name="fr3" draw:name="Frame183" text:anchor-type="paragraph" svg:x="6.782cm" svg:y="5.872cm" svg:width="5.263cm" draw:z-index="501"><draw:text-box fo:min-height="3.134cm"><text:p text:style-name="P27"><text:span text:style-name="Strong_20_Emphasis"><text:span text:style-name="T98">“Plants may lack brains and neural tissues but they do possess a sophisticated calcium-based signally network in their cells similar to animals memory processes” - Dr Gagliano</text:span></text:span></text:p></draw:text-box></draw:frame>Readers will likely also be surprised to <text:span text:style-name="T1355">read</text:span>, there are even examples of plants doing maths. Working with the plant Arabidopsis<text:note text:id="ftn129" text:note-class="endnote"><text:note-citation>129</text:note-citation><text:note-body><text:p text:style-name="P599">“Arabidopsis”, <text:span text:style-name="T14">Wikipedia, </text:span><text:span text:style-name="T143">Accessed September 19, 2015,</text:span><text:span text:style-name="T14"> </text:span><text:a xlink:type="simple" xlink:href="http://en.wikipedia.org/wiki/Arabidopsis" text:style-name="Internet_20_link" text:visited-style-name="Visited_20_Internet_20_Link">http://en.wikipedia.org/wiki/Arabidopsis</text:a></text:p></text:note-body></text:note>, a small flowering plant in the cabbage family, scientists at the John Innis centre in England report that plants will make calculations that allow them to use up their reserves of starch so precisely that they are depleted at dawn, when a new round of photosynthesis begins. Martin Howard, a researcher at the centre states: <text:span text:style-name="T14">this is the first concrete example in a fundamental biological process of such a sophisticated arithmetic calculation</text:span>. Alison Smith, a metabolic biologist also involved in the study, says: <text:span text:style-name="T14">The calculations are precise so that plants prevent starvation but also make the most efficient use of their food. If the starch store is used too fast, plants will starve and stop growing during the night. If the store is used too slowly, some of it will be wasted</text:span>.<text:note text:id="ftn130" text:note-class="endnote"><text:note-citation>130</text:note-citation><text:note-body><text:p text:style-name="P599"><text:span text:style-name="T1082">James A. Foley, “Plants do Math Overnight to Efficiently Use Food Stores”, </text:span><text:span text:style-name="T26">Nature World News</text:span><text:span text:style-name="T143">, June 24, 2013, </text:span><text:a xlink:type="simple" xlink:href="http://www.natureworldnews.com/articles/2616/20130624/plants-math-overnight-efficiently-use-food-stores.htm" text:style-name="Internet_20_link" text:visited-style-name="Visited_20_Internet_20_Link">http://www.natureworldnews.com/articles/2616/20130624/plants-math-overnight-efficiently-use-food-stores.htm</text:a></text:p></text:note-body></text:note></text:p>
        <text:h text:style-name="P717" text:outline-level="4"><text:bookmark-start text:name="__RefHeading__22555_1013131919"/>Plant Altruism<text:bookmark-end text:name="__RefHeading__22555_1013131919"/></text:h>
        <text:p text:style-name="P383">Biologist Susan Dudley, at the McMaster University in Hamilton, Ontario, has shown that plants can recognise their own siblings and give them preferential treatment. In 2007 they tested the hypothesis: that plants from the same mother would compete less for valuable resources (like root space in the soil) than plants that were strangers<text:note text:id="ftn131" text:note-class="endnote"><text:note-citation>131</text:note-citation><text:note-body><text:p text:style-name="P599"><text:span text:style-name="T1082">Anna Rothschild, “Canadian Scientists Suggest Plants Show Altruistic Behavior”, </text:span><text:span text:style-name="T26">pri.org</text:span><text:span text:style-name="T143">, March 28, 2013, </text:span><text:span text:style-name="T1082"><text:s/></text:span><text:a xlink:type="simple" xlink:href="http://www.pri.org/stories/2013-03-28/canadian-scientists-suggest-plants-show-altruistic-behavior" text:style-name="Internet_20_link" text:visited-style-name="Visited_20_Internet_20_Link">http://www.pri.org/stories/2013-03-28/canadian-scientists-suggest-plants-show-altruistic-behavior</text:a></text:p></text:note-body></text:note>.</text:p>
        <text:p text:style-name="P383">In the November issue of the American Journal of Botany, Dudley along with Ph.D. candidate Guillermo Murphy also talk of observed kin recognition in Yellow Jewel Weed (Impatiens pallida). These are <text:soft-page-break/>plants often found growing in close proximity to related individuals and renowned for their strong responses to aboveground competition.</text:p>
        <text:p text:style-name="P383">Their paper shows that the plants competitive behaviour varied depending on whether they were grown with close relatives, or with strangers. In the presence of strangers they were always more aggressive and competitive for resources.<text:note text:id="ftn132" text:note-class="endnote"><text:note-citation>132</text:note-citation><text:note-body><text:p text:style-name="P600"><text:span text:style-name="T1083">American Journal of Botany, “Can a plant be altruistic?”, </text:span><text:span text:style-name="T27">Science Daily</text:span><text:span text:style-name="T144">, November 12, 2009,</text:span><text:span text:style-name="T1083"> </text:span><text:a xlink:type="simple" xlink:href="http://www.sciencedaily.com/releases/2009/11/091111092047.htm" text:style-name="Internet_20_link" text:visited-style-name="Visited_20_Internet_20_Link">http://www.sciencedaily.com/releases/2009/11/091111092047.htm</text:a></text:p></text:note-body></text:note></text:p>
        <text:p text:style-name="P396"><draw:frame draw:style-name="fr3" draw:name="Frame147" text:anchor-type="paragraph" svg:x="6.929cm" svg:y="1.522cm" svg:width="5.112cm" draw:z-index="192"><draw:text-box fo:min-height="1.321cm"><text:p text:style-name="P27"><text:span text:style-name="Strong_20_Emphasis"><text:span text:style-name="T185">“Looking for consciousness in the brain, is like looking inside the radio for the announcer.” - Nassim Haramein</text:span></text:span></text:p></draw:text-box></draw:frame>I would say that the previously mentioned video demonstrating how two bean plants both competing for the same pole<text:note text:id="ftn133" text:note-class="endnote"><text:note-citation>133</text:note-citation><text:note-body><text:p text:style-name="P588">The New Yorker, “Video: Do Plants Show Intelligence”, <text:span text:style-name="T14">The New Yorker,</text:span><text:span text:style-name="T137"> December 20, 2013, </text:span><text:a xlink:type="simple" xlink:href="http://www.newyorker.com/tech/elements/video-do-bean-plants-show-intelligence" text:style-name="Internet_20_link" text:visited-style-name="Visited_20_Internet_20_Link"><text:span text:style-name="T138">http://www.newyorker.com/tech/elements/video-do-bean-plants-show-intelligence</text:span></text:a><text:span text:style-name="T138"> </text:span></text:p></text:note-body></text:note> is also an example of plant altruism, with the losing plant granting its neighbour full use of the pole it was first to reach.</text:p>
        <text:h text:style-name="P743" text:outline-level="3"><text:bookmark-start text:name="__RefHeading__23246_1925073569"/>Swiss plant bill of rights<text:bookmark-end text:name="__RefHeading__23246_1925073569"/></text:h>
        <text:p text:style-name="P168"><text:span text:style-name="T1257">In 2008, the Swiss parliament asked a panel of geneticists, lawyers, theologians and philosophers to determine the meaning of dignity when it pertains to plants. The end result was a treatise</text:span><text:span text:style-name="T1257"><text:note text:id="ftn134" text:note-class="endnote"><text:note-citation>134</text:note-citation><text:note-body><text:p text:style-name="Endnote"><text:span text:style-name="T1083">“The Dignity of Living beings with regard to plants”, </text:span><text:span text:style-name="T27">Federal Ethics Committee on NonHuman Biotechnology, </text:span><text:span text:style-name="T144">Accessed September 22, 2015</text:span><text:span text:style-name="T1083"> </text:span><text:a xlink:type="simple" xlink:href="http://www.ekah.admin.ch/fileadmin/ekah-dateien/dokumentation/publikationen/e-Broschure-Wurde-Pflanze-2008.pdf" text:style-name="Internet_20_link" text:visited-style-name="Visited_20_Internet_20_Link">http://www.ekah.admin.ch/fileadmin/ekah-dateien/dokumentation/publikationen/e-Broschure-Wurde-Pflanze-2008.pdf</text:a></text:p></text:note-body></text:note></text:span><text:span text:style-name="T1257"> establishing that plants have an innate value of their own, and that terminating their lives for no rational reason was a moral issue</text:span>.</text:p>
        <text:h text:style-name="P743" text:outline-level="3"><text:bookmark-start text:name="__RefHeading__23248_1925073569"/>Conclusion<text:bookmark-end text:name="__RefHeading__23248_1925073569"/></text:h>
        <text:p text:style-name="P316"><draw:frame draw:style-name="fr3" draw:name="Frame157" text:anchor-type="paragraph" svg:x="7.332cm" svg:y="3.607cm" svg:width="4.708cm" draw:z-index="473"><draw:text-box fo:min-height="2.727cm"><text:p text:style-name="P27"><text:span text:style-name="Strong_20_Emphasis"><text:span text:style-name="T185">“..for every such grain had a living soul as much as man had, and had as good a right as man to possess that soul in peace.” - Samuel Butler</text:span></text:span></text:p></draw:text-box></draw:frame>In general, most people are likely to hold the opinion that plants are simple lifeforms at the very bottom of the food chain. Science is only just beginning to discover the profound ignorance of such thought. Far from being simple, plants are intricately designed organisms, with abilities to register and respond to their environment in a variety of different ways. Their multiple senses allow them to survive even though the odds are often stacked against them doing so. Like most lifeforms on this planet, this is an example of a complexity that defies chance explanation.</text:p>
        <text:p text:style-name="P166">Human understanding of plants, and their lives, is still very much in its infancy. Things are happening within the plant, and more broadly, within the ecosystem, which we are only now beginning, on a very rudimentary level, to understand. Hitherto unrecognised plant senses, differing from our own on so many levels, but nevertheless similar on so many more. The plant's ability to see without eyes, smell without a nose, (or basketball armpits), touch <text:soft-page-break/>without fingers, to eat without a mouth, taste without a tongue, digest without a stomach, communicate with one another despite the absence of voices, move without muscles, react in a sensible way on received information, to prepare for attack or abuse, even examples of memory within plants, learning, maths and intraspecies altruism. Why therefore, I ask, would anyone jump to the conclusion that a plant cannot possibly think, purely because it has no discernible brain?</text:p>
        <text:p text:style-name="P189"><draw:frame draw:style-name="fr3" draw:name="Frame158" text:anchor-type="paragraph" svg:x="4.078cm" svg:y="3.214cm" svg:width="7.962cm" draw:z-index="503"><draw:text-box fo:min-height="5.69cm"><text:p text:style-name="P27"><text:span text:style-name="Strong_20_Emphasis"><text:span text:style-name="T185">“Can we form even the faintest conception of the way in which a seed from a rose-tree turns earth, air, warmth and water into a rose full-blown? Where does it get its colour from? From the earth, air, etc.? Yes, but how? Those petals of such ineffable texture, that hue that outvies the cheek of a child, that scent again? Look at earth, air, and water, these are all the raw material that the rose has got to work with; does it show any sign of want of intelligence in the alchemy with which it turns mud into rose-leaves? What chemist can do anything comparable? Why does no one try? <text:s/>Simply because every one knows that no human intelligence is equal to the task. We give it up. It is the rose’s department; let the rose attend to it, and be dubbed unintelligent because it baffles us by the miracles it works, and the unconcerned business-like way in which it works them.” - Samuel Butler</text:span></text:span></text:p></draw:text-box></draw:frame>My imagination runs wild sometimes, I like to encourage it to do so, it's a healthy pastime that we would all benefit from participating in, and I think, in the eventuality of an alien life form landing on earth I find it not the least bit infeasible that the anatomy of such a creature might theoretically be entirely unlike our own, with no discernible brain, nervous system, heart, liver or lungs. Anyone that would steadfastly deny their intelligence and sentience based on such findings alone, would surely be demonstrating their own wonderful ability toward narrowmindedness.</text:p>
        <text:p text:style-name="P163"><text:span text:style-name="T923">And now for all those budding fruitarians, after seeing </text:span><text:span text:style-name="T921">all the evidence showing that despite all the obviously completely differing physiologies, plants are capable of so many things on so many levels, many of these things paralleling our own basic </text:span><text:span text:style-name="T924">physiological</text:span><text:span text:style-name="T921"> abilities, </text:span><text:span text:style-name="T923">do</text:span><text:span text:style-name="T921"> you still want to jump to the conclusion that the absence of brain </text:span><text:span text:style-name="T925">definitively </text:span><text:span text:style-name="T921">means there can be no thought, and that all they do is just purely chemical reaction with no soul force behind it? That my friend, </text:span><text:span text:style-name="T923">would be</text:span><text:span text:style-name="T921"> a very convenient thing to believe. It is </text:span><text:span text:style-name="T923">a belief which removes all notion of harm or any possible wrongdoing toward the plant, </text:span><text:span text:style-name="T921">forever distanc</text:span><text:span text:style-name="T923">ing</text:span><text:span text:style-name="T921"> </text:span><text:span text:style-name="T926">us</text:span><text:span text:style-name="T921"> from the truth about fruit </text:span><text:span text:style-name="T923">as we'</text:span><text:span text:style-name="T921">ll never understand </text:span><text:span text:style-name="T923">the profundity of fruit's</text:span><text:span text:style-name="T921"> significance </text:span><text:span text:style-name="T923">if</text:span><text:span text:style-name="T921"> </text:span><text:span text:style-name="T927">we</text:span><text:span text:style-name="T921"> fail to recognise the life-force present </text:span><text:soft-page-break/><text:span text:style-name="T921">within </text:span><text:span text:style-name="T923">the</text:span><text:span text:style-name="T921"> plant. While </text:span><text:span text:style-name="T927">we</text:span><text:span text:style-name="T921"> fail to recognise that plants too can be harmed, </text:span><text:span text:style-name="T927">we'</text:span><text:span text:style-name="T921">ll always find an excuse to not empathise with them.</text:span></text:p>
        <text:p text:style-name="P189">For readers who insist that such observed communications is nothing more than chemicals and their actions and reactions, thus completely denying the plausibility of any kind of sentience within plants, I'd like to remind you, that throughout the ages, we've always had the occasional descartian philosopher who has supposed that everything is but mere atoms and chemical reactions. It certainly used to be the case, that people thought animals were purely automaton, without any real feelings or thoughts, indeed it is not too long ago, when science skirted with the idea that even humans were mechanistic, and void of any real free will. There are likely still some who will contend that the habits and behaviour of animals are entirely instinctive, insisting that anything else be idle anthropomorphising. Observation alone should be enough for any free thinking person to <text:span text:style-name="T1218">recognise</text:span> this <text:span text:style-name="T1218">as</text:span> untrue.</text:p>
        <text:p text:style-name="P189">OK, I certainly can't prove to you that plants have their own form of sentience, but then again, I am in no position to <text:span text:style-name="T1218">categorically </text:span>prove to you the same be true for any other living being, <text:span text:style-name="T1218">as neither are you</text:span>. As I've said nobody really understands what <text:span text:style-name="T14">thought </text:span>even is, so I do not believe anyone is in a position to honestly and factually state that plant perception is nothing but delusional fiction. Anyone that would do so, would be lying to themselves and to others. It is a convenient belief to dismiss any possibility of plant sentience. A belief, not a fact.</text:p>
        <text:p text:style-name="P189"><draw:frame draw:style-name="fr3" draw:name="Frame428" text:anchor-type="paragraph" svg:x="3.796cm" svg:y="1.52cm" svg:width="8.244cm" draw:z-index="215"><draw:text-box fo:min-height="4.844cm"><text:p text:style-name="P127"><text:span text:style-name="Strong_20_Emphasis"><text:span text:style-name="T126">“Looking to scientists to connect us with life through their research and ideas about what other creatures and life forms possibly feel, think and are conscious of, is like looking to priests to be our connection with God. I think when people get intimate with their own feelings and intrinsic desires, and those of others around them, we have more harmony, peace and understanding in the world. The </text:span></text:span><text:span text:style-name="Strong_20_Emphasis"><text:span text:style-name="T127">looking to others</text:span></text:span><text:span text:style-name="Strong_20_Emphasis"><text:span text:style-name="T126">, be it priests, doctors, or scientists to be our connection is a big part of the malady of society.”- Jamshed</text:span></text:span></text:p></draw:text-box></draw:frame>I am not by any means denying mine also is a belief, but as I have tried to show, it is a belief based on increasingly more evidence, as well as my own insignificant attempts to commune with the plants grow<text:span text:style-name="T1529">ing</text:span> in and around the house. </text:p>
        <text:p text:style-name="P256">Human understanding of the workings of life and of anatomy and physiology may appear impressive to many, but the truth is such science has barely scratched the surface, we have little knowledge of what we really are, what life really is, what sentience is, and what thoughts are. <text:soft-page-break/>These are things that fundamentally we know <text:span text:style-name="T1196">next to </text:span>nothing about. Apart from the fictitious Dr. Frankenstein, name one other scientist who has created life where before there was none? </text:p>
        <text:p text:style-name="P257">Finally I would like to add that in so many ways I am saddened by the <text:span text:style-name="T1207">initial scientific focus</text:span> of this chapter, it goes against the grain of the philosophy of noninterference <text:span text:style-name="T1506">which </text:span>I otherwise attempt to embrace. <text:span text:style-name="T1197">Personally, I do not need men and women in white jackets to prove to me that plants value their own lives (just as we should value our own) any more than I need for them to tell me the microscopical elements of the food I eat in order for me to eat and live healthily. I feel there is far too much emphasis placed on science and scientists, ultimately leading us away from trusting our own feelings and inner sensibilities. </text:span></text:p>
        <text:p text:style-name="P260">It is only with a certain degree of reluctance which I include reference to most of the above mentioned research, as the confounded realist within me recognises that the vast majority of people are simply far too desensitised to readily acknowledge any form of sentience within plant life, and that while there are doubting Thomases demanding proof, such ill-begotten evidence may hopefully serve to bring about more awareness. </text:p>
        <text:p text:style-name="P259"><draw:frame draw:style-name="fr3" draw:name="Frame427" text:anchor-type="paragraph" svg:x="6.336cm" svg:y="3.974cm" svg:width="5.704cm" draw:z-index="216"><draw:text-box fo:min-height="1.842cm"><text:p text:style-name="P80"><text:span text:style-name="Strong_20_Emphasis"><text:span text:style-name="T651">“Sometimes it's hard to pick right from wrong. The best thing we can do is go with our heart and hope it all goes well.” - Melchor Lim</text:span></text:span></text:p></draw:text-box></draw:frame>It is with somewhat the same reluctance that I even find myself sitting here staring, hunched over a laptop screen <text:span text:style-name="T1514">(when I should be outside playing in the garden!)</text:span>, sharing my thoughts through this book which I have every intention of publishing as a printed paper book, something I confess to be somewhat hypocritical of me and also very much against the grain of the message portrayed throughout this vision. My only excuse is that I feel the vision is of such importance, needing to be shared with as many people as possible and there is no doubt in my mind, printed material is by far the most effective means of doing just that. </text:p>
        <text:p text:style-name="P258"><text:span text:style-name="T1205">Some readers may have smiled at my earlier mention of scientists </text:span><text:span text:style-name="T49">messing about with</text:span><text:span text:style-name="T1205"> plants, but that was meant as a most sincere reflection. That's what these people are really doing, they are messing about with, interfering with other life forms who surely never give their consent or blessings to such treatment.</text:span></text:p>
        <text:p text:style-name="P281">I was equally serious when I labelled the brine shrimp <text:span text:style-name="T1213">used in Backster's experimenting</text:span> as <text:span text:style-name="T14">poor</text:span>, poor as in <text:span text:style-name="T14">needing of our sympathy</text:span>, <text:soft-page-break/><text:span text:style-name="T14">compassion and mercy</text:span>. These were <text:span text:style-name="T1356">wondrous </text:span>tiny creatures, basically minding their own business, until somebody came along and decided to <text:span text:style-name="T1212">violently </text:span>remove them from their natural environment <text:span text:style-name="T1212">and relocate them to </text:span>a laboratory with the sole intention of dropping them into boiling water, total<text:span text:style-name="T1214">ly</text:span> disregard<text:span text:style-name="T1214">ing that they have lives and purposes of their own. And this, purely</text:span> to prove whether or not a plant is capable of registering their deaths! <text:span text:style-name="T1214">To me, that is clearly messing about!</text:span></text:p>
        <text:p text:style-name="P263"><draw:frame draw:style-name="fr3" draw:name="Frame402" text:anchor-type="paragraph" svg:x="5.715cm" svg:y="1.983cm" svg:width="6.325cm" draw:z-index="504"><draw:text-box fo:min-height="1.683cm"><text:p text:style-name="P755"><text:span text:style-name="Strong_20_Emphasis"><text:span text:style-name="T203">“Every tree, every plant, has a spirit. People may say that a plant has no mind. I tell them that a plant is alive and conscious. a plants may not talk, but there is a spirit in it that is conscious, that sees everything, which is the soul of the plant, its essence, what makes it alive.” - Pablo Amaringo</text:span></text:span></text:p></draw:text-box></draw:frame>It's my opinion that poking and prodding, the foundation of all scientific study of life, is never really the way to get to know anyone, in fact what it will mostly accomplish is <text:span text:style-name="T1356">a</text:span> distancing from the life being studied. Poking and prodding will annoy anyone enough for them not to want to know you, or willingly unveil their innermost secrets.</text:p>
        <text:p text:style-name="P261">I look forward to the time when no one will need to manipulate and experiment on <text:span text:style-name="T1219">animals or </text:span>plants to satisfy idle <text:span text:style-name="T1210">curiosity</text:span>, as much as I look forward to the day when we will all be appalled at the thought of destroying plants <text:span text:style-name="T1626">to make paper </text:span>to share messages of peace and visions of purity and innocence. </text:p>
        <text:p text:style-name="P256"><text:span text:style-name="T1196">Life and it's meanings are</text:span> realms belong<text:span text:style-name="T1196">ing</text:span> to the philosophers, the dreamers, and the visionaries, not the sterile chlorinated scientists, who murder to dissect. Here's a profound something to ponder over: <text:span text:style-name="T14">thought will never be able to understand itself.</text:span></text:p>
        <text:p text:style-name="P144"/>
        <text:p text:style-name="P144"/>
        <text:p text:style-name="P144"/>
        <text:p text:style-name="P759"><text:span text:style-name="T173"/></text:p>
        <text:h text:style-name="P684" text:outline-level="2"><text:bookmark-start text:name="__RefHeading__19957_493812775"/>THE ECOSYSTEM<text:bookmark-end text:name="__RefHeading__19957_493812775"/></text:h>
        <text:p text:style-name="P180"><text:span text:style-name="Strong_20_Emphasis"><text:span text:style-name="T185">If you are a speciesist, genuinely proud of it and categorically see no reason to sympathise with the plight of farmed animals, probably even less concerned with the plausibility of plant sentience, and simply not interested in eating a diet that is compatible with human physiology (or are deeply convinced that the human body was meant to function as an animal graveyard), there are other reasons beside </text:span></text:span><text:span text:style-name="Strong_20_Emphasis"><text:span text:style-name="T301">one's</text:span></text:span><text:span text:style-name="Strong_20_Emphasis"><text:span text:style-name="T185"> own health and the healths and well-beings of other lifeforms inescapably intertwined with </text:span></text:span><text:span text:style-name="Strong_20_Emphasis"><text:span text:style-name="T301">one's</text:span></text:span><text:span text:style-name="Strong_20_Emphasis"><text:span text:style-name="T185"> day-to-day food persuasions. Even if you have no real sympathy for any species other than our own, there are </text:span></text:span><text:span text:style-name="Strong_20_Emphasis"><text:span text:style-name="T663">still</text:span></text:span><text:span text:style-name="Strong_20_Emphasis"><text:span text:style-name="T185"> reasons why </text:span></text:span><text:span text:style-name="Strong_20_Emphasis"><text:span text:style-name="T209">one</text:span></text:span><text:span text:style-name="Strong_20_Emphasis"><text:span text:style-name="T185"> should consider improving </text:span></text:span><text:span text:style-name="Strong_20_Emphasis"><text:span text:style-name="T209">one's</text:span></text:span><text:span text:style-name="Strong_20_Emphasis"><text:span text:style-name="T185"> daily food fair. </text:span></text:span><text:span text:style-name="Strong_20_Emphasis"><text:span text:style-name="T209">T</text:span></text:span><text:span text:style-name="Strong_20_Emphasis"><text:span text:style-name="T185">ake </text:span></text:span><text:span text:style-name="Strong_20_Emphasis"><text:span text:style-name="T209">some </text:span></text:span><text:span text:style-name="Strong_20_Emphasis"><text:span text:style-name="T185">time out to do the research, </text:span></text:span><text:span text:style-name="Strong_20_Emphasis"><text:span text:style-name="T209">and </text:span></text:span><text:span text:style-name="Strong_20_Emphasis"><text:span text:style-name="T185">you</text:span></text:span><text:span text:style-name="Strong_20_Emphasis"><text:span text:style-name="T209">'</text:span></text:span><text:span text:style-name="Strong_20_Emphasis"><text:span text:style-name="T185">ll soon learn how modern day conventional farming practices are in so many ways a veritable environmental catastrophe in </text:span></text:span><text:span text:style-name="Strong_20_Emphasis"><text:span text:style-name="T209">progress</text:span></text:span><text:span text:style-name="Strong_20_Emphasis"><text:span text:style-name="T185">. There is </text:span></text:span><text:span text:style-name="Strong_20_Emphasis"><text:span text:style-name="T729">no</text:span></text:span><text:span text:style-name="Strong_20_Emphasis"><text:span text:style-name="T185"> environmentally sound way to supply the masses with their routine pounds of flesh, especially not the demands of the currently standard western diet.</text:span></text:span></text:p>
        <text:h text:style-name="P742" text:outline-level="3"><text:bookmark-start text:name="__RefHeading__20002_493812775"/><text:span text:style-name="Strong_20_Emphasis"><text:span text:style-name="T767">Greenhouse Gases &amp; Global Warming</text:span></text:span><text:bookmark-end text:name="__RefHeading__20002_493812775"/></text:h>
        <text:p text:style-name="P180"><draw:frame draw:style-name="fr3" draw:name="Frame220" text:anchor-type="paragraph" svg:x="6.401cm" svg:y="2.921cm" svg:width="5.648cm" draw:z-index="63"><draw:text-box fo:min-height="3.542cm"><text:p text:style-name="P27"><text:span text:style-name="Strong_20_Emphasis"><text:span text:style-name="T185">“The way that we breed animals for food is a threat to the planet. It pollutes our environment while consuming huge amounts of water, grain, petroleum, pesticides and drugs. The results are disastrous.” - David Brubaker, PhD</text:span></text:span></text:p></draw:text-box></draw:frame><text:span text:style-name="Strong_20_Emphasis"><text:span text:style-name="T185">Most of us are aware at some level of the crisis of greenhouse gases and the role they play in global warming. Likely, Carbon Dioxide will be the first thing that springs to mind for the majority of us whenever the subject of ozone depletion and global warming is broached, but what many are unaware of, is the much greater role methane gas plays. Methane gas, in terms of its contribution to global warming, is said to be 23 times more potent than carbon dioxide! I'll get back to that shortly.</text:span></text:span></text:p>
        <text:p text:style-name="P180"><text:span text:style-name="Strong_20_Emphasis"><text:span text:style-name="T185">I suspect there will be some readers who will wish to deny human influenced climate change; the rising temperatures, the melting polar icecaps and glaciers and consequential rising sea levels, the increasingly chaotic weather patterns. They'll put these all down to long term, predictable, climate change patterns, or outrightly deny that there is any real change at all. </text:span></text:span><text:span text:style-name="Strong_20_Emphasis"><text:span text:style-name="T305">In such cases, the prospects of meaningful discussion begins to wane.</text:span></text:span><text:span text:style-name="Strong_20_Emphasis"><text:span text:style-name="T185"> Images of emus cannot help but spring to mind, doing whatever it is they are doing while their heads are immersed in the sand. I'd rather focus my energy on </text:span></text:span><text:span text:style-name="Strong_20_Emphasis"><text:span text:style-name="T305">those</text:span></text:span><text:span text:style-name="Strong_20_Emphasis"><text:span text:style-name="T185"> </text:span></text:span><text:soft-page-break/><text:span text:style-name="Strong_20_Emphasis"><text:span text:style-name="T185">who are at least capable of recognising the undeniable harm we have already inflicted upon this planet, and the ongoing consequences due to that harm, </text:span></text:span><text:span text:style-name="Strong_20_Emphasis"><text:span text:style-name="T305">i.e. species depletion, loss of top soil fertility and more which I will get </text:span></text:span><text:span text:style-name="Strong_20_Emphasis"><text:span text:style-name="T663">to</text:span></text:span><text:span text:style-name="Strong_20_Emphasis"><text:span text:style-name="T305"> shortly</text:span></text:span><text:span text:style-name="Strong_20_Emphasis"><text:span text:style-name="T185">.</text:span></text:span></text:p>
        <text:p text:style-name="P180"><draw:frame draw:style-name="fr3" draw:name="Frame230" text:anchor-type="paragraph" svg:x="5.817cm" svg:y="7.798cm" svg:width="6.214cm" draw:z-index="314"><draw:text-box fo:min-height="3.542cm"><text:p text:style-name="P73"><text:span text:style-name="Strong_20_Emphasis"><text:span text:style-name="T185">“Roughly 260 gallons of fossil fuel are required in order to sustain the yearly beef requirements of an average family of four people; When burned, this releases 2.5 tonnes of carbon dioxide – as much as the average car emits in six months.” - Jeremy Rifkin</text:span></text:span></text:p></draw:text-box></draw:frame><text:span text:style-name="Strong_20_Emphasis"><text:span text:style-name="T185">Currently, world wide, there are an estimated 1.5 billion </text:span></text:span><text:span text:style-name="Strong_20_Emphasis"><text:span text:style-name="T305">cows</text:span></text:span><text:span text:style-name="Strong_20_Emphasis"><text:span text:style-name="T185"> under human impoundment, and quite literally </text:span></text:span><text:span text:style-name="Strong_20_Emphasis"><text:span text:style-name="T729">billions</text:span></text:span><text:span text:style-name="Strong_20_Emphasis"><text:span text:style-name="T185"> of other grazing </text:span></text:span><text:span text:style-name="Strong_20_Emphasis"><text:span text:style-name="T305">creatures</text:span></text:span><text:span text:style-name="Strong_20_Emphasis"><text:span text:style-name="T185"> too, together they emit a veritable smorgasbord of polluting gases. Roughly 64% of all ammonia comes from cows alone! It's been calculated that one cow can produce anywhere from a very conservative 100 litres up to possibly 500 litres of methane a day</text:span></text:span><text:span text:style-name="Strong_20_Emphasis"><text:span text:style-name="T185"><text:note text:id="ftn135" text:note-class="endnote"><text:note-citation>135</text:note-citation><text:note-body><text:p text:style-name="P600">“Cowspiracy: fact checks”, <text:span text:style-name="T27">rosenlake.net,</text:span><text:span text:style-name="T144"> Accessed September 23, 2015,</text:span> <text:a xlink:type="simple" xlink:href="http://www.rosenlake.net/cowspiracy.html" text:style-name="Internet_20_link" text:visited-style-name="Visited_20_Internet_20_Link">http://www.rosenlake.net/cowspiracy.html</text:a></text:p></text:note-body></text:note></text:span></text:span><text:span text:style-name="Strong_20_Emphasis"><text:span text:style-name="T185"> (for all you stone aged non metricals out there, that's roughly between 26 and 132 gallons of methane daily!) In New Zealand, where </text:span></text:span><text:span text:style-name="Strong_20_Emphasis"><text:span text:style-name="T305">cow</text:span></text:span><text:span text:style-name="Strong_20_Emphasis"><text:span text:style-name="T185"> and sheep farming are major industries, 34% of greenhouse gases come from </text:span></text:span><text:span text:style-name="Strong_20_Emphasis"><text:span text:style-name="T317">animal farms</text:span></text:span><text:span text:style-name="Strong_20_Emphasis"><text:span text:style-name="T185">. Worldwide, </text:span></text:span><text:span text:style-name="Strong_20_Emphasis"><text:span text:style-name="T305">the raising of animals for consumption is</text:span></text:span><text:span text:style-name="Strong_20_Emphasis"><text:span text:style-name="T185"> said to contribute over 28% of total methane emission; the single largest contributor</text:span></text:span><text:span text:style-name="Strong_20_Emphasis"><text:span text:style-name="T185"><text:note text:id="ftn136" text:note-class="endnote"><text:note-citation>136</text:note-citation><text:note-body><text:p text:style-name="P600"><text:span text:style-name="T1083">Matt Blitz, “DO COW FARTS REALLY SIGNIFICANTLY CONTRIBUTE TO GLOBAL WARMING?”, </text:span><text:span text:style-name="T27">Today I found out</text:span><text:span text:style-name="T144">, April 11, 2014,</text:span><text:span text:style-name="T1083"> </text:span><text:a xlink:type="simple" xlink:href="http://www.todayifoundout.com/index.php/2014/04/cow-farts-really-significantly-contribute-global-warming/" text:style-name="Internet_20_link" text:visited-style-name="Visited_20_Internet_20_Link">http://www.todayifoundout.com/index.php/2014/04/cow-farts-really-</text:a><text:a xlink:type="simple" xlink:href="http://www.todayifoundout.com/index.php/2014/04/cow-farts-really-significantly-contribute-global-warming/" text:style-name="Internet_20_link" text:visited-style-name="Visited_20_Internet_20_Link">significantly-contribute-global-warming/</text:a> </text:p></text:note-body></text:note></text:span></text:span><text:span text:style-name="Strong_20_Emphasis"><text:span text:style-name="T185">. Such greenhouse gases are said to be the major cause of climate change and global warming, and although it is difficult to know precisely what impact these emissions are having on our poor, fragile planet, the EPA, NASA, various global agriculture organisations and the United Nations all recognise that this is a very real problem with serious consequences.</text:span></text:span></text:p>
        <text:p text:style-name="P180"><text:span text:style-name="Strong_20_Emphasis"><text:span text:style-name="T185">It has been estimated that for every person switching from a standard omnivorous diet to a plant-based </text:span></text:span><text:span text:style-name="Strong_20_Emphasis"><text:span text:style-name="T301">one</text:span></text:span><text:span text:style-name="Strong_20_Emphasis"><text:span text:style-name="T185">, there will be an annual reduction of about 1.5 tonnes of greenhouse gas emissions</text:span></text:span><text:span text:style-name="Strong_20_Emphasis"><text:span text:style-name="T185"><text:note text:id="ftn137" text:note-class="endnote"><text:note-citation>137</text:note-citation><text:note-body><text:p text:style-name="P600"><text:span text:style-name="T1083">Elephant Journal, “Veganism &amp; the Environment: By the Numbers.”, </text:span><text:span text:style-name="T27">Elephant Journal</text:span><text:span text:style-name="T144">, February 25,2013,</text:span><text:span text:style-name="T1083"> </text:span><text:a xlink:type="simple" xlink:href="http://www.elephantjournal.com/2013/02/veganism-the-environment-by-the-numbers-infographic/" text:style-name="Internet_20_link" text:visited-style-name="Visited_20_Internet_20_Link"><text:span text:style-name="T1083">http://www.elephantjournal.com/2013/02/veganism-the-environment-by-the-numbers-infographic/</text:span></text:a><text:span text:style-name="T1083"> </text:span><text:s/></text:p></text:note-body></text:note></text:span></text:span><text:span text:style-name="Strong_20_Emphasis"><text:span text:style-name="T185">. To put that into perspective, it is worth also understanding that even if one were to switch from a regular car to a hybrid, then the reduction of annual gas emissions would be around the ballpark figure of one tonne. i.e. </text:span></text:span><text:span text:style-name="Strong_20_Emphasis"><text:span text:style-name="T455">still only two thirds the savings to be had by </text:span></text:span><text:span text:style-name="Strong_20_Emphasis"><text:span text:style-name="T185">a simple migration to a vegan diet! (which would require significantly less capital!)</text:span></text:span></text:p>
        <text:h text:style-name="P742" text:outline-level="3"><text:bookmark-start text:name="__RefHeading__20004_493812775"/><text:span text:style-name="Strong_20_Emphasis"><text:span text:style-name="T767">Fresh Water</text:span></text:span><text:bookmark-end text:name="__RefHeading__20004_493812775"/></text:h>
        <text:p text:style-name="P180"><text:span text:style-name="Strong_20_Emphasis"><text:span text:style-name="T185">You'd think there would be enough of it, but all over the planet there are increasing cases of significant fresh water shortages. The origins of such shortages are primarily due to inefficient land usage (</text:span></text:span><text:span text:style-name="Strong_20_Emphasis"><text:span text:style-name="T301">c</text:span></text:span><text:span text:style-name="Strong_20_Emphasis"><text:span text:style-name="T185">hiefly </text:span></text:span><text:span text:style-name="Strong_20_Emphasis"><text:span text:style-name="T301">from animal </text:span></text:span><text:span text:style-name="Strong_20_Emphasis"><text:span text:style-name="T305">farming</text:span></text:span><text:span text:style-name="Strong_20_Emphasis"><text:span text:style-name="T185">) and poor waste disposal management.</text:span></text:span></text:p>
        <text:p text:style-name="P311"><draw:frame draw:style-name="fr3" draw:name="Frame227" text:anchor-type="paragraph" svg:x="4.554cm" svg:y="8.364cm" svg:width="7.486cm" draw:z-index="66"><draw:text-box fo:min-height="6.431cm"><text:p text:style-name="P27"><text:span text:style-name="Strong_20_Emphasis"><text:span text:style-name="T185">“I was ordered to pull one-leggers off the line, even if that meant pulling the leg that was hung off the chicken. When a chicken got her head hung underneath her foot in the shackle, we were ordered to pull the head off. The night shift superintendent himself ordered us to throw runts into the DOA dumpster alive to slowly smother to death by the ones on top or be ground up alive by the augur (that ground up all of the DOAs and undesirable parts, like bruised areas, heads, feathers, guts, etc.). I frequently disobeyed this order by killing the runts first and was even reprimanded for holding up production once for doing this.” - Virgil Butler</text:span></text:span></text:p></draw:text-box></draw:frame><draw:frame draw:style-name="fr3" draw:name="Frame247" text:anchor-type="paragraph" svg:x="6.519cm" svg:y="1.969cm" svg:width="5.521cm" draw:z-index="88"><draw:text-box fo:min-height="1.783cm"><text:p text:style-name="P27"><text:span text:style-name="Strong_20_Emphasis"><text:span text:style-name="T185">“Serving meat and dairy products at an event to combat climate change is like selling pistols at a gun-control rally.” - Morrissey</text:span></text:span></text:p></draw:text-box></draw:frame><text:soft-page-break/><text:span text:style-name="Strong_20_Emphasis"><text:span text:style-name="T185">In the US alone, where only 5% of water is used by private homes, animal agriculture consumes 56%</text:span></text:span><text:span text:style-name="Strong_20_Emphasis"><text:span text:style-name="T185"><text:note text:id="ftn138" text:note-class="endnote"><text:note-citation>138</text:note-citation><text:note-body><text:p text:style-name="P601">Agriculture and Consumer protection department, “<text:span text:style-name="T1084">Water Facts”, </text:span><text:span text:style-name="T28">fao.org</text:span><text:span text:style-name="T1084">, Accessed February 15, 2015, </text:span><text:a xlink:type="simple" xlink:href="http://www.fao.org/ag/magazine/0612sp1.htm" text:style-name="Internet_20_link" text:visited-style-name="Visited_20_Internet_20_Link">http://www.fao.org/ag/magazine/0612sp1.htm</text:a></text:p></text:note-body></text:note></text:span></text:span><text:span text:style-name="Strong_20_Emphasis"><text:span text:style-name="T185">. Stop </text:span></text:span><text:span text:style-name="Strong_20_Emphasis"><text:span text:style-name="T301">exploiting animals</text:span></text:span><text:span text:style-name="Strong_20_Emphasis"><text:span text:style-name="T185"> and between 34 and 76 trillion gallons of water annually (between 128 and 288 trillion litres - by some estimates as much as one third of all the fresh water used worldwide!) </text:span></text:span><text:span text:style-name="Strong_20_Emphasis"><text:span text:style-name="T305">will</text:span></text:span><text:span text:style-name="Strong_20_Emphasis"><text:span text:style-name="T185"> automatically </text:span></text:span><text:span text:style-name="Strong_20_Emphasis"><text:span text:style-name="T305">be </text:span></text:span><text:span text:style-name="Strong_20_Emphasis"><text:span text:style-name="T185">free</text:span></text:span><text:span text:style-name="Strong_20_Emphasis"><text:span text:style-name="T305">d</text:span></text:span><text:span text:style-name="Strong_20_Emphasis"><text:span text:style-name="T185"> up. It's been calculated that one single hamburger requires 660 gallons (2500 litres) of water to produce - that's the rough equivalent of two months' worth of showers! 2,500 gallons of water are required to produce 1 pound of cow flesh (20,820 litres for 1 kg! - Indeed, this may be a very conservative estimate, as by some accounts, it takes up to 50,000</text:span></text:span><text:span text:style-name="Strong_20_Emphasis"><text:span text:style-name="T455"> litres</text:span></text:span><text:span text:style-name="Strong_20_Emphasis"><text:span text:style-name="T185"> to produce 1 kg of beef</text:span></text:span><text:span text:style-name="Strong_20_Emphasis"><text:span text:style-name="T185"><text:note text:id="ftn139" text:note-class="endnote"><text:note-citation>139</text:note-citation><text:note-body><text:p text:style-name="Endnote">Prof Wayne Meyer, <text:span text:style-name="T14">Water for food – the continuing debate</text:span>, 1998.</text:p></text:note-body></text:note></text:span></text:span><text:span text:style-name="Strong_20_Emphasis"><text:span text:style-name="T185">), 477 gallons to produce 1 pound of eggs (3972 litres for a kilo of eggs) and 900 gallons are needed for the same weight in cheese (7493 litres per kilo), and a farm with 2,500 </text:span></text:span><text:span text:style-name="Strong_20_Emphasis"><text:span text:style-name="T306">raped and milked </text:span></text:span><text:span text:style-name="Strong_20_Emphasis"><text:span text:style-name="T185">cows produces the same amount of waste as a city of 411,000 people. Oh what is this madness that surrounds us all! I'd like to thank this web-page</text:span></text:span><text:span text:style-name="Strong_20_Emphasis"><text:span text:style-name="T3"><text:note-ref text:note-class="endnote" text:reference-format="text" text:ref-name="ftn135">135</text:note-ref></text:span></text:span><text:span text:style-name="Strong_20_Emphasis"><text:span text:style-name="T185"> and the folks over at cowspiracy</text:span></text:span><text:span text:style-name="Strong_20_Emphasis"><text:span text:style-name="T185"><text:note text:id="ftn140" text:note-class="endnote"><text:note-citation>140</text:note-citation><text:note-body><text:p text:style-name="P601">“Cowspiracy: -The sustainability secret”, <text:span text:style-name="T28">Cowspiracy Video</text:span><text:span text:style-name="T1084">, Accessed September 1, 2015, </text:span><text:a xlink:type="simple" xlink:href="http://www.cowspiracy.com/" text:style-name="Internet_20_link" text:visited-style-name="Visited_20_Internet_20_Link">http://www.cowspiracy.com</text:a></text:p></text:note-body></text:note></text:span></text:span><text:span text:style-name="Strong_20_Emphasis"><text:span text:style-name="T185"> for all their research and fact and figure findings.</text:span></text:span></text:p>
        <text:p text:style-name="P339"><text:span text:style-name="Strong_20_Emphasis"><text:span text:style-name="T185">Of course, if you've got back yard creatures </text:span></text:span><text:span text:style-name="Strong_20_Emphasis"><text:span text:style-name="T663">held captive, being</text:span></text:span><text:span text:style-name="Strong_20_Emphasis"><text:span text:style-name="T185"> rais</text:span></text:span><text:span text:style-name="Strong_20_Emphasis"><text:span text:style-name="T663">ed</text:span></text:span><text:span text:style-name="Strong_20_Emphasis"><text:span text:style-name="T185"> for their flesh, these numbers will be significantly less, but the idea of ownership enforced incarceration of any sentient being is always abhorrent to anyone who truly empathises with animals. - I cannot help but be reminded of that Hansel and Gretel story, where the two children are both fed to fatten them up for the greedy old witch. I wonder if in her </text:span></text:span><text:span text:style-name="Strong_20_Emphasis"><text:span text:style-name="T663">clearly </text:span></text:span><text:span text:style-name="Strong_20_Emphasis"><text:span text:style-name="T185">perverse</text:span></text:span><text:span text:style-name="Strong_20_Emphasis"><text:span text:style-name="T663"> mind</text:span></text:span><text:span text:style-name="Strong_20_Emphasis"><text:span text:style-name="T185"> she also felt like she loved those two scallywagamuffins!</text:span></text:span></text:p>
        <text:p text:style-name="P339"><text:span text:style-name="Strong_20_Emphasis"><text:span text:style-name="T185">Ooops.. I'm diverging from the focus of the ecosystem, sorry about that, but I believe it is crucial that sooner or later we all understand this is first and foremostly a moral issue, a spiritual issue, an issue of </text:span></text:span><text:soft-page-break/><text:span text:style-name="Strong_20_Emphasis"><text:span text:style-name="T185">doing less harm, and of opening our hearts to the hearts of others not in our own form. </text:span></text:span><text:span text:style-name="Strong_20_Emphasis"><text:span text:style-name="T690">Anyone who claims to be vegan for environmental reasons, is showing a callous disregard for the lives of all the animals imprisoned purely to be exploited. Look at it this way, how would you feel, if during the Second World War someone stood up and said they were against the Holocaust, because it makes inefficient use of land, and causes pollution?</text:span></text:span></text:p>
        <text:p text:style-name="P180"><draw:frame draw:style-name="fr3" draw:name="Frame222" text:anchor-type="paragraph" svg:x="6.406cm" svg:y="3.493cm" svg:width="5.634cm" draw:z-index="374"><draw:text-box fo:min-height="3.949cm"><text:p text:style-name="P27"><text:span text:style-name="Strong_20_Emphasis"><text:span text:style-name="T185">“Knowing that animal exploitation causes untold suffering and misery, </text:span></text:span><text:span text:style-name="Strong_20_Emphasis"><text:span text:style-name="T209">but</text:span></text:span><text:span text:style-name="Strong_20_Emphasis"><text:span text:style-name="T185"> choosing </text:span></text:span><text:span text:style-name="Strong_20_Emphasis"><text:span text:style-name="T209">nonetheless </text:span></text:span><text:span text:style-name="Strong_20_Emphasis"><text:span text:style-name="T185">to participate in their agony, despite wide choice of available alternatives, is </text:span></text:span><text:span text:style-name="Strong_20_Emphasis"><text:span text:style-name="T209">clearly </text:span></text:span><text:span text:style-name="Strong_20_Emphasis"><text:span text:style-name="T185">the sign of sociopathy; failing mental health and sanity.” - Author</text:span></text:span></text:p></draw:text-box></draw:frame><text:span text:style-name="Strong_20_Emphasis"><text:span text:style-name="T185">Here in Australia, probably the driest inhabited continent on earth, focusing on animal food production is clearly a highly inefficient usage of both arable land and water. By way of comparison, it is worth noting that it takes only 2500 L of water to produce 1 kg of white rice and significantly less for most fruit production. In the southern state of Victoria, 70% of agricultural water is used for pasture and hay production for grazing animals raised for meat and </text:span></text:span><text:span text:style-name="Strong_20_Emphasis"><text:span text:style-name="T663">milk</text:span></text:span><text:span text:style-name="Strong_20_Emphasis"><text:span text:style-name="T185"> products. Again, it is worth noting that only 10% is used for the production of fruit and vegetables for human consumption</text:span></text:span><text:span text:style-name="Strong_20_Emphasis"><text:span text:style-name="T185"><text:note text:id="ftn141" text:note-class="endnote"><text:note-citation>141</text:note-citation><text:note-body><text:p text:style-name="Endnote"><text:soft-page-break/>Australian Bureau of Statistics, 4618.0 <text:s/>Water Use on Australian Farms. 2005-6</text:p></text:note-body></text:note></text:span></text:span><text:span text:style-name="Strong_20_Emphasis"><text:span text:style-name="T185">.</text:span></text:span></text:p>
        <text:p text:style-name="P371"><text:span text:style-name="Strong_20_Emphasis"><text:span text:style-name="T185">In addition, </text:span></text:span><text:span text:style-name="Strong_20_Emphasis"><text:span text:style-name="T317">animal</text:span></text:span><text:span text:style-name="Strong_20_Emphasis"><text:span text:style-name="T185"> farming is also the largest global contributor to eutrophication; The sullying of waterways due to modern agricultural methods</text:span></text:span><text:span text:style-name="Strong_20_Emphasis"><text:span text:style-name="T185"><text:note text:id="ftn142" text:note-class="endnote"><text:note-citation>142</text:note-citation><text:note-body><text:p text:style-name="P601"><text:span text:style-name="T1084">“E</text:span>utrophication”, <text:span text:style-name="T14">Wikipedia</text:span>, <text:span text:style-name="T1084">Accessed September 10, 2015, </text:span><text:a xlink:type="simple" xlink:href="http://en.wikipedia.org/wiki/Eutrophication" text:style-name="Internet_20_link" text:visited-style-name="Visited_20_Internet_20_Link">http://en.wikipedia.org/wiki/Eutrophication</text:a></text:p></text:note-body></text:note></text:span></text:span><text:span text:style-name="Strong_20_Emphasis"><text:span text:style-name="T185">: The major sources of pollution are from animal wastes, antibiotics and hormones, toxic chemicals from tanneries (I.e. chromium, mercury and formaldehyde), fertilizers and pesticides used on feed crops </text:span></text:span><text:span text:style-name="Strong_20_Emphasis"><text:span text:style-name="T317">grown for captive animals</text:span></text:span><text:span text:style-name="Strong_20_Emphasis"><text:span text:style-name="T185">, and sediments from eroded pastures. In the US, where more than 500 million tonnes of manure is produced annually</text:span></text:span><text:span text:style-name="Strong_20_Emphasis"><text:span text:style-name="T185"><text:note text:id="ftn143" text:note-class="endnote"><text:note-citation>143</text:note-citation><text:note-body><text:p text:style-name="Endnote">Alliance, W., EPA Factory Farm Pollution Rule Illegal, says federal appeals court 2008</text:p></text:note-body></text:note></text:span></text:span><text:span text:style-name="Strong_20_Emphasis"><text:span text:style-name="T185">, factory farms pollute waterways more than all other industries combined.</text:span></text:span></text:p>
        <text:p text:style-name="P180"><text:span text:style-name="Strong_20_Emphasis"><text:span text:style-name="T185">Also, the clearing of native vegetation for pasture, is known to significantly reduce rainfall whilst simultaneously increasing run-off and soil erosion.</text:span></text:span></text:p>
        <text:h text:style-name="P742" text:outline-level="3"><text:bookmark-start text:name="__RefHeading__20093_493812775"/><text:span text:style-name="Strong_20_Emphasis"><text:span text:style-name="T767">Species Extinction &amp; Biodiversity</text:span></text:span><text:bookmark-end text:name="__RefHeading__20093_493812775"/></text:h>
        <text:h text:style-name="P695" text:outline-level="4"><text:bookmark-start text:name="__RefHeading__18585_456611907"/>The Land<text:bookmark-end text:name="__RefHeading__18585_456611907"/></text:h>
        <text:p text:style-name="P180"><text:span text:style-name="Strong_20_Emphasis"><text:span text:style-name="T185">Expansion of </text:span></text:span><text:span text:style-name="Strong_20_Emphasis"><text:span text:style-name="T306">the farming of animals</text:span></text:span><text:span text:style-name="Strong_20_Emphasis"><text:span text:style-name="T185"> to meet the ever growing demands for </text:span></text:span><text:span text:style-name="Strong_20_Emphasis"><text:span text:style-name="T306">their flesh </text:span></text:span><text:span text:style-name="Strong_20_Emphasis"><text:span text:style-name="T458">and </text:span></text:span><text:span text:style-name="Strong_20_Emphasis"><text:span text:style-name="T705">secretions</text:span></text:span><text:span text:style-name="Strong_20_Emphasis"><text:span text:style-name="T185">, has played, and continues to play a major role in deforestation. This is especially the case in the </text:span></text:span><text:soft-page-break/><text:span text:style-name="Strong_20_Emphasis"><text:span text:style-name="T185">Amazon, </text:span></text:span><text:span text:style-name="Strong_20_Emphasis"><text:span text:style-name="T209">where </text:span></text:span><text:span text:style-name="Strong_20_Emphasis"><text:span text:style-name="T460">according once more to the wonderfully informative Cowspiracy documentary</text:span></text:span><text:span text:style-name="Strong_20_Emphasis"><text:span text:style-name="T6"><text:note-ref text:note-class="endnote" text:reference-format="text" text:ref-name="ftn52">52</text:note-ref></text:span></text:span><text:span text:style-name="Strong_20_Emphasis"><text:span text:style-name="T460">, </text:span></text:span><text:span text:style-name="Strong_20_Emphasis"><text:span text:style-name="T459">animal agriculture is said to be responsible for 91% of the forests destruction; </text:span></text:span><text:span text:style-name="Strong_20_Emphasis"><text:span text:style-name="T185">136 million acres of rainforest have been cleared for animal agriculture (that's equivalent to the entire surface area of France)</text:span></text:span><text:span text:style-name="Strong_20_Emphasis"><text:span text:style-name="T185"><text:note text:id="ftn144" text:note-class="endnote"><text:note-citation>144</text:note-citation><text:note-body><text:p text:style-name="P634">“What I learned from Cowspiracy: The Sustainability secret”, <text:span text:style-name="T14">collatedstyle.com</text:span>, Accessed November 20, 2015, <text:a xlink:type="simple" xlink:href="http://www.collatedstyle.com/what-i-learnt-from-cowspiracy.html" text:style-name="Internet_20_link" text:visited-style-name="Visited_20_Internet_20_Link">http://www.collatedstyle.com/what-i-learnt-from-cowspiracy.html</text:a> </text:p></text:note-body></text:note></text:span></text:span><text:span text:style-name="Strong_20_Emphasis"><text:span text:style-name="T185">! The whole system is incredibly, destructive, inefficient and wasteful, and cannot possibly sustain itself. This is a system devised by people who have very low moral </text:span></text:span><text:span text:style-name="Strong_20_Emphasis"><text:span text:style-name="T685">standards</text:span></text:span><text:span text:style-name="Strong_20_Emphasis"><text:span text:style-name="T185">, who are purely out to pillage themselves a fortune with no thoughts spared for the consequences of their actions. </text:span></text:span><text:span text:style-name="Strong_20_Emphasis"><text:span text:style-name="T456">A</text:span></text:span><text:span text:style-name="Strong_20_Emphasis"><text:span text:style-name="T185">s consumers of such products, while simultaneously putting our own well beings and the health of the planet at risk, we are directly aiding them on their destructive paths to continued financial fortune.</text:span></text:span></text:p>
        <text:p text:style-name="P180"><draw:frame draw:style-name="fr3" draw:name="Frame327" text:anchor-type="paragraph" svg:x="4.964cm" svg:y="3.533cm" svg:width="7.077cm" draw:z-index="375"><draw:text-box fo:min-height="4.357cm"><text:p text:style-name="P27"><text:span text:style-name="Strong_20_Emphasis"><text:span text:style-name="T98">“Factory-farmed livestock produced 369</text:span></text:span></text:p><text:p text:style-name="P27"><text:span text:style-name="Strong_20_Emphasis"><text:span text:style-name="T185">million tons of manure in 2012, about 13 times as much as the sewage produced by the entire U.S. Population. This 13.8 billion cubic feet of manure is enough to fill the Dallas Cowboys stadium 133 times. Unlike sewage produced in cities, the manure on factory farms does not undergo any wastewater treatment.” - </text:span></text:span><text:a xlink:type="simple" xlink:href="http://bit.ly/396tons" text:style-name="Internet_20_link" text:visited-style-name="Visited_20_Internet_20_Link"><text:span text:style-name="Strong_20_Emphasis">http://bit.ly/396tons</text:span></text:a><text:span text:style-name="Strong_20_Emphasis"><text:span text:style-name="T185"> </text:span></text:span></text:p></draw:text-box></draw:frame><text:span text:style-name="Strong_20_Emphasis"><text:span text:style-name="T306">I</text:span></text:span><text:span text:style-name="Strong_20_Emphasis"><text:span text:style-name="T185">nsatiable desire</text:span></text:span><text:span text:style-name="Strong_20_Emphasis"><text:span text:style-name="T306">s</text:span></text:span><text:span text:style-name="Strong_20_Emphasis"><text:span text:style-name="T185"> for flesh has required farming acreage to push into and replace natural settings all over the globe, not just the rainforests, but into bushland and wetlands and countryside of all textures. Consequently, invasion of the homes and habitats of countless wild animal species has been part of that business growth, and has adversely effected local biodiversity all over the planet, on both land and in its oceans and waterways. In the jungles alone though, it has been estimated that 1</text:span></text:span><text:span text:style-name="Strong_20_Emphasis"><text:span text:style-name="T456">37</text:span></text:span><text:span text:style-name="Strong_20_Emphasis"><text:span text:style-name="T185"> plant, animal and insect species are lost </text:span></text:span><text:span text:style-name="Strong_20_Emphasis"><text:span text:style-name="T307">on a daily basis</text:span></text:span><text:span text:style-name="Strong_20_Emphasis"><text:span text:style-name="T185"> due to rainforest destruction</text:span></text:span><text:span text:style-name="Strong_20_Emphasis"><text:span text:style-name="T185"><text:note text:id="ftn145" text:note-class="endnote"><text:note-citation>145</text:note-citation><text:note-body><text:p text:style-name="P633">“The Disappearing Rainforests”, <text:span text:style-name="T14">savetheamazon.org</text:span>, Accessed November 20, 2015, <text:a xlink:type="simple" xlink:href="http://www.savetheamazon.org/rainforeststats.htm" text:style-name="Internet_20_link" text:visited-style-name="Visited_20_Internet_20_Link">http://www.savetheamazon.org/rainforeststats.htm</text:a> &amp;</text:p><text:p text:style-name="P667"><text:s text:c="7"/>“Measuring the Daily Destruction of the World's Rainforests”, <text:span text:style-name="T14">Scientific American</text:span>, November 19, 2009, <text:a xlink:type="simple" xlink:href="http://www.scientificamerican.com/article/earth-talks-daily-destruction/" text:style-name="Internet_20_link" text:visited-style-name="Visited_20_Internet_20_Link">http://www.scientificamerican.com/article/earth-talks-daily-destruction/</text:a> </text:p></text:note-body></text:note></text:span></text:span><text:span text:style-name="Strong_20_Emphasis"><text:span text:style-name="T185">. </text:span></text:span></text:p>
        <text:p text:style-name="P341"><text:span text:style-name="Strong_20_Emphasis"><text:span text:style-name="T686">In fact, according to the rainforest maker website, 11 tropical Latin American countries have already destroyed </text:span></text:span><text:span text:style-name="Strong_20_Emphasis"><text:span text:style-name="T760">all</text:span></text:span><text:span text:style-name="Strong_20_Emphasis"><text:span text:style-name="T686"> of their forests: The Bahamas, Dominica, El Salvador, Guadeloupe, Haiti, Jamaica, Martinique, Puerto Rico, Trinidad and Tobago, St. Lucia and Uruguay</text:span></text:span><text:span text:style-name="Strong_20_Emphasis"><text:span text:style-name="T686"><text:note text:id="ftn146" text:note-class="endnote"><text:note-citation>146</text:note-citation><text:note-body><text:p text:style-name="P654">“<text:span text:style-name="T1558">Rainforest Facts”, </text:span><text:span text:style-name="T82">RainForestMaker.org</text:span><text:span text:style-name="T1558">, accessed January 18, 2016, </text:span><text:a xlink:type="simple" xlink:href="http://www.rainforestmaker.org/facts.html" text:style-name="Internet_20_link" text:visited-style-name="Visited_20_Internet_20_Link"><text:span text:style-name="T1558">http://www.rainforestmaker.org/facts.html</text:span></text:a><text:span text:style-name="T1558"> </text:span></text:p></text:note-body></text:note></text:span></text:span><text:span text:style-name="Strong_20_Emphasis"><text:span text:style-name="T686">.</text:span></text:span></text:p>
        <text:p text:style-name="P320"><text:span text:style-name="Strong_20_Emphasis"><text:span text:style-name="T185">All those </text:span></text:span><text:span text:style-name="Strong_20_Emphasis"><text:span text:style-name="T307">who</text:span></text:span><text:span text:style-name="Strong_20_Emphasis"><text:span text:style-name="T185"> feign outrage over the implausible likelihood that cows and other farmyard animals might go extinct if we </text:span></text:span><text:span text:style-name="Strong_20_Emphasis"><text:span text:style-name="T457">were to </text:span></text:span><text:span text:style-name="Strong_20_Emphasis"><text:span text:style-name="T185">stop eating them, need to take heed of this (please refer back to </text:span></text:span><text:span text:style-name="Strong_20_Emphasis"><text:span text:style-name="T729">point 14</text:span></text:span><text:span text:style-name="Strong_20_Emphasis"><text:span text:style-name="T185"> in </text:span></text:span><text:span text:style-name="Strong_20_Emphasis"><text:span text:style-name="T767">The Animals</text:span></text:span><text:span text:style-name="Strong_20_Emphasis"><text:span text:style-name="T185"> chapter). </text:span></text:span></text:p>
        <text:p text:style-name="P320"><text:span text:style-name="Strong_20_Emphasis"><text:span text:style-name="T185">Australia is reducing its animal species numbers at a higher rate than any other country except the USA. There are currently well over 1000 </text:span></text:span><text:soft-page-break/><text:span text:style-name="Strong_20_Emphasis"><text:span text:style-name="T185">plant species and over 300 animal species that are endangered at some level. The largest contributing factor to this endangerment is habitat destruction caused by clearing of land for animal pasture and grains to feed those animals</text:span></text:span><text:span text:style-name="Strong_20_Emphasis"><text:span text:style-name="T185"><text:note text:id="ftn147" text:note-class="endnote"><text:note-citation>147</text:note-citation><text:note-body><text:p text:style-name="Endnote">Australian government, D.O.t.E., Water, Heritage and the Arts, Threatened Species. 2008</text:p></text:note-body></text:note></text:span></text:span><text:span text:style-name="Strong_20_Emphasis"><text:span text:style-name="T185">. Statistics from 20</text:span></text:span><text:span text:style-name="Strong_20_Emphasis"><text:span text:style-name="T467">14</text:span></text:span><text:span text:style-name="Strong_20_Emphasis"><text:span text:style-name="T185"> show that </text:span></text:span><text:span text:style-name="Strong_20_Emphasis"><text:span text:style-name="T461">in that year alone, </text:span></text:span><text:span text:style-name="Strong_20_Emphasis"><text:span text:style-name="T467">4,848 km</text:span></text:span><text:span text:style-name="Strong_20_Emphasis"><text:span text:style-name="T4">2</text:span></text:span><text:span text:style-name="Strong_20_Emphasis"><text:span text:style-name="T467"> </text:span></text:span><text:span text:style-name="Strong_20_Emphasis"><text:span text:style-name="T185">of the Amazonian Jungle were annihilated </text:span></text:span><text:span text:style-name="Strong_20_Emphasis"><text:span text:style-name="T467">predominantly </text:span></text:span><text:span text:style-name="Strong_20_Emphasis"><text:span text:style-name="T185">in order to grow crops </text:span></text:span><text:span text:style-name="Strong_20_Emphasis"><text:span text:style-name="T461">to feed animals</text:span></text:span><text:span text:style-name="Strong_20_Emphasis"><text:span text:style-name="T185">; all the wild animals who had their home in that forest land, and all the plants and trees, all flattened, eradicated, kaboom gone. Who knows how many species were lost in that year alone, </text:span></text:span><text:span text:style-name="Strong_20_Emphasis"><text:span text:style-name="T467">and this was one of the “better” years; forest loss in previous years frequently ran into the 20,000s of km</text:span></text:span><text:span text:style-name="Strong_20_Emphasis"><text:span text:style-name="T4">2</text:span></text:span><text:span text:style-name="Strong_20_Emphasis"><text:span text:style-name="T185">!</text:span></text:span><text:span text:style-name="Strong_20_Emphasis"><text:span text:style-name="T185"><text:note text:id="ftn148" text:note-class="endnote"><text:note-citation>148</text:note-citation><text:note-body><text:p text:style-name="P635"><text:s/>“<text:span text:style-name="T1357">Destruction of the Amazon Rainforest”, </text:span><text:span text:style-name="T62">Wikipedia</text:span><text:span text:style-name="T1357">, Accessed November 25. 2015, </text:span><text:a xlink:type="simple" xlink:href="https://en.wikipedia.org/wiki/Deforestation_of_the_Amazon_rainforest" text:style-name="Internet_20_link" text:visited-style-name="Visited_20_Internet_20_Link"><text:span text:style-name="T1357">https://en.wikipedia.org/wiki/Deforestation_of_the_Amazon_rainforest</text:span></text:a><text:span text:style-name="T1357"> </text:span></text:p></text:note-body></text:note></text:span></text:span></text:p>
        <text:p text:style-name="P180"><draw:frame draw:style-name="fr3" draw:name="Frame274" text:anchor-type="paragraph" svg:x="7.004cm" svg:y="2.037cm" svg:width="5.036cm" draw:z-index="377"><draw:text-box fo:min-height="2.674cm"><text:p text:style-name="P27"><text:span text:style-name="Strong_20_Emphasis"><text:span text:style-name="T185">“Animal agriculture produces more greenhouse gases than all of the Earth's cars, trucks, trains, ships, aircraft and other transportation systems combined.” - veganstreet.com</text:span></text:span></text:p></draw:text-box></draw:frame><text:span text:style-name="Strong_20_Emphasis"><text:span text:style-name="T185">Other factors negatively impacting biodiversity are pollution from intensive animal farming practices, and the simple consequences of introducing non-native species and the imbalance this inevitably causes. How many more dodos are required before their significance finally sinks in?</text:span></text:span></text:p>
        <text:h text:style-name="P716" text:outline-level="4"><text:bookmark-start text:name="__RefHeading__18587_456611907"/><text:span text:style-name="Strong_20_Emphasis"><text:span text:style-name="T767">The Oceans</text:span></text:span><text:bookmark-end text:name="__RefHeading__18587_456611907"/></text:h>
        <text:p text:style-name="P180"><draw:frame draw:style-name="fr3" draw:name="Frame229" text:anchor-type="paragraph" svg:x="5.745cm" svg:y="5.087cm" svg:width="6.295cm" draw:z-index="376"><draw:text-box fo:min-height="3.134cm"><text:p text:style-name="P27"><text:span text:style-name="Strong_20_Emphasis"><text:span text:style-name="T185">“Cattle are dehorned, castrated, injected with hormones and antibiotics, sprayed with insecticides, placed on a cement slab and fed grains, sawdust, sludge and sewage until they reach the appropriate weight.” - Jeremy Rifkin</text:span></text:span></text:p></draw:text-box></draw:frame><text:span text:style-name="Strong_20_Emphasis"><text:span text:style-name="T185">We may easily be fooled into thinking that this is a problem affecting primarily land-based species, however such an assumption is a far cry from the brutal facts of contemporary life. According to a UK article in The Independent, </text:span></text:span><text:span text:style-name="Strong_20_Emphasis"><text:span text:style-name="T729">the world's oceans are faced with an unprecedented loss of species, equivalent to the great, mass extinctions </text:span></text:span><text:span text:style-name="Strong_20_Emphasis"><text:span text:style-name="T738">of </text:span></text:span><text:span text:style-name="Strong_20_Emphasis"><text:span text:style-name="T729">prehistory</text:span></text:span><text:span text:style-name="Strong_20_Emphasis"><text:span text:style-name="T729"><text:note text:id="ftn149" text:note-class="endnote"><text:note-citation>149</text:note-citation><text:note-body><text:p text:style-name="Endnote"><text:span text:style-name="T1084">Michael Mccarthy, “Oceans on Brink of Catastrophe”, </text:span><text:span text:style-name="T28">The Independent</text:span><text:span text:style-name="T145">, June 21, 2011, </text:span><text:a xlink:type="simple" xlink:href="http://www.independent.co.uk/environment/nature/oceans-on-brink-of-catastrophe-2300272.html" text:style-name="Internet_20_link" text:visited-style-name="Visited_20_Internet_20_Link">http://www.independent.co.uk/environment/nature/oceans-on-brink-of-catastrophe-2300272.html</text:a> </text:p></text:note-body></text:note></text:span></text:span><text:span text:style-name="Strong_20_Emphasis"><text:span text:style-name="T785">. The article goes on to state, that </text:span></text:span><text:span text:style-name="Strong_20_Emphasis"><text:span text:style-name="T729">the effects of climate change, coupled with other human induced impacts such as overfishing and nutrient run-off from farming, have already caused a dramatic decline in ocean health,</text:span></text:span><text:span text:style-name="Strong_20_Emphasis"><text:span text:style-name="T785"> and furthermore they predict that whole marine ecosystems such as coral reefs, may be gone within a</text:span></text:span><text:span text:style-name="Strong_20_Emphasis"><text:span text:style-name="T787">s little as a</text:span></text:span><text:span text:style-name="Strong_20_Emphasis"><text:span text:style-name="T785"> generation.</text:span></text:span></text:p>
        <text:p text:style-name="P180"><text:span text:style-name="Strong_20_Emphasis"><text:span text:style-name="T785">Humans have long been using natural waterways as a convenient waste disposal system, and the cumulative effects of generations of this practice should be obvious even to the most uneducated. It is clear that profit always takes preceden</text:span></text:span><text:span text:style-name="Strong_20_Emphasis"><text:span text:style-name="T791">ce</text:span></text:span><text:span text:style-name="Strong_20_Emphasis"><text:span text:style-name="T785"> over morals; a fatal flaw in thinking that can never be remedied too soon. Of course, In recent times, the gravity of the situation has heightened yet </text:span></text:span><text:soft-page-break/><text:span text:style-name="Strong_20_Emphasis"><text:span text:style-name="T785">further by issues such as Fukushima, currently said to be leaking as much as 300 tonnes of radioactive waste into the ocean every day</text:span></text:span><text:span text:style-name="Strong_20_Emphasis"><text:span text:style-name="T785"><text:note text:id="ftn150" text:note-class="endnote"><text:note-citation>150</text:note-citation><text:note-body><text:p text:style-name="Endnote"><text:span text:style-name="T1084">Elizabeth Shim, “Comtaminated Water grows at Fukushima nuclear plant”, </text:span><text:span text:style-name="T28">UPI,</text:span><text:span text:style-name="T145"> March 24, 2015,</text:span><text:span text:style-name="T1084"> </text:span><text:a xlink:type="simple" xlink:href="http://www.upi.com/Top_News/World-News/2015/03/24/Contaminated-water-grows-at-Fukushima-nuclear-plant/5101427249503/" text:style-name="Internet_20_link" text:visited-style-name="Visited_20_Internet_20_Link">http://www.upi.com/Top_News/World-News/2015/03/24/Contaminated-water-grows-at-Fukushima-nuclear-plant/5101427249503/</text:a></text:p></text:note-body></text:note></text:span></text:span><text:span text:style-name="Strong_20_Emphasis"><text:span text:style-name="T785">. Despite numerous attempts to quash this leakage, the sheer quantity of radiation present at the site has proven too much of a challenge, and anyone still consuming seafood is putting their health</text:span></text:span><text:span text:style-name="Strong_20_Emphasis"><text:span text:style-name="T791">'</text:span></text:span><text:span text:style-name="Strong_20_Emphasis"><text:span text:style-name="T785">s in jeopardy.</text:span></text:span></text:p>
        <text:h text:style-name="P716" text:outline-level="4"><draw:frame draw:style-name="fr5" draw:name="Frame232" text:anchor-type="paragraph" svg:y="0.026cm" svg:width="3.976cm" draw:z-index="73"><draw:text-box fo:min-height="2.727cm"><text:p text:style-name="P27"><text:span text:style-name="Strong_20_Emphasis"><text:span text:style-name="T185">“Mankind will not survive the honeybees' disappearance for more than five years.” - Albert Einstein</text:span></text:span></text:p></draw:text-box></draw:frame><text:bookmark-start text:name="__RefHeading__18589_456611907"/><text:span text:style-name="Strong_20_Emphasis"><text:span text:style-name="T767">Colony Collapse Disorder</text:span></text:span><text:span text:style-name="T184"><text:note text:id="ftn151" text:note-class="endnote"><text:note-citation>151</text:note-citation><text:note-body><text:p text:style-name="Endnote">“<text:span text:style-name="T1084">Colony Collapse Disorder”, </text:span><text:span text:style-name="T28">Wikipedia, </text:span><text:span text:style-name="T145">Accessed September 13, 2015,</text:span><text:span text:style-name="T1084"> </text:span><text:a xlink:type="simple" xlink:href="http://en.wikipedia.org/wiki/Colony_collapse_disorder" text:style-name="Internet_20_link" text:visited-style-name="Visited_20_Internet_20_Link">http://en.wikipedia.org/wiki/Colony_collapse_disorder</text:a></text:p></text:note-body></text:note></text:span><text:bookmark-end text:name="__RefHeading__18589_456611907"/></text:h>
        <text:p text:style-name="P180"><draw:frame draw:style-name="fr3" draw:name="Frame221" text:anchor-type="paragraph" svg:x="6.325cm" svg:y="7.332cm" svg:width="5.715cm" draw:z-index="373"><draw:text-box fo:min-height="3.949cm"><text:p text:style-name="P27"><text:span text:style-name="Strong_20_Emphasis"><text:span text:style-name="T185">“Each time we shop, we use our power as voters. We can support sustainability, or non-sustainability. Compassion, or cruelty. Exploitation or decency and honour. The choice is ours. There are no reasonable excuses for not making the right ones.” - Author</text:span></text:span></text:p></draw:text-box></draw:frame><text:span text:style-name="Strong_20_Emphasis"><text:span text:style-name="T185">Perhaps the most alarming, and least talked about consequence of modern farming practices, is the global epidemic of bee decline, formerly christened Colony Collapse Disorder (CCD). Over the past decade, </text:span></text:span><text:span text:style-name="Strong_20_Emphasis"><text:span text:style-name="T186">bee-keepers</text:span></text:span><text:span text:style-name="Strong_20_Emphasis"><text:span text:style-name="T185"> worldwide have reported ever diminishing bee population</text:span></text:span><text:span text:style-name="Strong_20_Emphasis"><text:span text:style-name="T186">s</text:span></text:span><text:span text:style-name="Strong_20_Emphasis"><text:span text:style-name="T185">. The reasons for this disturbing collapse of the bee population are likely </text:span></text:span><text:span text:style-name="Strong_20_Emphasis"><text:span text:style-name="T186">many-fold</text:span></text:span><text:span text:style-name="Strong_20_Emphasis"><text:span text:style-name="T185">, but all ultimately due to human attitude that all land and resources are ours to exploit and do with as we wish. No doubt, the extensive use of pesticides, fungicides, insecticides, herbicides, other agricultural chemical products </text:span></text:span><text:span text:style-name="Strong_20_Emphasis"><text:span text:style-name="T307">and genetically modified food crops</text:span></text:span><text:span text:style-name="Strong_20_Emphasis"><text:span text:style-name="T185"> are </text:span></text:span><text:span text:style-name="Strong_20_Emphasis"><text:span text:style-name="T307">all </text:span></text:span><text:span text:style-name="Strong_20_Emphasis"><text:span text:style-name="T185">playing a huge role in this catastrophic phenomenon. It's worth noting once more, that the vast majority of crops grown (thus sprayed with potentially CCD inducing chemicals) are used to feed </text:span></text:span><text:span text:style-name="Strong_20_Emphasis"><text:span text:style-name="T317">animals raised for food</text:span></text:span><text:span text:style-name="Strong_20_Emphasis"><text:span text:style-name="T185">, which as already explained is a grossly inefficient use of both land and resources.</text:span></text:span></text:p>
        <text:p text:style-name="P180"><text:span text:style-name="Strong_20_Emphasis"><text:span text:style-name="T185">But there are likely other factors too; recent unusually harsh winters have also played their hand in hastening the disappearance of the humble working bee. It may appear as if this is more an act of nature than of anything human influenced, but it would bode us well to understand that the destruction of 760,000 km² of the Amazon, since 1970</text:span></text:span><text:span text:style-name="Strong_20_Emphasis"><text:span text:style-name="T185"><text:note text:id="ftn152" text:note-class="endnote"><text:note-citation>152</text:note-citation><text:note-body><text:p text:style-name="Endnote"><text:span text:style-name="T1084">“Calculating Deforestation Figures for the Amazon”, </text:span><text:span text:style-name="T28">Mongabay.com</text:span><text:span text:style-name="T145">, Accessed September 23, 2015, </text:span><text:a xlink:type="simple" xlink:href="http://rainforests.mongabay.com/amazon/deforestation_calculations.html" text:style-name="Internet_20_link" text:visited-style-name="Visited_20_Internet_20_Link">http://rainforests.mongabay.com/amazon/deforestation_calculations.html</text:a></text:p></text:note-body></text:note></text:span></text:span><text:span text:style-name="Strong_20_Emphasis"><text:span text:style-name="T185">, alongside millions of other acres </text:span></text:span><text:span text:style-name="Strong_20_Emphasis"><text:span text:style-name="T307">of </text:span></text:span><text:span text:style-name="Strong_20_Emphasis"><text:span text:style-name="T185">ancient forests worldwide all predominantly flattened and laid bare for its timber, and to satisfy human lust for animal products, cannot be without very real climate changing consequences.</text:span></text:span></text:p>
        <text:p text:style-name="P364"><text:span text:style-name="Strong_20_Emphasis"><text:span text:style-name="T185">It is my belief, that the very act of taming bee,</text:span></text:span><text:span text:style-name="Strong_20_Emphasis"><text:span text:style-name="T715">s</text:span></text:span><text:span text:style-name="Strong_20_Emphasis"><text:span text:style-name="T185"> in order to simplify and ease the theft of their hard earned honey, has also played a fundamental role in their weakening. Especially considering the poor </text:span></text:span></text:p>
        <text:p text:style-name="P381"><draw:frame draw:style-name="fr3" draw:name="Frame228" text:anchor-type="paragraph" svg:x="6.426cm" svg:y="5.867cm" svg:width="5.563cm" draw:z-index="450"><draw:text-box fo:min-height="3.531cm"><text:p text:style-name="P27"><text:span text:style-name="Strong_20_Emphasis"><text:span text:style-name="T185">“Rifkin is decades ahead of public opinion: in due course. However, I have no doubt that red meat will go the same way as tobacco. We must prepare to apologise for this antisocial and unhealthy habit.” - Michael Prowse</text:span></text:span></text:p></draw:text-box></draw:frame><text:span text:style-name="Strong_20_Emphasis"><text:span text:style-name="T185">quality substitute foods </text:span></text:span><text:span text:style-name="Strong_20_Emphasis"><text:span text:style-name="T307">(i.e. denatured, white sugar) </text:span></text:span><text:span text:style-name="Strong_20_Emphasis"><text:span text:style-name="T185">they are frequently duped into accepting as inferior winter sustenance. </text:span></text:span><text:span text:style-name="Strong_20_Emphasis"><text:span text:style-name="T320">Also the honeybee is another classic example of the disturbing human tendency to focus on predominantly one species, often in detriment to other species. The honeybee is by no means the only species of bee, some are even far better pollinators, but because no others produce as much honey </text:span></text:span><text:span text:style-name="Strong_20_Emphasis"><text:span text:style-name="T321">or are as easy to manipulate</text:span></text:span><text:span text:style-name="Strong_20_Emphasis"><text:span text:style-name="T320">, </text:span></text:span><text:span text:style-name="Strong_20_Emphasis"><text:span text:style-name="T321">it has been the honeybee which has been singled out for exploitation.</text:span></text:span><text:span text:style-name="Strong_20_Emphasis"><text:span text:style-name="T320"> </text:span></text:span><text:span text:style-name="Strong_20_Emphasis"><text:span text:style-name="T321">By introducing them to so many areas of the globe, where </text:span></text:span><text:span text:style-name="Strong_20_Emphasis"><text:span text:style-name="T320">other </text:span></text:span><text:span text:style-name="Strong_20_Emphasis"><text:span text:style-name="T321">pollinating </text:span></text:span><text:span text:style-name="Strong_20_Emphasis"><text:span text:style-name="T320">bees </text:span></text:span><text:span text:style-name="Strong_20_Emphasis"><text:span text:style-name="T321">and insects already </text:span></text:span><text:span text:style-name="Strong_20_Emphasis"><text:span text:style-name="T320">lived </text:span></text:span><text:span text:style-name="Strong_20_Emphasis"><text:span text:style-name="T321">and thrived, we have dealt yet another blow to the ecosystem. The original, native pollinators </text:span></text:span><text:span text:style-name="Strong_20_Emphasis"><text:span text:style-name="T320">have </text:span></text:span><text:span text:style-name="Strong_20_Emphasis"><text:span text:style-name="T321">not </text:span></text:span><text:span text:style-name="Strong_20_Emphasis"><text:span text:style-name="T322">always been </text:span></text:span><text:span text:style-name="Strong_20_Emphasis"><text:span text:style-name="T321">being able to withstand the competition, causing their numbers to dwindle or disappear entirely, sometimes even from </text:span></text:span><text:span text:style-name="Strong_20_Emphasis"><text:span text:style-name="T320">diseases the honeybees brought with them.</text:span></text:span></text:p>
        <text:p text:style-name="P180"><text:span text:style-name="Strong_20_Emphasis"><text:span text:style-name="T322">When all is said and done, it should be recognised that b</text:span></text:span><text:span text:style-name="Strong_20_Emphasis"><text:span text:style-name="T185">ees, the pinnacle of insect pollinators, play a crucial role within the ecosystem, without them, food production would virtually grind to a halt; thus their ever increasing absence poses an enormously grave threat to human survival, and their extinction </text:span></text:span><text:span text:style-name="Strong_20_Emphasis"><text:span text:style-name="T209">may</text:span></text:span><text:span text:style-name="Strong_20_Emphasis"><text:span text:style-name="T185"> well </text:span></text:span><text:span text:style-name="Strong_20_Emphasis"><text:span text:style-name="T209">also </text:span></text:span><text:span text:style-name="Strong_20_Emphasis"><text:span text:style-name="T185">equate to our own.</text:span></text:span></text:p>
        <text:p text:style-name="P180"><draw:frame draw:style-name="fr3" draw:name="Frame331" text:anchor-type="paragraph" svg:x="7.696cm" svg:y="1.69cm" svg:width="4.344cm" draw:z-index="378"><draw:text-box fo:min-height="0.316cm"><text:p text:style-name="P27"><text:span text:style-name="Strong_20_Emphasis"><text:span text:style-name="T185">“Unique among all God's creatures, only the honey bee improves the environment and preys not on any other species.” - Royden Brown</text:span></text:span></text:p></draw:text-box></draw:frame><text:span text:style-name="Strong_20_Emphasis"><text:span text:style-name="T185">This is an issue which must be taken seriously, and as consumers the best we can do is to become more conscious of the effects of our choices. </text:span></text:span><text:span text:style-name="Strong_20_Emphasis"><text:span text:style-name="T307">We should be avoiding all</text:span></text:span><text:span text:style-name="Strong_20_Emphasis"><text:span text:style-name="T185"> animal products, meat, fish, milk, eggs, </text:span></text:span><text:span text:style-name="Strong_20_Emphasis"><text:span text:style-name="T729">and</text:span></text:span><text:span text:style-name="Strong_20_Emphasis"><text:span text:style-name="T185"> honey too. Try to steer </text:span></text:span><text:span text:style-name="Strong_20_Emphasis"><text:span text:style-name="T307">also </text:span></text:span><text:span text:style-name="Strong_20_Emphasis"><text:span text:style-name="T185">clear of supporting the big agribusiness monocultures; </text:span></text:span><text:span text:style-name="Strong_20_Emphasis"><text:span text:style-name="T307">m</text:span></text:span><text:span text:style-name="Strong_20_Emphasis"><text:span text:style-name="T185">ake your voice heard.</text:span></text:span></text:p>
        <text:h text:style-name="P742" text:outline-level="3"><text:bookmark-start text:name="__RefHeading__20095_493812775"/><text:span text:style-name="Strong_20_Emphasis"><text:span text:style-name="T767">Land Usage &amp; Desertification</text:span></text:span><text:bookmark-end text:name="__RefHeading__20095_493812775"/></text:h>
        <text:p text:style-name="P180"><text:span text:style-name="Strong_20_Emphasis"><text:span text:style-name="T185">According to a CSIRO</text:span></text:span><text:span text:style-name="Strong_20_Emphasis"><text:span text:style-name="T185"><text:note text:id="ftn153" text:note-class="endnote"><text:note-citation>153</text:note-citation><text:note-body><text:p text:style-name="P601">“The Commonwealth Scientific and Industrial Research Organisation (CSIRO) - the federal government agency for scientific research in Australia”, <text:span text:style-name="T28">CSIRO</text:span><text:span text:style-name="T145">, Accessed August 18, 2015, </text:span><text:a xlink:type="simple" xlink:href="http://www.csiro.au/" text:style-name="Internet_20_link" text:visited-style-name="Visited_20_Internet_20_Link">www.csiro.au/</text:a></text:p></text:note-body></text:note></text:span></text:span><text:span text:style-name="Strong_20_Emphasis"><text:span text:style-name="T185"> technical report in 2005, nearly 50% of the Australian continent is grazed by animals raised for human consumption (this estimate does not include the land that is cleared and used for the production of grains and other foods intended </text:span></text:span><text:span text:style-name="Strong_20_Emphasis"><text:span text:style-name="T715">as</text:span></text:span><text:span text:style-name="Strong_20_Emphasis"><text:span text:style-name="T185"> animal </text:span></text:span><text:span text:style-name="Strong_20_Emphasis"><text:span text:style-name="T715">fodder</text:span></text:span><text:span text:style-name="Strong_20_Emphasis"><text:span text:style-name="T185">!)</text:span></text:span><text:span text:style-name="Strong_20_Emphasis"><text:span text:style-name="T185"><text:note text:id="ftn154" text:note-class="endnote"><text:note-citation>154</text:note-citation><text:note-body><text:p text:style-name="Endnote">Foran, B.L., M. Dey, C. Balancing Act: a triple bottom-line analysis of the 135 sectors of the Australian economy, CSIRO technical report, 2005</text:p></text:note-body></text:note></text:span></text:span><text:span text:style-name="Strong_20_Emphasis"><text:span text:style-name="T185">. </text:span></text:span></text:p>
        <text:p text:style-name="P180"><text:span text:style-name="Strong_20_Emphasis"><text:span text:style-name="T185">From the book, Beyond Beef, Jeremy Rifkin makes it abundantly clear that even back in 1992 (when the book was first published), the world's </text:span></text:span><text:span text:style-name="Strong_20_Emphasis"><text:span text:style-name="T306">cow</text:span></text:span><text:span text:style-name="Strong_20_Emphasis"><text:span text:style-name="T185"> population already occupied nearly a quarter of the total </text:span></text:span><text:soft-page-break/><text:span text:style-name="Strong_20_Emphasis"><text:span text:style-name="T185">land surface of the planet, and consumed about one third of the world</text:span></text:span><text:span text:style-name="Strong_20_Emphasis"><text:span text:style-name="T210">'s</text:span></text:span><text:span text:style-name="Strong_20_Emphasis"><text:span text:style-name="T185"> grain harvest, including 70% of the total US grain production and that between 1966 and 1983, 38% of the Amazon rainforest was destroyed for c</text:span></text:span><text:span text:style-name="Strong_20_Emphasis"><text:span text:style-name="T307">ow</text:span></text:span><text:span text:style-name="Strong_20_Emphasis"><text:span text:style-name="T185"> raising. It's been nearly a quarter of a century since Rifkin wrote his book, and these numbers have only increased, </text:span></text:span><text:span text:style-name="Strong_20_Emphasis"><text:span text:style-name="T307">farmed animals are</text:span></text:span><text:span text:style-name="Strong_20_Emphasis"><text:span text:style-name="T185"> said to now occupy one third of the Earth's ice free land, and, </text:span></text:span><text:span text:style-name="Strong_20_Emphasis"><text:span text:style-name="T664">I repeat myself,</text:span></text:span><text:span text:style-name="Strong_20_Emphasis"><text:span text:style-name="T185"> animal agriculture is responsible for up to a staggering 91% of Amazon destruction</text:span></text:span><text:span text:style-name="Strong_20_Emphasis"><text:span text:style-name="T185"><text:note text:id="ftn155" text:note-class="endnote"><text:note-citation>155</text:note-citation><text:note-body><text:p text:style-name="Endnote"><text:span text:style-name="T1085">“Cowspiracy Facts”, </text:span><text:span text:style-name="T29">Cowspiracy</text:span><text:span text:style-name="T167">,</text:span><text:span text:style-name="T172"> Accessed August 12, 2015,</text:span><text:span text:style-name="T1085"> </text:span><text:a xlink:type="simple" xlink:href="http://www.cowspiracy.com/facts/" text:style-name="Internet_20_link" text:visited-style-name="Visited_20_Internet_20_Link">http://www.cowspiracy.com/facts/</text:a></text:p></text:note-body></text:note></text:span></text:span><text:span text:style-name="Strong_20_Emphasis"><text:span text:style-name="T185">.</text:span></text:span></text:p>
        <text:p text:style-name="P180"><text:span text:style-name="Strong_20_Emphasis"><text:span text:style-name="T185">Rifkin also refers to mathematician R. Hur, who estimated that 6 billion of the 7 billion tonnes of the eroded topsoil in the US has been directly attributable to c</text:span></text:span><text:span text:style-name="Strong_20_Emphasis"><text:span text:style-name="T306">ow farming</text:span></text:span><text:span text:style-name="Strong_20_Emphasis"><text:span text:style-name="T185"> and feed crop production. He also quotes The World Health Institute and their approximation that </text:span></text:span><text:span text:style-name="Strong_20_Emphasis"><text:span text:style-name="T469">every one</text:span></text:span><text:span text:style-name="Strong_20_Emphasis"><text:span text:style-name="T185"> pound of </text:span></text:span><text:span text:style-name="Strong_20_Emphasis"><text:span text:style-name="T334">flesh from a cow in</text:span></text:span><text:span text:style-name="Strong_20_Emphasis"><text:span text:style-name="T468">h</text:span></text:span><text:span text:style-name="Strong_20_Emphasis"><text:span text:style-name="T469">u</text:span></text:span><text:span text:style-name="Strong_20_Emphasis"><text:span text:style-name="T468">man</text:span></text:span><text:span text:style-name="Strong_20_Emphasis"><text:span text:style-name="T469">e</text:span></text:span><text:span text:style-name="Strong_20_Emphasis"><text:span text:style-name="T468">ly confined to a</text:span></text:span><text:span text:style-name="Strong_20_Emphasis"><text:span text:style-name="T334"> </text:span></text:span><text:span text:style-name="Strong_20_Emphasis"><text:span text:style-name="T185">feedlot</text:span></text:span><text:span text:style-name="Strong_20_Emphasis"><text:span text:style-name="T306"> </text:span></text:span><text:span text:style-name="Strong_20_Emphasis"><text:span text:style-name="T185">equates to about 35 pounds of eroded topsoil.</text:span></text:span></text:p>
        <text:p text:style-name="P180"><draw:frame draw:style-name="fr3" draw:name="Frame127" text:anchor-type="paragraph" svg:x="6.043cm" svg:y="1.854cm" svg:width="5.997cm" draw:z-index="71"><draw:text-box fo:min-height="3.949cm"><text:p text:style-name="P27"><text:span text:style-name="Strong_20_Emphasis"><text:span text:style-name="T185">“I think people's attitudes are changing its moving in a positive direction and I think we're going to be thought of as barbarians when people look back in 100 years and see that we put orcas in concrete bath tubs and that we ate pigs and that we poached whales.” - Sam Simon</text:span></text:span></text:p></draw:text-box></draw:frame><text:span text:style-name="Strong_20_Emphasis"><text:span text:style-name="T185">Roughly 10 billion animals are raised and killed for food each year in the United States alone, their food requirements are considerably more than the food </text:span></text:span><text:span text:style-name="Strong_20_Emphasis"><text:span text:style-name="T308">necessary</text:span></text:span><text:span text:style-name="Strong_20_Emphasis"><text:span text:style-name="T185"> to cater for the entire human population, planet wide, while meanwhile between one and two acres of rainforest are cleared every second</text:span></text:span><text:span text:style-name="Strong_20_Emphasis"><text:span text:style-name="T3"><text:note-ref text:note-class="endnote" text:reference-format="text" text:ref-name="ftn155">155</text:note-ref></text:span></text:span><text:span text:style-name="Strong_20_Emphasis"><text:span text:style-name="T185">.</text:span></text:span></text:p>
        <text:h text:style-name="Heading_20_3" text:outline-level="3"><text:bookmark-start text:name="__RefHeading___Toc27740_1121031896"/>The Sixth Mass Extinction<text:bookmark-end text:name="__RefHeading___Toc27740_1121031896"/></text:h>
        <text:p text:style-name="P268">In Earth's history there have been <text:span text:style-name="T1359">supposedly five</text:span> known mass <text:span text:style-name="T1358">extinction events</text:span><text:span text:style-name="T1358"><text:note text:id="ftn156" text:note-class="endnote"><text:note-citation>156</text:note-citation><text:note-body><text:p text:style-name="P636">John Cook, “Earth's Five Mass Extinction Events”, <text:span text:style-name="T14">Skeptical Science</text:span>, April 15, 2015, <text:a xlink:type="simple" xlink:href="http://www.skepticalscience.com/Earths-five-mass-extinction-events.html" text:style-name="Internet_20_link" text:visited-style-name="Visited_20_Internet_20_Link">http://www.skepticalscience.com/Earths-five-mass-extinction-events.html</text:a> </text:p></text:note-body></text:note></text:span><text:span text:style-name="T1358">, the most commonly known one bidding farewell to the dinosaurs some 250 million years ago. Nowadays, many scientists are predicting that we're in the process of a sixth mass extinction</text:span><text:span text:style-name="T1358"><text:note text:id="ftn157" text:note-class="endnote"><text:note-citation>157</text:note-citation><text:note-body><text:p text:style-name="P637">“<text:span text:style-name="T1360">What is the Sixth Mass Extinction?”, </text:span><text:span text:style-name="T63">WiseGEEK</text:span><text:span text:style-name="T1360">, Accessed November 25</text:span><text:span text:style-name="T9">th</text:span><text:span text:style-name="T1360">, 2015, </text:span><text:a xlink:type="simple" xlink:href="http://www.wisegeek.com/what-is-the-sixth-mass-extinction.htm" text:style-name="Internet_20_link" text:visited-style-name="Visited_20_Internet_20_Link"><text:span text:style-name="T1360">http://www.wisegeek.com/what-is-the-sixth-mass-extinction.htm</text:span></text:a><text:span text:style-name="T1360"> <text:s/></text:span></text:p></text:note-body></text:note></text:span><text:span text:style-name="T1358">, and likely the only one to be caused by a single species: Humans. Not only have our species hunted many other of our brethren species to extinction, but we've brutally destroyed wildlife habitat on enormous scales, we've transported species from their natural habitats all over the globe, upsetting delicate balances already in place (the domestic cat probably one of the animals most foolishly accompanying human land invasion), we've polluted the earth, the waters and airways in so many ways causing massive climate transformation that has been solely detrimental to all life causing yet further loss of species, and the largest most detrimental cause of climate change and species loss has </text:span><text:soft-page-break/><text:span text:style-name="T1358">been without doubt Animal Agriculture</text:span><text:span text:style-name="T1358"><text:note text:id="ftn158" text:note-class="endnote"><text:note-citation>158</text:note-citation><text:note-body><text:p text:style-name="P637">“<text:span text:style-name="T1360">Why Vegan? There's More to Climate Change than Fossil Fuels”, </text:span><text:span text:style-name="T63">Green Woman Store</text:span><text:span text:style-name="T1360">, September, 25, 2015, </text:span><text:a xlink:type="simple" xlink:href="http://www.greenwomanstore.com/greenwomanblog/tag/rainforest-destruction/" text:style-name="Internet_20_link" text:visited-style-name="Visited_20_Internet_20_Link"><text:span text:style-name="T1360">http://www.greenwomanstore.com/greenwomanblog/tag/rainforest-destruction/</text:span></text:a><text:span text:style-name="T1360"> </text:span></text:p></text:note-body></text:note></text:span><text:span text:style-name="T1358">!! </text:span></text:p>
        <text:p text:style-name="P301"><draw:frame draw:style-name="fr3" draw:name="Frame234" text:anchor-type="paragraph" svg:x="6.8cm" svg:y="5.923cm" svg:width="5.241cm" draw:z-index="414"><draw:text-box fo:min-height="2.727cm"><text:p text:style-name="P27"><text:span text:style-name="Strong_20_Emphasis"><text:span text:style-name="T185">“The best gift you can give to our Mother Earth is to go VEGAN. It is the simplest act that everyone can do to make a huge difference.” - Lena Novak</text:span></text:span></text:p></draw:text-box></draw:frame>It is an insanity that we ravage land to grow food to use as animal fodder. We do all that work to feed animals who spend their entire existences being fattened for us to eat, many in conditions <text:span text:style-name="T1530">most people</text:span> are unwilling to even <text:span text:style-name="T1361">acknowledge</text:span>, when we could just be growing food for ourselves to eat; <text:span text:style-name="T1226">this </text:span>makes <text:span text:style-name="T14">no</text:span> sense. If only we could concentrate on feeding ourselves purely plant foods, we would produce so much more food, using so much less land! <text:span text:style-name="T1225">The number of animals on farms</text:span> would naturally dwindle because their numbers are currently artificially high, a necessity to satisfy public demand for their cadavers and mammary and anal <text:span text:style-name="T1613">secretion</text:span>s (milk and eggs!). It would also require significantly less water, while meanwhile causing decidedly less pollution, it's an all round win win situation, and a complete mystery to me why we cannot all recognise this! </text:p>
        <text:p text:style-name="P344"><draw:frame draw:style-name="fr3" draw:name="Frame255" text:anchor-type="paragraph" svg:x="6.722cm" svg:y="7.842cm" svg:width="5.318cm" draw:z-index="474"><draw:text-box fo:min-height="2.006cm"><text:p text:style-name="P27"><text:span text:style-name="Strong_20_Emphasis"><text:span text:style-name="T185">“With mankind on its current path of destruction, every single species on the planet should be listed as endangered.” - Author</text:span></text:span></text:p></draw:text-box></draw:frame><text:span text:style-name="Strong_20_Emphasis"><text:span text:style-name="T185">Sadly, I believe that most nonvegans would find reading these pages far too challenging, and would walk away angry that their habits are being challenged, and of those who do take the time out to study this further, likely the majority would still pooh-pooh the notion of veganism, they'd refuse to see any connection between their own habits and rainforest destruction or loss of biodiversity, possibly claiming that things are very different where they live, that c</text:span></text:span><text:span text:style-name="Strong_20_Emphasis"><text:span text:style-name="T308">ows</text:span></text:span><text:span text:style-name="Strong_20_Emphasis"><text:span text:style-name="T185"> are allowed to roam outside on grass land unsuitable for growing edible plant foods, or that they </text:span></text:span><text:span text:style-name="Strong_20_Emphasis"><text:span text:style-name="T210">supposedly </text:span></text:span><text:span text:style-name="Strong_20_Emphasis"><text:span text:style-name="T185">always choose environmentally friendly meat options. But no matter what excuses are drummed up, the unsustainability of animal agriculture remains forever present, and by arguing one's right to continue support of animal exploitation, one argues the right for speciesists everywhere to continue doing likewise, becoming yet another voice for the continuation of abuse, conveniently forgetting that under no circumstances </text:span></text:span><text:span text:style-name="Strong_20_Emphasis"><text:span text:style-name="T306">should</text:span></text:span><text:span text:style-name="Strong_20_Emphasis"><text:span text:style-name="T185"> abuse ever </text:span></text:span><text:span text:style-name="Strong_20_Emphasis"><text:span text:style-name="T306">be considered </text:span></text:span><text:span text:style-name="Strong_20_Emphasis"><text:span text:style-name="T185">reasonable.</text:span></text:span></text:p>
        <text:h text:style-name="Heading_20_3" text:outline-level="3"><text:bookmark-start text:name="__RefHeading__18773_186345677"/><text:span text:style-name="Strong_20_Emphasis"><text:span text:style-name="T767">Close to Home</text:span></text:span><text:bookmark-end text:name="__RefHeading__18773_186345677"/></text:h>
        <text:p text:style-name="P364"><text:span text:style-name="Strong_20_Emphasis"><text:span text:style-name="T185">My wife and I live out in bushland in tropical Far North Queensland (Australia), some of the land surrounding our home is used to grow mangoes, pretty much the rest of it is bush with roaming Brahman </text:span></text:span></text:p>
        <text:p text:style-name="P381"><draw:frame draw:style-name="fr3" draw:name="Frame120" text:anchor-type="paragraph" svg:x="7.498cm" svg:y="8.976cm" svg:width="4.542cm" draw:z-index="475"><draw:text-box fo:min-height="2.32cm"><text:p text:style-name="P27"><text:span text:style-name="Strong_20_Emphasis"><text:span text:style-name="T185">“</text:span></text:span><text:span text:style-name="Strong_20_Emphasis"><text:span text:style-name="T353">I</text:span></text:span><text:span text:style-name="Strong_20_Emphasis"><text:span text:style-name="T185">f you think you are too small to make a difference, try sleeping with a mosquito.” - Dalai Lama</text:span></text:span></text:p></draw:text-box></draw:frame><text:span text:style-name="Strong_20_Emphasis"><text:span text:style-name="T185">c</text:span></text:span><text:span text:style-name="Strong_20_Emphasis"><text:span text:style-name="T306">ows</text:span></text:span><text:span text:style-name="Strong_20_Emphasis"><text:span text:style-name="T185">. The land where the</text:span></text:span><text:span text:style-name="Strong_20_Emphasis"><text:span text:style-name="T306">y</text:span></text:span><text:span text:style-name="Strong_20_Emphasis"><text:span text:style-name="T185"> graze, may seem rocky, poor and otherwise typical of the area, but it's no different to our own small plot, or to the land used for growing mango trees to the east and north of us. These c</text:span></text:span><text:span text:style-name="Strong_20_Emphasis"><text:span text:style-name="T306">ows</text:span></text:span><text:span text:style-name="Strong_20_Emphasis"><text:span text:style-name="T185"> ensure that no native plant life ever really stands a chance, their bulky 500kg plus frameworks flatten the ground, injuring and crushing new eucalyptus and wattle growth, as well as grazing too close to river edges where they both trample the banks and pollute the water, and their excess numbers typically encourage the proliferation of march flies, blood sucking vampire insects who find their large torsos irresistibly easy to tap in to. At certain times of the year, they (the march flies) can be such a pest that we are occasionally forced to leave our garden and retreat indoors to avoid the irritating burn from their bloodthirsty bites. We also </text:span></text:span><text:span text:style-name="Strong_20_Emphasis"><text:span text:style-name="T718">experience and sympathise with</text:span></text:span><text:span text:style-name="Strong_20_Emphasis"><text:span text:style-name="T185"> the forlorn and mournful bellowing of the cows after the</text:span></text:span><text:span text:style-name="Strong_20_Emphasis"><text:span text:style-name="T718">ir</text:span></text:span><text:span text:style-name="Strong_20_Emphasis"><text:span text:style-name="T185"> calves </text:span></text:span><text:span text:style-name="Strong_20_Emphasis"><text:span text:style-name="T718">have been savagely</text:span></text:span><text:span text:style-name="Strong_20_Emphasis"><text:span text:style-name="T185"> </text:span></text:span><text:span text:style-name="Strong_20_Emphasis"><text:span text:style-name="T718">torn</text:span></text:span><text:span text:style-name="Strong_20_Emphasis"><text:span text:style-name="T308"> </text:span></text:span><text:span text:style-name="Strong_20_Emphasis"><text:span text:style-name="T185">from their </text:span></text:span><text:span text:style-name="Strong_20_Emphasis"><text:span text:style-name="T718">sides</text:span></text:span><text:span text:style-name="Strong_20_Emphasis"><text:span text:style-name="T185">. People are generally ignorant that cows are predominantly silent creatures who only muster their pitiful calls under times of severe distress and vexation. Their calls of despair go mostly unheard, and when they are, the </text:span></text:span><text:span text:style-name="Strong_20_Emphasis"><text:span text:style-name="T308">significance of those bellows are rarely recognised.</text:span></text:span></text:p>
        <text:p text:style-name="P352"><draw:frame draw:style-name="fr3" draw:name="Frame231" text:anchor-type="paragraph" svg:x="7.311cm" svg:y="5.417cm" svg:width="4.729cm" draw:z-index="469"><draw:text-box fo:min-height="3.517cm"><text:p text:style-name="P27"><text:span text:style-name="Strong_20_Emphasis"><text:span text:style-name="T185">“Children are born with a sense of wonder and an affinity for Nature. Properly cultivated, these values can mature into ecological literacy, and eventually into sustainable patterns of living.” - Zenobia Barlow</text:span></text:span></text:p></draw:text-box></draw:frame><text:span text:style-name="Strong_20_Emphasis"><text:span text:style-name="T185">These animals, brought over with the first European settlers, thus relatively recent additions to the local fauna, have been an insult to Australia's ecosystem. Along with the acre after acre of sugar cane that curses more than its fair share of the Australian countryside, these and other practises have depleted minerals from the land, and polluted its waterways. Of course, the animals themselves are not the least bit to blame as they are mere innocent victims of the whole ridiculous </text:span></text:span><text:span text:style-name="Strong_20_Emphasis"><text:span text:style-name="T318">and hugely damaging </text:span></text:span><text:span text:style-name="Strong_20_Emphasis"><text:span text:style-name="T185">pantomime. I am not savvy enough to understand every detail required to solve this conundrum, but I am certain that continuing to keep their numbers artificially high to satisfy consumer demand for their mutilated deceased remains, is definitely not bringing us any closer to one!</text:span></text:span></text:p>
        <text:p text:style-name="P364"><text:span text:style-name="Strong_20_Emphasis"><text:span text:style-name="T185">No doubt some readers will be immediately keen to protest and point out how mango trees are equally unindigenous, and also the source of some environmental imbalance, and for many mono crop farms this is </text:span></text:span></text:p>
        <text:p text:style-name="P381"><text:span text:style-name="Strong_20_Emphasis"><text:span text:style-name="T185">surely an undeniably correct observation. It should be clear though, that I am by no means trying to claim that animal farming is the only problem in the world, far from it, agricultural practises the world over leave much to be desired, but there is always much less land, </text:span></text:span><text:span text:style-name="Strong_20_Emphasis"><text:span text:style-name="T210">water and energy resources</text:span></text:span><text:span text:style-name="Strong_20_Emphasis"><text:span text:style-name="T185"> used when focusing on plants, rather than animals, regardless of questionable practises employed for either. Annually, one acre of mature mango trees generally produce between 5 and 10 tonnes of mangoes, that same acre of land is not even enough to keep a single cow alive grazing, for that you'll need at the very least 3 or 4 acres per bovine, and significantly more</text:span></text:span><text:span text:style-name="Strong_20_Emphasis"><text:span text:style-name="T185"><text:note text:id="ftn159" text:note-class="endnote"><text:note-citation>159</text:note-citation><text:note-body><text:p text:style-name="Endnote"><text:span text:style-name="T1085">Gary Duncan, “How many Acres per Cow?”, </text:span><text:span text:style-name="T29">Pasture Pro, </text:span><text:span text:style-name="T146">May 19, 2011,</text:span><text:span text:style-name="T1085"> </text:span><text:a xlink:type="simple" xlink:href="http://www.pasturepro.com/blog/2011/05/how-many-acres-per-cow/" text:style-name="Internet_20_link" text:visited-style-name="Visited_20_Internet_20_Link">http://www.pasturepro.com/blog/2011/05/how-many-acres-per-cow/</text:a></text:p></text:note-body></text:note></text:span></text:span><text:span text:style-name="Strong_20_Emphasis"><text:span text:style-name="T185"> in an area like ours which sees very little rain throughout most of the year. Use that acre in a wise, vegan, permaculture manner, and it will produce significantly more food, as well as providing a welcome habitat for local fauna.</text:span></text:span></text:p>
        <text:h text:style-name="P733" text:outline-level="3"><draw:frame draw:style-name="fr3" draw:name="Frame138" text:anchor-type="paragraph" svg:x="7.923cm" svg:y="0.123cm" svg:width="4.117cm" draw:z-index="451"><draw:text-box fo:min-height="1.438cm"><text:p text:style-name="P27"><text:span text:style-name="Strong_20_Emphasis"><text:span text:style-name="T185">“Once you truly love yourself, you can never hurt another.” - Buddha</text:span></text:span></text:p></draw:text-box></draw:frame><text:bookmark-start text:name="__RefHeading__22024_16445925261"/>Gaia<text:bookmark-end text:name="__RefHeading__22024_16445925261"/></text:h>
        <text:p text:style-name="P189"><draw:frame draw:style-name="fr5" draw:name="Frame207" text:anchor-type="paragraph" svg:y="6.456cm" svg:width="4.773cm" draw:z-index="415"><draw:text-box fo:min-height="2.32cm"><text:p text:style-name="P27"><text:span text:style-name="Strong_20_Emphasis"><text:span text:style-name="T185">“</text:span></text:span><text:span text:style-name="Strong_20_Emphasis"><text:span text:style-name="T353">When we try to pick out anything by itself, we find it hitched to everything else in the universe.</text:span></text:span><text:span text:style-name="Strong_20_Emphasis"><text:span text:style-name="T185">” - </text:span></text:span><text:span text:style-name="Strong_20_Emphasis"><text:span text:style-name="T353">John Muir</text:span></text:span></text:p></draw:text-box></draw:frame>It will likely not come as too much of a surprise to most readers when I state that I am of the persuasion that the Earth itself may have its own consciousness. Following the thought of many ancient civilisations and cultures, I hold the view that the earth is in many ways our mother. I believe there is an interconnectedness between all life on this planet, indeed, possibly even <text:span text:style-name="T1226">between life throughout the entire universe</text:span>, and that currently there is an imbalance, a disorganised vibration whose source <text:span text:style-name="T1226">here on earth </text:span>is yours truly, humankind. Instead of recognising that interconnectedness, modern human society has pushed for a separation <text:span text:style-name="T1048">of man and nature </text:span>which has caused <text:span text:style-name="T1236">much </text:span>planetwide mayhem and chaos. Our destructive habits have been fuelled by the greed and fear which inevitably accompanies any denial in our role as part and parcel of nature. </text:p>
        <text:p text:style-name="P189">At the very heart of human civilisation, lies the notion that we are separate, that nature is <text:span text:style-name="T1226">ours to</text:span> shape, tame <text:span text:style-name="T1226">and</text:span> exploit for profit, and that everything should be seen as a commodity <text:span text:style-name="T1226">or m</text:span>eans to a fortune. This is the root of our callous disregard for other species. It is clear to me that a radical change to the very structure of human society, and our current mode of thinking, is the only real choice we have, and the only possible solution to once more bring harmony to this planet. Such structural change should not be feared, <text:soft-page-break/>nor ridiculed as infeasible. Indeed, as individuals, we should try not to be overly concerned with the habits of others, but instead look inward making positive changes and improvements, and forever striving to lessen o<text:span text:style-name="T1226">ur</text:span> individual carbon footprint<text:span text:style-name="T1226">s</text:span>. The more we can become aware as individuals, the more we encourage the inevitability that is the awakening of genuine humanity. </text:p>
        <text:p text:style-name="P189">Meanwhile, Gaia suffers under the tyranny of humankind. Her surface is laid bare, soiled with chemicals and often left to fester in the heat of the sun, where slowly, losing its vitality, it becomes increasingly barren and in desperate need of healing. She's drilled, scratched, hammered,<text:span text:style-name="T1048"> prodded, probed</text:span> and <text:span text:style-name="T1048">carelessly </text:span>violated in so many ways. If you honestly don't give a damn about animals, or even species extinction, at least try and understand that omnivorous habits are not sustainable, and that every demand for animal products, bring us forever closer to the point of no return; we only have one planet to live on, if she is irreparably damaged, this will <text:span text:style-name="T1361">also </text:span>mean the end of our species along with <text:span text:style-name="T1361">the</text:span> countless others <text:span text:style-name="T1361">we have already caused to expire</text:span>.</text:p>
        <text:p text:style-name="P189"/>
        <text:p text:style-name="P147">“Honesty is the first chapter of the book wisdom.”</text:p>
        <text:p text:style-name="P226">-<text:span text:style-name="T173"> Thomas Jefferson</text:span></text:p>
        <text:h text:style-name="P687" text:outline-level="2"><text:bookmark-start text:name="__RefHeading__23250_1925073569"/>THE FRUIT<text:bookmark-end text:name="__RefHeading__23250_1925073569"/></text:h>
        <text:h text:style-name="P733" text:outline-level="3"><text:bookmark-start text:name="__RefHeading__20703_1160075690"/>Understanding Fruit<text:bookmark-end text:name="__RefHeading__20703_1160075690"/></text:h>
        <text:p text:style-name="Text_20_body"><draw:frame draw:style-name="fr3" draw:name="Frame113" text:anchor-type="paragraph" svg:x="6.121cm" svg:y="2.274cm" svg:width="5.909cm" draw:z-index="46"><draw:text-box fo:min-height="2.739cm"><text:p text:style-name="P27"><text:span text:style-name="Strong_20_Emphasis"><text:span text:style-name="T185">“A man is ethical only when life, as such, is sacred to him, that of plants and animals as that of his fellow men, and when he devotes himself helpfully to all life that is in need of help.” - Albert Schweitzer</text:span></text:span></text:p></draw:text-box></draw:frame><text:span text:style-name="Strong_20_Emphasis"><text:span text:style-name="T185">This can never be said too many times, for it needs to be fully grasped before one can ever make claim to Eden Fruitarianism: Fruit is a unique food, differing from all other foods in the sense that it is the only one which is </text:span></text:span><text:span text:style-name="Strong_20_Emphasis"><text:span text:style-name="T729">truly</text:span></text:span><text:span text:style-name="Strong_20_Emphasis"><text:span text:style-name="T185"> given. The plant bequeaths it, and </text:span></text:span><text:span text:style-name="Strong_20_Emphasis"><text:span text:style-name="T309">ultimately stands to </text:span></text:span><text:span text:style-name="Strong_20_Emphasis"><text:span text:style-name="T185">benefit from us accepting its gloriously luscious gift of fruit. </text:span></text:span></text:p>
        <text:p text:style-name="Text_20_body"><draw:frame draw:style-name="fr3" draw:name="Frame346" text:anchor-type="paragraph" svg:x="7.121cm" svg:y="6.937cm" svg:width="4.919cm" draw:z-index="156"><draw:text-box fo:min-height="0.732cm"><text:p text:style-name="P27"><text:span text:style-name="Strong_20_Emphasis"><text:span text:style-name="T185">“Don't live by what you think others think.” - Annie Kagan</text:span></text:span></text:p></draw:text-box></draw:frame><text:span text:style-name="Strong_20_Emphasis"><text:span text:style-name="T323">F</text:span></text:span><text:span text:style-name="Strong_20_Emphasis"><text:span text:style-name="T185">ruit is another of the many </text:span></text:span><text:span text:style-name="Strong_20_Emphasis"><text:span text:style-name="T334">amazing </text:span></text:span><text:span text:style-name="Strong_20_Emphasis"><text:span text:style-name="T185">ways </text:span></text:span><text:span text:style-name="Strong_20_Emphasis"><text:span text:style-name="T334">devised by </text:span></text:span><text:span text:style-name="Strong_20_Emphasis"><text:span text:style-name="T185">nature for the dispersal of seed. The real value for the plant, is of course in the seed, that's where the life is seated, the flesh surrounding the seed has value to the mother plant </text:span></text:span><text:span text:style-name="Strong_20_Emphasis"><text:span text:style-name="T335">in that it </text:span></text:span><text:span text:style-name="Strong_20_Emphasis"><text:span text:style-name="T185">entice</text:span></text:span><text:span text:style-name="Strong_20_Emphasis"><text:span text:style-name="T335">s</text:span></text:span><text:span text:style-name="Strong_20_Emphasis"><text:span text:style-name="T185"> and attract</text:span></text:span><text:span text:style-name="Strong_20_Emphasis"><text:span text:style-name="T335">s</text:span></text:span><text:span text:style-name="Strong_20_Emphasis"><text:span text:style-name="T185"> animals, including us humans, with their delicious scents and gaudy colourings, encouraging us to carry the toothsome fruit aside, </text:span></text:span><text:span text:style-name="Strong_20_Emphasis"><text:span text:style-name="T323">savour</text:span></text:span><text:span text:style-name="Strong_20_Emphasis"><text:span text:style-name="T185"> it, and disperse the seed away from beneath the mother tree, where it will be given its chance to itself one day grow into a mighty fruit tree. Only when the seed of the tree or the plant is ready to be given the chance of life, will the plant willingly (and I use such words with ample knowledge of their meanings) let go of their fruits. At such time there will be no tension, or harsh tugging required, just a gentle nudge will generally suffice.</text:span></text:span></text:p>
        <text:p text:style-name="Text_20_body"><text:span text:style-name="Strong_20_Emphasis"><text:span text:style-name="T185">Every other food involves harm by necessity. Whether it be the cal</text:span></text:span><text:span text:style-name="Strong_20_Emphasis"><text:span text:style-name="T309">ves </text:span></text:span><text:span text:style-name="Strong_20_Emphasis"><text:span text:style-name="T185">born into the </text:span></text:span><text:span text:style-name="Strong_20_Emphasis"><text:span text:style-name="T309">so-called </text:span></text:span><text:span text:style-name="Strong_20_Emphasis"><text:span text:style-name="T729">dairy industry</text:span></text:span><text:span text:style-name="Strong_20_Emphasis"><text:span text:style-name="T185">, </text:span></text:span><text:span text:style-name="Strong_20_Emphasis"><text:span text:style-name="T309">violently separated from their mothers and destined either to follow in her pitiful footsteps, or slaughtered young for veal flesh</text:span></text:span><text:span text:style-name="Strong_20_Emphasis"><text:span text:style-name="T185">, a </text:span></text:span><text:span text:style-name="Strong_20_Emphasis"><text:span text:style-name="T210">hen</text:span></text:span><text:span text:style-name="Strong_20_Emphasis"><text:span text:style-name="T185"> forced to spend </text:span></text:span><text:span text:style-name="Strong_20_Emphasis"><text:span text:style-name="T578">her</text:span></text:span><text:span text:style-name="Strong_20_Emphasis"><text:span text:style-name="T185"> entire short and miserable life in a </text:span></text:span><text:span text:style-name="Strong_20_Emphasis"><text:span text:style-name="T323">confined, </text:span></text:span><text:span text:style-name="Strong_20_Emphasis"><text:span text:style-name="T185">cramped </text:span></text:span><text:span text:style-name="Strong_20_Emphasis"><text:span text:style-name="T323">space</text:span></text:span><text:span text:style-name="Strong_20_Emphasis"><text:span text:style-name="T185"> to supply folk with </text:span></text:span><text:span text:style-name="Strong_20_Emphasis"><text:span text:style-name="T309">her </text:span></text:span><text:span text:style-name="Strong_20_Emphasis"><text:span text:style-name="T185">eggs, an elder dear shot by a hunter, a rabbit caught in a snare, a field laid to waste to grow mono crops of cereal, only until full of seed then mowed down with heavy machinery, or a single lonesome, gnarled turnip uprooted at the prime of its life. Fruit, on the other hand, is part of a symbiotic pact between animal and plant, where ultimately all parties </text:span></text:span><text:span text:style-name="Strong_20_Emphasis"><text:span text:style-name="T210">stand to </text:span></text:span><text:span text:style-name="Strong_20_Emphasis"><text:span text:style-name="T185">benefit.</text:span></text:span></text:p>
        <text:p text:style-name="Text_20_body"><text:span text:style-name="Strong_20_Emphasis"><text:span text:style-name="T185">It may appear that we are living in a world where harm of some kind is </text:span></text:span><text:soft-page-break/><text:span text:style-name="Strong_20_Emphasis"><text:span text:style-name="T185">fundamentally unavoidable. A dog eat dog world w</text:span></text:span><text:span text:style-name="Strong_20_Emphasis"><text:span text:style-name="T469">h</text:span></text:span><text:span text:style-name="Strong_20_Emphasis"><text:span text:style-name="T185">ere every life form has its parasite</text:span></text:span><text:span text:style-name="Strong_20_Emphasis"><text:span text:style-name="T318">s and those who prey on it</text:span></text:span><text:span text:style-name="Strong_20_Emphasis"><text:span text:style-name="T185">, where it is only a question of time before someone (in the broadest of interpretations) gets the better of us. If it isn't a predator, it's a bug or a bug living detrimentally off another bug. </text:span></text:span><text:span text:style-name="Strong_20_Emphasis"><text:span text:style-name="T336">A</text:span></text:span><text:span text:style-name="Strong_20_Emphasis"><text:span text:style-name="T318">ggression and insensitivity </text:span></text:span><text:span text:style-name="Strong_20_Emphasis"><text:span text:style-name="T336">is rampant throughout </text:span></text:span><text:span text:style-name="Strong_20_Emphasis"><text:span text:style-name="T318">this world,</text:span></text:span><text:span text:style-name="Strong_20_Emphasis"><text:span text:style-name="T185"> a </text:span></text:span><text:span text:style-name="Strong_20_Emphasis"><text:span text:style-name="T318">sad </text:span></text:span><text:span text:style-name="Strong_20_Emphasis"><text:span text:style-name="T185">reality we </text:span></text:span><text:span text:style-name="Strong_20_Emphasis"><text:span text:style-name="T318">are all born into</text:span></text:span><text:span text:style-name="Strong_20_Emphasis"><text:span text:style-name="T185">. However, those embracing Eden Fruitarianism </text:span></text:span><text:span text:style-name="Strong_20_Emphasis"><text:span text:style-name="T319">recognise</text:span></text:span><text:span text:style-name="Strong_20_Emphasis"><text:span text:style-name="T185"> that things need not be this way. The paradigm can </text:span></text:span><text:span text:style-name="Strong_20_Emphasis"><text:span text:style-name="T319">shift</text:span></text:span><text:span text:style-name="Strong_20_Emphasis"><text:span text:style-name="T185">, there </text:span></text:span><text:span text:style-name="Strong_20_Emphasis"><text:span text:style-name="T739">are</text:span></text:span><text:span text:style-name="Strong_20_Emphasis"><text:span text:style-name="T185"> alternative ways of existing </text:span></text:span><text:span text:style-name="Strong_20_Emphasis"><text:span text:style-name="T309">a</text:span></text:span><text:span text:style-name="Strong_20_Emphasis"><text:span text:style-name="T185">nd it can only benefit us all to recognise this and </text:span></text:span><text:span text:style-name="Strong_20_Emphasis"><text:span text:style-name="T319">make diligent efforts to </text:span></text:span><text:span text:style-name="Strong_20_Emphasis"><text:span text:style-name="T185">change our </text:span></text:span><text:span text:style-name="Strong_20_Emphasis"><text:span text:style-name="T319">course</text:span></text:span><text:span text:style-name="Strong_20_Emphasis"><text:span text:style-name="T185">.</text:span></text:span></text:p>
        <text:p text:style-name="P466"><draw:frame draw:style-name="fr3" draw:name="Frame117" text:anchor-type="paragraph" svg:x="7.493cm" svg:y="3.614cm" svg:width="4.544cm" draw:z-index="18"><draw:text-box fo:min-height="2.723cm"><text:p text:style-name="P27"><text:span text:style-name="Strong_20_Emphasis"><text:span text:style-name="T185">“If humanity learns to live in harmony with nature, we will enter an age of music unlike any this planet has ever heard before.” - Sustainable Man</text:span></text:span></text:p></draw:text-box></draw:frame><text:span text:style-name="Strong_20_Emphasis"><text:span text:style-name="T185">I must hasten to add, that I do not believe it is currently possible to exist without causing </text:span></text:span><text:span text:style-name="Strong_20_Emphasis"><text:span text:style-name="T729">any</text:span></text:span><text:span text:style-name="Strong_20_Emphasis"><text:span text:style-name="T185"> harm to other lives, and I wish to emphasise that this is really not about </text:span></text:span><text:span text:style-name="Strong_20_Emphasis"><text:span text:style-name="T319">causing</text:span></text:span><text:span text:style-name="Strong_20_Emphasis"><text:span text:style-name="T185"> no harm whatsoever, but more about reducing </text:span></text:span><text:span text:style-name="Strong_20_Emphasis"><text:span text:style-name="T319">the</text:span></text:span><text:span text:style-name="Strong_20_Emphasis"><text:span text:style-name="T185"> harm in a</text:span></text:span><text:span text:style-name="Strong_20_Emphasis"><text:span text:style-name="T319">s</text:span></text:span><text:span text:style-name="Strong_20_Emphasis"><text:span text:style-name="T185"> conscious </text:span></text:span><text:span text:style-name="Strong_20_Emphasis"><text:span text:style-name="T319">and </text:span></text:span><text:span text:style-name="Strong_20_Emphasis"><text:span text:style-name="T185">respectful </text:span></text:span><text:span text:style-name="Strong_20_Emphasis"><text:span text:style-name="T319">a </text:span></text:span><text:span text:style-name="Strong_20_Emphasis"><text:span text:style-name="T185">manner we are able. There is nothing hypocritical about this, the least harm </text:span></text:span><text:span text:style-name="Strong_20_Emphasis"><text:span text:style-name="T210">one</text:span></text:span><text:span text:style-name="Strong_20_Emphasis"><text:span text:style-name="T185"> can cause, the better it will be for all of us, acknowledging the impractical and infeasible should never stop us making an effort to improve ourselves and the lives of others whose fates are forever intertwined with our </text:span></text:span><text:span text:style-name="Strong_20_Emphasis"><text:span text:style-name="T309">habits, </text:span></text:span><text:span text:style-name="Strong_20_Emphasis"><text:span text:style-name="T185">actions and deliberations.</text:span></text:span></text:p>
        <text:p text:style-name="Text_20_body"><draw:frame draw:style-name="fr3" draw:name="Frame434" text:anchor-type="paragraph" svg:x="6.443cm" svg:y="4.503cm" svg:width="5.597cm" draw:z-index="228"><draw:text-box fo:min-height="3.542cm"><text:p text:style-name="P125"><text:span text:style-name="Strong_20_Emphasis"><text:span text:style-name="T123">“</text:span></text:span><text:span text:style-name="Strong_20_Emphasis"><text:span text:style-name="T1483">I think others really know how amazing fruit is, though unfortunately many are addicts who have fallen to the floors of the slaughterhouses, instead of being welcomed and held by the branches of fruit trees.”</text:span></text:span><text:span text:style-name="Strong_20_Emphasis"><text:span text:style-name="T123"> - </text:span></text:span><text:span text:style-name="Strong_20_Emphasis"><text:span text:style-name="T125">Jamshed</text:span></text:span></text:p></draw:text-box></draw:frame><text:span text:style-name="Strong_20_Emphasis"><text:span text:style-name="T185">Sadly, research into plant cognition is, and will continue to be undoubtedly abused by many to downplay the necessity for veganism. On countless occasions I have seen nonvegans referring to such findings as categorical proof of vegan hypocrisy. Claiming that we have no right to argue the case of animal rights, while we ourselves massacre countless innocent vegetable lives. In </text:span></text:span><text:span text:style-name="Strong_20_Emphasis"><text:span text:style-name="T336">many</text:span></text:span><text:span text:style-name="Strong_20_Emphasis"><text:span text:style-name="T185"> cases, vegans are quick too, in downplaying the significance of plant life. Of course, the nonvegans care even less for the lives of the plants than they do for the animals, and as it has been established are purely offering up another lame excuse to ignore the animal abuse their lifestyle</text:span></text:span><text:span text:style-name="Strong_20_Emphasis"><text:span text:style-name="T309">s</text:span></text:span><text:span text:style-name="Strong_20_Emphasis"><text:span text:style-name="T185"> incur. One thing that vegans and nonvegans alike are </text:span></text:span><text:span text:style-name="Strong_20_Emphasis"><text:span text:style-name="T337">frequently</text:span></text:span><text:span text:style-name="Strong_20_Emphasis"><text:span text:style-name="T185"> both ignorant of though, is the presence of fruit and its unparalleled property of being truly a </text:span></text:span><text:span text:style-name="Strong_20_Emphasis"><text:span text:style-name="T338">paradisical, </text:span></text:span><text:span text:style-name="Strong_20_Emphasis"><text:span text:style-name="T185">karmaless gift.</text:span></text:span></text:p>
        <text:p text:style-name="P383"><draw:frame draw:style-name="fr3" draw:name="Frame325" text:anchor-type="paragraph" svg:x="6.962cm" svg:y="4.533cm" svg:width="5.078cm" draw:z-index="137"><draw:text-box fo:min-height="2.161cm"><text:p text:style-name="P27"><text:span text:style-name="Strong_20_Emphasis"><text:span text:style-name="T185">“We can let the circumstances of our lives harden us so that we become increasingly resentful and afraid, or we can let them soften us, and make us kinder. You always have the choice.” - Dalai Lama</text:span></text:span></text:p></draw:text-box></draw:frame><text:soft-page-break/>Many times I've had to give an embarrassed smile on hearing people say things like, well if I can't eat meat and I can't eat vegetables what do you expect me to do, starve to death? Eat dirt? It's obvious they can't see it, but the truth is laid bare for all to see, and it is up to each one of us whether or not we choose to recognise it and what we choose to do with it. If you are a member of any of the main religions which give <text:span text:style-name="T1265">credence</text:span> to the old Testament, ask yourself why else it was that God gave Adam and Eve fruit to eat? Do you think she perhaps also said to them: <text:span text:style-name="T14">Ahem.. Cough.. (stifled snicker), Oh, and um, by the way, you're going to have to slaughter the odd one or two of those cutesy, little bunny rabbits too, you know, for your umm B12.. And take this saw and fell some of those ancient trees..</text:span> ? </text:p>
        <text:p text:style-name="P383"><draw:frame draw:style-name="fr3" draw:name="Frame290" text:anchor-type="paragraph" svg:x="8.251cm" svg:y="3.556cm" svg:width="3.789cm" draw:z-index="219"><draw:text-box fo:min-height="1.064cm"><text:p text:style-name="P27"><text:span text:style-name="Strong_20_Emphasis"><text:span text:style-name="T185">“</text:span></text:span><text:span text:style-name="Strong_20_Emphasis"><text:span text:style-name="T333">I can't change the direction of the wind, but I can adjust the sails.</text:span></text:span><text:span text:style-name="Strong_20_Emphasis"><text:span text:style-name="T185">” - </text:span></text:span><text:span text:style-name="Strong_20_Emphasis"><text:span text:style-name="T333">Unknown</text:span></text:span></text:p></draw:text-box></draw:frame>If you genuinely have faith in such a religion, then why can't you also have faith that God knew exactly what she was doing, we were given a Garden of Eden and expected to behave ourselves. Anyone who claims to recognise the validity of this story, must surely be able to put two and two together and realise the significance of fruit <text:span text:style-name="T1266">and its unparalleled beauty</text:span>. Why else do you think those first humans <text:span text:style-name="T921">lived such long and prosperous lives?</text:span></text:p>
        <text:p text:style-name="P404">Instead of denying it, and making excuses about extremism, fantasy, irrationalism, <text:span text:style-name="T1403">delusional fabrication</text:span> and general nonsense, these people <text:span text:style-name="T1266">c</text:span>ould instead be questioning their lack of faith, and be giving this some serious thought; for there is no nobler path than the one that leads us back to Eden. I think this is all God is waiting for; for us to admit we have erred, that we never should have been skinning and butchering our fellow earthlings, to woman and man up to it, and try to do our best to do better. God gave us an Eden, we trashed it, we can clean it up again, we can guide the Earth home, <text:span text:style-name="T1227">make it on earth as it is in heaven, </text:span>bring the true beauty back into Gaia, return her to the radiant, blue-green jewel she was always meant to be, floating peacefully and protected through <text:span text:style-name="T1239">a</text:span> universe of infinite possibilities.</text:p>
        <text:p text:style-name="P383">What's that I hear, you're an atheist? You don't believe the Garden of Eden ever existed? That is of course your choice, and one I likely have <text:soft-page-break/>no influence over. I am not really here to persuade you otherwise. Whether or not someone believes in God, or any kind of force or consciousness beyond the realm of the physical, should really not prevent them from making the correct choices within this life. Every act of kindness is of benefit to this world, <text:span text:style-name="T1239">regardless of one's belief in the supernatural</text:span>. Every time we show compassion and mercy we bring a little more <text:span text:style-name="T1228">peace and </text:span>light into the world, and no act of grace, no matter how seemingly insignificant, is ever truly wasted.</text:p>
        <text:p text:style-name="Text_20_body"><draw:frame draw:style-name="fr3" draw:name="Frame154" text:anchor-type="paragraph" svg:x="6.962cm" svg:y="6.361cm" svg:width="5.078cm" draw:z-index="41"><draw:text-box fo:min-height="2.161cm"><text:p text:style-name="P27"><text:span text:style-name="Strong_20_Emphasis"><text:span text:style-name="T185">“The greatest error of a man is to think that he is weak by nature, evil by nature. Every man is divine and strong in his real nature. What are weak and evil are his habits, his desires and thoughts but not himself.” - Sri Ramana Maharshi</text:span></text:span></text:p></draw:text-box></draw:frame><text:span text:style-name="Strong_20_Emphasis"><text:span text:style-name="T339">It would help us all to u</text:span></text:span><text:span text:style-name="Strong_20_Emphasis"><text:span text:style-name="T185">nderstand that changing the way we think about the world, will inevitably bring about changes to the world, and those changes have the potential to be more profound, more mind-blowing, more breathtaking, than most of us, </text:span></text:span><text:span text:style-name="Strong_20_Emphasis"><text:span text:style-name="T210">indeed, </text:span></text:span><text:span text:style-name="Strong_20_Emphasis"><text:span text:style-name="T185">probably all of us, are currently able to </text:span></text:span><text:span text:style-name="Strong_20_Emphasis"><text:span text:style-name="T324">envision</text:span></text:span><text:span text:style-name="Strong_20_Emphasis"><text:span text:style-name="T185">. </text:span></text:span><text:span text:style-name="Strong_20_Emphasis"><text:span text:style-name="T339">M</text:span></text:span><text:span text:style-name="Strong_20_Emphasis"><text:span text:style-name="T185">ov</text:span></text:span><text:span text:style-name="Strong_20_Emphasis"><text:span text:style-name="T339">ing</text:span></text:span><text:span text:style-name="Strong_20_Emphasis"><text:span text:style-name="T185"> away from our current mindset of consumption, to one of manifestation (faith rather than greed and mistrust), </text:span></text:span><text:span text:style-name="Strong_20_Emphasis"><text:span text:style-name="T339">would greatly benefit all life.</text:span></text:span><text:span text:style-name="Strong_20_Emphasis"><text:span text:style-name="T185"> </text:span></text:span><text:span text:style-name="Strong_20_Emphasis"><text:span text:style-name="T339">T</text:span></text:span><text:span text:style-name="Strong_20_Emphasis"><text:span text:style-name="T185">he need for change should be obvious to most, even to those stuck in a mindset of negativity and doom. Realise this: Nature is always more rewarding of cooperation and symbiosis than of selfishness and exploitation; </text:span></text:span><text:span text:style-name="Strong_20_Emphasis"><text:span text:style-name="T310">a</text:span></text:span><text:span text:style-name="Strong_20_Emphasis"><text:span text:style-name="T185">lways. Think of the rewards awaiting every living being once this is realised, fully accepted as truth, and put into practise. Don't ignorantly deny the possibility, don't turn your back on it. We all cast our vote toward the world we want to see, through every thought we think, and every action </text:span></text:span><text:span text:style-name="Strong_20_Emphasis"><text:span text:style-name="T310">we take</text:span></text:span><text:span text:style-name="Strong_20_Emphasis"><text:span text:style-name="T185">, no matter how seemingly trivial.</text:span></text:span></text:p>
        <text:p text:style-name="Text_20_body"><text:span text:style-name="Strong_20_Emphasis"><text:span text:style-name="T185">Apologies for my repetitiveness, for this is something that I am always saying, and don't really think it can ever be said too many times; fruit is the only food with the potential to be 100% free of any negative karmic debt. It is our lifeline, </text:span></text:span><text:span text:style-name="Strong_20_Emphasis"><text:span text:style-name="T310">t</text:span></text:span><text:span text:style-name="Strong_20_Emphasis"><text:span text:style-name="T185">he only truly compassionate food choice, </text:span></text:span><text:span text:style-name="Strong_20_Emphasis"><text:span text:style-name="T324">and one which</text:span></text:span><text:span text:style-name="Strong_20_Emphasis"><text:span text:style-name="T185"> can only rightfully be known through the recognition of plant consciousness. Understanding plant sentience is the next big step forward after we finally cease denial of animal sentience. Like veganism, it involves doing the right thing, </text:span></text:span><text:span text:style-name="Strong_20_Emphasis"><text:span text:style-name="T310">and treating life with respect</text:span></text:span><text:span text:style-name="Strong_20_Emphasis"><text:span text:style-name="T185">. It is part of the flowering of our circles of compassion. </text:span></text:span></text:p>
        <text:p text:style-name="P298">Quite profoundly, the best food is blessed food, <text:span text:style-name="T1228">f</text:span>ood void of theft and sorrow. The cow doesn't bless <text:span text:style-name="T1150">her</text:span> flesh for us, the carrot plant doesn't <text:soft-page-break/>bless its root for us, but the tree blesses its fruit for us, wanting us to <text:span text:style-name="T1240">take</text:span> it, to enjoy it, and all it asks in return, is for us to to disperse its seeds wisely and consciously. More details on this are to be found within the pages of <text:span text:style-name="T14">Destination Eden</text:span><text:span text:style-name="T11"><text:note-ref text:note-class="endnote" text:reference-format="text" text:ref-name="ftn2">2</text:note-ref></text:span>.</text:p>
        <text:p text:style-name="P267"><draw:frame draw:style-name="fr3" draw:name="Frame185" text:anchor-type="paragraph" svg:x="5.38cm" svg:y="0.556cm" svg:width="6.66cm" draw:z-index="155"><draw:text-box fo:min-height="13.52cm"><text:p text:style-name="P28"><text:span text:style-name="Strong_20_Emphasis"><text:span text:style-name="T798">The Garden</text:span></text:span></text:p><text:p text:style-name="P28"><text:span text:style-name="Strong_20_Emphasis"><text:span text:style-name="T185">Ol’ man Simon, planted a diamond,</text:span></text:span></text:p><text:p text:style-name="P28"><text:span text:style-name="Strong_20_Emphasis"><text:span text:style-name="T185">Grew hisself a garden the likes of none.</text:span></text:span></text:p><text:p text:style-name="P28"><text:span text:style-name="Strong_20_Emphasis"><text:span text:style-name="T185">Sprouts all growin’, comin’ up glowin’,</text:span></text:span></text:p><text:p text:style-name="P28"><text:span text:style-name="Strong_20_Emphasis"><text:span text:style-name="T185">Fruit of jewels all shinin’ in the sun.</text:span></text:span></text:p><text:p text:style-name="P28"><text:span text:style-name="Strong_20_Emphasis"><text:span text:style-name="T185">Colors of the rainbow,</text:span></text:span></text:p><text:p text:style-name="P28"><text:span text:style-name="Strong_20_Emphasis"><text:span text:style-name="T185">See the sun and rain grow</text:span></text:span></text:p><text:p text:style-name="P28"><text:span text:style-name="Strong_20_Emphasis"><text:span text:style-name="T185">Sapphires and rubies on ivory vines,</text:span></text:span></text:p><text:p text:style-name="P28"><text:span text:style-name="Strong_20_Emphasis"><text:span text:style-name="T185">Grapes of jade, just</text:span></text:span></text:p><text:p text:style-name="P28"><text:span text:style-name="Strong_20_Emphasis"><text:span text:style-name="T185">Ready for the squeezin’ into green jade wine.</text:span></text:span></text:p><text:p text:style-name="P28"><text:span text:style-name="Strong_20_Emphasis"><text:span text:style-name="T185">Pure gold corn there,</text:span></text:span></text:p><text:p text:style-name="P28"><text:span text:style-name="Strong_20_Emphasis"><text:span text:style-name="T185">Blowin’ in the warm air,</text:span></text:span></text:p><text:p text:style-name="P28"><text:span text:style-name="Strong_20_Emphasis"><text:span text:style-name="T185">Ol’ crow nibblin’ on the amnythyst seeds.</text:span></text:span></text:p><text:p text:style-name="P28"><text:span text:style-name="Strong_20_Emphasis"><text:span text:style-name="T185">In between the diamonds, ol’ man Simon</text:span></text:span></text:p><text:p text:style-name="P28"><text:span text:style-name="Strong_20_Emphasis"><text:span text:style-name="T185">Crawls about pullin’ out platinum weeds.</text:span></text:span></text:p><text:p text:style-name="P28"><text:span text:style-name="Strong_20_Emphasis"><text:span text:style-name="T185">Pink pearl berries,</text:span></text:span></text:p><text:p text:style-name="P28"><text:span text:style-name="Strong_20_Emphasis"><text:span text:style-name="T185">All you can carry,</text:span></text:span></text:p><text:p text:style-name="P28"><text:span text:style-name="Strong_20_Emphasis"><text:span text:style-name="T185">Put ’em in a bushel and</text:span></text:span></text:p><text:p text:style-name="P28"><text:span text:style-name="Strong_20_Emphasis"><text:span text:style-name="T185">Haul ’em into town.</text:span></text:span></text:p><text:p text:style-name="P28"><text:span text:style-name="Strong_20_Emphasis"><text:span text:style-name="T185">Up in the tree there’s</text:span></text:span></text:p><text:p text:style-name="P28"><text:span text:style-name="Strong_20_Emphasis"><text:span text:style-name="T185">Opal nuts and gold pears–</text:span></text:span></text:p><text:p text:style-name="P28"><text:span text:style-name="Strong_20_Emphasis"><text:span text:style-name="T185">Hurry quick, grab a stick</text:span></text:span></text:p><text:p text:style-name="P28"><text:span text:style-name="Strong_20_Emphasis"><text:span text:style-name="T185">And shake some down.</text:span></text:span></text:p><text:p text:style-name="P28"><text:span text:style-name="Strong_20_Emphasis"><text:span text:style-name="T185">Take a silver tater,</text:span></text:span></text:p><text:p text:style-name="P28"><text:span text:style-name="Strong_20_Emphasis"><text:span text:style-name="T185">Emerald tomater,</text:span></text:span></text:p><text:p text:style-name="P28"><text:span text:style-name="Strong_20_Emphasis"><text:span text:style-name="T185">Fresh plump coral melons</text:span></text:span></text:p><text:p text:style-name="P28"><text:span text:style-name="Strong_20_Emphasis"><text:span text:style-name="T185">Hangin’ in reach.</text:span></text:span></text:p><text:p text:style-name="P28"><text:span text:style-name="Strong_20_Emphasis"><text:span text:style-name="T185">Ol’ man Simon,</text:span></text:span></text:p><text:p text:style-name="P28"><text:span text:style-name="Strong_20_Emphasis"><text:span text:style-name="T185">Diggin’ in his diamonds,</text:span></text:span></text:p><text:p text:style-name="P28"><text:span text:style-name="Strong_20_Emphasis"><text:span text:style-name="T185">Stops and rests and dreams about</text:span></text:span></text:p><text:p text:style-name="P28"><text:span text:style-name="Strong_20_Emphasis"><text:span text:style-name="T185">One…real…peach.</text:span></text:span></text:p><text:p text:style-name="P28"><text:span text:style-name="Strong_20_Emphasis"><text:span text:style-name="T185">(</text:span></text:span><text:span text:style-name="Strong_20_Emphasis"><text:span text:style-name="T729">Shel Silverstein</text:span></text:span><text:span text:style-name="Strong_20_Emphasis"><text:span text:style-name="T185">)</text:span></text:span></text:p></draw:text-box></draw:frame><text:span text:style-name="T1267">The human body is </text:span>remarkably resilient, <text:span text:style-name="T1267">t</text:span>here are ample examples of Westerners who somehow manage to survive decades o<text:span text:style-name="T1228">n</text:span> junk, microwaved, deep-fried, sugar fat meals. For many, the closest they'll ever get to a salad, are the onion rings, baked on their barbecue grills and doused with ketchup. Such a food regime is clearly far from ideal, and yet few would think to ask those who adhere to it, <text:span text:style-name="T1240">from </text:span>just where they think they are getting their vitamin C and fructose. </text:p>
        <text:p text:style-name="P267">Then you've got people living up in the mountains of the Himalayas, whose variety of food choices are unusually restricted, limiting them predominantly to locally grown cereals and lentils with the occasional <text:span text:style-name="T1268">slice or two</text:span> of yak cheese and flesh thrown in to stodge things up a little. Despite the limited food choices, they still manage to live a life from infancy to some form of old age. Such dietary examples appear to be quite imbalanced, and yet there those Sherpas go, climbing Everest before breakfast! </text:p>
        <text:p text:style-name="P265"><text:span text:style-name="T1268">Fruit requires no such resilience though, and t</text:span>here is no doubt in my mind that a <text:span text:style-name="T1268">varied fruit regime</text:span> need in any way, lead to any form of <text:soft-page-break/>deficiency. <text:span text:style-name="T1268">Indeed, I think m</text:span>ost people recognise fruit <text:span text:style-name="T1268">a</text:span>s a healthy choice, a healthy snack, a health food, yet few are ready to contend that eating healthy food all day is <text:span text:style-name="T1228">a healthy choice</text:span>. Even movements like 801010<text:note text:id="ftn160" text:note-class="endnote"><text:note-citation>160</text:note-citation><text:note-body><text:p text:style-name="P638"><text:soft-page-break/>Douglas Graham, “Home of the 80/10/10 diet”, <text:span text:style-name="T14">FoodNSport.com</text:span>, Accessed November 26, 2015, <text:a xlink:type="simple" xlink:href="http://foodnsport.com/index.php" text:style-name="Internet_20_link" text:visited-style-name="Visited_20_Internet_20_Link">http://foodnsport.com/index.php</text:a> </text:p></text:note-body></text:note>, many of whose members you'll often hear <text:span text:style-name="T1228">calling themselves fruitarian, </text:span>singing the praises of fruit and asserting its nutritional superiority, will still fear, criticise and shun the idea of eating <text:span text:style-name="T1268">a completely </text:span>fruit <text:span text:style-name="T1268">diet</text:span>.</text:p>
        <text:p text:style-name="Text_20_body"><draw:frame draw:style-name="fr3" draw:name="Frame435" text:anchor-type="paragraph" svg:x="6.837cm" svg:y="8.07cm" svg:width="5.203cm" draw:z-index="309"><draw:text-box fo:min-height="3.542cm"><text:p text:style-name="P72"><text:span text:style-name="Strong_20_Emphasis"><text:span text:style-name="T185">“</text:span></text:span><text:span text:style-name="Strong_20_Emphasis"><text:span text:style-name="T639">I see fruit as my primary most preferred, most welcomed, most shared, most appreciated and most celebrated food, the beauty of it is unparalleled and its origins paradisical, yes a truly karmaless gift</text:span></text:span><text:span text:style-name="Strong_20_Emphasis"><text:span text:style-name="T339">.</text:span></text:span><text:span text:style-name="Strong_20_Emphasis"><text:span text:style-name="T185">” - </text:span></text:span><text:span text:style-name="Strong_20_Emphasis"><text:span text:style-name="T339">Jamshed</text:span></text:span></text:p></draw:text-box></draw:frame><text:span text:style-name="Strong_20_Emphasis"><text:span text:style-name="T185">I am no scientist, I'm just a simple, fruit loving naturist, someone who tries to recognise every form of insanity for what it truly is </text:span></text:span><text:span text:style-name="Strong_20_Emphasis"><text:span text:style-name="T340">and wishes </text:span></text:span><text:span text:style-name="Strong_20_Emphasis"><text:span text:style-name="T185">to distance himself from </text:span></text:span><text:span text:style-name="Strong_20_Emphasis"><text:span text:style-name="T340">participating in </text:span></text:span><text:span text:style-name="Strong_20_Emphasis"><text:span text:style-name="T185">all forms of injustice. This doesn't mean I always succeed, this doesn't mean that I am no longer on a path and have reached my destination; </text:span></text:span><text:span text:style-name="Strong_20_Emphasis"><text:span text:style-name="T324">f</text:span></text:span><text:span text:style-name="Strong_20_Emphasis"><text:span text:style-name="T185">ar from it! I don't have a title, nor a long string of letters after my name, I failed my eleven plus, and faired pretty miserably throughout the rest of my school years, so it's likely that I </text:span></text:span><text:span text:style-name="Strong_20_Emphasis"><text:span text:style-name="T310">may</text:span></text:span><text:span text:style-name="Strong_20_Emphasis"><text:span text:style-name="T185"> be unable to convince you of the validity of fruit. Such conviction must come from within </text:span></text:span><text:span text:style-name="Strong_20_Emphasis"><text:span text:style-name="T324">one</text:span></text:span><text:span text:style-name="Strong_20_Emphasis"><text:span text:style-name="T185">self. I am merely expressing my thoughts, and sharing my beliefs. My belief is that fruit is the ultimate bliss food, and that it is, at least in part, the absence of such foods that is catalytic to the overwhelming number of cases of depression throughout the West. Of course, those in the throng of depression will likely never be able to recognise this. I believe that anatomically, physiologically, we are more well-suited to a diet of purely fruits than any other mammal on this planet, indeed, any other species. I believe that even small amounts of greens are not optimal for the human body, and that fruit is our only real food.</text:span></text:span></text:p>
        <text:p text:style-name="P383">I believe this is something completely unique to fruit, in that if <text:span text:style-name="T1240">we</text:span> were to eat purely animal flesh and nothing else <text:span text:style-name="T1240">we</text:span> would likely very soon run into difficulties. If <text:span text:style-name="T1240">we</text:span> try to eat fish and nothing else I doubt it would take long before it catches up with <text:span text:style-name="T1240">us</text:span>, that is, if <text:span text:style-name="T1228">one of their </text:span>bone<text:span text:style-name="T1228">s</text:span> doesn't pierce <text:span text:style-name="T1240">us</text:span> first. Try and survive just eating eggs and see how far you get. I've no doubt that if <text:span text:style-name="T1240">one were to </text:span>eat purely root vegetables, <text:span text:style-name="T1240">one </text:span>would fare significantly better than the meat and fish teams, though I doubt <text:span text:style-name="T1240">any of us</text:span> would feel keen to persist. Live on only greens and you'll likely still run into trouble and begin craving the sweetness of fruit. But living on just fruit, once you've truly <text:soft-page-break/>understood why such a move is beneficial, and you've worked through your cravings, and all your other accompanying issues, baggage <text:span text:style-name="T1048">and hangups</text:span>, you'll never be bored and never look back!</text:p>
        <text:p text:style-name="P488"><draw:frame draw:style-name="fr3" draw:name="Frame184" text:anchor-type="paragraph" svg:x="6.604cm" svg:y="4.445cm" svg:width="5.447cm" draw:z-index="310"><draw:text-box fo:min-height="2.833cm"><text:p text:style-name="P27"><text:span text:style-name="Strong_20_Emphasis"><text:span text:style-name="T185">“The universe is always speaking to u</text:span></text:span><text:span text:style-name="Strong_20_Emphasis"><text:span text:style-name="T212">s,</text:span></text:span><text:span text:style-name="Strong_20_Emphasis"><text:span text:style-name="T185"> </text:span></text:span><text:span text:style-name="Strong_20_Emphasis"><text:span text:style-name="T212">s</text:span></text:span><text:span text:style-name="Strong_20_Emphasis"><text:span text:style-name="T185">ending us little messages, causing coincidences and serendipities, reminding us to stop, to look around, to believe in something else, something more.” - Nancy Thayer</text:span></text:span></text:p></draw:text-box></draw:frame><text:span text:style-name="Strong_20_Emphasis"><text:span text:style-name="T185">That's what I believe. What you believe, is your choice and your choice alone. But please, please acknowledge that we are both talking </text:span></text:span><text:span text:style-name="Strong_20_Emphasis"><text:span text:style-name="T729">belief</text:span></text:span><text:span text:style-name="Strong_20_Emphasis"><text:span text:style-name="T185"> here. I cannot prove anything to you, you can only prove things to yourself. To the best of my knowledge, </text:span></text:span><text:span text:style-name="Strong_20_Emphasis"><text:span text:style-name="T213">apart from one </text:span></text:span><text:span text:style-name="Strong_20_Emphasis"><text:span text:style-name="T324">favourable but </text:span></text:span><text:span text:style-name="Strong_20_Emphasis"><text:span text:style-name="T213">poorly documented study done in South Africa</text:span></text:span><text:span text:style-name="Strong_20_Emphasis"><text:span text:style-name="T213"><text:note text:id="ftn161" text:note-class="endnote"><text:note-citation>161</text:note-citation><text:note-body><text:p text:style-name="P592">South African Medical Journal (Suid-Afrikaanse Mediese Tydskrif), 20 February, 1971; vol. 45, pp. 191-5.</text:p></text:note-body></text:note></text:span></text:span><text:span text:style-name="Strong_20_Emphasis"><text:span text:style-name="T213">, which I seriously doubt involved eating purely fruit,</text:span></text:span><text:span text:style-name="Strong_20_Emphasis"><text:span text:style-name="T185"> there has been no real scientific research into the effects and consequences of a diet based </text:span></text:span><text:span text:style-name="Strong_20_Emphasis"><text:span text:style-name="T729">purely</text:span></text:span><text:span text:style-name="Strong_20_Emphasis"><text:span text:style-name="T185"> on fruit, and it would appear that apart from the ever elusive vitamin B12, also a point of issue with a general, cooked vegan diet, there are no other nutritionally required elements lacking in a diet of fruit. </text:span></text:span></text:p>
        <text:p text:style-name="P488"><draw:frame draw:style-name="fr3" draw:name="Frame105" text:anchor-type="paragraph" svg:x="7.391cm" svg:y="6.35cm" svg:width="4.648cm" draw:z-index="476"><draw:text-box fo:min-height="0.737cm"><text:p text:style-name="P27"><text:span text:style-name="Strong_20_Emphasis"><text:span text:style-name="T185">“A table, a chair, a bowl of fruit and a violin; what else does a man need to be happy?” - Albert Einstein</text:span></text:span></text:p></draw:text-box></draw:frame><text:span text:style-name="Strong_20_Emphasis"><text:span text:style-name="T185">I personally place no faith in vitamins, minerals and their nefarious ilk, it would not surprise me in the least if my B12 levels were well below expected scientific norms; indeed, when I last had it tested back at the end of the 1980s I was told it was already dangerously low (my Doctor told me it was the lowest she'd ever seen!). I hasten to add, that I have never experienced any B12 deficiency symptoms, and apart from the very rare sprinkle of spirulina last consumed in the 1990s, (I can't recall ever really buying any of the stuff myself), </text:span></text:span><text:span text:style-name="Strong_20_Emphasis"><text:span text:style-name="T310">and</text:span></text:span><text:span text:style-name="Strong_20_Emphasis"><text:span text:style-name="T185"> have occupied myself with no other source. I have no explanation for this, other than that B12 deficiency, like most other element deficiencies is really more a symptom of internal toxification, and that the mean range for B12 requirement may be based on a selection of people (the norm) who due to their own warped view of what constitutes a healthy diet, naturally have higher requirements as part of the body's coping with the constant food stress it is under. Didn't I tell you I am no scientist! </text:span></text:span><text:span text:style-name="Strong_20_Emphasis"><text:span text:style-name="T471">Actually, I've just been informed of a </text:span></text:span><text:span text:style-name="Strong_20_Emphasis"><text:span text:style-name="T472">rather splendid</text:span></text:span><text:span text:style-name="Strong_20_Emphasis"><text:span text:style-name="T471"> article by </text:span></text:span><text:span text:style-name="Strong_20_Emphasis"><text:span text:style-name="T472">Dr. Vivian</text:span></text:span><text:span text:style-name="Strong_20_Emphasis"><text:span text:style-name="T471"> Vetrano, </text:span></text:span><text:span text:style-name="Strong_20_Emphasis"><text:span text:style-name="T472">titled “The Vitamin B12 Hoax”</text:span></text:span><text:span text:style-name="Strong_20_Emphasis"><text:span text:style-name="T471"><text:note text:id="ftn162" text:note-class="endnote"><text:note-citation>162</text:note-citation><text:note-body><text:p text:style-name="P639">V.V.Vetrano, “The Vitamin B12 Hoax”, , Accessed November 26, 2015, <text:a xlink:type="simple" xlink:href="http://www.rawfoodexplained.com/why-we-should-not-eat-meat/the-vitamin-b12-hoax.html" text:style-name="Internet_20_link" text:visited-style-name="Visited_20_Internet_20_Link">http://www.rawfoodexplained.com/why-we-should-not-eat-meat/the-vitamin-b12-hoax.html</text:a> </text:p></text:note-body></text:note></text:span></text:span><text:span text:style-name="Strong_20_Emphasis"><text:span text:style-name="T471">, </text:span></text:span><text:span text:style-name="Strong_20_Emphasis"><text:span text:style-name="T472">who explains well the connection between B12 and ill health, and states that B12 Deficiency due to a vegan diet is simply a lie that needs to be finally put to rest.</text:span></text:span></text:p>
        <text:h text:style-name="P742" text:outline-level="3"><text:bookmark-start text:name="__RefHeading__22302_1644592526"/><text:soft-page-break/><text:span text:style-name="Strong_20_Emphasis"><text:span text:style-name="T767">Fruit </text:span></text:span><text:span text:style-name="Strong_20_Emphasis"><text:span text:style-name="T770">Producing Plants</text:span></text:span><text:bookmark-end text:name="__RefHeading__22302_1644592526"/></text:h>
        <text:p text:style-name="Text_20_body"><draw:frame draw:style-name="fr3" draw:name="Frame315" text:anchor-type="paragraph" svg:x="7.592cm" svg:y="3.463cm" svg:width="4.449cm" draw:z-index="220"><draw:text-box fo:min-height="1.505cm"><text:p text:style-name="P27"><text:span text:style-name="Strong_20_Emphasis"><text:span text:style-name="T185">“</text:span></text:span><text:span text:style-name="Strong_20_Emphasis"><text:span text:style-name="T324">To see things in the seed, that is genius</text:span></text:span><text:span text:style-name="Strong_20_Emphasis"><text:span text:style-name="T185">.” - </text:span></text:span><text:span text:style-name="Strong_20_Emphasis"><text:span text:style-name="T324">Lao-Tzu</text:span></text:span></text:p></draw:text-box></draw:frame><text:span text:style-name="Strong_20_Emphasis"><text:span text:style-name="T185">It is my belief that fruit </text:span></text:span><text:span text:style-name="Strong_20_Emphasis"><text:span text:style-name="T310">producing plants</text:span></text:span><text:span text:style-name="Strong_20_Emphasis"><text:span text:style-name="T185"> are to other plant species, as humans are to other animal species. Theirs is the lead role in the grand scheme of plant life, and as such humans and fruit trees share a connection of profound significance. Non fruiting trees and plants have chosen other means to ensure seed dispersal, but none of them really compare to the efficiency and effectiveness of fruit b</text:span></text:span><text:span text:style-name="Strong_20_Emphasis"><text:span text:style-name="T470">e</text:span></text:span><text:span text:style-name="Strong_20_Emphasis"><text:span text:style-name="T185">aring plants, whose delightful wares positively encourage seed nurture and nurseries.</text:span></text:span></text:p>
        <text:p text:style-name="Text_20_body"><text:span text:style-name="Strong_20_Emphasis"><text:span text:style-name="T185">Seeds can cleverly attach themselves to the fur of a passing animal, they can be carried gently by the wind, or drift in waters until a suitable landing/sprouting </text:span></text:span><text:span text:style-name="Strong_20_Emphasis"><text:span text:style-name="T324">ground</text:span></text:span><text:span text:style-name="Strong_20_Emphasis"><text:span text:style-name="T185"> is found, but nothing compares to the idea of encapsulating the seed in a colourful, tantalisingly fragrant, edible fruit flesh. The </text:span></text:span><text:span text:style-name="Strong_20_Emphasis"><text:span text:style-name="T311">plant</text:span></text:span><text:span text:style-name="Strong_20_Emphasis"><text:span text:style-name="T185"> gives u</text:span></text:span><text:span text:style-name="Strong_20_Emphasis"><text:span text:style-name="T311">s</text:span></text:span><text:span text:style-name="Strong_20_Emphasis"><text:span text:style-name="T185"> a food independent of its leaves, limbs, roots, flowers and seeds, and the more tasty that fruit, the more likely we are to appreciate the seed. When we eat fruit consciously, we are aware of every mouthful and savour every tongue tingling flavour. As our lips touch the seed within the fruit, we are effectively kissing the seed; think of this next time you suck on the seed of a durian, or avocado! You're telling the seed that its time is about to begin, and blessing it, wishing it success, on its journey.</text:span></text:span></text:p>
        <text:p text:style-name="Text_20_body"><draw:frame draw:style-name="fr3" draw:name="Frame394" text:anchor-type="paragraph" svg:x="7.518cm" svg:y="3.21cm" svg:width="4.523cm" draw:z-index="221"><draw:text-box fo:min-height="2.727cm"><text:p text:style-name="P27"><text:span text:style-name="Strong_20_Emphasis"><text:span text:style-name="T185">“</text:span></text:span><text:span text:style-name="Strong_20_Emphasis"><text:span text:style-name="T325">The best portions of a good man's life; his little, nameless, unremembered acts of kindness and love</text:span></text:span><text:span text:style-name="Strong_20_Emphasis"><text:span text:style-name="T185">.” - </text:span></text:span><text:span text:style-name="Strong_20_Emphasis"><text:span text:style-name="T325">William Wordsworth</text:span></text:span></text:p></draw:text-box></draw:frame><text:span text:style-name="Strong_20_Emphasis"><text:span text:style-name="T185">Seed appreciation leads not only to conscious seed dispersal (i.e. not disposal), but often also </text:span></text:span><text:span text:style-name="Strong_20_Emphasis"><text:span text:style-name="T281">to </text:span></text:span><text:span text:style-name="Strong_20_Emphasis"><text:span text:style-name="T185">nurseries where it is ensured the seed gets everything it needs to start out in life </text:span></text:span><text:span text:style-name="Strong_20_Emphasis"><text:span text:style-name="T281">where</text:span></text:span><text:span text:style-name="Strong_20_Emphasis"><text:span text:style-name="T185"> </text:span></text:span><text:span text:style-name="Strong_20_Emphasis"><text:span text:style-name="T281">its</text:span></text:span><text:span text:style-name="Strong_20_Emphasis"><text:span text:style-name="T185"> ideal environment is created for it. Right soil, right sunshine, right water supply. All its desires are met, and all because the tree gives its fruit freely. What a wonderful example of symbiosis! What joy for the tree knowing its seeds are appreciated and cared for. What joy for the human knowing they will bring more fruit into the world.</text:span></text:span></text:p>
        <text:p text:style-name="Text_20_body"><text:span text:style-name="Strong_20_Emphasis"><text:span text:style-name="T185">When any mature tree or plant pushes forth seed, this I believe, is the long, slow plant equivalent of an orgasm. If this is true, it appears as if tree orgasms are often so powerfully intense it takes them a full year to recover. For some plants, like dandelion, that orgasm </text:span></text:span><text:span text:style-name="Strong_20_Emphasis"><text:span text:style-name="T213">might even be</text:span></text:span><text:span text:style-name="Strong_20_Emphasis"><text:span text:style-name="T185"> a once in a lifetime experience, a final ecstatic explosion before collapsing with delightful exhaustion. True, not every </text:span></text:span><text:soft-page-break/><text:span text:style-name="Strong_20_Emphasis"><text:span text:style-name="T185">seed is meant to germinate, just like not every sperm is meant to result in an offspring, </text:span></text:span><text:span text:style-name="Strong_20_Emphasis"><text:span text:style-name="T311">but none should be denied that chance.</text:span></text:span></text:p>
        <text:p text:style-name="Text_20_body"><draw:frame draw:style-name="fr3" draw:name="Frame115" text:anchor-type="paragraph" svg:x="7.629cm" svg:y="4.052cm" svg:width="4.411cm" draw:z-index="19"><draw:text-box fo:min-height="1.415cm"><text:p text:style-name="P27"><text:span text:style-name="Strong_20_Emphasis"><text:span text:style-name="T185">“The time is always right, to do what is right.” - Martin Luther King, Jr.</text:span></text:span></text:p></draw:text-box></draw:frame><text:span text:style-name="Strong_20_Emphasis"><text:span text:style-name="T185">Fruit can be viewed as the placenta, a protective capsule at first, but when it's ready, the seed will easily be coerced and emerge separate from the fruit; unless, as is the case for many smaller fruit, the seed stands to benefit from passing through the digestive tract. This is surely the case for figs, kiwi, guava, tomatoes and chillies to name but a handful of examples. The Eden Fruitarian realises the importance therefore to not contribute to the local sewage system, but to return all bodily wastes back to the earth, thus granting any swallowed seed the full chance to a unique, individual lifetime experience.</text:span></text:span></text:p>
        <text:p text:style-name="P189">It is not feasible to care for every single seed, and also not necessary, but important is to not stand in the way of any seed's life chances. If you have a compost bucket in the kitchen, have a separate container just for the seed<text:span text:style-name="T1240">s</text:span> that cannot be added to nurseries. Take those seeds, and scatter them around on waste land. Spread the love.</text:p>
        <text:p text:style-name="P189">Always remember, just because something is positive and good doesn't mean it's silly or trite. </text:p>
        <text:p text:style-name="P189">Apart from the, hopefully obvious, lessening of harm, choosing fruit as one's sustenance will also serve to encourage more tree-based agriculture. Tree-based agriculture, is always a more environmentally sound choice. The alternative of cereals, and other mono crop farming practices, has a huge negative impact on any ecosystem, where once, twice or more times each year, the soil is ploughed through and laid to waste. Such land provides no real safe haven for the local fauna. Trees on the other hand, once planted and growing, require no such up turning of the soil, provide shelter from the heat of the sun, which in turn helps keep the ground from completely drying out, and breathe out clean air for us all to <text:span text:style-name="T1229">inhale</text:span>. What's more, their intricately networked roots help retain the topsoil in the case of heavy rains or flooding, they help the ground retain its warmth as night-time temperatures fall, and perhaps best of all they encourage local fauna.</text:p>
        <text:p text:style-name="P189">Trees have been <text:span text:style-name="T1269">decimated</text:span> worldwide, if left to live out their days undisturbed by humans, many species are capable of surviving into thousands of years. Sadly, many such specimens have been sawed, axed, bulldozed and even dynamited down, all in the name of progress <text:soft-page-break/>and profit. This past couple of hundred years has seen the deaths of more than two thirds of the world's rainforest inhabitants, that's both flora and fauna whose homes were <text:span text:style-name="T1229">vehemently savaged away</text:span>. There are no statistics or numbers available to back this up, but the number of lives adversely effected and terminated through our callous disregard of nature, must surely run into the <text:span text:style-name="T14">trillions </text:span><text:span text:style-name="T139">(A number so mind-bogglingly large, </text:span><text:span text:style-name="T149">t</text:span><text:span text:style-name="T139">hat it's worth bearing in mind that 1 trillion seconds is equivalent to over 31 ½ thousand years! A trillion seconds ago, the pyramids hadn't even been built!)</text:span>. We owe it to the world, and its vastly reduced remaining wild inhabitants, to encourage more tree growth wherever there is available land. Every time we buy tree-fruit we are casting our vote to encourage tree planting. Indeed, as consumers every time we spend money, we are casting a vote for the kind of world we wish to live in.</text:p>
        <text:p text:style-name="P189"><draw:frame draw:style-name="fr3" draw:name="Frame187" text:anchor-type="paragraph" svg:x="7.599cm" svg:y="1.676cm" svg:width="4.441cm" draw:z-index="477"><draw:text-box fo:min-height="2.32cm"><text:p text:style-name="P27"><text:span text:style-name="Strong_20_Emphasis"><text:span text:style-name="T185">“Though the problems of the world are increasingly complex, the solutions remain embarrassingly simple.” - Bill Mollison</text:span></text:span></text:p></draw:text-box></draw:frame>Also, it is worth realising that of all the many an<text:span text:style-name="T1051">d </text:span>varied types of foods we produce, fruit, especially tree fruit is by far the least labour-intensive, requiring significantly less energy, water and time for far greater yields.</text:p>
        <text:p text:style-name="P189">This is really what we should all be doing at this stage, planting more trees, not arguing for and promoting diets that clearly in the long run cannot possibly be sustainable! What we as a species have done to this planet can only be forgiven by undoing it. Most of us will try to deny any responsibility, unaware that it is our own voices which have cheered and urged this huge destructive movement forward. None of us are in a position to outrightly deny any responsibility though. We owe it to ourselves and the planet to recognise this. We should all be out there planting trees, especially fruit trees. Using vegaculture (vegan permaculture) techniques, we should all be growing our own food as much as possible, it's the only way we can ever be 100% sure that our food is truly local and organic! Even if you're currently stuck in the city, in an apartment on the third floor with no garden, you should still have a few plants around the place, maybe even try and grow some of your own tomatoes! – Of course, once you truly recognise the insanity of such a location, you will surely endeavour your utmost to break free from the <text:span text:style-name="T1051">aberrations</text:span> that <text:span text:style-name="T1052">inevitably accompanies</text:span> city dwelling.</text:p>
        <text:p text:style-name="P189"><draw:frame draw:style-name="fr3" draw:name="Frame188" text:anchor-type="paragraph" svg:x="7.719cm" svg:y="3.999cm" svg:width="4.322cm" draw:z-index="138"><draw:text-box fo:min-height="2.32cm"><text:p text:style-name="P27"><text:span text:style-name="Strong_20_Emphasis"><text:span text:style-name="T185">“Remember it is not only you who are seeking the truth; truth is also seeking you.” - Osho</text:span></text:span></text:p></draw:text-box></draw:frame><text:soft-page-break/>Admittedly, current farming techniques, also those centring around trees, leave a lot to be desired, this is a sad fact of our current worldly paradigm. There is a certain diabolical preposterousness to planting row after row of the same fruit tree. The very nature of such an undertaking goes contrary to nature and can surely be plentifully improved upon, however despite its failings, it fares far better environmentally speaking than any other commercially based farming practice, and this should never be <text:span text:style-name="T1241">ignored nor </text:span>forgotten.</text:p>
        <text:h text:style-name="P742" text:outline-level="3"><text:bookmark-start text:name="__RefHeading__27401_2025324040"/><text:span text:style-name="Strong_20_Emphasis"><text:span text:style-name="T767">Food </text:span></text:span><text:span text:style-name="Strong_20_Emphasis"><text:span text:style-name="T776">Y</text:span></text:span><text:span text:style-name="Strong_20_Emphasis"><text:span text:style-name="T767">ield per </text:span></text:span><text:span text:style-name="Strong_20_Emphasis"><text:span text:style-name="T776">A</text:span></text:span><text:span text:style-name="Strong_20_Emphasis"><text:span text:style-name="T767">cre</text:span></text:span><text:bookmark-end text:name="__RefHeading__27401_2025324040"/></text:h>
        <text:p text:style-name="P180"><draw:frame draw:style-name="fr3" draw:name="Frame148" text:anchor-type="paragraph" svg:x="6.777cm" svg:y="6.694cm" svg:width="5.263cm" draw:z-index="40"><draw:text-box fo:min-height="2.06cm"><text:p text:style-name="P27"><text:span text:style-name="Strong_20_Emphasis"><text:span text:style-name="T185">“Even in the worm that crawls in the earth there glows a divine spark. When you slaughter a creature, you slaughter God.” – Isaac Bashevis Singer</text:span></text:span></text:p></draw:text-box></draw:frame><text:span text:style-name="Strong_20_Emphasis"><text:span text:style-name="T185">These figures should better help you understand the significance and efficiency of fruit as a food. One acre of bog standard, mature apple and pear trees will yield an average of 15 tonnes of food. That same area in a suitable climate can produce roughly the same amount of peaches, or 20 tonnes of oranges, or 8 tonnes of nectarines, or 7 tonnes of grapes, or 5 tonnes of dates, or 5 tonnes of plums, 5 tonnes of bananas, or 32 tonnes of pineapple, an efficient tomato field can yield as much as 20 tonnes of tomatoes. Compare that to the annual cereal crops; wheat produces an average of 2 1/2 tonnes, oats just over one tonne, and barley just a little more than that, and rice is the cereal winner with </text:span></text:span><text:span text:style-name="Strong_20_Emphasis"><text:span text:style-name="T312">4</text:span></text:span><text:span text:style-name="Strong_20_Emphasis"><text:span text:style-name="T185"> tonnes per acre. Lentils give somewhere around half a tonne per acre, and soy a little over a tonne. Although not nearly as inefficient as animal agriculture foods, still significantly less than most fruit production.</text:span></text:span></text:p>
        <text:p text:style-name="P180"><text:span text:style-name="Strong_20_Emphasis"><text:span text:style-name="T185">These are all figures which can be readily verified on the </text:span></text:span><text:span text:style-name="Strong_20_Emphasis"><text:span text:style-name="T708">i</text:span></text:span><text:span text:style-name="Strong_20_Emphasis"><text:span text:style-name="T185">nternet, obviously crop yields can vary quite dramatically from year to year, and even field to field dependent on soil quality and other factors, so it should be understood that these are but conservative averages. The number of kilos of animal flesh that can be produced on 1 acre of land, is considerably more difficult to estimate, this is because animals themselves must eat the vast quantities of food, substantially more than their end result in butchered meat. For example, it takes roughly 16 kg of grain to produce 1 kg of beef. In fact, </text:span></text:span><text:span text:style-name="Strong_20_Emphasis"><text:span text:style-name="T312">farmed animals</text:span></text:span><text:span text:style-name="Strong_20_Emphasis"><text:span text:style-name="T185"> eat well over two thirds of all the grain grown; </text:span></text:span><text:span text:style-name="Strong_20_Emphasis"><text:span text:style-name="T312">g</text:span></text:span><text:span text:style-name="Strong_20_Emphasis"><text:span text:style-name="T185">roan! It goes without saying, that such grain will </text:span></text:span><text:span text:style-name="Strong_20_Emphasis"><text:span text:style-name="T341">no doubt be laden with </text:span></text:span><text:span text:style-name="Strong_20_Emphasis"><text:span text:style-name="T185">all the pesticides, herbicides and chemical fertilising that go </text:span></text:span><text:soft-page-break/><text:span text:style-name="Strong_20_Emphasis"><text:span text:style-name="T185">into mono crop cereal farmi</text:span></text:span><text:span text:style-name="Strong_20_Emphasis"><text:span text:style-name="T876">ng; </text:span></text:span><text:span text:style-name="T892">That's a hell of a lot more chemical poisons to sicken the land and sully our waterways.</text:span></text:p>
        <text:p text:style-name="P180"><text:span text:style-name="Strong_20_Emphasis"><text:span text:style-name="T185">Such mind-bogglingly inefficient use of land! This means if you feed </text:span></text:span><text:span text:style-name="Strong_20_Emphasis"><text:span text:style-name="T312">a cow</text:span></text:span><text:span text:style-name="Strong_20_Emphasis"><text:span text:style-name="T185"> wheat, you'll end up with roughly 150 kg of meat per acre, clearly the most incompetent and reckless use of land resources. If the c</text:span></text:span><text:span text:style-name="Strong_20_Emphasis"><text:span text:style-name="T341">ows</text:span></text:span><text:span text:style-name="Strong_20_Emphasis"><text:span text:style-name="T185"> are free range then even more land per kilogram of meat is required, which is precisely why most animals are not permitted to roam freely, and are instead grain fed in crowded factory farms.</text:span></text:span></text:p>
        <text:p text:style-name="P180"><draw:frame draw:style-name="fr3" draw:name="Frame217" text:anchor-type="paragraph" svg:x="6.548cm" svg:y="0.993cm" svg:width="5.493cm" draw:z-index="230"><draw:text-box fo:min-height="3.457cm"><text:p text:style-name="P27"><text:span text:style-name="Strong_20_Emphasis"><text:span text:style-name="T185">“Each of us bears a responsibility to reject hate, whatever its form, whatever its justification. A soul filled with hate can devastate a community. A nation filled with hate can devastate a people. It must start and end with each of us.” - George Takei</text:span></text:span></text:p></draw:text-box></draw:frame><text:span text:style-name="Strong_20_Emphasis"><text:span text:style-name="T185">Other foods like cabbages, lettuce, carrots and potatoes may all produce around 10 tonnes or more per acre, but nothing is more soothe on the land and the surrounding fauna than fruit trees.</text:span></text:span></text:p>
        <text:p text:style-name="P180"><text:span text:style-name="Strong_20_Emphasis"><text:span text:style-name="T185">If we were all gardeners, each with our own 2 acre plot of land, designed using vegaculture techniques, with an emphasis on fruit trees, and adequate access to clean water, there is, in theory at least, no reason why even such a small plot should not be able to sustain a small family, and countless other wild animals who would surely find sanctuary beneath and inside the fruit trees and landscaped biodiversity.</text:span></text:span></text:p>
        <text:h text:style-name="P742" text:outline-level="3"><text:bookmark-start text:name="__RefHeading__27403_2025324040"/><text:span text:style-name="Strong_20_Emphasis"><text:span text:style-name="T767">Losing </text:span></text:span><text:span text:style-name="Strong_20_Emphasis"><text:span text:style-name="T776">T</text:span></text:span><text:span text:style-name="Strong_20_Emphasis"><text:span text:style-name="T767">ouch with </text:span></text:span><text:span text:style-name="Strong_20_Emphasis"><text:span text:style-name="T776">R</text:span></text:span><text:span text:style-name="Strong_20_Emphasis"><text:span text:style-name="T767">eality</text:span></text:span><text:bookmark-end text:name="__RefHeading__27403_2025324040"/></text:h>
        <text:p text:style-name="P189"><draw:frame draw:style-name="fr3" draw:name="Frame174" text:anchor-type="paragraph" svg:x="7.553cm" svg:y="2.118cm" svg:width="4.487cm" draw:z-index="478"><draw:text-box fo:min-height="3.134cm"><text:p text:style-name="P28"><text:span text:style-name="Strong_20_Emphasis"><text:span text:style-name="T800">Gardner</text:span></text:span></text:p><text:p text:style-name="P28"><text:span text:style-name="Strong_20_Emphasis"><text:span text:style-name="T185">We gave you a chance,</text:span></text:span></text:p><text:p text:style-name="P28"><text:span text:style-name="Strong_20_Emphasis"><text:span text:style-name="T185">to water the plants.</text:span></text:span></text:p><text:p text:style-name="P28"><text:span text:style-name="Strong_20_Emphasis"><text:span text:style-name="T185">We didn't mean that way -</text:span></text:span></text:p><text:p text:style-name="P28"><text:span text:style-name="Strong_20_Emphasis"><text:span text:style-name="T185">now zip up your pants.</text:span></text:span></text:p><text:p text:style-name="P28"><text:span text:style-name="Strong_20_Emphasis"><text:span text:style-name="T185">- Shel Silverstein</text:span></text:span></text:p></draw:text-box></draw:frame>The vast majority of Westerners have fully lost contact with nature, many to such an extent that they <text:span text:style-name="T1530">are unable to</text:span> even recognise a simple carrot, or ponder whether or not they perhaps grow on trees. Indeed, after watching <text:span text:style-name="T1052">one particular</text:span> video<text:note text:id="ftn163" text:note-class="endnote"><text:note-citation>163</text:note-citation><text:note-body><text:p text:style-name="P602">“BBC: Spaghetti-Harvest in Ticino”, <text:span text:style-name="T30">Youtube Video,</text:span><text:span text:style-name="T147"> Accessed August 30, 2015,</text:span> <text:a xlink:type="simple" xlink:href="https://www.youtube.com/watch?v=tVo_wkxH9dU" text:style-name="Internet_20_link" text:visited-style-name="Visited_20_Internet_20_Link">https://www.youtube.com/watch?</text:a><text:a xlink:type="simple" xlink:href="https://www.youtube.com/watch?v=tVo_wkxH9dU" text:style-name="Internet_20_link" text:visited-style-name="Visited_20_Internet_20_Link">v=tVo_wkxH9dU</text:a></text:p></text:note-body></text:note>, many people were easily fooled into believing that spaghetti grows on trees! Now obviously I've been accused on more than one occasion of losing touch with reality, but most people don't have the slightest inkling that nature is the only valid reality. The reality that they choose goes in violation of nature, <text:span text:style-name="T14">and</text:span> in opposition to their very own natures, corrupted through an inherited insanity. The time is surely ripe to discard that inheritance. You can never be too old, nor too young to do so, age is no excuse, the time is <text:soft-page-break/>always right to do the right thing.</text:p>
        <text:h text:style-name="P742" text:outline-level="3"><text:bookmark-start text:name="__RefHeading__35450_403639362"/><text:span text:style-name="Strong_20_Emphasis"><text:span text:style-name="T767">The </text:span></text:span><text:span text:style-name="Strong_20_Emphasis"><text:span text:style-name="T771">B</text:span></text:span><text:span text:style-name="Strong_20_Emphasis"><text:span text:style-name="T767">enefits of </text:span></text:span><text:span text:style-name="Strong_20_Emphasis"><text:span text:style-name="T771">F</text:span></text:span><text:span text:style-name="Strong_20_Emphasis"><text:span text:style-name="T767">ruit as a </text:span></text:span><text:span text:style-name="Strong_20_Emphasis"><text:span text:style-name="T771">F</text:span></text:span><text:span text:style-name="Strong_20_Emphasis"><text:span text:style-name="T767">ood</text:span></text:span><text:bookmark-end text:name="__RefHeading__35450_403639362"/></text:h>
        <text:p text:style-name="P271"><draw:frame draw:style-name="fr3" draw:name="Frame190" text:anchor-type="paragraph" svg:x="6.031cm" svg:y="8.061cm" svg:width="6.01cm" draw:z-index="42"><draw:text-box fo:min-height="2.727cm"><text:p text:style-name="P27"><text:span text:style-name="Strong_20_Emphasis"><text:span text:style-name="T185">“I think the spiritual journey is not so much a journey of discovery, it's a journey of recovery. It's a journey of uncovering your own inner nature. It's already there.” - Billy Corgan</text:span></text:span></text:p></draw:text-box></draw:frame>Raw, fresh, ripe and ready fruits are likely the easiest of foods <text:span text:style-name="T1052">for us to</text:span> digest, their high fluid content both prevents dehydration and will serve to cleanse internal organs, and the bloodstream. Unlike other standard, cooked foods, which generally cause the growth of pathogenic bacteria within the intestines, fruit, <text:span text:style-name="T1230">with its high liquid content,</text:span> will serve to cleanse intestinal flora. Most people have not experienced a clean gut since they were small children, and have no real idea just what they are missing out on. Eat only fruit, and you will surely lose weight; most people, especially Westerners tend to carry far too much weight. You realise that t<text:span text:style-name="T950">he only reason anyone is ever fat, is because they are unable to properly digest the foods they are eating. No, it's not because they're not exercising, it's not because they've cancelled their gym subscription, it's not because they're not running every day, it's not water retention, it's not heritage </text:span><text:span text:style-name="T951">and genetics</text:span><text:span text:style-name="T950">, it's not DNA and unfortunate chromosomal luck of the draw, it's simply because their body cannot keep up with the continuous onslaught of wrong food choices! </text:span><text:span text:style-name="T953">(especially animal products and grains!)</text:span></text:p>
        <text:p text:style-name="P271"><text:span text:style-name="T950">With fruit, you can </text:span><text:span text:style-name="T952">lounge around snacking and watching videos</text:span><text:span text:style-name="T950"> all day and never put on weight, unless of course you are underweight, because don't worry weight-loss doesn't continue indefinitely, provided you recognise hunger and eat whenever it beckons, your weight will definitely balance itself out and return you to the optimal </text:span><text:span text:style-name="T951">slim, lean </text:span><text:span text:style-name="T950">weight for your height.</text:span></text:p>
        <text:p text:style-name="P318">For all overweight people out there, imagine what a bliss it w<text:span text:style-name="T1052">ould</text:span> be to suddenly not have to carry around that extra 10, 20, 50 or more kilograms! This world is so conditioned to seeing overweight people, that were you to normalise your weight through eating fruit, you would surely encounter negative criticism, as you will undoubtedly be far s<text:span text:style-name="T1230">limm</text:span>er than the average citizen. It's important that we try not to be adversely affected by any negative commentary!</text:p>
        <text:p text:style-name="P318">Eat only fruit, and you will not fail to notice how your skin will improve, it will colour quicker, have a higher tolerance for the sun, <text:soft-page-break/>and feel much smoother and silkier than you are used to. You friends and family will also not fail to notice just how much nicer you smell. Of course, these are results that may not be apparent immediately, but with persistence and understanding, they are inevitable.</text:p>
        <text:p text:style-name="P189">Carrying less weight will mean avoidance of all obesity related problems, blood will flow clean<text:span text:style-name="T1230">er</text:span> throughout <text:span text:style-name="T1230">the</text:span> body, so heart related <text:span text:style-name="T1362">problems</text:span> are also unlikely ever to be an issue. It will take time, but the thick encrusted wall, part of a lifetime of wrong foods, <text:span text:style-name="T1230">generally </text:span>built up within <text:span text:style-name="T1230">the</text:span> intestines, will eventually break down and be eliminated. Do some research on mucoid plaques<text:note text:id="ftn164" text:note-class="endnote"><text:note-citation>164</text:note-citation><text:note-body><text:p text:style-name="P603">“mucoid plaques”, <text:span text:style-name="T30">W</text:span><text:span text:style-name="T14">ikipedia</text:span>, <text:span text:style-name="T1086">Accessed September 3, 2015, </text:span><text:a xlink:type="simple" xlink:href="http://en.wikipedia.org/wiki/Mucoid_plaque" text:style-name="Internet_20_link" text:visited-style-name="Visited_20_Internet_20_Link">http://en.wikipedia.org/wiki/Mucoid_plaque</text:a></text:p></text:note-body></text:note>, most people have no idea just how stodged up their intestines get! Cleaner intestines equate to faster elimination, and it is of utmost importance to good health to eliminate that which should not be in the body as quickly and efficiently as possible.</text:p>
        <text:p text:style-name="P189"><draw:frame draw:style-name="fr6" draw:name="Frame326" text:anchor-type="paragraph" svg:x="6.332cm" svg:y="3.554cm" svg:width="5.708cm" draw:z-index="140"><draw:text-box fo:min-height="5.078cm"><text:p text:style-name="P492">“Close your eyes, relax, get into the zone. Now place a grape on your tongue. Slowly put pressure on it, feel as the skin bursts on your teeth, savour the first drop of sweet grape <text:span text:style-name="T1271">nectar</text:span> that touches your tongue. Feel the bliss bubbles as they frizzle and snazzle partily in your mouth. Forget the vitamins; feel the joy!! Lose yourself in the moment in the contented carefree, guilt-free knowledge that this gift of a grape came given by the plant.” - Author</text:p></draw:text-box></draw:frame>Fruit, clean fresh and natural, is completely void of any detrimental addictive substances. Many people mistakenly equate craving for addictive substances, as genuine physiological requirements. As most food on a standard Western diet is cooked, then by its very nature it is also detrimentally addictive. This is something I intend to go into in a later chapter, but for the time being it is enough to realise that fruit has no such pernicious habit-forming characteristics. All unnatural foods encourage us to overeat, which is why it is <text:span text:style-name="T1230">increasingly rarer </text:span>to find genuinely slim people above the age of 40.</text:p>
        <text:p text:style-name="P189">You will find also that your mind will be clearer and your spirit more uplifted after a meal of fruit, more so than is ever the case after a standard cooked meal. Naturally, your conscience will be clearer, ideas will flow faster and you will surely be more creative than when heavily weighed down by poor food choices. With clearer minds and higher spirits comes increased awareness, and you'll likely find yourself empathising far more than you ever did before. This is a truly joyous ability that should always be encouraged and never mocked as is often the case in this sadly disturbed world.</text:p>
        <text:p text:style-name="P189"><draw:frame draw:style-name="fr3" draw:name="Frame191" text:anchor-type="paragraph" svg:x="6.724cm" svg:y="3.949cm" svg:width="5.316cm" draw:z-index="43"><draw:text-box fo:min-height="2.32cm"><text:p text:style-name="P27"><text:span text:style-name="Strong_20_Emphasis"><text:span text:style-name="T185">“Peace is not merely a distant goal that we seek, but the means by which we must arrive at that goal.” - Martin Luther King</text:span></text:span></text:p></draw:text-box></draw:frame><text:soft-page-break/>Eating ripe, fresh fruit will also save a lot of time. I've seen people spend hours in the kitchen preparing meals that are eaten within minutes. I've even done this myself in the past. Fruit is the only genuinely real fast food. Everybody should experience the joy of sitting under a fruit tree, or up on its branches, eating its fruits. Such joy can never be had from civilisedly sitting at a table and partaking in the butchered flesh of a pig, the carcass of a cow,<text:span text:style-name="T1232"> the severed leg of a lamb, </text:span>or the dead remains of a chicken; all firstly subjected to severe third-degree burning!</text:p>
        <text:p text:style-name="P189">When it's ready, every fruit grants relatively easy access to its flesh, and a meal of fruit is generally a simple affair, completely unrequiring of elaborate recipes and fancy kitchen utensils. You'll save money on your energy bills, and the oven and stove and grill will become obsolete, <text:span text:style-name="T1231">losing</text:span> all appeal as kitchen accessories. If you remove them, you'll gain storage space, and with the freed up bench space, you could invest in a good blender <text:span text:style-name="T1531">and a slow press juicer,</text:span> so you can at least spend a little time in the kitchen, if that's what turns you on. </text:p>
        <text:p text:style-name="P189">Cleaning up after, and doing the dishes will be much less of a task too. You won't need that dishwashing liquid any more, No more of those greasy, ingrained grime stains in need of a vigorous brillopadding; just rinse the plates or glasses under the cold running water. In fact you'll eventually find no need at all for soaps and conditioners and cleansing products; even shampoos, will eventually lose their appeal, <text:span text:style-name="T1231">a</text:span>s internal organs <text:span text:style-name="T1231">will </text:span>gradually become cleaner. As consequent skin elimination diminishes, offensive odours will inevitably also subside, leaving your body in less need of strong sweet scented soaps to mask the consequences of skin elimination. Apart from a small box of baking soda, which we very, very rarely use, and will last us for probably a couple of years or more, we don't have any chemical products in our house, we simply have no need for them; even our clothes get washed in purely cold, <text:span text:style-name="T1231">soapless</text:span> water.</text:p>
        <text:p text:style-name="P189">On fruit, you will find your breathing greatly improves, and your sense of smell will undergo radical changes. No longer will you suffer from constipated sinuses, and both nostrils, unhindered from excessive mucus build up, will provide smooth easy access for the air <text:span text:style-name="T1231">one</text:span> breath<text:span text:style-name="T1231">es</text:span> to flow naturally to <text:span text:style-name="T1231">and through</text:span> <text:span text:style-name="T1231">the</text:span> lungs. After a while, and <text:soft-page-break/>much cleansing, your body will start to give you much clearer signs about the foods you eat and smell. Certain foods whose aromas you once found tantalisingly irresistible, will eventually lose their appeal as their odours become less and less appetising. The reverse will also be true for certain fruits which may smell particularly unappealing for those hooked on cooked, and as the body undergoes internal spring cleaning, the aroma of such fruits will eventually become so alluring and enchanting that you'll wonder how you possibly could have managed without them in your life.</text:p>
        <text:p text:style-name="P189"><draw:frame draw:style-name="fr3" draw:name="Frame468" text:anchor-type="paragraph" svg:x="7.468cm" svg:y="3.937cm" svg:width="4.576cm" draw:z-index="277"><draw:text-box fo:min-height="1.455cm"><text:p text:style-name="P64"><text:span text:style-name="Strong_20_Emphasis"><text:span text:style-name="T474">“It is time for parents to teach young people early on that in diversity there is beauty and there is strength.” - Maya Angelou</text:span></text:span></text:p></draw:text-box></draw:frame>As your body and mind both become cleaner and clearer, so too will your sleep become easier and less troubled. <text:span text:style-name="T921">Of course, there are other issues which can adversely affect one's sleeping pattern, not least of which is stress and general pressures of society, but in all cases thriving on a fruit diet should be of aid in normalising ones sleeping pattern and ensuring a good nights sleep. Naturally as you begin to focus more on positive things in your life, another consequence of fruitful enlightenment, your dreams too should become less chaotic, more meaningful, and generally much more peaceful in nature too.</text:span></text:p>
        <text:h text:style-name="P733" text:outline-level="3"><text:bookmark-start text:name="__RefHeading___Toc27838_1121031896"/>The Diversity of Fruit<text:bookmark-end text:name="__RefHeading___Toc27838_1121031896"/></text:h>
        <text:p text:style-name="P407">I suspect many <text:span text:style-name="T1368">who only eat fruit as a treat after Sunday lunch, or once or twice a year at thanksgiving and Christmas, </text:span>would be <text:span text:style-name="T1371">hard pushed at listing more than</text:span> 20 or 30 <text:span text:style-name="T1371">different types of fruit</text:span>. <text:span text:style-name="T1371">It would not be at all surprising, </text:span>on closer <text:span text:style-name="T1371">inspection</text:span>, <text:span text:style-name="T1371">to find </text:span>non fruits <text:span text:style-name="T1371">included </text:span>in their list<text:span text:style-name="T1371">s</text:span>, <text:span text:style-name="T1362">perhaps backed up by </text:span>definitions of fruit not at all compatible with the Eden Fruitarian<text:span text:style-name="T1362">'s perspective, who recognises fruit to be t</text:span>he edible flesh surround<text:span text:style-name="T1365">ing</text:span> and encapsulat<text:span text:style-name="T1365">ing</text:span> the seed, the potential offspring of the <text:span text:style-name="T1365">mother plant</text:span>.</text:p>
        <text:p text:style-name="P408">Even <text:span text:style-name="T1371">many </text:span>budding Eden Fruitarians will probably struggle naming 50 or more, and yet there are likely <text:span text:style-name="T1368">hundreds of </text:span>different types of fruit in use in the western world, and countless variation<text:span text:style-name="T1365">s</text:span> of flavours, textures <text:span text:style-name="T1365">and aromas</text:span> within those fruit species. <text:span text:style-name="T1368">I'm certain there </text:span>are far more edible fruits <text:span text:style-name="T1365">generally </text:span>unknown to us than there are known, indeed native <text:span text:style-name="T1364">Amazonian</text:span> rainforest dwellers are said to recognise and use as many as 2000 different fruits of the estimated 3000 fruits within it<text:note text:id="ftn165" text:note-class="endnote"><text:note-citation>165</text:note-citation><text:note-body><text:p text:style-name="P640"><text:s/>“<text:span text:style-name="T1363">The Wealth of The Rainforests”, </text:span><text:span text:style-name="T64">Savetheamazon.org</text:span><text:span text:style-name="T1363">, Accessed November 27, 2015, </text:span><text:a xlink:type="simple" xlink:href="http://www.savetheamazon.org/rainforeststats.htm" text:style-name="Internet_20_link" text:visited-style-name="Visited_20_Internet_20_Link"><text:span text:style-name="T1363">http://www.savetheamazon.org/rainforeststats.htm</text:span></text:a><text:span text:style-name="T1363"> </text:span></text:p></text:note-body></text:note>!</text:p>
        <text:p text:style-name="P409"><draw:frame draw:style-name="fr5" draw:name="Frame469" text:anchor-type="paragraph" svg:y="3.048cm" svg:width="6.274cm" draw:z-index="278"><draw:text-box fo:min-height="2.184cm"><text:p text:style-name="P65"><text:span text:style-name="Strong_20_Emphasis"><text:span text:style-name="T475">“And when you crush an apple with your teeth, say to it in your heart:</text:span></text:span></text:p><text:p text:style-name="P65"><text:span text:style-name="Strong_20_Emphasis"><text:span text:style-name="T475">Your seeds shall live in my body, </text:span></text:span></text:p><text:p text:style-name="P65"><text:span text:style-name="Strong_20_Emphasis"><text:span text:style-name="T475">And the buds of your tomorrow shall blossom in my heart,</text:span></text:span></text:p><text:p text:style-name="P65"><text:span text:style-name="Strong_20_Emphasis"><text:span text:style-name="T475">And your fragrance shall be my breath,</text:span></text:span></text:p><text:p text:style-name="P65"><text:span text:style-name="Strong_20_Emphasis"><text:span text:style-name="T475">And together we shall rejoice through all the seasons.” - Kahlil Gibran</text:span></text:span></text:p></draw:text-box></draw:frame><text:soft-page-break/><text:span text:style-name="T1374">Out of curiosity, I asked </text:span><text:span text:style-name="Strong_20_Emphasis"><text:span text:style-name="T99">Květa</text:span></text:span><text:span text:style-name="T1368"> to sit down with me and list all the fruits we could think of, we came up with a list of about 100 within about 30 minutes</text:span><text:span text:style-name="T1368"><text:note text:id="ftn166" text:note-class="endnote"><text:note-citation>166</text:note-citation><text:note-body><text:p text:style-name="P641">Abiu, Akee, <text:span text:style-name="T1368">Apricot, </text:span>Apple, Avocado, Banana, Black Currant, Black Sapote, Blackberry, Blue Berry, <text:span text:style-name="T1366">Boysenberry, Brazilian Cherry, </text:span>Canistel, <text:span text:style-name="T1367">Capsicum,</text:span> Carambola, Chempedak, Cherimoya, Cherry, Chilli, <text:span text:style-name="T1367">Clementine, Cloudberries, Coffee Berry, Cranberries, </text:span>Cucumber, <text:span text:style-name="T1366">Cumquat,</text:span> Date, <text:span text:style-name="T1370">Dragon Fruit, </text:span>Durian, Elderberry, <text:span text:style-name="T1370">Engkala, </text:span>Fig, Frogskin Melon, <text:span text:style-name="T1368">Gimpy fruit (with utmost care!), </text:span>Grape, Grapefruit, Gramachama, Granadilla, <text:span text:style-name="T1366">Green Sapote,</text:span> <text:span text:style-name="T1366">Gooseberry, Halle Berry, Hog Plum, Honey-dew Melon, Ice-Cream Bean, Jaboticaba, Jackfruit, Kaki, Kiwi, Lemon, Lemonade Fruit, Langsat, Lemon, Lime, Longan, Loquat, Lychee, Mabola, Mame Sapote, Mandarin, Mango, Mangosteen, Marang, Miracle Fruit, Mulberry, Nashi Pear, Nectarine, Olive, Orange, Passion Fruit, Papaya, Pawpaw, Peach, Peanut-butter Fruit, Pear, Pineapple, Plum, Pomegranate, Pomnelo, Prickly Pear, Pumpkin, Quince, Rambutan, Raspberry, Red Currant, Rollinia, Rose Apple, Rosehip, Star Apple, Sapote American, Sapodilla, Satsuma, Strawberry, Sun Sapote, Tamarind, Tangelo, Tomato, Ugli Fruit, Water Melon, White Currant, White Sapote, Wompee, Zafu, Zucchini.</text:span></text:p><text:p text:style-name="P646"><text:s text:c="7"/>We got stuck on V, X and Y, although I am quite sure that there are probably some fruits beginning with those letters except perhaps the X. We could have perhaps said Yellow Sapote for the Y, but we'd already stated that one as Canistel, and before you say anything, the Sapote fruits are mostly unrelated, there is no such fruit as simply Sapote! - Also note the distinct absence of coconut from the list, as they are a nut, not a fruit! Same goes for peas and other legumes.. NOT fruits! And yes, pumpkin IS a fruit, as are cucumbers, tomatoes, zucchini and rosehips, though be careful to avoid the hairs!! I think I've tried all the above fruits, except the Pawpaw, Sun Sapote , Zafu (hopefully one day, we have a small tree in the garden!), oh and Halle Berry of course :) !. </text:p></text:note-body></text:note></text:span>, <text:span text:style-name="T1369">no googling, no cheating</text:span>! <text:span text:style-name="T1369">Have a go and see how many you can think of. I'm sure we probably know more, but this was just a quick brainstorm to see how many spring to mind. When one considers that with apples alone there are well over 7000 different known varieties</text:span><text:span text:style-name="T1369"><text:note text:id="ftn167" text:note-class="endnote"><text:note-citation>167</text:note-citation><text:note-body><text:p text:style-name="P658">“How Many Apple Varieties are Grown in the United States?”, <text:span text:style-name="T14">GourmetsSpot.com</text:span>, Accessed November 27, 2015, <text:a xlink:type="simple" xlink:href="http://www.gourmetspot.com/know/applevarieties.htm" text:style-name="Internet_20_link" text:visited-style-name="Visited_20_Internet_20_Link">http://www.gourmetspot.com/know/applevarieties.htm</text:a> </text:p></text:note-body></text:note></text:span><text:span text:style-name="T1369"> one must surely soon realise the immense diversity of fruit the world offers. </text:span></text:p>
        <text:p text:style-name="P416">I think most people are really quite unaware of the huge variety of fruit in existence, as, in the cases of most fruit, there are only a handful of selected varieties that are focused on and made commercially available. I consider this a travesty, but at the same time, it is well worth acknowledging that those lions out there, who so many admire with enthusiasm and eager devotion, have far far less variety. They probably don't even care what type of animal they eat so long as it bleeds or once did! I feel quite certain you'd get no complaints from any lion, if all it had on the menu for the rest of its life was zebra, for breakfast, lunch, dinner and supper!</text:p>
        <text:p text:style-name="P417"><draw:frame draw:style-name="fr5" draw:name="Frame440" text:anchor-type="paragraph" svg:y="3.505cm" svg:width="4.826cm" draw:z-index="235"><draw:text-box fo:min-height="1.651cm"><text:p text:style-name="P44"><text:span text:style-name="Strong_20_Emphasis"><text:span text:style-name="T346">“It is our duty as men and women to proceed as </text:span></text:span><text:span text:style-name="Strong_20_Emphasis"><text:span text:style-name="T473">if</text:span></text:span><text:span text:style-name="Strong_20_Emphasis"><text:span text:style-name="T346"> the limits of our abilities do not exist.” - Teilhard de Chardin</text:span></text:span></text:p></draw:text-box></draw:frame>Having a wide selection of fruit to choose from, which is certainly the case in our corner of the world where we practically live in a fruit bowl, doubtlessly adds spice to fruitarianism but its not an absolute dire necessity. There are times of the year <text:span text:style-name="T1531">when </text:span>we might go for months on end with little more than copious amounts of orange juice and salads with tomatoes, cucumbers, zucchini, capsicum and avocado, and we're more than satisfied with these selected fruits which I imagine to be available in pretty much whatever part of the world one lives.</text:p>
        <text:p text:style-name="P421">Supplementing such a regime with the occasional baked lamb's bottom, brandy and a cigar would only deteriorate the joy we get from life, and even adding the occasional roasted potato would likely only serve to open up old addictions and negative spirals I personally struggled for years to break free from.</text:p>
        <text:p text:style-name="P527">Mullah Nasrud<text:span text:style-name="T1436">d</text:span>in had been eating only fruit for over 30 years <text:soft-page-break/>and was about to celebrate his 99th birthday, a local journalist interviewed him for the occasion and finally stated: “I hope I can come back next year and see you on your 100th birthday.” “I don't see why not,” said the old Mullah. “you look healthy enough.”</text:p>
        <text:h text:style-name="P737" text:outline-level="3"><text:bookmark-start text:name="__RefHeading___Toc27840_1121031896"/>The Island Game<text:bookmark-end text:name="__RefHeading___Toc27840_1121031896"/></text:h>
        <text:p text:style-name="P418"><draw:frame draw:style-name="fr3" draw:name="Frame470" text:anchor-type="paragraph" svg:x="8.393cm" svg:y="4.443cm" svg:width="3.648cm" draw:z-index="280"><draw:text-box fo:min-height="0.764cm"><text:p text:style-name="P67"><text:span text:style-name="Strong_20_Emphasis"><text:span text:style-name="T478">“Some people talk to animals. Not many listen though. That's the problem.” - Winnie the Pooh </text:span></text:span></text:p></draw:text-box></draw:frame>If you enjoyed counting the fruits you know, I have another cute little activity for you. Imagine you are stranded on a tropical island, one you must live on for the rest of your days, this time instead of there being only feral pigs and fish to eat, you get to choose ten types of fruit that grow all over the island in abundance, and fruit all year round. Which ten fruits will you choose? Write them down somewhere, and in a year from now, hopefully with more fruit knowledge under your belt, write a list again, without referring to your first list. Watch how it evolves with you! Maybe make it a regular once a year game, and remember, only ten! (Let me add, if you choose apples as one of your fruits, you get to experience all 7000+ varieties!) </text:p>
        <text:h text:style-name="P742" text:outline-level="3"><text:bookmark-start text:name="__RefHeading__23252_1925073569"/><text:span text:style-name="Strong_20_Emphasis"><text:span text:style-name="T129">Facing Reality</text:span></text:span><text:bookmark-end text:name="__RefHeading__23252_1925073569"/></text:h>
        <text:p text:style-name="P538"><text:span text:style-name="T1373">Well, I got slightly waylaid again there, but back to the previously mentioned benefits of fruit eating, I wish to make clear that i</text:span>t would be wrong of me to make you think that <text:span text:style-name="T1373">they</text:span> will become immediately apparent on transiting to a fruit diet. Sadly, in the vast majority of cases, this is not at all the case. You can't undo a lifetime of bad food choices overnight or even over the space of a few short weeks. Sometimes, the internal damage done may take months or <text:span text:style-name="T1271">possibly </text:span>even years to fully heal, much depending on just how committed one is, and one's strength of character when dealing with inevitable food cravings; decades of eating foods you were never meant to eat, will not give up their hold on your body <text:span text:style-name="T1271">(or mind) </text:span>without a fight you are almost guaranteed to be destined to curse. This struggle is rarely an easy one.</text:p>
        <text:p text:style-name="P538">As far as I can tell, Eden Fruitarianism is a win-win for all parties concerned, in other words everyone, regardless of species. If I knew of any definite disadvantages, other than the obvious social inconveniences that one sooner or later will learn to deal with, I would catalogue them here, but quite honestly I just don't see them. My own <text:soft-page-break/>life has become much more meaningful since stepping onto the Eden Fruitarian path and I simply love the life I have.</text:p>
        <text:p text:style-name="P538"><draw:frame draw:style-name="fr3" draw:name="Frame442" text:anchor-type="paragraph" svg:x="8.153cm" svg:y="0.508cm" svg:width="3.877cm" draw:z-index="317"><draw:text-box fo:min-height="1.912cm"><text:p text:style-name="P27"><text:span text:style-name="Strong_20_Emphasis"><text:span text:style-name="T185">“</text:span></text:span><text:span text:style-name="Strong_20_Emphasis"><text:span text:style-name="T347">Imagination is more important than knowledge” - Einstein</text:span></text:span></text:p></draw:text-box></draw:frame>Remember, the best research <text:span text:style-name="T1575">one</text:span> <text:span text:style-name="T1575">can </text:span>ever do into the Eden Fruitarian lifestyle is to experience it for <text:span text:style-name="T1575">one</text:span>self. Sure <text:span text:style-name="T1575">one</text:span> can <text:span text:style-name="T1575">conduct</text:span> research, read the success stories and the failures, but the only way <text:span text:style-name="T1575">to</text:span> ever know the truth, is through self experience <text:span text:style-name="T1277">a</text:span>nd best to begin such a journey with a positive state of mind and vision of <text:span text:style-name="T1575">one's</text:span> future success. Holding fear and doubt will only help to forecast <text:span text:style-name="T1575">one's</text:span> own downfall. This is not a path which is well trodden, but it is one with an extraordinary destination.</text:p>
        <text:p text:style-name="P538"/>
        <text:p text:style-name="P538"/>
        <text:p text:style-name="P14">“<text:span text:style-name="T14">Man may live entirely upon fruits, </text:span></text:p>
        <text:p text:style-name="P15">in better health than the majority of mankind now enjoy. </text:p>
        <text:p text:style-name="P14"><text:span text:style-name="T14">Good, sound, ripe fruits are never a cause of disease.</text:span>”</text:p>
        <text:p text:style-name="P539"><text:span text:style-name="T98">–</text:span> Charles W. De Lacy Evans</text:p>
        <text:p text:style-name="P541"/>
        <text:p text:style-name="P541"/>
        <text:p text:style-name="P16"><text:span text:style-name="T98">“</text:span><text:span text:style-name="T94">The human body system, from hands to teeth to digestive juices, was designed to cope superbly with fruit…nothing fulfills our vitamin, mineral and toxin-cleansing water needs more than fruit.</text:span><text:span text:style-name="T98">”</text:span></text:p>
        <text:p text:style-name="P540"><text:span text:style-name="T98">– </text:span>Ranulph Fiennes</text:p>
        <text:p text:style-name="P540"/>
        <text:p text:style-name="P540"/>
        <text:p text:style-name="P146">“<text:span text:style-name="T1627">Man did not take to meat in the natural way of evolution:</text:span></text:p>
        <text:p text:style-name="P148">his body is still that of the perfect fruit eater in every respect.</text:p>
        <text:p text:style-name="P148">Man was forced to this unnatural food by terrestrial catastrophes...</text:p>
        <text:p text:style-name="P148">which for a time deprived him of his natural food.”</text:p>
        <text:p text:style-name="P150">– Dr O.L.M. Abramowski M.D.</text:p>
        <text:h text:style-name="P687" text:outline-level="2"><text:bookmark-start text:name="__RefHeading__13082_1588095529"/>THE HUMANS<text:bookmark-end text:name="__RefHeading__13082_1588095529"/></text:h>
        <text:h text:style-name="P738" text:outline-level="3"><draw:frame draw:style-name="fr3" draw:name="Frame381" text:anchor-type="paragraph" svg:x="6.662cm" svg:y="0.418cm" svg:width="5.378cm" draw:z-index="173"><draw:text-box fo:min-height="1.189cm"><text:p text:style-name="P54"><text:span text:style-name="Strong_20_Emphasis"><text:span text:style-name="T381">“Tradition becomes our security, and when the mind is secure it is in decay.” - Jiddu Krishnamurti</text:span></text:span></text:p></draw:text-box></draw:frame><text:bookmark-start text:name="__RefHeading___Toc58387_622177643"/><text:span text:style-name="Strong_20_Emphasis"><text:span text:style-name="T996">Tradition</text:span></text:span><text:bookmark-end text:name="__RefHeading___Toc58387_622177643"/></text:h>
        <text:p text:style-name="P561"><draw:frame draw:style-name="fr3" draw:name="Frame382" text:anchor-type="paragraph" svg:x="4.99cm" svg:y="6.914cm" svg:width="7.05cm" draw:z-index="255"><draw:text-box fo:min-height="6.802cm"><text:p text:style-name="P55"><text:span text:style-name="Strong_20_Emphasis"><text:span text:style-name="T381">“</text:span></text:span><text:span text:style-name="Strong_20_Emphasis"><text:span text:style-name="T382">The bull has wet newspapers stuffed into his ears; vaseline is rubbed into his eyes to blur his vision; cotton is stuffed up his nostrils to cut off his respiration and a needle is stuck into his genitals. Also, a strong caustic solution is rubbed onto his legs which throws him off balance. This also keeps him from lying down on the ground. In addition to this, drugs are administered to pep him up or slow him down, and strong laxatives are added to his feed to further incapacitate him. He is kept in a dark box for a couple of days before he faces the ring: the purpose of this is to disorientate him.</text:span></text:span><text:span text:style-name="Strong_20_Emphasis"><text:span text:style-name="T381">” - </text:span></text:span><text:span text:style-name="Strong_20_Emphasis"><text:span text:style-name="T382">http://www.stopbullfighting.org.uk/facts.htm</text:span></text:span></text:p></draw:text-box></draw:frame><text:span text:style-name="Strong_20_Emphasis"><text:span text:style-name="T928">We humans are a mighty strange species. Peoples the world over cling to the most peculiar sets of belief and traditions, often passed on from generation to generation for hundreds or even thousands of years, ways of life </text:span></text:span><text:span text:style-name="Strong_20_Emphasis"><text:span text:style-name="T929">and daily habits</text:span></text:span><text:span text:style-name="Strong_20_Emphasis"><text:span text:style-name="T928"> that are </text:span></text:span><text:span text:style-name="Strong_20_Emphasis"><text:span text:style-name="T948">simply</text:span></text:span><text:span text:style-name="Strong_20_Emphasis"><text:span text:style-name="T928"> accepted as normal from one time period to the next and rarely if ever questioned. </text:span></text:span><text:span text:style-name="Strong_20_Emphasis"><text:span text:style-name="T930">Although there may be a certain harmlessness and even a touch of humour and innocent fun attached to many such traditions, which may simply involve wearing a certain style of costume on set days, or performing some kind of </text:span></text:span><text:span text:style-name="Strong_20_Emphasis"><text:span text:style-name="T931">ritual </text:span></text:span><text:span text:style-name="Strong_20_Emphasis"><text:span text:style-name="T930">dance to celebrate an event or time of year, </text:span></text:span><text:span text:style-name="Strong_20_Emphasis"><text:span text:style-name="T946">o</text:span></text:span><text:span text:style-name="Strong_20_Emphasis"><text:span text:style-name="T930">ther ethnic beliefs and practises, especially when viewed </text:span></text:span><text:span text:style-name="Strong_20_Emphasis"><text:span text:style-name="T931">by those of altogether different backgrounds,</text:span></text:span><text:span text:style-name="Strong_20_Emphasis"><text:span text:style-name="T930"> can often be readily recognised as clearly uncivilised or even outrightly </text:span></text:span><text:span text:style-name="Strong_20_Emphasis"><text:span text:style-name="T931">distressing and </text:span></text:span><text:span text:style-name="Strong_20_Emphasis"><text:span text:style-name="T930">villainous. </text:span></text:span><text:span text:style-name="Strong_20_Emphasis"><text:span text:style-name="T931">Sadly, there are far too many examples of the latter, each with it's own poignant brand of hideousness. </text:span></text:span></text:p>
        <text:p text:style-name="P562"><text:span text:style-name="Strong_20_Emphasis"><text:span text:style-name="T932">There's the</text:span></text:span><text:span text:style-name="Strong_20_Emphasis"><text:span text:style-name="T931"> sadistic act of ritual female genital mutilation</text:span></text:span><text:span text:style-name="Strong_20_Emphasis"><text:span text:style-name="T931"><text:note text:id="ftn168" text:note-class="endnote"><text:note-citation>168</text:note-citation><text:note-body><text:p text:style-name="P628">“<text:span text:style-name="T1297">Female Genital Manipulation”, </text:span><text:span text:style-name="T30">W</text:span><text:span text:style-name="T56">ikipedia</text:span><text:span text:style-name="T1297">, Accessed November 1, 2015, </text:span><text:a xlink:type="simple" xlink:href="https://en.wikipedia.org/wiki/Female_genital_mutilation" text:style-name="Internet_20_link" text:visited-style-name="Visited_20_Internet_20_Link"><text:span text:style-name="T1297">https://en.wikipedia.org/wiki/Female_genital_mutilation</text:span></text:a><text:span text:style-name="T1297"> </text:span></text:p></text:note-body></text:note></text:span></text:span><text:span text:style-name="Strong_20_Emphasis"><text:span text:style-name="T933"> legal in many countries throughout Africa, the middle East, and Asia</text:span></text:span><text:span text:style-name="Strong_20_Emphasis"><text:span text:style-name="T931">. </text:span></text:span><text:span text:style-name="Strong_20_Emphasis"><text:span text:style-name="T935">Then there's t</text:span></text:span><text:span text:style-name="Strong_20_Emphasis"><text:span text:style-name="T932">he warped </text:span></text:span><text:span text:style-name="Strong_20_Emphasis"><text:span text:style-name="T933">custom</text:span></text:span><text:span text:style-name="Strong_20_Emphasis"><text:span text:style-name="T932"> of finger cutting</text:span></text:span><text:span text:style-name="Strong_20_Emphasis"><text:span text:style-name="T932"><text:note text:id="ftn169" text:note-class="endnote"><text:note-citation>169</text:note-citation><text:note-body><text:p text:style-name="P629">P.J. Leo, “Ikipalin, the Finger Cutting Tradition”, <text:span text:style-name="T14">The Jakarta Post</text:span>, September 15, 2012, <text:a xlink:type="simple" xlink:href="http://www.thejakartapost.com/news/2012/09/15/ikipalin-finger-cutting-tradition.html" text:style-name="Internet_20_link" text:visited-style-name="Visited_20_Internet_20_Link">http://www.thejakartapost.com/news/2012/09/15/ikipalin-finger-cutting-tradition.html</text:a> <text:s/></text:p></text:note-body></text:note></text:span></text:span><text:span text:style-name="Strong_20_Emphasis"><text:span text:style-name="T932"> </text:span></text:span><text:span text:style-name="Strong_20_Emphasis"><text:span text:style-name="T933">practised by the Dani tribes' people of Papua New Guinea. </text:span></text:span><text:span text:style-name="Strong_20_Emphasis"><text:span text:style-name="T935">And the n</text:span></text:span><text:span text:style-name="Strong_20_Emphasis"><text:span text:style-name="T934">eck </text:span></text:span><text:span text:style-name="Strong_20_Emphasis"><text:span text:style-name="T935">r</text:span></text:span><text:span text:style-name="Strong_20_Emphasis"><text:span text:style-name="T934">ings </text:span></text:span><text:span text:style-name="Strong_20_Emphasis"><text:span text:style-name="T935">forced onto young girls, </text:span></text:span><text:span text:style-name="Strong_20_Emphasis"><text:span text:style-name="T934">used to elongate the</text:span></text:span><text:span text:style-name="Strong_20_Emphasis"><text:span text:style-name="T935">ir</text:span></text:span><text:span text:style-name="Strong_20_Emphasis"><text:span text:style-name="T934"> neck</text:span></text:span><text:span text:style-name="Strong_20_Emphasis"><text:span text:style-name="T935">s</text:span></text:span><text:span text:style-name="Strong_20_Emphasis"><text:span text:style-name="T934"> supposedly to make the wearer</text:span></text:span><text:span text:style-name="Strong_20_Emphasis"><text:span text:style-name="T935">s</text:span></text:span><text:span text:style-name="Strong_20_Emphasis"><text:span text:style-name="T934"> more attractive, but no doubt also shortening the</text:span></text:span><text:span text:style-name="Strong_20_Emphasis"><text:span text:style-name="T935">ir</text:span></text:span><text:span text:style-name="Strong_20_Emphasis"><text:span text:style-name="T934"> li</text:span></text:span><text:span text:style-name="Strong_20_Emphasis"><text:span text:style-name="T935">ves</text:span></text:span><text:span text:style-name="Strong_20_Emphasis"><text:span text:style-name="T934"> as well as bringing considerable discomfort and pains. </text:span></text:span><text:span text:style-name="Strong_20_Emphasis"><text:span text:style-name="T935">It was not that long ago that the cruel cultures of f</text:span></text:span><text:span text:style-name="Strong_20_Emphasis"><text:span text:style-name="T931">oot binding</text:span></text:span><text:span text:style-name="Strong_20_Emphasis"><text:span text:style-name="T931"><text:note text:id="ftn170" text:note-class="endnote"><text:note-citation>170</text:note-citation><text:note-body><text:p text:style-name="P628">“<text:span text:style-name="T1297">Foot Binding”, </text:span><text:span text:style-name="T56">Wikipedia</text:span><text:span text:style-name="T1297">, Accessed November 1, 2015, </text:span><text:soft-page-break/><text:a xlink:type="simple" xlink:href="https://en.wikipedia.org/wiki/Foot_binding" text:style-name="Internet_20_link" text:visited-style-name="Visited_20_Internet_20_Link"><text:span text:style-name="T1297">https://en.wikipedia.org/wiki/Foot_binding</text:span></text:a><text:span text:style-name="T1297"> </text:span></text:p></text:note-body></text:note></text:span></text:span><text:span text:style-name="Strong_20_Emphasis"><text:span text:style-name="T931"> </text:span></text:span><text:span text:style-name="Strong_20_Emphasis"><text:span text:style-name="T935">and </text:span></text:span><text:span text:style-name="Strong_20_Emphasis"><text:span text:style-name="T933">Sati</text:span></text:span><text:span text:style-name="Strong_20_Emphasis"><text:span text:style-name="T933"><text:note text:id="ftn171" text:note-class="endnote"><text:note-citation>171</text:note-citation><text:note-body><text:p text:style-name="P630">“<text:span text:style-name="T1298">Sati (practice)”, </text:span><text:span text:style-name="T57">Wikipedia</text:span><text:span text:style-name="T1298">, Accessed November 1, 2015, </text:span><text:a xlink:type="simple" xlink:href="https://en.wikipedia.org/wiki/Sati_%28practice%29" text:style-name="Internet_20_link" text:visited-style-name="Visited_20_Internet_20_Link"><text:span text:style-name="T1298">https://en.wikipedia.org/wiki/Sati_%28practice%29</text:span></text:a><text:span text:style-name="T1298"> <text:s/></text:span></text:p></text:note-body></text:note></text:span></text:span><text:span text:style-name="Strong_20_Emphasis"><text:span text:style-name="T933"> </text:span></text:span><text:span text:style-name="Strong_20_Emphasis"><text:span text:style-name="T934">(ritual widow suicide, originating in </text:span></text:span><text:span text:style-name="Strong_20_Emphasis"><text:span text:style-name="T933">India </text:span></text:span><text:span text:style-name="Strong_20_Emphasis"><text:span text:style-name="T934">but practised also in neighbouring countries</text:span></text:span><text:span text:style-name="Strong_20_Emphasis"><text:span text:style-name="T935">) were fully illegalised, in fact only during the 1900s!</text:span></text:span></text:p>
        <text:p text:style-name="P563"><text:soft-page-break/><text:span text:style-name="Strong_20_Emphasis"><text:span text:style-name="T936">I'm sure there are a lot more such examples of wildly abusive habits passed on from one generation to the next, and one thing they all have in common, is that seen from the viewpoint of anyone not directly attached or involved with them, the abuse will pretty much always be obvious, whereas those immersed and culturally invested in them will find the abuse much harder to recognise. </text:span></text:span><text:span text:style-name="Strong_20_Emphasis"><text:span text:style-name="T944">W</text:span></text:span><text:span text:style-name="Strong_20_Emphasis"><text:span text:style-name="T936">hen it comes to the abuse of nonhuman animals, we find it relatively simple to recognise abuse performed by other cultures, but difficult to acknowledge the same kinds of abuse practised by our own tribesmen. Take for example the bullfighting </text:span></text:span><text:span text:style-name="Strong_20_Emphasis"><text:span text:style-name="T937">culture </text:span></text:span><text:span text:style-name="Strong_20_Emphasis"><text:span text:style-name="T936">in Spain </text:span></text:span><text:span text:style-name="Strong_20_Emphasis"><text:span text:style-name="T937">and some other countries, or the practise of bear baiting</text:span></text:span><text:span text:style-name="Strong_20_Emphasis"><text:span text:style-name="T937"><text:note text:id="ftn172" text:note-class="endnote"><text:note-citation>172</text:note-citation><text:note-body><text:p text:style-name="P631">“<text:span text:style-name="T1299">Bear Baiting”, </text:span><text:span text:style-name="T58">Wikipedia</text:span><text:span text:style-name="T1299">, Accessed November 1, 2015, </text:span><text:a xlink:type="simple" xlink:href="https://en.wikipedia.org/wiki/Bear-baiting" text:style-name="Internet_20_link" text:visited-style-name="Visited_20_Internet_20_Link"><text:span text:style-name="T1299">https://en.wikipedia.org/wiki/Bear-baiting</text:span></text:a><text:span text:style-name="T1299"> </text:span></text:p></text:note-body></text:note></text:span></text:span><text:span text:style-name="Strong_20_Emphasis"><text:span text:style-name="T937"> or the English tradition of fox hunting, </text:span></text:span><text:span text:style-name="Strong_20_Emphasis"><text:span text:style-name="T938">seen from the outside, these are most easily recognised as offensive, unkind and frankly quite barbarous, and yet those who have been born into the culture, and taught to either participate directly or cheer such events on from the sidelines, will most likely argue in favour of the continuation of their traditions, and will even express anger and hatred to</text:span></text:span><text:span text:style-name="Strong_20_Emphasis"><text:span text:style-name="T948">ward</text:span></text:span><text:span text:style-name="Strong_20_Emphasis"><text:span text:style-name="T938"> those challeng</text:span></text:span><text:span text:style-name="Strong_20_Emphasis"><text:span text:style-name="T948">ing</text:span></text:span><text:span text:style-name="Strong_20_Emphasis"><text:span text:style-name="T938"> their 'rights' to continue whatever abuse it is they have been brainwashed into supporting. </text:span></text:span></text:p>
        <text:p text:style-name="P565"><draw:frame draw:style-name="fr3" draw:name="Frame384" text:anchor-type="paragraph" svg:x="7.29cm" svg:y="2.274cm" svg:width="4.757cm" draw:z-index="260"><draw:text-box fo:min-height="3.134cm"><text:p text:style-name="P58"><text:span text:style-name="Strong_20_Emphasis"><text:span text:style-name="T384">“Believe, take for your doctrine, and hold true to that, which, after serious investigation, seems to you to further the welfare of all beings.” - Jean-Yves Leloup</text:span></text:span></text:p></draw:text-box></draw:frame><text:span text:style-name="Strong_20_Emphasis"><text:span text:style-name="T942">This inherited bias toward particular types of abuse to selected victim species, </text:span></text:span><text:span text:style-name="Strong_20_Emphasis"><text:span text:style-name="T949">genders or individuals</text:span></text:span><text:span text:style-name="Strong_20_Emphasis"><text:span text:style-name="T942"> is by no means limited to animals exploited by the entertainment industry, it is also the reason why</text:span></text:span><text:span text:style-name="Strong_20_Emphasis"><text:span text:style-name="T947"> many are</text:span></text:span><text:span text:style-name="Strong_20_Emphasis"><text:span text:style-name="T942"> so quick to judge cultures which eat cats, dogs or horses, as if </text:span></text:span><text:span text:style-name="Strong_20_Emphasis"><text:span text:style-name="T943">by partaking in their flesh one commits more of an atrocity than when one gorges on pi</text:span></text:span><text:span text:style-name="Strong_20_Emphasis"><text:span text:style-name="T942">gs, sheep and cows!</text:span></text:span></text:p>
        <text:p text:style-name="P563"><text:span text:style-name="Strong_20_Emphasis"><text:span text:style-name="T938">I think, on the whole throughout history, it has been quite rare for individuals to see beyond their cultural brainwashing and step outside of it, but I also recognise that this is changing and more and more people are awakening to their true selves, </text:span></text:span><text:span text:style-name="Strong_20_Emphasis"><text:span text:style-name="T939">recognising harm where they had previously been unable to, </text:span></text:span><text:span text:style-name="Strong_20_Emphasis"><text:span text:style-name="T938">and realising they want no part </text:span></text:span><text:span text:style-name="Strong_20_Emphasis"><text:span text:style-name="T939">in habits that cause the suffering </text:span></text:span><text:span text:style-name="Strong_20_Emphasis"><text:span text:style-name="T938">of others.</text:span></text:span></text:p>
        <text:p text:style-name="P564"><text:span text:style-name="Strong_20_Emphasis"><text:span text:style-name="T940">This is generally the case when it concerns </text:span></text:span><text:span text:style-name="Strong_20_Emphasis"><text:span text:style-name="T945">obvious </text:span></text:span><text:span text:style-name="Strong_20_Emphasis"><text:span text:style-name="T940">abuse toward other humans, but tradition still has a strong hold on the psyche of humans where it concerns our relationship with other creatures, so when humans are exploited, it's rightly considered a tra</text:span></text:span><text:span text:style-name="Strong_20_Emphasis"><text:span text:style-name="T941">vesty of justice</text:span></text:span><text:span text:style-name="Strong_20_Emphasis"><text:span text:style-name="T940">, but when animals are exploited it's often </text:span></text:span><text:span text:style-name="Strong_20_Emphasis"><text:span text:style-name="T941">considered as </text:span></text:span><text:span text:style-name="Strong_20_Emphasis"><text:span text:style-name="T940">merely tradition. </text:span></text:span><text:span text:style-name="Strong_20_Emphasis"><text:span text:style-name="T936">In </text:span></text:span><text:soft-page-break/><text:span text:style-name="Strong_20_Emphasis"><text:span text:style-name="T936">fact many modern day humanitarians will likely readily acknowledge all forms of human abuse, but fully disregard abuse inflicted upon other species. </text:span></text:span></text:p>
        <text:p text:style-name="P568"><draw:frame draw:style-name="fr3" draw:name="Frame461" text:anchor-type="paragraph" svg:x="6.987cm" svg:y="4.655cm" svg:width="5.054cm" draw:z-index="256"><draw:text-box fo:min-height="2.727cm"><text:p text:style-name="P58"><text:span text:style-name="Strong_20_Emphasis"><text:span text:style-name="T384">“Sometimes tradition and habit are just that, comfortable excuses to leave things be, even when they are unjust and unworthy.” - Matthew Scully</text:span></text:span></text:p></draw:text-box></draw:frame><text:span text:style-name="Strong_20_Emphasis"><text:span text:style-name="T980">Yes, t</text:span></text:span><text:span text:style-name="Strong_20_Emphasis"><text:span text:style-name="T954">radition and belief systems are passed on through the ages, rarely questioned, and much more likely to be just accepted as facts of life, best left undisturbed, and let's attack and ridicule any</text:span></text:span><text:span text:style-name="Strong_20_Emphasis"><text:span text:style-name="T980">on</text:span></text:span><text:span text:style-name="Strong_20_Emphasis"><text:span text:style-name="T981">e</text:span></text:span><text:span text:style-name="Strong_20_Emphasis"><text:span text:style-name="T954"> brave enough to challenge the status quo. Any who </text:span></text:span><text:span text:style-name="Strong_20_Emphasis"><text:span text:style-name="T979">have insight enough</text:span></text:span><text:span text:style-name="Strong_20_Emphasis"><text:span text:style-name="T954"> to think out</text:span></text:span><text:span text:style-name="Strong_20_Emphasis"><text:span text:style-name="T955">si</text:span></text:span><text:span text:style-name="Strong_20_Emphasis"><text:span text:style-name="T954">de the box, will soon recognise just how destructive and ultimately life-threatening this desire to cling to tradition and belief actually is. Perversely enough, it is frequently the case that those who instinctively desire to step away from tradition and destructive belief sets also place their own lives in danger, as the systems of certain dogmatic cultures sadly sometimes do not look kindly upon those who dare oppose or criticise it, </text:span></text:span><text:span text:style-name="Strong_20_Emphasis"><text:span text:style-name="T973">and topsy-turv</text:span></text:span><text:span text:style-name="Strong_20_Emphasis"><text:span text:style-name="T990">il</text:span></text:span><text:span text:style-name="Strong_20_Emphasis"><text:span text:style-name="T973">y may even label them as indoctrinated!</text:span></text:span></text:p>
        <text:p text:style-name="P568"><draw:frame draw:style-name="fr3" draw:name="Frame417" text:anchor-type="paragraph" svg:x="7.698cm" svg:y="4.457cm" svg:width="4.343cm" draw:z-index="258"><draw:text-box fo:min-height="2.115cm"><text:p text:style-name="P57"><text:span text:style-name="Strong_20_Emphasis"><text:span text:style-name="T265">“The main reason people make myths is to rationalise their violence toward animals for food.” - Joseph Campbell</text:span></text:span></text:p></draw:text-box></draw:frame><text:span text:style-name="Strong_20_Emphasis"><text:span text:style-name="T954">I need to take a little time out here folks, because I am suddenly feeling incredibly overwhelmed with gratefulness that I'm not living under one of those oppressive regimes who so despise and fear freethinking individuals, that they will </text:span></text:span><text:span text:style-name="Strong_20_Emphasis"><text:span text:style-name="T973">sometimes go as far as to </text:span></text:span><text:span text:style-name="Strong_20_Emphasis"><text:span text:style-name="T954">detain, torture or assassinate all those who dare speak out in opposition to mainstream thought, especially those political or religious in nature. I am thankful to the Divine that I may speak my truth without fear of reprimand, as I am well aware there are far too many places on this earth where such liberties can only be taken under threat of one's livelihood and well-being.</text:span></text:span></text:p>
        <text:p text:style-name="P543"><text:span text:style-name="Strong_20_Emphasis"><text:span text:style-name="T1672">Mullah </text:span></text:span><text:span text:style-name="Strong_20_Emphasis"><text:span text:style-name="T1673">N</text:span></text:span><text:span text:style-name="Strong_20_Emphasis"><text:span text:style-name="T1672">asruddin's son picked up his father's copy of the Bible, as he opened the book, a pressed leaf fell onto the floor. The son bent to pick it up. The mullah looked at him, and asked “What is it you have there?” the boy looked up at his father with wide eyes, and with a certain amount of awe in his voice </text:span></text:span><text:span text:style-name="Strong_20_Emphasis"><text:span text:style-name="T1674">replied</text:span></text:span><text:span text:style-name="Strong_20_Emphasis"><text:span text:style-name="T1672">, “I think it's Adam's suit!”.</text:span></text:span></text:p>
        <text:p text:style-name="P568"><text:span text:style-name="Strong_20_Emphasis"><text:span text:style-name="T954">But where was I? Oh yes, I remember. </text:span></text:span><text:span text:style-name="Strong_20_Emphasis"><text:span text:style-name="T973">Humans</text:span></text:span><text:span text:style-name="Strong_20_Emphasis"><text:span text:style-name="T954"> are by far the most destructive species on the face of this planet. What we have done to this earth is inexcusable. We have ceased to acknowledge kinship of </text:span></text:span><text:soft-page-break/><text:span text:style-name="Strong_20_Emphasis"><text:span text:style-name="T954">spirit, and have adopted a species arrogance, a species superiority, which disregards not only the environment and an entirely uncountable number of animal lives, but also, </text:span></text:span><text:span text:style-name="Strong_20_Emphasis"><text:span text:style-name="T981">all too often still,</text:span></text:span><text:span text:style-name="Strong_20_Emphasis"><text:span text:style-name="T954"> disregards our own kind, our fellow human kin, whom we have been taught to distrust, fear and attack on command. Our nefarious habits have also led to us being the sickli</text:span></text:span><text:span text:style-name="Strong_20_Emphasis"><text:span text:style-name="T989">e</text:span></text:span><text:span text:style-name="Strong_20_Emphasis"><text:span text:style-name="T954">st </text:span></text:span><text:span text:style-name="Strong_20_Emphasis"><text:span text:style-name="T973">group </text:span></text:span><text:span text:style-name="Strong_20_Emphasis"><text:span text:style-name="T954">of beings, suffering from all manner of ailments and prognoses. Obesity forever on the rise, heart issues, blood pressure issues, cancers, digestive problems, joint issues, mental health problems; the list is </text:span></text:span><text:span text:style-name="Strong_20_Emphasis"><text:span text:style-name="T973">indefatigable, increasing daily,</text:span></text:span><text:span text:style-name="Strong_20_Emphasis"><text:span text:style-name="T954"> </text:span></text:span><text:span text:style-name="Strong_20_Emphasis"><text:span text:style-name="T973">and </text:span></text:span><text:span text:style-name="Strong_20_Emphasis"><text:span text:style-name="T954">full of combinations and permutations.</text:span></text:span></text:p>
        <text:p text:style-name="P568"><draw:frame draw:style-name="fr3" draw:name="Frame383" text:anchor-type="paragraph" svg:x="5.863cm" svg:y="5.59cm" svg:width="6.177cm" draw:z-index="174"><draw:text-box fo:min-height="5.579cm"><text:p text:style-name="P27"><text:span text:style-name="Strong_20_Emphasis"><text:span text:style-name="T185">“Although humans have adopted omnivorous and carnivorous eating practices, our anatomy and physiology have not changed. We remain biologically a species of fruit eaters. The human digestive system has been adapted to a diet of fruits and vegetables for more than 60 million years of development. A few thousand years of aberrant eating will not change our dietary requirements for optimum health.” - Dr. Alan Walker</text:span></text:span></text:p></draw:text-box></draw:frame><text:span text:style-name="Strong_20_Emphasis"><text:span text:style-name="T954">It is probably difficult to imagine, just how much most of these issues, from the humblest of migraines to the huge and mostly unimaginable devastation and destruction we, as a species, have permitted to continue pretty much unabated over the whole surface of this earth, how these issues are all related. Because they are, everything is interconnected, and so many of the problems that we are facing today all boil down to the fact that we are living a lie. The lie is so enormous, that it engulfs and dominates our entire existence. The lie is denial of our compassionate spiritual natures. The lie is denial </text:span></text:span><text:span text:style-name="Strong_20_Emphasis"><text:span text:style-name="T973">and ignorance </text:span></text:span><text:span text:style-name="Strong_20_Emphasis"><text:span text:style-name="T954">of our anatomical natures. Perhaps this is the biggest part of the lie, because until it is understood, and even more importantly, acted upon, it serves as a hindrance toward the realisation and liberation of our most sacred selves, the golden Buddhas within us all.</text:span></text:span></text:p>
        <text:h text:style-name="Heading_20_3" text:outline-level="3"><text:bookmark-start text:name="__RefHeading__13084_1588095529"/><text:span text:style-name="Strong_20_Emphasis"><text:span text:style-name="T995">Anatomy Lesson 101</text:span></text:span><text:bookmark-end text:name="__RefHeading__13084_1588095529"/></text:h>
        <text:p text:style-name="P568"><text:span text:style-name="Strong_20_Emphasis"><text:span text:style-name="T954">I was hoping not to do this, but it has been drawn to my attention that in all likelihood few readers will ever take the time to examine the referenced comparative anatomy charts I linked to in </text:span></text:span><text:span text:style-name="Strong_20_Emphasis"><text:span text:style-name="T861">The Animals</text:span></text:span><text:span text:style-name="Strong_20_Emphasis"><text:span text:style-name="T954"> chapter. I wish therefore to give them special focus here and now. I wish it to be made abundantly clear that the vast majority of humans, wherever it is we are settled, but especially in the West, regularly eat foods which </text:span></text:span><text:span text:style-name="Strong_20_Emphasis"><text:span text:style-name="T974">with some study,</text:span></text:span><text:span text:style-name="Strong_20_Emphasis"><text:span text:style-name="T954"> </text:span></text:span><text:span text:style-name="Strong_20_Emphasis"><text:span text:style-name="T974">can be </text:span></text:span><text:span text:style-name="Strong_20_Emphasis"><text:span text:style-name="T977">easily </text:span></text:span><text:span text:style-name="Strong_20_Emphasis"><text:span text:style-name="T974">recognised as highly </text:span></text:span><text:span text:style-name="Strong_20_Emphasis"><text:span text:style-name="T977">inappropriate</text:span></text:span><text:span text:style-name="Strong_20_Emphasis"><text:span text:style-name="T954">, and that the consequences of doing so, have not only reaped their physical </text:span></text:span><text:soft-page-break/><text:span text:style-name="Strong_20_Emphasis"><text:span text:style-name="T954">effects on our highly unsuited physiologies, but have also affected us all by aiding in the suppression of our compassionate, sharing, caring natures.</text:span></text:span></text:p>
        <text:p text:style-name="P568"><draw:frame draw:style-name="fr3" draw:name="Frame389" text:anchor-type="paragraph" svg:x="7.068cm" svg:y="6.385cm" svg:width="4.972cm" draw:z-index="257"><draw:text-box fo:min-height="3.949cm"><text:p text:style-name="P27"><text:span text:style-name="Strong_20_Emphasis"><text:span text:style-name="T185">“Although man has included meat in his diet for thousands of years, his anatomy and physiology, and the chemistry of his digestive juices, are still unmistakably those of a frugivorous animal.” - Herbert M. Shelton</text:span></text:span></text:p></draw:text-box></draw:frame><text:span text:style-name="Strong_20_Emphasis"><text:span text:style-name="T954">There is a popular </text:span></text:span><text:span text:style-name="Strong_20_Emphasis"><text:span text:style-name="T974">widely distributed untruth</text:span></text:span><text:span text:style-name="Strong_20_Emphasis"><text:span text:style-name="T954">, an urban </text:span></text:span><text:span text:style-name="Strong_20_Emphasis"><text:span text:style-name="T974">legend </text:span></text:span><text:span text:style-name="Strong_20_Emphasis"><text:span text:style-name="T954">which is so widespread and ingrained into our psyches that we rarely question its authenticity. The myth is that we are an omnivorous species, and the vast majority of people live their lives as if this were indeed fact. The truth is that our physiologies are remarkably resilient, and </text:span></text:span><text:span text:style-name="Strong_20_Emphasis"><text:span text:style-name="T982">somewhat </text:span></text:span><text:span text:style-name="Strong_20_Emphasis"><text:span text:style-name="T954">capable of digesting, </text:span></text:span><text:span text:style-name="Strong_20_Emphasis"><text:span text:style-name="T982">or at least processing to a degree,</text:span></text:span><text:span text:style-name="Strong_20_Emphasis"><text:span text:style-name="T954"> all manner of </text:span></text:span><text:span text:style-name="Strong_20_Emphasis"><text:span text:style-name="T974">'</text:span></text:span><text:span text:style-name="Strong_20_Emphasis"><text:span text:style-name="T954">foods</text:span></text:span><text:span text:style-name="Strong_20_Emphasis"><text:span text:style-name="T974">'</text:span></text:span><text:span text:style-name="Strong_20_Emphasis"><text:span text:style-name="T954">, but this does not equate to us being omnivores. Far from it, indeed every species can be tricked into eating </text:span></text:span><text:span text:style-name="Strong_20_Emphasis"><text:span text:style-name="T974">that</text:span></text:span><text:span text:style-name="Strong_20_Emphasis"><text:span text:style-name="T954"> which </text:span></text:span><text:span text:style-name="Strong_20_Emphasis"><text:span text:style-name="T974">is</text:span></text:span><text:span text:style-name="Strong_20_Emphasis"><text:span text:style-name="T954"> clearly not </text:span></text:span><text:span text:style-name="Strong_20_Emphasis"><text:span text:style-name="T970">ideal </text:span></text:span><text:span text:style-name="Strong_20_Emphasis"><text:span text:style-name="T982">for it</text:span></text:span><text:span text:style-name="Strong_20_Emphasis"><text:span text:style-name="T954">. Seagulls will go mad for fried chips, sparrows will attack a loaf of bread, bears will raid campsites attracted by the smells of cooking, candies and chocolate bars, and urban foxes will </text:span></text:span><text:span text:style-name="Strong_20_Emphasis"><text:span text:style-name="T956">foray through</text:span></text:span><text:span text:style-name="Strong_20_Emphasis"><text:span text:style-name="T954"> dustbins for all manner of unsuitable, disposed food items. Clearly none of these foods should be considered ideal for any of these animals, and yet equally clearly these animals are not only attracted to them, but also undeniably somewhat capable of digesting them. </text:span></text:span></text:p>
        <text:p text:style-name="P568"><text:span text:style-name="Strong_20_Emphasis"><text:span text:style-name="T954">No, our omnivorism Is purely an adopted habit, and has nothing to do with our true physiological design, nor who we really are as a species. Let's examine the facts; anatomically and taxonomically there </text:span></text:span><text:span text:style-name="Strong_20_Emphasis"><text:span text:style-name="T969">a</text:span></text:span><text:span text:style-name="Strong_20_Emphasis"><text:span text:style-name="T954">re basically four different classifications for mammals, and each species falls into predominantly one of these categories. The</text:span></text:span><text:span text:style-name="Strong_20_Emphasis"><text:span text:style-name="T957">y</text:span></text:span><text:span text:style-name="Strong_20_Emphasis"><text:span text:style-name="T954"> are the carnivores, the omnivores, the herbivores and the frugivores. </text:span></text:span><text:span text:style-name="Strong_20_Emphasis"><text:span text:style-name="T958">F</text:span></text:span><text:span text:style-name="Strong_20_Emphasis"><text:span text:style-name="T954">urther subdivisions </text:span></text:span><text:span text:style-name="Strong_20_Emphasis"><text:span text:style-name="T958">can be made </text:span></text:span><text:span text:style-name="Strong_20_Emphasis"><text:span text:style-name="T954">amongst these four main groups, but for the purpose of this simple lesson, these will more than suffice. </text:span></text:span></text:p>
        <text:p text:style-name="P568"><text:span text:style-name="Strong_20_Emphasis"><text:span text:style-name="T954">The carnivores are well suited to a diet predominantly, although not necessarily entirely, consisting of the flesh of other animals. The omnivores are somewhat more flexible, and in addition to the b</text:span></text:span><text:span text:style-name="Strong_20_Emphasis"><text:span text:style-name="T977">loody</text:span></text:span><text:span text:style-name="Strong_20_Emphasis"><text:span text:style-name="T954"> remnants of any prey that happen</text:span></text:span><text:span text:style-name="Strong_20_Emphasis"><text:span text:style-name="T977">ed</text:span></text:span><text:span text:style-name="Strong_20_Emphasis"><text:span text:style-name="T954"> to be in the wrong place at the wrong time, they also eat a varied selection of vegetation and fruits within their territories. The herbivores are the grass and young shoot loving animals. Last but not least, the frugivores whose diets consist almost entirely of fruits, and in many cases when there is an </text:span></text:span><text:soft-page-break/><text:span text:style-name="Strong_20_Emphasis"><text:span text:style-name="T954">abundance of fruit available there may be no other exceptions at all. Observation of wild animals and how they behave and eat outside the immediate sphere of human influence, makes it pretty obvious which category each species falls into, and thanks to the likes of David Attenborough and the many other lesser known natural historians and zoologists who have all contributed to this vast warehouse of knowledge, there is now a good deal of certainty concerning each animal species' classification, bearing in mind still that every species, just like our own, will also change their habits if their natural foods should become scarce, or if habitats and terrains are disturbed, flattened or brutalised; most likely by the actions of humans intent on exploiting and profiting from nature.</text:span></text:span></text:p>
        <text:p text:style-name="P568"><draw:frame draw:style-name="fr3" draw:name="Frame386" text:anchor-type="paragraph" svg:x="6.376cm" svg:y="6.623cm" svg:width="5.664cm" draw:z-index="175"><draw:text-box fo:min-height="1.757cm"><text:p text:style-name="P27"><text:span text:style-name="Strong_20_Emphasis"><text:span text:style-name="T185">“Our genetic ancestors were once tree dwellers. At that time, our genetic ancestors depended upon products of the tree, and later upon the fruits of stalk and vine for our sustenance.” - Dr. Alan Walker</text:span></text:span></text:p></draw:text-box></draw:frame><text:span text:style-name="Strong_20_Emphasis"><text:span text:style-name="T954">The carnivores are animals such as the cats of all flavours, certain species of bear </text:span></text:span><text:span text:style-name="Strong_20_Emphasis"><text:span text:style-name="T959">(like the bipolar bear)</text:span></text:span><text:span text:style-name="Strong_20_Emphasis"><text:span text:style-name="T954">, the badgers, the ferrets and the weasels etc. etc. with whom the predominant focus of much of their energy revolves around hunting, capturing and </text:span></text:span><text:span text:style-name="Strong_20_Emphasis"><text:span text:style-name="T960">mercilessly </text:span></text:span><text:span text:style-name="Strong_20_Emphasis"><text:span text:style-name="T954">sla</text:span></text:span><text:span text:style-name="Strong_20_Emphasis"><text:span text:style-name="T960">ying</text:span></text:span><text:span text:style-name="Strong_20_Emphasis"><text:span text:style-name="T954"> their meals. For these troublesome tasks they are well endowed, with muscular limbs, packing powerfully clawed punches, razor sharp teeth on sets of beefed-up jaws capable of puncturing even the hardiest of hides, and their stomach acids are so potently erosive they can even fry and decompose bones and whole chunks of unmasticated meats in </text:span></text:span><text:span text:style-name="Strong_20_Emphasis"><text:span text:style-name="T961">them</text:span></text:span><text:span text:style-name="Strong_20_Emphasis"><text:span text:style-name="T954">. </text:span></text:span><text:span text:style-name="Strong_20_Emphasis"><text:span text:style-name="T962">The tongues of </text:span></text:span><text:span text:style-name="Strong_20_Emphasis"><text:span text:style-name="T963">t</text:span></text:span><text:span text:style-name="Strong_20_Emphasis"><text:span text:style-name="T962">igers are said to be so </text:span></text:span><text:span text:style-name="Strong_20_Emphasis"><text:span text:style-name="T964">abrasive</text:span></text:span><text:span text:style-name="Strong_20_Emphasis"><text:span text:style-name="T962">, that if one should ever lick you </text:span></text:span><text:span text:style-name="Strong_20_Emphasis"><text:span text:style-name="T964">on the cheek,</text:span></text:span><text:span text:style-name="Strong_20_Emphasis"><text:span text:style-name="T962"> it would cut </text:span></text:span><text:span text:style-name="Strong_20_Emphasis"><text:span text:style-name="T964">through </text:span></text:span><text:span text:style-name="Strong_20_Emphasis"><text:span text:style-name="T962">your skin simply by doing so! </text:span></text:span><text:span text:style-name="Strong_20_Emphasis"><text:span text:style-name="T954">In addition to these and a whole host of other differences, these animals clearly have no readily exercised tendency to empathize with their victims. I</text:span></text:span><text:span text:style-name="Strong_20_Emphasis"><text:span text:style-name="T963">sn't it </text:span></text:span><text:span text:style-name="Strong_20_Emphasis"><text:span text:style-name="T954">pretty darned obvious that we don't belong to the carnivora?</text:span></text:span></text:p>
        <text:p text:style-name="P568"><text:span text:style-name="Strong_20_Emphasis"><text:span text:style-name="T954">The omnivores are the pigs, dogs, rodents, possums and most bear species, to name but a mere handful. Similar to the carnivora, they also come fully equipped with the accessories required to penetrate, dismember, devour and digest the carcasses of slain animals. These foods gets supplemented by varying proportions of </text:span></text:span><text:span text:style-name="Strong_20_Emphasis"><text:span text:style-name="T971">plant</text:span></text:span><text:span text:style-name="Strong_20_Emphasis"><text:span text:style-name="T954"> foods, and it is within this category, most humans are keen to classify themselves. Yet, unlike other classic omnivores, our fingernails are somewhat brittle and, well, if we are going to be honest about it, rather preposterous for the task of tearing into the pelts of </text:span></text:span><text:soft-page-break/><text:span text:style-name="Strong_20_Emphasis"><text:span text:style-name="T961">supposedly </text:span></text:span><text:span text:style-name="Strong_20_Emphasis"><text:span text:style-name="T954">weaker animal species. Our teeth offer little in the way of support to such undertakings, and our stomach acids only really </text:span></text:span><text:span text:style-name="Strong_20_Emphasis"><text:span text:style-name="T974">manage</text:span></text:span><text:span text:style-name="Strong_20_Emphasis"><text:span text:style-name="T954"> with flesh eating after it has been intensely tenderised through the appliance of heat, cut into bite sized morsels, and finely chewed before swallowing. Even then, digestion is delayed, clumsy, and lacking the ease and comfort of appropriate food choices. </text:span></text:span></text:p>
        <text:p text:style-name="P568"><draw:frame draw:style-name="fr5" draw:name="Frame462" text:anchor-type="paragraph" svg:y="1.408cm" svg:width="5.156cm" draw:z-index="259"><draw:text-box fo:min-height="1.141cm"><text:p text:style-name="P56"><text:span text:style-name="Strong_20_Emphasis"><text:span text:style-name="T383">“The less there is to justify a traditional custom, the harder it is to get rid of it” - Mark Twain</text:span></text:span></text:p></draw:text-box></draw:frame><draw:frame draw:style-name="fr3" draw:name="Frame414" text:anchor-type="paragraph" svg:x="7.62cm" svg:y="8.315cm" svg:width="4.42cm" draw:z-index="203"><draw:text-box fo:min-height="1.912cm"><text:p text:style-name="P39"><text:span text:style-name="Strong_20_Emphasis"><text:span text:style-name="T235">“To plant a garden, means to believe in tomorrow.” - Audrey Hepburn </text:span></text:span></text:p></draw:text-box></draw:frame><text:span text:style-name="Strong_20_Emphasis"><text:span text:style-name="T954">But aside from these perhaps not easily acknowledged differences, omnivores will find no difficulty in recognising their food should it happen to cross their paths. For example, a hungry dog out patrolling </text:span></text:span><text:span text:style-name="Strong_20_Emphasis"><text:span text:style-name="T987">his</text:span></text:span><text:span text:style-name="Strong_20_Emphasis"><text:span text:style-name="T954"> neighbourhood </text:span></text:span><text:span text:style-name="Strong_20_Emphasis"><text:span text:style-name="T971">who </text:span></text:span><text:span text:style-name="Strong_20_Emphasis"><text:span text:style-name="T954">happen</text:span></text:span><text:span text:style-name="Strong_20_Emphasis"><text:span text:style-name="T971">s</text:span></text:span><text:span text:style-name="Strong_20_Emphasis"><text:span text:style-name="T954"> upon a dead squirrel, will waste no time in satisfying </text:span></text:span><text:span text:style-name="Strong_20_Emphasis"><text:span text:style-name="T987">his</text:span></text:span><text:span text:style-name="Strong_20_Emphasis"><text:span text:style-name="T954"> need for food. Most humans will fail to even recognise the dead squirrel as a potential food item! And anatomy aside for a second, perhaps the most striking dissimilarity between ourselves and omnivore species, lies </text:span></text:span><text:span text:style-name="Strong_20_Emphasis"><text:span text:style-name="T971">once more </text:span></text:span><text:span text:style-name="Strong_20_Emphasis"><text:span text:style-name="T954">in our ability to empathise. If we were to personally take on the task of ripping into the throat of a </text:span></text:span><text:span text:style-name="Strong_20_Emphasis"><text:span text:style-name="T961">live </text:span></text:span><text:span text:style-name="Strong_20_Emphasis"><text:span text:style-name="T954">rabbit with our bare teeth, supposing for a moment that such a feat w</text:span></text:span><text:span text:style-name="Strong_20_Emphasis"><text:span text:style-name="T958">ere</text:span></text:span><text:span text:style-name="Strong_20_Emphasis"><text:span text:style-name="T954"> actually within our </text:span></text:span><text:span text:style-name="Strong_20_Emphasis"><text:span text:style-name="T971">range of</text:span></text:span><text:span text:style-name="Strong_20_Emphasis"><text:span text:style-name="T954"> capabilities, then we would be well aware of the terror, resistance and unwillingness of their participation, and any </text:span></text:span><text:span text:style-name="Strong_20_Emphasis"><text:span text:style-name="T975">healthy</text:span></text:span><text:span text:style-name="Strong_20_Emphasis"><text:span text:style-name="T954"> person must surely recognise the </text:span></text:span><text:span text:style-name="Strong_20_Emphasis"><text:span text:style-name="T957">mental </text:span></text:span><text:span text:style-name="Strong_20_Emphasis"><text:span text:style-name="T954">discomfort that would accompany adopting such a habit on a regular basis. It is a discomfort we would all be better off living without.</text:span></text:span></text:p>
        <text:p text:style-name="P568"><text:span text:style-name="Strong_20_Emphasis"><text:span text:style-name="T954">The herbivores on the other hand, the c</text:span></text:span><text:span text:style-name="Strong_20_Emphasis"><text:span text:style-name="T957">ows</text:span></text:span><text:span text:style-name="Strong_20_Emphasis"><text:span text:style-name="T954">, goats, horses, rabbits and kangaroos, spend their days comparatively peacefully, munching on grasses, weeds and leaves, or chewing their cud, often with their senses ever alert for the lurking threat of opportunistic predators. So far, anatomically we are far closer to the herbivores then we are to both the carnivores and omnivores, our stomach acids have a lot more in common with the herbivore, far more alkaline, and the same goes for the saliva generated when chewing, which is also not even closely resembling that of a true omnivore. But we all know that spending our days chewing grass is not a pastime any of us would really relish or thrive with, </text:span></text:span><text:span text:style-name="Strong_20_Emphasis"><text:span text:style-name="T957">a</text:span></text:span><text:span text:style-name="Strong_20_Emphasis"><text:span text:style-name="T954">nd the stomach simply turns at the thought of a meal of cud.</text:span></text:span></text:p>
        <text:p text:style-name="P571"><text:span text:style-name="Strong_20_Emphasis"><text:span text:style-name="T954">So now we come to the frugivores. Of these, there are far less than the</text:span></text:span></text:p>
        <text:p text:style-name="P574"><draw:frame draw:style-name="fr3" draw:name="Frame387" text:anchor-type="paragraph" svg:x="6.082cm" svg:y="1.18cm" svg:width="5.958cm" draw:z-index="176"><draw:text-box fo:min-height="5.41cm"><text:p text:style-name="P27"><text:span text:style-name="Strong_20_Emphasis"><text:span text:style-name="T185">“Preliminary studies of fossil teeth have led to the startling suggestion that our early human ancestors (Australopithecus) were not predominantly meat-eaters or even eaters of seeds, shoots, leaves or grasses, nor were they omnivorous. Instead they appear to have subsisted chiefly on a diet of fruit. Every tooth examined from the hominids of the 12 million year period leading up to Homo Erectus appeared to be that of a fruit-eater.” - NY Times, May 1979</text:span></text:span></text:p></draw:text-box></draw:frame><text:span text:style-name="Strong_20_Emphasis"><text:span text:style-name="T954">straight herbivores, there's the flying foxes (the fruit bats) and all the great apes which are classified in this way, the chimps the gorillas and orang-utan, so it should come as no great surprise that this is not only where we also truly fit in, but where we excel too!</text:span></text:span></text:p>
        <text:p text:style-name="P569"><text:span text:style-name="Strong_20_Emphasis"><text:span text:style-name="T965">Perhaps the most glaring </text:span></text:span><text:span text:style-name="Strong_20_Emphasis"><text:span text:style-name="T971">anatomical </text:span></text:span><text:span text:style-name="Strong_20_Emphasis"><text:span text:style-name="T965">difference between us and the omnivores/carnivores, is the length and shape of our intestinal tract. With humans the small intestine tract length is between ten and twelve times the length of one's body, whereas with all omnivore/carnivore species, the length ratio lies somewhere between three and six times the animal's body length, i.e. considerably shorter. The intestines of genuine anatomical flesheaters, are designed for rapid elimination of food which may otherwise easily decay and putrefy all too quickly, whereas our own comparatively longer and far more convoluted small intestinal tract, is clearly designed for keeping food in it for longer periods of time to extract any valuable nutrients within it, before continuing on into the large intestine.</text:span></text:span></text:p>
        <text:p text:style-name="P569"><draw:frame draw:style-name="fr3" draw:name="Frame463" text:anchor-type="paragraph" svg:x="6.569cm" svg:y="3.463cm" svg:width="5.472cm" draw:z-index="360"><draw:text-box fo:min-height="2.32cm"><text:p text:style-name="P59"><text:span text:style-name="Strong_20_Emphasis"><text:span text:style-name="T385">“Every generation is inculcated in traditions of prejudice which are encouraged as normal, natural and healthy.” - Bryant McGill</text:span></text:span></text:p></draw:text-box></draw:frame><text:span text:style-name="Strong_20_Emphasis"><text:span text:style-name="T965">The large intestine too is strikingly different between omnivore/carnivore species and humans (and other herbivores), once more the omnivore/carnivore species have much shorter and far simpler, smooth, straight, pipe like large intestines. The short and smooth nature of their colon enables fatty, high cholesterol wastes, to be eliminated in as short a time span as possible, before decay sets in; this explains why it is virtually impossible for such animals to ever get cancer or heart disease from high cholesterol. Our own colon however, is not at all straight, but highly twisted and puckered and once more much longer and designed for processing foods high in water content, i.e. fruit! Such complex colons are well adapted for extracting any fluids still within the waste after other nutrients were previously removed within the long intestine. The incredibly convoluted nature of human and other herbivore intestines </text:span></text:span><text:soft-page-break/><text:span text:style-name="Strong_20_Emphasis"><text:span text:style-name="T965">is clearly not designed for eating any flesh products, </text:span></text:span><text:span text:style-name="Strong_20_Emphasis"><text:span text:style-name="T966">or cooked foods, especially grains (i.e. bread), </text:span></text:span><text:span text:style-name="Strong_20_Emphasis"><text:span text:style-name="T965">as they can easily become trapped within the folds and pockets of its linings, and lie putrefying for hours or considerably longer. </text:span></text:span><text:span text:style-name="Strong_20_Emphasis"><text:span text:style-name="T975">The absence of flesh from their diets</text:span></text:span><text:span text:style-name="Strong_20_Emphasis"><text:span text:style-name="T965"> explains why vegans </text:span></text:span><text:span text:style-name="Strong_20_Emphasis"><text:span text:style-name="T977">are known to have </text:span></text:span><text:span text:style-name="Strong_20_Emphasis"><text:span text:style-name="T965">lower rates of colon cancer</text:span></text:span><text:span text:style-name="Strong_20_Emphasis"><text:span text:style-name="T965"><text:note text:id="ftn173" text:note-class="endnote"><text:note-citation>173</text:note-citation><text:note-body><text:p text:style-name="P605">“Applying the Precautionary Principle to Diet and Cancer”, <text:span text:style-name="T14">Physicians Committee</text:span>, Accessed September 21, 2015, <text:a xlink:type="simple" xlink:href="http://www.pcrm.org/health/cancer-resources" text:style-name="Internet_20_link" text:visited-style-name="Visited_20_Internet_20_Link">http://www.pcrm.org/health/cancer-resources</text:a> </text:p></text:note-body></text:note></text:span></text:span><text:span text:style-name="Strong_20_Emphasis"><text:span text:style-name="T965">! </text:span></text:span><text:span text:style-name="Strong_20_Emphasis"><text:span text:style-name="T967">Don't take my word for it, but my uneducated guess is that colon cancer is </text:span></text:span><text:span text:style-name="Strong_20_Emphasis"><text:span text:style-name="T971">practically</text:span></text:span><text:span text:style-name="Strong_20_Emphasis"><text:span text:style-name="T966"> </text:span></text:span><text:span text:style-name="Strong_20_Emphasis"><text:span text:style-name="T967">impossible for anyone </text:span></text:span><text:span text:style-name="Strong_20_Emphasis"><text:span text:style-name="T966">consistently </text:span></text:span><text:span text:style-name="Strong_20_Emphasis"><text:span text:style-name="T967">on a </text:span></text:span><text:span text:style-name="Strong_20_Emphasis"><text:span text:style-name="T966">raw </text:span></text:span><text:span text:style-name="Strong_20_Emphasis"><text:span text:style-name="T967">fruitarian diet for an extended period of time.</text:span></text:span></text:p>
        <text:p text:style-name="P568"><draw:frame draw:style-name="fr3" draw:name="Frame391" text:anchor-type="paragraph" svg:x="6.05cm" svg:y="6.539cm" svg:width="5.99cm" draw:z-index="178"><draw:text-box fo:min-height="1.573cm"><text:p text:style-name="P27"><text:span text:style-name="Strong_20_Emphasis"><text:span text:style-name="T185">“An intelligent person may be wrong sometimes, but a fool is never wrong. The medical profession is never wrong.” - Herbert M Shelton.</text:span></text:span></text:p></draw:text-box></draw:frame><text:span text:style-name="Strong_20_Emphasis"><text:span text:style-name="T954">Of course, there will be readers who will be </text:span></text:span><text:span text:style-name="Strong_20_Emphasis"><text:span text:style-name="T986">eager</text:span></text:span><text:span text:style-name="Strong_20_Emphasis"><text:span text:style-name="T954"> to point out that even the great apes, to whom we are physiologically </text:span></text:span><text:span text:style-name="Strong_20_Emphasis"><text:span text:style-name="T957">and genetically</text:span></text:span><text:span text:style-name="Strong_20_Emphasis"><text:span text:style-name="T954"> most </text:span></text:span><text:span text:style-name="Strong_20_Emphasis"><text:span text:style-name="T967">akin</text:span></text:span><text:span text:style-name="Strong_20_Emphasis"><text:span text:style-name="T954">, also </text:span></text:span><text:span text:style-name="Strong_20_Emphasis"><text:span text:style-name="T971">may</text:span></text:span><text:span text:style-name="Strong_20_Emphasis"><text:span text:style-name="T954"> at times eat </text:span></text:span><text:span text:style-name="Strong_20_Emphasis"><text:span text:style-name="T975">other </text:span></text:span><text:span text:style-name="Strong_20_Emphasis"><text:span text:style-name="T954">animal</text:span></text:span><text:span text:style-name="Strong_20_Emphasis"><text:span text:style-name="T975">s</text:span></text:span><text:span text:style-name="Strong_20_Emphasis"><text:span text:style-name="T954">. Mostly this will be in the form of insects and grubs, and even more rarely other small animals. Well, it is not my intention to persuade anybody to mimic the lives and customs of any other species, this is not what comparative anatomy is about, as even among the carnivores, the omnivores and the herbivores, there are vastly differing preferences and mannerisms. Take the omnivores for example, some have a much higher ratio of flesh foods to vegetation, and for others the reverse is true. Sometimes this is due to availability perhaps, but in most cases it is simply about different needs. This is why I am keen to state that as frugivores we excel, and unlike other frugivores, we have the capacity </text:span></text:span><text:span text:style-name="Strong_20_Emphasis"><text:span text:style-name="T958">and the wherewithal </text:span></text:span><text:span text:style-name="Strong_20_Emphasis"><text:span text:style-name="T954">to ensure ourselves an abundance.</text:span></text:span></text:p>
        <text:p text:style-name="P568"><text:span text:style-name="Strong_20_Emphasis"><text:span text:style-name="T954">Even if those odd exceptions of insect meals and even rarer </text:span></text:span><text:span text:style-name="Strong_20_Emphasis"><text:span text:style-name="T975">hunting and dining on larger animal</text:span></text:span><text:span text:style-name="Strong_20_Emphasis"><text:span text:style-name="T954"> experiences other great apes might partake in, are of such a concern to anyone that they feel a dire necessity to ape the apes, as it were, we are still only talking of a 1 to </text:span></text:span><text:span text:style-name="Strong_20_Emphasis"><text:span text:style-name="T986">3</text:span></text:span><text:span text:style-name="Strong_20_Emphasis"><text:span text:style-name="T954">% intake of animal product, which can hardly be construed as an effective argument toward any conventional omnivorous diet, not unless </text:span></text:span><text:span text:style-name="Strong_20_Emphasis"><text:span text:style-name="T975">one is</text:span></text:span><text:span text:style-name="Strong_20_Emphasis"><text:span text:style-name="T954"> </text:span></text:span><text:span text:style-name="Strong_20_Emphasis"><text:span text:style-name="T975">catching a small critter to chew on</text:span></text:span><text:span text:style-name="Strong_20_Emphasis"><text:span text:style-name="T954"> once every few weeks (and definitely no dairy!), or just </text:span></text:span><text:span text:style-name="Strong_20_Emphasis"><text:span text:style-name="T975">picking up</text:span></text:span><text:span text:style-name="Strong_20_Emphasis"><text:span text:style-name="T954"> the odd cockroach, digging up the occasional witchetty grub in </text:span></text:span><text:span text:style-name="Strong_20_Emphasis"><text:span text:style-name="T975">the</text:span></text:span><text:span text:style-name="Strong_20_Emphasis"><text:span text:style-name="T954"> garden, </text:span></text:span><text:span text:style-name="Strong_20_Emphasis"><text:span text:style-name="T986">painstakingly picking at termites </text:span></text:span><text:span text:style-name="Strong_20_Emphasis"><text:span text:style-name="T954">or opportunistically stopping to snack on a dead roadside raccoon. </text:span></text:span><text:span text:style-name="Strong_20_Emphasis"><text:span text:style-name="T975">It should be clear that unlike other great apes, we </text:span></text:span><text:span text:style-name="Strong_20_Emphasis"><text:span text:style-name="T976">are</text:span></text:span><text:span text:style-name="Strong_20_Emphasis"><text:span text:style-name="T975"> mostly repulsed by such menus!</text:span></text:span></text:p>
        <text:p text:style-name="P568"><text:span text:style-name="Strong_20_Emphasis"><text:span text:style-name="T954">If I still haven't managed to convince you that we are in fact </text:span></text:span><text:soft-page-break/><text:span text:style-name="Strong_20_Emphasis"><text:span text:style-name="T954">frugivores, I've just this moment posted a new blog entry with a fully detailed comparative anatomy chart that leaves no stone unturned and no room for objection. Please examine it closely: </text:span></text:span></text:p>
        <text:p text:style-name="P568"><draw:frame draw:style-name="fr3" draw:name="Frame176" text:anchor-type="paragraph" svg:x="5.639cm" svg:y="0.586cm" svg:width="6.401cm" draw:z-index="315"><draw:text-box fo:min-height="2.526cm"><text:p text:style-name="P28"><text:span text:style-name="Strong_20_Emphasis"><text:span text:style-name="T800">Scale</text:span></text:span></text:p><text:p text:style-name="P28"><text:span text:style-name="Strong_20_Emphasis"><text:span text:style-name="T185">If I could only see the scale,</text:span></text:span></text:p><text:p text:style-name="P28"><text:span text:style-name="Strong_20_Emphasis"><text:span text:style-name="T185">I’m sure that it would state</text:span></text:span></text:p><text:p text:style-name="P28"><text:span text:style-name="Strong_20_Emphasis"><text:span text:style-name="T185">That I’ve lost ounces …maybe pounds</text:span></text:span></text:p><text:p text:style-name="P28"><text:span text:style-name="Strong_20_Emphasis"><text:span text:style-name="T185">Or even tons of weight.</text:span></text:span></text:p><text:p text:style-name="P28"><text:span text:style-name="Strong_20_Emphasis"><text:span text:style-name="T185">“You’d better eat some pancakes– –</text:span></text:span></text:p><text:p text:style-name="P28"><text:span text:style-name="Strong_20_Emphasis"><text:span text:style-name="T185">You’re skinny as a rail.”</text:span></text:span></text:p><text:p text:style-name="P28"><text:span text:style-name="Strong_20_Emphasis"><text:span text:style-name="T185">I’m sure that’s what the scale would say …</text:span></text:span></text:p><text:p text:style-name="P28"><text:span text:style-name="Strong_20_Emphasis"><text:span text:style-name="T185">If I could see the scale.</text:span></text:span></text:p><text:p text:style-name="P28"><text:span text:style-name="Strong_20_Emphasis"><text:span text:style-name="T185">- Shel Silverstein</text:span></text:span></text:p></draw:text-box></draw:frame><text:a xlink:type="simple" xlink:href="http://mangodurian.blogspot.com.au/2015/08/heres-wonderful-chart-showing-our.html" text:style-name="Internet_20_link" text:visited-style-name="Visited_20_Internet_20_Link"><text:span text:style-name="Strong_20_Emphasis"><text:span text:style-name="T954">http://mangodurian.blogspot.com.au/2015/08/heres-wonderful-chart-showing-our.html</text:span></text:span></text:a></text:p>
        <text:h text:style-name="Heading_20_3" text:outline-level="3"><text:bookmark-start text:name="__RefHeading__13271_1588095529"/><text:span text:style-name="Strong_20_Emphasis"><text:span text:style-name="T995">Summing Up</text:span></text:span><text:bookmark-end text:name="__RefHeading__13271_1588095529"/></text:h>
        <text:p text:style-name="P568"><draw:frame draw:style-name="fr3" draw:name="Frame388" text:anchor-type="paragraph" svg:x="7.19cm" svg:y="11.871cm" svg:width="4.851cm" draw:z-index="181"><draw:text-box fo:min-height="2.32cm"><text:p text:style-name="P27"><text:span text:style-name="Strong_20_Emphasis"><text:span text:style-name="T185">“You are free to choose your own way of life, but you are not free to choose the results.” - Herbert M Shelton</text:span></text:span></text:p></draw:text-box></draw:frame><text:span text:style-name="Strong_20_Emphasis"><text:span text:style-name="T954">Once more I repeat, the notion that we fall into the category of species known as omnivores, is simply not true, it is nought more than an urban, </text:span></text:span><text:span text:style-name="Strong_20_Emphasis"><text:span text:style-name="T976">suburban and rural</text:span></text:span><text:span text:style-name="Strong_20_Emphasis"><text:span text:style-name="T954"> myth we have been taught as fact. Seeking kinship with other omnivores, or worse still the carnivores, as so many of us so often do, comparing ourselves to lions and crying out to live and let die, is a highly flawed, egocentric way of viewing ourselves. Everything about our physiology proves these are not our immediate families. In addition to the obvious anatomical differences between ourselves and the omnivores and carnivores with which all too many are so keen to pledge allegiance, one needs to also consider that although one may have no qualms with the mere act of eating meat, I am nevertheless quite confident that everyone would have more than one qualm were they to face the task of slicing the throat of </text:span></text:span><text:span text:style-name="Strong_20_Emphasis"><text:span text:style-name="T976">a</text:span></text:span><text:span text:style-name="Strong_20_Emphasis"><text:span text:style-name="T954"> cow, </text:span></text:span><text:span text:style-name="Strong_20_Emphasis"><text:span text:style-name="T971">or merely be present at the time of the </text:span></text:span><text:span text:style-name="Strong_20_Emphasis"><text:span text:style-name="T983">killing of a </text:span></text:span><text:span text:style-name="Strong_20_Emphasis"><text:span text:style-name="T971">cow</text:span></text:span><text:span text:style-name="Strong_20_Emphasis"><text:span text:style-name="T954">. Qualms no true omnivores or carnivore would ever experience, </text:span></text:span><text:span text:style-name="Strong_20_Emphasis"><text:span text:style-name="T976">and whereas genuine hungry carnivores and omnivores would be aroused </text:span></text:span><text:span text:style-name="Strong_20_Emphasis"><text:span text:style-name="T978">and appetites keened </text:span></text:span><text:span text:style-name="Strong_20_Emphasis"><text:span text:style-name="T976">by such sights, we are much more likely to be sickened, often to the point of vomiting, and likely lose our appetites </text:span></text:span><text:span text:style-name="Strong_20_Emphasis"><text:span text:style-name="T978">completely</text:span></text:span><text:span text:style-name="Strong_20_Emphasis"><text:span text:style-name="T976">.</text:span></text:span><text:span text:style-name="Strong_20_Emphasis"><text:span text:style-name="T954"> Even the most brazen of hunters knows of these qualms, though I am guessing that </text:span></text:span><text:span text:style-name="Strong_20_Emphasis"><text:span text:style-name="T972">many if not </text:span></text:span><text:span text:style-name="Strong_20_Emphasis"><text:span text:style-name="T954">most would suppress and deny any such knowledge.</text:span></text:span></text:p>
        <text:p text:style-name="P568"><text:span text:style-name="Strong_20_Emphasis"><text:span text:style-name="T954">What I will concede, is that perhaps at some time in our past, food scarcity may have presented us with seemingly no other choice but to consume the flesh of another. I'm not proposing to know why or how such a situation may have arisen, but let us suppose that it was, as many environmental scientists have already </text:span></text:span><text:span text:style-name="Strong_20_Emphasis"><text:span text:style-name="T972">hypothesised</text:span></text:span><text:span text:style-name="Strong_20_Emphasis"><text:span text:style-name="T954">, due to the advent of an ice age. </text:span></text:span><text:soft-page-break/><text:span text:style-name="Strong_20_Emphasis"><text:span text:style-name="T980">But w</text:span></text:span><text:span text:style-name="Strong_20_Emphasis"><text:span text:style-name="T954">e are, and once more I find myself sitting here counting my blessings, no </text:span></text:span><text:span text:style-name="Strong_20_Emphasis"><text:span text:style-name="T972">longer</text:span></text:span><text:span text:style-name="Strong_20_Emphasis"><text:span text:style-name="T954"> living in an ice age, and we need to change our habits to reflect this!</text:span></text:span></text:p>
        <text:p text:style-name="P568"><draw:frame draw:style-name="fr3" draw:name="Frame390" text:anchor-type="paragraph" svg:x="7.781cm" svg:y="4.609cm" svg:width="4.26cm" draw:z-index="177"><draw:text-box fo:min-height="2.32cm"><text:p text:style-name="P27"><text:span text:style-name="Strong_20_Emphasis"><text:span text:style-name="T185">“Cutting out bad habits is far more effective than cutting out organs.” - Herbert M. Shelton</text:span></text:span></text:p></draw:text-box></draw:frame><text:span text:style-name="Strong_20_Emphasis"><text:span text:style-name="T954">The consequences of consuming inappropriate </text:span></text:span><text:span text:style-name="Strong_20_Emphasis"><text:span text:style-name="T976">stuff as </text:span></text:span><text:span text:style-name="Strong_20_Emphasis"><text:span text:style-name="T954">food, are somewhat akin to supplying the wrong kind of fuel to a motor vehicle. Of course, motor vehicles are considerably simpler in design, and considerably less tolerant of inferior or unbefitting, combustible juices, Thus it will never take long until such poorly fed engines grind, perhaps even irreparably, to a halt. Our own physiologies on the other hand, being far more complex in </text:span></text:span><text:span text:style-name="Strong_20_Emphasis"><text:span text:style-name="T983">nature</text:span></text:span><text:span text:style-name="Strong_20_Emphasis"><text:span text:style-name="T954">, and carrying with them the innate ability to self heal, are far more capable of tolerating substandard nutritional intake. However, with time the repercussions of ill suited </text:span></text:span><text:span text:style-name="Strong_20_Emphasis"><text:span text:style-name="T983">eating</text:span></text:span><text:span text:style-name="Strong_20_Emphasis"><text:span text:style-name="T954"> choices will also make themselves known, causing our energies to wane and our healths to decline.</text:span></text:span></text:p>
        <text:p text:style-name="P568"><draw:frame draw:style-name="fr3" draw:name="Frame393" text:anchor-type="paragraph" svg:x="7.551cm" svg:y="4.983cm" svg:width="4.489cm" draw:z-index="180"><draw:text-box fo:min-height="2.727cm"><text:p text:style-name="P27"><text:span text:style-name="Strong_20_Emphasis"><text:span text:style-name="T185">“I was actually a fruitarian at that point in time. I ate only fruit. Now I'm a garbage can like everyone else.” - Steve Jobs</text:span></text:span></text:p></draw:text-box></draw:frame><text:span text:style-name="Strong_20_Emphasis"><text:span text:style-name="T954">For many people though, the closest they ever get to eating fruit are the sugar boiled, mill ground bones of slaughtered animals, devilishly fashioned into eye-appealing gummy bears, enhanced with fruit resembling E-number flavouring. There was this one time, at band camp, I recall standing in line at the supermarket checkout with a trolley full of fruit, a chubby, short of breath middle-aged woman, I'm guessing slightly younger than myself, pulled up behind me with a trolley laden with an assortment of animal remains (no doubt getting ready for a night to dismember), breads, dairy cartons, cookie doe and a small net of onions. She looked down at my trolley with eyes agape, and made some comment of humorous surprise. When I explained to her that my wife and I only eat fruit, she looked at me in disbelief while proclaiming that she simply could not stand fruit and that it was the most unappealing food she could possibly think of. I'm guessing this kind of opinion is not at all uncommon these days, and there are far too many people for whom addiction to heavier foods has totally caused fruit to lose all its natural appeal. One should never jump to the conclusion that such people are no longer frugivorous though, physiology cannot be changed through adopting habits running contrary to it. </text:span></text:span></text:p>
        <text:p text:style-name="P568"><draw:frame draw:style-name="fr3" draw:name="Frame385" text:anchor-type="paragraph" svg:x="6.011cm" svg:y="2.641cm" svg:width="6.029cm" draw:z-index="316"><draw:text-box fo:min-height="6.394cm"><text:p text:style-name="P74"><text:span text:style-name="Strong_20_Emphasis"><text:span text:style-name="T355">“To say that humans have the anatomical structure of an omnivore is an egregiously inaccurate statement. Man's structure, internal and external compared with that of other animals, shows that fruit and succulent vegetables are his natural food.” - Carolus Linnaeus (a Swedish naturalist and botanist who established the modern scientific method of classifying plants and animals, and classified humans not as carnivores, not as omnivores, nor even as herbivores, but as frugivores.</text:span></text:span></text:p></draw:text-box></draw:frame><text:soft-page-break/><text:span text:style-name="Strong_20_Emphasis"><text:span text:style-name="T954">If fruit genuinely lacks all appeal, one can be certain that one's health has been badly jeopardised and </text:span></text:span><text:span text:style-name="Strong_20_Emphasis"><text:span text:style-name="T988">that one </text:span></text:span><text:span text:style-name="Strong_20_Emphasis"><text:span text:style-name="T954">is in desperate need of detox, rest and recuperation. Sadly, few people who reach such a state though, are able to understand just how far they have gone astray, and for the small minority who are open minded enough to recognise just how badly things have gone amiss, it is likely that the addictive nature of the foods they are hooked on will prevent them from ever truly reversing the tragedy they are allowing to unfold.</text:span></text:span></text:p>
        <text:h text:style-name="Heading_20_3" text:outline-level="3"><text:bookmark-start text:name="__RefHeading__13313_1588095529"/><text:span text:style-name="Strong_20_Emphasis"><text:span text:style-name="T995">The Tragedy</text:span></text:span><text:bookmark-end text:name="__RefHeading__13313_1588095529"/></text:h>
        <text:p text:style-name="P568"><draw:frame draw:style-name="fr3" draw:name="Frame441" text:anchor-type="paragraph" svg:x="7.759cm" svg:y="5.553cm" svg:width="4.281cm" draw:z-index="236"><draw:text-box fo:min-height="1.42cm"><text:p text:style-name="P92"><text:span text:style-name="Strong_20_Emphasis"><text:span text:style-name="T185">“</text:span></text:span><text:span text:style-name="Strong_20_Emphasis"><text:span text:style-name="T347">Behave at all times </text:span></text:span><text:span text:style-name="Strong_20_Emphasis"><text:span text:style-name="T354">in</text:span></text:span><text:span text:style-name="Strong_20_Emphasis"><text:span text:style-name="T347"> the knowledge that </text:span></text:span><text:span text:style-name="Strong_20_Emphasis"><text:span text:style-name="T740">every</text:span></text:span><text:span text:style-name="Strong_20_Emphasis"><text:span text:style-name="T347"> </text:span></text:span><text:span text:style-name="Strong_20_Emphasis"><text:span text:style-name="T354">action taken </text:span></text:span><text:span text:style-name="Strong_20_Emphasis"><text:span text:style-name="T347">makes a difference!” - Author</text:span></text:span></text:p></draw:text-box></draw:frame><text:span text:style-name="Strong_20_Emphasis"><text:span text:style-name="T954">Yes, I maintain, the consequences of this fundamental and widely embraced denial of our genuine anatomical</text:span></text:span><text:span text:style-name="Strong_20_Emphasis"><text:span text:style-name="T958"> </text:span></text:span><text:span text:style-name="Strong_20_Emphasis"><text:span text:style-name="T954">selves, the blatantly shared and widely endorsed untruth that we are an omnivore species, has lead to all manner of worldly problems. First and foremost, it has aided in the suppression of our profound spiritual natures, which in turn has allowed all manner of fears and prejudices to arise, making us indifferent and uncaring toward the suffering and chaos our lifestyles necessitate. We turn blind eyes toward issues that deep down we all know would threaten our habits should we ever have the guts to stand and face them with the honesty and integrity they deserve.</text:span></text:span></text:p>
        <text:p text:style-name="P568"><text:span text:style-name="Strong_20_Emphasis"><text:span text:style-name="T954">Most self professed omnivore humans will refuse to recognise the truth of that last paragraph, it will appear simultaneously both far fetched and too simple to be considered remotely worthy of consideration, and yet each time </text:span></text:span><text:span text:style-name="Strong_20_Emphasis"><text:span text:style-name="T983">someone</text:span></text:span><text:span text:style-name="Strong_20_Emphasis"><text:span text:style-name="T954"> sit</text:span></text:span><text:span text:style-name="Strong_20_Emphasis"><text:span text:style-name="T983">s</text:span></text:span><text:span text:style-name="Strong_20_Emphasis"><text:span text:style-name="T954"> down to a plate of flesh, </text:span></text:span><text:span text:style-name="Strong_20_Emphasis"><text:span text:style-name="T983">they</text:span></text:span><text:span text:style-name="Strong_20_Emphasis"><text:span text:style-name="T954"> ingest all the misery, suffering, anguish and terror locked within its sinews, and whether </text:span></text:span><text:span text:style-name="Strong_20_Emphasis"><text:span text:style-name="T983">they</text:span></text:span><text:span text:style-name="Strong_20_Emphasis"><text:span text:style-name="T954"> like it or not, whether </text:span></text:span><text:span text:style-name="Strong_20_Emphasis"><text:span text:style-name="T983">they</text:span></text:span><text:span text:style-name="Strong_20_Emphasis"><text:span text:style-name="T954"> are aware of it or not, consuming such clearly unsuitable foods, cannot help but have an </text:span></text:span><text:span text:style-name="Strong_20_Emphasis"><text:span text:style-name="T958">e</text:span></text:span><text:span text:style-name="Strong_20_Emphasis"><text:span text:style-name="T954">ffect on </text:span></text:span><text:span text:style-name="Strong_20_Emphasis"><text:span text:style-name="T983">their</text:span></text:span><text:span text:style-name="Strong_20_Emphasis"><text:span text:style-name="T954"> behaviour. Please refer back to the vegan prison experiment I mentioned in </text:span></text:span><text:span text:style-name="Strong_20_Emphasis"><text:span text:style-name="T861">The Animals</text:span></text:span><text:span text:style-name="Strong_20_Emphasis"><text:span text:style-name="T954"> chapter, </text:span></text:span><text:span text:style-name="Strong_20_Emphasis"><text:span text:style-name="T861">point </text:span></text:span><text:span text:style-name="Strong_20_Emphasis"><text:span text:style-name="T862">6</text:span></text:span><text:span text:style-name="Strong_20_Emphasis"><text:span text:style-name="T863">5</text:span></text:span><text:span text:style-name="Strong_20_Emphasis"><text:span text:style-name="T954">, as this demonstrated quite adequately the profound effects a plant-based diet </text:span></text:span><text:soft-page-break/><text:span text:style-name="Strong_20_Emphasis"><text:span text:style-name="T954">can play in reducing anger and aggression.</text:span></text:span></text:p>
        <text:p text:style-name="P568"><draw:frame draw:style-name="fr3" draw:name="Frame465" text:anchor-type="paragraph" svg:x="7.583cm" svg:y="2.937cm" svg:width="4.457cm" draw:z-index="262"><draw:text-box fo:min-height="0.15cm"><text:p text:style-name="P27"><text:span text:style-name="Strong_20_Emphasis"><text:span text:style-name="T185">“</text:span></text:span><text:span text:style-name="Strong_20_Emphasis"><text:span text:style-name="T347">Behave at all times </text:span></text:span><text:span text:style-name="Strong_20_Emphasis"><text:span text:style-name="T354">in</text:span></text:span><text:span text:style-name="Strong_20_Emphasis"><text:span text:style-name="T347"> the knowledge that </text:span></text:span><text:span text:style-name="Strong_20_Emphasis"><text:span text:style-name="T740">every</text:span></text:span><text:span text:style-name="Strong_20_Emphasis"><text:span text:style-name="T347"> </text:span></text:span><text:span text:style-name="Strong_20_Emphasis"><text:span text:style-name="T393">in</text:span></text:span><text:span text:style-name="Strong_20_Emphasis"><text:span text:style-name="T354">action </text:span></text:span><text:span text:style-name="Strong_20_Emphasis"><text:span text:style-name="T347">makes a difference </text:span></text:span><text:span text:style-name="Strong_20_Emphasis"><text:span text:style-name="T639">too</text:span></text:span><text:span text:style-name="Strong_20_Emphasis"><text:span text:style-name="T347">!” - </text:span></text:span><text:span text:style-name="Strong_20_Emphasis"><text:span text:style-name="T393">Jamshed</text:span></text:span></text:p></draw:text-box></draw:frame><text:span text:style-name="Strong_20_Emphasis"><text:span text:style-name="T954">This axiomatic defect of conscience encouraged and enhanced through the consumption of animal products, together with its accompanying deficiency of compassion, has led not only to the decline in our own personal healths and well-beings, and the systematic slaughter of an uncountable number of animals, but on a global scale has intensified our lust for power, greed and material wealth, which </text:span></text:span><text:span text:style-name="Strong_20_Emphasis"><text:span text:style-name="T968">in turn </text:span></text:span><text:span text:style-name="Strong_20_Emphasis"><text:span text:style-name="T954">has been the driving force behind </text:span></text:span><text:span text:style-name="Strong_20_Emphasis"><text:span text:style-name="T968">further </text:span></text:span><text:span text:style-name="Strong_20_Emphasis"><text:span text:style-name="T954">systematic destruction of the environment. </text:span></text:span></text:p>
        <text:p text:style-name="P568"><draw:frame draw:style-name="fr3" draw:name="Frame464" text:anchor-type="paragraph" svg:x="7.759cm" svg:y="6.332cm" svg:width="4.281cm" draw:z-index="261"><draw:text-box fo:min-height="1.42cm"><text:p text:style-name="P59"><text:span text:style-name="Strong_20_Emphasis"><text:span text:style-name="T385">“If we value the freedom of mind and soul, if we're partisans of liberty, then it's our plain duty to escape, and to take as many people with us as we can!” - J.R.R. Tolkien</text:span></text:span></text:p></draw:text-box></draw:frame><text:span text:style-name="Strong_20_Emphasis"><text:span text:style-name="T954">No, I'm not naïvely proposing that a switch to a plant based diet will automatically solve all our problems, or that we will suddenly become profoundly spiritual through </text:span></text:span><text:span text:style-name="Strong_20_Emphasis"><text:span text:style-name="T984">taking such action</text:span></text:span><text:span text:style-name="Strong_20_Emphasis"><text:span text:style-name="T954">; it will undoubtedly take a lot more than the simple acknowledgement of </text:span></text:span><text:span text:style-name="Strong_20_Emphasis"><text:span text:style-name="T984">our kinship with all earthly life </text:span></text:span><text:span text:style-name="Strong_20_Emphasis"><text:span text:style-name="T954">and an elementary switch to more compassionate </text:span></text:span><text:span text:style-name="Strong_20_Emphasis"><text:span text:style-name="T984">meal choices</text:span></text:span><text:span text:style-name="Strong_20_Emphasis"><text:span text:style-name="T954"> to fix up our badly battered and bruised psyches. </text:span></text:span><text:span text:style-name="Strong_20_Emphasis"><text:span text:style-name="T984">It will </text:span></text:span><text:span text:style-name="Strong_20_Emphasis"><text:span text:style-name="T954">likely take significantly longer than one generation to guide us all back to some form of collective sanity; </text:span></text:span><text:span text:style-name="Strong_20_Emphasis"><text:span text:style-name="T984">r</text:span></text:span><text:span text:style-name="Strong_20_Emphasis"><text:span text:style-name="T954">ectifying the destruction we have reaped upon </text:span></text:span><text:span text:style-name="Strong_20_Emphasis"><text:span text:style-name="T984">surrounding life</text:span></text:span><text:span text:style-name="Strong_20_Emphasis"><text:span text:style-name="T954"> will </text:span></text:span><text:span text:style-name="Strong_20_Emphasis"><text:span text:style-name="T984">most probably </text:span></text:span><text:span text:style-name="Strong_20_Emphasis"><text:span text:style-name="T954">require significant time. </text:span></text:span><text:span text:style-name="Strong_20_Emphasis"><text:span text:style-name="T984">Patience, understanding </text:span></text:span><text:span text:style-name="Strong_20_Emphasis"><text:span text:style-name="T985">and wilful intention toward self improvement are prerequisites </text:span></text:span><text:span text:style-name="Strong_20_Emphasis"><text:span text:style-name="T984">f</text:span></text:span><text:span text:style-name="Strong_20_Emphasis"><text:span text:style-name="T954">or </text:span></text:span><text:span text:style-name="Strong_20_Emphasis"><text:span text:style-name="T984">the web of life</text:span></text:span><text:span text:style-name="Strong_20_Emphasis"><text:span text:style-name="T954"> </text:span></text:span><text:span text:style-name="Strong_20_Emphasis"><text:span text:style-name="T984">to</text:span></text:span><text:span text:style-name="Strong_20_Emphasis"><text:span text:style-name="T954"> be healed, whole and harmonious </text:span></text:span><text:span text:style-name="Strong_20_Emphasis"><text:span text:style-name="T984">and </text:span></text:span><text:span text:style-name="Strong_20_Emphasis"><text:span text:style-name="T985">for </text:span></text:span><text:span text:style-name="Strong_20_Emphasis"><text:span text:style-name="T984">Gaia to be the shining, vibrant, </text:span></text:span><text:span text:style-name="Strong_20_Emphasis"><text:span text:style-name="T985">peaceful, </text:span></text:span><text:span text:style-name="Strong_20_Emphasis"><text:span text:style-name="T984">energy pulsating planet </text:span></text:span><text:span text:style-name="Strong_20_Emphasis"><text:span text:style-name="T985">she was always meant to be.</text:span></text:span><text:span text:style-name="Strong_20_Emphasis"><text:span text:style-name="T954"> </text:span></text:span></text:p>
        <text:p text:style-name="P568"><text:span text:style-name="Strong_20_Emphasis"><text:span text:style-name="T954">What I am proposing though, is that until we are all, or at least a high percentage of us, prepared, to fully acknowledge and stand accountable for the roles we have been playing as ransackers and wholesale mass murderers, and begin at least by resisting </text:span></text:span><text:span text:style-name="Strong_20_Emphasis"><text:span text:style-name="T985">the consumption of that which is inhere</text:span></text:span><text:span text:style-name="Strong_20_Emphasis"><text:span text:style-name="T954">ntly entwined with </text:span></text:span><text:span text:style-name="Strong_20_Emphasis"><text:span text:style-name="T985">the suffering and slaying of fellow earthlings</text:span></text:span><text:span text:style-name="Strong_20_Emphasis"><text:span text:style-name="T954">, then no significant progress toward the light will ever be made. Acknowledging that we are </text:span></text:span><text:span text:style-name="Strong_20_Emphasis"><text:span text:style-name="T861">not</text:span></text:span><text:span text:style-name="Strong_20_Emphasis"><text:span text:style-name="T954"> omnivores, is an important first step toward once more becoming the species we were always meant to be. This flaw must be rectified with utmost urgency.</text:span></text:span></text:p>
        <text:p text:style-name="P570"><text:span text:style-name="Strong_20_Emphasis"><text:span text:style-name="T861">“You'll turn out ordinary if you're not careful.” <text:line-break/>-</text:span></text:span><text:span text:style-name="Strong_20_Emphasis"><text:span text:style-name="T864"> </text:span></text:span><text:span text:style-name="Strong_20_Emphasis"><text:span text:style-name="T874">Ann Brashares </text:span></text:span></text:p>
        <text:h text:style-name="P692" text:outline-level="1"><text:bookmark-start text:name="__RefHeading__23314_1925073569"/>SECTION TWO<text:bookmark-end text:name="__RefHeading__23314_1925073569"/></text:h>
        <text:p text:style-name="P567"/>
        <text:p text:style-name="P567">TRANSITIONING</text:p>
        <text:p text:style-name="P567"/>
        <text:p text:style-name="P567"/>
        <text:p text:style-name="P23">“<text:span text:style-name="T90">Just because you may believe </text:span></text:p>
        <text:p text:style-name="P26">that living on purely fruit is impossible,</text:p>
        <text:p text:style-name="P26">please don't let that belief</text:p>
        <text:p text:style-name="P26">make you stand in the way</text:p>
        <text:p text:style-name="P26">of others who, by doing so,</text:p>
        <text:p text:style-name="P24"><text:span text:style-name="T14">prove you wrong.</text:span>”</text:p>
        <text:p text:style-name="P25">- Author</text:p>
        <text:p text:style-name="P567"/>
        <text:h text:style-name="P684" text:outline-level="2"><text:bookmark-start text:name="__RefHeading__30002_1352424342"/>THE PROCESS<text:bookmark-end text:name="__RefHeading__30002_1352424342"/></text:h>
        <text:p text:style-name="P542"><draw:frame draw:style-name="fr3" draw:name="Frame443" text:anchor-type="paragraph" svg:x="6.456cm" svg:y="4.456cm" svg:width="5.584cm" draw:z-index="237"><draw:text-box fo:min-height="0.422cm"><text:p text:style-name="P32"><text:span text:style-name="Strong_20_Emphasis"><text:span text:style-name="T348">“Each small part of everyday life is part of the total harmony of the universe.” - </text:span></text:span><text:span text:style-name="Strong_20_Emphasis"><text:span text:style-name="T349">St. </text:span></text:span><text:span text:style-name="Strong_20_Emphasis"><text:span text:style-name="T348">Theresa of Lisieux</text:span></text:span></text:p></draw:text-box></draw:frame><text:span text:style-name="T1257">Once you've decided that the Eden Fruitarian path is one you are eager and willing to commit yourself to, and </text:span><text:span text:style-name="T1260">bear in mind</text:span><text:span text:style-name="T1257"> this can never be just a singular, passing fad, this is a life</text:span><text:span text:style-name="T1260">time commitment</text:span><text:span text:style-name="T1257">, a statement of </text:span><text:span text:style-name="T1260">responsibility and sincerity</text:span><text:span text:style-name="T1257"> to try harder, and an acknowledgement of the need to widen one's circle of compassion, then one should be aware of the challenges and difficulties that </text:span><text:span text:style-name="T1260">must inevitably </text:span><text:span text:style-name="T1257">be faced, especially those that are purely diet related. </text:span>It is often not until one tries to distance oneself from cooked food that one realises just how intense its hold over us actually is; certain foods even diabolically so. Leaving such debased fodder behind is rarely, readily and easily accomplish<text:span text:style-name="T1532">ed</text:span>. </text:p>
        <text:p text:style-name="P542"><draw:frame draw:style-name="fr3" draw:name="Frame159" text:anchor-type="paragraph" svg:x="7.705cm" svg:y="7.325cm" svg:width="4.336cm" draw:z-index="23"><draw:text-box fo:min-height="1.505cm"><text:p text:style-name="P27"><text:span text:style-name="Strong_20_Emphasis"><text:span text:style-name="T185">Lisa: don't eat any solids!</text:span></text:span></text:p><text:p text:style-name="P27"><text:span text:style-name="Strong_20_Emphasis"><text:span text:style-name="T185">Homer: but I love solids!</text:span></text:span></text:p></draw:text-box></draw:frame>Leaving cooked food behind, is an entirely different ball game to becoming vegan; vegans these days <text:span text:style-name="T1253">often </text:span>have it incredibly easy, supermarkets generally have plenty of vegan options, it's just a question of reading the ingredients on the packet or the can, and carrying a handy pocket, E-number, guide book with you. There are all kinds of ways you can recreate traditional meals using solely vegan ingredients, and an abundance of recipe books and online websites dedicated to help <text:span text:style-name="T1097">one</text:span> do just that. You'll even find all <text:span text:style-name="T1253">the</text:span> vegan fruit pies, ice creams, cakes, cookies and candies, such that no new vegan need ever really crave the cadaver foods <text:span text:style-name="T1054">and pernicious animal based, pudding pies</text:span> they once so unwittingly clogged their arteries with. But transiting from cooked to raw fruit, now that requires a whole different set of skills. Most people are not yet ready to go a single day on only fruit, and would likely find the challenge far too great for their <text:span text:style-name="T1302">tainted and intoxicated</text:span> bodies and <text:span text:style-name="T1253">undisciplined </text:span>minds to cope with.</text:p>
        <text:p text:style-name="P383"><text:span text:style-name="T843">Everybody should try it at least once though, even if they don't get past breakfast. At least it would serve to demonstrate just what kind of hold </text:span><text:span text:style-name="T991">the</text:span><text:span text:style-name="T843"> average daily diet has over us. Anyone who is truly healthy, of both body and mind, should be able to manage a simple, single day on fruit without any issues. Most everyone else will make all </text:span><text:span text:style-name="T994">manner</text:span><text:span text:style-name="T843"> of excuses to cease the experiment. So accustomed to stodgy, salty foods, breads and overly processed meals, a fruit meal will be so comparatively, powerfully light and cleansing, that it is </text:span><text:span text:style-name="T993">not at all </text:span><text:soft-page-break/><text:span text:style-name="T993">un</text:span><text:span text:style-name="T843">common to feel some form of discomfort which all too often </text:span><text:span text:style-name="T992">get</text:span><text:span text:style-name="T843">s interpreted as danger, and used as an excuse to once more dine on one's mayo soaked, salted, corned beef sandwich or whatever it is that happens to be pickling one's fancy.</text:span> </text:p>
        <text:h text:style-name="P733" text:outline-level="3"><text:bookmark-start text:name="__RefHeading__33252_1571867056"/>The Cleansing<text:bookmark-end text:name="__RefHeading__33252_1571867056"/></text:h>
        <text:p text:style-name="P383"><draw:frame draw:style-name="fr3" draw:name="Frame218" text:anchor-type="paragraph" svg:x="6.336cm" svg:y="3.762cm" svg:width="5.704cm" draw:z-index="318"><draw:text-box fo:min-height="3.134cm"><text:p text:style-name="P31"><text:span text:style-name="Strong_20_Emphasis"><text:span text:style-name="T801">“Pharmaceutical quick fixes are not what you need, you must face up to your symptoms and acknowledge this is not just random victimisation. Every symptom has its reasons.” - Author</text:span></text:span></text:p></draw:text-box></draw:frame>Unless you're already starving, there is simply no danger in going without food for a day or longer, and eating fruit only, simply less than no danger, so no one need ever worry that fruit is somehow causing them problems. The only problems that will surface, are purely cleansing related, and you should rest assured that despite any discomfort, nausea, headache, <text:span text:style-name="T1317">frequent bathroom trips, </text:span>etc, these are always ultimately beneficial. All cleansing, no matter how short lasting, is always advantageous, and when it concerns the human body, it is frequently accompanied by some form of discomfort.</text:p>
        <text:p text:style-name="P383"><draw:frame draw:style-name="fr3" draw:name="Frame166" text:anchor-type="paragraph" svg:x="8.128cm" svg:y="6.833cm" svg:width="3.914cm" draw:z-index="24"><draw:text-box fo:min-height="2.32cm"><text:p text:style-name="P27"><text:span text:style-name="Strong_20_Emphasis"><text:span text:style-name="T185">Bart: “Don't we get to roast marshmallows?”</text:span></text:span></text:p><text:p text:style-name="P27"><text:span text:style-name="Strong_20_Emphasis"><text:span text:style-name="T185">Kearney: “Shut up and eat your pine cone!”</text:span></text:span></text:p></draw:text-box></draw:frame>These discomforts have prevented many a well-meaning acolyte from succeeding with fruit, or even a general raw vegan diet; that's why movements <text:span text:style-name="T1097">such as</text:span> raw-til-4 have sprung up to capture all those people who are either unwilling to recognise the truth about raw, or for whatever reason are unable to succeed on raw. Such movements may encourage people to eat more raw foods, but they never really get an understanding of just what kind of toll is paid by the human body <text:span text:style-name="T1253">each time </text:span>morsel<text:span text:style-name="T1253">s, chunks and those overflowing plates and bowlfuls</text:span> of cooked food <text:span text:style-name="T1253">are </text:span>eaten, nor do they really understand just what kind of hold the<text:span text:style-name="T1097">ir</text:span> <text:span text:style-name="T14">after-four</text:span> food has on them. Of course one is always better off eating raw food all morning and afternoon, but <text:span text:style-name="T1253">we</text:span>'ll be doing oursel<text:span text:style-name="T1253">ves</text:span> so much more of a favour by eating raw all afternoon, evening and night too!</text:p>
        <text:h text:style-name="P733" text:outline-level="3"><text:bookmark-start text:name="__RefHeading__30004_1352424342"/>The Unnatural<text:bookmark-end text:name="__RefHeading__30004_1352424342"/></text:h>
        <text:p text:style-name="P383">You will never be able to transit onto fruit, while you hold on to the notion that eating any amount of cooked food is in any way an optimal <text:span text:style-name="T1097">or</text:span> necessary choice. Every single species ever to have walked the surface of this planet has been and still is physiologically best suited to not eating food which ha<text:span text:style-name="T1097">s</text:span> <text:span text:style-name="T1302">undergone nutrient and energy </text:span><text:soft-page-break/><text:span text:style-name="T1302">depleting, excessive heat treatment</text:span>. This is true whether we are mammal, bird, reptile, amphibian, fish, insect, or plant. The healths of all are jeopardised when our food <text:span text:style-name="T1097">is</text:span> subjected to extremes of heat before consumption.</text:p>
        <text:p text:style-name="P383"><draw:frame draw:style-name="fr3" draw:name="Frame348" text:anchor-type="paragraph" svg:x="6.983cm" svg:y="6.034cm" svg:width="5.057cm" draw:z-index="157"><draw:text-box fo:min-height="2.727cm"><text:p text:style-name="P27"><text:span text:style-name="Strong_20_Emphasis"><text:span text:style-name="T185">“If the human race would but listen to the voices of reason it would recognise that chefs are as superfluous as soldiers.” - Epistle To Lucilius 62AD</text:span></text:span></text:p></draw:text-box></draw:frame>We are not such an exceptionally unique species that we have somehow, over time, re-adapted our physiology to cope best with denatured, cooked foods. Such evolution could never happen, <text:span text:style-name="T1253">and</text:span> is <text:span text:style-name="T1253">purely</text:span> science fiction. It may be that we have learned to cope with eating the foods we do, in the same way that a smoker has learned to cope with their addiction to cigarettes; they are able to lead a functional life with their addiction and behave and react in a manner which may not always clearly be interpreted as being unhealthy, but we all know still that the smoker is never really better off with his cigarette. It would not matter if we all smoked for the next 3000 generations, our bodies would never evolve to <text:span text:style-name="T1054">genuinely require,</text:span> nor <text:span text:style-name="T1054">reap </text:span>the slightest benefit from cigarettes. Physiologically, we may perhaps <text:span text:style-name="T1097">conceivably</text:span> come to tolerate such self abuse better than we are currently able, but that's as far as it goes.</text:p>
        <text:p text:style-name="P383">Because virtually the entire planet load of us humans has the habit of putting fire under our food before <text:span text:style-name="T1254">e</text:span>at<text:span text:style-name="T1254">ing</text:span> it, we have an inbuilt, <text:span text:style-name="T1254">learned</text:span> tendency to consider cooked foods as natural, <text:span text:style-name="T1317">even when it's zapped by microwaves</text:span>, and because the vast majority of humans, everywhere we are settled, <text:span text:style-name="T1278">generally agree with this notion</text:span>, <text:span text:style-name="T1097">it takes a </text:span>truly open-min<text:span text:style-name="T1097">d</text:span> <text:span text:style-name="T1097">to be</text:span> able to see how so not true th<text:span text:style-name="T1097">is</text:span> is. Everyone else will find a reason or excuse to continue their belief of natural as clearly it will aid them in avoiding <text:span text:style-name="T1054">a challenge they likely view as too </text:span>difficult <text:span text:style-name="T1278">or too unpleasant </text:span>to face. Take any wild animal of any species on this planet and begin feeding it with regular doses of cooked food, even its own natural foods in a cooked state, and the state of that being's health will begin to slowly deteriorate, and I am quite certain <text:span text:style-name="T1409">the</text:span> mood <text:span text:style-name="T1409">of the being </text:span>will change in reflection of the inferior food option thrust upon it <text:span text:style-name="T1409">too</text:span>. Inevitably, and I know this is damned hard to prove, and you must believe what you must believe, but I am most certain that the lifespan of such a being will almost <text:span text:style-name="T1278">inevitably be</text:span> shortened, or at the very least the overall well-being noticeably reduced. Even if it's only the poor, abused test subject who is doing the noticing.</text:p>
        <text:p text:style-name="P383"><draw:frame draw:style-name="fr3" draw:name="Frame173" text:anchor-type="paragraph" svg:x="5.163cm" svg:y="3.658cm" svg:width="6.877cm" draw:z-index="319"><draw:text-box fo:min-height="14.136cm"><text:p text:style-name="P28"><text:span text:style-name="Strong_20_Emphasis"><text:span text:style-name="T800">Sick</text:span></text:span></text:p><text:p text:style-name="P28"><text:span text:style-name="Strong_20_Emphasis"><text:span text:style-name="T185">Sick "I cannot go to school today,"</text:span></text:span></text:p><text:p text:style-name="P28"><text:span text:style-name="Strong_20_Emphasis"><text:span text:style-name="T185">Said little Peggy Ann McKay.</text:span></text:span></text:p><text:p text:style-name="P28"><text:span text:style-name="Strong_20_Emphasis"><text:span text:style-name="T185">"I have the measles and the mumps,</text:span></text:span></text:p><text:p text:style-name="P28"><text:span text:style-name="Strong_20_Emphasis"><text:span text:style-name="T185">A gash, a rash and purple bumps.</text:span></text:span></text:p><text:p text:style-name="P28"><text:span text:style-name="Strong_20_Emphasis"><text:span text:style-name="T185">My mouth is wet, my throat is dry,</text:span></text:span></text:p><text:p text:style-name="P28"><text:span text:style-name="Strong_20_Emphasis"><text:span text:style-name="T185">I'm going blind in my right eye.</text:span></text:span></text:p><text:p text:style-name="P28"><text:span text:style-name="Strong_20_Emphasis"><text:span text:style-name="T185">My tonsils are as big as rocks,</text:span></text:span></text:p><text:p text:style-name="P28"><text:span text:style-name="Strong_20_Emphasis"><text:span text:style-name="T185">I've counted sixteen chicken pox</text:span></text:span></text:p><text:p text:style-name="P28"><text:span text:style-name="Strong_20_Emphasis"><text:span text:style-name="T185">And there's one more - that's seventeen,</text:span></text:span></text:p><text:p text:style-name="P28"><text:span text:style-name="Strong_20_Emphasis"><text:span text:style-name="T185">And don't you think my face looks green?</text:span></text:span></text:p><text:p text:style-name="P28"><text:span text:style-name="Strong_20_Emphasis"><text:span text:style-name="T185">My leg is cut, my eyes are blue -</text:span></text:span></text:p><text:p text:style-name="P28"><text:span text:style-name="Strong_20_Emphasis"><text:span text:style-name="T185">It might be instamatic flu.</text:span></text:span></text:p><text:p text:style-name="P28"><text:span text:style-name="Strong_20_Emphasis"><text:span text:style-name="T185">I cough and sneeze and gasp and choke,</text:span></text:span></text:p><text:p text:style-name="P28"><text:span text:style-name="Strong_20_Emphasis"><text:span text:style-name="T185">I'm sure that my left leg is broke -</text:span></text:span></text:p><text:p text:style-name="P28"><text:span text:style-name="Strong_20_Emphasis"><text:span text:style-name="T185">My hip hurts when I move my chin,</text:span></text:span></text:p><text:p text:style-name="P28"><text:span text:style-name="Strong_20_Emphasis"><text:span text:style-name="T185">My belly button's caving in,</text:span></text:span></text:p><text:p text:style-name="P28"><text:span text:style-name="Strong_20_Emphasis"><text:span text:style-name="T185">My back is wrenched, my ankle's sprained,</text:span></text:span></text:p><text:p text:style-name="P28"><text:span text:style-name="Strong_20_Emphasis"><text:span text:style-name="T185">My 'pendix pains each time it rains.</text:span></text:span></text:p><text:p text:style-name="P28"><text:span text:style-name="Strong_20_Emphasis"><text:span text:style-name="T185">My nose is cold, my toes are numb,</text:span></text:span></text:p><text:p text:style-name="P28"><text:span text:style-name="Strong_20_Emphasis"><text:span text:style-name="T185">I have a sliver in my thumb.</text:span></text:span></text:p><text:p text:style-name="P28"><text:span text:style-name="Strong_20_Emphasis"><text:span text:style-name="T185">My neck is stiff, my spine is weak,</text:span></text:span></text:p><text:p text:style-name="P28"><text:span text:style-name="Strong_20_Emphasis"><text:span text:style-name="T185">I hardly whisper when I speak.</text:span></text:span></text:p><text:p text:style-name="P28"><text:span text:style-name="Strong_20_Emphasis"><text:span text:style-name="T185">My tongue is filling up my mouth,</text:span></text:span></text:p><text:p text:style-name="P28"><text:span text:style-name="Strong_20_Emphasis"><text:span text:style-name="T185">I think my hair is falling out.</text:span></text:span></text:p><text:p text:style-name="P28"><text:span text:style-name="Strong_20_Emphasis"><text:span text:style-name="T185">My elbow's bent, my spine ain't straight,</text:span></text:span></text:p><text:p text:style-name="P28"><text:span text:style-name="Strong_20_Emphasis"><text:span text:style-name="T185">My temperature is one-o-eight.</text:span></text:span></text:p><text:p text:style-name="P28"><text:span text:style-name="Strong_20_Emphasis"><text:span text:style-name="T185">My brain is shrunk, I cannot hear,</text:span></text:span></text:p><text:p text:style-name="P28"><text:span text:style-name="Strong_20_Emphasis"><text:span text:style-name="T185">There is a hole inside my ear.</text:span></text:span></text:p><text:p text:style-name="P28"><text:span text:style-name="Strong_20_Emphasis"><text:span text:style-name="T185">I have a hangnail, and my heart is -</text:span></text:span></text:p><text:p text:style-name="P28"><text:span text:style-name="Strong_20_Emphasis"><text:span text:style-name="T185">what? What's that? What's that you say?</text:span></text:span></text:p><text:p text:style-name="P28"><text:span text:style-name="Strong_20_Emphasis"><text:span text:style-name="T185">You say today is ... Saturday?</text:span></text:span></text:p><text:p text:style-name="P28"><text:span text:style-name="Strong_20_Emphasis"><text:span text:style-name="T185">G'bye, I'm going out to play!"</text:span></text:span></text:p><text:p text:style-name="P28"><text:span text:style-name="Strong_20_Emphasis"><text:span text:style-name="T185">- Shel Silverstein</text:span></text:span></text:p></draw:text-box></draw:frame><text:soft-page-break/>All <text:span text:style-name="T14">real</text:span> foods <text:span text:style-name="T1317">to all creatures, ourselves included</text:span>, are more easily digested raw than cooked. There are no exceptions to this rule. If it digests easier when cooked, then it is not, I repeat <text:span text:style-name="T995">NOT</text:span> a real food. Never has been, never will be, <text:span text:style-name="T1141">i</text:span>t's as simple as that <text:span text:style-name="T1141">and there's nothing more one really needs to know</text:span>. Subjecting natural, <text:span text:style-name="T14">real</text:span> food to high volumes of heat over extended periods, changes the molecular structure of the food so radically that digestion becomes no longer just a simple non energetic process with minimum taxation, but instead becomes an energy depleting chore. One that for extended periods of times we are somehow able to keep up and cope with, but over time the effects of eating <text:span text:style-name="T1317">unreal </text:span>foods will always make themselves apparent to any who are familiar with the symptoms.</text:p>
        <text:h text:style-name="P733" text:outline-level="3"><text:bookmark-start text:name="__RefHeading__33254_1571867056"/>The Symptoms<text:bookmark-end text:name="__RefHeading__33254_1571867056"/></text:h>
        <text:p text:style-name="P383">Unfortunately, in the vast majority of cases, these symptoms go entirely unrecognised, and are usually treated as entirely separate misfortunes. In fact, pretty much most of what ails us humans is in some way diet related. Let me try and explain this. A young, relatively fit person may eat all manner of unhealthy foods yet still be viewed as a healthy human specimen. Their strong metabolism and possible other healthy life choices, hobbies and habits sees them able to apparently cope well, despite their non-optimal diet plan. However with time, even the <text:soft-page-break/>mightiest of youthful athletes will eventually pollute their bodies to such an extent that a healing crisis is reached. Such healing crises <text:span text:style-name="T1326">(dis-eases)</text:span> can manifest themselves in a variety of different ways, making it very difficult to recognise that they all basically have one and the same origin.</text:p>
        <text:p text:style-name="P528">“The pain in your leg is caused by old age,” the doctor informed Mullah Nasru<text:span text:style-name="T1436">d</text:span>din. “That can't be,” replied the Mullah. “The other leg is the same age and doesn't hurt a bit.”</text:p>
        <text:p text:style-name="P383">Those who cannot accept that our real food should be eaten in its raw natural state, will likely never be able to understand what this really means. Again, while <text:span text:style-name="T1318">one</text:span> cling<text:span text:style-name="T1318">s</text:span> to the belief that eating <text:span text:style-name="T1317">anything that's </text:span>cooked is in any way <text:span text:style-name="T1098">a necessity</text:span>, this will surely <text:span text:style-name="T1318">act as a hindrance in</text:span> understanding the inherent unnaturalness of consuming such <text:span text:style-name="T1317">stuff</text:span>, and from realising that <text:span text:style-name="T14">there are always unfavourable consequences to consuming unnatural foods.</text:span></text:p>
        <text:p text:style-name="P383">Read those last couple of paragraphs again because they really need to sink in.</text:p>
        <text:p text:style-name="P383"><draw:frame draw:style-name="fr3" draw:name="Frame11" text:anchor-type="paragraph" svg:x="6.759cm" svg:y="5.519cm" svg:width="5.281cm" draw:z-index="204"><draw:text-box fo:min-height="1.362cm"><text:p text:style-name="P31"><text:span text:style-name="Strong_20_Emphasis"><text:span text:style-name="T801">“</text:span></text:span><text:span text:style-name="Strong_20_Emphasis"><text:span text:style-name="T803">He who takes medicine and neglects diet, wastes his doctors time</text:span></text:span><text:span text:style-name="Strong_20_Emphasis"><text:span text:style-name="T801">.” - </text:span></text:span><text:span text:style-name="Strong_20_Emphasis"><text:span text:style-name="T803">Chinese proverb</text:span></text:span></text:p></draw:text-box></draw:frame>In the case of the young fit person, with <text:span text:style-name="T1326">their indoctrinated or </text:span>poorly chosen diet, in the previous scenario, you may have pictured that person living on fast, microwaved, highly processed, junk, takeaway food, washed down with a sugar free, diet soda to stay slim, but that's not precisely what I had in mind. You need to broaden your concept of what constitutes unhealthy food, for if we are genuinely physiologically best suited to eat our food raw, just <text:span text:style-name="T14">like every other species ever to have called Earth </text:span><text:span text:style-name="T53">their </text:span><text:span text:style-name="T14">home</text:span>, then everything that is not raw is by its very definition unhealthy and unnatural,<text:span text:style-name="T14"> and there are always unfavourable consequences to consuming unnatural foods.</text:span><text:span text:style-name="T168"> Both regular smaller ones, and less frequent more serious issues.</text:span></text:p>
        <text:h text:style-name="P734" text:outline-level="3"><text:bookmark-start text:name="__RefHeading__30006_1352424342"/>The Conventional View<text:bookmark-end text:name="__RefHeading__30006_1352424342"/></text:h>
        <text:p text:style-name="P390">Instead of recognising dis-ease for what it really is, predominantly a direct or indirect consequence of poor food choices, the pharmaceutical industry has made it their life's business to focus on each and every individual symptom and its suppression. And <text:span text:style-name="T1054">most</text:span> successful they have been at this too. As allies they are quick to catalogue every known bug, germ, virus and pathogen, unaware <text:span text:style-name="T1054">(perhaps?) </text:span>that there is always a deeper meaning to <text:soft-page-break/>their presence. <text:span text:style-name="T1054">E</text:span>ven when, <text:span text:style-name="T1054">or if, </text:span>no such ally is present, as is sometimes the case, even then they are unable (or unwilling) to put two and two together and realise that once you stop feeding the symptoms, then the symptoms will die of starvation. Alas there is no <text:span text:style-name="T1326">huge </text:span>profit to be made from such advice.</text:p>
        <text:h text:style-name="P735" text:outline-level="3"><text:bookmark-start text:name="__RefHeading__30008_1352424342"/>The Common Cold<text:bookmark-end text:name="__RefHeading__30008_1352424342"/></text:h>
        <text:p text:style-name="P390"><draw:frame draw:style-name="fr3" draw:name="Frame106" text:anchor-type="paragraph" svg:x="6.336cm" svg:y="6.553cm" svg:width="5.704cm" draw:z-index="76"><draw:text-box fo:min-height="2.727cm"><text:p text:style-name="P31"><text:span text:style-name="Strong_20_Emphasis"><text:span text:style-name="T801">“Our collective guilt drives us not only to hide the violence we eat, but also to act it out in the violence we inflict directly or indirectly on each other.” - Dr Will Tuttle</text:span></text:span></text:p></draw:text-box></draw:frame>Probably the most common symptom, a virtually unavoidable consequence of eating cooked food, is the common cold. Once, twice or more each year, <text:span text:style-name="T1054">the body of especially most westerners</text:span> will attempt to cleanse itself, to rid itself of excess mucus build up, this is a sign of an otherwise healthy body, coping as best <text:span text:style-name="T1303">it can</text:span> with the poor food choices being fed <text:span text:style-name="T1303">it</text:span>. You need only to observe what is actually happening, where do you think all that snot is coming from? Why do you think there is so much of it in the body? And why do you think the body is trying to rid <text:span text:style-name="T1254">itself </text:span>of it? Once you have understood the answer to these questions, that it <text:span text:style-name="T1283">ought never</text:span> be in the body in the first place, <text:span text:style-name="T1283">and </text:span>that mucus is the undigested residue of cooked foods the body has been unable to successfully digest and assimilate, only then will you be able to realise the folly and danger of suppressing that expulsion. Why <text:span text:style-name="T1098">is it </text:span>do you think, that loss of appetite always accompanies a cold?</text:p>
        <text:p text:style-name="P391">Forget the germs, they aren't the real issue, they are only present because we have provided the conditions in which they thrive best. Like mould, maggots or carrion insect they are attracted to death and decay, like flies to a dustbin internally coated in filth, they too will find their home in the internal waste toxins and decay (mucus), that should never be present in a truly healthy body. We may curse their <text:span text:style-name="T1532">forms we judge </text:span>vile <text:span text:style-name="T1303">and</text:span> loathsome, <text:span text:style-name="T1532">and view their habits as invasive or even </text:span>disgusting, we may look at them with contempt, but there is always a reason for their presence. This is how nature cleans up. </text:p>
        <text:p text:style-name="P391"><text:span text:style-name="T1293">My advice, if I gave it, which of course I don't, but I'll tell you what I think, those annual flu jabs may occasionally serve to fool the body into suppressing internal cleansing, but this should never be viewed as genuinely beneficial; t</text:span>he germs are <text:span text:style-name="T121">not</text:span> the real issue!</text:p>
        <text:h text:style-name="P734" text:outline-level="3"><text:bookmark-start text:name="__RefHeading__30010_1352424342"/><text:soft-page-break/>Regaining Trust<text:bookmark-end text:name="__RefHeading__30010_1352424342"/></text:h>
        <text:p text:style-name="P390"><draw:frame draw:style-name="fr3" draw:name="Frame406" text:anchor-type="paragraph" svg:x="7.384cm" svg:y="4.999cm" svg:width="4.657cm" draw:z-index="197"><draw:text-box fo:min-height="1.505cm"><text:p text:style-name="P31"><text:span text:style-name="Strong_20_Emphasis"><text:span text:style-name="T801">“</text:span></text:span><text:span text:style-name="Strong_20_Emphasis"><text:span text:style-name="T802">Invalid food choices lead to invalid people</text:span></text:span><text:span text:style-name="Strong_20_Emphasis"><text:span text:style-name="T801">.” - Author</text:span></text:span></text:p></draw:text-box></draw:frame>We need to start to develop a trust for our inner physiologies. Internally, there is an ever waging battle, a continuous struggle toward optimal health. We are mostly unaware of them, but steps are forever being made to heal ourselves and return our constitutions to genuine state<text:span text:style-name="T1098">s</text:span> of normality and sanity. The best we can do to help our poor, abused bodies, is to once more begin feeding them their genuine anatomical<text:span text:style-name="T1326">ly suitable</text:span> fare. In the vast majority of cases this will suffice to eventually return everyone's physiology to a state of <text:span text:style-name="T1254">optimal </text:span>health. This is about having faith in one's body, rather than science which is light years behind understanding what the body has been doing, day in and day out throughout all the ages of mankind. </text:p>
        <text:p text:style-name="P390">Learn once more to trust yourself and your own intuition. Understand that when you present yourself with a <text:span text:style-name="T97">valid</text:span> selection of foods, then what appeals most will inevitably be that which the body most requires. This ability has never been lost or corrupted, it is solely that we have been presenting ourselves with <text:span text:style-name="T21">invalid</text:span> choices, that is when intuition always inevitably begins to fail. If our selection is 100% natural, then and only then, will our intuition be unfoolably infallible.</text:p>
        <text:p text:style-name="P390"><draw:frame draw:style-name="fr3" draw:name="Frame416" text:anchor-type="paragraph" svg:x="7.657cm" svg:y="3.217cm" svg:width="4.383cm" draw:z-index="243"><draw:text-box fo:min-height="2.32cm"><text:p text:style-name="P31"><text:span text:style-name="Strong_20_Emphasis"><text:span text:style-name="T801">“</text:span></text:span><text:span text:style-name="Strong_20_Emphasis"><text:span text:style-name="T803">One quarter of what you eat keeps you alive, the </text:span></text:span><text:span text:style-name="Strong_20_Emphasis"><text:span text:style-name="T806">rest</text:span></text:span><text:span text:style-name="Strong_20_Emphasis"><text:span text:style-name="T803"> keep</text:span></text:span><text:span text:style-name="Strong_20_Emphasis"><text:span text:style-name="T806">s</text:span></text:span><text:span text:style-name="Strong_20_Emphasis"><text:span text:style-name="T803"> your doctor alive.</text:span></text:span><text:span text:style-name="Strong_20_Emphasis"><text:span text:style-name="T801">” - </text:span></text:span><text:span text:style-name="Strong_20_Emphasis"><text:span text:style-name="T803">Egyptian proverb</text:span></text:span></text:p></draw:text-box></draw:frame>Unless there is an enlightened understanding of cause and effect between diet and health, no amount of medicine or therapy will ever be able to fully heal any patient. Medicine used purely to suppress a symptom, without thorough examination of diet, is of no <text:span text:style-name="T1326">genuine </text:span>use to anyone. If you push one symptom down somewhere, either it will eventually force its way back up again, or another will arise elsewhere, <text:span text:style-name="T1326">consequently inevitably causing the body to lose vitality and weaken. </text:span></text:p>
        <text:p text:style-name="P383"><text:span text:style-name="T168">Where is it you think cancer comes from? Do you think it just appear from nowhere </text:span><text:span text:style-name="T171">i</text:span><text:span text:style-name="T168">n an otherwise completely healthy body? There is always a reason </text:span><text:span text:style-name="T170">for its presence</text:span><text:span text:style-name="T168">, and if you can put an end to that reason, </text:span><text:span text:style-name="T170">then </text:span><text:span text:style-name="T168">instead of growing, every cancer will naturally </text:span><text:span text:style-name="T169">abate</text:span><text:span text:style-name="T168"> and eventually disappear. In the case of cigarettes, it is quite blatantly obvious which symptoms are related to that habit, the medical industry are quite savvy at putting that particular two and two together. But in the case of cooked foods the symptoms are </text:span><text:span text:style-name="T170">so </text:span><text:span text:style-name="T168">much broader and it's </text:span><text:soft-page-break/><text:span text:style-name="T168">difficult for most to even suspect that something we've always </text:span><text:span text:style-name="T170">falsely</text:span><text:span text:style-name="T168"> </text:span><text:span text:style-name="T94">known</text:span><text:span text:style-name="T168"> to be natural, might possibly be the cause of such a wide range of symptoms. There is often a profound simplicity to truth, a common sense that needs no science to verify its correctness.</text:span></text:p>
        <text:p text:style-name="P529"><draw:frame draw:style-name="fr3" draw:name="Frame236" text:anchor-type="paragraph" svg:x="6.782cm" svg:y="2.986cm" svg:width="5.258cm" draw:z-index="77"><draw:text-box fo:min-height="1.074cm"><text:p text:style-name="P31"><text:span text:style-name="Strong_20_Emphasis"><text:span text:style-name="T801">“There are always unfavourable consequences to consuming unnatural foods.” - Author</text:span></text:span></text:p></draw:text-box></draw:frame>“Doctor,” a woman said as she rushed into Mullah Nasruddin's house, “I want you to tell me frankly, exactly what is wrong with me.” Nasruddin looked her over from head to foot, then said, “Madam, I have three things to tell you. First, you are about fifty pounds overweight, <text:span text:style-name="T1614">s</text:span>econd, your looks would be improved if you took off several layers of rouge and lipstick. And third, I am not a doctor. The Doctor's practise is next door”</text:p>
        <text:h text:style-name="P736" text:outline-level="3"><text:bookmark-start text:name="__RefHeading__30012_1352424342"/>Random Victimisation?<text:bookmark-end text:name="__RefHeading__30012_1352424342"/></text:h>
        <text:p text:style-name="P390">Most people look at ailment in terms of random victimisation. Oh dear, I am diabetic, what am I to do? Oh <text:span text:style-name="T1099">well</text:span>, here's some insulin, go home and make sure you stay away from fruit! There is something about this, which I find profoundly sinister. Or, uncle Jim just had a heart attack! Really, he's been seeing his Doctor for decades, why didn't he or she ever ask him how he was eating and tell him that he was setting himself up for heart problems unless he changed his eating habits? And if the doctor did tell him, then <text:span text:style-name="T1562">hard as this may be to swallow,</text:span> Jim <text:span text:style-name="T83">did</text:span><text:span text:style-name="T1562"> </text:span>ma<text:span text:style-name="T1562">k</text:span>e his own choices <text:span text:style-name="T1562">with some level of awareness of the expected consequences</text:span>. <text:span text:style-name="T1562">Of course I have some sympathy for Jim,</text:span> but it doesn't make the truth any less the truth. Most likely, if the doctor never told him <text:span text:style-name="T1562">of the risks behind food choices</text:span>, it was <text:span text:style-name="T1562">probably </text:span>because the doctor ate the same way himself, and despite all his years of indoctrination he too was unaware of just how profoundly diet and health are interconnected<text:note text:id="ftn174" text:note-class="endnote"><text:note-citation>174</text:note-citation><text:note-body><text:p text:style-name="P661"><text:span text:style-name="T1624">Bite Size Vegan, “</text:span><text:bookmark text:name="eow-title2"/>Why Your Doctor Is Lying To You | Dr. Michael Greger<text:span text:style-name="T1624">", Youtube, Accessed February 11, 2016, </text:span><text:a xlink:type="simple" xlink:href="https://www.youtube.com/watch?v=R9Z3Wg_Huik&amp;feature=youtu.be&amp;list=PLmIqdlomtuStFtMawXWLcH9Ia2TFFkDZ3" text:style-name="Internet_20_link" text:visited-style-name="Visited_20_Internet_20_Link"><text:span text:style-name="T1624">https://www.youtube.com/watch?v=R9Z3Wg_Huik&amp;feature=youtu.be&amp;list=PLmIqdlomtuStFtMawXWLcH9Ia2TFFkDZ3</text:span></text:a><text:span text:style-name="T1624"> </text:span></text:p></text:note-body></text:note>. </text:p>
        <text:p text:style-name="P390"><text:span text:style-name="T1255">I am not by any means trying to claim that food is the sole source of all that ails us physically, if one experiences </text:span>a sedentary life sitting in a stressful office staring at a computer screen in a windowless, air-conditioned room, <text:span text:style-name="T1255">then this too</text:span> will have negative consequences <text:span text:style-name="T1255">on</text:span> anyone's health regardless of <text:span text:style-name="T1649">their</text:span> diet, however the depth of those consequences will always be <text:span text:style-name="T1649">increased multifold</text:span> when cooked food also factors into the equation. Most people will be unwilling <text:span text:style-name="T1650">to or incapable of</text:span> acknowledge this, they will argue that their particular issue is completely unrelated to diet, <text:span text:style-name="T1255">and by doing so, prove</text:span> just how little understanding they have <text:span text:style-name="T1255">of health</text:span>. Of course it has, everything <text:soft-page-break/>has, it may not at all be obvious but even the healing of bones and bruising, and recovery from any mishap, is deeply affected by one's choice of food. Eating unnatural foods will always slow down the healing process, and healing and recovery will always be aided by correct eating and maintaining a healthy clean physiology.</text:p>
        <text:p text:style-name="P390">Same goes for skin cancer, it's never just the case that exposing an otherwise completely healthy body to sunlight could cause cancer. The worst case scenario, you'll get a bad case of sunburn. Or if I am wrong, which I know many of you will believe me to be, and which in all honesty I may <text:span text:style-name="T1255">actually </text:span>be (remember, I'm just an un<text:span text:style-name="T1492">in</text:span>doctrinated dude, a home-made philosopher, I don't give advice I am simply telling you what I think, it's your call whether or not you agree with me), it would still be the case that the healthier the body is, the more free it is of toxins and mucus, then the less likely it is to ever develop any form of cancer, including most assuredly skin cancer. Apologies for the long sentence.</text:p>
        <text:p text:style-name="P390"><draw:frame draw:style-name="fr3" draw:name="Frame449" text:anchor-type="paragraph" svg:x="5.835cm" svg:y="3.438cm" svg:width="6.205cm" draw:z-index="244"><draw:text-box fo:min-height="2.004cm"><text:p text:style-name="P33"><text:span text:style-name="Strong_20_Emphasis"><text:span text:style-name="T807">“</text:span></text:span><text:span text:style-name="Strong_20_Emphasis"><text:span text:style-name="T808">Selling cakes and pies to raise money for research into cancer or any other health related issue, is like selling meat at a campaign to raise awareness about the environment</text:span></text:span><text:span text:style-name="Strong_20_Emphasis"><text:span text:style-name="T807">.” - Author </text:span></text:span></text:p></draw:text-box></draw:frame>Do you think God or nature, or the hand of evolution designed us so that we would randomly develop diabetes at younger and younger ages, or that we should suddenly die of heart failure or slowly and miserably of cancer? These are all man made misfortunes, a consequence of, mostly unwitting, self abuse. These are all 100% preventable, though admittedly in some cases relocation might also be recommended to prevent other factors from playing a role.</text:p>
        <text:h text:style-name="Heading_20_3" text:outline-level="3"><text:bookmark-start text:name="__RefHeading__41068_602687536"/><text:span text:style-name="Strong_20_Emphasis"><text:span text:style-name="T767">The Critics</text:span></text:span><text:bookmark-end text:name="__RefHeading__41068_602687536"/></text:h>
        <text:p text:style-name="P164"><text:span text:style-name="T843">Naturally, such ideas as are voiced in this book, will fall under heavy criticism, ridicule, and even anger. It would be </text:span><text:span text:style-name="Strong_20_Emphasis"><text:span text:style-name="T954">naïve</text:span></text:span><text:span text:style-name="T843"> of me to expect anything less. However, having aired my views publicly on more than one occasion, as far as I can tell, the only real objection nestled amidst the ridicule, appears to be nothing more than the feeble cry of extremism. Of course there will be those who, knowing nothing at all about fruit, will immediately cry imbalance. But again, how can such people be taken seriously when they themselves have absolutely no experience or genuine research to back up their claims of imbalance. Such imbalances are a preconceived notion, nothing more.</text:span></text:p>
        <text:p text:style-name="P166"><text:soft-page-break/>I know it may sound preposterous, but I do not believe that I am in denial of anything here, I am well aware of the current state of the world, I <text:span text:style-name="T1495">admit</text:span> the difficulties, I <text:span text:style-name="T1495">observe</text:span> the obstacles. I also recognise the need for more optimism, and choose to believe that every problem is surmountable, that every objection raised against Eden Fruitarianism will with time, eventually be rationally proven to be flawed. I think this is yet again another case of the topsy-turvy nature of this world, and it is not I who is in denial, rather empathy is being questioned, and the very life giving nature of love, denied.</text:p>
        <text:p text:style-name="P178"><draw:frame draw:style-name="fr3" draw:name="Frame495" text:anchor-type="paragraph" svg:x="6.782cm" svg:y="1.755cm" svg:width="5.258cm" draw:z-index="322"><draw:text-box fo:min-height="1.356cm"><text:p text:style-name="P33"><text:span text:style-name="Strong_20_Emphasis"><text:span text:style-name="T807">“No human being can ever be satisfied by money or success or prestige or anything else the world can offer. What we are really searching for is not something that satisfies us temporarily, but a permanent state of joy.” - Eknath Easwaran</text:span></text:span></text:p></draw:text-box></draw:frame><text:span text:style-name="T1453">Mullah Nasruddin was talking with his neighbour, “</text:span>Before you criticize someone, you should walk a mile in their shoes.” <text:span text:style-name="T1453">he said, then added</text:span> “That way, when you <text:span text:style-name="T1453">do so</text:span>, you're a mile away and you have their shoes.”</text:p>
        <text:h text:style-name="P733" text:outline-level="3"><text:bookmark-start text:name="__RefHeading__23266_1925073569"/>Conclusion<text:bookmark-end text:name="__RefHeading__23266_1925073569"/></text:h>
        <text:p text:style-name="P568"><text:span text:style-name="T868">If you can truly understand th</text:span><text:span text:style-name="T870">e real nature of illness and health</text:span><text:span text:style-name="T868">, it should greatly increase your chances of success </text:span><text:span text:style-name="T872">in transitioning</text:span><text:span text:style-name="T868">, as when you begin to increase your fruit intake, sooner or later you are bound to run into some form of physical discomfort and if you are at all unsure about the presence of such discomfort and are consequently driven to seek medical advice you can be sure that it's highly unlikely that your medical advisor will have any understanding of, or sympathy for what you are trying to accomplish </text:span><text:span text:style-name="T869">through </text:span><text:span text:style-name="T868">eating so much fruit. Any such visit will likely render you more fearful and distrustful of fruit. No, I'm not trying to convince </text:span><text:span text:style-name="T873">anyone</text:span><text:span text:style-name="T868"> </text:span><text:span text:style-name="T873">not </text:span><text:span text:style-name="T868">to see </text:span><text:span text:style-name="T873">their</text:span><text:span text:style-name="T868"> doctor, </text:span><text:span text:style-name="T873">one</text:span><text:span text:style-name="T868"> must do what </text:span><text:span text:style-name="T873">one</text:span><text:span text:style-name="T868"> feel</text:span><text:span text:style-name="T873">s</text:span><text:span text:style-name="T868"> is best regardless of what anybody else thinks or advi</text:span><text:span text:style-name="T871">s</text:span><text:span text:style-name="T868">es. This is </text:span><text:span text:style-name="T872">however </text:span><text:span text:style-name="T868">about taking responsibility for </text:span><text:span text:style-name="T872">one's</text:span><text:span text:style-name="T868"> own actions, for indeed they are no one else's.</text:span></text:p>
        <text:p text:style-name="P572"/>
        <text:p text:style-name="P149">“You have the power today to reset your boundaries, </text:p>
        <text:p text:style-name="P149">restore your image, start fresh with renewed values</text:p>
        <text:p text:style-name="P573"><text:span text:style-name="T895">and rebuild what has happened to you in the past.” <text:line-break/>-</text:span><text:span text:style-name="T897"> Shannon L. Alder </text:span></text:p>
        <text:h text:style-name="P684" text:outline-level="2"><text:bookmark-start text:name="__RefHeading__20770_1160075690"/>THE OPPOSITION<text:bookmark-end text:name="__RefHeading__20770_1160075690"/></text:h>
        <text:p text:style-name="P517"><draw:frame draw:style-name="fr3" draw:name="Frame201" text:anchor-type="paragraph" svg:x="6.646cm" svg:y="9.488cm" svg:width="5.394cm" draw:z-index="456"><draw:text-box fo:min-height="2.653cm"><text:p text:style-name="P27"><text:span text:style-name="Strong_20_Emphasis"><text:span text:style-name="T185">“Align yourself with people that you can learn from, people who want more out of life, people who are stretching and searching and seeking some higher ground in life.” - Les Brown</text:span></text:span></text:p></draw:text-box></draw:frame><text:span text:style-name="Strong_20_Emphasis"><text:span text:style-name="T412">In the societies we live in, t</text:span></text:span><text:span text:style-name="Strong_20_Emphasis"><text:span text:style-name="T185">he opposition to Eden Fruitarianism </text:span></text:span><text:span text:style-name="Strong_20_Emphasis"><text:span text:style-name="T665">surrounds us all</text:span></text:span><text:span text:style-name="Strong_20_Emphasis"><text:span text:style-name="T185">, everywhere we turn and look. It is set into the psyche of most every human who, believing that cruelty is normal and natural, and kindness extreme and sissy, chooses to ignore its message. </text:span></text:span><text:span text:style-name="Strong_20_Emphasis"><text:span text:style-name="T413">Very few can see </text:span></text:span><text:span text:style-name="Strong_20_Emphasis"><text:span text:style-name="T646">domesticated </text:span></text:span><text:span text:style-name="Strong_20_Emphasis"><text:span text:style-name="T413">animals as any more than a commodity for our use in some way, be it a meal, entertainment, a vehicle, company or their genes, a</text:span></text:span><text:span text:style-name="Strong_20_Emphasis"><text:span text:style-name="T185">cknowledge</text:span></text:span><text:span text:style-name="Strong_20_Emphasis"><text:span text:style-name="T413">ment of</text:span></text:span><text:span text:style-name="Strong_20_Emphasis"><text:span text:style-name="T185"> plant sentience </text:span></text:span><text:span text:style-name="Strong_20_Emphasis"><text:span text:style-name="T413">is naturally much less common and yet</text:span></text:span><text:span text:style-name="Strong_20_Emphasis"><text:span text:style-name="T185"> fewer recognise the uniqueness of fruit. Even </text:span></text:span><text:span text:style-name="Strong_20_Emphasis"><text:span text:style-name="T331">the majority of </text:span></text:span><text:span text:style-name="Strong_20_Emphasis"><text:span text:style-name="T185">those whose thoughts and words I have shared as inspirational quotes throughout both this book and scattered liberally within Destination Eden</text:span></text:span><text:span text:style-name="Strong_20_Emphasis"><text:span text:style-name="T5"><text:note-ref text:note-class="endnote" text:reference-format="text" text:ref-name="ftn2">2</text:note-ref></text:span></text:span><text:span text:style-name="Strong_20_Emphasis"><text:span text:style-name="T185">, fail to see the unique role that fruit </text:span></text:span><text:span text:style-name="Strong_20_Emphasis"><text:span text:style-name="T214">must</text:span></text:span><text:span text:style-name="Strong_20_Emphasis"><text:span text:style-name="T185"> play in setting the world free, indeed most of the quotes not specifically referring to animal rights issues are from people who have not even embraced the idea of veganism, and who still </text:span></text:span><text:span text:style-name="Strong_20_Emphasis"><text:span text:style-name="T236">would, when confronted, </text:span></text:span><text:span text:style-name="Strong_20_Emphasis"><text:span text:style-name="T185">confusedly justify flesh eating and animal exploitation. Many cling to the misguided notion that good and evil are but two sides of the same coin, Yin and Yang, that one cannot exist without the other, and that in order to experience bliss, there must by necessity be </text:span></text:span><text:span text:style-name="Strong_20_Emphasis"><text:span text:style-name="T331">equal measures of </text:span></text:span><text:span text:style-name="Strong_20_Emphasis"><text:span text:style-name="T185">suffering. This is nothing short of a convenient untruth, frequently wielded as yet another excuse to not do the right thing </text:span></text:span><text:span text:style-name="Strong_20_Emphasis"><text:span text:style-name="T214">and empathise</text:span></text:span><text:span text:style-name="Strong_20_Emphasis"><text:span text:style-name="T185">.</text:span></text:span></text:p>
        <text:p text:style-name="Text_20_body"><text:span text:style-name="Strong_20_Emphasis"><text:span text:style-name="T185">There is no quota of squalor pre-required before one has the right to be happy, this is a new-age myth that has no connection with reality, a poor excuse given to make us somehow feel more content with our generally far less than perfect state of affairs. Another trick to keep us enslaved.</text:span></text:span></text:p>
        <text:p text:style-name="Text_20_body"><text:span text:style-name="Strong_20_Emphasis"><text:span text:style-name="T185">Eden Fruitarianism is a secret whose time for </text:span></text:span><text:span text:style-name="Strong_20_Emphasis"><text:span text:style-name="T413">global </text:span></text:span><text:span text:style-name="Strong_20_Emphasis"><text:span text:style-name="T185">revealing is long overdue. </text:span></text:span><text:span text:style-name="Strong_20_Emphasis"><text:span text:style-name="T413">This is not a message ahead of its time, but one that we would have been wise to adopt aeons ago, one</text:span></text:span><text:span text:style-name="Strong_20_Emphasis"><text:span text:style-name="T185"> whose absence has been sorely missed and one needed to guide the world forward toward the light.</text:span></text:span></text:p>
        <text:p text:style-name="Text_20_body"><text:span text:style-name="Strong_20_Emphasis"><text:span text:style-name="T185">Inevitably and sadly </text:span></text:span><text:span text:style-name="Strong_20_Emphasis"><text:span text:style-name="T331">though</text:span></text:span><text:span text:style-name="Strong_20_Emphasis"><text:span text:style-name="T185">, the message </text:span></text:span><text:span text:style-name="Strong_20_Emphasis"><text:span text:style-name="T331">is very likely to</text:span></text:span><text:span text:style-name="Strong_20_Emphasis"><text:span text:style-name="T185"> be bashed </text:span></text:span><text:span text:style-name="Strong_20_Emphasis"><text:span text:style-name="T331">and criticised</text:span></text:span><text:span text:style-name="Strong_20_Emphasis"><text:span text:style-name="T185">. The realist within me knows this. Not even the majority </text:span></text:span><text:soft-page-break/><text:span text:style-name="Strong_20_Emphasis"><text:span text:style-name="T185">of raw vegans will want to hear of it, even though they are the next plateau down, but it's of vital importance that as many people as possible climb up here and make their voices known despite the opposition and ridicule that awaits anyone </text:span></text:span><text:span text:style-name="Strong_20_Emphasis"><text:span text:style-name="T331">both </text:span></text:span><text:span text:style-name="Strong_20_Emphasis"><text:span text:style-name="T185">brave and committed enough to try. </text:span></text:span></text:p>
        <text:p text:style-name="P180"><text:span text:style-name="Strong_20_Emphasis"><text:span text:style-name="T185">One of the biggest challenges in becoming an Eden Fruitarian has to do with the self defeating notion that no matter what one does, it can never be enough, this is not where our focus should linger. Without loosing touch </text:span></text:span><text:span text:style-name="Strong_20_Emphasis"><text:span text:style-name="T236">with</text:span></text:span><text:span text:style-name="Strong_20_Emphasis"><text:span text:style-name="T185"> reali</text:span></text:span><text:span text:style-name="Strong_20_Emphasis"><text:span text:style-name="T665">ty</text:span></text:span><text:span text:style-name="Strong_20_Emphasis"><text:span text:style-name="T185">, we must be optimists, and one must console oneself, and I hope I'll be forgiven for the repetition, that no act of compassion or kindness, no matter how seemingly trivial, is ever wasted.</text:span></text:span></text:p>
        <text:p text:style-name="P383"><draw:frame draw:style-name="fr3" draw:name="Frame152" text:anchor-type="paragraph" svg:x="5.664cm" svg:y="2.646cm" svg:width="6.376cm" draw:z-index="32"><draw:text-box fo:min-height="2.965cm"><text:p text:style-name="P87"><text:span text:style-name="Strong_20_Emphasis"><text:span text:style-name="T695">“Attempts to wake before our time are often punished, especially by those who love us most. Because they, bless them, are asleep. They think anyone who wakes up, or who, still asleep, realizes that what is taken to be real is a ‘dream’ is going crazy.” - R.D. Laing</text:span></text:span></text:p></draw:text-box></draw:frame>If you can accept that there is some truth to fruit being our only real food, and are curious to experience this minimalistic, <text:span text:style-name="T1507">yet expansive </text:span>lifestyle, then let me be upfront with you, and warn you that it would bide you well to prepare yourself for the difficulties that lie ahead. They will surely test both your strength of character and <text:span text:style-name="T1256">your </text:span>resolve.</text:p>
        <text:h text:style-name="P733" text:outline-level="3"><text:bookmark-start text:name="__RefHeading__33248_1571867056"/>Friends and Family<text:bookmark-end text:name="__RefHeading__33248_1571867056"/></text:h>
        <text:p text:style-name="P383">Quite likely, the first opposition most of us are likely to come up against will be from well-meaning family and friends who, ignorant of your decision making process, are pretty predictably going to be expressing their concern for your physical health and possibly state of mind. What most people fail to see, is that pretty much everything they think they know about food is based on marketing lies and generations of repetitiveness. It is doubtful any such brainwashed person would be ready to consider the feasibility of eating purely fruit. It is just too distant from what they already believe to know to be the truth.</text:p>
        <text:p text:style-name="P383">This is why, in most cases when I interact with others leading conventional lifestyles and on conventional diets, I will rarely make it known that I eat only fruit. I'm more inclined to tell them I'm vegan, as these days it is much more readily accepted as having some degree of normality. I think at this stage, I consider veganism as such a crucial step that everybody needs to take, and rather than alienate people <text:soft-page-break/>unduly with fruitarianism, I would much rather discuss the issue of animal rights, and encourage them to reconsider <text:span text:style-name="T1327">any</text:span> future purchase<text:span text:style-name="T1327">s</text:span> <text:span text:style-name="T1327">or use </text:span>of <text:span text:style-name="T1327">nonvegan produce</text:span>. </text:p>
        <text:p text:style-name="P383"><draw:frame draw:style-name="fr3" draw:name="Frame160" text:anchor-type="paragraph" svg:x="6.671cm" svg:y="3.999cm" svg:width="5.369cm" draw:z-index="22"><draw:text-box fo:min-height="1.912cm"><text:p text:style-name="P60"><text:span text:style-name="Strong_20_Emphasis"><text:span text:style-name="T185">“</text:span></text:span><text:span text:style-name="Strong_20_Emphasis"><text:span text:style-name="T414">Tend to the earth and your soul by choosing to sow kindness and food forests.</text:span></text:span><text:span text:style-name="Strong_20_Emphasis"><text:span text:style-name="T185">” - <text:s/></text:span></text:span><text:span text:style-name="Strong_20_Emphasis"><text:span text:style-name="T414">Britt</text:span></text:span><text:span text:style-name="Strong_20_Emphasis"><text:span text:style-name="T416">a</text:span></text:span><text:span text:style-name="Strong_20_Emphasis"><text:span text:style-name="T414"> Morgan</text:span></text:span></text:p></draw:text-box></draw:frame>If it should happen that you are one of these people, instantly crying ridicule at the notion of eating purely fruit, I'm begging you please to not let your feelings of preposterousness and disbelief discourage you from taking the desperately required compassionate step into veganism. By all means, ignore the last chapters don't make the mistake of using them as yet another petty excuse to dismiss the chapter on veganism too. I cannot expect anyone to understand plant sentience, <text:span text:style-name="T1256">and thus the uniqueness of fruit,</text:span> if they cannot already show empathy for fellow animal species.</text:p>
        <text:p text:style-name="P383">But back to the issue of objections raised by otherwise loving, caring friends and family, facing this will of course require a certain strength of character and will be greatly aided by maturity and independence. Remember at all times, it is your life. Nobody really has the right to tell you how to live it, nor what you should eat, nor what you should believe, nor where you should go or live, nor how you should behave. You are a unique being, and the only one w<text:span text:style-name="T1508">ith</text:span> the right to decide your future <text:span text:style-name="T1055">is you</text:span>. This should never be forgotten, nor suppressed. You have the final say. </text:p>
        <text:p text:style-name="P383">Being stubborn is often seen as being quite a negative behavioural trait, but this need not be the case at all, being stubborn is a perfectly wonderful quality, indeed even a requisite skill for making any positive step forward, without it peer pressure can quite easily lead one astray. Hopefully, if you are of otherwise sound mind, your loved ones will know you well enough to realise that you wish yourself no harm, and even the most critical of families will eventually learn to accept <text:span text:style-name="T1055">your, what they warpedly consider</text:span>, bizarre choices. If they don't, then I guess you will have to learn to accept that they don't. </text:p>
        <text:h text:style-name="P733" text:outline-level="3"><draw:frame draw:style-name="fr3" draw:name="Frame433" text:anchor-type="paragraph" svg:x="8.026cm" svg:y="-0.178cm" svg:width="4.025cm" draw:z-index="226"><draw:text-box fo:min-height="0.968cm"><text:p text:style-name="P27"><text:span text:style-name="Strong_20_Emphasis"><text:span text:style-name="T185">“</text:span></text:span><text:span text:style-name="Strong_20_Emphasis"><text:span text:style-name="T324">Live your beliefs, and you can turn this world around</text:span></text:span><text:span text:style-name="Strong_20_Emphasis"><text:span text:style-name="T185">.” - </text:span></text:span><text:span text:style-name="Strong_20_Emphasis"><text:span text:style-name="T324">Thoreau</text:span></text:span></text:p></draw:text-box></draw:frame><text:bookmark-start text:name="__RefHeading__21057_1352424342"/>The Acquaintances<text:bookmark-end text:name="__RefHeading__21057_1352424342"/></text:h>
        <text:p text:style-name="P383">As I've said, for most people, the idea of sustaining oneself <text:span text:style-name="T1328">completely</text:span> on fruit, will be considered immediately preposterous, and heartily ridiculed. It will go against the grain of everything they think they know, <text:span text:style-name="T1328">causing them to frequently,</text:span> <text:span text:style-name="T1652">unhesitatntly</text:span> jump to the conclusion of imbalance <text:span text:style-name="T1328">of </text:span><text:soft-page-break/><text:span text:style-name="T1328">nutrition and mind</text:span>. </text:p>
        <text:p text:style-name="P383"><draw:frame draw:style-name="fr3" draw:name="Frame161" text:anchor-type="paragraph" svg:x="7.491cm" svg:y="4.479cm" svg:width="4.549cm" draw:z-index="457"><draw:text-box fo:min-height="1.506cm"><text:p text:style-name="P27"><text:span text:style-name="Strong_20_Emphasis"><text:span text:style-name="T185">“Just keep moving forward and don't give a shit about what anybody thinks. Do what you have to do, for you.” - Johnny Depp</text:span></text:span></text:p></draw:text-box></draw:frame>The best is, to just laugh <text:span text:style-name="T1328">or cry</text:span> it off. Sure, try and explain yourself to those you feel show a genuine interest, but for many others, you will simply be wasting your time. Best to let any insult or mockery of your choice slide, like water off a duck's back. Let them have their laughs, and don't take the attitude that those laughs are at your expense. Remember, your personality <text:span text:style-name="T1328">and outward reactions </text:span>will greatly affect the overall view of what most people will make of your diet, so don't waste your time casting pearls before swine, just accept that <text:span text:style-name="T1328">presently </text:span>they are where they are, and you are where you are, and try to lead by example.</text:p>
        <text:h text:style-name="P733" text:outline-level="3"><text:bookmark-start text:name="__RefHeading__21059_1352424342"/>The Scientists <text:bookmark-end text:name="__RefHeading__21059_1352424342"/></text:h>
        <text:p text:style-name="P383">These will challenge you time and time again, these are people who eat carbohydrates, calories, carotene, minerals and fats, and wash it all down with a good dose of vitamin C enhanced diet folic acid. Prepare to have your mind boggled and be stymied by fat globules. Shucks, you may even be one of these people yourself!</text:p>
        <text:p text:style-name="P383">Mention a fruit only diet, and suddenly everybody becomes a nutritional science expert even though it's a field they know very little about, other than that there are proteins and calcium, and Omega threes which they somehow already know cannot possibly be in adequate quantities in fruit alone.</text:p>
        <text:p text:style-name="P383"><draw:frame draw:style-name="fr3" draw:name="Frame162" text:anchor-type="paragraph" svg:x="7.394cm" svg:y="4.03cm" svg:width="4.646cm" draw:z-index="227"><draw:text-box fo:min-height="2.32cm"><text:p text:style-name="P27"><text:span text:style-name="Strong_20_Emphasis"><text:span text:style-name="T185">“There is far too much common nonsense, and not nearly enough uncommon sense about fruit.” - Author</text:span></text:span></text:p></draw:text-box></draw:frame>I understand such people, I too used to be one of them, the thought of fruit as a sole source of food is undoubtedly strange and alien when all your life you've been told, time and time again, just how much you need to eat meat, eggs and dairy for your protein and calcium needs, that bread is a daily staple, a health food we should never deny ourselves, that at the very least we should have one hearty cooked meal a day, and that too much fruit will overdose you with sugar, make you fat, <text:span text:style-name="T1328">rot your teeth</text:span> and <text:span text:style-name="T1100">likely lead</text:span> <text:span text:style-name="T1100">to</text:span> diabetes. Seen from such a mindset, of course the idea of eating only fruit will <text:span text:style-name="T1261">naturally</text:span> be viewed as harebrained, fantastical, <text:span text:style-name="T1100">fanatical, </text:span>outlandish and outright foolhardy.</text:p>
        <text:p text:style-name="P383">In most cases it will be quite obvious from looking at these people that they really don't have a clue what <text:soft-page-break/>they are talking about. If they genuinely understood how the body functioned and what its requirements truly are, then they themselves would be in perfect health, and if they're not, then why do they care about anybody else's health if they can't even take care of their own?</text:p>
        <text:p text:style-name="P467"><draw:frame draw:style-name="fr3" draw:name="Frame164" text:anchor-type="paragraph" svg:x="6.726cm" svg:y="7.447cm" svg:width="5.315cm" draw:z-index="56"><draw:text-box fo:min-height="1.588cm"><text:p text:style-name="P27"><text:span text:style-name="Strong_20_Emphasis"><text:span text:style-name="T185">“To be yourself in a world that is constantly trying to make you something else, is the greatest accomplishment.”- <text:s/>Emerson</text:span></text:span></text:p></draw:text-box></draw:frame>Only the closed minded would jump immediately to a conclusion without knowing a single thing about the subject, and only the dumb would then passionately argue against it. <text:span text:style-name="T1257">At the end of the day, all that is needed to understand fruitarianism, is to put aside the common nonsense that is part and parcel of this world we live in, and instead take on board uncommon sense. </text:span><text:span text:style-name="T1259">Put aside the</text:span><text:span text:style-name="T1257"> hatred, depression, and indifference, </text:span><text:span text:style-name="T1259">r</text:span><text:span text:style-name="T1258">elax out of </text:span><text:span text:style-name="T1259">all the </text:span><text:span text:style-name="T1258">uptight brainwashing, and focus instead</text:span><text:span text:style-name="T1257"> on the pure common sense of love, </text:span><text:span text:style-name="T1259">try to forget the</text:span><text:span text:style-name="T1257"> science </text:span><text:span text:style-name="T1259">and j</text:span><text:span text:style-name="T1257">ust pretend you don't know anything. </text:span><text:span text:style-name="T1259">Now</text:span><text:span text:style-name="T1257"> look at your food choices without </text:span><text:span text:style-name="T1259">the</text:span><text:span text:style-name="T1257"> influence </text:span><text:span text:style-name="T1259">of </text:span><text:span text:style-name="T1257">conditioning. Know yourself as the being of love you truly are. Imagine you have once more regained the innocence of a small child, and are sitting naked in the garden of Eden, you are surrounded by fruit trees, there is an abundance of colourful, aromatic fruits heavily hanging from their branches! Around you are also small creatures who move about innocently and fearlessly, there are many plants all around you too. Now in all honesty what are you going to eat?</text:span></text:p>
        <text:p text:style-name="P468"><draw:frame draw:style-name="fr3" draw:name="Frame466" text:anchor-type="paragraph" svg:x="7.366cm" svg:y="3.614cm" svg:width="4.68cm" draw:z-index="267"><draw:text-box fo:min-height="2.563cm"><text:p text:style-name="P27"><text:span text:style-name="Strong_20_Emphasis"><text:span text:style-name="T185">“</text:span></text:span><text:span text:style-name="Strong_20_Emphasis"><text:span text:style-name="T415">Eating animals, or from animals, does not give an emotional and spiritual fullness but rather feeds a hedonistic harmful addiction</text:span></text:span><text:span text:style-name="Strong_20_Emphasis"><text:span text:style-name="T185">.”- <text:s/></text:span></text:span><text:span text:style-name="Strong_20_Emphasis"><text:span text:style-name="T415">Britt</text:span></text:span><text:span text:style-name="Strong_20_Emphasis"><text:span text:style-name="T416">a</text:span></text:span><text:span text:style-name="Strong_20_Emphasis"><text:span text:style-name="T415"> Morgan</text:span></text:span></text:p></draw:text-box></draw:frame>If your answer is, that you would look about you, and somehow fashion a spear from a tree branch, stab yourself one of those cute furry critters, skin it, butcher it, wash the blood off your hands and throw it on the barbie, then you never really gave the experiment any serious thought did you? You failed to reconnect with your innocence. And if you answered with fruit, but hastened to immediately point out that we are not in Eden, then in turn, I'd like to point out that it is precisely this kind of attitude that <text:span text:style-name="T1261">delays</text:span> its manifestation!</text:p>
        <text:p text:style-name="P468">Even if you don't believe in Eden, once you have given yourself the state of mind of an innocent child, you would not be the least bit interested in consciously terminating the life experience of another. No genuinely <text:span text:style-name="T1328">uncorrupted</text:span> child would ever take the life of another animal. There is always a loss <text:soft-page-break/>of innocence and a certain degree of desensitisation needed before any of us can face the brutal slaying of another and kid ourselves we feel nothing.</text:p>
        <text:p text:style-name="P468"><draw:frame draw:style-name="fr3" draw:name="Frame169" text:anchor-type="paragraph" svg:x="6.726cm" svg:y="3.902cm" svg:width="5.315cm" draw:z-index="28"><draw:text-box fo:min-height="1.588cm"><text:p text:style-name="P27"><text:span text:style-name="Strong_20_Emphasis"><text:span text:style-name="T185">“You are here to enable the divine purpose of the universe to unfold. That is how important you are!” - Eckhart Tolle</text:span></text:span></text:p></draw:text-box></draw:frame>I suppose some readers will be disappointed that I am not providing reference or links to peer reviewed studies categorically proving the authenticity of a fruit diet. Sadly I know of no such study to refer you to. But then, to be sure, I do not believe that there are any studies which categorically disprove fruitarianism either. There may be studies that prove the validity of a raw food diet, even a vegan, raw food diet, but to my knowledge nothing that has examined in detail the effects of a 100% fruit diet. This is light years ahead of mainstream thought.</text:p>
        <text:h text:style-name="P733" text:outline-level="3"><text:bookmark-start text:name="__RefHeading__30016_1352424342"/>The Authorities<text:bookmark-end text:name="__RefHeading__30016_1352424342"/></text:h>
        <text:p text:style-name="P383">This is a hindrance that you definitely do not want to come up against, as their intervention will put all your dreams on hold. So try to have your wits about you and do your best to remain calm in the face of adversity. The last thing you want is to be institutionalised and deprived of your free will. In many cases I think it is wise to not make your choices known to everyone, everywhere until you are sure, confident and comfortable with the path you <text:span text:style-name="T1056">are on</text:span>.</text:p>
        <text:h text:style-name="P733" text:outline-level="3"><text:bookmark-start text:name="__RefHeading__19441_186345677"/>The Extreme Opposition<text:bookmark-end text:name="__RefHeading__19441_186345677"/></text:h>
        <text:p text:style-name="P313"><text:span text:style-name="T1100">F</text:span>or <text:span text:style-name="T1100">most,</text:span> a vision of Eden and the accompanying notion that fruit is our one true food source, <text:span text:style-name="T1100">will</text:span> appear extreme or ludicrous, but I'd like to assure everyone that it's nothing to be feared, and instead of spreading any reluctance or fear or ridicule towards such visions, I'd like to encourage everyone to be curious, for we should all be crying out for things to change in this way. This kind of immediate dismissal of <text:span text:style-name="T14">extremism</text:span> is easy for me to recognise as being purely addiction speaking, apathy speaking, as people often just don't even care enough to even want for it to be a possibility. </text:p>
        <text:p text:style-name="P313">Recognise this, Eden is a beautiful vision, now why wouldn't every part of our beings be calling out for it to be true? We shouldn't be dismissing it, nor ridiculing it, nor drumming up dumb excuses as to why it can't possibly be true, just admit it if you don't want it to be true, because if you do at all want for Eden to be possible you would at least entertain the idea that it could be, otherwise, by crying out for <text:soft-page-break/>peace, one is effectively crying out for what one believes is impossible. Does that make any sense?</text:p>
        <text:p text:style-name="P313">The truth is, if there is an admission that Eden could be possible, this would require making so many changes that many people are just not prepared or comfortable to make, and likely feel they may never be able to, and instead of facing this with sincerity, they would rather criticise the very essence of Eden, and guffaw at the ludicrousness of such a conception.</text:p>
        <text:p text:style-name="P313"><draw:frame draw:style-name="fr3" draw:name="Frame447" text:anchor-type="paragraph" svg:x="5.241cm" svg:y="1.06cm" svg:width="6.8cm" draw:z-index="242"><draw:text-box fo:min-height="6.394cm"><text:p text:style-name="P45"><text:span text:style-name="Strong_20_Emphasis"><text:span text:style-name="T185">“</text:span></text:span><text:span text:style-name="Strong_20_Emphasis"><text:span text:style-name="T352">Around the world, even in some of the countries most troubled by poverty or civil war or pollution, many thoughtful people are making a deep, concerted search for a way to live in harmony with each other and the earth. Their efforts, which rarely reach the headlines, are among the most important events occurring today. Sometimes these people call themselves peace workers, at other times environmentalists, but most of the time they work in humble anonymity. They are simply quiet people changing the world by changing themselves.” - Eknath Easwaran</text:span></text:span></text:p></draw:text-box></draw:frame>No doubt, there will be some anger directed at me for blatantly voicing my opinion as I have, but I sort of understand the source of such anger, and I at least sympathise with those expressing it. The truth is sometimes very hard to face.</text:p>
        <text:p text:style-name="P383"><text:span text:style-name="T843">Try and see this world as a mad game, an insane game, one we've been </text:span>unwittingly thrust into. The rules are self destructive, suppressive and hindering our potential. But we all start out young, vulnerable, pliable and gullible, so we are mislead, taught to believe and accept the madness as normal and if anyone should challenge it head on, of course they will be shouted down, taunted, pooh-poohed, handcuffed, fined or disposed of. This is why we mustn't shout it out, for our own safety, it has to be a <text:span text:style-name="T1329">silent, no bells and whistles</text:span> revolution, an internal blossoming. By silent I don't mean the message isn't being spread verbally <text:span text:style-name="T1100">or otherwise</text:span>, rather just that it's done quietly, peacefully, no bells and whistles. Simply tell your friends and those who show genuine non-biased interest, and let them whisper it onward. Go about your business matter of factly, because that is how all rational choices are put into practice just by doing the right thing and not being ashamed of it, not by making a big deal of it, but just by going about <text:span text:style-name="T1100">one's</text:span> business as <text:span text:style-name="T1100">we</text:span> know <text:span text:style-name="T1100">we</text:span> should be and not as <text:span text:style-name="T1100">we</text:span> have been <text:span text:style-name="T1056">taught and </text:span>told to do. </text:p>
        <text:h text:style-name="P742" text:outline-level="3"><text:bookmark-start text:name="__RefHeading__27405_2025324040"/><text:soft-page-break/><text:span text:style-name="Strong_20_Emphasis"><text:span text:style-name="T767">Plateaus</text:span></text:span><text:bookmark-end text:name="__RefHeading__27405_2025324040"/></text:h>
        <text:p text:style-name="Text_20_body"><draw:frame draw:style-name="fr3" draw:name="Frame170" text:anchor-type="paragraph" svg:x="7.652cm" svg:y="3.06cm" svg:width="4.389cm" draw:z-index="29"><draw:text-box fo:min-height="0.407cm"><text:p text:style-name="P27"><text:span text:style-name="Strong_20_Emphasis"><text:span text:style-name="T185">“The awakening of consciousness is the next evolutionary step for mankind” - Eckhart Tolle</text:span></text:span></text:p></draw:text-box></draw:frame><text:span text:style-name="Strong_20_Emphasis"><text:span text:style-name="T185">For most people taking a step in the right direction is generally followed by a plateau. A period of time where one has to become used to one's new position and feel confident before again moving positively forward. There is no doubting the importance of feeling safe and secure on reaching each plateau, this helps prevent one from slipping backwards, but equally important is to realise that the plateau you are on is n</text:span></text:span><text:span text:style-name="Strong_20_Emphasis"><text:span text:style-name="T237">ever</text:span></text:span><text:span text:style-name="Strong_20_Emphasis"><text:span text:style-name="T185"> the final resting place. There will always be more peaks to climb, followed by more plateaus with ever more peace of mind and views of splendour.</text:span></text:span></text:p>
        <text:p text:style-name="Text_20_body"><text:span text:style-name="Strong_20_Emphasis"><text:span text:style-name="T185">As an example, take the case of the many people that go from omnivore to vegetarian. Many such people feel that after such an accomplishment, such an achievement, such an improvement, how can there possibly be any reason to improve further? I've known surprisingly many people to get stuck on vegetarianism, some going their entire rest of their lives never wanting to even know there are better, yet more compassionate choices. I guess they believe that scaling to vegetarianism was such a momentous </text:span></text:span><text:span text:style-name="Strong_20_Emphasis"><text:span text:style-name="T237">accomplishment</text:span></text:span><text:span text:style-name="Strong_20_Emphasis"><text:span text:style-name="T185"> for them, and </text:span></text:span><text:span text:style-name="Strong_20_Emphasis"><text:span text:style-name="T237">while </text:span></text:span><text:span text:style-name="Strong_20_Emphasis"><text:span text:style-name="T185">aware that so many others have still to do so, they somehow manage to kid themselves that the view is therefore sufficient enough, and choose thus to not challenge themselves further. Forever unaware that far more challenging peaks lie ahead, each with </text:span></text:span><text:span text:style-name="Strong_20_Emphasis"><text:span text:style-name="T332">its</text:span></text:span><text:span text:style-name="Strong_20_Emphasis"><text:span text:style-name="T185"> own awesome vantage point, and each with its own accompanying level of improvements for all.</text:span></text:span></text:p>
        <text:p text:style-name="Text_20_body"><text:span text:style-name="Strong_20_Emphasis"><text:span text:style-name="T185">I guess at each peak, we all initially tend to believe that's as far as it goes, and it takes a while to realise there is more, even better ahead, until </text:span></text:span><text:span text:style-name="Strong_20_Emphasis"><text:span text:style-name="T238">one has</text:span></text:span><text:span text:style-name="Strong_20_Emphasis"><text:span text:style-name="T185"> made the mistake so many times, of thinking there is no more ahead, that </text:span></text:span><text:span text:style-name="Strong_20_Emphasis"><text:span text:style-name="T238">one</text:span></text:span><text:span text:style-name="Strong_20_Emphasis"><text:span text:style-name="T185"> will want to always step forward ever quicker onward, until one gets once more stuck on yet another plateau thinking this must be the summit of all summits, and after waiting for a millennia to pass, finally acknowledging, actually, yes, the path continues ever onward toward oneness.</text:span></text:span></text:p>
        <text:p text:style-name="Text_20_body"><text:span text:style-name="Strong_20_Emphasis"><text:span text:style-name="T185">The challenge here, is to not let </text:span></text:span><text:span text:style-name="Strong_20_Emphasis"><text:span text:style-name="T332">oneself</text:span></text:span><text:span text:style-name="Strong_20_Emphasis"><text:span text:style-name="T185"> be held back by the masses, don't let any advanced state of diet or lifestyle </text:span></text:span><text:span text:style-name="Strong_20_Emphasis"><text:span text:style-name="T332">stand as a hindrance to </text:span></text:span><text:span text:style-name="Strong_20_Emphasis"><text:span text:style-name="T185">making further improvements. Spiritually, there is no limit to our capabilities, and the only thing required to encourage our progress is positive, wilful, desire for betterment.</text:span></text:span></text:p>
        <text:h text:style-name="P687" text:outline-level="2"><text:bookmark-start text:name="__RefHeading__41546_602687536"/>CRAVINGS AND ADDICTION<text:bookmark-end text:name="__RefHeading__41546_602687536"/></text:h>
        <text:p text:style-name="P383"><draw:frame draw:style-name="fr3" draw:name="Frame171" text:anchor-type="paragraph" svg:x="6.433cm" svg:y="4.253cm" svg:width="5.607cm" draw:z-index="30"><draw:text-box fo:min-height="4.203cm"><text:p text:style-name="P575"><text:span text:style-name="Strong_20_Emphasis"><text:span text:style-name="T800">The Voice</text:span></text:span></text:p><text:p text:style-name="P28"><text:span text:style-name="Strong_20_Emphasis"><text:span text:style-name="T185">There is a voice inside of you</text:span></text:span></text:p><text:p text:style-name="P28"><text:span text:style-name="Strong_20_Emphasis"><text:span text:style-name="T185">that whispers all day long,</text:span></text:span></text:p><text:p text:style-name="P28"><text:span text:style-name="Strong_20_Emphasis"><text:span text:style-name="T185">"I feel that this is right for me,</text:span></text:span></text:p><text:p text:style-name="P28"><text:span text:style-name="Strong_20_Emphasis"><text:span text:style-name="T185">I know that this is wrong."</text:span></text:span></text:p><text:p text:style-name="P28"><text:span text:style-name="Strong_20_Emphasis"><text:span text:style-name="T185">No teacher, preacher, parent, friend or wise man can decide</text:span></text:span></text:p><text:p text:style-name="P28"><text:span text:style-name="Strong_20_Emphasis"><text:span text:style-name="T185">what's right for you – just listen to</text:span></text:span></text:p><text:p text:style-name="P575"><text:span text:style-name="Strong_20_Emphasis"><text:span text:style-name="T185">the voice that speaks inside.</text:span></text:span></text:p><text:p text:style-name="P28"><text:span text:style-name="Strong_20_Emphasis"><text:span text:style-name="T185">- Shel Silverstein</text:span></text:span></text:p></draw:text-box></draw:frame>If you are of strong enough character to deal with all the peer pressure, ignorant concern, ridicule and criticism that must inevitably be faced, don't try and kid yourself that your troubles are over. Not by a long shot. The greatest challenge in transiting to fruit is yet to be faced, this is the hold that all those meals that you already know and love so well, will have over you. A hold that should never be under-estimated. Craving and addiction are likely to fool, allure and seduce you over and over again, and it is the rare individual who is able to immediately resist their diabolical charms. I am sure that you too are a rare individual, and I hope it doesn't take you too long to realise this!</text:p>
        <text:h text:style-name="P733" text:outline-level="3"><text:bookmark-start text:name="__RefHeading__41548_602687536"/>Addiction's Companion<text:bookmark-end text:name="__RefHeading__41548_602687536"/></text:h>
        <text:p text:style-name="P383">Okay, here's the deal, what's the one thing that always accompanies addiction? Doesn't matter what it is you're hooked on, there is something else that always follows shortly after, and grows with it, forever lingering, up to no good, in the background, any ideas what that is? Go on, give it a guess. No, it's not mucus this time, well it sort of is too, but it's not really the answer I was after, excellent guess though!</text:p>
        <text:p text:style-name="P383">Addiction can never really be combated unless its companion is recognised and addressed. It is <text:span text:style-name="T14">the</text:span> key to tackling every detrimental form of dependence and without acknowledging it, <text:span text:style-name="T1101">one</text:span> can't expect to ever muster up the willpower to permanently shake <text:span text:style-name="T1101">one</text:span>self free of it.</text:p>
        <text:p text:style-name="P383">I'll keep you in suspense no longer, I am talking about apathy. Addiction causes apathy, it makes us simply not give a damn, to not really care about the consequences of the addiction. No matter how detrimental or harmful, apathy keeps us enslaved to its charms. I think Buddha once said something about desire blinding us, and this can never be more clearly recognised than when one is under the <text:span text:style-name="T1262">baneful</text:span> guidance of addiction. </text:p>
        <text:p text:style-name="P383">My mind is running a little ahead of me here, <text:span text:style-name="T1262">a</text:span>nd after writing the last paragraph, I'm starting to question its validity. Is it really addiction that <text:soft-page-break/>causes apathy? Or is it perhaps apathy which causes addiction? I cannot rightfully claim to know which of the two is correct, <text:span text:style-name="T1494">it's rather like the </text:span><text:span text:style-name="T76">chicken or the egg?</text:span><text:span text:style-name="T1494"> dilemma. What</text:span> is clear <text:span text:style-name="T1494">though, is</text:span> that the two go hand-in-hand and that resolving apathy is a genuine solution to a<text:span text:style-name="T1101">ny form of</text:span> addiction.</text:p>
        <text:p text:style-name="P383"><draw:frame draw:style-name="fr3" draw:name="Frame141" text:anchor-type="paragraph" svg:x="8.468cm" svg:y="2.154cm" svg:width="3.572cm" draw:z-index="70"><draw:text-box fo:min-height="1.838cm"><text:p text:style-name="P27"><text:span text:style-name="Strong_20_Emphasis"><text:span text:style-name="T185">“Eat around the banana dad, it's just empty vitamins!” - Bart Simpson</text:span></text:span></text:p></draw:text-box></draw:frame>Think about this, for this really needs to be understood. Apathy is the reason a smoker can be faced with graphic pictures on cigarette packets on a daily basis, and still not make any real effort to shake the addiction. Despite the very clear threat of pain, suffering and long term serious health consequences, the hold of the addiction makes one apathetic to its repercussions. </text:p>
        <text:p text:style-name="P383"><draw:frame draw:style-name="fr3" draw:name="Frame165" text:anchor-type="paragraph" svg:x="6.646cm" svg:y="6.144cm" svg:width="5.394cm" draw:z-index="33"><draw:text-box fo:min-height="1.531cm"><text:p text:style-name="P27"><text:span text:style-name="Strong_20_Emphasis"><text:span text:style-name="T185">“When a well-packaged web of lies has been sold gradually to the masses over generations, the truth will seem utterly preposterous and its speaker a raving lunatic.” - <text:s/>Dresden James</text:span></text:span></text:p></draw:text-box></draw:frame>Of course, at some level smoker<text:span text:style-name="T1508">s</text:span> don't actually want for <text:span text:style-name="T1508">their</text:span> lungs to blacken and fail cancerously, but on the other hand the powerful hold of the smoker's addiction has created an apathy so strong that <text:span text:style-name="T1508">t</text:span>he<text:span text:style-name="T1508">y</text:span> would rather keep the addiction and suffer the aftermath than free <text:span text:style-name="T1508">t</text:span>h<text:span text:style-name="T1508">e</text:span>msel<text:span text:style-name="T1508">ves</text:span> of it. Even if the lives of others are also jeopardised, as is frequently the case in families where the adults smoke, and children are victim<text:span text:style-name="T1262">s</text:span> of passive smoke inhalation. Of course such adults may love their children, but the hold of the addiction is stronger, and its accompanying apathy lulls the smoker into disregarding the jeopardy under which they place their children's lives. Addiction makes one not care enough about one's own health and well-being, or the health<text:span text:style-name="T1262">s</text:span> and well-being's of others, to even <text:span text:style-name="T1101">consider </text:span>giv<text:span text:style-name="T1101">ing</text:span> serious thought to breaking <text:span text:style-name="T1533">free of it</text:span>. </text:p>
        <text:p text:style-name="P383">The same is true for purveyors and lovers of flesh foods, such that even if an awareness is reached, and the injustice served to brethren animals recognised, the addictive nature of such foods, on both physiological and mental levels is so strong, and the accompanying apathy so powerful, that serious changes are never really considered an option. Indeed, the self-righteous nature of apathy is such that most people will fight for their right to continue the harm, even after they themselves have recognised the <text:span text:style-name="T1508">negative</text:span> consequences of their actions. They would rather defend the honour of addiction, than stop the transgression; even if it is purely toward their own <text:soft-page-break/>bodies, with no other victim involved! Addiction makes one simply care-less, it makes one callous and stoic.</text:p>
        <text:p text:style-name="P383"><draw:frame draw:style-name="fr3" draw:name="Frame195" text:anchor-type="paragraph" svg:x="6.92cm" svg:y="2.993cm" svg:width="5.121cm" draw:z-index="320"><draw:text-box fo:min-height="2.066cm"><text:p text:style-name="P27"><text:span text:style-name="Strong_20_Emphasis"><text:span text:style-name="T185">“It's the addicts that stay with it. They're not necessarily the most talented, they're just the ones that can't get it out of their systems.” - Harold Brown</text:span></text:span></text:p></draw:text-box></draw:frame>This is why it is so difficult for most carnists to even examine the facts, and to look seriously at veganism. Their craving for flesh foods, that '<text:span text:style-name="T14">mmm bacon</text:span>' attitude, shelters them from the truth, it makes them argue that mercy and compassion are but foolish nonsenses unworthy of pursuing. If they were to face the truth honestly, then they would <text:span text:style-name="T1508">understand they </text:span>have no rational leg to stand on, and would be forced to face the reality that they simply don't give a shit.</text:p>
        <text:h text:style-name="P733" text:outline-level="3"><text:bookmark-start text:name="__RefHeading__42054_602687536"/>Hooked on Cooked<text:bookmark-end text:name="__RefHeading__42054_602687536"/></text:h>
        <text:p text:style-name="P383">Hooked on cooked food? The root of the problem lies once more with apathy. Even with the understanding of the inevitable detrimental consequences of cooking, the addiction and accompanying apathy, is generally so strong that breaking free is not something one can ever really put their whole heart <text:span text:style-name="T1330">and soul </text:span>toward. People may say that they genuinely desire to stop, but this is only a surface truth, if they truly wanted to, the<text:span text:style-name="T1508">n what is stopping them?</text:span> <text:span text:style-name="T1508">Enough with the excuses already, stop with the habits causing harm, stop with the apathy, and start instead to care and sincerely seek to embrace the profound reasons change is of such importance. </text:span></text:p>
        <text:p text:style-name="P383"><draw:frame draw:style-name="fr3" draw:name="Frame467" text:anchor-type="paragraph" svg:x="7.809cm" svg:y="2.709cm" svg:width="4.232cm" draw:z-index="274"><draw:text-box fo:min-height="1.598cm"><text:p text:style-name="P27"><text:span text:style-name="Strong_20_Emphasis"><text:span text:style-name="T185">“</text:span></text:span><text:span text:style-name="Strong_20_Emphasis"><text:span text:style-name="T446">If </text:span></text:span><text:span text:style-name="Strong_20_Emphasis"><text:span text:style-name="T748">Will Power</text:span></text:span><text:span text:style-name="Strong_20_Emphasis"><text:span text:style-name="T446"> is not enough, try </text:span></text:span><text:span text:style-name="Strong_20_Emphasis"><text:span text:style-name="T748">Love Power</text:span></text:span><text:span text:style-name="Strong_20_Emphasis"><text:span text:style-name="T446"> instead.</text:span></text:span><text:span text:style-name="Strong_20_Emphasis"><text:span text:style-name="T185">” - Author</text:span></text:span></text:p></draw:text-box></draw:frame>It is our own minds <text:span text:style-name="T1331">and stunted spiritual growth</text:span> which will be the biggest and most difficult obstacle for any of us to overcome, not the critical attitudes of concerned family members, not the ridicule of work colleagues, <text:span text:style-name="T1263">not the absence of supporting science, </text:span>but one's own confused mind that has lost the ability to recognise truth and act <text:span text:style-name="T1101">beautifully and </text:span>dutifully upon it.</text:p>
        <text:h text:style-name="P733" text:outline-level="3"><text:bookmark-start text:name="__RefHeading__48924_605307807"/>Excuses<text:bookmark-end text:name="__RefHeading__48924_605307807"/></text:h>
        <text:p text:style-name="P383">To be sure, people may harbour some genuine desire to stop whatever detrimental addiction it is that they are hooked on, but the part that doesn't is stronger, bolstered by the underlying apathy, the little voice that says: “ahh, don't worry about it, things aren't that bad, you can always stop later.” The little voice that time and time again will convince you that the harm you are causing is negligible, and simply unworthy of consideration.</text:p>
        <text:p text:style-name="P383"><draw:frame draw:style-name="fr3" draw:name="Frame496" text:anchor-type="paragraph" svg:x="6.354cm" svg:y="4.075cm" svg:width="5.687cm" draw:z-index="325"><draw:text-box fo:min-height="3.877cm"><text:p text:style-name="P28"><text:span text:style-name="Strong_20_Emphasis"><text:span text:style-name="T801">Listen to the MUSTN'TS, child,</text:span></text:span></text:p><text:p text:style-name="P28"><text:span text:style-name="Strong_20_Emphasis"><text:span text:style-name="T801"><text:s text:c="6"/>Listen to the DON'TS</text:span></text:span></text:p><text:p text:style-name="P28"><text:span text:style-name="Strong_20_Emphasis"><text:span text:style-name="T801"><text:s text:c="6"/>Listen to the SHOULDN'TS</text:span></text:span></text:p><text:p text:style-name="P28"><text:span text:style-name="Strong_20_Emphasis"><text:span text:style-name="T801">The IMPOSSIBLES, the WONT'S</text:span></text:span></text:p><text:p text:style-name="P28"><text:span text:style-name="Strong_20_Emphasis"><text:span text:style-name="T801"><text:s text:c="6"/>Listen to the NEVER HAVES</text:span></text:span></text:p><text:p text:style-name="P28"><text:span text:style-name="Strong_20_Emphasis"><text:span text:style-name="T801">Then listen close to me-</text:span></text:span></text:p><text:p text:style-name="P28"><text:span text:style-name="Strong_20_Emphasis"><text:span text:style-name="T801"><text:s text:c="6"/>Anything can happen, child,</text:span></text:span></text:p><text:p text:style-name="P28"><text:span text:style-name="Strong_20_Emphasis"><text:span text:style-name="T801">ANYTHING can be</text:span></text:span></text:p><text:p text:style-name="P28"><text:span text:style-name="Strong_20_Emphasis"><text:span text:style-name="T801">- Shel Silverstein</text:span></text:span></text:p></draw:text-box></draw:frame><text:soft-page-break/>The threat of harm is generally much less powerful than the threat of no longer feeding the addiction. Apathy is what makes us break our new year<text:span text:style-name="T1263">'</text:span>s resolutions, and make excuses that we'll see to something later, it lulls us into believing that the harm we are doing is not as big an issue as we <text:span text:style-name="T14">know</text:span> it really is. That there will be plenty of time in the future, tomorrow, or whenever to address the issue, but just not right now. We'll wait until we are stronger, until our birthday, or the next new year, or once the summer holidays start, or until we retire, or once we have accomplished something else that we kid ourselves is more important, or once we have company that will take the same step with us, or, best of all, we'll <text:span text:style-name="T1056">simply </text:span>wait until we feel ready. </text:p>
        <text:p text:style-name="P383">There are always excuses, and once one is no longer valid, we'll find another one. Until we genuinely care, about our own well being<text:span text:style-name="T1101">s</text:span>, about ourselves, about our mental health, our physical health, or the healths, and well beings of others involved, until that time we will always find another excuse.</text:p>
        <text:p text:style-name="P385"><draw:frame draw:style-name="fr3" draw:name="Frame175" text:anchor-type="paragraph" svg:x="6.496cm" svg:y="4.207cm" svg:width="5.544cm" draw:z-index="321"><draw:text-box fo:min-height="1.912cm"><text:p text:style-name="P34"><text:span text:style-name="Strong_20_Emphasis"><text:span text:style-name="T801">“</text:span></text:span><text:span text:style-name="Strong_20_Emphasis"><text:span text:style-name="T809">All addiction is self abuse; physical, mental and spiritual self abuse.” - Květoslava Martincova</text:span></text:span></text:p></draw:text-box></draw:frame><text:span text:style-name="T1057">Of those who wish to change, many will get stuck in the middle becoming</text:span> what I playfully like to call (and I hope you can forgive my warped sense of humour) transistites. <text:span text:style-name="T1057">They want to take that positive step forward, but at the same time they also don't want to leave behind what they're familiar with and know so well. (Listen up all you cooked-after-four people!). Because letting go of old habits requires a mind change, people let themselves become stuck between A and B, sometimes even for years or longer. </text:span>I have <text:span text:style-name="T1058">a message</text:span> for all <text:span text:style-name="T1057">such</text:span> transistites out there: <text:span text:style-name="T1058">Let go! While you cling to the past you delay the benefits of the future.</text:span></text:p>
        <text:h text:style-name="P733" text:outline-level="3"><text:bookmark-start text:name="__RefHeading__48926_605307807"/>Apathy stunts growth<text:bookmark-end text:name="__RefHeading__48926_605307807"/></text:h>
        <text:p text:style-name="P383">It is said that smoking stunts o<text:span text:style-name="T1509">ur</text:span> growth, well apathy stunts our growth too, it stifles our spiritual evolution. The very nature of addiction is entirely negative, anything that makes us apathetic, or at the very least encourages our apathy, is clearly not something that we want in our lives, <text:span text:style-name="T1490">and</text:span> this <text:span text:style-name="T1490">concerns</text:span> not <text:span text:style-name="T1490">only</text:span> food. <text:span text:style-name="T1490">T</text:span>here is so much about this world that is negatively addictive, <text:span text:style-name="T1496">and </text:span>most <text:span text:style-name="T1509">such </text:span><text:soft-page-break/><text:span text:style-name="T1509">detrimental </text:span>habits will not even be recognised as <text:span text:style-name="T1509">injuriously</text:span> addictive. <text:span text:style-name="T1496">Y</text:span>ou have to really start keeping an eye on things and looking around and observing, <text:span text:style-name="T1331">it</text:span> will take lots of practice to genuinely understand how big a picture this really is! We are addicted to money, we are addicted to debt, we are addicted to schools and churches and prisons, to institutions, to governments, to politics, to obeying the rules, to foods whose histories we want to know nothing about, to gossip, to sport, to trash, to TV, to celebrity news, to sensationalism, to habit, to custom, to ownership, to circumstance, to excuses, to violence, to fashion and fetish, to sex, and rock 'n' roll and drugs; especially anything brewed in a laboratory.</text:p>
        <text:h text:style-name="P733" text:outline-level="3"><text:bookmark-start text:name="__RefHeading__48928_605307807"/>The Eden Fruitarian<text:span text:style-name="T1219">'</text:span>s Biggest Challenge<text:bookmark-end text:name="__RefHeading__48928_605307807"/></text:h>
        <text:p text:style-name="P383"><draw:frame draw:style-name="fr3" draw:name="Frame167" text:anchor-type="paragraph" svg:x="6.846cm" svg:y="4.105cm" svg:width="5.195cm" draw:z-index="25"><draw:text-box fo:min-height="1.371cm"><text:p text:style-name="P27"><text:span text:style-name="Strong_20_Emphasis"><text:span text:style-name="T185">“Remember, you were born to bring more light into this world, the lighter the world becomes the more the darkness inevitably must fade.” - Author</text:span></text:span></text:p></draw:text-box></draw:frame>Our challenge as Eden Fruitarians, is to face apathy head on, and show it who<text:span text:style-name="T1510">'</text:span>s the real boss, who<text:span text:style-name="T1510">'</text:span>s really in control. Is it you, or do you genuinely simply not care? One has to begin by nurturing the idea of truly giving a damn. Each time we vote for apathy, we become smaller, <text:span text:style-name="T1331">effectively </text:span>belittl<text:span text:style-name="T1331">ing</text:span> ourselves, becoming less significant, less powerful, more meek, more of a pushover. We have to learn to stand up for ourselves on every level. If we can't stand up for ourselves, how can we stand up for the world, how can we stand up <text:span text:style-name="T1264">against</text:span> any <text:span text:style-name="T1264">in</text:span>justice if we let ourselves sink into a cushion of “who gives a damn?”. </text:p>
        <text:p text:style-name="P383"><text:span text:style-name="T1510">If we are unable to </text:span>declare our own freedoms, <text:span text:style-name="T1510">how will we ever be able</text:span> to truly inspire others? <text:span text:style-name="T1510">No one can</text:span> be<text:span text:style-name="T1510">come a</text:span> good role model if <text:span text:style-name="T1510">they</text:span> still cow-tail to desires that are clearly detrimental. <text:span text:style-name="T1510">Only after we have pushed denial aside, can we</text:span> <text:span text:style-name="T1510">truly </text:span>begin to act responsibly. This world has too many bad role models already, too many people <text:span text:style-name="T1510">who</text:span> only embrace half truths and ignorantly turn blind eyes to the rest of it. This is about recognising ugliness, and banishing it from our lives. <text:span text:style-name="T1264">Work toward letting go of all </text:span>that is negative, <text:span text:style-name="T1510">and your life will change miraculously for the better.</text:span></text:p>
        <text:p text:style-name="P448">Don't wait until the physical effects of the addiction are undeniable. Don't wait for lungs to be declared tar-blackened before cutting the cigarettes, do it now, carpe diem, <text:span text:style-name="T1510">don't crap on it, </text:span>stop slapping your own face, you <text:span text:style-name="T14">are</text:span> strong enough to resist addiction, don't believe the </text:p>
        <text:p text:style-name="P672"><draw:frame draw:style-name="fr3" draw:name="Frame504" text:anchor-type="paragraph" svg:x="7.303cm" svg:y="3.662cm" svg:width="4.738cm" draw:z-index="458"><draw:text-box fo:min-height="2.32cm"><text:p text:style-name="P27"><text:span text:style-name="Strong_20_Emphasis"><text:span text:style-name="T185">“</text:span></text:span><text:span text:style-name="Strong_20_Emphasis"><text:span text:style-name="T696">The chains of habit are too weak to be felt until they are too strong to be broken </text:span></text:span><text:span text:style-name="Strong_20_Emphasis"><text:span text:style-name="T185">.” - <text:s/></text:span></text:span><text:span text:style-name="Strong_20_Emphasis"><text:span text:style-name="T696">Samuel Johnson</text:span></text:span></text:p></draw:text-box></draw:frame>apathy, don't be seduced by it, you <text:span text:style-name="T14">are</text:span> stronger than that!! Don't wait for your bowels to be diagnosed with cancer, and <text:span text:style-name="T1510">a</text:span> doctor to tell you to cut out red meat, do it now, today, don't delay, simply stop. Don't wait for your conscience to lay it heavily on you just how many animals you have killed throughout your life so far, don't wait for the painful guilt to be laid bare, stop your habit of being indifferent toward other beings purely because they are not human, and your appetite lusts after the<text:span text:style-name="T1510">ir flesh</text:span>. This is a habit, one you've been taught to not question, a bad one, recognise it, question it, wake up to it. Step away from it. Grow up!</text:p>
        <text:p text:style-name="P383">Apathy is never an emotion to be proud of, but rather one we <text:span text:style-name="T1102">all </text:span>need to step away from, we need to do this for the good of our own souls. The more we step away from evil, the more it shrivels, the uglier it becomes.</text:p>
        <text:p text:style-name="P383"><draw:frame draw:style-name="fr3" draw:name="Frame163" text:anchor-type="paragraph" svg:x="6.74cm" svg:y="6.816cm" svg:width="5.3cm" draw:z-index="26"><draw:text-box fo:min-height="2.32cm"><text:p text:style-name="P27"><text:span text:style-name="Strong_20_Emphasis"><text:span text:style-name="T185">“When diet is wrong, medicine is of no use. When diet is correct, medicine is of no need.” - <text:s/>Ancient Ayurvedic proverb</text:span></text:span></text:p></draw:text-box></draw:frame>No one needs apathy in their life, it is itself a mental cancer, an ugly growth that is not part of who we really are, but an appendage that has sprouted from the squalor of an abused mind. We need to find the strength within us to cut it loose, to learn that we can live our lives without it, that our true nature's really do care, that we are light beings having a heavy existence, but that light is our true nature, and as such, we need to lift ourselves up, make ourselves lighter, do what we need to do to pick ourselves up and move forward. I know we've been whipped and down trodden, but we need to get up and walk on our own feet, choose our own direction, we don't have to stay on the beaten paths, <text:span text:style-name="T1510">all the earth is there for us to experience</text:span>. There is much more to see once <text:span text:style-name="T1102">one</text:span> <text:span text:style-name="T1102">finds the courage to </text:span>leave the beaten path. So much more, that's where all the splendour is, in the enchanted forest of discovery, not on the concrete path amidst a herd of mindless dingbats!</text:p>
        <text:h text:style-name="P733" text:outline-level="3"><text:bookmark-start text:name="__RefHeading__48930_605307807"/>Empathy<text:bookmark-end text:name="__RefHeading__48930_605307807"/></text:h>
        <text:p text:style-name="Text_20_body"><text:span text:style-name="T184">The key to combating any form of addiction lies in replacing apathy with empathy. Empathy for others and also for oneself. This is an impossible task if you are not prepared to </text:span><text:span text:style-name="T810">first </text:span><text:span text:style-name="T184">acknowledge the presence of apathy. We must </text:span><text:span text:style-name="Strong_20_Emphasis"><text:span text:style-name="T185">become aware of it, at every level of our being, and then do everything within our powers to rid ourselves of it. To begin giving a damn, to begin caring, for ourselves, our healths, the lives of others and the environment. More </text:span></text:span><text:soft-page-break/><text:span text:style-name="Strong_20_Emphasis"><text:span text:style-name="T185">than anything else, a genuine ability to empathise is what this world truly </text:span></text:span><text:span text:style-name="Strong_20_Emphasis"><text:span text:style-name="T420">calls for</text:span></text:span><text:span text:style-name="Strong_20_Emphasis"><text:span text:style-name="T185">.</text:span></text:span></text:p>
        <text:p text:style-name="Text_20_body"><text:span text:style-name="Strong_20_Emphasis"><text:span text:style-name="T185">There is no easy way, no quick fix solution. For life lasting results, you have to summon the courage from within you, you have to walk the path yourself. No one else can walk it for you. </text:span></text:span><text:span text:style-name="Strong_20_Emphasis"><text:span text:style-name="T647">There is no external quick fix solution. </text:span></text:span><text:span text:style-name="Strong_20_Emphasis"><text:span text:style-name="T185">Break free of the vicious circle. Because while we are addicted, we'll never be able to fully sympathi</text:span></text:span><text:span text:style-name="Strong_20_Emphasis"><text:span text:style-name="T666">se</text:span></text:span><text:span text:style-name="Strong_20_Emphasis"><text:span text:style-name="T185"> with the plight of others whose lives are intertwined with our own. Breaking free of apathy will enable us to once more begin caring at levels we previously </text:span></text:span><text:span text:style-name="Strong_20_Emphasis"><text:span text:style-name="T666">never allowed ourselves </text:span></text:span><text:span text:style-name="Strong_20_Emphasis"><text:span text:style-name="T185">to. It will help us see the truth, and truth is what we all need. Not the lies we </text:span></text:span><text:span text:style-name="Strong_20_Emphasis"><text:span text:style-name="T420">were</text:span></text:span><text:span text:style-name="Strong_20_Emphasis"><text:span text:style-name="T185"> fed since birth </text:span></text:span><text:span text:style-name="Strong_20_Emphasis"><text:span text:style-name="T420">and now continue feeding ourselves</text:span></text:span><text:span text:style-name="Strong_20_Emphasis"><text:span text:style-name="T185">. Addiction prevents us from seeing the truth, causing us to not care about it. We would rather live in the darkness than hear it. It's what makes every nonvegan come to a vegan page on the internet and say “what about plants though!” everyone addicted will make the most </text:span></text:span><text:span text:style-name="Strong_20_Emphasis"><text:span text:style-name="T453">profoundly irrelevant</text:span></text:span><text:span text:style-name="Strong_20_Emphasis"><text:span text:style-name="T185"> excuses to not end their addiction, denying outright that it is an addiction or that they are addicted is normally one of those excuses. If you're truly not addicted it should be even easier for you to make more compassionate choices!</text:span></text:span></text:p>
        <text:p text:style-name="Text_20_body"><text:span text:style-name="Strong_20_Emphasis"><text:span text:style-name="T185">Addiction and its accompanying apathy narrow one's circle of compassion </text:span></text:span><text:span text:style-name="Strong_20_Emphasis"><text:span text:style-name="T666">and</text:span></text:span><text:span text:style-name="Strong_20_Emphasis"><text:span text:style-name="T185"> inhibit</text:span></text:span><text:span text:style-name="Strong_20_Emphasis"><text:span text:style-name="T666">s</text:span></text:span><text:span text:style-name="Strong_20_Emphasis"><text:span text:style-name="T185"> its growth! </text:span></text:span><text:span text:style-name="Strong_20_Emphasis"><text:span text:style-name="T647">One</text:span></text:span><text:span text:style-name="Strong_20_Emphasis"><text:span text:style-name="T185"> cannot have a wide circle of compassion if </text:span></text:span><text:span text:style-name="Strong_20_Emphasis"><text:span text:style-name="T647">one</text:span></text:span><text:span text:style-name="Strong_20_Emphasis"><text:span text:style-name="T185"> cannot care about </text:span></text:span><text:span text:style-name="Strong_20_Emphasis"><text:span text:style-name="T647">one</text:span></text:span><text:span text:style-name="Strong_20_Emphasis"><text:span text:style-name="T185">self, or if </text:span></text:span><text:span text:style-name="Strong_20_Emphasis"><text:span text:style-name="T647">one</text:span></text:span><text:span text:style-name="Strong_20_Emphasis"><text:span text:style-name="T185"> focus</text:span></text:span><text:span text:style-name="Strong_20_Emphasis"><text:span text:style-name="T647">es</text:span></text:span><text:span text:style-name="Strong_20_Emphasis"><text:span text:style-name="T185"> so much on gratifying </text:span></text:span><text:span text:style-name="Strong_20_Emphasis"><text:span text:style-name="T647">one's</text:span></text:span><text:span text:style-name="Strong_20_Emphasis"><text:span text:style-name="T185"> senses, that </text:span></text:span><text:span text:style-name="Strong_20_Emphasis"><text:span text:style-name="T647">one</text:span></text:span><text:span text:style-name="Strong_20_Emphasis"><text:span text:style-name="T185"> ignore</text:span></text:span><text:span text:style-name="Strong_20_Emphasis"><text:span text:style-name="T647">s</text:span></text:span><text:span text:style-name="Strong_20_Emphasis"><text:span text:style-name="T185"> the needs of </text:span></text:span><text:span text:style-name="Strong_20_Emphasis"><text:span text:style-name="T647">others</text:span></text:span><text:span text:style-name="Strong_20_Emphasis"><text:span text:style-name="T185">.</text:span></text:span></text:p>
        <text:p text:style-name="Text_20_body"><draw:frame draw:style-name="fr3" draw:name="Frame168" text:anchor-type="paragraph" svg:x="9.267cm" svg:y="3.609cm" svg:width="2.773cm" draw:z-index="27"><draw:text-box fo:min-height="0.57cm"><text:p text:style-name="P28"><text:span text:style-name="Strong_20_Emphasis"><text:span text:style-name="T185">Apathy Rules! Who cares?!</text:span></text:span></text:p></draw:text-box></draw:frame><text:span text:style-name="Strong_20_Emphasis"><text:span text:style-name="T185">Sadly, most people will not even recognise addiction until the long-term negative effects of the habit will have wreaked such havoc that serious consequences lie domineeringly ahead. Often it takes a doctor's sober words of warning before genuine thought is ever given to change. Becoming more aware of every one of our daily habits, and the consequences of our choices, and making sensible adjustments, should help all of us greatly lessen the need for advice from any medical practitioner.</text:span></text:span></text:p>
        <text:h text:style-name="Heading_20_3" text:outline-level="3"><text:bookmark-start text:name="__RefHeading__48932_605307807"/><text:span text:style-name="Strong_20_Emphasis"><text:span text:style-name="T767">The Path to Freedom is the Path to Eden</text:span></text:span><text:bookmark-end text:name="__RefHeading__48932_605307807"/></text:h>
        <text:p text:style-name="P180"><text:span text:style-name="Strong_20_Emphasis"><text:span text:style-name="T185">As Eden Fruitarians, it is our goal to let go of any addiction, on any level. This is the path to freedom, which in turn is the path to Eden. Not all addictions will at first be readily apparent, but the reality of the paradigm we find ourselves in, is one of overwhelming negativity, so be aware, examine everything more </text:span></text:span><text:soft-page-break/><text:span text:style-name="Strong_20_Emphasis"><text:span text:style-name="T185">closely than you</text:span></text:span><text:span text:style-name="Strong_20_Emphasis"><text:span text:style-name="T648">'</text:span></text:span><text:span text:style-name="Strong_20_Emphasis"><text:span text:style-name="T185">ve ever bothered before. Never make the mistake that any negativity is a necessity. For each negativity, there is always a positive alternative. Just because society is often all too keen to criticise and discourage the positive, quick to brand it as radical and extreme, don't let this discourage you!</text:span></text:span></text:p>
        <text:p text:style-name="P180"><draw:frame draw:style-name="fr3" draw:name="Frame237" text:anchor-type="paragraph" svg:x="6.865cm" svg:y="3.598cm" svg:width="5.175cm" draw:z-index="74"><draw:text-box fo:min-height="1.924cm"><text:p text:style-name="P27"><text:span text:style-name="Strong_20_Emphasis"><text:span text:style-name="T185">“Knowing what you are eating, is like knowing who you are sleeping with. Don't you really want to know?” - Kevin Hinkle</text:span></text:span></text:p></draw:text-box></draw:frame><text:span text:style-name="Strong_20_Emphasis"><text:span text:style-name="T185">Empathising is not sissy, it's not a practice of the weak minded. True, this is how the world will often view it, but this is once more another example of the depravity of this world, and of its prevailing topsy-turvy tendencies. The reverse however, is undoubtedly true. It takes a strong mind to learn to empathise, a mind that is capable of embracing the profound and utter truth of the golden rule. Whenever any questionable situation arises, repeat this mantra to yourself: “how would you like it, if it were done to you?”.</text:span></text:span></text:p>
        <text:p text:style-name="P180"><text:span text:style-name="Strong_20_Emphasis"><text:span text:style-name="T185">How would you like it, if someone were to make you eat foods which did not have your own best interests at heart? No healthy person would ever answer that they would be happy at such a proposition. Now understand, that if you are a mature, independent person, the only person who is making you eat the food that you eat, is you. Now why are you </text:span></text:span><text:span text:style-name="Strong_20_Emphasis"><text:span text:style-name="T215">allowing yourself to do that to yourself?</text:span></text:span><text:span text:style-name="Strong_20_Emphasis"><text:span text:style-name="T185"> Self abuse does not help anybody, least of all yourself.</text:span></text:span></text:p>
        <text:p text:style-name="P180"><text:span text:style-name="Strong_20_Emphasis"><text:span text:style-name="T185">Each time you sit down to a meal, look at every item on your plate. Think about the history of every morsel of food you are about to eat. (indeed extend this to the entire contents of your shopping basket!). Give serious thought to everything </text:span></text:span><text:span text:style-name="Strong_20_Emphasis"><text:span text:style-name="T239">your</text:span></text:span><text:span text:style-name="Strong_20_Emphasis"><text:span text:style-name="T185"> food has gone through up until the point it reaches your table </text:span></text:span><text:span text:style-name="Strong_20_Emphasis"><text:span text:style-name="T239">(and I don't just mean how it was prepared and cooked and by whom!)</text:span></text:span><text:span text:style-name="Strong_20_Emphasis"><text:span text:style-name="T185">. If there are items of animal origin, then try to think about that animal and everything </text:span></text:span><text:span text:style-name="Strong_20_Emphasis"><text:span text:style-name="T706">he or she</text:span></text:span><text:span text:style-name="Strong_20_Emphasis"><text:span text:style-name="T185"> would have experienced </text:span></text:span><text:span text:style-name="Strong_20_Emphasis"><text:span text:style-name="T706">throughout</text:span></text:span><text:span text:style-name="Strong_20_Emphasis"><text:span text:style-name="T185"> </text:span></text:span><text:span text:style-name="Strong_20_Emphasis"><text:span text:style-name="T579">his or her</text:span></text:span><text:span text:style-name="Strong_20_Emphasis"><text:span text:style-name="T185"> life, don't try and kid yourself </text:span></text:span><text:span text:style-name="Strong_20_Emphasis"><text:span text:style-name="T706">everything</text:span></text:span><text:span text:style-name="Strong_20_Emphasis"><text:span text:style-name="T185"> was beautiful on sunny green pastures. Don't try and pretend </text:span></text:span><text:span text:style-name="Strong_20_Emphasis"><text:span text:style-name="T579">the animal's</text:span></text:span><text:span text:style-name="Strong_20_Emphasis"><text:span text:style-name="T185"> death was quick and painless, and that </text:span></text:span><text:span text:style-name="Strong_20_Emphasis"><text:span text:style-name="T706">he or she</text:span></text:span><text:span text:style-name="Strong_20_Emphasis"><text:span text:style-name="T185"> waited </text:span></text:span><text:span text:style-name="Strong_20_Emphasis"><text:span text:style-name="T706">their</text:span></text:span><text:span text:style-name="Strong_20_Emphasis"><text:span text:style-name="T185"> turn gladly as </text:span></text:span><text:span text:style-name="Strong_20_Emphasis"><text:span text:style-name="T706">they</text:span></text:span><text:span text:style-name="Strong_20_Emphasis"><text:span text:style-name="T185"> </text:span></text:span><text:span text:style-name="Strong_20_Emphasis"><text:span text:style-name="T666">patiently </text:span></text:span><text:span text:style-name="Strong_20_Emphasis"><text:span text:style-name="T185">walked the Green mile toward </text:span></text:span><text:span text:style-name="Strong_20_Emphasis"><text:span text:style-name="T706">a</text:span></text:span><text:span text:style-name="Strong_20_Emphasis"><text:span text:style-name="T185"> brutal</text:span></text:span><text:span text:style-name="Strong_20_Emphasis"><text:span text:style-name="T579">ly bitter and bloody</text:span></text:span><text:span text:style-name="Strong_20_Emphasis"><text:span text:style-name="T185"> ending. If </text:span></text:span><text:span text:style-name="Strong_20_Emphasis"><text:span text:style-name="T500">there is </text:span></text:span><text:span text:style-name="Strong_20_Emphasis"><text:span text:style-name="T185">uncertain</text:span></text:span><text:span text:style-name="Strong_20_Emphasis"><text:span text:style-name="T500">ty</text:span></text:span><text:span text:style-name="Strong_20_Emphasis"><text:span text:style-name="T185">, do some research, wield </text:span></text:span><text:span text:style-name="Strong_20_Emphasis"><text:span text:style-name="T579">your search engine of choice</text:span></text:span><text:span text:style-name="Strong_20_Emphasis"><text:span text:style-name="T185"> and pursue the truth. If there are grains, think of the harsh blades of tractor as they moved violently and thunder</text:span></text:span><text:span text:style-name="Strong_20_Emphasis"><text:span text:style-name="T215">ously</text:span></text:span><text:span text:style-name="Strong_20_Emphasis"><text:span text:style-name="T185"> across the field, ploughing the field ready for seeding, think of the poisons sprayed onto the earth, the </text:span></text:span><text:soft-page-break/><text:span text:style-name="Strong_20_Emphasis"><text:span text:style-name="T185">sullied waterways and misplaced flora and fauna. </text:span></text:span><text:span text:style-name="Strong_20_Emphasis"><text:span text:style-name="T239">And of course, by all means t</text:span></text:span><text:span text:style-name="Strong_20_Emphasis"><text:span text:style-name="T185">hink of how that food </text:span></text:span><text:span text:style-name="Strong_20_Emphasis"><text:span text:style-name="T239">wa</text:span></text:span><text:span text:style-name="Strong_20_Emphasis"><text:span text:style-name="T185">s </text:span></text:span><text:span text:style-name="Strong_20_Emphasis"><text:span text:style-name="T500">possibly</text:span></text:span><text:span text:style-name="Strong_20_Emphasis"><text:span text:style-name="T185"> damaged irreparably under preparation </text:span></text:span><text:span text:style-name="Strong_20_Emphasis"><text:span text:style-name="T239">too</text:span></text:span><text:span text:style-name="Strong_20_Emphasis"><text:span text:style-name="T185">. We should all be familiar with the history of our food, with every aspect of it, and whenever we see something that can be improved on, we should attempt to do so.</text:span></text:span></text:p>
        <text:p text:style-name="P180"><draw:frame draw:style-name="fr3" draw:name="Frame125" text:anchor-type="paragraph" svg:x="8.181cm" svg:y="4.069cm" svg:width="3.859cm" draw:z-index="78"><draw:text-box fo:min-height="0.557cm"><text:p text:style-name="P27"><text:span text:style-name="Strong_20_Emphasis"><text:span text:style-name="T185">Empathy over Apathy.</text:span></text:span></text:p></draw:text-box></draw:frame><text:span text:style-name="Strong_20_Emphasis"><text:span text:style-name="T185">Once more, I am not trying to convince anyone that this will be easy. Try chanting this mantra to yourself: </text:span></text:span><text:span text:style-name="Strong_20_Emphasis"><text:span text:style-name="T729">empathy over apathy</text:span></text:span><text:span text:style-name="Strong_20_Emphasis"><text:span text:style-name="T185">. Don't forget it, keep reminding yourself of it, write it on a Post-it note, and stick it on your fridge door, or laptop or anywhere else you are liable to see it several times a day. Write it on the top of every shopping list, try to make it the first thing on your mind each morning you wake up. It can never be repeated too many times. Empathy over apathy. There is no bigger hindrance than apathy, and it is one we all must conscientiously face and methodically overcome. If we can clear apathy aside, then the path to Eden will suddenly also become much clearer, much more realistic, much more attainable. Each time we manage to really giving a damn, now that's when an angel truly gets its wings.</text:span></text:span></text:p>
        <text:p text:style-name="P180"><text:span text:style-name="Strong_20_Emphasis"><text:span text:style-name="T185"/></text:span></text:p>
        <text:p text:style-name="P180"><text:span text:style-name="Strong_20_Emphasis"><text:span text:style-name="T185"/></text:span></text:p>
        <text:p text:style-name="P99"><text:span text:style-name="Strong_20_Emphasis"><text:span text:style-name="T1582">“</text:span></text:span><text:span text:style-name="Strong_20_Emphasis"><text:span text:style-name="T1583">Becoming vegan is the most important</text:span></text:span></text:p>
        <text:p text:style-name="P99"><text:span text:style-name="Strong_20_Emphasis"><text:span text:style-name="T1583">and direct change we can immediately make</text:span></text:span></text:p>
        <text:p text:style-name="P99"><text:span text:style-name="Strong_20_Emphasis"><text:span text:style-name="T1583">to save the planet and its species.</text:span></text:span><text:span text:style-name="Strong_20_Emphasis"><text:span text:style-name="T1582">”</text:span></text:span></text:p>
        <text:p text:style-name="P99"><text:span text:style-name="Strong_20_Emphasis"><text:span text:style-name="T1582"><text:s/>- </text:span></text:span><text:span text:style-name="Strong_20_Emphasis"><text:span text:style-name="T1584">Chris Hedges</text:span></text:span></text:p>
        <text:h text:style-name="P684" text:outline-level="2"><text:bookmark-start text:name="__RefHeading__20705_1160075690"/>NUTRITIONAL SCIENCE <text:span text:style-name="T1557">vs</text:span> FAITH<text:bookmark-end text:name="__RefHeading__20705_1160075690"/></text:h>
        <text:h text:style-name="P733" text:outline-level="3"><draw:frame draw:style-name="fr3" draw:name="Frame54" text:anchor-type="paragraph" svg:x="8.992cm" svg:y="0.222cm" svg:width="3.048cm" draw:z-index="12"><draw:text-box fo:min-height="1.912cm"><text:p text:style-name="P27"><text:span text:style-name="Strong_20_Emphasis"><text:span text:style-name="T185">Never trust an atom, they make up everything.</text:span></text:span></text:p></draw:text-box></draw:frame><text:bookmark-start text:name="__RefHeading__20707_1160075690"/>The Appeal of Science<text:bookmark-end text:name="__RefHeading__20707_1160075690"/></text:h>
        <text:p text:style-name="P383">I understand the fascination with science, I truly do. I'm as curious as <text:span text:style-name="T1344">many</text:span> to know if there are <text:span text:style-name="T1346">elements</text:span> smaller than subatomic particles or faster than superman, whether Hawking will succeed in his quest for a unified theory of everything, what the limits are, if indeed there are any, to computer potential, when all the suppressed clean energy alternatives will finally be made public, and what the next innovative piece of technology is going to be. <text:span text:style-name="T1346">I believe c</text:span>uriosity is <text:span text:style-name="T1346">part of </text:span>what makes us who we are, and <text:span text:style-name="T1345">I somewhat understand desire to know and understand </text:span>more. I am all for <text:span text:style-name="T14">non-exploitative</text:span> science and pushing the boundaries of our knowledge into the unknown.</text:p>
        <text:p text:style-name="P383"><draw:frame draw:style-name="fr3" draw:name="Frame271" text:anchor-type="paragraph" svg:x="6.922cm" svg:y="4.838cm" svg:width="5.119cm" draw:z-index="108"><draw:text-box fo:min-height="3.949cm"><text:p text:style-name="P27"><text:span text:style-name="Strong_20_Emphasis"><text:span text:style-name="T185">“He who permits the slaughter of an animal, he who cuts it up, he who kills it, he who buys or sells meat, he who cooks it, he who serves it up, and he who eats it, must all be considered as the slayers of the animal.” - Manu-samhita 5.51</text:span></text:span></text:p></draw:text-box></draw:frame>However, there are aspects that get bundled into the “science” box that don't really merit it. Research is done to find out whether or not certain chemical combinations make one's eyes sting or cause blindness. How much of a certain chemically contrived food additive is too much (any amount is too much!), and what effects different poisons have on the body. One has to ask oneself the very serious question of whether or not everything is really worth researching, surely some things are just pla<text:span text:style-name="T1544">i</text:span>n obvious, and what justification can there be to harm someone, anyone, in order to prove a point which is frankly unmistakable?</text:p>
        <text:p text:style-name="P437">Why should we doubt things <text:span text:style-name="T1634">based </text:span>purely <text:span text:style-name="T1634">on the reason that </text:span>science has not yet proven them?</text:p>
        <text:h text:style-name="P744" text:outline-level="3"><text:bookmark-start text:name="__RefHeading__23301_1925073569"/>Ethics<text:bookmark-end text:name="__RefHeading__23301_1925073569"/></text:h>
        <text:p text:style-name="P269">There is no valid reason why science should ever take precedence over ethics. In fact, ethics should be at the foundation of all scientific research, investigation and development. Without such a guiding <text:span text:style-name="T1304">force</text:span>, the power and creativity of the mind can easily be lead astray and end up concocting outrageous monstrosities. <text:span text:style-name="T1372">The advancement of superior science accompanied by inferior morals has proven time and time again to be a capricious and unpredictably self-destructive combination.</text:span></text:p>
        <text:p text:style-name="P189"><draw:frame draw:style-name="fr3" draw:name="Frame172" text:anchor-type="paragraph" svg:x="8.225cm" svg:y="4.464cm" svg:width="3.815cm" draw:z-index="31"><draw:text-box fo:min-height="2.32cm"><text:p text:style-name="P27"><text:span text:style-name="Strong_20_Emphasis"><text:span text:style-name="T185">“We are drowning in information, while starving for wisdom.” - E.O.Wilson</text:span></text:span></text:p></draw:text-box></draw:frame><text:soft-page-break/>Ethics is something we can all understand, none of us feel genuinely good when participating in immoral behaviour, it doesn't matter what the nature of that behaviour is. Therefore to improve the life of scientists, it is only fair that they n<text:span text:style-name="T1304">either be</text:span> asked <text:span text:style-name="T1304">nor supported in</text:span> participat<text:span text:style-name="T1304">ing</text:span> in anything remotely immoral. This would mandate an immediate cessation of all animal experimentation, requiring also a thorough examination of current medical research procedures. This is also something that needs to be implemented in all spheres of human activity. If we do not let ethics guide us, then corruption is inevitable, hand in hand with moral depravity.</text:p>
        <text:p text:style-name="P189">Personally, I find it a travesty that people value science more than faith. By faith, I especially mean faith that doing the right thing, means doing the right thing! So if you are faced with several choices and you know only one of them will cause no harm, or cause significantly less than the other choices, using a lack of scientific evidence as an excuse to not make th<text:span text:style-name="T1103">at</text:span> choice shows weakness of character and failing morals.</text:p>
        <text:h text:style-name="P743" text:outline-level="3"><text:bookmark-start text:name="__RefHeading__23303_1925073569"/>Faith in Science<text:bookmark-end text:name="__RefHeading__23303_1925073569"/></text:h>
        <text:p text:style-name="P189"><draw:frame draw:style-name="fr3" draw:name="Frame490" text:anchor-type="paragraph" svg:x="7.583cm" svg:y="3.725cm" svg:width="4.457cm" draw:z-index="292"><draw:text-box fo:min-height="2.685cm"><text:p text:style-name="P27"><text:span text:style-name="Strong_20_Emphasis"><text:span text:style-name="T185">“We </text:span></text:span><text:span text:style-name="Strong_20_Emphasis"><text:span text:style-name="T587">have a pharmacy inside us that is absolutely exquisite. It makes the right medicine, for the precise time, for the the right organ – with no side-effects.</text:span></text:span><text:span text:style-name="Strong_20_Emphasis"><text:span text:style-name="T185">” - </text:span></text:span><text:span text:style-name="Strong_20_Emphasis"><text:span text:style-name="T587">Deepak Chopra</text:span></text:span></text:p></draw:text-box></draw:frame>In general, we tend to have far too much faith in science, more than in faith itself. We, <text:span text:style-name="T1103">as laymen</text:span> cannot guarantee that <text:span text:style-name="T1418">much of what</text:span> we are told to be true, is actually true at all. There are likely only a tiny fraction of <text:span text:style-name="T1103">us</text:span> who even own or have access to a microscope, and only a portion of those who would be able to differentiate a vitamin from an amino acid, or have even the remotest idea what a calorie really is, yet far too many people talk of them with a familiarity which <text:span text:style-name="T1418">frankly</text:span> breeds contempt. I myself, feel like I know nothing about them, and yet expect it quite likely that my own lacking knowledge is apt to be of a higher level than is average. </text:p>
        <text:h text:style-name="P743" text:outline-level="3"><text:bookmark-start text:name="__RefHeading__23305_1925073569"/>Health Industry?<text:bookmark-end text:name="__RefHeading__23305_1925073569"/></text:h>
        <text:p text:style-name="P189">I've said this previously: human understanding of nutritional science has barely scratched the surface. <text:span text:style-name="T1103">I</text:span>f <text:span text:style-name="T1343">a </text:span>doctor <text:span text:style-name="T1347">or medical health practitioner were correct in an assumption that medical treatment is the answer to ill-health, they</text:span> would surely be the healthiest people on this planet. After all, they have easy access to all their drugs, so they should have <text:soft-page-break/>on average a lifespan at least somewhat noticeably longer than the average citizen. To the best of my knowledge this is not the case at all. If there is the slightest difference to their advantage, then I would imagine this is likely solely due to their privileged positions in society.</text:p>
        <text:p text:style-name="P189"><draw:frame draw:style-name="fr3" draw:name="Frame101" text:anchor-type="paragraph" svg:x="7.973cm" svg:y="6.978cm" svg:width="4.068cm" draw:z-index="16"><draw:text-box fo:min-height="1.466cm"><text:p text:style-name="P27"><text:span text:style-name="Strong_20_Emphasis"><text:span text:style-name="T185">“Those who believe in telekinesis, raise my hand.” - Kurt Vonnegut</text:span></text:span></text:p></draw:text-box></draw:frame>The fact that they themselves are often not shining examples of health, especially rarely above the age of 40, should make us all stop up and wonder. Why trust <text:span text:style-name="T1103">one's</text:span> health and life to someone who cannot even take care of their own? Please don't misunderstand me here, I understand the current necessity for emergency wards, but I am talking now of those aches and pains and general discomforts that make most <text:span text:style-name="T1343">people</text:span> run obediently to <text:span text:style-name="T1343">their</text:span> G.P.s, more often than not in search of a quick fix, medicinal solution. In training to be a doctor, it is often the case that very little emphasis is placed on the study of nutrition<text:note text:id="ftn175" text:note-class="endnote"><text:note-citation>175</text:note-citation><text:note-body><text:p text:style-name="P604">Emanuel Barling Jr, Esq and Ashley F. Brooks, RN, BSN, “Medical Doctors Have Little or No Knowledge of Nutrition,” <text:span text:style-name="T14">howtoeliminatepain.com</text:span>, June 9, 2011, <text:a xlink:type="simple" xlink:href="http://howtoeliminatepain.com/medical-doctors-have-little-or-no-knowledge-of-nutrition-because-medical-schools-offer-little-or-no-education-on-nutrition-vitamins-or-minerals/" text:style-name="Internet_20_link" text:visited-style-name="Visited_20_Internet_20_Link">http://howtoeliminatepain.com/medical-doctors-have-little-or-no-</text:a><text:a xlink:type="simple" xlink:href="http://howtoeliminatepain.com/medical-doctors-have-little-or-no-knowledge-of-nutrition-because-medical-schools-offer-little-or-no-education-on-nutrition-vitamins-or-minerals/" text:style-name="Internet_20_link" text:visited-style-name="Visited_20_Internet_20_Link">knowledge-of-</text:a><text:a xlink:type="simple" xlink:href="http://howtoeliminatepain.com/medical-doctors-have-little-or-no-knowledge-of-nutrition-because-medical-schools-offer-little-or-no-education-on-nutrition-vitamins-or-minerals/" text:style-name="Internet_20_link" text:visited-style-name="Visited_20_Internet_20_Link">nutrition-because-medical-schools-offer-little-or-no-education-on-nutrition-vitamins-or-minerals/</text:a> </text:p></text:note-body></text:note>. <text:span text:style-name="T14">In fact, only thirty percent of medical schools in the US. require a separate nutrition course, and on average, students received 23.9 contact hours of nutrition instruction during medical school</text:span><text:span text:style-name="T14"><text:note text:id="ftn176" text:note-class="endnote"><text:note-citation>176</text:note-citation><text:note-body><text:p text:style-name="P604">Kelly M Adams, “Status of nutrition education in medical schools,” <text:span text:style-name="T14">NCBI</text:span>, June 18, 2008, <text:a xlink:type="simple" xlink:href="http://www.ncbi.nlm.nih.gov/pmc/articles/PMC2430660/?tool=pubmed" text:style-name="Internet_20_link" text:visited-style-name="Visited_20_Internet_20_Link">http://www.ncbi.nlm.nih.gov/pmc/articles/PMC2430660/?tool=pubmed</text:a> </text:p></text:note-body></text:note></text:span>. As a rule of thumb, their daily dispersal of drugs, in <text:span text:style-name="T1103">lieu </text:span>of close examination of diet, shows either that they have no real interest in the patient's health, or, and more often than not this is the case, that they genuinely have no real idea about what constitutes healthy food.</text:p>
        <text:p text:style-name="P189">I find it quite plausible, that nutritional science is the least understood of all academic sciences. I think in the dark ages we live in, there is no real interest in having all of society healthy and happy. True health and happiness, will bring with it more open-mindedness and questioning of the corruptness that is at the very foundation of society. You can call me out as a conspiracy nut, but if we all began letting uncommon sense back into our lives, free thinking with healthy bodies and minds, then society as we know it would soon change for the better, and you can be sure there are current forces which are greatly opposed to this notion.</text:p>
        <text:p text:style-name="P359">Mullah Nasruddin visited his doctor who he knew wrote everything in Latin in illegible handwriting. “Tell me what's wrong with me doctor, he said, just tell me the facts and don't use any long words or Latin.” The doctor looked at him and said, “OK, I'll tell you the plain truth, you are not ill at all, you're just plain lazy.” The Mullah replied “Okay, thank you. Now please write it in Latin so I can show it to my family.”</text:p>
        <text:h text:style-name="P743" text:outline-level="3"><text:bookmark-start text:name="__RefHeading__23307_1925073569"/><text:soft-page-break/>Letting go of Fear<text:bookmark-end text:name="__RefHeading__23307_1925073569"/></text:h>
        <text:p text:style-name="P180"><draw:frame draw:style-name="fr3" draw:name="Frame239" text:anchor-type="paragraph" svg:x="6.396cm" svg:y="3.429cm" svg:width="5.644cm" draw:z-index="79"><draw:text-box fo:min-height="3.542cm"><text:p text:style-name="P28"><text:span text:style-name="Strong_20_Emphasis"><text:span text:style-name="T185">First Do No Harm</text:span></text:span></text:p><text:p text:style-name="P27"><text:span text:style-name="Strong_20_Emphasis"><text:span text:style-name="T185">“..You will exercise your art solely for the cure of your patients, and will give no drug, perform no operation, for a criminal purpose, even if solicited, far less suggest it.” - Hippocratic oath</text:span></text:span></text:p></draw:text-box></draw:frame><text:span text:style-name="T184">Once we can put aside fear of the unproven, and begin eating in a manner truly befitting and well tuned to our highly sensitive physiologies </text:span><text:span text:style-name="T825">and our hearts with so much potential for love</text:span><text:span text:style-name="T184">, our minds will begin to open to an infinite universe of possibilit</text:span><text:span text:style-name="T825">ies</text:span><text:span text:style-name="T184">. Demanding </text:span><text:span text:style-name="Strong_20_Emphasis"><text:span text:style-name="T185">scientific proof, that doing the right thing </text:span></text:span><text:span text:style-name="Strong_20_Emphasis"><text:span text:style-name="T240">is the right thing to do</text:span></text:span><text:span text:style-name="Strong_20_Emphasis"><text:span text:style-name="T185">, now that to me is ludicrous. It's like every other irreverent evidence seeking research lunacy, like the sadism behind researching the effects of alcohol on pigs</text:span></text:span><text:span text:style-name="Strong_20_Emphasis"><text:span text:style-name="T185"><text:note text:id="ftn177" text:note-class="endnote"><text:note-citation>177</text:note-citation><text:note-body><text:p text:style-name="P606"><text:span text:style-name="T1087">“Wine for swine: pig study shows that wine has more cardiovascular benefits than vodka”, </text:span><text:span text:style-name="T31">Science Daily</text:span><text:span text:style-name="T1087">, September 10, 2012, </text:span><text:a xlink:type="simple" xlink:href="http://www.sciencedaily.com/releases/2012/09/120910161552.htm" text:style-name="Internet_20_link" text:visited-style-name="Visited_20_Internet_20_Link">http://www.sciencedaily.com/releases/2012/09/120910161552.htm</text:a></text:p></text:note-body></text:note></text:span></text:span><text:span text:style-name="Strong_20_Emphasis"><text:span text:style-name="T185">, and innumerable other studies undertaken in countless vivisection laboratories all around the world. </text:span></text:span></text:p>
        <text:p text:style-name="P180"><text:span text:style-name="Strong_20_Emphasis"><text:span text:style-name="T185">The animals experimented on in such institutes live lives of fear, stress and panic until they are too sick to be of any value and are mercilessly destroyed. Anyone not involved in the madness, who has witnessed upfront the conditions under which these animals spend their lives, will know this to be true. These are lives held equally valuable to our own by those living them, and only those with a sick mind and sadistic tendencies would argue justification of their exploitation. </text:span></text:span></text:p>
        <text:p text:style-name="P517"><draw:frame draw:style-name="fr3" draw:name="Frame192" text:anchor-type="paragraph" svg:x="7.334cm" svg:y="3.995cm" svg:width="4.706cm" draw:z-index="44"><draw:text-box fo:min-height="2.812cm"><text:p text:style-name="P27"><text:span text:style-name="Strong_20_Emphasis"><text:span text:style-name="T185">“My faith demands that I do whatever I can, wherever I am, whenever I can, for as long as I can with whatever I have to try to make a difference.” - Jimmy Carter</text:span></text:span></text:p></draw:text-box></draw:frame><text:span text:style-name="Strong_20_Emphasis"><text:span text:style-name="T185">After publishing Destination Eden</text:span></text:span><text:span text:style-name="Strong_20_Emphasis"><text:span text:style-name="T5"><text:note-ref text:note-class="endnote" text:reference-format="text" text:ref-name="ftn2">2</text:note-ref></text:span></text:span><text:span text:style-name="Strong_20_Emphasis"><text:span text:style-name="T185">, I received feedback from several readers slightly disappointed that I had not been more scientific. This was a very conscious choice of mine, I think if we can understand that barely 200 years ago, the basic omnivore diet was not the least bit scientifically validated,</text:span></text:span><text:span text:style-name="T184"> long standing generations of vegetarians never had their diets scientifically scrutinised. I guess it wasn't until vegans officially hit the scene in the 1940s, that the bulk of humanity finally began putting themselves to shame by insisting that such a choice be first scientifically validated. No doubt, raw veganism has surely been attracting exactly the same kind of opposition.</text:span></text:p>
        <text:p text:style-name="P383">It can never be emphasised enough, <text:span text:style-name="T14">nutritional science is still very much in its infancy; on a molecular level, we know incredibly little about how the body functions. </text:span><text:span text:style-name="T148">I'd even go as far as to say, that the extent of our knowledge of nutrition and physiology, is but a mere fraction of what lies still </text:span><text:soft-page-break/><text:span text:style-name="T148">waiting to be discovered. </text:span><text:span text:style-name="T137">G</text:span>et a well educated Paleo and an equally well read vegan together, and let them talk science, let them have it out between them, do you think one of them will walk out of the room thinking the other is right? Of course not, because the science confirms both of what they believe, there's enough nut(ritional) science to back up anyone, I'm sure if I looked hard enough, I could show that a varied fruit diet contains enough of everything. <text:span text:style-name="T1058">To be sure, i</text:span>f people can get by on microwaved, junk food smothered in cheese and still live three score and ten<text:span text:style-name="T1058">(</text:span>!<text:span text:style-name="T1058">), then</text:span> <text:span text:style-name="T1058">t</text:span>here is no way that an all raw, ripe fruit diet could be anywhere as <text:span text:style-name="T1534">remotely </text:span>nefarious to one's well-being.</text:p>
        <text:p text:style-name="P410"><draw:frame draw:style-name="fr3" draw:name="Frame238" text:anchor-type="paragraph" svg:x="7.659cm" svg:y="7.31cm" svg:width="4.382cm" draw:z-index="324"><draw:text-box fo:min-height="3.542cm"><text:p text:style-name="P27"><text:span text:style-name="Strong_20_Emphasis"><text:span text:style-name="T185">“We know far less than 1% of what will be known about biology, human physiology and medicine. My view of biology is, </text:span></text:span><text:span text:style-name="Strong_20_Emphasis"><text:span text:style-name="T729">we don't know shit.</text:span></text:span><text:span text:style-name="Strong_20_Emphasis"><text:span text:style-name="T185">” - Craig Venner</text:span></text:span></text:p></draw:text-box></draw:frame>Just a few short weeks ago, Květa was bitten by some kind of unidentified insect, it took several days before the effects of the bite became apparent, followed by severe headaches and nausea. A subsequent doctors visit to attempt to identify the bite resulted in a blood analysis. The Doctor who we have dealt with before for bureaucratic reasons knew we ate only fruit and took advantage of the occasion to test for a number of issues she felt could be related to our “restrictive” diet. When the tests came back, she informed us that much to her surprise all counts were normal except B12 which was virtually non existent. She explained she felt this was pretty miraculous, and I told her about my own B12 results from back in the 1980s which were also the lowest my doctor friend at the time had ever seen. She smiled and <text:span text:style-name="T1375">said “well you look healthy enough and at the end of the day it is just a number” and agreed that knowledge of nutritional science was clearly really incomplete. We both felt her attitude was pretty refreshing really especially as she made no real effort to persuade either of us to receive B12 shots.</text:span></text:p>
        <text:p text:style-name="Text_20_body"><text:span text:style-name="Strong_20_Emphasis"><text:span text:style-name="T185">Mankind may have succeeded in isolating certain aspects of our basic biological make-up, but so many more lie waiting to be discovered, and even if we should ever succeed in understanding every aspect of an animal or plants biology, there is no guarantee we would ever really understand what makes the whole thing tick. We have no real clue as to what starts life, or what keeps it going. Or when thoughts start, as they surely do with every life form.</text:span></text:span></text:p>
        <text:p text:style-name="P505"><text:span text:style-name="Strong_20_Emphasis"><text:span text:style-name="T185">As I've said previously, to the best of my knowledge, </text:span></text:span><text:span text:style-name="Strong_20_Emphasis"><text:span text:style-name="T215">apart from the </text:span></text:span><text:soft-page-break/><text:span text:style-name="Strong_20_Emphasis"><text:span text:style-name="T215">aforementioned South African study which appears to be undocumented online, </text:span></text:span><text:span text:style-name="Strong_20_Emphasis"><text:span text:style-name="T185">there have been no real tests of the effects of an entirely fruit diet on human physiology. And how can a test really prove anything unless those tested have been truly on one hundred percent fruit for many years; say at least two or three decades, or more ideal yet, two or three generations! - It can take a body many years to fully heal from a lifetime of constant fuel abuse. More if the abuse has been severe. </text:span></text:span></text:p>
        <text:p text:style-name="P505"><draw:frame draw:style-name="fr3" draw:name="Frame500" text:anchor-type="paragraph" svg:x="6.073cm" svg:y="2.147cm" svg:width="5.967cm" draw:z-index="364"><draw:text-box fo:min-height="2.727cm"><text:p text:style-name="P72"><text:span text:style-name="Strong_20_Emphasis"><text:span text:style-name="T185">“</text:span></text:span><text:span text:style-name="Strong_20_Emphasis"><text:span text:style-name="T639">By looking to science for answers about health, we give away the supremacy of intimacy with ourselves and life around us to the laboratories of the world.</text:span></text:span><text:span text:style-name="Strong_20_Emphasis"><text:span text:style-name="T185">” - </text:span></text:span><text:span text:style-name="Strong_20_Emphasis"><text:span text:style-name="T295">Jamshed</text:span></text:span></text:p></draw:text-box></draw:frame><text:span text:style-name="Strong_20_Emphasis"><text:span text:style-name="T185">What hope can science possibly have of proving conclusively whether or not an all fruit diet is doable when valid test subjects </text:span></text:span><text:span text:style-name="Strong_20_Emphasis"><text:span text:style-name="T584">are so few and far between</text:span></text:span><text:span text:style-name="Strong_20_Emphasis"><text:span text:style-name="T185">?? You have to take it on faith that it is the right thing, because doing the right thing, </text:span></text:span><text:span text:style-name="Strong_20_Emphasis"><text:span text:style-name="T240">choosing the path of least harm, </text:span></text:span><text:span text:style-name="Strong_20_Emphasis"><text:span text:style-name="T185">is always doing the right thing!!</text:span></text:span></text:p>
        <text:h text:style-name="P743" text:outline-level="3"><text:bookmark-start text:name="__RefHeading__20296_493812775"/>The Nutritional Lie<text:bookmark-end text:name="__RefHeading__20296_493812775"/></text:h>
        <text:p text:style-name="P189">Nutritional science is built on the lie that we need to know exactly what is in food in order to live healthily. The truth is, not only do we need to trust ourselves more with food, but we need to also understand that nutritional science <text:span text:style-name="T14">discourages</text:span> us from doing <text:span text:style-name="T1419">just </text:span>that. </text:p>
        <text:p text:style-name="P189">In some ways, I feel like I'm the little boy who points at the king and says: “He's naked!” How fine the proteins are and the calories that are invisible, but everybody pretends they can see them.</text:p>
        <text:p text:style-name="P189">Each fruit is worth so much more than the meagre sum of its limited recognised ingredients. Extract all known ingredients from any fruit, and feed them to somebody, and it can surely be guaranteed that such a meal would have a profoundly different effect on the physiology of the diner. Not only would this cosmonaut fodder be void of the enchanting appearance of the fruit, its texture and fragrance, (food for the soul) but somehow the life-giving, cleansing, beauty of the fruit will undoubtedly also have been lost. A meal of isolated vitamins, minerals and amino acids can never remotely compare to the joy and life maintaining properties inherent in every edible fruit.</text:p>
        <text:p text:style-name="P279">I think you will find, that faith is of tremendous importance in order to successfully walk the Eden Fruitarian path. Those with such faith succeed where those without, often simply never try, or if they do, sooner or later they're lacking faith will cause them to cease the <text:soft-page-break/>experiment. Bear in mind, this is likely a challenge <text:span text:style-name="T1343">and opening</text:span> un<text:span text:style-name="T1104">equal to</text:span> any other you have faced. One may mock faith, but just because something is taken on faith, does not mean it is therefore untrue. </text:p>
        <text:p text:style-name="P279"><draw:frame draw:style-name="fr3" draw:name="Frame486" text:anchor-type="paragraph" svg:x="7.659cm" svg:y="2.445cm" svg:width="4.382cm" draw:z-index="323"><draw:text-box fo:min-height="3.542cm"><text:p text:style-name="P75"><text:span text:style-name="Strong_20_Emphasis"><text:span text:style-name="T185">“</text:span></text:span><text:span text:style-name="Strong_20_Emphasis"><text:span text:style-name="T792">It's my belief that if we do not willingly </text:span></text:span><text:span text:style-name="Strong_20_Emphasis"><text:span text:style-name="T793">embrace</text:span></text:span><text:span text:style-name="Strong_20_Emphasis"><text:span text:style-name="T792"> the challenge of Eden with all our hearts, then we will likely be forced to face challenges far far darker and more ominous in design.</text:span></text:span><text:span text:style-name="Strong_20_Emphasis"><text:span text:style-name="T185">” - Author</text:span></text:span></text:p></draw:text-box></draw:frame>Not having faith, is similar to a negative placebo, a reverse placebo, opening the door to fear which will always hinder <text:span text:style-name="T1104">one's</text:span> spiritual progress. <text:span text:style-name="T1104">D</text:span>oubt creates a blockage, and helps manifest failure. <text:span text:style-name="T1418">I am unable to tell anyone how to have faith, it would be rather like trying to tell somebody how to ride a bicycle, all I can do is try and make you realise that faith is something well worth having, not to be dismissed as nonsense, but a truly significant and phenomenal quality we all stand to benefit from.</text:span></text:p>
        <text:p text:style-name="P189">The power of placebo is grossly <text:span text:style-name="T1421">underrated</text:span>, and yet studies have time and time again proven the effectiveness of faith through the means of placebo, proving that the mind bears with<text:span text:style-name="T1420">in</text:span> it capacities far beyond the limits of the most wondrous of modern day <text:span text:style-name="T1534">super </text:span>drugs. If there are any readers unfamiliar with the immense power of placebo, I suggest watch<text:span text:style-name="T1104">ing</text:span> the highly entertaining Derren Brown and his remarkable TV program called “fear and faith<text:note text:id="ftn178" text:note-class="endnote"><text:note-citation>178</text:note-citation><text:note-body><text:p text:style-name="P606"><text:span text:style-name="T1087">“Derren Brown Fear And Faith Episode One”, </text:span><text:span text:style-name="T31">Daily Motion</text:span><text:span text:style-name="T1087">, Accessed September 21, 2015, </text:span><text:a xlink:type="simple" xlink:href="http://www.dailymotion.com/video/xuzazz_derren-brown-fear-and-faith-episode-one_shortfilms" text:style-name="Internet_20_link" text:visited-style-name="Visited_20_Internet_20_Link">http://www.dailymotion.com/video/xuzazz_derren-brown-fear-and-faith-episode-one_shortfilms</text:a></text:p></text:note-body></text:note>”, where he puts the placebo effect into practice with remarkable results.</text:p>
        <text:p text:style-name="P9">Rain</text:p>
        <text:p text:style-name="P7">I opened my eyes</text:p>
        <text:p text:style-name="P7">And looked up at the rain,</text:p>
        <text:p text:style-name="P7">And it dripped in my head</text:p>
        <text:p text:style-name="P7">And flowed into my brain,</text:p>
        <text:p text:style-name="P7">And all that I hear as I lie in my bed</text:p>
        <text:p text:style-name="P7">Is the slishity-slosh of the rain in my head.</text:p>
        <text:p text:style-name="P7"/>
        <text:p text:style-name="P7">I step very softly,</text:p>
        <text:p text:style-name="P7">I walk very slow,</text:p>
        <text:p text:style-name="P7">I can't do a handstand--</text:p>
        <text:p text:style-name="P7">I might overflow,</text:p>
        <text:p text:style-name="P7">So pardon the wild crazy thing I just said--</text:p>
        <text:p text:style-name="P7">I'm just not the same since there's rain in my head.</text:p>
        <text:p text:style-name="P8">- Shel Silverstein</text:p>
        <text:h text:style-name="P687" text:outline-level="2"><text:bookmark-start text:name="__RefHeading__29424_437604977"/>MORE THOUGHTS ON FOOD<text:bookmark-end text:name="__RefHeading__29424_437604977"/></text:h>
        <text:h text:style-name="P733" text:outline-level="3"><text:bookmark-start text:name="__RefHeading__30705_1955370837"/>A Never Ending Story<text:bookmark-end text:name="__RefHeading__30705_1955370837"/></text:h>
        <text:p text:style-name="P189"><draw:frame draw:style-name="fr3" draw:name="Frame31" text:anchor-type="paragraph" svg:x="7.756cm" svg:y="1.124cm" svg:width="4.284cm" draw:z-index="53"><draw:text-box fo:min-height="2.678cm"><text:p text:style-name="P27"><text:span text:style-name="Strong_20_Emphasis"><text:span text:style-name="T185">“The greatest cruelty humans regularly participate in, is our casual blindness to the despair of others, this must be understood, for in the grammar of peace, the victim must alway</text:span></text:span><text:span text:style-name="Strong_20_Emphasis"><text:span text:style-name="T717">s</text:span></text:span><text:span text:style-name="Strong_20_Emphasis"><text:span text:style-name="T185"> come first.” <text:s/>- Author</text:span></text:span></text:p></draw:text-box></draw:frame>One thing I believe to be true, pertaining just as much to diet as it does to life itself, is that there is always room for improvement. Perfection <text:span text:style-name="T1635">may well be</text:span> an unobtainable goal, <text:span text:style-name="T1635">but</text:span> we should never cease heading toward <text:span text:style-name="T1635">it. By </text:span>pursuing perfection, it brings us ever closer to the divine, to oneness and to ever increasing states of bliss.</text:p>
        <text:p text:style-name="P189">With diet, as much as with many other life choices, if one should try to jump too far ahead before one is <text:span text:style-name="T1635">fully</text:span> prepared, both mentally and physically, failure is almost an inevitability. If you ask a fully fledged, junk food omnivore to suddenly eat only fruit, it is <text:span text:style-name="T1422">highly </text:span>doubtful (though not altogether impossible) that they w<text:span text:style-name="T1651">ould</text:span> succeed. In most cases, the unlikely scenario of success would have to be preceded by a massive, sudden awakening, one I cannot deny as a possibility, but one I must as a realist in 201<text:span text:style-name="T1534">6</text:span> seriously doubt as a current <text:span text:style-name="T1635">likelihood</text:span>.</text:p>
        <text:p text:style-name="P189"><draw:frame draw:style-name="fr3" draw:name="Frame451" text:anchor-type="paragraph" svg:x="6.611cm" svg:y="2.085cm" svg:width="5.429cm" draw:z-index="246"><draw:text-box fo:min-height="1.55cm"><text:p text:style-name="P46"><text:span text:style-name="Strong_20_Emphasis"><text:span text:style-name="T367">“In short our orchards offer all the delights imaginable while the slaughter houses and butchers are full of congealed blood and abominable stench.” - John Ray</text:span></text:span></text:p></draw:text-box></draw:frame>Even with such an enthusiastic awakening, the person experiencing it will still have the challenge of facing a tremendous onslaught of craving that would for a while make life incredibly challenging for them, and is likely (unless the conviction is equally tremendously powerful) to result in numerous bouts of <text:span text:style-name="T1349">battles of</text:span> binges. </text:p>
        <text:h text:style-name="P733" text:outline-level="3"><text:bookmark-start text:name="__RefHeading__30707_1955370837"/>The First, Most Crucial Step<text:bookmark-end text:name="__RefHeading__30707_1955370837"/></text:h>
        <text:p text:style-name="P189">However, even if one is not yet ready for such a massive leap, one should not despair or use that chasm as an excuse to avoid change. For the omnivore of any flavour, the single most important step to be made is to go vegan. This is of incredible importance and significance, to help guide our planet and all its earthlings back on the right track. We have a moral obligation, an irrefutable, undeniable need to face this FACT head on, and make appropriate changes to our lifestyles. This is a step that needs to be taken not purely for the poor innocent animals who are helpless victim of our choices, but also for ourselves. For our own <text:soft-page-break/>physical, mental and spiritual well-beings, we must <text:span text:style-name="T1635">strive to put an end to</text:span> our ignorance<text:span text:style-name="T1635">s</text:span> and denial of the effects our choices play <text:span text:style-name="T1635">not only </text:span>on our own lives, <text:span text:style-name="T1635">but the lives of others</text:span> and the world in general.</text:p>
        <text:p text:style-name="P153"><draw:frame draw:style-name="fr3" draw:name="Frame186" text:anchor-type="paragraph" svg:x="5.073cm" svg:y="5.443cm" svg:width="6.967cm" draw:z-index="80"><draw:text-box fo:min-height="5.449cm"><text:p text:style-name="P27"><text:span text:style-name="Strong_20_Emphasis"><text:span text:style-name="T185">“They're killing you, they're killing the animals, and they're killing this planet. And those blinders are on nice and tightly, but if you give me an open mind today, that's all I ask for, an open mind, I'm gonna take your blinders right off! My goal is simple. All I want to do is reconnect people with animals. Awaken some emotions and some feelings and some logic, that has been buried and suppressed, intentionally, by our society. And the reason why I say reconnect, it's because each and every person in this room used to be a real animal rights person at one time, a true animal lover, and a real friend to the animal kingdom. And it is when we were kids..” - Gary Yourofsky</text:span></text:span></text:p></draw:text-box></draw:frame><text:span text:style-name="Strong_20_Emphasis"><text:span text:style-name="T898">Once the urgency for change is recognised by any individual, no excuses </text:span></text:span><text:span text:style-name="Strong_20_Emphasis"><text:span text:style-name="T915">ought</text:span></text:span><text:span text:style-name="Strong_20_Emphasis"><text:span text:style-name="T898"> be made, there </text:span></text:span><text:span text:style-name="Strong_20_Emphasis"><text:span text:style-name="T915">can</text:span></text:span><text:span text:style-name="Strong_20_Emphasis"><text:span text:style-name="T898"> be no more denial, all purchases of any animal products should cease immediately. Omnivore to vegan is not something so drastic that it requires a transition period. One need not first be vegetarian for five years, it can be done with ease from one meal to the next. Familiarise yourself with the multitude of vegan alternatives that are generally easily available for anyone prepared and willing to make the effort. Most of the tastes we associate with traditional dishes can be replicated with purely vegan ingredients, in fact it is likely mostly ingredients flavour</text:span></text:span><text:span text:style-name="Strong_20_Emphasis"><text:span text:style-name="T914">ing</text:span></text:span><text:span text:style-name="Strong_20_Emphasis"><text:span text:style-name="T898"> all standard Western meals </text:span></text:span><text:span text:style-name="Strong_20_Emphasis"><text:span text:style-name="T899">are inherently vegan</text:span></text:span><text:span text:style-name="Strong_20_Emphasis"><text:span text:style-name="T898">. The rest is predominantly flavourless stodge. Try and eat just </text:span></text:span><text:span text:style-name="Strong_20_Emphasis"><text:span text:style-name="T913">plain </text:span></text:span><text:span text:style-name="Strong_20_Emphasis"><text:span text:style-name="T898">boiled </text:span></text:span><text:span text:style-name="Strong_20_Emphasis"><text:span text:style-name="T913">animal flesh</text:span></text:span><text:span text:style-name="Strong_20_Emphasis"><text:span text:style-name="T898">, or </text:span></text:span><text:span text:style-name="Strong_20_Emphasis"><text:span text:style-name="T913">the flesh</text:span></text:span><text:span text:style-name="Strong_20_Emphasis"><text:span text:style-name="T898"> just </text:span></text:span><text:span text:style-name="Strong_20_Emphasis"><text:span text:style-name="T913">stewed</text:span></text:span><text:span text:style-name="Strong_20_Emphasis"><text:span text:style-name="T898"> in its own fat, nothing added, and then see how excited you w</text:span></text:span><text:span text:style-name="Strong_20_Emphasis"><text:span text:style-name="T899">ill</text:span></text:span><text:span text:style-name="Strong_20_Emphasis"><text:span text:style-name="T898"> be by such fair. I doubt you</text:span></text:span><text:span text:style-name="Strong_20_Emphasis"><text:span text:style-name="T899">'ll </text:span></text:span><text:span text:style-name="Strong_20_Emphasis"><text:span text:style-name="T898">be queueing up for seconds nor complementing the chef.</text:span></text:span></text:p>
        <text:p text:style-name="P180"><text:span text:style-name="Strong_20_Emphasis"><text:span text:style-name="T876">It must be that each time we pick up any processed and packaged item of food, that we immediately turn to the front, back or side of it, and locate the list of ingredients. As soon as we recognise an ingredient which we know to be of violence and oppression, we must dismiss it as a food option. If we are unsure of the origin or meaning of a product ingredient, then we must investigate further. We should not just dismiss it as unknown, but </text:span></text:span><text:span text:style-name="Strong_20_Emphasis"><text:span text:style-name="T878">rather </text:span></text:span><text:span text:style-name="Strong_20_Emphasis"><text:span text:style-name="T876">start giving a damn, all it mostly takes is a simple </text:span></text:span><text:span text:style-name="Strong_20_Emphasis"><text:span text:style-name="T889">i</text:span></text:span><text:span text:style-name="Strong_20_Emphasis"><text:span text:style-name="T888">nternet</text:span></text:span><text:span text:style-name="Strong_20_Emphasis"><text:span text:style-name="T876"> search to reach a clearer understanding of what </text:span></text:span><text:span text:style-name="Strong_20_Emphasis"><text:span text:style-name="T879">any ingredient is</text:span></text:span><text:span text:style-name="Strong_20_Emphasis"><text:span text:style-name="T876">. Even those thrivesome E numbers can be readily deciphered by anyone vaguely computer literate, or if not there are handy pocket books available that explain the meaning of each one in detail. </text:span></text:span><text:span text:style-name="Strong_20_Emphasis"><text:span text:style-name="T879">Anyone</text:span></text:span><text:span text:style-name="Strong_20_Emphasis"><text:span text:style-name="T876"> serious about lessening the negative impact of </text:span></text:span><text:span text:style-name="Strong_20_Emphasis"><text:span text:style-name="T879">their</text:span></text:span><text:span text:style-name="Strong_20_Emphasis"><text:span text:style-name="T876"> life on the </text:span></text:span><text:soft-page-break/><text:span text:style-name="Strong_20_Emphasis"><text:span text:style-name="T876">environment and the world in general, must learn to recognise violence and do </text:span></text:span><text:span text:style-name="Strong_20_Emphasis"><text:span text:style-name="T879">their</text:span></text:span><text:span text:style-name="Strong_20_Emphasis"><text:span text:style-name="T876"> utmost to not be </text:span></text:span><text:span text:style-name="Strong_20_Emphasis"><text:span text:style-name="T878">either </text:span></text:span><text:span text:style-name="Strong_20_Emphasis"><text:span text:style-name="T876">a willing or ignorant participant.</text:span></text:span></text:p>
        <text:p text:style-name="P180"><draw:frame draw:style-name="fr3" draw:name="Frame240" text:anchor-type="paragraph" svg:x="4.824cm" svg:y="1.464cm" svg:width="7.216cm" draw:z-index="81"><draw:text-box fo:min-height="1.547cm"><text:p text:style-name="P27"><text:span text:style-name="Strong_20_Emphasis"><text:span text:style-name="T185">“Although man has included meat in his diet for thousands of years, his anatomy and physiology, and the chemistry of his digestive juices, are still unmistakably those of a frugivorous animal.” - Herbert M. Shelton</text:span></text:span></text:p></draw:text-box></draw:frame><text:span text:style-name="Strong_20_Emphasis"><text:span text:style-name="T876">Be aware also, that as a general rule of thumb, the longer the shelf-life of any item, then the shorter your own life wil</text:span></text:span><text:span text:style-name="Strong_20_Emphasis"><text:span text:style-name="T185">l be, or the more negative the impact will be on your own life and well-being.</text:span></text:span></text:p>
        <text:h text:style-name="P733" text:outline-level="3"><text:bookmark-start text:name="__RefHeading__30709_1955370837"/>The Real Focus<text:bookmark-end text:name="__RefHeading__30709_1955370837"/></text:h>
        <text:p text:style-name="P189">It may seem like my stance revolves around food, but that is not how I view things. Although clearly a major issue playing a vital role in the effect our lives have on the world, food for me is not the real focus of my message. </text:p>
        <text:p text:style-name="P262">The ideal I desire for people to work and walk toward, goes beyond veganism, beyond mistreatment of animals and wanton wilful environmental destruction. I am not a <text:span text:style-name="Strong_20_Emphasis"><text:span text:style-name="T928">naïve</text:span></text:span> fool that believes everyone is ready for the changes I wish to see the world embrace, but I am realistic in that there <text:span text:style-name="T14">will</text:span> come such a time when the world will be ready. It is purely to that end for which I write and share my thoughts.</text:p>
        <text:p text:style-name="P189"><draw:frame draw:style-name="fr3" draw:name="Frame452" text:anchor-type="paragraph" svg:x="6.59cm" svg:y="2.981cm" svg:width="5.45cm" draw:z-index="247"><draw:text-box fo:min-height="3.542cm"><text:p text:style-name="P46"><text:span text:style-name="Strong_20_Emphasis"><text:span text:style-name="T367">“..And so when they have finished dissecting and devouring the dead beast, what have they accomplished except to degrade themselves into beasts while imagining they are living the life of kings.” - Desiderius Erasmus</text:span></text:span></text:p></draw:text-box></draw:frame>As I've stated, I believe fruit to be the most ideal of all foods, and thus ultimately the sole food we need to develop as our species specific food. Both the sole food, and the soul food. The real soul food needed to expand our consciousness, and to bring us back in tune with our underlying, <text:span text:style-name="T1104">currently </text:span>denied, divine natures. This is a reversal of the path of destruction we have unwittingly been set upon and currently, collectively, trundle haplessly along. </text:p>
        <text:p text:style-name="P189">Whereas other foods suppress our awakening, fruit aids revelation. To be sure, progressing from cooked vegan to raw vegan is also a great and necessary step, but don't stop: move along, move along! Fruit is the most cleansing of all foods, aiding in melting down excess toxins and mucus within the body, clearing nasal passages and helping <text:span text:style-name="T1104">us</text:span> breath the way that <text:span text:style-name="T1104">we</text:span> were always meant to. It is also, as mentioned, the only food which is fully compatible with a genuine Eden utopia where <text:soft-page-break/>the only real and entirely unneeded rule is “do no harm”. If that is the kind of world you would like to live in, and are serious about to<text:span text:style-name="T1104">e</text:span>ing the line to get there, then you are already a potential Eden Fruitarian and have a moral obligation to behave appropriately. Learn to see excuses for what they really are, and accept that the only way such a scenario will ever manifest itself is through chanGe, not chanCe.</text:p>
        <text:p text:style-name="P189"><draw:frame draw:style-name="fr3" draw:name="Frame34" text:anchor-type="paragraph" svg:x="7.569cm" svg:y="1.473cm" svg:width="4.461cm" draw:z-index="82"><draw:text-box fo:min-height="1.912cm"><text:p text:style-name="P27"><text:span text:style-name="Strong_20_Emphasis"><text:span text:style-name="T185">“The most violent element in society is ignorance.” - Emma Goldman</text:span></text:span></text:p></draw:text-box></draw:frame>As far as food goes, the proverbial fare of Eden is naturally raw, fresh, ripe fruit, and nothing but that, and if you are seriously up for the challenge of thriving on purely fruit, here are some thoughts on helping you succeed.</text:p>
        <text:h text:style-name="P733" text:outline-level="3"><text:bookmark-start text:name="__RefHeading__22398_1644592526"/>Learning to Trust One's Body<text:bookmark-end text:name="__RefHeading__22398_1644592526"/></text:h>
        <text:p text:style-name="P189">I often get asked how much, what and when I eat. I always feel a slight reluctance answering the question because I know the question to be the wrong one. Other than out of idle curiosity, it serves no real purpose to know what another person eats. If anyone thinks they can copy the diet of another who is succeeding, and thus be themselves able to succeed, they are going about this entirely the wrong way. If you try and force another's pattern onto yourself, there is no guarantee at all that you will be successful.</text:p>
        <text:p text:style-name="P247"><text:span text:style-name="T1060">Although</text:span> I believe we are all inherently far more alike than we are dissimilar, <text:span text:style-name="T1060">this</text:span> doesn't mean our bodies are all at the same stage, with the same immediate requirements. Far from it, a general junk food omnivore is far more likely to experience discomfort on skipping breakfast than a fully fledged Eden Fruitarian. This is fact. <text:span text:style-name="T1061">So if you've heard that Dr Rob doesn't eat after 4 o'clock in the afternoon, and you admire and respect him and wish to be as successful as he is on a fruit diet, don't try and copy him! Remember he's been doing this for decades, and if you are still stuck struggling with cravings and addiction, it's not going to help you one iota to stop eating after four. If you've heard that this or that raw guru doesn't eat breakfast until after midday, it is equally preposterous to try and do likewise, or if you want to be like </text:span><text:span text:style-name="Strong_20_Emphasis"><text:span text:style-name="T99">Květa</text:span></text:span><text:span text:style-name="T1061"> or myself and cut out water, or restrict your carbohydrate intake to a pattern of 801010 like Doug Graham, please think twice, and remind yourself that these people have been practising their lifestyles for often many decades and are ready and confident with the path they are on. Give yourselves time and experience, and learn to listen to your body to let it guide you to </text:span><text:soft-page-break/><text:span text:style-name="T1061">correctly pamper its needs. It may indeed be the case that the perfect all round future fruitarian doesn't eat breakfast till after midday, doesn't eat after 16:00 hours, doesn't drink any water, and follows an inbuilt pattern of 801010, but don't try and kid yourself you're there when it's clearly the case that you're not. One thing I do feel quite confident in stating, is that this idea of a minimum of 3000 calories a day, is in fact calorie restriction, restricting once intake of calories to an arbitrary number which possibly has no bearing on one's current needs.</text:span></text:p>
        <text:p text:style-name="P189"><draw:frame draw:style-name="fr3" draw:name="Frame409" text:anchor-type="paragraph" svg:x="5.487cm" svg:y="1.129cm" svg:width="6.553cm" draw:z-index="248"><draw:text-box fo:min-height="4.764cm"><text:p text:style-name="P47"><text:span text:style-name="Strong_20_Emphasis"><text:span text:style-name="T185">“I may not be the perfect size ten, but that does not mean I am unhealthy” - Diane Inch </text:span></text:span><text:span text:style-name="Strong_20_Emphasis"><text:span text:style-name="T368">(</text:span></text:span><text:span text:style-name="Strong_20_Emphasis"><text:span text:style-name="T185">a 40 year old Liberal Democrat councillor, </text:span></text:span><text:span text:style-name="Strong_20_Emphasis"><text:span text:style-name="T368">who </text:span></text:span><text:span text:style-name="Strong_20_Emphasis"><text:span text:style-name="T185">was the inspiration and foremost member of the Healthy Eating Scrutiny task group. She promot</text:span></text:span><text:span text:style-name="Strong_20_Emphasis"><text:span text:style-name="T368">ed</text:span></text:span><text:span text:style-name="Strong_20_Emphasis"><text:span text:style-name="T185"> healthy eating and the benefits of exercise to the Cheshire Borough of Halton. She </text:span></text:span><text:span text:style-name="Strong_20_Emphasis"><text:span text:style-name="T368">wa</text:span></text:span><text:span text:style-name="Strong_20_Emphasis"><text:span text:style-name="T185">s 19 stone, clinically obese and t</text:span></text:span><text:span text:style-name="Strong_20_Emphasis"><text:span text:style-name="T368">ook</text:span></text:span><text:span text:style-name="Strong_20_Emphasis"><text:span text:style-name="T185"> no exercises </text:span></text:span><text:span text:style-name="Strong_20_Emphasis"><text:span text:style-name="T368">herself)</text:span></text:span><text:span text:style-name="Strong_20_Emphasis"><text:span text:style-name="T185">. </text:span></text:span></text:p></draw:text-box></draw:frame>Instead of trying to copy others, we must learn once more to listen to our body, to let it decide what it most feels like eating and when. It's really that simple, <text:span text:style-name="T1060">ac</text:span>cepting of course that <text:span text:style-name="T1060">one is</text:span> only presenting <text:span text:style-name="T1060">one's</text:span> body with valid food choices; <text:span text:style-name="T1062">as I've already stated, invalid food choices lead to invalid people!</text:span></text:p>
        <text:p text:style-name="P189">Provided there is still a certain degree of vitality, the more fat one carries, the more food it will seem <text:span text:style-name="T1546">is needed</text:span>. If <text:span text:style-name="T1546">one is</text:span> serious about eating purely fruit, don't let this <text:span text:style-name="T1546">be an issue</text:span>. Eat as much as you want, whenever you want. Unlike with other foods that have had their enzymes sucked out of them, and are drained of their life force, our bod<text:span text:style-name="T1546">ies</text:span> will never really let <text:span text:style-name="T1546">us</text:span> overeat on fruit, and providing <text:span text:style-name="T1546">we</text:span> are not wolfing it down, give <text:span text:style-name="T1546">us</text:span> a clear sign <text:span text:style-name="T1290">when</text:span> enough is enough. Over time, and with persistence, <text:span text:style-name="T1546">one's</text:span> daily requirements will likely lessen along with the accompanying layers of fat which, <text:span text:style-name="T1535">through the cleansing effect of fruit,</text:span> will inevitably melt. Don't try and force yourself to eat less (or more!), just let it happen naturally.</text:p>
        <text:p text:style-name="P288"><text:span text:style-name="T1290">Although</text:span> our bodies must be our ultimate guide, when it comes to false foods, it is more like a child that’s been spoiled. Each time we pass through the colourfully prepackaged shopping isles, it cries out for things it’s been fooled into accepting as normal. <text:span text:style-name="T1059">These should never be viewed as</text:span> genuine <text:span text:style-name="T14">needs</text:span> <text:span text:style-name="T1059">of</text:span> the body, but <text:span text:style-name="T1059">are </text:span>simply cravings, because just as we are creatures of habit, our bodies too become addicted to habit. Many, indeed I'd even say most people never really get a full understanding of this. They take the signs from the body to <text:soft-page-break/>be genuine cries for help, and drum up phrases like they are trusting their body to guide them. <text:span text:style-name="T1059">U</text:span>nless <text:span text:style-name="T1059">one</text:span> can distinguish normal and natural from the abnormal and unnatural, <text:span text:style-name="T1059">success will forever be elusive.</text:span> <text:span text:style-name="T1535">This is not the body guiding, but the mind playing tricks! </text:span>Any craving for cooked, heavily processed foods are abnormal, they are a lie, an addiction we must acknowledge. As with every addiction, you'll hear people coming up with any manner of excuse to deny this fact. No one wants to admit that they are an addict. Here are a small handful: <text:span text:style-name="T14">A little cooked food won't do you any harm</text:span>, or <text:span text:style-name="T14">I just don't want to be dogmatic about things</text:span>, or <text:span text:style-name="T14">There isn't enough choice</text:span>, or <text:span text:style-name="T14">It's too cold to not eat some cooked food</text:span>.</text:p>
        <text:p text:style-name="P180"><draw:frame draw:style-name="fr3" draw:name="Frame351" text:anchor-type="paragraph" svg:x="7.747cm" svg:y="7.798cm" svg:width="4.318cm" draw:z-index="396"><draw:text-box fo:min-height="0.737cm"><text:p text:style-name="P27"><text:span text:style-name="Strong_20_Emphasis"><text:span text:style-name="T185">“The key to being human, is to be humane.” - Ruben Magana</text:span></text:span></text:p></draw:text-box></draw:frame><text:span text:style-name="T184">I've got news for you, a little cooked food </text:span><text:span text:style-name="T764">will</text:span><text:span text:style-name="T184"> harm you. It will keep you enslaved to its charms, each time you feed your body even tiny amounts of cooked food, you aid the body in retaining knowledge of its existence and thus keep the craving alive. The cells have a memory, and unless you can fully establish a different pattern, that memory lingers and demands. I've got more news for you, there is </text:span><text:span text:style-name="T764">nothing</text:span><text:span text:style-name="T795"> remotely dogmatic about wanting to feed your body the food it innately deserves. </text:span><text:span text:style-name="Strong_20_Emphasis"><text:span text:style-name="T785">The “Don't be dogmatic” attitude doesn't understand that each time you take even the tiniest portion of cooked food, you abuse your body and once more revive dying cells that linger in the hope of addiction being fed. </text:span></text:span><text:span text:style-name="T795">And here's more news, there </text:span><text:span text:style-name="T764">is</text:span><text:span text:style-name="T795"> plenty of choice, especially in the cities, it is not the lack of choice that prevents you, it is your own unwillingness to embrace the concept in its entirety. I know I'm hitting hard, but unless one is willing to face things as they really are, one will be forever in denial. Success at combating any addiction will never be achieved while there is unwillingness to admit its presence.</text:span></text:p>
        <text:h text:style-name="P745" text:outline-level="3"><text:bookmark-start text:name="__RefHeading__16387_35052778"/>Make it so!<text:bookmark-end text:name="__RefHeading__16387_35052778"/></text:h>
        <text:p text:style-name="P230">Finances are another reason that people give for not going the full <text:span text:style-name="T1349">monty</text:span>, I understand this one better than all others, it can be mighty difficult being a student and living on a shoestring budget trying to make ends meet. If you genuinely have no other options, my advice is </text:p>
        <text:p text:style-name="P230">to chose steamed vegetables and potatoes over rice, pasta and other cereal based meals. In terms of vegan foods, the <text:span text:style-name="T1349">grain</text:span> <text:span text:style-name="T1349">crops</text:span> are <text:span text:style-name="T1349">generally </text:span>the <text:span text:style-name="T1349">most damaging for the environment</text:span>, and least compatible with our poor abused physiologies. Of course, if you are in <text:soft-page-break/>a genuine poverty situation, you should do your best to survive with the knowledge that natural vegan foods are always a cheaper better option than animal derived foods (if the latter is not true, then you can be sure you are living in a society that is subsidising your ill-health!). Don't be shy about letting the universe know your desires, and work toward their manifestation by envisioning the life you want to live and doing what you can to bring it toward you.</text:p>
        <text:p text:style-name="P227">If lack of choice is a real concern, then do something about it. Demand more. Move somewhere else, make it happen for you. The Lord helps those who help themselves.</text:p>
        <text:p text:style-name="P370"><draw:frame draw:style-name="fr3" draw:name="Frame350" text:anchor-type="paragraph" svg:x="5.906cm" svg:y="3.464cm" svg:width="6.135cm" draw:z-index="397"><draw:text-box fo:min-height="4.764cm"><text:p text:style-name="P27"><text:span text:style-name="Strong_20_Emphasis"><text:span text:style-name="T185">“If your not including the feelings of others in your heart, including non human Earthlings, your heart is already dying. Humans are designed to be the protectors and respecters of Earth and not its rapist or destroyer. Make the shift and rediscover your truest nature. Millions have already. Empath your way back. Your humanity is waiting.” - Erskien Lenier</text:span></text:span></text:p></draw:text-box></draw:frame>In many cases, there will also be those who claim fruit eating to be financial<text:span text:style-name="T1535">ly undoable</text:span>, yet on closer inspection, <text:span text:style-name="T1220">with all the facts laid bare, </text:span>it <text:span text:style-name="T1535">is often easily proven to be well </text:span>within one's budget. <text:span text:style-name="T1220">I</text:span>f one is regularly buying coffee and cakes, takeaways, cigarettes <text:span text:style-name="T1220">and alcohol, then </text:span>of course one might not be able to afford fruit too, but <text:span text:style-name="T1220">calculate how much is spent on all those other non-necessities, then it becomes clear just how affordable fruit is in comparison. If one would rather spend all one's money on drugs (breads, meats, stodge, pies etc), then of course there may not be enough left over to buy real food.</text:span> </text:p>
        <text:h text:style-name="P745" text:outline-level="3"><text:bookmark-start text:name="__RefHeading__16389_35052778"/>Understanding Failure<text:bookmark-end text:name="__RefHeading__16389_35052778"/></text:h>
        <text:p text:style-name="P189">But back to the question of what, when and how to eat, and the reason why so many people fail with raw veganism, or fruitarianism. People think that if they can copy the diet of someone who is successful, that they too can be successful, but it doesn't work that way, and this is one of the main reasons why so many fail <text:span text:style-name="T1220">at </text:span>sticking with raw. They try desperately to stick to a pattern they are simply not ready to stick to yet. This is why I never say I am 801010, LFRV or whatever the current trend is. This is why I am not the slightest bit concerned with carbohydrates and calories, fats and sugars, and all the accounting that accompanies them. Every person at every meal will have different needs, even people at more or less the same level on their journeys, and it is complete and utter folly to try and follow a pattern set by someone else, while simultaneously ignoring what <text:span text:style-name="T1220">one's </text:span>own body <text:span text:style-name="T1535">(not mind) </text:span>desires.</text:p>
        <text:p text:style-name="P189"><text:soft-page-break/>This is especially the case if one should include food choices that are not raw, or overly processed, not ripe or over ripe, you are also doing yourself a disfavour. Likewise any animal products, raw or not, as we are so clearly <text:span text:style-name="T14">not</text:span> physiologically omnivorous.</text:p>
        <text:p text:style-name="P360"><draw:frame draw:style-name="fr3" draw:name="Frame352" text:anchor-type="paragraph" svg:x="7.146cm" svg:y="2.235cm" svg:width="4.895cm" draw:z-index="159"><draw:text-box fo:min-height="1.505cm"><text:p text:style-name="P27"><text:span text:style-name="Strong_20_Emphasis"><text:span text:style-name="T185">“Flesh eating is unprovoked murder.” - Benjamin Franklin</text:span></text:span></text:p></draw:text-box></draw:frame>“Remember,” Mullah Nasruddin explained patiently to his son, “Good judgement comes from bad experience, and a lot of that comes from bad judgement.” The Mullah then thought for a while and added, “If at first you don't succeed, then I don't recommend sky-diving”. </text:p>
        <text:h text:style-name="P733" text:outline-level="3"><text:bookmark-start text:name="__RefHeading__22417_1644592526"/>Real Foods<text:bookmark-end text:name="__RefHeading__22417_1644592526"/></text:h>
        <text:p text:style-name="P298">There are foods, and there are foods. Humans are only omnivores in the sense that we are able to get away with eating anything and, often quite miraculously, continue to recover from <text:span text:style-name="T1691">doing so</text:span>. The only real foods we should be eating though, are fruit. Raw, ripe fresh fruit. Nothing else is ideal. I suggest everyone read the section on the ethical food tower in <text:span text:style-name="T14">Destination Eden</text:span><text:span text:style-name="T10"><text:note-ref text:note-class="endnote" text:reference-format="text" text:ref-name="ftn2">2</text:note-ref></text:span>, it explains this in more detail. I'm not saying fruit is the end of the line, just that from where the bulk of us currently are, it's a perfect lighthouse beacon to guide us forward. Anyone truly believing in the feasibility of an eventual Eden, should understand that no other food is compatible with paradise. In a world full of peace, one can't go around inflicting harm. Neither on the fauna, nor the flora. </text:p>
        <text:p text:style-name="P189">Raw, fresh, ripe, unblemished fruit is the antipode of <text:span text:style-name="T1349">flesh eating</text:span>, a complete reversal of the coddled, detrimentally addictive fodder we have been lead to view as sustenance, and as such many will not only be unprepared to recognise its potential as our quintessential daily fair, but even upon recognition of this fact, the body's accustomedness and habituation to other foods will for many render the task of an immediate transition basically unachievable.</text:p>
        <text:p text:style-name="P189">In such cases, bearing in mind the quandary and frustration of the task, try at least to understand the pernicious and adverse impact applying heat has on food. There are live cells present within live foods, and administering heat for even short periods will result in the death of at least some, probably most, of those cells. Although the body is capable of sifting through such needlessly transformed foods, and gaining some sustenance from doing so, it is essential to understand that after decades of this practise, the effects will always make themselves <text:soft-page-break/>known. And the more heavily cooked, the quicker the effects will be noticeable.</text:p>
        <text:p text:style-name="P248">Heat transformed foods, <text:span text:style-name="T1535">as well as being incredibly addictive, and clearly unhealthy for the body</text:span>, they also slowly destroy our taste buds, consequently <text:span text:style-name="T1105">bringing increased desire for salt and other spices and </text:span>making uncooked food appear too bland.</text:p>
        <text:p text:style-name="P189"><draw:frame draw:style-name="fr3" draw:name="Frame56" text:anchor-type="paragraph" svg:x="7.595cm" svg:y="7.315cm" svg:width="4.434cm" draw:z-index="62"><draw:text-box fo:min-height="1.718cm"><text:p text:style-name="P27"><text:span text:style-name="Strong_20_Emphasis"><text:span text:style-name="T185">“Better to be slapped with the truth than kissed with a lie.” - Russian Proverb.</text:span></text:span></text:p></draw:text-box></draw:frame>This newly sprung Raw-til-four idea does nothing really to fix the problem and shows a complete lack of understanding of the problem. It's like the Meatless-Mondays idea; sure, eating animals six days a week is a sort of improvement to eating them seven days a week, rather like not <text:span text:style-name="T1349">bullying someone </text:span>one day a week beats b<text:span text:style-name="T1349">ullying them </text:span>every day of the week. Giving a chicken an extra half a foot in a cage is <text:span text:style-name="T1105">not quite as wicked as </text:span>not doing so, but clearly shows the problem hasn't been understood. If my comparisons are too far fetched to mean anything to you, think of it more like telling an alcoholic to not drink until four in the afternoon, or asking a smoker to only smoke after 16:00. They'll be like the Ramadan participants who don't eat all day and then binge eat at the allotted hour. Which judging by a couple of the videos I've seen is exactly what some of the raw-til-four adherents tend to do. Why, sure it's an improvement, of sorts, but how has this solution shown any real understanding of the problem? Cooked food is poison.</text:p>
        <text:h text:style-name="P733" text:outline-level="3"><text:bookmark-start text:name="__RefHeading__22419_1644592526"/>So, How to Eat Properly Then?<text:bookmark-end text:name="__RefHeading__22419_1644592526"/></text:h>
        <text:p text:style-name="P189"><text:span text:style-name="T1106">As stated, w</text:span>hat I eat, and how much I do is really irrelevant, especially if your aim is to use such knowledge as a pattern for your own success. <text:span text:style-name="T1106">I</text:span>t will <text:span text:style-name="T1106">simply </text:span>never work. As you cleanse yourself, the body becomes more efficient at assimilating whatever micro nutrients it requires from the food eaten, as a consequence, with time you will naturally require less food, but trying to eat less food now, before you are ready, will almost certainly result in problems. So don't try!</text:p>
        <text:p text:style-name="P189">The only thing you really need to know is what constitutes a real food, and that one should eat only such, and whatever appeals most, whenever hungry; preferably eating slowly with awareness and stopping when satiated. </text:p>
        <text:p text:style-name="P189">If your body tells you it feels like a tenth avocado after eating nine, then let it have it. Depriving yourself of it because of some chart with <text:soft-page-break/>estimates someone has compiled is doing yourself an injustice, so <text:span text:style-name="T14">don't deny yourself what your body </text:span><text:span text:style-name="T96">genuinely</text:span><text:span text:style-name="T14"> demands.</text:span></text:p>
        <text:p text:style-name="P189">Of course, the body might appear to demand lots of things which are clearly detrimental for it, which is why I've added the word <text:span text:style-name="T14">genuinely</text:span>, and why it is important to understand which foods we should allow it to choose from. Without such knowledge, listening to one's body might be interpreted as a command to eat pizza. That is craving and addiction talking, not any <text:span text:style-name="T14">genuine</text:span> physiological need of the body. Don't listen to it!</text:p>
        <text:p text:style-name="P189"><draw:frame draw:style-name="fr3" draw:name="Frame491" text:anchor-type="paragraph" svg:x="8.405cm" svg:y="5.925cm" svg:width="3.635cm" draw:z-index="379"><draw:text-box fo:min-height="2.727cm"><text:p text:style-name="P27"><text:span text:style-name="Strong_20_Emphasis"><text:span text:style-name="T185">“</text:span></text:span><text:span text:style-name="Strong_20_Emphasis"><text:span text:style-name="T587">you must find the place inside yourself where nothing is impossible.</text:span></text:span><text:span text:style-name="Strong_20_Emphasis"><text:span text:style-name="T185">” - </text:span></text:span><text:span text:style-name="Strong_20_Emphasis"><text:span text:style-name="T587">Deepak Chopra</text:span></text:span></text:p></draw:text-box></draw:frame>If you want to just drink orange juice, then do so, whatever feels best at the time. The body's needs change with time and with cleansing, and will be different each time you sit down to eat. The whole idea of sticking to a pattern of some kind is fundamentally flawed. By doing the right thing, the pattern will of its own accord change. There's a beauty in that. Forget the vitamins, the proteins, the carbs and the omega 3s, your body will tell you what it needs, and how much, learn once more to listen to it, and stop following silly text books and charts which can NEVER know the contents of the food in front of you <text:span text:style-name="T1349">nor the current needs of your body and mind</text:span>. Your own internal wisdom<text:note text:id="ftn179" text:note-class="endnote"><text:note-citation>179</text:note-citation><text:note-body><text:p text:style-name="P652">Lynne Malcolm and Olivia Willis, “why the digestive system, and its bacteria, are a second brain”, <text:span text:style-name="T14">ABC</text:span><text:span text:style-name="T137">, August 20, 2015,</text:span> <text:a xlink:type="simple" xlink:href="http://www.abc.net.au/radionational/programs/allinthemind/is-the-digestive-system-a-'second-brain'/6710902" text:style-name="Internet_20_link" text:visited-style-name="Visited_20_Internet_20_Link">http://www.abc.net.au/radionational/programs/allinthemind/is-the-digestive-system-a-'second-brain'/6710902</text:a> </text:p></text:note-body></text:note> should be your only guide. Remember, whatever you put on your plate has far more healing potential than any medication ever will.</text:p>
        <text:p text:style-name="P180"><text:span text:style-name="Strong_20_Emphasis"><text:span text:style-name="T185">This is all you really need to know, just eat what appeals most from all the fruits you have available. </text:span></text:span></text:p>
        <text:p text:style-name="P180"><text:span text:style-name="Strong_20_Emphasis"><text:span text:style-name="T185">Here is one tip I can give you, based on my own eating methods: try using a teaspoon to eat your meals with, </text:span></text:span><text:span text:style-name="Strong_20_Emphasis"><text:span text:style-name="T484">and chew each mouthful thoroughly. </text:span></text:span><text:span text:style-name="Strong_20_Emphasis"><text:span text:style-name="T216">Think of it as the </text:span></text:span><text:span text:style-name="Strong_20_Emphasis"><text:span text:style-name="T732">spoons over forks</text:span></text:span><text:span text:style-name="Strong_20_Emphasis"><text:span text:style-name="T216"> rule, it</text:span></text:span><text:span text:style-name="Strong_20_Emphasis"><text:span text:style-name="T185"> should at least slow you down a little, as savouring food is, I believe a major part of why we indeed need to eat at all. Alternatively, using a tablespoon, or knife and fork, one tends to put far too much in one's mouth in one go, </text:span></text:span><text:span text:style-name="Strong_20_Emphasis"><text:span text:style-name="T484">encouraging one to e</text:span></text:span><text:span text:style-name="Strong_20_Emphasis"><text:span text:style-name="T185">at too fast, </text:span></text:span><text:span text:style-name="Strong_20_Emphasis"><text:span text:style-name="T484">which is of no aid to</text:span></text:span><text:span text:style-name="Strong_20_Emphasis"><text:span text:style-name="T185"> digest</text:span></text:span><text:span text:style-name="Strong_20_Emphasis"><text:span text:style-name="T484">ing</text:span></text:span><text:span text:style-name="Strong_20_Emphasis"><text:span text:style-name="T185"> efficiently.</text:span></text:span><text:span text:style-name="Strong_20_Emphasis"><text:span text:style-name="T767"> </text:span></text:span></text:p>
        <text:p text:style-name="P756"><text:span text:style-name="Strong_20_Emphasis"><text:span text:style-name="T766"/></text:span></text:p>
        <text:p text:style-name="P756"><text:span text:style-name="Strong_20_Emphasis"><text:span text:style-name="T444">“..</text:span></text:span><text:span text:style-name="Strong_20_Emphasis"><text:span text:style-name="T747">and that's the end of that chapter”</text:span></text:span></text:p>
        <text:p text:style-name="P756"><text:span text:style-name="Strong_20_Emphasis"><text:span text:style-name="T775">- Homer Simpson</text:span></text:span></text:p>
        <text:h text:style-name="P693" text:outline-level="1"><text:bookmark-start text:name="__RefHeading__23331_1925073569"/>SECTION THREE<text:bookmark-end text:name="__RefHeading__23331_1925073569"/></text:h>
        <text:p text:style-name="P231"/>
        <text:p text:style-name="P231">THE BIGGER PICTURE</text:p>
        <text:p text:style-name="P112"/>
        <text:p text:style-name="P112"><text:s/></text:p>
        <text:p text:style-name="P112"/>
        <text:p text:style-name="P151">“<text:span text:style-name="T14">If you need to go to the bathroom, this is a good time.</text:span></text:p>
        <text:p text:style-name="P152">If you're sleepy, go to bed and save the next chapter for tomorrow…</text:p>
        <text:p text:style-name="P152">...you must have all your wits about you. </text:p>
        <text:p text:style-name="P151"><text:span text:style-name="T14">No wandering minds allowed.</text:span>” <text:line-break/><text:span text:style-name="T995">- Pseudonymous Bosch</text:span></text:p>
        <text:p text:style-name="P151"/>
        <text:p text:style-name="P151"/>
        <text:p text:style-name="P151"/>
        <text:p text:style-name="P151"/>
        <text:p text:style-name="P151">“<text:span text:style-name="T14">Question the status quo; rebuke the existing rules,</text:span></text:p>
        <text:p text:style-name="P152">though it may be at the discomfort of the masses.</text:p>
        <text:p text:style-name="P152">They may however come to a later realization</text:p>
        <text:p text:style-name="P151"><text:span text:style-name="T14">that it was really worth it and you may now have the status quo.</text:span>”</text:p>
        <text:p text:style-name="P757">- Ernest Agyemang Yeboah</text:p>
        <text:p text:style-name="P757"/>
        <text:p text:style-name="P757"/>
        <text:p text:style-name="P757"/>
        <text:p text:style-name="P756"><text:span text:style-name="Strong_20_Emphasis"><text:span text:style-name="T444">“</text:span></text:span><text:span text:style-name="Strong_20_Emphasis"><text:span text:style-name="T762">All banks are Ponzi schemes</text:span></text:span><text:span text:style-name="Strong_20_Emphasis"><text:span text:style-name="T762"><text:note text:id="ftn0" text:note-class="endnote"><text:note-citation>180</text:note-citation><text:note-body><text:p text:style-name="P748">“<text:span text:style-name="T1639">Ponzi Scheme”, </text:span><text:span text:style-name="T92">Wikipedia</text:span><text:span text:style-name="T166">, Accessed February 23, 2016, </text:span><text:a xlink:type="simple" xlink:href="https://en.wikipedia.org/wiki/Ponzi_scheme" text:style-name="Internet_20_link" text:visited-style-name="Visited_20_Internet_20_Link"><text:span text:style-name="T166">https://en.wikipedia.org/wiki/Ponzi_scheme</text:span></text:a><text:span text:style-name="T166"> </text:span></text:p></text:note-body></text:note></text:span></text:span><text:span text:style-name="Strong_20_Emphasis"><text:span text:style-name="T762"> that will eventually burst.</text:span></text:span><text:span text:style-name="Strong_20_Emphasis"><text:span text:style-name="T747">”</text:span></text:span></text:p>
        <text:p text:style-name="P758"><text:span text:style-name="Strong_20_Emphasis"><text:span text:style-name="T775">- Author</text:span></text:span></text:p>
        <text:h text:style-name="P684" text:outline-level="2"><text:bookmark-start text:name="__RefHeading__20709_1160075690"/>THE PAST AND THE PRESENT<text:bookmark-end text:name="__RefHeading__20709_1160075690"/></text:h>
        <text:p text:style-name="P476"><draw:frame draw:style-name="fr3" draw:name="Frame46" text:anchor-type="paragraph" svg:x="6.611cm" svg:y="1.041cm" svg:width="5.429cm" draw:z-index="50"><draw:text-box fo:min-height="3.11cm"><text:p text:style-name="P27"><text:span text:style-name="Strong_20_Emphasis"><text:span text:style-name="T185">“We are caged by our cultural programming. Culture is a mass hallucination, and when you step outside the mass hallucination, you see it for what it's worth.” - Terence McKenna</text:span></text:span></text:p></draw:text-box></draw:frame><text:span text:style-name="T184">Before you start reading this chapter, I want to let you know that it has without question been the most difficult </text:span><text:span text:style-name="T826">one </text:span><text:span text:style-name="T184">for me to write. </text:span><text:span text:style-name="T826">I've struggled with it since the </text:span><text:span text:style-name="T832">onset</text:span><text:span text:style-name="T826">, and have kept </text:span><text:span text:style-name="T832">returning </text:span><text:span text:style-name="T826">to it, trying to figure out the correct way to address the issues within it. I will likely never be fully happy with it, as the very nature of all I am about to address is somewhat </text:span><text:span text:style-name="T831">heavy</text:span><text:span text:style-name="T829"> i</text:span><text:span text:style-name="T826">n nature, </text:span><text:span text:style-name="T832">even to the point where</text:span><text:span text:style-name="T826"> I've </text:span><text:span text:style-name="T832">been </text:span><text:span text:style-name="T826">debat</text:span><text:span text:style-name="T832">ing</text:span><text:span text:style-name="T826"> with myself about cutting it out entirely. </text:span><text:span text:style-name="T832">In</text:span><text:span text:style-name="T826"> the end </text:span><text:span text:style-name="T832">though</text:span><text:span text:style-name="T826">, </text:span><text:span text:style-name="T832">I</text:span><text:span text:style-name="T826"> decided there is some importance to addressing these issues, and I feel it would be wrong </text:span><text:span text:style-name="T831">of</text:span><text:span text:style-name="T826"> me to avoid doing so. I am about to give a brief outline of how I recognise </text:span><text:span text:style-name="T829">the </text:span><text:span text:style-name="T831">social order of </text:span><text:span text:style-name="T832">human </text:span><text:span text:style-name="T831">injustice </text:span><text:span text:style-name="T826">to be </text:span><text:span text:style-name="T831">largely </text:span><text:span text:style-name="T826">structured, and it's certainly not a pretty picture. I hope you will not be </text:span><text:span text:style-name="T834">overly</text:span><text:span text:style-name="T826"> saddened, </text:span><text:span text:style-name="T829">stressed</text:span><text:span text:style-name="T826"> or alarmed by the picture I paint, and I'd like to assure you that later chapters are much lighter in essence, so </text:span><text:span text:style-name="T827">it may h</text:span><text:span text:style-name="T828">e</text:span><text:span text:style-name="T827">lp you to know that </text:span><text:span text:style-name="T826">the best is yet to come!</text:span></text:p>
        <text:p text:style-name="P476"><draw:frame draw:style-name="fr5" draw:name="Frame45" text:anchor-type="paragraph" svg:y="1.08cm" svg:width="3.69cm" draw:z-index="11"><draw:text-box fo:min-height="2.727cm"><text:p text:style-name="P27"><text:span text:style-name="Strong_20_Emphasis"><text:span text:style-name="T185">“I used to be a fan of evolution, but I've since evolved, and now I find it dumb.” - Dr Sheldon Cooper</text:span></text:span></text:p></draw:text-box></draw:frame><text:span text:style-name="T827">I am quite sure that n</text:span><text:span text:style-name="T826">ot everyone will agree with </text:span><text:span text:style-name="T829">how I see things</text:span><text:span text:style-name="T826">, </text:span><text:span text:style-name="T827">but I feel there is a good deal of truth to </text:span><text:span text:style-name="T830">the story I'm about to unfold</text:span><text:span text:style-name="T827">, even if it is not entirely accurate. Well, </text:span><text:span text:style-name="T831">you've been forewarned, </text:span><text:span text:style-name="T827">here goes nothing!</text:span><text:span text:style-name="T826"> </text:span></text:p>
        <text:h text:style-name="P733" text:outline-level="3"><text:bookmark-start text:name="__RefHeading__23468_1339641886"/>The Origins of Mankind<text:bookmark-end text:name="__RefHeading__23468_1339641886"/></text:h>
        <text:p text:style-name="P383">No one can say with one hundred percent certainty just when homosapiens first appeared on the scene. Sure there are theories, but no categorical proof. The “how?” of the matter, remains even more unknown. Of course, that wont stop people claiming they know the answer to both of these conundrums though. Many will state it as unquestionable fact that troglodytes descendent from monkeys harnessed rocks and wood into spears and used them to hunt and kill anything that took their fancy. They have no doubts that flesh eating helped develop our brains to the formidable, imbecilic geniuses we have evolved into, and will argue therefore that we must continue to eat cadavers lest we perhaps risk once more devolving into the primordial, swamp slugs from whence we originated.</text:p>
        <text:p text:style-name="P383"><text:soft-page-break/>Others, like Tony Wright, in his book “Return to the Brain of Eden”, (Originally christened “Left in the Dark”), postulate that it was precisely a diet rich in fruit which enabled and maintained healthy functioning and evolution of our minds, and that scarcity and consequential inferior food choices, coupled with the detrimental addictions that inevitably follow, have been the primary cause of our fall from grace, and the fundamental reasoning behind our all too often violent tendencies.</text:p>
        <text:p text:style-name="P383"><draw:frame draw:style-name="fr3" draw:name="Frame143" text:anchor-type="paragraph" svg:x="7.341cm" svg:y="3.642cm" svg:width="4.708cm" draw:z-index="67"><draw:text-box fo:min-height="2.727cm"><text:p text:style-name="P27"><text:span text:style-name="Strong_20_Emphasis"><text:span text:style-name="T185">“The bigger the corporation, the bigger the corruption. The more invisible the corporation, the more malicious it is.” - Author</text:span></text:span></text:p></draw:text-box></draw:frame>I'm a fence sitter myself, I mean, I naturally tend more toward believing that we evolved on fruit, but to be totally clear I really do not believe the habits of our ancestors should be of any real concern to us; we need only to examine the present, and try to see things from a neutral, clear-headed perspective. To be totally frank, I consider myself no more an evolutionist than a creationist and it would not surprise me in the least that the truth of our origins is possibly far more mind blowing th<text:span text:style-name="T1062">a</text:span>n either of these two theories propose. </text:p>
        <text:p text:style-name="P397">I think, instead of focusing on how and when things came into existence (an<text:span text:style-name="T921"> enigma unlikely ever to be solved conclusively </text:span><text:span text:style-name="T922">or satisfactorily for all</text:span>), we should be focusing on how things are being destroyed. What is important to me is the now, because this is where we are at, not thousands, indeed, hundreds of thousands of years ago, but right now. Circumstances have changed, and what our ancestors may or may not have done, how they may or may not have <text:span text:style-name="T1107">theoretically </text:span>lived, should never be used as a guideline for modern day living which is entirely unrelated.</text:p>
        <text:p text:style-name="P383">If anything, one might argue that our behaviour in the past, at least in the historically recorded past, was most assuredly flawed otherwise we wouldn't be in this unholy mess we <text:span text:style-name="T921">currently find ourselves in</text:span>. Thus all the more reason to not pursue the mistakes of our progenitors.</text:p>
        <text:p text:style-name="P383">So, yes, although the origins of our species may be ultimately both unknowable, and perhaps, as I've proposed, entirely irrelevant, more recent history may serve us well in <text:span text:style-name="T1536">emphasising</text:span> the mess we currently find ourselves in. Understanding the powers that steer society and enslave us all with their heinous charms is a good place to start. </text:p>
        <text:h text:style-name="Heading_20_3" text:outline-level="3"><text:bookmark-start text:name="__RefHeading__23470_1339641886"/><text:soft-page-break/><text:span text:style-name="Strong_20_Emphasis"><text:span text:style-name="T767">A Brief Overview of Modern History</text:span></text:span><text:bookmark-end text:name="__RefHeading__23470_1339641886"/></text:h>
        <text:h text:style-name="P695" text:outline-level="4"><draw:frame draw:style-name="fr7" draw:name="Frame408" text:anchor-type="paragraph" svg:x="7.851cm" svg:y="0.325cm" svg:width="4.189cm" draw:z-index="268"><draw:text-box fo:min-height="1.847cm"><text:p text:style-name="P27"><text:span text:style-name="Strong_20_Emphasis"><text:span text:style-name="T185">“</text:span></text:span><text:span text:style-name="Strong_20_Emphasis"><text:span text:style-name="T219">It's an unwritten and widely unacknowledged fact, that land always ends up belonging to the most violent</text:span></text:span><text:span text:style-name="Strong_20_Emphasis"><text:span text:style-name="T185">.” - Author</text:span></text:span></text:p></draw:text-box></draw:frame><text:bookmark-start text:name="__RefHeading__18591_456611907"/>Kings, Tsars &amp; Emperors<text:bookmark-end text:name="__RefHeading__18591_456611907"/></text:h>
        <text:p text:style-name="Text_20_body"><text:span text:style-name="T184">Throughout fairy-tales and popular history books, you'll often find these fellows, the emperors and monarchs, portrayed in ways that somehow make their presence seem a natural necessity, and their function of seemingly vital importance to the fair ruling of a land and its resources. However, the generally omitted chapter of their origins should make us all question the validity of their privileged positions within society. These are people, mere mortals, just like you and I, with one vital difference, their families it should be understood, </text:span><text:span text:style-name="Strong_20_Emphasis"><text:span text:style-name="T185">all stem from a long line of hardened </text:span></text:span><text:span text:style-name="Strong_20_Emphasis"><text:span text:style-name="T720">soci</text:span></text:span><text:span text:style-name="Strong_20_Emphasis"><text:span text:style-name="T185">opaths. </text:span></text:span></text:p>
        <text:p text:style-name="P506"><draw:frame draw:style-name="fr3" draw:name="Frame48" text:anchor-type="paragraph" svg:x="7.579cm" svg:y="3.942cm" svg:width="4.461cm" draw:z-index="72"><draw:text-box fo:min-height="2.727cm"><text:p text:style-name="P27"><text:span text:style-name="Strong_20_Emphasis"><text:span text:style-name="T185">“In whose delusional mind is democracy made better by allowing wealthy people to control more of it?” - Jon Stewart</text:span></text:span></text:p></draw:text-box></draw:frame><text:span text:style-name="Strong_20_Emphasis"><text:span text:style-name="T185">Once upon a time, we the people lived off the land just like every other species roaming this planet. We were free men and women, able to walk in any direction we chose, and settle or not in any place we </text:span></text:span><text:span text:style-name="Strong_20_Emphasis"><text:span text:style-name="T219">desired and </text:span></text:span><text:span text:style-name="Strong_20_Emphasis"><text:span text:style-name="T185">felt welcome and comfortable. No one hassled us or told us to move along, no one demanded we work for them no one told us we were criminals or outlaws living illegally off the land. Well, there may have been some hassling and difficult confrontations due to territoriality and general mistrust and uncertainty of another's intentions, but in general there were no real hindrances to our nomadic natures, and we were free to come and go as we pleased. </text:span></text:span></text:p>
        <text:p text:style-name="P506"><text:span text:style-name="Strong_20_Emphasis"><text:span text:style-name="T185">At a certain point, certain people with insatiable greeds for ever more wealth and power, used their superior physical prowess and appalling lack of morals to assert and bully the upper hand over those around them. They used fear and threat to amass ever more land and resources. These were the first feudal lords, guided by </text:span></text:span><text:span text:style-name="Strong_20_Emphasis"><text:span text:style-name="T427">greed and </text:span></text:span><text:span text:style-name="Strong_20_Emphasis"><text:span text:style-name="T185">their psychopathic tendencies, they killed and conquered until they became royal families, owning land much further than the eye could see, with teams of mini-</text:span></text:span><text:span text:style-name="Strong_20_Emphasis"><text:span text:style-name="T720">socio</text:span></text:span><text:span text:style-name="Strong_20_Emphasis"><text:span text:style-name="T185">paths working for them, forever bullying and destroying to </text:span></text:span><text:span text:style-name="Strong_20_Emphasis"><text:span text:style-name="T722">increase their fortunes</text:span></text:span><text:span text:style-name="Strong_20_Emphasis"><text:span text:style-name="T185">. Their appetites for wealth and resources </text:span></text:span><text:span text:style-name="Strong_20_Emphasis"><text:span text:style-name="T427">were in</text:span></text:span><text:span text:style-name="Strong_20_Emphasis"><text:span text:style-name="T185">satiable. Such is the nature of greed and wanton lust for dominance.</text:span></text:span></text:p>
        <text:p text:style-name="P517"><draw:frame draw:style-name="fr3" draw:name="Frame199" text:anchor-type="paragraph" svg:x="6.639cm" svg:y="2.582cm" svg:width="5.401cm" draw:z-index="51"><draw:text-box fo:min-height="2.648cm"><text:p text:style-name="P27"><text:span text:style-name="Strong_20_Emphasis"><text:span text:style-name="T185">Kent Brockman: Senator Dole, why should people vote for you? </text:span></text:span></text:p><text:p text:style-name="P27"><text:span text:style-name="Strong_20_Emphasis"><text:span text:style-name="T185">Kang: It does not matter which way you vote. Either way your planet is doomed. Doomed. Doomed. </text:span></text:span></text:p><text:p text:style-name="P27"><text:span text:style-name="Strong_20_Emphasis"><text:span text:style-name="T185">Kent Brockman: Well, a refreshing bit of candor from Senator Bob Dole.</text:span></text:span></text:p></draw:text-box></draw:frame><text:soft-page-break/><text:span text:style-name="Strong_20_Emphasis"><text:span text:style-name="T185">Asserting forever more control, demanding everyone be their loyal subject, forced to pay royal taxes and rent on land they had been living freely on for countless generations. The self anointed king became the most </text:span></text:span><text:span text:style-name="Strong_20_Emphasis"><text:span text:style-name="T427">force</text:span></text:span><text:span text:style-name="Strong_20_Emphasis"><text:span text:style-name="T185">ful man in his kingdom, and also the most feared (although those history books and fairy-tales may often try to portray exactly the opposite). I think I must take back what I wrote in </text:span></text:span><text:span text:style-name="Strong_20_Emphasis"><text:span text:style-name="T729">Destination Eden</text:span></text:span><text:span text:style-name="Strong_20_Emphasis"><text:span text:style-name="T8"><text:note-ref text:note-class="endnote" text:reference-format="text" text:ref-name="ftn2">2</text:note-ref></text:span></text:span><text:span text:style-name="Strong_20_Emphasis"><text:span text:style-name="T185">, about the lions not being the kings of the jungle, I can see now that they are, as they too are the jungles biggest and most feared </text:span></text:span><text:span text:style-name="Strong_20_Emphasis"><text:span text:style-name="T720">soci</text:span></text:span><text:span text:style-name="Strong_20_Emphasis"><text:span text:style-name="T185">opaths!</text:span></text:span></text:p>
        <text:p text:style-name="P461"><text:span text:style-name="Strong_20_Emphasis"><text:span text:style-name="T185">Such families, dynasties, were the original Mafia. Current crime kingpins pale in comparison! They formed governments, ruled countries, forcibly took all the land, forged money, financed warfare between neighbouring countries, and their own, all with the end goal of owning ever more. They bullied their ways to the </text:span></text:span><text:span text:style-name="Strong_20_Emphasis"><text:span text:style-name="T421">so called</text:span></text:span><text:span text:style-name="Strong_20_Emphasis"><text:span text:style-name="T185"> top as only </text:span></text:span><text:span text:style-name="Strong_20_Emphasis"><text:span text:style-name="T720">soci</text:span></text:span><text:span text:style-name="Strong_20_Emphasis"><text:span text:style-name="T185">opaths are able, and threatened (and in certain circumstances, continue to threaten) the lives of anyone who challenge their dominance and authority. All great financial wealth and power always has a foundation of injustice and crime; crimes against humanity, crimes against </text:span></text:span><text:span text:style-name="Strong_20_Emphasis"><text:span text:style-name="T422">other life forms</text:span></text:span><text:span text:style-name="Strong_20_Emphasis"><text:span text:style-name="T185">, but always crime of some kind. </text:span></text:span></text:p>
        <text:p text:style-name="P461"><text:span text:style-name="Strong_20_Emphasis"><text:span text:style-name="T241">Go ahead, b</text:span></text:span><text:span text:style-name="Strong_20_Emphasis"><text:span text:style-name="T185">randish me as paranoid, call me a conspiracy nut, I'm just telling it the way I see it, and believe my portrayal, although clearly somewhat dumbed down, to be for the most part an accurate, though incredibly sketchy, summary. This is the real history I wish I had been taught in school, not which king won what battle or what years a certain president reigned, but rather down to the nitty-gritty, who anointed that man as my king? Or was he </text:span></text:span><text:span text:style-name="Strong_20_Emphasis"><text:span text:style-name="T427">really </text:span></text:span><text:span text:style-name="Strong_20_Emphasis"><text:span text:style-name="T185">such a jolly good fellow that everybody said “you can be </text:span></text:span><text:span text:style-name="Strong_20_Emphasis"><text:span text:style-name="T241">our leader</text:span></text:span><text:span text:style-name="Strong_20_Emphasis"><text:span text:style-name="T185">, we will bow to you, and cater to your every whim”? Or was his position built on the murder of opposition? Whose suggestion was it that he be referred to as his Royal Highness? Under what moral code am I more obliged to do his bidding than he is mine?</text:span></text:span></text:p>
        <text:p text:style-name="P532">Mullah Nasruddin's boss approached him one morning and asked: “Who is that's stupid, you or I?” Nasruddin replied: “But boss, everyone knows you don't hire stupid people.” </text:p>
        <text:h text:style-name="Heading_20_4" text:outline-level="4"><text:bookmark-start text:name="__RefHeading__18944_186345677"/><text:soft-page-break/><text:span text:style-name="Strong_20_Emphasis"><text:span text:style-name="T767">The Multi-Billionaires Club</text:span></text:span><text:bookmark-end text:name="__RefHeading__18944_186345677"/></text:h>
        <text:p text:style-name="Text_20_body"><draw:frame draw:style-name="fr3" draw:name="Frame377" text:anchor-type="paragraph" svg:x="7.267cm" svg:y="2.17cm" svg:width="4.773cm" draw:z-index="169"><draw:text-box fo:min-height="1.954cm"><text:p text:style-name="P27"><text:span text:style-name="Strong_20_Emphasis"><text:span text:style-name="T185">“The bank hath benefit of interest on all moneys which it creates out of nothing.” - William Paterson</text:span></text:span></text:p></draw:text-box></draw:frame><text:span text:style-name="Strong_20_Emphasis"><text:span text:style-name="T185">Such royal families may, generally speaking, have had their heyday and become for the most part mere figureheads wielding no factual authority or influence over the land they once reigned over, but that by no means implies that we are once more able to move around freely. Far from it, our liberties, as supposedly free human citizens, are more restricted now than they have ever been throughout the history of mankind.</text:span></text:span></text:p>
        <text:p text:style-name="P507"><text:span text:style-name="Strong_20_Emphasis"><text:span text:style-name="T185">Research will show that virtually all the material wealth of the planet is currently owned by several hundred rich families. They own pretty much the entire planet; all the land and all its resources, virtually everything there is to see. </text:span></text:span></text:p>
        <text:p text:style-name="P507"><draw:frame draw:style-name="fr3" draw:name="Frame507" text:anchor-type="paragraph" svg:x="6.59cm" svg:y="1.129cm" svg:width="5.38cm" draw:z-index="491"><draw:text-box fo:min-height="6.93cm"><text:p text:style-name="P27"><text:span text:style-name="Strong_20_Emphasis"><text:span text:style-name="T185">“There's an ancient Indian saying that something lives only as long as the last person who remembers</text:span></text:span></text:p><text:p text:style-name="P27"><text:span text:style-name="Strong_20_Emphasis"><text:span text:style-name="T185">it. My people have come to trust memory over history. Memory, like fire, is radiant and immutable while history only serves those who seek to control it, those who would douse the flame of memory in order to put out the dangerous fire of truth. Beware these men, for they are dangerous and unwise.</text:span></text:span></text:p><text:p text:style-name="P27"><text:span text:style-name="Strong_20_Emphasis"><text:span text:style-name="T185">Their false history is written in the blood of those who might remember it and of those who seek the truth.” - Albert Hosteen</text:span></text:span></text:p></draw:text-box></draw:frame><text:span text:style-name="Strong_20_Emphasis"><text:span text:style-name="T185">Of course, this ownership is a complete illusion, a blasphemous game that we are collectively choosing to accept as a reality, and therefore existing only while we are willing to play along with it. But while we choose to play, this is our reality </text:span></text:span><text:span text:style-name="Strong_20_Emphasis"><text:span text:style-name="T428">and while being </text:span></text:span><text:span text:style-name="Strong_20_Emphasis"><text:span text:style-name="T643">fooled into</text:span></text:span><text:span text:style-name="Strong_20_Emphasis"><text:span text:style-name="T428"> believ</text:span></text:span><text:span text:style-name="Strong_20_Emphasis"><text:span text:style-name="T643">ing</text:span></text:span><text:span text:style-name="Strong_20_Emphasis"><text:span text:style-name="T428"> that resistance is futile and there is no escape. w</text:span></text:span><text:span text:style-name="Strong_20_Emphasis"><text:span text:style-name="T185">e are </text:span></text:span><text:span text:style-name="Strong_20_Emphasis"><text:span text:style-name="T428">effectively </text:span></text:span><text:span text:style-name="Strong_20_Emphasis"><text:span text:style-name="T729">owned.</text:span></text:span></text:p>
        <text:p text:style-name="P507"><text:span text:style-name="Strong_20_Emphasis"><text:span text:style-name="T185">These families have, over time, surreptitiously taken over the role of the Royals. Wielding far more power and influence than any king has ever done, and for the most part remaining completely anonymous; a pretty clever ploy I might add, especially if one wishes to avoid assassination or placing one's livelihood in jeopardy. Together, they own pretty much every major corporation, media outlet, and financial institution. It is the decisions of these select few which steer governments, through their subsidies and bribes, to follow their beck and call, using their virtually unlimited access to wealth to steer society and economy however they may choose.</text:span></text:span></text:p>
        <text:p text:style-name="P762"><text:span text:style-name="Strong_20_Emphasis"><text:span text:style-name="T185">Conspiracy theorists know these controlling elite by many different </text:span></text:span></text:p>
        <text:p text:style-name="P765"><draw:frame draw:style-name="fr3" draw:name="Frame49" text:anchor-type="paragraph" svg:x="4.341cm" svg:y="4.884cm" svg:width="7.699cm" draw:z-index="437"><draw:text-box fo:min-height="4.747cm"><text:p text:style-name="P27"><text:span text:style-name="Strong_20_Emphasis"><text:span text:style-name="T185">“Voting is not only about giving you a semblance of <text:s/>being somehow in control, its sometimes enforced participation (as is the case here in Australia) is really about making us jump through the hoops, or finding new ways to fine people, thus leaching more money from those of us who want no part of the game, and yet it should be clear to any </text:span></text:span><text:span text:style-name="Strong_20_Emphasis"><text:span text:style-name="T376">who put their mind to it,</text:span></text:span><text:span text:style-name="Strong_20_Emphasis"><text:span text:style-name="T185"> that when presented with several choices, none of which are completely satisfactory, the only correct choice is to not choose at all!” - Author</text:span></text:span></text:p></draw:text-box></draw:frame><text:span text:style-name="Strong_20_Emphasis"><text:span text:style-name="T185">names, and if you are at all curious to find out more, I suggest you run some </text:span></text:span><text:span text:style-name="Strong_20_Emphasis"><text:span text:style-name="T428">web</text:span></text:span><text:span text:style-name="Strong_20_Emphasis"><text:span text:style-name="T185"> searches for the Illuminati, or the Bilderbergers; that should get you started. Even though they may be scattered across the globe and separated by continents, these ruling families are all surely very much aware of each other, and in regular contact with one another, likely holding clandestine meetings in their own private exclusive billionaire's club, where, from the safety and comfort of their leather-upholstered, firmly cushioned reading chairs, they plot and scheme the fate of this world. Fighting their occasional very real, mock chess, battles against each other, gambling the lives of their disposable minions against one another, and </text:span></text:span><text:span text:style-name="Strong_20_Emphasis"><text:span text:style-name="T241">relishing in</text:span></text:span><text:span text:style-name="Strong_20_Emphasis"><text:span text:style-name="T185"> the results. Just because you might think me moonstruck, does not mean they're not out to get you!</text:span></text:span></text:p>
        <text:h text:style-name="Heading_20_4" text:outline-level="4"><text:bookmark-start text:name="__RefHeading__18946_186345677"/><text:span text:style-name="Strong_20_Emphasis"><text:span text:style-name="T767">The Governments</text:span></text:span><text:bookmark-end text:name="__RefHeading__18946_186345677"/></text:h>
        <text:p text:style-name="Text_20_body"><draw:frame draw:style-name="fr3" draw:name="Frame374" text:anchor-type="paragraph" svg:x="7.181cm" svg:y="5.036cm" svg:width="4.86cm" draw:z-index="492"><draw:text-box fo:min-height="1.632cm"><text:p text:style-name="P27"><text:span text:style-name="Strong_20_Emphasis"><text:span text:style-name="T185">“No Government would have allowed or legislated the </text:span></text:span><text:span text:style-name="Strong_20_Emphasis"><text:span text:style-name="T708">i</text:span></text:span><text:span text:style-name="Strong_20_Emphasis"><text:span text:style-name="T185">nternet into existence if they had been able to see what it would do.” - William Gibson</text:span></text:span></text:p></draw:text-box></draw:frame><text:span text:style-name="Strong_20_Emphasis"><text:span text:style-name="T185">Here's another question for you. The government is a corporation right? So who owns that corporation? It certainly isn't owned by </text:span></text:span><text:span text:style-name="Strong_20_Emphasis"><text:span text:style-name="T241">us</text:span></text:span><text:span text:style-name="Strong_20_Emphasis"><text:span text:style-name="T185"> common </text:span></text:span><text:span text:style-name="Strong_20_Emphasis"><text:span text:style-name="T241">folk</text:span></text:span><text:span text:style-name="Strong_20_Emphasis"><text:span text:style-name="T185">! That would have to be one of the greatest jokes, further from the truth than anything. In what year in the history of any nation, was its government ever announced, in complete and utter transparent honesty, to be owned by the people? What people? What honest voting system? Governments don't hear the voice of the people until it shouts, and only ever really listen to it, if it sounds angry or threatening, or if it is in their own economic interest to do so. They make their own decisions, based on corporate funding and palms greased in back-room dealings.</text:span></text:span></text:p>
        <text:p text:style-name="P501"><text:span text:style-name="Strong_20_Emphasis"><text:span text:style-name="T1660">The election was being challenged by the defeated candidate, Mullah Nasru</text:span></text:span><text:span text:style-name="Strong_20_Emphasis"><text:span text:style-name="T1661">d</text:span></text:span><text:span text:style-name="Strong_20_Emphasis"><text:span text:style-name="T1660">din. “I know it was crooked,” said the Mullah. “A friend of mine voted for me fifteen times in the third precinct, and I only got four votes from there.”</text:span></text:span></text:p>
        <text:p text:style-name="Text_20_body"><text:span text:style-name="Strong_20_Emphasis"><text:span text:style-name="T185">I don't believe there is a government in the world that would agree, </text:span></text:span><text:soft-page-break/><text:span text:style-name="Strong_20_Emphasis"><text:span text:style-name="T185">with complete and utter transparency, to make all their affairs publicly accessible. None would agree to having all their daily dealings laid bare, complete visibility of all monetary transactions, and easy access by anyone to any o</text:span></text:span><text:span text:style-name="Strong_20_Emphasis"><text:span text:style-name="T429">f</text:span></text:span><text:span text:style-name="Strong_20_Emphasis"><text:span text:style-name="T185"> their records. Yet it should be obvious to everyone, that if the government truly were for the people, then this is precisely how every government should be run. On the contrary, there is much goes on behind closed doors that the public are never privy to. Governments simply have no interest in disclosing the full truth of their affairs. Doing so would expose the corruption occurring on multiple levels behind Parliament doors. The public would be faced with no other rational choice than to demand change and, provided transparency remains, the whole structure and running of Government would be forced to undergo radical reform. This would upset a lot of people who are currently greatly benefiting from its current structure, which is precisely why no government would ever agree to public auditing.</text:span></text:span></text:p>
        <text:p text:style-name="P153"><draw:frame draw:style-name="fr3" draw:name="Frame7" text:anchor-type="paragraph" svg:x="6.759cm" svg:y="2.023cm" svg:width="5.281cm" draw:z-index="326"><draw:text-box fo:min-height="3.131cm"><text:p text:style-name="P27"><text:span text:style-name="Strong_20_Emphasis"><text:span text:style-name="T185">“The real reason that we can’t have the Ten Commandments in a courthouse: You cannot post </text:span></text:span><text:span text:style-name="Strong_20_Emphasis"><text:span text:style-name="T729">Thou shalt not steal</text:span></text:span><text:span text:style-name="Strong_20_Emphasis"><text:span text:style-name="T185">, </text:span></text:span><text:span text:style-name="Strong_20_Emphasis"><text:span text:style-name="T729">Thou shalt not commit adultery</text:span></text:span><text:span text:style-name="Strong_20_Emphasis"><text:span text:style-name="T185">, and </text:span></text:span><text:span text:style-name="Strong_20_Emphasis"><text:span text:style-name="T729">Thou shalt not lie</text:span></text:span><text:span text:style-name="Strong_20_Emphasis"><text:span text:style-name="T185"> in a building full of lawyers, judges, and politicians. It creates a hostile work environment.” - George Carlin</text:span></text:span></text:p></draw:text-box></draw:frame><text:span text:style-name="Strong_20_Emphasis"><text:span text:style-name="T185">If the government (regardless of who is behind the curtain) truly worked for the benefit of the people, it would keep no secrets, everything would be totally open with complete transparency. Instead their dealings go on behind closed doors in meetings only the selected few are privy too, while meanwhile ever more CCTV cameras are installed and Big Brother gains increasingly more control of private lives through subtle laws in the guise of the common good. </text:span></text:span></text:p>
        <text:p text:style-name="P180"><draw:frame draw:style-name="fr3" draw:name="Frame9" text:anchor-type="paragraph" svg:x="8.304cm" svg:y="2.526cm" svg:width="3.736cm" draw:z-index="269"><draw:text-box fo:min-height="1.065cm"><text:p text:style-name="P27"><text:span text:style-name="Strong_20_Emphasis"><text:span text:style-name="T185">“I don't want a nation of thinkers, I want a nation of workers.” -John D. Rockefeller</text:span></text:span></text:p></draw:text-box></draw:frame><text:span text:style-name="Strong_20_Emphasis"><text:span text:style-name="T185">There should be publicly accessible, live-feed, web cams placed in the office of every government-owned room, streaming 24/7. At least in the offices of higher-ranking officials. If such a proposition is totally unacceptable, then at least those web cams should be recording every second of the day, and should there ever be any question, or scent of corruption, or other possible good cause, then those video archives should be accessible at any time. If government workers aren't happy with this arrangement, then they should be encouraged to find suitable employment elsewhere. Politicians must once more learn that they are public servants, not </text:span></text:span><text:soft-page-break/><text:span text:style-name="Strong_20_Emphasis"><text:span text:style-name="T185">corporate slaves. Theirs is a position of privilege, and abuse of that privilege </text:span></text:span><text:span text:style-name="Strong_20_Emphasis"><text:span text:style-name="T667">should</text:span></text:span><text:span text:style-name="Strong_20_Emphasis"><text:span text:style-name="T185"> not be tolerated.</text:span></text:span></text:p>
        <text:p text:style-name="P363">Mullah Nasru<text:span text:style-name="T1416">d</text:span>din was asked to explain the difference between <text:span text:style-name="T1417">the democrats and the republicans</text:span>. “That's easy,” he replied “<text:span text:style-name="T1417">vote democrat</text:span> <text:span text:style-name="T1417">and you vote for </text:span>the exploitation of man, by man, <text:span text:style-name="T1417">vote for the republicans, and it's the</text:span> exact opposite.”</text:p>
        <text:p text:style-name="P180"><draw:frame draw:style-name="fr3" draw:name="Frame44" text:anchor-type="paragraph" svg:x="7.558cm" svg:y="4.17cm" svg:width="4.482cm" draw:z-index="270"><draw:text-box fo:min-height="3.134cm"><text:p text:style-name="P27"><text:span text:style-name="Strong_20_Emphasis"><text:span text:style-name="T185">“Poverty is not an accident. Like slavery and apartheid it is man-made and can be removed by the actions of human beings.” - Nelson Mandela</text:span></text:span></text:p></draw:text-box></draw:frame><text:span text:style-name="Strong_20_Emphasis"><text:span text:style-name="T185">In general, I hold no great faith or trust in any authority below the spiritually divine. I believe the full truth of all </text:span></text:span><text:span text:style-name="Strong_20_Emphasis"><text:span text:style-name="T422">government related </text:span></text:span><text:span text:style-name="Strong_20_Emphasis"><text:span text:style-name="T185">affairs is never made known to the public. Again, in all likelihood for</text:span></text:span><text:span text:style-name="Strong_20_Emphasis"><text:span text:style-name="T422"> </text:span></text:span><text:span text:style-name="Strong_20_Emphasis"><text:span text:style-name="T185">when the truth is laid bare for all to see, then those in charge know that radical changes, will be inevitable. The very nature of this, makes their every word questionable. Rationally, we should all </text:span></text:span><text:span text:style-name="Strong_20_Emphasis"><text:span text:style-name="T242">examine and challenge</text:span></text:span><text:span text:style-name="Strong_20_Emphasis"><text:span text:style-name="T185"> every act undertaken by any authority whose actions are all too often clandestine. I am happy to see, more and more people awakening to the truth of this, sadly not nearly enough yet though, otherwise changes toward </text:span></text:span><text:span text:style-name="Strong_20_Emphasis"><text:span text:style-name="T422">some form of</text:span></text:span><text:span text:style-name="Strong_20_Emphasis"><text:span text:style-name="T185"> more wizened </text:span></text:span><text:span text:style-name="Strong_20_Emphasis"><text:span text:style-name="T429">governance</text:span></text:span><text:span text:style-name="Strong_20_Emphasis"><text:span text:style-name="T185"> would surely already be clearly noticeable.</text:span></text:span></text:p>
        <text:p text:style-name="P498"><text:span text:style-name="Strong_20_Emphasis"><text:span text:style-name="T185">I believe there are two rules of thumb that can greatly aid in our understanding of this. The first is that the strength of corruption within corporations grows proportionally to the size of the corporation. And the second is that the more invisible the</text:span></text:span><text:span text:style-name="Strong_20_Emphasis"><text:span text:style-name="T219"> </text:span></text:span><text:span text:style-name="Strong_20_Emphasis"><text:span text:style-name="T185">corruption is on the surface, the more you can be sure of its maliciousness underneath. Every large corporation has its corruption. When you deal in such large amounts of money, this is inevitable as greed for money is irresistible to those whose lives revolve around it. So, if you have the largest corporations in the world, and thus undoubtedly also the most corrupt, basically controlling the governments, as it seems pretty obvious to me is the case, and Congress and Parliament both primarily existing to look after big business interests, not us poor commoners, then why should we grant them any power at all? </text:span></text:span><text:span text:style-name="Strong_20_Emphasis"><text:span text:style-name="T582">Everyone knows </text:span></text:span><text:span text:style-name="Strong_20_Emphasis"><text:span text:style-name="T757">con</text:span></text:span><text:span text:style-name="Strong_20_Emphasis"><text:span text:style-name="T582"> is the opposite of </text:span></text:span><text:span text:style-name="Strong_20_Emphasis"><text:span text:style-name="T757">pro</text:span></text:span><text:span text:style-name="Strong_20_Emphasis"><text:span text:style-name="T582">, I can only assume that </text:span></text:span><text:span text:style-name="Strong_20_Emphasis"><text:span text:style-name="T757">con</text:span></text:span><text:span text:style-name="Strong_20_Emphasis"><text:span text:style-name="T582">gress is therefore the opposite of </text:span></text:span><text:span text:style-name="Strong_20_Emphasis"><text:span text:style-name="T757">pro</text:span></text:span><text:span text:style-name="Strong_20_Emphasis"><text:span text:style-name="T582">gress. </text:span></text:span></text:p>
        <text:p text:style-name="P501"><text:span text:style-name="Strong_20_Emphasis"><text:span text:style-name="T1660">The rival political candidates were scheduled to speak at the county fair on the same program. Mullah Nasru</text:span></text:span><text:span text:style-name="Strong_20_Emphasis"><text:span text:style-name="T1662">d</text:span></text:span><text:span text:style-name="Strong_20_Emphasis"><text:span text:style-name="T1660">din was chosen to introduce them. He arose and said, “I want to present to you a man who, above anyone, has the welfare of each and </text:span></text:span><text:soft-page-break/><text:span text:style-name="Strong_20_Emphasis"><text:span text:style-name="T1660">everyone of you at heart. More than anyone I know, he is devoted to our great and glorious nation." Then he turned to the candidates and asked, “Which one of you wants to talk first?”</text:span></text:span></text:p>
        <text:p text:style-name="Text_20_body"><draw:frame draw:style-name="fr3" draw:name="Frame375" text:anchor-type="paragraph" svg:x="6.595cm" svg:y="3.03cm" svg:width="5.445cm" draw:z-index="168"><draw:text-box fo:min-height="0.991cm"><text:p text:style-name="P27"><text:span text:style-name="Strong_20_Emphasis"><text:span text:style-name="T185">“I've met more mad people in the palace of Westminster than in all my years doing mental health social work.” - David Hinchcliffe</text:span></text:span></text:p></draw:text-box></draw:frame><text:span text:style-name="Strong_20_Emphasis"><text:span text:style-name="T185">It may appear as if the presidents and prime ministers of the world wield somewhat unlimited power, however, </text:span></text:span><text:span text:style-name="Strong_20_Emphasis"><text:span text:style-name="T429">I do not believe </text:span></text:span><text:span text:style-name="Strong_20_Emphasis"><text:span text:style-name="T185">this is the reality of the current situation. The Billionaire's Club, sit above and beyond the government. I find it exceedingly doubtful that the greatest bosses of all, would ever let themselves get voluntarily kicked out every few years</text:span></text:span><text:span text:style-name="Strong_20_Emphasis"><text:span text:style-name="T185"><text:note text:id="ftn180" text:note-class="endnote"><text:note-citation>181</text:note-citation><text:note-body><text:p text:style-name="P606"><text:span text:style-name="T1087">VC, “The Hidden Life of the Kennedys: The Elite Dynasty That Got Decimated”, Vigilant Citizen, July 21, 2014, </text:span><text:a xlink:type="simple" xlink:href="http://vigilantcitizen.com/vigilantreport/hidden-life-kennedys-elite-dynasty-got-decimated-pt-ii/" text:style-name="Internet_20_link" text:visited-style-name="Visited_20_Internet_20_Link">http://vigilantcitizen.com/vigilantreport/hidden-life-kennedys-elite-dynasty-got-decimated-pt-ii/</text:a> </text:p></text:note-body></text:note></text:span></text:span><text:span text:style-name="Strong_20_Emphasis"><text:span text:style-name="T185">. That's just part of the illusion to make </text:span></text:span><text:span text:style-name="Strong_20_Emphasis"><text:span text:style-name="T243">us</text:span></text:span><text:span text:style-name="Strong_20_Emphasis"><text:span text:style-name="T185"> feel like </text:span></text:span><text:span text:style-name="Strong_20_Emphasis"><text:span text:style-name="T243">we</text:span></text:span><text:span text:style-name="Strong_20_Emphasis"><text:span text:style-name="T185"> have some influence over government decision.</text:span></text:span></text:p>
        <text:p text:style-name="Text_20_body"><draw:frame draw:style-name="fr3" draw:name="Frame12" text:anchor-type="paragraph" svg:x="7.22cm" svg:y="6.052cm" svg:width="4.821cm" draw:z-index="198"><draw:text-box fo:min-height="2.32cm"><text:p text:style-name="P27"><text:span text:style-name="Strong_20_Emphasis"><text:span text:style-name="T185">“Truth is so obscured nowadays and lies so well established that unless we love the truth we shall never recognise it.” - Blaise Pascal</text:span></text:span></text:p></draw:text-box></draw:frame><text:span text:style-name="Strong_20_Emphasis"><text:span text:style-name="T185">I believe, and I am by far from being alone in this belief, that the real </text:span></text:span><text:span text:style-name="Strong_20_Emphasis"><text:span text:style-name="T422">puppet masters of government decision making</text:span></text:span><text:span text:style-name="Strong_20_Emphasis"><text:span text:style-name="T185"> are mostly predominantly invisible. They're out of the lime light, enjoying the good life (or their version of it). Likely off on some desert island or on some remote piece of land that's been conveniently photo-shopped out of google maps. With their own airstrip and landing pads and servants and guards at their beck and call for whatever cocktail they fancy, or cock and tail if that's what floats their boat. They undoubtedly have the most hi-tech, gadget infested, protected, fortress strongholds that only limitless fortune could possibly afford. They'd be growing their own food (far away from any pernicious GMO infected crops) and hoarding non-perishables enough to last a century or more. Creating their own little warped paranoid </text:span></text:span><text:span text:style-name="Strong_20_Emphasis"><text:span text:style-name="T719">&amp;</text:span></text:span><text:span text:style-name="Strong_20_Emphasis"><text:span text:style-name="T185"> </text:span></text:span><text:span text:style-name="Strong_20_Emphasis"><text:span text:style-name="T719">confused</text:span></text:span><text:span text:style-name="Strong_20_Emphasis"><text:span text:style-name="T185"> versions of Eden totally reliant on exploitation of the rest of the world.</text:span></text:span></text:p>
        <text:p text:style-name="Text_20_body"><text:span text:style-name="Strong_20_Emphasis"><text:span text:style-name="T185">We on the other hand, are </text:span></text:span><text:span text:style-name="Strong_20_Emphasis"><text:span text:style-name="T422">seen and unwittingly allow ourselves to be used as </text:span></text:span><text:span text:style-name="Strong_20_Emphasis"><text:span text:style-name="T185">pawns in a criminal system run by descendants of the most violent, ruthless, immoral, criminal sociopaths. A global network of governments built by criminals, owned by criminals, controlled by criminals. The lunatics are running the asylum. Not only do they have their finger in the pie chart of every major corporate business, and financially influence all politicians of any real importance, but their influence is surely also extended to police institutions </text:span></text:span><text:span text:style-name="Strong_20_Emphasis"><text:span text:style-name="T243">and justice </text:span></text:span><text:soft-page-break/><text:span text:style-name="Strong_20_Emphasis"><text:span text:style-name="T243">systems</text:span></text:span><text:span text:style-name="Strong_20_Emphasis"><text:span text:style-name="T185">, and any who might otherwise be able to seriously influence the world positively. Not only do they control virtually all media and are the steering force behind every bank and major financial institution on the planet, but their influence is surely also extended to every major religion, school, university, hospital, prison etc. The list is indefatigable.</text:span></text:span></text:p>
        <text:p text:style-name="P503"><draw:frame draw:style-name="fr3" draw:name="Frame392" text:anchor-type="paragraph" svg:x="6.477cm" svg:y="4.482cm" svg:width="5.563cm" draw:z-index="179"><draw:text-box fo:min-height="2.45cm"><text:p text:style-name="P27"><text:span text:style-name="Strong_20_Emphasis"><text:span text:style-name="T185">“General Motors, General Mills, General Foods, general ignorance, general apathy, and general cussedness elect presidents and Congressmen and maintain them in power.” - Herbert M. Shelton </text:span></text:span></text:p></draw:text-box></draw:frame><text:span text:style-name="Strong_20_Emphasis"><text:span text:style-name="T1658">Mullah Nasruddin and his son were working in a factory together. The son turns to his father and says, "I bet </text:span></text:span><text:span text:style-name="Strong_20_Emphasis"><text:span text:style-name="T1663">I </text:span></text:span><text:span text:style-name="Strong_20_Emphasis"><text:span text:style-name="T1658">can make the boss give me the day off." The Mullah replies, "And how would you do that son?" The son says, "Just wait and see." He then hangs upside down from the ceiling. The boss comes in and says, "What are you doing?" The Mullah's son replies, "I'm a light bulb." The boss then says, "You've been working so much that you've gone crazy. I think you need to take the day off." Nasruddin starts to follow hi</text:span></text:span><text:span text:style-name="Strong_20_Emphasis"><text:span text:style-name="T1664">m</text:span></text:span><text:span text:style-name="Strong_20_Emphasis"><text:span text:style-name="T1658"> as he leaves, and the boss says, "Where are you going?" The Mullah says, "I'm going home, too. I can't work in the dark."</text:span></text:span></text:p>
        <text:h text:style-name="Heading_20_3" text:outline-level="3"><text:bookmark-start text:name="__RefHeading__24625_752035545"/><text:span text:style-name="Strong_20_Emphasis"><text:span text:style-name="T767">Sickness and Insanity</text:span></text:span><text:bookmark-end text:name="__RefHeading__24625_752035545"/></text:h>
        <text:p text:style-name="Text_20_body"><text:span text:style-name="Strong_20_Emphasis"><text:span text:style-name="T185">If such a nefarious plot against the bulk of mankind is really at play, as I so brazenly propose to be the case, </text:span></text:span><text:span text:style-name="Strong_20_Emphasis"><text:span text:style-name="T219">and, </text:span></text:span><text:span text:style-name="Strong_20_Emphasis"><text:span text:style-name="T668">once more</text:span></text:span><text:span text:style-name="Strong_20_Emphasis"><text:span text:style-name="T219"> I am by no means alone with this thought, </text:span></text:span><text:span text:style-name="Strong_20_Emphasis"><text:span text:style-name="T185">then it would bode us well to realise that our lives and well-beings have inherently no value </text:span></text:span><text:span text:style-name="Strong_20_Emphasis"><text:span text:style-name="T425">within the system,</text:span></text:span><text:span text:style-name="Strong_20_Emphasis"><text:span text:style-name="T185"> beyond our individual productive capabilities as cogs in a </text:span></text:span><text:span text:style-name="Strong_20_Emphasis"><text:span text:style-name="T425">machine</text:span></text:span><text:span text:style-name="Strong_20_Emphasis"><text:span text:style-name="T185"> whose goals are purely economic. Keeping us unhealthy and mind numbed is however of great benefit in keeping us downtrodden and submissive. An unhealthy body has no interest in opposing the system on which it depends for its sickly sustenance and the drugs so readily dispensed by it. Anyone who suffers, whether it be from depression, or </text:span></text:span><text:span text:style-name="Strong_20_Emphasis"><text:span text:style-name="T425">run of the mill</text:span></text:span><text:span text:style-name="Strong_20_Emphasis"><text:span text:style-name="T185"> aches and pains, generally has no desire or energy to do anything other than lick their wounds and make the best from life they can. It's difficult to give a damn about the rest of the world, with acid reflux problems and a </text:span></text:span><text:span text:style-name="Strong_20_Emphasis"><text:span text:style-name="T219">recurring and tiresome</text:span></text:span><text:span text:style-name="Strong_20_Emphasis"><text:span text:style-name="T185"> headache.</text:span></text:span></text:p>
        <text:p text:style-name="P460"><text:span text:style-name="Strong_20_Emphasis"><text:span text:style-name="T185">Sickness is a tremendously wonderful money spinner,</text:span></text:span><text:span text:style-name="Strong_20_Emphasis"><text:span text:style-name="T423"> the </text:span></text:span><text:span text:style-name="Strong_20_Emphasis"><text:span text:style-name="T425">more </text:span></text:span><text:span text:style-name="Strong_20_Emphasis"><text:span text:style-name="T423">people are kept sick,</text:span></text:span><text:span text:style-name="Strong_20_Emphasis"><text:span text:style-name="T185"> (but not too sick mind, a workforce </text:span></text:span><text:span text:style-name="Strong_20_Emphasis"><text:span text:style-name="T219">is </text:span></text:span><text:span text:style-name="Strong_20_Emphasis"><text:span text:style-name="T185">still need</text:span></text:span><text:span text:style-name="Strong_20_Emphasis"><text:span text:style-name="T434">ed</text:span></text:span><text:span text:style-name="Strong_20_Emphasis"><text:span text:style-name="T185">!) the </text:span></text:span><text:span text:style-name="Strong_20_Emphasis"><text:span text:style-name="T425">easier they are to </text:span></text:span><text:span text:style-name="Strong_20_Emphasis"><text:span text:style-name="T185">control. </text:span></text:span><text:span text:style-name="Strong_20_Emphasis"><text:span text:style-name="T423">There is far too much about society which revolves around </text:span></text:span><text:span text:style-name="Strong_20_Emphasis"><text:span text:style-name="T185">keeping us sick, keeping us oppressed, keeping us </text:span></text:span><text:soft-page-break/><text:span text:style-name="Strong_20_Emphasis"><text:span text:style-name="T425">constrained</text:span></text:span><text:span text:style-name="Strong_20_Emphasis"><text:span text:style-name="T185">. From the colourfully wrapped, overly processed, subsidised crap food we are enticed into consuming, to the alcohol, sports and violence on TV and video games, all designed to dull our minds and keep us hibernating from the truth.</text:span></text:span></text:p>
        <text:p text:style-name="Text_20_body"><draw:frame draw:style-name="fr3" draw:name="Frame353" text:anchor-type="paragraph" svg:x="6.678cm" svg:y="0.758cm" svg:width="5.362cm" draw:z-index="398"><draw:text-box fo:min-height="3.533cm"><text:p text:style-name="P27"><text:span text:style-name="Strong_20_Emphasis"><text:span text:style-name="T185">“It's the action, not the fruit of the action, that's important. You have to do the right thing. It may not be in your power, may not be in your time, that there'll be any fruit. But that doesn't mean you stop doing the right thing. You may never know what results come from your action. But if you do nothing, there will be no result.” - Mahatma Gandhi</text:span></text:span></text:p></draw:text-box></draw:frame><text:span text:style-name="Strong_20_Emphasis"><text:span text:style-name="T185">Yes, it is ultimately to the benefit of </text:span></text:span><text:span text:style-name="Strong_20_Emphasis"><text:span text:style-name="T424">global decision makers</text:span></text:span><text:span text:style-name="Strong_20_Emphasis"><text:span text:style-name="T185"> that our bodies and minds be kept in a permanent state of confusion and imbalance. The last thing want</text:span></text:span><text:span text:style-name="Strong_20_Emphasis"><text:span text:style-name="T219">ed</text:span></text:span><text:span text:style-name="Strong_20_Emphasis"><text:span text:style-name="T185"> </text:span></text:span><text:span text:style-name="Strong_20_Emphasis"><text:span text:style-name="T425">by authority </text:span></text:span><text:span text:style-name="Strong_20_Emphasis"><text:span text:style-name="T185">is for people to </text:span></text:span><text:span text:style-name="Strong_20_Emphasis"><text:span text:style-name="T425">unite, question </text:span></text:span><text:span text:style-name="Strong_20_Emphasis"><text:span text:style-name="T185">and challenge </text:span></text:span><text:span text:style-name="Strong_20_Emphasis"><text:span text:style-name="T219">its</text:span></text:span><text:span text:style-name="Strong_20_Emphasis"><text:span text:style-name="T185"> self-claimed dominance.</text:span></text:span></text:p>
        <text:p text:style-name="Text_20_body"><text:span text:style-name="Strong_20_Emphasis"><text:span text:style-name="T185">We are currently poisoning ourselves and the planet through our dependence on artificial chemicals, overly processed foods, legalised recreational stimulants, and pharmaceutical drugs, and anyone hooked on such, will always be reluctant to put their cravings in jeopardy by seriously challenging the status quo.</text:span></text:span></text:p>
        <text:p text:style-name="Text_20_body"><text:span text:style-name="Strong_20_Emphasis"><text:span text:style-name="T668">C</text:span></text:span><text:span text:style-name="Strong_20_Emphasis"><text:span text:style-name="T185">urrent health care system</text:span></text:span><text:span text:style-name="Strong_20_Emphasis"><text:span text:style-name="T668">s</text:span></text:span><text:span text:style-name="Strong_20_Emphasis"><text:span text:style-name="T185">, being far too intertwined with pharmaceutical industr</text:span></text:span><text:span text:style-name="Strong_20_Emphasis"><text:span text:style-name="T668">ies</text:span></text:span><text:span text:style-name="Strong_20_Emphasis"><text:span text:style-name="T185">, </text:span></text:span><text:span text:style-name="Strong_20_Emphasis"><text:span text:style-name="T668">are</text:span></text:span><text:span text:style-name="Strong_20_Emphasis"><text:span text:style-name="T185"> alas also part of our suppression, and anyone who places their faith with them, other than in</text:span></text:span><text:span text:style-name="Strong_20_Emphasis"><text:span text:style-name="T668"> </text:span></text:span><text:span text:style-name="Strong_20_Emphasis"><text:span text:style-name="T185">emergency ward crisis situations, is, in my opinion, in most instances, seriously endangering their own long-term healths and sanities.</text:span></text:span></text:p>
        <text:p text:style-name="Text_20_body"><draw:frame draw:style-name="fr3" draw:name="Frame211" text:anchor-type="paragraph" svg:x="7.493cm" svg:y="1.598cm" svg:width="4.547cm" draw:z-index="85"><draw:text-box fo:min-height="2.727cm"><text:p text:style-name="P27"><text:span text:style-name="Strong_20_Emphasis"><text:span text:style-name="T185">“War is when your government tells you who the enemy is. Revolution is when you figure it out for yourself.” - Unknown</text:span></text:span></text:p></draw:text-box></draw:frame><text:span text:style-name="Strong_20_Emphasis"><text:span text:style-name="T185">Healthy bodies and minds, a natural consequence of following natural hygiene principles, will help us all to wake up and smell the foulness which I can assure you </text:span></text:span><text:span text:style-name="Strong_20_Emphasis"><text:span text:style-name="T243">bears no resemblance to</text:span></text:span><text:span text:style-name="Strong_20_Emphasis"><text:span text:style-name="T185"> roses.</text:span></text:span></text:p>
        <text:h text:style-name="Heading_20_3" text:outline-level="3"><text:bookmark-start text:name="__RefHeading__19047_186345677"/><text:span text:style-name="Strong_20_Emphasis"><text:span text:style-name="T767">The Perfect Citizen</text:span></text:span><text:bookmark-end text:name="__RefHeading__19047_186345677"/></text:h>
        <text:p text:style-name="Text_20_body"><text:span text:style-name="Strong_20_Emphasis"><text:span text:style-name="T185">It is my sincere belief that the perfect citizen for societies such as ours, are not slim, healthy, free thinkers, but overweight, sick and brainwashed, and there's no better way to understand global corruption than by observing society's members. It is so clear that this world is failing when one walks down the high street and rarely sees any fully mature adults, especially over the age of 40, </text:span></text:span><text:span text:style-name="Strong_20_Emphasis"><text:span text:style-name="T243">who</text:span></text:span><text:span text:style-name="Strong_20_Emphasis"><text:span text:style-name="T185"> are still slim and healthy. The US may win more gold medals in the Olympics, but their </text:span></text:span><text:soft-page-break/><text:span text:style-name="Strong_20_Emphasis"><text:span text:style-name="T185">representatives are hardly representative at all. My good friend Jamshed recently told me of a nouvelle idea he had come up with, which I'd like to share here. He suggests that there should be an alternative set of Olympic games, where instead of getting the country's best athletes, you get the country's most average </text:span></text:span><text:span text:style-name="Strong_20_Emphasis"><text:span text:style-name="T423">people, with average jobs and average states of health</text:span></text:span><text:span text:style-name="Strong_20_Emphasis"><text:span text:style-name="T185">, and get them to compete with the most average from every other country. It's doubtful the US would win any medals at all!</text:span></text:span></text:p>
        <text:p text:style-name="Text_20_body"><draw:frame draw:style-name="fr3" draw:name="Frame354" text:anchor-type="paragraph" svg:x="6.149cm" svg:y="2.45cm" svg:width="5.891cm" draw:z-index="160"><draw:text-box fo:min-height="2.335cm"><text:p text:style-name="P27"><text:span text:style-name="Strong_20_Emphasis"><text:span text:style-name="T185">“Vote for Nobody. Nobody keeps election promises. Nobody listens to your concerns. Nobody will help the poor and unemployed. Nobody cares! if Nobody is elected things will be better for everyone. Nobody tells the truth!” - Unknown</text:span></text:span></text:p></draw:text-box></draw:frame><text:span text:style-name="Strong_20_Emphasis"><text:span text:style-name="T185">But I'm digressing, (nothing too unusual there), and would really like to focus on the </text:span></text:span><text:span text:style-name="Strong_20_Emphasis"><text:span text:style-name="T668">growing obesity epidemic</text:span></text:span><text:span text:style-name="Strong_20_Emphasis"><text:span text:style-name="T185">. Being overweight has become a normality, we are so used to it that we have learned to just accept that we all come in different shapes and sizes, that's just the way the world is. Yes, that's the way the world is, but there's a reason why it is the way it is. Everything happens between cause and effect.</text:span></text:span></text:p>
        <text:p text:style-name="Text_20_body"><text:span text:style-name="Strong_20_Emphasis"><text:span text:style-name="T185">Overweight citizens are in many ways ideal in that they are far less likely to want things to change. Often more than most others, they are </text:span></text:span><text:span text:style-name="Strong_20_Emphasis"><text:span text:style-name="T243">frequently </text:span></text:span><text:span text:style-name="Strong_20_Emphasis"><text:span text:style-name="T185">hooked on the drugs and poisons </text:span></text:span><text:span text:style-name="Strong_20_Emphasis"><text:span text:style-name="T712">(inc. bread and meat!) </text:span></text:span><text:span text:style-name="Strong_20_Emphasis"><text:span text:style-name="T185">society has pushed on them, and thus make the perfect drones, not only are they forced to fit in, they are also very reliant on the whole pharmaceutical and junk food industry which thrive off their addictions and latent, unavoidable sickness.</text:span></text:span></text:p>
        <text:p text:style-name="Text_20_body"><text:span text:style-name="Strong_20_Emphasis"><text:span text:style-name="T185">You'll even find, and they are not at all uncommon, </text:span></text:span><text:span text:style-name="Strong_20_Emphasis"><text:span text:style-name="T430">overweight</text:span></text:span><text:span text:style-name="Strong_20_Emphasis"><text:span text:style-name="T185"> people claiming to be proud of their </text:span></text:span><text:span text:style-name="Strong_20_Emphasis"><text:span text:style-name="T430">extra padding</text:span></text:span><text:span text:style-name="Strong_20_Emphasis"><text:span text:style-name="T185">, boasting that they love their wobbly, jiggly bits, following some pseudo-new-age nonsense that we all come in different packages, and should therefore be confident with ourselves, indeed even proud of ourselves no matter how we look. There's nothing sound, nothing healthy about such attitudes, which are steeped in denial and can only come about through being hoodwinked from the truth; </text:span></text:span><text:span text:style-name="Strong_20_Emphasis"><text:span text:style-name="T243">encouraging</text:span></text:span><text:span text:style-name="Strong_20_Emphasis"><text:span text:style-name="T185"> people to avoid facing their issues. Deep down, much as they may label slim as anorexic in some weird kind of derisive, defensive, revenge fashion, every overweight person would love to be slim, they would love to be healthy, they know they are sick and need help. But an even stronger part of them simply doesn't care enough yet to begin positive </text:span></text:span><text:soft-page-break/><text:span text:style-name="Strong_20_Emphasis"><text:span text:style-name="T185">improvement. Apathy is once more at large, and the first step in getting help is always in admitting that no, </text:span></text:span><text:span text:style-name="Strong_20_Emphasis"><text:span text:style-name="T219">one is</text:span></text:span><text:span text:style-name="Strong_20_Emphasis"><text:span text:style-name="T185"> not proud, no, </text:span></text:span><text:span text:style-name="Strong_20_Emphasis"><text:span text:style-name="T219">one does not</text:span></text:span><text:span text:style-name="Strong_20_Emphasis"><text:span text:style-name="T185"> love being </text:span></text:span><text:span text:style-name="Strong_20_Emphasis"><text:span text:style-name="T430">overweight</text:span></text:span><text:span text:style-name="Strong_20_Emphasis"><text:span text:style-name="T185"> any more than anyone loves the feeling of being less than healthy.</text:span></text:span></text:p>
        <text:p text:style-name="Text_20_body"><draw:frame draw:style-name="fr3" draw:name="Frame244" text:anchor-type="paragraph" svg:x="6.655cm" svg:y="5.625cm" svg:width="5.376cm" draw:z-index="84"><draw:text-box fo:min-height="2.457cm"><text:p text:style-name="P27"><text:span text:style-name="Strong_20_Emphasis"><text:span text:style-name="T185">“The equal right of all people to use the land, is as clear as their equal right to breath the air; it is a right proclaimed by the fact of their existence.” - Henry George</text:span></text:span></text:p></draw:text-box></draw:frame><text:span text:style-name="Strong_20_Emphasis"><text:span text:style-name="T436">There is a great little saying that goes</text:span></text:span><text:span text:style-name="Strong_20_Emphasis"><text:span text:style-name="T185">, </text:span></text:span><text:span text:style-name="Strong_20_Emphasis"><text:span text:style-name="T729">hurt people, hurt people</text:span></text:span><text:span text:style-name="Strong_20_Emphasis"><text:span text:style-name="T185">, and in the case of the overweight, a </text:span></text:span><text:span text:style-name="Strong_20_Emphasis"><text:span text:style-name="T436">similar </text:span></text:span><text:span text:style-name="Strong_20_Emphasis"><text:span text:style-name="T185">rule of thumb </text:span></text:span><text:span text:style-name="Strong_20_Emphasis"><text:span text:style-name="T436">might be expressed as </text:span></text:span><text:span text:style-name="Strong_20_Emphasis"><text:span text:style-name="T746">paunched</text:span></text:span><text:span text:style-name="Strong_20_Emphasis"><text:span text:style-name="T729"> people, </text:span></text:span><text:span text:style-name="Strong_20_Emphasis"><text:span text:style-name="T746">paunch</text:span></text:span><text:span text:style-name="Strong_20_Emphasis"><text:span text:style-name="T729"> people</text:span></text:span><text:span text:style-name="Strong_20_Emphasis"><text:span text:style-name="T185">. </text:span></text:span><text:span text:style-name="Strong_20_Emphasis"><text:span text:style-name="T445">Of course, not every hurt person hurts other people, and not every person with a potbelly will subconsciously or otherwise, wish the same on others, but i</text:span></text:span><text:span text:style-name="Strong_20_Emphasis"><text:span text:style-name="T185">t is </text:span></text:span><text:span text:style-name="Strong_20_Emphasis"><text:span text:style-name="T436">rare </text:span></text:span><text:span text:style-name="Strong_20_Emphasis"><text:span text:style-name="T185">for </text:span></text:span><text:span text:style-name="Strong_20_Emphasis"><text:span text:style-name="T436">o</text:span></text:span><text:span text:style-name="Strong_20_Emphasis"><text:span text:style-name="T430">verweight</text:span></text:span><text:span text:style-name="Strong_20_Emphasis"><text:span text:style-name="T185"> people to raise slim children, even the adults around them they will </text:span></text:span><text:span text:style-name="Strong_20_Emphasis"><text:span text:style-name="T445">generally</text:span></text:span><text:span text:style-name="Strong_20_Emphasis"><text:span text:style-name="T185"> try to encourage and influence toward eating </text:span></text:span><text:span text:style-name="Strong_20_Emphasis"><text:span text:style-name="T219">as</text:span></text:span><text:span text:style-name="Strong_20_Emphasis"><text:span text:style-name="T185"> they do, preparing hearty meals </text:span></text:span><text:span text:style-name="Strong_20_Emphasis"><text:span text:style-name="T219">(with </text:span></text:span><text:span text:style-name="Strong_20_Emphasis"><text:span text:style-name="T436">negative </text:span></text:span><text:span text:style-name="Strong_20_Emphasis"><text:span text:style-name="T445">impact</text:span></text:span><text:span text:style-name="Strong_20_Emphasis"><text:span text:style-name="T219"> </text:span></text:span><text:span text:style-name="Strong_20_Emphasis"><text:span text:style-name="T436">on the physical heart, rather than positive influence on one's spiritual heart</text:span></text:span><text:span text:style-name="Strong_20_Emphasis"><text:span text:style-name="T219">)</text:span></text:span><text:span text:style-name="Strong_20_Emphasis"><text:span text:style-name="T185"> and ordering speedy takeaways. Of course, </text:span></text:span><text:span text:style-name="Strong_20_Emphasis"><text:span text:style-name="T445">and I feel I must emphasise this once more,</text:span></text:span><text:span text:style-name="Strong_20_Emphasis"><text:span text:style-name="T185"> this is all done on a very sub to semi conscious level, as often no real ill is intended, </text:span></text:span><text:span text:style-name="Strong_20_Emphasis"><text:span text:style-name="T445">as </text:span></text:span><text:span text:style-name="Strong_20_Emphasis"><text:span text:style-name="T185">it is </text:span></text:span><text:span text:style-name="Strong_20_Emphasis"><text:span text:style-name="T445">clearly </text:span></text:span><text:span text:style-name="Strong_20_Emphasis"><text:span text:style-name="T185">ignorance and addiction that steers such action.</text:span></text:span></text:p>
        <text:p text:style-name="Text_20_body"><text:span text:style-name="Strong_20_Emphasis"><text:span text:style-name="T185">It may seem as if I am fat shaming here, but that's not what this is about at all, sure I </text:span></text:span><text:span text:style-name="Strong_20_Emphasis"><text:span text:style-name="T436">may </text:span></text:span><text:span text:style-name="Strong_20_Emphasis"><text:span text:style-name="T669">occasionally use</text:span></text:span><text:span text:style-name="Strong_20_Emphasis"><text:span text:style-name="T185"> the word </text:span></text:span><text:span text:style-name="Strong_20_Emphasis"><text:span text:style-name="T729">fat</text:span></text:span><text:span text:style-name="Strong_20_Emphasis"><text:span text:style-name="T185"> in a non-diplomatic, probably politically incorrect fashion </text:span></text:span><text:span text:style-name="Strong_20_Emphasis"><text:span text:style-name="T272">(</text:span></text:span><text:span text:style-name="Strong_20_Emphasis"><text:span text:style-name="T707">i</text:span></text:span><text:span text:style-name="Strong_20_Emphasis"><text:span text:style-name="T272">n my opinion </text:span></text:span><text:span text:style-name="Strong_20_Emphasis"><text:span text:style-name="T436">all politics is incorrect!)</text:span></text:span><text:span text:style-name="Strong_20_Emphasis"><text:span text:style-name="T185">, but this is about facing the truth unbiasedly. I do not mean for my words to be taken personally, just for them to be taken. </text:span></text:span><text:span text:style-name="Strong_20_Emphasis"><text:span text:style-name="T709">I'm not addressing you, just the other readers!</text:span></text:span></text:p>
        <text:p text:style-name="Text_20_body"><text:span text:style-name="Strong_20_Emphasis"><text:span text:style-name="T185">Like all sickness, fatness brings on lethargy, and as a direct consequence, narrows one's circle of compassion; try and find a</text:span></text:span><text:span text:style-name="Strong_20_Emphasis"><text:span text:style-name="T431">n overweight</text:span></text:span><text:span text:style-name="Strong_20_Emphasis"><text:span text:style-name="T185"> vegan (admittedly, there are some, mostly beginners, but also some </text:span></text:span><text:span text:style-name="Strong_20_Emphasis"><text:span text:style-name="T712">unable to</text:span></text:span><text:span text:style-name="Strong_20_Emphasis"><text:span text:style-name="T185"> shake the bread and other stodge food addictions, and no doubt an even smaller minority that are really just wannabe vegans, still regularly and secretly seeking out nonvegan foods to binge on)! The only way overweight people have gotten into such a poor state is through abusing their bodies. Everyone who self abuses needs help, this is not only those troubled teens who cut marks into their arms, or those who out of some perverse desire, decide to macabrely etch patterns onto their skin, allowing sadistic tattoo artists to use their precious dermal coverings as canvas, and what's more, paying them to do so! Or those who inject strange substances into their </text:span></text:span><text:soft-page-break/><text:span text:style-name="Strong_20_Emphasis"><text:span text:style-name="T185">bloodstreams in order to mimic the natural high of being closer to nature. Food addiction is most definitely also a form of substance abuse, which basically means the </text:span></text:span><text:span text:style-name="Strong_20_Emphasis"><text:span text:style-name="T423">forever fattening human race</text:span></text:span><text:span text:style-name="Strong_20_Emphasis"><text:span text:style-name="T185"> is in </text:span></text:span><text:span text:style-name="Strong_20_Emphasis"><text:span text:style-name="T423">desperate </text:span></text:span><text:span text:style-name="Strong_20_Emphasis"><text:span text:style-name="T185">need of help, which is why we so desperately need to heal ourselves, to help guide the planet and mankind back onto our intended course.</text:span></text:span></text:p>
        <text:p text:style-name="Text_20_body"><draw:frame draw:style-name="fr3" draw:name="Frame355" text:anchor-type="paragraph" svg:x="7.01cm" svg:y="2.124cm" svg:width="5.036cm" draw:z-index="161"><draw:text-box fo:min-height="2.727cm"><text:p text:style-name="P27"><text:span text:style-name="Strong_20_Emphasis"><text:span text:style-name="T185">“Never rely on governments or institutions to solve any problem. All social change comes from the passion of individuals.” - Margaret Mead</text:span></text:span></text:p></draw:text-box></draw:frame><text:span text:style-name="Strong_20_Emphasis"><text:span text:style-name="T185">We have been trusted with a miraculous vehicle that should literally see us through the experience of a complete and healthy lifetime, and instead of recognising this, we choose to make that vehicle a focus for basal, sensory pleasures. We </text:span></text:span><text:span text:style-name="Strong_20_Emphasis"><text:span text:style-name="T423">often </text:span></text:span><text:span text:style-name="Strong_20_Emphasis"><text:span text:style-name="T185">forget that as guardians of such a divine manifestation it is our duty to care for it wisely, to treat it with respect and honour its necessities with diligence.</text:span></text:span></text:p>
        <text:p text:style-name="Text_20_body"><draw:frame draw:style-name="fr3" draw:name="Frame242" text:anchor-type="paragraph" svg:x="6.865cm" svg:y="5.509cm" svg:width="5.175cm" draw:z-index="83"><draw:text-box fo:min-height="3.493cm"><text:p text:style-name="P27"><text:span text:style-name="Strong_20_Emphasis"><text:span text:style-name="T185">“That we can subsist on plant food and perform our work even to advantage is not a theory, but a well-demonstrated fact. Many races living almost exclusively on vegetables are of superior physique and strength.” - Nikola Tesla</text:span></text:span></text:p></draw:text-box></draw:frame><text:span text:style-name="Strong_20_Emphasis"><text:span text:style-name="T185">I believe it is not only our bodies which are intentionally kept in latent states of disrepair, but our minds too are constantly being polluted; and polluted minds in turn, pollute minds, making the straights seem ever more dire. </text:span></text:span><text:span text:style-name="Strong_20_Emphasis"><text:span text:style-name="T220">We</text:span></text:span><text:span text:style-name="Strong_20_Emphasis"><text:span text:style-name="T185"> are polluted via tradition, </text:span></text:span><text:span text:style-name="Strong_20_Emphasis"><text:span text:style-name="T423">education,</text:span></text:span><text:span text:style-name="Strong_20_Emphasis"><text:span text:style-name="T185"> religion, habit, advertising, media, sport, competition, politics, Hollywood and most of whatever else occupies our minds throughout the day. M</text:span></text:span><text:span text:style-name="Strong_20_Emphasis"><text:span text:style-name="T423">uch</text:span></text:span><text:span text:style-name="Strong_20_Emphasis"><text:span text:style-name="T185"> of this pollution may not be deliberately pernicious, or necessarily presented with ill intent in mind, but behind the ignorance lie the unnamed </text:span></text:span><text:span text:style-name="Strong_20_Emphasis"><text:span text:style-name="T680">and unquantifiable</text:span></text:span><text:span text:style-name="Strong_20_Emphasis"><text:span text:style-name="T185"> forces of evil intent on keeping the vast majority of humans enslaved, encouraging us to stay too preoccupied with our own daily, petty anxieties, than to be</text:span></text:span><text:span text:style-name="Strong_20_Emphasis"><text:span text:style-name="T669">gin</text:span></text:span><text:span text:style-name="Strong_20_Emphasis"><text:span text:style-name="T185"> posing the right questions and facing our choices with honest, concerned awareness.</text:span></text:span></text:p>
        <text:p text:style-name="Text_20_body"><text:span text:style-name="Strong_20_Emphasis"><text:span text:style-name="T185">Were we all to be truly healthy of both body and mind, then we would naturally be concerned about the well-beings and lives of every being on this planet. Learning or knowing that our choices cause misery and suffering to </text:span></text:span><text:span text:style-name="Strong_20_Emphasis"><text:span text:style-name="T700">o</text:span></text:span><text:span text:style-name="Strong_20_Emphasis"><text:span text:style-name="T185">the</text:span></text:span><text:span text:style-name="Strong_20_Emphasis"><text:span text:style-name="T700">r beings</text:span></text:span><text:span text:style-name="Strong_20_Emphasis"><text:span text:style-name="T185">, or devastation to the environment, should naturally stimulate us to reevaluate those choices. Being of healthy mind, should naturally make us all question authority and avoid any blind allegiance it may expect or impose. Authority cannot possibly </text:span></text:span><text:soft-page-break/><text:span text:style-name="Strong_20_Emphasis"><text:span text:style-name="T185">exist in the manner of today, should we all collectively begin think</text:span></text:span><text:span text:style-name="Strong_20_Emphasis"><text:span text:style-name="T669">ing</text:span></text:span><text:span text:style-name="Strong_20_Emphasis"><text:span text:style-name="T185"> with clear, healthy minds.</text:span></text:span></text:p>
        <text:p text:style-name="P478"><text:span text:style-name="Strong_20_Emphasis"><text:span text:style-name="T443">Don't forget folks, get those highlighter pens out, highlight a paragraph or two, now's the time to write “ridiculous” at the paragraph edge, </text:span></text:span><text:span text:style-name="Strong_20_Emphasis"><text:span text:style-name="T509">or</text:span></text:span><text:span text:style-name="Strong_20_Emphasis"><text:span text:style-name="T443"> if you feel too, </text:span></text:span><text:span text:style-name="Strong_20_Emphasis"><text:span text:style-name="T444">b</text:span></text:span><text:span text:style-name="Strong_20_Emphasis"><text:span text:style-name="T443">e outraged at m</text:span></text:span><text:span text:style-name="Strong_20_Emphasis"><text:span text:style-name="T509">y thoughts</text:span></text:span><text:span text:style-name="Strong_20_Emphasis"><text:span text:style-name="T443">, </text:span></text:span><text:span text:style-name="Strong_20_Emphasis"><text:span text:style-name="T444">and let some steam out.</text:span></text:span></text:p>
        <text:h text:style-name="Heading_20_3" text:outline-level="3"><text:bookmark-start text:name="__RefHeading__24627_752035545"/><text:span text:style-name="Strong_20_Emphasis"><text:span text:style-name="T767">The Media</text:span></text:span><text:bookmark-end text:name="__RefHeading__24627_752035545"/></text:h>
        <text:p text:style-name="P383">Unless one is a regular visitor to one of the ever growing number of alternative news websites (like Alex Jones' Info Wars website<text:note text:id="ftn181" text:note-class="endnote"><text:note-citation>182</text:note-citation><text:note-body><text:p text:style-name="P606"><text:span text:style-name="T1087">Alex Jones, “</text:span>Alex Jones' Info Wars”, <text:span text:style-name="T31">Info Wars</text:span><text:span text:style-name="T1087">, Accessed September 21, 2015,</text:span> <text:a xlink:type="simple" xlink:href="http://www.infowars.com/" text:style-name="Internet_20_link" text:visited-style-name="Visited_20_Internet_20_Link">http://www.infowars.com/</text:a></text:p></text:note-body></text:note>, or The Activist Post<text:note text:id="ftn182" text:note-class="endnote"><text:note-citation>183</text:note-citation><text:note-body><text:p text:style-name="P606">“The Activist Post”, <text:span text:style-name="T31">The Activist Post</text:span><text:span text:style-name="T1087">, Accessed September 21, 2015, </text:span><text:a xlink:type="simple" xlink:href="http://www.activistpost.com/" text:style-name="Internet_20_link" text:visited-style-name="Visited_20_Internet_20_Link">http://www.activistpost.com/</text:a></text:p></text:note-body></text:note>, or The Sleuth Journal<text:note text:id="ftn183" text:note-class="endnote"><text:note-citation>184</text:note-citation><text:note-body><text:p text:style-name="P606">“The Sleuth Journal”, <text:span text:style-name="T31">The Sleuth Journal</text:span><text:span text:style-name="T1087">, Accessed September 21, 2015,</text:span> <text:a xlink:type="simple" xlink:href="http://www.thesleuthjournal.com/" text:style-name="Internet_20_link" text:visited-style-name="Visited_20_Internet_20_Link">http://www.thesleuthjournal.com/</text:a></text:p></text:note-body></text:note>) it may come as a surprise to many to learn that pretty much all mainstream media outlets are owned by no more than a handful, <text:span text:style-name="T1603">six</text:span> to be precise, at least within the US, of media megacorporations. These six corporations are Walt Disney, Viacom, Time Warner, CBS Corporation, Rupert Murdoch's News Corp., and NBC universal. Together, these “big six” absolutely dominate news and entertainment in the US, and you can be sure that the vast bulk of the public <text:span text:style-name="T1350">rarely</text:span> receive news <text:span text:style-name="T1350">that might in some way jeopardise the current system in play</text:span>. The idea of a Free Press is for the most part nothing short of a fantasy.</text:p>
        <text:p text:style-name="P383"><draw:frame draw:style-name="fr3" draw:name="Frame197" text:anchor-type="paragraph" svg:x="5.121cm" svg:y="2.141cm" svg:width="6.918cm" draw:z-index="488"><draw:text-box fo:min-height="5.279cm"><text:p text:style-name="P27"><text:span text:style-name="Strong_20_Emphasis"><text:span text:style-name="T185">“The growth of the nation, and all our activities, are in the hands of a few men. We have come to be one of the worst ruled, one of the most completely controlled and dominated Governments in the civilized world no longer a Government by free opinion, no longer a Government by conviction and the vote of the majority, but a Government by the opinion and duress of a small group of dominant men.” - Woodrow Wilson (after signing the Federal Reserve into existence)</text:span></text:span></text:p></draw:text-box></draw:frame>For this reason, there is little in daily media that I am inclined to accept unquestionably as truth. I believe in most cases there is always more to any story, which for reasons mostly unknown, we are frequently, deliberately kept in the dark about. What we are fed is instead often only a censored, watered-down version of the truth, <text:span text:style-name="T1108">if indeed there is any truth behind it at all</text:span>.</text:p>
        <text:p text:style-name="P383">If there's not much news to be reported, about whichever wars are currently being spotlighted, or nothing too exciting in the way of so-called natural catastrophes, then we are told all about the latest celebrity gossip, who walked who<text:span text:style-name="T1350">m</text:span> down what red carpet, or grab a beer and watch the latest sports highlights, or <text:span text:style-name="T1537">we are </text:span>fed sensationalised, urban crime stories. What we should be being <text:soft-page-break/>given, are updates on things like the clearing of the rainforests, or the extent of pollution within the oceans. <text:span text:style-name="T1537">Updates about the likes of Chernobyl and Fukushima. </text:span>Exposés about food irradiation and its long-term health effects, or making it clear just how consumer habits are causing catastrophic consequences to the ecosystem, and how our lust for flesh foods is causing misery and suffering to countless beings that are totally at our mercy.</text:p>
        <text:p text:style-name="P383">I guess one reason why this is not already happening, because I'm damn sure there are a lot of good journalists out there that would love to be covering these topics, is because of fear of potential libel lawsuits. Back at the very beginning of the 21<text:span text:style-name="T1">st</text:span> century, Oprah Winfrey invited Howard Lyman onto her show<text:note text:id="ftn184" text:note-class="endnote"><text:note-citation>185</text:note-citation><text:note-body><text:p text:style-name="P651">“<text:span text:style-name="T1497">The Oprah Winfrey Show”, </text:span><text:span text:style-name="T77">Oprah</text:span><text:span text:style-name="T1497">, Accessed December 29, 2015, </text:span><text:a xlink:type="simple" xlink:href="http://www.oprah.com/index.html" text:style-name="Internet_20_link" text:visited-style-name="Visited_20_Internet_20_Link"><text:span text:style-name="T1497">http://www.oprah.com/index.html</text:span></text:a><text:span text:style-name="T1497"> </text:span></text:p></text:note-body></text:note>; Howard was a fourth-generation cattle farmer, he knew the trade inside out having learned the ropes at a very young age, and been immersed in its ways for several decades. During the interview, Howard cut to the chase, and explained exactly what went on in this business. Oprah was so shocked on hearing his confessions, that she publicly claimed she would never eat another burger again. Following the broadcast of this show, a vast number of viewers wrote letters of protest demanding that changes be made and expressing their disapproval of the current system in place. As a result of the show, and the stink it stirred up Oprah and Howard found themselves up against a multi-million dollar libel lawsuit from the Texas cattleman's Association. Of course Oprah is not short of a cent or two, so the lawsuit, which <text:span text:style-name="T1108">surprisingly</text:span> she ended up winning, was no great inconvenience for her, <text:span text:style-name="T1108">b</text:span>ut for Howard the blow was much harder and the outcome has been that most journalists would not dare to interview him again. (If you're curious to listen to Howard tell it straight, then <text:span text:style-name="T1108">consider watching</text:span> his mad cowboy documentary<text:note text:id="ftn185" text:note-class="endnote"><text:note-citation>186</text:note-citation><text:note-body><text:p text:style-name="P606"><text:span text:style-name="T1087">Howard Lyman, “The MadCowboy Documentary”, </text:span><text:span text:style-name="T31">YouTube video</text:span><text:span text:style-name="T1087">, accessed September 21, 2015, <text:s/></text:span><text:a xlink:type="simple" xlink:href="https://www.youtube.com/watch?v=piZmH4gzyqs" text:style-name="Internet_20_link" text:visited-style-name="Visited_20_Internet_20_Link">https://www.youtube.com/watch?v=piZmH4gzyqs</text:a> </text:p></text:note-body></text:note>.)</text:p>
        <text:p text:style-name="P383"><draw:frame draw:style-name="fr3" draw:name="Frame189" text:anchor-type="paragraph" svg:x="7.62cm" svg:y="1.101cm" svg:width="4.424cm" draw:z-index="158"><draw:text-box fo:min-height="2.676cm"><text:p text:style-name="P27"><text:span text:style-name="Strong_20_Emphasis"><text:span text:style-name="T185">“The question isn't why organic food is so darned expensive, it's really about why chemically sprayed, poisoned food is so cheap.” - Author</text:span></text:span></text:p></draw:text-box></draw:frame>The fear of being sued is a great incentive to not say anything that could get oneself in trouble, and an incredibly ingenious method to stop people speaking the truth, when lie<text:span text:style-name="T1537">s</text:span> clearly ha<text:span text:style-name="T1537">ve</text:span> unmistakably powerful financial backing.</text:p>
        <text:h text:style-name="P733" text:outline-level="3"><text:bookmark-start text:name="__RefHeading__24918_1156635009"/>The Truth is in the Subsidies<text:bookmark-end text:name="__RefHeading__24918_1156635009"/></text:h>
        <text:p text:style-name="Text_20_body"><text:span text:style-name="Strong_20_Emphasis"><text:span text:style-name="T185">As mentioned, and I understand how difficult this will be for many to swallow, </text:span></text:span><text:span text:style-name="Strong_20_Emphasis"><text:span text:style-name="T426">as loyal members of a corrupt society, </text:span></text:span><text:span text:style-name="Strong_20_Emphasis"><text:span text:style-name="T462">people</text:span></text:span><text:span text:style-name="Strong_20_Emphasis"><text:span text:style-name="T185"> </text:span></text:span><text:span text:style-name="Strong_20_Emphasis"><text:span text:style-name="T426">in many ways allow </text:span></text:span><text:soft-page-break/><text:span text:style-name="Strong_20_Emphasis"><text:span text:style-name="T462">thems</text:span></text:span><text:span text:style-name="Strong_20_Emphasis"><text:span text:style-name="T426">elves to be </text:span></text:span><text:span text:style-name="Strong_20_Emphasis"><text:span text:style-name="T185">owned, dictated to by a system that has no </text:span></text:span><text:span text:style-name="Strong_20_Emphasis"><text:span text:style-name="T426">inherent </text:span></text:span><text:span text:style-name="Strong_20_Emphasis"><text:span text:style-name="T185">interested in </text:span></text:span><text:span text:style-name="Strong_20_Emphasis"><text:span text:style-name="T462">their</text:span></text:span><text:span text:style-name="Strong_20_Emphasis"><text:span text:style-name="T185"> spiritual awakening and personal wellbeings. We are told where we can live and where we can't, where we can go and where we can't. What we can do and what we can't, all under the </text:span></text:span><text:span text:style-name="Strong_20_Emphasis"><text:span text:style-name="T244">supposed </text:span></text:span><text:span text:style-name="Strong_20_Emphasis"><text:span text:style-name="T185">guise of the common good. </text:span></text:span></text:p>
        <text:p text:style-name="Text_20_body"><text:span text:style-name="Strong_20_Emphasis"><text:span text:style-name="T185">Through the power of advertising, we are heavily influenced, indeed almost told (so cleverly the choice is presented to us) what we should eat, and what we should buy. How we should live and how we should think. We are fed lies that are presented as truths and most of us are powerless to see </text:span></text:span><text:span text:style-name="Strong_20_Emphasis"><text:span text:style-name="T432">beyond them</text:span></text:span><text:span text:style-name="Strong_20_Emphasis"><text:span text:style-name="T185">. In fact, most of us will fight tooth and nail to defend those lies!</text:span></text:span></text:p>
        <text:p text:style-name="Text_20_body"><draw:frame draw:style-name="fr3" draw:name="Frame243" text:anchor-type="paragraph" svg:x="6.87cm" svg:y="4.528cm" svg:width="5.175cm" draw:z-index="489"><draw:text-box fo:min-height="3.493cm"><text:p text:style-name="P27"><text:span text:style-name="Strong_20_Emphasis"><text:span text:style-name="T185">“...every effort should be made to stop the wanton and cruel slaughter of animals, which must be destructive to our morals. To free ourselves from animal instincts and appetites, which keep us down, we should begin at the very root from which we spring: we should effect a radical reform in the character of the food..” - Nikola Tesla</text:span></text:span></text:p></draw:text-box></draw:frame><text:span text:style-name="Strong_20_Emphasis"><text:span text:style-name="T185">As far as food goes, if the advertising doesn't work, government subsidies are in place to make sure we get the food intended for us. Just yesterday I was in the supermarket checking out the fresh fruit section (the only part of any real value). Avocados were selling at $2.98 each (fortunately we have a tree in the back garden, and access to cheep locally grown avocados when they run out), at the check out, they were selling packets of cake mix. The heavily packaged item even contained its own tin foil baking tray and stated boldly: “All you need is water, a bowl and spoon to mix with, and an oven”, all commonly found in most homes throughout the western world. Guess how much? (They weren't even on special). - $1.99 a packet!! You don't have to be a starch loving vegetable to understand the maths; on the one hand, you have a healthy, life-giving fruit, picked within seconds, with minimal effort, and on the other hand you have a heavily packaged, unsound, vile, denatured, sludge-slop powder, requiring not only heavy machinery and intense labour in growing and harvesting of the main ingredients, but also an undue processing in their coalescence, no doubt with added chemicals to fortify, plus the added cost of all the packaging required </text:span></text:span><text:span text:style-name="Strong_20_Emphasis"><text:span text:style-name="T434">and a huge hidden cost to the earth with the nature of the agriculture involved</text:span></text:span><text:span text:style-name="Strong_20_Emphasis"><text:span text:style-name="T185">. There is absolutely no way the latter should be cheaper than the former</text:span></text:span><text:span text:style-name="T892">, </text:span><text:span text:style-name="T893">even a small child should recognise this.</text:span></text:p>
        <text:p text:style-name="Text_20_body"><draw:frame draw:style-name="fr3" draw:name="Frame256" text:anchor-type="paragraph" svg:x="6.204cm" svg:y="11.354cm" svg:width="5.837cm" draw:z-index="170"><draw:text-box fo:min-height="3.494cm"><text:p text:style-name="P27"><text:span text:style-name="Strong_20_Emphasis"><text:span text:style-name="T185">“The most dangerous man, to any government, is the man who is able to think things out for himself. Almost inevitably, he comes to the conclusion that the government he lives under is dishonest, insane, and intolerable.” - H.L.Mencken</text:span></text:span></text:p></draw:text-box></draw:frame><draw:frame draw:style-name="fr3" draw:name="Frame376" text:anchor-type="paragraph" svg:x="5.532cm" svg:y="3.485cm" svg:width="6.509cm" draw:z-index="490"><draw:text-box fo:min-height="1.921cm"><text:p text:style-name="P752"><text:span text:style-name="Strong_20_Emphasis"><text:span text:style-name="T220">“You have to understand most of these people are not ready to be unplugged. And many of them are so inured, so hopelessly dependent on the system, that they will fight to protect it.” - Morpheus</text:span></text:span></text:p></draw:text-box></draw:frame><text:soft-page-break/><text:span text:style-name="T892">I for one cannot fathom how such a difference in price could ever be the result of an innocent, honest mistake. I</text:span><text:span text:style-name="Strong_20_Emphasis"><text:span text:style-name="T185">f you are under the impression that this kind of finding is an anomaly, an exception to the rule that otherwise fairly prices goods based on their real value, open your eyes more when you are out shopping. Global government policies affect the availability and cost of most commercially available food. Nowhere else is this more apparent than in the US, in many ways home of Big Brother, its people are more herded than most other westernised countries, and consequently more brainwashed and gullible too. Legislation there, governs the food children get fed at schools, and what food assistance programs distribute to those in need. Billions of dollars in subsidies are allocated most of which go toward the funding of huge agribusinesses growing crops of cereals the bulk of which, if not used to feed c</text:span></text:span><text:span text:style-name="Strong_20_Emphasis"><text:span text:style-name="T317">ows</text:span></text:span><text:span text:style-name="Strong_20_Emphasis"><text:span text:style-name="T185"> and other </text:span></text:span><text:span text:style-name="Strong_20_Emphasis"><text:span text:style-name="T317">farmed animals</text:span></text:span><text:span text:style-name="Strong_20_Emphasis"><text:span text:style-name="T185">, ends up in a highly processed form such as high fructose corn syrup and hydrogenated vegetable oils - Effectively becoming cereal killers! Fruit and vegetable growers on the other hand, receive less than one percent of government subsidies</text:span></text:span><text:span text:style-name="Strong_20_Emphasis"><text:span text:style-name="T185"><text:note text:id="ftn186" text:note-class="endnote"><text:note-citation>187</text:note-citation><text:note-body><text:p text:style-name="P607"><text:span text:style-name="T1088">“Agriculture and Health Policies In Conflict: how food subsidies tax our health”, </text:span><text:span text:style-name="T32">Physicians Committee for Responsible Medicine</text:span><text:span text:style-name="T1088">, Accessed September 22, 2015, </text:span><text:soft-page-break/><text:a xlink:type="simple" xlink:href="http://pcrm.org/health/reports/agriculture-and-health-policies-intro" text:style-name="Internet_20_link" text:visited-style-name="Visited_20_Internet_20_Link">http://pcrm.org/health/reports/agriculture-and-health-policies-intro</text:a> </text:p></text:note-body></text:note></text:span></text:span><text:span text:style-name="Strong_20_Emphasis"><text:span text:style-name="T185">. Consequently obesity is forever on the increase, as are many other chronic diseases, including the ever increasingly popular heart related issues and cancers.</text:span></text:span></text:p>
        <text:h text:style-name="Heading_20_3" text:outline-level="3"><text:bookmark-start text:name="__RefHeading__23472_1339641886"/><text:span text:style-name="Strong_20_Emphasis"><text:span text:style-name="T767">Conspiracy!</text:span></text:span><text:bookmark-end text:name="__RefHeading__23472_1339641886"/></text:h>
        <text:p text:style-name="Text_20_body"><text:span text:style-name="Strong_20_Emphasis"><text:span text:style-name="T898">Some will surely protest at my unabashed cry of conspiracy while detailing so crudely occurrences such as these, but what is conspiracy if not clandestine dishonesty and underhand dealings the public is deliberately kept unaware of? It seems quite clear to me, that we are being lied to on so many levels about most mainstream news events, sometimes even blatantly so. On the exceptionally rare occasions when the full truth is disclosed, you can be sure it is something not the least bit threatening to the current system in place. True, I am in no real position to clearly define exactly who or what is or are orchestrating these untruths. I cannot name names I do not know. It is however, the presence of the lies and the inherent corruption throughout </text:span></text:span><text:span text:style-name="Strong_20_Emphasis"><text:span text:style-name="T908">pretty much most</text:span></text:span><text:span text:style-name="Strong_20_Emphasis"><text:span text:style-name="T898"> aspects </text:span></text:span><text:soft-page-break/><text:span text:style-name="Strong_20_Emphasis"><text:span text:style-name="T898">of human leadership, </text:span></text:span><text:span text:style-name="Strong_20_Emphasis"><text:span text:style-name="T907">indeed throughout much of the rest of human society too,</text:span></text:span><text:span text:style-name="Strong_20_Emphasis"><text:span text:style-name="T898"> that is of importance, and not the instigators of those lies. I see this more as a struggle between darker and the lighter forces, a battle between good and evil, possibly something going far deeper than the mere frailties and greed of mankind, and </text:span></text:span><text:span text:style-name="Strong_20_Emphasis"><text:span text:style-name="T900">thus </text:span></text:span><text:span text:style-name="Strong_20_Emphasis"><text:span text:style-name="T898">that it is the duty of every awakened citizen to give their voice and direction to the light. </text:span></text:span><text:span text:style-name="Strong_20_Emphasis"><text:span text:style-name="T908">If we can change our </text:span></text:span><text:span text:style-name="Strong_20_Emphasis"><text:span text:style-name="T896">minds</text:span></text:span><text:span text:style-name="Strong_20_Emphasis"><text:span text:style-name="T908">, we can change everything!</text:span></text:span></text:p>
        <text:p text:style-name="Text_20_body"><draw:frame draw:style-name="fr3" draw:name="Frame407" text:anchor-type="paragraph" svg:x="8.075cm" svg:y="0.587cm" svg:width="3.965cm" draw:z-index="271"><draw:text-box fo:min-height="2.727cm"><text:p text:style-name="P61"><text:span text:style-name="Strong_20_Emphasis"><text:span text:style-name="T185">“</text:span></text:span><text:span text:style-name="Strong_20_Emphasis"><text:span text:style-name="T217">Give a man a gun and he can rob a bank. </text:span></text:span><text:span text:style-name="Strong_20_Emphasis"><text:span text:style-name="T218">But</text:span></text:span><text:span text:style-name="Strong_20_Emphasis"><text:span text:style-name="T217"> </text:span></text:span><text:span text:style-name="Strong_20_Emphasis"><text:span text:style-name="T218">g</text:span></text:span><text:span text:style-name="Strong_20_Emphasis"><text:span text:style-name="T217">ive a man a bank, and he can rob the world.” - Tyrell </text:span></text:span><text:span text:style-name="Strong_20_Emphasis"><text:span text:style-name="T218">Wellick</text:span></text:span></text:p></draw:text-box></draw:frame><text:span text:style-name="Strong_20_Emphasis"><text:span text:style-name="T185">If you are doubtful of these darker forces to which I refer </text:span></text:span><text:span text:style-name="Strong_20_Emphasis"><text:span text:style-name="T427">though</text:span></text:span><text:span text:style-name="Strong_20_Emphasis"><text:span text:style-name="T185">, then I'd like to tell you a little story.</text:span></text:span></text:p>
        <text:h text:style-name="Heading_20_3" text:outline-level="3"><text:bookmark-start text:name="__RefHeading__10999_1936137990"/><text:span text:style-name="Strong_20_Emphasis"><text:span text:style-name="T767">The Greatest Gold Heist Ever</text:span></text:span><text:bookmark-end text:name="__RefHeading__10999_1936137990"/></text:h>
        <text:p text:style-name="Text_20_body"><draw:frame draw:style-name="fr3" draw:name="Frame40" text:anchor-type="paragraph" svg:x="6.426cm" svg:y="5.867cm" svg:width="5.606cm" draw:z-index="86"><draw:text-box fo:min-height="3.542cm"><text:p text:style-name="P27"><text:span text:style-name="Strong_20_Emphasis"><text:span text:style-name="T185">When I was a boy, my mum used to send me out shopping with £1.. I'd come back with six big potatoes, a loaf of bread, a bag of tomatoes, two pounds of the best grapes and eight apples. You can't do that any more. Bloody CCTVs!</text:span></text:span></text:p></draw:text-box></draw:frame><text:span text:style-name="Strong_20_Emphasis"><text:span text:style-name="T185">I'm about to reveal to you </text:span></text:span><text:span text:style-name="Strong_20_Emphasis"><text:span text:style-name="T670">one of </text:span></text:span><text:span text:style-name="Strong_20_Emphasis"><text:span text:style-name="T185">the most devious long-con</text:span></text:span><text:span text:style-name="Strong_20_Emphasis"><text:span text:style-name="T712">s</text:span></text:span><text:span text:style-name="Strong_20_Emphasis"><text:span text:style-name="T185"> ever pulled off. It will knock your socks off and should </text:span></text:span><text:span text:style-name="Strong_20_Emphasis"><text:span text:style-name="T670">seriously give you cause to pause and reflect.</text:span></text:span><text:span text:style-name="Strong_20_Emphasis"><text:span text:style-name="T185"> This is a con, a robbery that was entirely successful in that those being robbed were never even aware of it, they still aren't aware of it, even after </text:span></text:span><text:span text:style-name="Strong_20_Emphasis"><text:span text:style-name="T244">the fact</text:span></text:span><text:span text:style-name="Strong_20_Emphasis"><text:span text:style-name="T185">, they are oblivious to the robbery. I want you to sit comfortably because this is </text:span></text:span><text:span text:style-name="Strong_20_Emphasis"><text:span text:style-name="T220">no triviality and may</text:span></text:span><text:span text:style-name="Strong_20_Emphasis"><text:span text:style-name="T185"> help you understand the deviousness of our oppressors. To my knowledge, I have never seen this mentioned before, I've never seen the topic come up in conversation anywhere. I have no idea why it took me so long to figure this out, and I know this is something that needs to be shared. Brace yourselves.</text:span></text:span></text:p>
        <text:p text:style-name="P518"><text:span text:style-name="Strong_20_Emphasis"><text:span text:style-name="T185">Growing up in England, back in the 1960s, I developed a fascination for money. I don't mean in the normal sense of desiring to hoard as much as possible of it, but my fascination was more in the look and feel of the currency then in play. Prior to decimalisation (1971 in Britain), money was big and chunky, and still had a real old-worldly feel to it. It was not at all uncommon to come across </text:span></text:span><text:span text:style-name="Strong_20_Emphasis"><text:span text:style-name="T670">blackened </text:span></text:span><text:span text:style-name="Strong_20_Emphasis"><text:span text:style-name="T185">pennies </text:span></text:span><text:span text:style-name="Strong_20_Emphasis"><text:span text:style-name="T670">dating from back in</text:span></text:span><text:span text:style-name="Strong_20_Emphasis"><text:span text:style-name="T185"> the 1800s, bearing long since passed queen Victoria's head. The pennies were </text:span></text:span><text:span text:style-name="Strong_20_Emphasis"><text:span text:style-name="T670">often battered</text:span></text:span><text:span text:style-name="Strong_20_Emphasis"><text:span text:style-name="T185"> and worn, and you could almost feel the history of them. I began collecting them by dates; pennies, half pennies, farthings (quarter pennies), three pence pieces, sixpences, shillings, florins, crowns. They were all still in circulation at the time, and anything old that fell into the till of the small corner shop in which I grew up, I would </text:span></text:span><text:soft-page-break/><text:span text:style-name="Strong_20_Emphasis"><text:span text:style-name="T185">promptly swap with a newer one of my own. </text:span></text:span></text:p>
        <text:p text:style-name="Text_20_body"><draw:frame draw:style-name="fr3" draw:name="Frame296" text:anchor-type="paragraph" svg:x="7.006cm" svg:y="2.559cm" svg:width="5.034cm" draw:z-index="47"><draw:text-box fo:min-height="3.134cm"><text:p text:style-name="P27"><text:span text:style-name="Strong_20_Emphasis"><text:span text:style-name="T185">“Money is a new form of slavery, and distinguishable from the old simply by the fact that it is impersonal, there is no human relation between master and slave.” - Tolstoy</text:span></text:span></text:p></draw:text-box></draw:frame><text:span text:style-name="Strong_20_Emphasis"><text:span text:style-name="T185">Living in the shop presented a great opportunity to build up a collection o</text:span></text:span><text:span text:style-name="Strong_20_Emphasis"><text:span text:style-name="T220">f</text:span></text:span><text:span text:style-name="Strong_20_Emphasis"><text:span text:style-name="T185"> reasonable size. The dates fascinated me, and I studied how the coins changed design over time, I learned which coins contained silver, as up until a certain date many coins still did and were still in circulation. Gold was no longer used in coinage, but I knew it was being used back in the early 1900s, when gold sovereigns were </text:span></text:span><text:span text:style-name="Strong_20_Emphasis"><text:span text:style-name="T220">still </text:span></text:span><text:span text:style-name="Strong_20_Emphasis"><text:span text:style-name="T185">used daily in commerce. By the time the 1970s hit, virtually all coinage, to the best of my knowledge, throughout the entire world, was made from cheap metal alloys, like cupro-nickel. Both silver and gold were phased out quite gradually over a period of decades, every so often they would water the silver content down until finally there was no more silver, and no more gold in circulation. Of course, the banks had a good excuse to do this, as the face value of the coin became more than the value of the coin's metal content, so on the surface it all seemed to make good sense. But below the surface, something far greater was afoot.</text:span></text:span></text:p>
        <text:p text:style-name="Text_20_body"><draw:frame draw:style-name="fr3" draw:name="Frame28" text:anchor-type="paragraph" svg:x="8.003cm" svg:y="1.972cm" svg:width="4.038cm" draw:z-index="276"><draw:text-box fo:min-height="2.482cm"><text:p text:style-name="P27"><text:span text:style-name="Strong_20_Emphasis"><text:span text:style-name="T98">“I opened up my eyes,</text:span></text:span></text:p><text:p text:style-name="P27"><text:span text:style-name="Strong_20_Emphasis"><text:span text:style-name="T98">and saw to my surprise, monsters in disguise, wearing bowler hats <text:s/>and old school ties.” - Hazel O'Conner</text:span></text:span></text:p></draw:text-box></draw:frame><text:span text:style-name="Strong_20_Emphasis"><text:span text:style-name="T185">We, the common people of the world, used to own gold and silver, copper too; it was in our pockets, and it had value. I mean real value in the eyes of the world. Even without the king's head on it the metal had value. The people had precious metal riches, </text:span></text:span><text:span text:style-name="Strong_20_Emphasis"><text:span text:style-name="T433">that were </text:span></text:span><text:span text:style-name="Strong_20_Emphasis"><text:span text:style-name="T185">in our possession. </text:span></text:span><text:span text:style-name="Strong_20_Emphasis"><text:span text:style-name="T433">S</text:span></text:span><text:span text:style-name="Strong_20_Emphasis"><text:span text:style-name="T185">lowly, over a century or so, all of th</text:span></text:span><text:span text:style-name="Strong_20_Emphasis"><text:span text:style-name="T434">ose</text:span></text:span><text:span text:style-name="Strong_20_Emphasis"><text:span text:style-name="T185"> precious metal</text:span></text:span><text:span text:style-name="Strong_20_Emphasis"><text:span text:style-name="T434">s</text:span></text:span><text:span text:style-name="Strong_20_Emphasis"><text:span text:style-name="T185"> w</text:span></text:span><text:span text:style-name="Strong_20_Emphasis"><text:span text:style-name="T434">ere</text:span></text:span><text:span text:style-name="Strong_20_Emphasis"><text:span text:style-name="T185"> stolen from us. Swapped with worthless cheap metal alloys </text:span></text:span><text:span text:style-name="Strong_20_Emphasis"><text:span text:style-name="T220">and paper</text:span></text:span><text:span text:style-name="Strong_20_Emphasis"><text:span text:style-name="T185">. All the riches were taken from right under our noses, and no one </text:span></text:span><text:span text:style-name="Strong_20_Emphasis"><text:span text:style-name="T220">batted an eyelid</text:span></text:span><text:span text:style-name="Strong_20_Emphasis"><text:span text:style-name="T185">. What do you think happened to all that gold and silver no longer in circulation? It was stolen. From the hands of the many, to the hands of the select few. The elite took it all! And we </text:span></text:span><text:span text:style-name="Strong_20_Emphasis"><text:span text:style-name="T433">we</text:span></text:span><text:span text:style-name="Strong_20_Emphasis"><text:span text:style-name="T185">re so gullible, so hoodwinked we never even noticed them doing it, nor even that it was done at all! Now if you want silver or gold you have to buy it back. Anyone who can read this story and simply dismiss it as insignificant is proof of the effectiveness of this long con ploy.</text:span></text:span></text:p>
        <text:p text:style-name="Text_20_body"><text:span text:style-name="Strong_20_Emphasis"><text:span text:style-name="T185">The end result, the government can devalue a country's currency at its </text:span></text:span><text:soft-page-break/><text:span text:style-name="Strong_20_Emphasis"><text:span text:style-name="T185">whim, it can knock a zero or two off, and objection would be futile. Any hoarded cash at home, hidden under the mattress, stashed in some cookie jar pushed to the back of the cupboard </text:span></text:span><text:span text:style-name="Strong_20_Emphasis"><text:span text:style-name="T220">or crammed in</text:span></text:span><text:span text:style-name="Strong_20_Emphasis"><text:span text:style-name="T433">to</text:span></text:span><text:span text:style-name="Strong_20_Emphasis"><text:span text:style-name="T220"> a sock </text:span></text:span><text:span text:style-name="Strong_20_Emphasis"><text:span text:style-name="T245">in the depths of a </text:span></text:span><text:span text:style-name="Strong_20_Emphasis"><text:span text:style-name="T220">sock drawer,</text:span></text:span><text:span text:style-name="Strong_20_Emphasis"><text:span text:style-name="T185"> could immediately be rendered worthless, and there's not a thing we'd be able to </text:span></text:span><text:span text:style-name="Strong_20_Emphasis"><text:span text:style-name="T670">do </text:span></text:span><text:span text:style-name="Strong_20_Emphasis"><text:span text:style-name="T185">about it. On numerous occasions, in various countries this has already happened, leaving its citizens practically penniless. If there were no banks, and money had a genuine, precious metal value in and of itself, such arranged occurrences could never happen. Whenever this does happen, one can always be sure it is of </text:span></text:span><text:span text:style-name="Strong_20_Emphasis"><text:span text:style-name="T220">great </text:span></text:span><text:span text:style-name="Strong_20_Emphasis"><text:span text:style-name="T185">benefit to the ruling elite, the select few superrich families who together steer the course toward total world domination, and under whom </text:span></text:span><text:span text:style-name="Strong_20_Emphasis"><text:span text:style-name="T434">peopl</text:span></text:span><text:span text:style-name="Strong_20_Emphasis"><text:span text:style-name="T185">e are but puppets and pawns, slaves without even knowing it.</text:span></text:span></text:p>
        <text:h text:style-name="Heading_20_3" text:outline-level="3"><text:bookmark-start text:name="__RefHeading__23023_1994227950"/><text:span text:style-name="Strong_20_Emphasis"><text:span text:style-name="T767">The Robbery Continues</text:span></text:span><text:bookmark-end text:name="__RefHeading__23023_1994227950"/></text:h>
        <text:p text:style-name="Text_20_body"><draw:frame draw:style-name="fr3" draw:name="Frame357" text:anchor-type="paragraph" svg:x="6.553cm" svg:y="4.42cm" svg:width="5.486cm" draw:z-index="162"><draw:text-box fo:min-height="1.827cm"><text:p text:style-name="P27"><text:span text:style-name="Strong_20_Emphasis"><text:span text:style-name="T185">“Yes, Prozac is 18.4% fluoride, by molecular weight. Luvox is 17.9% fluoride. Paxil is 6.1% fluoride. All these drugs numb your mind, using fluoride as the key element that reacts with your brain tissue.” - Mike Adams</text:span></text:span></text:p></draw:text-box></draw:frame><text:span text:style-name="Strong_20_Emphasis"><text:span text:style-name="T185">The </text:span></text:span><text:span text:style-name="Strong_20_Emphasis"><text:span text:style-name="T433">land was </text:span></text:span><text:span text:style-name="Strong_20_Emphasis"><text:span text:style-name="T185">stole</text:span></text:span><text:span text:style-name="Strong_20_Emphasis"><text:span text:style-name="T433">n from us</text:span></text:span><text:span text:style-name="Strong_20_Emphasis"><text:span text:style-name="T185">, all of it, even the land our houses are built on, even our houses. Forever obliged to pay rates, proving the land is never ours, our home is never really ours. It's only ours until the state decides to take it back from us. Ownership is an illusion. As I've explained, even the small fortunes we may have squirrelled away somewhere, in a bank, or crammed into one's shoe, only have value while the government</text:span></text:span><text:span text:style-name="Strong_20_Emphasis"><text:span text:style-name="T435">s</text:span></text:span><text:span text:style-name="Strong_20_Emphasis"><text:span text:style-name="T185"> say it does, and can loose its face value at any time, becoming effectively nothing </text:span></text:span><text:span text:style-name="Strong_20_Emphasis"><text:span text:style-name="T438">but</text:span></text:span><text:span text:style-name="Strong_20_Emphasis"><text:span text:style-name="T185"> worthless paper and useless bits of tin. Anyone who has studied history knows that this is far from being an impossible occurrence.</text:span></text:span></text:p>
        <text:p text:style-name="P474"><text:span text:style-name="Strong_20_Emphasis"><text:span text:style-name="T437">I'm aware that this is deep and dark folks, and may play heavily on one's heart, causing one to perhaps embrace the notion that resistance is indeed futile, but please bear with me a while longer, things do get lighter up ahead, </text:span></text:span><text:span text:style-name="Strong_20_Emphasis"><text:span text:style-name="T438">and I assure you the notion of resistance being futile is purely an illusion!</text:span></text:span></text:p>
        <text:p text:style-name="P518"><text:span text:style-name="Strong_20_Emphasis"><text:span text:style-name="T438">But to continue, o</text:span></text:span><text:span text:style-name="Strong_20_Emphasis"><text:span text:style-name="T185">ur tap water too, that until relatively recently flowed clear, clean and drinkable into our homes, has now been poisoned, tainted with bleach (chlorine) and fluoride, making it hazardous to drink, obliging many concerned citizens to buy it instead, unbelievably often at a price more expensive than petrol! Of course, as always there are perfectly valid excuses given for this abomination, claims of dental </text:span></text:span><text:soft-page-break/><text:span text:style-name="Strong_20_Emphasis"><text:span text:style-name="T185">health benefit etc., but it should be noted that fluoride is so toxic that it is considered hazardous waste by the EPA</text:span></text:span><text:span text:style-name="Strong_20_Emphasis"><text:span text:style-name="T185"><text:note text:id="ftn187" text:note-class="endnote"><text:note-citation>188</text:note-citation><text:note-body><text:p text:style-name="Endnote">Mike Adams (HealthRanger), “The Fluoride Deception exposes the truth about water fluoridation and the phosphate mining industry”, <text:span text:style-name="T14">TV.Natural News.com</text:span>, 28. February 2011, <text:a xlink:type="simple" xlink:href="http://tv.naturalnews.com/v.asp?v=42652e035a1b1baaae1f340b54694975" text:style-name="Internet_20_link" text:visited-style-name="Visited_20_Internet_20_Link">http://tv.naturalnews.com/v.asp?v=42652e035a1b1baaae1f340b54694975</text:a> </text:p></text:note-body></text:note></text:span></text:span><text:span text:style-name="Strong_20_Emphasis"><text:span text:style-name="T185"> and that during the 2</text:span></text:span><text:span text:style-name="Strong_20_Emphasis"><text:span text:style-name="T3">nd</text:span></text:span><text:span text:style-name="Strong_20_Emphasis"><text:span text:style-name="T185"> world war, fluoride was deliberately added to concentration camp water supplies in order to sedate prisoners</text:span></text:span><text:span text:style-name="Strong_20_Emphasis"><text:span text:style-name="T185"><text:note text:id="ftn188" text:note-class="endnote"><text:note-citation>189</text:note-citation><text:note-body><text:p text:style-name="Endnote">KristalKlear, “Did Hitler really put fluoride in the water at concentration camps”, <text:span text:style-name="T14">The Internet Post</text:span>, 5, September 2014, <text:a xlink:type="simple" xlink:href="http://theinternetpost.net/2014/09/05/did-hitler-really-put-fluoride-in-the-water-at-concentration-camps-if-so-why-do-we-put-it-in-are-water/" text:style-name="Internet_20_link" text:visited-style-name="Visited_20_Internet_20_Link">http://theinternetpost.net/2014/09/05/did-hitler-really-put-fluoride-in-the-water-at-concentration-camps-if-so-why-do-we-put-it-in-are-water/</text:a> </text:p></text:note-body></text:note></text:span></text:span><text:span text:style-name="Strong_20_Emphasis"><text:span text:style-name="T185">. According to Dr Bill Osmunson, there is the same equivalence of fluoride in an 8 ounce glass of fluoridated tap water as there is in a pea sized amount needed to call the poison control centre, as recommended on the back of many fluoridated toothpastes</text:span></text:span><text:span text:style-name="Strong_20_Emphasis"><text:span text:style-name="T185"><text:note text:id="ftn189" text:note-class="endnote"><text:note-citation>190</text:note-citation><text:note-body><text:p text:style-name="Endnote"><text:s/>“Professional Perspectives: Fluoride in Tap Water”, Youtube Video, 05:19, 15 January, 2008, Dr. Bill Osmunson, <text:a xlink:type="simple" xlink:href="https://www.youtube.com/watch?v=_Ys9q1cvKGk" text:style-name="Internet_20_link" text:visited-style-name="Visited_20_Internet_20_Link">https://www.youtube.com/watch?v=_Ys9q1cvKGk</text:a> </text:p></text:note-body></text:note></text:span></text:span><text:span text:style-name="Strong_20_Emphasis"><text:span text:style-name="T185">. Why do you think the government insists on putting it into our water supply?</text:span></text:span></text:p>
        <text:p text:style-name="Text_20_body"><draw:frame draw:style-name="fr3" draw:name="Frame356" text:anchor-type="paragraph" svg:x="6.473cm" svg:y="0.646cm" svg:width="5.567cm" draw:z-index="438"><draw:text-box fo:min-height="1.478cm"><text:p text:style-name="P27"><text:span text:style-name="Strong_20_Emphasis"><text:span text:style-name="T185">“There are three classes of people: those who see, those who see when shown, and those who do not see.” - <text:s/>Leonardo da Vinci</text:span></text:span></text:p></draw:text-box></draw:frame><text:span text:style-name="Strong_20_Emphasis"><text:span text:style-name="T185">Even the fruit trees and edible hedgerows once commonplace, littered throughout the countryside, have become a </text:span></text:span><text:span text:style-name="Strong_20_Emphasis"><text:span text:style-name="T462">much </text:span></text:span><text:span text:style-name="Strong_20_Emphasis"><text:span text:style-name="T185">rare</text:span></text:span><text:span text:style-name="Strong_20_Emphasis"><text:span text:style-name="T462">r</text:span></text:span><text:span text:style-name="Strong_20_Emphasis"><text:span text:style-name="T185"> sight on public land</text:span></text:span><text:span text:style-name="Strong_20_Emphasis"><text:span text:style-name="T876">, making foraging for one's own food </text:span></text:span><text:span text:style-name="Strong_20_Emphasis"><text:span text:style-name="T882">increasingly more difficult.</text:span></text:span></text:p>
        <text:p text:style-name="P153"><draw:frame draw:style-name="fr3" draw:name="Frame2" text:anchor-type="paragraph" svg:x="8.153cm" svg:y="2.658cm" svg:width="3.888cm" draw:z-index="272"><draw:text-box fo:min-height="3.134cm"><text:p text:style-name="P63"><text:span text:style-name="Strong_20_Emphasis"><text:span text:style-name="T185">“</text:span></text:span><text:span text:style-name="Strong_20_Emphasis"><text:span text:style-name="T465">Somewhere, over the rainbow, Way up tall, There's a land where they've never heard of cholesterol.</text:span></text:span><text:span text:style-name="Strong_20_Emphasis"><text:span text:style-name="T185">” - <text:s/></text:span></text:span><text:span text:style-name="Strong_20_Emphasis"><text:span text:style-name="T465">Allan Sherman</text:span></text:span></text:p></draw:text-box></draw:frame><text:span text:style-name="Strong_20_Emphasis"><text:span text:style-name="T177">Due to reliance on </text:span></text:span><text:span text:style-name="T178">money, </text:span><text:span text:style-name="T180">peopl</text:span><text:span text:style-name="Strong_20_Emphasis"><text:span text:style-name="T916">e are generally </text:span></text:span><text:span text:style-name="Strong_20_Emphasis"><text:span text:style-name="T918">cajoled in</text:span></text:span><text:span text:style-name="Strong_20_Emphasis"><text:span text:style-name="T916">to work</text:span></text:span><text:span text:style-name="Strong_20_Emphasis"><text:span text:style-name="T918">ing</text:span></text:span><text:span text:style-name="Strong_20_Emphasis"><text:span text:style-name="T916"> </text:span></text:span><text:span text:style-name="Strong_20_Emphasis"><text:span text:style-name="T917">and</text:span></text:span><text:span text:style-name="Strong_20_Emphasis"><text:span text:style-name="T916"> </text:span></text:span><text:span text:style-name="Strong_20_Emphasis"><text:span text:style-name="T918">lead to believe </text:span></text:span><text:span text:style-name="Strong_20_Emphasis"><text:span text:style-name="T919">th</text:span></text:span><text:span text:style-name="Strong_20_Emphasis"><text:span text:style-name="T918">e</text:span></text:span><text:span text:style-name="Strong_20_Emphasis"><text:span text:style-name="T919">y</text:span></text:span><text:span text:style-name="Strong_20_Emphasis"><text:span text:style-name="T918"> have no other choice in this matter</text:span></text:span><text:span text:style-name="Strong_20_Emphasis"><text:span text:style-name="T917">. </text:span></text:span><text:span text:style-name="Strong_20_Emphasis"><text:span text:style-name="T918">Many are</text:span></text:span><text:span text:style-name="Strong_20_Emphasis"><text:span text:style-name="T917"> </text:span></text:span><text:span text:style-name="Strong_20_Emphasis"><text:span text:style-name="T919">manoeuvred</text:span></text:span><text:span text:style-name="Strong_20_Emphasis"><text:span text:style-name="T918"> in</text:span></text:span><text:span text:style-name="Strong_20_Emphasis"><text:span text:style-name="T917">to</text:span></text:span><text:span text:style-name="Strong_20_Emphasis"><text:span text:style-name="T916"> liv</text:span></text:span><text:span text:style-name="Strong_20_Emphasis"><text:span text:style-name="T918">ing</text:span></text:span><text:span text:style-name="Strong_20_Emphasis"><text:span text:style-name="T916"> in </text:span></text:span><text:span text:style-name="Strong_20_Emphasis"><text:span text:style-name="T920">monotone stacked boxes of apartment</text:span></text:span><text:span text:style-name="Strong_20_Emphasis"><text:span text:style-name="T916"> buildings where </text:span></text:span><text:span text:style-name="Strong_20_Emphasis"><text:span text:style-name="T918">they</text:span></text:span><text:span text:style-name="Strong_20_Emphasis"><text:span text:style-name="T916"> return each day like mindless drones to </text:span></text:span><text:span text:style-name="Strong_20_Emphasis"><text:span text:style-name="T918">their</text:span></text:span><text:span text:style-name="Strong_20_Emphasis"><text:span text:style-name="T916"> TV </text:span></text:span><text:span text:style-name="Strong_20_Emphasis"><text:span text:style-name="T876">sets and facebook pages. </text:span></text:span><text:span text:style-name="Strong_20_Emphasis"><text:span text:style-name="T883">I believe o</text:span></text:span><text:span text:style-name="Strong_20_Emphasis"><text:span text:style-name="T876">ne day </text:span></text:span><text:span text:style-name="Strong_20_Emphasis"><text:span text:style-name="T887">everyone </text:span></text:span><text:span text:style-name="Strong_20_Emphasis"><text:span text:style-name="T876">will have no choice but to face the reality </text:span></text:span><text:span text:style-name="Strong_20_Emphasis"><text:span text:style-name="T880">of </text:span></text:span><text:span text:style-name="Strong_20_Emphasis"><text:span text:style-name="T882">the</text:span></text:span><text:span text:style-name="Strong_20_Emphasis"><text:span text:style-name="T880"> oppression </text:span></text:span><text:span text:style-name="Strong_20_Emphasis"><text:span text:style-name="T884">mostly </text:span></text:span><text:span text:style-name="Strong_20_Emphasis"><text:span text:style-name="T882">unwittingly accept</text:span></text:span><text:span text:style-name="Strong_20_Emphasis"><text:span text:style-name="T887">ed</text:span></text:span><text:span text:style-name="Strong_20_Emphasis"><text:span text:style-name="T882">,</text:span></text:span><text:span text:style-name="Strong_20_Emphasis"><text:span text:style-name="T880"> and the roles </text:span></text:span><text:span text:style-name="Strong_20_Emphasis"><text:span text:style-name="T887">d</text:span></text:span><text:span text:style-name="Strong_20_Emphasis"><text:span text:style-name="T880">utifully play</text:span></text:span><text:span text:style-name="Strong_20_Emphasis"><text:span text:style-name="T887">ed</text:span></text:span><text:span text:style-name="Strong_20_Emphasis"><text:span text:style-name="T880"> in support of it.</text:span></text:span><text:span text:style-name="Strong_20_Emphasis"><text:span text:style-name="T876"> </text:span></text:span></text:p>
        <text:p text:style-name="P170"><text:span text:style-name="Strong_20_Emphasis"><text:span text:style-name="T876">Look at it this way, back in the days when slavery was blatantly obvious, the slave owners were obliged to provide their slaves with the very basics of shelter, food and warmth. Skip to the present and the system is much more efficiently devious,. </text:span></text:span><text:span text:style-name="Strong_20_Emphasis"><text:span text:style-name="T887">Although there may not always be an outward appearance of slavery, and certainly nothing like the conditions and lack of rights traditionally associated with it,</text:span></text:span><text:span text:style-name="Strong_20_Emphasis"><text:span text:style-name="T876"> we are provided with paper and tin which, while we collectively live under the illusion </text:span></text:span><text:span text:style-name="Strong_20_Emphasis"><text:span text:style-name="T887">is of</text:span></text:span><text:span text:style-name="Strong_20_Emphasis"><text:span text:style-name="T876"> value, we're permitted to exchange </text:span></text:span><text:span text:style-name="Strong_20_Emphasis"><text:span text:style-name="T886">for </text:span></text:span><text:span text:style-name="Strong_20_Emphasis"><text:span text:style-name="T876">life necessities. The paper and cheap alloys give us the i</text:span></text:span><text:span text:style-name="Strong_20_Emphasis"><text:span text:style-name="T887">mpression</text:span></text:span><text:span text:style-name="Strong_20_Emphasis"><text:span text:style-name="T876"> of liberty, but it is purely that, an </text:span></text:span><text:span text:style-name="Strong_20_Emphasis"><text:span text:style-name="T887">impression</text:span></text:span><text:span text:style-name="Strong_20_Emphasis"><text:span text:style-name="T876">. Try however, </text:span></text:span><text:span text:style-name="Strong_20_Emphasis"><text:span text:style-name="T887">to</text:span></text:span><text:span text:style-name="Strong_20_Emphasis"><text:span text:style-name="T876"> escape the system, and </text:span></text:span><text:span text:style-name="Strong_20_Emphasis"><text:span text:style-name="T885">the deception of freedom which we live under, will become unmistakably obvious.</text:span></text:span></text:p>
        <text:h text:style-name="Heading_20_3" text:outline-level="3"><text:bookmark-start text:name="__RefHeading__19086_186345677"/><text:soft-page-break/><text:span text:style-name="Strong_20_Emphasis"><text:span text:style-name="T767">Moving On</text:span></text:span><text:bookmark-end text:name="__RefHeading__19086_186345677"/></text:h>
        <text:p text:style-name="Text_20_body"><draw:frame draw:style-name="fr3" draw:name="Frame37" text:anchor-type="paragraph" svg:x="6.796cm" svg:y="1.596cm" svg:width="5.244cm" draw:z-index="13"><draw:text-box fo:min-height="4.357cm"><text:p text:style-name="P27"><text:span text:style-name="Strong_20_Emphasis"><text:span text:style-name="T185">I see you failed to use your blinker back there. So I pulled an illegal u-turn, broke the speed limit, and forced other drivers off the road with my flashing strobe-lights so I could detain you and extort money from you. To teach you a lesson about unsafe driving habits.</text:span></text:span></text:p></draw:text-box></draw:frame><text:span text:style-name="Strong_20_Emphasis"><text:span text:style-name="T185">Of course, once we eventually do stop tuning into the illusion of it, the devaluing of our money is inevitable. Bank accounts will loose all value, reverting back to the zeros and ones they always were. Instead we will be able to choose a different illusion, a better one, until it becomes our new reality, one that runs by a different set of rules, where justice and compassion are at the forefront of all our actions. A reality that sings in harmony with itself.</text:span></text:span></text:p>
        <text:p text:style-name="Text_20_body"><text:span text:style-name="Strong_20_Emphasis"><text:span text:style-name="T185">Seen from the perspective of the current sad game we are all, at some levels, an ingredient in, many have jumped to the conclusion that investing in gold and silver is a reasonable step to take, converting their excess pennies and notes into solid precious metal. Indeed financial advisers all over the planet will likely recommend reacquiring some silver and gold for rainy days. But financial advisers are not focusing on a better world, they are focusing on the one we all unwittingly support, and by doing so, they are still supporting the illusion, still putting their faith in it, to guide us ever destructively onward.</text:span></text:span></text:p>
        <text:p text:style-name="Text_20_body"><draw:frame draw:style-name="fr3" draw:name="Frame14" text:anchor-type="paragraph" svg:x="7.064cm" svg:y="1.005cm" svg:width="4.976cm" draw:z-index="14"><draw:text-box fo:min-height="3.542cm"><text:p text:style-name="P27"><text:span text:style-name="Strong_20_Emphasis"><text:span text:style-name="T185">“The most effective form of slavery is a system that allows just enough autonomy to give the illusion of freedom, while keeping the public in a perpetual state of indentured servitude.” - Unknown</text:span></text:span></text:p></draw:text-box></draw:frame><text:span text:style-name="Strong_20_Emphasis"><text:span text:style-name="T185">I</text:span></text:span><text:span text:style-name="Strong_20_Emphasis"><text:span text:style-name="T876"> believe that</text:span></text:span><text:span text:style-name="Strong_20_Emphasis"><text:span text:style-name="T916"> w</text:span></text:span><text:span text:style-name="Strong_20_Emphasis"><text:span text:style-name="T177">e must begin once more listening to our higher selves, cease c</text:span></text:span><text:span text:style-name="T178">ow-tailing to the demands of a belligerent authority that only really wants what is seemingly best for itself, </text:span><text:span text:style-name="Strong_20_Emphasis"><text:span text:style-name="T177">and do what the truly best within us would do.</text:span></text:span></text:p>
        <text:p text:style-name="P515"><text:span text:style-name="Strong_20_Emphasis"><text:span text:style-name="T876">I don't believe that a truly natural person living in sync with nature and being totally true to themselves, </text:span></text:span><text:span text:style-name="Strong_20_Emphasis"><text:span text:style-name="T185">would recognise any real value in gold or silver. The best in each of us would see no value in diamonds either. The best in us would find value in sunshine, in the rainforest, (where the land is torn apart to mine gold). The best in us would see value in land, in peace, in nature, in playing, in tree-climbing, in gardening and cultivating delicious fruits. The best in us all would see irreplaceable value in swimming naked in crystal clean, fresh waters, butterflies, </text:span></text:span><text:span text:style-name="Strong_20_Emphasis"><text:span text:style-name="T220">blueberries, </text:span></text:span><text:span text:style-name="Strong_20_Emphasis"><text:span text:style-name="T185">waterfalls, raindrops, starry skies, fresh air and the sweet </text:span></text:span><text:soft-page-break/><text:span text:style-name="Strong_20_Emphasis"><text:span text:style-name="T185">melodies and wafting fragrances of the outdoors. I'll undoubtedly be mocked, but secretly these are things we all love and find gladness and joy in.</text:span></text:span></text:p>
        <text:h text:style-name="Heading_20_3" text:outline-level="3"><text:bookmark-start text:name="__RefHeading__26414_1156766710"/><text:span text:style-name="Strong_20_Emphasis"><text:span text:style-name="T767">The Final Nails</text:span></text:span><text:bookmark-end text:name="__RefHeading__26414_1156766710"/></text:h>
        <text:p text:style-name="Text_20_body"><draw:frame draw:style-name="fr3" draw:name="Frame47" text:anchor-type="paragraph" svg:x="6.415cm" svg:y="3.925cm" svg:width="5.625cm" draw:z-index="439"><draw:text-box fo:min-height="3.007cm"><text:p text:style-name="P27"><text:span text:style-name="Strong_20_Emphasis"><text:span text:style-name="T185">“As long as the general population is passive, apathetic, diverted to consumerism or hatred of the vulnerable, then the powerful can do as they please. And those who survive will be left to contemplate the outcome.” - Noam Chomsky</text:span></text:span></text:p></draw:text-box></draw:frame><text:span text:style-name="Strong_20_Emphasis"><text:span text:style-name="T185">Call me paranoid again, (seriously, see if I care), but I think there has been a long term plan that was set in motion many, many moons ago, such a long, long time back, way back in the days when the grass was still green and the pond was still wet, and the clouds were still clean, that fictitious time before the Once-ler man arrived on the scene</text:span></text:span><text:span text:style-name="Strong_20_Emphasis"><text:span text:style-name="T185"><text:note text:id="ftn190" text:note-class="endnote"><text:note-citation>191</text:note-citation><text:note-body><text:p text:style-name="P608"><text:span text:style-name="T1089">Dr Seuss, “The Lorax”, <text:s/></text:span><text:span text:style-name="T33">Intergenerational Service</text:span><text:span text:style-name="T1089">, <text:s/>April 21, 2002, </text:span><text:a xlink:type="simple" xlink:href="http://www.uuintergenerational.org/lorax.htm" text:style-name="Internet_20_link" text:visited-style-name="Visited_20_Internet_20_Link">http://www.uuintergenerational.org/lorax.htm</text:a> </text:p></text:note-body></text:note></text:span></text:span><text:span text:style-name="Strong_20_Emphasis"><text:span text:style-name="T185">. Skipping forward from the fiction of Dr. Seuss though, and around the turn of the 18</text:span></text:span><text:span text:style-name="Strong_20_Emphasis"><text:span text:style-name="T3">th</text:span></text:span><text:span text:style-name="Strong_20_Emphasis"><text:span text:style-name="T185"> century, that's when the once-ler man's fact based descendants finally really began to get the ball rolling toward the ultimate goal of corporate control over every asset of every lay person's life.</text:span></text:span></text:p>
        <text:p text:style-name="Text_20_body"><draw:frame draw:style-name="fr3" draw:name="Frame474" text:anchor-type="paragraph" svg:x="7.491cm" svg:y="5.465cm" svg:width="4.549cm" draw:z-index="327"><draw:text-box fo:min-height="0.143cm"><text:p text:style-name="P19"><text:span text:style-name="Strong_20_Emphasis"><text:span text:style-name="T123">“That's why they call it the American Dream, because you have to be asleep to believe it.” - George Carlin </text:span></text:span></text:p></draw:text-box></draw:frame><text:span text:style-name="Strong_20_Emphasis"><text:span text:style-name="T185">During the 18</text:span></text:span><text:span text:style-name="Strong_20_Emphasis"><text:span text:style-name="T3">th</text:span></text:span><text:span text:style-name="Strong_20_Emphasis"><text:span text:style-name="T185"> century, the first proper newspapers and </text:span></text:span><text:span text:style-name="Strong_20_Emphasis"><text:span text:style-name="T246">product advertisements</text:span></text:span><text:span text:style-name="Strong_20_Emphasis"><text:span text:style-name="T185"> began being sold en mass, gradually telling us everything we needed to know to begin to</text:span></text:span><text:span text:style-name="Strong_20_Emphasis"><text:span text:style-name="T246">e</text:span></text:span><text:span text:style-name="Strong_20_Emphasis"><text:span text:style-name="T185">ing the line properly. Gears were set in motion, but it took the 1900s before things really started ironing themselves out. Radio was a splendid invention allowing for the first time for spoken propaganda to reach us in the comfort of our own living rooms. Around the same times, children's board games (or bored games as I like to think of them) began being mass produced. Games like monopoly, reflecting the illusory real world set up around us, while simultaneously getting children hooked on the mundane and sweeping us off the streets. </text:span></text:span></text:p>
        <text:p text:style-name="Text_20_body"><text:span text:style-name="Strong_20_Emphasis"><text:span text:style-name="T185">It took the passing of the second world war, for things to finally begin falling into place though. The advent of TV really brought things to fruition, allowing visual, moving advertising to be channelled right into the home. As a direct consequence, the 1950s and 60s saw progressively less people outside of their homes as more and more people found their square eyes glued to the goggle box </text:span></text:span><text:span text:style-name="Strong_20_Emphasis"><text:span text:style-name="T671">(nowadays I believe it would more likely be the Google box!). </text:span></text:span><text:span text:style-name="Strong_20_Emphasis"><text:span text:style-name="T185">Old people </text:span></text:span><text:span text:style-name="Strong_20_Emphasis"><text:span text:style-name="T246">who</text:span></text:span><text:span text:style-name="Strong_20_Emphasis"><text:span text:style-name="T185"> once sat habitually outside their houses, watching the world go by, slowly retreated inside </text:span></text:span><text:soft-page-break/><text:span text:style-name="Strong_20_Emphasis"><text:span text:style-name="T185">to watch the boxing or the latest soap opera far more interesting than their own mundane lives. TV was in many ways the last nail in the coffin. By 1970 all our gold and silver had been pilfered, the moon landings had been faked (just to prove the gullibility of the people - I bet there was more than one shared laugh behind closed doors in cigar fogged rooms about that! - Proved more and more each year by the outstandingly blatant absence of any repeat performance). How can anyone be expected to believe that a 1960</text:span></text:span><text:span text:style-name="Strong_20_Emphasis"><text:span text:style-name="T247">'</text:span></text:span><text:span text:style-name="Strong_20_Emphasis"><text:span text:style-name="T185">s computer, by all accounts billions of times less powerful than the very cheapest of modern day processors, managed somehow to navigate a rocket nearly 400,000 km through space and back?</text:span></text:span></text:p>
        <text:p text:style-name="P481"><draw:frame draw:style-name="fr3" draw:name="Frame50" text:anchor-type="paragraph" svg:x="7.163cm" svg:y="1.524cm" svg:width="4.874cm" draw:z-index="348"><draw:text-box fo:min-height="3.949cm"><text:p text:style-name="P27"><text:span text:style-name="Strong_20_Emphasis"><text:span text:style-name="T185">“if we are "ONE NATION UNDER GOD", why do we have a greed-based economy, a wrath-based military, envy-driven politicians, pride-inspired fashion, lust-fuelled television, and gluttony-based food?” - Unknown</text:span></text:span></text:p></draw:text-box></draw:frame><text:span text:style-name="Strong_20_Emphasis"><text:span text:style-name="T185">The arrival of electronic games and finally the internet were the two fat men that sat on the coffin. How </text:span></text:span><text:span text:style-name="Strong_20_Emphasis"><text:span text:style-name="T465">uncommon</text:span></text:span><text:span text:style-name="Strong_20_Emphasis"><text:span text:style-name="T185"> it has become to see young children playing on their bikes, skipping, playing tag or making themselves tree houses or makeshift dens from scrap metal. Today's kids are stuck inside on facebook, </text:span></text:span><text:span text:style-name="Strong_20_Emphasis"><text:span text:style-name="T247">where </text:span></text:span><text:span text:style-name="Strong_20_Emphasis"><text:span text:style-name="T736">tag</text:span></text:span><text:span text:style-name="Strong_20_Emphasis"><text:span text:style-name="T247"> has taken on a whole new meaning, </text:span></text:span><text:span text:style-name="Strong_20_Emphasis"><text:span text:style-name="T185">or </text:span></text:span><text:span text:style-name="Strong_20_Emphasis"><text:span text:style-name="T247">the</text:span></text:span><text:span text:style-name="Strong_20_Emphasis"><text:span text:style-name="T465">y're</text:span></text:span><text:span text:style-name="Strong_20_Emphasis"><text:span text:style-name="T247"> </text:span></text:span><text:span text:style-name="Strong_20_Emphasis"><text:span text:style-name="T185">on their mobiles, </text:span></text:span><text:span text:style-name="Strong_20_Emphasis"><text:span text:style-name="T465">twits</text:span></text:span><text:span text:style-name="Strong_20_Emphasis"><text:span text:style-name="T185"> twittering </text:span></text:span><text:span text:style-name="Strong_20_Emphasis"><text:span text:style-name="T466">away </text:span></text:span><text:span text:style-name="Strong_20_Emphasis"><text:span text:style-name="T185">at </text:span></text:span><text:span text:style-name="Strong_20_Emphasis"><text:span text:style-name="T466">one</text:span></text:span><text:span text:style-name="Strong_20_Emphasis"><text:span text:style-name="T185"> </text:span></text:span><text:span text:style-name="Strong_20_Emphasis"><text:span text:style-name="T466">an</text:span></text:span><text:span text:style-name="Strong_20_Emphasis"><text:span text:style-name="T185">other.</text:span></text:span></text:p>
        <text:p text:style-name="P481"><text:span text:style-name="Strong_20_Emphasis"><text:span text:style-name="T185">Adult movement has similarly slowed to a halt, our freedom of choice as to where we </text:span></text:span><text:span text:style-name="Strong_20_Emphasis"><text:span text:style-name="T466">are permitted to</text:span></text:span><text:span text:style-name="Strong_20_Emphasis"><text:span text:style-name="T185"> live has become not only greatly restricted, but ever more monitored. Moving from one country to another, once a common practise by any with wanderlust and spirits of adventure that sparked worldly curiosity, </text:span></text:span><text:span text:style-name="Strong_20_Emphasis"><text:span text:style-name="T247">is now largely inhibited</text:span></text:span><text:span text:style-name="Strong_20_Emphasis"><text:span text:style-name="T185">. Travel may </text:span></text:span><text:span text:style-name="Strong_20_Emphasis"><text:span text:style-name="T466">indeed </text:span></text:span><text:span text:style-name="Strong_20_Emphasis"><text:span text:style-name="T185">be </text:span></text:span><text:span text:style-name="Strong_20_Emphasis"><text:span text:style-name="T466">far </text:span></text:span><text:span text:style-name="Strong_20_Emphasis"><text:span text:style-name="T185">easier with more infrastructure and global transport </text:span></text:span><text:span text:style-name="Strong_20_Emphasis"><text:span text:style-name="T466">and far more people criss-crossing the globe than ever before,</text:span></text:span><text:span text:style-name="Strong_20_Emphasis"><text:span text:style-name="T185"> but paperwork is required, </text:span></text:span><text:span text:style-name="Strong_20_Emphasis"><text:span text:style-name="T466">and the accompanying humiliation of passports; lest</text:span></text:span><text:span text:style-name="Strong_20_Emphasis"><text:span text:style-name="T185"> we forget who we are and where we belong too. </text:span></text:span><text:span text:style-name="Strong_20_Emphasis"><text:span text:style-name="T466">Relocating abroad or overseas </text:span></text:span><text:span text:style-name="Strong_20_Emphasis"><text:span text:style-name="T185">is an entirely different story </text:span></text:span><text:span text:style-name="Strong_20_Emphasis"><text:span text:style-name="T466">to 200 years ago</text:span></text:span><text:span text:style-name="Strong_20_Emphasis"><text:span text:style-name="T185">. No longer can we freely exercise our birthrights to wander and live wherever we feel to, </text:span></text:span><text:span text:style-name="Strong_20_Emphasis"><text:span text:style-name="T466">at least not without the rigorous paperwork and subservience to bureaucracy</text:span></text:span><text:span text:style-name="Strong_20_Emphasis"><text:span text:style-name="T185">. </text:span></text:span><text:span text:style-name="Strong_20_Emphasis"><text:span text:style-name="T466">More likely we are encouraged to return </text:span></text:span><text:span text:style-name="Strong_20_Emphasis"><text:span text:style-name="T185">to our homelands and be proper little citizens. Even within our own country we must live in designated areas, and cannot even build without first handing over money for approval that is never guaranteed.</text:span></text:span></text:p>
        <text:p text:style-name="Text_20_body"><draw:frame draw:style-name="fr3" draw:name="Frame301" text:anchor-type="paragraph" svg:x="6.922cm" svg:y="3.461cm" svg:width="5.119cm" draw:z-index="349"><draw:text-box fo:min-height="2.727cm"><text:p text:style-name="P27"><text:span text:style-name="Strong_20_Emphasis"><text:span text:style-name="T185">“The system allows no one to gain a strong position of influence unless they are clearly corruptible and capable of following orders.” - Author</text:span></text:span></text:p></draw:text-box></draw:frame><text:span text:style-name="Strong_20_Emphasis"><text:span text:style-name="T185">With the advent of plastic, bringing so much convenience and </text:span></text:span><text:soft-page-break/><text:span text:style-name="Strong_20_Emphasis"><text:span text:style-name="T185">disposability to the world, trades and skills are lost or dying, few are the tradesmen able to carve and fashion wood into furnitures, </text:span></text:span><text:span text:style-name="Strong_20_Emphasis"><text:span text:style-name="T466">barrels,</text:span></text:span><text:span text:style-name="Strong_20_Emphasis"><text:span text:style-name="T185"> useful boxes and shelves, dying are the handicraft skills, the real art with function as well as esoteric beauty. The factories have taken over, and instead of more skill and creativity, this world </text:span></text:span><text:span text:style-name="Strong_20_Emphasis"><text:span text:style-name="T466">sadly </text:span></text:span><text:span text:style-name="Strong_20_Emphasis"><text:span text:style-name="T185">creates more drones and ever more dulled unhappiness. This in turn, has made us more reliable on the system in place, and </text:span></text:span><text:span text:style-name="Strong_20_Emphasis"><text:span text:style-name="T247">often </text:span></text:span><text:span text:style-name="Strong_20_Emphasis"><text:span text:style-name="T185">even </text:span></text:span><text:span text:style-name="Strong_20_Emphasis"><text:span text:style-name="T247">somewhat </text:span></text:span><text:span text:style-name="Strong_20_Emphasis"><text:span text:style-name="T185">fearful of its collapse.</text:span></text:span></text:p>
        <text:p text:style-name="Text_20_body"><draw:frame draw:style-name="fr3" draw:name="Frame289" text:anchor-type="paragraph" svg:x="8.163cm" svg:y="2.436cm" svg:width="3.877cm" draw:z-index="114"><draw:text-box fo:min-height="1.912cm"><text:p text:style-name="P27"><text:span text:style-name="Strong_20_Emphasis"><text:span text:style-name="T185">“All great truths begin as blasphemies.” - George Bernard Shaw</text:span></text:span></text:p></draw:text-box></draw:frame><text:span text:style-name="Strong_20_Emphasis"><text:span text:style-name="T185">I almost forgot also to mention the mind numbing and life shortening drugs, that were so cleverly marketed at us, the alcohol and cancer sticks, and post second world war fast food chains that are now common fixtures in virtually every town and village. Simultaneously, herbs with a clear potential to expand one's mind and help people understand the madness we live in</text:span></text:span><text:span text:style-name="Strong_20_Emphasis"><text:span text:style-name="T185"><text:note text:id="ftn191" text:note-class="endnote"><text:note-citation>192</text:note-citation><text:note-body><text:p text:style-name="P608"><text:span text:style-name="T1089">M Caulfield, “Exposing The Healing Powers of Hallucinogens”, </text:span><text:span text:style-name="T33">Exposing the Truth</text:span><text:span text:style-name="T1089">, June 9, 2014, </text:span><text:a xlink:type="simple" xlink:href="http://www.exposingtruth.com/exposing-healing-powers-hallucinogens/" text:style-name="Internet_20_link" text:visited-style-name="Visited_20_Internet_20_Link">http://www.exposingtruth.com/exposing-healing-powers-</text:a><text:a xlink:type="simple" xlink:href="http://www.exposingtruth.com/exposing-healing-powers-hallucinogens/" text:style-name="Internet_20_link" text:visited-style-name="Visited_20_Internet_20_Link">hallucinogens/</text:a> </text:p></text:note-body></text:note></text:span></text:span><text:span text:style-name="Strong_20_Emphasis"><text:span text:style-name="T185">, </text:span></text:span><text:span text:style-name="Strong_20_Emphasis"><text:span text:style-name="T247">have been</text:span></text:span><text:span text:style-name="Strong_20_Emphasis"><text:span text:style-name="T185"> suppressed and illegalised, making criminals of the otherwise innocent who dare defy the law and use them, while the real criminals, hiding anonymously behind big business and corporate logos, get off scot-free with their mass environmental destruction and widespread robbery of the masses. And this is a paradigm we should cling too? I seriously think not.</text:span></text:span></text:p>
        <text:h text:style-name="Heading_20_3" text:outline-level="3"><text:bookmark-start text:name="__RefHeading__10152_1661137795"/><text:span text:style-name="Strong_20_Emphasis"><text:span text:style-name="T767">The Police Force</text:span></text:span><text:span text:style-name="Strong_20_Emphasis"><text:span text:style-name="T185"> </text:span></text:span><text:bookmark-end text:name="__RefHeading__10152_1661137795"/></text:h>
        <text:p text:style-name="P480"><draw:frame draw:style-name="fr3" draw:name="Frame1" text:anchor-type="paragraph" svg:x="7.527cm" svg:y="3.221cm" svg:width="4.514cm" draw:z-index="493"><draw:text-box fo:min-height="2.425cm"><text:p text:style-name="P27"><text:span text:style-name="Strong_20_Emphasis"><text:span text:style-name="T185">“Anyone who has the power to make you believe absurdities, has the power to make you commit injustices.” - Voltaire.</text:span></text:span></text:p></draw:text-box></draw:frame><text:span text:style-name="Strong_20_Emphasis"><text:span text:style-name="T185">The word “force” says it all really, </text:span></text:span><text:span text:style-name="Strong_20_Emphasis"><text:span text:style-name="T479">as an institution its purpose is to </text:span></text:span><text:span text:style-name="Strong_20_Emphasis"><text:span text:style-name="T185">forc</text:span></text:span><text:span text:style-name="Strong_20_Emphasis"><text:span text:style-name="T479">e</text:span></text:span><text:span text:style-name="Strong_20_Emphasis"><text:span text:style-name="T185"> others to comply </text:span></text:span><text:span text:style-name="Strong_20_Emphasis"><text:span text:style-name="T480">with </text:span></text:span><text:span text:style-name="Strong_20_Emphasis"><text:span text:style-name="T479">and</text:span></text:span><text:span text:style-name="Strong_20_Emphasis"><text:span text:style-name="T185"> obey </text:span></text:span><text:span text:style-name="Strong_20_Emphasis"><text:span text:style-name="T479">the rules of sillyvisation</text:span></text:span><text:span text:style-name="Strong_20_Emphasis"><text:span text:style-name="T185">. This is the role of the bully. </text:span></text:span><text:span text:style-name="Strong_20_Emphasis"><text:span text:style-name="T481">In my opinion any system which requires such a force must surely be flawed, n</text:span></text:span><text:span text:style-name="Strong_20_Emphasis"><text:span text:style-name="T479">o one should need another to tell them how to behave, or </text:span></text:span><text:span text:style-name="Strong_20_Emphasis"><text:span text:style-name="T480">to </text:span></text:span><text:span text:style-name="Strong_20_Emphasis"><text:span text:style-name="T479">punish them </text:span></text:span><text:span text:style-name="Strong_20_Emphasis"><text:span text:style-name="T485">should they fail</text:span></text:span><text:span text:style-name="Strong_20_Emphasis"><text:span text:style-name="T479">. </text:span></text:span><text:span text:style-name="Strong_20_Emphasis"><text:span text:style-name="T185">Sure there are apparent valid reasons for having such a force, everything big-brother does always has some kind of seemingly valid reason behind it, but the protection racket is really just a guise, a money laundering scam! (ha!).</text:span></text:span></text:p>
        <text:p text:style-name="P480"><text:span text:style-name="Strong_20_Emphasis"><text:span text:style-name="T481">Seriously though, (as if I wasn't trying to be previously!)</text:span></text:span><text:span text:style-name="Strong_20_Emphasis"><text:span text:style-name="T185"> </text:span></text:span><text:span text:style-name="Strong_20_Emphasis"><text:span text:style-name="T481">I believe t</text:span></text:span><text:span text:style-name="Strong_20_Emphasis"><text:span text:style-name="T185">he </text:span></text:span><text:span text:style-name="Strong_20_Emphasis"><text:span text:style-name="T481">real reason for the existence of the police, is </text:span></text:span><text:span text:style-name="Strong_20_Emphasis"><text:span text:style-name="T185">to </text:span></text:span><text:span text:style-name="Strong_20_Emphasis"><text:span text:style-name="T481">prevent</text:span></text:span><text:span text:style-name="Strong_20_Emphasis"><text:span text:style-name="T185"> us </text:span></text:span><text:span text:style-name="Strong_20_Emphasis"><text:span text:style-name="T481">from becoming too</text:span></text:span><text:span text:style-name="Strong_20_Emphasis"><text:span text:style-name="T185"> rowdy and </text:span></text:span><text:span text:style-name="Strong_20_Emphasis"><text:span text:style-name="T481">to keep us subservient under the ever </text:span></text:span><text:span text:style-name="Strong_20_Emphasis"><text:span text:style-name="T185">watchful eyes of big brother. </text:span></text:span><text:span text:style-name="Strong_20_Emphasis"><text:span text:style-name="T481">Their role within the system is to k</text:span></text:span><text:span text:style-name="Strong_20_Emphasis"><text:span text:style-name="T185">eep detailed records of everyone, and </text:span></text:span><text:span text:style-name="Strong_20_Emphasis"><text:span text:style-name="T481">ensure</text:span></text:span><text:span text:style-name="Strong_20_Emphasis"><text:span text:style-name="T185"> easy access to </text:span></text:span><text:span text:style-name="Strong_20_Emphasis"><text:span text:style-name="T481">the individuals</text:span></text:span><text:span text:style-name="Strong_20_Emphasis"><text:span text:style-name="T185"> personal dealings, </text:span></text:span><text:soft-page-break/><text:span text:style-name="Strong_20_Emphasis"><text:span text:style-name="T482">phone records, </text:span></text:span><text:span text:style-name="Strong_20_Emphasis"><text:span text:style-name="T481">political </text:span></text:span><text:span text:style-name="Strong_20_Emphasis"><text:span text:style-name="T482">and religious </text:span></text:span><text:span text:style-name="Strong_20_Emphasis"><text:span text:style-name="T481">affiliations, financial </text:span></text:span><text:span text:style-name="Strong_20_Emphasis"><text:span text:style-name="T482">standing and transactions</text:span></text:span><text:span text:style-name="Strong_20_Emphasis"><text:span text:style-name="T481">,</text:span></text:span><text:span text:style-name="Strong_20_Emphasis"><text:span text:style-name="T185"> medical records </text:span></text:span><text:span text:style-name="Strong_20_Emphasis"><text:span text:style-name="T481">with</text:span></text:span><text:span text:style-name="Strong_20_Emphasis"><text:span text:style-name="T185"> knowledge of every prescription drug </text:span></text:span><text:span text:style-name="Strong_20_Emphasis"><text:span text:style-name="T481">taken</text:span></text:span><text:span text:style-name="Strong_20_Emphasis"><text:span text:style-name="T185">, </text:span></text:span><text:span text:style-name="Strong_20_Emphasis"><text:span text:style-name="T481">cataloguing finger prints and DNA, maintaining constant surveillance and random ID checks.</text:span></text:span><text:span text:style-name="Strong_20_Emphasis"><text:span text:style-name="T185"> </text:span></text:span><text:span text:style-name="Strong_20_Emphasis"><text:span text:style-name="T481">All of which are clearly invasions of privacy, </text:span></text:span><text:span text:style-name="Strong_20_Emphasis"><text:span text:style-name="T485">though I recognise most people don't actually see clearly!</text:span></text:span></text:p>
        <text:p text:style-name="P480"><draw:frame draw:style-name="fr3" draw:name="Frame193" text:anchor-type="paragraph" svg:x="6.567cm" svg:y="2.457cm" svg:width="5.473cm" draw:z-index="279"><draw:text-box fo:min-height="1.804cm"><text:p text:style-name="P27"><text:span text:style-name="Strong_20_Emphasis"><text:span text:style-name="T185">“The religion of the future will be cosmic religion, it will transform personal God and avoid dogma and theology.” - Albert Einstein</text:span></text:span></text:p></draw:text-box></draw:frame><text:span text:style-name="Strong_20_Emphasis"><text:span text:style-name="T501">If this pattern continues, then a</text:span></text:span><text:span text:style-name="Strong_20_Emphasis"><text:span text:style-name="T185">s computers become more powerful and data storage ever cheaper, the watchful eyes of big brother will likely only increase, probably until such stage that everyone is fingerprinted at schools, and microchips are inserted at birth (quite </text:span></text:span><text:span text:style-name="Strong_20_Emphasis"><text:span text:style-name="T486">feasibly</text:span></text:span><text:span text:style-name="Strong_20_Emphasis"><text:span text:style-name="T185"> surreptitiously through enforced vaccines), such that our every movement </text:span></text:span><text:span text:style-name="Strong_20_Emphasis"><text:span text:style-name="T486">may</text:span></text:span><text:span text:style-name="Strong_20_Emphasis"><text:span text:style-name="T185"> be monitored and recorded. </text:span></text:span><text:span text:style-name="Strong_20_Emphasis"><text:span text:style-name="T481">This at least appears to be the direction things are heading in. </text:span></text:span></text:p>
        <text:p text:style-name="P480"><draw:frame draw:style-name="fr3" draw:name="Frame194" text:anchor-type="paragraph" svg:x="7.544cm" svg:y="3.969cm" svg:width="4.496cm" draw:z-index="45"><draw:text-box fo:min-height="4.357cm"><text:p text:style-name="P28"><text:span text:style-name="Strong_20_Emphasis"><text:span text:style-name="T185">My church has no doors</text:span></text:span></text:p><text:p text:style-name="P28"><text:span text:style-name="Strong_20_Emphasis"><text:span text:style-name="T185">my church has no steeple</text:span></text:span></text:p><text:p text:style-name="P28"><text:span text:style-name="Strong_20_Emphasis"><text:span text:style-name="T185">her arms always open</text:span></text:span></text:p><text:p text:style-name="P28"><text:span text:style-name="Strong_20_Emphasis"><text:span text:style-name="T185">no judgemental people</text:span></text:span></text:p><text:p text:style-name="P28"><text:span text:style-name="Strong_20_Emphasis"><text:span text:style-name="T185">she's always been there</text:span></text:span></text:p><text:p text:style-name="P28"><text:span text:style-name="Strong_20_Emphasis"><text:span text:style-name="T185">from the day of our birth</text:span></text:span></text:p><text:p text:style-name="P28"><text:span text:style-name="Strong_20_Emphasis"><text:span text:style-name="T185">trust in her Love</text:span></text:span></text:p><text:p text:style-name="P28"><text:span text:style-name="Strong_20_Emphasis"><text:span text:style-name="T185">Sacred Mother Earth</text:span></text:span></text:p><text:p text:style-name="P28"><text:span text:style-name="Strong_20_Emphasis"><text:span text:style-name="T185">- Gwendalynn Fuchs</text:span></text:span></text:p></draw:text-box></draw:frame><text:span text:style-name="Strong_20_Emphasis"><text:span text:style-name="T502">Assuming one has a mobile phone, i</text:span></text:span><text:span text:style-name="Strong_20_Emphasis"><text:span text:style-name="T482">t is already possible to monitor one's position </text:span></text:span><text:span text:style-name="Strong_20_Emphasis"><text:span text:style-name="T185">based on </text:span></text:span><text:span text:style-name="Strong_20_Emphasis"><text:span text:style-name="T502">its</text:span></text:span><text:span text:style-name="Strong_20_Emphasis"><text:span text:style-name="T185"> inbuilt GPS</text:span></text:span><text:span text:style-name="Strong_20_Emphasis"><text:span text:style-name="T185"><text:note text:id="ftn192" text:note-class="endnote"><text:note-citation>193</text:note-citation><text:note-body><text:p text:style-name="P608"><text:span text:style-name="T1089">Aaron Jackson, “How Can Your Phone Be Tracked?”, </text:span><text:span text:style-name="T33">Exposing the Truth</text:span><text:span text:style-name="T1089">, July 28, 2013, </text:span><text:a xlink:type="simple" xlink:href="http://www.exposingtruth.com/how-can-your-phone-be-tracked/" text:style-name="Internet_20_link" text:visited-style-name="Visited_20_Internet_20_Link">http://www.exposingtruth.com/how-can-your-phone-be-tracked/</text:a> </text:p></text:note-body></text:note></text:span></text:span><text:span text:style-name="Strong_20_Emphasis"><text:span text:style-name="T185">, and it's likely only a matter of time, if it isn't already implemented, before detailed records are kept indefinitely of </text:span></text:span><text:span text:style-name="Strong_20_Emphasis"><text:span text:style-name="T503">the exact movement of each phone.</text:span></text:span><text:span text:style-name="Strong_20_Emphasis"><text:span text:style-name="T185"> Even th</text:span></text:span><text:span text:style-name="Strong_20_Emphasis"><text:span text:style-name="T486">ose</text:span></text:span><text:span text:style-name="Strong_20_Emphasis"><text:span text:style-name="T185"> innocent little web-cam</text:span></text:span><text:span text:style-name="Strong_20_Emphasis"><text:span text:style-name="T486">s</text:span></text:span><text:span text:style-name="Strong_20_Emphasis"><text:span text:style-name="T185"> and microphone</text:span></text:span><text:span text:style-name="Strong_20_Emphasis"><text:span text:style-name="T486">s</text:span></text:span><text:span text:style-name="Strong_20_Emphasis"><text:span text:style-name="T185"> </text:span></text:span><text:span text:style-name="Strong_20_Emphasis"><text:span text:style-name="T482">routinely </text:span></text:span><text:span text:style-name="Strong_20_Emphasis"><text:span text:style-name="T185">attached t</text:span></text:span><text:span text:style-name="Strong_20_Emphasis"><text:span text:style-name="T482">o</text:span></text:span><text:span text:style-name="Strong_20_Emphasis"><text:span text:style-name="T185"> computer</text:span></text:span><text:span text:style-name="Strong_20_Emphasis"><text:span text:style-name="T482">s</text:span></text:span><text:span text:style-name="Strong_20_Emphasis"><text:span text:style-name="T185">, laptop</text:span></text:span><text:span text:style-name="Strong_20_Emphasis"><text:span text:style-name="T482">s</text:span></text:span><text:span text:style-name="Strong_20_Emphasis"><text:span text:style-name="T185"> or mobile device</text:span></text:span><text:span text:style-name="Strong_20_Emphasis"><text:span text:style-name="T482">s</text:span></text:span><text:span text:style-name="Strong_20_Emphasis"><text:span text:style-name="T185"> can likely be accessed surreptitiously</text:span></text:span><text:span text:style-name="Strong_20_Emphasis"><text:span text:style-name="T185"><text:note text:id="ftn193" text:note-class="endnote"><text:note-citation>194</text:note-citation><text:note-body><text:p text:style-name="P608"><text:span text:style-name="T1089">M Caulfield, “Hacked Webcams, and the Rise of Cyber-Terrorism”, </text:span><text:span text:style-name="T33">Exposing the Truth</text:span><text:span text:style-name="T1089">, December 10, 2013, </text:span><text:a xlink:type="simple" xlink:href="http://www.exposingtruth.com/hacking-webcams/" text:style-name="Internet_20_link" text:visited-style-name="Visited_20_Internet_20_Link">http://www.exposingtruth.com/hacking-webcams/</text:a> </text:p></text:note-body></text:note></text:span></text:span><text:span text:style-name="Strong_20_Emphasis"><text:span text:style-name="T185">. But hey, if </text:span></text:span><text:span text:style-name="Strong_20_Emphasis"><text:span text:style-name="T503">one isn't </text:span></text:span><text:span text:style-name="Strong_20_Emphasis"><text:span text:style-name="T185">doing anything wrong, then this shouldn't be a problem, should it? </text:span></text:span></text:p>
        <text:p text:style-name="Text_20_body"><text:span text:style-name="Strong_20_Emphasis"><text:span text:style-name="T185">Yes, the police are basically the king's foot soldiers, making sure all his plebeian commoners remain loyal and good little obedient citizens, by flashing fines for </text:span></text:span><text:span text:style-name="Strong_20_Emphasis"><text:span text:style-name="T503">often </text:span></text:span><text:span text:style-name="Strong_20_Emphasis"><text:span text:style-name="T185">minor transgression</text:span></text:span><text:span text:style-name="Strong_20_Emphasis"><text:span text:style-name="T503">s</text:span></text:span><text:span text:style-name="Strong_20_Emphasis"><text:span text:style-name="T185">, and threatening incarceration for those </text:span></text:span><text:span text:style-name="Strong_20_Emphasis"><text:span text:style-name="T247">who</text:span></text:span><text:span text:style-name="Strong_20_Emphasis"><text:span text:style-name="T185"> otherwise might incite rebellion. While those who are above the law (and don't for a moment believe there are not such people), get away with bloody murder on so many different levels with their systematic destruction and exploitation of the planet and all its inhabitants. This is not, I repeat, NOT, make believe. The people, the animals, the plants, the planet, none of us are here for someone else to profit from. That is truth.</text:span></text:span></text:p>
        <text:p text:style-name="P533"><draw:frame draw:style-name="fr3" draw:name="Frame17" text:anchor-type="paragraph" svg:x="6.241cm" svg:y="2.575cm" svg:width="5.8cm" draw:z-index="298"><draw:text-box fo:min-height="5.579cm"><text:p text:style-name="P50"><text:span text:style-name="Strong_20_Emphasis"><text:span text:style-name="T372">“Who looked upon the creation with the eyes of one who could recognize in it the marvellous work of the hand of god. His solicitous care, not only towards men but also towards animals.. we too are called to a similar attitude.. it is necessary and urgent that with the example of the poor man of Assisi, one decides to abandon inadvisable forms of domination, the locking up of all creatures.” - Pope John Paul II</text:span></text:span></text:p></draw:text-box></draw:frame><text:soft-page-break/>Mullah Nasruddin was drunk at a football match, and making a big nuisance of himself. Fellow spectators threatened to call the police if he didn't sit down and shut up. At that he shouted, “show me a policeman, and I will show you a n<text:span text:style-name="T1497">incompoop</text:span>.” The words were no sooner spoken when a <text:span text:style-name="T1436">burly</text:span> six-foot policeman arrived on the scene declaring loudly: "I am a policeman.” “Wonderful!” said Nasrud<text:span text:style-name="T1436">d</text:span>in. “And I am a <text:span text:style-name="T1497">nincompoop</text:span>!”</text:p>
        <text:h text:style-name="Heading_20_3" text:outline-level="3"><text:bookmark-start text:name="__RefHeading__26511_1156766710"/><text:span text:style-name="Strong_20_Emphasis"><text:span text:style-name="T767">Religion</text:span></text:span><text:bookmark-end text:name="__RefHeading__26511_1156766710"/></text:h>
        <text:p text:style-name="Text_20_body"><draw:frame draw:style-name="fr3" draw:name="Frame10" text:anchor-type="paragraph" svg:x="8.082cm" svg:y="7.966cm" svg:width="3.958cm" draw:z-index="52"><draw:text-box fo:min-height="2.457cm"><text:p text:style-name="P27"><text:span text:style-name="Strong_20_Emphasis"><text:span text:style-name="T185">“I go to nature to be soothed and healed, and to have my senses put in tune once more” - John Burroughs</text:span></text:span></text:p></draw:text-box></draw:frame><text:span text:style-name="Strong_20_Emphasis"><text:span text:style-name="T185">Corporations, having little to no moral guideline, have somewhat of an excuse for their excessiveness and greed, but for a religious movement, purportedly bent on saving the souls of its minions, material greed and lavish sumptuousness really have no excuse. While the pope sits on a gold mine, tens of thousands starve to death daily. If such leaders were truly spiritual, they would take a tip from the Uruguayan president, José Mujica</text:span></text:span><text:span text:style-name="Strong_20_Emphasis"><text:span text:style-name="T185"><text:note text:id="ftn194" text:note-class="endnote"><text:note-citation>195</text:note-citation><text:note-body><text:p text:style-name="P609"><text:span text:style-name="T1090">Vladimir Hernandez, “José Mujica: the world's poorest president”, </text:span><text:span text:style-name="T34">BBC News</text:span><text:span text:style-name="T1090">, November 15, 2012, </text:span><text:a xlink:type="simple" xlink:href="http://www.bbc.com/news/magazine-20243493" text:style-name="Internet_20_link" text:visited-style-name="Visited_20_Internet_20_Link">http://www.bbc.com/news/magazine-20243493</text:a> </text:p></text:note-body></text:note></text:span></text:span><text:span text:style-name="Strong_20_Emphasis"><text:span text:style-name="T185">, and distribute their wealth to those who could truly stand to benefit from it. Look at it from this angle, if Jesus, by all accounts a humble, simple man, suddenly reappeared on the scene, and was given a guided tour of the Vatican, what do you think his opinion of it would be? Do you think he'd be impressed? Do you think he'd be “wowed” into silent awe? Do you think he would be dazzled by all the pomp and ritual behind his very personhood? Do you think all those bloody, Christian crusades bore any resemblance to the genuine desires of Jesus and/or God?</text:span></text:span></text:p>
        <text:p text:style-name="P482"><text:span text:style-name="Strong_20_Emphasis"><text:span text:style-name="T185">Back in his day, he himself spoke out against the church, the money lenders and the state, exposing their blasphemy, and sacrilegious righteousness. Do you think any of these have somehow improved since then? If anything they have surely become more corrupt, more dishonest, more powerful and consequently far more wealthy than they ever were back in his day. Jesus was rightly never impressed nor interested in the law</text:span></text:span><text:span text:style-name="Strong_20_Emphasis"><text:span text:style-name="T672">s</text:span></text:span><text:span text:style-name="Strong_20_Emphasis"><text:span text:style-name="T185"> of man, he bowed to higher laws, universally divine laws. If you want to lead a spiritual life, forget </text:span></text:span><text:soft-page-break/><text:span text:style-name="Strong_20_Emphasis"><text:span text:style-name="T185">the churches, forget the religions, seek solitude in nature as all the true sages have done throughout the ages. </text:span></text:span></text:p>
        <text:p text:style-name="P482"><draw:frame draw:style-name="fr3" draw:name="Frame481" text:anchor-type="paragraph" svg:x="7.44cm" svg:y="1.789cm" svg:width="4.6cm" draw:z-index="288"><draw:text-box fo:min-height="1.96cm"><text:p text:style-name="P27"><text:span text:style-name="Strong_20_Emphasis"><text:span text:style-name="T185">“</text:span></text:span><text:span text:style-name="Strong_20_Emphasis"><text:span text:style-name="T550">Churches were against Jesus's religion, </text:span></text:span><text:span text:style-name="Strong_20_Emphasis"><text:span text:style-name="T551">I think anyone who truly respects his ways will surely accept the profound reasoning for why this was so.</text:span></text:span><text:span text:style-name="Strong_20_Emphasis"><text:span text:style-name="T185">” - Author</text:span></text:span></text:p></draw:text-box></draw:frame><text:span text:style-name="Strong_20_Emphasis"><text:span text:style-name="T503">I suspect t</text:span></text:span><text:span text:style-name="Strong_20_Emphasis"><text:span text:style-name="T185">hey realised that their spirits could never be fully clear while their bodies </text:span></text:span><text:span text:style-name="Strong_20_Emphasis"><text:span text:style-name="T503">and minds </text:span></text:span><text:span text:style-name="Strong_20_Emphasis"><text:span text:style-name="T185">were weighed down </text:span></text:span><text:span text:style-name="Strong_20_Emphasis"><text:span text:style-name="T503">by negative patterns imposed and encouraged by society, which is no doubt why they frequently chose to seek out nature spots, to f</text:span></text:span><text:span text:style-name="Strong_20_Emphasis"><text:span text:style-name="T185">ast, cleanse </text:span></text:span><text:span text:style-name="Strong_20_Emphasis"><text:span text:style-name="T503">a</text:span></text:span><text:span text:style-name="Strong_20_Emphasis"><text:span text:style-name="T707">n</text:span></text:span><text:span text:style-name="Strong_20_Emphasis"><text:span text:style-name="T503">d purify their</text:span></text:span><text:span text:style-name="Strong_20_Emphasis"><text:span text:style-name="T185"> mind</text:span></text:span><text:span text:style-name="Strong_20_Emphasis"><text:span text:style-name="T503">s</text:span></text:span><text:span text:style-name="Strong_20_Emphasis"><text:span text:style-name="T185"> through communion with nature and the divine.</text:span></text:span></text:p>
        <text:p text:style-name="P482"><text:span text:style-name="Strong_20_Emphasis"><text:span text:style-name="T503">It's difficult to </text:span></text:span><text:span text:style-name="Strong_20_Emphasis"><text:span text:style-name="T185">hear </text:span></text:span><text:span text:style-name="Strong_20_Emphasis"><text:span text:style-name="T729">her</text:span></text:span><text:span text:style-name="Strong_20_Emphasis"><text:span text:style-name="T185"> voice if you are stuck in a crowd of others all pretending to hear </text:span></text:span><text:span text:style-name="Strong_20_Emphasis"><text:span text:style-name="T729">his</text:span></text:span><text:span text:style-name="Strong_20_Emphasis"><text:span text:style-name="T185">. For the God of religion is a warmongering, jealous, vengeful God full of wrath, conflict and fury and not one any of us should ever be pledging allegiance to. The God of spirituality on the other hand, is a God of love and forgiveness and oneness, a oneness that we are ultimately all a part of, not apart from as is the accepted religious norm. </text:span></text:span></text:p>
        <text:p text:style-name="Text_20_body"><draw:frame draw:style-name="fr3" draw:name="Frame453" text:anchor-type="paragraph" svg:x="8.23cm" svg:y="5.096cm" svg:width="3.799cm" draw:z-index="249"><draw:text-box fo:min-height="3.134cm"><text:p text:style-name="P48"><text:span text:style-name="Strong_20_Emphasis"><text:span text:style-name="T369">“To be non-violent to human beings and to be a killer or enemy of the poor animals is Satan’s philosophy.” - Srimad-Bhagavatam</text:span></text:span></text:p></draw:text-box></draw:frame><text:span text:style-name="Strong_20_Emphasis"><text:span text:style-name="T185">I seriously doubt that Jesus would ever have wanted for us to bow down and worship him. Follow him yes, learn from his ways and teachings, yes, seek to bring our behaviour more in line with Divine harmony, yes, but blindly worship, that, I'm sure was the last thing on his mind. He </text:span></text:span><text:span text:style-name="Strong_20_Emphasis"><text:span text:style-name="T504">surely</text:span></text:span><text:span text:style-name="Strong_20_Emphasis"><text:span text:style-name="T185"> wanted for us to understand love and kindness </text:span></text:span><text:span text:style-name="Strong_20_Emphasis"><text:span text:style-name="T504">though</text:span></text:span><text:span text:style-name="Strong_20_Emphasis"><text:span text:style-name="T185">, to recognise depravity and corruption, and to have the guts to stand up to it and shame where shame is due. </text:span></text:span><text:span text:style-name="Strong_20_Emphasis"><text:span text:style-name="T372">H</text:span></text:span><text:span text:style-name="Strong_20_Emphasis"><text:span text:style-name="T185">is teachings are just as relevant today as they were 2000 years ago, but his teachings lie mostly unrecognised and unheeded, while hierarchy and ritual prevail, focusing on </text:span></text:span><text:span text:style-name="Strong_20_Emphasis"><text:span text:style-name="T504">stories of the man and the church</text:span></text:span><text:span text:style-name="Strong_20_Emphasis"><text:span text:style-name="T683">'</text:span></text:span><text:span text:style-name="Strong_20_Emphasis"><text:span text:style-name="T504">s interpretations of those stories</text:span></text:span><text:span text:style-name="Strong_20_Emphasis"><text:span text:style-name="T185">, rather than the </text:span></text:span><text:span text:style-name="Strong_20_Emphasis"><text:span text:style-name="T504">genuine</text:span></text:span><text:span text:style-name="Strong_20_Emphasis"><text:span text:style-name="T185"> crux of his message: Be good, </text:span></text:span><text:span text:style-name="Strong_20_Emphasis"><text:span text:style-name="T504">r</text:span></text:span><text:span text:style-name="Strong_20_Emphasis"><text:span text:style-name="T185">ecognise wrong from right, </text:span></text:span><text:span text:style-name="Strong_20_Emphasis"><text:span text:style-name="T504">o</text:span></text:span><text:span text:style-name="Strong_20_Emphasis"><text:span text:style-name="T185">bey the golden rule, </text:span></text:span><text:span text:style-name="Strong_20_Emphasis"><text:span text:style-name="T504">d</text:span></text:span><text:span text:style-name="Strong_20_Emphasis"><text:span text:style-name="T185">on't let yourself remain seduced by the dark side. </text:span></text:span></text:p>
        <text:p text:style-name="Text_20_body"><text:span text:style-name="Strong_20_Emphasis"><text:span text:style-name="T185">Instead of truly embracing his words and lessons, belief in th</text:span></text:span><text:span text:style-name="Strong_20_Emphasis"><text:span text:style-name="T504">ose interpretations and in his supposed uniqueness as </text:span></text:span><text:span text:style-name="Strong_20_Emphasis"><text:span text:style-name="T248">the only son of God,</text:span></text:span><text:span text:style-name="Strong_20_Emphasis"><text:span text:style-name="T185"> has been deemed to be far more important than any other supposedly unrelated minor or greater improvement to one's spiritual growth, or positive change to lessen the harm to the world, our brethren beings, mankind and all the environment. Jesus must surely </text:span></text:span><text:soft-page-break/><text:span text:style-name="Strong_20_Emphasis"><text:span text:style-name="T185">still be weeping over the fundamental lacking in spirituality from which humankind still suffers.</text:span></text:span></text:p>
        <text:p text:style-name="Text_20_body"><draw:frame draw:style-name="fr3" draw:name="Frame15" text:anchor-type="paragraph" svg:x="6.765cm" svg:y="1.508cm" svg:width="5.276cm" draw:z-index="350"><draw:text-box fo:min-height="3.542cm"><text:p text:style-name="P50"><text:span text:style-name="Strong_20_Emphasis"><text:span text:style-name="T372">“A good deed done to an animal is as meritorious as a good deed done to a human being, while an act of cruelty to an animal is as bad as an act of cruelty to a human being.” (Hadith Mishkat, book 6, ch. 7, 8:178)</text:span></text:span></text:p></draw:text-box></draw:frame><text:span text:style-name="Strong_20_Emphasis"><text:span text:style-name="T504">I believe the truly Divine wants for us </text:span></text:span><text:span text:style-name="Strong_20_Emphasis"><text:span text:style-name="T185">to be naked, fruitarian hippies that spen</text:span></text:span><text:span text:style-name="Strong_20_Emphasis"><text:span text:style-name="T672">d</text:span></text:span><text:span text:style-name="Strong_20_Emphasis"><text:span text:style-name="T185"> </text:span></text:span><text:span text:style-name="Strong_20_Emphasis"><text:span text:style-name="T672">our</text:span></text:span><text:span text:style-name="Strong_20_Emphasis"><text:span text:style-name="T185"> day</text:span></text:span><text:span text:style-name="Strong_20_Emphasis"><text:span text:style-name="T672">s</text:span></text:span><text:span text:style-name="Strong_20_Emphasis"><text:span text:style-name="T185"> playing in the garden. </text:span></text:span><text:span text:style-name="Strong_20_Emphasis"><text:span text:style-name="T504">This was the underlying message from the beginning of the book of Genesis.</text:span></text:span><text:span text:style-name="Strong_20_Emphasis"><text:span text:style-name="T185"> Don't you think that she would welcome us back with open, love filled embrace, if we could show that we were finally capable of once more behaving ourselves? </text:span></text:span></text:p>
        <text:p text:style-name="P383"><draw:frame draw:style-name="fr3" draw:name="Frame3" text:anchor-type="paragraph" svg:x="8.184cm" svg:y="8.287cm" svg:width="3.856cm" draw:z-index="351"><draw:text-box fo:min-height="3.134cm"><text:p text:style-name="P27"><text:span text:style-name="Strong_20_Emphasis"><text:span text:style-name="T185">“Morality is doing right, no matter what you are told. Religion is doing what you are told, no matter what is right. - H.L. Mencken</text:span></text:span></text:p></draw:text-box></draw:frame>Surrender yourself to the spirit and nature, not through forcing it and shaping it, as is your <text:span text:style-name="T1109">unwitting </text:span>role while being an every day part of the madness of society, but by yielding to it, by humbling yourself to it. Realise your higher powers, your role in the grander scheme of things, and not just as a mindless cog in a system that will only ever abuse and suppress you. If you truly consider Jesus to be your saviour, then seek to emulate him, to be like him as much as you can. Ask yourself what would he do under similar situations. Would he be where you are now? Would he have a fetish for starched, fleckless trousers, creaseless shirts <text:span text:style-name="T1109">and ties roped around his neck</text:span>? Would he give a damn what the neighbours thought of him? What's the point of worshipping someone if you can't at least try and behave a little bit like them? Anything else is surely nothing more than plain idol worshipping! It's an extended way of breaking the commandment: “Thou shalt not make unto thee any graven image, or any likeness of any thing that is in heaven above.”. The one that every church brazenly encourages its congregation to ignore by having them all bow down to the crucifix.</text:p>
        <text:p text:style-name="P530">The son of Mullah Nasruddin asked him, “Papa, if a Muslim becomes a Christian, what would you call him?” The Mullah looked at his son, and replied “Isn't it obvious son, he is clearly a renegade a scoundrel!” The son thought for a while and asked, “Well, If a Christian becomes a Mohammedan, what would you call him then?” “Ha!” Nasruddin replied, “Now there is a man of understanding!”</text:p>
        <text:p text:style-name="P383"><draw:frame draw:style-name="fr3" draw:name="Frame241" text:anchor-type="paragraph" svg:x="7.599cm" svg:y="5.943cm" svg:width="4.441cm" draw:z-index="399"><draw:text-box fo:min-height="2.32cm"><text:p text:style-name="P27"><text:span text:style-name="Strong_20_Emphasis"><text:span text:style-name="T185">“The state doesn't just want you to obey. It wants to make you WANT to obey.” - H.L. Mencken</text:span></text:span></text:p></draw:text-box></draw:frame>Jesus was a vagabond, a trouble maker, a shit-stirrer, a rebel and an <text:soft-page-break/>anarchist. He went around telling people truths they <text:span text:style-name="T1291">had no desire to</text:span> hear. If he were to come back today, do you think the church would even recognise him? Be honest about your answer. I'll tell you mine: <text:span text:style-name="T14">of course not</text:span>, the church doesn't want some rebel pointing out their faults. There is as little, or less, tolerance for rebels now as there was back in his <text:span text:style-name="T1291">day</text:span>. Even if he claimed to be Jesus, especially if he claimed to be Jesus, the church would want nothing to do with him, it wouldn't surprise me if they named him the anti-christ, and society would probably brand him as crazy, unless he gained too much support, (which no doubt he would, though doubtful that many would be from the ranks of church goers), in which case they would soon silence him, lock him up on vagrancy charges or dispose of him silently somehow.</text:p>
        <text:p text:style-name="P402"><draw:frame draw:style-name="fr3" draw:name="Frame19" text:anchor-type="paragraph" svg:x="7.691cm" svg:y="8.899cm" svg:width="4.35cm" draw:z-index="494"><draw:text-box fo:min-height="2.32cm"><text:p text:style-name="P753"><text:span text:style-name="Strong_20_Emphasis"><text:span text:style-name="T711">“Make the lie big, make it simple, keep saying it, and eventually they will believe it.” - Adolf Hitler</text:span></text:span></text:p></draw:text-box></draw:frame>No, I'm not at all trying to compare myself to Jesus. I'm nobody, just some guy with a few simple ideas that I know could have a profound effect on the world if they <text:span text:style-name="T1316">we</text:span>re ever <text:span text:style-name="T1109">to be </text:span>understood and embraced. That bit might be a <text:span text:style-name="T1109">teensy </text:span>bit Jesusy, <text:span text:style-name="T1063">but </text:span>I'm <text:span text:style-name="T1063">otherwise completely aware that </text:span>he was so much braver than I am, and void of any of the silly, petty hangups I clearly still have, and besides, I do lots of things that I am pretty darned sure a truly wizened prophet would do differently, but I am working on those things, and recognise that I can do better. Personally, I don't worship anyone, and find the whole idea of doing so to be denial of one's own true inner <text:span text:style-name="T1291">spiritual nature</text:span>. <text:span text:style-name="T1221">However, having said that, I do think Jesus and I share the same vision, one of resisting temptation, avoiding evil, i.e. obeying the golden rule, being kind and compassionate to all of God's creatures, great and small (nowhere in the Bible does it ever mention Jesus eating any animal products!), and not wilfully harming anyone regardless of the skin, scales, fur, feathers or bark they currently find themselves in, and ultimately making it </text:span><text:span text:style-name="T50">on Earth as it is in Heaven</text:span><text:span text:style-name="T1221">. And it would help us all to realise that much as heaven may indeed hold a place for those who pray, preying will not be tolerated!</text:span></text:p>
        <text:p text:style-name="P457">I try to recognise wisdom when, and where I see it. I don't really care what the source of that wisdom is, and <text:span text:style-name="T1397">I'</text:span>m quite certain that even the most depraved souls have the occasional flash of insight that is worth sharing, so I quote truth where I see it. <text:span text:style-name="T1493">How does that Russian saying go? </text:span><text:span text:style-name="T75">Even a stopped </text:span><text:span text:style-name="T77">clock</text:span><text:span text:style-name="T75"> is right twice a day</text:span><text:span text:style-name="T1493">. </text:span>I even harbour <text:soft-page-break/>no qualms in quoting Hitler, especially when he hits the nail on the head. <text:span text:style-name="T1397">At this point I feel it also worth reminding the reader once more that even some of the wonderful animal rights quotes I include in the small boxes to the right are not all from people I feel total agreement with. I consider many of them to have questionable ethics.</text:span></text:p>
        <text:p text:style-name="P189"><draw:frame draw:style-name="fr3" draw:name="Frame494" text:anchor-type="paragraph" svg:x="7.818cm" svg:y="7.047cm" svg:width="4.223cm" draw:z-index="380"><draw:text-box fo:min-height="1.12cm"><text:p text:style-name="P31"><text:span text:style-name="Strong_20_Emphasis"><text:span text:style-name="T185">“</text:span></text:span><text:span text:style-name="Strong_20_Emphasis"><text:span text:style-name="T642">If God is love, as so many people claim to believe, then any act of violence goes against God's wishes</text:span></text:span><text:span text:style-name="Strong_20_Emphasis"><text:span text:style-name="T185">.” - Author</text:span></text:span></text:p></draw:text-box></draw:frame>I've mentioned previously, that religion is also an addiction, and some may question whether I also believe that this is an addiction which encourages apathy. My answer is yes, without a doubt, cling<text:span text:style-name="T1222">ing</text:span> purely to one religion blind<text:span text:style-name="T1222">s one</text:span> from seeing the truth outside of that religion, <text:span text:style-name="T1291">it makes us pooh-pooh and ridicule other equally plausible (and implausible) believes and dogma, and all those who follow them. It also makes us quick to judge fellow human beings who do not share one's particular belief. R</text:span>eligions are like blinkers on a horse, they don't <text:span text:style-name="T1291">enable us </text:span>see <text:span text:style-name="T1376">the whole clear picture</text:span>, <text:span text:style-name="T1222">we</text:span> are just being told where to look, and chastised if <text:span text:style-name="T1222">we</text:span> look elsewhere. <text:span text:style-name="T1224">I am unveiling simple truths here folk, with no religious affiliation, truths you are unlikely to hear voiced in any mosque or church of any denomination. The message is simple, the more we can behave kindly and compassionately to </text:span><text:span text:style-name="T51">all life</text:span><text:span text:style-name="T1224"> on the planet, respecting their lives as though they were our own, the more peace and harmony we will bring to the table. Surely this must be the will of the Divine?</text:span></text:p>
        <text:p text:style-name="P383">I am also not the least bit concerned about offending anyone through voicing my opinion. Through reverse psychology, I learned at a young age to not give a damn what the neighbours think. One has to ask oneself the question: “Why should anyone be offended by another's voiced or unvoiced opinion?” Being offended by what someone else thinks is just another symptom of the insanity <text:span text:style-name="T1291">from which </text:span>this world suffers. Why should someone's thoughts <text:span text:style-name="T1291">alone, </text:span>be the source of someone else's distress? What have <text:span text:style-name="T1063">we</text:span> learned from life if <text:span text:style-name="T1063">we</text:span> still get wound up by what others think? That would imply that <text:span text:style-name="T1063">we</text:span> require them to think <text:span text:style-name="T1109">as we</text:span><text:span text:style-name="T98"> do. I make no such request. I'm merely asking you to think, not telling you what </text:span><text:span text:style-name="T100">or how </text:span><text:span text:style-name="T98">to think. I happen to believe that being oneself, in a world which constantly tries to make </text:span><text:span text:style-name="T103">us</text:span><text:span text:style-name="T98"> fit in, is a great goal to work toward.</text:span></text:p>
        <text:p text:style-name="P526"><draw:frame draw:style-name="fr3" draw:name="Frame18" text:anchor-type="paragraph" svg:x="8.384cm" svg:y="4.023cm" svg:width="3.657cm" draw:z-index="10"><draw:text-box fo:min-height="1.891cm"><text:p text:style-name="P49"><text:span text:style-name="Strong_20_Emphasis"><text:span text:style-name="T370">“He who slays an ox is as he that slays a man.” - Isaiah 66:3</text:span></text:span></text:p></draw:text-box></draw:frame>Mullah Nasruddin was getting ready to apply for a job at a local department store. A friend told him that it was the policy <text:soft-page-break/>of the store to hire nobody but Catholic Christians, and that if he wanted a job there, he would have to lie about being a Catholic Christian. Nasruddin applied for the job and the personnel man asked him the usual questions. Then he said to the Mullah, “And what church do you belong to?” “I am a Catholic,” said Nasruddin. “And all my family are Catholics. In fact, my father is a priest and my mother is a nun, sir.”</text:p>
        <text:p text:style-name="P385"><draw:frame draw:style-name="fr3" draw:name="Frame38" text:anchor-type="paragraph" svg:x="6.622cm" svg:y="6.472cm" svg:width="5.419cm" draw:z-index="381"><draw:text-box fo:min-height="4.357cm"><text:p text:style-name="P49"><text:span text:style-name="Strong_20_Emphasis"><text:span text:style-name="T370">“We practice </text:span></text:span><text:span text:style-name="Strong_20_Emphasis"><text:span text:style-name="T371">a</text:span></text:span><text:span text:style-name="Strong_20_Emphasis"><text:span text:style-name="T370">bstinence </text:span></text:span><text:span text:style-name="Strong_20_Emphasis"><text:span text:style-name="T371">f</text:span></text:span><text:span text:style-name="Strong_20_Emphasis"><text:span text:style-name="T370">rom the </text:span></text:span><text:span text:style-name="Strong_20_Emphasis"><text:span text:style-name="T371">f</text:span></text:span><text:span text:style-name="Strong_20_Emphasis"><text:span text:style-name="T370">lesh of </text:span></text:span><text:span text:style-name="Strong_20_Emphasis"><text:span text:style-name="T371">a</text:span></text:span><text:span text:style-name="Strong_20_Emphasis"><text:span text:style-name="T370">nimals to subdue our bodies.. The unnatural eating of animal flesh is of demonical origin.. the eating of Flesh is Polluting. (c.347-407ad).” - <text:s text:c="2"/>Saint John Chrysotom, (the most authentic and eloquent Christian Literary Advocate of his time)</text:span></text:span></text:p></draw:text-box></draw:frame>Jesus was someone whose life I openly admire and whose habits and mannerisms are good lessons for us all. He was both a hero, and a role model for us to gain inspiration from, <text:span text:style-name="T1109">t</text:span>o be sure I do not know with complete and utter certainty that he ever really existed. I believe he did, but I'm being honest here, and I am in no more position to speak with certainty than any <text:span text:style-name="T1063">other</text:span>. (Though I'm guessing there will be some readers who might contest that one!). If he did exist, I don't believe he ever killed fish, cursed fig trees, or condemned flocks of innocent swine to their plummeting deaths. I believe he was likely Essene in nature, as were many living in his area at that time, and as such that he sought to do no harm. I believe the bible has been corrupted by the church, <text:span text:style-name="T1451">deliberately </text:span>falsely translated <text:span text:style-name="T1451">in places, </text:span>and edited to suit their needs, such that although there are clearly many pearls of wisdom within it, they are interspersed with falsities and blatant untruths.</text:p>
        <text:p text:style-name="P385">When Jesus declared himself to be <text:span text:style-name="T14">THE</text:span> son of God, I am wondering if the ancient Aramaic language even possessed definite and indefinite grammatical articles<text:note text:id="ftn195" text:note-class="endnote"><text:note-citation>196</text:note-citation><text:note-body><text:p text:style-name="Endnote"><text:span text:style-name="T1090">“Article (Grammar)”, </text:span><text:span text:style-name="T34">Wikipedia</text:span><text:span text:style-name="T1090">, Accessed September 23, 2015, </text:span><text:a xlink:type="simple" xlink:href="http://en.wikipedia.org/wiki/Article_%28grammar%29" text:style-name="Internet_20_link" text:visited-style-name="Visited_20_Internet_20_Link">http://en.wikipedia.org/wiki/Article_%28grammar%29</text:a> </text:p></text:note-body></text:note>? In all likelihood I presume this to be one of those blatant false translations, and that what he truly claimed was to be <text:span text:style-name="T14">A</text:span> son of God. There is a clear distinction in English, the first separates Jesus from the rest of us, putting him on a pedestal, one I am quite certain he never would have wanted to be on. The second on the other hand, empowers us all, for if we are to see things more clearly, we must realise that we are all sons and daughters of the Divine. In fact, a recently discovered 1500 year old bible<text:note text:id="ftn196" text:note-class="endnote"><text:note-citation>197</text:note-citation><text:note-body><text:p text:style-name="P609"><text:span text:style-name="T1090">Jeffrey Pritchett, “1500-year-old Bible confirms that Jesus Christ was not crucified – Vatican in awe”, </text:span><text:span text:style-name="T34">Before it's News</text:span><text:span text:style-name="T1090">, May 4, 2014, </text:span><text:a xlink:type="simple" xlink:href="http://beforeitsnews.com/paranormal/2014/05/1500-year-old-bible-confirms-that-jesus-christ-was-not-crucified-vatican-in-awe-2468314.html" text:style-name="Internet_20_link" text:visited-style-name="Visited_20_Internet_20_Link">http://beforeitsnews.com/paranormal/2014/05/1500-year-old-bible-confirms-that-jesus-christ-was-not-crucified-vatican-in-awe-2468314.html</text:a> </text:p></text:note-body></text:note>, written in Aramaic, the language of Jesus, and containing the Gospel of Barnabas – a disciple of Christ, claims that Jesus was actually a prophet, a wise man able to see the world for what it is, and one that spoke out against injustice and the ineptitude of society. </text:p>
        <text:p text:style-name="P385"><text:soft-page-break/>I believe it is fact that the Vatican sits on many such ancient texts that likely confirm this notion. Texts that will probably never be allowed into the hands of the public. For whatever reasons, this is precisely what happened to many of the dead sea scrolls that were quickly and silently squirrelled away into no doubt well protected vaults shortly after their discovery in the early half of the 1900s. </text:p>
        <text:p text:style-name="P388">If it could ever be proven that Jesus did actually curse fig trees and hunt fish, then this is an even clearer sign that he too, like the rest of us, was just a man, a man trying to do his best, but with his own failings and hangups. I'm not saying I know anything, if you want to keep on believing that he was indifferent to the plight of other animals and ate whatever he was served or caught and butchered, then that is your choice, but does it really ring true with you? <text:span text:style-name="T1538">Can you really imagine the Christ consciousness taking a knife to the throat of a calf?</text:span></text:p>
        <text:p text:style-name="P509"><draw:frame draw:style-name="fr3" draw:name="Frame262" text:anchor-type="paragraph" svg:x="8.534cm" svg:y="1.496cm" svg:width="3.507cm" draw:z-index="104"><draw:text-box fo:min-height="1.977cm"><text:p text:style-name="P27"><text:span text:style-name="Strong_20_Emphasis"><text:span text:style-name="T185">"The first casualty in war is always the truth." - Aeschylus</text:span></text:span></text:p></draw:text-box></draw:frame><text:span text:style-name="T185">If Jesus, a man who spoke out clearly against both church and state, were truly the divine soul you </text:span><text:span text:style-name="T249">perhaps</text:span><text:span text:style-name="T185"> imagine him to have been, what do you think he thinks about having a church </text:span><text:span text:style-name="Strong_20_Emphasis"><text:span text:style-name="T185">sacrilegiously centring around his name? Didn't you get what he was saying, churches are not a good thing!! </text:span></text:span></text:p>
        <text:p text:style-name="P483"><text:span text:style-name="Strong_20_Emphasis"><text:span text:style-name="T185">As for “in God we trust” stamped onto money, that has to be the most blatant lie that Americans face daily, a fantastic marketing logo no doubt inspirationally thought up from the offices of Madison Avenue and completely untrue from the perspective of those printing and distributing it. If anyone truly had complete and utter faith in God, do you think money would be anything more than </text:span></text:span><text:span text:style-name="Strong_20_Emphasis"><text:span text:style-name="T504">a means of survival for those without sufficient know how and trust to live without it</text:span></text:span><text:span text:style-name="Strong_20_Emphasis"><text:span text:style-name="T185">?</text:span></text:span></text:p>
        <text:p text:style-name="P387">As far as religions go, Islam is probably the main focus for negative press these days, and far be it for me to defend any religion. <text:span text:style-name="T1379">Anyone</text:span> seek<text:span text:style-name="T1379">ing</text:span> vendetta, express<text:span text:style-name="T1379">ing</text:span> violence and show<text:span text:style-name="T1379">ing</text:span> hatred toward others for not being members of their own perverted cult, <text:span text:style-name="T1379">is expressing </text:span>religious thoughts, <text:span text:style-name="T1379">not spiritual ones</text:span>. <text:span text:style-name="T1379">No</text:span> fictitious God, unwilling to intervene while the world suffers, while meanwhile encouraging people to kill each other based on <text:span text:style-name="T1223">others</text:span> not quite believing in him the way they are supposed to <text:span text:style-name="T1379">should </text:span>be taken seriously. </text:p>
        <text:p text:style-name="Text_20_body"><draw:frame draw:style-name="fr3" draw:name="Frame4" text:anchor-type="paragraph" svg:x="5.466cm" svg:y="4.487cm" svg:width="6.574cm" draw:z-index="273"><draw:text-box fo:min-height="5.579cm"><text:p text:style-name="P62"><text:span text:style-name="Strong_20_Emphasis"><text:span text:style-name="T249">“There is no greater block to world peace or inner peace than fear. What we fear we tend to develop an unreasoning hatred for, so we come to hate and fear. This not only injures us psychologically and aggravates world tension, but through such negative concentration we tend to attract the things we fear. If we fear nothing and radiate love, we can expect good things to come. How much this world needs the message and example of love and of faith!”</text:span></text:span><text:span text:style-name="Strong_20_Emphasis"><text:span text:style-name="T185">- </text:span></text:span><text:span text:style-name="Strong_20_Emphasis"><text:span text:style-name="T249">Peace Pilgrim</text:span></text:span></text:p></draw:text-box></draw:frame><text:span text:style-name="T185">We are, I believe all multi-faceted, and underneath all the mud and brainwashing we've received and cling so desperately to, we are all ultimately divine and of the same pure essence. I believe few religious </text:span><text:soft-page-break/><text:span text:style-name="T185">supporters really </text:span><text:span text:style-name="Strong_20_Emphasis"><text:span text:style-name="T185">have the remotest idea of religion's greater role in the suppression of individuality and freedom. It should be obvious enough by recognising the military like fashion in which the organisations are structured, they may not have lieutenants, majors, generals and admirals, but the chain of command is nevertheless comparable, with their priests, cardinals, bishops and archbishops.</text:span></text:span></text:p>
        <text:p text:style-name="Text_20_body"><draw:frame draw:style-name="fr3" draw:name="Frame42" text:anchor-type="paragraph" svg:x="6.426cm" svg:y="1.817cm" svg:width="5.62cm" draw:z-index="495"><draw:text-box fo:min-height="1.979cm"><text:p text:style-name="P49"><text:span text:style-name="Strong_20_Emphasis"><text:span text:style-name="T370">“We pray on Sundays that we may have </text:span></text:span><text:span text:style-name="Strong_20_Emphasis"><text:span text:style-name="T373">l</text:span></text:span><text:span text:style-name="Strong_20_Emphasis"><text:span text:style-name="T370">ight to guide our footsteps on the path we tread; We are sick of war, we don't want to fight, </text:span></text:span><text:span text:style-name="Strong_20_Emphasis"><text:span text:style-name="T373">a</text:span></text:span><text:span text:style-name="Strong_20_Emphasis"><text:span text:style-name="T370">nd yet we gorge ourselves upon the DEAD.” - George Bernard Shaw</text:span></text:span></text:p></draw:text-box></draw:frame><text:span text:style-name="Strong_20_Emphasis"><text:span text:style-name="T185">I believe that </text:span></text:span><text:span text:style-name="Strong_20_Emphasis"><text:span text:style-name="T511">no one person or people</text:span></text:span><text:span text:style-name="Strong_20_Emphasis"><text:span text:style-name="T505"> </text:span></text:span><text:span text:style-name="Strong_20_Emphasis"><text:span text:style-name="T185">should ever be trusted to </text:span></text:span><text:span text:style-name="Strong_20_Emphasis"><text:span text:style-name="T511">decide the lives of others, be they other humans or any other life form</text:span></text:span><text:span text:style-name="Strong_20_Emphasis"><text:span text:style-name="T505">,</text:span></text:span><text:span text:style-name="Strong_20_Emphasis"><text:span text:style-name="T185"> such powers should never be granted to any person or people. We are all equals and should all have equal say in every aspect of our lives.</text:span></text:span></text:p>
        <text:p text:style-name="Text_20_body"><draw:frame draw:style-name="fr3" draw:name="Frame454" text:anchor-type="paragraph" svg:x="5.228cm" svg:y="6.029cm" svg:width="6.812cm" draw:z-index="250"><draw:text-box fo:min-height="4.357cm"><text:p text:style-name="P49"><text:span text:style-name="Strong_20_Emphasis"><text:span text:style-name="T370">“I must interpret the life about me as I interpret the life that is my own. My life is full of meaning to me. The life around me must be full of significance to itself. If I am to expect others to respect my life, then I must respect the other life I see, however strange it may be to mine..We need a boundless ethics which will include the animals also.” - Dr. Albert Schweitzer</text:span></text:span></text:p></draw:text-box></draw:frame><text:span text:style-name="Strong_20_Emphasis"><text:span text:style-name="T185">Hierarchy is never a part of a truly spiritual way of being, which is also why we must, why we are obliged to </text:span></text:span><text:span text:style-name="Strong_20_Emphasis"><text:span text:style-name="T505">make every effort to distance ourselves</text:span></text:span><text:span text:style-name="Strong_20_Emphasis"><text:span text:style-name="T185"> from authority, no matter its guise, and understand that in reality no one holds jurisdiction over us. This is purely make believe while we </text:span></text:span><text:span text:style-name="Strong_20_Emphasis"><text:span text:style-name="T505">willingly and dutifully </text:span></text:span><text:span text:style-name="Strong_20_Emphasis"><text:span text:style-name="T185">choose to be part of the system. </text:span></text:span><text:span text:style-name="Strong_20_Emphasis"><text:span text:style-name="T505">Make s</text:span></text:span><text:span text:style-name="Strong_20_Emphasis"><text:span text:style-name="T185">tep</text:span></text:span><text:span text:style-name="Strong_20_Emphasis"><text:span text:style-name="T505">s</text:span></text:span><text:span text:style-name="Strong_20_Emphasis"><text:span text:style-name="T185"> away from the system, step away from religion which is so intertwined with the system they are likely one and the same. I'm not saying don't believe in God, or don't believe in spirit and the soul, I am saying don't blindly trust authority, don't trust any movement that claims to know what is best for </text:span></text:span><text:span text:style-name="Strong_20_Emphasis"><text:span text:style-name="T221">us</text:span></text:span><text:span text:style-name="Strong_20_Emphasis"><text:span text:style-name="T185">, and obliges </text:span></text:span><text:span text:style-name="Strong_20_Emphasis"><text:span text:style-name="T221">us</text:span></text:span><text:span text:style-name="Strong_20_Emphasis"><text:span text:style-name="T185"> to follow </text:span></text:span><text:span text:style-name="Strong_20_Emphasis"><text:span text:style-name="T221">its</text:span></text:span><text:span text:style-name="Strong_20_Emphasis"><text:span text:style-name="T185"> rules or dogma!</text:span></text:span></text:p>
        <text:p text:style-name="P484"><text:span text:style-name="Strong_20_Emphasis"><text:span text:style-name="T185">Major religions have played </text:span></text:span><text:span text:style-name="Strong_20_Emphasis"><text:span text:style-name="T221">their</text:span></text:span><text:span text:style-name="Strong_20_Emphasis"><text:span text:style-name="T185"> part in pretty much every war on this planet, most bloodily the Christians who, committing mass genocide time after time needlessly massacred fathomless innocents all around the globe. </text:span></text:span><text:span text:style-name="Strong_20_Emphasis"><text:span text:style-name="T505">M</text:span></text:span><text:span text:style-name="Strong_20_Emphasis"><text:span text:style-name="T185">ore recently, </text:span></text:span><text:span text:style-name="Strong_20_Emphasis"><text:span text:style-name="T506">here in the west,</text:span></text:span><text:span text:style-name="Strong_20_Emphasis"><text:span text:style-name="T185"> Islam </text:span></text:span><text:span text:style-name="Strong_20_Emphasis"><text:span text:style-name="T506">has had </text:span></text:span><text:span text:style-name="Strong_20_Emphasis"><text:span text:style-name="T185">the finger shaken at it more than other religions, </text:span></text:span><text:span text:style-name="Strong_20_Emphasis"><text:span text:style-name="T506">but its worth bearing in mind that the violence r</text:span></text:span><text:span text:style-name="Strong_20_Emphasis"><text:span text:style-name="T510">ai</text:span></text:span><text:span text:style-name="Strong_20_Emphasis"><text:span text:style-name="T506">ned upon Islamic states has far outweighed any random acts of terrorism supposedly instigated by Islamic fundamentalists. </text:span></text:span><text:span text:style-name="Strong_20_Emphasis"><text:span text:style-name="T510">By way of example,</text:span></text:span><text:span text:style-name="Strong_20_Emphasis"><text:span text:style-name="T506"> </text:span></text:span><text:span text:style-name="Strong_20_Emphasis"><text:span text:style-name="T510">i</text:span></text:span><text:span text:style-name="Strong_20_Emphasis"><text:span text:style-name="T506">n a three-week period of conflict in Iraq during 2003, it was estimated that over </text:span></text:span><text:soft-page-break/><text:span text:style-name="Strong_20_Emphasis"><text:span text:style-name="T506">1000 tons of depleted uranium munitions were used</text:span></text:span><text:span text:style-name="Strong_20_Emphasis"><text:span text:style-name="T506"><text:note text:id="ftn197" text:note-class="endnote"><text:note-citation>198</text:note-citation><text:note-body><text:p text:style-name="P643">“<text:span text:style-name="T1378">Depleted Uranium”, </text:span><text:span text:style-name="T65">Wikipedia</text:span><text:span text:style-name="T1378">, Accessed December 1, 2015, </text:span><text:a xlink:type="simple" xlink:href="https://en.wikipedia.org/wiki/Depleted_uranium#cite_note-gaurdian2003-37" text:style-name="Internet_20_link" text:visited-style-name="Visited_20_Internet_20_Link"><text:span text:style-name="T1378">https://en.wikipedia.org/wiki/Depleted_uranium#cite_note-gaurdian2003-37</text:span></text:a><text:span text:style-name="T1378"> </text:span></text:p></text:note-body></text:note></text:span></text:span><text:span text:style-name="Strong_20_Emphasis"><text:span text:style-name="T506">! </text:span></text:span><text:span text:style-name="Strong_20_Emphasis"><text:span text:style-name="T508">There should be no doubt that</text:span></text:span><text:span text:style-name="Strong_20_Emphasis"><text:span text:style-name="T506"> </text:span></text:span><text:span text:style-name="Strong_20_Emphasis"><text:span text:style-name="T185">overall the murders in the name of Christianity have been far </text:span></text:span><text:span text:style-name="Strong_20_Emphasis"><text:span text:style-name="T506">far </text:span></text:span><text:span text:style-name="Strong_20_Emphasis"><text:span text:style-name="T185">more numerous </text:span></text:span><text:span text:style-name="Strong_20_Emphasis"><text:span text:style-name="T506">than murder committed by any other religious sect throughout history</text:span></text:span><text:span text:style-name="Strong_20_Emphasis"><text:span text:style-name="T185">. One needs only to study colonialism and imperialism to understand this; </text:span></text:span><text:span text:style-name="Strong_20_Emphasis"><text:span text:style-name="T507">countless cases of</text:span></text:span><text:span text:style-name="Strong_20_Emphasis"><text:span text:style-name="T185"> mass genocide of native races, many of which were totally </text:span></text:span><text:span text:style-name="Strong_20_Emphasis"><text:span text:style-name="T508">annihilated </text:span></text:span><text:span text:style-name="Strong_20_Emphasis"><text:span text:style-name="T185">from the planet. Christianity </text:span></text:span><text:span text:style-name="Strong_20_Emphasis"><text:span text:style-name="T507">has</text:span></text:span><text:span text:style-name="Strong_20_Emphasis"><text:span text:style-name="T185"> </text:span></text:span><text:span text:style-name="Strong_20_Emphasis"><text:span text:style-name="T507">also been </text:span></text:span><text:span text:style-name="Strong_20_Emphasis"><text:span text:style-name="T185">frequently used to justify rape, murder, theft, and unlawful empire.</text:span></text:span></text:p>
        <text:p text:style-name="Text_20_body"><draw:frame draw:style-name="fr3" draw:name="Frame359" text:anchor-type="paragraph" svg:x="6.757cm" svg:y="2.291cm" svg:width="5.283cm" draw:z-index="163"><draw:text-box fo:min-height="5.987cm"><text:p text:style-name="P27"><text:span text:style-name="Strong_20_Emphasis"><text:span text:style-name="T185">“As many of us as possible need to undergo a massive transformation of consciousness and to find the sacred passion to act from this consciousness in every arena and on every level of reality. it is my deepest belief that only sacred activism – the fusion of the deepest mystical knowledge, peace, strength, and stamina with calm focus and radical action can possibly be of use now.” - Andrew Harvey</text:span></text:span></text:p></draw:text-box></draw:frame><text:span text:style-name="Strong_20_Emphasis"><text:span text:style-name="T185">It was not that long ago that Eugeno Giuseppe Giovanni Pacelli, later to become Pontiff Pius XII, the active Pope throughout the second world war, sponsored a policy supporting Fascism in Italy and later, by encouraging the German catholic party to vote for him, played a major role in helping Hitler gain power. Pope Pius XII and Mussolini, the Vatican and the Fascists were working in full partnership to facilitate the war that cost the lives of so many, including huge devastation in Ethiopia</text:span></text:span><text:span text:style-name="Strong_20_Emphasis"><text:span text:style-name="T185"><text:note text:id="ftn198" text:note-class="endnote"><text:note-citation>199</text:note-citation><text:note-body><text:p text:style-name="P609"><text:span text:style-name="T1090">“the Fascist Genocide of Ethiopian People: 1935-1941”, Global Alliance For Justice: the Ethiopian Cause, Accessed September 25, 2015, </text:span><text:a xlink:type="simple" xlink:href="http://www.globalallianceforethiopia.org/" text:style-name="Internet_20_link" text:visited-style-name="Visited_20_Internet_20_Link">www.globalallianceforethiopia.org</text:a> </text:p></text:note-body></text:note></text:span></text:span><text:span text:style-name="Strong_20_Emphasis"><text:span text:style-name="T185">. <text:s/>And the catholic church today are in the process of beatifying him into sainthood!!</text:span></text:span></text:p>
        <text:p text:style-name="Text_20_body"><text:span text:style-name="Strong_20_Emphasis"><text:span text:style-name="T185">When church and state get together, as they have done in several countries including the US, and UK (where the queen sits as the formal head of both the Church of England, and parliament, </text:span></text:span><text:span text:style-name="Strong_20_Emphasis"><text:span text:style-name="T729">and</text:span></text:span><text:span text:style-name="Strong_20_Emphasis"><text:span text:style-name="T185"> the British armed forces!) it's a sure fire recipe for disaster, and proof of how the two are intricately entangled.</text:span></text:span></text:p>
        <text:p text:style-name="P385">I've focused mainly on Christianity, mostly because that is my own upbringing <text:span text:style-name="T1377">and </text:span>background but also because I believe they have taken the largest slice of culpability pie, however I don't believe any religion to be exempt from the overall spiritual corruption. Even the Hindus, who hold the cow as sacred, act sacrilegiously each time they deprive her child of <text:span text:style-name="T1410">his or her</text:span> milk by gheeifying it, and the multitude of Buddhists who make mockery of the Buddha by blatantly ignoring the clear tenets of kindness to animals each time they sit down to a meal of butchered animal remains.</text:p>
        <text:h text:style-name="Heading_20_3" text:outline-level="3"><text:bookmark-start text:name="__RefHeading__10183_1661137795"/><text:soft-page-break/><text:span text:style-name="Strong_20_Emphasis"><text:span text:style-name="T767">The Role of Fear</text:span></text:span><text:bookmark-end text:name="__RefHeading__10183_1661137795"/></text:h>
        <text:p text:style-name="P509"><draw:frame draw:style-name="fr3" draw:name="Frame5" text:anchor-type="paragraph" svg:x="7.564cm" svg:y="3.131cm" svg:width="4.477cm" draw:z-index="342"><draw:text-box fo:min-height="2.163cm"><text:p text:style-name="P27"><text:span text:style-name="Strong_20_Emphasis"><text:span text:style-name="T185">“One day we will realise that big hearts will bring us more peace than big weapons.” -A.D.Williams</text:span></text:span></text:p></draw:text-box></draw:frame><text:span text:style-name="Strong_20_Emphasis"><text:span text:style-name="T185">From the </text:span></text:span><text:span text:style-name="Strong_20_Emphasis"><text:span text:style-name="T512">moment we enter this world, all innocent, sweet and inherently loving and trusting, circumstances begin changing us. The madness of civilisation and handed down baggages of warped belief sets slowly and sadly pervert our innocence. </text:span></text:span><text:span text:style-name="Strong_20_Emphasis"><text:span text:style-name="T513">Rather than our innate qualities toward love and compassion being nurtured and allowed to blossom, we are taught instead to fear</text:span></text:span><text:span text:style-name="Strong_20_Emphasis"><text:span text:style-name="T185">. Fear makes us do things that we know are wrong, it makes us hesitant to question authority and too paranoid to go against its wishes. </text:span></text:span></text:p>
        <text:p text:style-name="P518"><draw:frame draw:style-name="fr3" draw:name="Frame6" text:anchor-type="paragraph" svg:x="8.005cm" svg:y="6.459cm" svg:width="4.036cm" draw:z-index="440"><draw:text-box fo:min-height="2.727cm"><text:p text:style-name="P27"><text:span text:style-name="Strong_20_Emphasis"><text:span text:style-name="T185">“Violence is taught. Teach your kids that only love for all life will finally bring peace to the world.” - Author</text:span></text:span></text:p></draw:text-box></draw:frame><text:span text:style-name="Strong_20_Emphasis"><text:span text:style-name="T185">Fear is why orders are obeyed, and rules are followed, because not doing so has the potential of putting our well-beings at risk. We are taught conformity is the only real option. </text:span></text:span><text:span text:style-name="Strong_20_Emphasis"><text:span text:style-name="T688">F</text:span></text:span><text:span text:style-name="Strong_20_Emphasis"><text:span text:style-name="T185">ear teaches us all to lie. </text:span></text:span><text:span text:style-name="Strong_20_Emphasis"><text:span text:style-name="T688">A</text:span></text:span><text:span text:style-name="Strong_20_Emphasis"><text:span text:style-name="T222">t a very young age, </text:span></text:span><text:span text:style-name="Strong_20_Emphasis"><text:span text:style-name="T688">fear of authority figures</text:span></text:span><text:span text:style-name="Strong_20_Emphasis"><text:span text:style-name="T222"> </text:span></text:span><text:span text:style-name="Strong_20_Emphasis"><text:span text:style-name="T185">unwittingly </text:span></text:span><text:span text:style-name="Strong_20_Emphasis"><text:span text:style-name="T688">also taught</text:span></text:span><text:span text:style-name="Strong_20_Emphasis"><text:span text:style-name="T185"> me </text:span></text:span><text:span text:style-name="Strong_20_Emphasis"><text:span text:style-name="T688">to at times withhold the truth</text:span></text:span><text:span text:style-name="Strong_20_Emphasis"><text:span text:style-name="T185"> </text:span></text:span><text:span text:style-name="Strong_20_Emphasis"><text:span text:style-name="T688">from</text:span></text:span><text:span text:style-name="Strong_20_Emphasis"><text:span text:style-name="T185"> them. Even the minor fear of ridicule and peer pressure keeps us in check and consequently enslaved. We must learn to drop fear, to face life on our own terms, to not let ourselves be dictated to and to learn to think for ourselves. This is easier said than done, but it's a challenge we all must face sooner or later. We must learn to discern for ourselves and to not </text:span></text:span><text:span text:style-name="Strong_20_Emphasis"><text:span text:style-name="T513">follow</text:span></text:span><text:span text:style-name="Strong_20_Emphasis"><text:span text:style-name="T185"> unquestioningly the thoughts of the majority, who, like ourselves, have been told what to think since their very beginnings on this plain, and have never given themselves permission to question the </text:span></text:span><text:span text:style-name="Strong_20_Emphasis"><text:span text:style-name="T513">heartless</text:span></text:span><text:span text:style-name="Strong_20_Emphasis"><text:span text:style-name="T185"> roles assigned them. </text:span></text:span></text:p>
        <text:p text:style-name="Text_20_body"><text:span text:style-name="Strong_20_Emphasis"><text:span text:style-name="T185">Learn that it is OK to stand out. Sure, you'll likely have the finger pointed at you, expect no less, but this will only draw more people's attention toward you, hopefully offering a better way of thinking, a better way of being. Your strength will give others the courage to follow suit, it will enable them to also do the right thing. The truth will always eventually prevail, and if you stick with doing what you know is right, rather than what society tells you you should do, your conscience will have nothing to give you a hard time about, and you should always be clear that if you don't fit in, in all likelihood this means you are probably doing something right. No one is saying it will be easy, but I am saying the alternative, of adding momentum to this out of control, </text:span></text:span><text:span text:style-name="Strong_20_Emphasis"><text:span text:style-name="T513">train of destruction</text:span></text:span><text:span text:style-name="Strong_20_Emphasis"><text:span text:style-name="T185"> will almost </text:span></text:span><text:soft-page-break/><text:span text:style-name="Strong_20_Emphasis"><text:span text:style-name="T185">certainly result in planet-wide injury so vast it will take centuries to bring back a semblance of </text:span></text:span><text:span text:style-name="Strong_20_Emphasis"><text:span text:style-name="T513">harmony</text:span></text:span><text:span text:style-name="Strong_20_Emphasis"><text:span text:style-name="T185">. Which do you think is the wiser choice? Wash your hands of any dirty business you recognise, face the issues like an adult, and have the decency to pursue rightful action.</text:span></text:span></text:p>
        <text:p text:style-name="Text_20_body"><text:span text:style-name="Strong_20_Emphasis"><text:span text:style-name="T185">Fear is perhaps our biggest obstacle, mostly it is so much a part of our lives, that it is virtually unrecognisable. Recognition though, is absolutely vital, without acknowledging its presence, you can make no headway with it. Fear remains until it is acknowledged, faced and bravely confronted without denial, that is the first step in moving past it. Take for example your job, is it one that gives you satisfaction, one you can truthfully stand up and say you are proud of? If the answer is no, then ask yourself why you are still doing it? What really stops you quitting? Once you've finished ploughing through all your excuses, if you are honest about it you will be forced to admit that the fundamental reason you stay with it is fear. </text:span></text:span></text:p>
        <text:p text:style-name="P518"><text:span text:style-name="Strong_20_Emphasis"><text:span text:style-name="T185">So you live in a cold climate, and want to move somewhere tropical. What really stops you? What stops you getting on a plane with a one way ticket to Costa Rica or Hawaii? Is it because you lack faith in the universe that it will catch you when you land? What's that? 'Money' you say? 'Immigration' you say? The universe doesn't need your money, it needs your trust, your faith. If you have money enough for the ticket, then at least admit it is fear that prevents you from making the step. Stop blubbering excuses, face your fears. There may be weakness in having fears, but it's one we can all relate to, and one that should have no shame attached to it, true weakness of character, on the other hand is when one is unable or unwilling to admit any fear.</text:span></text:span></text:p>
        <text:p text:style-name="Text_20_body"><draw:frame draw:style-name="fr3" draw:name="Frame484" text:anchor-type="paragraph" svg:x="6.66cm" svg:y="1.185cm" svg:width="5.38cm" draw:z-index="441"><draw:text-box fo:min-height="2.32cm"><text:p text:style-name="P84"><text:span text:style-name="Strong_20_Emphasis"><text:span text:style-name="T581">“When buying and selling are controlled by legislation, the first things to be bought and sold are legislators.” <text:s/>PJ O'Rourke </text:span></text:span></text:p></draw:text-box></draw:frame><text:span text:style-name="Strong_20_Emphasis"><text:span text:style-name="T185">Of course, there will always be challenges that we, as individuals are not yet ready for, I'm not trying to urge you to take a challenge that you are not confident in taking, I merely want for there to be honest recognition that fear is likely the true essence of </text:span></text:span><text:span text:style-name="Strong_20_Emphasis"><text:span text:style-name="T222">any</text:span></text:span><text:span text:style-name="Strong_20_Emphasis"><text:span text:style-name="T185"> challenge.</text:span></text:span></text:p>
        <text:p text:style-name="P499"><draw:frame draw:style-name="fr3" draw:name="Frame358" text:anchor-type="paragraph" svg:x="7.043cm" svg:y="8.864cm" svg:width="4.997cm" draw:z-index="328"><draw:text-box fo:min-height="1.873cm"><text:p text:style-name="P27"><text:span text:style-name="Strong_20_Emphasis"><text:span text:style-name="T185">“The man who trades freedom for security does not deserve nor will he ever receive either.” – Benjamin Franklin</text:span></text:span></text:p></draw:text-box></draw:frame><text:span text:style-name="Strong_20_Emphasis"><text:span text:style-name="T185">No doubt some of you will think the picture I've just been painting is not a true reflection of the</text:span></text:span><text:span text:style-name="Strong_20_Emphasis"><text:span text:style-name="T518"> world we live in</text:span></text:span><text:span text:style-name="Strong_20_Emphasis"><text:span text:style-name="T185">. Of course I don't know with any degree of certainty </text:span></text:span><text:span text:style-name="Strong_20_Emphasis"><text:span text:style-name="T514">how </text:span></text:span><text:span text:style-name="Strong_20_Emphasis"><text:span text:style-name="T185">the </text:span></text:span><text:span text:style-name="Strong_20_Emphasis"><text:span text:style-name="T514">human world of choices is orchestrated</text:span></text:span><text:span text:style-name="Strong_20_Emphasis"><text:span text:style-name="T185">. I merely tell things as they seem to me. Obviously the details are fuzzy and unclear. Likely they never will be clear, as the very nature of such a scenario is one of </text:span></text:span><text:soft-page-break/><text:span text:style-name="Strong_20_Emphasis"><text:span text:style-name="T185">secrecy and subversiveness. Look at it this way, were you aware that there are basically only ten major corporations that create almost all the stuff you buy</text:span></text:span><text:span text:style-name="Strong_20_Emphasis"><text:span text:style-name="T185"><text:note text:id="ftn199" text:note-class="endnote"><text:note-citation>200</text:note-citation><text:note-body><text:p text:style-name="P632"><text:span text:style-name="T1091">Katharine J. Tobal, “10 Corporations Create Almost all Your Stuff”, </text:span><text:span text:style-name="T35">Exposing the Truth</text:span><text:span text:style-name="T1091">, July 5, 2014, </text:span><text:a xlink:type="simple" xlink:href="http://www.exposingtruth.com/10-corporations-rule-everything-buy/" text:style-name="Internet_20_link" text:visited-style-name="Visited_20_Internet_20_Link">http://www.exposingtruth.com/10-corporations-rule-everything-buy/</text:a> </text:p></text:note-body></text:note></text:span></text:span><text:span text:style-name="Strong_20_Emphasis"><text:span text:style-name="T185">? Did you know that the world's 85 richest people have as much wealth combined as the 3.5 billion of the worlds most poor</text:span></text:span><text:span text:style-name="Strong_20_Emphasis"><text:span text:style-name="T185"><text:note text:id="ftn200" text:note-class="endnote"><text:note-citation>201</text:note-citation><text:note-body><text:p text:style-name="P632"><text:span text:style-name="T1091">Laura Shin, “The 85 Richest People in the World have as Much Wealth as the 3.5 Billion Poorest”, </text:span><text:span text:style-name="T35">Forbes/Personal Finance</text:span><text:span text:style-name="T1091">, January 23, 2014, </text:span><text:a xlink:type="simple" xlink:href="http://www.forbes.com/sites/laurashin/2014/01/23/the-85-richest-people-in-the-world-have-as-much-wealth-as-the-3-5-billion-poorest/" text:style-name="Internet_20_link" text:visited-style-name="Visited_20_Internet_20_Link">http://www.forbes.com/sites/laurashin/2014/01/23/the-85-richest-people-in-the-world-have-</text:a><text:a xlink:type="simple" xlink:href="http://www.forbes.com/sites/laurashin/2014/01/23/the-85-richest-people-in-the-world-have-as-much-wealth-as-the-3-5-billion-poorest/" text:style-name="Internet_20_link" text:visited-style-name="Visited_20_Internet_20_Link">as-much-wealth-as-the-3-5-billion-poorest/</text:a> </text:p></text:note-body></text:note></text:span></text:span><text:span text:style-name="Strong_20_Emphasis"><text:span text:style-name="T185"> – that's half the world population! The wealth of the 1% richest people in the world amounts to $110tn (£60.88tn), or 65 times as much as the poorest half of the world</text:span></text:span><text:span text:style-name="Strong_20_Emphasis"><text:span text:style-name="T185"><text:note text:id="ftn201" text:note-class="endnote"><text:note-citation>202</text:note-citation><text:note-body><text:p text:style-name="P610"><text:span text:style-name="T1092">Graeme Wearden, “Oxfam: 85 richest people as wealthy as poorest half of the world”, </text:span><text:span text:style-name="T36">the Guardian</text:span><text:span text:style-name="T1092">, January 20, 2014, </text:span><text:a xlink:type="simple" xlink:href="http://www.theguardian.com/business/2014/jan/20/oxfam-85-richest-people-half-of-the-world" text:style-name="Internet_20_link" text:visited-style-name="Visited_20_Internet_20_Link">http://www.theguardian.com/business/2014/jan/20/oxfam-85-richest-people-</text:a><text:a xlink:type="simple" xlink:href="http://www.theguardian.com/business/2014/jan/20/oxfam-85-richest-people-half-of-the-world" text:style-name="Internet_20_link" text:visited-style-name="Visited_20_Internet_20_Link">half-of-the-world</text:a> </text:p></text:note-body></text:note></text:span></text:span><text:span text:style-name="Strong_20_Emphasis"><text:span text:style-name="T185">. The US is home to 185 families with billion dollar bank accounts</text:span></text:span><text:span text:style-name="Strong_20_Emphasis"><text:span text:style-name="T185"><text:note text:id="ftn202" text:note-class="endnote"><text:note-citation>203</text:note-citation><text:note-body><text:p text:style-name="P610"><text:span text:style-name="T1092">Luisa Kroll, “America's richest families:”, </text:span><text:span text:style-name="T36">Forbes</text:span><text:span text:style-name="T1092">, July 8, 2014, </text:span><text:soft-page-break/><text:a xlink:type="simple" xlink:href="http://www.forbes.com/sites/luisakroll/2014/07/08/americas-richest-families-185-clans-with-billion-dollar-fortunes/" text:style-name="Internet_20_link" text:visited-style-name="Visited_20_Internet_20_Link">http://www.forbes.com/sites/luisakroll/2014/07/08/americas-richest-families-</text:a><text:a xlink:type="simple" xlink:href="http://www.forbes.com/sites/luisakroll/2014/07/08/americas-richest-families-185-clans-with-billion-dollar-fortunes/" text:style-name="Internet_20_link" text:visited-style-name="Visited_20_Internet_20_Link">185-clans-with-billion-dollar-fortunes/</text:a> </text:p></text:note-body></text:note></text:span></text:span><text:span text:style-name="Strong_20_Emphasis"><text:span text:style-name="T185">, combined they own well over $1 trillion, what kind of power do </text:span></text:span><text:span text:style-name="Strong_20_Emphasis"><text:span text:style-name="T729">you</text:span></text:span><text:span text:style-name="Strong_20_Emphasis"><text:span text:style-name="T185"> think such fortunes wield? Were you aware that the cost to end world hunger is estimated to be around $30 billion, that seems like an awfully big pile of money, so to put things in perspective, compare it with the annual US defence budget. Any guesses? $737 billion</text:span></text:span><text:span text:style-name="Strong_20_Emphasis"><text:span text:style-name="T185"><text:note text:id="ftn203" text:note-class="endnote"><text:note-citation>204</text:note-citation><text:note-body><text:p text:style-name="P610"><text:span text:style-name="T1092">“The Cost to End World Hunger”, </text:span><text:span text:style-name="T36">the Borgen project</text:span><text:span text:style-name="T1092">, February 15, 2013, </text:span><text:a xlink:type="simple" xlink:href="http://borgenproject.org/the-cost-to-end-world-hunger/" text:style-name="Internet_20_link" text:visited-style-name="Visited_20_Internet_20_Link">http://borgenproject.org/the-cost-to-end-world-hunger/</text:a> </text:p></text:note-body></text:note></text:span></text:span><text:span text:style-name="Strong_20_Emphasis"><text:span text:style-name="T185">.</text:span></text:span></text:p>
        <text:p text:style-name="P533">Mullah Nasruddin's old school friend came home from the city: “Nasruddin!” he exclaimed “I am a great success, I even have a swimming pool and tennis court!” What a show off, thought Nasruddin, and answered, “That's nothing, I have other friends who have those things too you know”. “In their own house?” Inquired Nasruddin's friend. </text:p>
        <text:p text:style-name="P533"><draw:frame draw:style-name="fr3" draw:name="Frame27" text:anchor-type="paragraph" svg:x="6.193cm" svg:y="2.013cm" svg:width="5.847cm" draw:z-index="343"><draw:text-box fo:min-height="2.018cm"><text:p text:style-name="P27"><text:span text:style-name="Strong_20_Emphasis"><text:span text:style-name="T185">“The combined wealth of Australia’s seven richest people is greater than the poorest 1.73 million households..” - Shane Ervine</text:span></text:span></text:p></draw:text-box></draw:frame>The Mullah thought for a while then stated, “I've not done too badly myself you know, I have 3 son's and a daughter, 13 grandchildren, and 5 great grandchildren!”. “That's nothing special”, the rich friend replied, “lot's of people your age have families that big.” “In their own house?” questioned Nasruddin.</text:p>
        <text:h text:style-name="Heading_20_3" text:outline-level="3"><text:bookmark-start text:name="__RefHeading__25112_396879556"/><text:span text:style-name="Strong_20_Emphasis"><text:span text:style-name="T767">Where we Should Be</text:span></text:span><text:bookmark-end text:name="__RefHeading__25112_396879556"/></text:h>
        <text:p text:style-name="P500"><text:span text:style-name="Strong_20_Emphasis"><text:span text:style-name="T185">Our birth rights have all been </text:span></text:span><text:span text:style-name="Strong_20_Emphasis"><text:span text:style-name="T514">obscured and misappropriated</text:span></text:span><text:span text:style-name="Strong_20_Emphasis"><text:span text:style-name="T185">. We are here to play not to work. Work, and the whole guilty if not working mentality, is part of the oppression. Hitler had it written at the entry to his concentration camps: “Arbeit Macht Frei” (Work Makes (you) Free), and it's just as much a lie now as it was back then. We should all be living outside in nature, surrounded by it, with privacy, tranquillity, babbling brooks, water falls and epic views. What we do, should be done because it is fun, because it gives us enjoyment, not chores and duties done with reluctant dragging feet. </text:span></text:span><text:span text:style-name="Strong_20_Emphasis"><text:span text:style-name="T514">Everything we do should be done under the spirit of joy and cheer, and with full knowledge that each of our actions goes toward bringing more peace, bliss and </text:span></text:span><text:soft-page-break/><text:span text:style-name="Strong_20_Emphasis"><text:span text:style-name="T514">harmony to this world. </text:span></text:span></text:p>
        <text:p text:style-name="P513"><text:span text:style-name="T1437">Mullah Nasru</text:span><text:span text:style-name="T1440">d</text:span><text:span text:style-name="T1437">din sat begging on the street, a business man came up to him and explained: “You know, you could get a job if you had a shave and cleaned yourself up some.” “Yes sir, thank you sir” the Mullah replied, “I found that out years ago!”</text:span> </text:p>
        <text:p text:style-name="Text_20_body"><draw:frame draw:style-name="fr3" draw:name="Frame415" text:anchor-type="paragraph" svg:x="7.634cm" svg:y="3.179cm" svg:width="4.406cm" draw:z-index="285"><draw:text-box fo:min-height="2.32cm"><text:p text:style-name="P27"><text:span text:style-name="Strong_20_Emphasis"><text:span text:style-name="T185">“Anti-social behaviour is a trait of intelligence in a world full of conformists” - Nikola Tesla</text:span></text:span></text:p></draw:text-box></draw:frame><text:span text:style-name="Strong_20_Emphasis"><text:span text:style-name="T185">Contrary to popular belief, there is plenty of land. The earth is way big enough to handle far more than the mere seven plus billion we currently are. The real issue lies not in our numbers, but in our attitudes, and with our attitudes as they currently are, then, yes, we are clearly over-populated. True, things look pretty dismal, and arable land is becoming increasingly more scarce, which is why, if we are to have any chance of continuing as a species, we need radical reform. A totally new outlook and perspective on life.</text:span></text:span></text:p>
        <text:p text:style-name="Text_20_body"><text:span text:style-name="Strong_20_Emphasis"><text:span text:style-name="T185">To put perspective on the size of the planet in ratio to human population, pretty much the entire human </text:span></text:span><text:span text:style-name="Strong_20_Emphasis"><text:span text:style-name="T250">race</text:span></text:span><text:span text:style-name="Strong_20_Emphasis"><text:span text:style-name="T185">, every member, could stand on the isle of Zealand (look it up in your atlas, it's an island, part of Denmark) with roughly one square meter each. OK, OK, that would cause widespread panic and likely be the death of us all, but I'm just trying to make you see how few we really are. Take a trip through the countryside anywhere, and you will see huge areas of land that are unpopulated, even unfarmed. Although we are taught to believe that </text:span></text:span><text:span text:style-name="Strong_20_Emphasis"><text:span text:style-name="T514">land can be and is owned, this is a lie, it is always we ourselves who belong to the land, and should live our lives accordingly. </text:span></text:span><text:span text:style-name="Strong_20_Emphasis"><text:span text:style-name="T185">If we all spread out, there is plenty of room on the planet for everyone, it is merely a question of living </text:span></text:span><text:span text:style-name="Strong_20_Emphasis"><text:span text:style-name="T515">inoffensively</text:span></text:span><text:span text:style-name="Strong_20_Emphasis"><text:span text:style-name="T185"> on the land instead of parasitically </text:span></text:span><text:span text:style-name="Strong_20_Emphasis"><text:span text:style-name="T250">off the land</text:span></text:span><text:span text:style-name="Strong_20_Emphasis"><text:span text:style-name="T185">. Try and do so though, move out into a national forest, or onto crown land, and if you are found you will be physically ousted, forced to return to the rest of the herd in the towns and cities, to become </text:span></text:span><text:span text:style-name="Strong_20_Emphasis"><text:span text:style-name="T515">compliant, </text:span></text:span><text:span text:style-name="Strong_20_Emphasis"><text:span text:style-name="T185">law abiding citizens, probably heavily fined, or even locked up for being too different, disobedient or unwilling to follow orders.</text:span></text:span></text:p>
        <text:p text:style-name="Text_20_body"><text:span text:style-name="Strong_20_Emphasis"><text:span text:style-name="T185">This is precisely what happened to a group of peace loving freethinkers who, back in the 1970s, had settled onto national forest at Cedar Bay, just down the coast from Cooktown (Far North Queensland, Australia). This was an area only accessible by a four hour hike through the jungle, or via boat, a tropical beach, a beautiful coral bay and thick rainforest behind. The commando-style operation, </text:span></text:span><text:soft-page-break/><text:span text:style-name="Strong_20_Emphasis"><text:span text:style-name="T185">involved a navy patrol boat, police cars, a helicopter, light aircraft and sundry small boats, all financed by tax payers</text:span></text:span><text:span text:style-name="Strong_20_Emphasis"><text:span text:style-name="T185"><text:note text:id="ftn204" text:note-class="endnote"><text:note-citation>205</text:note-citation><text:note-body><text:p text:style-name="P609"><text:span text:style-name="T1090">Brendan O'Malley, “Hippie raid backfired on police”, </text:span><text:span text:style-name="T34">The Australian News</text:span><text:span text:style-name="T1090">, August 27, 2009, </text:span><text:a xlink:type="simple" xlink:href="http://www.theaustralian.com.au/news/hippie-raid-backfired-on-police/story-e6frg6n6-1225766634811?nk=11f0910cef3b111e3b97eb5aee45867a" text:style-name="Internet_20_link" text:visited-style-name="Visited_20_Internet_20_Link">http://www.theaustralian.com.au/news/hippie-raid-backfired-on-police/story-e6frg6n6-1225766634811?nk=11f0910cef3b111e3b97eb5aee45867a</text:a> </text:p></text:note-body></text:note></text:span></text:span><text:span text:style-name="Strong_20_Emphasis"><text:span text:style-name="T185">.</text:span></text:span></text:p>
        <text:p text:style-name="P477"><draw:frame draw:style-name="fr3" draw:name="Frame23" text:anchor-type="paragraph" svg:x="6.505cm" svg:y="5.054cm" svg:width="5.535cm" draw:z-index="479"><draw:text-box fo:min-height="4.847cm"><text:p text:style-name="P27"><text:span text:style-name="Strong_20_Emphasis"><text:span text:style-name="T185">“The corporate revolution will collapse if we refuse to buy what they are selling; <text:s/>their ideas, their version of history, their wars, their weapons, their notion of inevitability. Remember this: We be many and they be few. They need us more than we need them. Another world is not only possible, she is on her way. On a quiet day, I can hear her breathing.” - Arundhati Roy</text:span></text:span></text:p></draw:text-box></draw:frame><text:span text:style-name="Strong_20_Emphasis"><text:span text:style-name="T185">Resistance is futile, and you will become part of the system. The Borg are running the show. Though having said that, I hasten to add </text:span></text:span><text:span text:style-name="Strong_20_Emphasis"><text:span text:style-name="T439">once more </text:span></text:span><text:span text:style-name="Strong_20_Emphasis"><text:span text:style-name="T185">that resistance is </text:span></text:span><text:span text:style-name="Strong_20_Emphasis"><text:span text:style-name="T673">never </text:span></text:span><text:span text:style-name="Strong_20_Emphasis"><text:span text:style-name="T439">reall</text:span></text:span><text:span text:style-name="Strong_20_Emphasis"><text:span text:style-name="T673">y</text:span></text:span><text:span text:style-name="Strong_20_Emphasis"><text:span text:style-name="T185"> futile, I</text:span></text:span><text:span text:style-name="Strong_20_Emphasis"><text:span text:style-name="T673">'m</text:span></text:span><text:span text:style-name="Strong_20_Emphasis"><text:span text:style-name="T185"> merely waxing robotically poetic, if we all stand together it will be like the Gandhi scenario where, refusing British ruling, he encouraged his fellow suppressed citizens to walk onto the beaches and gather their own free salt</text:span></text:span><text:span text:style-name="Strong_20_Emphasis"><text:span text:style-name="T185"><text:note text:id="ftn205" text:note-class="endnote"><text:note-citation>206</text:note-citation><text:note-body><text:p text:style-name="Endnote">“<text:span text:style-name="T1090">The Salt March”, </text:span><text:span text:style-name="T34">History.com</text:span><text:span text:style-name="T1090">, Accessed September 24, 2015, </text:span><text:a xlink:type="simple" xlink:href="http://www.history.com/topics/salt-march" text:style-name="Internet_20_link" text:visited-style-name="Visited_20_Internet_20_Link">http://www.history.com/topics/salt-march</text:a> </text:p></text:note-body></text:note></text:span></text:span><text:span text:style-name="Strong_20_Emphasis"><text:span text:style-name="T185">. Don't for a moment think I agree that salt is in any way a necessity, far from it! It's an inorganic mineral that should have no place in anyone's diet, but the principle of Gandhi's protest was spot on. Non violent civil disobedience. Just as true today as it was back in his day. </text:span></text:span><text:span text:style-name="Strong_20_Emphasis"><text:span text:style-name="T442">As the saying goes, it takes teamwork to make a dream work!</text:span></text:span></text:p>
        <text:h text:style-name="Heading_20_3" text:outline-level="3"><text:bookmark-start text:name="__RefHeading__11001_1936137990"/><text:span text:style-name="T184">Apologies. </text:span><text:span text:style-name="T842">Not.</text:span><text:bookmark-end text:name="__RefHeading__11001_1936137990"/></text:h>
        <text:p text:style-name="P475"><text:span text:style-name="Strong_20_Emphasis"><text:span text:style-name="T185">Well, I'm not going to apologise to any </text:span></text:span><text:span text:style-name="Strong_20_Emphasis"><text:span text:style-name="T439">who may </text:span></text:span><text:span text:style-name="Strong_20_Emphasis"><text:span text:style-name="T185">feel </text:span></text:span><text:span text:style-name="Strong_20_Emphasis"><text:span text:style-name="T439">o</text:span></text:span><text:span text:style-name="Strong_20_Emphasis"><text:span text:style-name="T185">ffended by my thoughts, as I've said there is absolutely no need for anyone to feel offended by another's thoughts, and anyone doing so, needs to question the real origin of any such </text:span></text:span><text:span text:style-name="Strong_20_Emphasis"><text:span text:style-name="T515">sentiment.</text:span></text:span><text:span text:style-name="Strong_20_Emphasis"><text:span text:style-name="T185"> However, I do want to make it clear that despite my possibly shocking-for-some world view, I am profoundly aware that we are all equal in ways that are not at all reflected by the current system in place. </text:span></text:span><text:span text:style-name="Strong_20_Emphasis"><text:span text:style-name="T439">I'm aware I'</text:span></text:span><text:span text:style-name="Strong_20_Emphasis"><text:span text:style-name="T903">m talking</text:span></text:span><text:span text:style-name="Strong_20_Emphasis"><text:span text:style-name="T901"> as if it were simply a question of US and THEM, the global elite who steer the course and direction of the world, </text:span></text:span><text:span text:style-name="Strong_20_Emphasis"><text:span text:style-name="T904">and the rest of us </text:span></text:span><text:span text:style-name="Strong_20_Emphasis"><text:span text:style-name="T906">common plebs</text:span></text:span><text:span text:style-name="Strong_20_Emphasis"><text:span text:style-name="T904">,</text:span></text:span><text:span text:style-name="Strong_20_Emphasis"><text:span text:style-name="T901"> but I must also recognise that on so many levels this simple analogy </text:span></text:span><text:span text:style-name="Strong_20_Emphasis"><text:span text:style-name="T902">fails to portray the complete truth</text:span></text:span><text:span text:style-name="Strong_20_Emphasis"><text:span text:style-name="T901">, </text:span></text:span><text:span text:style-name="Strong_20_Emphasis"><text:span text:style-name="T902">which is that </text:span></text:span><text:span text:style-name="Strong_20_Emphasis"><text:span text:style-name="T901">we are all </text:span></text:span><text:span text:style-name="Strong_20_Emphasis"><text:span text:style-name="T902">fundamentally </text:span></text:span><text:span text:style-name="Strong_20_Emphasis"><text:span text:style-name="T901">one, and </text:span></text:span><text:span text:style-name="Strong_20_Emphasis"><text:span text:style-name="T902">we are </text:span></text:span><text:span text:style-name="Strong_20_Emphasis"><text:span text:style-name="T901">all victims of the prevailing madness of human society. Even the </text:span></text:span><text:span text:style-name="Strong_20_Emphasis"><text:span text:style-name="T909">so-called </text:span></text:span><text:span text:style-name="Strong_20_Emphasis"><text:span text:style-name="T901">elite likely </text:span></text:span><text:span text:style-name="Strong_20_Emphasis"><text:span text:style-name="T902">mostly</text:span></text:span><text:span text:style-name="Strong_20_Emphasis"><text:span text:style-name="T901"> unthinkingly follow the detrimental patterns they inherit </text:span></text:span><text:span text:style-name="Strong_20_Emphasis"><text:span text:style-name="T909">and are caught in the trap of satisfying gross desires </text:span></text:span><text:span text:style-name="Strong_20_Emphasis"><text:span text:style-name="T911">just as</text:span></text:span><text:span text:style-name="Strong_20_Emphasis"><text:span text:style-name="T910"> the majority of </text:span></text:span><text:span text:style-name="Strong_20_Emphasis"><text:span text:style-name="T912">the rest of </text:span></text:span><text:span text:style-name="Strong_20_Emphasis"><text:span text:style-name="T910">society seem to be</text:span></text:span><text:span text:style-name="Strong_20_Emphasis"><text:span text:style-name="T909">. O</text:span></text:span><text:span text:style-name="Strong_20_Emphasis"><text:span text:style-name="T902">n this level, I recognise them as no different to everyone else. We </text:span></text:span><text:span text:style-name="Strong_20_Emphasis"><text:span text:style-name="T909">can all choose</text:span></text:span><text:span text:style-name="Strong_20_Emphasis"><text:span text:style-name="T902"> to break free from hierarchy and oppression and to truly liberate our minds by refusing to play the roles we were born into and all too often unquestionably accept </text:span></text:span><text:span text:style-name="Strong_20_Emphasis"><text:span text:style-name="T905">and follow</text:span></text:span><text:span text:style-name="Strong_20_Emphasis"><text:span text:style-name="T902">.</text:span></text:span></text:p>
        <text:p text:style-name="P510"><text:soft-page-break/><text:span text:style-name="Strong_20_Emphasis"><text:span text:style-name="T440">Indeed, the covert, </text:span></text:span><text:span text:style-name="Strong_20_Emphasis"><text:span text:style-name="T515">commonly named </text:span></text:span><text:span text:style-name="Strong_20_Emphasis"><text:span text:style-name="T752">elite</text:span></text:span><text:span text:style-name="Strong_20_Emphasis"><text:span text:style-name="T440"> only exist because they are a manifestation of the greed residing in the collective consciousness of humankind, and I believe it is important to realise they are not the enemy, and are certainly not to be envied; </text:span></text:span><text:span text:style-name="Strong_20_Emphasis"><text:span text:style-name="T464">the absence of “us” and “them” becomes ever more apparent while so many of </text:span></text:span><text:span text:style-name="Strong_20_Emphasis"><text:span text:style-name="T749">us</text:span></text:span><text:span text:style-name="Strong_20_Emphasis"><text:span text:style-name="T464"> are willing to take </text:span></text:span><text:span text:style-name="Strong_20_Emphasis"><text:span text:style-name="T749">their</text:span></text:span><text:span text:style-name="Strong_20_Emphasis"><text:span text:style-name="T464"> place. I've heard it said by some conspiracy theorists that t</text:span></text:span><text:span text:style-name="Strong_20_Emphasis"><text:span text:style-name="T463">he real threat to freedom </text:span></text:span><text:span text:style-name="Strong_20_Emphasis"><text:span text:style-name="T464">comes not</text:span></text:span><text:span text:style-name="Strong_20_Emphasis"><text:span text:style-name="T463"> from men </text:span></text:span><text:span text:style-name="Strong_20_Emphasis"><text:span text:style-name="T464">wearing turbans </text:span></text:span><text:span text:style-name="Strong_20_Emphasis"><text:span text:style-name="T463">hiding in caves in the middle east, </text:span></text:span><text:span text:style-name="Strong_20_Emphasis"><text:span text:style-name="T464">but from </text:span></text:span><text:span text:style-name="Strong_20_Emphasis"><text:span text:style-name="T463">men wearing suits </text:span></text:span><text:span text:style-name="Strong_20_Emphasis"><text:span text:style-name="T464">owning multiple skyscraper and private jets, the truth of the matter though is t</text:span></text:span><text:span text:style-name="Strong_20_Emphasis"><text:span text:style-name="T440">he real enemy resides within us all, and can only be vanquished by bringing our thoughts, words and actions more in sync with our suppressed true natures. It is and always has been, love which is the most powerful force in the universe, and it is only through embracing love that we will strengthen ourselves and help </text:span></text:span><text:span text:style-name="Strong_20_Emphasis"><text:span text:style-name="T441">restore </text:span></text:span><text:span text:style-name="Strong_20_Emphasis"><text:span text:style-name="T515">gentleness and </text:span></text:span><text:span text:style-name="Strong_20_Emphasis"><text:span text:style-name="T441">harmony</text:span></text:span><text:span text:style-name="Strong_20_Emphasis"><text:span text:style-name="T440"> </text:span></text:span><text:span text:style-name="Strong_20_Emphasis"><text:span text:style-name="T442">to </text:span></text:span><text:span text:style-name="Strong_20_Emphasis"><text:span text:style-name="T440">our </text:span></text:span><text:span text:style-name="Strong_20_Emphasis"><text:span text:style-name="T441">badly battered </text:span></text:span><text:span text:style-name="Strong_20_Emphasis"><text:span text:style-name="T440">collective psyche.</text:span></text:span></text:p>
        <text:p text:style-name="P519"><draw:frame draw:style-name="fr3" draw:name="Frame248" text:anchor-type="paragraph" svg:x="7.44cm" svg:y="4.076cm" svg:width="4.609cm" draw:z-index="496"><draw:text-box fo:min-height="1.348cm"><text:p text:style-name="P27"><text:span text:style-name="Strong_20_Emphasis"><text:span text:style-name="T185">“It is dangerous to be right, when the government is wrong.” - Voltaire</text:span></text:span></text:p></draw:text-box></draw:frame><text:span text:style-name="Strong_20_Emphasis"><text:span text:style-name="T185">Even th</text:span></text:span><text:span text:style-name="Strong_20_Emphasis"><text:span text:style-name="T476">ose behaving most badly</text:span></text:span><text:span text:style-name="Strong_20_Emphasis"><text:span text:style-name="T185"> are really just nice people with bad habits. Underneath they too are lost shining lumps of soulular purity, encrusted with so much worldly baggage they, just like the rest of us, have forgotten their own </text:span></text:span><text:span text:style-name="Strong_20_Emphasis"><text:span text:style-name="T222">selves</text:span></text:span><text:span text:style-name="Strong_20_Emphasis"><text:span text:style-name="T185">. To be fair, their habits and lifestyles while remaining unchecked, will continue to perpetuate the imbalance far more than our own </text:span></text:span><text:span text:style-name="Strong_20_Emphasis"><text:span text:style-name="T515">individual </text:span></text:span><text:span text:style-name="Strong_20_Emphasis"><text:span text:style-name="T185">lives do, but step outside of the system, and one is forced to acknowledge that we, the underdog, as </text:span></text:span><text:span text:style-name="Strong_20_Emphasis"><text:span text:style-name="T442">all too frequent</text:span></text:span><text:span text:style-name="Strong_20_Emphasis"><text:span text:style-name="T185"> guileless and subservient participants in this charade, also play a major role in maintaining the system. Without our support, reality as we know it would collapse.</text:span></text:span><text:span text:style-name="Strong_20_Emphasis"><text:span text:style-name="T442"> </text:span></text:span></text:p>
        <text:p text:style-name="Text_20_body"><text:span text:style-name="Strong_20_Emphasis"><text:span text:style-name="T185">As we are </text:span></text:span><text:span text:style-name="Strong_20_Emphasis"><text:span text:style-name="T729">all</text:span></text:span><text:span text:style-name="Strong_20_Emphasis"><text:span text:style-name="T185"> fundamentally good people, tricked into adopting bad habits, I wish to make it clear that I am not angry at any participant in the madness. I would have to be </text:span></text:span><text:span text:style-name="Strong_20_Emphasis"><text:span text:style-name="T222">perpetually </text:span></text:span><text:span text:style-name="Strong_20_Emphasis"><text:span text:style-name="T185">angry at myself if that were the case, </text:span></text:span><text:span text:style-name="Strong_20_Emphasis"><text:span text:style-name="T626">which</text:span></text:span><text:span text:style-name="Strong_20_Emphasis"><text:span text:style-name="T185"> would not be very productive. I am saddened, yes, even ashamed, but even though I know my writing may at times come across as bitter, anger is the last emotion I feel toward any who have been lead astray since birth and are unable to see the damage and negative impacts of choosing to continue to play the role of victim or tyrant. I recognise that those of us who behave worst, those of us who are most cruel and seemingly heartless, are in fact those of us who are suffering the most, and thus in most need of healing. I think it is important to understand this, as it helps us to forgive.</text:span></text:span></text:p>
        <text:h text:style-name="P693" text:outline-level="1"><text:bookmark-start text:name="__RefHeading__19480_186345677"/>SECTION FOUR<text:bookmark-end text:name="__RefHeading__19480_186345677"/></text:h>
        <text:p text:style-name="P231"/>
        <text:p text:style-name="P185"><text:span text:style-name="Strong_20_Emphasis"><text:span text:style-name="T185">MANIFESTING EDEN</text:span></text:span></text:p>
        <text:p text:style-name="P180"><text:span text:style-name="Strong_20_Emphasis"><text:span text:style-name="T185"/></text:span></text:p>
        <text:p text:style-name="P180"><text:span text:style-name="Strong_20_Emphasis"><text:span text:style-name="T185"/></text:span></text:p>
        <text:p text:style-name="P139">“<text:span text:style-name="T1580">If you always attach positive emotions to the things you want,</text:span></text:p>
        <text:p text:style-name="P133">and never attach negative emotions to the things you don't, </text:p>
        <text:p text:style-name="P139"><text:span text:style-name="T1580">then that which you desire most will invariably come your way</text:span>.”</text:p>
        <text:p text:style-name="P346">- <text:span text:style-name="T995">Matt D. Miller</text:span></text:p>
        <text:p text:style-name="P349"/>
        <text:p text:style-name="P111">“<text:span text:style-name="T1580">True philosophy must start from the most immediate</text:span></text:p>
        <text:p text:style-name="P134"><text:s/>and comprehensive fact of consciousness: </text:p>
        <text:p text:style-name="P111"><text:span text:style-name="T1580">'I am life that wants to live, in the midst of life that wants to live.</text:span><text:span text:style-name="T1581">'</text:span>”</text:p>
        <text:p text:style-name="P345">- <text:span text:style-name="T995">Albert Schweitzer</text:span></text:p>
        <text:p text:style-name="P347"/>
        <text:p text:style-name="P347"/>
        <text:p text:style-name="P135">“To dream by night is to escape your life.</text:p>
        <text:p text:style-name="P135">To dream by day is to make it happen.”</text:p>
        <text:p text:style-name="P137">― Stephen Richards</text:p>
        <text:p text:style-name="P137"/>
        <text:p text:style-name="P137"/>
        <text:p text:style-name="P137"/>
        <text:p text:style-name="P137"/>
        <text:p text:style-name="P135">“<text:span text:style-name="T1588">The Creation of a thousand forests,</text:span></text:p>
        <text:p text:style-name="P136">is in one acorn”</text:p>
        <text:p text:style-name="P138">- Ralph Waldo Emerson</text:p>
        <text:h text:style-name="P683" text:outline-level="2"><text:bookmark-start text:name="__RefHeading__25114_396879556"/><text:span text:style-name="Strong_20_Emphasis"><text:span text:style-name="T767">THE INDIV</text:span></text:span><text:span text:style-name="Strong_20_Emphasis"><text:span text:style-name="T768">ID</text:span></text:span><text:span text:style-name="Strong_20_Emphasis"><text:span text:style-name="T767">UAL CHALLENGE</text:span></text:span><text:bookmark-end text:name="__RefHeading__25114_396879556"/></text:h>
        <text:p text:style-name="Text_20_body"><draw:frame draw:style-name="fr6" draw:name="Frame311" text:anchor-type="paragraph" svg:x="5.775cm" svg:y="4.939cm" svg:width="6.265cm" draw:z-index="122"><draw:text-box fo:min-height="7.922cm"><text:p text:style-name="P492">“We can all do better. Each of us can do our part in uplifting the collective consciousness of humankind. What role could be more important for us to play in this feature film called life? We can be forerunners, pioneers of a new world; a non-violent one. It's what everyone has been wishing for - peace on earth. Goodwill to all. But to actually bring about peace on earth, we necessarily have to live the ideals of veganism. We can't just say we love animals, while we eat, wear and use products containing remnants of their torture and mutilated bodies we have to expand our respect for others to include anyone; any being with feelings and consciousness.” - Butterflies Katz</text:p></draw:text-box></draw:frame><text:span text:style-name="Strong_20_Emphasis"><text:span text:style-name="T185">Of course, the ultimate goal of Eden Fruitarianism is to manifest Eden on this planet, beginning first with ourselves, by being the change we wish to see; </text:span></text:span><text:span text:style-name="Strong_20_Emphasis"><text:span text:style-name="T394">for it is by creating the c</text:span></text:span><text:span text:style-name="Strong_20_Emphasis"><text:span text:style-name="T395">hange we wish to see within ourselves, that we bring the change we wish to see in the world around us. G</text:span></text:span><text:span text:style-name="Strong_20_Emphasis"><text:span text:style-name="T185">iven enough time, </text:span></text:span><text:span text:style-name="Strong_20_Emphasis"><text:span text:style-name="T395">this will </text:span></text:span><text:span text:style-name="Strong_20_Emphasis"><text:span text:style-name="T185">ultimately lead to the gentle influencing of the entire ecosystem, wherein all violent competition will be replaced by loving cooperation. Despite the enormity of the proposition, we must learn to cease harbouring any thoughts of hopelessness, and </text:span></text:span><text:span text:style-name="Strong_20_Emphasis"><text:span text:style-name="T395">embrace the knowledge </text:span></text:span><text:span text:style-name="Strong_20_Emphasis"><text:span text:style-name="T185">that the first step always begins with ourselves. This may well be our biggest challenge; to put an end to all thought of futility, all too often brandished as a sad excuse to avoid change.</text:span></text:span></text:p>
        <text:h text:style-name="Heading_20_3" text:outline-level="3"><text:bookmark-start text:name="__RefHeading__19594_186345677"/><text:span text:style-name="Strong_20_Emphasis"><text:span text:style-name="T181">The Balance of Nature</text:span></text:span><text:bookmark-end text:name="__RefHeading__19594_186345677"/></text:h>
        <text:p text:style-name="Text_20_body"><text:span text:style-name="Strong_20_Emphasis"><text:span text:style-name="T185">For many, the concept of Eden will appear to run so much against the grain of what they currently believe to be </text:span></text:span><text:span text:style-name="Strong_20_Emphasis"><text:span text:style-name="T729">in balance</text:span></text:span><text:span text:style-name="Strong_20_Emphasis"><text:span text:style-name="T185">, that the very idea will seem somehow unbalanced to them. I'd like to assure such people that the balance they believe exists in nature is really only wishful thinking. The current system is completely out of balance, and I'd like to show you just why this is so. Back in </text:span></text:span><text:span text:style-name="Strong_20_Emphasis"><text:span text:style-name="T729">Section One</text:span></text:span><text:span text:style-name="Strong_20_Emphasis"><text:span text:style-name="T185">, in the chapter on </text:span></text:span><text:span text:style-name="Strong_20_Emphasis"><text:span text:style-name="T729">The Ecosystem</text:span></text:span><text:span text:style-name="Strong_20_Emphasis"><text:span text:style-name="T185">, under the subheading </text:span></text:span><text:span text:style-name="Strong_20_Emphasis"><text:span text:style-name="T729">Gaia</text:span></text:span><text:span text:style-name="Strong_20_Emphasis"><text:span text:style-name="T185">, I mentioned how humans have collectively nurtured the idea that we are somehow separate from nature, and that it is our assumed separateness which is the cause of so much worldly strife. I want to make it clear, that no matter how hard we try we will never be able to break that bond between ourselves and nature, we are an intricate part of her, and separation is simply not </text:span></text:span><text:span text:style-name="Strong_20_Emphasis"><text:span text:style-name="T397">achievable</text:span></text:span><text:span text:style-name="Strong_20_Emphasis"><text:span text:style-name="T185">, just </text:span></text:span><text:span text:style-name="Strong_20_Emphasis"><text:span text:style-name="T396">as with</text:span></text:span><text:span text:style-name="Strong_20_Emphasis"><text:span text:style-name="T185"> every other species on this planet we are a product of nature, a fact that can never be undone. We are also living proof that the balance of nature is fundamentally flawed and desperately in need of correction. Don't get me wrong, for the last </text:span></text:span><text:soft-page-break/><text:span text:style-name="Strong_20_Emphasis"><text:span text:style-name="T185">thing I am doing is trying to suggest that such a correction be brought about through any kind of physical intervention. There will be no policing of hyenas, nor crocodile fines, such thoughts never cross my mind. It is a spiritual revolution which I am proposing here, and one which will ultimately lead to the establishing of a new order, a sustainable, harmonious balance of nature.</text:span></text:span></text:p>
        <text:p text:style-name="P465"><draw:frame draw:style-name="fr3" draw:name="Frame202" text:anchor-type="paragraph" svg:x="7.354cm" svg:y="3.182cm" svg:width="4.687cm" draw:z-index="99"><draw:text-box fo:min-height="4.357cm"><text:p text:style-name="P27"><text:span text:style-name="Strong_20_Emphasis"><text:span text:style-name="T185">“</text:span></text:span><text:span text:style-name="Strong_20_Emphasis"><text:span text:style-name="T445">T</text:span></text:span><text:span text:style-name="Strong_20_Emphasis"><text:span text:style-name="T185">he world </text:span></text:span><text:span text:style-name="Strong_20_Emphasis"><text:span text:style-name="T445">is changed </text:span></text:span><text:span text:style-name="Strong_20_Emphasis"><text:span text:style-name="T185">by one random act of kindness after another; </text:span></text:span><text:span text:style-name="Strong_20_Emphasis"><text:span text:style-name="T528">and </text:span></text:span><text:span text:style-name="Strong_20_Emphasis"><text:span text:style-name="T185">every act of love raises the vibration of all the energy in the universe; even if </text:span></text:span><text:span text:style-name="Strong_20_Emphasis"><text:span text:style-name="T222">a</text:span></text:span><text:span text:style-name="Strong_20_Emphasis"><text:span text:style-name="T185"> kind act seems insignificant, know that its ripples spread far and wide.” - Author</text:span></text:span></text:p></draw:text-box></draw:frame><text:span text:style-name="Strong_20_Emphasis"><text:span text:style-name="T185">It would also be </text:span></text:span><text:span text:style-name="Strong_20_Emphasis"><text:span text:style-name="T898">naïve</text:span></text:span><text:span text:style-name="Strong_20_Emphasis"><text:span text:style-name="T185"> of anyone to assume that the mere absence of our species on this planet, or its self-inflicted demise, would once more lead to the perfect delicate balance so many assume exists already, if such a finely tuned balance ever really existed, then humankind would simply not be here. Once more, we need to push aside all thoughts of this task being in any way ludicrous, only then can we free ourselves to truly begin walking the path of Eden Fruitarianism.</text:span></text:span></text:p>
        <text:h text:style-name="Heading_20_3" text:outline-level="3"><text:bookmark-start text:name="__RefHeading__19596_186345677"/><text:span text:style-name="Strong_20_Emphasis"><text:span text:style-name="T767">Unconditional Love</text:span></text:span><text:bookmark-end text:name="__RefHeading__19596_186345677"/></text:h>
        <text:p text:style-name="Text_20_body"><text:span text:style-name="Strong_20_Emphasis"><text:span text:style-name="T185">Anyone who genuinely believes in, and understands the concept of unconditional love must surely also recognise that Eden is our only valid goal. Alas though, there are many people claiming to follow such principles who have no clear, deeper understanding of what exactly it is they imply. One cannot possibly claim understanding and acceptance of unconditional love and yet be totally oblivious to the reluctance, suffering and terror of the animal whose butchered remains land sliced, diced and covered in sauce on one's dinner plate. Ultimately, no being must remain outside of o</text:span></text:span><text:span text:style-name="Strong_20_Emphasis"><text:span text:style-name="T446">ne's</text:span></text:span><text:span text:style-name="Strong_20_Emphasis"><text:span text:style-name="T185"> circle of compassion. This is what unconditional love implies. We should be shocked and disgusted at the sight of a murdered animal cadaver, not smiling and chatty and indifferent, sending compliments to the chef, but horrified that someone has </text:span></text:span><text:span text:style-name="Strong_20_Emphasis"><text:span text:style-name="T528">hunted or imprisoned since birth</text:span></text:span><text:span text:style-name="Strong_20_Emphasis"><text:span text:style-name="T185"> such an innocent being, purely with the intention of brutally ending </text:span></text:span><text:span text:style-name="Strong_20_Emphasis"><text:span text:style-name="T579">their</text:span></text:span><text:span text:style-name="Strong_20_Emphasis"><text:span text:style-name="T185"> life for us to dine uncivilisedly upon. Whether they be hoofed, cloven, padded, pawed, taloned, web-footed or simply finned and feetless, try and put yourself in their shoes. As I have repeated many times </text:span></text:span><text:span text:style-name="Strong_20_Emphasis"><text:span text:style-name="T528">for us to live in peace on this earth</text:span></text:span><text:span text:style-name="Strong_20_Emphasis"><text:span text:style-name="T185">, </text:span></text:span><text:span text:style-name="Strong_20_Emphasis"><text:span text:style-name="T528">it would surely aid us all </text:span></text:span><text:span text:style-name="Strong_20_Emphasis"><text:span text:style-name="T185">to begin empathising with our victims, furred, feathered or scaled, unless we can recognise the sentience behind their eyes, we are but barbaric savages.</text:span></text:span></text:p>
        <text:h text:style-name="P739" text:outline-level="3"><text:bookmark-start text:name="__RefHeading__19598_186345677"/><text:soft-page-break/><text:span text:style-name="Strong_20_Emphasis"><text:span text:style-name="T767">Waiting in Vain</text:span></text:span><text:bookmark-end text:name="__RefHeading__19598_186345677"/></text:h>
        <text:p text:style-name="Text_20_body"><draw:frame draw:style-name="fr3" draw:name="Frame251" text:anchor-type="paragraph" svg:x="6.073cm" svg:y="2.524cm" svg:width="5.967cm" draw:z-index="91"><draw:text-box fo:min-height="5.172cm"><text:p text:style-name="P72"><text:span text:style-name="Strong_20_Emphasis"><text:span text:style-name="T528">“</text:span></text:span><text:span text:style-name="Strong_20_Emphasis"><text:span text:style-name="T639">What harmony could there possible be in killing a being that does not wish to die, this after capturing them against their greatest effort to get away or ending their life long death-row sentence at the farm they were held captive in. I do not believe any food could sensibly be considered as harmonious to our minds, bodies and spirits as fruit, apart from our first food, our mothe</text:span></text:span><text:span text:style-name="Strong_20_Emphasis"><text:span text:style-name="T644">'</text:span></text:span><text:span text:style-name="Strong_20_Emphasis"><text:span text:style-name="T639">rs milk.</text:span></text:span><text:span text:style-name="Strong_20_Emphasis"><text:span text:style-name="T528">.” - </text:span></text:span><text:span text:style-name="Strong_20_Emphasis"><text:span text:style-name="T532">Jamshed</text:span></text:span></text:p></draw:text-box></draw:frame><text:span text:style-name="Strong_20_Emphasis"><text:span text:style-name="T185">Getting from the current paradigm of apparently woebegone hopelessness, to a seemingly unachievable Eden, will, initially at least, be no easy task, but must always begin with the individual. There can be no global change, without first individual ones. We cannot look to the rest of the world with the daydream expectation that Superman will somehow save the day, that a saviour will be born among us, or that an enlightened, compassionate government will suddenly start steering us back on course again. While we wait for a Messiah, but continue to finance destruction through our daily choices as non-caring consumers, we urge mankind ever closer toward the brink of annihilation, meanwhile denying our own innate sainthood. We cannot cry out for peace, while persistently demanding its opposite, that simply makes no sense. The time is always right, to </text:span></text:span><text:span text:style-name="Strong_20_Emphasis"><text:span text:style-name="T398">behave decently</text:span></text:span><text:span text:style-name="Strong_20_Emphasis"><text:span text:style-name="T185">.</text:span></text:span></text:p>
        <text:p text:style-name="Text_20_body"><draw:frame draw:style-name="fr3" draw:name="Frame21" text:anchor-type="paragraph" svg:x="7.855cm" svg:y="4.556cm" svg:width="4.186cm" draw:z-index="100"><draw:text-box fo:min-height="2.531cm"><text:p text:style-name="P27"><text:span text:style-name="Strong_20_Emphasis"><text:span text:style-name="T185">“The most common way people give up their power, is by thinking they don't have any.” - Alice Walker</text:span></text:span></text:p></draw:text-box></draw:frame><text:span text:style-name="Strong_20_Emphasis"><text:span text:style-name="T185">The planet has suffered enough under </text:span></text:span><text:span text:style-name="Strong_20_Emphasis"><text:span text:style-name="T529">humankind's collective insanity</text:span></text:span><text:span text:style-name="Strong_20_Emphasis"><text:span text:style-name="T185">, one that we have all </text:span></text:span><text:span text:style-name="Strong_20_Emphasis"><text:span text:style-name="T446">at least </text:span></text:span><text:span text:style-name="Strong_20_Emphasis"><text:span text:style-name="T185">indirectly participated in, and one that can ultimately only be thwarted through the mere act of collective nonparticipation. Don't get hung up on the word </text:span></text:span><text:span text:style-name="Strong_20_Emphasis"><text:span text:style-name="T729">collective</text:span></text:span><text:span text:style-name="Strong_20_Emphasis"><text:span text:style-name="T185">, we are all part of the collective and it will always be the strong and the courageous who are first to express their nonconformity. If everybody always waits for everybody else to dance, then the dance floor will forever remain bare. We don't need to be lead by anyone or any group of people, we just need to influence each other positively and together we will influence the rest of the world too.</text:span></text:span></text:p>
        <text:h text:style-name="P733" text:outline-level="3"><text:bookmark-start text:name="__RefHeading__19230_186345677"/>The Role of Human<text:span text:style-name="T135">kind</text:span><text:bookmark-end text:name="__RefHeading__19230_186345677"/></text:h>
        <text:p text:style-name="Text_20_body"><text:span text:style-name="Strong_20_Emphasis"><text:span text:style-name="T185">Yes, I reiterate, our one true role, as human beings, is to </text:span></text:span><text:span text:style-name="Strong_20_Emphasis"><text:span text:style-name="T398">behave compassionately to all life.</text:span></text:span><text:span text:style-name="Strong_20_Emphasis"><text:span text:style-name="T185"> To cease the psychopathic role of human-cruel and finally replace it with our true identity </text:span></text:span><text:span text:style-name="Strong_20_Emphasis"><text:span text:style-name="T257">of </text:span></text:span><text:span text:style-name="Strong_20_Emphasis"><text:span text:style-name="T185">humankind. To lead the way using ethics and the golden rule as our guideline; and just to be clear here, when I refer to the Golden Rule I do so with its original meaning, (the biblical rule of ‘do as you would be done to’ - </text:span></text:span><text:soft-page-break/><text:span text:style-name="Strong_20_Emphasis"><text:span text:style-name="T447">Matthew</text:span></text:span><text:span text:style-name="Strong_20_Emphasis"><text:span text:style-name="T185"> 7:12), which has nothing to do with the warped, modern day notion that he who has the Gold, Rules. </text:span></text:span></text:p>
        <text:p text:style-name="Text_20_body"><draw:frame draw:style-name="fr3" draw:name="Frame249" text:anchor-type="paragraph" svg:x="7.638cm" svg:y="6.087cm" svg:width="4.403cm" draw:z-index="89"><draw:text-box fo:min-height="1.912cm"><text:p text:style-name="P27"><text:span text:style-name="Strong_20_Emphasis"><text:span text:style-name="T185">“Let there be peace on earth, and let it begin with me.” - Stephen Levine</text:span></text:span></text:p></draw:text-box></draw:frame><text:span text:style-name="Strong_20_Emphasis"><text:span text:style-name="T185">Nothing is more important than doing the right thing by all parties concerned, finding a way for us all to live together harmoniously and respectfully. And by all of us, I mean of course all of us, all life deserves better, nothing is more important than behaving respectfully toward others. Even if we fail, even if we slip up and keep doing so, to forever keep in mind that we can do better next time, and we can move forward positively and improve ourselves with every thought and every action. </text:span></text:span><text:span text:style-name="Strong_20_Emphasis"><text:span text:style-name="T447">When will power fails, remember that there is a force even stronger called love, and it is ultimately love's power which will be of greatest assistance in guiding us home. </text:span></text:span><text:span text:style-name="Strong_20_Emphasis"><text:span text:style-name="T674">(i.e., if you are having trouble giving up those juicy steaks, and willpower isn't succeeding for you, try instead using love power, as truly emphasising with your meal animal will likely bring you more success than the will ever will).</text:span></text:span></text:p>
        <text:p text:style-name="Text_20_body"><text:span text:style-name="Strong_20_Emphasis"><text:span text:style-name="T185">If we don't, and choose instead to follow the wretched path of money, power and their inescapable accompanying destruction, we suffer. This is why there is misery and torment everywhere, and the hardship only increases the more non-ethical our decisions become. This is the unavoidable law of karma, </text:span></text:span><text:span text:style-name="Strong_20_Emphasis"><text:span text:style-name="T398">and it is only by sowing peace and love that we can ever expect to reap the same.</text:span></text:span></text:p>
        <text:p text:style-name="Text_20_body"><draw:frame draw:style-name="fr3" draw:name="Frame404" text:anchor-type="paragraph" svg:x="7.569cm" svg:y="2.046cm" svg:width="4.318cm" draw:z-index="196"><draw:text-box fo:min-height="3.124cm"><text:p text:style-name="P38"><text:span text:style-name="Strong_20_Emphasis"><text:span text:style-name="T185">“</text:span></text:span><text:span text:style-name="Strong_20_Emphasis"><text:span text:style-name="T529">Where humans fail</text:span></text:span><text:span text:style-name="Strong_20_Emphasis"><text:span text:style-name="T223"> is </text:span></text:span><text:span text:style-name="Strong_20_Emphasis"><text:span text:style-name="T530">by</text:span></text:span><text:span text:style-name="Strong_20_Emphasis"><text:span text:style-name="T529"> </text:span></text:span><text:span text:style-name="Strong_20_Emphasis"><text:span text:style-name="T223">collectively </text:span></text:span><text:span text:style-name="Strong_20_Emphasis"><text:span text:style-name="T530">agreeing</text:span></text:span><text:span text:style-name="Strong_20_Emphasis"><text:span text:style-name="T223"> that </text:span></text:span><text:span text:style-name="Strong_20_Emphasis"><text:span text:style-name="T733">chains of command</text:span></text:span><text:span text:style-name="Strong_20_Emphasis"><text:span text:style-name="T223"> have more value and importance than </text:span></text:span><text:span text:style-name="Strong_20_Emphasis"><text:span text:style-name="T733">circles of compassion</text:span></text:span><text:span text:style-name="Strong_20_Emphasis"><text:span text:style-name="T223">.</text:span></text:span><text:span text:style-name="Strong_20_Emphasis"><text:span text:style-name="T185">” - Author</text:span></text:span></text:p></draw:text-box></draw:frame><text:span text:style-name="Strong_20_Emphasis"><text:span text:style-name="T185">We must learn to recognise the soul inherent within every living, breathing, growing form of life on the planet, and seek to forever lessen the harm we, both wittingly and unwittingly, cause to those lives. Ethics has to be our guideline for everything, from our food choices, to our clothing, to our entertainment and technology. If it cannot be done without exploitation or consciously imposing distress upon others, then </text:span></text:span><text:span text:style-name="Strong_20_Emphasis"><text:span text:style-name="T674">we should do our best to circumnavigate such practices. W</text:span></text:span><text:span text:style-name="Strong_20_Emphasis"><text:span text:style-name="T185">e should do our utmost to protest and avoid supporting such actions, making it clear that our consent is not given. Even if it is only through boycotting. Anything that's truly required can always be gotten somehow through doing the right thing by all parties concerned. </text:span></text:span></text:p>
        <text:p text:style-name="P514"><draw:frame draw:style-name="fr3" draw:name="Frame20" text:anchor-type="paragraph" svg:x="7.315cm" svg:y="5.195cm" svg:width="4.725cm" draw:z-index="101"><draw:text-box fo:min-height="2.26cm"><text:p text:style-name="P27"><text:span text:style-name="Strong_20_Emphasis"><text:span text:style-name="T185">“Listen to your own voice, your own soul. Too many people listen to the noise of the world, instead of themselves.” - Leon Brown</text:span></text:span></text:p></draw:text-box></draw:frame><text:soft-page-break/><text:span text:style-name="Strong_20_Emphasis"><text:span text:style-name="T185">This is why I am so adamant about declaring veganism as an unshakeable moral baseline, and until this is globally accepted as a norm, our collective consciousness will forever remain incredibly warped, constantly fighting internal battles, Cognitive Dissonance, that can never be won. Once the world has fully welcomed and embraced veganism, not simply as a diet, but as a fundamental, permanent lifestyle change, an imperative philosophy that can never be </text:span></text:span><text:span text:style-name="Strong_20_Emphasis"><text:span text:style-name="T530">abandoned</text:span></text:span><text:span text:style-name="Strong_20_Emphasis"><text:span text:style-name="T185">, then the madness will inevitably lessen, and for each person who steps away from the </text:span></text:span><text:span text:style-name="Strong_20_Emphasis"><text:span text:style-name="T257">crooked, </text:span></text:span><text:span text:style-name="Strong_20_Emphasis"><text:span text:style-name="T185">cooked mindset, the madness will decrease yet further. Bring fruit into the equation and we'll really be making headway </text:span></text:span><text:span text:style-name="Strong_20_Emphasis"><text:span text:style-name="T530">(or should that perhaps be </text:span></text:span><text:span text:style-name="Strong_20_Emphasis"><text:span text:style-name="T753">heartway</text:span></text:span><text:span text:style-name="Strong_20_Emphasis"><text:span text:style-name="T530">?)</text:span></text:span><text:span text:style-name="Strong_20_Emphasis"><text:span text:style-name="T185">; without understanding of the uniqueness of fruit there can be no Eden.</text:span></text:span></text:p>
        <text:p text:style-name="Text_20_body"><draw:frame draw:style-name="fr3" draw:name="Frame253" text:anchor-type="paragraph" svg:x="8.207cm" svg:y="6.064cm" svg:width="3.833cm" draw:z-index="97"><draw:text-box fo:min-height="2.727cm"><text:p text:style-name="P27"><text:span text:style-name="Strong_20_Emphasis"><text:span text:style-name="T185">“No one saves us but ourselves. No one can and no one may. We ourselves must walk the path.” - Buddha. </text:span></text:span></text:p></draw:text-box></draw:frame><text:span text:style-name="Strong_20_Emphasis"><text:span text:style-name="T185">I see our mass consciousness </text:span></text:span><text:span text:style-name="Strong_20_Emphasis"><text:span text:style-name="T529">as</text:span></text:span><text:span text:style-name="Strong_20_Emphasis"><text:span text:style-name="T185"> a powerful magnet </text:span></text:span><text:span text:style-name="Strong_20_Emphasis"><text:span text:style-name="T529">capable of influencing and steering all life.</text:span></text:span><text:span text:style-name="Strong_20_Emphasis"><text:span text:style-name="T185"> We can </text:span></text:span><text:span text:style-name="Strong_20_Emphasis"><text:span text:style-name="T529">direct its energy in any way we choose</text:span></text:span><text:span text:style-name="Strong_20_Emphasis"><text:span text:style-name="T185">, </text:span></text:span><text:span text:style-name="Strong_20_Emphasis"><text:span text:style-name="T529">and</text:span></text:span><text:span text:style-name="Strong_20_Emphasis"><text:span text:style-name="T185"> </text:span></text:span><text:span text:style-name="Strong_20_Emphasis"><text:span text:style-name="T447">through harnessing the power of love, </text:span></text:span><text:span text:style-name="Strong_20_Emphasis"><text:span text:style-name="T185">we </text:span></text:span><text:span text:style-name="Strong_20_Emphasis"><text:span text:style-name="T447">can become </text:span></text:span><text:span text:style-name="Strong_20_Emphasis"><text:span text:style-name="T185">the most powerful </text:span></text:span><text:span text:style-name="Strong_20_Emphasis"><text:span text:style-name="T447">positive dynamism</text:span></text:span><text:span text:style-name="Strong_20_Emphasis"><text:span text:style-name="T185"> on this planet, the lead player that </text:span></text:span><text:span text:style-name="Strong_20_Emphasis"><text:span text:style-name="T529">all will follow</text:span></text:span><text:span text:style-name="Strong_20_Emphasis"><text:span text:style-name="T185">. We are unique among the species of this planet, in that, although it surely doesn't seem this way and many will argue to the contrary, we're closer than any other species to seeing the oneness on a mass scale. Other species, on a deeply subconscious level, are aware of this, and collectively they look to us for guidance, unaware that meanwhile we have been leading them closer and closer to the perilous edge of a bottomless cliff, driving species extinction rates to ever greater numbers.</text:span></text:span></text:p>
        <text:p text:style-name="Text_20_body"><text:span text:style-name="Strong_20_Emphasis"><text:span text:style-name="T185">If we can understand this, we can not only help </text:span></text:span><text:span text:style-name="Strong_20_Emphasis"><text:span text:style-name="T531">motivate</text:span></text:span><text:span text:style-name="Strong_20_Emphasis"><text:span text:style-name="T185"> the earth in a better direction, one that isn't hell bent on suicide, but also ultimately </text:span></text:span><text:span text:style-name="Strong_20_Emphasis"><text:span text:style-name="T531">urge</text:span></text:span><text:span text:style-name="Strong_20_Emphasis"><text:span text:style-name="T185"> and </text:span></text:span><text:span text:style-name="Strong_20_Emphasis"><text:span text:style-name="T530">influence</text:span></text:span><text:span text:style-name="Strong_20_Emphasis"><text:span text:style-name="T185"> the planet and all its inhabitants toward embracing the same ideas and principles, thus the spiritual evolution of mankind, will return us to Eden, and the global consciousness </text:span></text:span><text:span text:style-name="Strong_20_Emphasis"><text:span text:style-name="T612">of all beings </text:span></text:span><text:span text:style-name="Strong_20_Emphasis"><text:span text:style-name="T185">will transform </text:span></text:span><text:span text:style-name="Strong_20_Emphasis"><text:span text:style-name="T530">itself </text:span></text:span><text:span text:style-name="Strong_20_Emphasis"><text:span text:style-name="T185">to match a paradigm of complete symbiosis and the total absence of any form of exploitation or wilful destruction. </text:span></text:span><text:span text:style-name="Strong_20_Emphasis"><text:span text:style-name="T447">Only by doing so, will t</text:span></text:span><text:span text:style-name="Strong_20_Emphasis"><text:span text:style-name="T185">he conflict stop, </text:span></text:span><text:span text:style-name="Strong_20_Emphasis"><text:span text:style-name="T399">t</text:span></text:span><text:span text:style-name="Strong_20_Emphasis"><text:span text:style-name="T185">he anger cease </text:span></text:span><text:span text:style-name="Strong_20_Emphasis"><text:span text:style-name="T447">and</text:span></text:span><text:span text:style-name="Strong_20_Emphasis"><text:span text:style-name="T185"> </text:span></text:span><text:span text:style-name="Strong_20_Emphasis"><text:span text:style-name="T399">peace reign </text:span></text:span><text:span text:style-name="Strong_20_Emphasis"><text:span text:style-name="T447">supreme</text:span></text:span><text:span text:style-name="Strong_20_Emphasis"><text:span text:style-name="T185">.</text:span></text:span></text:p>
        <text:h text:style-name="Heading_20_3" text:outline-level="3"><text:bookmark-start text:name="__RefHeading__19600_186345677"/><text:soft-page-break/><text:span text:style-name="Strong_20_Emphasis"><text:span text:style-name="T767">Recognising the Anger</text:span></text:span><text:bookmark-end text:name="__RefHeading__19600_186345677"/></text:h>
        <text:p text:style-name="P517"><text:span text:style-name="Strong_20_Emphasis"><text:span text:style-name="T185">I understand that the very idea of </text:span></text:span><text:span text:style-name="Strong_20_Emphasis"><text:span text:style-name="T533">questioning the generally unchallenged</text:span></text:span><text:span text:style-name="Strong_20_Emphasis"><text:span text:style-name="T185"> </text:span></text:span><text:span text:style-name="Strong_20_Emphasis"><text:span text:style-name="T533">current </text:span></text:span><text:span text:style-name="Strong_20_Emphasis"><text:span text:style-name="T185">balance of nature may be new to most readers, and likely in opposition </text:span></text:span><text:span text:style-name="Strong_20_Emphasis"><text:span text:style-name="T533">to</text:span></text:span><text:span text:style-name="Strong_20_Emphasis"><text:span text:style-name="T185"> what </text:span></text:span><text:span text:style-name="Strong_20_Emphasis"><text:span text:style-name="T399">they</text:span></text:span><text:span text:style-name="Strong_20_Emphasis"><text:span text:style-name="T185">'ve always been led to believe is true, so I would like to try and make the anger of which I talk more recognisable. (It may help to refer back to </text:span></text:span><text:span text:style-name="Strong_20_Emphasis"><text:span text:style-name="T729">Destination Eden</text:span></text:span><text:span text:style-name="Strong_20_Emphasis"><text:span text:style-name="T5"><text:note-ref text:note-class="endnote" text:reference-format="text" text:ref-name="ftn2">2</text:note-ref></text:span></text:span><text:span text:style-name="Strong_20_Emphasis"><text:span text:style-name="T185"> where I cover this topic in more detail in the </text:span></text:span><text:span text:style-name="Strong_20_Emphasis"><text:span text:style-name="T729">Nature</text:span></text:span><text:span text:style-name="Strong_20_Emphasis"><text:span text:style-name="T185"> chapter.)</text:span></text:span></text:p>
        <text:p text:style-name="Text_20_body"><draw:frame draw:style-name="fr3" draw:name="Frame246" text:anchor-type="paragraph" svg:x="6.946cm" svg:y="5.076cm" svg:width="5.094cm" draw:z-index="480"><draw:text-box fo:min-height="4.357cm"><text:p text:style-name="P27"><text:span text:style-name="Strong_20_Emphasis"><text:span text:style-name="T185">“Denying exploitation, when exploitation is clearly present, purely to feed one's habits and addictions, is an attitude desperately in need of quashing; enough with the feeble excuses for why change is pointless. Improvement is never pointless!” - Author</text:span></text:span></text:p></draw:text-box></draw:frame><text:span text:style-name="Strong_20_Emphasis"><text:span text:style-name="T185">Deep down, I think we can all see how </text:span></text:span><text:span text:style-name="Strong_20_Emphasis"><text:span text:style-name="T534">challenging nature is for us</text:span></text:span><text:span text:style-name="Strong_20_Emphasis"><text:span text:style-name="T185">. Try and sleep outside naked on the grass, and see how </text:span></text:span><text:span text:style-name="Strong_20_Emphasis"><text:span text:style-name="T535">welcomed</text:span></text:span><text:span text:style-name="Strong_20_Emphasis"><text:span text:style-name="T185"> you are. You'll likely feel the cold, the elements, and be </text:span></text:span><text:span text:style-name="Strong_20_Emphasis"><text:span text:style-name="T223">a</text:span></text:span><text:span text:style-name="Strong_20_Emphasis"><text:span text:style-name="T185">ttacked by any number of creepy-crawly bug</text:span></text:span><text:span text:style-name="Strong_20_Emphasis"><text:span text:style-name="T223">s</text:span></text:span><text:span text:style-name="Strong_20_Emphasis"><text:span text:style-name="T185">, as well no doubt </text:span></text:span><text:span text:style-name="Strong_20_Emphasis"><text:span text:style-name="T223">as </text:span></text:span><text:span text:style-name="Strong_20_Emphasis"><text:span text:style-name="T185">suffering from grass burn. Walk out into the jungle without any mosquito repellent or other means of self protection and you</text:span></text:span><text:span text:style-name="Strong_20_Emphasis"><text:span text:style-name="T535">'l</text:span></text:span><text:span text:style-name="Strong_20_Emphasis"><text:span text:style-name="T185">l be eaten alive. This is why we need to live in walled homes, mosquito proofed, sealed environments, to protect ourselves from </text:span></text:span><text:span text:style-name="Strong_20_Emphasis"><text:span text:style-name="T399">the rest of </text:span></text:span><text:span text:style-name="Strong_20_Emphasis"><text:span text:style-name="T185">nature. I believe </text:span></text:span><text:span text:style-name="Strong_20_Emphasis"><text:span text:style-name="T399">she</text:span></text:span><text:span text:style-name="Strong_20_Emphasis"><text:span text:style-name="T185"> is angry at us because we have been attempting to violently separate ourselves from her. I believe, that once we have found it within our hearts to put an end to this violence and anger directed toward her, then the very nature of our relationship will dramatically improve, and we will all feel much more unopposed and ultimately embraced and welcomed by her. </text:span></text:span></text:p>
        <text:p text:style-name="P486"><text:span text:style-name="Strong_20_Emphasis"><text:span text:style-name="T536">I'm not saying that we will have no homes nor shelters of sorts, but I am envisioning an era when we and our furless, clotheless bodies will spend much more time outside, communing with the splendour of a </text:span></text:span><text:span text:style-name="Strong_20_Emphasis"><text:span text:style-name="T537">composed and tranquil nature,</text:span></text:span><text:span text:style-name="Strong_20_Emphasis"><text:span text:style-name="T536"> and any shelters we do have will be much more open and significantly better aired.</text:span></text:span></text:p>
        <text:p text:style-name="P534"><text:span text:style-name="Strong_20_Emphasis"><text:span text:style-name="T185">Current observation of the so called natural world though, reveals there </text:span></text:span><text:span text:style-name="Strong_20_Emphasis"><text:span text:style-name="T536">to be much </text:span></text:span><text:span text:style-name="Strong_20_Emphasis"><text:span text:style-name="T185">conflict and competition between species, </text:span></text:span><text:span text:style-name="Strong_20_Emphasis"><text:span text:style-name="T537">and consequently </text:span></text:span><text:span text:style-name="Strong_20_Emphasis"><text:span text:style-name="T544">anger and fear dominate much of the world.</text:span></text:span><text:span text:style-name="Strong_20_Emphasis"><text:span text:style-name="T185"> Which is where we come in, </text:span></text:span><text:span text:style-name="Strong_20_Emphasis"><text:span text:style-name="T536">as</text:span></text:span><text:span text:style-name="Strong_20_Emphasis"><text:span text:style-name="T185"> once we finally stop misbehaving and </text:span></text:span><text:span text:style-name="Strong_20_Emphasis"><text:span text:style-name="T258">instead begin </text:span></text:span><text:span text:style-name="Strong_20_Emphasis"><text:span text:style-name="T185">leading by example, then all the anger and fear will finally begin to subside, </text:span></text:span><text:span text:style-name="Strong_20_Emphasis"><text:span text:style-name="T537">being replaced instead by ever maturing and flourishing feelings of kinship, cooperation and love (this is already in progress on many levels as these qualities and sentiments although often highly </text:span></text:span></text:p>
        <text:p text:style-name="P674"><draw:frame draw:style-name="fr3" draw:name="Frame63" text:anchor-type="paragraph" svg:x="7.421cm" svg:y="2.552cm" svg:width="4.62cm" draw:z-index="481"><draw:text-box fo:min-height="2.312cm"><text:p text:style-name="P27"><text:span text:style-name="Strong_20_Emphasis"><text:span text:style-name="T185">“They must find it difficult; those who have taken authority as truth, rather than truth as authority.” - Gerald Massey</text:span></text:span></text:p></draw:text-box></draw:frame><text:span text:style-name="Strong_20_Emphasis"><text:span text:style-name="T537">underrated and frequently suppressed are clearly even now present!).</text:span></text:span><text:span text:style-name="Strong_20_Emphasis"><text:span text:style-name="T185"> Once we have finally, </text:span></text:span><text:span text:style-name="Strong_20_Emphasis"><text:span text:style-name="T565">collectively</text:span></text:span><text:span text:style-name="Strong_20_Emphasis"><text:span text:style-name="T185"> changed our attitude toward other </text:span></text:span><text:span text:style-name="Strong_20_Emphasis"><text:span text:style-name="T447">life forms</text:span></text:span><text:span text:style-name="Strong_20_Emphasis"><text:span text:style-name="T185">, who we for the most part regard as commodities </text:span></text:span><text:span text:style-name="Strong_20_Emphasis"><text:span text:style-name="T537">and resources</text:span></text:span><text:span text:style-name="Strong_20_Emphasis"><text:span text:style-name="T185">, then the world </text:span></text:span><text:span text:style-name="Strong_20_Emphasis"><text:span text:style-name="T544">around us, </text:span></text:span><text:span text:style-name="Strong_20_Emphasis"><text:span text:style-name="T185">and all its creatures will inevitably follow suit, </text:span></text:span><text:span text:style-name="Strong_20_Emphasis"><text:span text:style-name="T223">s</text:span></text:span><text:span text:style-name="Strong_20_Emphasis"><text:span text:style-name="T185">piralling </text:span></text:span><text:span text:style-name="Strong_20_Emphasis"><text:span text:style-name="T537">forward </text:span></text:span><text:span text:style-name="Strong_20_Emphasis"><text:span text:style-name="T185">toward </text:span></text:span><text:span text:style-name="Strong_20_Emphasis"><text:span text:style-name="T537">lives of </text:span></text:span><text:span text:style-name="Strong_20_Emphasis"><text:span text:style-name="T538">amicability, </text:span></text:span><text:span text:style-name="Strong_20_Emphasis"><text:span text:style-name="T537">accord and unity</text:span></text:span><text:span text:style-name="Strong_20_Emphasis"><text:span text:style-name="T185">. As guardians, ours is a very unique role.</text:span></text:span></text:p>
        <text:h text:style-name="Heading_20_3" text:outline-level="3"><text:bookmark-start text:name="__RefHeading___Toc89940_578784993"/>Peaceful Evolution<text:bookmark-end text:name="__RefHeading___Toc89940_578784993"/></text:h>
        <text:p text:style-name="Text_20_body"><draw:frame draw:style-name="fr3" draw:name="Frame41" text:anchor-type="paragraph" svg:x="5.664cm" svg:y="8.839cm" svg:width="6.376cm" draw:z-index="90"><draw:text-box fo:min-height="2.944cm"><text:p text:style-name="P27"><text:span text:style-name="Strong_20_Emphasis"><text:span text:style-name="T185">“Peace begins in the kitchens and pantries, gardens and backyards, where our food is grown and prepared. The energies of nature and the infinite universe are absorbed through the foods we eat and are transmuted into our thoughts and actions.” - Michio Kushi</text:span></text:span></text:p></draw:text-box></draw:frame><text:span text:style-name="Strong_20_Emphasis"><text:span text:style-name="T185">Waiting for an enlightened, compassionate government to </text:span></text:span><text:span text:style-name="Strong_20_Emphasis"><text:span text:style-name="T544">bring lasting peace</text:span></text:span><text:span text:style-name="Strong_20_Emphasis"><text:span text:style-name="T185"> and prevent the ecosystem from collapsing completely, would be a wonderful lesson in futility. </text:span></text:span><text:span text:style-name="Strong_20_Emphasis"><text:span text:style-name="T544">I recognise g</text:span></text:span><text:span text:style-name="Strong_20_Emphasis"><text:span text:style-name="T185">overnment </text:span></text:span><text:span text:style-name="Strong_20_Emphasis"><text:span text:style-name="T544">a</text:span></text:span><text:span text:style-name="Strong_20_Emphasis"><text:span text:style-name="T185">s ultimately part of the problem not the solution, </text:span></text:span><text:span text:style-name="Strong_20_Emphasis"><text:span text:style-name="T544">and therefore believe that </text:span></text:span><text:span text:style-name="Strong_20_Emphasis"><text:span text:style-name="T185">replacing </text:span></text:span><text:span text:style-name="Strong_20_Emphasis"><text:span text:style-name="T544">one set of rulers with another </text:span></text:span><text:span text:style-name="Strong_20_Emphasis"><text:span text:style-name="T185">will </text:span></text:span><text:span text:style-name="Strong_20_Emphasis"><text:span text:style-name="T612">unlikely ever </text:span></text:span><text:span text:style-name="Strong_20_Emphasis"><text:span text:style-name="T185">be of </text:span></text:span><text:span text:style-name="Strong_20_Emphasis"><text:span text:style-name="T612">any</text:span></text:span><text:span text:style-name="Strong_20_Emphasis"><text:span text:style-name="T185"> </text:span></text:span><text:span text:style-name="Strong_20_Emphasis"><text:span text:style-name="T544">real </text:span></text:span><text:span text:style-name="Strong_20_Emphasis"><text:span text:style-name="T185">benefit. Previous attempts to overthrow leaders have resulted in little more than replacing one corrupt set of </text:span></text:span><text:span text:style-name="Strong_20_Emphasis"><text:span text:style-name="T542">rulers</text:span></text:span><text:span text:style-name="Strong_20_Emphasis"><text:span text:style-name="T185"> with another, and have gotten the world nowhere. Revolutions are clearly not what the world needs, both many Communist regimes and Hitler were good examples of this, eventually succeeding in overthrowing a corrupt government with one even more malicious. I recall reading somewhere once that war never determines who is right, only who is left, a sentiment I wholeheartedly agree with. No, the only real answer lies not in civil wars, coup d'états or revolutions, but in spiritual evolution, awakenings, on individual and global consciousness scales, and while we continue to embrace the mentality that </text:span></text:span><text:span text:style-name="Strong_20_Emphasis"><text:span text:style-name="T259">consuming</text:span></text:span><text:span text:style-name="Strong_20_Emphasis"><text:span text:style-name="T545"> the brutally slain,</text:span></text:span><text:span text:style-name="Strong_20_Emphasis"><text:span text:style-name="T185"> and </text:span></text:span><text:span text:style-name="Strong_20_Emphasis"><text:span text:style-name="T545">directly or indirectly supporting environmental</text:span></text:span><text:span text:style-name="Strong_20_Emphasis"><text:span text:style-name="T185"> destruction is defendably normal, while refusing the alternative path of doing forever less harm, we delay </text:span></text:span><text:span text:style-name="Strong_20_Emphasis"><text:span text:style-name="T542">such</text:span></text:span><text:span text:style-name="Strong_20_Emphasis"><text:span text:style-name="T185"> evolution.</text:span></text:span></text:p>
        <text:p text:style-name="Text_20_body"><text:span text:style-name="Strong_20_Emphasis"><text:span text:style-name="T185">Media, TV and film </text:span></text:span><text:span text:style-name="Strong_20_Emphasis"><text:span text:style-name="T545">almost</text:span></text:span><text:span text:style-name="Strong_20_Emphasis"><text:span text:style-name="T185"> continuously drum the opposite into us though, it's almost like there is a movement that wants for us to believe that conflict and combat are valid solutions. </text:span></text:span><text:span text:style-name="Strong_20_Emphasis"><text:span text:style-name="T545">B</text:span></text:span><text:span text:style-name="Strong_20_Emphasis"><text:span text:style-name="T185">ooks and films </text:span></text:span><text:span text:style-name="Strong_20_Emphasis"><text:span text:style-name="T545">are watched and read, </text:span></text:span><text:span text:style-name="Strong_20_Emphasis"><text:span text:style-name="T185">like Lord of the Rings, Harry Potter, Star Wars, </text:span></text:span><text:span text:style-name="Strong_20_Emphasis"><text:span text:style-name="T259">or</text:span></text:span><text:span text:style-name="Strong_20_Emphasis"><text:span text:style-name="T185"> The Lion the Witch and the Wardrobe, and always there is a battle between good and evil, naturally with the eventual triumph of good, but not before the </text:span></text:span><text:soft-page-break/><text:span text:style-name="Strong_20_Emphasis"><text:span text:style-name="T185">inevitable all out bloody onslaught; a massacre of flesh and spirit. But this is a </text:span></text:span><text:span text:style-name="Strong_20_Emphasis"><text:span text:style-name="T545">misleading fantasy as</text:span></text:span><text:span text:style-name="Strong_20_Emphasis"><text:span text:style-name="T185"> such scenarios arise from dark thoughts born from hatred, </text:span></text:span><text:span text:style-name="Strong_20_Emphasis"><text:span text:style-name="T399">o</text:span></text:span><text:span text:style-name="Strong_20_Emphasis"><text:span text:style-name="T185">ppression and revenge, where the only escape that can be envisioned is through conflict, combat and war, because that is </text:span></text:span><text:span text:style-name="Strong_20_Emphasis"><text:span text:style-name="T613">what</text:span></text:span><text:span text:style-name="Strong_20_Emphasis"><text:span text:style-name="T185"> the authors have been lead to believe will work.</text:span></text:span></text:p>
        <text:p text:style-name="P504"><text:span text:style-name="Strong_20_Emphasis"><text:span text:style-name="T1665">Mullah Nasruddin thought for a while, and then agreed: “Yes, it's far more productive to get odd than </text:span></text:span><text:span text:style-name="Strong_20_Emphasis"><text:span text:style-name="T1666">to get </text:span></text:span><text:span text:style-name="Strong_20_Emphasis"><text:span text:style-name="T1665">even.”</text:span></text:span></text:p>
        <text:p text:style-name="Text_20_body"><draw:frame draw:style-name="fr3" draw:name="Frame57" text:anchor-type="paragraph" svg:x="6.66cm" svg:y="2.974cm" svg:width="5.38cm" draw:z-index="102"><draw:text-box fo:min-height="3.925cm"><text:p text:style-name="P27"><text:span text:style-name="Strong_20_Emphasis"><text:span text:style-name="T185">“You assist an evil system most effectively by obeying its orders and decrees. Allegiance to it means partaking of the evil. A conscious person will resist an evil system with his or her whole soul. Disobedience of the laws of an evil state is therefore a duty.” - Mahatma Gandhi </text:span></text:span></text:p></draw:text-box></draw:frame><text:span text:style-name="Strong_20_Emphasis"><text:span text:style-name="T185">But </text:span></text:span><text:span text:style-name="Strong_20_Emphasis"><text:span text:style-name="T259">evil cannot be fought on its </text:span></text:span><text:span text:style-name="Strong_20_Emphasis"><text:span text:style-name="T185">own terms, fight</text:span></text:span><text:span text:style-name="Strong_20_Emphasis"><text:span text:style-name="T259">ing</text:span></text:span><text:span text:style-name="Strong_20_Emphasis"><text:span text:style-name="T185"> evil using the rules of evil, </text:span></text:span><text:span text:style-name="Strong_20_Emphasis"><text:span text:style-name="T259">succeeds in nothing but the </text:span></text:span><text:span text:style-name="Strong_20_Emphasis"><text:span text:style-name="T185">fan</text:span></text:span><text:span text:style-name="Strong_20_Emphasis"><text:span text:style-name="T259">ning of</text:span></text:span><text:span text:style-name="Strong_20_Emphasis"><text:span text:style-name="T185"> its </text:span></text:span><text:span text:style-name="Strong_20_Emphasis"><text:span text:style-name="T259">own </text:span></text:span><text:span text:style-name="Strong_20_Emphasis"><text:span text:style-name="T260">undousable </text:span></text:span><text:span text:style-name="Strong_20_Emphasis"><text:span text:style-name="T185">flames, matter</text:span></text:span><text:span text:style-name="Strong_20_Emphasis"><text:span text:style-name="T260">s not</text:span></text:span><text:span text:style-name="Strong_20_Emphasis"><text:span text:style-name="T185"> how hard </text:span></text:span><text:span text:style-name="Strong_20_Emphasis"><text:span text:style-name="T259">they are hit</text:span></text:span><text:span text:style-name="Strong_20_Emphasis"><text:span text:style-name="T185">, it simply doesn't work that way. Violence is never extinguished with more violence. Hatred is never vanquished with more hatred. That's why the revolution has to be a peaceful one, a non </text:span></text:span><text:span text:style-name="Strong_20_Emphasis"><text:span text:style-name="T546">violent evolutional</text:span></text:span><text:span text:style-name="Strong_20_Emphasis"><text:span text:style-name="T185"> one. Simply a laying down of arms and a refusal to participate. The more </text:span></text:span><text:span text:style-name="Strong_20_Emphasis"><text:span text:style-name="T546">violent </text:span></text:span><text:span text:style-name="Strong_20_Emphasis"><text:span text:style-name="T185">confrontation </text:span></text:span><text:span text:style-name="Strong_20_Emphasis"><text:span text:style-name="T260">is relied upon</text:span></text:span><text:span text:style-name="Strong_20_Emphasis"><text:span text:style-name="T185">, the more logs </text:span></text:span><text:span text:style-name="Strong_20_Emphasis"><text:span text:style-name="T260">are</text:span></text:span><text:span text:style-name="Strong_20_Emphasis"><text:span text:style-name="T185"> place</text:span></text:span><text:span text:style-name="Strong_20_Emphasis"><text:span text:style-name="T260">d</text:span></text:span><text:span text:style-name="Strong_20_Emphasis"><text:span text:style-name="T185"> on the fire. Only from a foundation of non-violence can </text:span></text:span><text:span text:style-name="Strong_20_Emphasis"><text:span text:style-name="T260">a </text:span></text:span><text:span text:style-name="Strong_20_Emphasis"><text:span text:style-name="T185">peaceful world </text:span></text:span><text:span text:style-name="Strong_20_Emphasis"><text:span text:style-name="T260">be built</text:span></text:span><text:span text:style-name="Strong_20_Emphasis"><text:span text:style-name="T185">. </text:span></text:span></text:p>
        <text:p text:style-name="Text_20_body"><text:span text:style-name="Strong_20_Emphasis"><text:span text:style-name="T185">There is no, nor has there ever been, such a thing as a holy war, the very idea is sacrilegious blasphemy; </text:span></text:span><text:span text:style-name="Strong_20_Emphasis"><text:span text:style-name="T399">a</text:span></text:span><text:span text:style-name="Strong_20_Emphasis"><text:span text:style-name="T185">nother lie, a classic example of an oxymoron. The Divine clearly has no desire for us to be fighting and killing one another. Any religious followers </text:span></text:span><text:span text:style-name="Strong_20_Emphasis"><text:span text:style-name="T260">insisting a</text:span></text:span><text:span text:style-name="Strong_20_Emphasis"><text:span text:style-name="T185"> war is holy, simply have no real idea </text:span></text:span><text:span text:style-name="Strong_20_Emphasis"><text:span text:style-name="T223">of the meaning of holy</text:span></text:span><text:span text:style-name="Strong_20_Emphasis"><text:span text:style-name="T185">.</text:span></text:span></text:p>
        <text:p text:style-name="Text_20_body"><text:span text:style-name="Strong_20_Emphasis"><text:span text:style-name="T185">Even watching violence daily, as most of us will do during our daily screen entertainment, we continue to drum violence as a normality into our bewildered psyches. From </text:span></text:span><text:span text:style-name="Strong_20_Emphasis"><text:span text:style-name="T629">so many</text:span></text:span><text:span text:style-name="Strong_20_Emphasis"><text:span text:style-name="T185"> angles violence is fed to our subconscious minds as just being a normal part of every day life, indeed, a </text:span></text:span><text:span text:style-name="Strong_20_Emphasis"><text:span text:style-name="T260">veritable </text:span></text:span><text:span text:style-name="Strong_20_Emphasis"><text:span text:style-name="T185">fact of life, even the nature programs teach us this. Which is why we have to step away from the TV, the film, the media, we need to start reprogramming ourselves. Violence is NOT normal, it is taught, it is a symptom of insanity. Each time the bad guy ends up getting inevitably king punched in some fashion, and the crowd cheers, the cheering once more pushes home that violence was the right solution when it never was, wait for things to settle, and </text:span></text:span><text:span text:style-name="Strong_20_Emphasis"><text:span text:style-name="T562">it will soon be noticed</text:span></text:span><text:span text:style-name="Strong_20_Emphasis"><text:span text:style-name="T185"> that nothing has really changed, just </text:span></text:span><text:span text:style-name="Strong_20_Emphasis"><text:span text:style-name="T453">one set of corrupt </text:span></text:span><text:soft-page-break/><text:span text:style-name="Strong_20_Emphasis"><text:span text:style-name="T453">leaders has been replaced by another.</text:span></text:span></text:p>
        <text:p text:style-name="Text_20_body"><draw:frame draw:style-name="fr5" draw:name="Frame436" text:anchor-type="paragraph" svg:y="1.088cm" svg:width="6.537cm" draw:z-index="229"><draw:text-box fo:min-height="1.73cm"><text:p text:style-name="P143"><text:span text:style-name="Strong_20_Emphasis"><text:span text:style-name="T804">“The </text:span></text:span><text:span text:style-name="Strong_20_Emphasis"><text:span text:style-name="T805">s</text:span></text:span><text:span text:style-name="Strong_20_Emphasis"><text:span text:style-name="T804">ocial sum total of everybody's little </text:span></text:span><text:span text:style-name="Strong_20_Emphasis"><text:span text:style-name="T805">everyday efforts, doubtless releases far more energy into the world than do rare heroic feats” - Robert Musil</text:span></text:span></text:p></draw:text-box></draw:frame><text:span text:style-name="Strong_20_Emphasis"><text:span text:style-name="T185">No, in </text:span></text:span><text:span text:style-name="Strong_20_Emphasis"><text:span text:style-name="T260">such </text:span></text:span><text:span text:style-name="Strong_20_Emphasis"><text:span text:style-name="T185">situations </text:span></text:span><text:span text:style-name="Strong_20_Emphasis"><text:span text:style-name="T546">forcefully opposing those who </text:span></text:span><text:span text:style-name="Strong_20_Emphasis"><text:span text:style-name="T564">may </text:span></text:span><text:span text:style-name="Strong_20_Emphasis"><text:span text:style-name="T546">attempt to suppress and dominate </text:span></text:span><text:span text:style-name="Strong_20_Emphasis"><text:span text:style-name="T185">is pointless and leads nowhere. The government is overflowing with some of the most depraved people on the planet, </text:span></text:span><text:span text:style-name="Strong_20_Emphasis"><text:span text:style-name="T546">and to add insult to injury people actually refer to them as </text:span></text:span><text:span text:style-name="Strong_20_Emphasis"><text:span text:style-name="T754">world leaders</text:span></text:span><text:span text:style-name="Strong_20_Emphasis"><text:span text:style-name="T546">.</text:span></text:span><text:span text:style-name="Strong_20_Emphasis"><text:span text:style-name="T185"> </text:span></text:span><text:span text:style-name="Strong_20_Emphasis"><text:span text:style-name="T546">T</text:span></text:span><text:span text:style-name="Strong_20_Emphasis"><text:span text:style-name="T185">ogether they </text:span></text:span><text:span text:style-name="Strong_20_Emphasis"><text:span text:style-name="T562">often </text:span></text:span><text:span text:style-name="Strong_20_Emphasis"><text:span text:style-name="T185">have the preconceived attitude that they alone know what is right and best! </text:span></text:span><text:span text:style-name="Strong_20_Emphasis"><text:span text:style-name="T560">Should the opportunity ever arise, </text:span></text:span><text:span text:style-name="Strong_20_Emphasis"><text:span text:style-name="T561">it may perhaps be useful to </text:span></text:span><text:span text:style-name="Strong_20_Emphasis"><text:span text:style-name="T547">attempt to reason with </text:span></text:span><text:span text:style-name="Strong_20_Emphasis"><text:span text:style-name="T560">anyone who has been allotted a</text:span></text:span><text:span text:style-name="Strong_20_Emphasis"><text:span text:style-name="T564">ny</text:span></text:span><text:span text:style-name="Strong_20_Emphasis"><text:span text:style-name="T560"> position of </text:span></text:span><text:span text:style-name="Strong_20_Emphasis"><text:span text:style-name="T564">power or </text:span></text:span><text:span text:style-name="Strong_20_Emphasis"><text:span text:style-name="T560">authority</text:span></text:span><text:span text:style-name="Strong_20_Emphasis"><text:span text:style-name="T547">, </text:span></text:span><text:span text:style-name="Strong_20_Emphasis"><text:span text:style-name="T560">we are after all, </text:span></text:span><text:span text:style-name="Strong_20_Emphasis"><text:span text:style-name="T561">after our uniforms are dropped,</text:span></text:span><text:span text:style-name="Strong_20_Emphasis"><text:span text:style-name="T560"> all </text:span></text:span><text:span text:style-name="Strong_20_Emphasis"><text:span text:style-name="T561">simply </text:span></text:span><text:span text:style-name="Strong_20_Emphasis"><text:span text:style-name="T564">temporary</text:span></text:span><text:span text:style-name="Strong_20_Emphasis"><text:span text:style-name="T561"> individuals of the same species</text:span></text:span><text:span text:style-name="Strong_20_Emphasis"><text:span text:style-name="T560">. I</text:span></text:span><text:span text:style-name="Strong_20_Emphasis"><text:span text:style-name="T547">n the absence of such encounters</text:span></text:span><text:span text:style-name="Strong_20_Emphasis"><text:span text:style-name="T185"> </text:span></text:span><text:span text:style-name="Strong_20_Emphasis"><text:span text:style-name="T560">or opportunities though, </text:span></text:span><text:span text:style-name="Strong_20_Emphasis"><text:span text:style-name="T561">I believe it best to </text:span></text:span><text:span text:style-name="Strong_20_Emphasis"><text:span text:style-name="T185">simply turn </text:span></text:span><text:span text:style-name="Strong_20_Emphasis"><text:span text:style-name="T561">one's</text:span></text:span><text:span text:style-name="Strong_20_Emphasis"><text:span text:style-name="T185"> back on the </text:span></text:span><text:span text:style-name="Strong_20_Emphasis"><text:span text:style-name="T562">syste</text:span></text:span><text:span text:style-name="Strong_20_Emphasis"><text:span text:style-name="T185">m. As much as </text:span></text:span><text:span text:style-name="Strong_20_Emphasis"><text:span text:style-name="T561">one is able</text:span></text:span><text:span text:style-name="Strong_20_Emphasis"><text:span text:style-name="T185">, try to leave </text:span></text:span><text:span text:style-name="Strong_20_Emphasis"><text:span text:style-name="T562">it</text:span></text:span><text:span text:style-name="Strong_20_Emphasis"><text:span text:style-name="T185"> behind. Simply stop playing into the game, cease compliance. I'm aware this is far easier said than done, and likely not a task achievable overnight, think of it more as a direction, and perhaps begin by trying not to take </text:span></text:span><text:span text:style-name="Strong_20_Emphasis"><text:span text:style-name="T563">any</text:span></text:span><text:span text:style-name="Strong_20_Emphasis"><text:span text:style-name="T547"> so-called </text:span></text:span><text:span text:style-name="Strong_20_Emphasis"><text:span text:style-name="T185">authority too seriously.</text:span></text:span></text:p>
        <text:p text:style-name="Text_20_body"><draw:frame draw:style-name="fr3" draw:name="Frame59" text:anchor-type="paragraph" svg:x="5.279cm" svg:y="1.697cm" svg:width="6.761cm" draw:z-index="7"><draw:text-box fo:min-height="3.949cm"><text:p text:style-name="P27"><text:span text:style-name="Strong_20_Emphasis"><text:span text:style-name="T185">“</text:span></text:span><text:span text:style-name="Strong_20_Emphasis"><text:span text:style-name="T569">Desiring</text:span></text:span><text:span text:style-name="Strong_20_Emphasis"><text:span text:style-name="T185"> to get back to nature, to defend and live symbiotically with her </text:span></text:span><text:span text:style-name="Strong_20_Emphasis"><text:span text:style-name="T569">should not be conceived as misbehaving</text:span></text:span><text:span text:style-name="Strong_20_Emphasis"><text:span text:style-name="T185">. </text:span></text:span><text:span text:style-name="Strong_20_Emphasis"><text:span text:style-name="T569">However, misbehaviour is clearly committed by </text:span></text:span><text:span text:style-name="Strong_20_Emphasis"><text:span text:style-name="T185">th</text:span></text:span><text:span text:style-name="Strong_20_Emphasis"><text:span text:style-name="T400">ose</text:span></text:span><text:span text:style-name="Strong_20_Emphasis"><text:span text:style-name="T185"> who w</text:span></text:span><text:span text:style-name="Strong_20_Emphasis"><text:span text:style-name="T400">ish</text:span></text:span><text:span text:style-name="Strong_20_Emphasis"><text:span text:style-name="T185"> to profit from her, to disfigure </text:span></text:span><text:span text:style-name="Strong_20_Emphasis"><text:span text:style-name="T400">and</text:span></text:span><text:span text:style-name="Strong_20_Emphasis"><text:span text:style-name="T185"> lay her barren, to remove all life upon her in order to extract any oil, mineral or metals they can and then abandon her, raped and violated.” - Author</text:span></text:span></text:p></draw:text-box></draw:frame><text:span text:style-name="Strong_20_Emphasis"><text:span text:style-name="T185">Be aware that by paying tax to a corrupt government, </text:span></text:span><text:span text:style-name="Strong_20_Emphasis"><text:span text:style-name="T448">one</text:span></text:span><text:span text:style-name="Strong_20_Emphasis"><text:span text:style-name="T185"> basically financ</text:span></text:span><text:span text:style-name="Strong_20_Emphasis"><text:span text:style-name="T448">es</text:span></text:span><text:span text:style-name="Strong_20_Emphasis"><text:span text:style-name="T185"> corruption. </text:span></text:span><text:span text:style-name="Strong_20_Emphasis"><text:span text:style-name="T569">W</text:span></text:span><text:span text:style-name="Strong_20_Emphasis"><text:span text:style-name="T185">e should constantly try and remind ourselves that playing a role in a system that is corrupt, indeed rotten at the core, is not a role any of us have truly chosen, but one that we have been born into </text:span></text:span><text:span text:style-name="Strong_20_Emphasis"><text:span text:style-name="T400">and had forced upon us</text:span></text:span><text:span text:style-name="Strong_20_Emphasis"><text:span text:style-name="T185">, and one that generally goes unchallenged. Are you ready for the challenge?</text:span></text:span></text:p>
        <text:p text:style-name="P487"><text:span text:style-name="Strong_20_Emphasis"><text:span text:style-name="T185">Thus I see the inevitable passing of our current system of injustice crumbling from the ground up, rather than being overthrown at the top. </text:span></text:span><text:span text:style-name="Strong_20_Emphasis"><text:span text:style-name="T547">Once we realise our power as individuals to stand up for ourselves, and the world in general, by </text:span></text:span><text:span text:style-name="Strong_20_Emphasis"><text:span text:style-name="T565">evolving our</text:span></text:span><text:span text:style-name="Strong_20_Emphasis"><text:span text:style-name="T547"> conscience and concern with every </text:span></text:span><text:span text:style-name="Strong_20_Emphasis"><text:span text:style-name="T565">consumer choice</text:span></text:span><text:span text:style-name="Strong_20_Emphasis"><text:span text:style-name="T547">, and ceasing</text:span></text:span><text:span text:style-name="Strong_20_Emphasis"><text:span text:style-name="T185"> all purchase of goods we know with certainty involve exploitation, we are already making headway into changing the system from the </text:span></text:span><text:span text:style-name="Strong_20_Emphasis"><text:span text:style-name="T223">in</text:span></text:span><text:span text:style-name="Strong_20_Emphasis"><text:span text:style-name="T185">side </text:span></text:span><text:span text:style-name="Strong_20_Emphasis"><text:span text:style-name="T223">out</text:span></text:span><text:span text:style-name="Strong_20_Emphasis"><text:span text:style-name="T185">. </text:span></text:span><text:soft-page-break/><text:span text:style-name="Strong_20_Emphasis"><text:span text:style-name="T185">By refusing to be mindless consumer drones who ignorantly turn blind eye</text:span></text:span><text:span text:style-name="Strong_20_Emphasis"><text:span text:style-name="T260">s</text:span></text:span><text:span text:style-name="Strong_20_Emphasis"><text:span text:style-name="T185"> to</text:span></text:span><text:span text:style-name="Strong_20_Emphasis"><text:span text:style-name="T260">ward</text:span></text:span><text:span text:style-name="Strong_20_Emphasis"><text:span text:style-name="T185"> everything we participate in, we make bold, silent statements that empower others to do likewise. </text:span></text:span></text:p>
        <text:h text:style-name="P733" text:outline-level="3"><text:bookmark-start text:name="__RefHeading__19312_186345677"/>Hierarchy Hinders Peace<text:bookmark-end text:name="__RefHeading__19312_186345677"/></text:h>
        <text:p text:style-name="P383">Once more, I recognise no real authority below the Divine, of which we are all intricately entwined. Who is any man to have authority over another? We are all born equal, with unique individualities, but none of them inherently superior to another. Authority over any of us is an imposition, a statement of violence, a statement of oppression, a statement of bully. </text:p>
        <text:p text:style-name="P383"><draw:frame draw:style-name="fr3" draw:name="Frame13" text:anchor-type="paragraph" svg:x="8.4cm" svg:y="3.113cm" svg:width="3.641cm" draw:z-index="87"><draw:text-box fo:min-height="0.945cm"><text:p text:style-name="P27"><text:span text:style-name="Strong_20_Emphasis"><text:span text:style-name="T185">“We are here to heal, not harm. We are here to love, not hate. We are here to create, not destroy.”</text:span></text:span></text:p><text:p text:style-name="P27"><text:span text:style-name="Strong_20_Emphasis"><text:span text:style-name="T98"><text:s/>- A. D. Williams</text:span></text:span></text:p></draw:text-box></draw:frame>While we accept the authority of another or others to reign supreme over our lives, we'll never have peace. Peace is never to be had under oppression and suppression, <text:span text:style-name="T1352">which can only lead to depression. Peace</text:span> can only come a<text:span text:style-name="T1124">bout through</text:span> complete and utter declared freedom. There is no peace among ranks. There is no peace with orders prohibiting our movements and liberties. There can be no peace while we are forced to carry ID and willingly adhere to nationalism. We cannot declare ourselves American or Armenian and expect peace. Peace only comes through accepting our place as earthlings, living alongside other earthlings <text:span text:style-name="T1314">and </text:span>acknowledg<text:span text:style-name="T1314">ing</text:span> that every form of life has equal right to be here.</text:p>
        <text:p text:style-name="P531">Mullah Nasruddin and his friend Abdul sat at the immigration office, waiting to hear if they had been granted citizenship. Nasruddin's name was called out, and he turned to his friend, said; 'Wish me luck”, and disappeared into a room where a man stood beckoning him. After a while he reappeared with a big smile <text:span text:style-name="T1678">across</text:span> his face. “Well, it looks like you got it!” Said Abdul slightly anxiously. “Don't talk to me,” replied the Mullah, and under his breath whispered “Bloody foreigners!”.</text:p>
        <text:p text:style-name="P668"><text:span text:style-name="Strong_20_Emphasis"><text:span text:style-name="T569">May e</text:span></text:span><text:span text:style-name="Strong_20_Emphasis"><text:span text:style-name="T185">very soldier wake up and recognise that it is not their war. There is nothing cowardly about laying down weapons and making a peaceful stand against violence. Conscientious objectors are the true heroes of every war, not those who obediently bare arms to the front line and shoot on demand. </text:span></text:span><text:span text:style-name="Strong_20_Emphasis"><text:span text:style-name="T401">Such willingness to unquestioningly obey orders is a sign of drone-like mentality, fear of authority and </text:span></text:span><text:soft-page-break/><text:span text:style-name="Strong_20_Emphasis"><text:span text:style-name="T401">cowardice. </text:span></text:span><text:span text:style-name="Strong_20_Emphasis"><text:span text:style-name="T260">The real deserters are those who forsake </text:span></text:span><text:span text:style-name="Strong_20_Emphasis"><text:span text:style-name="T652">what vestiges of </text:span></text:span><text:span text:style-name="Strong_20_Emphasis"><text:span text:style-name="T260">sanity </text:span></text:span><text:span text:style-name="Strong_20_Emphasis"><text:span text:style-name="T652">they have remaining</text:span></text:span><text:span text:style-name="Strong_20_Emphasis"><text:span text:style-name="T260">, desert their homes and families, and let themselves be deployed out to fight and kill others </text:span></text:span><text:span text:style-name="Strong_20_Emphasis"><text:span text:style-name="T402">remarkably</text:span></text:span><text:span text:style-name="Strong_20_Emphasis"><text:span text:style-name="T260"> </text:span></text:span><text:span text:style-name="Strong_20_Emphasis"><text:span text:style-name="T548">similar to</text:span></text:span><text:span text:style-name="Strong_20_Emphasis"><text:span text:style-name="T260"> themselves, men and women </text:span></text:span><text:span text:style-name="Strong_20_Emphasis"><text:span text:style-name="T548">obediently </text:span></text:span><text:span text:style-name="Strong_20_Emphasis"><text:span text:style-name="T403">and subserviently </text:span></text:span><text:span text:style-name="Strong_20_Emphasis"><text:span text:style-name="T548">following</text:span></text:span><text:span text:style-name="Strong_20_Emphasis"><text:span text:style-name="T260"> orders, hornswoggled into seeing the enemy as the enemy.</text:span></text:span></text:p>
        <text:p text:style-name="P668"><draw:frame draw:style-name="fr5" draw:name="Frame88" text:anchor-type="paragraph" svg:y="3.522cm" svg:width="5.847cm" draw:z-index="111"><draw:text-box fo:min-height="4.362cm"><text:p text:style-name="P27"><text:span text:style-name="Strong_20_Emphasis"><text:span text:style-name="T185">“Our daily choices create our reality; therefore we must be conscious of what we are creating. If we wish for love, peace and harmony, then our choices must be in alignment with that energy. If we pay for products that involve pain, suffering and war, then we are creating the reality of pain, suffering and war. It is that simple everything is energy.” - Lena Novak</text:span></text:span></text:p></draw:text-box></draw:frame><text:span text:style-name="Strong_20_Emphasis"><text:span text:style-name="T570">People fight for</text:span></text:span><text:span text:style-name="Strong_20_Emphasis"><text:span text:style-name="T260"> land or resources which </text:span></text:span><text:span text:style-name="Strong_20_Emphasis"><text:span text:style-name="T574">are</text:span></text:span><text:span text:style-name="Strong_20_Emphasis"><text:span text:style-name="T570"> fundamentally not theirs to fight for. They join</text:span></text:span><text:span text:style-name="Strong_20_Emphasis"><text:span text:style-name="T260"> wars which are none of their business, </text:span></text:span><text:span text:style-name="Strong_20_Emphasis"><text:span text:style-name="T261">although undoubtedly</text:span></text:span><text:span text:style-name="Strong_20_Emphasis"><text:span text:style-name="T260"> the </text:span></text:span><text:span text:style-name="Strong_20_Emphasis"><text:span text:style-name="T575">declared </text:span></text:span><text:span text:style-name="Strong_20_Emphasis"><text:span text:style-name="T260">big business of </text:span></text:span><text:span text:style-name="Strong_20_Emphasis"><text:span text:style-name="T261">others; there </text:span></text:span><text:span text:style-name="Strong_20_Emphasis"><text:span text:style-name="T549">are</text:span></text:span><text:span text:style-name="Strong_20_Emphasis"><text:span text:style-name="T261"> always </text:span></text:span><text:span text:style-name="Strong_20_Emphasis"><text:span text:style-name="T549">those who</text:span></text:span><text:span text:style-name="Strong_20_Emphasis"><text:span text:style-name="T261"> stand to profit from every act of organised combat, </text:span></text:span><text:span text:style-name="Strong_20_Emphasis"><text:span text:style-name="T575">but the spoils of war are always spoils regardless of whoever most forcefully claims them</text:span></text:span><text:span text:style-name="Strong_20_Emphasis"><text:span text:style-name="T260">. </text:span></text:span><text:span text:style-name="Strong_20_Emphasis"><text:span text:style-name="T570">After lifetimes of society brainwashing, </text:span></text:span><text:span text:style-name="Strong_20_Emphasis"><text:span text:style-name="T575">some people </text:span></text:span><text:span text:style-name="Strong_20_Emphasis"><text:span text:style-name="T185">willingly put their own lives at risk </text:span></text:span><text:span text:style-name="Strong_20_Emphasis"><text:span text:style-name="T401">when</text:span></text:span><text:span text:style-name="Strong_20_Emphasis"><text:span text:style-name="T185"> authority </text:span></text:span><text:span text:style-name="Strong_20_Emphasis"><text:span text:style-name="T549">command</text:span></text:span><text:span text:style-name="Strong_20_Emphasis"><text:span text:style-name="T185">s them to. </text:span></text:span><text:span text:style-name="Strong_20_Emphasis"><text:span text:style-name="T555">I</text:span></text:span><text:span text:style-name="Strong_20_Emphasis"><text:span text:style-name="T549">n many cases, </text:span></text:span><text:span text:style-name="Strong_20_Emphasis"><text:span text:style-name="T575">they</text:span></text:span><text:span text:style-name="Strong_20_Emphasis"><text:span text:style-name="T553"> </text:span></text:span><text:span text:style-name="Strong_20_Emphasis"><text:span text:style-name="T570">have </text:span></text:span><text:span text:style-name="Strong_20_Emphasis"><text:span text:style-name="T575">be</text:span></text:span><text:span text:style-name="Strong_20_Emphasis"><text:span text:style-name="T570">come</text:span></text:span><text:span text:style-name="Strong_20_Emphasis"><text:span text:style-name="T553"> so </text:span></text:span><text:span text:style-name="Strong_20_Emphasis"><text:span text:style-name="T554">incredibly </text:span></text:span><text:span text:style-name="Strong_20_Emphasis"><text:span text:style-name="T553">submissive </text:span></text:span><text:span text:style-name="Strong_20_Emphasis"><text:span text:style-name="T575">and obeisant</text:span></text:span><text:span text:style-name="Strong_20_Emphasis"><text:span text:style-name="T553">, </text:span></text:span><text:span text:style-name="Strong_20_Emphasis"><text:span text:style-name="T550">direct orders are </text:span></text:span><text:span text:style-name="Strong_20_Emphasis"><text:span text:style-name="T552">un</text:span></text:span><text:span text:style-name="Strong_20_Emphasis"><text:span text:style-name="T550">necessary a</text:span></text:span><text:span text:style-name="Strong_20_Emphasis"><text:span text:style-name="T554">s</text:span></text:span><text:span text:style-name="Strong_20_Emphasis"><text:span text:style-name="T550"> </text:span></text:span><text:span text:style-name="Strong_20_Emphasis"><text:span text:style-name="T555">compliance is automatic and even somewhat expected through powerful</text:span></text:span><text:span text:style-name="Strong_20_Emphasis"><text:span text:style-name="T550"> </text:span></text:span><text:span text:style-name="Strong_20_Emphasis"><text:span text:style-name="T549">subliminal </text:span></text:span><text:span text:style-name="Strong_20_Emphasis"><text:span text:style-name="T555">media </text:span></text:span><text:span text:style-name="Strong_20_Emphasis"><text:span text:style-name="T549">suggestion, </text:span></text:span><text:span text:style-name="Strong_20_Emphasis"><text:span text:style-name="T555">strong desire to fit in and be </text:span></text:span><text:span text:style-name="Strong_20_Emphasis"><text:span text:style-name="T755">normal</text:span></text:span><text:span text:style-name="Strong_20_Emphasis"><text:span text:style-name="T555">, </text:span></text:span><text:span text:style-name="Strong_20_Emphasis"><text:span text:style-name="T553">and </text:span></text:span><text:span text:style-name="Strong_20_Emphasis"><text:span text:style-name="T559">shiny </text:span></text:span><text:span text:style-name="Strong_20_Emphasis"><text:span text:style-name="T553">“hero's medal</text:span></text:span><text:span text:style-name="Strong_20_Emphasis"><text:span text:style-name="T554">s</text:span></text:span><text:span text:style-name="Strong_20_Emphasis"><text:span text:style-name="T553">”, </text:span></text:span><text:span text:style-name="Strong_20_Emphasis"><text:span text:style-name="T559">badges of dishonour </text:span></text:span><text:span text:style-name="Strong_20_Emphasis"><text:span text:style-name="T553">dangled at the end of a stick </text:span></text:span><text:span text:style-name="Strong_20_Emphasis"><text:span text:style-name="T566">to reinforce the </text:span></text:span><text:span text:style-name="Strong_20_Emphasis"><text:span text:style-name="T567">illusion of valour</text:span></text:span><text:span text:style-name="Strong_20_Emphasis"><text:span text:style-name="T549">!</text:span></text:span><text:span text:style-name="Strong_20_Emphasis"><text:span text:style-name="T185"> </text:span></text:span><text:span text:style-name="Strong_20_Emphasis"><text:span text:style-name="T555">A</text:span></text:span><text:span text:style-name="Strong_20_Emphasis"><text:span text:style-name="T185">ll war is immoral, </text:span></text:span><text:span text:style-name="Strong_20_Emphasis"><text:span text:style-name="T260">a</text:span></text:span><text:span text:style-name="Strong_20_Emphasis"><text:span text:style-name="T185">ll institutionalised murder is part of a collective dementia. </text:span></text:span><text:span text:style-name="Strong_20_Emphasis"><text:span text:style-name="T575">The only valid reason to defend land is for the land's sake, and for those who live upon it, not for how it can be exploited and profited from.</text:span></text:span></text:p>
        <text:h text:style-name="Heading_20_3" text:outline-level="3"><text:bookmark-start text:name="__RefHeading__19144_186345677"/><text:span text:style-name="Strong_20_Emphasis"><text:span text:style-name="T767">Facing The Challenge Honestly</text:span></text:span><text:bookmark-end text:name="__RefHeading__19144_186345677"/></text:h>
        <text:p text:style-name="Text_20_body"><text:span text:style-name="Strong_20_Emphasis"><text:span text:style-name="T185">Current societ</text:span></text:span><text:span text:style-name="Strong_20_Emphasis"><text:span text:style-name="T558">ies</text:span></text:span><text:span text:style-name="Strong_20_Emphasis"><text:span text:style-name="T185"> </text:span></text:span><text:span text:style-name="Strong_20_Emphasis"><text:span text:style-name="T558">are</text:span></text:span><text:span text:style-name="Strong_20_Emphasis"><text:span text:style-name="T185"> set up such that nearly everything we do is in some way morally tainted. We are </text:span></text:span><text:span text:style-name="Strong_20_Emphasis"><text:span text:style-name="T555">coerced</text:span></text:span><text:span text:style-name="Strong_20_Emphasis"><text:span text:style-name="T185"> to live in </text:span></text:span><text:span text:style-name="Strong_20_Emphasis"><text:span text:style-name="T558">ways </text:span></text:span><text:span text:style-name="Strong_20_Emphasis"><text:span text:style-name="T559">such that</text:span></text:span><text:span text:style-name="Strong_20_Emphasis"><text:span text:style-name="T185"> we are often given no </text:span></text:span><text:span text:style-name="Strong_20_Emphasis"><text:span text:style-name="T555">clear</text:span></text:span><text:span text:style-name="Strong_20_Emphasis"><text:span text:style-name="T185"> choice other than to be hypocrites to our own morals, whether it be through paying taxes that we know partially go toward funding violence and warfare, or the transport we </text:span></text:span><text:span text:style-name="Strong_20_Emphasis"><text:span text:style-name="T559">rely heavily on</text:span></text:span><text:span text:style-name="Strong_20_Emphasis"><text:span text:style-name="T185">, heavily </text:span></text:span><text:span text:style-name="Strong_20_Emphasis"><text:span text:style-name="T559">dependent</text:span></text:span><text:span text:style-name="Strong_20_Emphasis"><text:span text:style-name="T185"> on fossil fuels pillaged from beneath the earth's crust in clearly harmful ways, or the whole information technology age where we </text:span></text:span><text:span text:style-name="Strong_20_Emphasis"><text:span text:style-name="T568">so many of us are</text:span></text:span><text:span text:style-name="Strong_20_Emphasis"><text:span text:style-name="T185"> </text:span></text:span><text:span text:style-name="Strong_20_Emphasis"><text:span text:style-name="T556">hooked</text:span></text:span><text:span text:style-name="Strong_20_Emphasis"><text:span text:style-name="T185"> on laptops built in sweat shops by exploited workers often putting their own lives at risk for </text:span></text:span><text:span text:style-name="Strong_20_Emphasis"><text:span text:style-name="T262">under</text:span></text:span><text:span text:style-name="Strong_20_Emphasis"><text:span text:style-name="T185"> minimum wage</text:span></text:span><text:span text:style-name="Strong_20_Emphasis"><text:span text:style-name="T262">s</text:span></text:span><text:span text:style-name="Strong_20_Emphasis"><text:span text:style-name="T185">. </text:span></text:span></text:p>
        <text:p text:style-name="P489"><draw:frame draw:style-name="fr3" draw:name="Frame60" text:anchor-type="paragraph" svg:x="7.564cm" svg:y="3.007cm" svg:width="4.477cm" draw:z-index="92"><draw:text-box fo:min-height="3.522cm"><text:p text:style-name="P27"><text:span text:style-name="Strong_20_Emphasis"><text:span text:style-name="T185">“Never be afraid to raise your voice for honesty and truth and compassion against injustice and lying and greed. If people all over the world would do this, it would change the earth.” - William Faulkner</text:span></text:span></text:p></draw:text-box></draw:frame><text:soft-page-break/><text:span text:style-name="Strong_20_Emphasis"><text:span text:style-name="T185">Facing such challenges, one might easily be overwhelmed with negativity, or adopt the attitude that the situation is hopeless and the system </text:span></text:span><text:span text:style-name="Strong_20_Emphasis"><text:span text:style-name="T556">unbeatable</text:span></text:span><text:span text:style-name="Strong_20_Emphasis"><text:span text:style-name="T185">. </text:span></text:span><text:span text:style-name="Strong_20_Emphasis"><text:span text:style-name="T570">The truth is, presently we can see many challenges that appear to us as momentarily insurmountable,</text:span></text:span><text:span text:style-name="Strong_20_Emphasis"><text:span text:style-name="T185"> but these should never hinder us from other forms of progress and other beneficial reforms. With time a solution will </text:span></text:span><text:span text:style-name="Strong_20_Emphasis"><text:span text:style-name="T404">always </text:span></text:span><text:span text:style-name="Strong_20_Emphasis"><text:span text:style-name="T185">present itself, even if it </text:span></text:span><text:span text:style-name="Strong_20_Emphasis"><text:span text:style-name="T404">requires</text:span></text:span><text:span text:style-name="Strong_20_Emphasis"><text:span text:style-name="T185"> a radical change in lifestyle </text:span></text:span><text:span text:style-name="Strong_20_Emphasis"><text:span text:style-name="T675">or</text:span></text:span><text:span text:style-name="Strong_20_Emphasis"><text:span text:style-name="T566"> relocation</text:span></text:span><text:span text:style-name="Strong_20_Emphasis"><text:span text:style-name="T185">. Radical change is not something which needs to be feared, but part of the thrill of life, frequently stifled by the mundane. </text:span></text:span></text:p>
        <text:p text:style-name="Text_20_body"><draw:frame draw:style-name="fr3" draw:name="Frame22" text:anchor-type="paragraph" svg:x="6.733cm" svg:y="5.445cm" svg:width="5.308cm" draw:z-index="1"><draw:text-box fo:min-height="3.542cm"><text:p text:style-name="P27"><text:span text:style-name="Strong_20_Emphasis"><text:span text:style-name="T185">“Remembering that you are going to die is the best way I know to avoid the trap of thinking you have something to lose. You are already naked. There is no reason not to follow your heart.” - Steve Jobs</text:span></text:span></text:p></draw:text-box></draw:frame><text:span text:style-name="Strong_20_Emphasis"><text:span text:style-name="T185">If you try to leave </text:span></text:span><text:span text:style-name="Strong_20_Emphasis"><text:span text:style-name="T729">civilisation</text:span></text:span><text:span text:style-name="Strong_20_Emphasis"><text:span text:style-name="T185"> behind completely, and live entirely independently </text:span></text:span><text:span text:style-name="Strong_20_Emphasis"><text:span text:style-name="T575">on the land and </text:span></text:span><text:span text:style-name="Strong_20_Emphasis"><text:span text:style-name="T185">off the </text:span></text:span><text:span text:style-name="Strong_20_Emphasis"><text:span text:style-name="T404">grid</text:span></text:span><text:span text:style-name="Strong_20_Emphasis"><text:span text:style-name="T185">, which, provided one does so with a genuine attitude of respect and consideration for the lives of those already at home in th</text:span></text:span><text:span text:style-name="Strong_20_Emphasis"><text:span text:style-name="T557">e</text:span></text:span><text:span text:style-name="Strong_20_Emphasis"><text:span text:style-name="T185"> spot </text:span></text:span><text:span text:style-name="Strong_20_Emphasis"><text:span text:style-name="T557">you choose</text:span></text:span><text:span text:style-name="Strong_20_Emphasis"><text:span text:style-name="T185">, is a perfectly valid option that in and of itself bears no immoral connotations, then, as stated, you will automatically become an outlaw, running the very real risk of being arrested and tried as an illegal trespasser, that in all likelihood would result in prosecution or some other </text:span></text:span><text:span text:style-name="Strong_20_Emphasis"><text:span text:style-name="T404">form</text:span></text:span><text:span text:style-name="Strong_20_Emphasis"><text:span text:style-name="T185"> of punishment. Clearly this is an option that needs the true anarchist, pioneer spirit, and a challenge </text:span></text:span><text:span text:style-name="Strong_20_Emphasis"><text:span text:style-name="T262">which understandably most</text:span></text:span><text:span text:style-name="Strong_20_Emphasis"><text:span text:style-name="T185"> would be </text:span></text:span><text:span text:style-name="Strong_20_Emphasis"><text:span text:style-name="T262">un</text:span></text:span><text:span text:style-name="Strong_20_Emphasis"><text:span text:style-name="T185">ready for.</text:span></text:span></text:p>
        <text:h text:style-name="P740" text:outline-level="3"><text:bookmark-start text:name="__RefHeading__24088_308910726"/>Reclaim your Heritage<text:bookmark-end text:name="__RefHeading__24088_308910726"/></text:h>
        <text:p text:style-name="P473"><text:span text:style-name="Strong_20_Emphasis"><text:span text:style-name="T185">There is land out there though, go and take it, I give it to you with as much profound authority as anyone who ever gave or sold land that never actually belonged to them. Take it not as yours, but as guardians </text:span></text:span><text:span text:style-name="Strong_20_Emphasis"><text:span text:style-name="T708">and</text:span></text:span><text:span text:style-name="Strong_20_Emphasis"><text:span text:style-name="T185"> gardeners of that land, for you should know I write tongue in cheek, land can never belong to anyone, it is us that belong to the land, it is we who have a moral duty to protect the land, for mother nature cannot fight bulldozers and tripple-axe-hackers, chainsaws and dynamite, and needs to be stood up for. It is a complete falsehood that land is in some fashion </text:span></text:span><text:span text:style-name="Strong_20_Emphasis"><text:span text:style-name="T729">owned</text:span></text:span><text:span text:style-name="Strong_20_Emphasis"><text:span text:style-name="T185"> by </text:span></text:span><text:span text:style-name="Strong_20_Emphasis"><text:span text:style-name="T570">individual, corporations and governments</text:span></text:span><text:span text:style-name="Strong_20_Emphasis"><text:span text:style-name="T185">, intent on obliterating it, slowly raping it of its topsoil and mineral resources. This is theft, this is violence, this is pillage, this is greed, this is sad destruction with no real goal but </text:span></text:span><text:soft-page-break/><text:span text:style-name="Strong_20_Emphasis"><text:span text:style-name="T185">the desperate biggering of bank accounts </text:span></text:span><text:span text:style-name="Strong_20_Emphasis"><text:span text:style-name="T570">and egos</text:span></text:span><text:span text:style-name="Strong_20_Emphasis"><text:span text:style-name="T185">. </text:span></text:span></text:p>
        <text:p text:style-name="P490"><draw:frame draw:style-name="fr3" draw:name="Frame487" text:anchor-type="paragraph" svg:x="8.114cm" svg:y="1.099cm" svg:width="3.926cm" draw:z-index="291"><draw:text-box fo:min-height="0.041cm"><text:p text:style-name="P27"><text:span text:style-name="Strong_20_Emphasis"><text:span text:style-name="T185">“</text:span></text:span><text:span text:style-name="Strong_20_Emphasis"><text:span text:style-name="T585">If love is universal, no one can be left out</text:span></text:span><text:span text:style-name="Strong_20_Emphasis"><text:span text:style-name="T185">.” - </text:span></text:span><text:span text:style-name="Strong_20_Emphasis"><text:span text:style-name="T585">Deepak Chopra</text:span></text:span></text:p></draw:text-box></draw:frame><text:span text:style-name="Strong_20_Emphasis"><text:span text:style-name="T571">We are all part of the mass human conspiracy to separate ourselves from the rest of life on earth, and collectively w</text:span></text:span><text:span text:style-name="Strong_20_Emphasis"><text:span text:style-name="T185">e have hoodwinked </text:span></text:span><text:span text:style-name="Strong_20_Emphasis"><text:span text:style-name="T571">each other </text:span></text:span><text:span text:style-name="Strong_20_Emphasis"><text:span text:style-name="T185">into believing that everything is owned, and that nothing is free, so much so, that </text:span></text:span><text:span text:style-name="Strong_20_Emphasis"><text:span text:style-name="T571">en mass </text:span></text:span><text:span text:style-name="Strong_20_Emphasis"><text:span text:style-name="T185">we've adopted </text:span></text:span><text:span text:style-name="Strong_20_Emphasis"><text:span text:style-name="T571">and share </text:span></text:span><text:span text:style-name="Strong_20_Emphasis"><text:span text:style-name="T185">the warped notion that if something is free, there must be a negative catch involved. Yet everything the land gives, it does so freely, and profiting from that which is given freely, or in most cases</text:span></text:span><text:span text:style-name="Strong_20_Emphasis"><text:span text:style-name="T263"> </text:span></text:span><text:span text:style-name="Strong_20_Emphasis"><text:span text:style-name="T185">stolen, ripped violently from the land, is in essence immoral. And each time we buy, we are either buying a gift, or stolen goods with violent origins. It is because our own freedoms have been s</text:span></text:span><text:span text:style-name="Strong_20_Emphasis"><text:span text:style-name="T404">hackled</text:span></text:span><text:span text:style-name="Strong_20_Emphasis"><text:span text:style-name="T185"> we are mostly unable to see this. The whole concept of money and ownership is robbery. Yes, in essence, all property is indeed theft, and I mean this in no communistic way, my thoughts don't stem from communism or any other political ideology. </text:span></text:span></text:p>
        <text:p text:style-name="P479"><draw:frame draw:style-name="fr3" draw:name="Frame198" text:anchor-type="paragraph" svg:x="5.203cm" svg:y="0.492cm" svg:width="6.837cm" draw:z-index="48"><draw:text-box fo:min-height="6.336cm"><text:p text:style-name="P27"><text:span text:style-name="Strong_20_Emphasis"><text:span text:style-name="T185">“The youth of today are absolutely right in recognizing this nonsense of earning a living. We keep inventing jobs because of this false idea that everybody has to be employed at some kind of drudgery because, according to Malthusian-Darwinian theory, he must justify his right to exist. So we have inspectors of inspectors and people making instruments for inspectors to inspect inspectors. The true business of people should be to go back to school and think about whatever it was they were thinking about before somebody came along and told them they had to earn a living.” - Buckminster Fuller</text:span></text:span></text:p></draw:text-box></draw:frame><text:span text:style-name="Strong_20_Emphasis"><text:span text:style-name="T185">Any </text:span></text:span><text:span text:style-name="Strong_20_Emphasis"><text:span text:style-name="T708">i</text:span></text:span><text:span text:style-name="Strong_20_Emphasis"><text:span text:style-name="T185">deology that has a foundation in politics is doomed to fail. Politics is </text:span></text:span><text:span text:style-name="Strong_20_Emphasis"><text:span text:style-name="T263">clearly </text:span></text:span><text:span text:style-name="Strong_20_Emphasis"><text:span text:style-name="T185">a produce of oppression and force. Do you think people were less happy before the king's men rode into town demanding everyone start paying taxes, conscripting the town's menfolk for their armies? Do you think there was less crime? Do you think there were wars and conflicts before leaders saw fit to be greedy and fearful of one another and send their loyal subjects out to fight and kill one another? Or that things got better when suddenly we were told we had to vote for our leader from a small selection of dishonourable men? (Voting for the lesser of evils, is still a vote for evil!) I </text:span></text:span><text:span text:style-name="Strong_20_Emphasis"><text:span text:style-name="T676">desire</text:span></text:span><text:span text:style-name="Strong_20_Emphasis"><text:span text:style-name="T185"> no leader, I never asked for one, </text:span></text:span><text:span text:style-name="Strong_20_Emphasis"><text:span text:style-name="T729">I recognise no authority below the Divine</text:span></text:span><text:span text:style-name="Strong_20_Emphasis"><text:span text:style-name="T185">. Anyone </text:span></text:span><text:span text:style-name="Strong_20_Emphasis"><text:span text:style-name="T713">who</text:span></text:span><text:span text:style-name="Strong_20_Emphasis"><text:span text:style-name="T185"> can </text:span></text:span><text:span text:style-name="Strong_20_Emphasis"><text:span text:style-name="T713">truly </text:span></text:span><text:span text:style-name="Strong_20_Emphasis"><text:span text:style-name="T185">step back and </text:span></text:span><text:span text:style-name="Strong_20_Emphasis"><text:span text:style-name="T713">see the worst of </text:span></text:span><text:span text:style-name="Strong_20_Emphasis"><text:span text:style-name="T185">what politics have accomplished should recognise this. </text:span></text:span></text:p>
        <text:p text:style-name="P479"><text:soft-page-break/><text:span text:style-name="Strong_20_Emphasis"><text:span text:style-name="T571">The game of civilisation is massive, global and frequently dark and </text:span></text:span><text:span text:style-name="Strong_20_Emphasis"><text:span text:style-name="T185">bloody. </text:span></text:span><text:span text:style-name="Strong_20_Emphasis"><text:span text:style-name="T571">Many of its rules are </text:span></text:span><text:span text:style-name="Strong_20_Emphasis"><text:span text:style-name="T404">fundamentally </text:span></text:span><text:span text:style-name="Strong_20_Emphasis"><text:span text:style-name="T185">moral</text:span></text:span><text:span text:style-name="Strong_20_Emphasis"><text:span text:style-name="T404">less</text:span></text:span><text:span text:style-name="Strong_20_Emphasis"><text:span text:style-name="T185">, we are told we have to participate, and that non-participation is a crime, but there is nothing remotely immoral about non-participation, in fact, it is the only </text:span></text:span><text:span text:style-name="Strong_20_Emphasis"><text:span text:style-name="T263">truly, </text:span></text:span><text:span text:style-name="Strong_20_Emphasis"><text:span text:style-name="T185">morally correct choice.</text:span></text:span></text:p>
        <text:p text:style-name="Text_20_body"><text:span text:style-name="Strong_20_Emphasis"><text:span text:style-name="T185">Many are fearful of the idea of anarchy, believing it equates to widespread chaos and lawlessness, but no </text:span></text:span><text:span text:style-name="Strong_20_Emphasis"><text:span text:style-name="T785">anarch</text:span></text:span><text:span text:style-name="Strong_20_Emphasis"><text:span text:style-name="T185">ist ever started a war or set about suppressing whole nations into servitude and poverty. Only governments want war. Anarchism is </text:span></text:span><text:span text:style-name="Strong_20_Emphasis"><text:span text:style-name="T676">a</text:span></text:span><text:span text:style-name="Strong_20_Emphasis"><text:span text:style-name="T185"> </text:span></text:span><text:span text:style-name="Strong_20_Emphasis"><text:span text:style-name="T571">profoundly simple truth;</text:span></text:span><text:span text:style-name="Strong_20_Emphasis"><text:span text:style-name="T185"> we are </text:span></text:span><text:span text:style-name="Strong_20_Emphasis"><text:span text:style-name="T729">not</text:span></text:span><text:span text:style-name="Strong_20_Emphasis"><text:span text:style-name="T185"> state property!</text:span></text:span></text:p>
        <text:p text:style-name="P501"><draw:frame draw:style-name="fr3" draw:name="Frame62" text:anchor-type="paragraph" svg:x="6.929cm" svg:y="3.648cm" svg:width="5.112cm" draw:z-index="93"><draw:text-box fo:min-height="2.727cm"><text:p text:style-name="P27"><text:span text:style-name="Strong_20_Emphasis"><text:span text:style-name="T185">“When we destroy something created by man, we call it vandalism, when we destroy something by nature, we call it progress.” - Ed Begley Jr</text:span></text:span></text:p></draw:text-box></draw:frame><text:span text:style-name="Strong_20_Emphasis"><text:span text:style-name="T1660">Mullah Nasruddin called on the minister and told him a distressing story of poverty and misery in the neighbourhood. “This poor widow,” said the Mullah, “with four starving children to feed, is sick in bed with no money for the doctor, and besides that she owes $</text:span></text:span><text:span text:style-name="Strong_20_Emphasis"><text:span text:style-name="T1667">2</text:span></text:span><text:span text:style-name="Strong_20_Emphasis"><text:span text:style-name="T1659">5</text:span></text:span><text:span text:style-name="Strong_20_Emphasis"><text:span text:style-name="T1660">00 rent for three months and is about to be evicted. I'm out trying to help raise the rent money. I wondered if you can help?” “I certainly can,” said the minister. “If you can give your time to this cause, so can I. By the way, who are you?” “I am her landlord” said Nasruddin.</text:span></text:span></text:p>
        <text:p text:style-name="Text_20_body"><text:span text:style-name="Strong_20_Emphasis"><text:span text:style-name="T185">Sure, </text:span></text:span><text:span text:style-name="Strong_20_Emphasis"><text:span text:style-name="T572">lots</text:span></text:span><text:span text:style-name="Strong_20_Emphasis"><text:span text:style-name="T571"> of us</text:span></text:span><text:span text:style-name="Strong_20_Emphasis"><text:span text:style-name="T185"> </text:span></text:span><text:span text:style-name="Strong_20_Emphasis"><text:span text:style-name="T729">own</text:span></text:span><text:span text:style-name="Strong_20_Emphasis"><text:span text:style-name="T185"> many things, and letting go of attachment to them is no easy task. That is why I state that the genuine Eden Fruitarian of Eden will be an entirely different type of </text:span></text:span><text:span text:style-name="Strong_20_Emphasis"><text:span text:style-name="T676">individual</text:span></text:span><text:span text:style-name="Strong_20_Emphasis"><text:span text:style-name="T185"> to even the most evolved Eden Fruitarians of today, we are just laying the ground work, pointing in the right direction, prophesying what </text:span></text:span><text:span text:style-name="Strong_20_Emphasis"><text:span text:style-name="T677">wait</text:span></text:span><text:span text:style-name="Strong_20_Emphasis"><text:span text:style-name="T185">s ahead. We are weak and full of petty hangups and issues with so many challenges and fears, It would be </text:span></text:span><text:span text:style-name="Strong_20_Emphasis"><text:span text:style-name="T405">naive </text:span></text:span><text:span text:style-name="Strong_20_Emphasis"><text:span text:style-name="T185">to expect more from us. </text:span></text:span><text:span text:style-name="Strong_20_Emphasis"><text:span text:style-name="T676">J</text:span></text:span><text:span text:style-name="Strong_20_Emphasis"><text:span text:style-name="T572">ust like everyone else in our epoch, </text:span></text:span><text:span text:style-name="Strong_20_Emphasis"><text:span text:style-name="T185">we too are born into </text:span></text:span><text:span text:style-name="Strong_20_Emphasis"><text:span text:style-name="T572">the same society with all its flaws and hangups</text:span></text:span><text:span text:style-name="Strong_20_Emphasis"><text:span text:style-name="T185">. </text:span></text:span><text:span text:style-name="Strong_20_Emphasis"><text:span text:style-name="T405">W</text:span></text:span><text:span text:style-name="Strong_20_Emphasis"><text:span text:style-name="T185">e must at least try </text:span></text:span><text:span text:style-name="Strong_20_Emphasis"><text:span text:style-name="T405">though,</text:span></text:span><text:span text:style-name="Strong_20_Emphasis"><text:span text:style-name="T185"> acknowledge we can do better, </text:span></text:span><text:span text:style-name="Strong_20_Emphasis"><text:span text:style-name="T405">and</text:span></text:span><text:span text:style-name="Strong_20_Emphasis"><text:span text:style-name="T185"> look forward to better times, this is a far more productive use of time than continuously wallowing in the mud we've had flung at us. </text:span></text:span><text:span text:style-name="Strong_20_Emphasis"><text:span text:style-name="T405">If w</text:span></text:span><text:span text:style-name="Strong_20_Emphasis"><text:span text:style-name="T185">e </text:span></text:span><text:span text:style-name="Strong_20_Emphasis"><text:span text:style-name="T405">are able to</text:span></text:span><text:span text:style-name="Strong_20_Emphasis"><text:span text:style-name="T185"> recognise the </text:span></text:span><text:span text:style-name="Strong_20_Emphasis"><text:span text:style-name="T263">true essence of who we really are</text:span></text:span><text:span text:style-name="Strong_20_Emphasis"><text:span text:style-name="T185"> below the surface of mud, and </text:span></text:span><text:span text:style-name="Strong_20_Emphasis"><text:span text:style-name="T405">cease</text:span></text:span><text:span text:style-name="Strong_20_Emphasis"><text:span text:style-name="T185"> confus</text:span></text:span><text:span text:style-name="Strong_20_Emphasis"><text:span text:style-name="T405">ing</text:span></text:span><text:span text:style-name="Strong_20_Emphasis"><text:span text:style-name="T185"> our cluttered and hindered paths with our destination, </text:span></text:span><text:span text:style-name="Strong_20_Emphasis"><text:span text:style-name="T405">we will be on the right track</text:span></text:span><text:span text:style-name="Strong_20_Emphasis"><text:span text:style-name="T185">. </text:span></text:span><text:span text:style-name="Strong_20_Emphasis"><text:span text:style-name="T405">A</text:span></text:span><text:span text:style-name="Strong_20_Emphasis"><text:span text:style-name="T263">lthough we </text:span></text:span><text:span text:style-name="Strong_20_Emphasis"><text:span text:style-name="T185">may be in the midst of a hurricane, that wont stop the sunshine that's up ahead waiting for us!</text:span></text:span></text:p>
        <text:h text:style-name="Heading_20_3" text:outline-level="3"><text:bookmark-start text:name="__RefHeading__16281_1478007702"/><text:soft-page-break/><text:span text:style-name="Strong_20_Emphasis"><text:span text:style-name="T767">Letting Go of Lies</text:span></text:span><text:bookmark-end text:name="__RefHeading__16281_1478007702"/></text:h>
        <text:p text:style-name="P463"><draw:frame draw:style-name="fr5" draw:name="Frame216" text:anchor-type="paragraph" svg:y="1.478cm" svg:width="4.433cm" draw:z-index="60"><draw:text-box fo:min-height="1.441cm"><text:p text:style-name="P27"><text:span text:style-name="Strong_20_Emphasis"><text:span text:style-name="T185">“Highly evolved people have their own conscience as pure law.” - Lao Tzu</text:span></text:span></text:p></draw:text-box></draw:frame><text:span text:style-name="Strong_20_Emphasis"><text:span text:style-name="T185">The longer a lie is kept quiet, the more stale, putrid and encrusted it becomes, making itself harder and harder to be ousted. The longer </text:span></text:span><text:span text:style-name="Strong_20_Emphasis"><text:span text:style-name="T263">a lie is </text:span></text:span><text:span text:style-name="Strong_20_Emphasis"><text:span text:style-name="T185">embrace</text:span></text:span><text:span text:style-name="Strong_20_Emphasis"><text:span text:style-name="T263">d</text:span></text:span><text:span text:style-name="Strong_20_Emphasis"><text:span text:style-name="T185"> as truth, the more difficult it becomes to ever admit it is a lie, as not only must </text:span></text:span><text:span text:style-name="Strong_20_Emphasis"><text:span text:style-name="T406">we</text:span></text:span><text:span text:style-name="Strong_20_Emphasis"><text:span text:style-name="T185"> admit the lie, but also accept the fact that for years, indeed decades, </text:span></text:span><text:span text:style-name="Strong_20_Emphasis"><text:span text:style-name="T449">or even generations,</text:span></text:span><text:span text:style-name="Strong_20_Emphasis"><text:span text:style-name="T185"> </text:span></text:span><text:span text:style-name="Strong_20_Emphasis"><text:span text:style-name="T263">we</text:span></text:span><text:span text:style-name="Strong_20_Emphasis"><text:span text:style-name="T185">'ve been living it, defending it. That's why people like General Practitioners, are often the most difficult to reach in terms of explaining raw food and fruit, because for them to finally get it, they must admit that they spent years, </text:span></text:span><text:span text:style-name="Strong_20_Emphasis"><text:span text:style-name="T263">w</text:span></text:span><text:span text:style-name="Strong_20_Emphasis"><text:span text:style-name="T185">orking as legalised drug dealers, letting themselves be indoctrinated, and making a living off of the avoidable suffering of others. It is because of so much wrongly invested time and interest, that they are frequently the most unable or unwilling to see the truth.</text:span></text:span></text:p>
        <text:p text:style-name="Text_20_body"><draw:frame draw:style-name="fr3" draw:name="Frame257" text:anchor-type="paragraph" svg:x="6.934cm" svg:y="0.647cm" svg:width="5.112cm" draw:z-index="199"><draw:text-box fo:min-height="2.727cm"><text:p text:style-name="P27"><text:span text:style-name="Strong_20_Emphasis"><text:span text:style-name="T185">“A man is truly ethical only when he obeys the compulsion to help all life he is able to assist, and shrinks from harming anything that lives.” - Albert Schweitzer</text:span></text:span></text:p></draw:text-box></draw:frame><text:span text:style-name="Strong_20_Emphasis"><text:span text:style-name="T185">Seeing beyond the lies is our destiny </text:span></text:span><text:span text:style-name="Strong_20_Emphasis"><text:span text:style-name="T224">though, </text:span></text:span><text:span text:style-name="Strong_20_Emphasis"><text:span text:style-name="T263">one</text:span></text:span><text:span text:style-name="Strong_20_Emphasis"><text:span text:style-name="T185"> </text:span></text:span><text:span text:style-name="Strong_20_Emphasis"><text:span text:style-name="T263">w</text:span></text:span><text:span text:style-name="Strong_20_Emphasis"><text:span text:style-name="T185">e have a choice to either deny or embrace. Where will your allegiance fall?</text:span></text:span></text:p>
        <text:p text:style-name="P383">To many, my views may well appear as the rantings of a paranoid mad man. Still hoodwinked and having gullibly bought into the system and all its dishonesty, rather than seeing the corruption and recognising the brainwashing, (oh so clear the more you can untangle yourself from it), they will fight to defend it, and their right to consequently remain entrenched within it. I guess we are all free to see things however we desire to.</text:p>
        <text:p text:style-name="P502"><text:span text:style-name="Strong_20_Emphasis"><text:span text:style-name="T583">True, in many ways across the globe things look bleak, </text:span></text:span><text:span text:style-name="Strong_20_Emphasis"><text:span text:style-name="T185">and perhaps they will look bleaker still before humans are ready to get their acts together. I see it as one of those microcosm/macrocosm things, and rather similar to how it might take a serious sickness, a cancer riddled body, before someone finally reaches some kind of realisation, says enough is enough, chooses life over the slow and painful death path they have been on, and makes serious attempts to cleanse themselves, because that is all any sickness is,</text:span></text:span><text:span text:style-name="Strong_20_Emphasis"><text:span text:style-name="T449"> mental, physical </text:span></text:span><text:span text:style-name="Strong_20_Emphasis"><text:span text:style-name="T583">and spiritual</text:span></text:span><text:span text:style-name="Strong_20_Emphasis"><text:span text:style-name="T185">: Pollution </text:span></text:span><text:span text:style-name="Strong_20_Emphasis"><text:span text:style-name="T264">in need of cleansing</text:span></text:span><text:span text:style-name="Strong_20_Emphasis"><text:span text:style-name="T185">.</text:span></text:span></text:p>
        <text:p text:style-name="Text_20_body"><text:span text:style-name="Strong_20_Emphasis"><text:span text:style-name="T185">I'm aware of the </text:span></text:span><text:span text:style-name="Strong_20_Emphasis"><text:span text:style-name="T264">dolefulness</text:span></text:span><text:span text:style-name="Strong_20_Emphasis"><text:span text:style-name="T185"> of the current scenario I've been writing </text:span></text:span><text:soft-page-break/><text:span text:style-name="Strong_20_Emphasis"><text:span text:style-name="T185">of, but I mention </text:span></text:span><text:span text:style-name="Strong_20_Emphasis"><text:span text:style-name="T264">it</text:span></text:span><text:span text:style-name="Strong_20_Emphasis"><text:span text:style-name="T185"> in passing only, it</text:span></text:span><text:span text:style-name="Strong_20_Emphasis"><text:span text:style-name="T264">'</text:span></text:span><text:span text:style-name="Strong_20_Emphasis"><text:span text:style-name="T185">s important to be aware of it, but not to focus on it. I honestly generally </text:span></text:span><text:span text:style-name="Strong_20_Emphasis"><text:span text:style-name="T729">don't</text:span></text:span><text:span text:style-name="Strong_20_Emphasis"><text:span text:style-name="T185">. But it should not be denied; awareness is the first phase of escape, so it cannot fully be avoided. In my daily life I do my best to ignore the depravity of the world. My focus is on Eden, and a world at peace, and once any of us becomes aware of the insanity </text:span></text:span><text:span text:style-name="Strong_20_Emphasis"><text:span text:style-name="T450">infecting much of</text:span></text:span><text:span text:style-name="Strong_20_Emphasis"><text:span text:style-name="T185"> human society, then we are left with little other choice than to do likewise. I repeat myself, step away from it all as much as possible, keep walking and don't look back lest you too, like Lot's wife, wish to turn into a pillar of salt, and lard clogged arteries. </text:span></text:span></text:p>
        <text:h text:style-name="P740" text:outline-level="3"><text:bookmark-start text:name="__RefHeading__24090_308910726"/>The Pioneer Mind<text:bookmark-end text:name="__RefHeading__24090_308910726"/></text:h>
        <text:p text:style-name="P508"><draw:frame draw:style-name="fr3" draw:name="Frame58" text:anchor-type="paragraph" svg:x="7.666cm" svg:y="2.545cm" svg:width="4.374cm" draw:z-index="95"><draw:text-box fo:min-height="2.727cm"><text:p text:style-name="P27"><text:span text:style-name="Strong_20_Emphasis"><text:span text:style-name="T185">“Declare it. Just the same way we declare war. That is how we will have peace. </text:span></text:span><text:span text:style-name="Strong_20_Emphasis"><text:span text:style-name="T408">W</text:span></text:span><text:span text:style-name="Strong_20_Emphasis"><text:span text:style-name="T185">e just need to declare it.” - John Lennon</text:span></text:span></text:p></draw:text-box></draw:frame><text:span text:style-name="T184">Although widespread adoption of veganism will, I believe, act as a catalyst for </text:span><text:span text:style-name="T821">further </text:span><text:span text:style-name="T184">positive change toward better days, the truly Pioneer mind will soon realise it is only the beginning, and the road ahead leading towards a life of increasingly less harm </text:span><text:span text:style-name="T836">and more joy and peace on earth</text:span><text:span text:style-name="T184">, will suddenly become much </text:span><text:span text:style-name="T812">less hindered and obscure</text:span><text:span text:style-name="T184">. This is when Eden Fruitarianism will finally start to be better appreciated as </text:span><text:span text:style-name="T821">significantly</text:span><text:span text:style-name="T184"> more people will be open to the idea that all life is fundamentally sacred. It will become increasingly more obvious that the mere act of ceasing all animal exploitation will still not be enough for mankind to get out of the corner it has painted itself into. All farming methods will be heavily scrutinised and the folly of mono crop cereal fields and their </text:span><text:span text:style-name="T812">accompanying </text:span><text:span text:style-name="T833">brutal </text:span><text:span text:style-name="T184">denial of biodiversity will be challenged along with the very ludicrous notion that our foods are lawfully sprayed with poisonous chemicals which are ultimately harmful to </text:span><text:span text:style-name="T764">all</text:span><text:span text:style-name="T184"> life.</text:span></text:p>
        <text:p text:style-name="P515"><draw:frame draw:style-name="fr3" draw:name="Frame16" text:anchor-type="paragraph" svg:x="7.564cm" svg:y="0.531cm" svg:width="4.477cm" draw:z-index="329"><draw:text-box fo:min-height="3.522cm"><text:p text:style-name="P27"><text:span text:style-name="Strong_20_Emphasis"><text:span text:style-name="T185">“Never be afraid to raise your voice for honesty and truth and compassion against injustice and lying and greed. If people all over the world would do this, it would change the earth.” - William Faulkner</text:span></text:span></text:p></draw:text-box></draw:frame><text:span text:style-name="T184">I see Eden Fruitarians as pioneers, often alone in the wilderness and with a vision which will initially, inevitably be perceived as one of outrageous, idle </text:span><text:span text:style-name="Strong_20_Emphasis"><text:span text:style-name="T185">fantasy. Indeed, how can the world be expected to understand fruit </text:span></text:span></text:p>
        <text:p text:style-name="P515"><text:span text:style-name="Strong_20_Emphasis"><text:span text:style-name="T185">while it is still hell-bent on insisting our bodies make perfect tombs for butchered animal cadavers?! But ancient sages and modern day philosophers have an understanding of the power of manifestation, and that which we truly </text:span></text:span><text:soft-page-break/><text:span text:style-name="Strong_20_Emphasis"><text:span text:style-name="T729">will</text:span></text:span><text:span text:style-name="Strong_20_Emphasis"><text:span text:style-name="T185">, comes closer to us with every moment we envision it. So don't just sit there and accept reality, recall your power to create it! There are realities, beyond the one we are currently experiencing, and I believe the profound spiritual truth of the matter is that the realisation of Eden is incredibly close, perhaps not time-wise, but just a few small steps of consciousness away. We just have to turn in the right direction, and understand that the more people work toward the ultimate goal of “harmlessness”, the quicker the path to that goal will </text:span></text:span><text:span text:style-name="Strong_20_Emphasis"><text:span text:style-name="T407">unclutter</text:span></text:span><text:span text:style-name="Strong_20_Emphasis"><text:span text:style-name="T185"> itself, </text:span></text:span><text:span text:style-name="Strong_20_Emphasis"><text:span text:style-name="T407">allowing </text:span></text:span><text:span text:style-name="Strong_20_Emphasis"><text:span text:style-name="T185">obstacles </text:span></text:span><text:span text:style-name="Strong_20_Emphasis"><text:span text:style-name="T407">to</text:span></text:span><text:span text:style-name="Strong_20_Emphasis"><text:span text:style-name="T185"> melt into mirages before we reach them, and the </text:span></text:span><text:span text:style-name="Strong_20_Emphasis"><text:span text:style-name="T407">accompanying </text:span></text:span><text:span text:style-name="Strong_20_Emphasis"><text:span text:style-name="T185">joy will be ever more.</text:span></text:span></text:p>
        <text:p text:style-name="P383"><draw:frame draw:style-name="fr3" draw:name="Frame485" text:anchor-type="paragraph" svg:x="4.75cm" svg:y="0.624cm" svg:width="7.29cm" draw:z-index="290"><draw:text-box fo:min-height="4.262cm"><text:p text:style-name="P81"><text:span text:style-name="Strong_20_Emphasis"><text:span text:style-name="T653">“Many people work hard and yet hardness we associate with insensitivity. If people were truly sensitive to their needs I think in most cases they would not get up by a forced awakening with an alarm clock and not work for eight hours wishing it to come to an end as soon as possible. With this less harm would be done to themselves, others, and the rest of life on earth, they would be meeting their needs rather than their desires. Increased sensitivity and care for ourselves and others would diminish the harshness in our words, actions and thoughts and our work would be done with dedicated love.” <text:s/>- Jamshed</text:span></text:span></text:p></draw:text-box></draw:frame>There is nothing remotely “lazy” about such an attitude. It requires an awful lot of hard work and self examination. There can be no nobler pursuit than pursuing the <text:span text:style-name="T1125">golden rule</text:span>. <text:span text:style-name="T1412">T</text:span>hose who instead choose to seek power and material wealth, desperately filling their bank accounts <text:span text:style-name="T1539">which</text:span> no matter how hard they are clung to, are always only ephemeral, <text:span text:style-name="T1412">often do so against their own, inner, better judgement, allowing themselves to become slaves to consumerism</text:span>. </text:p>
        <text:p text:style-name="P420"><text:span text:style-name="Strong_20_Emphasis"><text:span text:style-name="T1675">The town's richest man had died. The next morning, another rich, and particularly miserly, old man said to Mullah Nasru</text:span></text:span><text:span text:style-name="Strong_20_Emphasis"><text:span text:style-name="T1676">d</text:span></text:span><text:span text:style-name="Strong_20_Emphasis"><text:span text:style-name="T1675">din, “I wonder how much he left.” Mullah Nasru</text:span></text:span><text:span text:style-name="Strong_20_Emphasis"><text:span text:style-name="T1676">d</text:span></text:span><text:span text:style-name="Strong_20_Emphasis"><text:span text:style-name="T1675">din laughed and said, “Every single cent of it, sir!”</text:span></text:span></text:p>
        <text:p text:style-name="P166"><draw:frame draw:style-name="fr3" draw:name="Frame200" text:anchor-type="paragraph" svg:x="7.728cm" svg:y="0.065cm" svg:width="4.14cm" draw:z-index="482"><draw:text-box fo:min-height="2.05cm"><text:p text:style-name="P27"><text:span text:style-name="Strong_20_Emphasis"><text:span text:style-name="T185">“Sin lies only in hurting others unnecessarily. All other </text:span></text:span><text:span text:style-name="Strong_20_Emphasis"><text:span text:style-name="T729">sins</text:span></text:span><text:span text:style-name="Strong_20_Emphasis"><text:span text:style-name="T185"> are invented nonsense.” - Robert A. Heinlein</text:span></text:span></text:p></draw:text-box></draw:frame>Being aware that all life forms have their own unique form of sentience, and in their own way desire to live fulfilling lives void of negative interference, can sometimes be somewhat overwhelming. Becoming aware just how much suffering there is in this world, may at first appear to be unbearable, but it is of utmost importance that we handle this knowledge with due care and <text:soft-page-break/>sensitivity to our own well-beings. Sinking into depression, or having semi suicidal thoughts due to the negativity of it all is of no help to anyone, least of all oneself. We must attempt to remain positive in our thoughts and actions, and nurture an attitude of forgiveness toward all that we perceive as <text:span text:style-name="T1315">improvable</text:span> within this world. Optimism is incredibly important for success, whereas pessimism and thoughts of failure do nothing but help lead to <text:span text:style-name="T1064">negative </text:span>self-fulfilling prophecies.</text:p>
        <text:p text:style-name="P167"><draw:frame draw:style-name="fr3" draw:name="Frame219" text:anchor-type="paragraph" svg:x="7.394cm" svg:y="4.457cm" svg:width="4.646cm" draw:z-index="96"><draw:text-box fo:min-height="0.78cm"><text:p text:style-name="P27"><text:span text:style-name="Strong_20_Emphasis"><text:span text:style-name="T185">“Everything is energy. Your thought begins it, your emotion amplifies it and your action increases the momentum.” - </text:span></text:span><text:span text:style-name="Strong_20_Emphasis"><text:span text:style-name="T224">Unknown</text:span></text:span></text:p></draw:text-box></draw:frame>Feeling anger or nurturing desire for revenge, will not serve to improve the state of worldly consciousness. It must be understood <text:span text:style-name="T1412">that in our hearts </text:span>we are all <text:span text:style-name="T1412">peace sympathisers, and thus every one of us is a potential partisan of pacifism. Sadly, most lives born unto this planet become casualties of the madness already incarnate in so many beings on this planet.</text:span> It is our duty to recognise the madness, not to hide within it, not to use it for our own selfish benefit, not to take advantage of it as means to get materially ahead in life, but to recognise it and step away from it, to do our best to live a joyous life based on the profoundly spiritual path of no harm.</text:p>
        <text:h text:style-name="P741" text:outline-level="3"><text:bookmark-start text:name="__RefHeading__19314_186345677"/>Failure<text:bookmark-end text:name="__RefHeading__19314_186345677"/></text:h>
        <text:p text:style-name="P166">Failure is an intricate part of success, ask any successful person and they will surely be quick to acknowledge the truth to this fact. To be successful, you have to learn to get over your failures, if you let them lead your life you will most likely simply stop trying. Each failure should be seen as a lesson, learn from it, but try not to get bogged down by it. Instead, move positively forward always with the knowledge that success is achievable through persistence, and that the best is yet to come. </text:p>
        <text:p text:style-name="P166"><draw:frame draw:style-name="fr3" draw:name="Frame29" text:anchor-type="paragraph" svg:x="7.983cm" svg:y="1.24cm" svg:width="4.057cm" draw:z-index="98"><draw:text-box fo:min-height="3.134cm"><text:p text:style-name="P27"><text:span text:style-name="Strong_20_Emphasis"><text:span text:style-name="T185">“There cannot be any large-scale revolution until there's a personal revolution, on an individual level. It's got to happen inside first.” - Jim Morrison</text:span></text:span></text:p></draw:text-box></draw:frame>By all means laugh at your mistakes, even when they are profoundly disturbing, but only do so to lighten your burden, and to guide yourself back once more onto a more truthful path.</text:p>
        <text:p text:style-name="P317">And here's another failure related tip: try to refrain from using the lack of success of others as excuses to also accept defeat. This occurs more <text:span text:style-name="T1539">frequently</text:span> than <text:span text:style-name="T1126">one</text:span> might imagine; take the ample <text:span text:style-name="T1413">number</text:span> of cases of </text:p>
        <text:p text:style-name="P317">self-proclaimed failed vegans, who many people idolise and are quick to use as excuses to personally avoid even <text:soft-page-break/>trying. It might help them to recognise that this world is abundant with omnivores who have also failed miserably with their omnivore lifestyles too. I don't mean that they have switched to a vegan diet, because most of them are never likely to do that, most omnivore failures will not even recognise that omnivore habits are the cause of their failure, and will seek out pills, potions, therapy, surgery and treatment in desperate attempts to regain a vitality which will forever remain beyond reach.</text:p>
        <text:p text:style-name="P316"><draw:frame draw:style-name="fr3" draw:name="Frame61" text:anchor-type="paragraph" svg:x="6.699cm" svg:y="2.697cm" svg:width="5.341cm" draw:z-index="400"><draw:text-box fo:min-height="2.727cm"><text:p text:style-name="P27"><text:span text:style-name="Strong_20_Emphasis"><text:span text:style-name="T185">“Close your eyes and imagine the best version of you possible. That's who you really are, let go of any part of you that doesn't believe it.” - C. Assaad</text:span></text:span></text:p></draw:text-box></draw:frame><text:span text:style-name="T1126">T</text:span>here is often a certain amount of fear that accompanies not following mainstream school of thought. People <text:span text:style-name="T1126">mostly </text:span>choose to stay with the crowd heading in the wrong direction, <text:span text:style-name="T1126">rather </text:span>than risk the wrath of peer pressure. <text:span text:style-name="T1539">T</text:span>he more we can find the strength to stand up for any issue of exploitation, regardless of what everybody else thinks of us, and the lifestyle changes which must inevitably follow, the healthier the planet will become.</text:p>
        <text:p text:style-name="P166">Remember, the true secret to success lies in believing in it, therein sits also the very essence of the incredibly awesome power, indeed, <text:span text:style-name="T14">divine gift</text:span>, of manifestation.</text:p>
        <text:h text:style-name="P741" text:outline-level="3"><text:bookmark-start text:name="__RefHeading__19318_186345677"/>No Idol Worship<text:bookmark-end text:name="__RefHeading__19318_186345677"/></text:h>
        <text:p text:style-name="P383">The philosophy of Eden Fruitarianism should have no leader or figurehead, only a set of outstanding individuals encouraging each other positively. A leader is what the opposition expects and knows how to counter through silent incarceration or intentional, accidental misfortune. If there is no leader, such a freedom movement will be much more difficult to stifle.</text:p>
        <text:p text:style-name="P442"><draw:frame draw:style-name="fr3" draw:name="Frame245" text:anchor-type="paragraph" svg:x="8.4cm" svg:y="2.245cm" svg:width="3.641cm" draw:z-index="119"><draw:text-box fo:min-height="1.471cm"><text:p text:style-name="P27"><text:span text:style-name="Strong_20_Emphasis"><text:span text:style-name="T185">Real eyes, realise, real lies. Don't listen to the tell-lie vision.</text:span></text:span></text:p></draw:text-box></draw:frame>It's really only ourselves that gets to decide everything we do, everywhere we want to go, no one has the right to impose restrictions on our birthrights of liberty. No one has any right to demand a certain behaviour from us; especially if that behaviour requires supporting corruption. But the whole universe has every right to oppose any active harm, and such opposition is <text:span text:style-name="T1313">generally </text:span>only recognisable by first acknowledging the reality of karma, <text:span text:style-name="T1312">which is all </text:span><text:span text:style-name="T106">about reaping what we sow. </text:span><text:span text:style-name="T108">S</text:span><text:span text:style-name="T106">o if our actions, </text:span><text:span text:style-name="T107">no matter how unwitting,</text:span><text:span text:style-name="T106"> cause pain and misery to others, we </text:span><text:soft-page-break/><text:span text:style-name="T106">sow suffering, and thus will also reap the same, </text:span><text:span text:style-name="T108">whereas, if we take actions with the intention of bringing more light into this world, we will inevitably also bring more light into our lives; </text:span><text:span text:style-name="T107">it's all connected</text:span><text:span text:style-name="T106">.</text:span></text:p>
        <text:h text:style-name="P733" text:outline-level="3"><text:bookmark-start text:name="__RefHeading__16283_1478007702"/>The Three Rs<text:bookmark-end text:name="__RefHeading__16283_1478007702"/></text:h>
        <text:p text:style-name="P189"><draw:frame draw:style-name="fr3" draw:name="Frame488" text:anchor-type="paragraph" svg:x="8.103cm" svg:y="3.785cm" svg:width="3.937cm" draw:z-index="330"><draw:text-box fo:min-height="0.737cm"><text:p text:style-name="P27"><text:span text:style-name="Strong_20_Emphasis"><text:span text:style-name="T185">“</text:span></text:span><text:span text:style-name="Strong_20_Emphasis"><text:span text:style-name="T586">Surrender is faith that the power of love can accomplish anything, even when you cannot foresee the outcome</text:span></text:span><text:span text:style-name="Strong_20_Emphasis"><text:span text:style-name="T185">.” - </text:span></text:span><text:span text:style-name="Strong_20_Emphasis"><text:span text:style-name="T585">Deepak Chopra</text:span></text:span></text:p></draw:text-box></draw:frame>It should be clear, that changing one's consumer habits, is not something purely related to one's food choices, pretty much everything about the way we behave as consumers must be examined closely, which is where the 3Rs come into the picture. Now, back when I was a young lad, if anyone talked of the three Rs, everyone knew they were referring to Reading, (w)Riting and (a)Rithmetic, but things have changed slightly since those bygone days, and the 3Rs <text:span text:style-name="T1064">is</text:span> no longer <text:span text:style-name="T1064">a</text:span> humorously misspelled acronym, but ha<text:span text:style-name="T1064">s</text:span> taken on a new meaning, and now refer<text:span text:style-name="T1127">s</text:span> to the much more pressing issue of processing and minimising consumer trash: <text:span text:style-name="T1431">Reducing, Reusing, and </text:span>Recycling. </text:p>
        <text:p text:style-name="P189">Modern-day consumerism, with its primary focus on profit generation, has turned us all into a nation of unconcerned garbage-producers, and rarely do we give any real thought to the fate of such trash which on a mostly weekly basis, is conveniently collected and removed from our sight and lives. Out of sight, out of mind.</text:p>
        <text:p text:style-name="P304"><draw:frame draw:style-name="fr3" draw:name="Frame205" text:anchor-type="paragraph" svg:x="6.84cm" svg:y="2.97cm" svg:width="5.2cm" draw:z-index="484"><draw:text-box fo:min-height="2.32cm"><text:p text:style-name="P27"><text:span text:style-name="Strong_20_Emphasis"><text:span text:style-name="T185">Ego says: </text:span></text:span><text:span text:style-name="Strong_20_Emphasis"><text:span text:style-name="T729">Once everything falls into place, I will find peace</text:span></text:span><text:span text:style-name="Strong_20_Emphasis"><text:span text:style-name="T185">.</text:span></text:span></text:p><text:p text:style-name="P27"><text:span text:style-name="Strong_20_Emphasis"><text:span text:style-name="T185">Spirit says: </text:span></text:span><text:span text:style-name="Strong_20_Emphasis"><text:span text:style-name="T729">Find peace and everything will fall into place</text:span></text:span><text:span text:style-name="Strong_20_Emphasis"><text:span text:style-name="T185">.</text:span></text:span></text:p></draw:text-box></draw:frame>According to the Australian Bureau of Statistics, over 44 million tonnes of household waste w<text:span text:style-name="T1540">ere</text:span> collected in the year 2006<text:note text:id="ftn207" text:note-class="endnote"><text:note-citation>207</text:note-citation><text:note-body><text:p text:style-name="P610">“Waste Disposal Stats”, <text:span text:style-name="T36">t</text:span><text:span text:style-name="T14">he Australian Bureau of Statistics</text:span>, <text:span text:style-name="T1092">September 15, 2010, </text:span><text:a xlink:type="simple" xlink:href="http://www.abs.gov.au/ausstats/abs@.nsf/Lookup/by%20Subject/1370.0~2010~Chapter~Waste%20%286.6%29" text:style-name="Internet_20_link" text:visited-style-name="Visited_20_Internet_20_Link">http://www.abs.gov.au/ausstats/abs@.nsf/Lookup/by%20Subject/1370.0~2010~Chapter~Waste%20%286.6%29</text:a></text:p></text:note-body></text:note>. (I'm sure <text:span text:style-name="T1065">more recent statistics must be available,</text:span> but I failed miserably at finding <text:span text:style-name="T1065">them</text:span>.) This equates to a staggering <text:span text:style-name="T1127">two</text:span> tonnes of waste per person. The mind boggles at the sheer enormity of such figures. Sadly, our Shire has no real recycling facilities, and anything following the route of garbage disposal ends up in landfills, so naturally as conscious consumers we try to do our best to avoid amassing rubbish we<text:span text:style-name="T1127">'</text:span>re unable ourselves to recycle. - <text:span text:style-name="T1064">A task perhaps aided by our remoteness and the fact that we </text:span>have no garbage disposal collector for our own home. <text:span text:style-name="T1065">Here i</text:span>n Australia, in fact over 50% of household waste does <text:span text:style-name="T1065">not</text:span> get recycled, amount<text:span text:style-name="T1065">ing</text:span> to a staggering annual figure of over 20 million tonnes of landfilled household waste, a figure which shows no sign of abating, and one which has more than <text:soft-page-break/>doubled since the 1990s. </text:p>
        <text:p text:style-name="P189">In the US, the facts are somewhat comparable, and in 2012 Americans generated about 251 million tonnes of trash, only recycling 87 million tonnes of this material that's a 34.5% recycling rate, and equates to roughly 500 kg of garbage per person per year that get landfilled<text:note text:id="ftn208" text:note-class="endnote"><text:note-citation>208</text:note-citation><text:note-body><text:p text:style-name="P610">US Waste states 2012”, <text:span text:style-name="T36">epa.gov</text:span><text:span text:style-name="T1092">, Accessed September 27, 2015,</text:span> <text:a xlink:type="simple" xlink:href="http://www.epa.gov/epawaste/nonhaz/municipal/" text:style-name="Internet_20_link" text:visited-style-name="Visited_20_Internet_20_Link">http://www.epa.gov/epawaste/nonhaz/municipal/</text:a></text:p></text:note-body></text:note>. </text:p>
        <text:p text:style-name="P272"><draw:frame draw:style-name="fr3" draw:name="Frame479" text:anchor-type="paragraph" svg:x="5.427cm" svg:y="7.373cm" svg:width="6.613cm" draw:z-index="286"><draw:text-box fo:min-height="3.307cm"><text:p text:style-name="P81"><text:span text:style-name="Strong_20_Emphasis"><text:span text:style-name="T653">“By having a piece of fruit release into our hand, from a tree, bush or vine, <text:s/>and then partaking in the goodness within it, we feed our bodies, and nurture our spiritual connection. To move so far away from such <text:s/>harmony by eating the flesh of another creature, is, on the spectrum of harmonious eating habits, </text:span></text:span><text:span text:style-name="Strong_20_Emphasis"><text:span text:style-name="T702">only </text:span></text:span><text:span text:style-name="Strong_20_Emphasis"><text:span text:style-name="T653">one step away from the lowest level of depravity - eating each other!” - Jamshed</text:span></text:span></text:p></draw:text-box></draw:frame>The problems with landfill garbage disposal sites are numerous, and not purely from an aesthetic point of view, as there are many other negative issues associated with landfill. Many materials that end up in them contain toxic substances which over time slowly leach into soil and groundwater becoming environmental hazards for sometimes decades or more. This is especially the case with what is popularly known as E-waste, as many popular electrical appliances contain numerous hazardous substances such as mercury, acids, lead, solvents, PVCs and more. When waste breaks down within a landfill, and water filters through this waste, the liquid formed, known as leachate, <text:span text:style-name="T1423">is </text:span>a highly toxic fluid which pollutes the land, groundwater and waterways, and when organic household materials such as garden cuttings or food scraps are added to the landfill, which inevitably break down, they release a form of methane gas, not only hazardous to the environment, but also inflammable if allowed to build up in concentration. <text:span text:style-name="T1423">Thus I would like to emphasise once more the importance of composting one's fruit and vegetable matter waste, or find some way to help it decompose and return into healthy soil. </text:span></text:p>
        <text:p text:style-name="P272">Due to the compressed nature of landfills, and the consequentially incredibly slow rate at which they break down, many of these problems will not arise during our own lifetimes but will become disturbing legacies for future generations to deal with.</text:p>
        <text:p text:style-name="P289">Changing our consumer habits, will play an enormous role in our eventual liberation from the system. The more we can learn to think twice before every purchase we make the better off we will all be.</text:p>
        <text:p text:style-name="P289">Virtually every aisle within a supermarket is stocked full of potentially harmful products, pretty much all of which should be avoid<text:span text:style-name="T1065">ed</text:span>. The <text:soft-page-break/>only section which should be of any real interest to us is the fresh produce section, so next time you go shopping put those blinkers on, ignore everything else, and just aim your trolley for the real food. Every can of food you buy, every jar of preserves and pickles, every bottle of fizz, every prepackaged food item you buy, basically anything with an ingredient list which comes pre-wrapped, is not only hazardous to your own health, but an environmental disaster in the making. Especially avoid anything that you see advertised on TV, in a magazine, or on a billboard etc. Each time you let those Mad Men work their charm, you prove more and more how much of a pushover you are.</text:p>
        <text:p text:style-name="P189"><draw:frame draw:style-name="fr3" draw:name="Frame210" text:anchor-type="paragraph" svg:x="7.913cm" svg:y="1.469cm" svg:width="4.128cm" draw:z-index="483"><draw:text-box fo:min-height="1.505cm"><text:p text:style-name="P27"><text:span text:style-name="Strong_20_Emphasis"><text:span text:style-name="T185">“Do what is right. Live in your heart” - Buddha</text:span></text:span></text:p></draw:text-box></draw:frame>Even better if you can avoid the supermarkets altogether, and instead support those local farmers markets, or get to know any friendly backyard gardeners who occasionally have a surplus of goods they may be willing to pass on to someone truly appreciative. <text:span text:style-name="T1065">Of course, you can never do better than home-grown!</text:span></text:p>
        <text:p text:style-name="P289"><draw:frame draw:style-name="fr3" draw:name="Frame420" text:anchor-type="paragraph" svg:x="8.553cm" svg:y="4.907cm" svg:width="3.487cm" draw:z-index="207"><draw:text-box fo:min-height="0.96cm"><text:p text:style-name="P40"><text:span text:style-name="Strong_20_Emphasis"><text:span text:style-name="T271">“Follow your bliss and doors will open where there were no doors before.” - Joseph Campbell</text:span></text:span></text:p></draw:text-box></draw:frame>Think thrice or more times before buying any new item of clothing, forget those <text:span text:style-name="T1425">moronic</text:span> fashions, designed to keep us forever consuming, and instead start frequenting the thrift stores, op shops and second-hand charity shops. You <text:span text:style-name="T1424">may well</text:span> be amazed at some of the bargains you can pick up there. Look out for garage sales and yard sales, often advertised in local newspapers, they are a great way to help recycle unwanted goods, and if you have any yourself then return the favour to the universe by holding your own front-yard sale. If you <text:span text:style-name="T1425">find yourself </text:span>online, you can search for a local freecycle group, or if you are a facebook aficionado, you can check if there is a local “buy, swap, sell” page. If there isn't, and you have time and inclination, then consider hosting one! Break the consumer addiction.</text:p>
        <text:p text:style-name="P290">We might also consider making, mending and altering our own clothing, an activity which, rather like gardening, can only serve to empower us. Such activities can be expanded further in many ways, all it takes is imagination. One can for example create one's own envelopes from scrap paper, design one's own shopping bags from old items of clothing or pieces of scrap material, weave one's own hats or baskets, make one's own bowls and cups from discarded coconut shells, or <text:soft-page-break/>even create one's own furniture or shelves from unwanted wood. <text:span text:style-name="T1426">If one is particularly skilled at such tasks, one might consider swapping one's creations with neighbours and friends for other locally home-made or grown produce.</text:span></text:p>
        <text:h text:style-name="P733" text:outline-level="3"><text:bookmark-start text:name="__RefHeading__16285_1478007702"/>Sourcing Better Food<text:bookmark-end text:name="__RefHeading__16285_1478007702"/></text:h>
        <text:p text:style-name="P324"><draw:frame draw:style-name="fr3" draw:name="Frame206" text:anchor-type="paragraph" svg:x="5.657cm" svg:y="4.928cm" svg:width="6.384cm" draw:z-index="287"><draw:text-box fo:min-height="3.044cm"><text:p text:style-name="P27"><text:span text:style-name="Strong_20_Emphasis"><text:span text:style-name="T185">“If you want to awaken all of humanity, then awaken all of yourself, if you want to eliminate the suffering in the world, then eliminate all that is negative in yourself. Truly, the greatest gift you have to give is that of your own self-transformation.” - Lao Tzu</text:span></text:span></text:p></draw:text-box></draw:frame><text:span text:style-name="Strong_20_Emphasis"><text:span text:style-name="T185">Gaining the realisation, that the greatest hold the system has over all of us, is through the food we all depend on, will make it clear just how dire straits actually are, and how we're all being held by the short and curlies. Look at it this way, every adult animal, of every species is capable of finding its own food, the only real exceptions to this rule of thumb, are if the animal in question is in captivity. All captive animals have their food provided for them. Ponder over the significance of this, for the vast majority of us, are indeed captive. Our food is provided for us, through a global system of transport and trade that make it virtually impossible to ever really know just what </text:span></text:span><text:span text:style-name="Strong_20_Emphasis"><text:span text:style-name="T271">it</text:span></text:span><text:span text:style-name="Strong_20_Emphasis"><text:span text:style-name="T185"> has been subjected to before arriving so conveniently on those supermarket shelves.</text:span></text:span></text:p>
        <text:p text:style-name="P324"><draw:frame draw:style-name="fr3" draw:name="Frame258" text:anchor-type="paragraph" svg:x="8.553cm" svg:y="4.493cm" svg:width="3.487cm" draw:z-index="485"><draw:text-box fo:min-height="0.96cm"><text:p text:style-name="P27"><text:span text:style-name="Strong_20_Emphasis"><text:span text:style-name="T185">“The Divine provides.” - Author</text:span></text:span></text:p></draw:text-box></draw:frame><text:span text:style-name="Strong_20_Emphasis"><text:span text:style-name="T185">If this system were to collapse tomorrow, which don't for a moment believe is an impossibility, then after the initial widespread pandemonium, the inevitable panic raiding and hoarding, just like with any life-long captive animal</text:span></text:span><text:span text:style-name="Strong_20_Emphasis"><text:span text:style-name="T580">s</text:span></text:span><text:span text:style-name="Strong_20_Emphasis"><text:span text:style-name="T185">, suddenly freed and left to fend for </text:span></text:span><text:span text:style-name="Strong_20_Emphasis"><text:span text:style-name="T580">themselves</text:span></text:span><text:span text:style-name="Strong_20_Emphasis"><text:span text:style-name="T185">, few of us would have any real idea how to provide sustenance for ourselves and family, a basic necessity which all our lives we have </text:span></text:span><text:span text:style-name="Strong_20_Emphasis"><text:span text:style-name="T271">likely</text:span></text:span><text:span text:style-name="Strong_20_Emphasis"><text:span text:style-name="T185"> taken for granted and assumed would always be there for us.</text:span></text:span></text:p>
        <text:p text:style-name="P180"><text:span text:style-name="Strong_20_Emphasis"><text:span text:style-name="T185">This is why it's important, to put some time and effort into sourcing and growing one's own supply of food. Obviously, living the good life, totally free of the system may not be practically feasible for all of us yet, </text:span></text:span><text:span text:style-name="Strong_20_Emphasis"><text:span text:style-name="T225">b</text:span></text:span><text:span text:style-name="Strong_20_Emphasis"><text:span text:style-name="T185">ut growing whatever one can, wherever one can, will likely produce the only food </text:span></text:span><text:span text:style-name="Strong_20_Emphasis"><text:span text:style-name="T271">on</text:span></text:span><text:span text:style-name="Strong_20_Emphasis"><text:span text:style-name="T185">e can be sure is not in some way tainted. Even if it's only a few tomato plants grow</text:span></text:span><text:span text:style-name="Strong_20_Emphasis"><text:span text:style-name="T225">n</text:span></text:span><text:span text:style-name="Strong_20_Emphasis"><text:span text:style-name="T185"> in window boxes on one's apartment balcony. Of course, if there's a back garden, or a front lawn, then take advantage of those too. But if you don't (have space), how about considering a small allotment plot? In England these used to be incredibly popular, </text:span></text:span><text:soft-page-break/><text:span text:style-name="Strong_20_Emphasis"><text:span text:style-name="T185">enabling families to grow much of their own food. Sadly, many of these once proliferously producing allotments are now lying vacant and overgrown with weeds, a fate which all too often eventually leads to councils removing them from the market. Maybe to be converted into another one of those handy parking lots!</text:span></text:span></text:p>
        <text:p text:style-name="P180"><draw:frame draw:style-name="fr3" draw:name="Frame294" text:anchor-type="paragraph" svg:x="7.777cm" svg:y="5.918cm" svg:width="4.263cm" draw:z-index="222"><draw:text-box fo:min-height="0.748cm"><text:p text:style-name="P27"><text:span text:style-name="Strong_20_Emphasis"><text:span text:style-name="T185">“One person can </text:span></text:span><text:span text:style-name="Strong_20_Emphasis"><text:span text:style-name="T136">only</text:span></text:span><text:span text:style-name="Strong_20_Emphasis"><text:span text:style-name="T185"> do so much” - Unknown</text:span></text:span></text:p></draw:text-box></draw:frame><text:span text:style-name="Strong_20_Emphasis"><text:span text:style-name="T185">Wherever you've got space, think about planting a fruit tree, there can never be too many fruit trees! And always bear in mind that the best fertilizer is your own barefoot-prints, your own caring presence and appreciation is the most valuable gift you can offer any fruit tree! If you really have no access to any land whatsoever, and no room to put anything in your apartment, then I recommend you work toward remedying this situation. Meanwhile though, you might also look around for a L.E.T.S (Local Exchange Trading System) group within your area. You may not yet be able to grow any of your own food, but you surely must have some other skills that are worth trading for clean, fresh produce. Joining up with a L.E.T.S group is another great way to help slowly break free from the forced dependency which the current system imposes upon us all.</text:span></text:span></text:p>
        <text:p text:style-name="P180"><text:span text:style-name="Strong_20_Emphasis"><text:span text:style-name="T185">Also look out for any local guerilla gardening groups</text:span></text:span><text:span text:style-name="Strong_20_Emphasis"><text:span text:style-name="T185"><text:note text:id="ftn209" text:note-class="endnote"><text:note-citation>209</text:note-citation><text:note-body><text:p text:style-name="P610">“guerrilla gardening – city garden projects”, <text:span text:style-name="T36">guerrillagardening.org</text:span><text:span text:style-name="T1092">, Accessed September 20, 2015, </text:span><text:a xlink:type="simple" xlink:href="http://www.guerrillagardening.org/" text:style-name="Internet_20_link" text:visited-style-name="Visited_20_Internet_20_Link">http://www.guerrillagardening.org/</text:a> </text:p></text:note-body></text:note></text:span></text:span><text:span text:style-name="Strong_20_Emphasis"><text:span text:style-name="T185"> that are often keen for new members and innovative suggestions. Oh, and one could also get involved in local Permablitzing</text:span></text:span><text:span text:style-name="Strong_20_Emphasis"><text:span text:style-name="T185"><text:note text:id="ftn210" text:note-class="endnote"><text:note-citation>210</text:note-citation><text:note-body><text:p text:style-name="P610">“Permablitzing explained”, <text:span text:style-name="T37">permablitz.net</text:span><text:span text:style-name="T1093">, Accessed September 28, 2015, </text:span><text:a xlink:type="simple" xlink:href="http://www.permablitz.net/what-is-a-permablitz" text:style-name="Internet_20_link" text:visited-style-name="Visited_20_Internet_20_Link">http://www.permablitz.net/what-is-a-permablitz</text:a></text:p></text:note-body></text:note></text:span></text:span><text:span text:style-name="Strong_20_Emphasis"><text:span text:style-name="T185"> projects, or if one doesn't exist in </text:span></text:span><text:span text:style-name="Strong_20_Emphasis"><text:span text:style-name="T271">one's</text:span></text:span><text:span text:style-name="Strong_20_Emphasis"><text:span text:style-name="T185"> area already then get out there and make one happen!</text:span></text:span></text:p>
        <text:p text:style-name="P325"><draw:frame draw:style-name="fr3" draw:name="Frame266" text:anchor-type="paragraph" svg:x="6.234cm" svg:y="2.508cm" svg:width="5.807cm" draw:z-index="106"><draw:text-box fo:min-height="0.222cm"><text:p text:style-name="P27"><text:span text:style-name="Strong_20_Emphasis"><text:span text:style-name="T185">“You cannot get through a single day without having an impact on the world around you. What you do makes a difference, and you have to decide what kind of difference you want to make.” - Jane Goodall </text:span></text:span></text:p></draw:text-box></draw:frame><text:span text:style-name="Strong_20_Emphasis"><text:span text:style-name="T588">If at all possible, it's a great idea to also recycle bodily wastes back into the garden. If </text:span></text:span><text:span text:style-name="Strong_20_Emphasis"><text:span text:style-name="T678">one eats</text:span></text:span><text:span text:style-name="Strong_20_Emphasis"><text:span text:style-name="T588"> healthily, then </text:span></text:span><text:span text:style-name="Strong_20_Emphasis"><text:span text:style-name="T716">a</text:span></text:span><text:span text:style-name="Strong_20_Emphasis"><text:span text:style-name="T708">ll toilet waste </text:span></text:span><text:span text:style-name="Strong_20_Emphasis"><text:span text:style-name="T588">will be of benefit to the soil and plants growing in one's garden. If added to one's compost pile, they can help speed up the composting process, and in addition give you the satisfaction of knowing that you are not contributing to the local sewage system which often employs </text:span></text:span><text:span text:style-name="Strong_20_Emphasis"><text:span text:style-name="T589">large amounts of destructive chemicals to treat and process it for purposes we are most often unaware.</text:span></text:span><text:span text:style-name="Strong_20_Emphasis"><text:span text:style-name="T588"> </text:span></text:span><text:span text:style-name="Strong_20_Emphasis"><text:span text:style-name="T597">If you consider recycling your </text:span></text:span><text:span text:style-name="Strong_20_Emphasis"><text:span text:style-name="T708">excrement</text:span></text:span><text:span text:style-name="Strong_20_Emphasis"><text:span text:style-name="T597"> too much of a challenge where you are currently at, then at least consider returning your </text:span></text:span><text:span text:style-name="Strong_20_Emphasis"><text:span text:style-name="T708">urine</text:span></text:span><text:span text:style-name="Strong_20_Emphasis"><text:span text:style-name="T597"> to the soil, especially if you are growing any plants at all, as they will surely stand to benefit from the attention!</text:span></text:span></text:p>
        <text:h text:style-name="Heading_20_3" text:outline-level="3"><text:bookmark-start text:name="__RefHeading__16287_1478007702"/><text:soft-page-break/><text:span text:style-name="Strong_20_Emphasis"><text:span text:style-name="T767">Walkabout</text:span></text:span><text:bookmark-end text:name="__RefHeading__16287_1478007702"/></text:h>
        <text:p text:style-name="P337"><text:span text:style-name="Strong_20_Emphasis"><text:span text:style-name="T185">If you are truly an adventurous spirit, then you can always try just letting go, and trusting that the universe, the </text:span></text:span><text:span text:style-name="Strong_20_Emphasis"><text:span text:style-name="T589">D</text:span></text:span><text:span text:style-name="Strong_20_Emphasis"><text:span text:style-name="T185">ivine, always provides. Get inspired by people like Peace Pilgrim</text:span></text:span><text:span text:style-name="Strong_20_Emphasis"><text:span text:style-name="T185"><text:note text:id="ftn211" text:note-class="endnote"><text:note-citation>211</text:note-citation><text:note-body><text:p text:style-name="Endnote"><text:s/>“<text:span text:style-name="T1093">Peace Pilgrim: 1908-1981”, </text:span><text:span text:style-name="T37">peacepilgrim.com</text:span><text:span text:style-name="T1093">, Accessed September 29, 2015, h</text:span><text:a xlink:type="simple" xlink:href="http://www.peacepilgrim.com/" text:style-name="Internet_20_link" text:visited-style-name="Visited_20_Internet_20_Link">ttp://www.peacepilgrim.com</text:a></text:p></text:note-body></text:note></text:span></text:span><text:span text:style-name="Strong_20_Emphasis"><text:span text:style-name="T185">, or invest in a small Combi van and cruise Europe from eco-community to eco-community, swapping your life stories and willingness to help out, for the fruits and company and challenges such homesteads inevitably offer. If a van is outside of your budget, then consider instead a bicycle with a sturdy set of panniers, in fact, better still, consider the bicycle before you consider the van, it'll surely be a challenge, but as soon as you are on the road it will likely be one that you'll never regret.</text:span></text:span></text:p>
        <text:p text:style-name="P337"><text:span text:style-name="Strong_20_Emphasis"><text:span text:style-name="T1668">“If we want world peace,” began Mullah Nasruddin, “we must let go of our attachments and truly live like nomads. That's where I no mad at you and you no mad at me. That way there'll surely be nomadness on the planet.”</text:span></text:span></text:p>
        <text:p text:style-name="P326"><text:span text:style-name="Strong_20_Emphasis"><text:span text:style-name="T185">Seasonal fruit picking work is generally easy to find, and although </text:span></text:span><text:span text:style-name="Strong_20_Emphasis"><text:span text:style-name="T640">it can often be </text:span></text:span><text:span text:style-name="Strong_20_Emphasis"><text:span text:style-name="T185">hard on the back and knees, i</text:span></text:span><text:span text:style-name="Strong_20_Emphasis"><text:span text:style-name="T640">t'</text:span></text:span><text:span text:style-name="Strong_20_Emphasis"><text:span text:style-name="T185">s a wonderful way to find direction and make new friends. You can also try WWOOFing</text:span></text:span><text:span text:style-name="Strong_20_Emphasis"><text:span text:style-name="T185"><text:note text:id="ftn212" text:note-class="endnote"><text:note-citation>212</text:note-citation><text:note-body><text:p text:style-name="P650">“<text:span text:style-name="T1489">World Wide Opportunities on Organic Farms”, wwoof.net, Accessed December 28, 2015, </text:span><text:a xlink:type="simple" xlink:href="http://www.wwoof.net/" text:style-name="Internet_20_link" text:visited-style-name="Visited_20_Internet_20_Link"><text:span text:style-name="T1489">http://www.wwoof.net/</text:span></text:a><text:span text:style-name="T1489"> </text:span></text:p></text:note-body></text:note></text:span></text:span><text:span text:style-name="Strong_20_Emphasis"><text:span text:style-name="T185">, as another cheap and meaningful method of moving from place to place at minimal cost, with important lessons you will surely learn along the way. Everybody deserves a walkabout at least once in their lifetime, it does one's soul good to cease temporarily with all plans and leave oneself open to be carried by the flow of the universe.</text:span></text:span></text:p>
        <text:p text:style-name="P326"><draw:frame draw:style-name="fr3" draw:name="Frame129" text:anchor-type="paragraph" svg:x="7.74cm" svg:y="1.961cm" svg:width="4.3cm" draw:z-index="218"><draw:text-box fo:min-height="2.32cm"><text:p text:style-name="P27"><text:span text:style-name="Strong_20_Emphasis"><text:span text:style-name="T185">“Everything that happens to us, is a reflection of how we treat the rest of the world.'” - Author </text:span></text:span></text:p></draw:text-box></draw:frame><text:span text:style-name="Strong_20_Emphasis"><text:span text:style-name="T589">For further inspiration, you might also try </text:span></text:span><text:a xlink:type="simple" xlink:href="http://workaway.info/" text:style-name="Internet_20_link" text:visited-style-name="Visited_20_Internet_20_Link"><text:span text:style-name="Strong_20_Emphasis">http://workaway.info</text:span></text:a><text:span text:style-name="Strong_20_Emphasis"><text:span text:style-name="T589">, a great site where people can connect with others, and maybe learn some new skills while helping others in a variety of different ways, from gardening to helping to build a house, to looking after children. </text:span></text:span></text:p>
        <text:h text:style-name="Heading_20_3" text:outline-level="3"><text:bookmark-start text:name="__RefHeading__16289_1478007702"/><text:span text:style-name="Strong_20_Emphasis"><text:span text:style-name="T767">Life is a Lesson</text:span></text:span><text:bookmark-end text:name="__RefHeading__16289_1478007702"/></text:h>
        <text:p text:style-name="P340"><text:span text:style-name="Strong_20_Emphasis"><text:span text:style-name="T185">Remember, your life's purpose is to learn and have fun while doing so, and to always be aware that fun is only real fun when it is not at the expense of others. So although life may force some compromises on to you, do not let your body be soiled by the exploitation and fleshful produce of other beings who like yourself are</text:span></text:span></text:p>
        <text:p text:style-name="P340"><text:span text:style-name="Strong_20_Emphasis"><text:span text:style-name="T185">also here for the sole purpose of learning and having fun while doing so. Any breaking of this law, will incur karmic debt. This is not the </text:span></text:span><text:soft-page-break/><text:span text:style-name="Strong_20_Emphasis"><text:span text:style-name="T185">universe seeking vengeance, but the simple, unavoidable consequence of what goes around, comes around. So always bear in mind, there can be no more nobler pursuit in life than righteous living, and I don't mean this in any kind of puritan, orthodox religious fashion, it requires no studying of scriptures all too frequently so cryptic they are destined to be twisted and abused, but only to look into one's heart and recognise right from wrong. The inevitable consequence of sincerely embracing this philosophy, will lead any serious acolyte to the understanding that fruit, and only fruit, is our only real food. Anyone unwilling to accept this, is simply not looking </text:span></text:span><text:span text:style-name="Strong_20_Emphasis"><text:span text:style-name="T589">with an open mind </text:span></text:span><text:span text:style-name="Strong_20_Emphasis"><text:span text:style-name="T592">and heart</text:span></text:span><text:span text:style-name="Strong_20_Emphasis"><text:span text:style-name="T185">.</text:span></text:span></text:p>
        <text:h text:style-name="Heading_20_3" text:outline-level="3"><text:bookmark-start text:name="__RefHeading__16407_1138867089"/><text:span text:style-name="Strong_20_Emphasis"><text:span text:style-name="T767">Summarising</text:span></text:span><text:bookmark-end text:name="__RefHeading__16407_1138867089"/></text:h>
        <text:p text:style-name="P189"><draw:frame draw:style-name="fr3" draw:name="Frame489" text:anchor-type="paragraph" svg:x="8.114cm" svg:y="4.135cm" svg:width="3.926cm" draw:z-index="486"><draw:text-box fo:min-height="0.041cm"><text:p text:style-name="P27"><text:span text:style-name="Strong_20_Emphasis"><text:span text:style-name="T185">“</text:span></text:span><text:span text:style-name="Strong_20_Emphasis"><text:span text:style-name="T586">Ask yourself if you want to be a prisoner of the past or a pioneer of the future</text:span></text:span><text:span text:style-name="Strong_20_Emphasis"><text:span text:style-name="T185">.” - </text:span></text:span><text:span text:style-name="Strong_20_Emphasis"><text:span text:style-name="T585">Deepak Chopra</text:span></text:span></text:p></draw:text-box></draw:frame>Personally, I believe it unwise to focus unduly on mainstream mentality. Instead, we need to shift our focus, change our perception and do our utmost to help bring more love to this world. Forget what everybody else is doing, turn off <text:span text:style-name="T1132">the</text:span> TV sets and cancel all daily and weekly newspaper and periodical subscriptions. It does us no good to be constantly reminded of the dark and depraved actions of a flawed mankind. Besides, we will likely never be in a position to ever know with any degree of certainty just how truthfully the supposed facts are being presented to us, and our minds can never genuinely be at peace while they are constantly bombarded with unsavoury news we are mostly powerless to influence.</text:p>
        <text:p text:style-name="P296">It's also worth bearing in mind, that roughly 4 billion trees are felled annually to satisfy the world's growing desire for paper, and that well over 70% of trees used to make newspapers are cut from virgin forests<text:span text:style-name="T1"><text:note-ref text:note-class="endnote" text:reference-format="text" text:ref-name="ftn146">146</text:note-ref></text:span>! Cancel those daily paper <text:span text:style-name="T1563">subscriptions,</text:span> the vast majority of which, frequently end up in landfills.</text:p>
        <text:p text:style-name="P273">As I've already made clear, the first step toward Eden, begins with individual change, and as I've also stated, using another's presumed, current inability to change, is never an excuse not to do so oneself. First and foremost, we must begin by <text:span text:style-name="T1427">realising we are not here on earth simply to consume and use the earth and her fauna and flora, temporarily subduing immediate desires without regard for other life. From there we can move on by acknowledging what we actually truly need and then make the most conscientious of choices in anything we </text:span><text:soft-page-break/><text:span text:style-name="T1427">use, do or buy, </text:span>becoming <text:span text:style-name="T1428">truly </text:span>conscious, conscientious consumers. The more informed we are of the origins of every item we put our money toward, the more capable we will be of recognising and making the right choice. And it should be obvious, that the choice of least harm for all concerned, will most assuredly be the best choice also for one<text:span text:style-name="T1132">'</text:span>s <text:span text:style-name="T1132">true s</text:span>elf. </text:p>
        <text:p text:style-name="P189"><draw:frame draw:style-name="fr3" draw:name="Frame291" text:anchor-type="paragraph" svg:x="6.962cm" svg:y="5.556cm" svg:width="5.078cm" draw:z-index="289"><draw:text-box fo:min-height="0.123cm"><text:p text:style-name="P27"><text:span text:style-name="Strong_20_Emphasis"><text:span text:style-name="T185">“Look closely at the present you are constructing. It should look like the future you are dreaming.” - Alice Walker</text:span></text:span></text:p></draw:text-box></draw:frame>It's always difficult to think about caring for the world, healing the world, if one cannot even care for oneself, so of course Eden will seem like a pie in the sky idea to those who cannot even recognise the necessity for change even for themselves. So we must begin by caring for ourselves, healing ourselves; <text:span text:style-name="T1428">of course, any such initial self-healing should not prevent us from extending</text:span> the same courtesy to<text:span text:style-name="T1428">ward</text:span> other <text:span text:style-name="T1431">life on earth</text:span> <text:span text:style-name="T1428">whenever we are mindful enough and able</text:span>. The circle of compassion always has oneself at the centre and it<text:span text:style-name="T1428">s growth is difficult and hindered</text:span> unless that centre is present and respected. Without such a solid foundation, the blossoming of one's circle of compassion will naturally be hindered, and it is only through its growth that the concept of Eden will ever begin to lose its profound air of fantasy.</text:p>
        <text:p text:style-name="P189">Empathy is the key to unlocking the gates of Eden. The more we are able to empathise with every single life-form on this planet, the more in tune we will become with the mass mindset required to bring Eden to fruition. In the case of animals destined to be eaten by humans, it is of vital importance that all such food eaters come face to face with their victims, or be obliged to sit down and watch Earthlings. For empathy cannot help but grow the more one is able to visibly and honestly face one's victims. <text:span text:style-name="T1428">Unintentionally</text:span> run into a kangaroo, or a deer, and most people will feel a sadness, a loss. It's difficult to have that same empathy for a pig, when all you see is bacon and ham. But face the pig and witness <text:span text:style-name="T1411">her or his</text:span> untimely demise, and we are forced to face our suppressed empathies. This will not be comfortable for anyone, <text:span text:style-name="T1066">but</text:span> should incite <text:span text:style-name="T1499">those with a developed sense of compassion</text:span> toward positive change.</text:p>
        <text:p text:style-name="P303">People become so offended by terms like “gay” or “coloured” or “queer” or “retarded” and rightly so if the words are used negatively as they often are, but think nothing of using words <text:span text:style-name="T1404">like </text:span>“steak”, “bacon”, <text:soft-page-break/>“chops” and “sirloin”. All such words separate us from the <text:span text:style-name="T1404">blunt truth</text:span> that we are talking about living, feeling sentience. Somehow we have to narrow that gap between pig and bacon, make the connection more obvious. We'd be better <text:span text:style-name="T1233">off </text:span>calling it a turkey corpse, flesh from a pig's back, a cow's bottom, a lamb's liver, a <text:span text:style-name="T1552">h</text:span>en's wing, <text:span text:style-name="T1233">someone's kidneys</text:span> or a fish's finger. <text:span text:style-name="T1233">(I hope my strained humour can be forgiven as I attempt to unveil the hidden reality within which I otherwise consider a very serious subject). This is why I try also to refrain from using terms such as livestock, cattle, dairy cows and even the word meat (the word </text:span><text:span text:style-name="T52">flesh</text:span><text:span text:style-name="T1233"> is much more honest and descriptive). I try also to refrain from using the word </text:span><text:span text:style-name="T52">it</text:span><text:span text:style-name="T1233"> when referring to an animal, as it's always good to reinforce the truth that they too are </text:span><text:span text:style-name="T52">hes</text:span><text:span text:style-name="T1233"> and </text:span><text:span text:style-name="T52">shes.</text:span><text:span text:style-name="T1233"> I know I may slip up on occasion and unwittingly use such words myself, I apologise for doing so though, as I'm very aware that they do little to truly portray the reality of the situation; one which is </text:span><text:span text:style-name="T52">always</text:span><text:span text:style-name="T1233"> initially shocking to any who bear witness to all the facts.</text:span></text:p>
        <text:p text:style-name="P176"><draw:frame draw:style-name="fr3" draw:name="Frame204" text:anchor-type="paragraph" svg:x="5.435cm" svg:y="2.037cm" svg:width="6.606cm" draw:z-index="401"><draw:text-box fo:min-height="2.889cm"><text:p text:style-name="P85"><text:span text:style-name="Strong_20_Emphasis"><text:span text:style-name="T185">“</text:span></text:span><text:span text:style-name="Strong_20_Emphasis"><text:span text:style-name="T313">Steak, cutlets, chops, bacon and ham are not part of any creature's anatomy any more than they are of a humans. These are all words designed to distance us from the bloody truth of their origins; </text:span></text:span><text:span text:style-name="Strong_20_Emphasis"><text:span text:style-name="T314">t</text:span></text:span><text:span text:style-name="Strong_20_Emphasis"><text:span text:style-name="T313">he needlessly and heedlessly butchered flesh of a brutally slain animal!</text:span></text:span><text:span text:style-name="Strong_20_Emphasis"><text:span text:style-name="T185">” - Author </text:span></text:span></text:p></draw:text-box></draw:frame><text:span text:style-name="T1654">“</text:span><text:span text:style-name="T1655">You know I once typed into Google translate: </text:span><text:span text:style-name="T1656">The spirit is strong but the flesh is week</text:span><text:span text:style-name="T1654">.” </text:span><text:span text:style-name="T1655">explained </text:span><text:span text:style-name="T1653">Mullah Nasruddin, </text:span><text:span text:style-name="T1655">and continuing: “I requested that it be translated into Russian, and that I copied the Russian phrase and pasted it back into the translator, this time asking for it to be translated into English. It came back saying: </text:span><text:span text:style-name="T1656">The vodka is good, but the meat is off!</text:span><text:span text:style-name="T1654">”</text:span></text:p>
        <text:p text:style-name="P189">The same is even <text:span text:style-name="T1233">somewhat </text:span>true for the carrot, if you just buy them in a bag from a supermarket, or diced up with frozen peas, how can you be expected to empathise with <text:span text:style-name="T1540">them, they are </text:span>just carrot<text:span text:style-name="T1540">s</text:span>. But sit down in the garden and let nature fill your spirit, then watch <text:span text:style-name="T1540">a</text:span> carrot grow, and face it squarely as you uproot it. Watch it shrivel and whither and die. Your soul cannot help be touched. Once you stop denying that it is in fact a life of its own, then you cannot do anything but empathise. Don't try and pretend once more that there is no other choice, and that we must end life to live, <text:span text:style-name="T1540">and </text:span>that live and <text:span text:style-name="T1133">cause death</text:span> is the only path. Fruit is the only genuine fair of Eden and the only truly sane, compassionate food choice.</text:p>
        <text:p text:style-name="P274">The reason many will deny any such ability to connect with the carrot, <text:soft-page-break/>is due to the greatest affliction from which humanity suffers, a constipation of consciousness, caused by <text:span text:style-name="T1406">a collective brainwashing, reinforced from generation to generation,</text:span> and stodgy, debased food choices. We all suffer from this to a greater or lesser degree. We've all been pulled to the dark side, and we all <text:span text:style-name="T1407">need to somehow find the strength and love to </text:span>pull ourselves out of it. If even one person reading this gets what I'm saying and experiences a revelation through my words, then I will consider my task a success.</text:p>
        <text:p text:style-name="P275"><draw:frame draw:style-name="fr3" draw:name="Frame26" text:anchor-type="paragraph" svg:x="7.087cm" svg:y="2.623cm" svg:width="4.955cm" draw:z-index="332"><draw:text-box fo:min-height="3.134cm"><text:p text:style-name="P27"><text:span text:style-name="Strong_20_Emphasis"><text:span text:style-name="T185">“I choose to be unstoppable, I am bigger than my worries, the strength of others inspires me daily. I focus on my goal. I trust my intuition and live a courageous life.” - Kelly Gale</text:span></text:span></text:p></draw:text-box></draw:frame>Another likely reason that we have lost connection with sensitivity to other life forms, is due perhaps to the scarcity of fruit trees <text:span text:style-name="T1432">and fruit producing plants</text:span>, <text:span text:style-name="T1429">which may have played its role in confusing us into recognising vegetation as food. I see it as our duty to help bring an end to this scarcity, by planting fruit trees when and wherever we can aid in restoring abundance. Abundance is a key issue in making this work. </text:span></text:p>
        <text:p text:style-name="P180"><text:span text:style-name="Strong_20_Emphasis"><text:span text:style-name="T185">Eden Fruitarianism is not something to be profited from, so be humble with your knowledge, it is a gift to us all, not something to be sold or greedily exploited. If you really feel it's your calling to get out there and spread the message, then do so by donation. </text:span></text:span><text:span text:style-name="Strong_20_Emphasis"><text:span text:style-name="T678">So</text:span></text:span><text:span text:style-name="Strong_20_Emphasis"><text:span text:style-name="T185"> many self-proclaimed, raw </text:span></text:span><text:span text:style-name="Strong_20_Emphasis"><text:span text:style-name="T593">food </text:span></text:span><text:span text:style-name="Strong_20_Emphasis"><text:span text:style-name="T185">gurus out there, </text:span></text:span><text:span text:style-name="Strong_20_Emphasis"><text:span text:style-name="T678">are </text:span></text:span><text:span text:style-name="Strong_20_Emphasis"><text:span text:style-name="T185">in it predominantly to make money, many are not even 100% raw themselves, and more than a good handful of them don't even fully embrace veganism. Eden Fruitarianism </text:span></text:span><text:span text:style-name="Strong_20_Emphasis"><text:span text:style-name="T641">i</text:span></text:span><text:span text:style-name="Strong_20_Emphasis"><text:span text:style-name="T185">s different and </text:span></text:span><text:span text:style-name="Strong_20_Emphasis"><text:span text:style-name="T590">will</text:span></text:span><text:span text:style-name="Strong_20_Emphasis"><text:span text:style-name="T185"> stand out, not fit in, so be different, share the gift with everyone who is ready to appreciate it. Drop all thought of what could go wrong, and focus instead on all that can go right. </text:span></text:span><text:span text:style-name="Strong_20_Emphasis"><text:span text:style-name="T390">Remember at all time that just as y</text:span></text:span><text:span text:style-name="Strong_20_Emphasis"><text:span text:style-name="T389">our life is precious </text:span></text:span><text:span text:style-name="Strong_20_Emphasis"><text:span text:style-name="T390">to you, </text:span></text:span><text:span text:style-name="Strong_20_Emphasis"><text:span text:style-name="T391">so too is</text:span></text:span><text:span text:style-name="Strong_20_Emphasis"><text:span text:style-name="T389"> all life precious </text:span></text:span><text:span text:style-name="Strong_20_Emphasis"><text:span text:style-name="T390">to those living </text:span></text:span><text:span text:style-name="Strong_20_Emphasis"><text:span text:style-name="T590">one</text:span></text:span><text:span text:style-name="Strong_20_Emphasis"><text:span text:style-name="T389">.</text:span></text:span></text:p>
        <text:p text:style-name="P180"><text:span text:style-name="Strong_20_Emphasis"><text:span text:style-name="T185">Well, enough already with the summarising, now it's time to move on to brighter things and start summerising instead.</text:span></text:span></text:p>
        <text:p text:style-name="P180"><text:span text:style-name="Strong_20_Emphasis"><text:span text:style-name="T185"/></text:span></text:p>
        <text:p text:style-name="P186"><text:span text:style-name="Strong_20_Emphasis"><text:span text:style-name="T729">“Did you ever think we would be anything other than unbelievable?” <text:line-break/>-</text:span></text:span><text:span text:style-name="Strong_20_Emphasis"><text:span text:style-name="T751"> </text:span></text:span><text:span text:style-name="Strong_20_Emphasis"><text:span text:style-name="T796">Jessica Shirvington</text:span></text:span></text:p>
        <text:h text:style-name="P687" text:outline-level="2"><text:bookmark-start text:name="__RefHeading__19461_186345677"/>THE COLLECTIVE CHALLENGE<text:bookmark-end text:name="__RefHeading__19461_186345677"/></text:h>
        <text:p text:style-name="P189"><draw:frame draw:style-name="fr5" draw:name="Frame260" text:anchor-type="paragraph" svg:y="3.404cm" svg:width="6.401cm" draw:z-index="103"><draw:text-box fo:min-height="5.639cm"><text:p text:style-name="P27"><text:span text:style-name="Strong_20_Emphasis"><text:span text:style-name="T185">“No feats of heroism are needed to bring about the greatest and most important changes in the life of humanity, neither the arming of millions of men, neither the construction of new railways and machines, nor the organisation of exhibitions, nor trade unions, nor revolutions, nor barricades, nor dynamite outrages, nor the perfection of aerial navigation, and so forth. All that is necessary is a change in public opinion.” - Leo Tolstoy</text:span></text:span></text:p></draw:text-box></draw:frame>Well, I've tried to summarise the trials and tribulations we each, as individuals, must face, and although they may appear at times as insurmountable, it's always good to keep in mind that the Divine never presents us with challenges beyond our abilities. If we can face our actions with honesty, empathy, understanding and sincerity, then regardless of what the rest of the world is doing, we will be heading in the right direction and with time and persistence success awaits us all. However, the task of Edenising our precious planet must eventually become a goal we all willingly, joyfully embrace, and participate in; clearly everybody eventually needs to get on board!</text:p>
        <text:p text:style-name="P189"><draw:frame draw:style-name="fr3" draw:name="Frame263" text:anchor-type="paragraph" svg:x="8.41cm" svg:y="5.276cm" svg:width="3.63cm" draw:z-index="105"><draw:text-box fo:min-height="1.912cm"><text:p text:style-name="P27"><text:span text:style-name="Strong_20_Emphasis"><text:span text:style-name="T185">“All true progress is progress in charity.” - Aldous Huxley</text:span></text:span></text:p></draw:text-box></draw:frame>In order to start steering the planet toward a more harmonious balance, one that will eventually take us home to Eden, there are many practical steps that can be taken. It seems obvious to me that we must slowly begin to restructure and transform human society such that we live in a way which is truly sustainable. The current paradigm has the vast majority of us living in relatively small areas virtually on top of each other, towns and cities which slowly leech off the surrounding environment, giving nothing in return but pollution, toxic waste and the ever expanding drab depression of concrete. Clearly this cannot go on.</text:p>
        <text:p text:style-name="P293">Even if we were all to demand fully ethical produce, 100% clean nondestructive energy for our homes and vehicles, non-exploitative goods for all occasions, ecologically viable housing, a decisive halt to all environment pollution and safe reliable disposal of all household waste and sewage, and even if these demands were to be met, this would still not come close to being enough. In order to be truly liberated, cities and large towns must become disdained features of ancient history. Despite popular myth to the contrary, there is more than enough space in this </text:p>
        <text:p text:style-name="P293"><draw:frame draw:style-name="fr3" draw:name="Frame273" text:anchor-type="paragraph" svg:x="8.289cm" svg:y="1.355cm" svg:width="3.752cm" draw:z-index="110"><draw:text-box fo:min-height="2.32cm"><text:p text:style-name="P27"><text:span text:style-name="Strong_20_Emphasis"><text:span text:style-name="T185">“How beautiful could life be? We hardly dare imagine it.” - Charles Eisenstein</text:span></text:span></text:p></draw:text-box></draw:frame><text:soft-page-break/>world to ho<text:span text:style-name="T1429">me</text:span> the entire human population and for us all to have a piece of paradise, with privacy, trees, <text:span text:style-name="T1429">water</text:span> and a garden. Without these as regular features in our lives we will never fully be at peace, and always suffer from their absence.</text:p>
        <text:h text:style-name="P733" text:outline-level="3"><text:bookmark-start text:name="__RefHeading__16531_828362620"/>STAVVs<text:bookmark-end text:name="__RefHeading__16531_828362620"/></text:h>
        <text:p text:style-name="P293">I believe cofounder of the Movement for Compassionate Living (MCL)<text:note text:id="ftn213" text:note-class="endnote"><text:note-citation>213</text:note-citation><text:note-body><text:p text:style-name="Endnote">“<text:span text:style-name="T1093">The Movement for Compassionate Living”, </text:span><text:span text:style-name="T37">Wikipedia</text:span><text:span text:style-name="T1093">, accessed September 30, 2015, </text:span><text:a xlink:type="simple" xlink:href="http://en.wikipedia.org/wiki/Movement_for_Compassionate_Living" text:style-name="Internet_20_link" text:visited-style-name="Visited_20_Internet_20_Link">http://en.wikipedia.org/wiki/Movement_for_Compassionate_Living</text:a></text:p></text:note-body></text:note>, Kathleen Jannaway, may have been one of the first to propose what she herself christened as STAVV<text:span text:style-name="T1504">s</text:span>, or Sustainable Tree-based Autonomous Vegan Villages. Her pioneer vision has become no less relevant with time, indeed the urgency of its manifestation has only become more obvious to those who are not blinded by the system.</text:p>
        <text:p text:style-name="P189">The proposition does not suggest we completely abandon cities and large towns, leaving them to be slowly engulfed by a network of weeds. <text:span text:style-name="T1067">T</text:span>here must be more practical strategies which can be put into place; strategies and actions which will slowly green the towns and the cities. For example, parklands could easily be transformed into small edible food forests with as wide a selection as possible of suitable fruit trees, the Beacon Food Forest project in Seattle<text:note text:id="ftn214" text:note-class="endnote"><text:note-citation>214</text:note-citation><text:note-body><text:p text:style-name="P611">“Seattle Permaculture Food Forest Project”, <text:span text:style-name="T37">the beacon food forest</text:span><text:span text:style-name="T1093">, Accessed October 1, 2015, </text:span><text:a xlink:type="simple" xlink:href="http://www.beaconfoodforest.org/" text:style-name="Internet_20_link" text:visited-style-name="Visited_20_Internet_20_Link">http://www.beaconfoodforest.org/</text:a></text:p></text:note-body></text:note> is witness to the feasibility of such ventures. </text:p>
        <text:p text:style-name="P189"><draw:frame draw:style-name="fr3" draw:name="Frame293" text:anchor-type="paragraph" svg:x="6.763cm" svg:y="2.872cm" svg:width="5.278cm" draw:z-index="115"><draw:text-box fo:min-height="1.18cm"><text:p text:style-name="P27"><text:span text:style-name="Strong_20_Emphasis"><text:span text:style-name="T185">“I don't know what your destiny will be, but one thing I </text:span></text:span><text:span text:style-name="Strong_20_Emphasis"><text:span text:style-name="T226">do</text:span></text:span><text:span text:style-name="Strong_20_Emphasis"><text:span text:style-name="T185"> know: the only ones among you who are really happy are those who sought and found how to serve.” - Albert Schweitzer</text:span></text:span></text:p></draw:text-box></draw:frame>Then there's all the other city and urban areas which could be converted into edible garden space too, like the many flat rooftop surfaces that are often unused and neglected, in fact, with the help of modern drainage cell solutions, like the Atlantis Flo-Cell<text:span text:style-name="T122">®</text:span><text:span text:style-name="T122"><text:note text:id="ftn215" text:note-class="endnote"><text:note-citation>215</text:note-citation><text:note-body><text:p text:style-name="P611">“Rooftop <text:span text:style-name="T1093">G</text:span>ardening <text:span text:style-name="T1093">D</text:span>rainage <text:span text:style-name="T1093">S</text:span>olution”, <text:span text:style-name="T37">atlantiscorp.com</text:span><text:span text:style-name="T1093">, Accessed September 28, 2015, </text:span><text:a xlink:type="simple" xlink:href="http://www.atlantiscorp.com.au/drainage-cells/sortable-portfolio/websites/atlantis-20mm-drainage-cell" text:style-name="Internet_20_link" text:visited-style-name="Visited_20_Internet_20_Link">http://www.atlantiscorp.com.au/drainage-cells/sortable-portfolio/websites/atlantis-20mm-drainage-cell</text:a></text:p></text:note-body></text:note></text:span><text:span text:style-name="T843">, invented by Sydney based Humberto Urriola,</text:span> or vertical aeroponic garden towers<text:note text:id="ftn216" text:note-class="endnote"><text:note-citation>216</text:note-citation><text:note-body><text:p text:style-name="Endnote">“<text:span text:style-name="T1093">What is a tower garden?”, </text:span><text:span text:style-name="T37">towergarden.com</text:span><text:span text:style-name="T1093">, Accessed September 21, 2015, </text:span><text:a xlink:type="simple" xlink:href="http://margaretsheridan.towergarden.com/content/towergarden/en-us/what-is-tower-garden.html#.VXNHZ-afdmA" text:style-name="Internet_20_link" text:visited-style-name="Visited_20_Internet_20_Link">http://margaretsheridan.towergarden.com/content/towergarden/en-us/what-is-tower-garden.html#.VXNHZ-afdmA</text:a></text:p></text:note-body></text:note> (I'm not affiliated with either, just sharing what I know to be available), any free concreted or sealed outdoor surface area can easily be converted into productive gardening space.</text:p>
        <text:p text:style-name="P189">There is also the matter of all those drab, dull-grey ceme<text:span text:style-name="T1505">(n)</text:span>teries with their aisle after aisle of morbid tombstones, how about instead rechristening them to cemetrees, where a fruit tree is planted atop each grave. Imagine how those trees will power once they tap into all those decaying bodies! Instead of bare <text:soft-page-break/>land with intermittent slabs of concrete, there could be beautiful fruit producing trees, each with their own plaque commemorating the passing of loved ones. Pleasurable mid-city, multi fruit orchards.</text:p>
        <text:p text:style-name="P189"><draw:frame draw:style-name="fr3" draw:name="Frame412" text:anchor-type="paragraph" svg:x="6.507cm" svg:y="3.997cm" svg:width="5.533cm" draw:z-index="412"><draw:text-box fo:min-height="2.411cm"><text:p text:style-name="P27"><text:span text:style-name="Strong_20_Emphasis"><text:span text:style-name="T185">“</text:span></text:span><text:span text:style-name="Strong_20_Emphasis"><text:span text:style-name="T325">Just as a drop of water causes ripples in a pond, so a thought dropped into the pool of consciousness can cause ever-expanding ripples in the universal human mind</text:span></text:span><text:span text:style-name="Strong_20_Emphasis"><text:span text:style-name="T185">.” - </text:span></text:span><text:span text:style-name="Strong_20_Emphasis"><text:span text:style-name="T325">Jean Richards</text:span></text:span></text:p></draw:text-box></draw:frame>Also, when buildings become uninhabited or uninhabitable, they could be demolished and cleared, and orchards planted in their stead. Eventually the plots of green amidst the grey could multiply until the cities too are transformed into a network of closely knit, self sustainable villages, eventually blurring the distinction between urban, suburban and rural. Sure, this is a big project, but let's be honest, mankind has undertaken far more seemingly impossible projects and seen them through to successful completion, so such a vision is far from being ludicrous and well within our capabilities. This is not a step backward to a Stone Age era, but towards a society which is truly free, just and sustainable.</text:p>
        <text:p text:style-name="P282"><draw:frame draw:style-name="fr3" draw:name="Frame264" text:anchor-type="paragraph" svg:x="7.475cm" svg:y="4.318cm" svg:width="4.565cm" draw:z-index="411"><draw:text-box fo:min-height="3.134cm"><text:p text:style-name="P27"><text:span text:style-name="Strong_20_Emphasis"><text:span text:style-name="T185">“Our intellect has brought us to the disaster we call civilisation, and now has but one duty, one function; to return us to sanity and understanding.” - Author</text:span></text:span></text:p></draw:text-box></draw:frame>Farming, as we know it today, must be completely phased out. Huge megacorporations that currently, together own way in excess of hundreds of thousands, <text:span text:style-name="T1540">probably even millions</text:span> of square kilometres, many of them using patented GM seeds, must cease their destructive tyranny and relinquish control of the land they have badly abused back to people who truly give a damn. <text:span text:style-name="T1429">If they release it to</text:span> those who are far better capable of loving and taking care of <text:span text:style-name="T1067">it,</text:span> <text:span text:style-name="T1429">then the new stewards, by establishing productive, vegaculture gardens amidst many and varied fruit tree orchards, will slowly</text:span> <text:span text:style-name="T1429">be able to </text:span>begin heal<text:span text:style-name="T1430">ing</text:span> it of the decades of maltreatment it has suffered. </text:p>
        <text:p text:style-name="P282">I recognise this will be no easy task, as the land has suffered in ways we cannot imagine, being laid bare, constantly ravaged, battered and bruised by clumsy, brutal tractor blades, and abundant, shameless use of all kinds of obnoxious, highly toxic chemicals. It will take time, patience, a loving touch, and no doubt copious amounts of mulch, but I believe even the most savagely abused tracts of land will eventually once more return to a degree of normality, sanity and healthy <text:span text:style-name="T1430">vitality</text:span>.</text:p>
        <text:p text:style-name="P293">Clearly, decentralising of most other major monopoly industries is </text:p>
        <text:p text:style-name="P293"><draw:frame draw:style-name="fr3" draw:name="Frame267" text:anchor-type="paragraph" svg:x="7.579cm" svg:y="4.911cm" svg:width="4.461cm" draw:z-index="107"><draw:text-box fo:min-height="3.949cm"><text:p text:style-name="P27"><text:span text:style-name="Strong_20_Emphasis"><text:span text:style-name="T185">“Make me always ready to come to you with clean hands and straight eyes, so that when my life fades, as the fading sunset, my spirit can come to you without shame ”- Native American Prayer.</text:span></text:span></text:p></draw:text-box></draw:frame><text:soft-page-break/>necessity too, they must stand aside for village sized industry, leading to more localised production of food, crafts, furniture, ho<text:span text:style-name="T1430">m</text:span>es etc. Also, the current concept of a world system of centrally governed states, will need to be replaced with self-governing communities, self-sufficient in the basic resources for human life and welfare. It should also be clear, that a fundamental requirement of any self-governing community, is open democratic participation by all members making essential decisions jointly; that is, there must be a complete absence of power by any individual or group, such that although individuals and groups may have special functions and responsibilities, authority will always remain entrenched in the total community. To achieve the change to the society we seek, we must always avoid power over each other.</text:p>
        <text:p text:style-name="P189">The ideals of compassionate living must become the norm for human existence, and the principles of love and respect nurtured within us all until they become the very essence of society. Once humans have learned that their present malaise and unhappiness can be cured by following the lessons of the spirit based on love, and the golden rule, the one simple law of doing unto others as they would be done to, our spiritual evolution will take a major step forward, enabling us to truly see the path ahead more clearly.</text:p>
        <text:p text:style-name="P189">Those arguing for the fencing in of backyard chickens or pigs, or the tethering of goats to stakes etc. are not practising self-reliance but exploiting these creatures for their own greed, and such practices must be recognised as inherently flawed. They may not be as wicked as factory farming, but let's not mince words here, they cannot correctly be described as “better”, as this would imply factory farming is inherently good. Violence is never good nor normal, it may appear that way as it surely happens everywhere, but this will never make it normal nor right. Beating one<text:span text:style-name="T1540">'</text:span>s spouse, or children although a common practice in many western cultures is not normal. Killing another human is not normal behaviour, keeping another imprisoned as a slave is not normal. Never has been, never will be. Abusing animals by denying them all their rights is not normal. Murdering a chicken for Sunday roast, is not normal. It makes no difference how many people support and finance such actions, or for how long they <text:soft-page-break/>have been common practise, it will never make them normal, which is why that first V of STAVVs is a fundamental requirement if our progress is ever to be true and lasting.</text:p>
        <text:p text:style-name="P180"><draw:frame draw:style-name="fr3" draw:name="Frame268" text:anchor-type="paragraph" svg:x="7.391cm" svg:y="4.085cm" svg:width="4.65cm" draw:z-index="413"><draw:text-box fo:min-height="3.542cm"><text:p text:style-name="P27"><text:span text:style-name="Strong_20_Emphasis"><text:span text:style-name="T185">“We don't have to engage in grand, heroic actions to participate in the process of change. Small acts, when multiplied by millions of people, can transform the world.” - Howard Zinn</text:span></text:span></text:p></draw:text-box></draw:frame><text:span text:style-name="Strong_20_Emphasis"><text:span text:style-name="T185">Once more, this is what I keep referring to as the Topsy-Turvy world we live in, where people think the abnormal is normal, purely because it is common place, and meanwhile the normal is considered abnormal, as is all too frequently the case with the proposition of a nonviolent world, the idea will be rejected as abnormal by many, although it is completely sane and perfectly normal, just not usual. Normal is that which is in tune with our true spiritual natures which are always troubled and disturbed by confrontations of violence, whether we be on the receiving end of such confrontations, or even playing the role of the oppressor and transgressor.</text:span></text:span></text:p>
        <text:p text:style-name="P327"><draw:frame draw:style-name="fr3" draw:name="Frame429" text:anchor-type="paragraph" svg:x="7.232cm" svg:y="7.403cm" svg:width="4.808cm" draw:z-index="442"><draw:text-box fo:min-height="1.933cm"><text:p text:style-name="P27"><text:span text:style-name="Strong_20_Emphasis"><text:span text:style-name="T185">“W</text:span></text:span><text:span text:style-name="Strong_20_Emphasis"><text:span text:style-name="T326">hen a lot of people do a little, it's a lot. When a lot of people do nothing – it's nothing</text:span></text:span><text:span text:style-name="Strong_20_Emphasis"><text:span text:style-name="T185">.” - H</text:span></text:span><text:span text:style-name="Strong_20_Emphasis"><text:span text:style-name="T326">arvey Diamond</text:span></text:span></text:p></draw:text-box></draw:frame><text:span text:style-name="Strong_20_Emphasis"><text:span text:style-name="T185">Eventually the day will come when </text:span></text:span><text:span text:style-name="Strong_20_Emphasis"><text:span text:style-name="T591">money will have no place or meaning</text:span></text:span><text:span text:style-name="Strong_20_Emphasis"><text:span text:style-name="T185">, and all forms of exchange and barter will be replaced by sharing and caring. As </text:span></text:span><text:span text:style-name="Strong_20_Emphasis"><text:span text:style-name="T273">previously</text:span></text:span><text:span text:style-name="Strong_20_Emphasis"><text:span text:style-name="T185"> stated, there is a fundamental abuse in selling anything, as everything is given freely by the planet, and nothing that is given should ever be sold. Until the arrival of that sweet day, many, perhaps even most, modern day businesses must close up and divert their energies toward more meaningful concerns. There is much valueless </text:span></text:span><text:span text:style-name="Strong_20_Emphasis"><text:span text:style-name="T227">and harmful</text:span></text:span><text:span text:style-name="Strong_20_Emphasis"><text:span text:style-name="T185"> merchandise currently </text:span></text:span><text:span text:style-name="Strong_20_Emphasis"><text:span text:style-name="T591">being produced by causing harm and destruction of life on earth and taking away her beauty bit by bit, factory by factory. These products distract us from recognising the consequences and truth of our actions</text:span></text:span><text:span text:style-name="Strong_20_Emphasis"><text:span text:style-name="T185">. Supermarkets are prime examples with their aisle after aisle of shamefully, colourfully packaged, denatured foo</text:span></text:span><text:span text:style-name="Strong_20_Emphasis"><text:span text:style-name="T591">d</text:span></text:span><text:span text:style-name="Strong_20_Emphasis"><text:span text:style-name="T185">stuffs </text:span></text:span><text:span text:style-name="Strong_20_Emphasis"><text:span text:style-name="T273">which</text:span></text:span><text:span text:style-name="Strong_20_Emphasis"><text:span text:style-name="T185"> bring only sadness to the world while fooling us to gullibly believe the reverse is true.</text:span></text:span></text:p>
        <text:p text:style-name="P343"><text:span text:style-name="Strong_20_Emphasis"><text:span text:style-name="T185">There will be no more butchers, no more cheese and fish mongers, no saddlers nor leather-goods stores, no fast food chains, no cafés and takeaways, no cake stands, no patisseries nor bakeries, no ice cream parlours, confectionery outlets nor candy stores. Certainly no zoos, rodeos nor pet stores. No weapons stores, no porn shops, brothels and prisons. No tobacconists, no bottle shops and alcohol </text:span></text:span></text:p>
        <text:p text:style-name="P378"><draw:frame draw:style-name="fr3" draw:name="Frame400" text:anchor-type="paragraph" svg:x="7.468cm" svg:y="1.829cm" svg:width="4.521cm" draw:z-index="443"><draw:text-box fo:min-height="2.311cm"><text:p text:style-name="P86"><text:span text:style-name="Strong_20_Emphasis"><text:span text:style-name="T682">“Fashion is a form of ugliness so intolerable that we have to alter it every 6 months.” - Oscar Wilde</text:span></text:span></text:p></draw:text-box></draw:frame><text:span text:style-name="Strong_20_Emphasis"><text:span text:style-name="T185">dispensers, no pubs, casinos and bingo halls, no video arcades, no more drug dispensing doctor practises; no chemists nor pharmacies. No </text:span></text:span><text:span text:style-name="Strong_20_Emphasis"><text:span text:style-name="T681">mad hatters, </text:span></text:span><text:span text:style-name="Strong_20_Emphasis"><text:span text:style-name="T185">fancy hair salons, </text:span></text:span><text:span text:style-name="Strong_20_Emphasis"><text:span text:style-name="T681">beauty </text:span></text:span><text:span text:style-name="Strong_20_Emphasis"><text:span text:style-name="T185">or tattoo parlours, no exploitative clothing outlets, nor flamboyant shoe shops, no more real estate agents nor newsagents, no mega banks </text:span></text:span><text:span text:style-name="Strong_20_Emphasis"><text:span text:style-name="T678">n</text:span></text:span><text:span text:style-name="Strong_20_Emphasis"><text:span text:style-name="T185">or </text:span></text:span><text:span text:style-name="Strong_20_Emphasis"><text:span text:style-name="T591">any </text:span></text:span><text:span text:style-name="Strong_20_Emphasis"><text:span text:style-name="T684">other </text:span></text:span><text:span text:style-name="Strong_20_Emphasis"><text:span text:style-name="T185">financial institutions.</text:span></text:span></text:p>
        <text:p text:style-name="P180"><draw:frame draw:style-name="fr3" draw:name="Frame225" text:anchor-type="paragraph" svg:x="7.35cm" svg:y="8.029cm" svg:width="4.69cm" draw:z-index="121"><draw:text-box fo:min-height="3.542cm"><text:p text:style-name="P27"><text:span text:style-name="Strong_20_Emphasis"><text:span text:style-name="T185">“We abuse land because we regard it as a commodity belonging to us. When we see land as a community to which we belong, we may begin to use it with love and respect.” - Aldo Leopold</text:span></text:span></text:p></draw:text-box></draw:frame><text:span text:style-name="Strong_20_Emphasis"><text:span text:style-name="T185">Of course, as there's no getting around the initial necessity for trading of </text:span></text:span><text:span text:style-name="Strong_20_Emphasis"><text:span text:style-name="T594">things we require in life</text:span></text:span><text:span text:style-name="Strong_20_Emphasis"><text:span text:style-name="T185">, and indeed places to socialise and relax, there would still be certain businesses and trades which would cater for our needs. As the aim is toward small autonomous communities, I envision a small group of </text:span></text:span><text:span text:style-name="Strong_20_Emphasis"><text:span text:style-name="T594">community orientated</text:span></text:span><text:span text:style-name="Strong_20_Emphasis"><text:span text:style-name="T185"> trading outlets at the centre of each village, with trees and parkland around them, possibly all traffic free zones, with well planned out biking and pedestrian </text:span></text:span><text:span text:style-name="Strong_20_Emphasis"><text:span text:style-name="T594">routes</text:span></text:span><text:span text:style-name="Strong_20_Emphasis"><text:span text:style-name="T185">. There could be fruit stalls, a juice bar, a well-stocked second-hand store or 'buy, swap, sell' trading post, </text:span></text:span><text:span text:style-name="Strong_20_Emphasis"><text:span text:style-name="T594">crafts people making their wares, </text:span></text:span><text:span text:style-name="Strong_20_Emphasis"><text:span text:style-name="T185">a hardware store, a library, a garden centre complete with tree nursery, seed bank and friendly staff dispensing gardens tips, tricks and advice, a handicraft/musical outlet of sorts, a holistic health centre with spas and saunas and fruit buffet, perhaps functioning more as a social hub and means to catch up with the latest village gossip. I guess we would still need mechanics, and a technology store of sorts, providing and fixing all manner of computer and phone-related issues. Oh, and a post office, a bike shop and an energy solution shop, providing the service of advising and installing renewable </text:span></text:span><text:span text:style-name="Strong_20_Emphasis"><text:span text:style-name="T594">and </text:span></text:span><text:span text:style-name="Strong_20_Emphasis"><text:span text:style-name="T185">sustainable energy s</text:span></text:span><text:span text:style-name="Strong_20_Emphasis"><text:span text:style-name="T594">ystems</text:span></text:span><text:span text:style-name="Strong_20_Emphasis"><text:span text:style-name="T185">. </text:span></text:span></text:p>
        <text:p text:style-name="P328"><text:span text:style-name="Strong_20_Emphasis"><text:span text:style-name="T185">Ultimately, I see all these affairs being owned and run by the community as a whole, where anybody is encouraged to participate if they want to, or contribute their own handicrafts and garden produce. Actually, </text:span></text:span><text:span text:style-name="Strong_20_Emphasis"><text:span text:style-name="T729">ownership</text:span></text:span><text:span text:style-name="Strong_20_Emphasis"><text:span text:style-name="T185"> is not really the correct term, instead of being owners, we must take on the role of caretakers and guardians, and although we may live on a plot of land, that land should only be considered as ours throughout the duration of our rent and rates-free stay on it. If we ever choose to up and leave, for any significant length of time, then we must understand that by doing so we relinquish all rights to that land.</text:span></text:span></text:p>
        <text:p text:style-name="P328"><draw:frame draw:style-name="fr3" draw:name="Frame272" text:anchor-type="paragraph" svg:x="6.556cm" svg:y="3.96cm" svg:width="5.484cm" draw:z-index="293"><draw:text-box fo:min-height="1.912cm"><text:p text:style-name="P27"><text:span text:style-name="Strong_20_Emphasis"><text:span text:style-name="T185">“We do not fear the unknown. We fear what we think we know about the unknown.” - Teal Swan</text:span></text:span></text:p></draw:text-box></draw:frame><text:soft-page-break/><text:span text:style-name="Strong_20_Emphasis"><text:span text:style-name="T185">I see fences and boundaries as yet further inherently flawed practices and concepts, and no man, </text:span></text:span><text:span text:style-name="Strong_20_Emphasis"><text:span text:style-name="T594">woman</text:span></text:span><text:span text:style-name="Strong_20_Emphasis"><text:span text:style-name="T185"> or family should have a right to claim more land than they themselves can comfortably</text:span></text:span><text:span text:style-name="Strong_20_Emphasis"><text:span text:style-name="T227"> and sanely</text:span></text:span><text:span text:style-name="Strong_20_Emphasis"><text:span text:style-name="T185"> maintain. I'm guessing that a rough average of between one and five acres should generally be more than sufficient for most homes, and there may always be small tracts of woodland between homesteads, offering not only more privacy, but also more native, wild habitat and cover for local fauna.</text:span></text:span></text:p>
        <text:h text:style-name="Heading_20_3" text:outline-level="3"><text:bookmark-start text:name="__RefHeading__16533_828362620"/><text:span text:style-name="Strong_20_Emphasis"><text:span text:style-name="T767">Clean</text:span></text:span><text:span text:style-name="Strong_20_Emphasis"><text:span text:style-name="T778">er</text:span></text:span><text:span text:style-name="Strong_20_Emphasis"><text:span text:style-name="T767"> Energy </text:span></text:span><text:span text:style-name="Strong_20_Emphasis"><text:span text:style-name="T778">Solutions</text:span></text:span><text:bookmark-end text:name="__RefHeading__16533_828362620"/></text:h>
        <text:p text:style-name="P329"><text:span text:style-name="Strong_20_Emphasis"><text:span text:style-name="T185">Exchanging goods or services between communities, even at great distances, could be a</text:span></text:span><text:span text:style-name="Strong_20_Emphasis"><text:span text:style-name="T594">n</text:span></text:span><text:span text:style-name="Strong_20_Emphasis"><text:span text:style-name="T185"> </text:span></text:span><text:span text:style-name="Strong_20_Emphasis"><text:span text:style-name="T594">amiable</text:span></text:span><text:span text:style-name="Strong_20_Emphasis"><text:span text:style-name="T185">, non-threatening, non-competitive affair, </text:span></text:span><text:span text:style-name="Strong_20_Emphasis"><text:span text:style-name="T596">employing</text:span></text:span><text:span text:style-name="Strong_20_Emphasis"><text:span text:style-name="T185"> </text:span></text:span><text:span text:style-name="Strong_20_Emphasis"><text:span text:style-name="T596">transport reliant on whatever the cleanest, </text:span></text:span><text:span text:style-name="Strong_20_Emphasis"><text:span text:style-name="T600">least destructive,</text:span></text:span><text:span text:style-name="Strong_20_Emphasis"><text:span text:style-name="T596"> most </text:span></text:span><text:span text:style-name="Strong_20_Emphasis"><text:span text:style-name="T597">energy </text:span></text:span><text:span text:style-name="Strong_20_Emphasis"><text:span text:style-name="T596">efficient options available </text:span></text:span><text:span text:style-name="Strong_20_Emphasis"><text:span text:style-name="T598">are</text:span></text:span><text:span text:style-name="Strong_20_Emphasis"><text:span text:style-name="T596">.</text:span></text:span><text:span text:style-name="Strong_20_Emphasis"><text:span text:style-name="T185"> </text:span></text:span><text:span text:style-name="Strong_20_Emphasis"><text:span text:style-name="T596">It seems obvious to me that t</text:span></text:span><text:span text:style-name="Strong_20_Emphasis"><text:span text:style-name="T185">he usage of fossil fuels </text:span></text:span><text:span text:style-name="Strong_20_Emphasis"><text:span text:style-name="T595">should</text:span></text:span><text:span text:style-name="Strong_20_Emphasis"><text:span text:style-name="T185"> be completely phased out </text:span></text:span><text:span text:style-name="Strong_20_Emphasis"><text:span text:style-name="T600">as quickly as we are able. T</text:span></text:span><text:span text:style-name="Strong_20_Emphasis"><text:span text:style-name="T185">he sun, </text:span></text:span><text:span text:style-name="Strong_20_Emphasis"><text:span text:style-name="T274">wind and waterways</text:span></text:span><text:span text:style-name="Strong_20_Emphasis"><text:span text:style-name="T185"> provide more than adequate energy for us all, and </text:span></text:span><text:span text:style-name="Strong_20_Emphasis"><text:span text:style-name="T596">clearly </text:span></text:span><text:span text:style-name="Strong_20_Emphasis"><text:span text:style-name="T185">we already have more than sufficient methods </text:span></text:span><text:span text:style-name="Strong_20_Emphasis"><text:span text:style-name="T596">and technical know-how </text:span></text:span><text:span text:style-name="Strong_20_Emphasis"><text:span text:style-name="T185">to store and harness that energy to meet all our needs</text:span></text:span><text:span text:style-name="Strong_20_Emphasis"><text:span text:style-name="T185"><text:note text:id="ftn217" text:note-class="endnote"><text:note-citation>217</text:note-citation><text:note-body><text:p text:style-name="P612"><text:span text:style-name="T1094">LandArtGenerator, “Total Service Area Required to Fuel the World With Solar”, </text:span><text:span text:style-name="T38">land Art generator initiative</text:span><text:span text:style-name="T1094">, August 13, 2009, </text:span><text:a xlink:type="simple" xlink:href="http://landartgenerator.org/blagi/archives/127" text:style-name="Internet_20_link" text:visited-style-name="Visited_20_Internet_20_Link">http://landartgenerator.org/blagi/archives/127</text:a></text:p></text:note-body></text:note></text:span></text:span><text:span text:style-name="Strong_20_Emphasis"><text:span text:style-name="T185">. </text:span></text:span></text:p>
        <text:p text:style-name="P329"><draw:frame draw:style-name="fr3" draw:name="Frame275" text:anchor-type="paragraph" svg:x="7.23cm" svg:y="5.013cm" svg:width="4.81cm" draw:z-index="109"><draw:text-box fo:min-height="2.32cm"><text:p text:style-name="P27"><text:span text:style-name="Strong_20_Emphasis"><text:span text:style-name="T185">“A long habit of not thinking a thing wrong, gives it a superficial appearance of being right.” - Thomas Paine</text:span></text:span></text:p></draw:text-box></draw:frame><text:span text:style-name="Strong_20_Emphasis"><text:span text:style-name="T185">Check out companies like Tesla motors who not only manufacture electric cars, which after being fully charged are capable of travelling distances of up to 500 km or more</text:span></text:span><text:span text:style-name="Strong_20_Emphasis"><text:span text:style-name="T185"><text:note text:id="ftn218" text:note-class="endnote"><text:note-citation>218</text:note-citation><text:note-body><text:p text:style-name="P612">“Tesla Motors: <text:span text:style-name="T1094">E</text:span>lectric <text:span text:style-name="T1094">C</text:span>ar”, <text:span text:style-name="T38">Tesla Motors</text:span><text:span text:style-name="T1094">, Accessed September 1, 2015, </text:span><text:a xlink:type="simple" xlink:href="http://www.teslamotors.com/en_AU/models" text:style-name="Internet_20_link" text:visited-style-name="Visited_20_Internet_20_Link">http://www.teslamotors.com/en_AU/models</text:a></text:p></text:note-body></text:note></text:span></text:span><text:span text:style-name="Strong_20_Emphasis"><text:span text:style-name="T185">, but also now provide small home batteries capable of storing solar energy as a complete household energy solution, </text:span></text:span><text:span text:style-name="Strong_20_Emphasis"><text:span text:style-name="T601">thus</text:span></text:span><text:span text:style-name="Strong_20_Emphasis"><text:span text:style-name="T185"> offering </text:span></text:span><text:span text:style-name="Strong_20_Emphasis"><text:span text:style-name="T600">potential</text:span></text:span><text:span text:style-name="Strong_20_Emphasis"><text:span text:style-name="T185"> freedom from the grid</text:span></text:span><text:span text:style-name="Strong_20_Emphasis"><text:span text:style-name="T185"><text:note text:id="ftn219" text:note-class="endnote"><text:note-citation>219</text:note-citation><text:note-body><text:p text:style-name="P612">“<text:span text:style-name="T1094">The Tesla power wall: home energy solution”, </text:span><text:span text:style-name="T38">Tesla Motors</text:span><text:span text:style-name="T1094">, Accessed September 1, 2015, </text:span><text:s/><text:a xlink:type="simple" xlink:href="http://www.teslamotors.com/en_AU/powerwall" text:style-name="Internet_20_link" text:visited-style-name="Visited_20_Internet_20_Link">http://www.teslamotors.com/en_AU/powerwall</text:a></text:p></text:note-body></text:note></text:span></text:span><text:span text:style-name="Strong_20_Emphasis"><text:span text:style-name="T185">, another crucial step in lessening the hold the current system has over us all. Even for longer distances, renewable energy vehicles are very clearly still a feasible option, and if innovative projects such as solar roadways</text:span></text:span><text:span text:style-name="Strong_20_Emphasis"><text:span text:style-name="T185"><text:note text:id="ftn220" text:note-class="endnote"><text:note-citation>220</text:note-citation><text:note-body><text:p text:style-name="P612"><text:s/>“Solar Fricking Roadways!”, <text:span text:style-name="T38">Solar Road Ways</text:span><text:span text:style-name="T1094">, Accessed September 10, 2015, </text:span><text:a xlink:type="simple" xlink:href="http://www.solarroadways.com/intro.shtml" text:style-name="Internet_20_link" text:visited-style-name="Visited_20_Internet_20_Link">http://www.solarroadways.com/intro.shtml</text:a></text:p></text:note-body></text:note></text:span></text:span><text:span text:style-name="Strong_20_Emphasis"><text:span text:style-name="T185"> ever get properly underway, there is no telling where they may lead. Oh, and news is just in, although it's clearly still early days, the world's first solar plane </text:span></text:span><text:span text:style-name="Strong_20_Emphasis"><text:span text:style-name="T274">has hit the skies</text:span></text:span><text:span text:style-name="Strong_20_Emphasis"><text:span text:style-name="T185"><text:note text:id="ftn221" text:note-class="endnote"><text:note-citation>221</text:note-citation><text:note-body><text:p text:style-name="P612"><text:span text:style-name="T1094">ABC News, “solar Impulse 2 Plane Powered only by the Sun Begins Journey across the Pacific”, </text:span><text:span text:style-name="T38">ABC News</text:span><text:span text:style-name="T1094">, May 31, 2015, </text:span><text:a xlink:type="simple" xlink:href="http://abcnews.go.com/International/solar-impulse-plane-powered-sun-begins-journey-pacific/story?id=31423899" text:style-name="Internet_20_link" text:visited-style-name="Visited_20_Internet_20_Link">http://abcnews.go.com/International/solar-impulse-plane-powered-sun-begins-</text:a><text:a xlink:type="simple" xlink:href="http://abcnews.go.com/International/solar-impulse-plane-powered-sun-begins-journey-pacific/story?id=31423899" text:style-name="Internet_20_link" text:visited-style-name="Visited_20_Internet_20_Link">journey-pacific/story?id=31423899</text:a></text:p></text:note-body></text:note></text:span></text:span><text:span text:style-name="Strong_20_Emphasis"><text:span text:style-name="T185">.</text:span></text:span></text:p>
        <text:p text:style-name="P330"><text:span text:style-name="Strong_20_Emphasis"><text:span text:style-name="T601">Naturally, none of these technological innovations </text:span></text:span><text:span text:style-name="Strong_20_Emphasis"><text:span text:style-name="T602">are completely ideal, solar panels for example use toxic chemicals mined from deep within the earth's crust, and wind turbines in addition to being what some consider an eyesore, may also be viewed as a significant source of noise pollution</text:span></text:span><text:span text:style-name="Strong_20_Emphasis"><text:span text:style-name="T602"><text:note text:id="ftn222" text:note-class="endnote"><text:note-citation>222</text:note-citation><text:note-body><text:p text:style-name="P647"><text:soft-page-break/>“wind power problems, alleged problems and objections”, <text:span text:style-name="T14">Ramblingsdc.net</text:span>, accessed December 18, 2015, <text:a xlink:type="simple" xlink:href="http://ramblingsdc.net/Australia/WindProblems.html" text:style-name="Internet_20_link" text:visited-style-name="Visited_20_Internet_20_Link">http://ramblingsdc.net/Australia/WindProblems.html</text:a> </text:p></text:note-body></text:note></text:span></text:span><text:span text:style-name="Strong_20_Emphasis"><text:span text:style-name="T602"> </text:span></text:span><text:span text:style-name="Strong_20_Emphasis"><text:span text:style-name="T603">(bladeless wind turbines may well be the direction wind energy technology is headed</text:span></text:span><text:span text:style-name="Strong_20_Emphasis"><text:span text:style-name="T603"><text:note text:id="ftn223" text:note-class="endnote"><text:note-citation>223</text:note-citation><text:note-body><text:p text:style-name="P648">“<text:span text:style-name="T1433">new bladeless wind turbine claimed to be twice as efficient as conventional designs”, </text:span><text:span text:style-name="T68">treehugger.</text:span><text:span text:style-name="T1433">, August 3, 2012, </text:span><text:a xlink:type="simple" xlink:href="http://www.treehugger.com/wind-technology/new-bladeless-wind-turbine-claimed-be-twice-efficient-conventional-designs.html" text:style-name="Internet_20_link" text:visited-style-name="Visited_20_Internet_20_Link"><text:span text:style-name="T1433">http://www.treehugger.com/wind-technology/new-bladeless-wind-turbine-claimed-be-twice-efficient-conventional-designs.html</text:span></text:a><text:span text:style-name="T1433"> </text:span></text:p></text:note-body></text:note></text:span></text:span><text:span text:style-name="Strong_20_Emphasis"><text:span text:style-name="T603">)</text:span></text:span><text:span text:style-name="Strong_20_Emphasis"><text:span text:style-name="T602">. Clearly, </text:span></text:span><text:soft-page-break/><text:span text:style-name="Strong_20_Emphasis"><text:span text:style-name="T603">although </text:span></text:span><text:span text:style-name="Strong_20_Emphasis"><text:span text:style-name="T604">green technologies</text:span></text:span><text:span text:style-name="Strong_20_Emphasis"><text:span text:style-name="T603"> are a positive step away from dependence on fossil fuels,</text:span></text:span><text:span text:style-name="Strong_20_Emphasis"><text:span text:style-name="T602"> there is still room for much improvement. </text:span></text:span></text:p>
        <text:p text:style-name="P331"><draw:frame draw:style-name="fr3" draw:name="Frame35" text:anchor-type="paragraph" svg:x="7.579cm" svg:y="2.155cm" svg:width="4.461cm" draw:z-index="295"><draw:text-box fo:min-height="1.912cm"><text:p text:style-name="P27"><text:span text:style-name="Strong_20_Emphasis"><text:span text:style-name="T185">“We are all the children of one universal energy, and its nature is unconditional love.” - Mohanji</text:span></text:span></text:p></draw:text-box></draw:frame><text:span text:style-name="Strong_20_Emphasis"><text:span text:style-name="T607">I envision that our dependence on motorised vehicles will, with time, </text:span></text:span><text:span text:style-name="Strong_20_Emphasis"><text:span text:style-name="T610">be</text:span></text:span><text:span text:style-name="Strong_20_Emphasis"><text:span text:style-name="T607"> greatly lessened. The whole concept of private ownership of vehicles will be abandoned. People will no longer be spending hours commuting to and from work every day, and much of what we need for living, will be grown or produced locally and shared between village communities.</text:span></text:span></text:p>
        <text:p text:style-name="P331"><text:span text:style-name="Strong_20_Emphasis"><text:span text:style-name="T610">Those</text:span></text:span><text:span text:style-name="Strong_20_Emphasis"><text:span text:style-name="T604"> of us who are able-bodied, </text:span></text:span><text:span text:style-name="Strong_20_Emphasis"><text:span text:style-name="T610">and with obesity a bygone epidemic I imagine this to be most everyone of us, excepting of course those with genuine physical disabilities,</text:span></text:span><text:span text:style-name="Strong_20_Emphasis"><text:span text:style-name="T604"> w</text:span></text:span><text:span text:style-name="Strong_20_Emphasis"><text:span text:style-name="T606">ill</text:span></text:span><text:span text:style-name="Strong_20_Emphasis"><text:span text:style-name="T604"> choose to get about either by walking or by </text:span></text:span><text:span text:style-name="Strong_20_Emphasis"><text:span text:style-name="T606">push bike riding. </text:span></text:span><text:span text:style-name="Strong_20_Emphasis"><text:span text:style-name="T610">T</text:span></text:span><text:span text:style-name="Strong_20_Emphasis"><text:span text:style-name="T604">here could be</text:span></text:span><text:span text:style-name="Strong_20_Emphasis"><text:span text:style-name="T607"> </text:span></text:span><text:span text:style-name="Strong_20_Emphasis"><text:span text:style-name="T604">an extensive network of </text:span></text:span><text:span text:style-name="Strong_20_Emphasis"><text:span text:style-name="T607">well </text:span></text:span><text:span text:style-name="Strong_20_Emphasis"><text:span text:style-name="T606">mapped</text:span></text:span><text:span text:style-name="Strong_20_Emphasis"><text:span text:style-name="T607"> out bicycle paths and local bicycle sharing schemes, </text:span></text:span><text:span text:style-name="Strong_20_Emphasis"><text:span text:style-name="T604">(</text:span></text:span><text:span text:style-name="Strong_20_Emphasis"><text:span text:style-name="T607">of which there are already many successful examples in various places around the world</text:span></text:span><text:span text:style-name="Strong_20_Emphasis"><text:span text:style-name="T607"><text:note text:id="ftn224" text:note-class="endnote"><text:note-citation>224</text:note-citation><text:note-body><text:p text:style-name="P612">“Communal Bike Sharing”, <text:span text:style-name="T38">Wikipedia</text:span><text:span text:style-name="T1094">, accessed September 18, 2015, </text:span><text:a xlink:type="simple" xlink:href="http://en.wikipedia.org/wiki/Bicycle_sharing_system" text:style-name="Internet_20_link" text:visited-style-name="Visited_20_Internet_20_Link">http://en.wikipedia.org/wiki/Bicycle_sharing_system</text:a></text:p></text:note-body></text:note></text:span></text:span><text:span text:style-name="Strong_20_Emphasis"><text:span text:style-name="T604">); these</text:span></text:span><text:span text:style-name="Strong_20_Emphasis"><text:span text:style-name="T607"> could offer a great way for everyone to get around while simultaneously also </text:span></text:span><text:span text:style-name="Strong_20_Emphasis"><text:span text:style-name="T599">encouraging bodily movement, </text:span></text:span><text:span text:style-name="Strong_20_Emphasis"><text:span text:style-name="T610">fitness and adventure,</text:span></text:span><text:span text:style-name="Strong_20_Emphasis"><text:span text:style-name="T599"> and lessening reliance on heavy mechanics with the dangers that despite cleaner energy solutions, </text:span></text:span><text:span text:style-name="Strong_20_Emphasis"><text:span text:style-name="T604">always </text:span></text:span><text:span text:style-name="Strong_20_Emphasis"><text:span text:style-name="T599">inevitably accompany it</text:span></text:span><text:span text:style-name="Strong_20_Emphasis"><text:span text:style-name="T607">. </text:span></text:span></text:p>
        <text:p text:style-name="P330"><draw:frame draw:style-name="fr3" draw:name="Frame432" text:anchor-type="paragraph" svg:x="6.719cm" svg:y="4.759cm" svg:width="5.322cm" draw:z-index="225"><draw:text-box fo:min-height="0.071cm"><text:p text:style-name="P27"><text:span text:style-name="Strong_20_Emphasis"><text:span text:style-name="T185">“</text:span></text:span><text:span text:style-name="Strong_20_Emphasis"><text:span text:style-name="T329">It takes a whole village to raise a child</text:span></text:span><text:span text:style-name="Strong_20_Emphasis"><text:span text:style-name="T185">.” - </text:span></text:span><text:span text:style-name="Strong_20_Emphasis"><text:span text:style-name="T329">African Proverb</text:span></text:span></text:p></draw:text-box></draw:frame><text:span text:style-name="Strong_20_Emphasis"><text:span text:style-name="T602">F</text:span></text:span><text:span text:style-name="Strong_20_Emphasis"><text:span text:style-name="T608">or those times, which I believe will be less and less frequently occurring, when we might require </text:span></text:span><text:span text:style-name="Strong_20_Emphasis"><text:span text:style-name="T611">or desire</text:span></text:span><text:span text:style-name="Strong_20_Emphasis"><text:span text:style-name="T608"> to travel longer distances in shortened times, there </text:span></text:span><text:span text:style-name="Strong_20_Emphasis"><text:span text:style-name="T678">could</text:span></text:span><text:span text:style-name="Strong_20_Emphasis"><text:span text:style-name="T608"> be a</text:span></text:span><text:span text:style-name="Strong_20_Emphasis"><text:span text:style-name="T603"> fully functional, efficient, </text:span></text:span><text:span text:style-name="Strong_20_Emphasis"><text:span text:style-name="T604">easily accessible</text:span></text:span><text:span text:style-name="Strong_20_Emphasis"><text:span text:style-name="T603"> and timely public transport network, one which is completely free of charge, and forever seeking ways to improve itself and cause less harm in its maintenance and upkeep. </text:span></text:span><text:span text:style-name="Strong_20_Emphasis"><text:span text:style-name="T609">Eventually perhaps vehicular usage may be limited entirely or mostly to the transportation of food and wares over longer distances. </text:span></text:span><text:span text:style-name="Strong_20_Emphasis"><text:span text:style-name="T758">Reducing</text:span></text:span><text:span text:style-name="Strong_20_Emphasis"><text:span text:style-name="T609"> is often the one of the 3R's which gets neglected, but its significance is </text:span></text:span><text:span text:style-name="Strong_20_Emphasis"><text:span text:style-name="T611">often</text:span></text:span><text:span text:style-name="Strong_20_Emphasis"><text:span text:style-name="T609"> even greater than both Reusing and Recycling.</text:span></text:span></text:p>
        <text:h text:style-name="Heading_20_3" text:outline-level="3"><text:bookmark-start text:name="__RefHeading__16535_828362620"/><text:span text:style-name="Strong_20_Emphasis"><text:span text:style-name="T767">Children and Schooling</text:span></text:span><text:bookmark-end text:name="__RefHeading__16535_828362620"/></text:h>
        <text:p text:style-name="P338"><text:span text:style-name="Strong_20_Emphasis"><text:span text:style-name="T185">As with everything else, the wa</text:span></text:span><text:span text:style-name="Strong_20_Emphasis"><text:span text:style-name="T227">y</text:span></text:span><text:span text:style-name="Strong_20_Emphasis"><text:span text:style-name="T185"> children spend their day</text:span></text:span><text:span text:style-name="Strong_20_Emphasis"><text:span text:style-name="T227">s</text:span></text:span><text:span text:style-name="Strong_20_Emphasis"><text:span text:style-name="T185"> </text:span></text:span><text:span text:style-name="Strong_20_Emphasis"><text:span text:style-name="T605">will</text:span></text:span><text:span text:style-name="Strong_20_Emphasis"><text:span text:style-name="T185"> also undergo radical reform. I see the current schooling system as basically a means to get us all to fit in, becoming the perfect submissive dr</text:span></text:span><text:span text:style-name="Strong_20_Emphasis"><text:span text:style-name="T228">oids</text:span></text:span><text:span text:style-name="Strong_20_Emphasis"><text:span text:style-name="T185"> required to keep the current system functional and operational. </text:span></text:span></text:p>
        <text:p text:style-name="P338"><draw:frame draw:style-name="fr3" draw:name="Frame492" text:anchor-type="paragraph" svg:x="6.101cm" svg:y="4.493cm" svg:width="5.939cm" draw:z-index="297"><draw:text-box fo:min-height="5.579cm"><text:p text:style-name="P91"><text:span text:style-name="Strong_20_Emphasis"><text:span text:style-name="T185">“</text:span></text:span><text:span text:style-name="Strong_20_Emphasis"><text:span text:style-name="T721">A very big part of a school teacher's job is to subdue the energy of the children in the classroom. This at the time when a human is generally most amazed, curious, and adventurous in their life as well as being the most supple, flexible, and playful they are told to sit down and basically (to) shut up throughout the major daylight hours; child abuse which has been twisted into the idea of being an important and necessary educational experience!</text:span></text:span><text:span text:style-name="Strong_20_Emphasis"><text:span text:style-name="T185">” - </text:span></text:span><text:span text:style-name="Strong_20_Emphasis"><text:span text:style-name="T615">Jamshed</text:span></text:span></text:p></draw:text-box></draw:frame><text:soft-page-break/><text:span text:style-name="Strong_20_Emphasis"><text:span text:style-name="T185">Other than the very basics of reading, writing and arithmetic the compulsory education system offered me nothing of any real value, and to be honest, I mastered the basics of all three of these even before beginning school. Other adults I have spoken with who completed purely compulsory schooling also agree that their schooldays really provided them with very little in terms of </text:span></text:span><text:span text:style-name="Strong_20_Emphasis"><text:span text:style-name="T228">useful and practical </text:span></text:span><text:span text:style-name="Strong_20_Emphasis"><text:span text:style-name="T185">knowledge. Looking back at my own school, I recognise how highly unnatural it was for me and every other child there. It was a 600 pupil strong, all boys school, with an average of between 30 and 35 kids per classroom. The teaching was mostly lousy, and I believe most teachers were purely there as a means to make ends meet. Clearly there were too many children to handle and bullying was always rife.</text:span></text:span></text:p>
        <text:p text:style-name="P332"><text:span text:style-name="Strong_20_Emphasis"><text:span text:style-name="T614">It is well worth noting that schools are a relatively new thing for the general population, they came into being around about the time of the Industrial Revolution roughly 1 ½ centuries ago, and are now seen as a barometer f</text:span></text:span><text:span text:style-name="Strong_20_Emphasis"><text:span text:style-name="T627">or</text:span></text:span><text:span text:style-name="Strong_20_Emphasis"><text:span text:style-name="T614"> how </text:span></text:span><text:span text:style-name="Strong_20_Emphasis"><text:span text:style-name="T759">civilised</text:span></text:span><text:span text:style-name="Strong_20_Emphasis"><text:span text:style-name="T614"> a society is. </text:span></text:span></text:p>
        <text:p text:style-name="P335"><draw:frame draw:style-name="fr3" draw:name="Frame265" text:anchor-type="paragraph" svg:x="5.623cm" svg:y="2.293cm" svg:width="6.417cm" draw:z-index="296"><draw:text-box fo:min-height="1.145cm"><text:p text:style-name="P27"><text:span text:style-name="Strong_20_Emphasis"><text:span text:style-name="T185">“Cowardice asks the question - is it safe? Expediency asks the question - is it politic? Vanity asks the question - is it popular? But conscience asks the question - is it right? And there comes a time when one must take a position that is neither safe, nor politic, nor popular; but one must take it because it is right.” - Martin Luther King, Jr.</text:span></text:span></text:p></draw:text-box></draw:frame><text:span text:style-name="Strong_20_Emphasis"><text:span text:style-name="T1438">A biology teacher was teaching about the flow of blood in the body. After she'd finished she asked the class the following: “Why is it, if I turn upside down, my face turns red since the blood flows to my head, but when I stand upright my feet don’t turn red?” Young Nasruddin raised his hand and said: “</text:span></text:span><text:span text:style-name="Strong_20_Emphasis"><text:span text:style-name="T1439">Sir, maybe it's because your </text:span></text:span><text:span text:style-name="Strong_20_Emphasis"><text:span text:style-name="T1438">feet a</text:span></text:span><text:span text:style-name="Strong_20_Emphasis"><text:span text:style-name="T1439">ren't</text:span></text:span><text:span text:style-name="Strong_20_Emphasis"><text:span text:style-name="T1438"> empty!”.</text:span></text:span></text:p>
        <text:p text:style-name="P180"><text:span text:style-name="Strong_20_Emphasis"><text:span text:style-name="T185">I know there are some adults who claim to have enjoyed their schooldays, but I hated mine and would never choose to let any child under my care risk experiencing anything so mindnumbing and depressive. I am of the opinion that it is family, tribe and community which should be the sole source of any child's education, and certainly not </text:span></text:span><text:soft-page-break/><text:span text:style-name="Strong_20_Emphasis"><text:span text:style-name="T185">something to be trusted to any institution, especially not during a child's most informative years and upbringing. At the very least, one should consider home-</text:span></text:span><text:span text:style-name="Strong_20_Emphasis"><text:span text:style-name="T615">education</text:span></text:span><text:span text:style-name="Strong_20_Emphasis"><text:span text:style-name="T185"> as an option, and recognise that the best place for liberation to begin is at as early an age as possible. I believe every child should be encouraged in any subject they express interest, and in a well balanced, healthy community of sane individuals, there should be plenty of opportunity for any child to do just that. We should all be encouraged to pursue our talents not told this or that is a waste of time; time is never wasted if it is enjoyed without expense or harm to others.</text:span></text:span></text:p>
        <text:p text:style-name="P336"><draw:frame draw:style-name="fr3" draw:name="Frame277" text:anchor-type="paragraph" svg:x="7.004cm" svg:y="3.697cm" svg:width="5.036cm" draw:z-index="294"><draw:text-box fo:min-height="3.544cm"><text:p text:style-name="P27"><text:span text:style-name="Strong_20_Emphasis"><text:span text:style-name="T185">“The threat is so apocalyptic, and the actions needed to avert it so drastic, that even environmentalists find hard to admit the full-scale of the social and political changes necessary.” - Patrick McCully (</text:span></text:span><text:span text:style-name="Strong_20_Emphasis"><text:span text:style-name="T729">The Ecologist</text:span></text:span><text:span text:style-name="Strong_20_Emphasis"><text:span text:style-name="T185"> Nov/Dec 1989)</text:span></text:span></text:p></draw:text-box></draw:frame><text:span text:style-name="Strong_20_Emphasis"><text:span text:style-name="T185">Currently, many adults operate under the misguided notion that young children are spoiled by giving them love, affection and attention, by carrying them around, keeping them close and letting them bed share. Personally I believe it is the children who are left to their own devices who end up getting spoiled though. </text:span></text:span><text:span text:style-name="Strong_20_Emphasis"><text:span text:style-name="T615">A</text:span></text:span><text:span text:style-name="Strong_20_Emphasis"><text:span text:style-name="T185">nyone, especially a young dependent child, locked up and left to cry for hours in a closed room alone, to teach them a lesson or to harden them to the world, is going to end up deeply psychologically effected. Perhaps, if we are ever to have a society of well-balanced, sane individuals, this is the first kind of behaviour that needs to be </text:span></text:span><text:span text:style-name="Strong_20_Emphasis"><text:span text:style-name="T615">left behind</text:span></text:span><text:span text:style-name="Strong_20_Emphasis"><text:span text:style-name="T185">.</text:span></text:span></text:p>
        <text:p text:style-name="P180"><text:span text:style-name="Strong_20_Emphasis"><text:span text:style-name="T185">I also do not believe that any child should ever be physically, </text:span></text:span><text:span text:style-name="Strong_20_Emphasis"><text:span text:style-name="T615">verbally or emotionally</text:span></text:span><text:span text:style-name="Strong_20_Emphasis"><text:span text:style-name="T185"> reprimanded for any action no matter how disturbing it may be for the parents. Slapping only results in bringing more hatred and fear into this world, </text:span></text:span><text:span text:style-name="Strong_20_Emphasis"><text:span text:style-name="T615">and harsh scoldings frequently accomplish the same</text:span></text:span><text:span text:style-name="Strong_20_Emphasis"><text:span text:style-name="T185">. I </text:span></text:span><text:span text:style-name="Strong_20_Emphasis"><text:span text:style-name="T689">always </text:span></text:span><text:span text:style-name="Strong_20_Emphasis"><text:span text:style-name="T185">resented corporal punishment. </text:span></text:span><text:span text:style-name="Strong_20_Emphasis"><text:span text:style-name="T689">E</text:span></text:span><text:span text:style-name="Strong_20_Emphasis"><text:span text:style-name="T185">ach slap, </text:span></text:span><text:span text:style-name="Strong_20_Emphasis"><text:span text:style-name="T689">made me more</text:span></text:span><text:span text:style-name="Strong_20_Emphasis"><text:span text:style-name="T185"> fearful of th</text:span></text:span><text:span text:style-name="Strong_20_Emphasis"><text:span text:style-name="T689">os</text:span></text:span><text:span text:style-name="Strong_20_Emphasis"><text:span text:style-name="T185">e </text:span></text:span><text:span text:style-name="Strong_20_Emphasis"><text:span text:style-name="T689">imposing them,</text:span></text:span><text:span text:style-name="Strong_20_Emphasis"><text:span text:style-name="T185"> which in turn also made me more likely to </text:span></text:span><text:span text:style-name="Strong_20_Emphasis"><text:span text:style-name="T689">act less honestly when it was clear that punishment may ensue</text:span></text:span><text:span text:style-name="Strong_20_Emphasis"><text:span text:style-name="T185">. There is already a bloat of fear, resentment and dishonesty, and the world doesn't need more. It has to be love, understanding and forgiveness that guide us, never threats and punishment. </text:span></text:span></text:p>
        <text:h text:style-name="Heading_20_3" text:outline-level="3"><text:bookmark-start text:name="__RefHeading__16603_915302690"/><text:span text:style-name="Strong_20_Emphasis"><text:span text:style-name="T767">Health and Hygiene</text:span></text:span><text:bookmark-end text:name="__RefHeading__16603_915302690"/></text:h>
        <text:p text:style-name="P180"><text:span text:style-name="Strong_20_Emphasis"><text:span text:style-name="T185">STAVV community members will share enlightened, holistic understandings of health and hygiene. Cooking will be considered an archaic method of rendering highly habit forming, health endangering </text:span></text:span><text:soft-page-break/><text:span text:style-name="Strong_20_Emphasis"><text:span text:style-name="T185">foods we were never intended to eat, edible, and will no longer be common practice. Instead there will be a return to sanity and widespread recognition that just like every other animal species on this planet, the real food nature intended for us to eat will always be best eaten in its raw and fresh state.</text:span></text:span></text:p>
        <text:p text:style-name="P180"><draw:frame draw:style-name="fr3" draw:name="Frame288" text:anchor-type="paragraph" svg:x="7.736cm" svg:y="3.415cm" svg:width="4.304cm" draw:z-index="113"><draw:text-box fo:min-height="2.727cm"><text:p text:style-name="P27"><text:span text:style-name="Strong_20_Emphasis"><text:span text:style-name="T185">“You see things; and you say, </text:span></text:span><text:span text:style-name="Strong_20_Emphasis"><text:span text:style-name="T729">Why</text:span></text:span><text:span text:style-name="Strong_20_Emphasis"><text:span text:style-name="T185">? But I dream things that never were; and I say, </text:span></text:span><text:span text:style-name="Strong_20_Emphasis"><text:span text:style-name="T729">Why not</text:span></text:span><text:span text:style-name="Strong_20_Emphasis"><text:span text:style-name="T185">?.” - George Bernard Shaw</text:span></text:span></text:p></draw:text-box></draw:frame><text:span text:style-name="Strong_20_Emphasis"><text:span text:style-name="T185">No longer will we be fooled into thinking that pills and potions hold the cure to all that ails us, as it will be common knowledge that the body is always trying to heal itself, and that it is our own bad habits which hinder and delay it from efficiently going about its time-honoured business. The benefits of occasionally skipping a meal, or less frequent time-outs for fasting, in order to give the body an occasional well earned break from the daily task of digestion and assimilation, will always go a long way to help speed </text:span></text:span><text:span text:style-name="Strong_20_Emphasis"><text:span text:style-name="T275">the</text:span></text:span><text:span text:style-name="Strong_20_Emphasis"><text:span text:style-name="T185"> healing process.</text:span></text:span></text:p>
        <text:p text:style-name="P180"><text:span text:style-name="Strong_20_Emphasis"><text:span text:style-name="T185">Many will choose to eat purely fruit having recognised the benefits of trees and other fruit producing plants as a source of karma free food. Others not yet there will nevertheless eat only from the top ranks of the ethical food tower, and everyone will be growing at least 50% of the food they eat, while sharing any surplus at their local village supply hubs.</text:span></text:span></text:p>
        <text:h text:style-name="Heading_20_3" text:outline-level="3"><draw:frame draw:style-name="fr3" draw:name="Frame473" text:anchor-type="paragraph" svg:x="7.087cm" svg:y="0.346cm" svg:width="4.953cm" draw:z-index="283"><draw:text-box fo:min-height="0.176cm"><text:p text:style-name="P27"><text:span text:style-name="Strong_20_Emphasis"><text:span text:style-name="T185">“</text:span></text:span><text:span text:style-name="Strong_20_Emphasis"><text:span text:style-name="T489">The pessimists and doom-sayers who say that the world can't get better, are simply wrong</text:span></text:span><text:span text:style-name="Strong_20_Emphasis"><text:span text:style-name="T185">.” - <text:s/></text:span></text:span><text:span text:style-name="Strong_20_Emphasis"><text:span text:style-name="T489">Michael Green</text:span></text:span></text:p></draw:text-box></draw:frame><text:bookmark-start text:name="__RefHeading__16631_828362620"/><text:span text:style-name="Strong_20_Emphasis"><text:span text:style-name="T767">Solutions not Excuses</text:span></text:span><text:bookmark-end text:name="__RefHeading__16631_828362620"/></text:h>
        <text:p text:style-name="P180"><text:span text:style-name="Strong_20_Emphasis"><text:span text:style-name="T185">It's true, I'll be the first to admit that my solutions may come across as being somewhat naïve. I am not trying to claim that I have all the answers, I don't think any person does. I think the suggestion of localised home industries (which by the way is no new idea, but previously proposed also by the likes of Tolstoy and Gandhi) is far from being a complete solution, especially with the advent of modern day technology, satellites, and </text:span></text:span><text:span text:style-name="Strong_20_Emphasis"><text:span text:style-name="T708">i</text:span></text:span><text:span text:style-name="Strong_20_Emphasis"><text:span text:style-name="T185">nternet, so therefore recognise that there may likely also be need for certain larger more centralised industry. Somehow I feel that the human race would be more reluctant to let go of these than of many other required relinquishments. It is clear to me also that even relatively clean technology solutions cause some damage during their manufacture </text:span></text:span><text:span text:style-name="Strong_20_Emphasis"><text:span text:style-name="T488">and usage</text:span></text:span><text:span text:style-name="Strong_20_Emphasis"><text:span text:style-name="T185">, but I'm optimistic that with time and due focus all harm to life can be lessened, and ultimately </text:span></text:span><text:span text:style-name="Strong_20_Emphasis"><text:span text:style-name="T729">eradicated entirely</text:span></text:span><text:span text:style-name="Strong_20_Emphasis"><text:span text:style-name="T185">.</text:span></text:span></text:p>
        <text:p text:style-name="P307"><draw:frame draw:style-name="fr3" draw:name="Frame437" text:anchor-type="paragraph" svg:x="8.206cm" svg:y="5.816cm" svg:width="3.835cm" draw:z-index="365"><draw:text-box fo:min-height="2.727cm"><text:p text:style-name="P27"><text:span text:style-name="Strong_20_Emphasis"><text:span text:style-name="T185">“W</text:span></text:span><text:span text:style-name="Strong_20_Emphasis"><text:span text:style-name="T343">hatever you can do or dream you can, begin it. Boldness has genius, power, and magic in it.</text:span></text:span><text:span text:style-name="Strong_20_Emphasis"><text:span text:style-name="T185">” - </text:span></text:span><text:span text:style-name="Strong_20_Emphasis"><text:span text:style-name="T343">Goethe</text:span></text:span></text:p></draw:text-box></draw:frame><text:soft-page-break/><text:span text:style-name="Strong_20_Emphasis"><text:span text:style-name="T185">Actually, by sheer coincidence, yesterday morning at a garage sale, I picked up a copy of “How Can I stop Climate Change” a </text:span></text:span><text:span text:style-name="Strong_20_Emphasis"><text:span text:style-name="T729">Friends of The Earth</text:span></text:span><text:span text:style-name="Strong_20_Emphasis"><text:span text:style-name="T185"> publication. This little nugget was being sold for just 20c, practically given away, so I couldn't resist it. Later in the day, flicking randomly through its pages, I soon stumbled upon an article about Dongtan city, on the Chongming island at the mouth of the Yangtze river in China, and heralded as the world's first ever eco-city. The plans were for food to be grown within the city, where even rooftop space was to be used for that purpose, for all human waste to be collected and recycled, turning it into bio-fuel and plant fertiliser, for all energy to be natural, all buildings to be energy efficient, water to be recycled and rainwater collected, and for every house to be within seven minutes walk of the eco-friendly public transport grid, there would also be a well planned out network of cycle paths, all road vehicles w</text:span></text:span><text:span text:style-name="Strong_20_Emphasis"><text:span text:style-name="T678">ould</text:span></text:span><text:span text:style-name="Strong_20_Emphasis"><text:span text:style-name="T185"> be electric and much more. </text:span></text:span></text:p>
        <text:p text:style-name="P307"><draw:frame draw:style-name="fr3" draw:name="Frame438" text:anchor-type="paragraph" svg:x="6.703cm" svg:y="4.681cm" svg:width="5.338cm" draw:z-index="299"><draw:text-box fo:min-height="1.385cm"><text:p text:style-name="P70"><text:span text:style-name="Strong_20_Emphasis"><text:span text:style-name="T344">“Magic is believing in yourself, if you can do that, you can make anything happen.” - Goethe</text:span></text:span></text:p></draw:text-box></draw:frame><text:span text:style-name="Strong_20_Emphasis"><text:span text:style-name="T185">Keen to find out more, and whether or not this project ever got underway, I entered into the wide-eyed web and wielded google only to discover that this seemingly delightful project never really got off the ground (no doubt corruption and money pilfering), and was lamentably cancelled, but after more research I soon discovered that this was only one of many eco-cities China has planned, and the Tianjin Eco-City project is set to accommodate 350,000 residents and apparently still scheduled for completion sometime in the 2020s</text:span></text:span><text:span text:style-name="Strong_20_Emphasis"><text:span text:style-name="T185"><text:note text:id="ftn225" text:note-class="endnote"><text:note-citation>225</text:note-citation><text:note-body><text:p text:style-name="Endnote">“Sino-Singapore Tianjin Eco-city”, <text:span text:style-name="T14">Wikipedia</text:span><text:span text:style-name="T137">, Accessed July 22, 2015, </text:span><text:a xlink:type="simple" xlink:href="https://en.wikipedia.org/wiki/Sino-Singapore_Tianjin_Eco-city" text:style-name="Internet_20_link" text:visited-style-name="Visited_20_Internet_20_Link"><text:span text:style-name="T137">https://en.wikipedia.org/wiki/Sino-Singapore_Tianjin_Eco-city</text:span></text:a><text:span text:style-name="T137"> </text:span></text:p></text:note-body></text:note></text:span></text:span><text:span text:style-name="Strong_20_Emphasis"><text:span text:style-name="T185">. Would it not make sense for such projects to be the guideline for all further rural development?</text:span></text:span></text:p>
        <text:p text:style-name="P333"><text:span text:style-name="Strong_20_Emphasis"><text:span text:style-name="T488">On another brighter note, I listened recently to a TED talk</text:span></text:span><text:span text:style-name="Strong_20_Emphasis"><text:span text:style-name="T488"><text:note text:id="ftn226" text:note-class="endnote"><text:note-citation>226</text:note-citation><text:note-body><text:p text:style-name="P642">Michael Green, “How We Can Make the World a Better Place by 2030”, <text:span text:style-name="T14">TED Talks</text:span>, October 2015, <text:a xlink:type="simple" xlink:href="http://www.ted.com/talks/michael_green_how_we_can_make_the_world_a_better_place_by_2030" text:style-name="Internet_20_link" text:visited-style-name="Visited_20_Internet_20_Link">http://www.ted.com/talks/michael_green_how_we_can_make_the_world_a_better_place_by_2030</text:a> </text:p></text:note-body></text:note></text:span></text:span><text:span text:style-name="Strong_20_Emphasis"><text:span text:style-name="T488"> given by </text:span></text:span><text:span text:style-name="Strong_20_Emphasis"><text:span text:style-name="T489">social progress expert, Michael Green who tells of a September 2015 UN meeting where the worlds governments propose a 15 year plan to end world hunger and poverty, achieve gender equality and halt climate change. </text:span></text:span><text:span text:style-name="Strong_20_Emphasis"><text:span text:style-name="T494">Michael goes on to explain how a similar forecast goal was set to halve world poverty from the year 2000 to 2015, a goal that was a</text:span></text:span><text:span text:style-name="Strong_20_Emphasis"><text:span text:style-name="T489">pparently </text:span></text:span><text:span text:style-name="Strong_20_Emphasis"><text:span text:style-name="T498">not only </text:span></text:span><text:span text:style-name="Strong_20_Emphasis"><text:span text:style-name="T494">achieved </text:span></text:span><text:span text:style-name="Strong_20_Emphasis"><text:span text:style-name="T498">but</text:span></text:span><text:span text:style-name="Strong_20_Emphasis"><text:span text:style-name="T494"> surpassed, and </text:span></text:span><text:span text:style-name="Strong_20_Emphasis"><text:span text:style-name="T489">they </text:span></text:span><text:span text:style-name="Strong_20_Emphasis"><text:span text:style-name="T494">obviously </text:span></text:span><text:span text:style-name="Strong_20_Emphasis"><text:span text:style-name="T489">believe this </text:span></text:span><text:span text:style-name="Strong_20_Emphasis"><text:span text:style-name="T494">new goal is both r</text:span></text:span><text:span text:style-name="Strong_20_Emphasis"><text:span text:style-name="T489">ealistic </text:span></text:span><text:span text:style-name="Strong_20_Emphasis"><text:span text:style-name="T494">and achievable too. </text:span></text:span></text:p>
        <text:p text:style-name="P334"><draw:frame draw:style-name="fr3" draw:name="Frame369" text:anchor-type="paragraph" svg:x="7.087cm" svg:y="1.402cm" svg:width="4.953cm" draw:z-index="167"><draw:text-box fo:min-height="2.482cm"><text:p text:style-name="P27"><text:span text:style-name="Strong_20_Emphasis"><text:span text:style-name="T185">“Don't wait for a better world. Start now to create a world of harmony and peace. It is up to you, and it always has been. You may even find the solution at the end of your fork.” - <text:s/>Sharon Gannon</text:span></text:span></text:p></draw:text-box></draw:frame><text:soft-page-break/><text:span text:style-name="Strong_20_Emphasis"><text:span text:style-name="T494">A</text:span></text:span><text:span text:style-name="Strong_20_Emphasis"><text:span text:style-name="T489">lthough I see far beyond this </text:span></text:span><text:span text:style-name="Strong_20_Emphasis"><text:span text:style-name="T494">simple 15 year </text:span></text:span><text:span text:style-name="Strong_20_Emphasis"><text:span text:style-name="T497">projection</text:span></text:span><text:span text:style-name="Strong_20_Emphasis"><text:span text:style-name="T494">, I recognise</text:span></text:span><text:span text:style-name="Strong_20_Emphasis"><text:span text:style-name="T489"> it is </text:span></text:span><text:span text:style-name="Strong_20_Emphasis"><text:span text:style-name="T496">as most definitely </text:span></text:span><text:span text:style-name="Strong_20_Emphasis"><text:span text:style-name="T489">a </text:span></text:span><text:span text:style-name="Strong_20_Emphasis"><text:span text:style-name="T490">positive </text:span></text:span><text:span text:style-name="Strong_20_Emphasis"><text:span text:style-name="T489">step in the right direction. </text:span></text:span><text:span text:style-name="Strong_20_Emphasis"><text:span text:style-name="T615">Apparently </text:span></text:span><text:span text:style-name="Strong_20_Emphasis"><text:span text:style-name="T616">also, </text:span></text:span><text:span text:style-name="Strong_20_Emphasis"><text:span text:style-name="T615">the Mayor of Eugene, Oregon has declared 2016 </text:span></text:span><text:span text:style-name="Strong_20_Emphasis"><text:span text:style-name="T616">T</text:span></text:span><text:span text:style-name="Strong_20_Emphasis"><text:span text:style-name="T615">he </text:span></text:span><text:span text:style-name="Strong_20_Emphasis"><text:span text:style-name="T616">Y</text:span></text:span><text:span text:style-name="Strong_20_Emphasis"><text:span text:style-name="T615">ear of </text:span></text:span><text:span text:style-name="Strong_20_Emphasis"><text:span text:style-name="T616">V</text:span></text:span><text:span text:style-name="Strong_20_Emphasis"><text:span text:style-name="T615">egan </text:span></text:span><text:span text:style-name="Strong_20_Emphasis"><text:span text:style-name="T616">A</text:span></text:span><text:span text:style-name="Strong_20_Emphasis"><text:span text:style-name="T615">wareness. </text:span></text:span><text:span text:style-name="Strong_20_Emphasis"><text:span text:style-name="T616">Now if we can only</text:span></text:span><text:span text:style-name="Strong_20_Emphasis"><text:span text:style-name="T615"> get the world to abandon the US created </text:span></text:span><text:span text:style-name="Strong_20_Emphasis"><text:span text:style-name="T616">Food</text:span></text:span><text:span text:style-name="Strong_20_Emphasis"><text:span text:style-name="T615"> </text:span></text:span><text:span text:style-name="Strong_20_Emphasis"><text:span text:style-name="T616">T</text:span></text:span><text:span text:style-name="Strong_20_Emphasis"><text:span text:style-name="T615">riangle, in favour of the </text:span></text:span><text:span text:style-name="Strong_20_Emphasis"><text:span text:style-name="T616">E</text:span></text:span><text:span text:style-name="Strong_20_Emphasis"><text:span text:style-name="T615">thical </text:span></text:span><text:span text:style-name="Strong_20_Emphasis"><text:span text:style-name="T616">F</text:span></text:span><text:span text:style-name="Strong_20_Emphasis"><text:span text:style-name="T615">ood </text:span></text:span><text:span text:style-name="Strong_20_Emphasis"><text:span text:style-name="T616">T</text:span></text:span><text:span text:style-name="Strong_20_Emphasis"><text:span text:style-name="T615">ower, w</text:span></text:span><text:span text:style-name="Strong_20_Emphasis"><text:span text:style-name="T616">e'</text:span></text:span><text:span text:style-name="Strong_20_Emphasis"><text:span text:style-name="T615">ll s</text:span></text:span><text:span text:style-name="Strong_20_Emphasis"><text:span text:style-name="T616">urely</text:span></text:span><text:span text:style-name="Strong_20_Emphasis"><text:span text:style-name="T615"> be making great progress!</text:span></text:span></text:p>
        <text:p text:style-name="P334"><text:span text:style-name="Strong_20_Emphasis"><text:span text:style-name="T616">Despite these clearly positive steps in the right direction, I</text:span></text:span><text:span text:style-name="Strong_20_Emphasis"><text:span text:style-name="T494"> </text:span></text:span><text:span text:style-name="Strong_20_Emphasis"><text:span text:style-name="T616">remain</text:span></text:span><text:span text:style-name="Strong_20_Emphasis"><text:span text:style-name="T494"> steadfast in my conviction </text:span></text:span><text:span text:style-name="Strong_20_Emphasis"><text:span text:style-name="T491">that </text:span></text:span><text:span text:style-name="Strong_20_Emphasis"><text:span text:style-name="T495">triumph with</text:span></text:span><text:span text:style-name="Strong_20_Emphasis"><text:span text:style-name="T492"> genuine world peace </text:span></text:span><text:span text:style-name="Strong_20_Emphasis"><text:span text:style-name="T616">will ultimately be hindered by the presence of government, which will one day dissolve. True peace can only come about</text:span></text:span><text:span text:style-name="Strong_20_Emphasis"><text:span text:style-name="T492"> </text:span></text:span><text:span text:style-name="Strong_20_Emphasis"><text:span text:style-name="T491">by changing our collective consciousness; </text:span></text:span><text:span text:style-name="Strong_20_Emphasis"><text:span text:style-name="T678">beginning </text:span></text:span><text:span text:style-name="Strong_20_Emphasis"><text:span text:style-name="T491">by individually becoming the change we wish to see in the world.</text:span></text:span></text:p>
        <text:p text:style-name="P180"><draw:frame draw:style-name="fr3" draw:name="Frame370" text:anchor-type="paragraph" svg:x="7.334cm" svg:y="6.034cm" svg:width="4.706cm" draw:z-index="284"><draw:text-box fo:min-height="2.727cm"><text:p text:style-name="P27"><text:span text:style-name="Strong_20_Emphasis"><text:span text:style-name="T185">“Becoming vegan is the most important and direct change we can immediately make to save the planet and its species.” <text:s/>- Chris Hedges</text:span></text:span></text:p></draw:text-box></draw:frame><text:span text:style-name="Strong_20_Emphasis"><text:span text:style-name="T493">Yes</text:span></text:span><text:span text:style-name="Strong_20_Emphasis"><text:span text:style-name="T185">, even though </text:span></text:span><text:span text:style-name="Strong_20_Emphasis"><text:span text:style-name="T493">I understand </text:span></text:span><text:span text:style-name="Strong_20_Emphasis"><text:span text:style-name="T498">the vision I'm sharing here</text:span></text:span><text:span text:style-name="Strong_20_Emphasis"><text:span text:style-name="T185">, or the practicality of its realisation is clearly incomplete, I am thoroughly convinced that if we all put our minds together, collectively we w</text:span></text:span><text:span text:style-name="Strong_20_Emphasis"><text:span text:style-name="T493">ill</text:span></text:span><text:span text:style-name="Strong_20_Emphasis"><text:span text:style-name="T185"> be able to come up with innovative, harmless </text:span></text:span><text:span text:style-name="Strong_20_Emphasis"><text:span text:style-name="T616">and joyful</text:span></text:span><text:span text:style-name="Strong_20_Emphasis"><text:span text:style-name="T185"> solutions </text:span></text:span><text:span text:style-name="Strong_20_Emphasis"><text:span text:style-name="T616">which</text:span></text:span><text:span text:style-name="Strong_20_Emphasis"><text:span text:style-name="T185"> </text:span></text:span><text:span text:style-name="Strong_20_Emphasis"><text:span text:style-name="T493">will</text:span></text:span><text:span text:style-name="Strong_20_Emphasis"><text:span text:style-name="T185"> steer us toward its fruition. The greatest opposition to the fulfilment of this utopic vision will come from the people who laugh at the distance, poke holes in proposed solutions, and find every excuse they can to thwart this dream's </text:span></text:span><text:span text:style-name="Strong_20_Emphasis"><text:span text:style-name="T228">realisation</text:span></text:span><text:span text:style-name="Strong_20_Emphasis"><text:span text:style-name="T185">. If you happen to be counted among the ranks of these derisive sceptics, I urge you to come up with improvement suggestions, this is n</text:span></text:span><text:span text:style-name="Strong_20_Emphasis"><text:span text:style-name="T498">either</text:span></text:span><text:span text:style-name="Strong_20_Emphasis"><text:span text:style-name="T185"> a competition nor a monopoly, but I do believe that the only real hindrance to one's inability to recognise </text:span></text:span><text:span text:style-name="Strong_20_Emphasis"><text:span text:style-name="T498">the plausibility of</text:span></text:span><text:span text:style-name="Strong_20_Emphasis"><text:span text:style-name="T185"> this vision, is frequently nothing more than one's own personal reluctance to change.</text:span></text:span></text:p>
        <text:p text:style-name="P180"><text:span text:style-name="Strong_20_Emphasis"><text:span text:style-name="T185">Our spiritual vision has been blurred by greed and the enforced hardship</text:span></text:span><text:span text:style-name="Strong_20_Emphasis"><text:span text:style-name="T498">s</text:span></text:span><text:span text:style-name="Strong_20_Emphasis"><text:span text:style-name="T185"> of civilisation, blinding us to the possibility of compassionate solutions. While we continue to make choices which disregard the lives of others, and our consciences remain constipated, we will forever be part of the problem and not the solution. Therein lies the crux of our dilemma that unless addressed with urgency </text:span></text:span><text:span text:style-name="Strong_20_Emphasis"><text:span text:style-name="T499">and sincerity</text:span></text:span><text:span text:style-name="Strong_20_Emphasis"><text:span text:style-name="T185"> will lead us all onward to our demise.</text:span></text:span></text:p>
        <text:h text:style-name="Heading_20_3" text:outline-level="3"><text:bookmark-start text:name="__RefHeading__16605_915302690"/><text:soft-page-break/><text:span text:style-name="Strong_20_Emphasis"><text:span text:style-name="T767">Are We There Yet?</text:span></text:span><text:bookmark-end text:name="__RefHeading__16605_915302690"/></text:h>
        <text:p text:style-name="P368"><text:span text:style-name="Strong_20_Emphasis"><text:span text:style-name="T185">I wish it to be clear, that the vision I'</text:span></text:span><text:span text:style-name="Strong_20_Emphasis"><text:span text:style-name="T496">ve</text:span></text:span><text:span text:style-name="Strong_20_Emphasis"><text:span text:style-name="T185"> attempt</text:span></text:span><text:span text:style-name="Strong_20_Emphasis"><text:span text:style-name="T496">ed</text:span></text:span><text:span text:style-name="Strong_20_Emphasis"><text:span text:style-name="T185"> to share with you throughout this </text:span></text:span><text:span text:style-name="Strong_20_Emphasis"><text:span text:style-name="T386">particular </text:span></text:span><text:span text:style-name="Strong_20_Emphasis"><text:span text:style-name="T185">chapter, is </text:span></text:span><text:span text:style-name="Strong_20_Emphasis"><text:span text:style-name="T729">not</text:span></text:span><text:span text:style-name="Strong_20_Emphasis"><text:span text:style-name="T185"> synonymous with Eden. Although I set my sights on Eden as an ultimate goal, I also recognise the unfathomable distance to that goal, and the validity of a midway steppingstone. So although it is likely that a full-scale manifestation of paradise may appear ludicrously impossible to most, I am hoping nevertheless that the potential of STAVVs be recognised as a worthy solution to many of life's current challenges, and have every faith that this picture is well within our grasp on social, political, economical, and technological levels, the only real hindrance lies in the admittedly daunting task of changing the collective human psyche to reappraise its values and direction, and recognise the solution of compassion and true justice. </text:span></text:span><text:span text:style-name="Strong_20_Emphasis"><text:span text:style-name="T386">W</text:span></text:span><text:span text:style-name="Strong_20_Emphasis"><text:span text:style-name="T185">hen this vision becomes a reality, I also have every confidence that a genuine vision of Eden will become much more widely accepted as a worthy and ultimately attainable, future scenario.</text:span></text:span></text:p>
        <text:p text:style-name="P319"><text:span text:style-name="Strong_20_Emphasis"><text:span text:style-name="T386">Currently, </text:span></text:span><text:span text:style-name="Strong_20_Emphasis"><text:span text:style-name="T387">on a global consciousness level, </text:span></text:span><text:span text:style-name="Strong_20_Emphasis"><text:span text:style-name="T386">I see this world as experiencing something somewhat </text:span></text:span><text:span text:style-name="Strong_20_Emphasis"><text:span text:style-name="T387">akin</text:span></text:span><text:span text:style-name="Strong_20_Emphasis"><text:span text:style-name="T386"> to winter, and </text:span></text:span><text:span text:style-name="Strong_20_Emphasis"><text:span text:style-name="T543">rather</text:span></text:span><text:span text:style-name="Strong_20_Emphasis"><text:span text:style-name="T386"> like it takes the winter to end and the snow to thaw out before we can see and find things once more, </text:span></text:span><text:span text:style-name="Strong_20_Emphasis"><text:span text:style-name="T387">so too must this consciousness winter end to unveil the true beauty and wonder of life. Once the abuse stops raining/reigning, only then will the extent of our fall from grace become totally apparent, allowing us to </text:span></text:span><text:span text:style-name="Strong_20_Emphasis"><text:span text:style-name="T388">truly awaken to</text:span></text:span><text:span text:style-name="Strong_20_Emphasis"><text:span text:style-name="T387"> our </text:span></text:span><text:span text:style-name="Strong_20_Emphasis"><text:span text:style-name="T499">honest and honourable</text:span></text:span><text:span text:style-name="Strong_20_Emphasis"><text:span text:style-name="T387"> selves, behaving </text:span></text:span><text:span text:style-name="Strong_20_Emphasis"><text:span text:style-name="T388">more maturely </text:span></text:span><text:span text:style-name="Strong_20_Emphasis"><text:span text:style-name="T387">and healing our collective psyche enough to acknowledge Eden as a valid and worthy pursuit.</text:span></text:span><text:span text:style-name="Strong_20_Emphasis"><text:span text:style-name="T386"> </text:span></text:span></text:p>
        <text:p text:style-name="P319"><text:span text:style-name="Strong_20_Emphasis"><text:span text:style-name="T388">It's my believe that </text:span></text:span><text:span text:style-name="Strong_20_Emphasis"><text:span text:style-name="T185">most of what will be available in Eden, is already available here </text:span></text:span><text:span text:style-name="Strong_20_Emphasis"><text:span text:style-name="T388">and now</text:span></text:span><text:span text:style-name="Strong_20_Emphasis"><text:span text:style-name="T185">, </text:span></text:span><text:span text:style-name="Strong_20_Emphasis"><text:span text:style-name="T388">it just needs to be nurtured and allowed to flourish by </text:span></text:span><text:span text:style-name="Strong_20_Emphasis"><text:span text:style-name="T679">rejecting</text:span></text:span><text:span text:style-name="Strong_20_Emphasis"><text:span text:style-name="T388"> all negativity from the garden</text:span></text:span><text:span text:style-name="Strong_20_Emphasis"><text:span text:style-name="T392">s</text:span></text:span><text:span text:style-name="Strong_20_Emphasis"><text:span text:style-name="T388"> of our mind</text:span></text:span><text:span text:style-name="Strong_20_Emphasis"><text:span text:style-name="T392">s</text:span></text:span><text:span text:style-name="Strong_20_Emphasis"><text:span text:style-name="T388">.</text:span></text:span></text:p>
        <text:p text:style-name="P97"><text:span text:style-name="Strong_20_Emphasis"><text:span text:style-name="T799">Love Is</text:span></text:span></text:p>
        <text:p text:style-name="P97"><text:span text:style-name="Strong_20_Emphasis"><text:span text:style-name="T756">Love is patient, love is kind.</text:span></text:span></text:p>
        <text:p text:style-name="P96"><text:span text:style-name="Strong_20_Emphasis"><text:span text:style-name="T756">It does not envy, it does not boast, it is not proud.</text:span></text:span></text:p>
        <text:p text:style-name="P98"><text:span text:style-name="Strong_20_Emphasis"><text:span text:style-name="T756">It is not rude, it is not self-seeking, </text:span></text:span></text:p>
        <text:p text:style-name="P98"><text:span text:style-name="Strong_20_Emphasis"><text:span text:style-name="T756">it is not easily angered, it keeps no record of wrongs.</text:span></text:span></text:p>
        <text:p text:style-name="P96"><text:span text:style-name="Strong_20_Emphasis"><text:span text:style-name="T756">Love does not delight in evil but rejoices with the truth.</text:span></text:span></text:p>
        <text:p text:style-name="P96"><text:span text:style-name="Strong_20_Emphasis"><text:span text:style-name="T756">It always protects, always trusts, always hopes, always perseveres.</text:span></text:span></text:p>
        <text:p text:style-name="P96"><text:span text:style-name="Strong_20_Emphasis"><text:span text:style-name="T756">Love never fails.</text:span></text:span></text:p>
        <text:p text:style-name="P187"><text:span text:style-name="Strong_20_Emphasis"><text:span text:style-name="T577">- 1 Corinthians 13:4</text:span></text:span></text:p>
        <text:h text:style-name="P687" text:outline-level="2"><text:bookmark-start text:name="__RefHeading__21934_1650655555"/>FOCUS ON EDEN<text:bookmark-end text:name="__RefHeading__21934_1650655555"/></text:h>
        <text:p text:style-name="Text_20_body"><draw:frame draw:style-name="fr3" draw:name="Frame146" text:anchor-type="paragraph" svg:x="7.385cm" svg:y="0.676cm" svg:width="4.655cm" draw:z-index="54"><draw:text-box fo:min-height="1.912cm"><text:p text:style-name="P27"><text:span text:style-name="Strong_20_Emphasis"><text:span text:style-name="T185">“The bird of paradise lands only on the hand that does not grasp.” - John Berry</text:span></text:span></text:p></draw:text-box></draw:frame>Switch o<text:span text:style-name="T1647">f</text:span>f your television, for I'm about to tel<text:span text:style-name="T1453">l-a-vision.</text:span></text:p>
        <text:h text:style-name="P733" text:outline-level="3"><text:bookmark-start text:name="__RefHeading__24699_586356073"/>Think Eden<text:bookmark-end text:name="__RefHeading__24699_586356073"/></text:h>
        <text:p text:style-name="P383"><draw:frame draw:style-name="fr5" draw:name="Frame212" text:anchor-type="paragraph" svg:y="4.367cm" svg:width="4.655cm" draw:z-index="59"><draw:text-box fo:min-height="1.912cm"><text:p text:style-name="P27"><text:span text:style-name="Strong_20_Emphasis"><text:span text:style-name="T98">“It's impossible” said pride.</text:span></text:span></text:p><text:p text:style-name="P27"><text:span text:style-name="Strong_20_Emphasis"><text:span text:style-name="T98">“It's risky” said experience.</text:span></text:span></text:p><text:p text:style-name="P27"><text:span text:style-name="Strong_20_Emphasis"><text:span text:style-name="T185">“Its pointless” said reason.</text:span></text:span></text:p><text:p text:style-name="P27"><text:span text:style-name="Strong_20_Emphasis"><text:span text:style-name="T98">“Give it a try” whispered the heart. - Unknown</text:span></text:span></text:p></draw:text-box></draw:frame>Every time you have a moment to spare, try getting into the habit of using it to focus on Eden; a true Eden, with life ever peaceful. Try to make a habit of bringing it to the forefront of your mind. If you are ever unsure what to think next, then think Eden and keep coming back to that thought. Try to make it the last thing you think before <text:span text:style-name="T1301">drifting off to</text:span> sleep, and the first thing that springs to mind on awakening the following morning. The more we can come back to this vision, and hold it in our minds, then the clearer our request will become to the universe and its infinite powers to manifest. Of course, all attempts to bring one's actions into alignment and compatibility with such a paradigm, will go a long way toward hastening its progress. We all have lots of free moments throughout the day, even if they're only brief, and there is no more morally <text:span text:style-name="T1248">correct</text:span> thought than Eden, so the more we can keep returning to it, and the more persistent we can be with that thought, the easier its manifestation will be.</text:p>
        <text:p text:style-name="P383"><draw:frame draw:style-name="fr3" draw:name="Frame306" text:anchor-type="paragraph" svg:x="6.454cm" svg:y="2.027cm" svg:width="5.586cm" draw:z-index="120"><draw:text-box fo:min-height="2.362cm"><text:p text:style-name="P27"><text:span text:style-name="Strong_20_Emphasis"><text:span text:style-name="T185">“Clearly the current system has failed. Why not give peace and compassion a chance? There is a </text:span></text:span><text:span text:style-name="Strong_20_Emphasis"><text:span text:style-name="T616">terribly</text:span></text:span><text:span text:style-name="Strong_20_Emphasis"><text:span text:style-name="T185"> tragic folly behind desires for world peace, while still demanding the mass murder of animals for food.” - Author</text:span></text:span></text:p></draw:text-box></draw:frame>Only Eden signifies true peace, so if that is what you truly want, then why not ask for it? Why not help by at least putting in the request, by adding your voice toward the vision? What else have we to do with those idle, brief moments in everyday life, before the next thoughts invade our minds? Just <text:span text:style-name="T14">think Eden,</text:span> even if only for an essence of a second. Every micro second counts in this world, and none should be underestimated. Each one has potential, awakening can happen at any time (slaps my hands together), how about now! Each such thought added to the vision aids its momentum. Forget about everyone else and what they think and how they act, <text:span text:style-name="T1647">just do the right thing regardless of </text:span><text:soft-page-break/><text:span text:style-name="T1647">what is falsely collectively presumed to be right.</text:span> Applaud yourself with every attempt, with every realisation that dawns on you and each time you manage to decisively step away from the <text:span text:style-name="T1248">misbehaving </text:span>crowd. </text:p>
        <text:p text:style-name="P525">“Peace begins with each of us.” explained Mullah Nasruddin to his friend , “A little peace here, a little peace there. Pretty soon all the peaces will fit together to make one big peace everywhere.”</text:p>
        <text:p text:style-name="P383"><draw:frame draw:style-name="fr3" draw:name="Frame223" text:anchor-type="paragraph" svg:x="7.821cm" svg:y="5.768cm" svg:width="4.219cm" draw:z-index="64"><draw:text-box fo:min-height="1.296cm"><text:p text:style-name="P27"><text:span text:style-name="Strong_20_Emphasis"><text:span text:style-name="T185">“I will act as if what I do can make a difference.” - Mark Twain</text:span></text:span></text:p></draw:text-box></draw:frame><text:span text:style-name="T843">We all want to live in peace, it's as simple as that. Once this is realised, t</text:span><text:span text:style-name="T921">hen what other rational direction is there to head in?</text:span><text:span text:style-name="T843"> Nothing but Eden is good enough. What more noble pursuit than happiness? Unless you are telling me that all these </text:span>people out there crying for peace don't actually want peace? That they just want things to quieten down a bit but they don't actually want peace, they don't really understand peace. No one has the right to demand peace for themselves but not for others. Peace must be declared whole heartedly trying to do it piecemeal is like crying for animal welfare instead of animal rights, <text:span text:style-name="T1134">or better treatment for slaves rather than abolishing slavery. T</text:span>here can be no partial truth embraced by a lie, the truth has to be full or it is still a lie. </text:p>
        <text:p text:style-name="P383">Is it not selfish to <text:span text:style-name="T1683">expect and hope to be treated in ways we are un</text:span>willing to <text:span text:style-name="T1682">do likewise</text:span> to<text:span text:style-name="T1682">ward</text:span> other<text:span text:style-name="T1682">s</text:span>? Does that sound like <text:span text:style-name="T1682">a valid expectation to you</text:span>? Once more, either <text:span text:style-name="T1443">the vision of </text:span>peace is for <text:span text:style-name="T1134">us </text:span>all, or it is a façade, a joke, a falsity, lulling us into a sense of security which is a mirage, an ambush, a trap. See through the charade, see beyond the lies of leadership. <text:span text:style-name="T1443">Don't be fully content with anything but</text:span> the full truth, no half measures, sure, cheer at any extra measure of truth, but never let yourself get lulled into complete satisfaction until the complete truth is exposed.</text:p>
        <text:p text:style-name="P422">My mind is wandering just a little here, and has just ho<text:span text:style-name="T1681">m</text:span>ed in on a peculiar thought, I'm suddenly wondering why it is that so many people find it so easy to believe that we, as a species, have evolved from monkeys, and yet still find it incredibly difficult to believe that we might evolve further still into compassionate, peace-loving beings. Do they think we have reached our pinnacle, and that we are already as good as we're ever going to <text:span text:style-name="T1242">be</text:span>? Do they think that this is as good as it gets?</text:p>
        <text:p text:style-name="P423"><draw:frame draw:style-name="fr3" draw:name="Frame126" text:anchor-type="paragraph" svg:x="6.854cm" svg:y="2.05cm" svg:width="5.186cm" draw:z-index="55"><draw:text-box fo:min-height="0.974cm"><text:p text:style-name="P27"><text:span text:style-name="Strong_20_Emphasis"><text:span text:style-name="T185">“Somewhere inside you still lives a dreamer who is ready to dream again.” - Doe Zantamata</text:span></text:span></text:p></draw:text-box></draw:frame><text:soft-page-break/>Eden may appear as one heck of a challenge for us, but it's always worth remembering that the divine never presents us with challenges beyond our capabilities. <text:span text:style-name="T1443">Once we set upon the path to Eden, we will all be showered with blessings and blissings, gentle but profound encouragement from the Divine to urge us forward. I speak from experience.</text:span></text:p>
        <text:h text:style-name="P733" text:outline-level="3"><text:bookmark-start text:name="__RefHeading__29199_586356073"/>Use Your Fantasy<text:bookmark-end text:name="__RefHeading__29199_586356073"/></text:h>
        <text:p text:style-name="P189">But I am digressing once more. I am quite serious in <text:span text:style-name="T1134">my belief</text:span> that as well as changing consumer habits, it can also ultimately be beneficial to occasionally take time out and meditate on Eden. This may sound religious, but its completely non-denominational, <text:span text:style-name="T1248">it's simply</text:span> a vision of purity and innocence. Even brief moments spent thinking of it help bring it closer, <text:span text:style-name="T1248">so f</text:span>ind yourself a quie<text:span text:style-name="T1069">t</text:span>, comfortable spot, let your mind rest, calm the thoughts, and just focus on the beauty of Eden. How harmoniously the breeze, birds, bees and all other animals sing together. <text:span text:style-name="T1604">The whole world is jamming! </text:span>Follow the path through a field full of intermixed, many and varied fruit trees, down to the babbling brook, and the crystal clear pool at the bottom of the waterfall. Where butterflies flutter while their wings glisten in the sunlight. They too are in awe of the sheer essence of being.</text:p>
        <text:p text:style-name="P280"><draw:frame draw:style-name="fr5" draw:name="Frame66" text:anchor-type="paragraph" svg:y="1.85cm" svg:width="5.826cm" draw:z-index="333"><draw:text-box fo:min-height="2.305cm"><text:p text:style-name="P27"><text:span text:style-name="Strong_20_Emphasis"><text:span text:style-name="T185">“The mediocre mind is incapable of understanding the man who refuses to bow blindly to conventional prejudices and chooses instead to express his opinions courageously and honestly.” - Albert Einstein</text:span></text:span></text:p></draw:text-box></draw:frame>A place where fruit is abundant, and all <text:span text:style-name="T1249">creatures</text:span> greet each other joyfully. Picture the vibrantly coloured flowers, smell the their sweet fragrance, breath deeply, listen to the hum, and feel the peace, let it envelope you, let it permeate you. Notice how each plant has its fruit, they have collectively learned that the best way for their precious seeds to be dispersed is through encapsulating them with edible fruit flesh. Far more effective than just seed as it offers something else for other beings to eat, thus freeing the need for seed destruction, allowing them to remain intact and able to grow should they find suitable homes. Even the grass will have tiny fruit nodules surrounding the seed, sweet nectar that we can suck on and spit the seeds away from the mother plant.</text:p>
        <text:p text:style-name="P280">Picture all the animals, side by side, interspecies friendship, non <text:soft-page-break/>competitiveness, no greed. Picture how the world itself laugh<text:span text:style-name="T1134">s</text:span> in <text:span text:style-name="T1249">glee</text:span> as it is once more covered in greenery and its tenants <text:span text:style-name="T1134">have </text:span>finally <text:span text:style-name="T1134">ceased their</text:span> squabbling <text:span text:style-name="T1134">and are no longer</text:span> at each others throats. Making Gaia feel good and loved, cherished and appreciated.</text:p>
        <text:p text:style-name="P189"><draw:frame draw:style-name="fr3" draw:name="Frame64" text:anchor-type="paragraph" svg:x="4.563cm" svg:y="1.727cm" svg:width="7.477cm" draw:z-index="5"><draw:text-box fo:min-height="6.966cm"><text:p text:style-name="P27"><text:span text:style-name="Strong_20_Emphasis"><text:span text:style-name="T185">“A world without weapons, without McMansions in sprawling suburbs, without mountains of unnecessary packaging, without giant mechanized monofarms, without energy-hogging big-box stores, without electronic billboards, without endless piles of throwaway junk, without the overconsumption of consumer goods no one really needs is not an impoverished world. I disagree with those environmentalists who say we are going to have to make do with less. In fact, we are going to make do with more: more beauty, more community, more fulfilment, more art, more music, and material objects that are fewer in number but superior in utility and aesthetics. The cheap stuff that fills our lives today, however great its quantity, can only cheapen life.” - Charles Eisenstein</text:span></text:span></text:p></draw:text-box></draw:frame>Picture us all, able to recognise our true spiritual natures as well as <text:span text:style-name="T1402">acknowledging </text:span>the same in others. Feeling only <text:span text:style-name="T1249">pleasure</text:span> and bliss, no problems, no worries, no stress, only <text:span text:style-name="T1249">the rapture</text:span> of life. Where we all radiate happiness to one another, forever increasing the bliss factor. </text:p>
        <text:p text:style-name="P189">A world where it's safe for unicorns and fairies. - May they return if they ever were, <text:span text:style-name="T1401">for if we refuse to walk toward the unimaginable, we'll surely be faced with the unthinkable.</text:span></text:p>
        <text:p text:style-name="P189">Picture the wonders around each corner, the splendours, the beauty, the charm, the excitement, the adventure. Everything less is a crime. Picture the best you can feel, safe in the knowledge that this WILL come to pass. This will one day be reality.</text:p>
        <text:p text:style-name="P312"><text:span text:style-name="T184">No more nonsense, no more bullies, paperwork, borders </text:span><text:span text:style-name="T811">and</text:span><text:span text:style-name="T184"> </text:span><text:span text:style-name="T816">racial tension</text:span><text:span text:style-name="T184">, no more gambling, depravity and depression, no more sadness and poverty, no more drought, famine, wars and conflicts, no more anger, rage and hatred, no more grudge</text:span><text:span text:style-name="T811">s</text:span><text:span text:style-name="T184">, petty tit-for-tats and blood-lust revenge, the vicious circle of harm will be ended. No more exploitation, no more greed, no more jealousy, no more boredom and maliciousness, no harsh words, no more destruction and addiction, no more pressure and stress, no crime, </text:span><text:span text:style-name="T816">no</text:span><text:span text:style-name="T184"> punishment </text:span><text:span text:style-name="T816">and</text:span><text:span text:style-name="T184"> scolding, no dog eat dog no</text:span><text:span text:style-name="T816">r</text:span><text:span text:style-name="T184"> live and </text:span><text:span text:style-name="T816">make</text:span><text:span text:style-name="T184"> die, no violence, no corruption, no lies, no bribery, no conmen, no sweet talkers and rulers, no masters, no bosses, no money, no army, no parliament, no illicit temptation, no </text:span><text:soft-page-break/><text:span text:style-name="T184">perverts, nor bogey men, nor monsters, (used to scare us into obeisance); a world where terror and sadness is unknown. </text:span><text:span text:style-name="Strong_20_Emphasis"><text:span text:style-name="T185">No unhealthy attachment or dependence, for dependence prevents freedom, but never-the-less there will be strong bonds between beings, where we know we will always be parts of each others lives, it will be a</text:span></text:span><text:span text:style-name="T184"> place where e</text:span><text:span text:style-name="Strong_20_Emphasis"><text:span text:style-name="T185">ven the water is sweeter, and </text:span></text:span><text:span text:style-name="Strong_20_Emphasis"><text:span text:style-name="T276">without the burden of monetary fortunes, </text:span></text:span><text:span text:style-name="Strong_20_Emphasis"><text:span text:style-name="T185">imagine how rich we would all be!</text:span></text:span></text:p>
        <text:p text:style-name="P264"><draw:frame draw:style-name="fr5" draw:name="Frame65" text:anchor-type="paragraph" svg:y="4.036cm" svg:width="6.237cm" draw:z-index="231"><draw:text-box fo:min-height="2.727cm"><text:p text:style-name="P27"><text:span text:style-name="Strong_20_Emphasis"><text:span text:style-name="T185">“The Victim mindset dilutes the human potential. By not accepting personal responsibility for our circumstances, we greatly reduce our power to change them.” - Steve Maraboli</text:span></text:span></text:p></draw:text-box></draw:frame>A world where instead there is more <text:span text:style-name="T1249">innocent festivity</text:span>, more <text:span text:style-name="T1249">elation</text:span>, more communication, more understanding, more empathy, more compassion, more light and cheer, more sharing, more greeting, more loving, a world with more poetry, more music, more authenticity, more good old fashioned adventure, the stuff fairy tails are made of, but without the ogres, orgies, wicked witches and kings, because these adventures will be real, not make believe, and reality will be far more comforting, far more fulfilling than any story will ever leave <text:span text:style-name="T1249">us</text:span> feeling. This wont be TV or movie, but real life excitement of exploration and cheerful encounter. A world where <text:span text:style-name="T1249">we</text:span> can get down to the smallest flower or busy, buzzing insect and relate to them both, where communication has no species barrier, where we are always aware of each other's presence, always respectful of one another, and the thought of in any way using another or profiting from another's gullibility, <text:span text:style-name="T1245">weakness and defencelessness is</text:span> absent from everyone's mind. </text:p>
        <text:p text:style-name="P264"><draw:frame draw:style-name="fr3" draw:name="Frame108" text:anchor-type="paragraph" svg:x="7.892cm" svg:y="3.013cm" svg:width="4.149cm" draw:z-index="171"><draw:text-box fo:min-height="1.776cm"><text:p text:style-name="P27"><text:span text:style-name="Strong_20_Emphasis"><text:span text:style-name="T185">“Having a soft heart in a cruel world is courage, not weakness.” - Katherine Henson</text:span></text:span></text:p></draw:text-box></draw:frame><text:span text:style-name="T1251">Eden is a place where the fortune of one is never reliant on the misfortune of another or other individuals, a place where our actions are in sync with our true spiritual natures. </text:span>A world where children are always safe, where <text:span text:style-name="T1245">we</text:span> have peace of mind and every confidence with everyone, where everyone (regardless of species) can be relied on and respected to do the right thing. A world that is never boring, (and yet, <text:span text:style-name="T1245">perversely enough, I suspect </text:span>such a world would be viewed by many current earthlings as exactly that! <text:span text:style-name="T1270">Demonstrating once more </text:span>another <text:span text:style-name="T1295">profound</text:span> example of the topsy-turvy<text:span text:style-name="T1295">ness from which humanity suffers</text:span>). </text:p>
        <text:p text:style-name="P264">I'd wager that any calling it boring, are living incredibly tedious lives, <text:soft-page-break/>for them, the perceived boredom would stem from their inability to sit back and enjoy armchair violence. Who in their right mind would not choose Eden? The fact that some, probably many would <text:span text:style-name="T1249">currently </text:span>not, <text:span text:style-name="T1249">i</text:span>s proof they are in their left mind. Proof of the extent of mind corruption. That people choose madness over sanity, conflict over cooperation, complexity over simplicity, corruption over decency and kindness, indifference and carelessness over empathy and compassion. Only a <text:span text:style-name="T1443">mind with sickness</text:span> would do that, and although I know this world <text:span text:style-name="T1252">has many of them</text:span>, I am also aware that all sickness can, with time, be healed. </text:p>
        <text:p text:style-name="P189"><draw:frame draw:style-name="fr3" draw:name="Frame380" text:anchor-type="paragraph" svg:x="8.89cm" svg:y="3.5cm" svg:width="3.15cm" draw:z-index="172"><draw:text-box fo:min-height="1.055cm"><text:p text:style-name="P27"><text:span text:style-name="Strong_20_Emphasis"><text:span text:style-name="T185">Breath</text:span></text:span><text:span text:style-name="Strong_20_Emphasis"><text:span text:style-name="T723">e</text:span></text:span><text:span text:style-name="Strong_20_Emphasis"><text:span text:style-name="T185"> in peace, </text:span></text:span></text:p><text:p text:style-name="P27"><text:span text:style-name="Strong_20_Emphasis"><text:span text:style-name="T98">breath</text:span></text:span><text:span text:style-name="Strong_20_Emphasis"><text:span text:style-name="T119">e</text:span></text:span><text:span text:style-name="Strong_20_Emphasis"><text:span text:style-name="T98"> out love.</text:span></text:span></text:p></draw:text-box></draw:frame>But where was I, oh yes, a world of intricately woven symbiosis, where everything everyone does is not only the best for that person, but for everyone around them. Picture that. Focus on it. The finer details are irrelevant, wondering whether this or that might exist serves no real purpose. It will be perfect, or forever closer to perfection, that is where our faith and vision must lie. Curiosity is OK, but trust in the Divine (which is the exact opposite of <text:span text:style-name="T1443">what appears to be </text:span>the current prevailing mindset) is infinitely more important.</text:p>
        <text:p text:style-name="P189"><draw:frame draw:style-name="fr5" draw:name="Frame67" text:anchor-type="paragraph" svg:y="4.953cm" svg:width="3.466cm" draw:z-index="57"><draw:text-box fo:min-height="2.096cm"><text:p text:style-name="P27"><text:span text:style-name="Strong_20_Emphasis"><text:span text:style-name="T185">“Heaven on Earth is a choice we must make, not a place we must find.” - Dr. Wayne Dyer</text:span></text:span></text:p></draw:text-box></draw:frame>Of course, that's difficult to do if one has no belief in the Divine, but rest assured in such a case, this should never <text:span text:style-name="T1134">be seen as a hindrance to adhering to the golden rule</text:span>. By doing <text:span text:style-name="T1246">so</text:span>, <text:span text:style-name="T1249">we</text:span> <text:span text:style-name="T1246">will not only be </text:span>improving things for oursel<text:span text:style-name="T1249">ves</text:span> <text:span text:style-name="T1246">but </text:span>for <text:span text:style-name="T1249">all </text:span>those around <text:span text:style-name="T1249">us</text:span> <text:span text:style-name="T1246">too</text:span>, so Divine, or destiny, or just random atoms, either way <text:span text:style-name="T1249">one</text:span> can't go wrong by <text:span text:style-name="T1246">exercising compassion and respect for the lives of others</text:span>. To get from where we are today, to a better, saner world, regardless of one's beliefs, one has to drop the attitude of it not being doable, <text:span text:style-name="T1249">for</text:span> <text:span text:style-name="T1246">once we</text:span> take that attitude, <text:span text:style-name="T1246">it</text:span> inevitably <text:span text:style-name="T1246">leads to </text:span>using it as an excuse to <text:span text:style-name="T1246">delay, avoid and even criticise betterment</text:span>. What more feeble excuse to not try harder or do better than “we're never going to attain perfection, so why bother trying?”. <text:span text:style-name="T1134">Everyone must surely be able to see </text:span>that such an attitude is <text:span text:style-name="T1070">fundamentally flawed</text:span> <text:span text:style-name="T1246">and that th</text:span>erefore <text:span text:style-name="T1134">we</text:span> should fully dispense with <text:span text:style-name="T1246">it. I</text:span>nstead <text:span text:style-name="T1246">we should take on </text:span>the <text:span text:style-name="T1246">reverse view</text:span> that perfection is a worthy goal to head toward, even if <text:span text:style-name="T1246">we are unable to </text:span>clearly see how to get there, at least <text:span text:style-name="T1246">we should avoid the belief </text:span>that perfection is in some way a folly <text:span text:style-name="T1250">or waste of time</text:span>!</text:p>
        <text:p text:style-name="P189">Understand that when I talk of perfection, I don't mean the sort of <text:soft-page-break/>perfection that this world idolises attained through competition, I mean a perfection solely attainable through cooperation. </text:p>
        <text:p text:style-name="P353">The young lady became angry with her boyfriend, Mullah Nasrud<text:span text:style-name="T1441">d</text:span>in, <text:span text:style-name="T1615">and shouted:</text:span> “You are a perfect dope!” “Don't try flattery,” <text:span text:style-name="T1615">replied </text:span>Nasrud<text:span text:style-name="T1441">d</text:span>in. “<text:span text:style-name="T1677">N</text:span>one of us <text:span text:style-name="T1615">are</text:span> perfect!”</text:p>
        <text:p text:style-name="P189"><draw:frame draw:style-name="fr5" draw:name="Frame282" text:anchor-type="paragraph" svg:y="5.576cm" svg:width="5.38cm" draw:z-index="112"><draw:text-box fo:min-height="1.852cm"><text:p text:style-name="P27"><text:span text:style-name="Strong_20_Emphasis"><text:span text:style-name="T185">“The past has no power to stop you from being present now. Only your grievance about the past can do that” - Eckhart Tolle</text:span></text:span></text:p></draw:text-box></draw:frame><text:span text:style-name="T1246">The world will be an infinitely better place once we all </text:span><text:span text:style-name="T98">live lives of faith, faith in life, and lives worthy of living. Not puppet existences, but genuinely self chosen from the offset. Allowed full usage of every creativity we </text:span><text:span text:style-name="T101">are gifted with,</text:span><text:span text:style-name="T98"> no demands and restrictions, no guilt trips and emotional, petty blackmail and threats. Just love from everyone, everything, love and trust, complete and utter undying faith and trust in others, ourselves, our thoughts, our visions. No more having to question everything because lies </text:span><text:span text:style-name="T101">and half truths </text:span><text:span text:style-name="T98">is </text:span><text:span text:style-name="T110">so much of what </text:span><text:span text:style-name="T98">we've been given; without acclimatisation to lies, what possible reason could we have to question another's motives, or distrust their actions? There are none, we will always be safe with one another, always be at total and utter peace with each other, with a feeling of love everywhere we turn. This is not to be mocked, no one in their right mind would ever dream of mocking love, or guffawing aloud at the thought of it. Such reactions are perversions, symptoms of </text:span><text:span text:style-name="T104">misguided</text:span><text:span text:style-name="T98"> thoughts from clearly polluted mind</text:span><text:span text:style-name="T105">s</text:span><text:span text:style-name="T98">. It is the perversion that laughs at the idea of love, that mocks and jeers at it. Nothing else. There must be recognition of this. </text:span><text:span text:style-name="T109">Eden is </text:span><text:span text:style-name="T114">a </text:span><text:span text:style-name="T109">place where the </text:span><text:span text:style-name="T112">true </text:span><text:span text:style-name="T109">power of love has fully vanquished the </text:span><text:span text:style-name="T111">false </text:span><text:span text:style-name="T109">love of power!</text:span></text:p>
        <text:p text:style-name="P180"><text:span text:style-name="Strong_20_Emphasis"><text:span text:style-name="T617">Asking for</text:span></text:span><text:span text:style-name="Strong_20_Emphasis"><text:span text:style-name="T185"> peace while simultaneously financing violence </text:span></text:span><text:span text:style-name="Strong_20_Emphasis"><text:span text:style-name="T617">must surely be recognised as counter-productive</text:span></text:span><text:span text:style-name="Strong_20_Emphasis"><text:span text:style-name="T185">. True peace is synonymous with Eden, </text:span></text:span><text:span text:style-name="Strong_20_Emphasis"><text:span text:style-name="T330">this is something we all </text:span></text:span><text:span text:style-name="Strong_20_Emphasis"><text:span text:style-name="T185">need to understand </text:span></text:span><text:span text:style-name="Strong_20_Emphasis"><text:span text:style-name="T617">before it can come about</text:span></text:span><text:span text:style-name="Strong_20_Emphasis"><text:span text:style-name="T185">. Mocking Eden pushes it away from us, even doubting its existence </text:span></text:span><text:span text:style-name="Strong_20_Emphasis"><text:span text:style-name="T277">hinders its materialisation</text:span></text:span><text:span text:style-name="Strong_20_Emphasis"><text:span text:style-name="T185">. Eden requires a certain maturity of behaviour; </text:span></text:span><text:span text:style-name="Strong_20_Emphasis"><text:span text:style-name="T618">every flower has to mature before it blooms, and Eden will be the ultimate flower, blooming eternally.</text:span></text:span></text:p>
        <text:p text:style-name="P212">Perversion is not us, <text:span text:style-name="T1247">i</text:span>t is caused by mental and physical pollution, <text:span text:style-name="T1070">and</text:span> <text:span text:style-name="T1070">it would bode us all well </text:span>to not identify ourselves with it, <text:span text:style-name="T1070">it</text:span> has nothing to do with the real us. We are pure, understanding, loving, generous, kind, admirable, genial, artistic, beautiful - though the mud <text:soft-page-break/>mars our <text:span text:style-name="T1247">inner</text:span> beauty as often as it does our <text:span text:style-name="T1247">outer one </text:span>too. We are curious, adventurous, trusting, nature loving, and many other positive attributes; again, nothing to ever be mocked or jeered at. It is the mocking mentality in need of pity, in need of guidance and nurture. For it appears, that we suffer a species wide affliction of non-empathy. </text:p>
        <text:p text:style-name="P189"><draw:frame draw:style-name="fr5" draw:name="Frame226" text:anchor-type="paragraph" svg:y="0.473cm" svg:width="6.579cm" draw:z-index="65"><draw:text-box fo:min-height="5.595cm"><text:p text:style-name="P27"><text:span text:style-name="Strong_20_Emphasis"><text:span text:style-name="T185">“We are a long way from the Garden of Eden, but a journey of 1000 miles begins with the first step. As we begin to change the pattern of our own lives, we shall inevitably begin to change other lives. We can create a world free of loneliness, emotional deprivation, poverty, disease and war, where there are no slaughterhouses, no vivisection laboratories, no armament factories or nuclear weapons, but we have to use our divinely created imaginations first of all.” - Frances Howard</text:span></text:span></text:p></draw:text-box></draw:frame><text:span text:style-name="T98">As this affliction slowly diminishes, which it surely will, recognisable through the growing number of vegan's throughout the world, it will eventually reach a point where there will be sparks of awakening everywhere, just like in my prophesied TV show proposal, the Aquarius Pandemic</text:span><text:span text:style-name="T98"><text:note text:id="ftn227" text:note-class="endnote"><text:note-citation>227</text:note-citation><text:note-body><text:p text:style-name="Endnote">The Auqarius Pandemic – Synopsis outlined in my book Destination Eden.</text:p></text:note-body></text:note></text:span><text:span text:style-name="T98">. </text:span></text:p>
        <text:p text:style-name="P308"><text:span text:style-name="T185">Keep on thinking about Eden until it becomes part of your night time dreams, where you'll wake up in lush nature, surrounded by the most miraculous birdsong, like a chorus of angels. </text:span><text:span text:style-name="Strong_20_Emphasis"><text:span text:style-name="T185">Once we finally reach the point where bliss is truly everywhere, </text:span></text:span><text:span text:style-name="Strong_20_Emphasis"><text:span text:style-name="T618">and</text:span></text:span><text:span text:style-name="Strong_20_Emphasis"><text:span text:style-name="T185"> </text:span></text:span><text:span text:style-name="Strong_20_Emphasis"><text:span text:style-name="T618">peace on e</text:span></text:span><text:span text:style-name="Strong_20_Emphasis"><text:span text:style-name="T185">very level, I have every confidence that the next great challenge for consciousness will arrive, </text:span></text:span><text:span text:style-name="Strong_20_Emphasis"><text:span text:style-name="T618">no longer will it be a struggle to resolve conflict though, but a continued expansion of </text:span></text:span><text:span text:style-name="Strong_20_Emphasis"><text:span text:style-name="T619">our spiritual awareness</text:span></text:span><text:span text:style-name="Strong_20_Emphasis"><text:span text:style-name="T618">, </text:span></text:span><text:span text:style-name="Strong_20_Emphasis"><text:span text:style-name="T185">leading us into forever more oneness, for the path is never ending, and our potentials are boundless. </text:span></text:span></text:p>
        <text:p text:style-name="P308"><draw:frame draw:style-name="fr3" draw:name="Frame209" text:anchor-type="paragraph" svg:x="7.648cm" svg:y="2.478cm" svg:width="4.392cm" draw:z-index="58"><draw:text-box fo:min-height="2.32cm"><text:p text:style-name="P27"><text:span text:style-name="Strong_20_Emphasis"><text:span text:style-name="T185">“When we practice loving kindness and compassion, we are the first ones to profit.” - Rumi</text:span></text:span></text:p></draw:text-box></draw:frame><text:span text:style-name="Strong_20_Emphasis"><text:span text:style-name="T185">I believe the journey to the unravelling of our potential has barely begun, and that the fruitarians of </text:span></text:span><text:span text:style-name="Strong_20_Emphasis"><text:span text:style-name="T277">E</text:span></text:span><text:span text:style-name="Strong_20_Emphasis"><text:span text:style-name="T185">den wi</text:span></text:span><text:span text:style-name="Strong_20_Emphasis"><text:span text:style-name="T619">l</text:span></text:span><text:span text:style-name="Strong_20_Emphasis"><text:span text:style-name="T185">l be nothing like </text:span></text:span><text:span text:style-name="Strong_20_Emphasis"><text:span text:style-name="T277">the E</text:span></text:span><text:span text:style-name="Strong_20_Emphasis"><text:span text:style-name="T185">den </text:span></text:span><text:span text:style-name="Strong_20_Emphasis"><text:span text:style-name="T277">F</text:span></text:span><text:span text:style-name="Strong_20_Emphasis"><text:span text:style-name="T185">ruitarians of today. </text:span></text:span><text:span text:style-name="Strong_20_Emphasis"><text:span text:style-name="T277">W</text:span></text:span><text:span text:style-name="Strong_20_Emphasis"><text:span text:style-name="T185">e will grow up in love, surrounded by wise guardians. From the get go </text:span></text:span><text:span text:style-name="Strong_20_Emphasis"><text:span text:style-name="T277">we</text:span></text:span><text:span text:style-name="Strong_20_Emphasis"><text:span text:style-name="T185"> will be let grow, no parents with </text:span></text:span><text:span text:style-name="Strong_20_Emphasis"><text:span text:style-name="T703">inherited</text:span></text:span><text:span text:style-name="Strong_20_Emphasis"><text:span text:style-name="T185"> maladjusted hangups that force their phobias, prejudices and neuroses onto their children. </text:span></text:span><text:span text:style-name="Strong_20_Emphasis"><text:span text:style-name="T688">Adults, like young innocent children, will be perfectly at ease with nudity. We'll be </text:span></text:span><text:span text:style-name="Strong_20_Emphasis"><text:span text:style-name="T185">playful, tree climbing and swimming in nature, </text:span></text:span><text:span text:style-name="Strong_20_Emphasis"><text:span text:style-name="T619">fit and sleek</text:span></text:span><text:span text:style-name="Strong_20_Emphasis"><text:span text:style-name="T185">, confident with </text:span></text:span><text:span text:style-name="Strong_20_Emphasis"><text:span text:style-name="T619">ou</text:span></text:span><text:span text:style-name="Strong_20_Emphasis"><text:span text:style-name="T185">r bodies, graceful like gazelles. Watch a wild animal take off on a sprint, they are streamlined and make it look effortless, we will all be like that once </text:span></text:span><text:soft-page-break/><text:span text:style-name="Strong_20_Emphasis"><text:span text:style-name="T185">we are once more at home and in sync with the spirit. </text:span></text:span><text:span text:style-name="Strong_20_Emphasis"><text:span text:style-name="T619">Of course. any sprinting done by anyone will be initiated purely in joy, and never to escape the clutches of a lunatic.</text:span></text:span></text:p>
        <text:p text:style-name="P180"><draw:frame draw:style-name="fr3" draw:name="Frame460" text:anchor-type="paragraph" svg:x="8.087cm" svg:y="4.731cm" svg:width="3.953cm" draw:z-index="254"><draw:text-box fo:min-height="1.863cm"><text:p text:style-name="P29"><text:span text:style-name="Strong_20_Emphasis"><text:span text:style-name="T745">Oh what joy,</text:span></text:span></text:p><text:p text:style-name="P29"><text:span text:style-name="Strong_20_Emphasis"><text:span text:style-name="T745">for every girl and boy,</text:span></text:span></text:p><text:p text:style-name="P29"><text:span text:style-name="Strong_20_Emphasis"><text:span text:style-name="T745">knowing they're happy and they're safe.</text:span></text:span></text:p><text:p text:style-name="P29"><text:span text:style-name="Strong_20_Emphasis"><text:span text:style-name="T380">- Richard Starkey</text:span></text:span></text:p></draw:text-box></draw:frame><text:span text:style-name="Strong_20_Emphasis"><text:span text:style-name="T185">Food will be relished far more than it is today, in a completely non-gluttonous way. Each mouthful will be cherished and savoured, really getting the most out of what is happening in the mouth; </text:span></text:span><text:span text:style-name="Strong_20_Emphasis"><text:span text:style-name="T277">t</text:span></text:span><text:span text:style-name="Strong_20_Emphasis"><text:span text:style-name="T185">he multiple mouthgasms that we rush through like the most immature lovers. We should make each morsel of food last, savouring every bite until the tongue, </text:span></text:span><text:span text:style-name="Strong_20_Emphasis"><text:span text:style-name="T620">satisfied</text:span></text:span><text:span text:style-name="Strong_20_Emphasis"><text:span text:style-name="T185">, finally cries out for us to </text:span></text:span><text:span text:style-name="Strong_20_Emphasis"><text:span text:style-name="T620">cease and seek other pleasures</text:span></text:span><text:span text:style-name="Strong_20_Emphasis"><text:span text:style-name="T185">. Instead of satisfying the stomach, </text:span></text:span><text:span text:style-name="Strong_20_Emphasis"><text:span text:style-name="T620">which we've turned into </text:span></text:span><text:span text:style-name="Strong_20_Emphasis"><text:span text:style-name="T185">a lousy inappreciative lover that only thinks of itself, </text:span></text:span><text:span text:style-name="Strong_20_Emphasis"><text:span text:style-name="T620">we'll realise there's far more bliss to be had from </text:span></text:span><text:span text:style-name="Strong_20_Emphasis"><text:span text:style-name="T185">satisfy</text:span></text:span><text:span text:style-name="Strong_20_Emphasis"><text:span text:style-name="T620">ing</text:span></text:span><text:span text:style-name="Strong_20_Emphasis"><text:span text:style-name="T185"> the tongue, whose light, </text:span></text:span><text:span text:style-name="Strong_20_Emphasis"><text:span text:style-name="T620">simple</text:span></text:span><text:span text:style-name="Strong_20_Emphasis"><text:span text:style-name="T185"> appreciation far outweighs the </text:span></text:span><text:span text:style-name="Strong_20_Emphasis"><text:span text:style-name="T620">complex</text:span></text:span><text:span text:style-name="Strong_20_Emphasis"><text:span text:style-name="T185">, </text:span></text:span><text:span text:style-name="Strong_20_Emphasis"><text:span text:style-name="T620">acidic chemistry</text:span></text:span><text:span text:style-name="Strong_20_Emphasis"><text:span text:style-name="T185"> of the stomach.</text:span></text:span></text:p>
        <text:p text:style-name="P180"><text:span text:style-name="Strong_20_Emphasis"><text:span text:style-name="T185">Making love will be infinitely </text:span></text:span><text:span text:style-name="Strong_20_Emphasis"><text:span text:style-name="T277">more enjoyable and intimate</text:span></text:span><text:span text:style-name="Strong_20_Emphasis"><text:span text:style-name="T185"> too, no perversions and debauchery, but purely a joining of two loved ones, locked in embrace where each moment is savoured and relished like eating a durian </text:span></text:span><text:span text:style-name="Strong_20_Emphasis"><text:span text:style-name="T277">one</text:span></text:span><text:span text:style-name="Strong_20_Emphasis"><text:span text:style-name="T185"> never want</text:span></text:span><text:span text:style-name="Strong_20_Emphasis"><text:span text:style-name="T277">s</text:span></text:span><text:span text:style-name="Strong_20_Emphasis"><text:span text:style-name="T185"> to end, relished and made to last. Where time stops, over and over again.</text:span></text:span></text:p>
        <text:p text:style-name="P180"><draw:frame draw:style-name="fr3" draw:name="Frame430" text:anchor-type="paragraph" svg:x="7.749cm" svg:y="4.119cm" svg:width="4.292cm" draw:z-index="223"><draw:text-box fo:min-height="3.134cm"><text:p text:style-name="P27"><text:span text:style-name="Strong_20_Emphasis"><text:span text:style-name="T185">“</text:span></text:span><text:span text:style-name="Strong_20_Emphasis"><text:span text:style-name="T327">I am only one, but still I am one</text:span></text:span><text:span text:style-name="Strong_20_Emphasis"><text:span text:style-name="T185">. </text:span></text:span><text:span text:style-name="Strong_20_Emphasis"><text:span text:style-name="T327">I cannot do everything, but still I can do something. I will not refuse to do something I can do.</text:span></text:span><text:span text:style-name="Strong_20_Emphasis"><text:span text:style-name="T185">” - </text:span></text:span><text:span text:style-name="Strong_20_Emphasis"><text:span text:style-name="T327">Helen Keller</text:span></text:span></text:p></draw:text-box></draw:frame><text:span text:style-name="Strong_20_Emphasis"><text:span text:style-name="T185">Every moment will be cherished for its individuality too, and we'll have more time to ponder over such questions as “how long is a moment?”, “What actually starts each thought?” and “What exactly are we??”, “What is the nature of time?” “Where does it disappear to? One moment it is in front of us, then it is gone.” “Is existence possible outside of the framework of time, or are thoughts and existence dependent on time?” “</text:span></text:span><text:span text:style-name="Strong_20_Emphasis"><text:span text:style-name="T233">Is it possible to be philosophical without the use of language?”. Try and ask yourself the question </text:span></text:span><text:span text:style-name="Strong_20_Emphasis"><text:span text:style-name="T735">where do we come from?</text:span></text:span><text:span text:style-name="Strong_20_Emphasis"><text:span text:style-name="T233">, without actually using any words</text:span></text:span><text:span text:style-name="Strong_20_Emphasis"><text:span text:style-name="T185">.</text:span></text:span></text:p>
        <text:p text:style-name="P180"><text:span text:style-name="Strong_20_Emphasis"><text:span text:style-name="T185">No longer will people loose sleep over forex</text:span></text:span><text:span text:style-name="Strong_20_Emphasis"><text:span text:style-name="T185"><text:note text:id="ftn228" text:note-class="endnote"><text:note-citation>228</text:note-citation><text:note-body><text:p text:style-name="P649">“<text:span text:style-name="T1444">Foreign Exchange Market”, </text:span><text:span text:style-name="T70">Wikipedia</text:span><text:span text:style-name="T1444">, Accessed December 21, 2015, </text:span><text:a xlink:type="simple" xlink:href="https://en.wikipedia.org/wiki/Foreign_exchange_market" text:style-name="Internet_20_link" text:visited-style-name="Visited_20_Internet_20_Link"><text:span text:style-name="T1444">https://en.wikipedia.org/wiki/Foreign_exchange_market</text:span></text:a><text:span text:style-name="T1444"> </text:span></text:p></text:note-body></text:note></text:span></text:span><text:span text:style-name="Strong_20_Emphasis"><text:span text:style-name="T185"> or paper pushing, such things will be long gone, along with the con men and kings. There will be no more </text:span></text:span><text:span text:style-name="Strong_20_Emphasis"><text:span text:style-name="T729">Your Highness</text:span></text:span><text:span text:style-name="Strong_20_Emphasis"><text:span text:style-name="T185">, but a natural </text:span></text:span><text:span text:style-name="Strong_20_Emphasis"><text:span text:style-name="T729">highness</text:span></text:span><text:span text:style-name="Strong_20_Emphasis"><text:span text:style-name="T185"> that comes from being in an environment of such utter safety. It is purely because of the </text:span></text:span><text:span text:style-name="Strong_20_Emphasis"><text:span text:style-name="T621">significant </text:span></text:span><text:span text:style-name="Strong_20_Emphasis"><text:span text:style-name="T185">absence of such safety, </text:span></text:span><text:span text:style-name="Strong_20_Emphasis"><text:span text:style-name="T621">where we so often are</text:span></text:span><text:span text:style-name="Strong_20_Emphasis"><text:span text:style-name="T185"> having to be on the lookout, </text:span></text:span><text:span text:style-name="Strong_20_Emphasis"><text:span text:style-name="T621">or</text:span></text:span><text:span text:style-name="Strong_20_Emphasis"><text:span text:style-name="T185"> be wary </text:span></text:span><text:span text:style-name="Strong_20_Emphasis"><text:span text:style-name="T621">of the intention of others, regardless of species</text:span></text:span><text:span text:style-name="Strong_20_Emphasis"><text:span text:style-name="T185">,</text:span></text:span><text:span text:style-name="Strong_20_Emphasis"><text:span text:style-name="T621"> </text:span></text:span><text:span text:style-name="Strong_20_Emphasis"><text:span text:style-name="T185">that we are </text:span></text:span><text:span text:style-name="Strong_20_Emphasis"><text:span text:style-name="T621">mostly </text:span></text:span><text:span text:style-name="Strong_20_Emphasis"><text:span text:style-name="T185">unable to </text:span></text:span><text:soft-page-break/><text:span text:style-name="Strong_20_Emphasis"><text:span text:style-name="T185">surrender ourselves to that highness. And the more safe we are, the more faith we have, and the more faith we have the safer we are. </text:span></text:span></text:p>
        <text:p text:style-name="P169"><text:span text:style-name="Strong_20_Emphasis"><text:span text:style-name="T1657">Mullah Nasru</text:span></text:span><text:span text:style-name="Strong_20_Emphasis"><text:span text:style-name="T1658">d</text:span></text:span><text:span text:style-name="Strong_20_Emphasis"><text:span text:style-name="T1657">din reached the age of 105. A newspaper reporter from town came out to take his picture and write a story about him. The reporter was talking to a neighbour about the old man and asked him, “How do you figure your friend </text:span></text:span><text:span text:style-name="Strong_20_Emphasis"><text:span text:style-name="T1659">has been</text:span></text:span><text:span text:style-name="Strong_20_Emphasis"><text:span text:style-name="T1657"> able to live so long?” “I </text:span></text:span><text:span text:style-name="Strong_20_Emphasis"><text:span text:style-name="T1658">guess</text:span></text:span><text:span text:style-name="Strong_20_Emphasis"><text:span text:style-name="T1657">," </text:span></text:span><text:span text:style-name="Strong_20_Emphasis"><text:span text:style-name="T1658">thought</text:span></text:span><text:span text:style-name="Strong_20_Emphasis"><text:span text:style-name="T1657"> the neighbour, “</text:span></text:span><text:span text:style-name="Strong_20_Emphasis"><text:span text:style-name="T1658">it </text:span></text:span><text:span text:style-name="Strong_20_Emphasis"><text:span text:style-name="T1659">i</text:span></text:span><text:span text:style-name="Strong_20_Emphasis"><text:span text:style-name="T1658">s because he never really d</text:span></text:span><text:span text:style-name="Strong_20_Emphasis"><text:span text:style-name="T1659">oes</text:span></text:span><text:span text:style-name="Strong_20_Emphasis"><text:span text:style-name="T1658"> anything but live.”</text:span></text:span></text:p>
        <text:p text:style-name="P342"><draw:frame draw:style-name="fr3" draw:name="Frame213" text:anchor-type="paragraph" svg:x="7.713cm" svg:y="4.443cm" svg:width="4.327cm" draw:z-index="136"><draw:text-box fo:min-height="2.727cm"><text:p text:style-name="P27"><text:span text:style-name="Strong_20_Emphasis"><text:span text:style-name="T185">“We are here to heal, not harm. We are here to love, not hate. We are here to create, not destroy.” - A.D. Williams</text:span></text:span></text:p></draw:text-box></draw:frame><text:span text:style-name="Strong_20_Emphasis"><text:span text:style-name="T185">There will be an abundance for everyone, no clothing, </text:span></text:span><text:span text:style-name="Strong_20_Emphasis"><text:span text:style-name="T621">(as stated in </text:span></text:span><text:span text:style-name="Strong_20_Emphasis"><text:span text:style-name="T761">Destination Eden</text:span></text:span><text:span text:style-name="Strong_20_Emphasis"><text:span text:style-name="T8"><text:note-ref text:note-class="endnote" text:reference-format="text" text:ref-name="ftn2">2</text:note-ref></text:span></text:span><text:span text:style-name="Strong_20_Emphasis"><text:span text:style-name="T621">, </text:span></text:span><text:span text:style-name="Strong_20_Emphasis"><text:span text:style-name="T638">and I go into more detail on this there, </text:span></text:span><text:span text:style-name="Strong_20_Emphasis"><text:span text:style-name="T621">I believe part of the global shift of consciousness will also c</text:span></text:span><text:span text:style-name="Strong_20_Emphasis"><text:span text:style-name="T635">orrect the axial tilt of the globe, causing</text:span></text:span><text:span text:style-name="Strong_20_Emphasis"><text:span text:style-name="T621"> climates to become pretty much tropical everywhere, even on the poles)</text:span></text:span><text:span text:style-name="Strong_20_Emphasis"><text:span text:style-name="T185">. We wont need to burden ourselves by carrying anything. Hands free, body free, we'll have nothing to hide from each other, we'll even be able to lie down naked on the grass and be welcomed </text:span></text:span><text:span text:style-name="Strong_20_Emphasis"><text:span text:style-name="T277">by</text:span></text:span><text:span text:style-name="Strong_20_Emphasis"><text:span text:style-name="T185"> it. If </text:span></text:span><text:span text:style-name="Strong_20_Emphasis"><text:span text:style-name="T327">we</text:span></text:span><text:span text:style-name="Strong_20_Emphasis"><text:span text:style-name="T185"> take a nap </text:span></text:span><text:span text:style-name="Strong_20_Emphasis"><text:span text:style-name="T327">we</text:span></text:span><text:span text:style-name="Strong_20_Emphasis"><text:span text:style-name="T185"> wont suddenly wake up on the </text:span></text:span><text:span text:style-name="Strong_20_Emphasis"><text:span text:style-name="T729">itchy and scratchy</text:span></text:span><text:span text:style-name="Strong_20_Emphasis"><text:span text:style-name="T185"> show. Weather, and night and daytime temperatures will always be comfortable.</text:span></text:span></text:p>
        <text:p text:style-name="P180"><text:span text:style-name="Strong_20_Emphasis"><text:span text:style-name="T185">We'll be like kids, so engrossed in play, wonder and awe that we will forget to eat, but it will be OK, because our bodies will be clean, and our minds and souls pure. Nobody will be at our backs, forcing us to eat because it's lunch time. The sensory pleasure of food will always be there to experience, but not abused as we now do. No one will give a damn about calories, or when they last ate </text:span></text:span><text:span text:style-name="Strong_20_Emphasis"><text:span text:style-name="T679">one</text:span></text:span><text:span text:style-name="Strong_20_Emphasis"><text:span text:style-name="T185">, but if a new fruit is discovered, we will delight at the deliciousness of it, scrupulously </text:span></text:span><text:span text:style-name="Strong_20_Emphasis"><text:span text:style-name="T327">savour</text:span></text:span><text:span text:style-name="Strong_20_Emphasis"><text:span text:style-name="T185"> its flavour, and </text:span></text:span><text:span text:style-name="Strong_20_Emphasis"><text:span text:style-name="T327">relish</text:span></text:span><text:span text:style-name="Strong_20_Emphasis"><text:span text:style-name="T185"> </text:span></text:span><text:span text:style-name="Strong_20_Emphasis"><text:span text:style-name="T327">its</text:span></text:span><text:span text:style-name="Strong_20_Emphasis"><text:span text:style-name="T185"> texture etc.</text:span></text:span></text:p>
        <text:p text:style-name="P348"><text:span text:style-name="Strong_20_Emphasis"><text:span text:style-name="T691">Running around barefoot and naked in the garden of Eden, </text:span></text:span><text:span text:style-name="Strong_20_Emphasis"><text:span text:style-name="T692">climbing trees and eating fruits, </text:span></text:span><text:span text:style-name="Strong_20_Emphasis"><text:span text:style-name="T694">now surely</text:span></text:span><text:span text:style-name="Strong_20_Emphasis"><text:span text:style-name="T693"> that</text:span></text:span><text:span text:style-name="Strong_20_Emphasis"><text:span text:style-name="T691"> </text:span></text:span><text:span text:style-name="Strong_20_Emphasis"><text:span text:style-name="T694">must be </text:span></text:span><text:span text:style-name="Strong_20_Emphasis"><text:span text:style-name="T691">the ultimate expression of freedom? </text:span></text:span><text:span text:style-name="Strong_20_Emphasis"><text:span text:style-name="T693">S</text:span></text:span><text:span text:style-name="Strong_20_Emphasis"><text:span text:style-name="T691">omething e</text:span></text:span><text:span text:style-name="Strong_20_Emphasis"><text:span text:style-name="T693">veryone still </text:span></text:span><text:span text:style-name="Strong_20_Emphasis"><text:span text:style-name="T694">remotely </text:span></text:span><text:span text:style-name="Strong_20_Emphasis"><text:span text:style-name="T693">connected to their innocent inner child must surely</text:span></text:span><text:span text:style-name="Strong_20_Emphasis"><text:span text:style-name="T691"> secretly, </text:span></text:span><text:span text:style-name="Strong_20_Emphasis"><text:span text:style-name="T692">or openly, </text:span></text:span><text:span text:style-name="Strong_20_Emphasis"><text:span text:style-name="T691">yearns for! </text:span></text:span></text:p>
        <text:p text:style-name="P348"><text:span text:style-name="Strong_20_Emphasis"><text:span text:style-name="T277">Eden</text:span></text:span><text:span text:style-name="Strong_20_Emphasis"><text:span text:style-name="T185"> will be more amazing than any of us can possibly imagine.</text:span></text:span></text:p>
        <text:h text:style-name="P684" text:outline-level="2"><text:bookmark-start text:name="__RefHeading__20776_1160075690"/>FAQs<text:bookmark-end text:name="__RefHeading__20776_1160075690"/></text:h>
        <text:p text:style-name="P577"><text:span text:style-name="Strong_20_Emphasis"><text:span text:style-name="T185">After publishing </text:span></text:span><text:span text:style-name="Strong_20_Emphasis"><text:span text:style-name="T729">Destination Eden</text:span></text:span><text:span text:style-name="Strong_20_Emphasis"><text:span text:style-name="T8"><text:note-ref text:note-class="endnote" text:reference-format="text" text:ref-name="ftn2">2</text:note-ref></text:span></text:span><text:span text:style-name="Strong_20_Emphasis"><text:span text:style-name="T185">, I received numerous questions concerning views I'd expressed within its pages. Below are a list of some of those questions together with my ad hoc answers.</text:span></text:span></text:p>
        <text:h text:style-name="P746" text:outline-level="3"><draw:frame draw:style-name="fr5" draw:name="Frame312" text:anchor-type="paragraph" svg:y="0.425cm" svg:width="4.101cm" draw:z-index="123"><draw:text-box fo:min-height="3.542cm"><text:p text:style-name="P27"><text:span text:style-name="Strong_20_Emphasis"><text:span text:style-name="T185">“See how people are happier when outside in nature. Watch the smiles. Now look at the expressions of the same family stuck in front of a computer.” - Author</text:span></text:span></text:p></draw:text-box></draw:frame><text:bookmark-start text:name="__RefHeading__35692_915302690"/><text:span text:style-name="Strong_20_Emphasis"><text:span text:style-name="T767">1. Eden Related Questions</text:span></text:span><text:bookmark-end text:name="__RefHeading__35692_915302690"/></text:h>
        <text:p text:style-name="P154"><text:span text:style-name="Strong_20_Emphasis"><text:span text:style-name="T185">Eden is a topic that people keep coming back to, they have all kinds of questions that spring to their minds. I'm not always sure if the questions are rhetorical and just designed to somehow prove that my vision is impossible, or if the questioner is genuinely interested in what I think, or maybe they're just trying to find an excuse to not consider it as an option, thus giving themselves a </text:span></text:span><text:span text:style-name="Strong_20_Emphasis"><text:span text:style-name="T229">reason</text:span></text:span><text:span text:style-name="Strong_20_Emphasis"><text:span text:style-name="T185"> to </text:span></text:span><text:span text:style-name="Strong_20_Emphasis"><text:span text:style-name="T229">forego</text:span></text:span><text:span text:style-name="Strong_20_Emphasis"><text:span text:style-name="T185"> </text:span></text:span><text:span text:style-name="Strong_20_Emphasis"><text:span text:style-name="T679">making </text:span></text:span><text:span text:style-name="Strong_20_Emphasis"><text:span text:style-name="T185">changes.</text:span></text:span></text:p>
        <text:h text:style-name="Heading_20_4" text:outline-level="4"><text:bookmark-start text:name="__RefHeading__35694_915302690"/><text:span text:style-name="Strong_20_Emphasis"><text:span text:style-name="T767">a. Mango, where does technology fit into your vision of Eden?</text:span></text:span><text:bookmark-end text:name="__RefHeading__35694_915302690"/></text:h>
        <text:p text:style-name="P158"><draw:frame draw:style-name="fr3" draw:name="Frame51" text:anchor-type="paragraph" svg:x="7.749cm" svg:y="2.166cm" svg:width="4.292cm" draw:z-index="3"><draw:text-box fo:min-height="2.727cm"><text:p text:style-name="P27"><text:span text:style-name="Strong_20_Emphasis"><text:span text:style-name="T185">“Nobody made a greater mistake than he who did nothing because he could only do a little.” - Edmund Burke</text:span></text:span></text:p></draw:text-box></draw:frame>To be perfectly frank, I recognise my vision of Eden to be incomplete. I cannot see every aspect of it, and know that its full splendour will never be fully appreciated and understood until we are there, experiencing it. Meanwhile though, I do feel like I'm a one-eyed man leading the blind. </text:p>
        <text:p text:style-name="P160">Once we are all truly back in sync with nature and each other, technology <text:span text:style-name="T96">if</text:span> it exists at all will do so only if it can be created in a completely none intrusive, non exploitative, voluntary, non harmful way. I'm not entirely sure if this is even feasible, perhaps our spiritual evolution will mean we no longer require technology at all, perhaps we will have unleashed the awesome powers of the mind and technology will lie in our distant past along with the stone age hand tools. <text:span text:style-name="T1348">I'm by no means trying to claim immunity to its charms, but </text:span>I do think our reliance on technology, is <text:span text:style-name="T1541">really not that</text:span> healthy. <text:span text:style-name="T1541">I</text:span>t may offer some kind of <text:span text:style-name="T1275">presumed, </text:span>required convenience in th<text:span text:style-name="T1351">e</text:span>s<text:span text:style-name="T1351">e</text:span> crazy, screwed-up <text:span text:style-name="T1351">lives</text:span> we have designed for ourselves, but <text:span text:style-name="T1445">in addition to frequently being toxic in design and destructive in manufacture, it's also in many ways an addiction and distraction, and a profound sign of insecurity in people.</text:span></text:p>
        <text:p text:style-name="P160"><text:span text:style-name="T1348">I believe also technology can be somewhat of a hindrance to us living </text:span><text:soft-page-break/><text:span text:style-name="T1348">more natural lifestyles and </text:span>it would not surprise me in the least if it were to be proven that our lives could be infinitely more fulfilling without any of it.</text:p>
        <text:h text:style-name="Heading_20_4" text:outline-level="4"><text:bookmark-start text:name="__RefHeading__35696_915302690"/><text:span text:style-name="Strong_20_Emphasis"><text:span text:style-name="T767">b. Do I honestly believe it's possible to live without any suffering at all? What about accidents and stumbles?</text:span></text:span><text:bookmark-end text:name="__RefHeading__35696_915302690"/></text:h>
        <text:p text:style-name="P154"><draw:frame draw:style-name="fr6" draw:name="Frame308" text:anchor-type="paragraph" svg:x="5.163cm" svg:y="1.967cm" svg:width="6.877cm" draw:z-index="124"><draw:text-box fo:min-height="7.107cm"><text:p text:style-name="P492">“The world is slowly beginning to awaken to the concept of veganism, to acknowledge that each animal, regardless of species, is an individual who in their ability to suffer, is our equal. With this awareness, more and more people are making changes to their consumer habits, and consequently avoiding products that have their foundations in the misery, torture and suffering of fellow, <text:span text:style-name="T1071">brethren</text:span> beings. Once the profound bloody truth behind <text:span text:style-name="T14">bacon</text:span> is properly understood, and the realisation that the animal's lifetime of ceaseless suffering is all to give us 10 to 20 minutes of palatal gratification, the obligation to act upon such knowledge becomes an irresistible necessity.” - Author</text:p></draw:text-box></draw:frame><text:span text:style-name="Strong_20_Emphasis"><text:span text:style-name="T185">Once more I must admit this is something I can't see yet, but I'm trusting that the answer to that question will be the right one, the best one. One thing for sure is, because we will be far more present than we currently are, far more aware of our surroundings, that if there are any accidents at all, they will likely be much much less common than they are today, and because of our superior states of health, any consequential healing will also be much quicker, far more painless and serve well in heightening our future awarenesses.</text:span></text:span></text:p>
        <text:p text:style-name="P155"><text:span text:style-name="Strong_20_Emphasis"><text:span text:style-name="T611">It's worth also acknowledging, that many animals already appear to be in possession of an added sense that alerts them to </text:span></text:span><text:span text:style-name="Strong_20_Emphasis"><text:span text:style-name="T679">im</text:span></text:span><text:span text:style-name="Strong_20_Emphasis"><text:span text:style-name="T611">pending danger. Take for example the behaviour of animals prior to tsunamis and earthquakes, on many occasions it has been witnessed that they become unsettled and restless during such times. Perhaps this is a sense that we have lost, or yet to gain!</text:span></text:span></text:p>
        <text:p text:style-name="P156"><text:span text:style-name="Strong_20_Emphasis"><text:span text:style-name="T621">I think also because we will be so much more at peace with everything, there will be no more mental distress after loved ones choose to move on, or when death of oneself or loved ones approaches.</text:span></text:span></text:p>
        <text:h text:style-name="Heading_20_4" text:outline-level="4"><text:bookmark-start text:name="__RefHeading__35698_915302690"/><text:span text:style-name="Strong_20_Emphasis"><text:span text:style-name="T767">c. If all animals were to turn vegan wouldn't we be over run by veggie critters?</text:span></text:span><text:bookmark-end text:name="__RefHeading__35698_915302690"/></text:h>
        <text:p text:style-name="P443">This was a question I received from a couple of readers, and I must admit it came to me as somewhat of a surprise on both occasions. I honestly thought I made it abundantly clear that my envisioned global</text:p>
        <text:p text:style-name="P444"><draw:frame draw:style-name="fr3" draw:name="Frame254" text:anchor-type="paragraph" svg:x="8.363cm" svg:y="3.272cm" svg:width="3.678cm" draw:z-index="406"><draw:text-box fo:min-height="1.466cm"><text:p text:style-name="P27"><text:span text:style-name="Strong_20_Emphasis"><text:span text:style-name="T185">“Whenever you are creating beauty around you, you are restoring your own soul.” - Alice Walker</text:span></text:span></text:p></draw:text-box></draw:frame><text:soft-page-break/>shift in consciousness toward a harmonious balance of nature, based on symbiosis and sharing as opposed to competition and savage exploitation, would involve a complete restructuring of habits, actions and patterns of <text:span text:style-name="T14">all</text:span> species, on <text:span text:style-name="T14">all</text:span> levels. I'm very sorry if this was not made clear to you, and suggest that you might go back and reread the chapters on <text:span text:style-name="T14">Nature</text:span> and <text:span text:style-name="T14">Eden</text:span> <text:span text:style-name="T1135">in </text:span><text:span text:style-name="T42">Destination Eden</text:span><text:span text:style-name="T11"><text:note-ref text:note-class="endnote" text:reference-format="text" text:ref-name="ftn2">2</text:note-ref></text:span>, because I sincerely believe I answered this question successfully throughout those pages.</text:p>
        <text:p text:style-name="P383"><draw:frame draw:style-name="fr3" draw:name="Frame313" text:anchor-type="paragraph" svg:x="6.639cm" svg:y="5.586cm" svg:width="5.401cm" draw:z-index="125"><draw:text-box fo:min-height="2.993cm"><text:p text:style-name="P27"><text:span text:style-name="Strong_20_Emphasis"><text:span text:style-name="T185">“</text:span></text:span><text:span text:style-name="Strong_20_Emphasis"><text:span text:style-name="T230">Amazing how the majority of those who claim kinship with the lion's code of ethics, </text:span></text:span><text:span text:style-name="Strong_20_Emphasis"><text:span text:style-name="T734">that there's simply nought wrong with killing anything smaller and weaker than we are</text:span></text:span><text:span text:style-name="Strong_20_Emphasis"><text:span text:style-name="T230">, behave otherwise so sheeplike</text:span></text:span><text:span text:style-name="Strong_20_Emphasis"><text:span text:style-name="T185">.” - Author</text:span></text:span></text:p></draw:text-box></draw:frame>The spiritual revolution will touch every species, and <text:span text:style-name="T1445">cause</text:span> them all <text:span text:style-name="T1445">to be </text:span>aware of the madness they are part of, <text:span text:style-name="T1445">thus influencing</text:span> them <text:span text:style-name="T1445">to </text:span>adjust their lives accordingly. Even if <text:span text:style-name="T1135">one</text:span> see<text:span text:style-name="T1135">s</text:span> this change as being too big, too ridiculous, too vast, too complicated, don't be concerned about it, don't even think about it, just keep <text:span text:style-name="T1070">sticking to the golden rule</text:span>, whatever it might <text:span text:style-name="T1135">concern</text:span>, do the right thing, practice the golden rule <text:span text:style-name="T1135">to the best of your abilities</text:span>, this will move us forward one step at a time. <text:span text:style-name="T1135">O</text:span>nce we <text:span text:style-name="T1135">truly begin </text:span>gain<text:span text:style-name="T1135">ing positive</text:span> momentum, then <text:span text:style-name="T1135">changes will be seen that where previously viewed as highly improbable, and the </text:span>impossible <text:span text:style-name="T1135">will </text:span>suddenly become conceivable, then <text:span text:style-name="T1135">realistically </text:span>possible, then likely, and finally, a reality.</text:p>
        <text:p text:style-name="P383">I am not brazen enough to put any kind of timescale to the manifestation of this vision, but the truth is, as this is more of a spiritual revolution than a physical one, one that can transform us all in ways we cannot really imagine, I do believe there is a budding potential for this to happen sooner than we might expect or imagine. </text:p>
        <text:h text:style-name="Heading_20_4" text:outline-level="4"><text:bookmark-start text:name="__RefHeading__35700_915302690"/><text:span text:style-name="Strong_20_Emphasis"><text:span text:style-name="T767">d. What about the big carnivorous beasts?</text:span></text:span><text:bookmark-end text:name="__RefHeading__35700_915302690"/></text:h>
        <text:p text:style-name="P383">One of the same emailers who also asked the previous question, also wanted to know what I thought would happen with the big carnivorous beasts that currently roam and terrorise the jungles and outback, the lions and tigers and crocodiles. Well, it's not like I really have any answer to this kind of question, remember I'm just a bod with an opinion is all, but here is what I think, if lions were to theoretically undergo a transformation whereby their own circles of compassion <text:soft-page-break/>were to expand, effectively bringing an awareness to their minds, giving them the ability to empathise with their victims, and the hyenas were to cease laughing at their nefarious deeds, then I believe it would be up to them to decide the path they choose to take. If they were unable to survive eating other beings, due to some kind of biological necessity, that could not possibly be tweaked, then I imagine they, as a species, would chose to not incarnate any further in bodies that were no longer compatible with their soul's spiritual development. </text:p>
        <text:p text:style-name="P424"><draw:frame draw:style-name="fr3" draw:name="Frame411" text:anchor-type="paragraph" svg:x="7.557cm" svg:y="1.582cm" svg:width="4.484cm" draw:z-index="334"><draw:text-box fo:min-height="3.949cm"><text:p text:style-name="P77"><text:span text:style-name="Strong_20_Emphasis"><text:span text:style-name="T185">“</text:span></text:span><text:span text:style-name="Strong_20_Emphasis"><text:span text:style-name="T230">And to every beast of the earth, and to every fowl of the air, and to every thing that creepeth upon the earth, wherein there is life, I have given every green herb for meat: and it was so.</text:span></text:span><text:span text:style-name="Strong_20_Emphasis"><text:span text:style-name="T185">” - </text:span></text:span><text:span text:style-name="Strong_20_Emphasis"><text:span text:style-name="T230">Genesis 1:30</text:span></text:span></text:p></draw:text-box></draw:frame>So yes, this would mean extinction, but this is OK, this will just be a positive step forward and <text:span text:style-name="T1446">should not be seen in the same light as people going out there and purposely killing lions to the point of extinction</text:span>, which would surely upset the current balance that does undeniably exist. </text:p>
        <text:p text:style-name="P181"><draw:frame draw:style-name="fr3" draw:name="Frame314" text:anchor-type="paragraph" svg:x="6.881cm" svg:y="6.907cm" svg:width="5.159cm" draw:z-index="335"><draw:text-box fo:min-height="1.505cm"><text:p text:style-name="P27"><text:span text:style-name="Strong_20_Emphasis"><text:span text:style-name="T185">“Things are only impossible until they are not.” - Confucius</text:span></text:span></text:p></draw:text-box></draw:frame><text:span text:style-name="Strong_20_Emphasis"><text:span text:style-name="T185">I don't believe the same possible fate awaits the human species, it's my belief that we are already equipped with perfectly designed bodies for a more spiritual existence. We are already the perfect frugivore, well suited to a life of gentleness and harmony, so, provided we allow the spiritual revolution to </text:span></text:span><text:span text:style-name="Strong_20_Emphasis"><text:span text:style-name="T679">unfold</text:span></text:span><text:span text:style-name="Strong_20_Emphasis"><text:span text:style-name="T185">, there would be no need for humans to stop being incarnated. </text:span></text:span><text:span text:style-name="Strong_20_Emphasis"><text:span text:style-name="T622">In fact, it seems that by not living as the perfect frugivore, we are slowly ste</text:span></text:span><text:span text:style-name="Strong_20_Emphasis"><text:span text:style-name="T644">e</text:span></text:span><text:span text:style-name="Strong_20_Emphasis"><text:span text:style-name="T622">ring the human race toward its own extinction. If we can succeed in reprogramming our neural networks (whatever they are!) and reversing our psychologies, we can succeed in evolving spiritually, </text:span></text:span><text:span text:style-name="Strong_20_Emphasis"><text:span text:style-name="T185">an evolution brought about through changing our behaviour, and changing the way we view the world and think about life.</text:span></text:span></text:p>
        <text:h text:style-name="P695" text:outline-level="4"><text:bookmark-start text:name="__RefHeading__35702_915302690"/>e. How will Eden be for insects?<text:bookmark-end text:name="__RefHeading__35702_915302690"/></text:h>
        <text:p text:style-name="P232">This question gets asked occasionally, by readers either out of genuine concern for the plight of the humble insect, or, once more, critical of the very concept of Eden, I'm unsure which but I try to take all questions seriously. How can we go about our daily business without stepping on ants and other insects and bugs?</text:p>
        <text:p text:style-name="P232">Before I set my mind to tackling this dilemma, one thing I'd first like to state, is that I have no problem imagining a balance of nature requiring no parasitic insects. Mosquitoes, tics, sandflies, horse flies, <text:soft-page-break/>etc. none of these would exist in a world fully at peace. However, I believe I understand <text:span text:style-name="T1135">the</text:span> question and it is a valid one that I've wondered about myself. To be quite honest I am once more uncertain of the answer. I have previously written of a heightened sense of awareness that I believe will become a normality once Eden is fully established, and believe this would have to be an absolute necessity in order to solve this dilemma. We would have to be so incredibly more conscious than we currently are, fully aware of everything around us. </text:p>
        <text:p text:style-name="P181"><draw:frame draw:style-name="fr5" draw:name="Frame450" text:anchor-type="paragraph" svg:y="4.253cm" svg:width="6.281cm" draw:z-index="245"><draw:text-box fo:min-height="2.826cm"><text:p text:style-name="P27"><text:span text:style-name="Strong_20_Emphasis"><text:span text:style-name="T185">“</text:span></text:span><text:span text:style-name="Strong_20_Emphasis"><text:span text:style-name="T356">Eden living is the ultimate </text:span></text:span><text:span text:style-name="Strong_20_Emphasis"><text:span text:style-name="T741">get back to nature</text:span></text:span><text:span text:style-name="Strong_20_Emphasis"><text:span text:style-name="T356"> style of living, where we spend all day outside marvelling at the miracle of life. We'll be much tougher than our current artificial homes and living allow us to be. And by tougher there is not an ounce of </text:span></text:span><text:span text:style-name="Strong_20_Emphasis"><text:span text:style-name="T357">hardship, </text:span></text:span><text:span text:style-name="Strong_20_Emphasis"><text:span text:style-name="T356">malice or bully implied. </text:span></text:span><text:span text:style-name="Strong_20_Emphasis"><text:span text:style-name="T625">We'll likely move slower, in awe of the worlds beauty, but w</text:span></text:span><text:span text:style-name="Strong_20_Emphasis"><text:span text:style-name="T356">e'll be </text:span></text:span><text:span text:style-name="Strong_20_Emphasis"><text:span text:style-name="T625">stronger</text:span></text:span><text:span text:style-name="Strong_20_Emphasis"><text:span text:style-name="T356">, fitter, </text:span></text:span><text:span text:style-name="Strong_20_Emphasis"><text:span text:style-name="T358">leaner, </text:span></text:span><text:span text:style-name="Strong_20_Emphasis"><text:span text:style-name="T356">much more adapted to the elements, </text:span></text:span><text:span text:style-name="Strong_20_Emphasis"><text:span text:style-name="T357">and </text:span></text:span><text:span text:style-name="Strong_20_Emphasis"><text:span text:style-name="T359">far</text:span></text:span><text:span text:style-name="Strong_20_Emphasis"><text:span text:style-name="T356"> more in tune and </text:span></text:span><text:span text:style-name="Strong_20_Emphasis"><text:span text:style-name="T357">harmoniously</text:span></text:span><text:span text:style-name="Strong_20_Emphasis"><text:span text:style-name="T356"> in sync with the </text:span></text:span><text:span text:style-name="Strong_20_Emphasis"><text:span text:style-name="T357">earth and all its members</text:span></text:span><text:span text:style-name="Strong_20_Emphasis"><text:span text:style-name="T185">.” - Author</text:span></text:span></text:p></draw:text-box></draw:frame><text:span text:style-name="Strong_20_Emphasis"><text:span text:style-name="T185">If we were to develop a heightened sense of aura perception, and were able to visibly see the aura enveloping every living being, we would know better where to place our feet, where to sit, and wh</text:span></text:span><text:span text:style-name="Strong_20_Emphasis"><text:span text:style-name="T345">at</text:span></text:span><text:span text:style-name="Strong_20_Emphasis"><text:span text:style-name="T185"> to lean against. If all beings had this ability, there would be colourful waves of consciousness, constantly moving around, aware of each other's presence and deliberately going out of our ways to avoid any harm through accidental physical confrontations. After all, even at rush hour on Oxford Street one can walk along the pavement without ever banging into another. It will be a dance, a wave of touching souls guiding our bodies consciously, in the real true sense of the word conscious. I don't believe this planet is so overpopulated that we can't all be considerate of each other. </text:span></text:span></text:p>
        <text:p text:style-name="P181"><text:span text:style-name="Strong_20_Emphasis"><text:span text:style-name="T185">Besides, because we will all be barefoot, no longer stomping around in heavy boots and stilettoed, heals, our steps will be lighter and our footprints shallower, thus the likelihood of injury or damage even to plants would be significantly lessened.</text:span></text:span></text:p>
        <text:h text:style-name="P707" text:outline-level="4"><text:bookmark-start text:name="__RefHeading___Toc203970_489806861"/><text:span text:style-name="T1203">f</text:span>. <text:span text:style-name="T1203">Do you believe we'll all be gardeners in the garden of Eden?</text:span><text:bookmark-end text:name="__RefHeading___Toc203970_489806861"/></text:h>
        <text:p text:style-name="P292">No, not at all. I believe there will be <text:span text:style-name="T14">no</text:span> gardeners in the garden of Eden. There will be an abundance <text:span text:style-name="T1204">of fruit, </text:span>and no need to garden! The mere idea of pulling <text:span text:style-name="T1204">out </text:span>plants by their roots and label<text:span text:style-name="T1215">l</text:span>ing them as weeds will be foreign to all our thoughts. Laying patches of earth completely bare, exposed to the elements will seem both harmful and preposterous to us <text:span text:style-name="T1446">all, not just the selected minority (our numbers are </text:span></text:p>
        <text:p text:style-name="P292"><draw:frame draw:style-name="fr3" draw:name="Frame74" text:anchor-type="paragraph" svg:x="6.292cm" svg:y="2.683cm" svg:width="5.749cm" draw:z-index="217"><draw:text-box fo:min-height="4.764cm"><text:p text:style-name="P88"><text:span text:style-name="Strong_20_Emphasis"><text:span text:style-name="T360">“You are heir to a heavenly fortune, the sole beneficiary of an infinite spiritual trust fund, a proverbial goldmine of sacred abundance beyond all common measure or human comprehension. But until you assert your rightful inheritance of this blessed gift, it will remain unclaimed and forever beyond your reach.” - Anthon St. Maarten</text:span></text:span></text:p></draw:text-box></draw:frame><text:soft-page-break/><text:span text:style-name="T1446">growing!)</text:span>. <text:span text:style-name="T1279">No one will want to grow plants who are quite capable of growing themselves. </text:span>Once Eden is fully manifested, mindful disposal of seeds and organic waste will be the extent of our conscious role in <text:span text:style-name="T1280">landscaping</text:span> Eden. Once all life forms, <text:span text:style-name="T1276">flora as well as fauna,</text:span> begin to truly <text:span text:style-name="T1281">joyfully </text:span>follow wilful patterns of symbiosis, <text:span text:style-name="T1204">then </text:span>shaping nature to suit our needs will no longer be the necessity it is today,.<text:span text:style-name="T1215"> Nature will already surround us and satisfy all our needs, both with her fruit and with her unparalleled beauty, pleasing to all our senses.</text:span></text:p>
        <text:p text:style-name="P266">And yes, I do see conscious gardening as a current necessity, purely because Eden is not yet in place. <text:span text:style-name="T1285">By consciously aiding toward the creation of an earthly paradise we help restore our own sanity. This is</text:span> something we <text:span text:style-name="T1446">can all</text:span> <text:span text:style-name="T1285">sign up for</text:span> until the universe gets the idea, the plan is set in motion, and <text:span text:style-name="T1286">its unparalleled beauty begins</text:span> <text:span text:style-name="T1215">propagating</text:span> itself. Once we <text:span text:style-name="T1286">begin encouraging its inevitability</text:span>, <text:span text:style-name="T1285">instead of hindering it</text:span> through our actions and thoughts, I believe its manifestation <text:span text:style-name="T1215">and maintenance </text:span>will no longer require our assistance beyond continued, compatible behaviour <text:span text:style-name="T1446">and communion with all life.</text:span></text:p>
        <text:h text:style-name="P695" text:outline-level="4"><text:bookmark-start text:name="__RefHeading__35704_915302690"/><text:span text:style-name="T1203">g</text:span>. Don't you think your vision is a little too unrealistic?<text:bookmark-end text:name="__RefHeading__35704_915302690"/></text:h>
        <text:p text:style-name="P232"><draw:frame draw:style-name="fr3" draw:name="Frame379" text:anchor-type="paragraph" svg:x="7.516cm" svg:y="2.866cm" svg:width="4.524cm" draw:z-index="275"><draw:text-box fo:min-height="2.311cm"><text:p text:style-name="P27"><text:span text:style-name="Strong_20_Emphasis"><text:span text:style-name="T185">“There is an unshakeable force within a shared collective consciousness that can overcome even apparently insurmountable obstacles.” - Author</text:span></text:span></text:p></draw:text-box></draw:frame>I would like for you to look at things from a different perspective. Imagine for a moment, that you are a <text:span text:style-name="T1071">non</text:span>corporeal consciousness. I know it might be difficult, but bear with me for a while. Try to forget everything you have been taught, forget all your hangups, shoes, quirks and fetishes, try to put yourself in an unbiased, neutral frame of mind. Once you manage to get there, I want for you to imagine two very different scenarios:</text:p>
        <text:p text:style-name="P233">The first, a world where respect for individuals is not the norm, where the environment is highly undervalued and under-appreciated, a world where basically everyone <text:span text:style-name="T1408">beh</text:span>a<text:span text:style-name="T1408">ves</text:span> criminal<text:span text:style-name="T1408">ly</text:span> at some level, and once <text:span text:style-name="T1136">any</text:span> are born into it, <text:span text:style-name="T1136">they</text:span> too will be <text:span text:style-name="T1408">seduced into adopted criminal activity</text:span>, taught to think nothing of the rights of other species, desensitised to </text:p>
        <text:p text:style-name="P233"><draw:frame draw:style-name="fr3" draw:name="Frame483" text:anchor-type="paragraph" svg:x="6.962cm" svg:y="3.226cm" svg:width="5.078cm" draw:z-index="331"><draw:text-box fo:min-height="0.123cm"><text:p text:style-name="P76"><text:span text:style-name="Strong_20_Emphasis"><text:span text:style-name="T576">“Imagine all the people living life in peace. You may say I'm a dreamer, but I'm not the only one. I hope someday you'll join us and the world will be as one.” - John Lennon</text:span></text:span></text:p></draw:text-box></draw:frame><text:soft-page-break/>greed and warfare that are on the news and in our faces every day, a world where <text:span text:style-name="T1136">one's</text:span> right to move freely is bridled and fettered, a world where the forests are bulldozed flat with no thought to all those living in <text:span text:style-name="T1136">them</text:span>, and where the earth's crust is violently plundered <text:span text:style-name="T1446">and</text:span> combustible fuels and natural mineral <text:span text:style-name="T1446">viewed simply as </text:span><text:span text:style-name="T14">resources</text:span>, <text:span text:style-name="T1447">leaving Gaia </text:span>scarred <text:span text:style-name="T1447">with</text:span> open sores, a world where <text:span text:style-name="T1136">there's</text:span> risk <text:span text:style-name="T1136">of </text:span>being jailed for feeding the homeless or growing the wrong plant, or challenging the status quo, or <text:span text:style-name="T1448">simply persistently </text:span>asking the wrong questions.</text:p>
        <text:p text:style-name="P232">Now you've seen that one, here's the second scenario; a world where everyone lives happily side by side, a world where there is <text:span text:style-name="T1447">complete acceptance of each other and ourselves, where we completely share with and care for each other, </text:span>no conflict nor strife. <text:span text:style-name="T1448">A world of unshakeable symbiosis and trust, and of clarity and respect. A world of joy, cooperation, and profound friendliness between all life. A place where faith guides us all toward rightful actions. A</text:span> world with an abundance of natural beauty, where every living being is fully at peace with every other living being.</text:p>
        <text:p text:style-name="P232"><draw:frame draw:style-name="fr3" draw:name="Frame307" text:anchor-type="paragraph" svg:x="7.493cm" svg:y="2.298cm" svg:width="4.547cm" draw:z-index="129"><draw:text-box fo:min-height="2.291cm"><text:p text:style-name="P27"><text:span text:style-name="Strong_20_Emphasis"><text:span text:style-name="T185">“I have come to drag you out of yourself, and take you in my heart. I have come to bring out the beauty you never knew you had, and lift you like a prayer to the sky.” - Rumi</text:span></text:span></text:p></draw:text-box></draw:frame>Now, I ask you the simple question, which one of these two seems unrealistic? If you choose the <text:span text:style-name="T1541">second</text:span>, then I know you never entered the right zone before facing the question. You clung to the illusion of this world, and let it steer you. You were supposed to let go of this world, to sink into a space of pure being before answering the question.</text:p>
        <text:p text:style-name="P232">There is nothing <text:span text:style-name="T1449">nonsensical</text:span> about a world that has a natural balance whereby every life recognises, acknowledges and greets every other life. This world we have here, on the other hand, <text:span text:style-name="T1449">appears to be embracing nonsense, and not </text:span>one any <text:span text:style-name="T1449">clear </text:span>thinking individual would <text:span text:style-name="T1276">keenly and readily </text:span>choose. <text:span text:style-name="T1449">On so many levels it appears to be</text:span> insane, only trouble is; insanity doesn't recognise itself. So its stuck. If each one of us ha<text:span text:style-name="T1449">s</text:span> this realisation, and ma<text:span text:style-name="T1449">k</text:span>e<text:span text:style-name="T1449">s</text:span> appropriate positive lifestyle changes, things would naturally improve, eventually transforming the world in ways most of us are <text:soft-page-break/>currently unable to recognise as <text:span text:style-name="T1136">plausible or </text:span>possible. </text:p>
        <text:p text:style-name="P232"><draw:frame draw:style-name="fr3" draw:name="Frame196" text:anchor-type="paragraph" svg:x="7.735cm" svg:y="10.465cm" svg:width="4.306cm" draw:z-index="302"><draw:text-box fo:min-height="2.32cm"><text:p text:style-name="P71"><text:span text:style-name="Strong_20_Emphasis"><text:span text:style-name="T315">“Re-examine all that you </text:span></text:span></text:p><text:p text:style-name="P71"><text:span text:style-name="Strong_20_Emphasis"><text:span text:style-name="T315">have been told, dismiss that which insults your soul.” - Walt Whitman</text:span></text:span></text:p></draw:text-box></draw:frame>Perhaps you don't find the idea itself unrealistic, but think the unrealism is in expecting change wh<text:span text:style-name="T1449">ile so much of the world </text:span>seems so undeniably darkly set in its ways. Look, I have no responsibility for the action of anyone but myself; this is equal for all of us, you and <text:span text:style-name="T1616">I both.</text:span> I am <text:span text:style-name="T1616">taking</text:span> responsible for m<text:span text:style-name="T1616">yself, </text:span>making a step in a direction I believe is right, envisioning a future I believe is pure and just, and <text:span text:style-name="T1616">I </text:span>am <text:span text:style-name="T1616">well </text:span>aware the world is the way it is. I am a simple man <text:span text:style-name="T1632">who</text:span> has received understanding, I don't see myself as anyone special, I'm just like you, and if I can see things for how they are, and I am not so special, then why can't anyone else? I have a history just like we all do, I ate everything and lived a life like many, working, drinking, partying, eating pizza, getting drunk, being an idiot, eating fast food and takeaways. Indeed, I'm still just a guy, basically minding my own business, doing my own thing, nothing special about me at all, I'm just like you. So there is absolutely no reason why I should <text:span text:style-name="T1449">underestimate</text:span> the ability of you or others and assume that you will never be able to see things more clearly. We all have the kind of eyes required to see the necessity for change, they are merely unexercised, doesn't mean that suddenly somebody/anybody can't begin exercising them. Assuming anyone as unable to do so, only helps reinforce the idea that they are incapable of doing so into the psyche of human consciousness, thus delaying the inevitable, because sooner or later we must all get it.</text:p>
        <text:p text:style-name="P232">Or are you saying that you don't believe I'll ever get everybody on board, therefore you will carry on supporting this current paradigm. You give everybody less credit than I do. Maybe what you really mean is that you will never agree to Eden. But if you believe in the realism of an Eden, you really have no excuse <text:span text:style-name="T1276">not </text:span>to work toward it and bring your life into sync with an Eden way of being. There is nothing remotely unrealistic about this. Don't get hung up on a vision that for you is still blurry, just walk in the right direction and the fog will lift as you draw closer. <text:span text:style-name="T1284">Fate is never something we should resign ourselves to, but something which must be shaped with every conscious beat of our hearts.</text:span></text:p>
        <text:p text:style-name="P232">What we live in now is <text:span text:style-name="T1449">structured around a</text:span> vast network of lies, <text:span text:style-name="T1449">filling</text:span> a bubble whose outer layer is on the verge of no longer being able to <text:soft-page-break/>take the pressure. Any civilization that manages to delude itself into believing so many of its own lies on pivotal issues - (agriculture, fossil fuels, economics, finance, water supply, food, pharmaceuticals, religion and more) must sooner or later run head on into reality<text:note text:id="ftn229" text:note-class="endnote"><text:note-citation>229</text:note-citation><text:note-body><text:p text:style-name="P612"><text:span text:style-name="T1094">Mike Adams (The Health Ranger), “how to prepare yourself for the collapse of the age of human delusion (and the arrival of human spiritual awakening)”, </text:span><text:span text:style-name="T38">Natural News</text:span><text:span text:style-name="T1094">, July 14, 2014, </text:span><text:a xlink:type="simple" xlink:href="http://www.naturalnews.com/045991_age_of_delusion_spiritual_awakening_mental_practice.html" text:style-name="Internet_20_link" text:visited-style-name="Visited_20_Internet_20_Link">http://www.naturalnews.com/045991_age_of_delusion_spiritual_awakening_mental_practice.html</text:a> </text:p></text:note-body></text:note>.</text:p>
        <text:p text:style-name="P181"><text:span text:style-name="Strong_20_Emphasis"><text:span text:style-name="T185">On the other hand, each one of us that buys into the current corrupt paradigm is effectively supporting it, choosing a collectively owned </text:span></text:span><text:span text:style-name="Strong_20_Emphasis"><text:span text:style-name="T345">d</text:span></text:span><text:span text:style-name="Strong_20_Emphasis"><text:span text:style-name="T454">e</text:span></text:span><text:span text:style-name="Strong_20_Emphasis"><text:span text:style-name="T185">lusion to be a reality, while rejecting something so obviously superior. </text:span></text:span><text:span text:style-name="Strong_20_Emphasis"><text:span text:style-name="T623">Making steps </text:span></text:span><text:span text:style-name="Strong_20_Emphasis"><text:span text:style-name="T185">away may not be easy, but it's something we all must do, sooner or later. </text:span></text:span></text:p>
        <text:h text:style-name="P695" text:outline-level="4"><text:bookmark-start text:name="__RefHeading__35706_915302690"/><text:span text:style-name="T1203">h</text:span>. You focus on Eden, but don't you think this is just an ideal, and that just as you might be a rebel in a negative world, there will be rebels in a perfect one too?<text:bookmark-end text:name="__RefHeading__35706_915302690"/></text:h>
        <text:p text:style-name="P232"><draw:frame draw:style-name="fr3" draw:name="Frame24" text:anchor-type="paragraph" svg:x="7.41cm" svg:y="3.861cm" svg:width="4.63cm" draw:z-index="126"><draw:text-box fo:min-height="2.727cm"><text:p text:style-name="P27"><text:span text:style-name="Strong_20_Emphasis"><text:span text:style-name="T185">“Light a candle in a dark room and the darkness dissolves. Now open a box full of shadow in a brightly lit room.” - Author</text:span></text:span></text:p></draw:text-box></draw:frame>Rebels are a natural consequence of a world where freedom is no longer an encouraged option. A world like our current version, will naturally force out rebels, free thinkers and poets, people able to see through the madness and aspire toward a better world. In a world where freedom is a gift of birth, who will choose to rebel against such a world? What are they going to do, fight for their right to be enslaved? Or are you thinking they will fight for a false right to enslave others, and that the rebel of the future will be a depraved earthling that wants to bring back imperialism, colonisation, <text:span text:style-name="T1136">oppression</text:span> and exploitation?</text:p>
        <text:p text:style-name="P232">It is understandable that in a world full of exploitation, some will protest the injustice of a system that allows perverted, abusive ideologies to exist. What is not understandable is that in a world where everyone is loved, where no one is abused, that suddenly someone will want to start abusing others. That simply makes no sense to me. My belief is that we are all beautiful, and that when we become abusive, that is not us, that is us with baggage, us having been victims of abuse. That is us after the harsh reality of this world has gotten its grips into us. In a world full of light, there is no room for darkness. <text:span text:style-name="T1276">If we're not carrying such baggage, then we'll have no reason to unburden it on others.</text:span></text:p>
        <text:p text:style-name="P232">You might think that someone may wish to take advantage of the trusting loving nature of the earthlings of Eden, but the exploitative mindset is purely a consequence of a corrupt world and a world full of <text:soft-page-break/>love and peace could never sprout such a mindset. In a genuine Eden, there will be no evil <text:span text:style-name="T1449">thoughts</text:span>, or <text:span text:style-name="T1449">temptations toward crime and mischief. I</text:span>f per some weird chance <text:span text:style-name="T1449">such things arise</text:span>, we'll all know better than to <text:span text:style-name="T1449">be seduced by them</text:span>, having <text:span text:style-name="T1449">already collectively </text:span>learned our lesson and seen the inevitable sad result.</text:p>
        <text:h text:style-name="P695" text:outline-level="4"><text:bookmark-start text:name="__RefHeading__35708_915302690"/><text:span text:style-name="T1203">i</text:span>. Don't you think some people are just born evil?<text:bookmark-end text:name="__RefHeading__35708_915302690"/></text:h>
        <text:p text:style-name="P383"><draw:frame draw:style-name="fr3" draw:name="Frame328" text:anchor-type="paragraph" svg:x="7.743cm" svg:y="2.879cm" svg:width="4.297cm" draw:z-index="139"><draw:text-box fo:min-height="0.633cm"><text:p text:style-name="P69"><text:span text:style-name="Strong_20_Emphasis"><text:span text:style-name="T624">“Power over others is weakness disguised as strength.” - Eckhart Tolle</text:span></text:span></text:p></draw:text-box></draw:frame>One friend recently shared his belief with me that some people are just plain born bad. His viewpoint revolved around the fact that he had witnessed incidences of kindergarten bullying involving a young boy who he believed came from an otherwise loving family yet still exercised a disturbing tendency to bully other children. This helped my friend reach his conclusion that somehow some children are just born <text:span text:style-name="T14">naughty</text:span>. </text:p>
        <text:p text:style-name="P383"><draw:frame draw:style-name="fr3" draw:name="Frame131" text:anchor-type="paragraph" svg:x="7.625cm" svg:y="7.669cm" svg:width="4.415cm" draw:z-index="128"><draw:text-box fo:min-height="1.995cm"><text:p text:style-name="P27"><text:span text:style-name="Strong_20_Emphasis"><text:span text:style-name="T185">“You can have what you want, do what you dream, and brave what you fear, if you first see it done in your mind.” - </text:span></text:span><text:span text:style-name="Strong_20_Emphasis"><text:span text:style-name="T286">Unknown</text:span></text:span></text:p></draw:text-box></draw:frame>Well, this is certainly not a conclusion that I share. I believe <text:span text:style-name="T1450">that when the spark of the soul physically incarnates, it has the potential for total innocence in behaviour</text:span> and were we to be reared in a genuine Eden environment, we would remain that way. Unfortunately though, this is clearly not the case, and it rarely takes long for the inherent corruption of this world to get <text:span text:style-name="T1072">a firm hold on</text:span> each newborn, <text:span text:style-name="T1450">often even before leaving the womb, corrupted inevitably by the foods, emotions and sounds that reach its tiny body</text:span>. I recognise many reasons why young children may misbehave, and do not count some form of inherent tendency toward maliciousness as one of them. What may appear as an otherwise loving family may still harbour many degrees of madness and ignorant tendencies of child abuse. One of the most obvious that springs to mind is the habit that especially many western families have, of sleeping their offspring in separate chambers. I can only imaging the trauma each baby feels as it awakens to realise its solitude and must cry sometimes for extended periods before the comfort of companionship makes itself available. </text:p>
        <text:p text:style-name="P383">I am not by any means suggesting that such night-time contact deprivation will always evolve into day time bullying, far from it, different children cope in vastly different manners, and some clearly end up more mentally disturbed than others through such trying ordeals they are <text:soft-page-break/>frequently, unwittingly forced to endure. </text:p>
        <text:p text:style-name="P383"><draw:frame draw:style-name="fr3" draw:name="Frame132" text:anchor-type="paragraph" svg:x="7.063cm" svg:y="5.819cm" svg:width="4.978cm" draw:z-index="130"><draw:text-box fo:min-height="4.383cm"><text:p text:style-name="P27"><text:span text:style-name="Strong_20_Emphasis"><text:span text:style-name="T185">“There is one incredibly simple, time-tested method to determine whether an action warrants being classified as abuse or not: Empathise. Ask yourself how you would feel if you were in the position of the victim in question</text:span></text:span><text:span text:style-name="Strong_20_Emphasis"><text:span text:style-name="T316">; if their life were yours.</text:span></text:span><text:span text:style-name="Strong_20_Emphasis"><text:span text:style-name="T185"> Everyone can empathise, it is just a question of willingness.” - Author</text:span></text:span></text:p></draw:text-box></draw:frame>Even in situations where infants are permitted the privilege of companion sleeping with clearly sensitive, caring, loving families, their minds may still be adversely affected through the presence of too much sugar in their diet, or too much processed foods. Indeed any amount of non appropriate food will undoubtedly effect the mood and personality of any being eating it. Again, the effects of such inferior fodder are many and varied, changing the personality and behaviour of our children (and ourselves!) in ways often far too subtle for most people to notice. Even in cases where a child is fed a truly species specific diet, in a healthy, nurturing environment, there are <text:span text:style-name="T1072">still </text:span>other influences that generally push and shape us away from our true natures. <text:span text:style-name="T1072">TV and other media outlets for example, where j</text:span>ust witnessing the madness is generally enough for deep rooted psychosis to begin burrowing <text:span text:style-name="T1072">its way </text:span>into one's subconsciousness, effecting us all in ways we'd likely frankly rather not acknowledge.</text:p>
        <text:p text:style-name="P383">I believe the first days, weeks and months of our lives can have profound effects on who we eventually turn out to be, thus it is of vital importance that we give our children the best start possible in life, helping them as well as we are able, to remain truthful to their own innate wisdoms and to not adopt habits of indifference and cruelty. </text:p>
        <text:p text:style-name="P232"><draw:frame draw:style-name="fr3" draw:name="Frame130" text:anchor-type="paragraph" svg:x="8.364cm" svg:y="2.729cm" svg:width="3.676cm" draw:z-index="127"><draw:text-box fo:min-height="1.475cm"><text:p text:style-name="P27"><text:span text:style-name="Strong_20_Emphasis"><text:span text:style-name="T185">“Compassion is ethical intelligence.” - Dr. Will Tuttle</text:span></text:span></text:p></draw:text-box></draw:frame>Yeah, agreed, this is no easy task, and sooner or later, even with the most protective of upbringings we all must face the facts of the world <text:span text:style-name="T1450">as it is</text:span>, and none of us will be completely immunised from being adversely smitten by its diabolical charms. Make no bones about this. At this stage it is about doing the best we are able, moving in the right direction and looking positively forward to softer times.</text:p>
        <text:h text:style-name="P695" text:outline-level="4"><text:bookmark-start text:name="__RefHeading__15184_1928310545"/><text:span text:style-name="T1203">j</text:span>. For someone whose focus is on Eden, don't you think your approach is a little negative?<text:bookmark-end text:name="__RefHeading__15184_1928310545"/></text:h>
        <text:p text:style-name="P184"><text:span text:style-name="Strong_20_Emphasis"><text:span text:style-name="T185">Admittedly the theme of my writing is sometimes quite dark, and not </text:span></text:span></text:p>
        <text:p text:style-name="P184"><draw:frame draw:style-name="fr3" draw:name="Frame203" text:anchor-type="paragraph" svg:x="7.221cm" svg:y="4.473cm" svg:width="4.819cm" draw:z-index="131"><draw:text-box fo:min-height="3.171cm"><text:p text:style-name="P27"><text:span text:style-name="Strong_20_Emphasis"><text:span text:style-name="T185">“99% of people agree that animal cruelty is wrong. Yet, 99% of people directly support and engage in animal cruelty every time they sit down to eat a meal. That is the level of disconnect society is in and why activism for animals is crucial.” - Hugo Dominguez</text:span></text:span></text:p></draw:text-box></draw:frame><text:soft-page-break/><text:span text:style-name="Strong_20_Emphasis"><text:span text:style-name="T185">what you'd perhaps expect from someone whose focus is on Eden, but unlike everyday darkness that somehow goes about its business uninterrupted and is seen as somehow “normal” the purpose of my writing is to purely </text:span></text:span><text:span text:style-name="Strong_20_Emphasis"><text:span text:style-name="T630">unveil much of what I believe we all find disturbing when it is brought into the open</text:span></text:span><text:span text:style-name="Strong_20_Emphasis"><text:span text:style-name="T185">, </text:span></text:span><text:span text:style-name="Strong_20_Emphasis"><text:span text:style-name="T278">which can only be done through</text:span></text:span><text:span text:style-name="Strong_20_Emphasis"><text:span text:style-name="T185"> shedding light on it. The darkness must be unveiled and eliminated, so I don't see that making the darkness known is in fact dark, it is simply a necessity. Until light is shone </text:span></text:span><text:span text:style-name="Strong_20_Emphasis"><text:span text:style-name="T278">there will never be clarity</text:span></text:span><text:span text:style-name="Strong_20_Emphasis"><text:span text:style-name="T185">. It's not the same as sharing the darkness, accepting </text:span></text:span><text:span text:style-name="Strong_20_Emphasis"><text:span text:style-name="T679">and revelling in </text:span></text:span><text:span text:style-name="Strong_20_Emphasis"><text:span text:style-name="T185">it. </text:span></text:span><text:span text:style-name="Strong_20_Emphasis"><text:span text:style-name="T628">O</text:span></text:span><text:span text:style-name="Strong_20_Emphasis"><text:span text:style-name="T185">ther than by talking about </text:span></text:span><text:span text:style-name="Strong_20_Emphasis"><text:span text:style-name="T628">and </text:span></text:span><text:span text:style-name="Strong_20_Emphasis"><text:span text:style-name="T185">mentioning them, </text:span></text:span><text:span text:style-name="Strong_20_Emphasis"><text:span text:style-name="T628">t</text:span></text:span><text:span text:style-name="Strong_20_Emphasis"><text:span text:style-name="T185">here is no light way to tell you that certain lifestyle choices are dark and cause bad karma.</text:span></text:span></text:p>
        <text:h text:style-name="Heading_20_4" text:outline-level="4"><text:bookmark-start text:name="__RefHeading__35710_915302690"/><text:span text:style-name="Strong_20_Emphasis"><text:span text:style-name="T769">k</text:span></text:span><text:span text:style-name="Strong_20_Emphasis"><text:span text:style-name="T767">. You can't change the world</text:span></text:span><text:bookmark-end text:name="__RefHeading__35710_915302690"/></text:h>
        <text:p text:style-name="P189">Don't you think everything is already perfect? Why do you want to change it? There is no right or wrong. We can't change the world you know.</text:p>
        <text:p text:style-name="P189">This is a defeatist attitude, people often try and use the reality of today to avoid making changes. I can see the difficulty the world faces, but thankfully no one bears the responsibility to change it alone. We are each of us solely responsible for the effects our own individual lives have on the rest of the world. If you seriously don't think being compassionate, showing mercy and kindness is the right thing to do, then you <text:span text:style-name="T1452">are free to </text:span>not adopt such behaviour. I see no real point in spending time pondering over the futility of the enorm<text:span text:style-name="T1137">ity </text:span>of the task, even if you find the idea of Eden manifestation ludicrous, always rest assured that no act of kindness is ever wasted, and just because everyone else might be misbehaving, is no reaso<text:span text:style-name="T1151">n</text:span> to do so too. Think of yourself as an adult among children, because once you have the realisation of how this world works, that is what you will effectively become. Pointing at other children and saying “Well they are all misbehaving, so why can't I?” simply doesn't work any more. You <text:span text:style-name="T1072">no longer </text:span>have <text:span text:style-name="T1072">any</text:span> real excuses once you can see the truth!</text:p>
        <text:p text:style-name="P189">Maybe my using the adult/child scenario to make a point might ruffle some feathers, and I want to apologise for that, I should really come up with a better analogy, I am really talking about insight. We are all human, and at some levels there are adults and children within all of <text:soft-page-break/>us, what I am trying to say is once insight <text:span text:style-name="T1151">is gained</text:span>, once things <text:span text:style-name="T1151">are understood and seen more </text:span>clear<text:span text:style-name="T1151">ly</text:span>, <text:span text:style-name="T1151">there is </text:span>a moral obligation to at least try and <text:span text:style-name="T1072">act sensibly upon that understanding and insight</text:span>. <text:span text:style-name="T1151">M</text:span>atter<text:span text:style-name="T1151">s not</text:span> if <text:span text:style-name="T1072">one</text:span> can't be perfect, none of us are, at least <text:span text:style-name="T1072">if we can </text:span>recognise harm, <text:span text:style-name="T1072">we should </text:span>do our best to <text:span text:style-name="T1072">attempt to</text:span> minimise it!</text:p>
        <text:p text:style-name="P189"><draw:frame draw:style-name="fr3" draw:name="Frame431" text:anchor-type="paragraph" svg:x="7.267cm" svg:y="3.253cm" svg:width="4.773cm" draw:z-index="224"><draw:text-box fo:min-height="2.32cm"><text:p text:style-name="P124"><text:span text:style-name="Strong_20_Emphasis"><text:span text:style-name="T124">“Sometimes letting things go is an act of far greater power than defending or hanging on.”- Eckhart Tolle</text:span></text:span></text:p></draw:text-box></draw:frame>Also, no I don't share the view that everything is perfect, nor that there is no right or wrong. Frankly, I don't know anybody fully committed to such a notion, and seriously doubt that you are either. If someone <text:span text:style-name="T1454">thinks less of you</text:span> purely because your skin looks different, your hair is red, <text:span text:style-name="T1068">your freckles are too confrontational, </text:span>or you speak with an accent, I'm sure you would <text:span text:style-name="T1454">feel disturbed</text:span>. You wouldn't <text:span text:style-name="T1068">simply </text:span>sit back and think everything is fine and dandy, everything is hunky-dory, <text:span text:style-name="T1138">insisting </text:span>there is no right or wrong behaviour.</text:p>
        <text:p text:style-name="P189"><draw:frame draw:style-name="fr3" draw:name="Frame471" text:anchor-type="paragraph" svg:x="8.128cm" svg:y="5.285cm" svg:width="3.912cm" draw:z-index="281"><draw:text-box fo:min-height="2.32cm"><text:p text:style-name="P66"><text:span text:style-name="Strong_20_Emphasis"><text:span text:style-name="T477">“People say nothing is impossible, but I do nothing every day.” - Winnie the Pooh </text:span></text:span></text:p></draw:text-box></draw:frame>The world is constantly changing, Without change, life has no meaning. I just don't want to flow with the current that sinks it into <text:span text:style-name="T1072">more </text:span>bleakness. I want to make my own current, think for myself and not bow to any social peer pressure to fit in with its insanity and blatant <text:span text:style-name="T1151">insensitivity, I believe that how we think and act truly makes a difference and agree with Gandhi when he stated so clearly that we must become the changes we wish to see in the world, and with Dante who once eloquently explained that mighty flames follow tiny sparks.</text:span> I<text:span text:style-name="T1243">t is clear to me that </text:span>the only thing separating us from the <text:span text:style-name="T1243">realisation</text:span> of Eden is wrong action and inaction! </text:p>
        <text:p text:style-name="P181"><text:span text:style-name="Strong_20_Emphasis"><text:span text:style-name="T185">Those who wish for the world to remain as it is, fail to see that it likely won't remain at all. I see being compassionate toward other li</text:span></text:span><text:span text:style-name="Strong_20_Emphasis"><text:span text:style-name="T328">v</text:span></text:span><text:span text:style-name="Strong_20_Emphasis"><text:span text:style-name="T185">e</text:span></text:span><text:span text:style-name="Strong_20_Emphasis"><text:span text:style-name="T328">s</text:span></text:span><text:span text:style-name="Strong_20_Emphasis"><text:span text:style-name="T185"> as part of the deal while residing on this planet. If </text:span></text:span><text:span text:style-name="Strong_20_Emphasis"><text:span text:style-name="T287">one is</text:span></text:span><text:span text:style-name="Strong_20_Emphasis"><text:span text:style-name="T185"> indifferent, callous or cruel, </text:span></text:span><text:span text:style-name="Strong_20_Emphasis"><text:span text:style-name="T287">one is</text:span></text:span><text:span text:style-name="Strong_20_Emphasis"><text:span text:style-name="T185"> not paying </text:span></text:span><text:span text:style-name="Strong_20_Emphasis"><text:span text:style-name="T287">one's</text:span></text:span><text:span text:style-name="Strong_20_Emphasis"><text:span text:style-name="T185"> earthly rent and </text:span></text:span><text:span text:style-name="Strong_20_Emphasis"><text:span text:style-name="T287">is thus</text:span></text:span><text:span text:style-name="Strong_20_Emphasis"><text:span text:style-name="T185"> a burden </text:span></text:span><text:span text:style-name="Strong_20_Emphasis"><text:span text:style-name="T287">to</text:span></text:span><text:span text:style-name="Strong_20_Emphasis"><text:span text:style-name="T185"> the rest of the world. Raising consciousness is the only real path to peace on earth and it should always be noted, that </text:span></text:span><text:span text:style-name="Strong_20_Emphasis"><text:span text:style-name="T729">each time anyone has the decency to behave decently, this helps create the space for others to do likewise</text:span></text:span><text:span text:style-name="Strong_20_Emphasis"><text:span text:style-name="T185">.</text:span></text:span></text:p>
        <text:h text:style-name="Heading_20_4" text:outline-level="4"><text:bookmark-start text:name="__RefHeading__35712_915302690"/><text:span text:style-name="Strong_20_Emphasis"><text:span text:style-name="T769">l</text:span></text:span><text:span text:style-name="Strong_20_Emphasis"><text:span text:style-name="T767">. How do you know what the right thing to do is?</text:span></text:span><text:bookmark-end text:name="__RefHeading__35712_915302690"/></text:h>
        <text:p text:style-name="Text_20_body"><text:span text:style-name="Strong_20_Emphasis"><text:span text:style-name="T185">The basic principle behind knowing whether or not an action is morally correct, is really quite simple.. It's really about being more </text:span></text:span><text:soft-page-break/><text:span text:style-name="Strong_20_Emphasis"><text:span text:style-name="T185">mindful, about making informed choices, if you can be sure that no harm is in any way caused by your action, then clearly there should be no moral objection. Unfortunately in many cases it will likely appear as if there is no ideal choice, that everything one does is in some way tainted, in </text:span></text:span><text:span text:style-name="Strong_20_Emphasis"><text:span text:style-name="T287">such </text:span></text:span><text:span text:style-name="Strong_20_Emphasis"><text:span text:style-name="T185">case</text:span></text:span><text:span text:style-name="Strong_20_Emphasis"><text:span text:style-name="T287">s</text:span></text:span><text:span text:style-name="Strong_20_Emphasis"><text:span text:style-name="T185">, </text:span></text:span><text:span text:style-name="Strong_20_Emphasis"><text:span text:style-name="T287">just try to </text:span></text:span><text:span text:style-name="Strong_20_Emphasis"><text:span text:style-name="T185">do the best under the </text:span></text:span><text:span text:style-name="Strong_20_Emphasis"><text:span text:style-name="T287">given </text:span></text:span><text:span text:style-name="Strong_20_Emphasis"><text:span text:style-name="T185">circumstances, but make it clear to the universe that </text:span></text:span><text:span text:style-name="Strong_20_Emphasis"><text:span text:style-name="T287">there is desire</text:span></text:span><text:span text:style-name="Strong_20_Emphasis"><text:span text:style-name="T185"> for better choices to present themselves in the future, and keep your eyes open, because the universe does listen.</text:span></text:span></text:p>
        <text:p text:style-name="P189"><draw:frame draw:style-name="fr3" draw:name="Frame285" text:anchor-type="paragraph" svg:x="6.309cm" svg:y="0.836cm" svg:width="5.731cm" draw:z-index="407"><draw:text-box fo:min-height="0.975cm"><text:p text:style-name="P27"><text:span text:style-name="Strong_20_Emphasis"><text:span text:style-name="T185">"A little philosophy inclineth man's mind to atheism; but depth in philosophy bringeth men's minds about to religion." - Francis Bacon</text:span></text:span></text:p></draw:text-box></draw:frame>So if you <text:span text:style-name="T1151">happen to be</text:span> one of those people who struggles with the concept of <text:span text:style-name="T14">right and wrong</text:span>, think of it more in terms of harm<text:span text:style-name="T1454">ony</text:span> or harm. Is there oppression or no oppression? </text:p>
        <text:p text:style-name="P189"><text:span text:style-name="T1138">Knowing what's right and what's not is</text:span> something <text:span text:style-name="T1138">we all</text:span> have to wake up to, because regardless of any ignorance <text:span text:style-name="T1138">pleaded</text:span>, or excuses <text:span text:style-name="T1138">made</text:span>, <text:span text:style-name="T1138">we</text:span> always know. <text:span text:style-name="T1151">One</text:span> just ha<text:span text:style-name="T1151">s</text:span> to <text:span text:style-name="T1454">nurture a relationship with</text:span> depths of <text:span text:style-name="T1151">one's </text:span>soul, or the inner of the being of <text:span text:style-name="T1151">one's</text:span> sub-atomic make-up, <text:span text:style-name="T1454">and one</text:span> will know. Enough of the excuses. Face th<text:span text:style-name="T1244">e</text:span> fact that <text:span text:style-name="T1151">the knowledge is there, we all </text:span>know it is not right to deliberately inflict injury upon another, <text:span text:style-name="T1151">we</text:span> know it<text:span text:style-name="T1500">'</text:span>s wrong to even harm the tiniest of flowers. <text:span text:style-name="T1151">We</text:span> don't need anyone else to tell <text:span text:style-name="T1151">us</text:span> these things, <text:span text:style-name="T1151">we</text:span> just have to admit that <text:span text:style-name="T1151">we</text:span> know, and stop hiding in a sea of people all doing the wrong things, all pretending they don't know what's going on. </text:p>
        <text:p text:style-name="P180"><draw:frame draw:style-name="fr3" draw:name="Frame295" text:anchor-type="paragraph" svg:x="8.546cm" svg:y="1.602cm" svg:width="3.494cm" draw:z-index="134"><draw:text-box fo:min-height="2.727cm"><text:p text:style-name="P27"><text:span text:style-name="Strong_20_Emphasis"><text:span text:style-name="T185">“I suppose the most revolutionary act one can engage in, is to tell the truth.” - Howard Zinn </text:span></text:span></text:p></draw:text-box></draw:frame><text:span text:style-name="Strong_20_Emphasis"><text:span text:style-name="T185">On those odd occasions when no one choice is genuinely better or worse than another, then you will know this too, so why fret about such decisions, just toss a coin, or take your pick, and experience the one you decide on to its fullest.</text:span></text:span></text:p>
        <text:p text:style-name="P181"><text:span text:style-name="Strong_20_Emphasis"><text:span text:style-name="T185">So if you think something is right for you and it </text:span></text:span><text:span text:style-name="Strong_20_Emphasis"><text:span text:style-name="T631">clearly </text:span></text:span><text:span text:style-name="Strong_20_Emphasis"><text:span text:style-name="T185">involves </text:span></text:span><text:span text:style-name="Strong_20_Emphasis"><text:span text:style-name="T631">intentionally</text:span></text:span><text:span text:style-name="Strong_20_Emphasis"><text:span text:style-name="T185"> harming another, </text:span></text:span><text:span text:style-name="Strong_20_Emphasis"><text:span text:style-name="T631">please ask yourself if it's really necessary</text:span></text:span><text:span text:style-name="Strong_20_Emphasis"><text:span text:style-name="T185">. Looking after oneself </text:span></text:span><text:span text:style-name="Strong_20_Emphasis"><text:span text:style-name="T631">should not</text:span></text:span><text:span text:style-name="Strong_20_Emphasis"><text:span text:style-name="T185"> mean at the expense of another. It means understanding that doing truly the right thing for </text:span></text:span><text:span text:style-name="Strong_20_Emphasis"><text:span text:style-name="T287">one</text:span></text:span><text:span text:style-name="Strong_20_Emphasis"><text:span text:style-name="T185">self will by necessity also benefit everyone positively. If </text:span></text:span><text:span text:style-name="Strong_20_Emphasis"><text:span text:style-name="T631">you believe this is not the case, I doubt you are</text:span></text:span><text:span text:style-name="Strong_20_Emphasis"><text:span text:style-name="T185"> looking deep</text:span></text:span><text:span text:style-name="Strong_20_Emphasis"><text:span text:style-name="T631">ly</text:span></text:span><text:span text:style-name="Strong_20_Emphasis"><text:span text:style-name="T185"> enough. In fact, once you gain this understanding, your circle of compassion will unavoidably begin to blossom. Ever more fragrant, ever more incandescent. And those who come in contact with </text:span></text:span><text:soft-page-break/><text:span text:style-name="Strong_20_Emphasis"><text:span text:style-name="T185">it will recognise this, and want to know your secret. Share it with them, because the last thing needed with Eden Fruitarianism is secrecy. Maybe avoid shouting it out from the roof tops though, as you don't really want to be attracting too much </text:span></text:span><text:span text:style-name="Strong_20_Emphasis"><text:span text:style-name="T231">of the wrong kind of </text:span></text:span><text:span text:style-name="Strong_20_Emphasis"><text:span text:style-name="T185">attention.</text:span></text:span></text:p>
        <text:h text:style-name="P695" text:outline-level="4"><text:bookmark-start text:name="__RefHeading__35714_915302690"/><text:span text:style-name="T1203">m</text:span>. What if I don't believe in the soul or an afterlife?<text:bookmark-end text:name="__RefHeading__35714_915302690"/></text:h>
        <text:p text:style-name="P367"><draw:frame draw:style-name="fr6" draw:name="Frame297" text:anchor-type="paragraph" svg:x="7.112cm" svg:y="1.797cm" svg:width="4.928cm" draw:z-index="408"><draw:text-box fo:min-height="3.835cm"><text:p text:style-name="P492">“Should we really only care about cats and dogs? What about chickens, fish, turkeys, lambs, ducks, cows, etc. What makes the li<text:span text:style-name="T1684">ves </text:span>of dog<text:span text:style-name="T1684">s</text:span> or cat<text:span text:style-name="T1684">s</text:span> more valuable than the lives of all those animals that are killed to feed <text:span text:style-name="T1684">them</text:span>?” - Author</text:p></draw:text-box></draw:frame><text:span text:style-name="Strong_20_Emphasis"><text:span text:style-name="T185">A vision of Eden is in no way dependent on one's belief in the existence of a soul. Go ahead and embrace your thoughts of random atoms somehow falling together in such a way as to produce sentience. Doing the right thing is never something subjective to one's beliefs, it is purely about respecting life. Even if you wonder what the point </text:span></text:span><text:span text:style-name="Strong_20_Emphasis"><text:span text:style-name="T287">is </text:span></text:span><text:span text:style-name="Strong_20_Emphasis"><text:span text:style-name="T185">of working toward an Eden that you don't believe you will ever be around to experience, you can still do so for your children, and for your children’s children. That should be motive enough. There's an old Greek proverb that says societies grow great when old men plant trees whose shade they know they will never live to sit under. We have a moral duty to leave not only a better planet for our children, but also to leave better children for our planet. Moral duties are not dependent on one</text:span></text:span><text:span text:style-name="Strong_20_Emphasis"><text:span text:style-name="T645">'</text:span></text:span><text:span text:style-name="Strong_20_Emphasis"><text:span text:style-name="T185">s philosophical ponderings on the meaning of life, the existence of an eternal soul or the feasibility of omnipresent divinity. </text:span></text:span><text:span text:style-name="Strong_20_Emphasis"><text:span text:style-name="T631">Also, not believing in the soul should not prevent anyone from caring for their bodies and their states of mind, by making choices suitable for us as human beings.</text:span></text:span></text:p>
        <text:h text:style-name="Heading_20_3" text:outline-level="3"><text:bookmark-start text:name="__RefHeading__35716_915302690"/><text:span text:style-name="Strong_20_Emphasis"><text:span text:style-name="T767">2. Companion Animals Related Questions</text:span></text:span><text:bookmark-end text:name="__RefHeading__35716_915302690"/></text:h>
        <text:p text:style-name="P342"><text:span text:style-name="Strong_20_Emphasis"><text:span text:style-name="T185">It came as no great surprise to me to learn that one of the most controversial chapters in </text:span></text:span><text:span text:style-name="Strong_20_Emphasis"><text:span text:style-name="T729">Destination Eden</text:span></text:span><text:span text:style-name="Strong_20_Emphasis"><text:span text:style-name="T8"><text:note-ref text:note-class="endnote" text:reference-format="text" text:ref-name="ftn2">2</text:note-ref></text:span></text:span><text:span text:style-name="Strong_20_Emphasis"><text:span text:style-name="T185">, was the Pet Peeves chapter. In it, I explain my views on the keeping of pets, a stance I still very much hold strong. Anyone who's read the book, knows that I am adamantly against the institution of pet ownership. Since its publishing, the following questions have arisen, I might add on numerous occasions!: </text:span></text:span></text:p>
        <text:h text:style-name="P713" text:outline-level="4"><text:bookmark-start text:name="__RefHeading___Toc86388_1121031896"/><text:span text:style-name="Strong_20_Emphasis"><text:span text:style-name="T767">a. </text:span></text:span><text:span text:style-name="Strong_20_Emphasis"><text:span text:style-name="T777">Why do you have such an aggressive stance against pet ownership</text:span></text:span><text:span text:style-name="Strong_20_Emphasis"><text:span text:style-name="T767">?</text:span></text:span><text:bookmark-end text:name="__RefHeading___Toc86388_1121031896"/></text:h>
        <text:p text:style-name="P485"><text:span text:style-name="Strong_20_Emphasis"><text:span text:style-name="T516">Honestly I don't see my approach as being the slightest bit aggressive, </text:span></text:span><text:soft-page-break/><text:span text:style-name="Strong_20_Emphasis"><text:span text:style-name="T517">my approach to every aspect of nonveganism is fundamentally nonagressive.</text:span></text:span><text:span text:style-name="Strong_20_Emphasis"><text:span text:style-name="T516"> I admit I may be pretty </text:span></text:span><text:span text:style-name="Strong_20_Emphasis"><text:span text:style-name="T517">strongly </text:span></text:span><text:span text:style-name="Strong_20_Emphasis"><text:span text:style-name="T516">opinionated, but aggression is absent. You are free to have your own opinion. I share mine with you because that is the purpose of this book; to encourage one to think outside the box. If you think my logic is flawed at times, then by all means contact me and explain why, but stating my opinion as being aggressive smacks an awful lot like you are trying to avoid facing the issues being raised and focus instead on my approach to th</text:span></text:span><text:span text:style-name="Strong_20_Emphasis"><text:span text:style-name="T637">ose issues</text:span></text:span><text:span text:style-name="Strong_20_Emphasis"><text:span text:style-name="T516">. </text:span></text:span></text:p>
        <text:h text:style-name="P713" text:outline-level="4"><text:bookmark-start text:name="__RefHeading__21771_1650655555"/><text:span text:style-name="Strong_20_Emphasis"><text:span text:style-name="T777">b</text:span></text:span><text:span text:style-name="Strong_20_Emphasis"><text:span text:style-name="T767">. What about rescuing pound animals, surely that is the ethically right choice, it's like rescuing cows or sheep destined for the slaughterhouse right?</text:span></text:span><text:bookmark-end text:name="__RefHeading__21771_1650655555"/></text:h>
        <text:p text:style-name="P237"><draw:frame draw:style-name="fr6" draw:name="Frame298" text:anchor-type="paragraph" svg:x="6.828cm" svg:y="5.283cm" svg:width="5.212cm" draw:z-index="116"><draw:text-box fo:min-height="1.362cm"><text:p text:style-name="P492">“If you believe we have an inherent right or duty to keep pets, you are fuelling the problem. For each one of us that keeps a pet (even rescued), it is drummed into the psyche of our children that animal ownership is justified.” - Author</text:p></draw:text-box></draw:frame><text:s/><text:span text:style-name="T1463">As far as I can see, t</text:span>he main, and only valid argument for the adoption of a pound animal is of course about saving a life. <text:span text:style-name="T1463">T</text:span>his I am able to sympathise with, however reality is not so clear cut. The majority of pet owners, even vegan pet owners, end up at times feeding their dog morsels of carcasses of other animals. The likelihood of this same happening with the pet cat is increased a hundredfold or more, as cats are significantly more difficult to successfully entice into eating vegan food. Now if one is going to argue that the reason for adopting an animal from a shelter is about salvation of life, then what possible sane justification can be used to explain those other carcasses <text:span text:style-name="T1463">one</text:span> now feel<text:span text:style-name="T1463">s</text:span> obliged to go out and buy for the latest family member? Surely <text:span text:style-name="T1463">it should be recognisable how nonsensical that would be</text:span>!?</text:p>
        <text:p text:style-name="P237">On more than one occasion, I've seen it stated that any demand placed upon the meat industry is the responsibility of the breeder who brought the animal into the world, i.e., not on the shoulders of those who rescue any such animal from certain euthanasia. Unsurprisingly, many vegan pet owners are supportive of this response, not so much because it is rational, as clearly it is not, but I'm guessing more because it supports their <text:span text:style-name="T1463">world-view</text:span> and relieves the pet owner <text:span text:style-name="T1463">of</text:span> the responsibility of any slaughter their pets' lives demand. It's rather like a nonvegan arguing their innocence and saying all wrongdoing is purely in the hands of the <text:span text:style-name="T1234">animal</text:span> farmer<text:span text:style-name="T1234">s</text:span>. If there is going to be any progress here, the truth must be faced rationally, forget the breeders, <text:soft-page-break/>and the pounds, once you take on the responsibility of caring for another life, the consequences of that decision are yours and yours alone to bear.</text:p>
        <text:p text:style-name="P237"><draw:frame draw:style-name="fr6" draw:name="Frame300" text:anchor-type="paragraph" svg:x="7.581cm" svg:y="1.602cm" svg:width="4.459cm" draw:z-index="118"><draw:text-box fo:min-height="3.44cm"><text:p text:style-name="P492">“Companion animals have had dependency thrust upon them. Before Eden can become a reality, it is crucial we do whatever we can to give them back their independence.” - Author</text:p></draw:text-box></draw:frame>If you are a dedicated vegan yourself, and not simply somebody who eats purely plant food (trust me, there's a world of difference!), then you must recognise the hypocrisy of saving a life only to then go out and financially support the taking of more lives to sustain the life of that one animal you so altruistically rescued?</text:p>
        <text:p text:style-name="P237">In the unlikely, though altogether feasible situation, where you intend with all integrity to only feed your rescued dog or cat with purely plant based produce, which if we are to face this rationally, without hypocrisy, is the only choice that makes any sense, then there are still issues which need to be understood. Before elaborating, I'd like to emphasise once more, that rescued animals fed on a vegan diet are very much in the minority. Even many <text:span text:style-name="T1463">who label themselves as </text:span>vegans will argue that it is natural for their dog or cat to eat meat, thus they will be valuing the lives of their pets above the lives of countless other animals who are slaughtered and butchered to keep their chosen companion alive. This is clearly a speciesist behaviour and not a valid part of vegan ethics.</text:p>
        <text:p text:style-name="P243">OK, let's move on to those enlightened scenarios where one's rescued pet <text:span text:style-name="T14">is</text:span> fed purely vegan throughout <text:span text:style-name="T1463">the rest of his</text:span> life. I see the issue of adopting a pound cat to still be pretty clear-cut really. One may step in and rescue the life of a cat, source the vegan foods the cat requires and is contented to eat. So far, this is a very valid scenario, and although such food may not always be easy to get hold of, <text:span text:style-name="T1073">it</text:span> <text:span text:style-name="T14">is</text:span> available, and with its help there are a growing number of concerned cat owners out there who have managed to successfully raise a healthy cat companion <text:span text:style-name="T1541">on vegan food</text:span>. However, there is another issue <text:span text:style-name="T1541">needing to </text:span>be faced honestly: snookums may appear to be cute, innocent and a purring bundle of cuddlesome fur, but beneath her soft and fluffy exterior lies the heart of a cold-blooded murderer. Collectively, cats kill literally billions of animals yearly, by some estimates up to 3.7 billion birds, and a staggering 20 billion other small mammal wildlife<text:note text:id="ftn230" text:note-class="endnote"><text:note-citation>230</text:note-citation><text:note-body><text:p text:style-name="P612"><text:span text:style-name="T1094">Tia Ghose, “staggering Stats: Cats Kill Billions of Animals a Year”, live science, January 29, 2013, </text:span><text:a xlink:type="simple" xlink:href="http://www.livescience.com/26670-cats-kill-billions-animals.html" text:style-name="Internet_20_link" text:visited-style-name="Visited_20_Internet_20_Link">http://www.livescience.com/26670-cats-kill-billions-animals.html</text:a></text:p></text:note-body></text:note>. </text:p>
        <text:p text:style-name="P243">By rescuing a cat from death row at the pound, you are effectively letting loose another serial wildlife killer into your neighbourhood, and <text:soft-page-break/>once more, your well-meaning plan to save a life is proven to be misguided, as by <text:span text:style-name="T1073">rescuing and </text:span>harbouring a known killer you cannot rightfully deny any responsibility for <text:span text:style-name="T1500">his or her</text:span> actions.</text:p>
        <text:p text:style-name="P237"><draw:frame draw:style-name="fr6" draw:name="Frame310" text:anchor-type="paragraph" svg:x="5.265cm" svg:y="3cm" svg:width="6.775cm" draw:z-index="453"><draw:text-box fo:min-height="4.452cm"><text:p text:style-name="P492">“I believe in the golden rule: treating others the way we ourselves would like to be treated. I try to use this as the moral baseline for all my debate. Would I consent to being trapped, neutered and released because I was considered a pest? No. Would I like to be bought or sold, kept confined, leashed, caged, told what to eat, when to eat etc. No. Would I consider any of this correct behaviour to another human. No of course not. then why would I support similar treatment of someone else, regardless of their species?” - Author</text:p></draw:text-box></draw:frame>Of course, you could choose to keep your cat companion confined to the house all day, that would be an option, but certainly not one remotely equivalent to the rescuing of farm animals into sanctuaries where animals are always permitted a certain degree of autonomy, freely allowed to intermingle with their own kind, with minimal restrictions as to how they are permitted to behave. (another option cat owners sometimes use is to simply deny that their cat ever hunts. <text:span text:style-name="T1073">M</text:span>aybe there are some <text:span text:style-name="T1464">inflated, </text:span>old, lazy cats around that don't, but <text:span text:style-name="T1152">far more often than not</text:span> I think the owners are <text:span text:style-name="T1464">simply</text:span> kidding themselves).</text:p>
        <text:p text:style-name="P237"><draw:frame draw:style-name="fr6" draw:name="Frame299" text:anchor-type="paragraph" svg:x="6.264cm" svg:y="5.431cm" svg:width="5.777cm" draw:z-index="117"><draw:text-box fo:min-height="2.157cm"><text:p text:style-name="P492">“As long as we keep on supporting the pet industry, the bloody pounds will continue to exist. It's a vicious circle, which can only be brought to an end by going off on a tangent and washing our hands of it.” - Author</text:p></draw:text-box></draw:frame>Rescuing dogs and cats, is in many other ways dissimilar to the rescuing of <text:span text:style-name="T1234">farmed animals</text:span>. For example, there already exists a global mindset that has embraced the idea of keeping these animals enslaved as pets, and through rescuing such animals from pounds, one inescapably adds to that global consciousness, reinforcing the idea that pet ownership is normal, when it is always inherently wrong. You will forever be their master, and they your slaves, and anyone who truly opposes the system of slavery would <text:span text:style-name="T1464">not willingly seek to take on that role</text:span>.</text:p>
        <text:p text:style-name="P237"><text:span text:style-name="T1464">By taking on the responsibility for </text:span>cats or dogs, it doesn't matter if the <text:span text:style-name="T1464">animals</text:span> are rescues or not, <text:span text:style-name="T1464">one</text:span> perpetuat<text:span text:style-name="T1464">es</text:span> the cultural myth that animals are ours to own. <text:span text:style-name="T1464">I believe if one </text:span>really oppose<text:span text:style-name="T1464">s</text:span> animal domestication, <text:span text:style-name="T1464">one</text:span> will live by <text:span text:style-name="T1464">one's</text:span> principles and not keep domestic animals. </text:p>
        <text:p text:style-name="P241">If you really want to save more lives than you are already doing by being vegan, then consider cutting all grain from your diet, you will be saving far more lives by this simple action, you may not get to <text:soft-page-break/>mollycoddle them and feel their warm bodies as they rest their heads, or fall asleep on your lap, but at least you can rest assured in the knowledge that you have not contributed to their accidental deaths by the heavy machinery of tractor blades. Instead, eat more <text:span text:style-name="T1465">local</text:span> fruit as tree produce causes far less wildlife habitat destruction and unintentional injury to our fellow earthlings. Somehow, I doubt there are many pet lovers who would be willing to look into the validity of this argument, even though it would clearly save far more lives than the cat or dog they rescue, and all the consequences thereof.</text:p>
        <text:p text:style-name="P239"><draw:frame draw:style-name="fr6" draw:name="Frame302" text:anchor-type="paragraph" svg:x="7.341cm" svg:y="4.147cm" svg:width="4.699cm" draw:z-index="143"><draw:text-box fo:min-height="0.997cm"><text:p text:style-name="P492">“When faced with choices that are all obviously flawed, the only <text:span text:style-name="T1383">truly </text:span>correct choice is to not choose.” - Author</text:p></draw:text-box></draw:frame>Many argue that their adopted pets are treated just like every other member of the family, with love and respect and all their needs catered for. Once more I must step in and oppose the lack of truthfulness to this argument. The reality of the situation, is that many, perhaps even most household dogs are frequently left for hours by themselves, either locked up inside or within the confines of a back or front yard, where out of frustration, boredom and loneliness all kinds of abnormal behavioural traits are commonly adopted. Furniture chewing, scratching, pacing around neurotically, or making life miserable for neighbours by incessantly barking. </text:p>
        <text:p text:style-name="P239">Owners often return only to be greeted by a wagging tail and friendly face and a dog only too happy to have someone else to spend their time with. Their uncanny ability to forgive and quickly forget brings many owners to the conclusion that they love their pets above all other family members, who under similar circumstances would rightly protest and object to such treatment, and not be nearly as quick to forgive nor forget. Sometimes, being forgiven unreservedly does nothing to help us evolve. Also, I wonder how many other family members get "tied up" outside the supermarket? I'm guessing you don't need me to provide evidence that this is not how members of family should be treated.</text:p>
        <text:p text:style-name="P237">It has been estimated that the carbon footprint of a medium-sized dog is twice that of an SUV<text:note text:id="ftn231" text:note-class="endnote"><text:note-citation>231</text:note-citation><text:note-body><text:p text:style-name="P613"><text:span text:style-name="T1095">Sarah Netter, “Authors Claim Pets are More Damaging to Environment than SUVs”, ABC News, December 23, 2009, </text:span><text:a xlink:type="simple" xlink:href="http://abcnews.go.com/Technology/pet-dogs-damaging-environment-suvs/story?id=9402234" text:style-name="Internet_20_link" text:visited-style-name="Visited_20_Internet_20_Link">http://abcnews.go.com/Technology/pet-dogs-damaging-environment-suvs/story?id=9402234</text:a></text:p></text:note-body></text:note>, the depth of this footprint will surely be reduced should the owner choose to raise it on a vegan diet, but nevertheless I recognise this as yet another reason to think twice before taking on the responsibility of the lifetime commitment that surely must accompany any animal adoption.</text:p>
        <text:p text:style-name="P237"><text:soft-page-break/>In an effort to somehow solve the problem of the all too clear population explosion of cats and dogs, owners are encouraged to have their animals castrated. Now, I can understand the reasoning behind this act, but I also feel so separate from the institution of animal ownership, that it is easy for me to recognise that this is a brutal act of violence, and one that I would personally never wish to be part of. It is not that I don't understand the argument, it is simply that I cannot be a willing participant in <text:span text:style-name="T1152">such a deliberate</text:span> act of violence. <text:span text:style-name="T1074">The lesser of two evils is still evil.</text:span> </text:p>
        <text:p text:style-name="P237"><draw:frame draw:style-name="fr6" draw:name="Frame305" text:anchor-type="paragraph" svg:x="7.846cm" svg:y="1.309cm" svg:width="4.195cm" draw:z-index="487"><draw:text-box fo:min-height="2.625cm"><text:p text:style-name="P492">“Most people would not even consider rescuing a pound animal unless they already desired a pet in their life.” - Author</text:p></draw:text-box></draw:frame>There are those who have proposed that seven and a half billion people is far too many for the planet, but forcibly rendering anybody sterile to solve this problem is clearly not a solution many would agree with, especially not anyone who was on that waiting-list.</text:p>
        <text:p text:style-name="P238">Even dogs fortunate enough to find themselves living on acreage out in the countryside, with plenty of room to move around freely, and maybe another dog or two to keep them company, constitute a moral dilemma. We often get a couple of roaming dogs from a neighbouring farm wandering onto our property hunting wallabies and kangaroos. I'm pretty sure this is a daily occurrence for them and that they are more often than not successful in their hunt. It saddens me whenever I hear them barking off in the distance, clearly frenzied as they approach their quarry. Some will argue that this is irresponsible dog ownership, I contend that there is always a certain degree of irresponsibility behind all pet ownership. These are after all just dogs doing what comes naturally to them, for just like cats they too are natural born killers and it never takes them long to revert to this state if given half the chance to do so. Many <text:span text:style-name="T1152">might</text:span> argue that dogs like these are given far more freedom and autonomy than those wh<text:span text:style-name="T1465">o</text:span> are kept in a town flat, and only allowed out <text:span text:style-name="T1541">one to </text:span>three times a day (if they're lucky) for a walk on a leash in the park. </text:p>
        <text:p text:style-name="P242">Dogs are also a major source of night-time urban noise pollution, often barking to each other in <text:span text:style-name="T1152">tiresome </text:span>chorus, disturbing what little peace there is to be had amidst the sirens and blaring TV s<text:span text:style-name="T1074">ets</text:span>. I suppose one <text:span text:style-name="T1074">might</text:span> argue, that some people have been influenced to become vegan through the keeping of pets, but they are in the minority. The truth is that most pet owners never make the connection, and most pet owners <text:soft-page-break/>will feed their cats and dogs with chickens, fish<text:span text:style-name="T1515">es,</text:span> sheep and <text:span text:style-name="T1235">cows (more on this shortly)</text:span>.</text:p>
        <text:p text:style-name="P240"><draw:frame draw:style-name="fr6" draw:name="Frame319" text:anchor-type="paragraph" svg:x="6.648cm" svg:y="4.108cm" svg:width="5.392cm" draw:z-index="454"><draw:text-box fo:min-height="3.847cm"><text:p text:style-name="P492">“Toxiplasmosis, <text:span text:style-name="T1288">a disease carried by more than 40% of domestic cats and transmittable to humans,</text:span> causes schizophrenia, depression, suicidal thoughts, weakens concentration <text:span text:style-name="T1288">and effects one's mental health</text:span>. <text:span text:style-name="T1287">N</text:span>o wonder <text:span text:style-name="T1287">she's called </text:span><text:span text:style-name="T14">crazy</text:span> cat lady!” - Author</text:p></draw:text-box></draw:frame>On various vegan forums I have raised my concerns about the institution of pet ownership, many vegan pet owners who responded to my concerns had the peculiar notion that feeding their adopted animals with commercial pet foods somehow did not contribute to the overall burden of animal exploitation. More denial, the whole "byproduct" argument is incredibly weak and I was surprised to see it being used by people I had assumed to be vegan. Anything bought that funds that system is part of that system and thus contributes to animal exploitation. Anything. One may as well be arguing that leather is OK as it is only a byproduct. Or that veal is okay because it's simply a byproduct of the dairy industry. That simply makes no sense.</text:p>
        <text:p text:style-name="P354">Mullah Nasruddin looked up from his newspaper, and said: “The reason why fur is more often criticised than leather, is because it's safer to harass rich women than motorcycle gangs”</text:p>
        <text:p text:style-name="P237"><draw:frame draw:style-name="fr6" draw:name="Frame304" text:anchor-type="paragraph" svg:x="7.973cm" svg:y="3.133cm" svg:width="4.068cm" draw:z-index="409"><draw:text-box fo:min-height="2.625cm"><text:p text:style-name="P492">“If you feed your pet nonvegan food, would you do so if it was up to you to kill those animals for that pet?” - Author</text:p></draw:text-box></draw:frame>In my opinion, keeping pets, is inconsistent with a sound theory of animal rights, and although you may be a sensitive soul, and hurting for all those impounded dogs and cats awaiting execution, adopting any one of them will really do nothing to alleviate the situation, the shelters are overflowing already. I would say, the best any of us can do, is to simply step away. I know the whole situation is despicable, but nonparticipation is the only real solution. </text:p>
        <text:p text:style-name="P242">Running the risk of once more ruffling up a few feathers, I'm going to go out on a limb here and wager that the only real reason anyone ever <text:span text:style-name="T1466">seeks to</text:span> adopt a pet animal is always predominantly selfish. If cats and dogs behaved more like sheep or chickens, keeping to themselves and avoiding human contact, unaccustomed to doing what they are told, incapable of offering us the same undying adoration, affection, loyalty or protectiveness, I find it doubtful many humans would consider adopting any at all. It's the cuteness factor that makes us want to adopt these animals, and the fact that we probably grew up with them and <text:soft-page-break/>are used to having them around us. If they were unable to provide the service of companionship, or act as our bodyguard or burglar alarm system, how many of us would want to have anything to do with them? It's the same with chickens, I doubt many people would ever consider adopting chickens if they did not believe they could get some eggs from the deal, <text:span text:style-name="T1074">or look forward to the day their roasted corpses are dowsed with yorkshire pudding mix.</text:span></text:p>
        <text:p text:style-name="P238"><draw:frame draw:style-name="fr6" draw:name="Frame493" text:anchor-type="paragraph" svg:x="5.666cm" svg:y="3.545cm" svg:width="6.375cm" draw:z-index="455"><draw:text-box fo:min-height="1.436cm"><text:p text:style-name="P497">“<text:span text:style-name="T1466">One might think that even if it's only just one life, it's still worth saving, but when saving that one life feeds the collectively embraced lie that animal ownership is normal, one helps perpetuate this concept, thus ultimately creating more misery, not less.</text:span>” - Author</text:p></draw:text-box></draw:frame>Perhaps theoretically, if you could get everyone to agree to entirely boycott pet shops (something I'm guessing most rescued animal owners don't do), purely rescue pound animals and neuter them all, such that within 20 years THERE WOULD BE NO MORE PETS, the problem might be solved, but let's be serious, realistically, the chances of that happening <text:span text:style-name="T1455">any time soon </text:span>are <text:span text:style-name="T1455">infinitesimal</text:span>, and how many would be truly willing to live in a world with no pets? (It would be so nice if the answer was everyone, but I already know how far from the truth that currently is!).</text:p>
        <text:p text:style-name="P189"><draw:frame draw:style-name="fr6" draw:name="Frame476" text:anchor-type="paragraph" svg:x="7.107cm" svg:y="4.676cm" svg:width="4.934cm" draw:z-index="336"><draw:text-box fo:min-height="1.81cm"><text:p text:style-name="P494">“Dogs look up to us. Cats look down on us. Pigs treat us as equals.” - Winston Churchill</text:p></draw:text-box></draw:frame>Other than nonparticipation, no I don't really have any other solution, all I know is that by not participating I am no longer a part of the problem. As a vegan I see this as a valid solution to all forms of animal exploitation, it is the only choice I can see that does not involve some kind of compromise to my morals. And no, it saddens me that I have to make this clear, but I know the way people think, I am not saying that I believe it right to kill all pound animals. I repeat, there is no right thing to do other than nonparticipation.</text:p>
        <text:p text:style-name="P251">As long as the idea that animals are ours to own is perpetuated, I don't see how anything is going to change. People have been advocating for spaying/neutering/fostering for decades now, but this situation has only worsened. Let me try and explain why this is <text:span text:style-name="T1075">so</text:span>; virtually everybody and his uncle owns a pet, they are everywhere, and our culture fully accepts this as normal. It's impossible to tell <text:span text:style-name="T1616">whether </text:span>dog<text:span text:style-name="T1616">s</text:span> or cat<text:span text:style-name="T1616">s</text:span> ha<text:span text:style-name="T1616">ve</text:span> been rescued just by looking at <text:span text:style-name="T1616">them</text:span>, and this is unlikely to be a question at the forefront of anybody's mind. People just see dogs or cats, and think <text:span text:style-name="T14">cute, I want one too</text:span>. Kids will badger their parents into <text:soft-page-break/>getting them a puppy, and after some due diligence with their child's safety in mind, reach the conclusion that bulldogs <text:span text:style-name="T1542">or labradors</text:span> are a good family friendly breed of dog, buy one of these from a breeder, and when that cute little litter of puppies is born, there's more than a fair chance that at least one of them will end up in the pound.</text:p>
        <text:p text:style-name="P251">Until this core belief (that it's normal to keep pets) changes, breeders and pet stores will continue to exist and so will the shelters. The only way I see it ever changing is if public attitudes change and pet ownership becomes something we frown upon as a society.</text:p>
        <text:p text:style-name="P189">Even if you make a point of discussing the issue of rescue/fostering/abolitionism with the people you meet, there are far more people you will never speak to personally who will observe you with your dog and simply think, <text:span text:style-name="T14">Oh, there's another pet owner</text:span>.</text:p>
        <text:p text:style-name="P189"><draw:frame draw:style-name="fr8" draw:name="Frame475" text:anchor-type="paragraph" svg:y="2.768cm" svg:width="4.431cm" draw:z-index="445"><draw:text-box fo:min-height="2.217cm"><text:p text:style-name="P492">“Outside of a dog, a book is man's best friend. Inside of a dog it's too dark to read.” - <text:s/>Groucho Marx </text:p></draw:text-box></draw:frame>Of course, if you are dead set on getting a pet and nothing I've said has made you falter from that desire, then of course adopting from a shelter is not as bad a choice as buying from a breeder or pet shop, and if you already have an animal in your care, I am not by any means suggesting you abandon your role as caregiver to that animal. But I am suggesting, in both situations, that you cease to feed your pet any animal produce, you've made the choice now you must take responsibility for that choice.</text:p>
        <text:p text:style-name="P189">If you have space in your house, finances enough, and feel the altruistic need to rescue someone, why not foster a child, or adopt one if the system lets you?</text:p>
        <text:h text:style-name="Heading_20_4" text:outline-level="4"><text:bookmark-start text:name="__RefHeading__21814_1650655555"/><text:span text:style-name="Strong_20_Emphasis"><text:span text:style-name="T777">c</text:span></text:span><text:span text:style-name="Strong_20_Emphasis"><text:span text:style-name="T767">. What about the feral cat situation, do you support Trap Neuter Release (TNR)?</text:span></text:span><text:bookmark-end text:name="__RefHeading__21814_1650655555"/></text:h>
        <text:p text:style-name="P383">This issue often gets raised in connection with the previous question about pet keeping, and once more I'm going to have to say that honestly I want to be no part of it. It's pretty clear to me just how badly humans have managed to screw things up with their insane ideas and destructive traditions based on the archaic notion<text:span text:style-name="T1168">s</text:span> that <text:span text:style-name="T1466">so-called </text:span>resources are unlimited, and that everything is ours to do with as we please. By moving around animals of all kinds, <text:span text:style-name="T1466">along with ourselves and the many destructive tendencies humans have,</text:span> to all corners of the planet we have created endless amount of problems, not only for the environment, but also for ourselves, as ultimately we are all <text:soft-page-break/>interconnected, and harm to a part always equates to harm to the whole.</text:p>
        <text:p text:style-name="P383"><draw:frame draw:style-name="fr6" draw:name="Frame303" text:anchor-type="paragraph" svg:x="5.902cm" svg:y="1.988cm" svg:width="6.138cm" draw:z-index="444"><draw:text-box fo:min-height="3.422cm"><text:p text:style-name="P492">“By adopting a cat, <text:span text:style-name="T1463">one</text:span> effectively choos<text:span text:style-name="T1463">es</text:span> the life of the cat over the lives of many urban critters. <text:span text:style-name="T1463">One</text:span> cannot deny the role play<text:span text:style-name="T1463">ed</text:span> by consciously rescuing a cat and bringing that small carnivore into <text:span text:style-name="T1463">one's</text:span> neighbourhood. That is a consciously made <text:span text:style-name="T1463">choice,</text:span> <text:span text:style-name="T1463">favouring</text:span> the life of one over the lives of many!” - Author</text:p></draw:text-box></draw:frame>Feral cats no doubt pose serious problems in many parts of the world, much as have done, and continue to do, <text:span text:style-name="T1467">humans, </text:span>feral pigs, feral rabbits and the dull-witted introduction of the warty cane toad, all of which have not only survived, but even thrived here in Australia, disturbing the balance of wildlife each in their own way. Each of these animals, has caused massive headaches and sparked huge vendettas against the<text:span text:style-name="T1467">ir habits.</text:span></text:p>
        <text:p text:style-name="P383">I've had the following argument presented to me in favour of TNR: <text:span text:style-name="T14">Killing is immoral, speciesist, and cruel. TNR is the only humane, sensible solution to the problem. If you can justify killing nonhumans, I can justify killing humans</text:span>. Firstly, I must make it clear that I'm NOT justifying killing nonhuman animals, as I've already made clear, I bear no responsibility for this dilemma. Secondly, I would like to add that neutering is also immoral, speciesist and cruel, and that following <text:span text:style-name="T1168">the same</text:span> logic, if one can justify doing it to nonhuman animals, it can be justified to do <text:span text:style-name="T1168">likewise</text:span> to humans too.</text:p>
        <text:p text:style-name="P383">Humans appear to be an incredibly short-sighted species, forever trying to intervene and interfere. I suppose for some, focusing on the issue of feral cats helps them to ignore the impact their own lives are having on the world. I would say the best thing any of us can do, is to focus on lessening our own personal environmental impact. We shouldn't be focusing on other species, pretending that they are the problem, if we can learn to live by the golden rule, then no one would have the slightest interest in capturing and spaying another individual. We need to find a balance for ourselves first and foremost, let the universe take care of the bigger issues. With time, nature will always find a balance, and a balance will never be reached through physical intervention and the policing of other species. That is not our role, our role is to influence them by example.</text:p>
        <text:p text:style-name="P411">It is always best to focus on one's own world, to do the best one can under any given circumstance, and to not get dragged down by the errors of the rest of the world. Remember, there is nothing wrong with <text:soft-page-break/>not wanting to chose between two evils, be confident on that point. Arguing one evil is better than another gets no where, succeeding only to get people to be content with the evil they have chosen. No one has a right to look to someone for a solution to a mess they refuse to be a part of! The problem lies in the hands of the exploiters, not with those who desire no part of the whole macabre system.</text:p>
        <text:h text:style-name="Heading_20_4" text:outline-level="4"><text:bookmark-start text:name="__RefHeading___Toc86390_1121031896"/><text:span text:style-name="T1382">d</text:span>. I see pets as the most evolved part of the animal kingdom. I believe the soul evolves by incarnating in more and more evolved animals and then passes in the human kingdom. So for the soul to incarnate in a pet is a way of preparing to incarnate in a human. A pet has a chance to be near humans for all his life, leaving instincts behind and being exposed to higher feelings like compassion, love, etc. <text:bookmark-end text:name="__RefHeading___Toc86390_1121031896"/></text:h>
        <text:p text:style-name="P412"><draw:frame draw:style-name="fr6" draw:name="Frame309" text:anchor-type="paragraph" svg:x="6.996cm" svg:y="3.916cm" svg:width="5.045cm" draw:z-index="446"><draw:text-box fo:min-height="2.828cm"><text:p text:style-name="P492">“By participating in TNR, <text:span text:style-name="T1169">one</text:span> choos<text:span text:style-name="T1169">es</text:span> the life of the captured animal over its ability to procreate. <text:span text:style-name="T1169">C</text:span>laiming jurisdiction over the life of another, <text:span text:style-name="T1169">is </text:span>a stance <text:span text:style-name="T1169">we</text:span> have no moral right to take.” - Author</text:p></draw:text-box></draw:frame>I'm afraid I must fully oppose all the sentiments expressed by this one reader, as far as I am aware there is no evidence suggesting that owning or domesticating an animal equates to the animal being somehow more evolved than other animals even ones of the<text:span text:style-name="T1651">i</text:span>r own species. Nobody is here on this planet to be <text:span text:style-name="T14">owned</text:span> by someone, and although I am inclined to also believe in some form of reincarnation, I am highly reluctant to accept being domesticated as any form of aid <text:span text:style-name="T1381">to anyone's spiritual progress</text:span>. <text:span text:style-name="T1381">On the contrary, I see claimed ownership of another more likely to be a deterrent to one's own spiritual progress.</text:span></text:p>
        <text:p text:style-name="P412">If anything, I suspect most companion animals, being anatomically equipped to kill, are likely some of the least spiritually evolved animals. I view this argument as somewhat akin to the anti-vegan argument “God put the animals here for us to eat”.. There is no way <text:span text:style-name="T1381">such</text:span> arguments can be rationally defended as they are based purely on beliefs <text:span text:style-name="T1380">quite possibly deliberately construed to defend one's own habits and avoid change.</text:span></text:p>
        <text:p text:style-name="P450">Before readers are quick to retort that much of what I write in this book is about belief, belief in an earthly Eden, that <text:span text:style-name="T14">Divine </text:span><text:span text:style-name="T74">W</text:span><text:span text:style-name="T14">ill</text:span> be done to make this earth as it is in heaven, I wish to emphasise that every step I propose is of genuine benefit to all involved, regardless of whether or not one can embrace the concept of a <text:span text:style-name="T1400">future </text:span>manifested Eden <text:span text:style-name="T1400">scenario</text:span>; <text:span text:style-name="T1399">I don't believe this can be rationally disagreed with</text:span>.</text:p>
        <text:p text:style-name="P429"><draw:frame draw:style-name="fr6" draw:name="Frame478" text:anchor-type="paragraph" svg:x="4.267cm" svg:y="1.473cm" svg:width="7.781cm" draw:z-index="461"><draw:text-box fo:min-height="6.292cm"><text:p text:style-name="P491"><text:span text:style-name="T1176">“Their lives are restricted to human homes where they must obey commands and can only eat, drink, and even urinate when humans allow them to. Because domesticated animals retain many of their basic instincts and drives but are not able to survive on their own in the wild, dogs, cats, or birds, whose strongest desire is to be free, must be confined to a house, yard, or cage for their own safety. Even in "good" homes, cats must relieve themselves in dirty litterboxes and often have their digits removed by "declawing," and dogs often have to drink water that has sat around for days, are hurried along on their walks, and are yelled at to get off the furniture or be quiet.” - </text:span><text:span text:style-name="T1177">PeTA</text:span></text:p></draw:text-box></draw:frame><text:soft-page-break/>As for the feeling that somehow <text:span text:style-name="T1398">pet</text:span>s are exposed to more compassion and love <text:span text:style-name="T1543">by living with humans,</text:span> this also I oppose. It is neither compassionate nor loving to purchase, <text:span text:style-name="T1500">or wilfully seek out </text:span>a dog or cat, <text:span text:style-name="T1500">thus supporting directly or indirectly the pet trade. By doing so one clearly aids in s</text:span>eparat<text:span text:style-name="T1381">ing</text:span> <text:span text:style-name="T1500">them</text:span> from <text:span text:style-name="T1500">their</text:span> <text:span text:style-name="T1543">own species,</text:span> <text:span text:style-name="T1381">likely restricting and confining them </text:span>for <text:span text:style-name="T1500">their</text:span> entire life, <text:span text:style-name="T1381">never to experience their birthright of freedom, instead one imposes upon them </text:span>a <text:span text:style-name="T1500">life of captivity and servitude</text:span>. <text:span text:style-name="T1543">I also do not believe that having one's instincts suppressed can in any way benefit anybody, and feel that much of the lacking spirituality of humankind is precisely because our own instincts have been suppressed.</text:span></text:p>
        <text:h text:style-name="P714" text:outline-level="4"><text:bookmark-start text:name="__RefHeading___Toc163819_1684320881"/><text:span text:style-name="Strong_20_Emphasis"><text:span text:style-name="T779">e</text:span></text:span><text:span text:style-name="Strong_20_Emphasis"><text:span text:style-name="T767">. </text:span></text:span><text:span text:style-name="Strong_20_Emphasis"><text:span text:style-name="T779">I think you are being unfair Mango, they may be in the minority, but surely you must recognise </text:span></text:span><text:span text:style-name="Strong_20_Emphasis"><text:span text:style-name="T780">there are some exceptional circumstances, where one might for example find a puppy </text:span></text:span><text:span text:style-name="Strong_20_Emphasis"><text:span text:style-name="T783">or kitten</text:span></text:span><text:span text:style-name="Strong_20_Emphasis"><text:span text:style-name="T780"> abandoned in a dumpster. </text:span></text:span><text:span text:style-name="Strong_20_Emphasis"><text:span text:style-name="T781">If one could do so, and nurture such a creature on purely vegan food</text:span></text:span><text:span text:style-name="Strong_20_Emphasis"><text:span text:style-name="T780">, would it not be the compassionate thing to </text:span></text:span><text:span text:style-name="Strong_20_Emphasis"><text:span text:style-name="T781">adopt and </text:span></text:span><text:span text:style-name="Strong_20_Emphasis"><text:span text:style-name="T780">look after </text:span></text:span><text:span text:style-name="Strong_20_Emphasis"><text:span text:style-name="T784">him</text:span></text:span><text:span text:style-name="Strong_20_Emphasis"><text:span text:style-name="T781">?</text:span></text:span><text:span text:style-name="Strong_20_Emphasis"><text:span text:style-name="T780"> </text:span></text:span><text:bookmark-end text:name="__RefHeading___Toc163819_1684320881"/></text:h>
        <text:p text:style-name="P430">I understand that there can be rare occasions when one feels compelled to adopt or home an abandoned or lost creature. I recognise the statement of compassion that would be being expressed under such circumstances, but I don't necessarily think that following one's gut instincts and taking on the role of carer would be conclusively the right action to take. <text:span text:style-name="T1472">I am going to repeat myself again; there are four major reasons as to why I find taking on the role of caregiver to pet animals, somewhat dubious, no matter what the circumstances:</text:span></text:p>
        <text:p text:style-name="P114"><text:span text:style-name="T1472">1. Every such scenario reinforces the idea into the collective consciousness of mankind, that the housing of animals is </text:span><text:span text:style-name="T71">normal</text:span><text:span text:style-name="T1472">.</text:span></text:p>
        <text:p text:style-name="P115">2. By doing so, one allows oneself to get sucked in to many immoral and questionable behaviours which one will be more or less forced to participate in (all of which are explained above – spaying, <text:soft-page-break/>confinement, restrictions, isolation etc).</text:p>
        <text:p text:style-name="P114"><text:span text:style-name="T1472">3. By taking on the role of Master, the animal will automatically take on a subservient role, one which, in addition to all the forced controls of </text:span><text:span text:style-name="T71">point 2,</text:span><text:span text:style-name="T1472"> will surely hinders one's own spiritual development.</text:span></text:p>
        <text:p text:style-name="P440">4. in the case of a cat, or a dog granted more free range with its territory, one offers refuge to a cold-blooded killer, who although may be no threat to other humans, the same cannot be said for other animals.</text:p>
        <text:p text:style-name="P432"><draw:frame draw:style-name="fr6" draw:name="Frame497" text:anchor-type="paragraph" svg:x="7.581cm" svg:y="3.022cm" svg:width="4.459cm" draw:z-index="402"><draw:text-box fo:min-height="2.625cm"><text:p text:style-name="P494">“<text:span text:style-name="T1498">Organising sausage sizzles at charity events for the RSPCA is promoting animal abuse to support animal welfare</text:span>.” - Author</text:p></draw:text-box></draw:frame><text:span text:style-name="T1473">Although I am able to recognise that one may clearly be able to save the life of that one puppy by intervening in its fate, which for many would be enough to warrant such an undertaking, I believe ultimately </text:span><text:span text:style-name="T72">more</text:span><text:span text:style-name="T1473"> harm is done by doing so, and that it is better for one's own well-being to avoid participation. I believe that by doing so (participating), one inevitably pushes the time of complete animal liberation from human tyranny further into the future, thus ultimately, unwittingly increasing the suffering many-fold, </text:span><text:span text:style-name="T72">not</text:span><text:span text:style-name="T1473"> lessening it. </text:span></text:p>
        <text:p text:style-name="P436">Perhaps this would be somewhat comparable to the hypothetical situation where one is faced with the choice of saving one person<text:span text:style-name="T1487">'</text:span>s life, with the presumed certainty that by doing so, one <text:span text:style-name="T1487">would be jeopardising the lives of many others. I can see that this is a moral dilemma that is perhaps not quite so black</text:span> <text:span text:style-name="T1487">and white as I make it out to be, but feel it nevertheless important to fully appreciate the consequence of one's choice.</text:span></text:p>
        <text:p text:style-name="P432"><text:span text:style-name="T1471">It may be true that species adoption sometimes occurs in nature, </text:span>but when it comes to dogs and cats within human society, I find little similarity. <text:span text:style-name="T1471">This would be a completely different story if one were to come across for example, a baby kangaroo, which one might theoretically nurse into good health and maturity, and finally release back into the wild.</text:span></text:p>
        <text:p text:style-name="P431">Of course, I have no control over the actions and choices anyone makes, <text:span text:style-name="T1473">and I also understand I have no direct answer as to what to do with that little, lost puppy. I know it may not sound like a loving act, but I believe it wise to think twice before simply tucking him under the arm and taking him home.</text:span></text:p>
        <text:h text:style-name="P715" text:outline-level="4"><text:bookmark-start text:name="__RefHeading___Toc86392_1121031896"/><text:soft-page-break/><text:span text:style-name="Strong_20_Emphasis"><text:span text:style-name="T779">f</text:span></text:span><text:span text:style-name="Strong_20_Emphasis"><text:span text:style-name="T767">. I have met a few people who have become vegan because of their pets. </text:span></text:span><text:bookmark-end text:name="__RefHeading___Toc86392_1121031896"/></text:h>
        <text:p text:style-name="P419"><draw:frame draw:style-name="fr6" draw:name="Frame477" text:anchor-type="paragraph" svg:x="7.011cm" svg:y="1.214cm" svg:width="5.029cm" draw:z-index="403"><draw:text-box fo:min-height="2.11cm"><text:p text:style-name="P492">“Every time you go to the zoo, you prolong the captivity of the animals there! If no one goes to the zoos, there will be no zoos! Destroying the evil is very simple and it is in your hand!” - Mehmet Murat ildan </text:p></draw:text-box></draw:frame>I used to know this guy once who became vegan after visiting a zoo because it made him realise just how badly animals are treated, should one therefore argue that zoos are a good thing because they <text:span text:style-name="T1543">sometimes, although very rarely, </text:span>help people to turn vegan? </text:p>
        <text:p text:style-name="P576">Although I don't doubt that some people may have turned vegan through their relationship with their pet, I also don't doubt that the zoo was the reason my friend became vegan, but I would not use either scenario to argue in defence of either. In fact, if zoos were to be made illegal, I suspect the solid reasoning behind enforcing such legislation would serve to make much more people aware of animal rights issues. Judging by the fact that most pet owners never even consider becoming vegan, much as most zoo visitors equally do not, I would not seriously defend this argument or agree in any way that therefore pet ownership is justified or remotely justifiable. <text:span text:style-name="T1488">More often than not pet ownership just adds cognitive dissonance confusion to young minds, not clarity to adult ones.</text:span></text:p>
        <text:h text:style-name="Heading_20_3" text:outline-level="3"><text:bookmark-start text:name="__RefHeading__16611_486168092"/><text:span text:style-name="Strong_20_Emphasis"><text:span text:style-name="T767">3. Diet Related Questions</text:span></text:span><text:bookmark-end text:name="__RefHeading__16611_486168092"/></text:h>
        <text:h text:style-name="Heading_20_4" text:outline-level="4"><text:bookmark-start text:name="__RefHeading__20778_1160075690"/><text:span text:style-name="Strong_20_Emphasis"><text:span text:style-name="T767">a. Juice versus Dried fruit</text:span></text:span><text:bookmark-end text:name="__RefHeading__20778_1160075690"/></text:h>
        <text:p text:style-name="P383"><draw:frame draw:style-name="fr6" draw:name="Frame324" text:anchor-type="paragraph" svg:x="8.908cm" svg:y="0.852cm" svg:width="3.133cm" draw:z-index="135"><draw:text-box fo:min-height="2.217cm"><text:p text:style-name="P492">“In a mad world, the truly sane will always be <text:span text:style-name="T1289">viewed</text:span> as mad.” - Author</text:p></draw:text-box></draw:frame>I was asked why is it if I don't believe in dried food because it is processed, how come I still drink juices, they are processed too right? </text:p>
        <text:p text:style-name="P383">Sure, there is a minimal degree of processing involved with juice making, but the juicing process doesn't remove the fruit's freshness, especially if drunk immediately. Drying on the other hand, does exactly that. Once the freshness is gone, it becomes basically a second class food. Not by any means the worst choice one could make, but still the aim should be to be all fresh, all fruit. If some processing is done beyond that, in terms of juicing or salad making, it is more of personal choice and lacking the health compromising effects of other clearly inferior choices.</text:p>
        <text:h text:style-name="Heading_20_4" text:outline-level="4"><text:bookmark-start text:name="__RefHeading__16613_486168092"/><text:soft-page-break/><text:span text:style-name="Strong_20_Emphasis"><text:span text:style-name="T767">b. How many calories do </text:span></text:span><text:span text:style-name="Strong_20_Emphasis"><text:span text:style-name="T782">we</text:span></text:span><text:span text:style-name="Strong_20_Emphasis"><text:span text:style-name="T767"> eat a day?</text:span></text:span><text:bookmark-end text:name="__RefHeading__16613_486168092"/></text:h>
        <text:p text:style-name="Text_20_body"><draw:frame draw:style-name="fr6" draw:name="Frame320" text:anchor-type="paragraph" svg:x="7.544cm" svg:y="5.401cm" svg:width="4.496cm" draw:z-index="337"><draw:text-box fo:min-height="1.647cm"><text:p text:style-name="P492">“Once you have to start counting calories, it takes away from the joy of eating.” - Mireille Guiliano</text:p></draw:text-box></draw:frame><text:span text:style-name="Strong_20_Emphasis"><text:span text:style-name="T185">I've lost count of the amount of times I've had this question posed to me, I wish to make it abundantly clear that calories mean absolutely nothing to me. I have no idea what they look like </text:span></text:span><text:span text:style-name="Strong_20_Emphasis"><text:span text:style-name="T632">or how they taste</text:span></text:span><text:span text:style-name="Strong_20_Emphasis"><text:span text:style-name="T185">, and absolutely no interest in counting the little critters. I find this question shows a fundamental lack of understanding of what fruitarianism is really all about. Calories are completely irrelevant, they are part of the depravity and lost cause of nutritional science and its attempt to fool you into believing it knows more than </text:span></text:span><text:span text:style-name="Strong_20_Emphasis"><text:span text:style-name="T632">you do</text:span></text:span><text:span text:style-name="Strong_20_Emphasis"><text:span text:style-name="T185">. Anyone who tries to kid themselves that if they can manage to mirror the caloric intake of another who has succeeded on a raw or fruit diet, then they too will most surely be successful, proves to me that they have a flawed understanding of what food is really all about.</text:span></text:span></text:p>
        <text:p text:style-name="Text_20_body"><draw:frame draw:style-name="fr3" draw:name="Frame329" text:anchor-type="paragraph" svg:x="7.318cm" svg:y="5.084cm" svg:width="4.722cm" draw:z-index="233"><draw:text-box fo:min-height="2.762cm"><text:p text:style-name="P27"><text:span text:style-name="Strong_20_Emphasis"><text:span text:style-name="T185">“Everything in food works together to create health or disease. The more we think that a single chemical characterizes a whole food, the more we stray into idiocy.” - T. Colin Campbell</text:span></text:span></text:p></draw:text-box></draw:frame><text:span text:style-name="Strong_20_Emphasis"><text:span text:style-name="T185">Květa and I have at times both been accused of calorie restricting, we do no such thing however, we eat whatever we want to, whenever we want to. Only fruit of course. If we are hungry, we eat, if we are tired, we rest, if we are sleepy, we go to bed. It's simple, we're not rocket surgeons. How much we eat, when we eat, when we sleep, how much we sleep, these are all questions which serve no real purpose. Contrarily, I see all these people who try and reach an arbitrary figure, let's say 3000 calories a day, these are the real calorie restrictors, restricting their calorie intake to a predefined number that possibly has no connection with their genuine physiological requirements on any given day.</text:span></text:span></text:p>
        <text:p text:style-name="Text_20_body"><text:span text:style-name="Strong_20_Emphasis"><text:span text:style-name="T185">Eden Fruitarianism, real fruitarianism, cares not for calories, for figures and charts and </text:span></text:span><text:span text:style-name="Strong_20_Emphasis"><text:span text:style-name="T232">v</text:span></text:span><text:span text:style-name="Strong_20_Emphasis"><text:span text:style-name="T185">en</text:span></text:span><text:span text:style-name="Strong_20_Emphasis"><text:span text:style-name="T232">n</text:span></text:span><text:span text:style-name="Strong_20_Emphasis"><text:span text:style-name="T185"> diagrams, they are misleading </text:span></text:span><text:span text:style-name="Strong_20_Emphasis"><text:span text:style-name="T633">fool's errands</text:span></text:span><text:span text:style-name="Strong_20_Emphasis"><text:span text:style-name="T185">. The </text:span></text:span><text:span text:style-name="Strong_20_Emphasis"><text:span text:style-name="T633">difficulties one may have</text:span></text:span><text:span text:style-name="Strong_20_Emphasis"><text:span text:style-name="T185"> stem not from numbers and counting, but from combating addiction, apathy, denial, confusion, complexity, fear, uncertainty and letting go of so much of what you have been told is truth that actually isn't. Deficiency is also mostly highly overrated and yet another </text:span></text:span><text:span text:style-name="Strong_20_Emphasis"><text:span text:style-name="T633">distraction</text:span></text:span><text:span text:style-name="Strong_20_Emphasis"><text:span text:style-name="T185">, when the real focus of our attention should be with toxicity.</text:span></text:span></text:p>
        <text:h text:style-name="P695" text:outline-level="4"><text:bookmark-start text:name="__RefHeading__16714_486168092"/><text:soft-page-break/>c. If you don't drink water, do you get dehydrated?<text:bookmark-end text:name="__RefHeading__16714_486168092"/></text:h>
        <text:p text:style-name="P383">It's true, I very rarely drink water, however I don't adamantly believe drinking water is wrong, and on occasions I will drink a mouthful or two to quench my thirst, especially if I've been working in the garden on a hot summer<text:span text:style-name="T1075">'</text:span>s day. Most days, in fact most of the year, I have no need for it though, as Květa and I drink <text:span text:style-name="T1456">lots of </text:span>fruit juice <text:span text:style-name="T1456">throughout the</text:span> day, and otherwise only eat more fresh fruit. Unlike a typical raw, vegan diet, which often contains all manner of ingredients which aren't exactly raw, like nut butters, dried nuts and fruit, various pond, power powder “superfoods”, and even greens to a certain extent, which all dehydrate and cause requirement for additional intake of water, an all raw, fresh, ripe fruit diet will only hydrate, and virtually eliminate the need for additional water. This is something most people are unlikely to ever understand until they experience it for themselves.</text:p>
        <text:h text:style-name="P695" text:outline-level="4"><text:bookmark-start text:name="__RefHeading__16775_486168092"/>d. Is it okay to eat avocados? I've heard that there's too much fat in them?<text:bookmark-end text:name="__RefHeading__16775_486168092"/></text:h>
        <text:p text:style-name="P383"><draw:frame draw:style-name="fr6" draw:name="Frame316" text:anchor-type="paragraph" svg:x="6.576cm" svg:y="2.614cm" svg:width="5.465cm" draw:z-index="300"><draw:text-box fo:min-height="2.625cm"><text:p text:style-name="P492">“Don't diss the avocado, become an aficionado, put your prejudices al lado, stop being a desperado, no need to move to Colorado, or compare it to pan tostado. <text:span text:style-name="T1289">M</text:span>ake it a life's cruzado, to recognise the eldorado of the humble avocado and its grateful presence at the colourful mercado.” - Author</text:p></draw:text-box></draw:frame>I don't understand why people have this strange urge to reduce perfectly good fruit down to a handful of calories, carbohydrates and fats. Instead of just looking at a fruit, and recognising the appeal it has <text:span text:style-name="T1456">to us is</text:span>, or doesn't, in the here and now, many have the tendency to try and psychoanalyse the contents of the fruit as if they were at all capable of truly understanding them <text:span text:style-name="T1456">through such a cold clinical fashion.</text:span></text:p>
        <text:p text:style-name="P383">It seems <text:span text:style-name="T1456">many</text:span> have lost <text:span text:style-name="T1456">their</text:span> ability to trust <text:span text:style-name="T1456">their</text:span> own bod<text:span text:style-name="T1075">y</text:span>, like <text:span text:style-name="T1456">th</text:span>e<text:span text:style-name="T1456">y</text:span> can no longer rely on it to tell <text:span text:style-name="T1456">them</text:span> what it really needs, and must <text:span text:style-name="T1456">therefore </text:span>have somebody to guide <text:span text:style-name="T1456">them</text:span> or sit down and draw up a diet plan. This proves to me just how confused most of us really are. I say, if the avocado appeals to you, then sit down and enjoy, if it appeals to you and you push it aside wilfully resisting its temptation, purely because somebody has <text:span text:style-name="T1169">pronounced it</text:span> too fatty, then you are doing yourself an injustice. If you want to eat five in a row, then go ahead and do so, if that's too many for you, your body will soon let you know, and next time you can eat less of them. If you stick with eating purely fruit, it will likely be that over time the appeal of avocados will lessen, and you will naturally want to eat less of them. <text:soft-page-break/>But don't try and restrict their intake purely because someone, who's perhaps a little further ahead, is eating less than you.</text:p>
        <text:h text:style-name="P708" text:outline-level="4"><draw:frame draw:style-name="fr3" draw:name="Frame30" text:anchor-type="paragraph" svg:x="8.387cm" svg:y="0.482cm" svg:width="3.653cm" draw:z-index="303"><draw:text-box fo:min-height="3.134cm"><text:p text:style-name="P27"><text:span text:style-name="Strong_20_Emphasis"><text:span text:style-name="T185">“Being considered </text:span></text:span><text:span text:style-name="Strong_20_Emphasis"><text:span text:style-name="T729">crazy</text:span></text:span><text:span text:style-name="Strong_20_Emphasis"><text:span text:style-name="T185"> by those who are still victims of cultural conditioning is a compliment.” - Jason Hairston</text:span></text:span></text:p></draw:text-box></draw:frame><text:bookmark-start text:name="__RefHeading___Toc163883_1684320881"/><text:span text:style-name="T1476">e</text:span>. <text:span text:style-name="T1469">I believe there are so many nuts and seeds, that it's perfectly okay to eat them on a fruitarian diet.</text:span><text:bookmark-end text:name="__RefHeading___Toc163883_1684320881"/></text:h>
        <text:p text:style-name="P278">I believe it's points like these which make Eden Fruitarianism stand out from other forms of modern day fruitarianism.</text:p>
        <text:p text:style-name="P277">Yes, it's true there are often an abundance of nuts and seeds that come forth from each nut and seed bearing tree or plant, that's not something that I will contest. <text:span text:style-name="T1470">However, each nut and seed potentially bears within it the blueprint for a new plant, and I choose therefore to respect that potential. It makes no difference to me how many seeds there are, I view each one of them as unique, and personally choose to stick to purely fruit, which I believe is an integral part of Eden Fruitarianism.</text:span></text:p>
        <text:p text:style-name="P355">Dr. Mullah Nasruddin called “Next Patient!”. A middle-aged man entered the office, with a macadamia nut stuck up his nose. The Mullah looked at him and said: “You should learn to eat more sensibly”. </text:p>
        <text:h text:style-name="P709" text:outline-level="4"><text:bookmark-start text:name="__RefHeading___Toc69976_539180447"/><text:span text:style-name="T1547">f</text:span>. <text:span text:style-name="T1547">If someone lives in a cold climate, doesn't it makes more sense, and cause less harm to eat local greens and vegetables over imported tropical fruits?</text:span><text:bookmark-end text:name="__RefHeading___Toc69976_539180447"/></text:h>
        <text:p text:style-name="P291">There is certainly some truth to that, I think I made it <text:span text:style-name="T1548">pretty </text:span>clear in <text:span text:style-name="T81">D</text:span><text:span text:style-name="T14">estination Eden</text:span><text:span text:style-name="T11"><text:note-ref text:note-class="endnote" text:reference-format="text" text:ref-name="ftn2">2</text:note-ref></text:span>, that the ethical food tower <text:span text:style-name="T1549">is best suited for 100%, raw, organic (grown veganically, where possible) and local foods. Once one begins factoring in obnoxious chemicals, exploited workers, vast distances, heavy machinery, rainforest demolition and the many hidden, health threatening</text:span><text:span text:style-name="T1549"><text:note text:id="ftn232" text:note-class="endnote"><text:note-citation>232</text:note-citation><text:note-body><text:p text:style-name="P653">Dr Gayle Eversole, “the dangers of food irradiation”, <text:span text:style-name="T14">rense.com</text:span>, accessed January 18, 2016, <text:a xlink:type="simple" xlink:href="http://www.rense.com/general81/foodr.htm" text:style-name="Internet_20_link" text:visited-style-name="Visited_20_Internet_20_Link">http://www.rense.com/general81/foodr.htm</text:a> </text:p></text:note-body></text:note></text:span><text:span text:style-name="T1549"> phytosanitary measures, of course distinction between the floors can become blurred, and one must use one's own better judgement to decide which options cause the least harm. </text:span></text:p>
        <text:p text:style-name="P305">One thing for certain though, is that if one is truly in a situation where the best option available is apparently eating local animals, as may arguably be the case with those living in the extreme north, like the Inuit, then the only truly ethical choice one has, is to relocate. In fact, this is an option that everybody who finds themselves in situations where food choices are inferior and minimal should seriously consider.</text:p>
        <text:p text:style-name="P295"><text:soft-page-break/>I think I have made it pretty clear, that <text:span text:style-name="T1559">all</text:span> commercially grown foods carry with them hidden costs to the environment. This is sadly <text:span text:style-name="T1561">no different for </text:span>commercially grown fruit.</text:p>
        <text:p text:style-name="P297"><draw:frame draw:style-name="fr6" draw:name="Frame372" text:anchor-type="paragraph" svg:x="7.671cm" svg:y="5.634cm" svg:width="4.369cm" draw:z-index="417"><draw:text-box fo:min-height="1.081cm"><text:p text:style-name="P492">“We can live as we were meant to live - simply, joyously, of and on the earth. We can live with all our effort and with pure happiness.” - Scott Jurek</text:p></draw:text-box></draw:frame><text:span text:style-name="T1560">For all intents and purposes, it appears remarkably as if h</text:span>umans <text:span text:style-name="T1560">are</text:span> waging war against biodiversity, focusing on a few select species, in detriment to a<text:span text:style-name="T1565">n incalculably</text:span> vast multitude of others. <text:span text:style-name="T1561">This is the case with animal farming, vegetable farming and lamentably also fruit farming. I've mentioned already the diversity and variation of apples that exist, numbering well into the thousands, yet tragically only a handful of them are focused on, while others slowly disappear without a trace. This is surely also the case for mangoes, avocados, oranges, tomatoes etc., and it cannot be denied that all support of big business, including those focusing on huge, mono, cash crops of fruit, on many hidden levels leads to species loss. Even worse than the threat to diversity of the fruits we all know and love though, is the devastating effect this process can have on the environment.</text:span></text:p>
        <text:p text:style-name="P297"><text:span text:style-name="T1566">Take for example the avocado. Local farmers in Michoacán, Mexico have christened it </text:span><text:span text:style-name="T84">el oro verde</text:span><text:span text:style-name="T1566"> “green gold”. Around 1970, they began growing it as a cash crop, focusing predominantly on the Hass variety. Before the turn of the new century, avocado orchards had expanded to 75,000 hectares, with close to 45,000 ha replacing once forested land. This rapid deforestation has caused erosion problems, diminishing groundwater supplies, and even regional climate change</text:span><text:span text:style-name="T1566"><text:note text:id="ftn233" text:note-class="endnote"><text:note-citation>233</text:note-citation><text:note-body><text:p text:style-name="P657">“Confronting globalisation in the community forests of Michoacan, Mexico”, aaccessed January 19, 2016, <text:s/><text:a xlink:type="simple" xlink:href="http://biblioteca.clacso.edu.ar/ar/libros/lasa97/jaffee.pdf" text:style-name="Internet_20_link" text:visited-style-name="Visited_20_Internet_20_Link">http://biblioteca.clacso.edu.ar/ar/libros/lasa97/jaffee.pdf</text:a> </text:p></text:note-body></text:note></text:span><text:span text:style-name="T1566">,as well as the monumental and mortifying impact on all the life, and incredible species biodiversity that once resided in and on those 45,000 ha.</text:span></text:p>
        <text:p text:style-name="P300">It's worth also noting, that although such statistics may <text:span text:style-name="T1576">indeed </text:span>be minimal in comparison to the devastation caused to rainforests due to animal farming, they are nevertheless still alarming and should not be <text:span text:style-name="T1570">ignored or simply</text:span> dismissed as irrelevant.</text:p>
        <text:p text:style-name="P294">The last thing I want to do, is discourage <text:span text:style-name="T1567">anyone</text:span> from eating fruit <text:span text:style-name="T1570">though</text:span>, <text:span text:style-name="T1564">or fuel them with excuses not to do so, but I do wish for everyone to become more aware of what's going on in the world, and to empower them with the knowledge required to make saner choices. Once one's horizons have been broadened, one</text:span> may well,<text:span text:style-name="T1555"> on closer inspection discover, </text:span>even in those bleak, cold climates, <text:span text:style-name="T1572">that there may </text:span><text:soft-page-break/><text:span text:style-name="T1572">be </text:span>many more local fruits <text:span text:style-name="T1559">than one first realises</text:span>.</text:p>
        <text:p text:style-name="P299">By encouraging more diversity of fruit, <text:span text:style-name="T1572">we not only lessen the grasp of tyrannical agribusinesses, </text:span>we <text:span text:style-name="T1572">also </text:span>help extend its season, such that <text:span text:style-name="T1577">homegrown </text:span>apples in England could quite easily be available all year round, with later varieties beings stored throughout the worst of the winter months<text:note text:id="ftn234" text:note-class="endnote"><text:note-citation>234</text:note-citation><text:note-body><text:p text:style-name="P656">Don Fallick, “some simple tips on how to store apples”, <text:span text:style-name="T14">Backwoods Home Magazine</text:span>, September/October 1996, <text:a xlink:type="simple" xlink:href="http://www.backwoodshome.com/here-are-some-simple-tips-on-how-to-store-apples-for-a-long-long-time/" text:style-name="Internet_20_link" text:visited-style-name="Visited_20_Internet_20_Link">http://www.backwoodshome.com/here-are-some-simple-tips-on-how-to-store-apples-for-a-long-long-time/</text:a> </text:p></text:note-body></text:note>; they can quite easily be kept for up to four months, ready for when the early spring apples come into season. The more varieties we have <text:span text:style-name="T1567">of</text:span> a fruit, t<text:span text:style-name="T1566">he</text:span> more natural crossbreeding there would be, <text:span text:style-name="T1566">thus the number of varieties would grow, not shrink, as is the current destructive trend. </text:span></text:p>
        <text:h text:style-name="P695" text:outline-level="4"><text:bookmark-start text:name="__RefHeading__16815_486168092"/><text:span text:style-name="T1547">g.</text:span> What is your opinion on the many other raw movements that exist?<text:bookmark-end text:name="__RefHeading__16815_486168092"/></text:h>
        <text:p text:style-name="P447">I'm aware I may be quite critical of other raw movements at time<text:span text:style-name="T1570">s</text:span>, but I'm actually quite thankful for their presence. In their own way they're helping to bring more awareness to the planet. Of course I can't agree with every idea they have, but I do recognise that overall, they are having a tremendously powerful impact on the public, bringing more awareness of health and spirituality. I know that without their voices, without their enthusiasm, without their presence there would be few people ready to hear and spread the message within this book. As awareness increases so too does awesomeness!</text:p>
        <text:h text:style-name="P695" text:outline-level="4"><text:bookmark-start text:name="__RefHeading__16777_486168092"/><text:span text:style-name="T1547">h</text:span>. Do you intend to become breatharian?<text:bookmark-end text:name="__RefHeading__16777_486168092"/></text:h>
        <text:p text:style-name="Text_20_body"><draw:frame draw:style-name="fr6" draw:name="Frame322" text:anchor-type="paragraph" svg:x="7.146cm" svg:y="3.671cm" svg:width="4.895cm" draw:z-index="338"><draw:text-box fo:min-height="1.312cm"><text:p text:style-name="P492">“How can anyone ever expect to live without eating, if they are unable even <text:span text:style-name="T1289">to </text:span>live without overeating?” - Author</text:p></draw:text-box></draw:frame><text:span text:style-name="T184">I believe the very nature of food, and our relationship with it may not be precisely what we consider it to be. We tend to think of it in terms of giving nourishment to the body, but although I am not in a position to categorically assert this is the case, I believe that food (i.e. fruit), is predominantly there for us to experience and savour as a sensory pleasure, more so than to sustain and nurture us physically. Maybe f</text:span><text:span text:style-name="Strong_20_Emphasis"><text:span text:style-name="T185">ruit's true purpose is to nourish the soul rather than the body, and eating should really be for the enjoyment and pleasure it brings us. Thus, perhaps it could be that the secret to breatharianism is to find another source of joy.</text:span></text:span></text:p>
        <text:p text:style-name="P236">Of course, I cannot say with any authority that it's most definitely possible for the body to grow and prosperwithout the use of any physical food, but I feel quite certain that this may be a truth widely unrecognised. I think what prevents us from doing so, is the extent to which we have taken on food in our <text:soft-page-break/>lives, that we all eat so much, it's become so much of a habit with us that it has become a necessity, thus <text:span text:style-name="T1456">letting go</text:span> of food may not be at all possible without lengthy preparation. Bear in mind, that with most poisons if you stop taking them you get better, but if you stop taking a drug, this is not necessarily <text:span text:style-name="T1076">immediately </text:span>the case, and the stronger the drug is, the more <text:span text:style-name="T1170">of </text:span>a hold <text:span text:style-name="T1170">it has on us</text:span>, <text:span text:style-name="T1170">thus </text:span>the harder it is to quit. The way I see it, food may be the greatest of all <text:span text:style-name="T1457">addictions</text:span>, and the consequences of quitting it bare the highest risk of all, death. I don't think anyone could succeed at that unless one <text:span text:style-name="T1076">wa</text:span>s really psyched up and ready for the challenge of a lifetime.</text:p>
        <text:p text:style-name="P232"><draw:frame draw:style-name="fr6" draw:name="Frame321" text:anchor-type="paragraph" svg:x="7.146cm" svg:y="1.221cm" svg:width="4.895cm" draw:z-index="468"><draw:text-box fo:min-height="1.312cm"><text:p text:style-name="P492">“Everything about this world is about eating. It’s the old energy. If you don’t eat, you have time for other things. Not eating doesn’t cost anything, it instead saves lots of money.” - Mony Vital</text:p></draw:text-box></draw:frame>I think the <text:span text:style-name="T1076">ethical </text:span>food tower I<text:span text:style-name="T1076">'ve drawn up</text:span> is very rough and ready, and that in reality there are many more floors in that tower, and that even within the top floor of fruit, there may be further subdivisions. I don't think it's so much about which foods are best for us, but more a case of which foods <text:span text:style-name="T1457">are most suitable for us</text:span>. It should be clear that only the top floor offers a true representation of <text:span text:style-name="T1458">our perfectly suited anatomical fair</text:span>, all the other floors involve by necessity harm to other forms of life (especially if you are <text:span text:style-name="T1457">still </text:span>taking trips down into the basements!), thus representing an obstacle toward the attainment of heavenly bliss and should consequently not be viewed as ideal for our own spiritual development nor physical well-beings.</text:p>
        <text:p text:style-name="P235"><draw:frame draw:style-name="fr6" draw:name="Frame25" text:anchor-type="paragraph" svg:x="7.505cm" svg:y="1.485cm" svg:width="4.535cm" draw:z-index="404"><draw:text-box fo:min-height="3.44cm"><text:p text:style-name="P492">“Love is what we are born with. Fear is what we have learned here. This spiritual journey is the unlearning of fear and the acceptance of love back into our hearts.” - Marianne Williamson</text:p></draw:text-box></draw:frame>I believe if we can succeed to live entirely without food, or just a fraction of what we now eat, we could live much much longer than we do. But getting there, I doubt many will be ready for that journey in this lifetime, we are so far from the truth, that the truth hurts us all, but we should not let that stop us seeking it. </text:p>
        <text:p text:style-name="P361">“<text:span text:style-name="T1484">People claim to want the truth,” began Mullah Nasruddin, “but they can't really handle the truth. What they want is a watered-down, sugar coated version of the truth. One that is easy to swallow, demands no great thought and offers no real incentive toward change. And God forbid any truths which shake people out of </text:span><text:soft-page-break/><text:span text:style-name="T1484">their comfort zones!” </text:span></text:p>
        <text:p text:style-name="P234">So do I intend to become breatharian? No, I don't think I really have that intention, <text:span text:style-name="T1170">at least not in this lifetime, </text:span>but I'm certainly not closed to the idea, and would never say never to it. There are certain fruits which I really, really love eating and don't know that I will ever be strong enough to let go of them. But sometimes when I eat, I can feel an awareness that food isn't really what the body needs. I can feel my cells being overworked, forever processing, the continuous stream of assimilation, digestion and elimination, a part/function of the body I think eventually will not be needed, and that consequently we will have far more energy than we have ever had before, we'll be so much lighter and agile and nimble and quick, no stitch, no puffing and panting, no heart rate going crazy. It'll be a whole different world, far beyond anything we can possibly imagine. </text:p>
        <text:p text:style-name="P232">Meanwhile though, I don't think anyone should ever really consider trying to become breatharian, not unless they have already proven to themselves successfully that they are able to survive and thrive on purely fruit for at least a decade or more. The problem with some people, is they want to go too far, too fast without any real and meaningful preparation or understanding. Even if you believe that inedia is an ideal state of being, don't make the mistake of trying to reach that state if you cannot even prove to yourself that you can cope well on purely fruit, without <text:span text:style-name="T1076">requiring</text:span> trips <text:span text:style-name="T1076">down to</text:span> the lower floors. </text:p>
        <text:p text:style-name="P365"><draw:frame draw:style-name="fr6" draw:name="Frame43" text:anchor-type="paragraph" svg:x="7.078cm" svg:y="3.258cm" svg:width="4.962cm" draw:z-index="234"><draw:text-box fo:min-height="1.607cm"><text:p text:style-name="P495">“We are not human beings having a spiritual experience. We are spiritual beings having a human experience.” -Teilhard de Chardin</text:p></draw:text-box></draw:frame>I feel I must hasten to add, that as I have never myself experienced life as a breatharian, it may well be that I am completely wrong with my hypothesis here. Either way, please don't let my opinion or any deep-rooted disagreement with it hinder you from recognising the truth of the message I am <text:span text:style-name="T1076">otherwise </text:span>sharing with you throughout this book; <text:span text:style-name="T1616">especially those expressed in </text:span><text:span text:style-name="T80">The Animals</text:span><text:span text:style-name="T1484"> chapter!</text:span></text:p>
        <text:h text:style-name="P733" text:outline-level="3"><text:bookmark-start text:name="__RefHeading__16722_486168092"/>4. Miscellaneous Questions<text:bookmark-end text:name="__RefHeading__16722_486168092"/></text:h>
        <text:h text:style-name="P695" text:outline-level="4"><text:bookmark-start text:name="__RefHeading__25634_1773331995"/>a. What is your take on abortion<text:bookmark-end text:name="__RefHeading__25634_1773331995"/></text:h>
        <text:p text:style-name="P383">My view is that abortion is fundamentally <text:span text:style-name="T1282">inhumane</text:span>. The idea of sticking a pair of tweezers up there and squeezing the life out of some<text:span text:style-name="T1385">one</text:span> is clearly warped. It's something that would not be happening in any <text:span text:style-name="T14">normal</text:span> world <text:span text:style-name="T1282">and t</text:span>here's obviously a deep sadness that drives it. </text:p>
        <text:p text:style-name="P383"><text:soft-page-break/>I find myself suddenly recalling a small troubled boy I once knew, he was barely five years old at the time, and had taken a pair of secateurs he'd found and wandered into the garden with them. It was there I found him, cutting one by one every bunch of <text:span text:style-name="T1170">immature </text:span>grapes from a grape vine. I'd eaten grapes from this vine the previous year, and knew just how wonderfully appetising they were, and along with others there, we were waiting with anticipation for these grapes to fully ripen. On arriving at the scene, and witnessing all those poor half sized grape bunches laying listlessly on the ground, I was in a state of mini-shock.</text:p>
        <text:p text:style-name="P383"><draw:frame draw:style-name="fr6" draw:name="Frame371" text:anchor-type="paragraph" svg:x="8.371cm" svg:y="1.977cm" svg:width="3.669cm" draw:z-index="339"><draw:text-box fo:min-height="0.383cm"><text:p text:style-name="P492">“You have to nourish what you want to flourish.” - Unknown</text:p></draw:text-box></draw:frame>Naturally, abortion saddens me so much more, and it is not something I care to spend too much time <text:span text:style-name="T1282">dwelling</text:span> over. In a proper world, the one I envision daily, no one would ever dream of terminating a pregnancy with deliberation, no five year old boy would vent his frustration out on an innocent plant either. </text:p>
        <text:p text:style-name="P383">However, in this world, which is gone so unsatisfactorily amiss, situations are far from ideal, and sometimes people put themselves in situations where the idea of a newborn is just too much for them to handle. Unfortunately, the world too, is just not well enough organised to handle unwanted children, with <text:span text:style-name="T1282">many </text:span>orphanages already overflowing it would seem this is something that needs to be addressed with priority. I understand also that many people seeking abortion have much more pressing issues in their lives, many being hooked on intravenous drug abuse and health issues that may be passed irreparably on to the unborn child. There has to be some room for sympathy for people in such dire straights. As the saying goes, desperate times call for desperate measures, and I am only too happy to not be involved in any such decision. <text:span text:style-name="T1077">This is not a cop out, it is simply not my place to make decisions that reign over the lives of others.</text:span></text:p>
        <text:p text:style-name="P383">I believe in the soul eternal, a spark inherent within all life that exists separately from any temporary corporal form it resides within <text:span text:style-name="T1386">our corporal forms</text:span>, and I also believe that when an unborn child is aborted, <text:span text:style-name="T1543">its spirit</text:span> will be quick to forgive. <text:span text:style-name="T1543">It wi</text:span>ll <text:span text:style-name="T1386">likely understand and accept</text:span> the difficulties of the circumstances <text:span text:style-name="T1617">the</text:span> mother was in. It sees the why, it knows its life is not cut short in a deliberate act of maliciousness, with total disrespect, greed and blood-lust. The soul of the slaughtered beast is however, I believe, in a very different state. <text:soft-page-break/>After its wanton massacre by flesh eating global warmers, <text:span text:style-name="T1386">I suspect it is </text:span>in no immediate position to forgive its merciless oppressors. <text:span text:style-name="T1170">He or she</text:span> <text:span text:style-name="T1282">may well</text:span> harbour some deep-seated resentment, bitter frustration and anger toward those who forced them to live lives of torment and anguish. The bloody floors and screams of a slaughterhouse and final moments of <text:span text:style-name="T1386">trepidation</text:span>, can never compare to the quick, sad and somewhat meaningful <text:span text:style-name="T1485">termination</text:span> of <text:span text:style-name="T1485">the life of </text:span>an unborn child the <text:span text:style-name="T1485">world is sadly too confused to handle.</text:span> They are spared the insanity, and for that, I feel quite sure there must also be gratitude as well as sadness.</text:p>
        <text:h text:style-name="P695" text:outline-level="4"><text:bookmark-start text:name="__RefHeading__26416_1156766710"/>b. Do you really think the moon landings were faked?<text:bookmark-end text:name="__RefHeading__26416_1156766710"/></text:h>
        <text:p text:style-name="P383"><draw:frame draw:style-name="fr3" draw:name="Frame373" text:anchor-type="paragraph" svg:x="7.918cm" svg:y="7.057cm" svg:width="4.122cm" draw:z-index="405"><draw:text-box fo:min-height="2.727cm"><text:p text:style-name="P27"><text:span text:style-name="Strong_20_Emphasis"><text:span text:style-name="T185">“Sometimes people try to expose what's wrong with you, because they can't handle what's right about you.” - Unknown</text:span></text:span></text:p></draw:text-box></draw:frame>I really don't think my opinion on this is of any real importance, and I'm wondering if you're asking this question to call me out as a conspiracy nut, and use that as an excuse to ridicule the rest of my ideas you <text:span text:style-name="T1171">may </text:span>find too challenging. Obviously, I really don't know whether or not they were, and equally obviously, neither do you. Put it this way, I would not find it at all impossible, or even extremely unlikely, that they were faked. For each decade that passes, and with no sign of any repeat performances, I recognise increasing likelihood that things were not quite as we were told. I find it difficult to believe that 1960s computer technology; and we're talking technology which had only a tiny fraction of a percentage of the most bog standard mobile device being used today, somehow was able to outperform the most sophisticated modern-day technology that NASA currently has access to, even the mechanics of rocket science, and fuel efficiency, from over the past half a century, must have surely improved so much, and I seriously doubt it's purely a budget problem.</text:p>
        <text:p text:style-name="P383">So no, I don't find the faking of the moon landings to be completely implausible. Though I don't find it really that relevant to my focus either. If you are open-minded enough to entertain the idea that the public may well have been duped, and that the lunar landings never actually happened, I suggest you begin by taking a closer look at the following video, and reading the discussion which follows it. Check it out here<text:note text:id="ftn235" text:note-class="endnote"><text:note-citation>235</text:note-citation><text:note-body><text:p text:style-name="Endnote"><text:span text:style-name="T1096">Eric Dubay, </text:span>“<text:span text:style-name="T1095">A Funny Thing Happened on the Way to the Moon”, </text:span><text:span text:style-name="T39">Atlantean Conspiracy blog</text:span><text:span text:style-name="T1095">, December 12, 2011, <text:s/></text:span><text:a xlink:type="simple" xlink:href="http://www.atlanteanconspiracy.com/2009/08/funny-thing-happened-on-way-to-moon.html" text:style-name="Internet_20_link" text:visited-style-name="Visited_20_Internet_20_Link">http://www.atlanteanconspiracy.com/2009/08/funny-thing-happened-on-way-to-moon.html</text:a></text:p></text:note-body></text:note>.</text:p>
        <text:h text:style-name="P695" text:outline-level="4"><text:bookmark-start text:name="__RefHeading__16724_486168092"/>c. Do you think enlightenment is possible?<text:bookmark-end text:name="__RefHeading__16724_486168092"/></text:h>
        <text:p text:style-name="P413">Okay, firstly, I have to plead ignorance, I really don't understand <text:soft-page-break/>enlightenment, nor exactly what your definition of it may be. I suspect it is one of those terms fundamentally def<text:span text:style-name="T1486">ying</text:span> any readily understood explanation. However, something I do recognise as being unshakeably necessary for any form of spiritual awakening, are heightened empathic skills and the absence of any violent tendencies. I do not believe that anyone can truthfully claim enlightenment, <text:span text:style-name="T1077">whatever that may be,</text:span> and yet not be vegan. Surely no enlightened being would ever be willing to support the Holocaust of animal farming, or show indifference to the circumstances, plight and suffering of other <text:span text:style-name="T1486">individuals, regardless of their </text:span>species? </text:p>
        <text:p text:style-name="P413"><draw:frame draw:style-name="fr6" draw:name="Frame323" text:anchor-type="paragraph" svg:x="7.913cm" svg:y="2.503cm" svg:width="4.128cm" draw:z-index="416"><draw:text-box fo:min-height="0.958cm"><text:p text:style-name="P492">“I'm a true believer in karma. You get what you give, whether it's bad or good.” - Sandra Bullock</text:p></draw:text-box></draw:frame>As with m<text:span text:style-name="T1386">any</text:span> of my thoughts, I don't suspect this one will always be readily shared, indeed I see it as highly likely that some offence may even be taken at this suggestion. Look at it this way, do you think a psychopath could possibly be enlightened? Do you think an enlightened being could perhaps be racist? How about sexist? If you answered no to the previous three questions, why would you ever question that the same would not also be equally implausible for a speciesist? </text:p>
        <text:p text:style-name="P392">I know I'll probably get some flak for saying this, and I know many, even some vegans, will be quick to disagree with me, or admonish me for being politically incorrect, but I'd go as far as to say that being nonvegan is a sure sign of spiritual immaturity.</text:p>
        <text:p text:style-name="P383">Perhaps it could be the case, that an enlightened being may not be fully aware of all the facts. In such a scenario, I guess it could be a reasonable assumption that a Guru might conceivably not be vegan, but once the facts are laid bare, and the horrors unveiled, the Buddha within us all must surely recognise the folly of inaction and the urgency for dietary change. Indeed, I would go as far as to say that any enlightened being exposed to Eden Fruitarianism, would have no other moral choice, nor direction, than to pursue its guidelines. But hey, why bother even taking my thoughts seriously when I begin my reply so openly with the confession that I have no real idea what enlightenment is? I think it's pointless believing in enlightenment if I have no real idea what it is, don't you? </text:p>
        <text:p text:style-name="P232">I do however believe in perfection, <text:span text:style-name="T1486">or at least in moving toward it, </text:span>and I also believe that one should avoid making the mistake of letting <text:span text:style-name="T1486">any</text:span> apparent unattainability <text:span text:style-name="T1486">of it</text:span> be used as an excuse, or seen as a <text:soft-page-break/>hindrance in pursuing it.</text:p>
        <text:h text:style-name="P695" text:outline-level="4"><text:bookmark-start text:name="__RefHeading__17132_133211727"/>d. What's the meaning of life, the universe and everything?<text:bookmark-end text:name="__RefHeading__17132_133211727"/></text:h>
        <text:p text:style-name="P159">Yeah, this question reached my inbox a little over a year ago. Now why would anybody think that anybody knows the answer to that question? Part of me just wanted to reply with “42” and have done with it. I doubt many readers will appreciate the subtlety of <text:span text:style-name="T1206">this reply</text:span> <text:span text:style-name="T1206">though</text:span><text:span text:style-name="T1206"><text:note text:id="ftn236" text:note-class="endnote"><text:note-citation>236</text:note-citation><text:note-body><text:p text:style-name="P663">“42 (number)”, <text:span text:style-name="T14">Wikipedia</text:span>, Accessed October 11, 2015, <text:a xlink:type="simple" xlink:href="https://en.wikipedia.org/wiki/42_%28number%29" text:style-name="Internet_20_link" text:visited-style-name="Visited_20_Internet_20_Link">https://en.wikipedia.org/wiki/42_%28number%29</text:a> </text:p></text:note-body></text:note></text:span>. <text:span text:style-name="T1207">But what I really think though, is that</text:span> we are here to learn and to cause as little harm as possible while doing so, and to enjoy life while we're at it. I think we're here to make music, love, laughter, peace and dreams come true. While <text:span text:style-name="T1384">much of human society</text:span> is apparently so dead set against this, it is our duty to work once more toward restoring our birth rights of liberty and compassionate living, not only for ourselves, <text:span text:style-name="T1206">but for all life with which we share this planet, and </text:span>for those of future generations <text:span text:style-name="T1206">too, </text:span>and to help once more bring a semblance of normality to the world. </text:p>
        <text:p text:style-name="P161"><draw:frame draw:style-name="fr6" draw:name="Frame439" text:anchor-type="paragraph" svg:x="7.671cm" svg:y="1.997cm" svg:width="4.369cm" draw:z-index="232"><draw:text-box fo:min-height="1.081cm"><text:p text:style-name="P493">“Someday, after mastering the winds, the waves, the tides and gravity, we shall harness for God the energies of love, and then, for a second time in the history of the world, man will have discovered fire.” - Teilhard de Chardin </text:p></draw:text-box></draw:frame>I believe the more we are able to surrender ourselves to the experience of life and to the great <text:span text:style-name="T1459">Divine</text:span> spirit that is <text:span text:style-name="T1460">truth, wisdom, simplicity and love</text:span>, then the better off we will all be. Th<text:span text:style-name="T1460">is</text:span> doesn't mean <text:span text:style-name="T1460">we should </text:span>put up with things, or not try and change them, but it does mean the more we can accept life as it is and every experience no matter how difficult, without it bringing our spirits down, the better off we will be. This is the true meaning of surrendering oneself to the moment.</text:p>
        <text:p text:style-name="P159">Beyond that, you're asking the wrong person, I'm just as baffled as you <text:span text:style-name="T1459">may well be</text:span>.</text:p>
        <text:p text:style-name="P179">“<text:span text:style-name="T1679">I</text:span>f you're looking for the key to the Universe,” <text:span text:style-name="T1679">Mullah Nasruddin explained to his disciple, “</text:span>I've got some good news and some bad news. The bad news <text:span text:style-name="T1679">is</text:span> <text:span text:style-name="T1679">t</text:span>here is no key to <text:span text:style-name="T1679">it. However,” he continued “there's good news too:</text:span> It was never locked.”</text:p>
        <text:h text:style-name="P695" text:outline-level="4"><text:bookmark-start text:name="__RefHeading__20331_493812775"/>e. Are you bitter at life?<text:bookmark-end text:name="__RefHeading__20331_493812775"/></text:h>
        <text:p text:style-name="P228">Believe it or not this is a question I've been asked. My answer is no, not in the least, and I'm terribly sorry if I may come across that way sometimes, I just like to tell the truth as I see it, I'm really quite a light-hearted fellow who wants no conflict, mostly I prefer just keeping to <text:soft-page-break/>myself. If anything I am sad at the world, and the role I have played and continue to play in its downfall. I'm someone who eventually wants to leave this world, with the knowledge that I shared my message as best I could, and worked on myself with the conscious aim of self improvement and lessen<text:span text:style-name="T1171">ing</text:span> the <text:span text:style-name="T1459">harmful </text:span>impact my presence has on this world, <text:span text:style-name="T1459">while at the same time adding more benign, peace and joy to it</text:span>. </text:p>
        <text:p text:style-name="P229"><draw:frame draw:style-name="fr6" draw:name="Frame502" text:anchor-type="paragraph" svg:x="7.856cm" svg:y="4.875cm" svg:width="4.184cm" draw:z-index="447"><draw:text-box fo:min-height="2.625cm"><text:p text:style-name="P496">“It is hardly possible to build anything if frustration, bitterness and a mood of helplessness prevail.” - Lech Walesa</text:p></draw:text-box></draw:frame>Mostly though I'm far too much of a daydreamer to be bitter at anything. Besides, to be bitter or angry would be counter productive, and mean I'm taking on the role <text:span text:style-name="T1171">of</text:span> <text:span text:style-name="T1171">the</text:span> victim. I choose not to do this, I know I <text:span text:style-name="T1461">have stated</text:span> we are all victims, but that's just the illusion within the reality. Or a reality within the illusion. I think there is a reason for everything we experience and that every negative happening that befalls us is ultimately our own doing. I don't believe in random happenstance. <text:span text:style-name="T1461">I don't believe there is any real sense in trying to psychoanalyse exactly which act or thought has caused a particular symptom to manifest itself; karma is far too complicated for us mere mortals to fully understand! The best we can do is make our choices as healthy as possible on every given occasion, and let nature and your body take care of the rest. </text:span></text:p>
        <text:p text:style-name="P229">I can verify that since I began on the path of compassion, the universe has been more and more obliging to my desires, and less and less goes wrong. I can only assume therefore, that I must surely be on the right track! </text:p>
        <text:p text:style-name="P232"><text:span text:style-name="T137">However, the fact that I don't live in Eden yet shows how far I still have to go!</text:span> </text:p>
        <text:p text:style-name="P362">A learned friend of Mullah Nasrud<text:span text:style-name="T1414">d</text:span>in noticed he was wearing a four leaf clover on his key chain. “You don't mean to tell me,” said the friend, “that a man of your experience still believes in that old and childish superstition?” “Certainly not,” objected Nasru<text:span text:style-name="T1414">d</text:span>din, “But my wife tells me it will bring me good luck regardless of whether or not I believe in it.”</text:p>
        <text:h text:style-name="P710" text:outline-level="4"><text:bookmark-start text:name="__RefHeading___Toc71169_539180447"/><text:span text:style-name="T1547">f.</text:span> <text:span text:style-name="T1553">We can't all live in the tropics you know?!</text:span><text:bookmark-end text:name="__RefHeading___Toc71169_539180447"/></text:h>
        <text:p text:style-name="P314">Yes, but I fail to see the significance of your question/statement. Do you believe that because I suggest/encourage people to move to the tropics, that suddenly everybody will start doing so? This sounds an <text:soft-page-break/>awful lot like question 22, in <text:span text:style-name="T14">The Animals</text:span> chapter. Of course there would be difficulties if we all suddenly started en masse moving to the tropics. But facing things realistically, here in 2016, you must surely be able to see that very few people will actually heed my words, and there is no guaranteed success for even those that do.</text:p>
        <text:p text:style-name="P315">If moving to the tropics is too challenging, then consider at least moving closer to the equator. If <text:span text:style-name="T1571">one is</text:span> living in England, then give serious thought to relocating to southern <text:span text:style-name="T1571">Europe</text:span>. Moving closer to where the fruit grows will surely <text:span text:style-name="T1573">aid</text:span> <text:span text:style-name="T1573">in</text:span> lessen<text:span text:style-name="T1573">ing</text:span> <text:span text:style-name="T1571">one's</text:span> carbon footprint!</text:p>
        <text:p text:style-name="P314">Eventually, I believe the whole world will be tropical, but there's no need to get caught up in ridiculing an idea whose time has not yet arrived. Meanwhile, there is plenty of room in the tropics for enlightened, adventurous individuals to seek out new homes and gardens, <text:span text:style-name="T1554">and oppositional statements like this one should never be used as a valid excuse to not pursue such a valid goal.</text:span></text:p>
        <text:h text:style-name="P709" text:outline-level="4"><text:bookmark-start text:name="__RefHeading___Toc69978_539180447"/><text:span text:style-name="T1553">g.</text:span> Don't you think you are <text:span text:style-name="T1550">a tad </text:span>delusional?<text:bookmark-end text:name="__RefHeading___Toc69978_539180447"/></text:h>
        <text:p text:style-name="P516"><draw:frame draw:style-name="fr6" draw:name="Frame503" text:anchor-type="paragraph" svg:x="6.934cm" svg:y="1.184cm" svg:width="5.106cm" draw:z-index="448"><draw:text-box fo:min-height="1.632cm"><text:p text:style-name="P3">"If you are delusional, sometimes the reality catches up with your delusion, and then all of a sudden you are a genius.” - Jason Calacanis</text:p></draw:text-box></draw:frame><text:span text:style-name="T184">What relevance does it have for you if I am a daydreamer, delusional or a remarkable visionary? It is the message I am sharing with you which must be the focus, if you want to question somebody's state of mind, start with your own. Why try to find </text:span><text:span text:style-name="T841">excuses</text:span><text:span text:style-name="T184"> </text:span><text:span text:style-name="T841">and </text:span><text:span text:style-name="T184">objections to a remarkable vision of peace, and purity when your very soul is yearning for it to become a reality? And why persist in insisting that your soul wants no such thing? You mean you like suffering? You're proud to be partially responsible for the daily deliberate acts of cruelty and destruction this world has us all unwittingly participating in? Why do you deny that you have no choice in any of it all?</text:span></text:p>
        <text:p text:style-name="P520"><text:span text:style-name="T184">Delusional </text:span><text:span text:style-name="T840">are those who desire peace while so many of their habits go against </text:span><text:span text:style-name="T841">its grain</text:span><text:span text:style-name="T840">. Delusional are those who think there can be peace without Eden.</text:span></text:p>
        <text:p text:style-name="P671"/>
        <text:h text:style-name="P694" text:outline-level="1"><text:bookmark-start text:name="__RefHeading__21938_1650655555"/>SECTION F<text:span text:style-name="T1053">IVE</text:span><text:bookmark-end text:name="__RefHeading__21938_1650655555"/></text:h>
        <text:p text:style-name="P231"/>
        <text:p text:style-name="P769"><text:span text:style-name="Strong_20_Emphasis"><text:span text:style-name="T1585"/></text:span></text:p>
        <text:p text:style-name="P770"><text:span text:style-name="Strong_20_Emphasis"><text:span text:style-name="T797"/></text:span></text:p>
        <text:h text:style-name="P749" text:outline-level="2"><text:span text:style-name="Strong_20_Emphasis"><text:span text:style-name="T1586"/></text:span></text:h>
        <text:p text:style-name="P767">CONCLUSIONS</text:p>
        <text:p text:style-name="P767"/>
        <text:p text:style-name="P767"/>
        <text:h text:style-name="P750" text:outline-level="2"><text:bookmark-start text:name="__RefHeading___Toc87508_983864075"/><text:span text:style-name="Strong_20_Emphasis"><text:span text:style-name="T794">“</text:span></text:span><text:span text:style-name="Strong_20_Emphasis"><text:span text:style-name="T763">I do not particularly like the word 'work.' Human beings are the only animals who have to work, and I think that is the most ridiculous thing in the world. Other animals make their livings by living, but people work like crazy, thinking that they have to in order to stay alive. The bigger the job, the greater the challenge, the more wonderful they think it is. It would be good to give up that way of thinking and live an easy, comfortable life with plenty of free time. I think that the way animals live in the tropics, stepping outside in the morning and evening to see if there is something to eat, and taking a long nap in the afternoon, must be a wonderful life. For human beings, a life of such simplicity would be possible if one worked to produce directly his daily necessities. In such a life, work is not work as people generally think of it, but simply doing what needs to be done.</text:span></text:span><text:span text:style-name="Strong_20_Emphasis"><text:span text:style-name="T794">”</text:span></text:span><text:bookmark-end text:name="__RefHeading___Toc87508_983864075"/></text:h>
        <text:h text:style-name="P750" text:outline-level="2"><text:bookmark-start text:name="__RefHeading___Toc87510_983864075"/><text:span text:style-name="Strong_20_Emphasis"><text:span text:style-name="T797">- Masanobu Fukuoka</text:span></text:span><text:bookmark-end text:name="__RefHeading___Toc87510_983864075"/></text:h>
        <text:h text:style-name="P750" text:outline-level="2"><text:span text:style-name="Strong_20_Emphasis"><text:span text:style-name="T794"/></text:span></text:h>
        <text:h text:style-name="P750" text:outline-level="2"><text:span text:style-name="Strong_20_Emphasis"><text:span text:style-name="T794"/></text:span></text:h>
        <text:h text:style-name="P750" text:outline-level="2"><text:span text:style-name="Strong_20_Emphasis"><text:span text:style-name="T794"/></text:span></text:h>
        <text:h text:style-name="P750" text:outline-level="2"><text:span text:style-name="Strong_20_Emphasis"><text:span text:style-name="T794"/></text:span></text:h>
        <text:h text:style-name="P750" text:outline-level="2"><text:bookmark-start text:name="__RefHeading___Toc87512_983864075"/><text:span text:style-name="Strong_20_Emphasis"><text:span text:style-name="T794">“A crank is a man with a new idea – until it catches on.”</text:span></text:span><text:bookmark-end text:name="__RefHeading___Toc87512_983864075"/></text:h>
        <text:h text:style-name="P750" text:outline-level="2"><text:bookmark-start text:name="__RefHeading___Toc87514_983864075"/><text:span text:style-name="Strong_20_Emphasis"><text:span text:style-name="T797">- Mark Twain</text:span></text:span><text:bookmark-end text:name="__RefHeading___Toc87514_983864075"/></text:h>
        <text:h text:style-name="P750" text:outline-level="2"><text:span text:style-name="Strong_20_Emphasis"><text:span text:style-name="T794"/></text:span></text:h>
        <text:h text:style-name="P750" text:outline-level="2"><text:span text:style-name="Strong_20_Emphasis"><text:span text:style-name="T794"/></text:span></text:h>
        <text:h text:style-name="P750" text:outline-level="2"><text:span text:style-name="Strong_20_Emphasis"><text:span text:style-name="T794"/></text:span></text:h>
        <text:h text:style-name="P750" text:outline-level="2"><text:bookmark-start text:name="__RefHeading___Toc87516_983864075"/><text:span text:style-name="Strong_20_Emphasis"><text:span text:style-name="T794">“</text:span></text:span><text:span text:style-name="Strong_20_Emphasis"><text:span text:style-name="T763">Man's mind, once stretched by a new idea,</text:span></text:span><text:bookmark-end text:name="__RefHeading___Toc87516_983864075"/></text:h>
        <text:h text:style-name="P750" text:outline-level="2"><text:bookmark-start text:name="__RefHeading___Toc87518_983864075"/><text:span text:style-name="Strong_20_Emphasis"><text:span text:style-name="T763">never regains its original dimension.</text:span></text:span><text:span text:style-name="Strong_20_Emphasis"><text:span text:style-name="T794">”</text:span></text:span><text:bookmark-end text:name="__RefHeading___Toc87518_983864075"/></text:h>
        <text:h text:style-name="P750" text:outline-level="2"><text:bookmark-start text:name="__RefHeading___Toc87520_983864075"/><text:span text:style-name="Strong_20_Emphasis"><text:span text:style-name="T1587">- Oliver Wendell Homes</text:span></text:span><text:bookmark-end text:name="__RefHeading___Toc87520_983864075"/></text:h>
        <text:h text:style-name="P684" text:outline-level="2"><text:bookmark-start text:name="__RefHeading__21940_1650655555"/>EPILOGUE<text:bookmark-end text:name="__RefHeading__21940_1650655555"/></text:h>
        <text:p text:style-name="P383"><draw:frame draw:style-name="fr6" draw:name="Frame333" text:anchor-type="paragraph" svg:x="7.156cm" svg:y="5.181cm" svg:width="4.884cm" draw:z-index="142"><draw:text-box fo:min-height="4.662cm"><text:p text:style-name="P492">“We live on a planet which on so many levels must surely be diagnosed as suffering from insanity. Once there is recognition that we are all in fact, victims of circumstance, <text:span text:style-name="T1289">then surely </text:span>as mature, adult, free-thinking beings, it must be our duty to step away from any <text:span text:style-name="T1289">such</text:span> madness.” - Author</text:p></draw:text-box></draw:frame>Back in my early 20s, I visited my brother who at the time was teaching in a remote Kenyan district named Yala. During my stay there, along with my parents and sister, I spent several days on a guided safari trip through the Kenyan bush. Our tour guide, a mostly cheerful chap, with an incredibly keen eye, could spot animals at impressive distances, or through thick bush in ways that boggled our minds. I'm recalling at one point he caught sight of an elephant through some trees. We were about a dozen tourists on board that small bush bus, and I don't think any of us could see the elephant, “look!” he kept indicating, “it's moving now!” After a while one or two people claimed they could see the elephant, I wasn't one of them, I simply saw trees and bushland, I have no doubt that the elephant was there, but I just couldn't see him. </text:p>
        <text:p text:style-name="P383"><draw:frame draw:style-name="fr6" draw:name="Frame335" text:anchor-type="paragraph" svg:x="7.932cm" svg:y="6.391cm" svg:width="4.108cm" draw:z-index="341"><draw:text-box fo:min-height="2.625cm"><text:p text:style-name="P492">“The reason people are unable to recognise the value of Eden is because they are coming from a place where it's too dark for them to see things clearly.” - Author</text:p></draw:text-box></draw:frame>Almost two decades later, a friend of mine took me on a guided tour of the Daintree river; that's the Australian, Far North Queensland equivalent of the Amazon, significantly smaller admittedly, but well, you get the general idea. Now, I don't believe that my friend's vision was particularly better than my own, but somehow, rather like our previous Kenyan tour guide, through doing this tour pretty much every weekday, he'd managed to develop a remarkably keen sense of vision for any form of wildlife, and could spot the slightest movement or mere hint of fauna in the dense jungle along the river bank. At one point he stopped to point out a large python resting on a tree branch, which apparently he had seen at a mere glance. It took me several minutes before I finally managed to hone in on him, even though I had been staring intensely at the right branch I had just not been able to immediately detect him.</text:p>
        <text:p text:style-name="P350"><text:span text:style-name="Strong_20_Emphasis"><text:span text:style-name="T185">Why do I bring up these two small life incidents? Well, I feel that sometimes I need to remind myself that vision can be trained, and without due training it is quite understandable that the average city dweller, is unlikely to immediately spot the python in the treetops, or </text:span></text:span></text:p>
        <text:p text:style-name="P379"><draw:frame draw:style-name="fr6" draw:name="Frame330" text:anchor-type="paragraph" svg:x="8.348cm" svg:y="3.277cm" svg:width="3.692cm" draw:z-index="340"><draw:text-box fo:min-height="2.625cm"><text:p text:style-name="P492">“The truth we believe and cling to, makes us unavailable to hear anything new.” - Pema Chodron</text:p></draw:text-box></draw:frame><text:span text:style-name="Strong_20_Emphasis"><text:span text:style-name="T185">the elephant ’twixt the trees. Perhaps it is the same for the elephant in the room, and a certain amount of retraining of our vision is first needed before we can acknowledge its presence. I have been focusing on Eden, and trying to understand the steps needed to get there for quite some time now, it's something which is often at the forefront of my mind. </text:span></text:span><text:span text:style-name="Strong_20_Emphasis"><text:span text:style-name="T687">Most people though, are quick to judge this vision as purely fantasy</text:span></text:span><text:span text:style-name="Strong_20_Emphasis"><text:span text:style-name="T185">, </text:span></text:span><text:span text:style-name="Strong_20_Emphasis"><text:span text:style-name="T687">they're unable even to accept the possibility of an earthly Eden</text:span></text:span><text:span text:style-name="Strong_20_Emphasis"><text:span text:style-name="T185">. Or at least </text:span></text:span><text:span text:style-name="Strong_20_Emphasis"><text:span text:style-name="T687">they </text:span></text:span><text:span text:style-name="Strong_20_Emphasis"><text:span text:style-name="T185">do not w</text:span></text:span><text:span text:style-name="Strong_20_Emphasis"><text:span text:style-name="T687">ish</text:span></text:span><text:span text:style-name="Strong_20_Emphasis"><text:span text:style-name="T185"> to, or </text:span></text:span><text:span text:style-name="Strong_20_Emphasis"><text:span text:style-name="T687">consciously or subconsciously </text:span></text:span><text:span text:style-name="Strong_20_Emphasis"><text:span text:style-name="T185">choose not to. I suppose this comes as no great surprise.</text:span></text:span></text:p>
        <text:p text:style-name="P180"><text:span text:style-name="Strong_20_Emphasis"><text:span text:style-name="T185">I think, presenting a vision of such magnitude, it is inevitable too, that some will be offended. There's no getting around it, </text:span></text:span><text:span text:style-name="Strong_20_Emphasis"><text:span text:style-name="T634">on many occasions </text:span></text:span><text:span text:style-name="Strong_20_Emphasis"><text:span text:style-name="T185">the truth does offend, it offends anyone whose lifestyle is invested in a lie which runs contrary to it. </text:span></text:span><text:span text:style-name="Strong_20_Emphasis"><text:span text:style-name="T687">For example, a</text:span></text:span><text:span text:style-name="Strong_20_Emphasis"><text:span text:style-name="T519">lthough it's considered perfectly </text:span></text:span><text:span text:style-name="Strong_20_Emphasis"><text:span text:style-name="T634">politically</text:span></text:span><text:span text:style-name="Strong_20_Emphasis"><text:span text:style-name="T519"> correct to tell someone they are skinny, tell someone they are overweight</text:span></text:span><text:span text:style-name="Strong_20_Emphasis"><text:span text:style-name="T185"> and there is a strong likelihood that they will be offended. Tell a nonvegan that they are cruel to animals, and offence is likely once more to be immediately taken. There need not be any intentional attack behind the presentation of the idea, but its mere mention will normally suffice to throw people out of their comfort zone. Anything that requires change, or suggests that one's habits are in some way negative or destructive, will pretty much always invoke initial denial and a defensive attitude.</text:span></text:span></text:p>
        <text:p text:style-name="P180"><draw:frame draw:style-name="fr6" draw:name="Frame332" text:anchor-type="paragraph" svg:x="6.294cm" svg:y="1.288cm" svg:width="5.747cm" draw:z-index="141"><draw:text-box fo:min-height="4.255cm"><text:p text:style-name="P492">“<text:span text:style-name="T1461">Many of o</text:span>ur habits go against the grain of our true spiritual natures. Much of what we do is unnatural, abnormal and completely unnecessary, and until we can recognise this, we will continuously <text:span text:style-name="T1618">be causing </text:span>h<text:span text:style-name="T1289">arm</text:span> <text:span text:style-name="T1618">to </text:span>ourselves in ways that <text:span text:style-name="T1618">all too f</text:span>requently get blamed on God.” - Author</text:p></draw:text-box></draw:frame><text:span text:style-name="Strong_20_Emphasis"><text:span text:style-name="T185">But we have clearly reached a point in time, where the human ways of consumerism, competition and exploitation </text:span></text:span><text:span text:style-name="Strong_20_Emphasis"><text:span text:style-name="T635">are frequently recognised as just plain destructive and</text:span></text:span><text:span text:style-name="Strong_20_Emphasis"><text:span text:style-name="T185"> the cause of the </text:span></text:span><text:span text:style-name="Strong_20_Emphasis"><text:span text:style-name="T635">very </text:span></text:span><text:span text:style-name="Strong_20_Emphasis"><text:span text:style-name="T185">dangers that threaten any worthwhile future. The planet can no longer sustain or afford them.</text:span></text:span></text:p>
        <text:p text:style-name="P351"><text:span text:style-name="Strong_20_Emphasis"><text:span text:style-name="T185">The difficulty </text:span></text:span><text:span text:style-name="Strong_20_Emphasis"><text:span text:style-name="T635">lies in the deeply, powerful influence human civilisation, and the world in general </text:span></text:span><text:span text:style-name="Strong_20_Emphasis"><text:span text:style-name="T636">has on </text:span></text:span><text:span text:style-name="Strong_20_Emphasis"><text:span text:style-name="T687">each one of </text:span></text:span><text:span text:style-name="Strong_20_Emphasis"><text:span text:style-name="T636">us, almost from the moment of conception.</text:span></text:span><text:span text:style-name="Strong_20_Emphasis"><text:span text:style-name="T185"> </text:span></text:span><text:span text:style-name="Strong_20_Emphasis"><text:span text:style-name="T636">I</text:span></text:span><text:span text:style-name="Strong_20_Emphasis"><text:span text:style-name="T185">t rarely takes long before we learn to accept most of what we are told and taught as somehow normal. We accept that the meals we are </text:span></text:span><text:span text:style-name="Strong_20_Emphasis"><text:span text:style-name="T697">f</text:span></text:span><text:span text:style-name="Strong_20_Emphasis"><text:span text:style-name="T185">ed are somehow normal. We are taught </text:span></text:span></text:p>
        <text:p text:style-name="P380"><draw:frame draw:style-name="fr6" draw:name="Frame482" text:anchor-type="paragraph" svg:x="6.96cm" svg:y="4.904cm" svg:width="5.08cm" draw:z-index="462"><draw:text-box fo:min-height="3.129cm"><text:p text:style-name="P492">“<text:span text:style-name="T1405">I don't expect for anyone to agree with everything I've written here, but please don't make the mistake of using the parts you disagree with as reasons to oppose the parts you know in your heart of hearts you agree with</text:span>.” - Author</text:p></draw:text-box></draw:frame><text:span text:style-name="Strong_20_Emphasis"><text:span text:style-name="T185">to believe that animal derived foods are natural, normal and necessary. When someone comes along and challenges this notion, the natural reaction of most people will be to immediately guffaw at the challenge, and dismiss it as complete and utter nonsense, it will go against the grain of everything they consider to be common sense. If the challenge is persistent, causing people to stop and give this issue serious thought, the next common reaction is to find reasons why the</text:span></text:span><text:span text:style-name="Strong_20_Emphasis"><text:span text:style-name="T687">ir</text:span></text:span><text:span text:style-name="Strong_20_Emphasis"><text:span text:style-name="T185"> habits </text:span></text:span><text:span text:style-name="Strong_20_Emphasis"><text:span text:style-name="T687">are</text:span></text:span><text:span text:style-name="Strong_20_Emphasis"><text:span text:style-name="T185"> natural, normal and necessary. What few people will be able to realise, is that they will effectively be defending the honour of depravity and ugliness. By defending the myth of human omnivorism, one takes the stance that exploitation, unavoidable cruelty and brutal, bloody murder are all natural, normal and necessary. One makes it clear that one values murder more than mercy. </text:span></text:span></text:p>
        <text:p text:style-name="P323"><text:span text:style-name="Strong_20_Emphasis"><text:span text:style-name="T185">The role of the Eden Fruitarian, is to make </text:span></text:span><text:span text:style-name="Strong_20_Emphasis"><text:span text:style-name="T687">the opposite</text:span></text:span><text:span text:style-name="Strong_20_Emphasis"><text:span text:style-name="T185"> clear, that all life is sacred and that compassion is always infinitely more valuable than deliberate acts of cruelty and callous indifference to the lives of others. Who are we as human beings if we ignore, </text:span></text:span><text:span text:style-name="Strong_20_Emphasis"><text:span text:style-name="T361">indeed, encourage,</text:span></text:span><text:span text:style-name="Strong_20_Emphasis"><text:span text:style-name="T185"> the suffering of others?</text:span></text:span></text:p>
        <text:p text:style-name="P322"><text:span text:style-name="Strong_20_Emphasis"><text:span text:style-name="T1669">Mullah Nasruddin was asked to compare The Eden Fruitarian philosophy of life to that of the general public. “The difference,” he began “is that Eden Fruitarianism confronts the facts with honesty regardless of </text:span></text:span><text:span text:style-name="Strong_20_Emphasis"><text:span text:style-name="T1670">their</text:span></text:span><text:span text:style-name="Strong_20_Emphasis"><text:span text:style-name="T1669"> popularity, whereas the general consensus of the public is to embrace what's popular regardless of whether </text:span></text:span><text:span text:style-name="Strong_20_Emphasis"><text:span text:style-name="T1671">or not </text:span></text:span><text:span text:style-name="Strong_20_Emphasis"><text:span text:style-name="T1669">it's </text:span></text:span><text:span text:style-name="Strong_20_Emphasis"><text:span text:style-name="T1670">honest</text:span></text:span><text:span text:style-name="Strong_20_Emphasis"><text:span text:style-name="T1669">.” </text:span></text:span></text:p>
        <text:p text:style-name="P322"><draw:frame draw:style-name="fr6" draw:name="Frame334" text:anchor-type="paragraph" svg:x="7.728cm" svg:y="1.282cm" svg:width="4.313cm" draw:z-index="301"><draw:text-box fo:min-height="1.619cm"><text:p text:style-name="P492">“The longer positive change is delayed, the greater will be the <text:span text:style-name="T1462">sorrow</text:span> that the change was not made sooner.” - Author</text:p></draw:text-box></draw:frame><text:span text:style-name="Strong_20_Emphasis"><text:span text:style-name="T185">Most of our attitudes and habits stem primarily from our unquestioned, unchallenged upbringings.</text:span></text:span><text:span text:style-name="T184"> However, maturity should bring forth the knowledge that we can cho</text:span><text:span text:style-name="T817">o</text:span><text:span text:style-name="T184">se the attitudes we live by, that we are not bound by tradition, custom or habit. Sadly, this is a level of understanding that most people never attain.</text:span></text:p>
        <text:p text:style-name="P449">So please, and I'm well aware that I repeat myself <text:span text:style-name="T1462">here</text:span>, <text:span text:style-name="T1462">try not </text:span>t<text:span text:style-name="T1462">o</text:span> make the mistake of focusing on what you consider to be the ridiculousness of an Eden, <text:span text:style-name="T1462">one</text:span> you <text:span text:style-name="T1462">perhaps </text:span>believe </text:p>
        <text:p text:style-name="P673"><draw:frame draw:style-name="fr6" draw:name="Frame505" text:anchor-type="paragraph" svg:x="8.192cm" svg:y="1.245cm" svg:width="3.849cm" draw:z-index="459"><draw:text-box fo:min-height="2.217cm"><text:p text:style-name="P492">“<text:span text:style-name="T1589">Greater than the tread of mighty armies is an idea whose time has come</text:span>.” - <text:span text:style-name="T1589">Victor Hugo</text:span></text:p></draw:text-box></draw:frame>to be an unobtainable fantasy, and use <text:span text:style-name="T1462">that imagined ridiculousness </text:span>as an excuse to render null and void every other valid and worthy point of view I have suggested.</text:p>
        <text:p text:style-name="P383">Before I finish, because I'm truly itching to push this book aside, and forget writing for a while, I would just like to <text:span text:style-name="T1462">emphasise once more,</text:span> that although I realise many of my opinions are quite controversial, by sharing them with you it has never been my intention to offend anybody. Much as it may appear at times that I am being judgemental of people, I recognise the divine spark within us all, and if this has not been made clear it is always really only actions and deeds I am judging, not the people behind them. It is not my place to pass judgement on anybody, but if I see an inherent act of cruelty, I believe I have every right to point this out. By doing so, I am not in the least claiming perfection, far from it, but I do feel at times like that one eyed man.</text:p>
        <text:p text:style-name="P383"/>
        <text:p text:style-name="P459">Also by Mango:</text:p>
        <text:p text:style-name="P121"><text:span text:style-name="T1686">DESTINATION EDEN</text:span><text:span text:style-name="T12"><text:note-ref text:note-class="endnote" text:reference-format="text" text:ref-name="ftn2">2</text:note-ref></text:span></text:p>
        <text:p text:style-name="P522">(Eden Fruitarianism Explained)</text:p>
        <text:p text:style-name="P522"/>
        <text:p text:style-name="P141">DISCOVERING</text:p>
        <text:p text:style-name="P142">EDEN FRUITARIAN<text:span text:style-name="T1685">ISM</text:span></text:p>
        <text:p text:style-name="P140"><text:span text:style-name="T1685">AN AUTOBIOGRAPHY – VOLUME ONE</text:span><text:note text:id="ftn237" text:note-class="endnote"><text:note-citation>237</text:note-citation><text:note-body><text:p text:style-name="P665">Mango Wodzak, “<text:span text:style-name="T1689">Discovering Eden Fruitarianism</text:span>”, <text:span text:style-name="T93">fruitnut.net</text:span><text:span text:style-name="T14">,</text:span> <text:span text:style-name="T1690">Accessed 13 November, 2017, </text:span><text:a xlink:type="simple" xlink:href="http://www.fruitnut.net/autobiography" text:style-name="Internet_20_link" text:visited-style-name="Visited_20_Internet_20_Link"><text:span text:style-name="T1690">http://www.fruitnut.net/autobiography</text:span></text:a><text:span text:style-name="T1690"> </text:span></text:p></text:note-body></text:note></text:p>
        <text:p text:style-name="P131"/>
        <text:p text:style-name="P131"/>
        <text:p text:style-name="P131"/>
        <text:p text:style-name="P131">“<text:span text:style-name="T14">You are here to evolve and make your consciousness high. </text:span></text:p>
        <text:p text:style-name="P132">You are here to dance, sing and celebrate life. </text:p>
        <text:p text:style-name="P132">You are here to help others to make their life happy. </text:p>
        <text:p text:style-name="P132">We are here not to compete, but to learn, evolve and excel. </text:p>
        <text:p text:style-name="P132">We are not here to make divisions in the name of prophets and religions. </text:p>
        <text:p text:style-name="P131"><text:span text:style-name="T14">We are here to encompass the world with love and light</text:span>.”</text:p>
        <text:p text:style-name="P523">- <text:span text:style-name="T995">Amit Ray</text:span></text:p>
        <text:h text:style-name="P683" text:outline-level="2"><text:bookmark-start text:name="__RefHeading__30942_285925891"/>REFERENCES<text:bookmark-end text:name="__RefHeading__30942_285925891"/></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5" svg:font-family="'Times New Roman', serif"/>
    <style:font-face style:name="Liberation Serif1" svg:font-family="'Liberation Serif'" style:font-family-generic="roman"/>
    <style:font-face style:name="Times New Roman4" svg:font-family="'Times New Roman'" style:font-family-generic="roman"/>
    <style:font-face style:name="Linux Biolinum G" svg:font-family="'Linux Biolinum G'" style:font-pitch="variable"/>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imes New Roman3"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6" svg:font-family="'Times New Roman'"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solid" draw:fill-color="#e6e6e6" draw:opacity="100%"/>
      <style:paragraph-properties fo:margin-left="0cm" fo:margin-right="0cm" fo:margin-top="0cm" fo:margin-bottom="0cm" loext:contextual-spacing="false" fo:text-indent="0cm" style:auto-text-indent="false" fo:background-color="#e6e6e6" fo:padding="0.051cm" fo:border="0.06pt solid #000000" style:shadow="none">
        <style:tab-stops>
          <style:tab-stop style:position="17cm" style:type="right" style:leader-style="dotted" style:leader-text="."/>
        </style:tab-stops>
      </style:paragraph-properties>
      <style:text-properties fo:font-size="15pt"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shadow="none">
        <style:tab-stops>
          <style:tab-stop style:position="16.501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fo:font-style="italic"/>
    </style:style>
    <style:style style:name="Heading_20_1" style:display-name="Heading 1" style:family="paragraph" style:parent-style-name="Heading" style:next-style-name="Text_20_body" style:default-outline-level="1" style:class="text">
      <loext:graphic-properties draw:fill="solid" draw:fill-color="#e6e6e6" draw:opacity="100%"/>
      <style:paragraph-properties fo:margin-left="0cm" fo:margin-right="0cm" fo:margin-top="0cm" fo:margin-bottom="0cm" loext:contextual-spacing="false" fo:text-align="center" style:justify-single-word="false" fo:text-indent="0cm" style:auto-text-indent="false" fo:background-color="#e6e6e6" fo:padding="0.051cm" fo:border="0.06pt solid #000000" style:shadow="none">
        <style:tab-stops/>
      </style:paragraph-properties>
      <style:text-properties style:font-name="Times New Roman" fo:font-family="'Times New Roman'" style:font-style-name="Bold" style:font-family-generic="roman" style:font-pitch="variable" fo:font-size="19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cm" fo:margin-bottom="0.203cm" loext:contextual-spacing="false" fo:text-align="center" style:justify-single-word="false" fo:text-indent="0cm" style:auto-text-indent="false">
        <style:tab-stops/>
      </style:paragraph-properties>
      <style:text-properties style:font-name="Times New Roman1" fo:font-family="'Times New Roman'" style:font-style-name="Bold Italic" style:font-family-generic="roman" style:font-pitch="variable" fo:font-size="20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left="0.254cm" fo:margin-right="0cm" fo:margin-top="0cm" fo:margin-bottom="0.203cm" loext:contextual-spacing="false" fo:text-indent="0cm" style:auto-text-indent="false">
        <style:tab-stops/>
      </style:paragraph-properties>
      <style:text-properties style:font-name="Times New Roman1" fo:font-family="'Times New Roman'" style:font-style-name="Bold Italic" style:font-family-generic="roman"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508cm" fo:margin-right="0cm" fo:margin-top="0cm" fo:margin-bottom="0.203cm" loext:contextual-spacing="false" fo:text-indent="0cm" style:auto-text-indent="false">
        <style:tab-stops/>
      </style:paragraph-properties>
      <style:text-properties style:font-name="Times New Roman" fo:font-family="'Times New Roman'" style:font-style-name="Bold" style:font-family-generic="roman" style:font-pitch="variable" fo:font-size="11pt" fo:font-style="normal"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left="1.575cm" fo:margin-right="0cm" fo:margin-top="0cm" fo:margin-bottom="0.203cm" loext:contextual-spacing="false" fo:text-indent="0cm" style:auto-text-indent="false"/>
      <style:text-properties style:font-name="Times New Roman2" fo:font-family="'Times New Roman'" style:font-style-name="Italic" style:font-family-generic="roman"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5" style:display-name="Contents 5" style:family="paragraph" style:parent-style-name="Index" style:class="index">
      <style:paragraph-properties fo:margin-left="1.997cm" fo:margin-right="0cm" fo:text-indent="0cm" style:auto-text-indent="false">
        <style:tab-stops>
          <style:tab-stop style:position="10.245cm" style:type="right" style:leader-style="dotted" style:leader-text="."/>
        </style:tab-stops>
      </style:paragraph-properties>
      <style:text-properties fo:font-size="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index_20_1" style:display-name="index 1" style:family="paragraph" style:parent-style-name="Standard" style:next-style-name="Standard" style:default-outline-level="">
      <style:paragraph-properties fo:margin-left="0.423cm" fo:margin-right="0cm" fo:text-indent="-0.423cm" style:auto-text-indent="false"/>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Revision" style:family="paragraph" style:default-outline-level="">
      <style:paragraph-properties fo:text-align="start" style:justify-single-word="false" fo:orphans="2" fo:widows="2" fo:hyphenation-ladder-count="no-limit" style:punctuation-wrap="simple" style:writing-mode="lr-tb"/>
      <style:text-properties fo:color="#00000a" style:font-name="Times New Roman3" fo:font-family="'Times New Roman'" style:font-family-generic="roman" style:font-pitch="variable" fo:font-size="12pt" fo:language="en" fo:country="GB" style:font-name-asian="Wingdings" style:font-family-asian="Wingdings" style:font-family-generic-asian="system" style:font-pitch-asian="variable" style:font-size-asian="12pt" style:language-asian="zh" style:country-asian="CN" style:font-name-complex="Wingdings 2" style:font-family-complex="'Wingdings 2'" style:font-family-generic-complex="system" style:font-pitch-complex="variable" style:font-size-complex="12pt" style:language-complex="hi" style:country-complex="IN" fo:hyphenate="false" fo:hyphenation-remain-char-count="2" fo:hyphenation-push-char-count="2"/>
    </style:style>
    <style:style style:name="indent_5f_a_5f_pt5in" style:display-name="indent_a_pt5in" style:family="paragraph" style:parent-style-name="Standard" style:default-outline-level="">
      <style:paragraph-properties fo:margin-top="0.494cm" fo:margin-bottom="0.494cm" loext:contextual-spacing="false" fo:orphans="2" fo:widows="2" fo:hyphenation-ladder-count="no-limit"/>
      <style:text-properties fo:language="en" fo:country="US" style:font-name-asian="Times New Roman6" style:font-family-asian="'Times New Roman'" style:font-family-generic-asian="system" style:font-pitch-asian="variable" style:language-asian="en" style:country-asian="US" style:font-name-complex="Times New Roman6" style:font-family-complex="'Times New Roman'" style:font-family-generic-complex="system" style:font-pitch-complex="variable" style:language-complex="ar" style:country-complex="SA" fo:hyphenate="true" fo:hyphenation-remain-char-count="2" fo:hyphenation-push-char-count="2"/>
    </style:style>
    <style:style style:name="a" style:family="paragraph" style:parent-style-name="Standard" style:default-outline-level="">
      <style:paragraph-properties fo:margin-top="0.494cm" fo:margin-bottom="0.494cm" loext:contextual-spacing="false" fo:orphans="2" fo:widows="2" fo:hyphenation-ladder-count="no-limit"/>
      <style:text-properties fo:language="en" fo:country="US" style:font-name-asian="Times New Roman6" style:font-family-asian="'Times New Roman'" style:font-family-generic-asian="system" style:font-pitch-asian="variable" style:language-asian="en" style:country-asian="US" style:font-name-complex="Times New Roman6" style:font-family-complex="'Times New Roman'" style:font-family-generic-complex="system" style:font-pitch-complex="variable" style:language-complex="ar" style:country-complex="SA" fo:hyphenate="true" fo:hyphenation-remain-char-count="2" fo:hyphenation-push-char-count="2"/>
    </style:style>
    <style:style style:name="Document_20_Map" style:display-name="Document Map" style:family="paragraph" style:parent-style-name="Standard" style:default-outline-level="">
      <style:text-properties style:font-name="Lucida Grande" fo:font-family="'Lucida Grande'" style:font-family-generic="roman" style:font-pitch="variable"/>
    </style:style>
    <style:style style:name="Contents_20_9" style:display-name="Contents 9" style:family="paragraph" style:parent-style-name="Standard" style:next-style-name="Standard" style:default-outline-level="" style:class="index">
      <style:paragraph-properties fo:margin-left="3.104cm" fo:margin-right="0cm" fo:margin-top="0cm" fo:margin-bottom="0.176cm" loext:contextual-spacing="false" fo:line-height="108%" fo:orphans="2" fo:widows="2" fo:hyphenation-ladder-count="no-limit" fo:text-indent="0cm" style:auto-text-indent="false"/>
      <style:text-properties style:font-name="Calibri" fo:font-family="Calibri" style:font-family-generic="roman" style:font-pitch="variable" fo:font-size="11pt" fo:language="en" fo:country="US" style:font-name-asian="Times New Roman6" style:font-family-asian="'Times New Roman'" style:font-family-generic-asian="system" style:font-pitch-asian="variable" style:font-size-asian="11pt" style:language-asian="en" style:country-asian="US" style:font-name-complex="Times New Roman6"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Contents_20_8" style:display-name="Contents 8" style:family="paragraph" style:parent-style-name="Standard" style:next-style-name="Standard" style:default-outline-level="" style:class="index">
      <style:paragraph-properties fo:margin-left="2.716cm" fo:margin-right="0cm" fo:margin-top="0cm" fo:margin-bottom="0.176cm" loext:contextual-spacing="false" fo:line-height="108%" fo:orphans="2" fo:widows="2" fo:hyphenation-ladder-count="no-limit" fo:text-indent="0cm" style:auto-text-indent="false"/>
      <style:text-properties style:font-name="Calibri" fo:font-family="Calibri" style:font-family-generic="roman" style:font-pitch="variable" fo:font-size="11pt" fo:language="en" fo:country="US" style:font-name-asian="Times New Roman6" style:font-family-asian="'Times New Roman'" style:font-family-generic-asian="system" style:font-pitch-asian="variable" style:font-size-asian="11pt" style:language-asian="en" style:country-asian="US" style:font-name-complex="Times New Roman6"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Contents_20_7" style:display-name="Contents 7" style:family="paragraph" style:parent-style-name="Standard" style:next-style-name="Standard" style:default-outline-level="" style:class="index">
      <style:paragraph-properties fo:margin-left="2.328cm" fo:margin-right="0cm" fo:margin-top="0cm" fo:margin-bottom="0.176cm" loext:contextual-spacing="false" fo:line-height="108%" fo:orphans="2" fo:widows="2" fo:hyphenation-ladder-count="no-limit" fo:text-indent="0cm" style:auto-text-indent="false"/>
      <style:text-properties style:font-name="Calibri" fo:font-family="Calibri" style:font-family-generic="roman" style:font-pitch="variable" fo:font-size="11pt" fo:language="en" fo:country="US" style:font-name-asian="Times New Roman6" style:font-family-asian="'Times New Roman'" style:font-family-generic-asian="system" style:font-pitch-asian="variable" style:font-size-asian="11pt" style:language-asian="en" style:country-asian="US" style:font-name-complex="Times New Roman6"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Contents_20_6" style:display-name="Contents 6" style:family="paragraph" style:parent-style-name="Standard" style:next-style-name="Standard" style:default-outline-level="" style:class="index">
      <style:paragraph-properties fo:margin-left="1.94cm" fo:margin-right="0cm" fo:margin-top="0cm" fo:margin-bottom="0.176cm" loext:contextual-spacing="false" fo:line-height="108%" fo:orphans="2" fo:widows="2" fo:hyphenation-ladder-count="no-limit" fo:text-indent="0cm" style:auto-text-indent="false"/>
      <style:text-properties style:font-name="Calibri" fo:font-family="Calibri" style:font-family-generic="roman" style:font-pitch="variable" fo:font-size="11pt" fo:language="en" fo:country="US" style:font-name-asian="Times New Roman6" style:font-family-asian="'Times New Roman'" style:font-family-generic-asian="system" style:font-pitch-asian="variable" style:font-size-asian="11pt" style:language-asian="en" style:country-asian="US" style:font-name-complex="Times New Roman6"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Colorful_20_Shading_20_-_20_Accent_20_11" style:display-name="Colorful Shading - Accent 11" style:family="paragraph" style:default-outline-level="">
      <style:paragraph-properties fo:text-align="start" style:justify-single-word="false" fo:orphans="2" fo:widows="2" fo:hyphenation-ladder-count="no-limit" style:punctuation-wrap="simple" style:writing-mode="lr-tb"/>
      <style:text-properties fo:color="#00000a" style:font-name="Times New Roman3" fo:font-family="'Times New Roman'" style:font-family-generic="roman" style:font-pitch="variable" fo:font-size="12pt" fo:language="en" fo:country="GB" style:font-name-asian="Wingdings" style:font-family-asian="Wingdings"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Balloon_20_Text" style:display-name="Balloon Text" style:family="paragraph" style:parent-style-name="Standard" style:default-outline-level="">
      <style:text-properties style:font-name="Arial1" fo:font-family="Arial" style:font-family-generic="roman" style:font-pitch="variable" fo:font-size="9pt" style:font-size-asian="9pt" style:font-size-complex="8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annotation_20_text" style:display-name="annotation text" style:family="paragraph" style:parent-style-name="Standard" style:default-outline-level="">
      <style:text-properties fo:font-size="10pt" style:font-size-asian="10pt" style:font-size-complex="9pt"/>
    </style:style>
    <style:style style:name="endnote_20_text" style:display-name="endnote text" style:family="paragraph" style:parent-style-name="Standard" style:default-outline-level="">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footnote_20_text" style:display-name="footnote text" style:family="paragraph" style:parent-style-name="Standard" style:default-outline-level="">
      <style:paragraph-properties fo:margin-left="0.598cm" fo:margin-right="0cm" fo:text-indent="-0.598cm" style:auto-text-indent="false" text:number-lines="false" text:line-number="0"/>
      <style:text-properties fo:font-size="10pt" style:font-size-asian="10pt" style:font-size-complex="10pt"/>
    </style:style>
    <style:style style:name="toa_20_heading" style:display-name="toa heading" style:family="paragraph" style:parent-style-name="Heading" style:default-outline-level="">
      <style:paragraph-properties fo:margin-top="0cm" fo:margin-bottom="0cm" loext:contextual-spacing="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Title_20_Char" style:display-name="Title Char" style:family="text" style:parent-style-name="Default_20_Paragraph_20_Font">
      <style:text-properties style:font-name="Arial1" fo:font-family="Arial" style:font-family-generic="roman" style:font-pitch="variable" fo:font-size="18pt" fo:language="en" fo:country="GB" fo:font-weight="bold" style:font-name-asian="Symbol" style:font-family-asian="Symbol" style:font-family-generic-asian="system" style:font-pitch-asian="variable" style:font-size-asian="18pt" style:language-asian="zh" style:country-asian="CN" style:font-weight-asian="bold" style:font-name-complex="Wingdings 2" style:font-family-complex="'Wingdings 2'" style:font-family-generic-complex="system" style:font-pitch-complex="variable" style:font-size-complex="18pt" style:language-complex="hi" style:country-complex="IN" style:font-weight-complex="bold"/>
    </style:style>
    <style:style style:name="Subtitle_20_Char" style:display-name="Subtitle Char" style:family="text" style:parent-style-name="Default_20_Paragraph_20_Font">
      <style:text-properties style:font-name="Arial1" fo:font-family="Arial" style:font-family-generic="roman" style:font-pitch="variable" fo:font-size="14pt" fo:language="en" fo:country="GB" fo:font-style="italic" style:font-name-asian="Symbol" style:font-family-asian="Symbol" style:font-family-generic-asian="system" style:font-pitch-asian="variable" style:font-size-asian="14pt" style:language-asian="zh" style:country-asian="CN" style:font-style-asian="italic" style:font-name-complex="Wingdings 2" style:font-family-complex="'Wingdings 2'" style:font-family-generic-complex="system" style:font-pitch-complex="variable" style:font-size-complex="14pt" style:language-complex="hi" style:country-complex="IN" style:font-style-complex="italic"/>
    </style:style>
    <style:style style:name="Endnote_20_Text_20_Char" style:display-name="Endnote Text Char" style:family="text" style:parent-style-name="Default_20_Paragraph_20_Font">
      <style:text-properties fo:language="en" fo:country="GB" style:font-name-asian="Wingdings" style:font-family-asian="Wingdings" style:font-family-generic-asian="system" style:font-pitch-asian="variable" style:language-asian="zh" style:country-asian="CN" style:font-name-complex="Wingdings 2" style:font-family-complex="'Wingdings 2'" style:font-family-generic-complex="system" style:font-pitch-complex="variable" style:language-complex="hi" style:country-complex="IN"/>
    </style:style>
    <style:style style:name="Footer_20_Char" style:display-name="Footer Char" style:family="text" style:parent-style-name="Default_20_Paragraph_20_Font">
      <style:text-properties fo:font-size="12pt" fo:language="en" fo:country="GB" style:font-name-asian="Wingdings" style:font-family-asian="Wingdings" style:font-family-generic-asian="system" style:font-pitch-asian="variable" style:font-size-asian="12pt" style:language-asian="zh" style:country-asian="CN" style:font-name-complex="Wingdings 2" style:font-family-complex="'Wingdings 2'" style:font-family-generic-complex="system" style:font-pitch-complex="variable" style:font-size-complex="12pt" style:language-complex="hi" style:country-complex="IN"/>
    </style:style>
    <style:style style:name="Footnote_20_Text_20_Char" style:display-name="Footnote Text Char" style:family="text" style:parent-style-name="Default_20_Paragraph_20_Font">
      <style:text-properties fo:language="en" fo:country="GB" style:font-name-asian="Wingdings" style:font-family-asian="Wingdings" style:font-family-generic-asian="system" style:font-pitch-asian="variable" style:language-asian="zh" style:country-asian="CN" style:font-name-complex="Wingdings 2" style:font-family-complex="'Wingdings 2'" style:font-family-generic-complex="system" style:font-pitch-complex="variable" style:language-complex="hi" style:country-complex="IN"/>
    </style:style>
    <style:style style:name="Heading_20_9_20_Char" style:display-name="Heading 9 Char" style:family="text" style:parent-style-name="Default_20_Paragraph_20_Font">
      <style:text-properties style:font-name="Arial1" fo:font-family="Arial" style:font-family-generic="roman" style:font-pitch="variable" fo:font-size="10.5pt" fo:language="en" fo:country="GB" fo:font-weight="bold" style:font-name-asian="Symbol" style:font-family-asian="Symbol" style:font-family-generic-asian="system" style:font-pitch-asian="variable" style:font-size-asian="10.5pt" style:language-asian="zh" style:country-asian="CN" style:font-weight-asian="bold" style:font-name-complex="Wingdings 2" style:font-family-complex="'Wingdings 2'" style:font-family-generic-complex="system" style:font-pitch-complex="variable" style:font-size-complex="10.5pt" style:language-complex="hi" style:country-complex="IN" style:font-weight-complex="bold"/>
    </style:style>
    <style:style style:name="Heading_20_8_20_Char" style:display-name="Heading 8 Char" style:family="text" style:parent-style-name="Default_20_Paragraph_20_Font">
      <style:text-properties style:font-name="Arial1" fo:font-family="Arial" style:font-family-generic="roman" style:font-pitch="variable" fo:font-size="10.5pt" fo:language="en" fo:country="GB" fo:font-weight="bold" style:font-name-asian="Symbol" style:font-family-asian="Symbol" style:font-family-generic-asian="system" style:font-pitch-asian="variable" style:font-size-asian="10.5pt" style:language-asian="zh" style:country-asian="CN" style:font-weight-asian="bold" style:font-name-complex="Wingdings 2" style:font-family-complex="'Wingdings 2'" style:font-family-generic-complex="system" style:font-pitch-complex="variable" style:font-size-complex="10.5pt" style:language-complex="hi" style:country-complex="IN" style:font-weight-complex="bold"/>
    </style:style>
    <style:style style:name="Heading_20_7_20_Char" style:display-name="Heading 7 Char" style:family="text" style:parent-style-name="Default_20_Paragraph_20_Font">
      <style:text-properties style:font-name="Arial1" fo:font-family="Arial" style:font-family-generic="roman" style:font-pitch="variable" fo:font-size="10.5pt" fo:language="en" fo:country="GB" fo:font-weight="bold" style:font-name-asian="Symbol" style:font-family-asian="Symbol" style:font-family-generic-asian="system" style:font-pitch-asian="variable" style:font-size-asian="10.5pt" style:language-asian="zh" style:country-asian="CN" style:font-weight-asian="bold" style:font-name-complex="Wingdings 2" style:font-family-complex="'Wingdings 2'" style:font-family-generic-complex="system" style:font-pitch-complex="variable" style:font-size-complex="10.5pt" style:language-complex="hi" style:country-complex="IN" style:font-weight-complex="bold"/>
    </style:style>
    <style:style style:name="Heading_20_6_20_Char" style:display-name="Heading 6 Char" style:family="text" style:parent-style-name="Default_20_Paragraph_20_Font">
      <style:text-properties style:font-name="Arial1" fo:font-family="Arial" style:font-family-generic="roman" style:font-pitch="variable" fo:font-size="10.5pt" fo:language="en" fo:country="GB" fo:font-weight="bold" style:font-name-asian="Symbol" style:font-family-asian="Symbol" style:font-family-generic-asian="system" style:font-pitch-asian="variable" style:font-size-asian="10.5pt" style:language-asian="zh" style:country-asian="CN" style:font-weight-asian="bold" style:font-name-complex="Wingdings 2" style:font-family-complex="'Wingdings 2'" style:font-family-generic-complex="system" style:font-pitch-complex="variable" style:font-size-complex="10.5pt" style:language-complex="hi" style:country-complex="IN" style:font-weight-complex="bold"/>
    </style:style>
    <style:style style:name="Heading_20_5_20_Char" style:display-name="Heading 5 Char" style:family="text" style:parent-style-name="Default_20_Paragraph_20_Font">
      <style:text-properties fo:font-size="12pt" fo:language="en" fo:country="GB" fo:font-style="italic" style:font-name-asian="Symbol" style:font-family-asian="Symbol" style:font-family-generic-asian="system" style:font-pitch-asian="variable" style:font-size-asian="12pt" style:language-asian="zh" style:country-asian="CN" style:font-style-asian="italic" style:font-name-complex="Wingdings 2" style:font-family-complex="'Wingdings 2'" style:font-family-generic-complex="system" style:font-pitch-complex="variable" style:font-size-complex="12pt" style:language-complex="hi" style:country-complex="IN" style:font-weight-complex="bold"/>
    </style:style>
    <style:style style:name="Heading_20_4_20_Char" style:display-name="Heading 4 Char" style:family="text" style:parent-style-name="Default_20_Paragraph_20_Font">
      <style:text-properties fo:font-size="11pt" fo:language="en" fo:country="GB" fo:font-weight="bold" style:font-name-asian="Symbol" style:font-family-asian="Symbol" style:font-family-generic-asian="system" style:font-pitch-asian="variable" style:font-size-asian="11pt" style:language-asian="zh" style:country-asian="CN" style:font-weight-asian="bold" style:font-name-complex="Wingdings 2" style:font-family-complex="'Wingdings 2'" style:font-family-generic-complex="system" style:font-pitch-complex="variable" style:font-size-complex="12pt" style:language-complex="hi" style:country-complex="IN" style:font-style-complex="italic" style:font-weight-complex="bold"/>
    </style:style>
    <style:style style:name="Heading_20_3_20_Char" style:display-name="Heading 3 Char" style:family="text" style:parent-style-name="Default_20_Paragraph_20_Font">
      <style:text-properties fo:font-size="14pt" fo:language="en" fo:country="GB" fo:font-style="italic" fo:font-weight="bold" style:font-name-asian="Symbol" style:font-family-asian="Symbol" style:font-family-generic-asian="system" style:font-pitch-asian="variable" style:font-size-asian="14pt" style:language-asian="zh" style:country-asian="CN" style:font-style-asian="italic" style:font-weight-asian="bold" style:font-name-complex="Wingdings 2" style:font-family-complex="'Wingdings 2'" style:font-family-generic-complex="system" style:font-pitch-complex="variable" style:font-size-complex="14pt" style:language-complex="hi" style:country-complex="IN" style:font-weight-complex="bold"/>
    </style:style>
    <style:style style:name="Heading_20_2_20_Char" style:display-name="Heading 2 Char" style:family="text" style:parent-style-name="Default_20_Paragraph_20_Font">
      <style:text-properties fo:font-size="20pt" fo:language="en" fo:country="GB" fo:font-weight="bold" style:font-name-asian="Symbol" style:font-family-asian="Symbol" style:font-family-generic-asian="system" style:font-pitch-asian="variable" style:font-size-asian="20pt" style:language-asian="zh" style:country-asian="CN" style:font-weight-asian="bold" style:font-name-complex="Wingdings 2" style:font-family-complex="'Wingdings 2'" style:font-family-generic-complex="system" style:font-pitch-complex="variable" style:font-size-complex="14pt" style:language-complex="hi" style:country-complex="IN" style:font-style-complex="italic" style:font-weight-complex="bold"/>
    </style:style>
    <style:style style:name="Heading_20_1_20_Char" style:display-name="Heading 1 Char" style:family="text" style:parent-style-name="Default_20_Paragraph_20_Font">
      <style:text-properties fo:font-size="26.5pt" fo:language="en" fo:country="GB" fo:background-color="#e6e6e6" style:font-name-asian="Symbol" style:font-family-asian="Symbol" style:font-family-generic-asian="system" style:font-pitch-asian="variable" style:font-size-asian="26.5pt" style:language-asian="zh" style:country-asian="CN" style:font-name-complex="Wingdings 2" style:font-family-complex="'Wingdings 2'" style:font-family-generic-complex="system" style:font-pitch-complex="variable" style:font-size-complex="16pt" style:language-complex="hi" style:country-complex="IN"/>
    </style:style>
    <style:style style:name="Body_20_Text_20_Char" style:display-name="Body Text Char" style:family="text" style:parent-style-name="Default_20_Paragraph_20_Font">
      <style:text-properties fo:font-size="12pt" fo:language="en" fo:country="GB" style:font-name-asian="Wingdings" style:font-family-asian="Wingdings" style:font-family-generic-asian="system" style:font-pitch-asian="variable" style:font-size-asian="12pt" style:language-asian="zh" style:country-asian="CN" style:font-name-complex="Wingdings 2" style:font-family-complex="'Wingdings 2'" style:font-family-generic-complex="system" style:font-pitch-complex="variable" style:font-size-complex="12pt" style:language-complex="hi" style:country-complex="IN"/>
    </style:style>
    <style:style style:name="page_20_number" style:display-name="page number" style:family="text" style:parent-style-name="Default_20_Paragraph_20_Font"/>
    <style:style style:name="Header_20_Char" style:display-name="Header Char" style:family="text" style:parent-style-name="Default_20_Paragraph_20_Font">
      <style:text-properties fo:font-size="12pt" fo:language="en" fo:country="GB" style:font-name-asian="Wingdings" style:font-family-asian="Wingdings" style:font-family-generic-asian="system" style:font-pitch-asian="variable" style:font-size-asian="12pt" style:language-asian="zh" style:country-asian="CN" style:font-name-complex="Wingdings 2" style:font-family-complex="'Wingdings 2'" style:font-family-generic-complex="system" style:font-pitch-complex="variable" style:font-size-complex="12pt" style:language-complex="hi" style:country-complex="IN"/>
    </style:style>
    <style:style style:name="Document_20_Map_20_Char" style:display-name="Document Map Char" style:family="text">
      <style:text-properties style:font-name="Lucida Grande" fo:font-family="'Lucida Grande'" style:font-family-generic="roman" style:font-pitch="variable" fo:font-size="12pt" fo:language="en" fo:country="GB" style:font-name-asian="Wingdings" style:font-family-asian="Wingdings" style:font-family-generic-asian="system" style:font-pitch-asian="variable" style:font-size-asian="12pt" style:language-asian="zh" style:country-asian="CN" style:font-name-complex="Wingdings 2" style:font-family-complex="'Wingdings 2'" style:font-family-generic-complex="system" style:font-pitch-complex="variable" style:font-size-complex="12pt" style:language-complex="hi" style:country-complex="IN"/>
    </style:style>
    <style:style style:name="Balloon_20_Text_20_Char" style:display-name="Balloon Text Char" style:family="text">
      <style:text-properties style:font-name="Arial1" fo:font-family="Arial" style:font-family-generic="roman" style:font-pitch="variable" fo:font-size="9pt" fo:language="en" fo:country="GB" style:font-name-asian="Wingdings" style:font-family-asian="Wingdings" style:font-family-generic-asian="system" style:font-pitch-asian="variable" style:font-size-asian="9pt" style:language-asian="zh" style:country-asian="CN" style:font-name-complex="Wingdings 2" style:font-family-complex="'Wingdings 2'" style:font-family-generic-complex="system" style:font-pitch-complex="variable" style:font-size-complex="8pt" style:language-complex="hi" style:country-complex="IN"/>
    </style:style>
    <style:style style:name="Comment_20_Subject_20_Char" style:display-name="Comment Subject Char" style:family="text">
      <style:text-properties fo:language="en" fo:country="GB" fo:font-weight="bold" style:font-name-asian="Wingdings" style:font-family-asian="Wingdings" style:font-family-generic-asian="system" style:font-pitch-asian="variable" style:language-asian="zh" style:country-asian="CN" style:font-weight-asian="bold" style:font-name-complex="Wingdings 2" style:font-family-complex="'Wingdings 2'" style:font-family-generic-complex="system" style:font-pitch-complex="variable" style:font-size-complex="9pt" style:language-complex="hi" style:country-complex="IN" style:font-weight-complex="bold"/>
    </style:style>
    <style:style style:name="Comment_20_Text_20_Char" style:display-name="Comment Text Char" style:family="text">
      <style:text-properties fo:language="en" fo:country="GB" style:font-name-asian="Wingdings" style:font-family-asian="Wingdings" style:font-family-generic-asian="system" style:font-pitch-asian="variable" style:language-asian="zh" style:country-asian="CN" style:font-name-complex="Wingdings 2" style:font-family-complex="'Wingdings 2'" style:font-family-generic-complex="system" style:font-pitch-complex="variable" style:font-size-complex="9pt" style:language-complex="hi" style:country-complex="IN"/>
    </style:style>
    <style:style style:name="annotation_20_reference" style:display-name="annotation reference" style:family="text">
      <style:text-properties fo:font-size="8pt" style:font-size-asian="8pt" style:font-size-complex="8pt"/>
    </style:style>
    <style:style style:name="endnote_20_reference" style:display-name="endnote reference" style:family="text">
      <style:text-properties style:text-position="super 58%"/>
    </style:style>
    <style:style style:name="FollowedHyperlink" style:family="text">
      <style:text-properties fo:color="#800000" style:text-underline-style="solid" style:text-underline-width="auto" style:text-underline-color="font-color"/>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15.24cm" fo:page-height="22.86cm" style:num-format="1" style:print-orientation="portrait" fo:margin-top="1.041cm" fo:margin-bottom="1.245cm" fo:margin-left="1.905cm" fo:margin-right="1.295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2">
      <style:page-layout-properties fo:page-width="15.24cm" fo:page-height="22.86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15.24cm" fo:page-height="22.86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fo:background-color="#ffffff"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Endnote" style:page-layout-name="Mpm2"/>
    <style:master-page style:name="Footnote" style:page-layout-name="Mpm3">
      <style:footer>
        <text:p text:style-name="Footer"/>
      </style:footer>
    </style:master-page>
    <style:master-page style:name="HTML" style:page-layout-name="Mpm4"/>
    <style:master-page style:name="Converted39" style:page-layout-name="Mpm5"/>
    <style:master-page style:name="Converted41"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7T11:41:11.784000000</meta:creation-date>
    <meta:editing-duration>P8DT2H54M16S</meta:editing-duration>
    <meta:editing-cycles>44</meta:editing-cycles>
    <meta:generator>LibreOffice/6.0.2.1$Windows_X86_64 LibreOffice_project/f7f06a8f319e4b62f9bc5095aa112a65d2f3ac89</meta:generator>
    <dc:date>2018-03-19T03:20:09.483000000</dc:date>
    <meta:document-statistic meta:table-count="1" meta:image-count="0" meta:object-count="0" meta:page-count="388" meta:paragraph-count="2885" meta:word-count="155210" meta:character-count="910471" meta:non-whitespace-character-count="757429"/>
  </office:meta>
</office:document-meta>
</file>